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ahoma1" svg:font-family="Tahoma"/>
    <style:font-face style:name="Courier" svg:font-family="Courier" style:font-family-generic="modern"/>
    <style:font-face style:name="Courier New" svg:font-family="'Courier New'" style:font-family-generic="modern"/>
    <style:font-face style:name="Cumberland1" svg:font-family="Cumberland, 'Courier New'" style:font-family-generic="modern"/>
    <style:font-face style:name="Arial1" svg:font-family="Arial" style:font-family-generic="swiss"/>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ndale Sans UI1" svg:font-family="'Andale Sans UI', '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mons" svg:font-family="Timmons, 'Times New Roman'" style:font-family-generic="roman" style:font-pitch="variable"/>
    <style:font-face style:name="Albany1" svg:font-family="Albany" style:font-family-generic="swiss" style:font-pitch="variable"/>
    <style:font-face style:name="Albany" svg:font-family="Albany, Arial" style:font-family-generic="swiss" style:font-pitch="variable"/>
    <style:font-face style:name="Arial" svg:font-family="Arial" style:font-family-generic="swiss" style:font-pitch="variable"/>
  </office:font-face-decls>
  <office:automatic-styles>
    <style:style style:name="Table1" style:family="table">
      <style:table-properties style:width="16.505cm" table:align="left" style:writing-mode="lr-tb"/>
    </style:style>
    <style:style style:name="Table1.A" style:family="table-column">
      <style:table-column-properties style:column-width="4.124cm"/>
    </style:style>
    <style:style style:name="Table1.B" style:family="table-column">
      <style:table-column-properties style:column-width="4.126cm"/>
    </style:style>
    <style:style style:name="Table1.D" style:family="table-column">
      <style:table-column-properties style:column-width="4.131cm"/>
    </style:style>
    <style:style style:name="Table1.A1" style:family="table-cell">
      <style:table-cell-properties style:vertical-align="top" fo:padding="0.097cm" fo:border-left="0.002cm solid #000000" fo:border-right="none" fo:border-top="0.002cm solid #000000" fo:border-bottom="0.002cm solid #000000"/>
    </style:style>
    <style:style style:name="Table1.D1" style:family="table-cell">
      <style:table-cell-properties style:vertical-align="top" fo:padding="0.097cm" fo:border="0.002cm solid #000000"/>
    </style:style>
    <style:style style:name="Table1.A2" style:family="table-cell">
      <style:table-cell-properties style:vertical-align="top" fo:padding="0.097cm" fo:border-left="0.002cm solid #000000" fo:border-right="none" fo:border-top="none" fo:border-bottom="0.002cm solid #000000"/>
    </style:style>
    <style:style style:name="Table1.D2" style:family="table-cell">
      <style:table-cell-properties style:vertical-align="top" fo:padding="0.097cm" fo:border-left="0.002cm solid #000000" fo:border-right="0.002cm solid #000000" fo:border-top="none" fo:border-bottom="0.002cm solid #000000"/>
    </style:style>
    <style:style style:name="Table1.3" style:family="table-row">
      <style:table-row-properties style:row-height="0.101cm"/>
    </style:style>
    <style:style style:name="Table1.B7" style:family="table-cell">
      <style:table-cell-properties style:vertical-align="middle" fo:padding="0.097cm" fo:border-left="0.002cm solid #000000" fo:border-right="0.002cm solid #000000" fo:border-top="none" fo:border-bottom="0.002cm solid #000000"/>
    </style:style>
    <style:style style:name="Table2" style:family="table">
      <style:table-properties style:width="16.439cm" table:align="right" style:writing-mode="lr-tb"/>
    </style:style>
    <style:style style:name="Table2.A" style:family="table-column">
      <style:table-column-properties style:column-width="4.076cm"/>
    </style:style>
    <style:style style:name="Table2.B" style:family="table-column">
      <style:table-column-properties style:column-width="6.826cm"/>
    </style:style>
    <style:style style:name="Table2.C" style:family="table-column">
      <style:table-column-properties style:column-width="5.537cm"/>
    </style:style>
    <style:style style:name="Table2.A1" style:family="table-cell">
      <style:table-cell-properties style:vertical-align="top" fo:padding="0.097cm" fo:border-left="0.002cm solid #000000" fo:border-right="none" fo:border-top="0.002cm solid #000000" fo:border-bottom="0.002cm solid #000000"/>
    </style:style>
    <style:style style:name="Table2.C1" style:family="table-cell">
      <style:table-cell-properties style:vertical-align="top" fo:padding="0.097cm" fo:border="0.002cm solid #000000"/>
    </style:style>
    <style:style style:name="Table2.A2" style:family="table-cell">
      <style:table-cell-properties style:vertical-align="top" fo:padding="0.097cm" fo:border-left="0.002cm solid #000000" fo:border-right="none" fo:border-top="none" fo:border-bottom="0.002cm solid #000000"/>
    </style:style>
    <style:style style:name="Table2.C2" style:family="table-cell">
      <style:table-cell-properties style:vertical-align="top" fo:padding="0.097cm" fo:border-left="0.002cm solid #000000" fo:border-right="0.002cm solid #000000" fo:border-top="none" fo:border-bottom="0.002cm solid #000000"/>
    </style:style>
    <style:style style:name="Table3" style:family="table">
      <style:table-properties style:width="16.439cm" table:align="right" style:writing-mode="lr-tb"/>
    </style:style>
    <style:style style:name="Table3.A" style:family="table-column">
      <style:table-column-properties style:column-width="4.076cm"/>
    </style:style>
    <style:style style:name="Table3.B" style:family="table-column">
      <style:table-column-properties style:column-width="6.851cm"/>
    </style:style>
    <style:style style:name="Table3.C" style:family="table-column">
      <style:table-column-properties style:column-width="5.512cm"/>
    </style:style>
    <style:style style:name="Table3.A1" style:family="table-cell">
      <style:table-cell-properties style:vertical-align="top" fo:padding="0.097cm" fo:border-left="0.002cm solid #000000" fo:border-right="none" fo:border-top="0.002cm solid #000000" fo:border-bottom="0.002cm solid #000000"/>
    </style:style>
    <style:style style:name="Table3.C1" style:family="table-cell">
      <style:table-cell-properties style:vertical-align="top" fo:padding="0.097cm" fo:border="0.002cm solid #000000"/>
    </style:style>
    <style:style style:name="Table3.A2" style:family="table-cell">
      <style:table-cell-properties style:vertical-align="top" fo:padding="0.097cm" fo:border-left="0.002cm solid #000000" fo:border-right="none" fo:border-top="none" fo:border-bottom="0.002cm solid #000000"/>
    </style:style>
    <style:style style:name="Table3.C2" style:family="table-cell">
      <style:table-cell-properties style:vertical-align="top" fo:padding="0.097cm" fo:border-left="0.002cm solid #000000" fo:border-right="0.002cm solid #000000" fo:border-top="none" fo:border-bottom="0.002cm solid #000000"/>
    </style:style>
    <style:style style:name="Table3.12" style:family="table-row">
      <style:table-row-properties style:row-height="0.109cm"/>
    </style:style>
    <style:style style:name="Table4" style:family="table">
      <style:table-properties style:width="16.439cm" table:align="right" style:writing-mode="lr-tb"/>
    </style:style>
    <style:style style:name="Table4.A" style:family="table-column">
      <style:table-column-properties style:column-width="2.118cm"/>
    </style:style>
    <style:style style:name="Table4.B" style:family="table-column">
      <style:table-column-properties style:column-width="10.474cm"/>
    </style:style>
    <style:style style:name="Table4.C" style:family="table-column">
      <style:table-column-properties style:column-width="1.459cm"/>
    </style:style>
    <style:style style:name="Table4.D" style:family="table-column">
      <style:table-column-properties style:column-width="2.388cm"/>
    </style:style>
    <style:style style:name="Table4.A1" style:family="table-cell">
      <style:table-cell-properties style:vertical-align="top" fo:padding="0.097cm" fo:border-left="0.002cm solid #000000" fo:border-right="none" fo:border-top="0.002cm solid #000000" fo:border-bottom="0.002cm solid #000000"/>
    </style:style>
    <style:style style:name="Table4.D1" style:family="table-cell">
      <style:table-cell-properties style:vertical-align="top" fo:padding="0.097cm" fo:border="0.002cm solid #000000"/>
    </style:style>
    <style:style style:name="Table4.A2" style:family="table-cell">
      <style:table-cell-properties style:vertical-align="top" fo:padding="0.097cm" fo:border-left="0.002cm solid #000000" fo:border-right="none" fo:border-top="none" fo:border-bottom="0.002cm solid #000000"/>
    </style:style>
    <style:style style:name="Table4.D2" style:family="table-cell">
      <style:table-cell-properties style:vertical-align="top" fo:padding="0.097cm" fo:border-left="0.002cm solid #000000" fo:border-right="0.002cm solid #000000" fo:border-top="none" fo:border-bottom="0.002cm solid #000000"/>
    </style:style>
    <style:style style:name="Table4.A16" style:family="table-cell" style:data-style-name="N100">
      <style:table-cell-properties style:vertical-align="top" fo:padding="0.097cm" fo:border-left="0.002cm solid #000000" fo:border-right="none" fo:border-top="none" fo:border-bottom="0.002cm solid #000000"/>
    </style:style>
    <style:style style:name="Table6" style:family="table">
      <style:table-properties style:width="16.514cm" table:align="left" style:writing-mode="lr-tb"/>
    </style:style>
    <style:style style:name="Table6.A" style:family="table-column">
      <style:table-column-properties style:column-width="4.124cm"/>
    </style:style>
    <style:style style:name="Table6.B" style:family="table-column">
      <style:table-column-properties style:column-width="1.326cm"/>
    </style:style>
    <style:style style:name="Table6.C" style:family="table-column">
      <style:table-column-properties style:column-width="11.063cm"/>
    </style:style>
    <style:style style:name="Table6.A1" style:family="table-cell">
      <style:table-cell-properties style:vertical-align="top" fo:padding="0.097cm" fo:border-left="0.002cm solid #000000" fo:border-right="none" fo:border-top="0.002cm solid #000000" fo:border-bottom="0.002cm solid #000000"/>
    </style:style>
    <style:style style:name="Table6.C1" style:family="table-cell">
      <style:table-cell-properties style:vertical-align="top" fo:padding="0.097cm" fo:border="0.002cm solid #000000"/>
    </style:style>
    <style:style style:name="Table6.A2" style:family="table-cell">
      <style:table-cell-properties style:vertical-align="top" fo:padding="0.097cm" fo:border-left="0.002cm solid #000000" fo:border-right="none" fo:border-top="none" fo:border-bottom="0.002cm solid #000000"/>
    </style:style>
    <style:style style:name="Table6.C2" style:family="table-cell">
      <style:table-cell-properties style:vertical-align="top" fo:padding="0.097cm" fo:border-left="0.002cm solid #000000" fo:border-right="0.002cm solid #000000" fo:border-top="none" fo:border-bottom="0.002cm solid #000000"/>
    </style:style>
    <style:style style:name="Table7" style:family="table">
      <style:table-properties style:width="16.514cm" table:align="left" style:writing-mode="lr-tb"/>
    </style:style>
    <style:style style:name="Table7.A" style:family="table-column">
      <style:table-column-properties style:column-width="4.124cm"/>
    </style:style>
    <style:style style:name="Table7.B" style:family="table-column">
      <style:table-column-properties style:column-width="1.326cm"/>
    </style:style>
    <style:style style:name="Table7.C" style:family="table-column">
      <style:table-column-properties style:column-width="11.063cm"/>
    </style:style>
    <style:style style:name="Table7.A1" style:family="table-cell">
      <style:table-cell-properties style:vertical-align="top" fo:padding="0.097cm" fo:border-left="0.002cm solid #000000" fo:border-right="none" fo:border-top="0.002cm solid #000000" fo:border-bottom="0.002cm solid #000000"/>
    </style:style>
    <style:style style:name="Table7.C1" style:family="table-cell">
      <style:table-cell-properties style:vertical-align="top" fo:padding="0.097cm" fo:border="0.002cm solid #000000"/>
    </style:style>
    <style:style style:name="Table7.A2" style:family="table-cell">
      <style:table-cell-properties style:vertical-align="top" fo:padding="0.097cm" fo:border-left="0.002cm solid #000000" fo:border-right="none" fo:border-top="none" fo:border-bottom="0.002cm solid #000000"/>
    </style:style>
    <style:style style:name="Table7.C2" style:family="table-cell">
      <style:table-cell-properties style:vertical-align="top" fo:padding="0.097cm" fo:border-left="0.002cm solid #000000" fo:border-right="0.002cm solid #000000" fo:border-top="none" fo:border-bottom="0.002cm solid #000000"/>
    </style:style>
    <style:style style:name="Table8" style:family="table">
      <style:table-properties style:width="16.514cm" table:align="left" style:writing-mode="lr-tb"/>
    </style:style>
    <style:style style:name="Table8.A" style:family="table-column">
      <style:table-column-properties style:column-width="4.124cm"/>
    </style:style>
    <style:style style:name="Table8.B" style:family="table-column">
      <style:table-column-properties style:column-width="1.326cm"/>
    </style:style>
    <style:style style:name="Table8.C" style:family="table-column">
      <style:table-column-properties style:column-width="11.063cm"/>
    </style:style>
    <style:style style:name="Table8.A1" style:family="table-cell">
      <style:table-cell-properties style:vertical-align="top" fo:padding="0.097cm" fo:border-left="0.002cm solid #000000" fo:border-right="none" fo:border-top="0.002cm solid #000000" fo:border-bottom="0.002cm solid #000000"/>
    </style:style>
    <style:style style:name="Table8.C1" style:family="table-cell">
      <style:table-cell-properties style:vertical-align="top" fo:padding="0.097cm" fo:border="0.002cm solid #000000"/>
    </style:style>
    <style:style style:name="Table8.A2" style:family="table-cell">
      <style:table-cell-properties style:vertical-align="top" fo:padding="0.097cm" fo:border-left="0.002cm solid #000000" fo:border-right="none" fo:border-top="none" fo:border-bottom="0.002cm solid #000000"/>
    </style:style>
    <style:style style:name="Table8.C2" style:family="table-cell">
      <style:table-cell-properties style:vertical-align="top" fo:padding="0.097cm" fo:border-left="0.002cm solid #000000" fo:border-right="0.002cm solid #000000" fo:border-top="none" fo:border-bottom="0.002cm solid #000000"/>
    </style:style>
    <style:style style:name="Table9" style:family="table">
      <style:table-properties style:width="16.514cm" table:align="left" style:writing-mode="lr-tb"/>
    </style:style>
    <style:style style:name="Table9.A" style:family="table-column">
      <style:table-column-properties style:column-width="4.124cm"/>
    </style:style>
    <style:style style:name="Table9.B" style:family="table-column">
      <style:table-column-properties style:column-width="1.326cm"/>
    </style:style>
    <style:style style:name="Table9.C" style:family="table-column">
      <style:table-column-properties style:column-width="11.063cm"/>
    </style:style>
    <style:style style:name="Table9.A1" style:family="table-cell">
      <style:table-cell-properties style:vertical-align="top" fo:padding="0.097cm" fo:border-left="0.002cm solid #000000" fo:border-right="none" fo:border-top="0.002cm solid #000000" fo:border-bottom="0.002cm solid #000000"/>
    </style:style>
    <style:style style:name="Table9.C1" style:family="table-cell">
      <style:table-cell-properties style:vertical-align="top" fo:padding="0.097cm" fo:border="0.002cm solid #000000"/>
    </style:style>
    <style:style style:name="Table9.A2" style:family="table-cell">
      <style:table-cell-properties style:vertical-align="top" fo:padding="0.097cm" fo:border-left="0.002cm solid #000000" fo:border-right="none" fo:border-top="none" fo:border-bottom="0.002cm solid #000000"/>
    </style:style>
    <style:style style:name="Table9.C2" style:family="table-cell">
      <style:table-cell-properties style:vertical-align="top" fo:padding="0.097cm" fo:border-left="0.002cm solid #000000" fo:border-right="0.002cm solid #000000" fo:border-top="none" fo:border-bottom="0.002cm solid #000000"/>
    </style:style>
    <style:style style:name="Table10" style:family="table">
      <style:table-properties style:width="16.514cm" table:align="left" style:writing-mode="lr-tb"/>
    </style:style>
    <style:style style:name="Table10.A" style:family="table-column">
      <style:table-column-properties style:column-width="4.124cm"/>
    </style:style>
    <style:style style:name="Table10.B" style:family="table-column">
      <style:table-column-properties style:column-width="1.326cm"/>
    </style:style>
    <style:style style:name="Table10.C" style:family="table-column">
      <style:table-column-properties style:column-width="11.063cm"/>
    </style:style>
    <style:style style:name="Table10.A1" style:family="table-cell">
      <style:table-cell-properties style:vertical-align="top" fo:padding="0.097cm" fo:border-left="0.002cm solid #000000" fo:border-right="none" fo:border-top="0.002cm solid #000000" fo:border-bottom="0.002cm solid #000000"/>
    </style:style>
    <style:style style:name="Table10.C1" style:family="table-cell">
      <style:table-cell-properties style:vertical-align="top" fo:padding="0.097cm" fo:border="0.002cm solid #000000"/>
    </style:style>
    <style:style style:name="Table10.A2" style:family="table-cell">
      <style:table-cell-properties style:vertical-align="top" fo:padding="0.097cm" fo:border-left="0.002cm solid #000000" fo:border-right="none" fo:border-top="none" fo:border-bottom="0.002cm solid #000000"/>
    </style:style>
    <style:style style:name="Table10.C2" style:family="table-cell">
      <style:table-cell-properties style:vertical-align="top" fo:padding="0.097cm" fo:border-left="0.002cm solid #000000" fo:border-right="0.002cm solid #000000" fo:border-top="none" fo:border-bottom="0.002cm solid #000000"/>
    </style:style>
    <style:style style:name="Table11" style:family="table">
      <style:table-properties style:width="16.514cm" table:align="left" style:writing-mode="lr-tb"/>
    </style:style>
    <style:style style:name="Table11.A" style:family="table-column">
      <style:table-column-properties style:column-width="4.124cm"/>
    </style:style>
    <style:style style:name="Table11.B" style:family="table-column">
      <style:table-column-properties style:column-width="1.326cm"/>
    </style:style>
    <style:style style:name="Table11.C" style:family="table-column">
      <style:table-column-properties style:column-width="11.063cm"/>
    </style:style>
    <style:style style:name="Table11.A1" style:family="table-cell">
      <style:table-cell-properties style:vertical-align="top" fo:padding="0.097cm" fo:border-left="0.002cm solid #000000" fo:border-right="none" fo:border-top="0.002cm solid #000000" fo:border-bottom="0.002cm solid #000000"/>
    </style:style>
    <style:style style:name="Table11.C1" style:family="table-cell">
      <style:table-cell-properties style:vertical-align="top" fo:padding="0.097cm" fo:border="0.002cm solid #000000"/>
    </style:style>
    <style:style style:name="Table11.A2" style:family="table-cell">
      <style:table-cell-properties style:vertical-align="top" fo:padding="0.097cm" fo:border-left="0.002cm solid #000000" fo:border-right="none" fo:border-top="none" fo:border-bottom="0.002cm solid #000000"/>
    </style:style>
    <style:style style:name="Table11.C2" style:family="table-cell">
      <style:table-cell-properties style:vertical-align="top" fo:padding="0.097cm" fo:border-left="0.002cm solid #000000" fo:border-right="0.002cm solid #000000" fo:border-top="none" fo:border-bottom="0.002cm solid #000000"/>
    </style:style>
    <style:style style:name="Table12" style:family="table">
      <style:table-properties style:width="16.526cm" table:align="left" style:writing-mode="lr-tb"/>
    </style:style>
    <style:style style:name="Table12.A" style:family="table-column">
      <style:table-column-properties style:column-width="4.124cm"/>
    </style:style>
    <style:style style:name="Table12.B" style:family="table-column">
      <style:table-column-properties style:column-width="1.341cm"/>
    </style:style>
    <style:style style:name="Table12.C" style:family="table-column">
      <style:table-column-properties style:column-width="11.061cm"/>
    </style:style>
    <style:style style:name="Table12.A1" style:family="table-cell">
      <style:table-cell-properties style:vertical-align="top" fo:padding="0.097cm" fo:border-left="0.002cm solid #000000" fo:border-right="none" fo:border-top="0.002cm solid #000000" fo:border-bottom="0.002cm solid #000000"/>
    </style:style>
    <style:style style:name="Table12.C1" style:family="table-cell">
      <style:table-cell-properties style:vertical-align="top" fo:padding="0.097cm" fo:border="0.002cm solid #000000"/>
    </style:style>
    <style:style style:name="Table12.A2" style:family="table-cell">
      <style:table-cell-properties style:vertical-align="top" fo:padding="0.097cm" fo:border-left="0.002cm solid #000000" fo:border-right="none" fo:border-top="none" fo:border-bottom="0.002cm solid #000000"/>
    </style:style>
    <style:style style:name="Table12.C2" style:family="table-cell">
      <style:table-cell-properties style:vertical-align="top" fo:padding="0.097cm" fo:border-left="0.002cm solid #000000" fo:border-right="0.002cm solid #000000" fo:border-top="none" fo:border-bottom="0.002cm solid #000000"/>
    </style:style>
    <style:style style:name="Table13" style:family="table">
      <style:table-properties style:width="16.514cm" table:align="left" style:writing-mode="lr-tb"/>
    </style:style>
    <style:style style:name="Table13.A" style:family="table-column">
      <style:table-column-properties style:column-width="4.124cm"/>
    </style:style>
    <style:style style:name="Table13.B" style:family="table-column">
      <style:table-column-properties style:column-width="1.326cm"/>
    </style:style>
    <style:style style:name="Table13.C" style:family="table-column">
      <style:table-column-properties style:column-width="11.063cm"/>
    </style:style>
    <style:style style:name="Table13.A1" style:family="table-cell">
      <style:table-cell-properties style:vertical-align="top" fo:padding="0.097cm" fo:border-left="0.002cm solid #000000" fo:border-right="none" fo:border-top="0.002cm solid #000000" fo:border-bottom="0.002cm solid #000000"/>
    </style:style>
    <style:style style:name="Table13.C1" style:family="table-cell">
      <style:table-cell-properties style:vertical-align="top" fo:padding="0.097cm" fo:border="0.002cm solid #000000"/>
    </style:style>
    <style:style style:name="Table13.A2" style:family="table-cell">
      <style:table-cell-properties style:vertical-align="top" fo:padding="0.097cm" fo:border-left="0.002cm solid #000000" fo:border-right="none" fo:border-top="none" fo:border-bottom="0.002cm solid #000000"/>
    </style:style>
    <style:style style:name="Table13.C2" style:family="table-cell">
      <style:table-cell-properties style:vertical-align="top" fo:padding="0.097cm" fo:border-left="0.002cm solid #000000" fo:border-right="0.002cm solid #000000" fo:border-top="none" fo:border-bottom="0.002cm solid #000000"/>
    </style:style>
    <style:style style:name="Table14" style:family="table">
      <style:table-properties style:width="16.514cm" table:align="left" style:writing-mode="lr-tb"/>
    </style:style>
    <style:style style:name="Table14.A" style:family="table-column">
      <style:table-column-properties style:column-width="4.124cm"/>
    </style:style>
    <style:style style:name="Table14.B" style:family="table-column">
      <style:table-column-properties style:column-width="1.326cm"/>
    </style:style>
    <style:style style:name="Table14.C" style:family="table-column">
      <style:table-column-properties style:column-width="11.063cm"/>
    </style:style>
    <style:style style:name="Table14.A1" style:family="table-cell">
      <style:table-cell-properties style:vertical-align="top" fo:padding="0.097cm" fo:border-left="0.002cm solid #000000" fo:border-right="none" fo:border-top="0.002cm solid #000000" fo:border-bottom="0.002cm solid #000000"/>
    </style:style>
    <style:style style:name="Table14.C1" style:family="table-cell">
      <style:table-cell-properties style:vertical-align="top" fo:padding="0.097cm" fo:border="0.002cm solid #000000"/>
    </style:style>
    <style:style style:name="Table14.A2" style:family="table-cell">
      <style:table-cell-properties style:vertical-align="top" fo:padding="0.097cm" fo:border-left="0.002cm solid #000000" fo:border-right="none" fo:border-top="none" fo:border-bottom="0.002cm solid #000000"/>
    </style:style>
    <style:style style:name="Table14.C2" style:family="table-cell">
      <style:table-cell-properties style:vertical-align="top" fo:padding="0.097cm" fo:border-left="0.002cm solid #000000" fo:border-right="0.002cm solid #000000" fo:border-top="none" fo:border-bottom="0.002cm solid #000000"/>
    </style:style>
    <style:style style:name="Table15" style:family="table">
      <style:table-properties style:width="16.514cm" table:align="left" style:writing-mode="lr-tb"/>
    </style:style>
    <style:style style:name="Table15.A" style:family="table-column">
      <style:table-column-properties style:column-width="4.124cm"/>
    </style:style>
    <style:style style:name="Table15.B" style:family="table-column">
      <style:table-column-properties style:column-width="1.326cm"/>
    </style:style>
    <style:style style:name="Table15.C" style:family="table-column">
      <style:table-column-properties style:column-width="11.063cm"/>
    </style:style>
    <style:style style:name="Table15.A1" style:family="table-cell">
      <style:table-cell-properties style:vertical-align="top" fo:padding="0.097cm" fo:border-left="0.002cm solid #000000" fo:border-right="none" fo:border-top="0.002cm solid #000000" fo:border-bottom="0.002cm solid #000000"/>
    </style:style>
    <style:style style:name="Table15.C1" style:family="table-cell">
      <style:table-cell-properties style:vertical-align="top" fo:padding="0.097cm" fo:border="0.002cm solid #000000"/>
    </style:style>
    <style:style style:name="Table15.A2" style:family="table-cell">
      <style:table-cell-properties style:vertical-align="top" fo:padding="0.097cm" fo:border-left="0.002cm solid #000000" fo:border-right="none" fo:border-top="none" fo:border-bottom="0.002cm solid #000000"/>
    </style:style>
    <style:style style:name="Table15.C2" style:family="table-cell">
      <style:table-cell-properties style:vertical-align="top" fo:padding="0.097cm" fo:border-left="0.002cm solid #000000" fo:border-right="0.002cm solid #000000" fo:border-top="none" fo:border-bottom="0.002cm solid #000000"/>
    </style:style>
    <style:style style:name="Table16" style:family="table">
      <style:table-properties style:width="16.514cm" table:align="left" style:writing-mode="lr-tb"/>
    </style:style>
    <style:style style:name="Table16.A" style:family="table-column">
      <style:table-column-properties style:column-width="4.124cm"/>
    </style:style>
    <style:style style:name="Table16.B" style:family="table-column">
      <style:table-column-properties style:column-width="1.326cm"/>
    </style:style>
    <style:style style:name="Table16.C" style:family="table-column">
      <style:table-column-properties style:column-width="11.063cm"/>
    </style:style>
    <style:style style:name="Table16.A1" style:family="table-cell">
      <style:table-cell-properties style:vertical-align="top" fo:padding="0.097cm" fo:border-left="0.002cm solid #000000" fo:border-right="none" fo:border-top="0.002cm solid #000000" fo:border-bottom="0.002cm solid #000000"/>
    </style:style>
    <style:style style:name="Table16.C1" style:family="table-cell">
      <style:table-cell-properties style:vertical-align="top" fo:padding="0.097cm" fo:border="0.002cm solid #000000"/>
    </style:style>
    <style:style style:name="Table16.A2" style:family="table-cell">
      <style:table-cell-properties style:vertical-align="top" fo:padding="0.097cm" fo:border-left="0.002cm solid #000000" fo:border-right="none" fo:border-top="none" fo:border-bottom="0.002cm solid #000000"/>
    </style:style>
    <style:style style:name="Table16.C2" style:family="table-cell">
      <style:table-cell-properties style:vertical-align="top" fo:padding="0.097cm" fo:border-left="0.002cm solid #000000" fo:border-right="0.002cm solid #000000" fo:border-top="none" fo:border-bottom="0.002cm solid #000000"/>
    </style:style>
    <style:style style:name="Table17" style:family="table">
      <style:table-properties style:width="16.514cm" table:align="left" style:writing-mode="lr-tb"/>
    </style:style>
    <style:style style:name="Table17.A" style:family="table-column">
      <style:table-column-properties style:column-width="4.124cm"/>
    </style:style>
    <style:style style:name="Table17.B" style:family="table-column">
      <style:table-column-properties style:column-width="1.326cm"/>
    </style:style>
    <style:style style:name="Table17.C" style:family="table-column">
      <style:table-column-properties style:column-width="11.063cm"/>
    </style:style>
    <style:style style:name="Table17.A1" style:family="table-cell">
      <style:table-cell-properties style:vertical-align="top" fo:padding="0.097cm" fo:border-left="0.002cm solid #000000" fo:border-right="none" fo:border-top="0.002cm solid #000000" fo:border-bottom="0.002cm solid #000000"/>
    </style:style>
    <style:style style:name="Table17.C1" style:family="table-cell">
      <style:table-cell-properties style:vertical-align="top" fo:padding="0.097cm" fo:border="0.002cm solid #000000"/>
    </style:style>
    <style:style style:name="Table17.A2" style:family="table-cell">
      <style:table-cell-properties style:vertical-align="top" fo:padding="0.097cm" fo:border-left="0.002cm solid #000000" fo:border-right="none" fo:border-top="none" fo:border-bottom="0.002cm solid #000000"/>
    </style:style>
    <style:style style:name="Table17.C2" style:family="table-cell">
      <style:table-cell-properties style:vertical-align="top" fo:padding="0.097cm" fo:border-left="0.002cm solid #000000" fo:border-right="0.002cm solid #000000" fo:border-top="none" fo:border-bottom="0.002cm solid #000000"/>
    </style:style>
    <style:style style:name="Table18" style:family="table">
      <style:table-properties style:width="16.514cm" table:align="left" style:writing-mode="lr-tb"/>
    </style:style>
    <style:style style:name="Table18.A" style:family="table-column">
      <style:table-column-properties style:column-width="4.124cm"/>
    </style:style>
    <style:style style:name="Table18.B" style:family="table-column">
      <style:table-column-properties style:column-width="1.326cm"/>
    </style:style>
    <style:style style:name="Table18.C" style:family="table-column">
      <style:table-column-properties style:column-width="11.063cm"/>
    </style:style>
    <style:style style:name="Table18.A1" style:family="table-cell">
      <style:table-cell-properties style:vertical-align="top" fo:padding="0.097cm" fo:border-left="0.002cm solid #000000" fo:border-right="none" fo:border-top="0.002cm solid #000000" fo:border-bottom="0.002cm solid #000000"/>
    </style:style>
    <style:style style:name="Table18.C1" style:family="table-cell">
      <style:table-cell-properties style:vertical-align="top" fo:padding="0.097cm" fo:border="0.002cm solid #000000"/>
    </style:style>
    <style:style style:name="Table18.A2" style:family="table-cell">
      <style:table-cell-properties style:vertical-align="top" fo:padding="0.097cm" fo:border-left="0.002cm solid #000000" fo:border-right="none" fo:border-top="none" fo:border-bottom="0.002cm solid #000000"/>
    </style:style>
    <style:style style:name="Table18.C2" style:family="table-cell">
      <style:table-cell-properties style:vertical-align="top" fo:padding="0.097cm" fo:border-left="0.002cm solid #000000" fo:border-right="0.002cm solid #000000" fo:border-top="none" fo:border-bottom="0.002cm solid #000000"/>
    </style:style>
    <style:style style:name="Table19" style:family="table">
      <style:table-properties style:width="16.514cm" table:align="left" style:writing-mode="lr-tb"/>
    </style:style>
    <style:style style:name="Table19.A" style:family="table-column">
      <style:table-column-properties style:column-width="4.124cm"/>
    </style:style>
    <style:style style:name="Table19.B" style:family="table-column">
      <style:table-column-properties style:column-width="1.326cm"/>
    </style:style>
    <style:style style:name="Table19.C" style:family="table-column">
      <style:table-column-properties style:column-width="11.063cm"/>
    </style:style>
    <style:style style:name="Table19.A1" style:family="table-cell">
      <style:table-cell-properties style:vertical-align="top" fo:padding="0.097cm" fo:border-left="0.002cm solid #000000" fo:border-right="none" fo:border-top="0.002cm solid #000000" fo:border-bottom="0.002cm solid #000000"/>
    </style:style>
    <style:style style:name="Table19.C1" style:family="table-cell">
      <style:table-cell-properties style:vertical-align="top" fo:padding="0.097cm" fo:border="0.002cm solid #000000"/>
    </style:style>
    <style:style style:name="Table19.A2" style:family="table-cell">
      <style:table-cell-properties style:vertical-align="top" fo:padding="0.097cm" fo:border-left="0.002cm solid #000000" fo:border-right="none" fo:border-top="none" fo:border-bottom="0.002cm solid #000000"/>
    </style:style>
    <style:style style:name="Table19.C2" style:family="table-cell">
      <style:table-cell-properties style:vertical-align="top" fo:padding="0.097cm" fo:border-left="0.002cm solid #000000" fo:border-right="0.002cm solid #000000" fo:border-top="none" fo:border-bottom="0.002cm solid #000000"/>
    </style:style>
    <style:style style:name="Table20" style:family="table">
      <style:table-properties style:width="16.514cm" table:align="left" style:writing-mode="lr-tb"/>
    </style:style>
    <style:style style:name="Table20.A" style:family="table-column">
      <style:table-column-properties style:column-width="4.124cm"/>
    </style:style>
    <style:style style:name="Table20.B" style:family="table-column">
      <style:table-column-properties style:column-width="1.326cm"/>
    </style:style>
    <style:style style:name="Table20.C" style:family="table-column">
      <style:table-column-properties style:column-width="11.063cm"/>
    </style:style>
    <style:style style:name="Table20.A1" style:family="table-cell">
      <style:table-cell-properties style:vertical-align="top" fo:padding="0.097cm" fo:border-left="0.002cm solid #000000" fo:border-right="none" fo:border-top="0.002cm solid #000000" fo:border-bottom="0.002cm solid #000000"/>
    </style:style>
    <style:style style:name="Table20.C1" style:family="table-cell">
      <style:table-cell-properties style:vertical-align="top" fo:padding="0.097cm" fo:border="0.002cm solid #000000"/>
    </style:style>
    <style:style style:name="Table20.A2" style:family="table-cell">
      <style:table-cell-properties style:vertical-align="top" fo:padding="0.097cm" fo:border-left="0.002cm solid #000000" fo:border-right="none" fo:border-top="none" fo:border-bottom="0.002cm solid #000000"/>
    </style:style>
    <style:style style:name="Table20.C2" style:family="table-cell">
      <style:table-cell-properties style:vertical-align="top" fo:padding="0.097cm" fo:border-left="0.002cm solid #000000" fo:border-right="0.002cm solid #000000" fo:border-top="none" fo:border-bottom="0.002cm solid #000000"/>
    </style:style>
    <style:style style:name="Table21" style:family="table">
      <style:table-properties style:width="16.514cm" table:align="left" style:writing-mode="lr-tb"/>
    </style:style>
    <style:style style:name="Table21.A" style:family="table-column">
      <style:table-column-properties style:column-width="4.124cm"/>
    </style:style>
    <style:style style:name="Table21.B" style:family="table-column">
      <style:table-column-properties style:column-width="1.326cm"/>
    </style:style>
    <style:style style:name="Table21.C" style:family="table-column">
      <style:table-column-properties style:column-width="11.063cm"/>
    </style:style>
    <style:style style:name="Table21.A1" style:family="table-cell">
      <style:table-cell-properties style:vertical-align="top" fo:padding="0.097cm" fo:border-left="0.002cm solid #000000" fo:border-right="none" fo:border-top="0.002cm solid #000000" fo:border-bottom="0.002cm solid #000000"/>
    </style:style>
    <style:style style:name="Table21.C1" style:family="table-cell">
      <style:table-cell-properties style:vertical-align="top" fo:padding="0.097cm" fo:border="0.002cm solid #000000"/>
    </style:style>
    <style:style style:name="Table21.A2" style:family="table-cell">
      <style:table-cell-properties style:vertical-align="top" fo:padding="0.097cm" fo:border-left="0.002cm solid #000000" fo:border-right="none" fo:border-top="none" fo:border-bottom="0.002cm solid #000000"/>
    </style:style>
    <style:style style:name="Table21.C2" style:family="table-cell">
      <style:table-cell-properties style:vertical-align="top" fo:padding="0.097cm" fo:border-left="0.002cm solid #000000" fo:border-right="0.002cm solid #000000" fo:border-top="none" fo:border-bottom="0.002cm solid #000000"/>
    </style:style>
    <style:style style:name="Table22" style:family="table">
      <style:table-properties style:width="16.514cm" table:align="left" style:writing-mode="lr-tb"/>
    </style:style>
    <style:style style:name="Table22.A" style:family="table-column">
      <style:table-column-properties style:column-width="4.124cm"/>
    </style:style>
    <style:style style:name="Table22.B" style:family="table-column">
      <style:table-column-properties style:column-width="1.326cm"/>
    </style:style>
    <style:style style:name="Table22.C" style:family="table-column">
      <style:table-column-properties style:column-width="11.063cm"/>
    </style:style>
    <style:style style:name="Table22.A1" style:family="table-cell">
      <style:table-cell-properties style:vertical-align="top" fo:padding="0.097cm" fo:border-left="0.002cm solid #000000" fo:border-right="none" fo:border-top="0.002cm solid #000000" fo:border-bottom="0.002cm solid #000000"/>
    </style:style>
    <style:style style:name="Table22.C1" style:family="table-cell">
      <style:table-cell-properties style:vertical-align="top" fo:padding="0.097cm" fo:border="0.002cm solid #000000"/>
    </style:style>
    <style:style style:name="Table22.A2" style:family="table-cell">
      <style:table-cell-properties style:vertical-align="top" fo:padding="0.097cm" fo:border-left="0.002cm solid #000000" fo:border-right="none" fo:border-top="none" fo:border-bottom="0.002cm solid #000000"/>
    </style:style>
    <style:style style:name="Table22.C2" style:family="table-cell">
      <style:table-cell-properties style:vertical-align="top" fo:padding="0.097cm" fo:border-left="0.002cm solid #000000" fo:border-right="0.002cm solid #000000" fo:border-top="none" fo:border-bottom="0.002cm solid #000000"/>
    </style:style>
    <style:style style:name="Table23" style:family="table">
      <style:table-properties style:width="16.514cm" table:align="left" style:writing-mode="lr-tb"/>
    </style:style>
    <style:style style:name="Table23.A" style:family="table-column">
      <style:table-column-properties style:column-width="4.124cm"/>
    </style:style>
    <style:style style:name="Table23.B" style:family="table-column">
      <style:table-column-properties style:column-width="1.326cm"/>
    </style:style>
    <style:style style:name="Table23.C" style:family="table-column">
      <style:table-column-properties style:column-width="11.063cm"/>
    </style:style>
    <style:style style:name="Table23.A1" style:family="table-cell">
      <style:table-cell-properties style:vertical-align="top" fo:padding="0.097cm" fo:border-left="0.002cm solid #000000" fo:border-right="none" fo:border-top="0.002cm solid #000000" fo:border-bottom="0.002cm solid #000000"/>
    </style:style>
    <style:style style:name="Table23.C1" style:family="table-cell">
      <style:table-cell-properties style:vertical-align="top" fo:padding="0.097cm" fo:border="0.002cm solid #000000"/>
    </style:style>
    <style:style style:name="Table23.A2" style:family="table-cell">
      <style:table-cell-properties style:vertical-align="top" fo:padding="0.097cm" fo:border-left="0.002cm solid #000000" fo:border-right="none" fo:border-top="none" fo:border-bottom="0.002cm solid #000000"/>
    </style:style>
    <style:style style:name="Table23.C2" style:family="table-cell">
      <style:table-cell-properties style:vertical-align="top" fo:padding="0.097cm" fo:border-left="0.002cm solid #000000" fo:border-right="0.002cm solid #000000" fo:border-top="none" fo:border-bottom="0.002cm solid #000000"/>
    </style:style>
    <style:style style:name="Table24" style:family="table">
      <style:table-properties style:width="16.514cm" table:align="left" style:writing-mode="lr-tb"/>
    </style:style>
    <style:style style:name="Table24.A" style:family="table-column">
      <style:table-column-properties style:column-width="4.124cm"/>
    </style:style>
    <style:style style:name="Table24.B" style:family="table-column">
      <style:table-column-properties style:column-width="1.326cm"/>
    </style:style>
    <style:style style:name="Table24.C" style:family="table-column">
      <style:table-column-properties style:column-width="11.063cm"/>
    </style:style>
    <style:style style:name="Table24.A1" style:family="table-cell">
      <style:table-cell-properties style:vertical-align="top" fo:padding="0.097cm" fo:border-left="0.002cm solid #000000" fo:border-right="none" fo:border-top="0.002cm solid #000000" fo:border-bottom="0.002cm solid #000000"/>
    </style:style>
    <style:style style:name="Table24.C1" style:family="table-cell">
      <style:table-cell-properties style:vertical-align="top" fo:padding="0.097cm" fo:border="0.002cm solid #000000"/>
    </style:style>
    <style:style style:name="Table24.A2" style:family="table-cell">
      <style:table-cell-properties style:vertical-align="top" fo:padding="0.097cm" fo:border-left="0.002cm solid #000000" fo:border-right="none" fo:border-top="none" fo:border-bottom="0.002cm solid #000000"/>
    </style:style>
    <style:style style:name="Table24.C2" style:family="table-cell">
      <style:table-cell-properties style:vertical-align="top" fo:padding="0.097cm" fo:border-left="0.002cm solid #000000" fo:border-right="0.002cm solid #000000" fo:border-top="none" fo:border-bottom="0.002cm solid #000000"/>
    </style:style>
    <style:style style:name="Table25" style:family="table">
      <style:table-properties style:width="16.514cm" table:align="left" style:writing-mode="lr-tb"/>
    </style:style>
    <style:style style:name="Table25.A" style:family="table-column">
      <style:table-column-properties style:column-width="4.124cm"/>
    </style:style>
    <style:style style:name="Table25.B" style:family="table-column">
      <style:table-column-properties style:column-width="1.326cm"/>
    </style:style>
    <style:style style:name="Table25.C" style:family="table-column">
      <style:table-column-properties style:column-width="11.063cm"/>
    </style:style>
    <style:style style:name="Table25.A1" style:family="table-cell">
      <style:table-cell-properties style:vertical-align="top" fo:padding="0.097cm" fo:border-left="0.002cm solid #000000" fo:border-right="none" fo:border-top="0.002cm solid #000000" fo:border-bottom="0.002cm solid #000000"/>
    </style:style>
    <style:style style:name="Table25.C1" style:family="table-cell">
      <style:table-cell-properties style:vertical-align="top" fo:padding="0.097cm" fo:border="0.002cm solid #000000"/>
    </style:style>
    <style:style style:name="Table25.A2" style:family="table-cell">
      <style:table-cell-properties style:vertical-align="top" fo:padding="0.097cm" fo:border-left="0.002cm solid #000000" fo:border-right="none" fo:border-top="none" fo:border-bottom="0.002cm solid #000000"/>
    </style:style>
    <style:style style:name="Table25.C2" style:family="table-cell">
      <style:table-cell-properties style:vertical-align="top" fo:padding="0.097cm" fo:border-left="0.002cm solid #000000" fo:border-right="0.002cm solid #000000" fo:border-top="none" fo:border-bottom="0.002cm solid #000000"/>
    </style:style>
    <style:style style:name="Table26" style:family="table">
      <style:table-properties style:width="16.514cm" table:align="left" style:writing-mode="lr-tb"/>
    </style:style>
    <style:style style:name="Table26.A" style:family="table-column">
      <style:table-column-properties style:column-width="4.124cm"/>
    </style:style>
    <style:style style:name="Table26.B" style:family="table-column">
      <style:table-column-properties style:column-width="1.326cm"/>
    </style:style>
    <style:style style:name="Table26.C" style:family="table-column">
      <style:table-column-properties style:column-width="11.063cm"/>
    </style:style>
    <style:style style:name="Table26.A1" style:family="table-cell">
      <style:table-cell-properties style:vertical-align="top" fo:padding="0.097cm" fo:border-left="0.002cm solid #000000" fo:border-right="none" fo:border-top="0.002cm solid #000000" fo:border-bottom="0.002cm solid #000000"/>
    </style:style>
    <style:style style:name="Table26.C1" style:family="table-cell">
      <style:table-cell-properties style:vertical-align="top" fo:padding="0.097cm" fo:border="0.002cm solid #000000"/>
    </style:style>
    <style:style style:name="Table26.A2" style:family="table-cell">
      <style:table-cell-properties style:vertical-align="top" fo:padding="0.097cm" fo:border-left="0.002cm solid #000000" fo:border-right="none" fo:border-top="none" fo:border-bottom="0.002cm solid #000000"/>
    </style:style>
    <style:style style:name="Table26.C2" style:family="table-cell">
      <style:table-cell-properties style:vertical-align="top" fo:padding="0.097cm" fo:border-left="0.002cm solid #000000" fo:border-right="0.002cm solid #000000" fo:border-top="none" fo:border-bottom="0.002cm solid #000000"/>
    </style:style>
    <style:style style:name="Table27" style:family="table">
      <style:table-properties style:width="16.514cm" table:align="left" style:writing-mode="lr-tb"/>
    </style:style>
    <style:style style:name="Table27.A" style:family="table-column">
      <style:table-column-properties style:column-width="4.124cm"/>
    </style:style>
    <style:style style:name="Table27.B" style:family="table-column">
      <style:table-column-properties style:column-width="1.326cm"/>
    </style:style>
    <style:style style:name="Table27.C" style:family="table-column">
      <style:table-column-properties style:column-width="11.063cm"/>
    </style:style>
    <style:style style:name="Table27.A1" style:family="table-cell">
      <style:table-cell-properties style:vertical-align="top" fo:padding="0.097cm" fo:border-left="0.002cm solid #000000" fo:border-right="none" fo:border-top="0.002cm solid #000000" fo:border-bottom="0.002cm solid #000000"/>
    </style:style>
    <style:style style:name="Table27.C1" style:family="table-cell">
      <style:table-cell-properties style:vertical-align="top" fo:padding="0.097cm" fo:border="0.002cm solid #000000"/>
    </style:style>
    <style:style style:name="Table27.A2" style:family="table-cell">
      <style:table-cell-properties style:vertical-align="top" fo:padding="0.097cm" fo:border-left="0.002cm solid #000000" fo:border-right="none" fo:border-top="none" fo:border-bottom="0.002cm solid #000000"/>
    </style:style>
    <style:style style:name="Table27.C2" style:family="table-cell">
      <style:table-cell-properties style:vertical-align="top" fo:padding="0.097cm" fo:border-left="0.002cm solid #000000" fo:border-right="0.002cm solid #000000" fo:border-top="none" fo:border-bottom="0.002cm solid #000000"/>
    </style:style>
    <style:style style:name="Table28" style:family="table">
      <style:table-properties style:width="16.514cm" table:align="left" style:writing-mode="lr-tb"/>
    </style:style>
    <style:style style:name="Table28.A" style:family="table-column">
      <style:table-column-properties style:column-width="4.124cm"/>
    </style:style>
    <style:style style:name="Table28.B" style:family="table-column">
      <style:table-column-properties style:column-width="1.325cm"/>
    </style:style>
    <style:style style:name="Table28.C" style:family="table-column">
      <style:table-column-properties style:column-width="11.065cm"/>
    </style:style>
    <style:style style:name="Table28.A1" style:family="table-cell">
      <style:table-cell-properties style:vertical-align="top" fo:padding="0.097cm" fo:border-left="0.002cm solid #000000" fo:border-right="none" fo:border-top="0.002cm solid #000000" fo:border-bottom="0.002cm solid #000000"/>
    </style:style>
    <style:style style:name="Table28.C1" style:family="table-cell">
      <style:table-cell-properties style:vertical-align="top" fo:padding="0.097cm" fo:border="0.002cm solid #000000"/>
    </style:style>
    <style:style style:name="Table28.A2" style:family="table-cell">
      <style:table-cell-properties style:vertical-align="top" fo:padding="0.097cm" fo:border-left="0.002cm solid #000000" fo:border-right="none" fo:border-top="none" fo:border-bottom="0.002cm solid #000000"/>
    </style:style>
    <style:style style:name="Table28.C2" style:family="table-cell">
      <style:table-cell-properties style:vertical-align="top" fo:padding="0.097cm" fo:border-left="0.002cm solid #000000" fo:border-right="0.002cm solid #000000" fo:border-top="none" fo:border-bottom="0.002cm solid #000000"/>
    </style:style>
    <style:style style:name="Table29" style:family="table">
      <style:table-properties style:width="16.514cm" table:align="left" style:writing-mode="lr-tb"/>
    </style:style>
    <style:style style:name="Table29.A" style:family="table-column">
      <style:table-column-properties style:column-width="4.124cm"/>
    </style:style>
    <style:style style:name="Table29.B" style:family="table-column">
      <style:table-column-properties style:column-width="1.325cm"/>
    </style:style>
    <style:style style:name="Table29.C" style:family="table-column">
      <style:table-column-properties style:column-width="11.065cm"/>
    </style:style>
    <style:style style:name="Table29.A1" style:family="table-cell">
      <style:table-cell-properties style:vertical-align="top" fo:padding="0.097cm" fo:border-left="0.002cm solid #000000" fo:border-right="none" fo:border-top="0.002cm solid #000000" fo:border-bottom="0.002cm solid #000000"/>
    </style:style>
    <style:style style:name="Table29.C1" style:family="table-cell">
      <style:table-cell-properties style:vertical-align="top" fo:padding="0.097cm" fo:border="0.002cm solid #000000"/>
    </style:style>
    <style:style style:name="Table29.A2" style:family="table-cell">
      <style:table-cell-properties style:vertical-align="top" fo:padding="0.097cm" fo:border-left="0.002cm solid #000000" fo:border-right="none" fo:border-top="none" fo:border-bottom="0.002cm solid #000000"/>
    </style:style>
    <style:style style:name="Table29.C2" style:family="table-cell">
      <style:table-cell-properties style:vertical-align="top" fo:padding="0.097cm" fo:border-left="0.002cm solid #000000" fo:border-right="0.002cm solid #000000" fo:border-top="none" fo:border-bottom="0.002cm solid #000000"/>
    </style:style>
    <style:style style:name="Table30" style:family="table">
      <style:table-properties style:width="16.514cm" table:align="left" style:writing-mode="lr-tb"/>
    </style:style>
    <style:style style:name="Table30.A" style:family="table-column">
      <style:table-column-properties style:column-width="4.124cm"/>
    </style:style>
    <style:style style:name="Table30.B" style:family="table-column">
      <style:table-column-properties style:column-width="1.326cm"/>
    </style:style>
    <style:style style:name="Table30.C" style:family="table-column">
      <style:table-column-properties style:column-width="11.063cm"/>
    </style:style>
    <style:style style:name="Table30.A1" style:family="table-cell">
      <style:table-cell-properties style:vertical-align="top" fo:padding="0.097cm" fo:border-left="0.002cm solid #000000" fo:border-right="none" fo:border-top="0.002cm solid #000000" fo:border-bottom="0.002cm solid #000000"/>
    </style:style>
    <style:style style:name="Table30.C1" style:family="table-cell">
      <style:table-cell-properties style:vertical-align="top" fo:padding="0.097cm" fo:border="0.002cm solid #000000"/>
    </style:style>
    <style:style style:name="Table30.A2" style:family="table-cell">
      <style:table-cell-properties style:vertical-align="top" fo:padding="0.097cm" fo:border-left="0.002cm solid #000000" fo:border-right="none" fo:border-top="none" fo:border-bottom="0.002cm solid #000000"/>
    </style:style>
    <style:style style:name="Table30.C2" style:family="table-cell">
      <style:table-cell-properties style:vertical-align="top" fo:padding="0.097cm" fo:border-left="0.002cm solid #000000" fo:border-right="0.002cm solid #000000" fo:border-top="none" fo:border-bottom="0.002cm solid #000000"/>
    </style:style>
    <style:style style:name="Table31" style:family="table">
      <style:table-properties style:width="16.514cm" table:align="left" style:writing-mode="lr-tb"/>
    </style:style>
    <style:style style:name="Table31.A" style:family="table-column">
      <style:table-column-properties style:column-width="4.124cm"/>
    </style:style>
    <style:style style:name="Table31.B" style:family="table-column">
      <style:table-column-properties style:column-width="1.326cm"/>
    </style:style>
    <style:style style:name="Table31.C" style:family="table-column">
      <style:table-column-properties style:column-width="11.063cm"/>
    </style:style>
    <style:style style:name="Table31.A1" style:family="table-cell">
      <style:table-cell-properties style:vertical-align="top" fo:padding="0.097cm" fo:border-left="0.002cm solid #000000" fo:border-right="none" fo:border-top="0.002cm solid #000000" fo:border-bottom="0.002cm solid #000000"/>
    </style:style>
    <style:style style:name="Table31.C1" style:family="table-cell">
      <style:table-cell-properties style:vertical-align="top" fo:padding="0.097cm" fo:border="0.002cm solid #000000"/>
    </style:style>
    <style:style style:name="Table31.A2" style:family="table-cell">
      <style:table-cell-properties style:vertical-align="top" fo:padding="0.097cm" fo:border-left="0.002cm solid #000000" fo:border-right="none" fo:border-top="none" fo:border-bottom="0.002cm solid #000000"/>
    </style:style>
    <style:style style:name="Table31.C2" style:family="table-cell">
      <style:table-cell-properties style:vertical-align="top" fo:padding="0.097cm" fo:border-left="0.002cm solid #000000" fo:border-right="0.002cm solid #000000" fo:border-top="none" fo:border-bottom="0.002cm solid #000000"/>
    </style:style>
    <style:style style:name="Table32" style:family="table">
      <style:table-properties style:width="16.514cm" table:align="left" style:writing-mode="lr-tb"/>
    </style:style>
    <style:style style:name="Table32.A" style:family="table-column">
      <style:table-column-properties style:column-width="4.124cm"/>
    </style:style>
    <style:style style:name="Table32.B" style:family="table-column">
      <style:table-column-properties style:column-width="1.326cm"/>
    </style:style>
    <style:style style:name="Table32.C" style:family="table-column">
      <style:table-column-properties style:column-width="11.063cm"/>
    </style:style>
    <style:style style:name="Table32.A1" style:family="table-cell">
      <style:table-cell-properties style:vertical-align="top" fo:padding="0.097cm" fo:border-left="0.002cm solid #000000" fo:border-right="none" fo:border-top="0.002cm solid #000000" fo:border-bottom="0.002cm solid #000000"/>
    </style:style>
    <style:style style:name="Table32.C1" style:family="table-cell">
      <style:table-cell-properties style:vertical-align="top" fo:padding="0.097cm" fo:border="0.002cm solid #000000"/>
    </style:style>
    <style:style style:name="Table32.A2" style:family="table-cell">
      <style:table-cell-properties style:vertical-align="top" fo:padding="0.097cm" fo:border-left="0.002cm solid #000000" fo:border-right="none" fo:border-top="none" fo:border-bottom="0.002cm solid #000000"/>
    </style:style>
    <style:style style:name="Table32.C2" style:family="table-cell">
      <style:table-cell-properties style:vertical-align="top" fo:padding="0.097cm" fo:border-left="0.002cm solid #000000" fo:border-right="0.002cm solid #000000" fo:border-top="none" fo:border-bottom="0.002cm solid #000000"/>
    </style:style>
    <style:style style:name="Table33" style:family="table">
      <style:table-properties style:width="16.514cm" table:align="left" style:writing-mode="lr-tb"/>
    </style:style>
    <style:style style:name="Table33.A" style:family="table-column">
      <style:table-column-properties style:column-width="4.124cm"/>
    </style:style>
    <style:style style:name="Table33.B" style:family="table-column">
      <style:table-column-properties style:column-width="1.326cm"/>
    </style:style>
    <style:style style:name="Table33.C" style:family="table-column">
      <style:table-column-properties style:column-width="11.063cm"/>
    </style:style>
    <style:style style:name="Table33.A1" style:family="table-cell">
      <style:table-cell-properties style:vertical-align="top" fo:padding="0.097cm" fo:border-left="0.002cm solid #000000" fo:border-right="none" fo:border-top="0.002cm solid #000000" fo:border-bottom="0.002cm solid #000000"/>
    </style:style>
    <style:style style:name="Table33.C1" style:family="table-cell">
      <style:table-cell-properties style:vertical-align="top" fo:padding="0.097cm" fo:border="0.002cm solid #000000"/>
    </style:style>
    <style:style style:name="Table33.A2" style:family="table-cell">
      <style:table-cell-properties style:vertical-align="top" fo:padding="0.097cm" fo:border-left="0.002cm solid #000000" fo:border-right="none" fo:border-top="none" fo:border-bottom="0.002cm solid #000000"/>
    </style:style>
    <style:style style:name="Table33.C2" style:family="table-cell">
      <style:table-cell-properties style:vertical-align="top" fo:padding="0.097cm" fo:border-left="0.002cm solid #000000" fo:border-right="0.002cm solid #000000" fo:border-top="none" fo:border-bottom="0.002cm solid #000000"/>
    </style:style>
    <style:style style:name="Table34" style:family="table">
      <style:table-properties style:width="16.514cm" table:align="left" style:writing-mode="lr-tb"/>
    </style:style>
    <style:style style:name="Table34.A" style:family="table-column">
      <style:table-column-properties style:column-width="4.124cm"/>
    </style:style>
    <style:style style:name="Table34.B" style:family="table-column">
      <style:table-column-properties style:column-width="1.326cm"/>
    </style:style>
    <style:style style:name="Table34.C" style:family="table-column">
      <style:table-column-properties style:column-width="11.063cm"/>
    </style:style>
    <style:style style:name="Table34.A1" style:family="table-cell">
      <style:table-cell-properties style:vertical-align="top" fo:padding="0.097cm" fo:border-left="0.002cm solid #000000" fo:border-right="none" fo:border-top="0.002cm solid #000000" fo:border-bottom="0.002cm solid #000000"/>
    </style:style>
    <style:style style:name="Table34.C1" style:family="table-cell">
      <style:table-cell-properties style:vertical-align="top" fo:padding="0.097cm" fo:border="0.002cm solid #000000"/>
    </style:style>
    <style:style style:name="Table34.A2" style:family="table-cell">
      <style:table-cell-properties style:vertical-align="top" fo:padding="0.097cm" fo:border-left="0.002cm solid #000000" fo:border-right="none" fo:border-top="none" fo:border-bottom="0.002cm solid #000000"/>
    </style:style>
    <style:style style:name="Table34.C2" style:family="table-cell">
      <style:table-cell-properties style:vertical-align="top" fo:padding="0.097cm" fo:border-left="0.002cm solid #000000" fo:border-right="0.002cm solid #000000" fo:border-top="none" fo:border-bottom="0.002cm solid #000000"/>
    </style:style>
    <style:style style:name="Table35" style:family="table">
      <style:table-properties style:width="16.514cm" table:align="left" style:writing-mode="lr-tb"/>
    </style:style>
    <style:style style:name="Table35.A" style:family="table-column">
      <style:table-column-properties style:column-width="4.124cm"/>
    </style:style>
    <style:style style:name="Table35.B" style:family="table-column">
      <style:table-column-properties style:column-width="1.115cm"/>
    </style:style>
    <style:style style:name="Table35.C" style:family="table-column">
      <style:table-column-properties style:column-width="11.275cm"/>
    </style:style>
    <style:style style:name="Table35.A1" style:family="table-cell">
      <style:table-cell-properties style:vertical-align="top" fo:padding="0.097cm" fo:border-left="0.002cm solid #000000" fo:border-right="none" fo:border-top="0.002cm solid #000000" fo:border-bottom="0.002cm solid #000000"/>
    </style:style>
    <style:style style:name="Table35.C1" style:family="table-cell">
      <style:table-cell-properties style:vertical-align="top" fo:padding="0.097cm" fo:border="0.002cm solid #000000"/>
    </style:style>
    <style:style style:name="Table35.A2" style:family="table-cell">
      <style:table-cell-properties style:vertical-align="top" fo:padding="0.097cm" fo:border-left="0.002cm solid #000000" fo:border-right="none" fo:border-top="none" fo:border-bottom="0.002cm solid #000000"/>
    </style:style>
    <style:style style:name="Table35.C2" style:family="table-cell">
      <style:table-cell-properties style:vertical-align="top" fo:padding="0.097cm" fo:border-left="0.002cm solid #000000" fo:border-right="0.002cm solid #000000" fo:border-top="none" fo:border-bottom="0.002cm solid #000000"/>
    </style:style>
    <style:style style:name="Table36" style:family="table">
      <style:table-properties style:width="16.514cm" table:align="left" style:writing-mode="lr-tb"/>
    </style:style>
    <style:style style:name="Table36.A" style:family="table-column">
      <style:table-column-properties style:column-width="4.152cm"/>
    </style:style>
    <style:style style:name="Table36.B" style:family="table-column">
      <style:table-column-properties style:column-width="1.087cm"/>
    </style:style>
    <style:style style:name="Table36.C" style:family="table-column">
      <style:table-column-properties style:column-width="11.275cm"/>
    </style:style>
    <style:style style:name="Table36.A1" style:family="table-cell">
      <style:table-cell-properties style:vertical-align="top" fo:padding="0.097cm" fo:border-left="0.002cm solid #000000" fo:border-right="none" fo:border-top="0.002cm solid #000000" fo:border-bottom="0.002cm solid #000000"/>
    </style:style>
    <style:style style:name="Table36.C1" style:family="table-cell">
      <style:table-cell-properties style:vertical-align="top" fo:padding="0.097cm" fo:border="0.002cm solid #000000"/>
    </style:style>
    <style:style style:name="Table36.A2" style:family="table-cell">
      <style:table-cell-properties style:vertical-align="top" fo:padding="0.097cm" fo:border-left="0.002cm solid #000000" fo:border-right="none" fo:border-top="none" fo:border-bottom="0.002cm solid #000000"/>
    </style:style>
    <style:style style:name="Table36.C2" style:family="table-cell">
      <style:table-cell-properties style:vertical-align="top" fo:padding="0.097cm" fo:border-left="0.002cm solid #000000" fo:border-right="0.002cm solid #000000" fo:border-top="none" fo:border-bottom="0.002cm solid #000000"/>
    </style:style>
    <style:style style:name="Tabelle2" style:family="table">
      <style:table-properties style:width="16.514cm" table:align="left" style:writing-mode="lr-tb"/>
    </style:style>
    <style:style style:name="Tabelle2.A" style:family="table-column">
      <style:table-column-properties style:column-width="4.152cm"/>
    </style:style>
    <style:style style:name="Tabelle2.B" style:family="table-column">
      <style:table-column-properties style:column-width="1.087cm"/>
    </style:style>
    <style:style style:name="Tabelle2.C" style:family="table-column">
      <style:table-column-properties style:column-width="11.275cm"/>
    </style:style>
    <style:style style:name="Tabelle2.A1" style:family="table-cell">
      <style:table-cell-properties style:vertical-align="top" fo:padding="0.097cm" fo:border-left="0.002cm solid #000000" fo:border-right="none" fo:border-top="0.002cm solid #000000" fo:border-bottom="0.002cm solid #000000"/>
    </style:style>
    <style:style style:name="Tabelle2.C1" style:family="table-cell">
      <style:table-cell-properties style:vertical-align="top" fo:padding="0.097cm" fo:border="0.002cm solid #000000"/>
    </style:style>
    <style:style style:name="Tabelle2.A2" style:family="table-cell">
      <style:table-cell-properties style:vertical-align="top" fo:padding="0.097cm" fo:border-left="0.002cm solid #000000" fo:border-right="none" fo:border-top="none" fo:border-bottom="0.002cm solid #000000"/>
    </style:style>
    <style:style style:name="Tabelle2.C2" style:family="table-cell">
      <style:table-cell-properties style:vertical-align="top" fo:padding="0.097cm" fo:border-left="0.002cm solid #000000" fo:border-right="0.002cm solid #000000" fo:border-top="none" fo:border-bottom="0.002cm solid #000000"/>
    </style:style>
    <style:style style:name="Table43" style:family="table">
      <style:table-properties style:width="16.536cm" fo:margin-left="0cm" fo:margin-right="-0.037cm" table:align="margins" style:writing-mode="lr-tb"/>
    </style:style>
    <style:style style:name="Table43.A" style:family="table-column">
      <style:table-column-properties style:column-width="4.124cm" style:rel-column-width="16345*"/>
    </style:style>
    <style:style style:name="Table43.B" style:family="table-column">
      <style:table-column-properties style:column-width="1.272cm" style:rel-column-width="5040*"/>
    </style:style>
    <style:style style:name="Table43.C" style:family="table-column">
      <style:table-column-properties style:column-width="11.141cm" style:rel-column-width="44150*"/>
    </style:style>
    <style:style style:name="Table43.A1" style:family="table-cell">
      <style:table-cell-properties style:vertical-align="top" fo:padding="0.097cm" fo:border-left="0.002cm solid #000000" fo:border-right="none" fo:border-top="0.002cm solid #000000" fo:border-bottom="0.002cm solid #000000"/>
    </style:style>
    <style:style style:name="Table43.C1" style:family="table-cell">
      <style:table-cell-properties style:vertical-align="top" fo:padding="0.097cm" fo:border="0.002cm solid #000000"/>
    </style:style>
    <style:style style:name="Table43.A2" style:family="table-cell">
      <style:table-cell-properties style:vertical-align="top" fo:padding="0.097cm" fo:border-left="0.002cm solid #000000" fo:border-right="none" fo:border-top="none" fo:border-bottom="0.002cm solid #000000"/>
    </style:style>
    <style:style style:name="Table43.C2" style:family="table-cell">
      <style:table-cell-properties style:vertical-align="top" fo:padding="0.097cm" fo:border-left="0.002cm solid #000000" fo:border-right="0.002cm solid #000000" fo:border-top="none" fo:border-bottom="0.002cm solid #000000"/>
    </style:style>
    <style:style style:name="Table44" style:family="table">
      <style:table-properties style:width="16.514cm" table:align="left" style:writing-mode="lr-tb"/>
    </style:style>
    <style:style style:name="Table44.A" style:family="table-column">
      <style:table-column-properties style:column-width="4.124cm"/>
    </style:style>
    <style:style style:name="Table44.B" style:family="table-column">
      <style:table-column-properties style:column-width="1.298cm"/>
    </style:style>
    <style:style style:name="Table44.C" style:family="table-column">
      <style:table-column-properties style:column-width="11.091cm"/>
    </style:style>
    <style:style style:name="Table44.A1" style:family="table-cell">
      <style:table-cell-properties style:vertical-align="top" fo:padding="0.097cm" fo:border-left="0.002cm solid #000000" fo:border-right="none" fo:border-top="0.002cm solid #000000" fo:border-bottom="0.002cm solid #000000"/>
    </style:style>
    <style:style style:name="Table44.C1" style:family="table-cell">
      <style:table-cell-properties style:vertical-align="top" fo:padding="0.097cm" fo:border="0.002cm solid #000000"/>
    </style:style>
    <style:style style:name="Table44.A2" style:family="table-cell">
      <style:table-cell-properties style:vertical-align="top" fo:padding="0.097cm" fo:border-left="0.002cm solid #000000" fo:border-right="none" fo:border-top="none" fo:border-bottom="0.002cm solid #000000"/>
    </style:style>
    <style:style style:name="Table44.C2" style:family="table-cell">
      <style:table-cell-properties style:vertical-align="top" fo:padding="0.097cm" fo:border-left="0.002cm solid #000000" fo:border-right="0.002cm solid #000000" fo:border-top="none" fo:border-bottom="0.002cm solid #000000"/>
    </style:style>
    <style:style style:name="Table45" style:family="table">
      <style:table-properties style:width="16.514cm" table:align="left" style:writing-mode="lr-tb"/>
    </style:style>
    <style:style style:name="Table45.A" style:family="table-column">
      <style:table-column-properties style:column-width="4.124cm"/>
    </style:style>
    <style:style style:name="Table45.B" style:family="table-column">
      <style:table-column-properties style:column-width="1.298cm"/>
    </style:style>
    <style:style style:name="Table45.C" style:family="table-column">
      <style:table-column-properties style:column-width="11.091cm"/>
    </style:style>
    <style:style style:name="Table45.A1" style:family="table-cell">
      <style:table-cell-properties style:vertical-align="top" fo:padding="0.097cm" fo:border-left="0.002cm solid #000000" fo:border-right="none" fo:border-top="0.002cm solid #000000" fo:border-bottom="0.002cm solid #000000"/>
    </style:style>
    <style:style style:name="Table45.C1" style:family="table-cell">
      <style:table-cell-properties style:vertical-align="top" fo:padding="0.097cm" fo:border="0.002cm solid #000000"/>
    </style:style>
    <style:style style:name="Table45.A2" style:family="table-cell">
      <style:table-cell-properties style:vertical-align="top" fo:padding="0.097cm" fo:border-left="0.002cm solid #000000" fo:border-right="none" fo:border-top="none" fo:border-bottom="0.002cm solid #000000"/>
    </style:style>
    <style:style style:name="Table45.C2" style:family="table-cell">
      <style:table-cell-properties style:vertical-align="top" fo:padding="0.097cm" fo:border-left="0.002cm solid #000000" fo:border-right="0.002cm solid #000000" fo:border-top="none" fo:border-bottom="0.002cm solid #000000"/>
    </style:style>
    <style:style style:name="Table46" style:family="table">
      <style:table-properties style:width="16.514cm" table:align="left" style:writing-mode="lr-tb"/>
    </style:style>
    <style:style style:name="Table46.A" style:family="table-column">
      <style:table-column-properties style:column-width="4.124cm"/>
    </style:style>
    <style:style style:name="Table46.B" style:family="table-column">
      <style:table-column-properties style:column-width="1.115cm"/>
    </style:style>
    <style:style style:name="Table46.C" style:family="table-column">
      <style:table-column-properties style:column-width="11.275cm"/>
    </style:style>
    <style:style style:name="Table46.A1" style:family="table-cell">
      <style:table-cell-properties style:vertical-align="top" fo:padding="0.097cm" fo:border-left="0.002cm solid #000000" fo:border-right="none" fo:border-top="0.002cm solid #000000" fo:border-bottom="0.002cm solid #000000"/>
    </style:style>
    <style:style style:name="Table46.C1" style:family="table-cell">
      <style:table-cell-properties style:vertical-align="top" fo:padding="0.097cm" fo:border="0.002cm solid #000000"/>
    </style:style>
    <style:style style:name="Table46.A2" style:family="table-cell">
      <style:table-cell-properties style:vertical-align="top" fo:padding="0.097cm" fo:border-left="0.002cm solid #000000" fo:border-right="none" fo:border-top="none" fo:border-bottom="0.002cm solid #000000"/>
    </style:style>
    <style:style style:name="Table46.C2" style:family="table-cell">
      <style:table-cell-properties style:vertical-align="top" fo:padding="0.097cm" fo:border-left="0.002cm solid #000000" fo:border-right="0.002cm solid #000000" fo:border-top="none" fo:border-bottom="0.002cm solid #000000"/>
    </style:style>
    <style:style style:name="Table47" style:family="table">
      <style:table-properties style:width="16.514cm" table:align="left" style:writing-mode="lr-tb"/>
    </style:style>
    <style:style style:name="Table47.A" style:family="table-column">
      <style:table-column-properties style:column-width="4.124cm"/>
    </style:style>
    <style:style style:name="Table47.B" style:family="table-column">
      <style:table-column-properties style:column-width="1.275cm"/>
    </style:style>
    <style:style style:name="Table47.C" style:family="table-column">
      <style:table-column-properties style:column-width="11.114cm"/>
    </style:style>
    <style:style style:name="Table47.A1" style:family="table-cell">
      <style:table-cell-properties style:vertical-align="top" fo:padding="0.097cm" fo:border-left="0.002cm solid #000000" fo:border-right="none" fo:border-top="0.002cm solid #000000" fo:border-bottom="0.002cm solid #000000"/>
    </style:style>
    <style:style style:name="Table47.C1" style:family="table-cell">
      <style:table-cell-properties style:vertical-align="top" fo:padding="0.097cm" fo:border="0.002cm solid #000000"/>
    </style:style>
    <style:style style:name="Table47.A2" style:family="table-cell">
      <style:table-cell-properties style:vertical-align="top" fo:padding="0.097cm" fo:border-left="0.002cm solid #000000" fo:border-right="none" fo:border-top="none" fo:border-bottom="0.002cm solid #000000"/>
    </style:style>
    <style:style style:name="Table47.C2" style:family="table-cell">
      <style:table-cell-properties style:vertical-align="top" fo:padding="0.097cm" fo:border-left="0.002cm solid #000000" fo:border-right="0.002cm solid #000000" fo:border-top="none" fo:border-bottom="0.002cm solid #000000"/>
    </style:style>
    <style:style style:name="Table48" style:family="table">
      <style:table-properties style:width="16.514cm" table:align="left" style:writing-mode="lr-tb"/>
    </style:style>
    <style:style style:name="Table48.A" style:family="table-column">
      <style:table-column-properties style:column-width="4.124cm"/>
    </style:style>
    <style:style style:name="Table48.B" style:family="table-column">
      <style:table-column-properties style:column-width="1.326cm"/>
    </style:style>
    <style:style style:name="Table48.C" style:family="table-column">
      <style:table-column-properties style:column-width="11.063cm"/>
    </style:style>
    <style:style style:name="Table48.A1" style:family="table-cell">
      <style:table-cell-properties style:vertical-align="top" fo:padding="0.097cm" fo:border-left="0.002cm solid #000000" fo:border-right="none" fo:border-top="0.002cm solid #000000" fo:border-bottom="0.002cm solid #000000"/>
    </style:style>
    <style:style style:name="Table48.C1" style:family="table-cell">
      <style:table-cell-properties style:vertical-align="top" fo:padding="0.097cm" fo:border="0.002cm solid #000000"/>
    </style:style>
    <style:style style:name="Table48.A2" style:family="table-cell">
      <style:table-cell-properties style:vertical-align="top" fo:padding="0.097cm" fo:border-left="0.002cm solid #000000" fo:border-right="none" fo:border-top="none" fo:border-bottom="0.002cm solid #000000"/>
    </style:style>
    <style:style style:name="Table48.C2" style:family="table-cell">
      <style:table-cell-properties style:vertical-align="top" fo:padding="0.097cm" fo:border-left="0.002cm solid #000000" fo:border-right="0.002cm solid #000000" fo:border-top="none" fo:border-bottom="0.002cm solid #000000"/>
    </style:style>
    <style:style style:name="Table49" style:family="table">
      <style:table-properties style:width="16.514cm" table:align="left" style:writing-mode="lr-tb"/>
    </style:style>
    <style:style style:name="Table49.A" style:family="table-column">
      <style:table-column-properties style:column-width="4.124cm"/>
    </style:style>
    <style:style style:name="Table49.B" style:family="table-column">
      <style:table-column-properties style:column-width="1.326cm"/>
    </style:style>
    <style:style style:name="Table49.C" style:family="table-column">
      <style:table-column-properties style:column-width="11.063cm"/>
    </style:style>
    <style:style style:name="Table49.A1" style:family="table-cell">
      <style:table-cell-properties style:vertical-align="top" fo:padding="0.097cm" fo:border-left="0.002cm solid #000000" fo:border-right="none" fo:border-top="0.002cm solid #000000" fo:border-bottom="0.002cm solid #000000"/>
    </style:style>
    <style:style style:name="Table49.C1" style:family="table-cell">
      <style:table-cell-properties style:vertical-align="top" fo:padding="0.097cm" fo:border="0.002cm solid #000000"/>
    </style:style>
    <style:style style:name="Table49.A2" style:family="table-cell">
      <style:table-cell-properties style:vertical-align="top" fo:padding="0.097cm" fo:border-left="0.002cm solid #000000" fo:border-right="none" fo:border-top="none" fo:border-bottom="0.002cm solid #000000"/>
    </style:style>
    <style:style style:name="Table49.C2" style:family="table-cell">
      <style:table-cell-properties style:vertical-align="top" fo:padding="0.097cm" fo:border-left="0.002cm solid #000000" fo:border-right="0.002cm solid #000000" fo:border-top="none" fo:border-bottom="0.002cm solid #000000"/>
    </style:style>
    <style:style style:name="Table50" style:family="table">
      <style:table-properties style:width="16.514cm" table:align="left" style:writing-mode="lr-tb"/>
    </style:style>
    <style:style style:name="Table50.A" style:family="table-column">
      <style:table-column-properties style:column-width="4.124cm"/>
    </style:style>
    <style:style style:name="Table50.B" style:family="table-column">
      <style:table-column-properties style:column-width="1.326cm"/>
    </style:style>
    <style:style style:name="Table50.C" style:family="table-column">
      <style:table-column-properties style:column-width="11.063cm"/>
    </style:style>
    <style:style style:name="Table50.A1" style:family="table-cell">
      <style:table-cell-properties style:vertical-align="top" fo:padding="0.097cm" fo:border-left="0.002cm solid #000000" fo:border-right="none" fo:border-top="0.002cm solid #000000" fo:border-bottom="0.002cm solid #000000"/>
    </style:style>
    <style:style style:name="Table50.C1" style:family="table-cell">
      <style:table-cell-properties style:vertical-align="top" fo:padding="0.097cm" fo:border="0.002cm solid #000000"/>
    </style:style>
    <style:style style:name="Table50.A2" style:family="table-cell">
      <style:table-cell-properties style:vertical-align="top" fo:padding="0.097cm" fo:border-left="0.002cm solid #000000" fo:border-right="none" fo:border-top="none" fo:border-bottom="0.002cm solid #000000"/>
    </style:style>
    <style:style style:name="Table50.C2" style:family="table-cell">
      <style:table-cell-properties style:vertical-align="top" fo:padding="0.097cm" fo:border-left="0.002cm solid #000000" fo:border-right="0.002cm solid #000000" fo:border-top="none" fo:border-bottom="0.002cm solid #000000"/>
    </style:style>
    <style:style style:name="Table51" style:family="table">
      <style:table-properties style:width="16.514cm" table:align="left" style:writing-mode="lr-tb"/>
    </style:style>
    <style:style style:name="Table51.A" style:family="table-column">
      <style:table-column-properties style:column-width="4.124cm"/>
    </style:style>
    <style:style style:name="Table51.B" style:family="table-column">
      <style:table-column-properties style:column-width="1.326cm"/>
    </style:style>
    <style:style style:name="Table51.C" style:family="table-column">
      <style:table-column-properties style:column-width="11.063cm"/>
    </style:style>
    <style:style style:name="Table51.A1" style:family="table-cell">
      <style:table-cell-properties style:vertical-align="top" fo:padding="0.097cm" fo:border-left="0.002cm solid #000000" fo:border-right="none" fo:border-top="0.002cm solid #000000" fo:border-bottom="0.002cm solid #000000"/>
    </style:style>
    <style:style style:name="Table51.C1" style:family="table-cell">
      <style:table-cell-properties style:vertical-align="top" fo:padding="0.097cm" fo:border="0.002cm solid #000000"/>
    </style:style>
    <style:style style:name="Table51.A2" style:family="table-cell">
      <style:table-cell-properties style:vertical-align="top" fo:padding="0.097cm" fo:border-left="0.002cm solid #000000" fo:border-right="none" fo:border-top="none" fo:border-bottom="0.002cm solid #000000"/>
    </style:style>
    <style:style style:name="Table51.C2" style:family="table-cell">
      <style:table-cell-properties style:vertical-align="top" fo:padding="0.097cm" fo:border-left="0.002cm solid #000000" fo:border-right="0.002cm solid #000000" fo:border-top="none" fo:border-bottom="0.002cm solid #000000"/>
    </style:style>
    <style:style style:name="Table52" style:family="table">
      <style:table-properties style:width="16.514cm" table:align="left" style:writing-mode="lr-tb"/>
    </style:style>
    <style:style style:name="Table52.A" style:family="table-column">
      <style:table-column-properties style:column-width="4.124cm"/>
    </style:style>
    <style:style style:name="Table52.B" style:family="table-column">
      <style:table-column-properties style:column-width="1.326cm"/>
    </style:style>
    <style:style style:name="Table52.C" style:family="table-column">
      <style:table-column-properties style:column-width="11.063cm"/>
    </style:style>
    <style:style style:name="Table52.A1" style:family="table-cell">
      <style:table-cell-properties style:vertical-align="top" fo:padding="0.097cm" fo:border-left="0.002cm solid #000000" fo:border-right="none" fo:border-top="0.002cm solid #000000" fo:border-bottom="0.002cm solid #000000"/>
    </style:style>
    <style:style style:name="Table52.C1" style:family="table-cell">
      <style:table-cell-properties style:vertical-align="top" fo:padding="0.097cm" fo:border="0.002cm solid #000000"/>
    </style:style>
    <style:style style:name="Table52.A2" style:family="table-cell">
      <style:table-cell-properties style:vertical-align="top" fo:padding="0.097cm" fo:border-left="0.002cm solid #000000" fo:border-right="none" fo:border-top="none" fo:border-bottom="0.002cm solid #000000"/>
    </style:style>
    <style:style style:name="Table52.C2" style:family="table-cell">
      <style:table-cell-properties style:vertical-align="top" fo:padding="0.097cm" fo:border-left="0.002cm solid #000000" fo:border-right="0.002cm solid #000000" fo:border-top="none" fo:border-bottom="0.002cm solid #000000"/>
    </style:style>
    <style:style style:name="Table53" style:family="table">
      <style:table-properties style:width="16.514cm" table:align="left" style:writing-mode="lr-tb"/>
    </style:style>
    <style:style style:name="Table53.A" style:family="table-column">
      <style:table-column-properties style:column-width="4.124cm"/>
    </style:style>
    <style:style style:name="Table53.B" style:family="table-column">
      <style:table-column-properties style:column-width="1.326cm"/>
    </style:style>
    <style:style style:name="Table53.C" style:family="table-column">
      <style:table-column-properties style:column-width="11.063cm"/>
    </style:style>
    <style:style style:name="Table53.A1" style:family="table-cell">
      <style:table-cell-properties style:vertical-align="top" fo:padding="0.097cm" fo:border-left="0.002cm solid #000000" fo:border-right="none" fo:border-top="0.002cm solid #000000" fo:border-bottom="0.002cm solid #000000"/>
    </style:style>
    <style:style style:name="Table53.C1" style:family="table-cell">
      <style:table-cell-properties style:vertical-align="top" fo:padding="0.097cm" fo:border="0.002cm solid #000000"/>
    </style:style>
    <style:style style:name="Table53.A2" style:family="table-cell">
      <style:table-cell-properties style:vertical-align="top" fo:padding="0.097cm" fo:border-left="0.002cm solid #000000" fo:border-right="none" fo:border-top="none" fo:border-bottom="0.002cm solid #000000"/>
    </style:style>
    <style:style style:name="Table53.C2" style:family="table-cell">
      <style:table-cell-properties style:vertical-align="top" fo:padding="0.097cm" fo:border-left="0.002cm solid #000000" fo:border-right="0.002cm solid #000000" fo:border-top="none" fo:border-bottom="0.002cm solid #000000"/>
    </style:style>
    <style:style style:name="Table54" style:family="table">
      <style:table-properties style:width="16.514cm" table:align="left" style:writing-mode="lr-tb"/>
    </style:style>
    <style:style style:name="Table54.A" style:family="table-column">
      <style:table-column-properties style:column-width="4.124cm"/>
    </style:style>
    <style:style style:name="Table54.B" style:family="table-column">
      <style:table-column-properties style:column-width="1.326cm"/>
    </style:style>
    <style:style style:name="Table54.C" style:family="table-column">
      <style:table-column-properties style:column-width="11.063cm"/>
    </style:style>
    <style:style style:name="Table54.A1" style:family="table-cell">
      <style:table-cell-properties style:vertical-align="top" fo:padding="0.097cm" fo:border-left="0.002cm solid #000000" fo:border-right="none" fo:border-top="0.002cm solid #000000" fo:border-bottom="0.002cm solid #000000"/>
    </style:style>
    <style:style style:name="Table54.C1" style:family="table-cell">
      <style:table-cell-properties style:vertical-align="top" fo:padding="0.097cm" fo:border="0.002cm solid #000000"/>
    </style:style>
    <style:style style:name="Table54.A2" style:family="table-cell">
      <style:table-cell-properties style:vertical-align="top" fo:padding="0.097cm" fo:border-left="0.002cm solid #000000" fo:border-right="none" fo:border-top="none" fo:border-bottom="0.002cm solid #000000"/>
    </style:style>
    <style:style style:name="Table54.C2" style:family="table-cell">
      <style:table-cell-properties style:vertical-align="top" fo:padding="0.097cm" fo:border-left="0.002cm solid #000000" fo:border-right="0.002cm solid #000000" fo:border-top="none" fo:border-bottom="0.002cm solid #000000"/>
    </style:style>
    <style:style style:name="Table55" style:family="table">
      <style:table-properties style:width="16.514cm" table:align="left" style:writing-mode="lr-tb"/>
    </style:style>
    <style:style style:name="Table55.A" style:family="table-column">
      <style:table-column-properties style:column-width="4.124cm"/>
    </style:style>
    <style:style style:name="Table55.B" style:family="table-column">
      <style:table-column-properties style:column-width="1.326cm"/>
    </style:style>
    <style:style style:name="Table55.C" style:family="table-column">
      <style:table-column-properties style:column-width="11.063cm"/>
    </style:style>
    <style:style style:name="Table55.A1" style:family="table-cell">
      <style:table-cell-properties style:vertical-align="top" fo:padding="0.097cm" fo:border-left="0.002cm solid #000000" fo:border-right="none" fo:border-top="0.002cm solid #000000" fo:border-bottom="0.002cm solid #000000"/>
    </style:style>
    <style:style style:name="Table55.C1" style:family="table-cell">
      <style:table-cell-properties style:vertical-align="top" fo:padding="0.097cm" fo:border="0.002cm solid #000000"/>
    </style:style>
    <style:style style:name="Table55.A2" style:family="table-cell">
      <style:table-cell-properties style:vertical-align="top" fo:padding="0.097cm" fo:border-left="0.002cm solid #000000" fo:border-right="none" fo:border-top="none" fo:border-bottom="0.002cm solid #000000"/>
    </style:style>
    <style:style style:name="Table55.C2" style:family="table-cell">
      <style:table-cell-properties style:vertical-align="top" fo:padding="0.097cm" fo:border-left="0.002cm solid #000000" fo:border-right="0.002cm solid #000000" fo:border-top="none" fo:border-bottom="0.002cm solid #000000"/>
    </style:style>
    <style:style style:name="Table56" style:family="table">
      <style:table-properties style:width="16.514cm" table:align="left" style:writing-mode="lr-tb"/>
    </style:style>
    <style:style style:name="Table56.A" style:family="table-column">
      <style:table-column-properties style:column-width="4.124cm"/>
    </style:style>
    <style:style style:name="Table56.B" style:family="table-column">
      <style:table-column-properties style:column-width="1.326cm"/>
    </style:style>
    <style:style style:name="Table56.C" style:family="table-column">
      <style:table-column-properties style:column-width="11.063cm"/>
    </style:style>
    <style:style style:name="Table56.A1" style:family="table-cell">
      <style:table-cell-properties style:vertical-align="top" fo:padding="0.097cm" fo:border-left="0.002cm solid #000000" fo:border-right="none" fo:border-top="0.002cm solid #000000" fo:border-bottom="0.002cm solid #000000"/>
    </style:style>
    <style:style style:name="Table56.C1" style:family="table-cell">
      <style:table-cell-properties style:vertical-align="top" fo:padding="0.097cm" fo:border="0.002cm solid #000000"/>
    </style:style>
    <style:style style:name="Table56.A2" style:family="table-cell">
      <style:table-cell-properties style:vertical-align="top" fo:padding="0.097cm" fo:border-left="0.002cm solid #000000" fo:border-right="none" fo:border-top="none" fo:border-bottom="0.002cm solid #000000"/>
    </style:style>
    <style:style style:name="Table56.C2" style:family="table-cell">
      <style:table-cell-properties style:vertical-align="top" fo:padding="0.097cm" fo:border-left="0.002cm solid #000000" fo:border-right="0.002cm solid #000000" fo:border-top="none" fo:border-bottom="0.002cm solid #000000"/>
    </style:style>
    <style:style style:name="Table57" style:family="table">
      <style:table-properties style:width="16.514cm" table:align="left" style:writing-mode="lr-tb"/>
    </style:style>
    <style:style style:name="Table57.A" style:family="table-column">
      <style:table-column-properties style:column-width="4.124cm"/>
    </style:style>
    <style:style style:name="Table57.B" style:family="table-column">
      <style:table-column-properties style:column-width="1.326cm"/>
    </style:style>
    <style:style style:name="Table57.C" style:family="table-column">
      <style:table-column-properties style:column-width="11.063cm"/>
    </style:style>
    <style:style style:name="Table57.A1" style:family="table-cell">
      <style:table-cell-properties style:vertical-align="top" fo:padding="0.097cm" fo:border-left="0.002cm solid #000000" fo:border-right="none" fo:border-top="0.002cm solid #000000" fo:border-bottom="0.002cm solid #000000"/>
    </style:style>
    <style:style style:name="Table57.C1" style:family="table-cell">
      <style:table-cell-properties style:vertical-align="top" fo:padding="0.097cm" fo:border="0.002cm solid #000000"/>
    </style:style>
    <style:style style:name="Table57.A2" style:family="table-cell">
      <style:table-cell-properties style:vertical-align="top" fo:padding="0.097cm" fo:border-left="0.002cm solid #000000" fo:border-right="none" fo:border-top="none" fo:border-bottom="0.002cm solid #000000"/>
    </style:style>
    <style:style style:name="Table57.C2" style:family="table-cell">
      <style:table-cell-properties style:vertical-align="top" fo:padding="0.097cm" fo:border-left="0.002cm solid #000000" fo:border-right="0.002cm solid #000000" fo:border-top="none" fo:border-bottom="0.002cm solid #000000"/>
    </style:style>
    <style:style style:name="Table59" style:family="table">
      <style:table-properties style:width="16.514cm" table:align="left" style:writing-mode="lr-tb"/>
    </style:style>
    <style:style style:name="Table59.A" style:family="table-column">
      <style:table-column-properties style:column-width="4.124cm"/>
    </style:style>
    <style:style style:name="Table59.B" style:family="table-column">
      <style:table-column-properties style:column-width="1.326cm"/>
    </style:style>
    <style:style style:name="Table59.C" style:family="table-column">
      <style:table-column-properties style:column-width="11.063cm"/>
    </style:style>
    <style:style style:name="Table59.A1" style:family="table-cell">
      <style:table-cell-properties style:vertical-align="top" fo:padding="0.097cm" fo:border-left="0.002cm solid #000000" fo:border-right="none" fo:border-top="0.002cm solid #000000" fo:border-bottom="0.002cm solid #000000"/>
    </style:style>
    <style:style style:name="Table59.C1" style:family="table-cell">
      <style:table-cell-properties style:vertical-align="top" fo:padding="0.097cm" fo:border="0.002cm solid #000000"/>
    </style:style>
    <style:style style:name="Table59.A2" style:family="table-cell">
      <style:table-cell-properties style:vertical-align="top" fo:padding="0.097cm" fo:border-left="0.002cm solid #000000" fo:border-right="none" fo:border-top="none" fo:border-bottom="0.002cm solid #000000"/>
    </style:style>
    <style:style style:name="Table59.C2" style:family="table-cell">
      <style:table-cell-properties style:vertical-align="top" fo:padding="0.097cm" fo:border-left="0.002cm solid #000000" fo:border-right="0.002cm solid #000000" fo:border-top="none" fo:border-bottom="0.002cm solid #000000"/>
    </style:style>
    <style:style style:name="Table60" style:family="table">
      <style:table-properties style:width="16.514cm" table:align="left" style:writing-mode="lr-tb"/>
    </style:style>
    <style:style style:name="Table60.A" style:family="table-column">
      <style:table-column-properties style:column-width="4.124cm"/>
    </style:style>
    <style:style style:name="Table60.B" style:family="table-column">
      <style:table-column-properties style:column-width="1.326cm"/>
    </style:style>
    <style:style style:name="Table60.C" style:family="table-column">
      <style:table-column-properties style:column-width="11.063cm"/>
    </style:style>
    <style:style style:name="Table60.A1" style:family="table-cell">
      <style:table-cell-properties style:vertical-align="top" fo:padding="0.097cm" fo:border-left="0.002cm solid #000000" fo:border-right="none" fo:border-top="0.002cm solid #000000" fo:border-bottom="0.002cm solid #000000"/>
    </style:style>
    <style:style style:name="Table60.C1" style:family="table-cell">
      <style:table-cell-properties style:vertical-align="top" fo:padding="0.097cm" fo:border="0.002cm solid #000000"/>
    </style:style>
    <style:style style:name="Table60.A2" style:family="table-cell">
      <style:table-cell-properties style:vertical-align="top" fo:padding="0.097cm" fo:border-left="0.002cm solid #000000" fo:border-right="none" fo:border-top="none" fo:border-bottom="0.002cm solid #000000"/>
    </style:style>
    <style:style style:name="Table60.C2" style:family="table-cell">
      <style:table-cell-properties style:vertical-align="top" fo:padding="0.097cm" fo:border-left="0.002cm solid #000000" fo:border-right="0.002cm solid #000000" fo:border-top="none" fo:border-bottom="0.002cm solid #000000"/>
    </style:style>
    <style:style style:name="Table61" style:family="table">
      <style:table-properties style:width="16.514cm" table:align="left" style:writing-mode="lr-tb"/>
    </style:style>
    <style:style style:name="Table61.A" style:family="table-column">
      <style:table-column-properties style:column-width="4.124cm"/>
    </style:style>
    <style:style style:name="Table61.B" style:family="table-column">
      <style:table-column-properties style:column-width="1.326cm"/>
    </style:style>
    <style:style style:name="Table61.C" style:family="table-column">
      <style:table-column-properties style:column-width="11.063cm"/>
    </style:style>
    <style:style style:name="Table61.A1" style:family="table-cell">
      <style:table-cell-properties style:vertical-align="top" fo:padding="0.097cm" fo:border-left="0.002cm solid #000000" fo:border-right="none" fo:border-top="0.002cm solid #000000" fo:border-bottom="0.002cm solid #000000"/>
    </style:style>
    <style:style style:name="Table61.C1" style:family="table-cell">
      <style:table-cell-properties style:vertical-align="top" fo:padding="0.097cm" fo:border="0.002cm solid #000000"/>
    </style:style>
    <style:style style:name="Table61.A2" style:family="table-cell">
      <style:table-cell-properties style:vertical-align="top" fo:padding="0.097cm" fo:border-left="0.002cm solid #000000" fo:border-right="none" fo:border-top="none" fo:border-bottom="0.002cm solid #000000"/>
    </style:style>
    <style:style style:name="Table61.C2" style:family="table-cell">
      <style:table-cell-properties style:vertical-align="top" fo:padding="0.097cm" fo:border-left="0.002cm solid #000000" fo:border-right="0.002cm solid #000000" fo:border-top="none" fo:border-bottom="0.002cm solid #000000"/>
    </style:style>
    <style:style style:name="Table62" style:family="table">
      <style:table-properties style:width="16.514cm" table:align="left" style:writing-mode="lr-tb"/>
    </style:style>
    <style:style style:name="Table62.A" style:family="table-column">
      <style:table-column-properties style:column-width="4.124cm"/>
    </style:style>
    <style:style style:name="Table62.B" style:family="table-column">
      <style:table-column-properties style:column-width="1.326cm"/>
    </style:style>
    <style:style style:name="Table62.C" style:family="table-column">
      <style:table-column-properties style:column-width="11.063cm"/>
    </style:style>
    <style:style style:name="Table62.A1" style:family="table-cell">
      <style:table-cell-properties style:vertical-align="top" fo:padding="0.097cm" fo:border-left="0.002cm solid #000000" fo:border-right="none" fo:border-top="0.002cm solid #000000" fo:border-bottom="0.002cm solid #000000"/>
    </style:style>
    <style:style style:name="Table62.C1" style:family="table-cell">
      <style:table-cell-properties style:vertical-align="top" fo:padding="0.097cm" fo:border="0.002cm solid #000000"/>
    </style:style>
    <style:style style:name="Table62.A2" style:family="table-cell">
      <style:table-cell-properties style:vertical-align="top" fo:padding="0.097cm" fo:border-left="0.002cm solid #000000" fo:border-right="none" fo:border-top="none" fo:border-bottom="0.002cm solid #000000"/>
    </style:style>
    <style:style style:name="Table62.C2" style:family="table-cell">
      <style:table-cell-properties style:vertical-align="top" fo:padding="0.097cm" fo:border-left="0.002cm solid #000000" fo:border-right="0.002cm solid #000000" fo:border-top="none" fo:border-bottom="0.002cm solid #000000"/>
    </style:style>
    <style:style style:name="Table63" style:family="table">
      <style:table-properties style:width="16.514cm" table:align="left" style:writing-mode="lr-tb"/>
    </style:style>
    <style:style style:name="Table63.A" style:family="table-column">
      <style:table-column-properties style:column-width="4.124cm"/>
    </style:style>
    <style:style style:name="Table63.B" style:family="table-column">
      <style:table-column-properties style:column-width="1.326cm"/>
    </style:style>
    <style:style style:name="Table63.C" style:family="table-column">
      <style:table-column-properties style:column-width="11.063cm"/>
    </style:style>
    <style:style style:name="Table63.A1" style:family="table-cell">
      <style:table-cell-properties style:vertical-align="top" fo:padding="0.097cm" fo:border-left="0.002cm solid #000000" fo:border-right="none" fo:border-top="0.002cm solid #000000" fo:border-bottom="0.002cm solid #000000"/>
    </style:style>
    <style:style style:name="Table63.C1" style:family="table-cell">
      <style:table-cell-properties style:vertical-align="top" fo:padding="0.097cm" fo:border="0.002cm solid #000000"/>
    </style:style>
    <style:style style:name="Table63.A2" style:family="table-cell">
      <style:table-cell-properties style:vertical-align="top" fo:padding="0.097cm" fo:border-left="0.002cm solid #000000" fo:border-right="none" fo:border-top="none" fo:border-bottom="0.002cm solid #000000"/>
    </style:style>
    <style:style style:name="Table63.C2" style:family="table-cell">
      <style:table-cell-properties style:vertical-align="top" fo:padding="0.097cm" fo:border-left="0.002cm solid #000000" fo:border-right="0.002cm solid #000000" fo:border-top="none" fo:border-bottom="0.002cm solid #000000"/>
    </style:style>
    <style:style style:name="Table64" style:family="table">
      <style:table-properties style:width="16.514cm" table:align="left" style:writing-mode="lr-tb"/>
    </style:style>
    <style:style style:name="Table64.A" style:family="table-column">
      <style:table-column-properties style:column-width="4.124cm"/>
    </style:style>
    <style:style style:name="Table64.B" style:family="table-column">
      <style:table-column-properties style:column-width="1.326cm"/>
    </style:style>
    <style:style style:name="Table64.C" style:family="table-column">
      <style:table-column-properties style:column-width="11.063cm"/>
    </style:style>
    <style:style style:name="Table64.A1" style:family="table-cell">
      <style:table-cell-properties style:vertical-align="top" fo:padding="0.097cm" fo:border-left="0.002cm solid #000000" fo:border-right="none" fo:border-top="0.002cm solid #000000" fo:border-bottom="0.002cm solid #000000"/>
    </style:style>
    <style:style style:name="Table64.C1" style:family="table-cell">
      <style:table-cell-properties style:vertical-align="top" fo:padding="0.097cm" fo:border="0.002cm solid #000000"/>
    </style:style>
    <style:style style:name="Table64.A2" style:family="table-cell">
      <style:table-cell-properties style:vertical-align="top" fo:padding="0.097cm" fo:border-left="0.002cm solid #000000" fo:border-right="none" fo:border-top="none" fo:border-bottom="0.002cm solid #000000"/>
    </style:style>
    <style:style style:name="Table64.C2" style:family="table-cell">
      <style:table-cell-properties style:vertical-align="top" fo:padding="0.097cm" fo:border-left="0.002cm solid #000000" fo:border-right="0.002cm solid #000000" fo:border-top="none" fo:border-bottom="0.002cm solid #000000"/>
    </style:style>
    <style:style style:name="Table65" style:family="table">
      <style:table-properties style:width="16.514cm" table:align="left" style:writing-mode="lr-tb"/>
    </style:style>
    <style:style style:name="Table65.A" style:family="table-column">
      <style:table-column-properties style:column-width="4.124cm"/>
    </style:style>
    <style:style style:name="Table65.B" style:family="table-column">
      <style:table-column-properties style:column-width="1.326cm"/>
    </style:style>
    <style:style style:name="Table65.C" style:family="table-column">
      <style:table-column-properties style:column-width="11.063cm"/>
    </style:style>
    <style:style style:name="Table65.A1" style:family="table-cell">
      <style:table-cell-properties style:vertical-align="top" fo:padding="0.097cm" fo:border-left="0.002cm solid #000000" fo:border-right="none" fo:border-top="0.002cm solid #000000" fo:border-bottom="0.002cm solid #000000"/>
    </style:style>
    <style:style style:name="Table65.C1" style:family="table-cell">
      <style:table-cell-properties style:vertical-align="top" fo:padding="0.097cm" fo:border="0.002cm solid #000000"/>
    </style:style>
    <style:style style:name="Table65.A2" style:family="table-cell">
      <style:table-cell-properties style:vertical-align="top" fo:padding="0.097cm" fo:border-left="0.002cm solid #000000" fo:border-right="none" fo:border-top="none" fo:border-bottom="0.002cm solid #000000"/>
    </style:style>
    <style:style style:name="Table65.C2" style:family="table-cell">
      <style:table-cell-properties style:vertical-align="top" fo:padding="0.097cm" fo:border-left="0.002cm solid #000000" fo:border-right="0.002cm solid #000000" fo:border-top="none" fo:border-bottom="0.002cm solid #000000"/>
    </style:style>
    <style:style style:name="Table66" style:family="table">
      <style:table-properties style:width="16.514cm" table:align="left" style:writing-mode="lr-tb"/>
    </style:style>
    <style:style style:name="Table66.A" style:family="table-column">
      <style:table-column-properties style:column-width="4.124cm"/>
    </style:style>
    <style:style style:name="Table66.B" style:family="table-column">
      <style:table-column-properties style:column-width="1.326cm"/>
    </style:style>
    <style:style style:name="Table66.C" style:family="table-column">
      <style:table-column-properties style:column-width="11.063cm"/>
    </style:style>
    <style:style style:name="Table66.A1" style:family="table-cell">
      <style:table-cell-properties style:vertical-align="top" fo:padding="0.097cm" fo:border-left="0.002cm solid #000000" fo:border-right="none" fo:border-top="0.002cm solid #000000" fo:border-bottom="0.002cm solid #000000"/>
    </style:style>
    <style:style style:name="Table66.C1" style:family="table-cell">
      <style:table-cell-properties style:vertical-align="top" fo:padding="0.097cm" fo:border="0.002cm solid #000000"/>
    </style:style>
    <style:style style:name="Table66.A2" style:family="table-cell">
      <style:table-cell-properties style:vertical-align="top" fo:padding="0.097cm" fo:border-left="0.002cm solid #000000" fo:border-right="none" fo:border-top="none" fo:border-bottom="0.002cm solid #000000"/>
    </style:style>
    <style:style style:name="Table66.C2" style:family="table-cell">
      <style:table-cell-properties style:vertical-align="top" fo:padding="0.097cm" fo:border-left="0.002cm solid #000000" fo:border-right="0.002cm solid #000000" fo:border-top="none" fo:border-bottom="0.002cm solid #000000"/>
    </style:style>
    <style:style style:name="Table67" style:family="table">
      <style:table-properties style:width="16.514cm" table:align="left" style:writing-mode="lr-tb"/>
    </style:style>
    <style:style style:name="Table67.A" style:family="table-column">
      <style:table-column-properties style:column-width="4.124cm"/>
    </style:style>
    <style:style style:name="Table67.B" style:family="table-column">
      <style:table-column-properties style:column-width="1.115cm"/>
    </style:style>
    <style:style style:name="Table67.C" style:family="table-column">
      <style:table-column-properties style:column-width="11.275cm"/>
    </style:style>
    <style:style style:name="Table67.A1" style:family="table-cell">
      <style:table-cell-properties style:vertical-align="top" fo:padding="0.097cm" fo:border-left="0.002cm solid #000000" fo:border-right="none" fo:border-top="0.002cm solid #000000" fo:border-bottom="0.002cm solid #000000"/>
    </style:style>
    <style:style style:name="Table67.C1" style:family="table-cell">
      <style:table-cell-properties style:vertical-align="top" fo:padding="0.097cm" fo:border="0.002cm solid #000000"/>
    </style:style>
    <style:style style:name="Table67.A2" style:family="table-cell">
      <style:table-cell-properties style:vertical-align="top" fo:padding="0.097cm" fo:border-left="0.002cm solid #000000" fo:border-right="none" fo:border-top="none" fo:border-bottom="0.002cm solid #000000"/>
    </style:style>
    <style:style style:name="Table67.C2" style:family="table-cell">
      <style:table-cell-properties style:vertical-align="top" fo:padding="0.097cm" fo:border-left="0.002cm solid #000000" fo:border-right="0.002cm solid #000000" fo:border-top="none" fo:border-bottom="0.002cm solid #000000"/>
    </style:style>
    <style:style style:name="Table68" style:family="table">
      <style:table-properties style:width="16.514cm" table:align="left" style:writing-mode="lr-tb"/>
    </style:style>
    <style:style style:name="Table68.A" style:family="table-column">
      <style:table-column-properties style:column-width="4.152cm"/>
    </style:style>
    <style:style style:name="Table68.B" style:family="table-column">
      <style:table-column-properties style:column-width="1.087cm"/>
    </style:style>
    <style:style style:name="Table68.C" style:family="table-column">
      <style:table-column-properties style:column-width="11.275cm"/>
    </style:style>
    <style:style style:name="Table68.A1" style:family="table-cell">
      <style:table-cell-properties style:vertical-align="top" fo:padding="0.097cm" fo:border-left="0.002cm solid #000000" fo:border-right="none" fo:border-top="0.002cm solid #000000" fo:border-bottom="0.002cm solid #000000"/>
    </style:style>
    <style:style style:name="Table68.C1" style:family="table-cell">
      <style:table-cell-properties style:vertical-align="top" fo:padding="0.097cm" fo:border="0.002cm solid #000000"/>
    </style:style>
    <style:style style:name="Table68.A2" style:family="table-cell">
      <style:table-cell-properties style:vertical-align="top" fo:padding="0.097cm" fo:border-left="0.002cm solid #000000" fo:border-right="none" fo:border-top="none" fo:border-bottom="0.002cm solid #000000"/>
    </style:style>
    <style:style style:name="Table68.C2" style:family="table-cell">
      <style:table-cell-properties style:vertical-align="top" fo:padding="0.097cm" fo:border-left="0.002cm solid #000000" fo:border-right="0.002cm solid #000000" fo:border-top="none" fo:border-bottom="0.002cm solid #000000"/>
    </style:style>
    <style:style style:name="Tabelle1" style:family="table">
      <style:table-properties style:width="16.514cm" table:align="left" style:writing-mode="lr-tb"/>
    </style:style>
    <style:style style:name="Tabelle1.A" style:family="table-column">
      <style:table-column-properties style:column-width="4.152cm"/>
    </style:style>
    <style:style style:name="Tabelle1.B" style:family="table-column">
      <style:table-column-properties style:column-width="1.087cm"/>
    </style:style>
    <style:style style:name="Tabelle1.C" style:family="table-column">
      <style:table-column-properties style:column-width="11.275cm"/>
    </style:style>
    <style:style style:name="Tabelle1.A1" style:family="table-cell">
      <style:table-cell-properties style:vertical-align="top" fo:padding="0.097cm" fo:border-left="0.002cm solid #000000" fo:border-right="none" fo:border-top="0.002cm solid #000000" fo:border-bottom="0.002cm solid #000000"/>
    </style:style>
    <style:style style:name="Tabelle1.C1" style:family="table-cell">
      <style:table-cell-properties style:vertical-align="top" fo:padding="0.097cm" fo:border="0.002cm solid #000000"/>
    </style:style>
    <style:style style:name="Tabelle1.A2" style:family="table-cell">
      <style:table-cell-properties style:vertical-align="top" fo:padding="0.097cm" fo:border-left="0.002cm solid #000000" fo:border-right="none" fo:border-top="none" fo:border-bottom="0.002cm solid #000000"/>
    </style:style>
    <style:style style:name="Tabelle1.C2" style:family="table-cell">
      <style:table-cell-properties style:vertical-align="top" fo:padding="0.097cm" fo:border-left="0.002cm solid #000000" fo:border-right="0.002cm solid #000000" fo:border-top="none" fo:border-bottom="0.002cm solid #000000"/>
    </style:style>
    <style:style style:name="Table69" style:family="table">
      <style:table-properties style:width="16.514cm" table:align="left" style:writing-mode="lr-tb"/>
    </style:style>
    <style:style style:name="Table69.A" style:family="table-column">
      <style:table-column-properties style:column-width="4.124cm"/>
    </style:style>
    <style:style style:name="Table69.B" style:family="table-column">
      <style:table-column-properties style:column-width="1.326cm"/>
    </style:style>
    <style:style style:name="Table69.C" style:family="table-column">
      <style:table-column-properties style:column-width="11.063cm"/>
    </style:style>
    <style:style style:name="Table69.A1" style:family="table-cell">
      <style:table-cell-properties style:vertical-align="top" fo:padding="0.097cm" fo:border-left="0.002cm solid #000000" fo:border-right="none" fo:border-top="0.002cm solid #000000" fo:border-bottom="0.002cm solid #000000"/>
    </style:style>
    <style:style style:name="Table69.C1" style:family="table-cell">
      <style:table-cell-properties style:vertical-align="top" fo:padding="0.097cm" fo:border="0.002cm solid #000000"/>
    </style:style>
    <style:style style:name="Table69.A2" style:family="table-cell">
      <style:table-cell-properties style:vertical-align="top" fo:padding="0.097cm" fo:border-left="0.002cm solid #000000" fo:border-right="none" fo:border-top="none" fo:border-bottom="0.002cm solid #000000"/>
    </style:style>
    <style:style style:name="Table69.C2" style:family="table-cell">
      <style:table-cell-properties style:vertical-align="top" fo:padding="0.097cm" fo:border-left="0.002cm solid #000000" fo:border-right="0.002cm solid #000000" fo:border-top="none" fo:border-bottom="0.002cm solid #000000"/>
    </style:style>
    <style:style style:name="Table70" style:family="table">
      <style:table-properties style:width="16.514cm" table:align="left" style:writing-mode="lr-tb"/>
    </style:style>
    <style:style style:name="Table70.A" style:family="table-column">
      <style:table-column-properties style:column-width="4.124cm"/>
    </style:style>
    <style:style style:name="Table70.B" style:family="table-column">
      <style:table-column-properties style:column-width="1.326cm"/>
    </style:style>
    <style:style style:name="Table70.C" style:family="table-column">
      <style:table-column-properties style:column-width="11.063cm"/>
    </style:style>
    <style:style style:name="Table70.A1" style:family="table-cell">
      <style:table-cell-properties style:vertical-align="top" fo:padding="0.097cm" fo:border-left="0.002cm solid #000000" fo:border-right="none" fo:border-top="0.002cm solid #000000" fo:border-bottom="0.002cm solid #000000"/>
    </style:style>
    <style:style style:name="Table70.C1" style:family="table-cell">
      <style:table-cell-properties style:vertical-align="top" fo:padding="0.097cm" fo:border="0.002cm solid #000000"/>
    </style:style>
    <style:style style:name="Table70.A2" style:family="table-cell">
      <style:table-cell-properties style:vertical-align="top" fo:padding="0.097cm" fo:border-left="0.002cm solid #000000" fo:border-right="none" fo:border-top="none" fo:border-bottom="0.002cm solid #000000"/>
    </style:style>
    <style:style style:name="Table70.C2" style:family="table-cell">
      <style:table-cell-properties style:vertical-align="top" fo:padding="0.097cm" fo:border-left="0.002cm solid #000000" fo:border-right="0.002cm solid #000000" fo:border-top="none" fo:border-bottom="0.002cm solid #000000"/>
    </style:style>
    <style:style style:name="Table71" style:family="table">
      <style:table-properties style:width="16.514cm" table:align="left" style:writing-mode="lr-tb"/>
    </style:style>
    <style:style style:name="Table71.A" style:family="table-column">
      <style:table-column-properties style:column-width="4.124cm"/>
    </style:style>
    <style:style style:name="Table71.B" style:family="table-column">
      <style:table-column-properties style:column-width="1.326cm"/>
    </style:style>
    <style:style style:name="Table71.C" style:family="table-column">
      <style:table-column-properties style:column-width="11.063cm"/>
    </style:style>
    <style:style style:name="Table71.A1" style:family="table-cell">
      <style:table-cell-properties style:vertical-align="top" fo:padding="0.097cm" fo:border-left="0.002cm solid #000000" fo:border-right="none" fo:border-top="0.002cm solid #000000" fo:border-bottom="0.002cm solid #000000"/>
    </style:style>
    <style:style style:name="Table71.C1" style:family="table-cell">
      <style:table-cell-properties style:vertical-align="top" fo:padding="0.097cm" fo:border="0.002cm solid #000000"/>
    </style:style>
    <style:style style:name="Table71.A2" style:family="table-cell">
      <style:table-cell-properties style:vertical-align="top" fo:padding="0.097cm" fo:border-left="0.002cm solid #000000" fo:border-right="none" fo:border-top="none" fo:border-bottom="0.002cm solid #000000"/>
    </style:style>
    <style:style style:name="Table71.C2" style:family="table-cell">
      <style:table-cell-properties style:vertical-align="top" fo:padding="0.097cm" fo:border-left="0.002cm solid #000000" fo:border-right="0.002cm solid #000000" fo:border-top="none" fo:border-bottom="0.002cm solid #000000"/>
    </style:style>
    <style:style style:name="Table72" style:family="table">
      <style:table-properties style:width="16.514cm" table:align="left" style:writing-mode="lr-tb"/>
    </style:style>
    <style:style style:name="Table72.A" style:family="table-column">
      <style:table-column-properties style:column-width="4.124cm"/>
    </style:style>
    <style:style style:name="Table72.B" style:family="table-column">
      <style:table-column-properties style:column-width="1.326cm"/>
    </style:style>
    <style:style style:name="Table72.C" style:family="table-column">
      <style:table-column-properties style:column-width="11.063cm"/>
    </style:style>
    <style:style style:name="Table72.A1" style:family="table-cell">
      <style:table-cell-properties style:vertical-align="top" fo:padding="0.097cm" fo:border-left="0.002cm solid #000000" fo:border-right="none" fo:border-top="0.002cm solid #000000" fo:border-bottom="0.002cm solid #000000"/>
    </style:style>
    <style:style style:name="Table72.C1" style:family="table-cell">
      <style:table-cell-properties style:vertical-align="top" fo:padding="0.097cm" fo:border="0.002cm solid #000000"/>
    </style:style>
    <style:style style:name="Table72.A2" style:family="table-cell">
      <style:table-cell-properties style:vertical-align="top" fo:padding="0.097cm" fo:border-left="0.002cm solid #000000" fo:border-right="none" fo:border-top="none" fo:border-bottom="0.002cm solid #000000"/>
    </style:style>
    <style:style style:name="Table72.C2" style:family="table-cell">
      <style:table-cell-properties style:vertical-align="top" fo:padding="0.097cm" fo:border-left="0.002cm solid #000000" fo:border-right="0.002cm solid #000000" fo:border-top="none" fo:border-bottom="0.002cm solid #000000"/>
    </style:style>
    <style:style style:name="Table73" style:family="table">
      <style:table-properties style:width="16.514cm" table:align="left" style:writing-mode="lr-tb"/>
    </style:style>
    <style:style style:name="Table73.A" style:family="table-column">
      <style:table-column-properties style:column-width="4.124cm"/>
    </style:style>
    <style:style style:name="Table73.B" style:family="table-column">
      <style:table-column-properties style:column-width="1.326cm"/>
    </style:style>
    <style:style style:name="Table73.C" style:family="table-column">
      <style:table-column-properties style:column-width="11.063cm"/>
    </style:style>
    <style:style style:name="Table73.A1" style:family="table-cell">
      <style:table-cell-properties style:vertical-align="top" fo:padding="0.097cm" fo:border-left="0.002cm solid #000000" fo:border-right="none" fo:border-top="0.002cm solid #000000" fo:border-bottom="0.002cm solid #000000"/>
    </style:style>
    <style:style style:name="Table73.C1" style:family="table-cell">
      <style:table-cell-properties style:vertical-align="top" fo:padding="0.097cm" fo:border="0.002cm solid #000000"/>
    </style:style>
    <style:style style:name="Table73.A2" style:family="table-cell">
      <style:table-cell-properties style:vertical-align="top" fo:padding="0.097cm" fo:border-left="0.002cm solid #000000" fo:border-right="none" fo:border-top="none" fo:border-bottom="0.002cm solid #000000"/>
    </style:style>
    <style:style style:name="Table73.C2" style:family="table-cell">
      <style:table-cell-properties style:vertical-align="top" fo:padding="0.097cm" fo:border-left="0.002cm solid #000000" fo:border-right="0.002cm solid #000000" fo:border-top="none" fo:border-bottom="0.002cm solid #000000"/>
    </style:style>
    <style:style style:name="Table74" style:family="table">
      <style:table-properties style:width="16.514cm" table:align="left" style:writing-mode="lr-tb"/>
    </style:style>
    <style:style style:name="Table74.A" style:family="table-column">
      <style:table-column-properties style:column-width="4.124cm"/>
    </style:style>
    <style:style style:name="Table74.B" style:family="table-column">
      <style:table-column-properties style:column-width="1.326cm"/>
    </style:style>
    <style:style style:name="Table74.C" style:family="table-column">
      <style:table-column-properties style:column-width="11.063cm"/>
    </style:style>
    <style:style style:name="Table74.A1" style:family="table-cell">
      <style:table-cell-properties style:vertical-align="top" fo:padding="0.097cm" fo:border-left="0.002cm solid #000000" fo:border-right="none" fo:border-top="0.002cm solid #000000" fo:border-bottom="0.002cm solid #000000"/>
    </style:style>
    <style:style style:name="Table74.C1" style:family="table-cell">
      <style:table-cell-properties style:vertical-align="top" fo:padding="0.097cm" fo:border="0.002cm solid #000000"/>
    </style:style>
    <style:style style:name="Table74.A2" style:family="table-cell">
      <style:table-cell-properties style:vertical-align="top" fo:padding="0.097cm" fo:border-left="0.002cm solid #000000" fo:border-right="none" fo:border-top="none" fo:border-bottom="0.002cm solid #000000"/>
    </style:style>
    <style:style style:name="Table74.C2" style:family="table-cell">
      <style:table-cell-properties style:vertical-align="top" fo:padding="0.097cm" fo:border-left="0.002cm solid #000000" fo:border-right="0.002cm solid #000000" fo:border-top="none" fo:border-bottom="0.002cm solid #000000"/>
    </style:style>
    <style:style style:name="Table75" style:family="table">
      <style:table-properties style:width="16.514cm" table:align="left" style:writing-mode="lr-tb"/>
    </style:style>
    <style:style style:name="Table75.A" style:family="table-column">
      <style:table-column-properties style:column-width="4.124cm"/>
    </style:style>
    <style:style style:name="Table75.B" style:family="table-column">
      <style:table-column-properties style:column-width="1.326cm"/>
    </style:style>
    <style:style style:name="Table75.C" style:family="table-column">
      <style:table-column-properties style:column-width="11.063cm"/>
    </style:style>
    <style:style style:name="Table75.A1" style:family="table-cell">
      <style:table-cell-properties style:vertical-align="top" fo:padding="0.097cm" fo:border-left="0.002cm solid #000000" fo:border-right="none" fo:border-top="0.002cm solid #000000" fo:border-bottom="0.002cm solid #000000"/>
    </style:style>
    <style:style style:name="Table75.C1" style:family="table-cell">
      <style:table-cell-properties style:vertical-align="top" fo:padding="0.097cm" fo:border="0.002cm solid #000000"/>
    </style:style>
    <style:style style:name="Table75.A2" style:family="table-cell">
      <style:table-cell-properties style:vertical-align="top" fo:padding="0.097cm" fo:border-left="0.002cm solid #000000" fo:border-right="none" fo:border-top="none" fo:border-bottom="0.002cm solid #000000"/>
    </style:style>
    <style:style style:name="Table75.C2" style:family="table-cell">
      <style:table-cell-properties style:vertical-align="top" fo:padding="0.097cm" fo:border-left="0.002cm solid #000000" fo:border-right="0.002cm solid #000000" fo:border-top="none" fo:border-bottom="0.002cm solid #000000"/>
    </style:style>
    <style:style style:name="Table76" style:family="table">
      <style:table-properties style:width="16.514cm" table:align="left" style:writing-mode="lr-tb"/>
    </style:style>
    <style:style style:name="Table76.A" style:family="table-column">
      <style:table-column-properties style:column-width="4.124cm"/>
    </style:style>
    <style:style style:name="Table76.B" style:family="table-column">
      <style:table-column-properties style:column-width="1.326cm"/>
    </style:style>
    <style:style style:name="Table76.C" style:family="table-column">
      <style:table-column-properties style:column-width="11.063cm"/>
    </style:style>
    <style:style style:name="Table76.A1" style:family="table-cell">
      <style:table-cell-properties style:vertical-align="top" fo:padding="0.097cm" fo:border-left="0.002cm solid #000000" fo:border-right="none" fo:border-top="0.002cm solid #000000" fo:border-bottom="0.002cm solid #000000"/>
    </style:style>
    <style:style style:name="Table76.C1" style:family="table-cell">
      <style:table-cell-properties style:vertical-align="top" fo:padding="0.097cm" fo:border="0.002cm solid #000000"/>
    </style:style>
    <style:style style:name="Table76.A2" style:family="table-cell">
      <style:table-cell-properties style:vertical-align="top" fo:padding="0.097cm" fo:border-left="0.002cm solid #000000" fo:border-right="none" fo:border-top="none" fo:border-bottom="0.002cm solid #000000"/>
    </style:style>
    <style:style style:name="Table76.C2" style:family="table-cell">
      <style:table-cell-properties style:vertical-align="top" fo:padding="0.097cm" fo:border-left="0.002cm solid #000000" fo:border-right="0.002cm solid #000000" fo:border-top="none" fo:border-bottom="0.002cm solid #000000"/>
    </style:style>
    <style:style style:name="Table77" style:family="table">
      <style:table-properties style:width="16.514cm" table:align="left" style:writing-mode="lr-tb"/>
    </style:style>
    <style:style style:name="Table77.A" style:family="table-column">
      <style:table-column-properties style:column-width="4.124cm"/>
    </style:style>
    <style:style style:name="Table77.B" style:family="table-column">
      <style:table-column-properties style:column-width="1.326cm"/>
    </style:style>
    <style:style style:name="Table77.C" style:family="table-column">
      <style:table-column-properties style:column-width="11.063cm"/>
    </style:style>
    <style:style style:name="Table77.A1" style:family="table-cell">
      <style:table-cell-properties style:vertical-align="top" fo:padding="0.097cm" fo:border-left="0.002cm solid #000000" fo:border-right="none" fo:border-top="0.002cm solid #000000" fo:border-bottom="0.002cm solid #000000"/>
    </style:style>
    <style:style style:name="Table77.C1" style:family="table-cell">
      <style:table-cell-properties style:vertical-align="top" fo:padding="0.097cm" fo:border="0.002cm solid #000000"/>
    </style:style>
    <style:style style:name="Table77.A2" style:family="table-cell">
      <style:table-cell-properties style:vertical-align="top" fo:padding="0.097cm" fo:border-left="0.002cm solid #000000" fo:border-right="none" fo:border-top="none" fo:border-bottom="0.002cm solid #000000"/>
    </style:style>
    <style:style style:name="Table77.C2" style:family="table-cell">
      <style:table-cell-properties style:vertical-align="top" fo:padding="0.097cm" fo:border-left="0.002cm solid #000000" fo:border-right="0.002cm solid #000000" fo:border-top="none" fo:border-bottom="0.002cm solid #000000"/>
    </style:style>
    <style:style style:name="Table78" style:family="table">
      <style:table-properties style:width="16.514cm" table:align="left" style:writing-mode="lr-tb"/>
    </style:style>
    <style:style style:name="Table78.A" style:family="table-column">
      <style:table-column-properties style:column-width="4.124cm"/>
    </style:style>
    <style:style style:name="Table78.B" style:family="table-column">
      <style:table-column-properties style:column-width="1.326cm"/>
    </style:style>
    <style:style style:name="Table78.C" style:family="table-column">
      <style:table-column-properties style:column-width="11.063cm"/>
    </style:style>
    <style:style style:name="Table78.A1" style:family="table-cell">
      <style:table-cell-properties style:vertical-align="top" fo:padding="0.097cm" fo:border-left="0.002cm solid #000000" fo:border-right="none" fo:border-top="0.002cm solid #000000" fo:border-bottom="0.002cm solid #000000"/>
    </style:style>
    <style:style style:name="Table78.C1" style:family="table-cell">
      <style:table-cell-properties style:vertical-align="top" fo:padding="0.097cm" fo:border="0.002cm solid #000000"/>
    </style:style>
    <style:style style:name="Table78.A2" style:family="table-cell">
      <style:table-cell-properties style:vertical-align="top" fo:padding="0.097cm" fo:border-left="0.002cm solid #000000" fo:border-right="none" fo:border-top="none" fo:border-bottom="0.002cm solid #000000"/>
    </style:style>
    <style:style style:name="Table78.C2" style:family="table-cell">
      <style:table-cell-properties style:vertical-align="top" fo:padding="0.097cm" fo:border-left="0.002cm solid #000000" fo:border-right="0.002cm solid #000000" fo:border-top="none" fo:border-bottom="0.002cm solid #000000"/>
    </style:style>
    <style:style style:name="Table79" style:family="table">
      <style:table-properties style:width="16.505cm" table:align="left" style:writing-mode="lr-tb"/>
    </style:style>
    <style:style style:name="Table79.A" style:family="table-column">
      <style:table-column-properties style:column-width="8.25cm"/>
    </style:style>
    <style:style style:name="Table79.B" style:family="table-column">
      <style:table-column-properties style:column-width="8.255cm"/>
    </style:style>
    <style:style style:name="Table79.A1" style:family="table-cell">
      <style:table-cell-properties style:vertical-align="top" fo:padding="0.097cm" fo:border-left="0.002cm solid #000000" fo:border-right="none" fo:border-top="0.002cm solid #000000" fo:border-bottom="0.002cm solid #000000"/>
    </style:style>
    <style:style style:name="Table79.B1" style:family="table-cell">
      <style:table-cell-properties style:vertical-align="top" fo:padding="0.097cm" fo:border="0.002cm solid #000000"/>
    </style:style>
    <style:style style:name="Table79.A2" style:family="table-cell">
      <style:table-cell-properties style:vertical-align="top" fo:padding="0.097cm" fo:border-left="0.002cm solid #000000" fo:border-right="none" fo:border-top="none" fo:border-bottom="0.002cm solid #000000"/>
    </style:style>
    <style:style style:name="Table79.B2" style:family="table-cell">
      <style:table-cell-properties style:vertical-align="top" fo:padding="0.097cm" fo:border-left="0.002cm solid #000000" fo:border-right="0.002cm solid #000000" fo:border-top="none" fo:border-bottom="0.002cm solid #000000"/>
    </style:style>
    <style:style style:name="Table80" style:family="table">
      <style:table-properties style:width="16.514cm" table:align="left" style:writing-mode="lr-tb"/>
    </style:style>
    <style:style style:name="Table80.A" style:family="table-column">
      <style:table-column-properties style:column-width="4.124cm"/>
    </style:style>
    <style:style style:name="Table80.B" style:family="table-column">
      <style:table-column-properties style:column-width="1.326cm"/>
    </style:style>
    <style:style style:name="Table80.C" style:family="table-column">
      <style:table-column-properties style:column-width="11.063cm"/>
    </style:style>
    <style:style style:name="Table80.A1" style:family="table-cell">
      <style:table-cell-properties style:vertical-align="top" fo:padding="0.097cm" fo:border-left="0.002cm solid #000000" fo:border-right="none" fo:border-top="0.002cm solid #000000" fo:border-bottom="0.002cm solid #000000"/>
    </style:style>
    <style:style style:name="Table80.C1" style:family="table-cell">
      <style:table-cell-properties style:vertical-align="top" fo:padding="0.097cm" fo:border="0.002cm solid #000000"/>
    </style:style>
    <style:style style:name="Table80.A2" style:family="table-cell">
      <style:table-cell-properties style:vertical-align="top" fo:padding="0.097cm" fo:border-left="0.002cm solid #000000" fo:border-right="none" fo:border-top="none" fo:border-bottom="0.002cm solid #000000"/>
    </style:style>
    <style:style style:name="Table80.C2" style:family="table-cell">
      <style:table-cell-properties style:vertical-align="top" fo:padding="0.097cm" fo:border-left="0.002cm solid #000000" fo:border-right="0.002cm solid #000000" fo:border-top="none" fo:border-bottom="0.002cm solid #000000"/>
    </style:style>
    <style:style style:name="Table81" style:family="table">
      <style:table-properties style:width="16.514cm" table:align="left" style:writing-mode="lr-tb"/>
    </style:style>
    <style:style style:name="Table81.A" style:family="table-column">
      <style:table-column-properties style:column-width="4.124cm"/>
    </style:style>
    <style:style style:name="Table81.B" style:family="table-column">
      <style:table-column-properties style:column-width="1.326cm"/>
    </style:style>
    <style:style style:name="Table81.C" style:family="table-column">
      <style:table-column-properties style:column-width="11.063cm"/>
    </style:style>
    <style:style style:name="Table81.A1" style:family="table-cell">
      <style:table-cell-properties style:vertical-align="top" fo:padding="0.097cm" fo:border-left="0.002cm solid #000000" fo:border-right="none" fo:border-top="0.002cm solid #000000" fo:border-bottom="0.002cm solid #000000"/>
    </style:style>
    <style:style style:name="Table81.C1" style:family="table-cell">
      <style:table-cell-properties style:vertical-align="top" fo:padding="0.097cm" fo:border="0.002cm solid #000000"/>
    </style:style>
    <style:style style:name="Table81.A2" style:family="table-cell">
      <style:table-cell-properties style:vertical-align="top" fo:padding="0.097cm" fo:border-left="0.002cm solid #000000" fo:border-right="none" fo:border-top="none" fo:border-bottom="0.002cm solid #000000"/>
    </style:style>
    <style:style style:name="Table81.C2" style:family="table-cell">
      <style:table-cell-properties style:vertical-align="top" fo:padding="0.097cm" fo:border-left="0.002cm solid #000000" fo:border-right="0.002cm solid #000000" fo:border-top="none" fo:border-bottom="0.002cm solid #000000"/>
    </style:style>
    <style:style style:name="Table82" style:family="table">
      <style:table-properties style:width="16.514cm" table:align="left" style:writing-mode="lr-tb"/>
    </style:style>
    <style:style style:name="Table82.A" style:family="table-column">
      <style:table-column-properties style:column-width="4.124cm"/>
    </style:style>
    <style:style style:name="Table82.B" style:family="table-column">
      <style:table-column-properties style:column-width="1.326cm"/>
    </style:style>
    <style:style style:name="Table82.C" style:family="table-column">
      <style:table-column-properties style:column-width="11.063cm"/>
    </style:style>
    <style:style style:name="Table82.A1" style:family="table-cell">
      <style:table-cell-properties style:vertical-align="top" fo:padding="0.097cm" fo:border-left="0.002cm solid #000000" fo:border-right="none" fo:border-top="0.002cm solid #000000" fo:border-bottom="0.002cm solid #000000"/>
    </style:style>
    <style:style style:name="Table82.C1" style:family="table-cell">
      <style:table-cell-properties style:vertical-align="top" fo:padding="0.097cm" fo:border="0.002cm solid #000000"/>
    </style:style>
    <style:style style:name="Table82.A2" style:family="table-cell">
      <style:table-cell-properties style:vertical-align="top" fo:padding="0.097cm" fo:border-left="0.002cm solid #000000" fo:border-right="none" fo:border-top="none" fo:border-bottom="0.002cm solid #000000"/>
    </style:style>
    <style:style style:name="Table82.C2" style:family="table-cell">
      <style:table-cell-properties style:vertical-align="top" fo:padding="0.097cm" fo:border-left="0.002cm solid #000000" fo:border-right="0.002cm solid #000000" fo:border-top="none" fo:border-bottom="0.002cm solid #000000"/>
    </style:style>
    <style:style style:name="Table83" style:family="table">
      <style:table-properties style:width="16.514cm" table:align="left" style:writing-mode="lr-tb"/>
    </style:style>
    <style:style style:name="Table83.A" style:family="table-column">
      <style:table-column-properties style:column-width="4.124cm"/>
    </style:style>
    <style:style style:name="Table83.B" style:family="table-column">
      <style:table-column-properties style:column-width="1.326cm"/>
    </style:style>
    <style:style style:name="Table83.C" style:family="table-column">
      <style:table-column-properties style:column-width="11.063cm"/>
    </style:style>
    <style:style style:name="Table83.A1" style:family="table-cell">
      <style:table-cell-properties style:vertical-align="top" fo:padding="0.097cm" fo:border-left="0.002cm solid #000000" fo:border-right="none" fo:border-top="0.002cm solid #000000" fo:border-bottom="0.002cm solid #000000"/>
    </style:style>
    <style:style style:name="Table83.C1" style:family="table-cell">
      <style:table-cell-properties style:vertical-align="top" fo:padding="0.097cm" fo:border="0.002cm solid #000000"/>
    </style:style>
    <style:style style:name="Table83.A2" style:family="table-cell">
      <style:table-cell-properties style:vertical-align="top" fo:padding="0.097cm" fo:border-left="0.002cm solid #000000" fo:border-right="none" fo:border-top="none" fo:border-bottom="0.002cm solid #000000"/>
    </style:style>
    <style:style style:name="Table83.C2" style:family="table-cell">
      <style:table-cell-properties style:vertical-align="top" fo:padding="0.097cm" fo:border-left="0.002cm solid #000000" fo:border-right="0.002cm solid #000000" fo:border-top="none" fo:border-bottom="0.002cm solid #000000"/>
    </style:style>
    <style:style style:name="Table84" style:family="table">
      <style:table-properties style:width="16.514cm" table:align="left" style:writing-mode="lr-tb"/>
    </style:style>
    <style:style style:name="Table84.A" style:family="table-column">
      <style:table-column-properties style:column-width="4.124cm"/>
    </style:style>
    <style:style style:name="Table84.B" style:family="table-column">
      <style:table-column-properties style:column-width="1.326cm"/>
    </style:style>
    <style:style style:name="Table84.C" style:family="table-column">
      <style:table-column-properties style:column-width="11.063cm"/>
    </style:style>
    <style:style style:name="Table84.A1" style:family="table-cell">
      <style:table-cell-properties style:vertical-align="top" fo:padding="0.097cm" fo:border-left="0.002cm solid #000000" fo:border-right="none" fo:border-top="0.002cm solid #000000" fo:border-bottom="0.002cm solid #000000"/>
    </style:style>
    <style:style style:name="Table84.C1" style:family="table-cell">
      <style:table-cell-properties style:vertical-align="top" fo:padding="0.097cm" fo:border="0.002cm solid #000000"/>
    </style:style>
    <style:style style:name="Table84.A2" style:family="table-cell">
      <style:table-cell-properties style:vertical-align="top" fo:padding="0.097cm" fo:border-left="0.002cm solid #000000" fo:border-right="none" fo:border-top="none" fo:border-bottom="0.002cm solid #000000"/>
    </style:style>
    <style:style style:name="Table84.C2" style:family="table-cell">
      <style:table-cell-properties style:vertical-align="top" fo:padding="0.097cm" fo:border-left="0.002cm solid #000000" fo:border-right="0.002cm solid #000000" fo:border-top="none" fo:border-bottom="0.002cm solid #000000"/>
    </style:style>
    <style:style style:name="Table85" style:family="table">
      <style:table-properties style:width="16.514cm" table:align="left" style:writing-mode="lr-tb"/>
    </style:style>
    <style:style style:name="Table85.A" style:family="table-column">
      <style:table-column-properties style:column-width="4.124cm"/>
    </style:style>
    <style:style style:name="Table85.B" style:family="table-column">
      <style:table-column-properties style:column-width="1.326cm"/>
    </style:style>
    <style:style style:name="Table85.C" style:family="table-column">
      <style:table-column-properties style:column-width="11.063cm"/>
    </style:style>
    <style:style style:name="Table85.A1" style:family="table-cell">
      <style:table-cell-properties style:vertical-align="top" fo:padding="0.097cm" fo:border-left="0.002cm solid #000000" fo:border-right="none" fo:border-top="0.002cm solid #000000" fo:border-bottom="0.002cm solid #000000"/>
    </style:style>
    <style:style style:name="Table85.C1" style:family="table-cell">
      <style:table-cell-properties style:vertical-align="top" fo:padding="0.097cm" fo:border="0.002cm solid #000000"/>
    </style:style>
    <style:style style:name="Table85.A2" style:family="table-cell">
      <style:table-cell-properties style:vertical-align="top" fo:padding="0.097cm" fo:border-left="0.002cm solid #000000" fo:border-right="none" fo:border-top="none" fo:border-bottom="0.002cm solid #000000"/>
    </style:style>
    <style:style style:name="Table85.C2" style:family="table-cell">
      <style:table-cell-properties style:vertical-align="top" fo:padding="0.097cm" fo:border-left="0.002cm solid #000000" fo:border-right="0.002cm solid #000000" fo:border-top="none" fo:border-bottom="0.002cm solid #000000"/>
    </style:style>
    <style:style style:name="Table86" style:family="table">
      <style:table-properties style:width="16.514cm" table:align="left" style:writing-mode="lr-tb"/>
    </style:style>
    <style:style style:name="Table86.A" style:family="table-column">
      <style:table-column-properties style:column-width="4.124cm"/>
    </style:style>
    <style:style style:name="Table86.B" style:family="table-column">
      <style:table-column-properties style:column-width="1.326cm"/>
    </style:style>
    <style:style style:name="Table86.C" style:family="table-column">
      <style:table-column-properties style:column-width="11.063cm"/>
    </style:style>
    <style:style style:name="Table86.A1" style:family="table-cell">
      <style:table-cell-properties style:vertical-align="top" fo:padding="0.097cm" fo:border-left="0.002cm solid #000000" fo:border-right="none" fo:border-top="0.002cm solid #000000" fo:border-bottom="0.002cm solid #000000"/>
    </style:style>
    <style:style style:name="Table86.C1" style:family="table-cell">
      <style:table-cell-properties style:vertical-align="top" fo:padding="0.097cm" fo:border="0.002cm solid #000000"/>
    </style:style>
    <style:style style:name="Table86.A2" style:family="table-cell">
      <style:table-cell-properties style:vertical-align="top" fo:padding="0.097cm" fo:border-left="0.002cm solid #000000" fo:border-right="none" fo:border-top="none" fo:border-bottom="0.002cm solid #000000"/>
    </style:style>
    <style:style style:name="Table86.C2" style:family="table-cell">
      <style:table-cell-properties style:vertical-align="top" fo:padding="0.097cm" fo:border-left="0.002cm solid #000000" fo:border-right="0.002cm solid #000000" fo:border-top="none" fo:border-bottom="0.002cm solid #000000"/>
    </style:style>
    <style:style style:name="Table87" style:family="table">
      <style:table-properties style:width="16.514cm" table:align="left" style:writing-mode="lr-tb"/>
    </style:style>
    <style:style style:name="Table87.A" style:family="table-column">
      <style:table-column-properties style:column-width="4.124cm"/>
    </style:style>
    <style:style style:name="Table87.B" style:family="table-column">
      <style:table-column-properties style:column-width="1.326cm"/>
    </style:style>
    <style:style style:name="Table87.C" style:family="table-column">
      <style:table-column-properties style:column-width="11.063cm"/>
    </style:style>
    <style:style style:name="Table87.A1" style:family="table-cell">
      <style:table-cell-properties style:vertical-align="top" fo:padding="0.097cm" fo:border-left="0.002cm solid #000000" fo:border-right="none" fo:border-top="0.002cm solid #000000" fo:border-bottom="0.002cm solid #000000"/>
    </style:style>
    <style:style style:name="Table87.C1" style:family="table-cell">
      <style:table-cell-properties style:vertical-align="top" fo:padding="0.097cm" fo:border="0.002cm solid #000000"/>
    </style:style>
    <style:style style:name="Table87.A2" style:family="table-cell">
      <style:table-cell-properties style:vertical-align="top" fo:padding="0.097cm" fo:border-left="0.002cm solid #000000" fo:border-right="none" fo:border-top="none" fo:border-bottom="0.002cm solid #000000"/>
    </style:style>
    <style:style style:name="Table87.C2" style:family="table-cell">
      <style:table-cell-properties style:vertical-align="top" fo:padding="0.097cm" fo:border-left="0.002cm solid #000000" fo:border-right="0.002cm solid #000000" fo:border-top="none" fo:border-bottom="0.002cm solid #000000"/>
    </style:style>
    <style:style style:name="Table88" style:family="table">
      <style:table-properties style:width="16.514cm" table:align="left" style:writing-mode="lr-tb"/>
    </style:style>
    <style:style style:name="Table88.A" style:family="table-column">
      <style:table-column-properties style:column-width="4.124cm"/>
    </style:style>
    <style:style style:name="Table88.B" style:family="table-column">
      <style:table-column-properties style:column-width="1.326cm"/>
    </style:style>
    <style:style style:name="Table88.C" style:family="table-column">
      <style:table-column-properties style:column-width="11.063cm"/>
    </style:style>
    <style:style style:name="Table88.A1" style:family="table-cell">
      <style:table-cell-properties style:vertical-align="top" fo:padding="0.097cm" fo:border-left="0.002cm solid #000000" fo:border-right="none" fo:border-top="0.002cm solid #000000" fo:border-bottom="0.002cm solid #000000"/>
    </style:style>
    <style:style style:name="Table88.C1" style:family="table-cell">
      <style:table-cell-properties style:vertical-align="top" fo:padding="0.097cm" fo:border="0.002cm solid #000000"/>
    </style:style>
    <style:style style:name="Table88.A2" style:family="table-cell">
      <style:table-cell-properties style:vertical-align="top" fo:padding="0.097cm" fo:border-left="0.002cm solid #000000" fo:border-right="none" fo:border-top="none" fo:border-bottom="0.002cm solid #000000"/>
    </style:style>
    <style:style style:name="Table88.C2" style:family="table-cell">
      <style:table-cell-properties style:vertical-align="top" fo:padding="0.097cm" fo:border-left="0.002cm solid #000000" fo:border-right="0.002cm solid #000000" fo:border-top="none" fo:border-bottom="0.002cm solid #000000"/>
    </style:style>
    <style:style style:name="Table89" style:family="table">
      <style:table-properties style:width="16.514cm" table:align="left" style:writing-mode="lr-tb"/>
    </style:style>
    <style:style style:name="Table89.A" style:family="table-column">
      <style:table-column-properties style:column-width="4.124cm"/>
    </style:style>
    <style:style style:name="Table89.B" style:family="table-column">
      <style:table-column-properties style:column-width="1.326cm"/>
    </style:style>
    <style:style style:name="Table89.C" style:family="table-column">
      <style:table-column-properties style:column-width="11.063cm"/>
    </style:style>
    <style:style style:name="Table89.A1" style:family="table-cell">
      <style:table-cell-properties style:vertical-align="top" fo:padding="0.097cm" fo:border-left="0.002cm solid #000000" fo:border-right="none" fo:border-top="0.002cm solid #000000" fo:border-bottom="0.002cm solid #000000"/>
    </style:style>
    <style:style style:name="Table89.C1" style:family="table-cell">
      <style:table-cell-properties style:vertical-align="top" fo:padding="0.097cm" fo:border="0.002cm solid #000000"/>
    </style:style>
    <style:style style:name="Table89.A2" style:family="table-cell">
      <style:table-cell-properties style:vertical-align="top" fo:padding="0.097cm" fo:border-left="0.002cm solid #000000" fo:border-right="none" fo:border-top="none" fo:border-bottom="0.002cm solid #000000"/>
    </style:style>
    <style:style style:name="Table89.C2" style:family="table-cell">
      <style:table-cell-properties style:vertical-align="top" fo:padding="0.097cm" fo:border-left="0.002cm solid #000000" fo:border-right="0.002cm solid #000000" fo:border-top="none" fo:border-bottom="0.002cm solid #000000"/>
    </style:style>
    <style:style style:name="Table90" style:family="table">
      <style:table-properties style:width="16.514cm" table:align="left" style:writing-mode="lr-tb"/>
    </style:style>
    <style:style style:name="Table90.A" style:family="table-column">
      <style:table-column-properties style:column-width="4.124cm"/>
    </style:style>
    <style:style style:name="Table90.B" style:family="table-column">
      <style:table-column-properties style:column-width="1.326cm"/>
    </style:style>
    <style:style style:name="Table90.C" style:family="table-column">
      <style:table-column-properties style:column-width="11.063cm"/>
    </style:style>
    <style:style style:name="Table90.A1" style:family="table-cell">
      <style:table-cell-properties style:vertical-align="top" fo:padding="0.097cm" fo:border-left="0.002cm solid #000000" fo:border-right="none" fo:border-top="0.002cm solid #000000" fo:border-bottom="0.002cm solid #000000"/>
    </style:style>
    <style:style style:name="Table90.C1" style:family="table-cell">
      <style:table-cell-properties style:vertical-align="top" fo:padding="0.097cm" fo:border="0.002cm solid #000000"/>
    </style:style>
    <style:style style:name="Table90.A2" style:family="table-cell">
      <style:table-cell-properties style:vertical-align="top" fo:padding="0.097cm" fo:border-left="0.002cm solid #000000" fo:border-right="none" fo:border-top="none" fo:border-bottom="0.002cm solid #000000"/>
    </style:style>
    <style:style style:name="Table90.C2" style:family="table-cell">
      <style:table-cell-properties style:vertical-align="top" fo:padding="0.097cm" fo:border-left="0.002cm solid #000000" fo:border-right="0.002cm solid #000000" fo:border-top="none" fo:border-bottom="0.002cm solid #000000"/>
    </style:style>
    <style:style style:name="Table91" style:family="table">
      <style:table-properties style:width="16.514cm" table:align="left" style:writing-mode="lr-tb"/>
    </style:style>
    <style:style style:name="Table91.A" style:family="table-column">
      <style:table-column-properties style:column-width="4.124cm"/>
    </style:style>
    <style:style style:name="Table91.B" style:family="table-column">
      <style:table-column-properties style:column-width="1.326cm"/>
    </style:style>
    <style:style style:name="Table91.C" style:family="table-column">
      <style:table-column-properties style:column-width="11.063cm"/>
    </style:style>
    <style:style style:name="Table91.A1" style:family="table-cell">
      <style:table-cell-properties style:vertical-align="top" fo:padding="0.097cm" fo:border-left="0.002cm solid #000000" fo:border-right="none" fo:border-top="0.002cm solid #000000" fo:border-bottom="0.002cm solid #000000"/>
    </style:style>
    <style:style style:name="Table91.C1" style:family="table-cell">
      <style:table-cell-properties style:vertical-align="top" fo:padding="0.097cm" fo:border="0.002cm solid #000000"/>
    </style:style>
    <style:style style:name="Table91.A2" style:family="table-cell">
      <style:table-cell-properties style:vertical-align="top" fo:padding="0.097cm" fo:border-left="0.002cm solid #000000" fo:border-right="none" fo:border-top="none" fo:border-bottom="0.002cm solid #000000"/>
    </style:style>
    <style:style style:name="Table91.C2" style:family="table-cell">
      <style:table-cell-properties style:vertical-align="top" fo:padding="0.097cm" fo:border-left="0.002cm solid #000000" fo:border-right="0.002cm solid #000000" fo:border-top="none" fo:border-bottom="0.002cm solid #000000"/>
    </style:style>
    <style:style style:name="Table92" style:family="table">
      <style:table-properties style:width="16.514cm" table:align="left" style:writing-mode="lr-tb"/>
    </style:style>
    <style:style style:name="Table92.A" style:family="table-column">
      <style:table-column-properties style:column-width="4.124cm"/>
    </style:style>
    <style:style style:name="Table92.B" style:family="table-column">
      <style:table-column-properties style:column-width="1.326cm"/>
    </style:style>
    <style:style style:name="Table92.C" style:family="table-column">
      <style:table-column-properties style:column-width="11.063cm"/>
    </style:style>
    <style:style style:name="Table92.A1" style:family="table-cell">
      <style:table-cell-properties style:vertical-align="top" fo:padding="0.097cm" fo:border-left="0.002cm solid #000000" fo:border-right="none" fo:border-top="0.002cm solid #000000" fo:border-bottom="0.002cm solid #000000"/>
    </style:style>
    <style:style style:name="Table92.C1" style:family="table-cell">
      <style:table-cell-properties style:vertical-align="top" fo:padding="0.097cm" fo:border="0.002cm solid #000000"/>
    </style:style>
    <style:style style:name="Table92.A2" style:family="table-cell">
      <style:table-cell-properties style:vertical-align="top" fo:padding="0.097cm" fo:border-left="0.002cm solid #000000" fo:border-right="none" fo:border-top="none" fo:border-bottom="0.002cm solid #000000"/>
    </style:style>
    <style:style style:name="Table92.C2" style:family="table-cell">
      <style:table-cell-properties style:vertical-align="top" fo:padding="0.097cm" fo:border-left="0.002cm solid #000000" fo:border-right="0.002cm solid #000000" fo:border-top="none" fo:border-bottom="0.002cm solid #000000"/>
    </style:style>
    <style:style style:name="Table93" style:family="table">
      <style:table-properties style:width="16.514cm" table:align="left" style:writing-mode="lr-tb"/>
    </style:style>
    <style:style style:name="Table93.A" style:family="table-column">
      <style:table-column-properties style:column-width="4.124cm"/>
    </style:style>
    <style:style style:name="Table93.B" style:family="table-column">
      <style:table-column-properties style:column-width="1.326cm"/>
    </style:style>
    <style:style style:name="Table93.C" style:family="table-column">
      <style:table-column-properties style:column-width="11.063cm"/>
    </style:style>
    <style:style style:name="Table93.A1" style:family="table-cell">
      <style:table-cell-properties style:vertical-align="top" fo:padding="0.097cm" fo:border-left="0.002cm solid #000000" fo:border-right="none" fo:border-top="0.002cm solid #000000" fo:border-bottom="0.002cm solid #000000"/>
    </style:style>
    <style:style style:name="Table93.C1" style:family="table-cell">
      <style:table-cell-properties style:vertical-align="top" fo:padding="0.097cm" fo:border="0.002cm solid #000000"/>
    </style:style>
    <style:style style:name="Table93.A2" style:family="table-cell">
      <style:table-cell-properties style:vertical-align="top" fo:padding="0.097cm" fo:border-left="0.002cm solid #000000" fo:border-right="none" fo:border-top="none" fo:border-bottom="0.002cm solid #000000"/>
    </style:style>
    <style:style style:name="Table93.C2" style:family="table-cell">
      <style:table-cell-properties style:vertical-align="top" fo:padding="0.097cm" fo:border-left="0.002cm solid #000000" fo:border-right="0.002cm solid #000000" fo:border-top="none" fo:border-bottom="0.002cm solid #000000"/>
    </style:style>
    <style:style style:name="Table94" style:family="table">
      <style:table-properties style:width="16.514cm" table:align="left" style:writing-mode="lr-tb"/>
    </style:style>
    <style:style style:name="Table94.A" style:family="table-column">
      <style:table-column-properties style:column-width="4.124cm"/>
    </style:style>
    <style:style style:name="Table94.B" style:family="table-column">
      <style:table-column-properties style:column-width="1.326cm"/>
    </style:style>
    <style:style style:name="Table94.C" style:family="table-column">
      <style:table-column-properties style:column-width="11.063cm"/>
    </style:style>
    <style:style style:name="Table94.A1" style:family="table-cell">
      <style:table-cell-properties style:vertical-align="top" fo:padding="0.097cm" fo:border-left="0.002cm solid #000000" fo:border-right="none" fo:border-top="0.002cm solid #000000" fo:border-bottom="0.002cm solid #000000"/>
    </style:style>
    <style:style style:name="Table94.C1" style:family="table-cell">
      <style:table-cell-properties style:vertical-align="top" fo:padding="0.097cm" fo:border="0.002cm solid #000000"/>
    </style:style>
    <style:style style:name="Table94.A2" style:family="table-cell">
      <style:table-cell-properties style:vertical-align="top" fo:padding="0.097cm" fo:border-left="0.002cm solid #000000" fo:border-right="none" fo:border-top="none" fo:border-bottom="0.002cm solid #000000"/>
    </style:style>
    <style:style style:name="Table94.C2" style:family="table-cell">
      <style:table-cell-properties style:vertical-align="top" fo:padding="0.097cm" fo:border-left="0.002cm solid #000000" fo:border-right="0.002cm solid #000000" fo:border-top="none" fo:border-bottom="0.002cm solid #000000"/>
    </style:style>
    <style:style style:name="Table95" style:family="table">
      <style:table-properties style:width="16.514cm" table:align="left" style:writing-mode="lr-tb"/>
    </style:style>
    <style:style style:name="Table95.A" style:family="table-column">
      <style:table-column-properties style:column-width="4.124cm"/>
    </style:style>
    <style:style style:name="Table95.B" style:family="table-column">
      <style:table-column-properties style:column-width="1.326cm"/>
    </style:style>
    <style:style style:name="Table95.C" style:family="table-column">
      <style:table-column-properties style:column-width="11.063cm"/>
    </style:style>
    <style:style style:name="Table95.A1" style:family="table-cell">
      <style:table-cell-properties style:vertical-align="top" fo:padding="0.097cm" fo:border-left="0.002cm solid #000000" fo:border-right="none" fo:border-top="0.002cm solid #000000" fo:border-bottom="0.002cm solid #000000"/>
    </style:style>
    <style:style style:name="Table95.C1" style:family="table-cell">
      <style:table-cell-properties style:vertical-align="top" fo:padding="0.097cm" fo:border="0.002cm solid #000000"/>
    </style:style>
    <style:style style:name="Table95.A2" style:family="table-cell">
      <style:table-cell-properties style:vertical-align="top" fo:padding="0.097cm" fo:border-left="0.002cm solid #000000" fo:border-right="none" fo:border-top="none" fo:border-bottom="0.002cm solid #000000"/>
    </style:style>
    <style:style style:name="Table95.C2" style:family="table-cell">
      <style:table-cell-properties style:vertical-align="top" fo:padding="0.097cm" fo:border-left="0.002cm solid #000000" fo:border-right="0.002cm solid #000000" fo:border-top="none" fo:border-bottom="0.002cm solid #000000"/>
    </style:style>
    <style:style style:name="Table96" style:family="table">
      <style:table-properties style:width="16.514cm" table:align="left" style:writing-mode="lr-tb"/>
    </style:style>
    <style:style style:name="Table96.A" style:family="table-column">
      <style:table-column-properties style:column-width="4.124cm"/>
    </style:style>
    <style:style style:name="Table96.B" style:family="table-column">
      <style:table-column-properties style:column-width="1.115cm"/>
    </style:style>
    <style:style style:name="Table96.C" style:family="table-column">
      <style:table-column-properties style:column-width="11.275cm"/>
    </style:style>
    <style:style style:name="Table96.A1" style:family="table-cell">
      <style:table-cell-properties style:vertical-align="top" fo:padding="0.097cm" fo:border-left="0.002cm solid #000000" fo:border-right="none" fo:border-top="0.002cm solid #000000" fo:border-bottom="0.002cm solid #000000"/>
    </style:style>
    <style:style style:name="Table96.C1" style:family="table-cell">
      <style:table-cell-properties style:vertical-align="top" fo:padding="0.097cm" fo:border="0.002cm solid #000000"/>
    </style:style>
    <style:style style:name="Table96.A2" style:family="table-cell">
      <style:table-cell-properties style:vertical-align="top" fo:padding="0.097cm" fo:border-left="0.002cm solid #000000" fo:border-right="none" fo:border-top="none" fo:border-bottom="0.002cm solid #000000"/>
    </style:style>
    <style:style style:name="Table96.C2" style:family="table-cell">
      <style:table-cell-properties style:vertical-align="top" fo:padding="0.097cm" fo:border-left="0.002cm solid #000000" fo:border-right="0.002cm solid #000000" fo:border-top="none" fo:border-bottom="0.002cm solid #000000"/>
    </style:style>
    <style:style style:name="Table97" style:family="table">
      <style:table-properties style:width="16.514cm" table:align="left" style:writing-mode="lr-tb"/>
    </style:style>
    <style:style style:name="Table97.A" style:family="table-column">
      <style:table-column-properties style:column-width="4.152cm"/>
    </style:style>
    <style:style style:name="Table97.B" style:family="table-column">
      <style:table-column-properties style:column-width="1.087cm"/>
    </style:style>
    <style:style style:name="Table97.C" style:family="table-column">
      <style:table-column-properties style:column-width="11.275cm"/>
    </style:style>
    <style:style style:name="Table97.A1" style:family="table-cell">
      <style:table-cell-properties style:vertical-align="top" fo:padding="0.097cm" fo:border-left="0.002cm solid #000000" fo:border-right="none" fo:border-top="0.002cm solid #000000" fo:border-bottom="0.002cm solid #000000"/>
    </style:style>
    <style:style style:name="Table97.C1" style:family="table-cell">
      <style:table-cell-properties style:vertical-align="top" fo:padding="0.097cm" fo:border="0.002cm solid #000000"/>
    </style:style>
    <style:style style:name="Table97.A2" style:family="table-cell">
      <style:table-cell-properties style:vertical-align="top" fo:padding="0.097cm" fo:border-left="0.002cm solid #000000" fo:border-right="none" fo:border-top="none" fo:border-bottom="0.002cm solid #000000"/>
    </style:style>
    <style:style style:name="Table97.C2" style:family="table-cell">
      <style:table-cell-properties style:vertical-align="top" fo:padding="0.097cm" fo:border-left="0.002cm solid #000000" fo:border-right="0.002cm solid #000000" fo:border-top="none" fo:border-bottom="0.002cm solid #000000"/>
    </style:style>
    <style:style style:name="Table37" style:family="table">
      <style:table-properties style:width="16.514cm" table:align="left" style:writing-mode="lr-tb"/>
    </style:style>
    <style:style style:name="Table37.A" style:family="table-column">
      <style:table-column-properties style:column-width="5.239cm"/>
    </style:style>
    <style:style style:name="Table37.B" style:family="table-column">
      <style:table-column-properties style:column-width="11.275cm"/>
    </style:style>
    <style:style style:name="Table37.A1" style:family="table-cell">
      <style:table-cell-properties style:vertical-align="top" fo:padding="0.097cm" fo:border-left="0.002cm solid #000000" fo:border-right="none" fo:border-top="0.002cm solid #000000" fo:border-bottom="0.002cm solid #000000"/>
    </style:style>
    <style:style style:name="Table37.B1" style:family="table-cell">
      <style:table-cell-properties style:vertical-align="top" fo:padding="0.097cm" fo:border="0.002cm solid #000000"/>
    </style:style>
    <style:style style:name="Table98" style:family="table">
      <style:table-properties style:width="16.514cm" table:align="left" style:writing-mode="lr-tb"/>
    </style:style>
    <style:style style:name="Table98.A" style:family="table-column">
      <style:table-column-properties style:column-width="4.124cm"/>
    </style:style>
    <style:style style:name="Table98.B" style:family="table-column">
      <style:table-column-properties style:column-width="1.326cm"/>
    </style:style>
    <style:style style:name="Table98.C" style:family="table-column">
      <style:table-column-properties style:column-width="11.063cm"/>
    </style:style>
    <style:style style:name="Table98.A1" style:family="table-cell">
      <style:table-cell-properties style:vertical-align="top" fo:padding="0.097cm" fo:border-left="0.002cm solid #000000" fo:border-right="none" fo:border-top="0.002cm solid #000000" fo:border-bottom="0.002cm solid #000000"/>
    </style:style>
    <style:style style:name="Table98.C1" style:family="table-cell">
      <style:table-cell-properties style:vertical-align="top" fo:padding="0.097cm" fo:border="0.002cm solid #000000"/>
    </style:style>
    <style:style style:name="Table98.A2" style:family="table-cell">
      <style:table-cell-properties style:vertical-align="top" fo:padding="0.097cm" fo:border-left="0.002cm solid #000000" fo:border-right="none" fo:border-top="none" fo:border-bottom="0.002cm solid #000000"/>
    </style:style>
    <style:style style:name="Table98.C2" style:family="table-cell">
      <style:table-cell-properties style:vertical-align="top" fo:padding="0.097cm" fo:border-left="0.002cm solid #000000" fo:border-right="0.002cm solid #000000" fo:border-top="none" fo:border-bottom="0.002cm solid #000000"/>
    </style:style>
    <style:style style:name="Table99" style:family="table">
      <style:table-properties style:width="16.514cm" table:align="left" style:writing-mode="lr-tb"/>
    </style:style>
    <style:style style:name="Table99.A" style:family="table-column">
      <style:table-column-properties style:column-width="4.124cm"/>
    </style:style>
    <style:style style:name="Table99.B" style:family="table-column">
      <style:table-column-properties style:column-width="1.326cm"/>
    </style:style>
    <style:style style:name="Table99.C" style:family="table-column">
      <style:table-column-properties style:column-width="11.063cm"/>
    </style:style>
    <style:style style:name="Table99.A1" style:family="table-cell">
      <style:table-cell-properties style:vertical-align="top" fo:padding="0.097cm" fo:border-left="0.002cm solid #000000" fo:border-right="none" fo:border-top="0.002cm solid #000000" fo:border-bottom="0.002cm solid #000000"/>
    </style:style>
    <style:style style:name="Table99.C1" style:family="table-cell">
      <style:table-cell-properties style:vertical-align="top" fo:padding="0.097cm" fo:border="0.002cm solid #000000"/>
    </style:style>
    <style:style style:name="Table99.A2" style:family="table-cell">
      <style:table-cell-properties style:vertical-align="top" fo:padding="0.097cm" fo:border-left="0.002cm solid #000000" fo:border-right="none" fo:border-top="none" fo:border-bottom="0.002cm solid #000000"/>
    </style:style>
    <style:style style:name="Table99.C2" style:family="table-cell">
      <style:table-cell-properties style:vertical-align="top" fo:padding="0.097cm" fo:border-left="0.002cm solid #000000" fo:border-right="0.002cm solid #000000" fo:border-top="none" fo:border-bottom="0.002cm solid #000000"/>
    </style:style>
    <style:style style:name="Table100" style:family="table">
      <style:table-properties style:width="16.514cm" table:align="left" style:writing-mode="lr-tb"/>
    </style:style>
    <style:style style:name="Table100.A" style:family="table-column">
      <style:table-column-properties style:column-width="4.124cm"/>
    </style:style>
    <style:style style:name="Table100.B" style:family="table-column">
      <style:table-column-properties style:column-width="1.326cm"/>
    </style:style>
    <style:style style:name="Table100.C" style:family="table-column">
      <style:table-column-properties style:column-width="11.063cm"/>
    </style:style>
    <style:style style:name="Table100.A1" style:family="table-cell">
      <style:table-cell-properties style:vertical-align="top" fo:padding="0.097cm" fo:border-left="0.002cm solid #000000" fo:border-right="none" fo:border-top="0.002cm solid #000000" fo:border-bottom="0.002cm solid #000000"/>
    </style:style>
    <style:style style:name="Table100.C1" style:family="table-cell">
      <style:table-cell-properties style:vertical-align="top" fo:padding="0.097cm" fo:border="0.002cm solid #000000"/>
    </style:style>
    <style:style style:name="Table100.A2" style:family="table-cell">
      <style:table-cell-properties style:vertical-align="top" fo:padding="0.097cm" fo:border-left="0.002cm solid #000000" fo:border-right="none" fo:border-top="none" fo:border-bottom="0.002cm solid #000000"/>
    </style:style>
    <style:style style:name="Table100.C2" style:family="table-cell">
      <style:table-cell-properties style:vertical-align="top" fo:padding="0.097cm" fo:border-left="0.002cm solid #000000" fo:border-right="0.002cm solid #000000" fo:border-top="none" fo:border-bottom="0.002cm solid #000000"/>
    </style:style>
    <style:style style:name="Table101" style:family="table">
      <style:table-properties style:width="16.514cm" table:align="left" style:writing-mode="lr-tb"/>
    </style:style>
    <style:style style:name="Table101.A" style:family="table-column">
      <style:table-column-properties style:column-width="4.124cm"/>
    </style:style>
    <style:style style:name="Table101.B" style:family="table-column">
      <style:table-column-properties style:column-width="1.326cm"/>
    </style:style>
    <style:style style:name="Table101.C" style:family="table-column">
      <style:table-column-properties style:column-width="11.063cm"/>
    </style:style>
    <style:style style:name="Table101.A1" style:family="table-cell">
      <style:table-cell-properties style:vertical-align="top" fo:padding="0.097cm" fo:border-left="0.002cm solid #000000" fo:border-right="none" fo:border-top="0.002cm solid #000000" fo:border-bottom="0.002cm solid #000000"/>
    </style:style>
    <style:style style:name="Table101.C1" style:family="table-cell">
      <style:table-cell-properties style:vertical-align="top" fo:padding="0.097cm" fo:border="0.002cm solid #000000"/>
    </style:style>
    <style:style style:name="Table101.A2" style:family="table-cell">
      <style:table-cell-properties style:vertical-align="top" fo:padding="0.097cm" fo:border-left="0.002cm solid #000000" fo:border-right="none" fo:border-top="none" fo:border-bottom="0.002cm solid #000000"/>
    </style:style>
    <style:style style:name="Table101.C2" style:family="table-cell">
      <style:table-cell-properties style:vertical-align="top" fo:padding="0.097cm" fo:border-left="0.002cm solid #000000" fo:border-right="0.002cm solid #000000" fo:border-top="none" fo:border-bottom="0.002cm solid #000000"/>
    </style:style>
    <style:style style:name="Table102" style:family="table">
      <style:table-properties style:width="16.514cm" table:align="left" style:writing-mode="lr-tb"/>
    </style:style>
    <style:style style:name="Table102.A" style:family="table-column">
      <style:table-column-properties style:column-width="4.124cm"/>
    </style:style>
    <style:style style:name="Table102.B" style:family="table-column">
      <style:table-column-properties style:column-width="1.326cm"/>
    </style:style>
    <style:style style:name="Table102.C" style:family="table-column">
      <style:table-column-properties style:column-width="11.063cm"/>
    </style:style>
    <style:style style:name="Table102.A1" style:family="table-cell">
      <style:table-cell-properties style:vertical-align="top" fo:padding="0.097cm" fo:border-left="0.002cm solid #000000" fo:border-right="none" fo:border-top="0.002cm solid #000000" fo:border-bottom="0.002cm solid #000000"/>
    </style:style>
    <style:style style:name="Table102.C1" style:family="table-cell">
      <style:table-cell-properties style:vertical-align="top" fo:padding="0.097cm" fo:border="0.002cm solid #000000"/>
    </style:style>
    <style:style style:name="Table102.A2" style:family="table-cell">
      <style:table-cell-properties style:vertical-align="top" fo:padding="0.097cm" fo:border-left="0.002cm solid #000000" fo:border-right="none" fo:border-top="none" fo:border-bottom="0.002cm solid #000000"/>
    </style:style>
    <style:style style:name="Table102.C2" style:family="table-cell">
      <style:table-cell-properties style:vertical-align="top" fo:padding="0.097cm" fo:border-left="0.002cm solid #000000" fo:border-right="0.002cm solid #000000" fo:border-top="none" fo:border-bottom="0.002cm solid #000000"/>
    </style:style>
    <style:style style:name="Table103" style:family="table">
      <style:table-properties style:width="16.514cm" table:align="left" style:writing-mode="lr-tb"/>
    </style:style>
    <style:style style:name="Table103.A" style:family="table-column">
      <style:table-column-properties style:column-width="4.124cm"/>
    </style:style>
    <style:style style:name="Table103.B" style:family="table-column">
      <style:table-column-properties style:column-width="1.326cm"/>
    </style:style>
    <style:style style:name="Table103.C" style:family="table-column">
      <style:table-column-properties style:column-width="11.063cm"/>
    </style:style>
    <style:style style:name="Table103.A1" style:family="table-cell">
      <style:table-cell-properties style:vertical-align="top" fo:padding="0.097cm" fo:border-left="0.002cm solid #000000" fo:border-right="none" fo:border-top="0.002cm solid #000000" fo:border-bottom="0.002cm solid #000000"/>
    </style:style>
    <style:style style:name="Table103.C1" style:family="table-cell">
      <style:table-cell-properties style:vertical-align="top" fo:padding="0.097cm" fo:border="0.002cm solid #000000"/>
    </style:style>
    <style:style style:name="Table103.A2" style:family="table-cell">
      <style:table-cell-properties style:vertical-align="top" fo:padding="0.097cm" fo:border-left="0.002cm solid #000000" fo:border-right="none" fo:border-top="none" fo:border-bottom="0.002cm solid #000000"/>
    </style:style>
    <style:style style:name="Table103.C2" style:family="table-cell">
      <style:table-cell-properties style:vertical-align="top" fo:padding="0.097cm" fo:border-left="0.002cm solid #000000" fo:border-right="0.002cm solid #000000" fo:border-top="none" fo:border-bottom="0.002cm solid #000000"/>
    </style:style>
    <style:style style:name="Table104" style:family="table">
      <style:table-properties style:width="16.514cm" table:align="left" style:writing-mode="lr-tb"/>
    </style:style>
    <style:style style:name="Table104.A" style:family="table-column">
      <style:table-column-properties style:column-width="4.124cm"/>
    </style:style>
    <style:style style:name="Table104.B" style:family="table-column">
      <style:table-column-properties style:column-width="1.326cm"/>
    </style:style>
    <style:style style:name="Table104.C" style:family="table-column">
      <style:table-column-properties style:column-width="11.063cm"/>
    </style:style>
    <style:style style:name="Table104.A1" style:family="table-cell">
      <style:table-cell-properties style:vertical-align="top" fo:padding="0.097cm" fo:border-left="0.002cm solid #000000" fo:border-right="none" fo:border-top="0.002cm solid #000000" fo:border-bottom="0.002cm solid #000000"/>
    </style:style>
    <style:style style:name="Table104.C1" style:family="table-cell">
      <style:table-cell-properties style:vertical-align="top" fo:padding="0.097cm" fo:border="0.002cm solid #000000"/>
    </style:style>
    <style:style style:name="Table104.A2" style:family="table-cell">
      <style:table-cell-properties style:vertical-align="top" fo:padding="0.097cm" fo:border-left="0.002cm solid #000000" fo:border-right="none" fo:border-top="none" fo:border-bottom="0.002cm solid #000000"/>
    </style:style>
    <style:style style:name="Table104.C2" style:family="table-cell">
      <style:table-cell-properties style:vertical-align="top" fo:padding="0.097cm" fo:border-left="0.002cm solid #000000" fo:border-right="0.002cm solid #000000" fo:border-top="none" fo:border-bottom="0.002cm solid #000000"/>
    </style:style>
    <style:style style:name="Table105" style:family="table">
      <style:table-properties style:width="16.514cm" table:align="left" style:writing-mode="lr-tb"/>
    </style:style>
    <style:style style:name="Table105.A" style:family="table-column">
      <style:table-column-properties style:column-width="4.124cm"/>
    </style:style>
    <style:style style:name="Table105.B" style:family="table-column">
      <style:table-column-properties style:column-width="1.326cm"/>
    </style:style>
    <style:style style:name="Table105.C" style:family="table-column">
      <style:table-column-properties style:column-width="11.063cm"/>
    </style:style>
    <style:style style:name="Table105.A1" style:family="table-cell">
      <style:table-cell-properties style:vertical-align="top" fo:padding="0.097cm" fo:border-left="0.002cm solid #000000" fo:border-right="none" fo:border-top="0.002cm solid #000000" fo:border-bottom="0.002cm solid #000000"/>
    </style:style>
    <style:style style:name="Table105.C1" style:family="table-cell">
      <style:table-cell-properties style:vertical-align="top" fo:padding="0.097cm" fo:border="0.002cm solid #000000"/>
    </style:style>
    <style:style style:name="Table105.A2" style:family="table-cell">
      <style:table-cell-properties style:vertical-align="top" fo:padding="0.097cm" fo:border-left="0.002cm solid #000000" fo:border-right="none" fo:border-top="none" fo:border-bottom="0.002cm solid #000000"/>
    </style:style>
    <style:style style:name="Table105.C2" style:family="table-cell">
      <style:table-cell-properties style:vertical-align="top" fo:padding="0.097cm" fo:border-left="0.002cm solid #000000" fo:border-right="0.002cm solid #000000" fo:border-top="none" fo:border-bottom="0.002cm solid #000000"/>
    </style:style>
    <style:style style:name="Table106" style:family="table">
      <style:table-properties style:width="16.514cm" table:align="left" style:writing-mode="lr-tb"/>
    </style:style>
    <style:style style:name="Table106.A" style:family="table-column">
      <style:table-column-properties style:column-width="4.124cm"/>
    </style:style>
    <style:style style:name="Table106.B" style:family="table-column">
      <style:table-column-properties style:column-width="1.326cm"/>
    </style:style>
    <style:style style:name="Table106.C" style:family="table-column">
      <style:table-column-properties style:column-width="11.063cm"/>
    </style:style>
    <style:style style:name="Table106.A1" style:family="table-cell">
      <style:table-cell-properties style:vertical-align="top" fo:padding="0.097cm" fo:border-left="0.002cm solid #000000" fo:border-right="none" fo:border-top="0.002cm solid #000000" fo:border-bottom="0.002cm solid #000000"/>
    </style:style>
    <style:style style:name="Table106.C1" style:family="table-cell">
      <style:table-cell-properties style:vertical-align="top" fo:padding="0.097cm" fo:border="0.002cm solid #000000"/>
    </style:style>
    <style:style style:name="Table106.A2" style:family="table-cell">
      <style:table-cell-properties style:vertical-align="top" fo:padding="0.097cm" fo:border-left="0.002cm solid #000000" fo:border-right="none" fo:border-top="none" fo:border-bottom="0.002cm solid #000000"/>
    </style:style>
    <style:style style:name="Table106.C2" style:family="table-cell">
      <style:table-cell-properties style:vertical-align="top" fo:padding="0.097cm" fo:border-left="0.002cm solid #000000" fo:border-right="0.002cm solid #000000" fo:border-top="none" fo:border-bottom="0.002cm solid #000000"/>
    </style:style>
    <style:style style:name="Table107" style:family="table">
      <style:table-properties style:width="16.514cm" table:align="left" style:writing-mode="lr-tb"/>
    </style:style>
    <style:style style:name="Table107.A" style:family="table-column">
      <style:table-column-properties style:column-width="4.124cm"/>
    </style:style>
    <style:style style:name="Table107.B" style:family="table-column">
      <style:table-column-properties style:column-width="1.326cm"/>
    </style:style>
    <style:style style:name="Table107.C" style:family="table-column">
      <style:table-column-properties style:column-width="11.063cm"/>
    </style:style>
    <style:style style:name="Table107.A1" style:family="table-cell">
      <style:table-cell-properties style:vertical-align="top" fo:padding="0.097cm" fo:border-left="0.002cm solid #000000" fo:border-right="none" fo:border-top="0.002cm solid #000000" fo:border-bottom="0.002cm solid #000000"/>
    </style:style>
    <style:style style:name="Table107.C1" style:family="table-cell">
      <style:table-cell-properties style:vertical-align="top" fo:padding="0.097cm" fo:border="0.002cm solid #000000"/>
    </style:style>
    <style:style style:name="Table107.A2" style:family="table-cell">
      <style:table-cell-properties style:vertical-align="top" fo:padding="0.097cm" fo:border-left="0.002cm solid #000000" fo:border-right="none" fo:border-top="none" fo:border-bottom="0.002cm solid #000000"/>
    </style:style>
    <style:style style:name="Table107.C2" style:family="table-cell">
      <style:table-cell-properties style:vertical-align="top" fo:padding="0.097cm" fo:border-left="0.002cm solid #000000" fo:border-right="0.002cm solid #000000" fo:border-top="none" fo:border-bottom="0.002cm solid #000000"/>
    </style:style>
    <style:style style:name="Table108" style:family="table">
      <style:table-properties style:width="16.514cm" table:align="left" style:writing-mode="lr-tb"/>
    </style:style>
    <style:style style:name="Table108.A" style:family="table-column">
      <style:table-column-properties style:column-width="4.124cm"/>
    </style:style>
    <style:style style:name="Table108.B" style:family="table-column">
      <style:table-column-properties style:column-width="1.326cm"/>
    </style:style>
    <style:style style:name="Table108.C" style:family="table-column">
      <style:table-column-properties style:column-width="11.063cm"/>
    </style:style>
    <style:style style:name="Table108.A1" style:family="table-cell">
      <style:table-cell-properties style:vertical-align="top" fo:padding="0.097cm" fo:border-left="0.002cm solid #000000" fo:border-right="none" fo:border-top="0.002cm solid #000000" fo:border-bottom="0.002cm solid #000000"/>
    </style:style>
    <style:style style:name="Table108.C1" style:family="table-cell">
      <style:table-cell-properties style:vertical-align="top" fo:padding="0.097cm" fo:border="0.002cm solid #000000"/>
    </style:style>
    <style:style style:name="Table108.A2" style:family="table-cell">
      <style:table-cell-properties style:vertical-align="top" fo:padding="0.097cm" fo:border-left="0.002cm solid #000000" fo:border-right="none" fo:border-top="none" fo:border-bottom="0.002cm solid #000000"/>
    </style:style>
    <style:style style:name="Table108.C2" style:family="table-cell">
      <style:table-cell-properties style:vertical-align="top" fo:padding="0.097cm" fo:border-left="0.002cm solid #000000" fo:border-right="0.002cm solid #000000" fo:border-top="none" fo:border-bottom="0.002cm solid #000000"/>
    </style:style>
    <style:style style:name="Table109" style:family="table">
      <style:table-properties style:width="16.514cm" table:align="left" style:writing-mode="lr-tb"/>
    </style:style>
    <style:style style:name="Table109.A" style:family="table-column">
      <style:table-column-properties style:column-width="4.124cm"/>
    </style:style>
    <style:style style:name="Table109.B" style:family="table-column">
      <style:table-column-properties style:column-width="1.326cm"/>
    </style:style>
    <style:style style:name="Table109.C" style:family="table-column">
      <style:table-column-properties style:column-width="11.063cm"/>
    </style:style>
    <style:style style:name="Table109.A1" style:family="table-cell">
      <style:table-cell-properties style:vertical-align="top" fo:padding="0.097cm" fo:border-left="0.002cm solid #000000" fo:border-right="none" fo:border-top="0.002cm solid #000000" fo:border-bottom="0.002cm solid #000000"/>
    </style:style>
    <style:style style:name="Table109.C1" style:family="table-cell">
      <style:table-cell-properties style:vertical-align="top" fo:padding="0.097cm" fo:border="0.002cm solid #000000"/>
    </style:style>
    <style:style style:name="Table109.A2" style:family="table-cell">
      <style:table-cell-properties style:vertical-align="top" fo:padding="0.097cm" fo:border-left="0.002cm solid #000000" fo:border-right="none" fo:border-top="none" fo:border-bottom="0.002cm solid #000000"/>
    </style:style>
    <style:style style:name="Table109.C2" style:family="table-cell">
      <style:table-cell-properties style:vertical-align="top" fo:padding="0.097cm" fo:border-left="0.002cm solid #000000" fo:border-right="0.002cm solid #000000" fo:border-top="none" fo:border-bottom="0.002cm solid #000000"/>
    </style:style>
    <style:style style:name="Table110" style:family="table">
      <style:table-properties style:width="16.514cm" table:align="left" style:writing-mode="lr-tb"/>
    </style:style>
    <style:style style:name="Table110.A" style:family="table-column">
      <style:table-column-properties style:column-width="4.124cm"/>
    </style:style>
    <style:style style:name="Table110.B" style:family="table-column">
      <style:table-column-properties style:column-width="1.326cm"/>
    </style:style>
    <style:style style:name="Table110.C" style:family="table-column">
      <style:table-column-properties style:column-width="11.063cm"/>
    </style:style>
    <style:style style:name="Table110.A1" style:family="table-cell">
      <style:table-cell-properties style:vertical-align="top" fo:padding="0.097cm" fo:border-left="0.002cm solid #000000" fo:border-right="none" fo:border-top="0.002cm solid #000000" fo:border-bottom="0.002cm solid #000000"/>
    </style:style>
    <style:style style:name="Table110.C1" style:family="table-cell">
      <style:table-cell-properties style:vertical-align="top" fo:padding="0.097cm" fo:border="0.002cm solid #000000"/>
    </style:style>
    <style:style style:name="Table110.A2" style:family="table-cell">
      <style:table-cell-properties style:vertical-align="top" fo:padding="0.097cm" fo:border-left="0.002cm solid #000000" fo:border-right="none" fo:border-top="none" fo:border-bottom="0.002cm solid #000000"/>
    </style:style>
    <style:style style:name="Table110.C2" style:family="table-cell">
      <style:table-cell-properties style:vertical-align="top" fo:padding="0.097cm" fo:border-left="0.002cm solid #000000" fo:border-right="0.002cm solid #000000" fo:border-top="none" fo:border-bottom="0.002cm solid #000000"/>
    </style:style>
    <style:style style:name="Table111" style:family="table">
      <style:table-properties style:width="16.514cm" table:align="left" style:writing-mode="lr-tb"/>
    </style:style>
    <style:style style:name="Table111.A" style:family="table-column">
      <style:table-column-properties style:column-width="4.124cm"/>
    </style:style>
    <style:style style:name="Table111.B" style:family="table-column">
      <style:table-column-properties style:column-width="1.326cm"/>
    </style:style>
    <style:style style:name="Table111.C" style:family="table-column">
      <style:table-column-properties style:column-width="11.063cm"/>
    </style:style>
    <style:style style:name="Table111.A1" style:family="table-cell">
      <style:table-cell-properties style:vertical-align="top" fo:padding="0.097cm" fo:border-left="0.002cm solid #000000" fo:border-right="none" fo:border-top="0.002cm solid #000000" fo:border-bottom="0.002cm solid #000000"/>
    </style:style>
    <style:style style:name="Table111.C1" style:family="table-cell">
      <style:table-cell-properties style:vertical-align="top" fo:padding="0.097cm" fo:border="0.002cm solid #000000"/>
    </style:style>
    <style:style style:name="Table111.A2" style:family="table-cell">
      <style:table-cell-properties style:vertical-align="top" fo:padding="0.097cm" fo:border-left="0.002cm solid #000000" fo:border-right="none" fo:border-top="none" fo:border-bottom="0.002cm solid #000000"/>
    </style:style>
    <style:style style:name="Table111.C2" style:family="table-cell">
      <style:table-cell-properties style:vertical-align="top" fo:padding="0.097cm" fo:border-left="0.002cm solid #000000" fo:border-right="0.002cm solid #000000" fo:border-top="none" fo:border-bottom="0.002cm solid #000000"/>
    </style:style>
    <style:style style:name="Table112" style:family="table">
      <style:table-properties style:width="16.514cm" table:align="left" style:writing-mode="lr-tb"/>
    </style:style>
    <style:style style:name="Table112.A" style:family="table-column">
      <style:table-column-properties style:column-width="4.124cm"/>
    </style:style>
    <style:style style:name="Table112.B" style:family="table-column">
      <style:table-column-properties style:column-width="1.115cm"/>
    </style:style>
    <style:style style:name="Table112.C" style:family="table-column">
      <style:table-column-properties style:column-width="11.275cm"/>
    </style:style>
    <style:style style:name="Table112.A1" style:family="table-cell">
      <style:table-cell-properties style:vertical-align="top" fo:padding="0.097cm" fo:border-left="0.002cm solid #000000" fo:border-right="none" fo:border-top="0.002cm solid #000000" fo:border-bottom="0.002cm solid #000000"/>
    </style:style>
    <style:style style:name="Table112.C1" style:family="table-cell">
      <style:table-cell-properties style:vertical-align="top" fo:padding="0.097cm" fo:border="0.002cm solid #000000"/>
    </style:style>
    <style:style style:name="Table112.A2" style:family="table-cell">
      <style:table-cell-properties style:vertical-align="top" fo:padding="0.097cm" fo:border-left="0.002cm solid #000000" fo:border-right="none" fo:border-top="none" fo:border-bottom="0.002cm solid #000000"/>
    </style:style>
    <style:style style:name="Table112.C2" style:family="table-cell">
      <style:table-cell-properties style:vertical-align="top" fo:padding="0.097cm" fo:border-left="0.002cm solid #000000" fo:border-right="0.002cm solid #000000" fo:border-top="none" fo:border-bottom="0.002cm solid #000000"/>
    </style:style>
    <style:style style:name="Table113" style:family="table">
      <style:table-properties style:width="16.514cm" table:align="left" style:writing-mode="lr-tb"/>
    </style:style>
    <style:style style:name="Table113.A" style:family="table-column">
      <style:table-column-properties style:column-width="4.124cm"/>
    </style:style>
    <style:style style:name="Table113.B" style:family="table-column">
      <style:table-column-properties style:column-width="1.115cm"/>
    </style:style>
    <style:style style:name="Table113.C" style:family="table-column">
      <style:table-column-properties style:column-width="11.275cm"/>
    </style:style>
    <style:style style:name="Table113.A1" style:family="table-cell">
      <style:table-cell-properties style:vertical-align="top" fo:padding="0.097cm" fo:border-left="0.002cm solid #000000" fo:border-right="none" fo:border-top="0.002cm solid #000000" fo:border-bottom="0.002cm solid #000000"/>
    </style:style>
    <style:style style:name="Table113.C1" style:family="table-cell">
      <style:table-cell-properties style:vertical-align="top" fo:padding="0.097cm" fo:border="0.002cm solid #000000"/>
    </style:style>
    <style:style style:name="Table113.A2" style:family="table-cell">
      <style:table-cell-properties style:vertical-align="top" fo:padding="0.097cm" fo:border-left="0.002cm solid #000000" fo:border-right="none" fo:border-top="none" fo:border-bottom="0.002cm solid #000000"/>
    </style:style>
    <style:style style:name="Table113.C2" style:family="table-cell">
      <style:table-cell-properties style:vertical-align="top" fo:padding="0.097cm" fo:border-left="0.002cm solid #000000" fo:border-right="0.002cm solid #000000" fo:border-top="none" fo:border-bottom="0.002cm solid #000000"/>
    </style:style>
    <style:style style:name="Table114" style:family="table">
      <style:table-properties style:width="16.514cm" table:align="left" style:writing-mode="lr-tb"/>
    </style:style>
    <style:style style:name="Table114.A" style:family="table-column">
      <style:table-column-properties style:column-width="4.124cm"/>
    </style:style>
    <style:style style:name="Table114.B" style:family="table-column">
      <style:table-column-properties style:column-width="1.115cm"/>
    </style:style>
    <style:style style:name="Table114.C" style:family="table-column">
      <style:table-column-properties style:column-width="11.275cm"/>
    </style:style>
    <style:style style:name="Table114.A1" style:family="table-cell">
      <style:table-cell-properties style:vertical-align="top" fo:padding="0.097cm" fo:border-left="0.002cm solid #000000" fo:border-right="none" fo:border-top="0.002cm solid #000000" fo:border-bottom="0.002cm solid #000000"/>
    </style:style>
    <style:style style:name="Table114.C1" style:family="table-cell">
      <style:table-cell-properties style:vertical-align="top" fo:padding="0.097cm" fo:border="0.002cm solid #000000"/>
    </style:style>
    <style:style style:name="Table114.A2" style:family="table-cell">
      <style:table-cell-properties style:vertical-align="top" fo:padding="0.097cm" fo:border-left="0.002cm solid #000000" fo:border-right="none" fo:border-top="none" fo:border-bottom="0.002cm solid #000000"/>
    </style:style>
    <style:style style:name="Table114.C2" style:family="table-cell">
      <style:table-cell-properties style:vertical-align="top" fo:padding="0.097cm" fo:border-left="0.002cm solid #000000" fo:border-right="0.002cm solid #000000" fo:border-top="none" fo:border-bottom="0.002cm solid #000000"/>
    </style:style>
    <style:style style:name="Table115" style:family="table">
      <style:table-properties style:width="16.514cm" table:align="left" style:writing-mode="lr-tb"/>
    </style:style>
    <style:style style:name="Table115.A" style:family="table-column">
      <style:table-column-properties style:column-width="4.124cm"/>
    </style:style>
    <style:style style:name="Table115.B" style:family="table-column">
      <style:table-column-properties style:column-width="1.115cm"/>
    </style:style>
    <style:style style:name="Table115.C" style:family="table-column">
      <style:table-column-properties style:column-width="11.275cm"/>
    </style:style>
    <style:style style:name="Table115.A1" style:family="table-cell">
      <style:table-cell-properties style:vertical-align="top" fo:padding="0.097cm" fo:border-left="0.002cm solid #000000" fo:border-right="none" fo:border-top="0.002cm solid #000000" fo:border-bottom="0.002cm solid #000000"/>
    </style:style>
    <style:style style:name="Table115.C1" style:family="table-cell">
      <style:table-cell-properties style:vertical-align="top" fo:padding="0.097cm" fo:border="0.002cm solid #000000"/>
    </style:style>
    <style:style style:name="Table115.A2" style:family="table-cell">
      <style:table-cell-properties style:vertical-align="top" fo:padding="0.097cm" fo:border-left="0.002cm solid #000000" fo:border-right="none" fo:border-top="none" fo:border-bottom="0.002cm solid #000000"/>
    </style:style>
    <style:style style:name="Table115.C2" style:family="table-cell">
      <style:table-cell-properties style:vertical-align="top" fo:padding="0.097cm" fo:border-left="0.002cm solid #000000" fo:border-right="0.002cm solid #000000" fo:border-top="none" fo:border-bottom="0.002cm solid #000000"/>
    </style:style>
    <style:style style:name="Table116" style:family="table">
      <style:table-properties style:width="16.514cm" table:align="left" style:writing-mode="lr-tb"/>
    </style:style>
    <style:style style:name="Table116.A" style:family="table-column">
      <style:table-column-properties style:column-width="4.124cm"/>
    </style:style>
    <style:style style:name="Table116.B" style:family="table-column">
      <style:table-column-properties style:column-width="1.115cm"/>
    </style:style>
    <style:style style:name="Table116.C" style:family="table-column">
      <style:table-column-properties style:column-width="11.275cm"/>
    </style:style>
    <style:style style:name="Table116.A1" style:family="table-cell">
      <style:table-cell-properties style:vertical-align="top" fo:padding="0.097cm" fo:border-left="0.002cm solid #000000" fo:border-right="none" fo:border-top="0.002cm solid #000000" fo:border-bottom="0.002cm solid #000000"/>
    </style:style>
    <style:style style:name="Table116.C1" style:family="table-cell">
      <style:table-cell-properties style:vertical-align="top" fo:padding="0.097cm" fo:border="0.002cm solid #000000"/>
    </style:style>
    <style:style style:name="Table116.A2" style:family="table-cell">
      <style:table-cell-properties style:vertical-align="top" fo:padding="0.097cm" fo:border-left="0.002cm solid #000000" fo:border-right="none" fo:border-top="none" fo:border-bottom="0.002cm solid #000000"/>
    </style:style>
    <style:style style:name="Table116.C2" style:family="table-cell">
      <style:table-cell-properties style:vertical-align="top" fo:padding="0.097cm" fo:border-left="0.002cm solid #000000" fo:border-right="0.002cm solid #000000" fo:border-top="none" fo:border-bottom="0.002cm solid #000000"/>
    </style:style>
    <style:style style:name="Table117" style:family="table">
      <style:table-properties style:width="16.514cm" table:align="left" style:writing-mode="lr-tb"/>
    </style:style>
    <style:style style:name="Table117.A" style:family="table-column">
      <style:table-column-properties style:column-width="4.124cm"/>
    </style:style>
    <style:style style:name="Table117.B" style:family="table-column">
      <style:table-column-properties style:column-width="1.115cm"/>
    </style:style>
    <style:style style:name="Table117.C" style:family="table-column">
      <style:table-column-properties style:column-width="11.275cm"/>
    </style:style>
    <style:style style:name="Table117.A1" style:family="table-cell">
      <style:table-cell-properties style:vertical-align="top" fo:padding="0.097cm" fo:border-left="0.002cm solid #000000" fo:border-right="none" fo:border-top="0.002cm solid #000000" fo:border-bottom="0.002cm solid #000000"/>
    </style:style>
    <style:style style:name="Table117.C1" style:family="table-cell">
      <style:table-cell-properties style:vertical-align="top" fo:padding="0.097cm" fo:border="0.002cm solid #000000"/>
    </style:style>
    <style:style style:name="Table117.A2" style:family="table-cell">
      <style:table-cell-properties style:vertical-align="top" fo:padding="0.097cm" fo:border-left="0.002cm solid #000000" fo:border-right="none" fo:border-top="none" fo:border-bottom="0.002cm solid #000000"/>
    </style:style>
    <style:style style:name="Table117.C2" style:family="table-cell">
      <style:table-cell-properties style:vertical-align="top" fo:padding="0.097cm" fo:border-left="0.002cm solid #000000" fo:border-right="0.002cm solid #000000" fo:border-top="none" fo:border-bottom="0.002cm solid #000000"/>
    </style:style>
    <style:style style:name="Table118" style:family="table">
      <style:table-properties style:width="16.514cm" table:align="left" style:writing-mode="lr-tb"/>
    </style:style>
    <style:style style:name="Table118.A" style:family="table-column">
      <style:table-column-properties style:column-width="4.124cm"/>
    </style:style>
    <style:style style:name="Table118.B" style:family="table-column">
      <style:table-column-properties style:column-width="1.115cm"/>
    </style:style>
    <style:style style:name="Table118.C" style:family="table-column">
      <style:table-column-properties style:column-width="11.275cm"/>
    </style:style>
    <style:style style:name="Table118.A1" style:family="table-cell">
      <style:table-cell-properties style:vertical-align="top" fo:padding="0.097cm" fo:border-left="0.002cm solid #000000" fo:border-right="none" fo:border-top="0.002cm solid #000000" fo:border-bottom="0.002cm solid #000000"/>
    </style:style>
    <style:style style:name="Table118.C1" style:family="table-cell">
      <style:table-cell-properties style:vertical-align="top" fo:padding="0.097cm" fo:border="0.002cm solid #000000"/>
    </style:style>
    <style:style style:name="Table118.A2" style:family="table-cell">
      <style:table-cell-properties style:vertical-align="top" fo:padding="0.097cm" fo:border-left="0.002cm solid #000000" fo:border-right="none" fo:border-top="none" fo:border-bottom="0.002cm solid #000000"/>
    </style:style>
    <style:style style:name="Table118.C2" style:family="table-cell">
      <style:table-cell-properties style:vertical-align="top" fo:padding="0.097cm" fo:border-left="0.002cm solid #000000" fo:border-right="0.002cm solid #000000" fo:border-top="none" fo:border-bottom="0.002cm solid #000000"/>
    </style:style>
    <style:style style:name="Table119" style:family="table">
      <style:table-properties style:width="16.514cm" table:align="left" style:writing-mode="lr-tb"/>
    </style:style>
    <style:style style:name="Table119.A" style:family="table-column">
      <style:table-column-properties style:column-width="4.124cm"/>
    </style:style>
    <style:style style:name="Table119.B" style:family="table-column">
      <style:table-column-properties style:column-width="1.115cm"/>
    </style:style>
    <style:style style:name="Table119.C" style:family="table-column">
      <style:table-column-properties style:column-width="11.275cm"/>
    </style:style>
    <style:style style:name="Table119.A1" style:family="table-cell">
      <style:table-cell-properties style:vertical-align="top" fo:padding="0.097cm" fo:border-left="0.002cm solid #000000" fo:border-right="none" fo:border-top="0.002cm solid #000000" fo:border-bottom="0.002cm solid #000000"/>
    </style:style>
    <style:style style:name="Table119.C1" style:family="table-cell">
      <style:table-cell-properties style:vertical-align="top" fo:padding="0.097cm" fo:border="0.002cm solid #000000"/>
    </style:style>
    <style:style style:name="Table119.A2" style:family="table-cell">
      <style:table-cell-properties style:vertical-align="top" fo:padding="0.097cm" fo:border-left="0.002cm solid #000000" fo:border-right="none" fo:border-top="none" fo:border-bottom="0.002cm solid #000000"/>
    </style:style>
    <style:style style:name="Table119.C2" style:family="table-cell">
      <style:table-cell-properties style:vertical-align="top" fo:padding="0.097cm" fo:border-left="0.002cm solid #000000" fo:border-right="0.002cm solid #000000" fo:border-top="none" fo:border-bottom="0.002cm solid #000000"/>
    </style:style>
    <style:style style:name="Table120" style:family="table">
      <style:table-properties style:width="16.514cm" table:align="left" style:writing-mode="lr-tb"/>
    </style:style>
    <style:style style:name="Table120.A" style:family="table-column">
      <style:table-column-properties style:column-width="4.124cm"/>
    </style:style>
    <style:style style:name="Table120.B" style:family="table-column">
      <style:table-column-properties style:column-width="1.115cm"/>
    </style:style>
    <style:style style:name="Table120.C" style:family="table-column">
      <style:table-column-properties style:column-width="11.275cm"/>
    </style:style>
    <style:style style:name="Table120.A1" style:family="table-cell">
      <style:table-cell-properties style:vertical-align="top" fo:padding="0.097cm" fo:border-left="0.002cm solid #000000" fo:border-right="none" fo:border-top="0.002cm solid #000000" fo:border-bottom="0.002cm solid #000000"/>
    </style:style>
    <style:style style:name="Table120.C1" style:family="table-cell">
      <style:table-cell-properties style:vertical-align="top" fo:padding="0.097cm" fo:border="0.002cm solid #000000"/>
    </style:style>
    <style:style style:name="Table120.A2" style:family="table-cell">
      <style:table-cell-properties style:vertical-align="top" fo:padding="0.097cm" fo:border-left="0.002cm solid #000000" fo:border-right="none" fo:border-top="none" fo:border-bottom="0.002cm solid #000000"/>
    </style:style>
    <style:style style:name="Table120.C2" style:family="table-cell">
      <style:table-cell-properties style:vertical-align="top" fo:padding="0.097cm" fo:border-left="0.002cm solid #000000" fo:border-right="0.002cm solid #000000" fo:border-top="none" fo:border-bottom="0.002cm solid #000000"/>
    </style:style>
    <style:style style:name="Table121" style:family="table">
      <style:table-properties style:width="16.514cm" table:align="left" style:writing-mode="lr-tb"/>
    </style:style>
    <style:style style:name="Table121.A" style:family="table-column">
      <style:table-column-properties style:column-width="4.124cm"/>
    </style:style>
    <style:style style:name="Table121.B" style:family="table-column">
      <style:table-column-properties style:column-width="1.326cm"/>
    </style:style>
    <style:style style:name="Table121.C" style:family="table-column">
      <style:table-column-properties style:column-width="11.063cm"/>
    </style:style>
    <style:style style:name="Table121.A1" style:family="table-cell">
      <style:table-cell-properties style:vertical-align="top" fo:padding="0.097cm" fo:border-left="0.002cm solid #000000" fo:border-right="none" fo:border-top="0.002cm solid #000000" fo:border-bottom="0.002cm solid #000000"/>
    </style:style>
    <style:style style:name="Table121.C1" style:family="table-cell">
      <style:table-cell-properties style:vertical-align="top" fo:padding="0.097cm" fo:border="0.002cm solid #000000"/>
    </style:style>
    <style:style style:name="Table121.A2" style:family="table-cell">
      <style:table-cell-properties style:vertical-align="top" fo:padding="0.097cm" fo:border-left="0.002cm solid #000000" fo:border-right="none" fo:border-top="none" fo:border-bottom="0.002cm solid #000000"/>
    </style:style>
    <style:style style:name="Table121.C2" style:family="table-cell">
      <style:table-cell-properties style:vertical-align="top" fo:padding="0.097cm" fo:border-left="0.002cm solid #000000" fo:border-right="0.002cm solid #000000" fo:border-top="none" fo:border-bottom="0.002cm solid #000000"/>
    </style:style>
    <style:style style:name="Table122" style:family="table">
      <style:table-properties style:width="16.514cm" table:align="left" style:writing-mode="lr-tb"/>
    </style:style>
    <style:style style:name="Table122.A" style:family="table-column">
      <style:table-column-properties style:column-width="4.124cm"/>
    </style:style>
    <style:style style:name="Table122.B" style:family="table-column">
      <style:table-column-properties style:column-width="1.115cm"/>
    </style:style>
    <style:style style:name="Table122.C" style:family="table-column">
      <style:table-column-properties style:column-width="11.275cm"/>
    </style:style>
    <style:style style:name="Table122.A1" style:family="table-cell">
      <style:table-cell-properties style:vertical-align="top" fo:padding="0.097cm" fo:border-left="0.002cm solid #000000" fo:border-right="none" fo:border-top="0.002cm solid #000000" fo:border-bottom="0.002cm solid #000000"/>
    </style:style>
    <style:style style:name="Table122.C1" style:family="table-cell">
      <style:table-cell-properties style:vertical-align="top" fo:padding="0.097cm" fo:border="0.002cm solid #000000"/>
    </style:style>
    <style:style style:name="Table122.A2" style:family="table-cell">
      <style:table-cell-properties style:vertical-align="top" fo:padding="0.097cm" fo:border-left="0.002cm solid #000000" fo:border-right="none" fo:border-top="none" fo:border-bottom="0.002cm solid #000000"/>
    </style:style>
    <style:style style:name="Table122.C2" style:family="table-cell">
      <style:table-cell-properties style:vertical-align="top" fo:padding="0.097cm" fo:border-left="0.002cm solid #000000" fo:border-right="0.002cm solid #000000" fo:border-top="none" fo:border-bottom="0.002cm solid #000000"/>
    </style:style>
    <style:style style:name="Table123" style:family="table">
      <style:table-properties style:width="16.514cm" table:align="left" style:writing-mode="lr-tb"/>
    </style:style>
    <style:style style:name="Table123.A" style:family="table-column">
      <style:table-column-properties style:column-width="4.124cm"/>
    </style:style>
    <style:style style:name="Table123.B" style:family="table-column">
      <style:table-column-properties style:column-width="1.326cm"/>
    </style:style>
    <style:style style:name="Table123.C" style:family="table-column">
      <style:table-column-properties style:column-width="11.063cm"/>
    </style:style>
    <style:style style:name="Table123.A1" style:family="table-cell">
      <style:table-cell-properties style:vertical-align="top" fo:padding="0.097cm" fo:border-left="0.002cm solid #000000" fo:border-right="none" fo:border-top="0.002cm solid #000000" fo:border-bottom="0.002cm solid #000000"/>
    </style:style>
    <style:style style:name="Table123.C1" style:family="table-cell">
      <style:table-cell-properties style:vertical-align="top" fo:padding="0.097cm" fo:border="0.002cm solid #000000"/>
    </style:style>
    <style:style style:name="Table123.A2" style:family="table-cell">
      <style:table-cell-properties style:vertical-align="top" fo:padding="0.097cm" fo:border-left="0.002cm solid #000000" fo:border-right="none" fo:border-top="none" fo:border-bottom="0.002cm solid #000000"/>
    </style:style>
    <style:style style:name="Table123.C2" style:family="table-cell">
      <style:table-cell-properties style:vertical-align="top" fo:padding="0.097cm" fo:border-left="0.002cm solid #000000" fo:border-right="0.002cm solid #000000" fo:border-top="none" fo:border-bottom="0.002cm solid #000000"/>
    </style:style>
    <style:style style:name="Table124" style:family="table">
      <style:table-properties style:width="16.514cm" table:align="left" style:writing-mode="lr-tb"/>
    </style:style>
    <style:style style:name="Table124.A" style:family="table-column">
      <style:table-column-properties style:column-width="4.124cm"/>
    </style:style>
    <style:style style:name="Table124.B" style:family="table-column">
      <style:table-column-properties style:column-width="1.326cm"/>
    </style:style>
    <style:style style:name="Table124.C" style:family="table-column">
      <style:table-column-properties style:column-width="11.063cm"/>
    </style:style>
    <style:style style:name="Table124.A1" style:family="table-cell">
      <style:table-cell-properties style:vertical-align="top" fo:padding="0.097cm" fo:border-left="0.002cm solid #000000" fo:border-right="none" fo:border-top="0.002cm solid #000000" fo:border-bottom="0.002cm solid #000000"/>
    </style:style>
    <style:style style:name="Table124.C1" style:family="table-cell">
      <style:table-cell-properties style:vertical-align="top" fo:padding="0.097cm" fo:border="0.002cm solid #000000"/>
    </style:style>
    <style:style style:name="Table124.A2" style:family="table-cell">
      <style:table-cell-properties style:vertical-align="top" fo:padding="0.097cm" fo:border-left="0.002cm solid #000000" fo:border-right="none" fo:border-top="none" fo:border-bottom="0.002cm solid #000000"/>
    </style:style>
    <style:style style:name="Table124.C2" style:family="table-cell">
      <style:table-cell-properties style:vertical-align="top" fo:padding="0.097cm" fo:border-left="0.002cm solid #000000" fo:border-right="0.002cm solid #000000" fo:border-top="none" fo:border-bottom="0.002cm solid #000000"/>
    </style:style>
    <style:style style:name="Table125" style:family="table">
      <style:table-properties style:width="16.514cm" table:align="left" style:writing-mode="lr-tb"/>
    </style:style>
    <style:style style:name="Table125.A" style:family="table-column">
      <style:table-column-properties style:column-width="4.124cm"/>
    </style:style>
    <style:style style:name="Table125.B" style:family="table-column">
      <style:table-column-properties style:column-width="1.326cm"/>
    </style:style>
    <style:style style:name="Table125.C" style:family="table-column">
      <style:table-column-properties style:column-width="11.063cm"/>
    </style:style>
    <style:style style:name="Table125.A1" style:family="table-cell">
      <style:table-cell-properties style:vertical-align="top" fo:padding="0.097cm" fo:border-left="0.002cm solid #000000" fo:border-right="none" fo:border-top="0.002cm solid #000000" fo:border-bottom="0.002cm solid #000000"/>
    </style:style>
    <style:style style:name="Table125.C1" style:family="table-cell">
      <style:table-cell-properties style:vertical-align="top" fo:padding="0.097cm" fo:border="0.002cm solid #000000"/>
    </style:style>
    <style:style style:name="Table125.A2" style:family="table-cell">
      <style:table-cell-properties style:vertical-align="top" fo:padding="0.097cm" fo:border-left="0.002cm solid #000000" fo:border-right="none" fo:border-top="none" fo:border-bottom="0.002cm solid #000000"/>
    </style:style>
    <style:style style:name="Table125.C2" style:family="table-cell">
      <style:table-cell-properties style:vertical-align="top" fo:padding="0.097cm" fo:border-left="0.002cm solid #000000" fo:border-right="0.002cm solid #000000" fo:border-top="none" fo:border-bottom="0.002cm solid #000000"/>
    </style:style>
    <style:style style:name="Table126" style:family="table">
      <style:table-properties style:width="16.514cm" table:align="left" style:writing-mode="lr-tb"/>
    </style:style>
    <style:style style:name="Table126.A" style:family="table-column">
      <style:table-column-properties style:column-width="4.124cm"/>
    </style:style>
    <style:style style:name="Table126.B" style:family="table-column">
      <style:table-column-properties style:column-width="1.326cm"/>
    </style:style>
    <style:style style:name="Table126.C" style:family="table-column">
      <style:table-column-properties style:column-width="11.063cm"/>
    </style:style>
    <style:style style:name="Table126.A1" style:family="table-cell">
      <style:table-cell-properties style:vertical-align="top" fo:padding="0.097cm" fo:border-left="0.002cm solid #000000" fo:border-right="none" fo:border-top="0.002cm solid #000000" fo:border-bottom="0.002cm solid #000000"/>
    </style:style>
    <style:style style:name="Table126.C1" style:family="table-cell">
      <style:table-cell-properties style:vertical-align="top" fo:padding="0.097cm" fo:border="0.002cm solid #000000"/>
    </style:style>
    <style:style style:name="Table126.A2" style:family="table-cell">
      <style:table-cell-properties style:vertical-align="top" fo:padding="0.097cm" fo:border-left="0.002cm solid #000000" fo:border-right="none" fo:border-top="none" fo:border-bottom="0.002cm solid #000000"/>
    </style:style>
    <style:style style:name="Table126.C2" style:family="table-cell">
      <style:table-cell-properties style:vertical-align="top" fo:padding="0.097cm" fo:border-left="0.002cm solid #000000" fo:border-right="0.002cm solid #000000" fo:border-top="none" fo:border-bottom="0.002cm solid #000000"/>
    </style:style>
    <style:style style:name="Table127" style:family="table">
      <style:table-properties style:width="16.514cm" table:align="left" style:writing-mode="lr-tb"/>
    </style:style>
    <style:style style:name="Table127.A" style:family="table-column">
      <style:table-column-properties style:column-width="4.124cm"/>
    </style:style>
    <style:style style:name="Table127.B" style:family="table-column">
      <style:table-column-properties style:column-width="1.326cm"/>
    </style:style>
    <style:style style:name="Table127.C" style:family="table-column">
      <style:table-column-properties style:column-width="11.063cm"/>
    </style:style>
    <style:style style:name="Table127.A1" style:family="table-cell">
      <style:table-cell-properties style:vertical-align="top" fo:padding="0.097cm" fo:border-left="0.002cm solid #000000" fo:border-right="none" fo:border-top="0.002cm solid #000000" fo:border-bottom="0.002cm solid #000000"/>
    </style:style>
    <style:style style:name="Table127.C1" style:family="table-cell">
      <style:table-cell-properties style:vertical-align="top" fo:padding="0.097cm" fo:border="0.002cm solid #000000"/>
    </style:style>
    <style:style style:name="Table127.A2" style:family="table-cell">
      <style:table-cell-properties style:vertical-align="top" fo:padding="0.097cm" fo:border-left="0.002cm solid #000000" fo:border-right="none" fo:border-top="none" fo:border-bottom="0.002cm solid #000000"/>
    </style:style>
    <style:style style:name="Table127.C2" style:family="table-cell">
      <style:table-cell-properties style:vertical-align="top" fo:padding="0.097cm" fo:border-left="0.002cm solid #000000" fo:border-right="0.002cm solid #000000" fo:border-top="none" fo:border-bottom="0.002cm solid #000000"/>
    </style:style>
    <style:style style:name="Table128" style:family="table">
      <style:table-properties style:width="16.514cm" table:align="left" style:writing-mode="lr-tb"/>
    </style:style>
    <style:style style:name="Table128.A" style:family="table-column">
      <style:table-column-properties style:column-width="4.124cm"/>
    </style:style>
    <style:style style:name="Table128.B" style:family="table-column">
      <style:table-column-properties style:column-width="1.326cm"/>
    </style:style>
    <style:style style:name="Table128.C" style:family="table-column">
      <style:table-column-properties style:column-width="11.063cm"/>
    </style:style>
    <style:style style:name="Table128.A1" style:family="table-cell">
      <style:table-cell-properties style:vertical-align="top" fo:padding="0.097cm" fo:border-left="0.002cm solid #000000" fo:border-right="none" fo:border-top="0.002cm solid #000000" fo:border-bottom="0.002cm solid #000000"/>
    </style:style>
    <style:style style:name="Table128.C1" style:family="table-cell">
      <style:table-cell-properties style:vertical-align="top" fo:padding="0.097cm" fo:border="0.002cm solid #000000"/>
    </style:style>
    <style:style style:name="Table128.A2" style:family="table-cell">
      <style:table-cell-properties style:vertical-align="top" fo:padding="0.097cm" fo:border-left="0.002cm solid #000000" fo:border-right="none" fo:border-top="none" fo:border-bottom="0.002cm solid #000000"/>
    </style:style>
    <style:style style:name="Table128.C2" style:family="table-cell">
      <style:table-cell-properties style:vertical-align="top" fo:padding="0.097cm" fo:border-left="0.002cm solid #000000" fo:border-right="0.002cm solid #000000" fo:border-top="none" fo:border-bottom="0.002cm solid #000000"/>
    </style:style>
    <style:style style:name="Table129" style:family="table">
      <style:table-properties style:width="16.514cm" table:align="left" style:writing-mode="lr-tb"/>
    </style:style>
    <style:style style:name="Table129.A" style:family="table-column">
      <style:table-column-properties style:column-width="4.124cm"/>
    </style:style>
    <style:style style:name="Table129.B" style:family="table-column">
      <style:table-column-properties style:column-width="1.326cm"/>
    </style:style>
    <style:style style:name="Table129.C" style:family="table-column">
      <style:table-column-properties style:column-width="11.063cm"/>
    </style:style>
    <style:style style:name="Table129.A1" style:family="table-cell">
      <style:table-cell-properties style:vertical-align="top" fo:padding="0.097cm" fo:border-left="0.002cm solid #000000" fo:border-right="none" fo:border-top="0.002cm solid #000000" fo:border-bottom="0.002cm solid #000000"/>
    </style:style>
    <style:style style:name="Table129.C1" style:family="table-cell">
      <style:table-cell-properties style:vertical-align="top" fo:padding="0.097cm" fo:border="0.002cm solid #000000"/>
    </style:style>
    <style:style style:name="Table129.A2" style:family="table-cell">
      <style:table-cell-properties style:vertical-align="top" fo:padding="0.097cm" fo:border-left="0.002cm solid #000000" fo:border-right="none" fo:border-top="none" fo:border-bottom="0.002cm solid #000000"/>
    </style:style>
    <style:style style:name="Table129.C2" style:family="table-cell">
      <style:table-cell-properties style:vertical-align="top" fo:padding="0.097cm" fo:border-left="0.002cm solid #000000" fo:border-right="0.002cm solid #000000" fo:border-top="none" fo:border-bottom="0.002cm solid #000000"/>
    </style:style>
    <style:style style:name="Table130" style:family="table">
      <style:table-properties style:width="16.514cm" table:align="left" style:writing-mode="lr-tb"/>
    </style:style>
    <style:style style:name="Table130.A" style:family="table-column">
      <style:table-column-properties style:column-width="4.124cm"/>
    </style:style>
    <style:style style:name="Table130.B" style:family="table-column">
      <style:table-column-properties style:column-width="1.326cm"/>
    </style:style>
    <style:style style:name="Table130.C" style:family="table-column">
      <style:table-column-properties style:column-width="11.063cm"/>
    </style:style>
    <style:style style:name="Table130.A1" style:family="table-cell">
      <style:table-cell-properties style:vertical-align="top" fo:padding="0.097cm" fo:border-left="0.002cm solid #000000" fo:border-right="none" fo:border-top="0.002cm solid #000000" fo:border-bottom="0.002cm solid #000000"/>
    </style:style>
    <style:style style:name="Table130.C1" style:family="table-cell">
      <style:table-cell-properties style:vertical-align="top" fo:padding="0.097cm" fo:border="0.002cm solid #000000"/>
    </style:style>
    <style:style style:name="Table130.A2" style:family="table-cell">
      <style:table-cell-properties style:vertical-align="top" fo:padding="0.097cm" fo:border-left="0.002cm solid #000000" fo:border-right="none" fo:border-top="none" fo:border-bottom="0.002cm solid #000000"/>
    </style:style>
    <style:style style:name="Table130.C2" style:family="table-cell">
      <style:table-cell-properties style:vertical-align="top" fo:padding="0.097cm" fo:border-left="0.002cm solid #000000" fo:border-right="0.002cm solid #000000" fo:border-top="none" fo:border-bottom="0.002cm solid #000000"/>
    </style:style>
    <style:style style:name="Table131" style:family="table">
      <style:table-properties style:width="16.514cm" table:align="left" style:writing-mode="lr-tb"/>
    </style:style>
    <style:style style:name="Table131.A" style:family="table-column">
      <style:table-column-properties style:column-width="4.124cm"/>
    </style:style>
    <style:style style:name="Table131.B" style:family="table-column">
      <style:table-column-properties style:column-width="1.326cm"/>
    </style:style>
    <style:style style:name="Table131.C" style:family="table-column">
      <style:table-column-properties style:column-width="11.063cm"/>
    </style:style>
    <style:style style:name="Table131.A1" style:family="table-cell">
      <style:table-cell-properties style:vertical-align="top" fo:padding="0.097cm" fo:border-left="0.002cm solid #000000" fo:border-right="none" fo:border-top="0.002cm solid #000000" fo:border-bottom="0.002cm solid #000000"/>
    </style:style>
    <style:style style:name="Table131.C1" style:family="table-cell">
      <style:table-cell-properties style:vertical-align="top" fo:padding="0.097cm" fo:border="0.002cm solid #000000"/>
    </style:style>
    <style:style style:name="Table131.A2" style:family="table-cell">
      <style:table-cell-properties style:vertical-align="top" fo:padding="0.097cm" fo:border-left="0.002cm solid #000000" fo:border-right="none" fo:border-top="none" fo:border-bottom="0.002cm solid #000000"/>
    </style:style>
    <style:style style:name="Table131.C2" style:family="table-cell">
      <style:table-cell-properties style:vertical-align="top" fo:padding="0.097cm" fo:border-left="0.002cm solid #000000" fo:border-right="0.002cm solid #000000" fo:border-top="none" fo:border-bottom="0.002cm solid #000000"/>
    </style:style>
    <style:style style:name="Table132" style:family="table">
      <style:table-properties style:width="16.514cm" table:align="left" style:writing-mode="lr-tb"/>
    </style:style>
    <style:style style:name="Table132.A" style:family="table-column">
      <style:table-column-properties style:column-width="4.124cm"/>
    </style:style>
    <style:style style:name="Table132.B" style:family="table-column">
      <style:table-column-properties style:column-width="1.326cm"/>
    </style:style>
    <style:style style:name="Table132.C" style:family="table-column">
      <style:table-column-properties style:column-width="11.063cm"/>
    </style:style>
    <style:style style:name="Table132.A1" style:family="table-cell">
      <style:table-cell-properties style:vertical-align="top" fo:padding="0.097cm" fo:border-left="0.002cm solid #000000" fo:border-right="none" fo:border-top="0.002cm solid #000000" fo:border-bottom="0.002cm solid #000000"/>
    </style:style>
    <style:style style:name="Table132.C1" style:family="table-cell">
      <style:table-cell-properties style:vertical-align="top" fo:padding="0.097cm" fo:border="0.002cm solid #000000"/>
    </style:style>
    <style:style style:name="Table132.A2" style:family="table-cell">
      <style:table-cell-properties style:vertical-align="top" fo:padding="0.097cm" fo:border-left="0.002cm solid #000000" fo:border-right="none" fo:border-top="none" fo:border-bottom="0.002cm solid #000000"/>
    </style:style>
    <style:style style:name="Table132.C2" style:family="table-cell">
      <style:table-cell-properties style:vertical-align="top" fo:padding="0.097cm" fo:border-left="0.002cm solid #000000" fo:border-right="0.002cm solid #000000" fo:border-top="none" fo:border-bottom="0.002cm solid #000000"/>
    </style:style>
    <style:style style:name="Table133" style:family="table">
      <style:table-properties style:width="16.514cm" table:align="left" style:writing-mode="lr-tb"/>
    </style:style>
    <style:style style:name="Table133.A" style:family="table-column">
      <style:table-column-properties style:column-width="4.124cm"/>
    </style:style>
    <style:style style:name="Table133.B" style:family="table-column">
      <style:table-column-properties style:column-width="1.326cm"/>
    </style:style>
    <style:style style:name="Table133.C" style:family="table-column">
      <style:table-column-properties style:column-width="11.063cm"/>
    </style:style>
    <style:style style:name="Table133.A1" style:family="table-cell">
      <style:table-cell-properties style:vertical-align="top" fo:padding="0.097cm" fo:border-left="0.002cm solid #000000" fo:border-right="none" fo:border-top="0.002cm solid #000000" fo:border-bottom="0.002cm solid #000000"/>
    </style:style>
    <style:style style:name="Table133.C1" style:family="table-cell">
      <style:table-cell-properties style:vertical-align="top" fo:padding="0.097cm" fo:border="0.002cm solid #000000"/>
    </style:style>
    <style:style style:name="Table133.A2" style:family="table-cell">
      <style:table-cell-properties style:vertical-align="top" fo:padding="0.097cm" fo:border-left="0.002cm solid #000000" fo:border-right="none" fo:border-top="none" fo:border-bottom="0.002cm solid #000000"/>
    </style:style>
    <style:style style:name="Table133.C2" style:family="table-cell">
      <style:table-cell-properties style:vertical-align="top" fo:padding="0.097cm" fo:border-left="0.002cm solid #000000" fo:border-right="0.002cm solid #000000" fo:border-top="none" fo:border-bottom="0.002cm solid #000000"/>
    </style:style>
    <style:style style:name="Table134" style:family="table">
      <style:table-properties style:width="16.514cm" table:align="left" style:writing-mode="lr-tb"/>
    </style:style>
    <style:style style:name="Table134.A" style:family="table-column">
      <style:table-column-properties style:column-width="4.124cm"/>
    </style:style>
    <style:style style:name="Table134.B" style:family="table-column">
      <style:table-column-properties style:column-width="1.326cm"/>
    </style:style>
    <style:style style:name="Table134.C" style:family="table-column">
      <style:table-column-properties style:column-width="11.063cm"/>
    </style:style>
    <style:style style:name="Table134.A1" style:family="table-cell">
      <style:table-cell-properties style:vertical-align="top" fo:padding="0.097cm" fo:border-left="0.002cm solid #000000" fo:border-right="none" fo:border-top="0.002cm solid #000000" fo:border-bottom="0.002cm solid #000000"/>
    </style:style>
    <style:style style:name="Table134.C1" style:family="table-cell">
      <style:table-cell-properties style:vertical-align="top" fo:padding="0.097cm" fo:border="0.002cm solid #000000"/>
    </style:style>
    <style:style style:name="Table134.A2" style:family="table-cell">
      <style:table-cell-properties style:vertical-align="top" fo:padding="0.097cm" fo:border-left="0.002cm solid #000000" fo:border-right="none" fo:border-top="none" fo:border-bottom="0.002cm solid #000000"/>
    </style:style>
    <style:style style:name="Table134.C2" style:family="table-cell">
      <style:table-cell-properties style:vertical-align="top" fo:padding="0.097cm" fo:border-left="0.002cm solid #000000" fo:border-right="0.002cm solid #000000" fo:border-top="none" fo:border-bottom="0.002cm solid #000000"/>
    </style:style>
    <style:style style:name="Table135" style:family="table">
      <style:table-properties style:width="16.526cm" table:align="left" style:writing-mode="lr-tb"/>
    </style:style>
    <style:style style:name="Table135.A" style:family="table-column">
      <style:table-column-properties style:column-width="4.124cm"/>
    </style:style>
    <style:style style:name="Table135.B" style:family="table-column">
      <style:table-column-properties style:column-width="1.429cm"/>
    </style:style>
    <style:style style:name="Table135.C" style:family="table-column">
      <style:table-column-properties style:column-width="10.973cm"/>
    </style:style>
    <style:style style:name="Table135.A1" style:family="table-cell">
      <style:table-cell-properties style:vertical-align="top" fo:padding="0.097cm" fo:border-left="0.002cm solid #000000" fo:border-right="none" fo:border-top="0.002cm solid #000000" fo:border-bottom="0.002cm solid #000000"/>
    </style:style>
    <style:style style:name="Table135.C1" style:family="table-cell">
      <style:table-cell-properties style:vertical-align="top" fo:padding="0.097cm" fo:border="0.002cm solid #000000"/>
    </style:style>
    <style:style style:name="Table135.A2" style:family="table-cell">
      <style:table-cell-properties style:vertical-align="top" fo:padding="0.097cm" fo:border-left="0.002cm solid #000000" fo:border-right="none" fo:border-top="none" fo:border-bottom="0.002cm solid #000000"/>
    </style:style>
    <style:style style:name="Table135.C2" style:family="table-cell">
      <style:table-cell-properties style:vertical-align="top" fo:padding="0.097cm" fo:border-left="0.002cm solid #000000" fo:border-right="0.002cm solid #000000" fo:border-top="none" fo:border-bottom="0.002cm solid #000000"/>
    </style:style>
    <style:style style:name="Table136" style:family="table">
      <style:table-properties style:width="16.514cm" table:align="left" style:writing-mode="lr-tb"/>
    </style:style>
    <style:style style:name="Table136.A" style:family="table-column">
      <style:table-column-properties style:column-width="4.124cm"/>
    </style:style>
    <style:style style:name="Table136.B" style:family="table-column">
      <style:table-column-properties style:column-width="1.326cm"/>
    </style:style>
    <style:style style:name="Table136.C" style:family="table-column">
      <style:table-column-properties style:column-width="11.063cm"/>
    </style:style>
    <style:style style:name="Table136.A1" style:family="table-cell">
      <style:table-cell-properties style:vertical-align="top" fo:padding="0.097cm" fo:border-left="0.002cm solid #000000" fo:border-right="none" fo:border-top="0.002cm solid #000000" fo:border-bottom="0.002cm solid #000000"/>
    </style:style>
    <style:style style:name="Table136.C1" style:family="table-cell">
      <style:table-cell-properties style:vertical-align="top" fo:padding="0.097cm" fo:border="0.002cm solid #000000"/>
    </style:style>
    <style:style style:name="Table136.A2" style:family="table-cell">
      <style:table-cell-properties style:vertical-align="top" fo:padding="0.097cm" fo:border-left="0.002cm solid #000000" fo:border-right="none" fo:border-top="none" fo:border-bottom="0.002cm solid #000000"/>
    </style:style>
    <style:style style:name="Table136.C2" style:family="table-cell">
      <style:table-cell-properties style:vertical-align="top" fo:padding="0.097cm" fo:border-left="0.002cm solid #000000" fo:border-right="0.002cm solid #000000" fo:border-top="none" fo:border-bottom="0.002cm solid #000000"/>
    </style:style>
    <style:style style:name="Table137" style:family="table">
      <style:table-properties style:width="16.514cm" table:align="left" style:writing-mode="lr-tb"/>
    </style:style>
    <style:style style:name="Table137.A" style:family="table-column">
      <style:table-column-properties style:column-width="4.124cm"/>
    </style:style>
    <style:style style:name="Table137.B" style:family="table-column">
      <style:table-column-properties style:column-width="1.326cm"/>
    </style:style>
    <style:style style:name="Table137.C" style:family="table-column">
      <style:table-column-properties style:column-width="11.063cm"/>
    </style:style>
    <style:style style:name="Table137.A1" style:family="table-cell">
      <style:table-cell-properties style:vertical-align="top" fo:padding="0.097cm" fo:border-left="0.002cm solid #000000" fo:border-right="none" fo:border-top="0.002cm solid #000000" fo:border-bottom="0.002cm solid #000000"/>
    </style:style>
    <style:style style:name="Table137.C1" style:family="table-cell">
      <style:table-cell-properties style:vertical-align="top" fo:padding="0.097cm" fo:border="0.002cm solid #000000"/>
    </style:style>
    <style:style style:name="Table137.A2" style:family="table-cell">
      <style:table-cell-properties style:vertical-align="top" fo:padding="0.097cm" fo:border-left="0.002cm solid #000000" fo:border-right="none" fo:border-top="none" fo:border-bottom="0.002cm solid #000000"/>
    </style:style>
    <style:style style:name="Table137.C2" style:family="table-cell">
      <style:table-cell-properties style:vertical-align="top" fo:padding="0.097cm" fo:border-left="0.002cm solid #000000" fo:border-right="0.002cm solid #000000" fo:border-top="none" fo:border-bottom="0.002cm solid #000000"/>
    </style:style>
    <style:style style:name="Table138" style:family="table">
      <style:table-properties style:width="16.514cm" table:align="left" style:writing-mode="lr-tb"/>
    </style:style>
    <style:style style:name="Table138.A" style:family="table-column">
      <style:table-column-properties style:column-width="4.124cm"/>
    </style:style>
    <style:style style:name="Table138.B" style:family="table-column">
      <style:table-column-properties style:column-width="1.326cm"/>
    </style:style>
    <style:style style:name="Table138.C" style:family="table-column">
      <style:table-column-properties style:column-width="11.063cm"/>
    </style:style>
    <style:style style:name="Table138.A1" style:family="table-cell">
      <style:table-cell-properties style:vertical-align="top" fo:padding="0.097cm" fo:border-left="0.002cm solid #000000" fo:border-right="none" fo:border-top="0.002cm solid #000000" fo:border-bottom="0.002cm solid #000000"/>
    </style:style>
    <style:style style:name="Table138.C1" style:family="table-cell">
      <style:table-cell-properties style:vertical-align="top" fo:padding="0.097cm" fo:border="0.002cm solid #000000"/>
    </style:style>
    <style:style style:name="Table138.A2" style:family="table-cell">
      <style:table-cell-properties style:vertical-align="top" fo:padding="0.097cm" fo:border-left="0.002cm solid #000000" fo:border-right="none" fo:border-top="none" fo:border-bottom="0.002cm solid #000000"/>
    </style:style>
    <style:style style:name="Table138.C2" style:family="table-cell">
      <style:table-cell-properties style:vertical-align="top" fo:padding="0.097cm" fo:border-left="0.002cm solid #000000" fo:border-right="0.002cm solid #000000" fo:border-top="none" fo:border-bottom="0.002cm solid #000000"/>
    </style:style>
    <style:style style:name="Table139" style:family="table">
      <style:table-properties style:width="16.514cm" table:align="left" style:writing-mode="lr-tb"/>
    </style:style>
    <style:style style:name="Table139.A" style:family="table-column">
      <style:table-column-properties style:column-width="4.124cm"/>
    </style:style>
    <style:style style:name="Table139.B" style:family="table-column">
      <style:table-column-properties style:column-width="1.326cm"/>
    </style:style>
    <style:style style:name="Table139.C" style:family="table-column">
      <style:table-column-properties style:column-width="11.063cm"/>
    </style:style>
    <style:style style:name="Table139.A1" style:family="table-cell">
      <style:table-cell-properties style:vertical-align="top" fo:padding="0.097cm" fo:border-left="0.002cm solid #000000" fo:border-right="none" fo:border-top="0.002cm solid #000000" fo:border-bottom="0.002cm solid #000000"/>
    </style:style>
    <style:style style:name="Table139.C1" style:family="table-cell">
      <style:table-cell-properties style:vertical-align="top" fo:padding="0.097cm" fo:border="0.002cm solid #000000"/>
    </style:style>
    <style:style style:name="Table139.A2" style:family="table-cell">
      <style:table-cell-properties style:vertical-align="top" fo:padding="0.097cm" fo:border-left="0.002cm solid #000000" fo:border-right="none" fo:border-top="none" fo:border-bottom="0.002cm solid #000000"/>
    </style:style>
    <style:style style:name="Table139.C2" style:family="table-cell">
      <style:table-cell-properties style:vertical-align="top" fo:padding="0.097cm" fo:border-left="0.002cm solid #000000" fo:border-right="0.002cm solid #000000" fo:border-top="none" fo:border-bottom="0.002cm solid #000000"/>
    </style:style>
    <style:style style:name="Table140" style:family="table">
      <style:table-properties style:width="16.514cm" table:align="left" style:writing-mode="lr-tb"/>
    </style:style>
    <style:style style:name="Table140.A" style:family="table-column">
      <style:table-column-properties style:column-width="4.124cm"/>
    </style:style>
    <style:style style:name="Table140.B" style:family="table-column">
      <style:table-column-properties style:column-width="1.326cm"/>
    </style:style>
    <style:style style:name="Table140.C" style:family="table-column">
      <style:table-column-properties style:column-width="11.063cm"/>
    </style:style>
    <style:style style:name="Table140.A1" style:family="table-cell">
      <style:table-cell-properties style:vertical-align="top" fo:padding="0.097cm" fo:border-left="0.002cm solid #000000" fo:border-right="none" fo:border-top="0.002cm solid #000000" fo:border-bottom="0.002cm solid #000000"/>
    </style:style>
    <style:style style:name="Table140.C1" style:family="table-cell">
      <style:table-cell-properties style:vertical-align="top" fo:padding="0.097cm" fo:border="0.002cm solid #000000"/>
    </style:style>
    <style:style style:name="Table140.A2" style:family="table-cell">
      <style:table-cell-properties style:vertical-align="top" fo:padding="0.097cm" fo:border-left="0.002cm solid #000000" fo:border-right="none" fo:border-top="none" fo:border-bottom="0.002cm solid #000000"/>
    </style:style>
    <style:style style:name="Table140.C2" style:family="table-cell">
      <style:table-cell-properties style:vertical-align="top" fo:padding="0.097cm" fo:border-left="0.002cm solid #000000" fo:border-right="0.002cm solid #000000" fo:border-top="none" fo:border-bottom="0.002cm solid #000000"/>
    </style:style>
    <style:style style:name="Table141" style:family="table">
      <style:table-properties style:width="16.514cm" table:align="left" style:writing-mode="lr-tb"/>
    </style:style>
    <style:style style:name="Table141.A" style:family="table-column">
      <style:table-column-properties style:column-width="4.124cm"/>
    </style:style>
    <style:style style:name="Table141.B" style:family="table-column">
      <style:table-column-properties style:column-width="1.326cm"/>
    </style:style>
    <style:style style:name="Table141.C" style:family="table-column">
      <style:table-column-properties style:column-width="11.063cm"/>
    </style:style>
    <style:style style:name="Table141.A1" style:family="table-cell">
      <style:table-cell-properties style:vertical-align="top" fo:padding="0.097cm" fo:border-left="0.002cm solid #000000" fo:border-right="none" fo:border-top="0.002cm solid #000000" fo:border-bottom="0.002cm solid #000000"/>
    </style:style>
    <style:style style:name="Table141.C1" style:family="table-cell">
      <style:table-cell-properties style:vertical-align="top" fo:padding="0.097cm" fo:border="0.002cm solid #000000"/>
    </style:style>
    <style:style style:name="Table141.A2" style:family="table-cell">
      <style:table-cell-properties style:vertical-align="top" fo:padding="0.097cm" fo:border-left="0.002cm solid #000000" fo:border-right="none" fo:border-top="none" fo:border-bottom="0.002cm solid #000000"/>
    </style:style>
    <style:style style:name="Table141.C2" style:family="table-cell">
      <style:table-cell-properties style:vertical-align="top" fo:padding="0.097cm" fo:border-left="0.002cm solid #000000" fo:border-right="0.002cm solid #000000" fo:border-top="none" fo:border-bottom="0.002cm solid #000000"/>
    </style:style>
    <style:style style:name="Table142" style:family="table">
      <style:table-properties style:width="16.514cm" table:align="left" style:writing-mode="lr-tb"/>
    </style:style>
    <style:style style:name="Table142.A" style:family="table-column">
      <style:table-column-properties style:column-width="4.124cm"/>
    </style:style>
    <style:style style:name="Table142.B" style:family="table-column">
      <style:table-column-properties style:column-width="1.326cm"/>
    </style:style>
    <style:style style:name="Table142.C" style:family="table-column">
      <style:table-column-properties style:column-width="11.063cm"/>
    </style:style>
    <style:style style:name="Table142.A1" style:family="table-cell">
      <style:table-cell-properties style:vertical-align="top" fo:padding="0.097cm" fo:border-left="0.002cm solid #000000" fo:border-right="none" fo:border-top="0.002cm solid #000000" fo:border-bottom="0.002cm solid #000000"/>
    </style:style>
    <style:style style:name="Table142.C1" style:family="table-cell">
      <style:table-cell-properties style:vertical-align="top" fo:padding="0.097cm" fo:border="0.002cm solid #000000"/>
    </style:style>
    <style:style style:name="Table142.A2" style:family="table-cell">
      <style:table-cell-properties style:vertical-align="top" fo:padding="0.097cm" fo:border-left="0.002cm solid #000000" fo:border-right="none" fo:border-top="none" fo:border-bottom="0.002cm solid #000000"/>
    </style:style>
    <style:style style:name="Table142.C2" style:family="table-cell">
      <style:table-cell-properties style:vertical-align="top" fo:padding="0.097cm" fo:border-left="0.002cm solid #000000" fo:border-right="0.002cm solid #000000" fo:border-top="none" fo:border-bottom="0.002cm solid #000000"/>
    </style:style>
    <style:style style:name="Table143" style:family="table">
      <style:table-properties style:width="16.514cm" table:align="left" style:writing-mode="lr-tb"/>
    </style:style>
    <style:style style:name="Table143.A" style:family="table-column">
      <style:table-column-properties style:column-width="4.124cm"/>
    </style:style>
    <style:style style:name="Table143.B" style:family="table-column">
      <style:table-column-properties style:column-width="1.326cm"/>
    </style:style>
    <style:style style:name="Table143.C" style:family="table-column">
      <style:table-column-properties style:column-width="11.063cm"/>
    </style:style>
    <style:style style:name="Table143.A1" style:family="table-cell">
      <style:table-cell-properties style:vertical-align="top" fo:padding="0.097cm" fo:border-left="0.002cm solid #000000" fo:border-right="none" fo:border-top="0.002cm solid #000000" fo:border-bottom="0.002cm solid #000000"/>
    </style:style>
    <style:style style:name="Table143.C1" style:family="table-cell">
      <style:table-cell-properties style:vertical-align="top" fo:padding="0.097cm" fo:border="0.002cm solid #000000"/>
    </style:style>
    <style:style style:name="Table143.A2" style:family="table-cell">
      <style:table-cell-properties style:vertical-align="top" fo:padding="0.097cm" fo:border-left="0.002cm solid #000000" fo:border-right="none" fo:border-top="none" fo:border-bottom="0.002cm solid #000000"/>
    </style:style>
    <style:style style:name="Table143.C2" style:family="table-cell">
      <style:table-cell-properties style:vertical-align="top" fo:padding="0.097cm" fo:border-left="0.002cm solid #000000" fo:border-right="0.002cm solid #000000" fo:border-top="none" fo:border-bottom="0.002cm solid #000000"/>
    </style:style>
    <style:style style:name="Table144" style:family="table">
      <style:table-properties style:width="16.514cm" table:align="left" style:writing-mode="lr-tb"/>
    </style:style>
    <style:style style:name="Table144.A" style:family="table-column">
      <style:table-column-properties style:column-width="4.124cm"/>
    </style:style>
    <style:style style:name="Table144.B" style:family="table-column">
      <style:table-column-properties style:column-width="1.326cm"/>
    </style:style>
    <style:style style:name="Table144.C" style:family="table-column">
      <style:table-column-properties style:column-width="11.063cm"/>
    </style:style>
    <style:style style:name="Table144.A1" style:family="table-cell">
      <style:table-cell-properties style:vertical-align="top" fo:padding="0.097cm" fo:border-left="0.002cm solid #000000" fo:border-right="none" fo:border-top="0.002cm solid #000000" fo:border-bottom="0.002cm solid #000000"/>
    </style:style>
    <style:style style:name="Table144.C1" style:family="table-cell">
      <style:table-cell-properties style:vertical-align="top" fo:padding="0.097cm" fo:border="0.002cm solid #000000"/>
    </style:style>
    <style:style style:name="Table144.A2" style:family="table-cell">
      <style:table-cell-properties style:vertical-align="top" fo:padding="0.097cm" fo:border-left="0.002cm solid #000000" fo:border-right="none" fo:border-top="none" fo:border-bottom="0.002cm solid #000000"/>
    </style:style>
    <style:style style:name="Table144.C2" style:family="table-cell">
      <style:table-cell-properties style:vertical-align="top" fo:padding="0.097cm" fo:border-left="0.002cm solid #000000" fo:border-right="0.002cm solid #000000" fo:border-top="none" fo:border-bottom="0.002cm solid #000000"/>
    </style:style>
    <style:style style:name="Table145" style:family="table">
      <style:table-properties style:width="16.514cm" table:align="left" style:writing-mode="lr-tb"/>
    </style:style>
    <style:style style:name="Table145.A" style:family="table-column">
      <style:table-column-properties style:column-width="4.124cm"/>
    </style:style>
    <style:style style:name="Table145.B" style:family="table-column">
      <style:table-column-properties style:column-width="1.326cm"/>
    </style:style>
    <style:style style:name="Table145.C" style:family="table-column">
      <style:table-column-properties style:column-width="11.063cm"/>
    </style:style>
    <style:style style:name="Table145.A1" style:family="table-cell">
      <style:table-cell-properties style:vertical-align="top" fo:padding="0.097cm" fo:border-left="0.002cm solid #000000" fo:border-right="none" fo:border-top="0.002cm solid #000000" fo:border-bottom="0.002cm solid #000000"/>
    </style:style>
    <style:style style:name="Table145.C1" style:family="table-cell">
      <style:table-cell-properties style:vertical-align="top" fo:padding="0.097cm" fo:border="0.002cm solid #000000"/>
    </style:style>
    <style:style style:name="Table145.A2" style:family="table-cell">
      <style:table-cell-properties style:vertical-align="top" fo:padding="0.097cm" fo:border-left="0.002cm solid #000000" fo:border-right="none" fo:border-top="none" fo:border-bottom="0.002cm solid #000000"/>
    </style:style>
    <style:style style:name="Table145.C2" style:family="table-cell">
      <style:table-cell-properties style:vertical-align="top" fo:padding="0.097cm" fo:border-left="0.002cm solid #000000" fo:border-right="0.002cm solid #000000" fo:border-top="none" fo:border-bottom="0.002cm solid #000000"/>
    </style:style>
    <style:style style:name="Table146" style:family="table">
      <style:table-properties style:width="16.514cm" table:align="left" style:writing-mode="lr-tb"/>
    </style:style>
    <style:style style:name="Table146.A" style:family="table-column">
      <style:table-column-properties style:column-width="4.124cm"/>
    </style:style>
    <style:style style:name="Table146.B" style:family="table-column">
      <style:table-column-properties style:column-width="1.326cm"/>
    </style:style>
    <style:style style:name="Table146.C" style:family="table-column">
      <style:table-column-properties style:column-width="11.063cm"/>
    </style:style>
    <style:style style:name="Table146.A1" style:family="table-cell">
      <style:table-cell-properties style:vertical-align="top" fo:padding="0.097cm" fo:border-left="0.002cm solid #000000" fo:border-right="none" fo:border-top="0.002cm solid #000000" fo:border-bottom="0.002cm solid #000000"/>
    </style:style>
    <style:style style:name="Table146.C1" style:family="table-cell">
      <style:table-cell-properties style:vertical-align="top" fo:padding="0.097cm" fo:border="0.002cm solid #000000"/>
    </style:style>
    <style:style style:name="Table146.A2" style:family="table-cell">
      <style:table-cell-properties style:vertical-align="top" fo:padding="0.097cm" fo:border-left="0.002cm solid #000000" fo:border-right="none" fo:border-top="none" fo:border-bottom="0.002cm solid #000000"/>
    </style:style>
    <style:style style:name="Table146.C2" style:family="table-cell">
      <style:table-cell-properties style:vertical-align="top" fo:padding="0.097cm" fo:border-left="0.002cm solid #000000" fo:border-right="0.002cm solid #000000" fo:border-top="none" fo:border-bottom="0.002cm solid #000000"/>
    </style:style>
    <style:style style:name="Table147" style:family="table">
      <style:table-properties style:width="16.514cm" table:align="left" style:writing-mode="lr-tb"/>
    </style:style>
    <style:style style:name="Table147.A" style:family="table-column">
      <style:table-column-properties style:column-width="4.124cm"/>
    </style:style>
    <style:style style:name="Table147.B" style:family="table-column">
      <style:table-column-properties style:column-width="1.326cm"/>
    </style:style>
    <style:style style:name="Table147.C" style:family="table-column">
      <style:table-column-properties style:column-width="11.063cm"/>
    </style:style>
    <style:style style:name="Table147.A1" style:family="table-cell">
      <style:table-cell-properties style:vertical-align="top" fo:padding="0.097cm" fo:border-left="0.002cm solid #000000" fo:border-right="none" fo:border-top="0.002cm solid #000000" fo:border-bottom="0.002cm solid #000000"/>
    </style:style>
    <style:style style:name="Table147.C1" style:family="table-cell">
      <style:table-cell-properties style:vertical-align="top" fo:padding="0.097cm" fo:border="0.002cm solid #000000"/>
    </style:style>
    <style:style style:name="Table147.A2" style:family="table-cell">
      <style:table-cell-properties style:vertical-align="top" fo:padding="0.097cm" fo:border-left="0.002cm solid #000000" fo:border-right="none" fo:border-top="none" fo:border-bottom="0.002cm solid #000000"/>
    </style:style>
    <style:style style:name="Table147.C2" style:family="table-cell">
      <style:table-cell-properties style:vertical-align="top" fo:padding="0.097cm" fo:border-left="0.002cm solid #000000" fo:border-right="0.002cm solid #000000" fo:border-top="none" fo:border-bottom="0.002cm solid #000000"/>
    </style:style>
    <style:style style:name="Table148" style:family="table">
      <style:table-properties style:width="16.514cm" table:align="left" style:writing-mode="lr-tb"/>
    </style:style>
    <style:style style:name="Table148.A" style:family="table-column">
      <style:table-column-properties style:column-width="4.124cm"/>
    </style:style>
    <style:style style:name="Table148.B" style:family="table-column">
      <style:table-column-properties style:column-width="1.326cm"/>
    </style:style>
    <style:style style:name="Table148.C" style:family="table-column">
      <style:table-column-properties style:column-width="11.063cm"/>
    </style:style>
    <style:style style:name="Table148.A1" style:family="table-cell">
      <style:table-cell-properties style:vertical-align="top" fo:padding="0.097cm" fo:border-left="0.002cm solid #000000" fo:border-right="none" fo:border-top="0.002cm solid #000000" fo:border-bottom="0.002cm solid #000000"/>
    </style:style>
    <style:style style:name="Table148.C1" style:family="table-cell">
      <style:table-cell-properties style:vertical-align="top" fo:padding="0.097cm" fo:border="0.002cm solid #000000"/>
    </style:style>
    <style:style style:name="Table148.A2" style:family="table-cell">
      <style:table-cell-properties style:vertical-align="top" fo:padding="0.097cm" fo:border-left="0.002cm solid #000000" fo:border-right="none" fo:border-top="none" fo:border-bottom="0.002cm solid #000000"/>
    </style:style>
    <style:style style:name="Table148.C2" style:family="table-cell">
      <style:table-cell-properties style:vertical-align="top" fo:padding="0.097cm" fo:border-left="0.002cm solid #000000" fo:border-right="0.002cm solid #000000" fo:border-top="none" fo:border-bottom="0.002cm solid #000000"/>
    </style:style>
    <style:style style:name="Table149" style:family="table">
      <style:table-properties style:width="16.514cm" table:align="left" style:writing-mode="lr-tb"/>
    </style:style>
    <style:style style:name="Table149.A" style:family="table-column">
      <style:table-column-properties style:column-width="4.124cm"/>
    </style:style>
    <style:style style:name="Table149.B" style:family="table-column">
      <style:table-column-properties style:column-width="1.115cm"/>
    </style:style>
    <style:style style:name="Table149.C" style:family="table-column">
      <style:table-column-properties style:column-width="11.275cm"/>
    </style:style>
    <style:style style:name="Table149.A1" style:family="table-cell">
      <style:table-cell-properties style:vertical-align="top" fo:padding="0.097cm" fo:border-left="0.002cm solid #000000" fo:border-right="none" fo:border-top="0.002cm solid #000000" fo:border-bottom="0.002cm solid #000000"/>
    </style:style>
    <style:style style:name="Table149.C1" style:family="table-cell">
      <style:table-cell-properties style:vertical-align="top" fo:padding="0.097cm" fo:border="0.002cm solid #000000"/>
    </style:style>
    <style:style style:name="Table149.A2" style:family="table-cell">
      <style:table-cell-properties style:vertical-align="top" fo:padding="0.097cm" fo:border-left="0.002cm solid #000000" fo:border-right="none" fo:border-top="none" fo:border-bottom="0.002cm solid #000000"/>
    </style:style>
    <style:style style:name="Table149.C2" style:family="table-cell">
      <style:table-cell-properties style:vertical-align="top" fo:padding="0.097cm" fo:border-left="0.002cm solid #000000" fo:border-right="0.002cm solid #000000" fo:border-top="none" fo:border-bottom="0.002cm solid #000000"/>
    </style:style>
    <style:style style:name="Table150" style:family="table">
      <style:table-properties style:width="16.514cm" table:align="left" style:writing-mode="lr-tb"/>
    </style:style>
    <style:style style:name="Table150.A" style:family="table-column">
      <style:table-column-properties style:column-width="4.152cm"/>
    </style:style>
    <style:style style:name="Table150.B" style:family="table-column">
      <style:table-column-properties style:column-width="1.087cm"/>
    </style:style>
    <style:style style:name="Table150.C" style:family="table-column">
      <style:table-column-properties style:column-width="11.275cm"/>
    </style:style>
    <style:style style:name="Table150.A1" style:family="table-cell">
      <style:table-cell-properties style:vertical-align="top" fo:padding="0.097cm" fo:border-left="0.002cm solid #000000" fo:border-right="none" fo:border-top="0.002cm solid #000000" fo:border-bottom="0.002cm solid #000000"/>
    </style:style>
    <style:style style:name="Table150.C1" style:family="table-cell">
      <style:table-cell-properties style:vertical-align="top" fo:padding="0.097cm" fo:border="0.002cm solid #000000"/>
    </style:style>
    <style:style style:name="Table150.A2" style:family="table-cell">
      <style:table-cell-properties style:vertical-align="top" fo:padding="0.097cm" fo:border-left="0.002cm solid #000000" fo:border-right="none" fo:border-top="none" fo:border-bottom="0.002cm solid #000000"/>
    </style:style>
    <style:style style:name="Table150.C2" style:family="table-cell">
      <style:table-cell-properties style:vertical-align="top" fo:padding="0.097cm" fo:border-left="0.002cm solid #000000" fo:border-right="0.002cm solid #000000" fo:border-top="none" fo:border-bottom="0.002cm solid #000000"/>
    </style:style>
    <style:style style:name="Tabelle4" style:family="table">
      <style:table-properties style:width="16.514cm" table:align="left" style:writing-mode="lr-tb"/>
    </style:style>
    <style:style style:name="Tabelle4.A" style:family="table-column">
      <style:table-column-properties style:column-width="4.152cm"/>
    </style:style>
    <style:style style:name="Tabelle4.B" style:family="table-column">
      <style:table-column-properties style:column-width="1.087cm"/>
    </style:style>
    <style:style style:name="Tabelle4.C" style:family="table-column">
      <style:table-column-properties style:column-width="11.275cm"/>
    </style:style>
    <style:style style:name="Tabelle4.A1" style:family="table-cell">
      <style:table-cell-properties style:vertical-align="top" fo:padding="0.097cm" fo:border-left="0.002cm solid #000000" fo:border-right="none" fo:border-top="0.002cm solid #000000" fo:border-bottom="0.002cm solid #000000"/>
    </style:style>
    <style:style style:name="Tabelle4.C1" style:family="table-cell">
      <style:table-cell-properties style:vertical-align="top" fo:padding="0.097cm" fo:border="0.002cm solid #000000"/>
    </style:style>
    <style:style style:name="Tabelle4.A2" style:family="table-cell">
      <style:table-cell-properties style:vertical-align="top" fo:padding="0.097cm" fo:border-left="0.002cm solid #000000" fo:border-right="none" fo:border-top="none" fo:border-bottom="0.002cm solid #000000"/>
    </style:style>
    <style:style style:name="Tabelle4.C2" style:family="table-cell">
      <style:table-cell-properties style:vertical-align="top" fo:padding="0.097cm" fo:border-left="0.002cm solid #000000" fo:border-right="0.002cm solid #000000" fo:border-top="none" fo:border-bottom="0.002cm solid #000000"/>
    </style:style>
    <style:style style:name="Table151" style:family="table">
      <style:table-properties style:width="16.514cm" table:align="left" style:writing-mode="lr-tb"/>
    </style:style>
    <style:style style:name="Table151.A" style:family="table-column">
      <style:table-column-properties style:column-width="4.124cm"/>
    </style:style>
    <style:style style:name="Table151.B" style:family="table-column">
      <style:table-column-properties style:column-width="1.326cm"/>
    </style:style>
    <style:style style:name="Table151.C" style:family="table-column">
      <style:table-column-properties style:column-width="11.063cm"/>
    </style:style>
    <style:style style:name="Table151.A1" style:family="table-cell">
      <style:table-cell-properties style:vertical-align="top" fo:padding="0.097cm" fo:border-left="0.002cm solid #000000" fo:border-right="none" fo:border-top="0.002cm solid #000000" fo:border-bottom="0.002cm solid #000000"/>
    </style:style>
    <style:style style:name="Table151.C1" style:family="table-cell">
      <style:table-cell-properties style:vertical-align="top" fo:padding="0.097cm" fo:border="0.002cm solid #000000"/>
    </style:style>
    <style:style style:name="Table151.A2" style:family="table-cell">
      <style:table-cell-properties style:vertical-align="top" fo:padding="0.097cm" fo:border-left="0.002cm solid #000000" fo:border-right="none" fo:border-top="none" fo:border-bottom="0.002cm solid #000000"/>
    </style:style>
    <style:style style:name="Table151.C2" style:family="table-cell">
      <style:table-cell-properties style:vertical-align="top" fo:padding="0.097cm" fo:border-left="0.002cm solid #000000" fo:border-right="0.002cm solid #000000" fo:border-top="none" fo:border-bottom="0.002cm solid #000000"/>
    </style:style>
    <style:style style:name="Table152" style:family="table">
      <style:table-properties style:width="16.514cm" table:align="left" style:writing-mode="lr-tb"/>
    </style:style>
    <style:style style:name="Table152.A" style:family="table-column">
      <style:table-column-properties style:column-width="4.124cm"/>
    </style:style>
    <style:style style:name="Table152.B" style:family="table-column">
      <style:table-column-properties style:column-width="1.326cm"/>
    </style:style>
    <style:style style:name="Table152.C" style:family="table-column">
      <style:table-column-properties style:column-width="11.063cm"/>
    </style:style>
    <style:style style:name="Table152.A1" style:family="table-cell">
      <style:table-cell-properties style:vertical-align="top" fo:padding="0.097cm" fo:border-left="0.002cm solid #000000" fo:border-right="none" fo:border-top="0.002cm solid #000000" fo:border-bottom="0.002cm solid #000000"/>
    </style:style>
    <style:style style:name="Table152.C1" style:family="table-cell">
      <style:table-cell-properties style:vertical-align="top" fo:padding="0.097cm" fo:border="0.002cm solid #000000"/>
    </style:style>
    <style:style style:name="Table152.A2" style:family="table-cell">
      <style:table-cell-properties style:vertical-align="top" fo:padding="0.097cm" fo:border-left="0.002cm solid #000000" fo:border-right="none" fo:border-top="none" fo:border-bottom="0.002cm solid #000000"/>
    </style:style>
    <style:style style:name="Table152.C2" style:family="table-cell">
      <style:table-cell-properties style:vertical-align="top" fo:padding="0.097cm" fo:border-left="0.002cm solid #000000" fo:border-right="0.002cm solid #000000" fo:border-top="none" fo:border-bottom="0.002cm solid #000000"/>
    </style:style>
    <style:style style:name="Table153" style:family="table">
      <style:table-properties style:width="16.514cm" table:align="left" style:writing-mode="lr-tb"/>
    </style:style>
    <style:style style:name="Table153.A" style:family="table-column">
      <style:table-column-properties style:column-width="4.124cm"/>
    </style:style>
    <style:style style:name="Table153.B" style:family="table-column">
      <style:table-column-properties style:column-width="1.326cm"/>
    </style:style>
    <style:style style:name="Table153.C" style:family="table-column">
      <style:table-column-properties style:column-width="11.063cm"/>
    </style:style>
    <style:style style:name="Table153.A1" style:family="table-cell">
      <style:table-cell-properties style:vertical-align="top" fo:padding="0.097cm" fo:border-left="0.002cm solid #000000" fo:border-right="none" fo:border-top="0.002cm solid #000000" fo:border-bottom="0.002cm solid #000000"/>
    </style:style>
    <style:style style:name="Table153.C1" style:family="table-cell">
      <style:table-cell-properties style:vertical-align="top" fo:padding="0.097cm" fo:border="0.002cm solid #000000"/>
    </style:style>
    <style:style style:name="Table153.A2" style:family="table-cell">
      <style:table-cell-properties style:vertical-align="top" fo:padding="0.097cm" fo:border-left="0.002cm solid #000000" fo:border-right="none" fo:border-top="none" fo:border-bottom="0.002cm solid #000000"/>
    </style:style>
    <style:style style:name="Table153.C2" style:family="table-cell">
      <style:table-cell-properties style:vertical-align="top" fo:padding="0.097cm" fo:border-left="0.002cm solid #000000" fo:border-right="0.002cm solid #000000" fo:border-top="none" fo:border-bottom="0.002cm solid #000000"/>
    </style:style>
    <style:style style:name="Table154" style:family="table">
      <style:table-properties style:width="16.514cm" table:align="left" style:writing-mode="lr-tb"/>
    </style:style>
    <style:style style:name="Table154.A" style:family="table-column">
      <style:table-column-properties style:column-width="4.124cm"/>
    </style:style>
    <style:style style:name="Table154.B" style:family="table-column">
      <style:table-column-properties style:column-width="1.326cm"/>
    </style:style>
    <style:style style:name="Table154.C" style:family="table-column">
      <style:table-column-properties style:column-width="11.063cm"/>
    </style:style>
    <style:style style:name="Table154.A1" style:family="table-cell">
      <style:table-cell-properties style:vertical-align="top" fo:padding="0.097cm" fo:border-left="0.002cm solid #000000" fo:border-right="none" fo:border-top="0.002cm solid #000000" fo:border-bottom="0.002cm solid #000000"/>
    </style:style>
    <style:style style:name="Table154.C1" style:family="table-cell">
      <style:table-cell-properties style:vertical-align="top" fo:padding="0.097cm" fo:border="0.002cm solid #000000"/>
    </style:style>
    <style:style style:name="Table154.A2" style:family="table-cell">
      <style:table-cell-properties style:vertical-align="top" fo:padding="0.097cm" fo:border-left="0.002cm solid #000000" fo:border-right="none" fo:border-top="none" fo:border-bottom="0.002cm solid #000000"/>
    </style:style>
    <style:style style:name="Table154.C2" style:family="table-cell">
      <style:table-cell-properties style:vertical-align="top" fo:padding="0.097cm" fo:border-left="0.002cm solid #000000" fo:border-right="0.002cm solid #000000" fo:border-top="none" fo:border-bottom="0.002cm solid #000000"/>
    </style:style>
    <style:style style:name="Table155" style:family="table">
      <style:table-properties style:width="16.514cm" table:align="left" style:writing-mode="lr-tb"/>
    </style:style>
    <style:style style:name="Table155.A" style:family="table-column">
      <style:table-column-properties style:column-width="4.124cm"/>
    </style:style>
    <style:style style:name="Table155.B" style:family="table-column">
      <style:table-column-properties style:column-width="1.326cm"/>
    </style:style>
    <style:style style:name="Table155.C" style:family="table-column">
      <style:table-column-properties style:column-width="11.063cm"/>
    </style:style>
    <style:style style:name="Table155.A1" style:family="table-cell">
      <style:table-cell-properties style:vertical-align="top" fo:padding="0.097cm" fo:border-left="0.002cm solid #000000" fo:border-right="none" fo:border-top="0.002cm solid #000000" fo:border-bottom="0.002cm solid #000000"/>
    </style:style>
    <style:style style:name="Table155.C1" style:family="table-cell">
      <style:table-cell-properties style:vertical-align="top" fo:padding="0.097cm" fo:border="0.002cm solid #000000"/>
    </style:style>
    <style:style style:name="Table155.A2" style:family="table-cell">
      <style:table-cell-properties style:vertical-align="top" fo:padding="0.097cm" fo:border-left="0.002cm solid #000000" fo:border-right="none" fo:border-top="none" fo:border-bottom="0.002cm solid #000000"/>
    </style:style>
    <style:style style:name="Table155.C2" style:family="table-cell">
      <style:table-cell-properties style:vertical-align="top" fo:padding="0.097cm" fo:border-left="0.002cm solid #000000" fo:border-right="0.002cm solid #000000" fo:border-top="none" fo:border-bottom="0.002cm solid #000000"/>
    </style:style>
    <style:style style:name="Table156" style:family="table">
      <style:table-properties style:width="16.514cm" table:align="left" style:writing-mode="lr-tb"/>
    </style:style>
    <style:style style:name="Table156.A" style:family="table-column">
      <style:table-column-properties style:column-width="4.124cm"/>
    </style:style>
    <style:style style:name="Table156.B" style:family="table-column">
      <style:table-column-properties style:column-width="1.326cm"/>
    </style:style>
    <style:style style:name="Table156.C" style:family="table-column">
      <style:table-column-properties style:column-width="11.063cm"/>
    </style:style>
    <style:style style:name="Table156.A1" style:family="table-cell">
      <style:table-cell-properties style:vertical-align="top" fo:padding="0.097cm" fo:border-left="0.002cm solid #000000" fo:border-right="none" fo:border-top="0.002cm solid #000000" fo:border-bottom="0.002cm solid #000000"/>
    </style:style>
    <style:style style:name="Table156.C1" style:family="table-cell">
      <style:table-cell-properties style:vertical-align="top" fo:padding="0.097cm" fo:border="0.002cm solid #000000"/>
    </style:style>
    <style:style style:name="Table156.A2" style:family="table-cell">
      <style:table-cell-properties style:vertical-align="top" fo:padding="0.097cm" fo:border-left="0.002cm solid #000000" fo:border-right="none" fo:border-top="none" fo:border-bottom="0.002cm solid #000000"/>
    </style:style>
    <style:style style:name="Table156.C2" style:family="table-cell">
      <style:table-cell-properties style:vertical-align="top" fo:padding="0.097cm" fo:border-left="0.002cm solid #000000" fo:border-right="0.002cm solid #000000" fo:border-top="none" fo:border-bottom="0.002cm solid #000000"/>
    </style:style>
    <style:style style:name="Table157" style:family="table">
      <style:table-properties style:width="16.514cm" table:align="left" style:writing-mode="lr-tb"/>
    </style:style>
    <style:style style:name="Table157.A" style:family="table-column">
      <style:table-column-properties style:column-width="4.124cm"/>
    </style:style>
    <style:style style:name="Table157.B" style:family="table-column">
      <style:table-column-properties style:column-width="1.326cm"/>
    </style:style>
    <style:style style:name="Table157.C" style:family="table-column">
      <style:table-column-properties style:column-width="11.063cm"/>
    </style:style>
    <style:style style:name="Table157.A1" style:family="table-cell">
      <style:table-cell-properties style:vertical-align="top" fo:padding="0.097cm" fo:border-left="0.002cm solid #000000" fo:border-right="none" fo:border-top="0.002cm solid #000000" fo:border-bottom="0.002cm solid #000000"/>
    </style:style>
    <style:style style:name="Table157.C1" style:family="table-cell">
      <style:table-cell-properties style:vertical-align="top" fo:padding="0.097cm" fo:border="0.002cm solid #000000"/>
    </style:style>
    <style:style style:name="Table157.A2" style:family="table-cell">
      <style:table-cell-properties style:vertical-align="top" fo:padding="0.097cm" fo:border-left="0.002cm solid #000000" fo:border-right="none" fo:border-top="none" fo:border-bottom="0.002cm solid #000000"/>
    </style:style>
    <style:style style:name="Table157.C2" style:family="table-cell">
      <style:table-cell-properties style:vertical-align="top" fo:padding="0.097cm" fo:border-left="0.002cm solid #000000" fo:border-right="0.002cm solid #000000" fo:border-top="none" fo:border-bottom="0.002cm solid #000000"/>
    </style:style>
    <style:style style:name="Table158" style:family="table">
      <style:table-properties style:width="16.514cm" table:align="left" style:writing-mode="lr-tb"/>
    </style:style>
    <style:style style:name="Table158.A" style:family="table-column">
      <style:table-column-properties style:column-width="4.124cm"/>
    </style:style>
    <style:style style:name="Table158.B" style:family="table-column">
      <style:table-column-properties style:column-width="1.326cm"/>
    </style:style>
    <style:style style:name="Table158.C" style:family="table-column">
      <style:table-column-properties style:column-width="11.063cm"/>
    </style:style>
    <style:style style:name="Table158.A1" style:family="table-cell">
      <style:table-cell-properties style:vertical-align="top" fo:padding="0.097cm" fo:border-left="0.002cm solid #000000" fo:border-right="none" fo:border-top="0.002cm solid #000000" fo:border-bottom="0.002cm solid #000000"/>
    </style:style>
    <style:style style:name="Table158.C1" style:family="table-cell">
      <style:table-cell-properties style:vertical-align="top" fo:padding="0.097cm" fo:border="0.002cm solid #000000"/>
    </style:style>
    <style:style style:name="Table158.A2" style:family="table-cell">
      <style:table-cell-properties style:vertical-align="top" fo:padding="0.097cm" fo:border-left="0.002cm solid #000000" fo:border-right="none" fo:border-top="none" fo:border-bottom="0.002cm solid #000000"/>
    </style:style>
    <style:style style:name="Table158.C2" style:family="table-cell">
      <style:table-cell-properties style:vertical-align="top" fo:padding="0.097cm" fo:border-left="0.002cm solid #000000" fo:border-right="0.002cm solid #000000" fo:border-top="none" fo:border-bottom="0.002cm solid #000000"/>
    </style:style>
    <style:style style:name="Table159" style:family="table">
      <style:table-properties style:width="16.514cm" table:align="left" style:writing-mode="lr-tb"/>
    </style:style>
    <style:style style:name="Table159.A" style:family="table-column">
      <style:table-column-properties style:column-width="4.124cm"/>
    </style:style>
    <style:style style:name="Table159.B" style:family="table-column">
      <style:table-column-properties style:column-width="1.326cm"/>
    </style:style>
    <style:style style:name="Table159.C" style:family="table-column">
      <style:table-column-properties style:column-width="11.063cm"/>
    </style:style>
    <style:style style:name="Table159.A1" style:family="table-cell">
      <style:table-cell-properties style:vertical-align="top" fo:padding="0.097cm" fo:border-left="0.002cm solid #000000" fo:border-right="none" fo:border-top="0.002cm solid #000000" fo:border-bottom="0.002cm solid #000000"/>
    </style:style>
    <style:style style:name="Table159.C1" style:family="table-cell">
      <style:table-cell-properties style:vertical-align="top" fo:padding="0.097cm" fo:border="0.002cm solid #000000"/>
    </style:style>
    <style:style style:name="Table159.A2" style:family="table-cell">
      <style:table-cell-properties style:vertical-align="top" fo:padding="0.097cm" fo:border-left="0.002cm solid #000000" fo:border-right="none" fo:border-top="none" fo:border-bottom="0.002cm solid #000000"/>
    </style:style>
    <style:style style:name="Table159.C2" style:family="table-cell">
      <style:table-cell-properties style:vertical-align="top" fo:padding="0.097cm" fo:border-left="0.002cm solid #000000" fo:border-right="0.002cm solid #000000" fo:border-top="none" fo:border-bottom="0.002cm solid #000000"/>
    </style:style>
    <style:style style:name="Table160" style:family="table">
      <style:table-properties style:width="16.514cm" table:align="left" style:writing-mode="lr-tb"/>
    </style:style>
    <style:style style:name="Table160.A" style:family="table-column">
      <style:table-column-properties style:column-width="4.124cm"/>
    </style:style>
    <style:style style:name="Table160.B" style:family="table-column">
      <style:table-column-properties style:column-width="1.326cm"/>
    </style:style>
    <style:style style:name="Table160.C" style:family="table-column">
      <style:table-column-properties style:column-width="11.063cm"/>
    </style:style>
    <style:style style:name="Table160.A1" style:family="table-cell">
      <style:table-cell-properties style:vertical-align="top" fo:padding="0.097cm" fo:border-left="0.002cm solid #000000" fo:border-right="none" fo:border-top="0.002cm solid #000000" fo:border-bottom="0.002cm solid #000000"/>
    </style:style>
    <style:style style:name="Table160.C1" style:family="table-cell">
      <style:table-cell-properties style:vertical-align="top" fo:padding="0.097cm" fo:border="0.002cm solid #000000"/>
    </style:style>
    <style:style style:name="Table160.A2" style:family="table-cell">
      <style:table-cell-properties style:vertical-align="top" fo:padding="0.097cm" fo:border-left="0.002cm solid #000000" fo:border-right="none" fo:border-top="none" fo:border-bottom="0.002cm solid #000000"/>
    </style:style>
    <style:style style:name="Table160.C2" style:family="table-cell">
      <style:table-cell-properties style:vertical-align="top" fo:padding="0.097cm" fo:border-left="0.002cm solid #000000" fo:border-right="0.002cm solid #000000" fo:border-top="none" fo:border-bottom="0.002cm solid #000000"/>
    </style:style>
    <style:style style:name="Table161" style:family="table">
      <style:table-properties style:width="16.514cm" table:align="left" style:writing-mode="lr-tb"/>
    </style:style>
    <style:style style:name="Table161.A" style:family="table-column">
      <style:table-column-properties style:column-width="4.124cm"/>
    </style:style>
    <style:style style:name="Table161.B" style:family="table-column">
      <style:table-column-properties style:column-width="1.326cm"/>
    </style:style>
    <style:style style:name="Table161.C" style:family="table-column">
      <style:table-column-properties style:column-width="11.063cm"/>
    </style:style>
    <style:style style:name="Table161.A1" style:family="table-cell">
      <style:table-cell-properties style:vertical-align="top" fo:padding="0.097cm" fo:border-left="0.002cm solid #000000" fo:border-right="none" fo:border-top="0.002cm solid #000000" fo:border-bottom="0.002cm solid #000000"/>
    </style:style>
    <style:style style:name="Table161.C1" style:family="table-cell">
      <style:table-cell-properties style:vertical-align="top" fo:padding="0.097cm" fo:border="0.002cm solid #000000"/>
    </style:style>
    <style:style style:name="Table161.A2" style:family="table-cell">
      <style:table-cell-properties style:vertical-align="top" fo:padding="0.097cm" fo:border-left="0.002cm solid #000000" fo:border-right="none" fo:border-top="none" fo:border-bottom="0.002cm solid #000000"/>
    </style:style>
    <style:style style:name="Table161.C2" style:family="table-cell">
      <style:table-cell-properties style:vertical-align="top" fo:padding="0.097cm" fo:border-left="0.002cm solid #000000" fo:border-right="0.002cm solid #000000" fo:border-top="none" fo:border-bottom="0.002cm solid #000000"/>
    </style:style>
    <style:style style:name="Table162" style:family="table">
      <style:table-properties style:width="16.514cm" table:align="left" style:writing-mode="lr-tb"/>
    </style:style>
    <style:style style:name="Table162.A" style:family="table-column">
      <style:table-column-properties style:column-width="4.124cm"/>
    </style:style>
    <style:style style:name="Table162.B" style:family="table-column">
      <style:table-column-properties style:column-width="1.326cm"/>
    </style:style>
    <style:style style:name="Table162.C" style:family="table-column">
      <style:table-column-properties style:column-width="11.063cm"/>
    </style:style>
    <style:style style:name="Table162.A1" style:family="table-cell">
      <style:table-cell-properties style:vertical-align="top" fo:padding="0.097cm" fo:border-left="0.002cm solid #000000" fo:border-right="none" fo:border-top="0.002cm solid #000000" fo:border-bottom="0.002cm solid #000000"/>
    </style:style>
    <style:style style:name="Table162.C1" style:family="table-cell">
      <style:table-cell-properties style:vertical-align="top" fo:padding="0.097cm" fo:border="0.002cm solid #000000"/>
    </style:style>
    <style:style style:name="Table162.A2" style:family="table-cell">
      <style:table-cell-properties style:vertical-align="top" fo:padding="0.097cm" fo:border-left="0.002cm solid #000000" fo:border-right="none" fo:border-top="none" fo:border-bottom="0.002cm solid #000000"/>
    </style:style>
    <style:style style:name="Table162.C2" style:family="table-cell">
      <style:table-cell-properties style:vertical-align="top" fo:padding="0.097cm" fo:border-left="0.002cm solid #000000" fo:border-right="0.002cm solid #000000" fo:border-top="none" fo:border-bottom="0.002cm solid #000000"/>
    </style:style>
    <style:style style:name="Table163" style:family="table">
      <style:table-properties style:width="16.514cm" table:align="left" style:writing-mode="lr-tb"/>
    </style:style>
    <style:style style:name="Table163.A" style:family="table-column">
      <style:table-column-properties style:column-width="4.124cm"/>
    </style:style>
    <style:style style:name="Table163.B" style:family="table-column">
      <style:table-column-properties style:column-width="1.115cm"/>
    </style:style>
    <style:style style:name="Table163.C" style:family="table-column">
      <style:table-column-properties style:column-width="11.275cm"/>
    </style:style>
    <style:style style:name="Table163.A1" style:family="table-cell">
      <style:table-cell-properties style:vertical-align="top" fo:padding="0.097cm" fo:border-left="0.002cm solid #000000" fo:border-right="none" fo:border-top="0.002cm solid #000000" fo:border-bottom="0.002cm solid #000000"/>
    </style:style>
    <style:style style:name="Table163.C1" style:family="table-cell">
      <style:table-cell-properties style:vertical-align="top" fo:padding="0.097cm" fo:border="0.002cm solid #000000"/>
    </style:style>
    <style:style style:name="Table163.A2" style:family="table-cell">
      <style:table-cell-properties style:vertical-align="top" fo:padding="0.097cm" fo:border-left="0.002cm solid #000000" fo:border-right="none" fo:border-top="none" fo:border-bottom="0.002cm solid #000000"/>
    </style:style>
    <style:style style:name="Table163.C2" style:family="table-cell">
      <style:table-cell-properties style:vertical-align="top" fo:padding="0.097cm" fo:border-left="0.002cm solid #000000" fo:border-right="0.002cm solid #000000" fo:border-top="none" fo:border-bottom="0.002cm solid #000000"/>
    </style:style>
    <style:style style:name="Table164" style:family="table">
      <style:table-properties style:width="16.514cm" table:align="left" style:writing-mode="lr-tb"/>
    </style:style>
    <style:style style:name="Table164.A" style:family="table-column">
      <style:table-column-properties style:column-width="4.124cm"/>
    </style:style>
    <style:style style:name="Table164.B" style:family="table-column">
      <style:table-column-properties style:column-width="1.115cm"/>
    </style:style>
    <style:style style:name="Table164.C" style:family="table-column">
      <style:table-column-properties style:column-width="11.275cm"/>
    </style:style>
    <style:style style:name="Table164.A1" style:family="table-cell">
      <style:table-cell-properties style:vertical-align="top" fo:padding="0.097cm" fo:border-left="0.002cm solid #000000" fo:border-right="none" fo:border-top="0.002cm solid #000000" fo:border-bottom="0.002cm solid #000000"/>
    </style:style>
    <style:style style:name="Table164.C1" style:family="table-cell">
      <style:table-cell-properties style:vertical-align="top" fo:padding="0.097cm" fo:border="0.002cm solid #000000"/>
    </style:style>
    <style:style style:name="Table164.A2" style:family="table-cell">
      <style:table-cell-properties style:vertical-align="top" fo:padding="0.097cm" fo:border-left="0.002cm solid #000000" fo:border-right="none" fo:border-top="none" fo:border-bottom="0.002cm solid #000000"/>
    </style:style>
    <style:style style:name="Table164.C2" style:family="table-cell">
      <style:table-cell-properties style:vertical-align="top" fo:padding="0.097cm" fo:border-left="0.002cm solid #000000" fo:border-right="0.002cm solid #000000" fo:border-top="none" fo:border-bottom="0.002cm solid #000000"/>
    </style:style>
    <style:style style:name="Table165" style:family="table">
      <style:table-properties style:width="16.514cm" table:align="left" style:writing-mode="lr-tb"/>
    </style:style>
    <style:style style:name="Table165.A" style:family="table-column">
      <style:table-column-properties style:column-width="4.124cm"/>
    </style:style>
    <style:style style:name="Table165.B" style:family="table-column">
      <style:table-column-properties style:column-width="1.115cm"/>
    </style:style>
    <style:style style:name="Table165.C" style:family="table-column">
      <style:table-column-properties style:column-width="11.275cm"/>
    </style:style>
    <style:style style:name="Table165.A1" style:family="table-cell">
      <style:table-cell-properties style:vertical-align="top" fo:padding="0.097cm" fo:border-left="0.002cm solid #000000" fo:border-right="none" fo:border-top="0.002cm solid #000000" fo:border-bottom="0.002cm solid #000000"/>
    </style:style>
    <style:style style:name="Table165.C1" style:family="table-cell">
      <style:table-cell-properties style:vertical-align="top" fo:padding="0.097cm" fo:border="0.002cm solid #000000"/>
    </style:style>
    <style:style style:name="Table165.A2" style:family="table-cell">
      <style:table-cell-properties style:vertical-align="top" fo:padding="0.097cm" fo:border-left="0.002cm solid #000000" fo:border-right="none" fo:border-top="none" fo:border-bottom="0.002cm solid #000000"/>
    </style:style>
    <style:style style:name="Table165.C2" style:family="table-cell">
      <style:table-cell-properties style:vertical-align="top" fo:padding="0.097cm" fo:border-left="0.002cm solid #000000" fo:border-right="0.002cm solid #000000" fo:border-top="none" fo:border-bottom="0.002cm solid #000000"/>
    </style:style>
    <style:style style:name="Table166" style:family="table">
      <style:table-properties style:width="16.514cm" table:align="left" style:writing-mode="lr-tb"/>
    </style:style>
    <style:style style:name="Table166.A" style:family="table-column">
      <style:table-column-properties style:column-width="4.124cm"/>
    </style:style>
    <style:style style:name="Table166.B" style:family="table-column">
      <style:table-column-properties style:column-width="1.115cm"/>
    </style:style>
    <style:style style:name="Table166.C" style:family="table-column">
      <style:table-column-properties style:column-width="11.275cm"/>
    </style:style>
    <style:style style:name="Table166.A1" style:family="table-cell">
      <style:table-cell-properties style:vertical-align="top" fo:padding="0.097cm" fo:border-left="0.002cm solid #000000" fo:border-right="none" fo:border-top="0.002cm solid #000000" fo:border-bottom="0.002cm solid #000000"/>
    </style:style>
    <style:style style:name="Table166.C1" style:family="table-cell">
      <style:table-cell-properties style:vertical-align="top" fo:padding="0.097cm" fo:border="0.002cm solid #000000"/>
    </style:style>
    <style:style style:name="Table166.A2" style:family="table-cell">
      <style:table-cell-properties style:vertical-align="top" fo:padding="0.097cm" fo:border-left="0.002cm solid #000000" fo:border-right="none" fo:border-top="none" fo:border-bottom="0.002cm solid #000000"/>
    </style:style>
    <style:style style:name="Table166.C2" style:family="table-cell">
      <style:table-cell-properties style:vertical-align="top" fo:padding="0.097cm" fo:border-left="0.002cm solid #000000" fo:border-right="0.002cm solid #000000" fo:border-top="none" fo:border-bottom="0.002cm solid #000000"/>
    </style:style>
    <style:style style:name="Table167" style:family="table">
      <style:table-properties style:width="16.514cm" table:align="left" style:writing-mode="lr-tb"/>
    </style:style>
    <style:style style:name="Table167.A" style:family="table-column">
      <style:table-column-properties style:column-width="4.124cm"/>
    </style:style>
    <style:style style:name="Table167.B" style:family="table-column">
      <style:table-column-properties style:column-width="1.115cm"/>
    </style:style>
    <style:style style:name="Table167.C" style:family="table-column">
      <style:table-column-properties style:column-width="11.275cm"/>
    </style:style>
    <style:style style:name="Table167.A1" style:family="table-cell">
      <style:table-cell-properties style:vertical-align="top" fo:padding="0.097cm" fo:border-left="0.002cm solid #000000" fo:border-right="none" fo:border-top="0.002cm solid #000000" fo:border-bottom="0.002cm solid #000000"/>
    </style:style>
    <style:style style:name="Table167.C1" style:family="table-cell">
      <style:table-cell-properties style:vertical-align="top" fo:padding="0.097cm" fo:border="0.002cm solid #000000"/>
    </style:style>
    <style:style style:name="Table167.A2" style:family="table-cell">
      <style:table-cell-properties style:vertical-align="top" fo:padding="0.097cm" fo:border-left="0.002cm solid #000000" fo:border-right="none" fo:border-top="none" fo:border-bottom="0.002cm solid #000000"/>
    </style:style>
    <style:style style:name="Table167.C2" style:family="table-cell">
      <style:table-cell-properties style:vertical-align="top" fo:padding="0.097cm" fo:border-left="0.002cm solid #000000" fo:border-right="0.002cm solid #000000" fo:border-top="none" fo:border-bottom="0.002cm solid #000000"/>
    </style:style>
    <style:style style:name="Table168" style:family="table">
      <style:table-properties style:width="16.514cm" table:align="left" style:writing-mode="lr-tb"/>
    </style:style>
    <style:style style:name="Table168.A" style:family="table-column">
      <style:table-column-properties style:column-width="4.124cm"/>
    </style:style>
    <style:style style:name="Table168.B" style:family="table-column">
      <style:table-column-properties style:column-width="1.115cm"/>
    </style:style>
    <style:style style:name="Table168.C" style:family="table-column">
      <style:table-column-properties style:column-width="11.275cm"/>
    </style:style>
    <style:style style:name="Table168.A1" style:family="table-cell">
      <style:table-cell-properties style:vertical-align="top" fo:padding="0.097cm" fo:border-left="0.002cm solid #000000" fo:border-right="none" fo:border-top="0.002cm solid #000000" fo:border-bottom="0.002cm solid #000000"/>
    </style:style>
    <style:style style:name="Table168.C1" style:family="table-cell">
      <style:table-cell-properties style:vertical-align="top" fo:padding="0.097cm" fo:border="0.002cm solid #000000"/>
    </style:style>
    <style:style style:name="Table168.A2" style:family="table-cell">
      <style:table-cell-properties style:vertical-align="top" fo:padding="0.097cm" fo:border-left="0.002cm solid #000000" fo:border-right="none" fo:border-top="none" fo:border-bottom="0.002cm solid #000000"/>
    </style:style>
    <style:style style:name="Table168.C2" style:family="table-cell">
      <style:table-cell-properties style:vertical-align="top" fo:padding="0.097cm" fo:border-left="0.002cm solid #000000" fo:border-right="0.002cm solid #000000" fo:border-top="none" fo:border-bottom="0.002cm solid #000000"/>
    </style:style>
    <style:style style:name="Table169" style:family="table">
      <style:table-properties style:width="16.514cm" table:align="left" style:writing-mode="lr-tb"/>
    </style:style>
    <style:style style:name="Table169.A" style:family="table-column">
      <style:table-column-properties style:column-width="4.124cm"/>
    </style:style>
    <style:style style:name="Table169.B" style:family="table-column">
      <style:table-column-properties style:column-width="1.115cm"/>
    </style:style>
    <style:style style:name="Table169.C" style:family="table-column">
      <style:table-column-properties style:column-width="11.275cm"/>
    </style:style>
    <style:style style:name="Table169.A1" style:family="table-cell">
      <style:table-cell-properties style:vertical-align="top" fo:padding="0.097cm" fo:border-left="0.002cm solid #000000" fo:border-right="none" fo:border-top="0.002cm solid #000000" fo:border-bottom="0.002cm solid #000000"/>
    </style:style>
    <style:style style:name="Table169.C1" style:family="table-cell">
      <style:table-cell-properties style:vertical-align="top" fo:padding="0.097cm" fo:border="0.002cm solid #000000"/>
    </style:style>
    <style:style style:name="Table169.A2" style:family="table-cell">
      <style:table-cell-properties style:vertical-align="top" fo:padding="0.097cm" fo:border-left="0.002cm solid #000000" fo:border-right="none" fo:border-top="none" fo:border-bottom="0.002cm solid #000000"/>
    </style:style>
    <style:style style:name="Table169.C2" style:family="table-cell">
      <style:table-cell-properties style:vertical-align="top" fo:padding="0.097cm" fo:border-left="0.002cm solid #000000" fo:border-right="0.002cm solid #000000" fo:border-top="none" fo:border-bottom="0.002cm solid #000000"/>
    </style:style>
    <style:style style:name="Table170" style:family="table">
      <style:table-properties style:width="16.514cm" table:align="left" style:writing-mode="lr-tb"/>
    </style:style>
    <style:style style:name="Table170.A" style:family="table-column">
      <style:table-column-properties style:column-width="4.124cm"/>
    </style:style>
    <style:style style:name="Table170.B" style:family="table-column">
      <style:table-column-properties style:column-width="1.326cm"/>
    </style:style>
    <style:style style:name="Table170.C" style:family="table-column">
      <style:table-column-properties style:column-width="11.063cm"/>
    </style:style>
    <style:style style:name="Table170.A1" style:family="table-cell">
      <style:table-cell-properties style:vertical-align="top" fo:padding="0.097cm" fo:border-left="0.002cm solid #000000" fo:border-right="none" fo:border-top="0.002cm solid #000000" fo:border-bottom="0.002cm solid #000000"/>
    </style:style>
    <style:style style:name="Table170.C1" style:family="table-cell">
      <style:table-cell-properties style:vertical-align="top" fo:padding="0.097cm" fo:border="0.002cm solid #000000"/>
    </style:style>
    <style:style style:name="Table170.A2" style:family="table-cell">
      <style:table-cell-properties style:vertical-align="top" fo:padding="0.097cm" fo:border-left="0.002cm solid #000000" fo:border-right="none" fo:border-top="none" fo:border-bottom="0.002cm solid #000000"/>
    </style:style>
    <style:style style:name="Table170.C2" style:family="table-cell">
      <style:table-cell-properties style:vertical-align="top" fo:padding="0.097cm" fo:border-left="0.002cm solid #000000" fo:border-right="0.002cm solid #000000" fo:border-top="none" fo:border-bottom="0.002cm solid #000000"/>
    </style:style>
    <style:style style:name="Table172" style:family="table">
      <style:table-properties style:width="16.514cm" table:align="left" style:writing-mode="lr-tb"/>
    </style:style>
    <style:style style:name="Table172.A" style:family="table-column">
      <style:table-column-properties style:column-width="4.124cm"/>
    </style:style>
    <style:style style:name="Table172.B" style:family="table-column">
      <style:table-column-properties style:column-width="1.115cm"/>
    </style:style>
    <style:style style:name="Table172.C" style:family="table-column">
      <style:table-column-properties style:column-width="11.275cm"/>
    </style:style>
    <style:style style:name="Table172.A1" style:family="table-cell">
      <style:table-cell-properties style:vertical-align="top" fo:padding="0.097cm" fo:border-left="0.002cm solid #000000" fo:border-right="none" fo:border-top="0.002cm solid #000000" fo:border-bottom="0.002cm solid #000000"/>
    </style:style>
    <style:style style:name="Table172.C1" style:family="table-cell">
      <style:table-cell-properties style:vertical-align="top" fo:padding="0.097cm" fo:border="0.002cm solid #000000"/>
    </style:style>
    <style:style style:name="Table172.A2" style:family="table-cell">
      <style:table-cell-properties style:vertical-align="top" fo:padding="0.097cm" fo:border-left="0.002cm solid #000000" fo:border-right="none" fo:border-top="none" fo:border-bottom="0.002cm solid #000000"/>
    </style:style>
    <style:style style:name="Table172.C2" style:family="table-cell">
      <style:table-cell-properties style:vertical-align="top" fo:padding="0.097cm" fo:border-left="0.002cm solid #000000" fo:border-right="0.002cm solid #000000" fo:border-top="none" fo:border-bottom="0.002cm solid #000000"/>
    </style:style>
    <style:style style:name="Table173" style:family="table">
      <style:table-properties style:width="16.514cm" table:align="left" style:writing-mode="lr-tb"/>
    </style:style>
    <style:style style:name="Table173.A" style:family="table-column">
      <style:table-column-properties style:column-width="4.124cm"/>
    </style:style>
    <style:style style:name="Table173.B" style:family="table-column">
      <style:table-column-properties style:column-width="1.326cm"/>
    </style:style>
    <style:style style:name="Table173.C" style:family="table-column">
      <style:table-column-properties style:column-width="11.063cm"/>
    </style:style>
    <style:style style:name="Table173.A1" style:family="table-cell">
      <style:table-cell-properties style:vertical-align="top" fo:padding="0.097cm" fo:border-left="0.002cm solid #000000" fo:border-right="none" fo:border-top="0.002cm solid #000000" fo:border-bottom="0.002cm solid #000000"/>
    </style:style>
    <style:style style:name="Table173.C1" style:family="table-cell">
      <style:table-cell-properties style:vertical-align="top" fo:padding="0.097cm" fo:border="0.002cm solid #000000"/>
    </style:style>
    <style:style style:name="Table173.A2" style:family="table-cell">
      <style:table-cell-properties style:vertical-align="top" fo:padding="0.097cm" fo:border-left="0.002cm solid #000000" fo:border-right="none" fo:border-top="none" fo:border-bottom="0.002cm solid #000000"/>
    </style:style>
    <style:style style:name="Table173.C2" style:family="table-cell">
      <style:table-cell-properties style:vertical-align="top" fo:padding="0.097cm" fo:border-left="0.002cm solid #000000" fo:border-right="0.002cm solid #000000" fo:border-top="none" fo:border-bottom="0.002cm solid #000000"/>
    </style:style>
    <style:style style:name="Table174" style:family="table">
      <style:table-properties style:width="16.514cm" table:align="left" style:writing-mode="lr-tb"/>
    </style:style>
    <style:style style:name="Table174.A" style:family="table-column">
      <style:table-column-properties style:column-width="4.124cm"/>
    </style:style>
    <style:style style:name="Table174.B" style:family="table-column">
      <style:table-column-properties style:column-width="1.326cm"/>
    </style:style>
    <style:style style:name="Table174.C" style:family="table-column">
      <style:table-column-properties style:column-width="11.063cm"/>
    </style:style>
    <style:style style:name="Table174.A1" style:family="table-cell">
      <style:table-cell-properties style:vertical-align="top" fo:padding="0.097cm" fo:border-left="0.002cm solid #000000" fo:border-right="none" fo:border-top="0.002cm solid #000000" fo:border-bottom="0.002cm solid #000000"/>
    </style:style>
    <style:style style:name="Table174.C1" style:family="table-cell">
      <style:table-cell-properties style:vertical-align="top" fo:padding="0.097cm" fo:border="0.002cm solid #000000"/>
    </style:style>
    <style:style style:name="Table174.A2" style:family="table-cell">
      <style:table-cell-properties style:vertical-align="top" fo:padding="0.097cm" fo:border-left="0.002cm solid #000000" fo:border-right="none" fo:border-top="none" fo:border-bottom="0.002cm solid #000000"/>
    </style:style>
    <style:style style:name="Table174.C2" style:family="table-cell">
      <style:table-cell-properties style:vertical-align="top" fo:padding="0.097cm" fo:border-left="0.002cm solid #000000" fo:border-right="0.002cm solid #000000" fo:border-top="none" fo:border-bottom="0.002cm solid #000000"/>
    </style:style>
    <style:style style:name="Table175" style:family="table">
      <style:table-properties style:width="16.514cm" table:align="left" style:writing-mode="lr-tb"/>
    </style:style>
    <style:style style:name="Table175.A" style:family="table-column">
      <style:table-column-properties style:column-width="4.124cm"/>
    </style:style>
    <style:style style:name="Table175.B" style:family="table-column">
      <style:table-column-properties style:column-width="1.326cm"/>
    </style:style>
    <style:style style:name="Table175.C" style:family="table-column">
      <style:table-column-properties style:column-width="11.063cm"/>
    </style:style>
    <style:style style:name="Table175.A1" style:family="table-cell">
      <style:table-cell-properties style:vertical-align="top" fo:padding="0.097cm" fo:border-left="0.002cm solid #000000" fo:border-right="none" fo:border-top="0.002cm solid #000000" fo:border-bottom="0.002cm solid #000000"/>
    </style:style>
    <style:style style:name="Table175.C1" style:family="table-cell">
      <style:table-cell-properties style:vertical-align="top" fo:padding="0.097cm" fo:border="0.002cm solid #000000"/>
    </style:style>
    <style:style style:name="Table175.A2" style:family="table-cell">
      <style:table-cell-properties style:vertical-align="top" fo:padding="0.097cm" fo:border-left="0.002cm solid #000000" fo:border-right="none" fo:border-top="none" fo:border-bottom="0.002cm solid #000000"/>
    </style:style>
    <style:style style:name="Table175.C2" style:family="table-cell">
      <style:table-cell-properties style:vertical-align="top" fo:padding="0.097cm" fo:border-left="0.002cm solid #000000" fo:border-right="0.002cm solid #000000" fo:border-top="none" fo:border-bottom="0.002cm solid #000000"/>
    </style:style>
    <style:style style:name="Table176" style:family="table">
      <style:table-properties style:width="16.514cm" table:align="left" style:writing-mode="lr-tb"/>
    </style:style>
    <style:style style:name="Table176.A" style:family="table-column">
      <style:table-column-properties style:column-width="4.124cm"/>
    </style:style>
    <style:style style:name="Table176.B" style:family="table-column">
      <style:table-column-properties style:column-width="1.326cm"/>
    </style:style>
    <style:style style:name="Table176.C" style:family="table-column">
      <style:table-column-properties style:column-width="11.063cm"/>
    </style:style>
    <style:style style:name="Table176.A1" style:family="table-cell">
      <style:table-cell-properties style:vertical-align="top" fo:padding="0.097cm" fo:border-left="0.002cm solid #000000" fo:border-right="none" fo:border-top="0.002cm solid #000000" fo:border-bottom="0.002cm solid #000000"/>
    </style:style>
    <style:style style:name="Table176.C1" style:family="table-cell">
      <style:table-cell-properties style:vertical-align="top" fo:padding="0.097cm" fo:border="0.002cm solid #000000"/>
    </style:style>
    <style:style style:name="Table176.A2" style:family="table-cell">
      <style:table-cell-properties style:vertical-align="top" fo:padding="0.097cm" fo:border-left="0.002cm solid #000000" fo:border-right="none" fo:border-top="none" fo:border-bottom="0.002cm solid #000000"/>
    </style:style>
    <style:style style:name="Table176.C2" style:family="table-cell">
      <style:table-cell-properties style:vertical-align="top" fo:padding="0.097cm" fo:border-left="0.002cm solid #000000" fo:border-right="0.002cm solid #000000" fo:border-top="none" fo:border-bottom="0.002cm solid #000000"/>
    </style:style>
    <style:style style:name="Table177" style:family="table">
      <style:table-properties style:width="16.514cm" table:align="left" style:writing-mode="lr-tb"/>
    </style:style>
    <style:style style:name="Table177.A" style:family="table-column">
      <style:table-column-properties style:column-width="4.124cm"/>
    </style:style>
    <style:style style:name="Table177.B" style:family="table-column">
      <style:table-column-properties style:column-width="1.326cm"/>
    </style:style>
    <style:style style:name="Table177.C" style:family="table-column">
      <style:table-column-properties style:column-width="11.063cm"/>
    </style:style>
    <style:style style:name="Table177.A1" style:family="table-cell">
      <style:table-cell-properties style:vertical-align="top" fo:padding="0.097cm" fo:border-left="0.002cm solid #000000" fo:border-right="none" fo:border-top="0.002cm solid #000000" fo:border-bottom="0.002cm solid #000000"/>
    </style:style>
    <style:style style:name="Table177.C1" style:family="table-cell">
      <style:table-cell-properties style:vertical-align="top" fo:padding="0.097cm" fo:border="0.002cm solid #000000"/>
    </style:style>
    <style:style style:name="Table177.A2" style:family="table-cell">
      <style:table-cell-properties style:vertical-align="top" fo:padding="0.097cm" fo:border-left="0.002cm solid #000000" fo:border-right="none" fo:border-top="none" fo:border-bottom="0.002cm solid #000000"/>
    </style:style>
    <style:style style:name="Table177.C2" style:family="table-cell">
      <style:table-cell-properties style:vertical-align="top" fo:padding="0.097cm" fo:border-left="0.002cm solid #000000" fo:border-right="0.002cm solid #000000" fo:border-top="none" fo:border-bottom="0.002cm solid #000000"/>
    </style:style>
    <style:style style:name="Table178" style:family="table">
      <style:table-properties style:width="16.514cm" table:align="left" style:writing-mode="lr-tb"/>
    </style:style>
    <style:style style:name="Table178.A" style:family="table-column">
      <style:table-column-properties style:column-width="4.124cm"/>
    </style:style>
    <style:style style:name="Table178.B" style:family="table-column">
      <style:table-column-properties style:column-width="1.326cm"/>
    </style:style>
    <style:style style:name="Table178.C" style:family="table-column">
      <style:table-column-properties style:column-width="11.063cm"/>
    </style:style>
    <style:style style:name="Table178.A1" style:family="table-cell">
      <style:table-cell-properties style:vertical-align="top" fo:padding="0.097cm" fo:border-left="0.002cm solid #000000" fo:border-right="none" fo:border-top="0.002cm solid #000000" fo:border-bottom="0.002cm solid #000000"/>
    </style:style>
    <style:style style:name="Table178.C1" style:family="table-cell">
      <style:table-cell-properties style:vertical-align="top" fo:padding="0.097cm" fo:border="0.002cm solid #000000"/>
    </style:style>
    <style:style style:name="Table178.A2" style:family="table-cell">
      <style:table-cell-properties style:vertical-align="top" fo:padding="0.097cm" fo:border-left="0.002cm solid #000000" fo:border-right="none" fo:border-top="none" fo:border-bottom="0.002cm solid #000000"/>
    </style:style>
    <style:style style:name="Table178.C2" style:family="table-cell">
      <style:table-cell-properties style:vertical-align="top" fo:padding="0.097cm" fo:border-left="0.002cm solid #000000" fo:border-right="0.002cm solid #000000" fo:border-top="none" fo:border-bottom="0.002cm solid #000000"/>
    </style:style>
    <style:style style:name="Table179" style:family="table">
      <style:table-properties style:width="16.514cm" table:align="left" style:writing-mode="lr-tb"/>
    </style:style>
    <style:style style:name="Table179.A" style:family="table-column">
      <style:table-column-properties style:column-width="4.124cm"/>
    </style:style>
    <style:style style:name="Table179.B" style:family="table-column">
      <style:table-column-properties style:column-width="1.326cm"/>
    </style:style>
    <style:style style:name="Table179.C" style:family="table-column">
      <style:table-column-properties style:column-width="11.063cm"/>
    </style:style>
    <style:style style:name="Table179.A1" style:family="table-cell">
      <style:table-cell-properties style:vertical-align="top" fo:padding="0.097cm" fo:border-left="0.002cm solid #000000" fo:border-right="none" fo:border-top="0.002cm solid #000000" fo:border-bottom="0.002cm solid #000000"/>
    </style:style>
    <style:style style:name="Table179.C1" style:family="table-cell">
      <style:table-cell-properties style:vertical-align="top" fo:padding="0.097cm" fo:border="0.002cm solid #000000"/>
    </style:style>
    <style:style style:name="Table179.A2" style:family="table-cell">
      <style:table-cell-properties style:vertical-align="top" fo:padding="0.097cm" fo:border-left="0.002cm solid #000000" fo:border-right="none" fo:border-top="none" fo:border-bottom="0.002cm solid #000000"/>
    </style:style>
    <style:style style:name="Table179.C2" style:family="table-cell">
      <style:table-cell-properties style:vertical-align="top" fo:padding="0.097cm" fo:border-left="0.002cm solid #000000" fo:border-right="0.002cm solid #000000" fo:border-top="none" fo:border-bottom="0.002cm solid #000000"/>
    </style:style>
    <style:style style:name="Table180" style:family="table">
      <style:table-properties style:width="16.514cm" table:align="left" style:writing-mode="lr-tb"/>
    </style:style>
    <style:style style:name="Table180.A" style:family="table-column">
      <style:table-column-properties style:column-width="4.124cm"/>
    </style:style>
    <style:style style:name="Table180.B" style:family="table-column">
      <style:table-column-properties style:column-width="1.326cm"/>
    </style:style>
    <style:style style:name="Table180.C" style:family="table-column">
      <style:table-column-properties style:column-width="11.063cm"/>
    </style:style>
    <style:style style:name="Table180.A1" style:family="table-cell">
      <style:table-cell-properties style:vertical-align="top" fo:padding="0.097cm" fo:border-left="0.002cm solid #000000" fo:border-right="none" fo:border-top="0.002cm solid #000000" fo:border-bottom="0.002cm solid #000000"/>
    </style:style>
    <style:style style:name="Table180.C1" style:family="table-cell">
      <style:table-cell-properties style:vertical-align="top" fo:padding="0.097cm" fo:border="0.002cm solid #000000"/>
    </style:style>
    <style:style style:name="Table180.A2" style:family="table-cell">
      <style:table-cell-properties style:vertical-align="top" fo:padding="0.097cm" fo:border-left="0.002cm solid #000000" fo:border-right="none" fo:border-top="none" fo:border-bottom="0.002cm solid #000000"/>
    </style:style>
    <style:style style:name="Table180.C2" style:family="table-cell">
      <style:table-cell-properties style:vertical-align="top" fo:padding="0.097cm" fo:border-left="0.002cm solid #000000" fo:border-right="0.002cm solid #000000" fo:border-top="none" fo:border-bottom="0.002cm solid #000000"/>
    </style:style>
    <style:style style:name="Table181" style:family="table">
      <style:table-properties style:width="16.514cm" table:align="left" style:writing-mode="lr-tb"/>
    </style:style>
    <style:style style:name="Table181.A" style:family="table-column">
      <style:table-column-properties style:column-width="4.124cm"/>
    </style:style>
    <style:style style:name="Table181.B" style:family="table-column">
      <style:table-column-properties style:column-width="1.326cm"/>
    </style:style>
    <style:style style:name="Table181.C" style:family="table-column">
      <style:table-column-properties style:column-width="11.063cm"/>
    </style:style>
    <style:style style:name="Table181.A1" style:family="table-cell">
      <style:table-cell-properties style:vertical-align="top" fo:padding="0.097cm" fo:border-left="0.002cm solid #000000" fo:border-right="none" fo:border-top="0.002cm solid #000000" fo:border-bottom="0.002cm solid #000000"/>
    </style:style>
    <style:style style:name="Table181.C1" style:family="table-cell">
      <style:table-cell-properties style:vertical-align="top" fo:padding="0.097cm" fo:border="0.002cm solid #000000"/>
    </style:style>
    <style:style style:name="Table181.A2" style:family="table-cell">
      <style:table-cell-properties style:vertical-align="top" fo:padding="0.097cm" fo:border-left="0.002cm solid #000000" fo:border-right="none" fo:border-top="none" fo:border-bottom="0.002cm solid #000000"/>
    </style:style>
    <style:style style:name="Table181.C2" style:family="table-cell">
      <style:table-cell-properties style:vertical-align="top" fo:padding="0.097cm" fo:border-left="0.002cm solid #000000" fo:border-right="0.002cm solid #000000" fo:border-top="none" fo:border-bottom="0.002cm solid #000000"/>
    </style:style>
    <style:style style:name="Table182" style:family="table">
      <style:table-properties style:width="16.514cm" table:align="left" style:writing-mode="lr-tb"/>
    </style:style>
    <style:style style:name="Table182.A" style:family="table-column">
      <style:table-column-properties style:column-width="4.124cm"/>
    </style:style>
    <style:style style:name="Table182.B" style:family="table-column">
      <style:table-column-properties style:column-width="1.326cm"/>
    </style:style>
    <style:style style:name="Table182.C" style:family="table-column">
      <style:table-column-properties style:column-width="11.063cm"/>
    </style:style>
    <style:style style:name="Table182.A1" style:family="table-cell">
      <style:table-cell-properties style:vertical-align="top" fo:padding="0.097cm" fo:border-left="0.002cm solid #000000" fo:border-right="none" fo:border-top="0.002cm solid #000000" fo:border-bottom="0.002cm solid #000000"/>
    </style:style>
    <style:style style:name="Table182.C1" style:family="table-cell">
      <style:table-cell-properties style:vertical-align="top" fo:padding="0.097cm" fo:border="0.002cm solid #000000"/>
    </style:style>
    <style:style style:name="Table182.A2" style:family="table-cell">
      <style:table-cell-properties style:vertical-align="top" fo:padding="0.097cm" fo:border-left="0.002cm solid #000000" fo:border-right="none" fo:border-top="none" fo:border-bottom="0.002cm solid #000000"/>
    </style:style>
    <style:style style:name="Table182.C2" style:family="table-cell">
      <style:table-cell-properties style:vertical-align="top" fo:padding="0.097cm" fo:border-left="0.002cm solid #000000" fo:border-right="0.002cm solid #000000" fo:border-top="none" fo:border-bottom="0.002cm solid #000000"/>
    </style:style>
    <style:style style:name="Table184" style:family="table">
      <style:table-properties style:width="16.526cm" table:align="left" style:writing-mode="lr-tb"/>
    </style:style>
    <style:style style:name="Table184.A" style:family="table-column">
      <style:table-column-properties style:column-width="4.124cm"/>
    </style:style>
    <style:style style:name="Table184.B" style:family="table-column">
      <style:table-column-properties style:column-width="1.341cm"/>
    </style:style>
    <style:style style:name="Table184.C" style:family="table-column">
      <style:table-column-properties style:column-width="11.061cm"/>
    </style:style>
    <style:style style:name="Table184.A1" style:family="table-cell">
      <style:table-cell-properties style:vertical-align="top" fo:padding="0.097cm" fo:border-left="0.002cm solid #000000" fo:border-right="none" fo:border-top="0.002cm solid #000000" fo:border-bottom="0.002cm solid #000000"/>
    </style:style>
    <style:style style:name="Table184.C1" style:family="table-cell">
      <style:table-cell-properties style:vertical-align="top" fo:padding="0.097cm" fo:border="0.002cm solid #000000"/>
    </style:style>
    <style:style style:name="Table184.A2" style:family="table-cell">
      <style:table-cell-properties style:vertical-align="top" fo:padding="0.097cm" fo:border-left="0.002cm solid #000000" fo:border-right="none" fo:border-top="none" fo:border-bottom="0.002cm solid #000000"/>
    </style:style>
    <style:style style:name="Table184.C2" style:family="table-cell">
      <style:table-cell-properties style:vertical-align="top" fo:padding="0.097cm" fo:border-left="0.002cm solid #000000" fo:border-right="0.002cm solid #000000" fo:border-top="none" fo:border-bottom="0.002cm solid #000000"/>
    </style:style>
    <style:style style:name="Table192" style:family="table">
      <style:table-properties style:width="16.514cm" table:align="left" style:writing-mode="lr-tb"/>
    </style:style>
    <style:style style:name="Table192.A" style:family="table-column">
      <style:table-column-properties style:column-width="4.124cm"/>
    </style:style>
    <style:style style:name="Table192.B" style:family="table-column">
      <style:table-column-properties style:column-width="1.326cm"/>
    </style:style>
    <style:style style:name="Table192.C" style:family="table-column">
      <style:table-column-properties style:column-width="11.063cm"/>
    </style:style>
    <style:style style:name="Table192.A1" style:family="table-cell">
      <style:table-cell-properties style:vertical-align="top" fo:padding="0.097cm" fo:border-left="0.002cm solid #000000" fo:border-right="none" fo:border-top="0.002cm solid #000000" fo:border-bottom="0.002cm solid #000000"/>
    </style:style>
    <style:style style:name="Table192.C1" style:family="table-cell">
      <style:table-cell-properties style:vertical-align="top" fo:padding="0.097cm" fo:border="0.002cm solid #000000"/>
    </style:style>
    <style:style style:name="Table192.A2" style:family="table-cell">
      <style:table-cell-properties style:vertical-align="top" fo:padding="0.097cm" fo:border-left="0.002cm solid #000000" fo:border-right="none" fo:border-top="none" fo:border-bottom="0.002cm solid #000000"/>
    </style:style>
    <style:style style:name="Table192.C2" style:family="table-cell">
      <style:table-cell-properties style:vertical-align="top" fo:padding="0.097cm" fo:border-left="0.002cm solid #000000" fo:border-right="0.002cm solid #000000" fo:border-top="none" fo:border-bottom="0.002cm solid #000000"/>
    </style:style>
    <style:style style:name="Table193" style:family="table">
      <style:table-properties style:width="16.514cm" table:align="left" style:writing-mode="lr-tb"/>
    </style:style>
    <style:style style:name="Table193.A" style:family="table-column">
      <style:table-column-properties style:column-width="4.124cm"/>
    </style:style>
    <style:style style:name="Table193.B" style:family="table-column">
      <style:table-column-properties style:column-width="1.326cm"/>
    </style:style>
    <style:style style:name="Table193.C" style:family="table-column">
      <style:table-column-properties style:column-width="11.063cm"/>
    </style:style>
    <style:style style:name="Table193.A1" style:family="table-cell">
      <style:table-cell-properties style:vertical-align="top" fo:padding="0.097cm" fo:border-left="0.002cm solid #000000" fo:border-right="none" fo:border-top="0.002cm solid #000000" fo:border-bottom="0.002cm solid #000000"/>
    </style:style>
    <style:style style:name="Table193.C1" style:family="table-cell">
      <style:table-cell-properties style:vertical-align="top" fo:padding="0.097cm" fo:border="0.002cm solid #000000"/>
    </style:style>
    <style:style style:name="Table193.A2" style:family="table-cell">
      <style:table-cell-properties style:vertical-align="top" fo:padding="0.097cm" fo:border-left="0.002cm solid #000000" fo:border-right="none" fo:border-top="none" fo:border-bottom="0.002cm solid #000000"/>
    </style:style>
    <style:style style:name="Table193.C2" style:family="table-cell">
      <style:table-cell-properties style:vertical-align="top" fo:padding="0.097cm" fo:border-left="0.002cm solid #000000" fo:border-right="0.002cm solid #000000" fo:border-top="none" fo:border-bottom="0.002cm solid #000000"/>
    </style:style>
    <style:style style:name="Table194" style:family="table">
      <style:table-properties style:width="16.514cm" table:align="left" style:writing-mode="lr-tb"/>
    </style:style>
    <style:style style:name="Table194.A" style:family="table-column">
      <style:table-column-properties style:column-width="4.124cm"/>
    </style:style>
    <style:style style:name="Table194.B" style:family="table-column">
      <style:table-column-properties style:column-width="1.326cm"/>
    </style:style>
    <style:style style:name="Table194.C" style:family="table-column">
      <style:table-column-properties style:column-width="11.063cm"/>
    </style:style>
    <style:style style:name="Table194.A1" style:family="table-cell">
      <style:table-cell-properties style:vertical-align="top" fo:padding="0.097cm" fo:border-left="0.002cm solid #000000" fo:border-right="none" fo:border-top="0.002cm solid #000000" fo:border-bottom="0.002cm solid #000000"/>
    </style:style>
    <style:style style:name="Table194.C1" style:family="table-cell">
      <style:table-cell-properties style:vertical-align="top" fo:padding="0.097cm" fo:border="0.002cm solid #000000"/>
    </style:style>
    <style:style style:name="Table194.A2" style:family="table-cell">
      <style:table-cell-properties style:vertical-align="top" fo:padding="0.097cm" fo:border-left="0.002cm solid #000000" fo:border-right="none" fo:border-top="none" fo:border-bottom="0.002cm solid #000000"/>
    </style:style>
    <style:style style:name="Table194.C2" style:family="table-cell">
      <style:table-cell-properties style:vertical-align="top" fo:padding="0.097cm" fo:border-left="0.002cm solid #000000" fo:border-right="0.002cm solid #000000" fo:border-top="none" fo:border-bottom="0.002cm solid #000000"/>
    </style:style>
    <style:style style:name="Table198" style:family="table">
      <style:table-properties style:width="16.514cm" table:align="left" style:writing-mode="lr-tb"/>
    </style:style>
    <style:style style:name="Table198.A" style:family="table-column">
      <style:table-column-properties style:column-width="4.124cm"/>
    </style:style>
    <style:style style:name="Table198.B" style:family="table-column">
      <style:table-column-properties style:column-width="1.325cm"/>
    </style:style>
    <style:style style:name="Table198.C" style:family="table-column">
      <style:table-column-properties style:column-width="11.065cm"/>
    </style:style>
    <style:style style:name="Table198.A1" style:family="table-cell">
      <style:table-cell-properties style:vertical-align="top" fo:padding="0.097cm" fo:border-left="0.002cm solid #000000" fo:border-right="none" fo:border-top="0.002cm solid #000000" fo:border-bottom="0.002cm solid #000000"/>
    </style:style>
    <style:style style:name="Table198.C1" style:family="table-cell">
      <style:table-cell-properties style:vertical-align="top" fo:padding="0.097cm" fo:border="0.002cm solid #000000"/>
    </style:style>
    <style:style style:name="Table198.A2" style:family="table-cell">
      <style:table-cell-properties style:vertical-align="top" fo:padding="0.097cm" fo:border-left="0.002cm solid #000000" fo:border-right="none" fo:border-top="none" fo:border-bottom="0.002cm solid #000000"/>
    </style:style>
    <style:style style:name="Table198.C2" style:family="table-cell">
      <style:table-cell-properties style:vertical-align="top" fo:padding="0.097cm" fo:border-left="0.002cm solid #000000" fo:border-right="0.002cm solid #000000" fo:border-top="none" fo:border-bottom="0.002cm solid #000000"/>
    </style:style>
    <style:style style:name="Table199" style:family="table">
      <style:table-properties style:width="16.514cm" table:align="left" style:writing-mode="lr-tb"/>
    </style:style>
    <style:style style:name="Table199.A" style:family="table-column">
      <style:table-column-properties style:column-width="4.124cm"/>
    </style:style>
    <style:style style:name="Table199.B" style:family="table-column">
      <style:table-column-properties style:column-width="1.326cm"/>
    </style:style>
    <style:style style:name="Table199.C" style:family="table-column">
      <style:table-column-properties style:column-width="11.063cm"/>
    </style:style>
    <style:style style:name="Table199.A1" style:family="table-cell">
      <style:table-cell-properties style:vertical-align="top" fo:padding="0.097cm" fo:border-left="0.002cm solid #000000" fo:border-right="none" fo:border-top="0.002cm solid #000000" fo:border-bottom="0.002cm solid #000000"/>
    </style:style>
    <style:style style:name="Table199.C1" style:family="table-cell">
      <style:table-cell-properties style:vertical-align="top" fo:padding="0.097cm" fo:border="0.002cm solid #000000"/>
    </style:style>
    <style:style style:name="Table199.A2" style:family="table-cell">
      <style:table-cell-properties style:vertical-align="top" fo:padding="0.097cm" fo:border-left="0.002cm solid #000000" fo:border-right="none" fo:border-top="none" fo:border-bottom="0.002cm solid #000000"/>
    </style:style>
    <style:style style:name="Table199.C2" style:family="table-cell">
      <style:table-cell-properties style:vertical-align="top" fo:padding="0.097cm" fo:border-left="0.002cm solid #000000" fo:border-right="0.002cm solid #000000" fo:border-top="none" fo:border-bottom="0.002cm solid #000000"/>
    </style:style>
    <style:style style:name="Table200" style:family="table">
      <style:table-properties style:width="16.514cm" table:align="left" style:writing-mode="lr-tb"/>
    </style:style>
    <style:style style:name="Table200.A" style:family="table-column">
      <style:table-column-properties style:column-width="4.124cm"/>
    </style:style>
    <style:style style:name="Table200.B" style:family="table-column">
      <style:table-column-properties style:column-width="1.326cm"/>
    </style:style>
    <style:style style:name="Table200.C" style:family="table-column">
      <style:table-column-properties style:column-width="11.063cm"/>
    </style:style>
    <style:style style:name="Table200.A1" style:family="table-cell">
      <style:table-cell-properties style:vertical-align="top" fo:padding="0.097cm" fo:border-left="0.002cm solid #000000" fo:border-right="none" fo:border-top="0.002cm solid #000000" fo:border-bottom="0.002cm solid #000000"/>
    </style:style>
    <style:style style:name="Table200.C1" style:family="table-cell">
      <style:table-cell-properties style:vertical-align="top" fo:padding="0.097cm" fo:border="0.002cm solid #000000"/>
    </style:style>
    <style:style style:name="Table200.A2" style:family="table-cell">
      <style:table-cell-properties style:vertical-align="top" fo:padding="0.097cm" fo:border-left="0.002cm solid #000000" fo:border-right="none" fo:border-top="none" fo:border-bottom="0.002cm solid #000000"/>
    </style:style>
    <style:style style:name="Table200.C2" style:family="table-cell">
      <style:table-cell-properties style:vertical-align="top" fo:padding="0.097cm" fo:border-left="0.002cm solid #000000" fo:border-right="0.002cm solid #000000" fo:border-top="none" fo:border-bottom="0.002cm solid #000000"/>
    </style:style>
    <style:style style:name="Table201" style:family="table">
      <style:table-properties style:width="16.514cm" table:align="left" style:writing-mode="lr-tb"/>
    </style:style>
    <style:style style:name="Table201.A" style:family="table-column">
      <style:table-column-properties style:column-width="4.124cm"/>
    </style:style>
    <style:style style:name="Table201.B" style:family="table-column">
      <style:table-column-properties style:column-width="1.326cm"/>
    </style:style>
    <style:style style:name="Table201.C" style:family="table-column">
      <style:table-column-properties style:column-width="11.063cm"/>
    </style:style>
    <style:style style:name="Table201.A1" style:family="table-cell">
      <style:table-cell-properties style:vertical-align="top" fo:padding="0.097cm" fo:border-left="0.002cm solid #000000" fo:border-right="none" fo:border-top="0.002cm solid #000000" fo:border-bottom="0.002cm solid #000000"/>
    </style:style>
    <style:style style:name="Table201.C1" style:family="table-cell">
      <style:table-cell-properties style:vertical-align="top" fo:padding="0.097cm" fo:border="0.002cm solid #000000"/>
    </style:style>
    <style:style style:name="Table201.A2" style:family="table-cell">
      <style:table-cell-properties style:vertical-align="top" fo:padding="0.097cm" fo:border-left="0.002cm solid #000000" fo:border-right="none" fo:border-top="none" fo:border-bottom="0.002cm solid #000000"/>
    </style:style>
    <style:style style:name="Table201.C2" style:family="table-cell">
      <style:table-cell-properties style:vertical-align="top" fo:padding="0.097cm" fo:border-left="0.002cm solid #000000" fo:border-right="0.002cm solid #000000" fo:border-top="none" fo:border-bottom="0.002cm solid #000000"/>
    </style:style>
    <style:style style:name="Table202" style:family="table">
      <style:table-properties style:width="16.514cm" table:align="left" style:writing-mode="lr-tb"/>
    </style:style>
    <style:style style:name="Table202.A" style:family="table-column">
      <style:table-column-properties style:column-width="4.124cm"/>
    </style:style>
    <style:style style:name="Table202.B" style:family="table-column">
      <style:table-column-properties style:column-width="1.326cm"/>
    </style:style>
    <style:style style:name="Table202.C" style:family="table-column">
      <style:table-column-properties style:column-width="11.063cm"/>
    </style:style>
    <style:style style:name="Table202.A1" style:family="table-cell">
      <style:table-cell-properties style:vertical-align="top" fo:padding="0.097cm" fo:border-left="0.002cm solid #000000" fo:border-right="none" fo:border-top="0.002cm solid #000000" fo:border-bottom="0.002cm solid #000000"/>
    </style:style>
    <style:style style:name="Table202.C1" style:family="table-cell">
      <style:table-cell-properties style:vertical-align="top" fo:padding="0.097cm" fo:border="0.002cm solid #000000"/>
    </style:style>
    <style:style style:name="Table202.A2" style:family="table-cell">
      <style:table-cell-properties style:vertical-align="top" fo:padding="0.097cm" fo:border-left="0.002cm solid #000000" fo:border-right="none" fo:border-top="none" fo:border-bottom="0.002cm solid #000000"/>
    </style:style>
    <style:style style:name="Table202.C2" style:family="table-cell">
      <style:table-cell-properties style:vertical-align="top" fo:padding="0.097cm" fo:border-left="0.002cm solid #000000" fo:border-right="0.002cm solid #000000" fo:border-top="none" fo:border-bottom="0.002cm solid #000000"/>
    </style:style>
    <style:style style:name="Table203" style:family="table">
      <style:table-properties style:width="16.514cm" table:align="left" style:writing-mode="lr-tb"/>
    </style:style>
    <style:style style:name="Table203.A" style:family="table-column">
      <style:table-column-properties style:column-width="4.124cm"/>
    </style:style>
    <style:style style:name="Table203.B" style:family="table-column">
      <style:table-column-properties style:column-width="1.326cm"/>
    </style:style>
    <style:style style:name="Table203.C" style:family="table-column">
      <style:table-column-properties style:column-width="11.063cm"/>
    </style:style>
    <style:style style:name="Table203.A1" style:family="table-cell">
      <style:table-cell-properties style:vertical-align="top" fo:padding="0.097cm" fo:border-left="0.002cm solid #000000" fo:border-right="none" fo:border-top="0.002cm solid #000000" fo:border-bottom="0.002cm solid #000000"/>
    </style:style>
    <style:style style:name="Table203.C1" style:family="table-cell">
      <style:table-cell-properties style:vertical-align="top" fo:padding="0.097cm" fo:border="0.002cm solid #000000"/>
    </style:style>
    <style:style style:name="Table203.A2" style:family="table-cell">
      <style:table-cell-properties style:vertical-align="top" fo:padding="0.097cm" fo:border-left="0.002cm solid #000000" fo:border-right="none" fo:border-top="none" fo:border-bottom="0.002cm solid #000000"/>
    </style:style>
    <style:style style:name="Table203.C2" style:family="table-cell">
      <style:table-cell-properties style:vertical-align="top" fo:padding="0.097cm" fo:border-left="0.002cm solid #000000" fo:border-right="0.002cm solid #000000" fo:border-top="none" fo:border-bottom="0.002cm solid #000000"/>
    </style:style>
    <style:style style:name="Table204" style:family="table">
      <style:table-properties style:width="16.514cm" table:align="left" style:writing-mode="lr-tb"/>
    </style:style>
    <style:style style:name="Table204.A" style:family="table-column">
      <style:table-column-properties style:column-width="4.152cm"/>
    </style:style>
    <style:style style:name="Table204.B" style:family="table-column">
      <style:table-column-properties style:column-width="1.087cm"/>
    </style:style>
    <style:style style:name="Table204.C" style:family="table-column">
      <style:table-column-properties style:column-width="11.275cm"/>
    </style:style>
    <style:style style:name="Table204.A1" style:family="table-cell">
      <style:table-cell-properties style:vertical-align="top" fo:padding="0.097cm" fo:border-left="0.002cm solid #000000" fo:border-right="none" fo:border-top="0.002cm solid #000000" fo:border-bottom="0.002cm solid #000000"/>
    </style:style>
    <style:style style:name="Table204.C1" style:family="table-cell">
      <style:table-cell-properties style:vertical-align="top" fo:padding="0.097cm" fo:border="0.002cm solid #000000"/>
    </style:style>
    <style:style style:name="Table204.A2" style:family="table-cell">
      <style:table-cell-properties style:vertical-align="top" fo:padding="0.097cm" fo:border-left="0.002cm solid #000000" fo:border-right="none" fo:border-top="none" fo:border-bottom="0.002cm solid #000000"/>
    </style:style>
    <style:style style:name="Table204.C2" style:family="table-cell">
      <style:table-cell-properties style:vertical-align="top" fo:padding="0.097cm" fo:border-left="0.002cm solid #000000" fo:border-right="0.002cm solid #000000" fo:border-top="none" fo:border-bottom="0.002cm solid #000000"/>
    </style:style>
    <style:style style:name="Tabelle5" style:family="table">
      <style:table-properties style:width="16.514cm" table:align="left" style:writing-mode="lr-tb"/>
    </style:style>
    <style:style style:name="Tabelle5.A" style:family="table-column">
      <style:table-column-properties style:column-width="4.152cm"/>
    </style:style>
    <style:style style:name="Tabelle5.B" style:family="table-column">
      <style:table-column-properties style:column-width="1.087cm"/>
    </style:style>
    <style:style style:name="Tabelle5.C" style:family="table-column">
      <style:table-column-properties style:column-width="11.275cm"/>
    </style:style>
    <style:style style:name="Tabelle5.A1" style:family="table-cell">
      <style:table-cell-properties style:vertical-align="top" fo:padding="0.097cm" fo:border-left="0.002cm solid #000000" fo:border-right="none" fo:border-top="0.002cm solid #000000" fo:border-bottom="0.002cm solid #000000"/>
    </style:style>
    <style:style style:name="Tabelle5.C1" style:family="table-cell">
      <style:table-cell-properties style:vertical-align="top" fo:padding="0.097cm" fo:border="0.002cm solid #000000"/>
    </style:style>
    <style:style style:name="Tabelle5.A2" style:family="table-cell">
      <style:table-cell-properties style:vertical-align="top" fo:padding="0.097cm" fo:border-left="0.002cm solid #000000" fo:border-right="none" fo:border-top="none" fo:border-bottom="0.002cm solid #000000"/>
    </style:style>
    <style:style style:name="Tabelle5.C2" style:family="table-cell">
      <style:table-cell-properties style:vertical-align="top" fo:padding="0.097cm" fo:border-left="0.002cm solid #000000" fo:border-right="0.002cm solid #000000" fo:border-top="none" fo:border-bottom="0.002cm solid #000000"/>
    </style:style>
    <style:style style:name="Table205" style:family="table">
      <style:table-properties style:width="16.526cm" table:align="left" style:writing-mode="lr-tb"/>
    </style:style>
    <style:style style:name="Table205.A" style:family="table-column">
      <style:table-column-properties style:column-width="4.124cm"/>
    </style:style>
    <style:style style:name="Table205.B" style:family="table-column">
      <style:table-column-properties style:column-width="1.106cm"/>
    </style:style>
    <style:style style:name="Table205.C" style:family="table-column">
      <style:table-column-properties style:column-width="11.296cm"/>
    </style:style>
    <style:style style:name="Table205.A1" style:family="table-cell">
      <style:table-cell-properties style:vertical-align="top" fo:padding="0.097cm" fo:border-left="0.002cm solid #000000" fo:border-right="none" fo:border-top="0.002cm solid #000000" fo:border-bottom="0.002cm solid #000000"/>
    </style:style>
    <style:style style:name="Table205.C1" style:family="table-cell">
      <style:table-cell-properties style:vertical-align="top" fo:padding="0.097cm" fo:border="0.002cm solid #000000"/>
    </style:style>
    <style:style style:name="Table205.A2" style:family="table-cell">
      <style:table-cell-properties style:vertical-align="top" fo:padding="0.097cm" fo:border-left="0.002cm solid #000000" fo:border-right="none" fo:border-top="none" fo:border-bottom="0.002cm solid #000000"/>
    </style:style>
    <style:style style:name="Table205.C2" style:family="table-cell">
      <style:table-cell-properties style:vertical-align="top" fo:padding="0.097cm" fo:border-left="0.002cm solid #000000" fo:border-right="0.002cm solid #000000" fo:border-top="none" fo:border-bottom="0.002cm solid #000000"/>
    </style:style>
    <style:style style:name="Table207" style:family="table">
      <style:table-properties style:width="16.526cm" table:align="left" style:writing-mode="lr-tb"/>
    </style:style>
    <style:style style:name="Table207.A" style:family="table-column">
      <style:table-column-properties style:column-width="4.124cm"/>
    </style:style>
    <style:style style:name="Table207.B" style:family="table-column">
      <style:table-column-properties style:column-width="1.341cm"/>
    </style:style>
    <style:style style:name="Table207.C" style:family="table-column">
      <style:table-column-properties style:column-width="11.061cm"/>
    </style:style>
    <style:style style:name="Table207.A1" style:family="table-cell">
      <style:table-cell-properties style:vertical-align="top" fo:padding="0.097cm" fo:border-left="0.002cm solid #000000" fo:border-right="none" fo:border-top="0.002cm solid #000000" fo:border-bottom="0.002cm solid #000000"/>
    </style:style>
    <style:style style:name="Table207.C1" style:family="table-cell">
      <style:table-cell-properties style:vertical-align="top" fo:padding="0.097cm" fo:border="0.002cm solid #000000"/>
    </style:style>
    <style:style style:name="Table207.A2" style:family="table-cell">
      <style:table-cell-properties style:vertical-align="top" fo:padding="0.097cm" fo:border-left="0.002cm solid #000000" fo:border-right="none" fo:border-top="none" fo:border-bottom="0.002cm solid #000000"/>
    </style:style>
    <style:style style:name="Table207.C2" style:family="table-cell">
      <style:table-cell-properties style:vertical-align="top" fo:padding="0.097cm" fo:border-left="0.002cm solid #000000" fo:border-right="0.002cm solid #000000" fo:border-top="none" fo:border-bottom="0.002cm solid #000000"/>
    </style:style>
    <style:style style:name="Table209" style:family="table">
      <style:table-properties style:width="16.514cm" table:align="left" style:writing-mode="lr-tb"/>
    </style:style>
    <style:style style:name="Table209.A" style:family="table-column">
      <style:table-column-properties style:column-width="4.124cm"/>
    </style:style>
    <style:style style:name="Table209.B" style:family="table-column">
      <style:table-column-properties style:column-width="1.115cm"/>
    </style:style>
    <style:style style:name="Table209.C" style:family="table-column">
      <style:table-column-properties style:column-width="11.275cm"/>
    </style:style>
    <style:style style:name="Table209.A1" style:family="table-cell">
      <style:table-cell-properties style:vertical-align="top" fo:padding="0.097cm" fo:border-left="0.002cm solid #000000" fo:border-right="none" fo:border-top="0.002cm solid #000000" fo:border-bottom="0.002cm solid #000000"/>
    </style:style>
    <style:style style:name="Table209.C1" style:family="table-cell">
      <style:table-cell-properties style:vertical-align="top" fo:padding="0.097cm" fo:border="0.002cm solid #000000"/>
    </style:style>
    <style:style style:name="Table209.A2" style:family="table-cell">
      <style:table-cell-properties style:vertical-align="top" fo:padding="0.097cm" fo:border-left="0.002cm solid #000000" fo:border-right="none" fo:border-top="none" fo:border-bottom="0.002cm solid #000000"/>
    </style:style>
    <style:style style:name="Table209.C2" style:family="table-cell">
      <style:table-cell-properties style:vertical-align="top" fo:padding="0.097cm" fo:border-left="0.002cm solid #000000" fo:border-right="0.002cm solid #000000" fo:border-top="none" fo:border-bottom="0.002cm solid #000000"/>
    </style:style>
    <style:style style:name="Table210" style:family="table">
      <style:table-properties style:width="16.514cm" table:align="left" style:writing-mode="lr-tb"/>
    </style:style>
    <style:style style:name="Table210.A" style:family="table-column">
      <style:table-column-properties style:column-width="4.124cm"/>
    </style:style>
    <style:style style:name="Table210.B" style:family="table-column">
      <style:table-column-properties style:column-width="1.115cm"/>
    </style:style>
    <style:style style:name="Table210.C" style:family="table-column">
      <style:table-column-properties style:column-width="11.275cm"/>
    </style:style>
    <style:style style:name="Table210.A1" style:family="table-cell">
      <style:table-cell-properties style:vertical-align="top" fo:padding="0.097cm" fo:border-left="0.002cm solid #000000" fo:border-right="none" fo:border-top="0.002cm solid #000000" fo:border-bottom="0.002cm solid #000000"/>
    </style:style>
    <style:style style:name="Table210.C1" style:family="table-cell">
      <style:table-cell-properties style:vertical-align="top" fo:padding="0.097cm" fo:border="0.002cm solid #000000"/>
    </style:style>
    <style:style style:name="Table210.A2" style:family="table-cell">
      <style:table-cell-properties style:vertical-align="top" fo:padding="0.097cm" fo:border-left="0.002cm solid #000000" fo:border-right="none" fo:border-top="none" fo:border-bottom="0.002cm solid #000000"/>
    </style:style>
    <style:style style:name="Table210.C2" style:family="table-cell">
      <style:table-cell-properties style:vertical-align="top" fo:padding="0.097cm" fo:border-left="0.002cm solid #000000" fo:border-right="0.002cm solid #000000" fo:border-top="none" fo:border-bottom="0.002cm solid #000000"/>
    </style:style>
    <style:style style:name="Table5" style:family="table">
      <style:table-properties style:width="16.514cm" table:align="left" style:writing-mode="lr-tb"/>
    </style:style>
    <style:style style:name="Table5.A" style:family="table-column">
      <style:table-column-properties style:column-width="4.124cm"/>
    </style:style>
    <style:style style:name="Table5.B" style:family="table-column">
      <style:table-column-properties style:column-width="1.326cm"/>
    </style:style>
    <style:style style:name="Table5.C" style:family="table-column">
      <style:table-column-properties style:column-width="11.063cm"/>
    </style:style>
    <style:style style:name="Table5.A1" style:family="table-cell">
      <style:table-cell-properties style:vertical-align="top" fo:padding="0.097cm" fo:border-left="0.002cm solid #000000" fo:border-right="none" fo:border-top="0.002cm solid #000000" fo:border-bottom="0.002cm solid #000000"/>
    </style:style>
    <style:style style:name="Table5.C1" style:family="table-cell">
      <style:table-cell-properties style:vertical-align="top" fo:padding="0.097cm" fo:border="0.002cm solid #000000"/>
    </style:style>
    <style:style style:name="Table5.A2" style:family="table-cell">
      <style:table-cell-properties style:vertical-align="top" fo:padding="0.097cm" fo:border-left="0.002cm solid #000000" fo:border-right="none" fo:border-top="none" fo:border-bottom="0.002cm solid #000000"/>
    </style:style>
    <style:style style:name="Table5.C2" style:family="table-cell">
      <style:table-cell-properties style:vertical-align="top" fo:padding="0.097cm" fo:border-left="0.002cm solid #000000" fo:border-right="0.002cm solid #000000" fo:border-top="none" fo:border-bottom="0.002cm solid #000000"/>
    </style:style>
    <style:style style:name="Table58" style:family="table">
      <style:table-properties style:width="16.514cm" table:align="left" style:writing-mode="lr-tb"/>
    </style:style>
    <style:style style:name="Table58.A" style:family="table-column">
      <style:table-column-properties style:column-width="4.124cm"/>
    </style:style>
    <style:style style:name="Table58.B" style:family="table-column">
      <style:table-column-properties style:column-width="1.326cm"/>
    </style:style>
    <style:style style:name="Table58.C" style:family="table-column">
      <style:table-column-properties style:column-width="11.063cm"/>
    </style:style>
    <style:style style:name="Table58.A1" style:family="table-cell">
      <style:table-cell-properties style:vertical-align="top" fo:padding="0.097cm" fo:border-left="0.002cm solid #000000" fo:border-right="none" fo:border-top="0.002cm solid #000000" fo:border-bottom="0.002cm solid #000000"/>
    </style:style>
    <style:style style:name="Table58.C1" style:family="table-cell">
      <style:table-cell-properties style:vertical-align="top" fo:padding="0.097cm" fo:border="0.002cm solid #000000"/>
    </style:style>
    <style:style style:name="Table58.A2" style:family="table-cell">
      <style:table-cell-properties style:vertical-align="top" fo:padding="0.097cm" fo:border-left="0.002cm solid #000000" fo:border-right="none" fo:border-top="none" fo:border-bottom="0.002cm solid #000000"/>
    </style:style>
    <style:style style:name="Table58.C2" style:family="table-cell">
      <style:table-cell-properties style:vertical-align="top" fo:padding="0.097cm" fo:border-left="0.002cm solid #000000" fo:border-right="0.002cm solid #000000" fo:border-top="none" fo:border-bottom="0.002cm solid #000000"/>
    </style:style>
    <style:style style:name="Table183" style:family="table">
      <style:table-properties style:width="16.514cm" table:align="left" style:writing-mode="lr-tb"/>
    </style:style>
    <style:style style:name="Table183.A" style:family="table-column">
      <style:table-column-properties style:column-width="4.124cm"/>
    </style:style>
    <style:style style:name="Table183.B" style:family="table-column">
      <style:table-column-properties style:column-width="1.326cm"/>
    </style:style>
    <style:style style:name="Table183.C" style:family="table-column">
      <style:table-column-properties style:column-width="11.063cm"/>
    </style:style>
    <style:style style:name="Table183.A1" style:family="table-cell">
      <style:table-cell-properties style:vertical-align="top" fo:padding="0.097cm" fo:border-left="0.002cm solid #000000" fo:border-right="none" fo:border-top="0.002cm solid #000000" fo:border-bottom="0.002cm solid #000000"/>
    </style:style>
    <style:style style:name="Table183.C1" style:family="table-cell">
      <style:table-cell-properties style:vertical-align="top" fo:padding="0.097cm" fo:border="0.002cm solid #000000"/>
    </style:style>
    <style:style style:name="Table183.A2" style:family="table-cell">
      <style:table-cell-properties style:vertical-align="top" fo:padding="0.097cm" fo:border-left="0.002cm solid #000000" fo:border-right="none" fo:border-top="none" fo:border-bottom="0.002cm solid #000000"/>
    </style:style>
    <style:style style:name="Table183.C2" style:family="table-cell">
      <style:table-cell-properties style:vertical-align="top" fo:padding="0.097cm" fo:border-left="0.002cm solid #000000" fo:border-right="0.002cm solid #000000" fo:border-top="none" fo:border-bottom="0.002cm solid #000000"/>
    </style:style>
    <style:style style:name="Table185" style:family="table">
      <style:table-properties style:width="16.514cm" table:align="left" style:writing-mode="lr-tb"/>
    </style:style>
    <style:style style:name="Table185.A" style:family="table-column">
      <style:table-column-properties style:column-width="4.124cm"/>
    </style:style>
    <style:style style:name="Table185.B" style:family="table-column">
      <style:table-column-properties style:column-width="1.326cm"/>
    </style:style>
    <style:style style:name="Table185.C" style:family="table-column">
      <style:table-column-properties style:column-width="11.063cm"/>
    </style:style>
    <style:style style:name="Table185.A1" style:family="table-cell">
      <style:table-cell-properties style:vertical-align="top" fo:padding="0.097cm" fo:border-left="0.002cm solid #000000" fo:border-right="none" fo:border-top="0.002cm solid #000000" fo:border-bottom="0.002cm solid #000000"/>
    </style:style>
    <style:style style:name="Table185.C1" style:family="table-cell">
      <style:table-cell-properties style:vertical-align="top" fo:padding="0.097cm" fo:border="0.002cm solid #000000"/>
    </style:style>
    <style:style style:name="Table185.A2" style:family="table-cell">
      <style:table-cell-properties style:vertical-align="top" fo:padding="0.097cm" fo:border-left="0.002cm solid #000000" fo:border-right="none" fo:border-top="none" fo:border-bottom="0.002cm solid #000000"/>
    </style:style>
    <style:style style:name="Table185.C2" style:family="table-cell">
      <style:table-cell-properties style:vertical-align="top" fo:padding="0.097cm" fo:border-left="0.002cm solid #000000" fo:border-right="0.002cm solid #000000" fo:border-top="none" fo:border-bottom="0.002cm solid #000000"/>
    </style:style>
    <style:style style:name="Table186" style:family="table">
      <style:table-properties style:width="16.514cm" table:align="left" style:writing-mode="lr-tb"/>
    </style:style>
    <style:style style:name="Table186.A" style:family="table-column">
      <style:table-column-properties style:column-width="4.124cm"/>
    </style:style>
    <style:style style:name="Table186.B" style:family="table-column">
      <style:table-column-properties style:column-width="1.326cm"/>
    </style:style>
    <style:style style:name="Table186.C" style:family="table-column">
      <style:table-column-properties style:column-width="11.063cm"/>
    </style:style>
    <style:style style:name="Table186.A1" style:family="table-cell">
      <style:table-cell-properties style:vertical-align="top" fo:padding="0.097cm" fo:border-left="0.002cm solid #000000" fo:border-right="none" fo:border-top="0.002cm solid #000000" fo:border-bottom="0.002cm solid #000000"/>
    </style:style>
    <style:style style:name="Table186.C1" style:family="table-cell">
      <style:table-cell-properties style:vertical-align="top" fo:padding="0.097cm" fo:border="0.002cm solid #000000"/>
    </style:style>
    <style:style style:name="Table186.A2" style:family="table-cell">
      <style:table-cell-properties style:vertical-align="top" fo:padding="0.097cm" fo:border-left="0.002cm solid #000000" fo:border-right="none" fo:border-top="none" fo:border-bottom="0.002cm solid #000000"/>
    </style:style>
    <style:style style:name="Table186.C2" style:family="table-cell">
      <style:table-cell-properties style:vertical-align="top" fo:padding="0.097cm" fo:border-left="0.002cm solid #000000" fo:border-right="0.002cm solid #000000" fo:border-top="none" fo:border-bottom="0.002cm solid #000000"/>
    </style:style>
    <style:style style:name="Table187" style:family="table">
      <style:table-properties style:width="16.514cm" table:align="left" style:writing-mode="lr-tb"/>
    </style:style>
    <style:style style:name="Table187.A" style:family="table-column">
      <style:table-column-properties style:column-width="4.124cm"/>
    </style:style>
    <style:style style:name="Table187.B" style:family="table-column">
      <style:table-column-properties style:column-width="1.326cm"/>
    </style:style>
    <style:style style:name="Table187.C" style:family="table-column">
      <style:table-column-properties style:column-width="11.063cm"/>
    </style:style>
    <style:style style:name="Table187.A1" style:family="table-cell">
      <style:table-cell-properties style:vertical-align="top" fo:padding="0.097cm" fo:border-left="0.002cm solid #000000" fo:border-right="none" fo:border-top="0.002cm solid #000000" fo:border-bottom="0.002cm solid #000000"/>
    </style:style>
    <style:style style:name="Table187.C1" style:family="table-cell">
      <style:table-cell-properties style:vertical-align="top" fo:padding="0.097cm" fo:border="0.002cm solid #000000"/>
    </style:style>
    <style:style style:name="Table187.A2" style:family="table-cell">
      <style:table-cell-properties style:vertical-align="top" fo:padding="0.097cm" fo:border-left="0.002cm solid #000000" fo:border-right="none" fo:border-top="none" fo:border-bottom="0.002cm solid #000000"/>
    </style:style>
    <style:style style:name="Table187.C2" style:family="table-cell">
      <style:table-cell-properties style:vertical-align="top" fo:padding="0.097cm" fo:border-left="0.002cm solid #000000" fo:border-right="0.002cm solid #000000" fo:border-top="none" fo:border-bottom="0.002cm solid #000000"/>
    </style:style>
    <style:style style:name="Table188" style:family="table">
      <style:table-properties style:width="16.526cm" table:align="left" style:writing-mode="lr-tb"/>
    </style:style>
    <style:style style:name="Table188.A" style:family="table-column">
      <style:table-column-properties style:column-width="4.124cm"/>
    </style:style>
    <style:style style:name="Table188.B" style:family="table-column">
      <style:table-column-properties style:column-width="1.341cm"/>
    </style:style>
    <style:style style:name="Table188.C" style:family="table-column">
      <style:table-column-properties style:column-width="11.061cm"/>
    </style:style>
    <style:style style:name="Table188.A1" style:family="table-cell">
      <style:table-cell-properties style:vertical-align="top" fo:padding="0.097cm" fo:border-left="0.002cm solid #000000" fo:border-right="none" fo:border-top="0.002cm solid #000000" fo:border-bottom="0.002cm solid #000000"/>
    </style:style>
    <style:style style:name="Table188.C1" style:family="table-cell">
      <style:table-cell-properties style:vertical-align="top" fo:padding="0.097cm" fo:border="0.002cm solid #000000"/>
    </style:style>
    <style:style style:name="Table188.A2" style:family="table-cell">
      <style:table-cell-properties style:vertical-align="top" fo:padding="0.097cm" fo:border-left="0.002cm solid #000000" fo:border-right="none" fo:border-top="none" fo:border-bottom="0.002cm solid #000000"/>
    </style:style>
    <style:style style:name="Table188.C2" style:family="table-cell">
      <style:table-cell-properties style:vertical-align="top" fo:padding="0.097cm" fo:border-left="0.002cm solid #000000" fo:border-right="0.002cm solid #000000" fo:border-top="none" fo:border-bottom="0.002cm solid #000000"/>
    </style:style>
    <style:style style:name="Table189" style:family="table">
      <style:table-properties style:width="16.514cm" table:align="left" style:writing-mode="lr-tb"/>
    </style:style>
    <style:style style:name="Table189.A" style:family="table-column">
      <style:table-column-properties style:column-width="4.124cm"/>
    </style:style>
    <style:style style:name="Table189.B" style:family="table-column">
      <style:table-column-properties style:column-width="1.326cm"/>
    </style:style>
    <style:style style:name="Table189.C" style:family="table-column">
      <style:table-column-properties style:column-width="11.063cm"/>
    </style:style>
    <style:style style:name="Table189.A1" style:family="table-cell">
      <style:table-cell-properties style:vertical-align="top" fo:padding="0.097cm" fo:border-left="0.002cm solid #000000" fo:border-right="none" fo:border-top="0.002cm solid #000000" fo:border-bottom="0.002cm solid #000000"/>
    </style:style>
    <style:style style:name="Table189.C1" style:family="table-cell">
      <style:table-cell-properties style:vertical-align="top" fo:padding="0.097cm" fo:border="0.002cm solid #000000"/>
    </style:style>
    <style:style style:name="Table189.A2" style:family="table-cell">
      <style:table-cell-properties style:vertical-align="top" fo:padding="0.097cm" fo:border-left="0.002cm solid #000000" fo:border-right="none" fo:border-top="none" fo:border-bottom="0.002cm solid #000000"/>
    </style:style>
    <style:style style:name="Table189.C2" style:family="table-cell">
      <style:table-cell-properties style:vertical-align="top" fo:padding="0.097cm" fo:border-left="0.002cm solid #000000" fo:border-right="0.002cm solid #000000" fo:border-top="none" fo:border-bottom="0.002cm solid #000000"/>
    </style:style>
    <style:style style:name="Table190" style:family="table">
      <style:table-properties style:width="16.514cm" table:align="left" style:writing-mode="lr-tb"/>
    </style:style>
    <style:style style:name="Table190.A" style:family="table-column">
      <style:table-column-properties style:column-width="4.124cm"/>
    </style:style>
    <style:style style:name="Table190.B" style:family="table-column">
      <style:table-column-properties style:column-width="1.326cm"/>
    </style:style>
    <style:style style:name="Table190.C" style:family="table-column">
      <style:table-column-properties style:column-width="11.063cm"/>
    </style:style>
    <style:style style:name="Table190.A1" style:family="table-cell">
      <style:table-cell-properties style:vertical-align="top" fo:padding="0.097cm" fo:border-left="0.002cm solid #000000" fo:border-right="none" fo:border-top="0.002cm solid #000000" fo:border-bottom="0.002cm solid #000000"/>
    </style:style>
    <style:style style:name="Table190.C1" style:family="table-cell">
      <style:table-cell-properties style:vertical-align="top" fo:padding="0.097cm" fo:border="0.002cm solid #000000"/>
    </style:style>
    <style:style style:name="Table190.A2" style:family="table-cell">
      <style:table-cell-properties style:vertical-align="top" fo:padding="0.097cm" fo:border-left="0.002cm solid #000000" fo:border-right="none" fo:border-top="none" fo:border-bottom="0.002cm solid #000000"/>
    </style:style>
    <style:style style:name="Table190.C2" style:family="table-cell">
      <style:table-cell-properties style:vertical-align="top" fo:padding="0.097cm" fo:border-left="0.002cm solid #000000" fo:border-right="0.002cm solid #000000" fo:border-top="none" fo:border-bottom="0.002cm solid #000000"/>
    </style:style>
    <style:style style:name="Table191" style:family="table">
      <style:table-properties style:width="16.514cm" table:align="left" style:writing-mode="lr-tb"/>
    </style:style>
    <style:style style:name="Table191.A" style:family="table-column">
      <style:table-column-properties style:column-width="4.124cm"/>
    </style:style>
    <style:style style:name="Table191.B" style:family="table-column">
      <style:table-column-properties style:column-width="1.326cm"/>
    </style:style>
    <style:style style:name="Table191.C" style:family="table-column">
      <style:table-column-properties style:column-width="11.063cm"/>
    </style:style>
    <style:style style:name="Table191.A1" style:family="table-cell">
      <style:table-cell-properties style:vertical-align="top" fo:padding="0.097cm" fo:border-left="0.002cm solid #000000" fo:border-right="none" fo:border-top="0.002cm solid #000000" fo:border-bottom="0.002cm solid #000000"/>
    </style:style>
    <style:style style:name="Table191.C1" style:family="table-cell">
      <style:table-cell-properties style:vertical-align="top" fo:padding="0.097cm" fo:border="0.002cm solid #000000"/>
    </style:style>
    <style:style style:name="Table191.A2" style:family="table-cell">
      <style:table-cell-properties style:vertical-align="top" fo:padding="0.097cm" fo:border-left="0.002cm solid #000000" fo:border-right="none" fo:border-top="none" fo:border-bottom="0.002cm solid #000000"/>
    </style:style>
    <style:style style:name="Table191.C2" style:family="table-cell">
      <style:table-cell-properties style:vertical-align="top" fo:padding="0.097cm" fo:border-left="0.002cm solid #000000" fo:border-right="0.002cm solid #000000" fo:border-top="none" fo:border-bottom="0.002cm solid #000000"/>
    </style:style>
    <style:style style:name="Table195" style:family="table">
      <style:table-properties style:width="16.514cm" table:align="left" style:writing-mode="lr-tb"/>
    </style:style>
    <style:style style:name="Table195.A" style:family="table-column">
      <style:table-column-properties style:column-width="4.124cm"/>
    </style:style>
    <style:style style:name="Table195.B" style:family="table-column">
      <style:table-column-properties style:column-width="1.326cm"/>
    </style:style>
    <style:style style:name="Table195.C" style:family="table-column">
      <style:table-column-properties style:column-width="11.063cm"/>
    </style:style>
    <style:style style:name="Table195.A1" style:family="table-cell">
      <style:table-cell-properties style:vertical-align="top" fo:padding="0.097cm" fo:border-left="0.002cm solid #000000" fo:border-right="none" fo:border-top="0.002cm solid #000000" fo:border-bottom="0.002cm solid #000000"/>
    </style:style>
    <style:style style:name="Table195.C1" style:family="table-cell">
      <style:table-cell-properties style:vertical-align="top" fo:padding="0.097cm" fo:border="0.002cm solid #000000"/>
    </style:style>
    <style:style style:name="Table195.A2" style:family="table-cell">
      <style:table-cell-properties style:vertical-align="top" fo:padding="0.097cm" fo:border-left="0.002cm solid #000000" fo:border-right="none" fo:border-top="none" fo:border-bottom="0.002cm solid #000000"/>
    </style:style>
    <style:style style:name="Table195.C2" style:family="table-cell">
      <style:table-cell-properties style:vertical-align="top" fo:padding="0.097cm" fo:border-left="0.002cm solid #000000" fo:border-right="0.002cm solid #000000" fo:border-top="none" fo:border-bottom="0.002cm solid #000000"/>
    </style:style>
    <style:style style:name="Table196" style:family="table">
      <style:table-properties style:width="16.514cm" table:align="left" style:writing-mode="lr-tb"/>
    </style:style>
    <style:style style:name="Table196.A" style:family="table-column">
      <style:table-column-properties style:column-width="4.124cm"/>
    </style:style>
    <style:style style:name="Table196.B" style:family="table-column">
      <style:table-column-properties style:column-width="1.326cm"/>
    </style:style>
    <style:style style:name="Table196.C" style:family="table-column">
      <style:table-column-properties style:column-width="11.063cm"/>
    </style:style>
    <style:style style:name="Table196.A1" style:family="table-cell">
      <style:table-cell-properties style:vertical-align="top" fo:padding="0.097cm" fo:border-left="0.002cm solid #000000" fo:border-right="none" fo:border-top="0.002cm solid #000000" fo:border-bottom="0.002cm solid #000000"/>
    </style:style>
    <style:style style:name="Table196.C1" style:family="table-cell">
      <style:table-cell-properties style:vertical-align="top" fo:padding="0.097cm" fo:border="0.002cm solid #000000"/>
    </style:style>
    <style:style style:name="Table196.A2" style:family="table-cell">
      <style:table-cell-properties style:vertical-align="top" fo:padding="0.097cm" fo:border-left="0.002cm solid #000000" fo:border-right="none" fo:border-top="none" fo:border-bottom="0.002cm solid #000000"/>
    </style:style>
    <style:style style:name="Table196.C2" style:family="table-cell">
      <style:table-cell-properties style:vertical-align="top" fo:padding="0.097cm" fo:border-left="0.002cm solid #000000" fo:border-right="0.002cm solid #000000" fo:border-top="none" fo:border-bottom="0.002cm solid #000000"/>
    </style:style>
    <style:style style:name="Table197" style:family="table">
      <style:table-properties style:width="16.514cm" table:align="left" style:writing-mode="lr-tb"/>
    </style:style>
    <style:style style:name="Table197.A" style:family="table-column">
      <style:table-column-properties style:column-width="4.124cm"/>
    </style:style>
    <style:style style:name="Table197.B" style:family="table-column">
      <style:table-column-properties style:column-width="1.326cm"/>
    </style:style>
    <style:style style:name="Table197.C" style:family="table-column">
      <style:table-column-properties style:column-width="11.063cm"/>
    </style:style>
    <style:style style:name="Table197.A1" style:family="table-cell">
      <style:table-cell-properties style:vertical-align="top" fo:padding="0.097cm" fo:border-left="0.002cm solid #000000" fo:border-right="none" fo:border-top="0.002cm solid #000000" fo:border-bottom="0.002cm solid #000000"/>
    </style:style>
    <style:style style:name="Table197.C1" style:family="table-cell">
      <style:table-cell-properties style:vertical-align="top" fo:padding="0.097cm" fo:border="0.002cm solid #000000"/>
    </style:style>
    <style:style style:name="Table197.A2" style:family="table-cell">
      <style:table-cell-properties style:vertical-align="top" fo:padding="0.097cm" fo:border-left="0.002cm solid #000000" fo:border-right="none" fo:border-top="none" fo:border-bottom="0.002cm solid #000000"/>
    </style:style>
    <style:style style:name="Table197.C2" style:family="table-cell">
      <style:table-cell-properties style:vertical-align="top" fo:padding="0.097cm" fo:border-left="0.002cm solid #000000" fo:border-right="0.002cm solid #000000" fo:border-top="none" fo:border-bottom="0.002cm solid #000000"/>
    </style:style>
    <style:style style:name="Table206" style:family="table">
      <style:table-properties style:width="16.514cm" table:align="left" style:writing-mode="lr-tb"/>
    </style:style>
    <style:style style:name="Table206.A" style:family="table-column">
      <style:table-column-properties style:column-width="4.124cm"/>
    </style:style>
    <style:style style:name="Table206.B" style:family="table-column">
      <style:table-column-properties style:column-width="1.326cm"/>
    </style:style>
    <style:style style:name="Table206.C" style:family="table-column">
      <style:table-column-properties style:column-width="11.063cm"/>
    </style:style>
    <style:style style:name="Table206.A1" style:family="table-cell">
      <style:table-cell-properties style:vertical-align="top" fo:padding="0.097cm" fo:border-left="0.002cm solid #000000" fo:border-right="none" fo:border-top="0.002cm solid #000000" fo:border-bottom="0.002cm solid #000000"/>
    </style:style>
    <style:style style:name="Table206.C1" style:family="table-cell">
      <style:table-cell-properties style:vertical-align="top" fo:padding="0.097cm" fo:border="0.002cm solid #000000"/>
    </style:style>
    <style:style style:name="Table206.A2" style:family="table-cell">
      <style:table-cell-properties style:vertical-align="top" fo:padding="0.097cm" fo:border-left="0.002cm solid #000000" fo:border-right="none" fo:border-top="none" fo:border-bottom="0.002cm solid #000000"/>
    </style:style>
    <style:style style:name="Table206.C2" style:family="table-cell">
      <style:table-cell-properties style:vertical-align="top" fo:padding="0.097cm" fo:border-left="0.002cm solid #000000" fo:border-right="0.002cm solid #000000" fo:border-top="none" fo:border-bottom="0.002cm solid #000000"/>
    </style:style>
    <style:style style:name="Table208" style:family="table">
      <style:table-properties style:width="16.514cm" table:align="left" style:writing-mode="lr-tb"/>
    </style:style>
    <style:style style:name="Table208.A" style:family="table-column">
      <style:table-column-properties style:column-width="4.124cm"/>
    </style:style>
    <style:style style:name="Table208.B" style:family="table-column">
      <style:table-column-properties style:column-width="1.326cm"/>
    </style:style>
    <style:style style:name="Table208.C" style:family="table-column">
      <style:table-column-properties style:column-width="11.063cm"/>
    </style:style>
    <style:style style:name="Table208.A1" style:family="table-cell">
      <style:table-cell-properties style:vertical-align="top" fo:padding="0.097cm" fo:border-left="0.002cm solid #000000" fo:border-right="none" fo:border-top="0.002cm solid #000000" fo:border-bottom="0.002cm solid #000000"/>
    </style:style>
    <style:style style:name="Table208.C1" style:family="table-cell">
      <style:table-cell-properties style:vertical-align="top" fo:padding="0.097cm" fo:border="0.002cm solid #000000"/>
    </style:style>
    <style:style style:name="Table208.A2" style:family="table-cell">
      <style:table-cell-properties style:vertical-align="top" fo:padding="0.097cm" fo:border-left="0.002cm solid #000000" fo:border-right="none" fo:border-top="none" fo:border-bottom="0.002cm solid #000000"/>
    </style:style>
    <style:style style:name="Table208.C2" style:family="table-cell">
      <style:table-cell-properties style:vertical-align="top" fo:padding="0.097cm" fo:border-left="0.002cm solid #000000" fo:border-right="0.002cm solid #000000" fo:border-top="none" fo:border-bottom="0.002cm solid #000000"/>
    </style:style>
    <style:style style:name="Table211" style:family="table">
      <style:table-properties style:width="16.514cm" table:align="left" style:writing-mode="lr-tb"/>
    </style:style>
    <style:style style:name="Table211.A" style:family="table-column">
      <style:table-column-properties style:column-width="4.124cm"/>
    </style:style>
    <style:style style:name="Table211.B" style:family="table-column">
      <style:table-column-properties style:column-width="1.326cm"/>
    </style:style>
    <style:style style:name="Table211.C" style:family="table-column">
      <style:table-column-properties style:column-width="11.063cm"/>
    </style:style>
    <style:style style:name="Table211.A1" style:family="table-cell">
      <style:table-cell-properties style:vertical-align="top" fo:padding="0.097cm" fo:border-left="0.002cm solid #000000" fo:border-right="none" fo:border-top="0.002cm solid #000000" fo:border-bottom="0.002cm solid #000000"/>
    </style:style>
    <style:style style:name="Table211.C1" style:family="table-cell">
      <style:table-cell-properties style:vertical-align="top" fo:padding="0.097cm" fo:border="0.002cm solid #000000"/>
    </style:style>
    <style:style style:name="Table211.A2" style:family="table-cell">
      <style:table-cell-properties style:vertical-align="top" fo:padding="0.097cm" fo:border-left="0.002cm solid #000000" fo:border-right="none" fo:border-top="none" fo:border-bottom="0.002cm solid #000000"/>
    </style:style>
    <style:style style:name="Table211.C2" style:family="table-cell">
      <style:table-cell-properties style:vertical-align="top" fo:padding="0.097cm" fo:border-left="0.002cm solid #000000" fo:border-right="0.002cm solid #000000" fo:border-top="none" fo:border-bottom="0.002cm solid #000000"/>
    </style:style>
    <style:style style:name="Table212" style:family="table">
      <style:table-properties style:width="16.514cm" table:align="left" style:writing-mode="lr-tb"/>
    </style:style>
    <style:style style:name="Table212.A" style:family="table-column">
      <style:table-column-properties style:column-width="4.124cm"/>
    </style:style>
    <style:style style:name="Table212.B" style:family="table-column">
      <style:table-column-properties style:column-width="1.326cm"/>
    </style:style>
    <style:style style:name="Table212.C" style:family="table-column">
      <style:table-column-properties style:column-width="11.063cm"/>
    </style:style>
    <style:style style:name="Table212.A1" style:family="table-cell">
      <style:table-cell-properties style:vertical-align="top" fo:padding="0.097cm" fo:border-left="0.002cm solid #000000" fo:border-right="none" fo:border-top="0.002cm solid #000000" fo:border-bottom="0.002cm solid #000000"/>
    </style:style>
    <style:style style:name="Table212.C1" style:family="table-cell">
      <style:table-cell-properties style:vertical-align="top" fo:padding="0.097cm" fo:border="0.002cm solid #000000"/>
    </style:style>
    <style:style style:name="Table212.A2" style:family="table-cell">
      <style:table-cell-properties style:vertical-align="top" fo:padding="0.097cm" fo:border-left="0.002cm solid #000000" fo:border-right="none" fo:border-top="none" fo:border-bottom="0.002cm solid #000000"/>
    </style:style>
    <style:style style:name="Table212.C2" style:family="table-cell">
      <style:table-cell-properties style:vertical-align="top" fo:padding="0.097cm" fo:border-left="0.002cm solid #000000" fo:border-right="0.002cm solid #000000" fo:border-top="none" fo:border-bottom="0.002cm solid #000000"/>
    </style:style>
    <style:style style:name="Table213" style:family="table">
      <style:table-properties style:width="16.514cm" table:align="left" style:writing-mode="lr-tb"/>
    </style:style>
    <style:style style:name="Table213.A" style:family="table-column">
      <style:table-column-properties style:column-width="4.124cm"/>
    </style:style>
    <style:style style:name="Table213.B" style:family="table-column">
      <style:table-column-properties style:column-width="1.326cm"/>
    </style:style>
    <style:style style:name="Table213.C" style:family="table-column">
      <style:table-column-properties style:column-width="11.063cm"/>
    </style:style>
    <style:style style:name="Table213.A1" style:family="table-cell">
      <style:table-cell-properties style:vertical-align="top" fo:padding="0.097cm" fo:border-left="0.002cm solid #000000" fo:border-right="none" fo:border-top="0.002cm solid #000000" fo:border-bottom="0.002cm solid #000000"/>
    </style:style>
    <style:style style:name="Table213.C1" style:family="table-cell">
      <style:table-cell-properties style:vertical-align="top" fo:padding="0.097cm" fo:border="0.002cm solid #000000"/>
    </style:style>
    <style:style style:name="Table213.A2" style:family="table-cell">
      <style:table-cell-properties style:vertical-align="top" fo:padding="0.097cm" fo:border-left="0.002cm solid #000000" fo:border-right="none" fo:border-top="none" fo:border-bottom="0.002cm solid #000000"/>
    </style:style>
    <style:style style:name="Table213.C2" style:family="table-cell">
      <style:table-cell-properties style:vertical-align="top" fo:padding="0.097cm" fo:border-left="0.002cm solid #000000" fo:border-right="0.002cm solid #000000" fo:border-top="none" fo:border-bottom="0.002cm solid #000000"/>
    </style:style>
    <style:style style:name="Table214" style:family="table">
      <style:table-properties style:width="16.514cm" table:align="left" style:writing-mode="lr-tb"/>
    </style:style>
    <style:style style:name="Table214.A" style:family="table-column">
      <style:table-column-properties style:column-width="4.124cm"/>
    </style:style>
    <style:style style:name="Table214.B" style:family="table-column">
      <style:table-column-properties style:column-width="1.326cm"/>
    </style:style>
    <style:style style:name="Table214.C" style:family="table-column">
      <style:table-column-properties style:column-width="11.063cm"/>
    </style:style>
    <style:style style:name="Table214.A1" style:family="table-cell">
      <style:table-cell-properties style:vertical-align="top" fo:padding="0.097cm" fo:border-left="0.002cm solid #000000" fo:border-right="none" fo:border-top="0.002cm solid #000000" fo:border-bottom="0.002cm solid #000000"/>
    </style:style>
    <style:style style:name="Table214.C1" style:family="table-cell">
      <style:table-cell-properties style:vertical-align="top" fo:padding="0.097cm" fo:border="0.002cm solid #000000"/>
    </style:style>
    <style:style style:name="Table214.A2" style:family="table-cell">
      <style:table-cell-properties style:vertical-align="top" fo:padding="0.097cm" fo:border-left="0.002cm solid #000000" fo:border-right="none" fo:border-top="none" fo:border-bottom="0.002cm solid #000000"/>
    </style:style>
    <style:style style:name="Table214.C2" style:family="table-cell">
      <style:table-cell-properties style:vertical-align="top" fo:padding="0.097cm" fo:border-left="0.002cm solid #000000" fo:border-right="0.002cm solid #000000" fo:border-top="none" fo:border-bottom="0.002cm solid #000000"/>
    </style:style>
    <style:style style:name="Table215" style:family="table">
      <style:table-properties style:width="16.514cm" table:align="left" style:writing-mode="lr-tb"/>
    </style:style>
    <style:style style:name="Table215.A" style:family="table-column">
      <style:table-column-properties style:column-width="4.124cm"/>
    </style:style>
    <style:style style:name="Table215.B" style:family="table-column">
      <style:table-column-properties style:column-width="1.326cm"/>
    </style:style>
    <style:style style:name="Table215.C" style:family="table-column">
      <style:table-column-properties style:column-width="11.063cm"/>
    </style:style>
    <style:style style:name="Table215.A1" style:family="table-cell">
      <style:table-cell-properties style:vertical-align="top" fo:padding="0.097cm" fo:border-left="0.002cm solid #000000" fo:border-right="none" fo:border-top="0.002cm solid #000000" fo:border-bottom="0.002cm solid #000000"/>
    </style:style>
    <style:style style:name="Table215.C1" style:family="table-cell">
      <style:table-cell-properties style:vertical-align="top" fo:padding="0.097cm" fo:border="0.002cm solid #000000"/>
    </style:style>
    <style:style style:name="Table215.A2" style:family="table-cell">
      <style:table-cell-properties style:vertical-align="top" fo:padding="0.097cm" fo:border-left="0.002cm solid #000000" fo:border-right="none" fo:border-top="none" fo:border-bottom="0.002cm solid #000000"/>
    </style:style>
    <style:style style:name="Table215.C2" style:family="table-cell">
      <style:table-cell-properties style:vertical-align="top" fo:padding="0.097cm" fo:border-left="0.002cm solid #000000" fo:border-right="0.002cm solid #000000" fo:border-top="none" fo:border-bottom="0.002cm solid #000000"/>
    </style:style>
    <style:style style:name="Table216" style:family="table">
      <style:table-properties style:width="16.514cm" table:align="left" style:writing-mode="lr-tb"/>
    </style:style>
    <style:style style:name="Table216.A" style:family="table-column">
      <style:table-column-properties style:column-width="4.124cm"/>
    </style:style>
    <style:style style:name="Table216.B" style:family="table-column">
      <style:table-column-properties style:column-width="1.326cm"/>
    </style:style>
    <style:style style:name="Table216.C" style:family="table-column">
      <style:table-column-properties style:column-width="11.063cm"/>
    </style:style>
    <style:style style:name="Table216.A1" style:family="table-cell">
      <style:table-cell-properties style:vertical-align="top" fo:padding="0.097cm" fo:border-left="0.002cm solid #000000" fo:border-right="none" fo:border-top="0.002cm solid #000000" fo:border-bottom="0.002cm solid #000000"/>
    </style:style>
    <style:style style:name="Table216.C1" style:family="table-cell">
      <style:table-cell-properties style:vertical-align="top" fo:padding="0.097cm" fo:border="0.002cm solid #000000"/>
    </style:style>
    <style:style style:name="Table216.A2" style:family="table-cell">
      <style:table-cell-properties style:vertical-align="top" fo:padding="0.097cm" fo:border-left="0.002cm solid #000000" fo:border-right="none" fo:border-top="none" fo:border-bottom="0.002cm solid #000000"/>
    </style:style>
    <style:style style:name="Table216.C2" style:family="table-cell">
      <style:table-cell-properties style:vertical-align="top" fo:padding="0.097cm" fo:border-left="0.002cm solid #000000" fo:border-right="0.002cm solid #000000" fo:border-top="none" fo:border-bottom="0.002cm solid #000000"/>
    </style:style>
    <style:style style:name="Table217" style:family="table">
      <style:table-properties style:width="16.514cm" table:align="left" style:writing-mode="lr-tb"/>
    </style:style>
    <style:style style:name="Table217.A" style:family="table-column">
      <style:table-column-properties style:column-width="4.124cm"/>
    </style:style>
    <style:style style:name="Table217.B" style:family="table-column">
      <style:table-column-properties style:column-width="1.326cm"/>
    </style:style>
    <style:style style:name="Table217.C" style:family="table-column">
      <style:table-column-properties style:column-width="11.063cm"/>
    </style:style>
    <style:style style:name="Table217.A1" style:family="table-cell">
      <style:table-cell-properties style:vertical-align="top" fo:padding="0.097cm" fo:border-left="0.002cm solid #000000" fo:border-right="none" fo:border-top="0.002cm solid #000000" fo:border-bottom="0.002cm solid #000000"/>
    </style:style>
    <style:style style:name="Table217.C1" style:family="table-cell">
      <style:table-cell-properties style:vertical-align="top" fo:padding="0.097cm" fo:border="0.002cm solid #000000"/>
    </style:style>
    <style:style style:name="Table217.A2" style:family="table-cell">
      <style:table-cell-properties style:vertical-align="top" fo:padding="0.097cm" fo:border-left="0.002cm solid #000000" fo:border-right="none" fo:border-top="none" fo:border-bottom="0.002cm solid #000000"/>
    </style:style>
    <style:style style:name="Table217.C2" style:family="table-cell">
      <style:table-cell-properties style:vertical-align="top" fo:padding="0.097cm" fo:border-left="0.002cm solid #000000" fo:border-right="0.002cm solid #000000" fo:border-top="none" fo:border-bottom="0.002cm solid #000000"/>
    </style:style>
    <style:style style:name="Table218" style:family="table">
      <style:table-properties style:width="16.514cm" table:align="left" style:writing-mode="lr-tb"/>
    </style:style>
    <style:style style:name="Table218.A" style:family="table-column">
      <style:table-column-properties style:column-width="4.124cm"/>
    </style:style>
    <style:style style:name="Table218.B" style:family="table-column">
      <style:table-column-properties style:column-width="1.325cm"/>
    </style:style>
    <style:style style:name="Table218.C" style:family="table-column">
      <style:table-column-properties style:column-width="11.065cm"/>
    </style:style>
    <style:style style:name="Table218.A1" style:family="table-cell">
      <style:table-cell-properties style:vertical-align="top" fo:padding="0.097cm" fo:border-left="0.002cm solid #000000" fo:border-right="none" fo:border-top="0.002cm solid #000000" fo:border-bottom="0.002cm solid #000000"/>
    </style:style>
    <style:style style:name="Table218.C1" style:family="table-cell">
      <style:table-cell-properties style:vertical-align="top" fo:padding="0.097cm" fo:border="0.002cm solid #000000"/>
    </style:style>
    <style:style style:name="Table218.A2" style:family="table-cell">
      <style:table-cell-properties style:vertical-align="top" fo:padding="0.097cm" fo:border-left="0.002cm solid #000000" fo:border-right="none" fo:border-top="none" fo:border-bottom="0.002cm solid #000000"/>
    </style:style>
    <style:style style:name="Table218.C2" style:family="table-cell">
      <style:table-cell-properties style:vertical-align="top" fo:padding="0.097cm" fo:border-left="0.002cm solid #000000" fo:border-right="0.002cm solid #000000" fo:border-top="none" fo:border-bottom="0.002cm solid #000000"/>
    </style:style>
    <style:style style:name="Table219" style:family="table">
      <style:table-properties style:width="16.514cm" table:align="left" style:writing-mode="lr-tb"/>
    </style:style>
    <style:style style:name="Table219.A" style:family="table-column">
      <style:table-column-properties style:column-width="4.124cm"/>
    </style:style>
    <style:style style:name="Table219.B" style:family="table-column">
      <style:table-column-properties style:column-width="1.325cm"/>
    </style:style>
    <style:style style:name="Table219.C" style:family="table-column">
      <style:table-column-properties style:column-width="11.065cm"/>
    </style:style>
    <style:style style:name="Table219.A1" style:family="table-cell">
      <style:table-cell-properties style:vertical-align="top" fo:padding="0.097cm" fo:border-left="0.002cm solid #000000" fo:border-right="none" fo:border-top="0.002cm solid #000000" fo:border-bottom="0.002cm solid #000000"/>
    </style:style>
    <style:style style:name="Table219.C1" style:family="table-cell">
      <style:table-cell-properties style:vertical-align="top" fo:padding="0.097cm" fo:border="0.002cm solid #000000"/>
    </style:style>
    <style:style style:name="Table219.A2" style:family="table-cell">
      <style:table-cell-properties style:vertical-align="top" fo:padding="0.097cm" fo:border-left="0.002cm solid #000000" fo:border-right="none" fo:border-top="none" fo:border-bottom="0.002cm solid #000000"/>
    </style:style>
    <style:style style:name="Table219.C2" style:family="table-cell">
      <style:table-cell-properties style:vertical-align="top" fo:padding="0.097cm" fo:border-left="0.002cm solid #000000" fo:border-right="0.002cm solid #000000" fo:border-top="none" fo:border-bottom="0.002cm solid #000000"/>
    </style:style>
    <style:style style:name="Table220" style:family="table">
      <style:table-properties style:width="16.514cm" table:align="left" style:writing-mode="lr-tb"/>
    </style:style>
    <style:style style:name="Table220.A" style:family="table-column">
      <style:table-column-properties style:column-width="4.124cm"/>
    </style:style>
    <style:style style:name="Table220.B" style:family="table-column">
      <style:table-column-properties style:column-width="1.326cm"/>
    </style:style>
    <style:style style:name="Table220.C" style:family="table-column">
      <style:table-column-properties style:column-width="11.063cm"/>
    </style:style>
    <style:style style:name="Table220.A1" style:family="table-cell">
      <style:table-cell-properties style:vertical-align="top" fo:padding="0.097cm" fo:border-left="0.002cm solid #000000" fo:border-right="none" fo:border-top="0.002cm solid #000000" fo:border-bottom="0.002cm solid #000000"/>
    </style:style>
    <style:style style:name="Table220.C1" style:family="table-cell">
      <style:table-cell-properties style:vertical-align="top" fo:padding="0.097cm" fo:border="0.002cm solid #000000"/>
    </style:style>
    <style:style style:name="Table220.A2" style:family="table-cell">
      <style:table-cell-properties style:vertical-align="top" fo:padding="0.097cm" fo:border-left="0.002cm solid #000000" fo:border-right="none" fo:border-top="none" fo:border-bottom="0.002cm solid #000000"/>
    </style:style>
    <style:style style:name="Table220.C2" style:family="table-cell">
      <style:table-cell-properties style:vertical-align="top" fo:padding="0.097cm" fo:border-left="0.002cm solid #000000" fo:border-right="0.002cm solid #000000" fo:border-top="none" fo:border-bottom="0.002cm solid #000000"/>
    </style:style>
    <style:style style:name="Table221" style:family="table">
      <style:table-properties style:width="16.514cm" table:align="left" style:writing-mode="lr-tb"/>
    </style:style>
    <style:style style:name="Table221.A" style:family="table-column">
      <style:table-column-properties style:column-width="4.124cm"/>
    </style:style>
    <style:style style:name="Table221.B" style:family="table-column">
      <style:table-column-properties style:column-width="1.326cm"/>
    </style:style>
    <style:style style:name="Table221.C" style:family="table-column">
      <style:table-column-properties style:column-width="11.063cm"/>
    </style:style>
    <style:style style:name="Table221.A1" style:family="table-cell">
      <style:table-cell-properties style:vertical-align="top" fo:padding="0.097cm" fo:border-left="0.002cm solid #000000" fo:border-right="none" fo:border-top="0.002cm solid #000000" fo:border-bottom="0.002cm solid #000000"/>
    </style:style>
    <style:style style:name="Table221.C1" style:family="table-cell">
      <style:table-cell-properties style:vertical-align="top" fo:padding="0.097cm" fo:border="0.002cm solid #000000"/>
    </style:style>
    <style:style style:name="Table221.A2" style:family="table-cell">
      <style:table-cell-properties style:vertical-align="top" fo:padding="0.097cm" fo:border-left="0.002cm solid #000000" fo:border-right="none" fo:border-top="none" fo:border-bottom="0.002cm solid #000000"/>
    </style:style>
    <style:style style:name="Table221.C2" style:family="table-cell">
      <style:table-cell-properties style:vertical-align="top" fo:padding="0.097cm" fo:border-left="0.002cm solid #000000" fo:border-right="0.002cm solid #000000" fo:border-top="none" fo:border-bottom="0.002cm solid #000000"/>
    </style:style>
    <style:style style:name="Table222" style:family="table">
      <style:table-properties style:width="16.514cm" table:align="left" style:writing-mode="lr-tb"/>
    </style:style>
    <style:style style:name="Table222.A" style:family="table-column">
      <style:table-column-properties style:column-width="4.124cm"/>
    </style:style>
    <style:style style:name="Table222.B" style:family="table-column">
      <style:table-column-properties style:column-width="1.326cm"/>
    </style:style>
    <style:style style:name="Table222.C" style:family="table-column">
      <style:table-column-properties style:column-width="11.063cm"/>
    </style:style>
    <style:style style:name="Table222.A1" style:family="table-cell">
      <style:table-cell-properties style:vertical-align="top" fo:padding="0.097cm" fo:border-left="0.002cm solid #000000" fo:border-right="none" fo:border-top="0.002cm solid #000000" fo:border-bottom="0.002cm solid #000000"/>
    </style:style>
    <style:style style:name="Table222.C1" style:family="table-cell">
      <style:table-cell-properties style:vertical-align="top" fo:padding="0.097cm" fo:border="0.002cm solid #000000"/>
    </style:style>
    <style:style style:name="Table222.A2" style:family="table-cell">
      <style:table-cell-properties style:vertical-align="top" fo:padding="0.097cm" fo:border-left="0.002cm solid #000000" fo:border-right="none" fo:border-top="none" fo:border-bottom="0.002cm solid #000000"/>
    </style:style>
    <style:style style:name="Table222.C2" style:family="table-cell">
      <style:table-cell-properties style:vertical-align="top" fo:padding="0.097cm" fo:border-left="0.002cm solid #000000" fo:border-right="0.002cm solid #000000" fo:border-top="none" fo:border-bottom="0.002cm solid #000000"/>
    </style:style>
    <style:style style:name="Table223" style:family="table">
      <style:table-properties style:width="16.514cm" table:align="left" style:writing-mode="lr-tb"/>
    </style:style>
    <style:style style:name="Table223.A" style:family="table-column">
      <style:table-column-properties style:column-width="4.124cm"/>
    </style:style>
    <style:style style:name="Table223.B" style:family="table-column">
      <style:table-column-properties style:column-width="1.326cm"/>
    </style:style>
    <style:style style:name="Table223.C" style:family="table-column">
      <style:table-column-properties style:column-width="11.063cm"/>
    </style:style>
    <style:style style:name="Table223.A1" style:family="table-cell">
      <style:table-cell-properties style:vertical-align="top" fo:padding="0.097cm" fo:border-left="0.002cm solid #000000" fo:border-right="none" fo:border-top="0.002cm solid #000000" fo:border-bottom="0.002cm solid #000000"/>
    </style:style>
    <style:style style:name="Table223.C1" style:family="table-cell">
      <style:table-cell-properties style:vertical-align="top" fo:padding="0.097cm" fo:border="0.002cm solid #000000"/>
    </style:style>
    <style:style style:name="Table223.A2" style:family="table-cell">
      <style:table-cell-properties style:vertical-align="top" fo:padding="0.097cm" fo:border-left="0.002cm solid #000000" fo:border-right="none" fo:border-top="none" fo:border-bottom="0.002cm solid #000000"/>
    </style:style>
    <style:style style:name="Table223.C2" style:family="table-cell">
      <style:table-cell-properties style:vertical-align="top" fo:padding="0.097cm" fo:border-left="0.002cm solid #000000" fo:border-right="0.002cm solid #000000" fo:border-top="none" fo:border-bottom="0.002cm solid #000000"/>
    </style:style>
    <style:style style:name="Table224" style:family="table">
      <style:table-properties style:width="16.514cm" table:align="left" style:writing-mode="lr-tb"/>
    </style:style>
    <style:style style:name="Table224.A" style:family="table-column">
      <style:table-column-properties style:column-width="4.124cm"/>
    </style:style>
    <style:style style:name="Table224.B" style:family="table-column">
      <style:table-column-properties style:column-width="1.326cm"/>
    </style:style>
    <style:style style:name="Table224.C" style:family="table-column">
      <style:table-column-properties style:column-width="11.063cm"/>
    </style:style>
    <style:style style:name="Table224.A1" style:family="table-cell">
      <style:table-cell-properties style:vertical-align="top" fo:padding="0.097cm" fo:border-left="0.002cm solid #000000" fo:border-right="none" fo:border-top="0.002cm solid #000000" fo:border-bottom="0.002cm solid #000000"/>
    </style:style>
    <style:style style:name="Table224.C1" style:family="table-cell">
      <style:table-cell-properties style:vertical-align="top" fo:padding="0.097cm" fo:border="0.002cm solid #000000"/>
    </style:style>
    <style:style style:name="Table224.A2" style:family="table-cell">
      <style:table-cell-properties style:vertical-align="top" fo:padding="0.097cm" fo:border-left="0.002cm solid #000000" fo:border-right="none" fo:border-top="none" fo:border-bottom="0.002cm solid #000000"/>
    </style:style>
    <style:style style:name="Table224.C2" style:family="table-cell">
      <style:table-cell-properties style:vertical-align="top" fo:padding="0.097cm" fo:border-left="0.002cm solid #000000" fo:border-right="0.002cm solid #000000" fo:border-top="none" fo:border-bottom="0.002cm solid #000000"/>
    </style:style>
    <style:style style:name="Table225" style:family="table">
      <style:table-properties style:width="16.514cm" table:align="left" style:writing-mode="lr-tb"/>
    </style:style>
    <style:style style:name="Table225.A" style:family="table-column">
      <style:table-column-properties style:column-width="4.124cm"/>
    </style:style>
    <style:style style:name="Table225.B" style:family="table-column">
      <style:table-column-properties style:column-width="1.115cm"/>
    </style:style>
    <style:style style:name="Table225.C" style:family="table-column">
      <style:table-column-properties style:column-width="11.275cm"/>
    </style:style>
    <style:style style:name="Table225.A1" style:family="table-cell">
      <style:table-cell-properties style:vertical-align="top" fo:padding="0.097cm" fo:border-left="0.002cm solid #000000" fo:border-right="none" fo:border-top="0.002cm solid #000000" fo:border-bottom="0.002cm solid #000000"/>
    </style:style>
    <style:style style:name="Table225.C1" style:family="table-cell">
      <style:table-cell-properties style:vertical-align="top" fo:padding="0.097cm" fo:border="0.002cm solid #000000"/>
    </style:style>
    <style:style style:name="Table225.A2" style:family="table-cell">
      <style:table-cell-properties style:vertical-align="top" fo:padding="0.097cm" fo:border-left="0.002cm solid #000000" fo:border-right="none" fo:border-top="none" fo:border-bottom="0.002cm solid #000000"/>
    </style:style>
    <style:style style:name="Table225.C2" style:family="table-cell">
      <style:table-cell-properties style:vertical-align="top" fo:padding="0.097cm" fo:border-left="0.002cm solid #000000" fo:border-right="0.002cm solid #000000" fo:border-top="none" fo:border-bottom="0.002cm solid #000000"/>
    </style:style>
    <style:style style:name="Table226" style:family="table">
      <style:table-properties style:width="16.514cm" table:align="left" style:writing-mode="lr-tb"/>
    </style:style>
    <style:style style:name="Table226.A" style:family="table-column">
      <style:table-column-properties style:column-width="4.152cm"/>
    </style:style>
    <style:style style:name="Table226.B" style:family="table-column">
      <style:table-column-properties style:column-width="1.087cm"/>
    </style:style>
    <style:style style:name="Table226.C" style:family="table-column">
      <style:table-column-properties style:column-width="11.275cm"/>
    </style:style>
    <style:style style:name="Table226.A1" style:family="table-cell">
      <style:table-cell-properties style:vertical-align="top" fo:padding="0.097cm" fo:border-left="0.002cm solid #000000" fo:border-right="none" fo:border-top="0.002cm solid #000000" fo:border-bottom="0.002cm solid #000000"/>
    </style:style>
    <style:style style:name="Table226.C1" style:family="table-cell">
      <style:table-cell-properties style:vertical-align="top" fo:padding="0.097cm" fo:border="0.002cm solid #000000"/>
    </style:style>
    <style:style style:name="Table226.A2" style:family="table-cell">
      <style:table-cell-properties style:vertical-align="top" fo:padding="0.097cm" fo:border-left="0.002cm solid #000000" fo:border-right="none" fo:border-top="none" fo:border-bottom="0.002cm solid #000000"/>
    </style:style>
    <style:style style:name="Table226.C2" style:family="table-cell">
      <style:table-cell-properties style:vertical-align="top" fo:padding="0.097cm" fo:border-left="0.002cm solid #000000" fo:border-right="0.002cm solid #000000" fo:border-top="none" fo:border-bottom="0.002cm solid #000000"/>
    </style:style>
    <style:style style:name="Tabelle6" style:family="table">
      <style:table-properties style:width="16.514cm" table:align="left" style:writing-mode="lr-tb"/>
    </style:style>
    <style:style style:name="Tabelle6.A" style:family="table-column">
      <style:table-column-properties style:column-width="4.152cm"/>
    </style:style>
    <style:style style:name="Tabelle6.B" style:family="table-column">
      <style:table-column-properties style:column-width="1.087cm"/>
    </style:style>
    <style:style style:name="Tabelle6.C" style:family="table-column">
      <style:table-column-properties style:column-width="11.275cm"/>
    </style:style>
    <style:style style:name="Tabelle6.A1" style:family="table-cell">
      <style:table-cell-properties style:vertical-align="top" fo:padding="0.097cm" fo:border-left="0.002cm solid #000000" fo:border-right="none" fo:border-top="0.002cm solid #000000" fo:border-bottom="0.002cm solid #000000"/>
    </style:style>
    <style:style style:name="Tabelle6.C1" style:family="table-cell">
      <style:table-cell-properties style:vertical-align="top" fo:padding="0.097cm" fo:border="0.002cm solid #000000"/>
    </style:style>
    <style:style style:name="Tabelle6.A2" style:family="table-cell">
      <style:table-cell-properties style:vertical-align="top" fo:padding="0.097cm" fo:border-left="0.002cm solid #000000" fo:border-right="none" fo:border-top="none" fo:border-bottom="0.002cm solid #000000"/>
    </style:style>
    <style:style style:name="Tabelle6.C2" style:family="table-cell">
      <style:table-cell-properties style:vertical-align="top" fo:padding="0.097cm" fo:border-left="0.002cm solid #000000" fo:border-right="0.002cm solid #000000" fo:border-top="none" fo:border-bottom="0.002cm solid #000000"/>
    </style:style>
    <style:style style:name="Table233" style:family="table">
      <style:table-properties style:width="16.536cm" fo:margin-left="0cm" fo:margin-right="-0.037cm" table:align="margins" style:writing-mode="lr-tb"/>
    </style:style>
    <style:style style:name="Table233.A" style:family="table-column">
      <style:table-column-properties style:column-width="4.124cm" style:rel-column-width="16345*"/>
    </style:style>
    <style:style style:name="Table233.B" style:family="table-column">
      <style:table-column-properties style:column-width="1.272cm" style:rel-column-width="5040*"/>
    </style:style>
    <style:style style:name="Table233.C" style:family="table-column">
      <style:table-column-properties style:column-width="11.141cm" style:rel-column-width="44150*"/>
    </style:style>
    <style:style style:name="Table233.A1" style:family="table-cell">
      <style:table-cell-properties style:vertical-align="top" fo:padding="0.097cm" fo:border-left="0.002cm solid #000000" fo:border-right="none" fo:border-top="0.002cm solid #000000" fo:border-bottom="0.002cm solid #000000"/>
    </style:style>
    <style:style style:name="Table233.C1" style:family="table-cell">
      <style:table-cell-properties style:vertical-align="top" fo:padding="0.097cm" fo:border="0.002cm solid #000000"/>
    </style:style>
    <style:style style:name="Table233.A2" style:family="table-cell">
      <style:table-cell-properties style:vertical-align="top" fo:padding="0.097cm" fo:border-left="0.002cm solid #000000" fo:border-right="none" fo:border-top="none" fo:border-bottom="0.002cm solid #000000"/>
    </style:style>
    <style:style style:name="Table233.C2" style:family="table-cell">
      <style:table-cell-properties style:vertical-align="top" fo:padding="0.097cm" fo:border-left="0.002cm solid #000000" fo:border-right="0.002cm solid #000000" fo:border-top="none" fo:border-bottom="0.002cm solid #000000"/>
    </style:style>
    <style:style style:name="Table234" style:family="table">
      <style:table-properties style:width="16.514cm" table:align="left" style:writing-mode="lr-tb"/>
    </style:style>
    <style:style style:name="Table234.A" style:family="table-column">
      <style:table-column-properties style:column-width="4.124cm"/>
    </style:style>
    <style:style style:name="Table234.B" style:family="table-column">
      <style:table-column-properties style:column-width="1.298cm"/>
    </style:style>
    <style:style style:name="Table234.C" style:family="table-column">
      <style:table-column-properties style:column-width="11.091cm"/>
    </style:style>
    <style:style style:name="Table234.A1" style:family="table-cell">
      <style:table-cell-properties style:vertical-align="top" fo:padding="0.097cm" fo:border-left="0.002cm solid #000000" fo:border-right="none" fo:border-top="0.002cm solid #000000" fo:border-bottom="0.002cm solid #000000"/>
    </style:style>
    <style:style style:name="Table234.C1" style:family="table-cell">
      <style:table-cell-properties style:vertical-align="top" fo:padding="0.097cm" fo:border="0.002cm solid #000000"/>
    </style:style>
    <style:style style:name="Table234.A2" style:family="table-cell">
      <style:table-cell-properties style:vertical-align="top" fo:padding="0.097cm" fo:border-left="0.002cm solid #000000" fo:border-right="none" fo:border-top="none" fo:border-bottom="0.002cm solid #000000"/>
    </style:style>
    <style:style style:name="Table234.C2" style:family="table-cell">
      <style:table-cell-properties style:vertical-align="top" fo:padding="0.097cm" fo:border-left="0.002cm solid #000000" fo:border-right="0.002cm solid #000000" fo:border-top="none" fo:border-bottom="0.002cm solid #000000"/>
    </style:style>
    <style:style style:name="Table235" style:family="table">
      <style:table-properties style:width="16.514cm" table:align="left" style:writing-mode="lr-tb"/>
    </style:style>
    <style:style style:name="Table235.A" style:family="table-column">
      <style:table-column-properties style:column-width="4.124cm"/>
    </style:style>
    <style:style style:name="Table235.B" style:family="table-column">
      <style:table-column-properties style:column-width="1.298cm"/>
    </style:style>
    <style:style style:name="Table235.C" style:family="table-column">
      <style:table-column-properties style:column-width="11.091cm"/>
    </style:style>
    <style:style style:name="Table235.A1" style:family="table-cell">
      <style:table-cell-properties style:vertical-align="top" fo:padding="0.097cm" fo:border-left="0.002cm solid #000000" fo:border-right="none" fo:border-top="0.002cm solid #000000" fo:border-bottom="0.002cm solid #000000"/>
    </style:style>
    <style:style style:name="Table235.C1" style:family="table-cell">
      <style:table-cell-properties style:vertical-align="top" fo:padding="0.097cm" fo:border="0.002cm solid #000000"/>
    </style:style>
    <style:style style:name="Table235.A2" style:family="table-cell">
      <style:table-cell-properties style:vertical-align="top" fo:padding="0.097cm" fo:border-left="0.002cm solid #000000" fo:border-right="none" fo:border-top="none" fo:border-bottom="0.002cm solid #000000"/>
    </style:style>
    <style:style style:name="Table235.C2" style:family="table-cell">
      <style:table-cell-properties style:vertical-align="top" fo:padding="0.097cm" fo:border-left="0.002cm solid #000000" fo:border-right="0.002cm solid #000000" fo:border-top="none" fo:border-bottom="0.002cm solid #000000"/>
    </style:style>
    <style:style style:name="Table236" style:family="table">
      <style:table-properties style:width="16.514cm" table:align="left" style:writing-mode="lr-tb"/>
    </style:style>
    <style:style style:name="Table236.A" style:family="table-column">
      <style:table-column-properties style:column-width="4.124cm"/>
    </style:style>
    <style:style style:name="Table236.B" style:family="table-column">
      <style:table-column-properties style:column-width="1.115cm"/>
    </style:style>
    <style:style style:name="Table236.C" style:family="table-column">
      <style:table-column-properties style:column-width="11.275cm"/>
    </style:style>
    <style:style style:name="Table236.A1" style:family="table-cell">
      <style:table-cell-properties style:vertical-align="top" fo:padding="0.097cm" fo:border-left="0.002cm solid #000000" fo:border-right="none" fo:border-top="0.002cm solid #000000" fo:border-bottom="0.002cm solid #000000"/>
    </style:style>
    <style:style style:name="Table236.C1" style:family="table-cell">
      <style:table-cell-properties style:vertical-align="top" fo:padding="0.097cm" fo:border="0.002cm solid #000000"/>
    </style:style>
    <style:style style:name="Table236.A2" style:family="table-cell">
      <style:table-cell-properties style:vertical-align="top" fo:padding="0.097cm" fo:border-left="0.002cm solid #000000" fo:border-right="none" fo:border-top="none" fo:border-bottom="0.002cm solid #000000"/>
    </style:style>
    <style:style style:name="Table236.C2" style:family="table-cell">
      <style:table-cell-properties style:vertical-align="top" fo:padding="0.097cm" fo:border-left="0.002cm solid #000000" fo:border-right="0.002cm solid #000000" fo:border-top="none" fo:border-bottom="0.002cm solid #000000"/>
    </style:style>
    <style:style style:name="Table237" style:family="table">
      <style:table-properties style:width="16.514cm" table:align="left" style:writing-mode="lr-tb"/>
    </style:style>
    <style:style style:name="Table237.A" style:family="table-column">
      <style:table-column-properties style:column-width="4.124cm"/>
    </style:style>
    <style:style style:name="Table237.B" style:family="table-column">
      <style:table-column-properties style:column-width="1.275cm"/>
    </style:style>
    <style:style style:name="Table237.C" style:family="table-column">
      <style:table-column-properties style:column-width="11.114cm"/>
    </style:style>
    <style:style style:name="Table237.A1" style:family="table-cell">
      <style:table-cell-properties style:vertical-align="top" fo:padding="0.097cm" fo:border-left="0.002cm solid #000000" fo:border-right="none" fo:border-top="0.002cm solid #000000" fo:border-bottom="0.002cm solid #000000"/>
    </style:style>
    <style:style style:name="Table237.C1" style:family="table-cell">
      <style:table-cell-properties style:vertical-align="top" fo:padding="0.097cm" fo:border="0.002cm solid #000000"/>
    </style:style>
    <style:style style:name="Table237.A2" style:family="table-cell">
      <style:table-cell-properties style:vertical-align="top" fo:padding="0.097cm" fo:border-left="0.002cm solid #000000" fo:border-right="none" fo:border-top="none" fo:border-bottom="0.002cm solid #000000"/>
    </style:style>
    <style:style style:name="Table237.C2" style:family="table-cell">
      <style:table-cell-properties style:vertical-align="top" fo:padding="0.097cm" fo:border-left="0.002cm solid #000000" fo:border-right="0.002cm solid #000000" fo:border-top="none" fo:border-bottom="0.002cm solid #000000"/>
    </style:style>
    <style:style style:name="Table252" style:family="table">
      <style:table-properties style:width="16.514cm" table:align="left" style:writing-mode="lr-tb"/>
    </style:style>
    <style:style style:name="Table252.A" style:family="table-column">
      <style:table-column-properties style:column-width="4.124cm"/>
    </style:style>
    <style:style style:name="Table252.B" style:family="table-column">
      <style:table-column-properties style:column-width="1.326cm"/>
    </style:style>
    <style:style style:name="Table252.C" style:family="table-column">
      <style:table-column-properties style:column-width="11.063cm"/>
    </style:style>
    <style:style style:name="Table252.A1" style:family="table-cell">
      <style:table-cell-properties style:vertical-align="top" fo:padding="0.097cm" fo:border-left="0.002cm solid #000000" fo:border-right="none" fo:border-top="0.002cm solid #000000" fo:border-bottom="0.002cm solid #000000"/>
    </style:style>
    <style:style style:name="Table252.C1" style:family="table-cell">
      <style:table-cell-properties style:vertical-align="top" fo:padding="0.097cm" fo:border="0.002cm solid #000000"/>
    </style:style>
    <style:style style:name="Table252.A2" style:family="table-cell">
      <style:table-cell-properties style:vertical-align="top" fo:padding="0.097cm" fo:border-left="0.002cm solid #000000" fo:border-right="none" fo:border-top="none" fo:border-bottom="0.002cm solid #000000"/>
    </style:style>
    <style:style style:name="Table252.C2" style:family="table-cell">
      <style:table-cell-properties style:vertical-align="top" fo:padding="0.097cm" fo:border-left="0.002cm solid #000000" fo:border-right="0.002cm solid #000000" fo:border-top="none" fo:border-bottom="0.002cm solid #000000"/>
    </style:style>
    <style:style style:name="Table253" style:family="table">
      <style:table-properties style:width="16.514cm" table:align="left" style:writing-mode="lr-tb"/>
    </style:style>
    <style:style style:name="Table253.A" style:family="table-column">
      <style:table-column-properties style:column-width="4.124cm"/>
    </style:style>
    <style:style style:name="Table253.B" style:family="table-column">
      <style:table-column-properties style:column-width="1.326cm"/>
    </style:style>
    <style:style style:name="Table253.C" style:family="table-column">
      <style:table-column-properties style:column-width="11.063cm"/>
    </style:style>
    <style:style style:name="Table253.A1" style:family="table-cell">
      <style:table-cell-properties style:vertical-align="top" fo:padding="0.097cm" fo:border-left="0.002cm solid #000000" fo:border-right="none" fo:border-top="0.002cm solid #000000" fo:border-bottom="0.002cm solid #000000"/>
    </style:style>
    <style:style style:name="Table253.C1" style:family="table-cell">
      <style:table-cell-properties style:vertical-align="top" fo:padding="0.097cm" fo:border="0.002cm solid #000000"/>
    </style:style>
    <style:style style:name="Table253.A2" style:family="table-cell">
      <style:table-cell-properties style:vertical-align="top" fo:padding="0.097cm" fo:border-left="0.002cm solid #000000" fo:border-right="none" fo:border-top="none" fo:border-bottom="0.002cm solid #000000"/>
    </style:style>
    <style:style style:name="Table253.C2" style:family="table-cell">
      <style:table-cell-properties style:vertical-align="top" fo:padding="0.097cm" fo:border-left="0.002cm solid #000000" fo:border-right="0.002cm solid #000000" fo:border-top="none" fo:border-bottom="0.002cm solid #000000"/>
    </style:style>
    <style:style style:name="Table254" style:family="table">
      <style:table-properties style:width="16.514cm" table:align="left" style:writing-mode="lr-tb"/>
    </style:style>
    <style:style style:name="Table254.A" style:family="table-column">
      <style:table-column-properties style:column-width="4.124cm"/>
    </style:style>
    <style:style style:name="Table254.B" style:family="table-column">
      <style:table-column-properties style:column-width="1.326cm"/>
    </style:style>
    <style:style style:name="Table254.C" style:family="table-column">
      <style:table-column-properties style:column-width="11.063cm"/>
    </style:style>
    <style:style style:name="Table254.A1" style:family="table-cell">
      <style:table-cell-properties style:vertical-align="top" fo:padding="0.097cm" fo:border-left="0.002cm solid #000000" fo:border-right="none" fo:border-top="0.002cm solid #000000" fo:border-bottom="0.002cm solid #000000"/>
    </style:style>
    <style:style style:name="Table254.C1" style:family="table-cell">
      <style:table-cell-properties style:vertical-align="top" fo:padding="0.097cm" fo:border="0.002cm solid #000000"/>
    </style:style>
    <style:style style:name="Table254.A2" style:family="table-cell">
      <style:table-cell-properties style:vertical-align="top" fo:padding="0.097cm" fo:border-left="0.002cm solid #000000" fo:border-right="none" fo:border-top="none" fo:border-bottom="0.002cm solid #000000"/>
    </style:style>
    <style:style style:name="Table254.C2" style:family="table-cell">
      <style:table-cell-properties style:vertical-align="top" fo:padding="0.097cm" fo:border-left="0.002cm solid #000000" fo:border-right="0.002cm solid #000000" fo:border-top="none" fo:border-bottom="0.002cm solid #000000"/>
    </style:style>
    <style:style style:name="Table255" style:family="table">
      <style:table-properties style:width="16.514cm" table:align="left" style:writing-mode="lr-tb"/>
    </style:style>
    <style:style style:name="Table255.A" style:family="table-column">
      <style:table-column-properties style:column-width="4.124cm"/>
    </style:style>
    <style:style style:name="Table255.B" style:family="table-column">
      <style:table-column-properties style:column-width="1.326cm"/>
    </style:style>
    <style:style style:name="Table255.C" style:family="table-column">
      <style:table-column-properties style:column-width="11.063cm"/>
    </style:style>
    <style:style style:name="Table255.A1" style:family="table-cell">
      <style:table-cell-properties style:vertical-align="top" fo:padding="0.097cm" fo:border-left="0.002cm solid #000000" fo:border-right="none" fo:border-top="0.002cm solid #000000" fo:border-bottom="0.002cm solid #000000"/>
    </style:style>
    <style:style style:name="Table255.C1" style:family="table-cell">
      <style:table-cell-properties style:vertical-align="top" fo:padding="0.097cm" fo:border="0.002cm solid #000000"/>
    </style:style>
    <style:style style:name="Table255.A2" style:family="table-cell">
      <style:table-cell-properties style:vertical-align="top" fo:padding="0.097cm" fo:border-left="0.002cm solid #000000" fo:border-right="none" fo:border-top="none" fo:border-bottom="0.002cm solid #000000"/>
    </style:style>
    <style:style style:name="Table255.C2" style:family="table-cell">
      <style:table-cell-properties style:vertical-align="top" fo:padding="0.097cm" fo:border-left="0.002cm solid #000000" fo:border-right="0.002cm solid #000000" fo:border-top="none" fo:border-bottom="0.002cm solid #000000"/>
    </style:style>
    <style:style style:name="Table256" style:family="table">
      <style:table-properties style:width="16.514cm" table:align="left" style:writing-mode="lr-tb"/>
    </style:style>
    <style:style style:name="Table256.A" style:family="table-column">
      <style:table-column-properties style:column-width="4.124cm"/>
    </style:style>
    <style:style style:name="Table256.B" style:family="table-column">
      <style:table-column-properties style:column-width="1.326cm"/>
    </style:style>
    <style:style style:name="Table256.C" style:family="table-column">
      <style:table-column-properties style:column-width="11.063cm"/>
    </style:style>
    <style:style style:name="Table256.A1" style:family="table-cell">
      <style:table-cell-properties style:vertical-align="top" fo:padding="0.097cm" fo:border-left="0.002cm solid #000000" fo:border-right="none" fo:border-top="0.002cm solid #000000" fo:border-bottom="0.002cm solid #000000"/>
    </style:style>
    <style:style style:name="Table256.C1" style:family="table-cell">
      <style:table-cell-properties style:vertical-align="top" fo:padding="0.097cm" fo:border="0.002cm solid #000000"/>
    </style:style>
    <style:style style:name="Table256.A2" style:family="table-cell">
      <style:table-cell-properties style:vertical-align="top" fo:padding="0.097cm" fo:border-left="0.002cm solid #000000" fo:border-right="none" fo:border-top="none" fo:border-bottom="0.002cm solid #000000"/>
    </style:style>
    <style:style style:name="Table256.C2" style:family="table-cell">
      <style:table-cell-properties style:vertical-align="top" fo:padding="0.097cm" fo:border-left="0.002cm solid #000000" fo:border-right="0.002cm solid #000000" fo:border-top="none" fo:border-bottom="0.002cm solid #000000"/>
    </style:style>
    <style:style style:name="P1" style:family="paragraph" style:parent-style-name="Standard">
      <style:text-properties style:text-line-through-style="solid" style:font-name="Courier New" fo:font-size="10pt" style:font-name-asian="Arial1" style:font-size-asian="10pt" style:font-name-complex="Arial1" style:font-size-complex="10pt"/>
    </style:style>
    <style:style style:name="P2" style:family="paragraph" style:parent-style-name="Standard">
      <style:paragraph-properties fo:margin-left="0cm" fo:margin-right="0cm" fo:text-indent="0cm" style:auto-text-indent="false" style:text-autospace="none"/>
      <style:text-properties style:font-name="Courier New1" fo:font-size="10pt" style:font-name-asian="Arial1" style:font-size-asian="10pt" style:font-name-complex="Arial1" style:font-size-complex="10pt"/>
    </style:style>
    <style:style style:name="P3" style:family="paragraph" style:parent-style-name="Footer">
      <style:paragraph-properties fo:text-align="end" style:justify-single-word="false"/>
    </style:style>
    <style:style style:name="P4" style:family="paragraph" style:parent-style-name="Standard">
      <style:text-properties style:text-line-through-style="solid" style:font-name="Courier New" fo:font-size="10pt" style:font-name-asian="Arial1" style:font-size-asian="10pt" style:font-name-complex="Arial1" style:font-size-complex="10pt"/>
    </style:style>
    <style:style style:name="P5" style:family="paragraph" style:parent-style-name="Standard">
      <style:paragraph-properties fo:text-align="start" style:justify-single-word="false"/>
      <style:text-properties style:font-name="Albany" fo:font-size="12pt" fo:font-weight="bold" style:font-size-asian="12pt" style:font-weight-asian="bold"/>
    </style:style>
    <style:style style:name="P6" style:family="paragraph" style:parent-style-name="Standard">
      <style:text-properties style:font-name="Albany" fo:font-size="10pt" fo:font-weight="bold" style:font-size-asian="10pt" style:font-weight-asian="bold"/>
    </style:style>
    <style:style style:name="P7" style:family="paragraph" style:parent-style-name="Standard">
      <style:text-properties style:font-name="Courier New" fo:font-size="10pt" style:font-size-asian="10pt" style:font-size-complex="10pt"/>
    </style:style>
    <style:style style:name="P8" style:family="paragraph" style:parent-style-name="Standard">
      <style:text-properties style:font-name="Courier New" fo:font-size="10pt" fo:font-weight="normal" style:font-size-asian="10pt" style:font-weight-asian="normal" style:font-size-complex="10pt" style:font-weight-complex="normal"/>
    </style:style>
    <style:style style:name="P9" style:family="paragraph" style:parent-style-name="Standard">
      <style:text-properties style:font-name="Courier New" fo:font-size="10pt" fo:font-weight="normal" style:font-name-asian="Arial1" style:font-size-asian="10pt" style:font-weight-asian="normal" style:font-name-complex="Arial1" style:font-size-complex="10pt" style:font-weight-complex="normal"/>
    </style:style>
    <style:style style:name="P10" style:family="paragraph" style:parent-style-name="Standard">
      <style:text-properties style:font-name="Courier New" fo:font-size="10pt" fo:font-weight="normal" fo:background-color="#ffff00" style:font-name-asian="Arial1" style:font-size-asian="10pt" style:font-weight-asian="normal" style:font-name-complex="Arial1" style:font-size-complex="10pt" style:font-weight-complex="normal"/>
    </style:style>
    <style:style style:name="P11" style:family="paragraph" style:parent-style-name="Standard">
      <style:text-properties style:font-name="Courier New" fo:font-size="10pt" fo:font-weight="bold" style:font-name-asian="Arial1" style:font-size-asian="10pt" style:font-weight-asian="bold" style:font-name-complex="Arial1" style:font-size-complex="10pt" style:font-weight-complex="bold"/>
    </style:style>
    <style:style style:name="P12" style:family="paragraph" style:parent-style-name="Standard">
      <style:text-properties style:font-name="Courier New" fo:font-size="10pt" style:font-name-asian="Arial1" style:font-size-asian="10pt" style:font-name-complex="Arial1" style:font-size-complex="10pt"/>
    </style:style>
    <style:style style:name="P13" style:family="paragraph" style:parent-style-name="Standard">
      <style:text-properties style:font-name="Courier New1"/>
    </style:style>
    <style:style style:name="P14" style:family="paragraph" style:parent-style-name="Standard">
      <style:text-properties style:font-name="Courier New1" fo:font-size="10pt" fo:font-weight="bold" style:font-size-asian="10pt" style:font-weight-asian="bold" style:font-size-complex="10pt" style:font-weight-complex="bold"/>
    </style:style>
    <style:style style:name="P15" style:family="paragraph" style:parent-style-name="Standard">
      <style:text-properties style:font-name="Courier New1" fo:font-size="10pt" fo:font-weight="bold" style:font-name-asian="Arial1" style:font-size-asian="10pt" style:font-weight-asian="bold" style:font-name-complex="Arial1" style:font-size-complex="10pt" style:font-weight-complex="bold"/>
    </style:style>
    <style:style style:name="P16" style:family="paragraph" style:parent-style-name="Standard">
      <style:text-properties style:font-name="Courier New1" fo:font-size="10pt" style:font-size-asian="10pt" style:font-size-complex="10pt"/>
    </style:style>
    <style:style style:name="P17" style:family="paragraph" style:parent-style-name="Standard">
      <style:text-properties style:font-name="Courier New1" fo:font-size="10pt" fo:font-weight="normal" style:font-name-asian="Arial1" style:font-size-asian="10pt" style:font-weight-asian="normal" style:font-name-complex="Arial1" style:font-size-complex="10pt" style:font-weight-complex="normal"/>
    </style:style>
    <style:style style:name="P18" style:family="paragraph" style:parent-style-name="Standard">
      <style:text-properties style:font-name="Courier New1" fo:font-size="10pt" fo:font-weight="normal" fo:background-color="#ffff00" style:font-name-asian="Arial1" style:font-size-asian="10pt" style:font-weight-asian="normal" style:font-name-complex="Arial1" style:font-size-complex="10pt" style:font-weight-complex="normal"/>
    </style:style>
    <style:style style:name="P19" style:family="paragraph" style:parent-style-name="Standard">
      <style:text-properties style:font-name="Courier New1" fo:font-size="10pt" style:font-name-asian="Arial1" style:font-size-asian="10pt" style:font-name-complex="Arial1" style:font-size-complex="10pt"/>
    </style:style>
    <style:style style:name="P20" style:family="paragraph" style:parent-style-name="Standard">
      <style:text-properties fo:color="#000000" style:font-name="Courier New" fo:font-size="10pt" style:text-underline-style="none" fo:font-weight="normal" style:font-size-asian="10pt" style:font-weight-asian="normal" style:font-size-complex="10pt" style:font-weight-complex="normal"/>
    </style:style>
    <style:style style:name="P21" style:family="paragraph" style:parent-style-name="Standard">
      <style:text-properties fo:color="#000000" style:font-name="Courier New" fo:font-size="10pt" style:text-underline-style="none" fo:font-weight="bold" style:font-size-asian="10pt" style:font-weight-asian="bold" style:font-size-complex="10pt" style:font-weight-complex="bold"/>
    </style:style>
    <style:style style:name="P22" style:family="paragraph" style:parent-style-name="Standard">
      <style:paragraph-properties fo:margin-left="0cm" fo:margin-right="0cm" fo:text-indent="0cm" style:auto-text-indent="false" style:text-autospace="none"/>
      <style:text-properties style:font-name="Courier New1" fo:font-size="10pt" style:font-name-asian="Arial1" style:font-size-asian="10pt" style:font-name-complex="Arial1" style:font-size-complex="10pt"/>
    </style:style>
    <style:style style:name="P23" style:family="paragraph" style:parent-style-name="Standard">
      <style:paragraph-properties fo:margin-left="0cm" fo:margin-right="0cm" fo:text-indent="0cm" style:auto-text-indent="false" style:text-autospace="none"/>
      <style:text-properties style:font-name="Courier New1" fo:font-size="10pt" fo:font-weight="bold" style:font-name-asian="Arial1" style:font-size-asian="10pt" style:font-weight-asian="bold" style:font-name-complex="Arial1" style:font-size-complex="10pt" style:font-weight-complex="bold"/>
    </style:style>
    <style:style style:name="P24" style:family="paragraph" style:parent-style-name="Standard">
      <style:paragraph-properties fo:margin-left="0cm" fo:margin-right="0cm" fo:text-indent="0cm" style:auto-text-indent="false" style:text-autospace="none"/>
      <style:text-properties style:font-name="Courier New1" fo:font-size="10pt" fo:font-weight="normal" style:font-name-asian="Arial1" style:font-size-asian="10pt" style:font-weight-asian="normal" style:font-name-complex="Arial1" style:font-size-complex="10pt" style:font-weight-complex="normal"/>
    </style:style>
    <style:style style:name="P25" style:family="paragraph" style:parent-style-name="Standard">
      <style:paragraph-properties fo:margin-left="0cm" fo:margin-right="0cm" fo:text-indent="0cm" style:auto-text-indent="false" style:text-autospace="none"/>
      <style:text-properties style:font-name="Courier New1" fo:font-size="10pt" fo:font-weight="normal" fo:background-color="#ffff00" style:font-name-asian="Arial1" style:font-size-asian="10pt" style:font-weight-asian="normal" style:font-name-complex="Arial1" style:font-size-complex="10pt" style:font-weight-complex="normal"/>
    </style:style>
    <style:style style:name="P26" style:family="paragraph" style:parent-style-name="Standard">
      <style:paragraph-properties fo:margin-left="0cm" fo:margin-right="0cm" fo:text-indent="0cm" style:auto-text-indent="false" style:text-autospace="none"/>
      <style:text-properties style:font-name="Courier New1" fo:font-size="10pt" fo:font-style="normal" fo:font-weight="normal" fo:background-color="#ffff00" style:font-name-asian="Arial1" style:font-size-asian="10pt" style:font-style-asian="normal" style:font-weight-asian="normal" style:font-name-complex="Arial1" style:font-size-complex="10pt" style:font-weight-complex="normal"/>
    </style:style>
    <style:style style:name="P27" style:family="paragraph" style:parent-style-name="Standard">
      <style:paragraph-properties fo:margin-left="0cm" fo:margin-right="0cm" fo:text-indent="0cm" style:auto-text-indent="false" style:text-autospace="none"/>
      <style:text-properties style:font-name="Courier New1" fo:font-size="10pt" fo:font-style="normal" fo:font-weight="normal" fo:background-color="#ffff00" style:font-name-asian="Arial1" style:font-size-asian="10pt" style:font-style-asian="normal" style:font-weight-asian="normal" style:font-name-complex="Arial1" style:font-size-complex="10pt"/>
    </style:style>
    <style:style style:name="P28" style:family="paragraph" style:parent-style-name="Standard">
      <style:paragraph-properties fo:margin-left="0cm" fo:margin-right="0cm" fo:text-indent="0cm" style:auto-text-indent="false" style:text-autospace="none"/>
      <style:text-properties style:font-name="Albany1" fo:font-size="10pt" fo:language="en" fo:country="US" style:font-name-asian="Arial1" style:font-size-asian="10pt" style:font-name-complex="Arial1" style:font-size-complex="10pt"/>
    </style:style>
    <style:style style:name="P29" style:family="paragraph" style:parent-style-name="Standard">
      <style:paragraph-properties fo:margin-left="0cm" fo:margin-right="0cm" fo:text-indent="0cm" style:auto-text-indent="false" style:text-autospace="none"/>
      <style:text-properties style:font-name="Albany1" fo:font-size="10pt" style:font-name-asian="Arial1" style:font-size-asian="10pt" style:font-name-complex="Arial1" style:font-size-complex="10pt"/>
    </style:style>
    <style:style style:name="P30" style:family="paragraph" style:parent-style-name="Standard">
      <style:paragraph-properties fo:margin-left="0cm" fo:margin-right="0cm" fo:text-indent="0cm" style:auto-text-indent="false" style:text-autospace="none"/>
    </style:style>
    <style:style style:name="P31" style:family="paragraph" style:parent-style-name="Standard">
      <style:paragraph-properties fo:margin-left="0cm" fo:margin-right="0cm" fo:text-indent="0cm" style:auto-text-indent="false" style:text-autospace="none"/>
      <style:text-properties style:font-name="Courier New" fo:font-size="10pt" style:font-size-asian="10pt" style:font-size-complex="10pt"/>
    </style:style>
    <style:style style:name="P32" style:family="paragraph" style:parent-style-name="Standard">
      <style:paragraph-properties fo:margin-left="0cm" fo:margin-right="0cm" fo:text-indent="0cm" style:auto-text-indent="false" style:text-autospace="none"/>
      <style:text-properties style:font-name="Courier New" fo:font-size="10pt" style:font-name-asian="Arial1" style:font-size-asian="10pt" style:font-name-complex="Arial1" style:font-size-complex="10pt"/>
    </style:style>
    <style:style style:name="P33" style:family="paragraph" style:parent-style-name="Standard">
      <style:paragraph-properties fo:margin-left="0cm" fo:margin-right="0cm" fo:text-indent="0cm" style:auto-text-indent="false" style:text-autospace="none">
        <style:tab-stops>
          <style:tab-stop style:position="16cm" style:type="right"/>
        </style:tab-stops>
      </style:paragraph-properties>
      <style:text-properties style:font-name="Courier New" fo:font-size="10pt" style:font-name-asian="Arial1" style:font-size-asian="10pt" style:font-name-complex="Arial1" style:font-size-complex="10pt"/>
    </style:style>
    <style:style style:name="P34" style:family="paragraph" style:parent-style-name="Standard">
      <style:paragraph-properties fo:margin-left="0cm" fo:margin-right="0cm" fo:text-indent="0cm" style:auto-text-indent="false" style:text-autospace="none"/>
      <style:text-properties style:font-name="Courier New" fo:font-size="10pt" fo:background-color="#ffff00" style:font-name-asian="Arial1" style:font-size-asian="10pt" style:font-name-complex="Arial1" style:font-size-complex="10pt"/>
    </style:style>
    <style:style style:name="P35" style:family="paragraph" style:parent-style-name="Standard">
      <style:paragraph-properties fo:margin-left="0cm" fo:margin-right="0cm" fo:text-indent="0cm" style:auto-text-indent="false" style:text-autospace="none"/>
      <style:text-properties style:font-name="Courier New" fo:font-size="10pt" fo:font-weight="normal" fo:background-color="#ffff00" style:font-name-asian="Arial1" style:font-size-asian="10pt" style:font-weight-asian="normal" style:font-name-complex="Arial1" style:font-size-complex="10pt" style:font-weight-complex="normal"/>
    </style:style>
    <style:style style:name="P36" style:family="paragraph" style:parent-style-name="Standard">
      <style:paragraph-properties fo:margin-left="0cm" fo:margin-right="0cm" fo:text-indent="0cm" style:auto-text-indent="false" style:text-autospace="none"/>
      <style:text-properties style:font-name="Courier New" fo:font-size="10pt" fo:font-weight="normal" style:font-name-asian="Arial1" style:font-size-asian="10pt" style:font-weight-asian="normal" style:font-name-complex="Arial1" style:font-size-complex="10pt" style:font-weight-complex="normal"/>
    </style:style>
    <style:style style:name="P37" style:family="paragraph" style:parent-style-name="Standard">
      <style:paragraph-properties fo:margin-left="0cm" fo:margin-right="0cm" fo:text-indent="0cm" style:auto-text-indent="false" style:text-autospace="none"/>
      <style:text-properties style:font-name="Courier New" fo:font-size="10pt" fo:font-weight="bold" style:font-name-asian="Arial1" style:font-size-asian="10pt" style:font-weight-asian="bold" style:font-name-complex="Arial1" style:font-size-complex="10pt" style:font-weight-complex="bold"/>
    </style:style>
    <style:style style:name="P38" style:family="paragraph" style:parent-style-name="Standard">
      <style:paragraph-properties fo:margin-left="0cm" fo:margin-right="0cm" fo:text-indent="0cm" style:auto-text-indent="false" style:text-autospace="none"/>
      <style:text-properties style:font-name="Courier New" fo:font-size="10pt" fo:font-style="normal" fo:font-weight="normal" fo:background-color="#ffff00" style:font-name-asian="Arial1" style:font-size-asian="10pt" style:font-style-asian="normal" style:font-weight-asian="normal" style:font-name-complex="Arial1" style:font-size-complex="10pt"/>
    </style:style>
    <style:style style:name="P39" style:family="paragraph" style:parent-style-name="Standard">
      <style:paragraph-properties fo:margin-left="0cm" fo:margin-right="0cm" fo:text-indent="0cm" style:auto-text-indent="false" style:text-autospace="none"/>
      <style:text-properties style:font-name="Courier New" fo:font-size="10pt" fo:font-style="normal" fo:font-weight="normal" fo:background-color="#ffff00" style:font-name-asian="Arial1" style:font-size-asian="10pt" style:font-style-asian="normal" style:font-weight-asian="normal" style:font-name-complex="Arial1" style:font-size-complex="10pt" style:font-weight-complex="normal"/>
    </style:style>
    <style:style style:name="P40" style:family="paragraph" style:parent-style-name="Standard">
      <style:paragraph-properties fo:margin-left="0cm" fo:margin-right="0cm" fo:text-indent="0cm" style:auto-text-indent="false" style:text-autospace="none"/>
      <style:text-properties style:font-name="Courier New" fo:font-size="9pt" fo:font-weight="bold" style:font-name-asian="Arial1" style:font-size-asian="9pt" style:font-weight-asian="bold" style:font-name-complex="Arial1" style:font-size-complex="9pt" style:font-weight-complex="bold"/>
    </style:style>
    <style:style style:name="P41" style:family="paragraph" style:parent-style-name="Standard">
      <style:paragraph-properties fo:margin-left="0cm" fo:margin-right="0cm" fo:text-indent="0cm" style:auto-text-indent="false" style:text-autospace="none"/>
      <style:text-properties fo:color="#000000" style:font-name="Courier New1" fo:font-size="10pt" fo:font-weight="bold" style:font-name-asian="Arial1" style:font-size-asian="10pt" style:font-weight-asian="bold" style:font-name-complex="Arial1" style:font-size-complex="10pt" style:font-weight-complex="bold"/>
    </style:style>
    <style:style style:name="P42" style:family="paragraph" style:parent-style-name="Heading_20_1">
      <style:paragraph-properties fo:margin-left="0cm" fo:margin-right="0cm" fo:margin-top="1.3cm" fo:margin-bottom="0.199cm" fo:text-indent="0cm" style:auto-text-indent="false">
        <style:tab-stops/>
      </style:paragraph-properties>
    </style:style>
    <style:style style:name="P43" style:family="paragraph" style:parent-style-name="Heading_20_1">
      <style:paragraph-properties fo:margin-left="0cm" fo:margin-right="0cm" fo:text-align="start" style:justify-single-word="false" fo:text-indent="0cm" style:auto-text-indent="false">
        <style:tab-stops/>
      </style:paragraph-properties>
    </style:style>
    <style:style style:name="P44" style:family="paragraph" style:parent-style-name="Text_20_body">
      <style:paragraph-properties fo:margin-left="0cm" fo:margin-right="0cm" fo:text-indent="0cm" style:auto-text-indent="false">
        <style:tab-stops/>
      </style:paragraph-properties>
    </style:style>
    <style:style style:name="P45" style:family="paragraph" style:parent-style-name="Text_20_body">
      <style:paragraph-properties fo:margin-left="0cm" fo:margin-right="0cm" fo:text-align="start" style:justify-single-word="false" fo:text-indent="0cm" style:auto-text-indent="false">
        <style:tab-stops/>
      </style:paragraph-properties>
    </style:style>
    <style:style style:name="P46" style:family="paragraph" style:parent-style-name="Heading_20_2">
      <style:paragraph-properties fo:margin-left="0cm" fo:margin-right="0cm" fo:margin-top="0.499cm" fo:margin-bottom="0.199cm" fo:text-indent="0cm" style:auto-text-indent="false">
        <style:tab-stops/>
      </style:paragraph-properties>
    </style:style>
    <style:style style:name="P47" style:family="paragraph" style:parent-style-name="Heading_20_3">
      <style:paragraph-properties fo:margin-left="0cm" fo:margin-right="0cm" fo:margin-top="0.4cm" fo:margin-bottom="0.101cm" fo:text-indent="0cm" style:auto-text-indent="false" fo:background-color="transparent">
        <style:tab-stops/>
        <style:background-image/>
      </style:paragraph-properties>
    </style:style>
    <style:style style:name="P48" style:family="paragraph" style:parent-style-name="Heading_20_3">
      <style:paragraph-properties fo:margin-left="0cm" fo:margin-right="0cm" fo:margin-top="0.4cm" fo:margin-bottom="0.101cm" fo:text-indent="0cm" style:auto-text-indent="false" fo:background-color="transparent">
        <style:tab-stops/>
        <style:background-image/>
      </style:paragraph-properties>
      <style:text-properties style:font-name="Courier New1"/>
    </style:style>
    <style:style style:name="P49" style:family="paragraph" style:parent-style-name="Text_20_body">
      <style:paragraph-properties fo:margin-left="0cm" fo:margin-right="0cm" fo:margin-top="0.4cm" fo:margin-bottom="0.101cm" fo:text-indent="0cm" style:auto-text-indent="false" fo:background-color="transparent">
        <style:tab-stops/>
        <style:background-image/>
      </style:paragraph-properties>
    </style:style>
    <style:style style:name="P50" style:family="paragraph" style:parent-style-name="Heading_20_3">
      <style:paragraph-properties fo:margin-left="0cm" fo:margin-right="0cm" fo:text-indent="0cm" style:auto-text-indent="false">
        <style:tab-stops/>
      </style:paragraph-properties>
      <style:text-properties style:font-name="Arial1" fo:font-size="10pt" fo:font-weight="bold" style:font-name-asian="Arial1" style:font-size-asian="10pt" style:font-weight-asian="bold" style:font-name-complex="Arial1" style:font-size-complex="10pt" style:font-weight-complex="bold"/>
    </style:style>
    <style:style style:name="P51" style:family="paragraph" style:parent-style-name="Heading_20_3">
      <style:paragraph-properties fo:margin-left="0cm" fo:margin-right="0cm" fo:text-indent="0cm" style:auto-text-indent="false">
        <style:tab-stops/>
      </style:paragraph-properties>
    </style:style>
    <style:style style:name="P52" style:family="paragraph" style:parent-style-name="WW-Table_20_Heading">
      <style:paragraph-properties fo:margin-left="0cm" fo:margin-right="0cm" fo:text-indent="0cm" style:auto-text-indent="false"/>
      <style:text-properties style:font-name="Courier New1" fo:font-weight="bold" style:font-weight-asian="bold" style:font-weight-complex="bold"/>
    </style:style>
    <style:style style:name="P53" style:family="paragraph" style:parent-style-name="Heading_20_3">
      <style:paragraph-properties fo:margin-left="0cm" fo:margin-right="0cm" fo:text-indent="0cm" style:auto-text-indent="false" fo:break-before="page">
        <style:tab-stops/>
      </style:paragraph-properties>
    </style:style>
    <style:style style:name="P54" style:family="paragraph" style:parent-style-name="WW-Preformatted_20_Text">
      <style:paragraph-properties fo:margin-left="0cm" fo:margin-right="0cm" fo:text-indent="0cm" style:auto-text-indent="false" style:text-autospace="none"/>
      <style:text-properties style:font-name="Courier New" fo:font-size="10pt" style:font-name-asian="Arial1" style:font-size-asian="10pt" style:font-name-complex="Arial1" style:font-size-complex="10pt"/>
    </style:style>
    <style:style style:name="P55" style:family="paragraph" style:parent-style-name="WW-Preformatted_20_Text">
      <style:paragraph-properties fo:margin-left="0cm" fo:margin-right="0cm" fo:text-indent="0cm" style:auto-text-indent="false" style:text-autospace="none"/>
      <style:text-properties fo:color="#000000" style:font-name="Courier New1" fo:background-color="transparent"/>
    </style:style>
    <style:style style:name="P56" style:family="paragraph" style:parent-style-name="Standard">
      <style:paragraph-properties fo:margin-left="0.053cm" fo:margin-right="0cm" fo:text-indent="0cm" style:auto-text-indent="false"/>
      <style:text-properties fo:font-weight="bold" style:font-weight-asian="bold"/>
    </style:style>
    <style:style style:name="P57" style:family="paragraph" style:parent-style-name="WW-Table_20_Heading">
      <style:text-properties style:font-name="Albany"/>
    </style:style>
    <style:style style:name="P58" style:family="paragraph" style:parent-style-name="WW-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59" style:family="paragraph" style:parent-style-name="WW-Table_20_Heading">
      <style:text-properties fo:font-weight="bold" style:font-weight-asian="bold"/>
    </style:style>
    <style:style style:name="P60" style:family="paragraph" style:parent-style-name="WW-Table_20_Heading">
      <style:text-properties fo:font-weight="bold" style:font-weight-asian="bold" style:font-weight-complex="bold"/>
    </style:style>
    <style:style style:name="P61" style:family="paragraph" style:parent-style-name="WW-Table_20_Heading">
      <style:text-properties style:font-name="Courier New"/>
    </style:style>
    <style:style style:name="P62" style:family="paragraph" style:parent-style-name="WW-Table_20_Heading">
      <style:text-properties style:font-name="Courier New" fo:font-weight="normal" style:font-weight-asian="normal" style:font-weight-complex="normal"/>
    </style:style>
    <style:style style:name="P63" style:family="paragraph" style:parent-style-name="WW-Table_20_Heading">
      <style:text-properties style:font-name="Courier New" fo:font-weight="bold" style:font-weight-asian="bold" style:font-weight-complex="bold"/>
    </style:style>
    <style:style style:name="P64" style:family="paragraph" style:parent-style-name="WW-Table_20_Heading">
      <style:text-properties style:font-name="Courier New" fo:font-size="10pt" fo:font-weight="normal" style:font-size-asian="10pt" style:font-weight-asian="normal" style:font-size-complex="10pt" style:font-weight-complex="normal"/>
    </style:style>
    <style:style style:name="P65" style:family="paragraph" style:parent-style-name="WW-Table_20_Heading">
      <style:text-properties style:font-name="Courier New1"/>
    </style:style>
    <style:style style:name="P66" style:family="paragraph" style:parent-style-name="WW-Table_20_Heading">
      <style:text-properties style:font-name="Courier New1" fo:font-weight="normal" style:font-weight-asian="normal" style:font-weight-complex="normal"/>
    </style:style>
    <style:style style:name="P67" style:family="paragraph" style:parent-style-name="WW-Table_20_Heading">
      <style:text-properties style:font-name="Courier New1" fo:font-weight="normal" fo:background-color="#00ff00" style:font-weight-asian="normal" style:font-weight-complex="normal"/>
    </style:style>
    <style:style style:name="P68" style:family="paragraph" style:parent-style-name="WW-Table_20_Heading">
      <style:text-properties style:font-name="Courier New1" fo:font-weight="normal" fo:background-color="#ffff00" style:font-weight-asian="normal" style:font-weight-complex="normal"/>
    </style:style>
    <style:style style:name="P69" style:family="paragraph" style:parent-style-name="WW-Table_20_Heading">
      <style:text-properties style:font-name="Courier New1" fo:font-weight="bold" style:font-weight-asian="bold" style:font-weight-complex="bold"/>
    </style:style>
    <style:style style:name="P70" style:family="paragraph" style:parent-style-name="WW-Table_20_Heading">
      <style:text-properties style:font-name="Courier New1" fo:language="de" fo:country="DE" fo:font-weight="normal" style:font-weight-asian="normal" style:font-weight-complex="normal"/>
    </style:style>
    <style:style style:name="P71" style:family="paragraph" style:parent-style-name="WW-Table_20_Heading">
      <style:text-properties fo:color="#ffffff" style:font-name="Courier New1" fo:font-weight="bold" fo:background-color="#ff0000" style:font-weight-asian="bold" style:font-weight-complex="bold"/>
    </style:style>
    <style:style style:name="P72" style:family="paragraph" style:parent-style-name="WW-Table_20_Heading">
      <style:text-properties fo:color="#ffffff" style:font-name="Courier New1" fo:font-size="10pt" fo:font-weight="normal" fo:background-color="#ff0000" style:font-size-asian="10pt" style:font-weight-asian="normal" style:font-size-complex="10pt" style:font-weight-complex="normal"/>
    </style:style>
    <style:style style:name="P73" style:family="paragraph" style:parent-style-name="WW-Table_20_Heading">
      <style:text-properties style:text-line-through-style="solid"/>
    </style:style>
    <style:style style:name="P74" style:family="paragraph" style:parent-style-name="WW-Table_20_Heading">
      <style:text-properties style:text-line-through-style="solid" style:font-name="Courier New1"/>
    </style:style>
    <style:style style:name="P75" style:family="paragraph" style:parent-style-name="WW-Table_20_Heading">
      <style:text-properties style:text-line-through-style="solid" style:font-name="Courier New1" fo:font-weight="normal" style:font-weight-asian="normal" style:font-weight-complex="normal"/>
    </style:style>
    <style:style style:name="P76" style:family="paragraph" style:parent-style-name="WW-Table_20_Heading">
      <style:text-properties style:text-line-through-style="solid" style:font-name="Courier" fo:font-weight="normal" style:font-weight-asian="normal" style:font-weight-complex="normal"/>
    </style:style>
    <style:style style:name="P77" style:family="paragraph" style:parent-style-name="WW-Table_20_Heading">
      <style:text-properties fo:font-weight="normal" style:font-weight-asian="normal" style:font-weight-complex="normal"/>
    </style:style>
    <style:style style:name="P78" style:family="paragraph" style:parent-style-name="WW-Table_20_Heading">
      <style:text-properties fo:color="#000000" style:font-name="Courier New1" fo:font-weight="bold" fo:background-color="#00ff00" style:font-weight-asian="bold" style:font-weight-complex="bold"/>
    </style:style>
    <style:style style:name="P79" style:family="paragraph" style:parent-style-name="WW-Table_20_Heading">
      <style:text-properties style:font-name="Albany1"/>
    </style:style>
    <style:style style:name="P80" style:family="paragraph" style:parent-style-name="WW-Table_20_Contents">
      <style:text-properties style:font-name="Albany"/>
    </style:style>
    <style:style style:name="P81" style:family="paragraph" style:parent-style-name="WW-Table_20_Contents">
      <style:paragraph-properties fo:text-align="start" style:justify-single-word="false"/>
      <style:text-properties style:font-name="Albany" fo:language="en" fo:country="US" fo:font-weight="normal" style:font-weight-asian="normal"/>
    </style:style>
    <style:style style:name="P82" style:family="paragraph" style:parent-style-name="WW-Table_20_Contents">
      <style:text-properties style:font-name="Albany" fo:font-style="normal" style:font-style-asian="normal" style:font-style-complex="normal"/>
    </style:style>
    <style:style style:name="P83" style:family="paragraph" style:parent-style-name="WW-Table_20_Contents">
      <style:text-properties style:font-name="Albany" fo:font-weight="bold" style:font-weight-asian="bold" style:font-weight-complex="bold"/>
    </style:style>
    <style:style style:name="P84" style:family="paragraph" style:parent-style-name="WW-Table_20_Contents">
      <style:text-properties style:font-name="Albany" fo:font-size="10pt" fo:font-style="normal" fo:font-weight="normal" fo:background-color="transparent" style:font-size-asian="10pt" style:font-style-asian="normal" style:font-weight-asian="normal"/>
    </style:style>
    <style:style style:name="P85" style:family="paragraph" style:parent-style-name="WW-Table_20_Contents">
      <style:text-properties fo:language="en" fo:country="US"/>
    </style:style>
    <style:style style:name="P86" style:family="paragraph" style:parent-style-name="WW-Table_20_Contents">
      <style:text-properties fo:language="en" fo:country="US" fo:font-weight="normal" style:font-weight-asian="normal"/>
    </style:style>
    <style:style style:name="P87" style:family="paragraph" style:parent-style-name="WW-Table_20_Contents">
      <style:paragraph-properties fo:text-align="start" style:justify-single-word="false"/>
    </style:style>
    <style:style style:name="P88" style:family="paragraph" style:parent-style-name="WW-Table_20_Contents">
      <style:text-properties fo:font-weight="bold" style:font-weight-asian="bold"/>
    </style:style>
    <style:style style:name="P89" style:family="paragraph" style:parent-style-name="WW-Table_20_Contents">
      <style:text-properties fo:font-weight="bold" style:font-weight-asian="bold" style:font-weight-complex="bold"/>
    </style:style>
    <style:style style:name="P90" style:family="paragraph" style:parent-style-name="WW-Table_20_Contents">
      <style:text-properties style:font-name="Albany1"/>
    </style:style>
    <style:style style:name="P91" style:family="paragraph" style:parent-style-name="WW-Table_20_Contents">
      <style:text-properties style:font-name="Albany1" fo:language="en" fo:country="US"/>
    </style:style>
    <style:style style:name="P92" style:family="paragraph" style:parent-style-name="WW-Table_20_Contents">
      <style:paragraph-properties fo:text-align="start" style:justify-single-word="false"/>
      <style:text-properties style:font-name="Albany1"/>
    </style:style>
    <style:style style:name="P93" style:family="paragraph" style:parent-style-name="WW-Table_20_Contents">
      <style:text-properties style:font-name="Albany1" fo:font-weight="bold" style:font-weight-asian="bold" style:font-weight-complex="bold"/>
    </style:style>
    <style:style style:name="P94" style:family="paragraph" style:parent-style-name="WW-Table_20_Contents">
      <style:text-properties style:font-name="Courier New"/>
    </style:style>
    <style:style style:name="P95" style:family="paragraph" style:parent-style-name="WW-Table_20_Contents">
      <style:text-properties style:font-name="Courier New" fo:language="de" fo:country="DE"/>
    </style:style>
    <style:style style:name="P96" style:family="paragraph" style:parent-style-name="WW-Table_20_Contents">
      <style:text-properties style:font-name="Courier New" fo:font-size="10pt" fo:font-style="normal" fo:font-weight="normal" fo:background-color="#ffff00" style:font-size-asian="10pt" style:font-style-asian="normal" style:font-weight-asian="normal"/>
    </style:style>
    <style:style style:name="P97" style:family="paragraph" style:parent-style-name="WW-Table_20_Contents">
      <style:text-properties style:font-name="Courier New" fo:font-size="10pt" fo:font-style="normal" fo:font-weight="normal" fo:background-color="#ffff00" style:font-size-asian="10pt" style:font-style-asian="normal" style:font-weight-asian="normal" style:font-weight-complex="normal"/>
    </style:style>
    <style:style style:name="P98" style:family="paragraph" style:parent-style-name="WW-Table_20_Contents">
      <style:text-properties style:font-name="Courier New" fo:font-size="10pt" fo:font-style="normal" fo:font-weight="normal" fo:background-color="transparent" style:font-size-asian="10pt" style:font-style-asian="normal" style:font-weight-asian="normal"/>
    </style:style>
    <style:style style:name="P99" style:family="paragraph" style:parent-style-name="WW-Table_20_Contents">
      <style:text-properties style:font-name="Courier New1"/>
    </style:style>
    <style:style style:name="P100" style:family="paragraph" style:parent-style-name="WW-Table_20_Contents">
      <style:text-properties style:font-name="Courier New1" fo:language="de" fo:country="DE"/>
    </style:style>
    <style:style style:name="P101" style:family="paragraph" style:parent-style-name="WW-Table_20_Contents">
      <style:text-properties style:font-name="Courier New1" fo:language="de" fo:country="DE" fo:font-weight="normal" style:font-weight-asian="normal" style:font-weight-complex="normal"/>
    </style:style>
    <style:style style:name="P102" style:family="paragraph" style:parent-style-name="WW-Table_20_Contents">
      <style:text-properties style:font-name="Courier New1" fo:language="de" fo:country="DE" fo:font-weight="bold" style:font-weight-asian="bold" style:font-weight-complex="bold"/>
    </style:style>
    <style:style style:name="P103" style:family="paragraph" style:parent-style-name="WW-Table_20_Contents">
      <style:text-properties style:font-name="Courier New1" fo:font-size="10pt" fo:font-style="normal" fo:font-weight="normal" fo:background-color="transparent" style:font-size-asian="10pt" style:font-style-asian="normal" style:font-weight-asian="normal"/>
    </style:style>
    <style:style style:name="P104" style:family="paragraph" style:parent-style-name="WW-Table_20_Contents">
      <style:text-properties style:font-name="Courier New1" fo:font-size="10pt" fo:font-style="normal" fo:font-weight="normal" fo:background-color="#ffff00" style:font-size-asian="10pt" style:font-style-asian="normal" style:font-weight-asian="normal"/>
    </style:style>
    <style:style style:name="P105" style:family="paragraph" style:parent-style-name="WW-Table_20_Contents">
      <style:text-properties style:font-name="Courier New1" fo:font-size="10pt" fo:font-style="normal" fo:font-weight="normal" fo:background-color="#ffff00" style:font-size-asian="10pt" style:font-style-asian="normal" style:font-weight-asian="normal" style:font-weight-complex="normal"/>
    </style:style>
    <style:style style:name="P106" style:family="paragraph" style:parent-style-name="WW-Table_20_Contents">
      <style:text-properties style:font-name="Courier New1" fo:font-size="10pt" fo:font-style="normal" fo:font-weight="normal" fo:background-color="#00ff00" style:font-size-asian="10pt" style:font-style-asian="normal" style:font-weight-asian="normal"/>
    </style:style>
    <style:style style:name="P107" style:family="paragraph" style:parent-style-name="WW-Table_20_Contents">
      <style:text-properties style:font-name="Courier New1" fo:font-weight="normal" style:font-weight-asian="normal" style:font-weight-complex="normal"/>
    </style:style>
    <style:style style:name="P108" style:family="paragraph" style:parent-style-name="WW-Table_20_Contents">
      <style:text-properties style:font-name="Courier New1" fo:font-weight="bold" style:font-weight-asian="bold" style:font-weight-complex="bold"/>
    </style:style>
    <style:style style:name="P109" style:family="paragraph" style:parent-style-name="WW-Table_20_Contents">
      <style:text-properties style:font-name="Courier New1" fo:background-color="#00ff00"/>
    </style:style>
    <style:style style:name="P110" style:family="paragraph" style:parent-style-name="WW-Table_20_Contents">
      <style:text-properties style:text-line-through-style="solid"/>
    </style:style>
    <style:style style:name="P111" style:family="paragraph" style:parent-style-name="WW-Table_20_Contents">
      <style:text-properties style:text-line-through-style="solid" fo:font-weight="bold" style:font-weight-asian="bold" style:font-weight-complex="bold"/>
    </style:style>
    <style:style style:name="P112" style:family="paragraph" style:parent-style-name="WW-Table_20_Contents">
      <style:text-properties style:text-line-through-style="solid" style:font-name="Courier New1"/>
    </style:style>
    <style:style style:name="P113" style:family="paragraph" style:parent-style-name="WW-Table_20_Contents">
      <style:text-properties style:text-line-through-style="solid" style:font-name="Courier New1" fo:language="de" fo:country="DE"/>
    </style:style>
    <style:style style:name="P114" style:family="paragraph" style:parent-style-name="WW-Table_20_Contents">
      <style:text-properties style:text-line-through-style="solid" style:font-name="Courier New1" fo:font-size="10pt" fo:font-style="normal" fo:font-weight="normal" fo:background-color="#ffff00" style:font-size-asian="10pt" style:font-style-asian="normal" style:font-weight-asian="normal"/>
    </style:style>
    <style:style style:name="P115" style:family="paragraph" style:parent-style-name="WW-Table_20_Contents">
      <style:text-properties style:text-line-through-style="solid" style:font-name="Courier New1" fo:font-weight="normal" style:font-weight-asian="normal" style:font-weight-complex="normal"/>
    </style:style>
    <style:style style:name="P116" style:family="paragraph" style:parent-style-name="WW-Table_20_Contents">
      <style:text-properties fo:language="de" fo:country="DE"/>
    </style:style>
    <style:style style:name="P117" style:family="paragraph" style:parent-style-name="Standard">
      <style:paragraph-properties fo:margin-left="0.026cm" fo:margin-right="0cm" fo:text-indent="0cm" style:auto-text-indent="false"/>
      <style:text-properties fo:font-weight="bold" style:font-weight-asian="bold"/>
    </style:style>
    <style:style style:name="P118" style:family="paragraph" style:parent-style-name="Text_20_body">
      <style:text-properties fo:font-weight="bold" style:font-weight-asian="bold"/>
    </style:style>
    <style:style style:name="P119" style:family="paragraph" style:parent-style-name="Text_20_body">
      <style:text-properties fo:font-weight="bold" style:font-weight-asian="bold" style:font-weight-complex="bold"/>
    </style:style>
    <style:style style:name="P120" style:family="paragraph" style:parent-style-name="Text_20_body">
      <style:text-properties style:font-name="Courier New"/>
    </style:style>
    <style:style style:name="P121" style:family="paragraph" style:parent-style-name="Text_20_body">
      <style:text-properties style:font-name="Courier New" fo:font-weight="normal" style:font-weight-asian="normal" style:font-weight-complex="normal"/>
    </style:style>
    <style:style style:name="P122" style:family="paragraph" style:parent-style-name="Text_20_body">
      <style:text-properties fo:color="#ffffff" style:font-name="Courier New" fo:font-weight="bold" fo:background-color="#ff0000" style:font-weight-asian="bold" style:font-weight-complex="bold"/>
    </style:style>
    <style:style style:name="P123" style:family="paragraph" style:parent-style-name="Text_20_body">
      <style:text-properties fo:color="#ffffff" style:font-name="Courier New1" fo:font-weight="bold" fo:background-color="#ff0000" style:font-weight-asian="bold" style:font-weight-complex="bold"/>
    </style:style>
    <style:style style:name="P124" style:family="paragraph" style:parent-style-name="Text_20_body">
      <style:text-properties fo:color="#ffffff" style:font-name="Courier New1" fo:font-size="10pt" fo:font-weight="bold" fo:background-color="#ff0000" style:font-name-asian="Arial1" style:font-size-asian="10pt" style:font-weight-asian="bold" style:font-name-complex="Arial1" style:font-size-complex="10pt" style:font-weight-complex="bold"/>
    </style:style>
    <style:style style:name="P125" style:family="paragraph" style:parent-style-name="Text_20_body">
      <style:text-properties fo:font-weight="normal" style:font-weight-asian="normal" style:font-weight-complex="normal"/>
    </style:style>
    <style:style style:name="P126" style:family="paragraph" style:parent-style-name="Standard">
      <style:paragraph-properties fo:break-before="page"/>
    </style:style>
    <style:style style:name="P127" style:family="paragraph" style:parent-style-name="Contents_20_Heading">
      <style:paragraph-properties fo:break-before="page"/>
    </style:style>
    <style:style style:name="P128" style:family="paragraph" style:parent-style-name="Text_20_body">
      <style:paragraph-properties fo:break-before="page"/>
    </style:style>
    <style:style style:name="P129" style:family="paragraph" style:parent-style-name="Contents_20_1">
      <style:paragraph-properties>
        <style:tab-stops>
          <style:tab-stop style:position="1.3cm"/>
          <style:tab-stop style:position="16.499cm" style:type="right" style:leader-style="dotted" style:leader-text="."/>
        </style:tab-stops>
      </style:paragraph-properties>
    </style:style>
    <style:style style:name="P130" style:family="paragraph" style:parent-style-name="Contents_20_2">
      <style:paragraph-properties>
        <style:tab-stops>
          <style:tab-stop style:position="1.3cm"/>
          <style:tab-stop style:position="16.499cm" style:type="right" style:leader-style="dotted" style:leader-text="."/>
        </style:tab-stops>
      </style:paragraph-properties>
    </style:style>
    <style:style style:name="P131" style:family="paragraph" style:parent-style-name="Contents_20_3">
      <style:paragraph-properties>
        <style:tab-stops>
          <style:tab-stop style:position="1.3cm"/>
          <style:tab-stop style:position="16.499cm" style:type="right" style:leader-style="dotted" style:leader-text="."/>
        </style:tab-stops>
      </style:paragraph-properties>
    </style:style>
    <style:style style:name="P132" style:family="paragraph" style:parent-style-name="WW-Table_20_Heading">
      <style:paragraph-properties fo:background-color="#ff0000">
        <style:background-image/>
      </style:paragraph-properties>
      <style:text-properties fo:color="#ffffff" style:font-name="Courier New1" fo:font-weight="bold" style:font-weight-asian="bold" style:font-weight-complex="bold"/>
    </style:style>
    <style:style style:name="P133" style:family="paragraph" style:parent-style-name="WW-Preformatted_20_Text">
      <style:text-properties style:font-name="Courier New1" fo:language="de" fo:country="DE"/>
    </style:style>
    <style:style style:name="P134" style:family="paragraph" style:parent-style-name="WW-Preformatted_20_Text">
      <style:paragraph-properties fo:margin-top="0cm" fo:margin-bottom="0.499cm"/>
    </style:style>
    <style:style style:name="P135" style:family="paragraph" style:parent-style-name="Standard" style:master-page-name="Standard">
      <style:paragraph-properties fo:text-align="center" style:justify-single-word="false"/>
      <style:text-properties style:font-name="Albany" fo:font-size="22pt" style:font-size-asian="22pt"/>
    </style:style>
    <style:style style:name="P136" style:family="paragraph" style:parent-style-name="Standard" style:master-page-name="">
      <style:paragraph-properties fo:background-color="#c5d5a9" style:shadow="none">
        <style:tab-stops/>
        <style:background-image/>
      </style:paragraph-properties>
    </style:style>
    <style:style style:name="P137" style:family="paragraph" style:parent-style-name="Standard" style:master-page-name="">
      <style:paragraph-properties fo:break-before="column"/>
      <style:text-properties style:font-name="Courier New" fo:font-size="10pt" style:font-name-asian="Arial1" style:font-size-asian="10pt" style:font-name-complex="Arial1" style:font-size-complex="10pt"/>
    </style:style>
    <style:style style:name="P138" style:family="paragraph" style:parent-style-name="Standard" style:master-page-name="">
      <style:paragraph-properties fo:break-before="column"/>
      <style:text-properties style:font-name="Courier New" fo:font-size="10pt" style:font-name-asian="Arial1" style:font-size-asian="10pt" style:font-name-complex="Arial1" style:font-size-complex="10pt"/>
    </style:style>
    <style:style style:name="P139" style:family="paragraph" style:parent-style-name="Standard">
      <style:text-properties style:text-line-through-style="solid" style:font-name="Courier New" fo:font-size="10pt" style:font-name-asian="Arial1" style:font-size-asian="10pt" style:font-name-complex="Arial1" style:font-size-complex="10pt"/>
    </style:style>
    <style:style style:name="P140" style:family="paragraph" style:parent-style-name="Standard">
      <style:paragraph-properties fo:margin-left="0cm" fo:margin-right="0cm" fo:text-indent="0cm" style:auto-text-indent="false" style:text-autospace="none"/>
      <style:text-properties style:font-name="Albany1" fo:font-size="10pt" style:font-name-asian="Arial1" style:font-size-asian="10pt" style:font-name-complex="Arial1" style:font-size-complex="10pt"/>
    </style:style>
    <style:style style:name="P141" style:family="paragraph" style:parent-style-name="Standard">
      <style:paragraph-properties fo:margin-left="0cm" fo:margin-right="0cm" fo:text-indent="0cm" style:auto-text-indent="false" style:text-autospace="none"/>
      <style:text-properties style:font-name="Courier New1" fo:font-size="10pt" style:font-name-asian="Arial1" style:font-size-asian="10pt" style:font-name-complex="Arial1" style:font-size-complex="10pt"/>
    </style:style>
    <style:style style:name="P142" style:family="paragraph" style:parent-style-name="Text_20_body" style:list-style-name="L6"/>
    <style:style style:name="P143" style:family="paragraph" style:parent-style-name="Text_20_body" style:list-style-name="L6"/>
    <style:style style:name="P144" style:family="paragraph" style:parent-style-name="Text_20_body" style:list-style-name="L6"/>
    <style:style style:name="P145" style:family="paragraph" style:parent-style-name="Text_20_body" style:list-style-name="L6"/>
    <style:style style:name="P146" style:family="paragraph" style:parent-style-name="Text_20_body" style:list-style-name="WW8Num2">
      <style:paragraph-properties fo:margin-left="0cm" fo:margin-right="0cm" fo:text-indent="0cm" style:auto-text-indent="false">
        <style:tab-stops/>
      </style:paragraph-properties>
    </style:style>
    <style:style style:name="P147" style:family="paragraph" style:parent-style-name="Text_20_body" style:list-style-name="WW8Num2">
      <style:paragraph-properties fo:margin-left="0cm" fo:margin-right="0cm" fo:text-indent="0cm" style:auto-text-indent="false">
        <style:tab-stops/>
      </style:paragraph-properties>
    </style:style>
    <style:style style:name="P148" style:family="paragraph" style:parent-style-name="Text_20_body" style:list-style-name="L2">
      <style:paragraph-properties fo:margin-left="0cm" fo:margin-right="0cm" fo:text-align="start" style:justify-single-word="false" fo:text-indent="0cm" style:auto-text-indent="false">
        <style:tab-stops/>
      </style:paragraph-properties>
    </style:style>
    <style:style style:name="P149" style:family="paragraph" style:parent-style-name="Text_20_body" style:list-style-name="L3">
      <style:paragraph-properties fo:margin-left="0cm" fo:margin-right="0cm" fo:text-align="start" style:justify-single-word="false" fo:text-indent="0cm" style:auto-text-indent="false">
        <style:tab-stops/>
      </style:paragraph-properties>
    </style:style>
    <style:style style:name="P150"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51"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52"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53"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54"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55"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56"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57"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58"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59"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60"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61" style:family="paragraph" style:parent-style-name="Text_20_body" style:list-style-name="L4">
      <style:paragraph-properties fo:margin-left="0cm" fo:margin-right="0cm" fo:text-align="start" style:justify-single-word="false" fo:text-indent="0cm" style:auto-text-indent="false">
        <style:tab-stops/>
      </style:paragraph-properties>
    </style:style>
    <style:style style:name="P162" style:family="paragraph" style:parent-style-name="Text_20_body" style:list-style-name="L5">
      <style:paragraph-properties fo:margin-left="0cm" fo:margin-right="0cm" fo:text-align="start" style:justify-single-word="false" fo:text-indent="0cm" style:auto-text-indent="false">
        <style:tab-stops/>
      </style:paragraph-properties>
    </style:style>
    <style:style style:name="P163" style:family="paragraph" style:parent-style-name="Text_20_body" style:list-style-name="L5">
      <style:paragraph-properties fo:margin-left="0cm" fo:margin-right="0cm" fo:text-align="start" style:justify-single-word="false" fo:text-indent="0cm" style:auto-text-indent="false">
        <style:tab-stops/>
      </style:paragraph-properties>
    </style:style>
    <style:style style:name="P164" style:family="paragraph" style:parent-style-name="Heading_20_4" style:list-style-name="WW8Num1" style:master-page-name="Convert_20_1">
      <style:paragraph-properties fo:margin-left="0.026cm" fo:margin-right="0cm" fo:text-indent="0cm" style:auto-text-indent="false" style:page-number="1">
        <style:tab-stops/>
      </style:paragraph-properties>
    </style:style>
    <style:style style:name="P165" style:family="paragraph" style:parent-style-name="WW-Table_20_Contents" style:list-style-name="L1">
      <style:text-properties fo:language="en" fo:country="US"/>
    </style:style>
    <style:style style:name="P166" style:family="paragraph" style:parent-style-name="WW-Table_20_Contents" style:list-style-name="L1">
      <style:text-properties fo:language="en" fo:country="US"/>
    </style:style>
    <style:style style:name="P167" style:family="paragraph" style:parent-style-name="WW-Table_20_Contents">
      <style:paragraph-properties fo:text-align="start" style:justify-single-word="false"/>
      <style:text-properties style:font-name="Albany1"/>
    </style:style>
    <style:style style:name="P168" style:family="paragraph" style:parent-style-name="WW-Table_20_Contents">
      <style:text-properties style:font-name="Albany1" fo:language="en" fo:country="US"/>
    </style:style>
    <style:style style:name="T1" style:family="text">
      <style:text-properties style:text-line-through-style="solid" style:font-name="Courier New" fo:font-size="10pt" style:font-name-asian="Arial1" style:font-size-asian="10pt" style:font-name-complex="Arial1" style:font-size-complex="10pt"/>
    </style:style>
    <style:style style:name="T2" style:family="text">
      <style:text-properties style:font-name="Courier New1" fo:font-size="10pt" style:font-name-asian="Arial1" style:font-size-asian="10pt" style:font-name-complex="Arial1" style:font-size-complex="10pt"/>
    </style:style>
    <style:style style:name="T3" style:family="text">
      <style:text-properties style:text-line-through-style="solid" style:font-name="Courier New" fo:font-size="10pt" style:font-name-asian="Arial1" style:font-size-asian="10pt" style:font-name-complex="Arial1" style:font-size-complex="10pt"/>
    </style:style>
    <style:style style:name="T4" style:family="text">
      <style:text-properties style:font-name="Courier New1" fo:font-size="10pt" style:font-name-asian="Arial1" style:font-size-asian="10pt" style:font-name-complex="Arial1" style:font-size-complex="10pt"/>
    </style:style>
    <style:style style:name="T5" style:family="text">
      <style:text-properties style:font-name="Courier New1" fo:font-weight="bold" style:font-weight-asian="bold" style:font-weight-complex="bold"/>
    </style:style>
    <style:style style:name="T6" style:family="text">
      <style:text-properties style:font-name="Albany"/>
    </style:style>
    <style:style style:name="T7" style:family="text">
      <style:text-properties style:font-name="Albany" fo:font-size="10pt" fo:language="en" fo:country="US" style:font-name-asian="Arial1" style:font-size-asian="10pt" style:font-name-complex="Arial1" style:font-size-complex="10pt"/>
    </style:style>
    <style:style style:name="T8" style:family="text">
      <style:text-properties fo:font-weight="bold" style:font-weight-asian="bold"/>
    </style:style>
    <style:style style:name="T9" style:family="text">
      <style:text-properties fo:font-weight="bold" style:font-weight-asian="bold" style:font-weight-complex="bold"/>
    </style:style>
    <style:style style:name="T10" style:family="text">
      <style:text-properties style:font-name="Albany1" fo:font-size="10pt" fo:language="en" fo:country="US" style:font-name-asian="Arial1" style:font-size-asian="10pt" style:font-name-complex="Arial1" style:font-size-complex="10pt"/>
    </style:style>
    <style:style style:name="T11" style:family="text">
      <style:text-properties style:font-name="Albany1" fo:font-size="10pt" style:font-size-asian="10pt" style:font-size-complex="10pt"/>
    </style:style>
    <style:style style:name="T12" style:family="text">
      <style:text-properties style:font-name="Courier New"/>
    </style:style>
    <style:style style:name="T13" style:family="text">
      <style:text-properties style:font-name="Courier New" fo:font-size="10pt" fo:background-color="#ffff00" style:font-name-asian="Arial1" style:font-size-asian="10pt" style:font-name-complex="Arial1" style:font-size-complex="10pt"/>
    </style:style>
    <style:style style:name="T14" style:family="text">
      <style:text-properties style:font-name="Courier New" fo:font-size="10pt" style:font-size-asian="10pt" style:font-size-complex="10pt"/>
    </style:style>
    <style:style style:name="T15" style:family="text">
      <style:text-properties style:font-name="Courier New" fo:font-size="10pt" fo:font-weight="normal" style:font-size-asian="10pt" style:font-weight-asian="normal" style:font-size-complex="10pt" style:font-weight-complex="normal"/>
    </style:style>
    <style:style style:name="T16" style:family="text">
      <style:text-properties style:font-name="Courier New" fo:font-size="10pt" fo:font-weight="normal" style:font-name-asian="Arial1" style:font-size-asian="10pt" style:font-weight-asian="normal" style:font-name-complex="Arial1" style:font-size-complex="10pt" style:font-weight-complex="normal"/>
    </style:style>
    <style:style style:name="T17" style:family="text">
      <style:text-properties style:font-name="Courier New" fo:font-size="10pt" fo:font-weight="bold" style:font-size-asian="10pt" style:font-weight-asian="bold" style:font-size-complex="10pt" style:font-weight-complex="bold"/>
    </style:style>
    <style:style style:name="T18" style:family="text">
      <style:text-properties style:font-name="Courier New" fo:font-size="10pt" fo:font-weight="bold" style:font-name-asian="Arial1" style:font-size-asian="10pt" style:font-weight-asian="bold" style:font-name-complex="Arial1" style:font-size-complex="10pt" style:font-weight-complex="bold"/>
    </style:style>
    <style:style style:name="T19" style:family="text">
      <style:text-properties style:font-name="Courier New" fo:font-size="10pt" fo:font-style="normal" fo:font-weight="normal" fo:background-color="#ffff00" style:font-size-asian="10pt" style:font-style-asian="normal" style:font-weight-asian="normal" style:font-size-complex="10pt" style:font-weight-complex="normal"/>
    </style:style>
    <style:style style:name="T20" style:family="text">
      <style:text-properties style:font-name="Courier New" fo:font-size="10pt" style:font-name-asian="Arial1" style:font-size-asian="10pt" style:font-name-complex="Arial1" style:font-size-complex="10pt"/>
    </style:style>
    <style:style style:name="T21" style:family="text">
      <style:text-properties style:font-name="Courier New" fo:background-color="#ffff00"/>
    </style:style>
    <style:style style:name="T22" style:family="text">
      <style:text-properties style:font-name="Courier New" fo:font-weight="bold" style:font-weight-asian="bold" style:font-weight-complex="bold"/>
    </style:style>
    <style:style style:name="T23" style:family="text">
      <style:text-properties style:font-name="Courier New" fo:font-weight="normal" style:font-weight-asian="normal" style:font-weight-complex="normal"/>
    </style:style>
    <style:style style:name="T24" style:family="text">
      <style:text-properties style:font-name="Courier New" fo:font-size="9pt" fo:font-weight="bold" style:font-name-asian="Arial1" style:font-size-asian="9pt" style:font-weight-asian="bold" style:font-name-complex="Arial1" style:font-size-complex="9pt" style:font-weight-complex="bold"/>
    </style:style>
    <style:style style:name="T25" style:family="text">
      <style:text-properties style:font-name="Courier New" fo:background-color="transparent"/>
    </style:style>
    <style:style style:name="T26" style:family="text">
      <style:text-properties style:font-name="Courier New" fo:background-color="#ffffff"/>
    </style:style>
    <style:style style:name="T27" style:family="text">
      <style:text-properties fo:color="#0000ff" style:font-name="Courier New" fo:font-size="10pt" style:text-underline-style="solid" style:text-underline-width="auto" style:text-underline-color="font-color" fo:font-weight="bold" style:font-size-asian="10pt" style:font-weight-asian="bold" style:font-size-complex="10pt" style:font-weight-complex="bold"/>
    </style:style>
    <style:style style:name="T28" style:family="text">
      <style:text-properties fo:color="#0000ff" style:font-name="Courier New" fo:font-size="10pt"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T29" style:family="text">
      <style:text-properties fo:font-weight="normal" style:font-weight-asian="normal" style:font-weight-complex="normal"/>
    </style:style>
    <style:style style:name="T30" style:family="text">
      <style:text-properties fo:color="#666666" style:font-name="Courier New" fo:font-size="10pt" fo:font-weight="normal" style:font-size-asian="10pt" style:font-weight-asian="normal" style:font-size-complex="10pt" style:font-weight-complex="normal"/>
    </style:style>
    <style:style style:name="T31" style:family="text">
      <style:text-properties fo:color="#ff00ff" style:text-underline-style="solid" style:text-underline-width="bold" style:text-underline-color="font-color"/>
    </style:style>
    <style:style style:name="T32" style:family="text">
      <style:text-properties fo:color="#ff00ff" style:text-underline-style="solid" style:text-underline-width="bold" style:text-underline-color="font-color" fo:font-weight="normal" style:font-weight-asian="normal" style:font-weight-complex="normal"/>
    </style:style>
    <style:style style:name="T33" style:family="text">
      <style:text-properties fo:color="#ff00ff" style:text-underline-style="solid" style:text-underline-width="bold" style:text-underline-color="font-color" fo:font-weight="bold" style:font-weight-asian="bold" style:font-weight-complex="bold"/>
    </style:style>
    <style:style style:name="T34" style:family="text">
      <style:text-properties fo:color="#ff00ff" style:font-name="Courier New1" fo:font-size="10pt" style:text-underline-style="solid" style:text-underline-width="bold" style:text-underline-color="font-color" fo:font-weight="bold" style:font-name-asian="Arial1" style:font-size-asian="10pt" style:font-weight-asian="bold" style:font-name-complex="Arial1" style:font-size-complex="10pt" style:font-weight-complex="bold"/>
    </style:style>
    <style:style style:name="T35" style:family="text">
      <style:text-properties fo:color="#ff00ff" style:font-name="Courier New1" style:text-underline-style="solid" style:text-underline-width="bold" style:text-underline-color="font-color"/>
    </style:style>
    <style:style style:name="T36" style:family="text">
      <style:text-properties fo:color="#ff00ff" style:font-name="Courier New" fo:font-size="10pt" style:text-underline-style="solid" style:text-underline-width="bold" style:text-underline-color="font-color" fo:font-weight="bold" style:font-name-asian="Arial1" style:font-size-asian="10pt" style:font-weight-asian="bold" style:font-name-complex="Arial1" style:font-size-complex="10pt" style:font-weight-complex="bold"/>
    </style:style>
    <style:style style:name="T37" style:family="text">
      <style:text-properties fo:color="#000000" style:font-name="Courier New1"/>
    </style:style>
    <style:style style:name="T38" style:family="text">
      <style:text-properties fo:color="#000000" style:font-name="Courier New1" fo:font-size="10pt" fo:font-weight="bold" style:font-name-asian="Arial1" style:font-size-asian="10pt" style:font-weight-asian="bold" style:font-name-complex="Arial1" style:font-size-complex="10pt" style:font-weight-complex="bold"/>
    </style:style>
    <style:style style:name="T39" style:family="text">
      <style:text-properties fo:color="#000000" style:font-name="Courier New1" fo:font-size="10pt" style:text-underline-style="solid" style:text-underline-width="auto" style:text-underline-color="font-color" fo:font-weight="bold" style:font-name-asian="Arial1" style:font-size-asian="10pt" style:font-weight-asian="bold" style:font-name-complex="Arial1" style:font-size-complex="10pt" style:font-weight-complex="bold"/>
    </style:style>
    <style:style style:name="T40" style:family="text">
      <style:text-properties fo:color="#000000" style:font-name="Courier New" fo:font-size="10pt" fo:font-weight="bold" style:font-name-asian="Arial1" style:font-size-asian="10pt" style:font-weight-asian="bold" style:font-name-complex="Arial1" style:font-size-complex="10pt" style:font-weight-complex="bold"/>
    </style:style>
    <style:style style:name="T41" style:family="text">
      <style:text-properties style:font-name="Arial1" fo:font-size="10pt" fo:font-weight="normal" style:font-name-asian="Arial1" style:font-size-asian="10pt" style:font-weight-asian="normal" style:font-name-complex="Arial1" style:font-size-complex="10pt" style:font-weight-complex="normal"/>
    </style:style>
    <style:style style:name="T42" style:family="text">
      <style:text-properties style:font-name="Arial1" fo:font-size="10pt" fo:font-weight="bold" style:font-name-asian="Arial1" style:font-size-asian="10pt" style:font-weight-asian="bold" style:font-name-complex="Arial1" style:font-size-complex="10pt" style:font-weight-complex="bold"/>
    </style:style>
    <style:style style:name="T43" style:family="text">
      <style:text-properties fo:color="#ffffff" style:font-name="Courier New" fo:background-color="#ff0000"/>
    </style:style>
    <style:style style:name="T44" style:family="text">
      <style:text-properties fo:color="#ffffff" fo:background-color="#ff0000"/>
    </style:style>
    <style:style style:name="T45" style:family="text">
      <style:text-properties fo:color="#ffffff" fo:font-weight="bold" fo:background-color="#ff0000" style:font-weight-asian="bold" style:font-weight-complex="bold"/>
    </style:style>
    <style:style style:name="T46" style:family="text">
      <style:text-properties style:font-name-asian="Arial1" style:font-name-complex="Arial1"/>
    </style:style>
    <style:style style:name="T47" style:family="text">
      <style:text-properties fo:background-color="#ffff00"/>
    </style:style>
    <style:style style:name="T48" style:family="text">
      <style:text-properties fo:background-color="#c5d5a9"/>
    </style:style>
    <style:style style:name="T49" style:family="text">
      <style:text-properties fo:background-color="#f8d583"/>
    </style:style>
    <style:style style:name="T50" style:family="text">
      <style:text-properties fo:background-color="transparen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number:date-style style:name="N75" number:automatic-order="true">
      <number:day/>
      <number:text>. </number:text>
      <number:month number:textual="true"/>
      <number:text> </number:text>
      <number:year number:style="long"/>
    </number:date-style>
    <number:text-style style:name="N100">
      <number:text-content/>
    </number:text-style>
  </office:automatic-styles>
  <office:body>
    <office:text>
      <office:forms form:automatic-focus="false" form:apply-design-mode="false"/>
      <text:tracked-changes text:track-changes="false">
        <text:changed-region text:id="ct121907368">
          <text:deletion>
            <office:change-info>
              <dc:creator>Matthias Müller-Prove</dc:creator>
              <dc:date>2007-01-04T10:28:00</dc:date>
            </office:change-info>
            <text:p text:style-name="P1"><text:span text:style-name="T1">Ole</text:span></text:p>
          </text:deletion>
        </text:changed-region>
        <text:changed-region text:id="ct121903920">
          <text:insertion>
            <office:change-info>
              <dc:creator>Matthias Müller-Prove</dc:creator>
              <dc:date>2007-01-04T10:28:00</dc:date>
            </office:change-info>
          </text:insertion>
        </text:changed-region>
        <text:changed-region text:id="ct122062992">
          <text:deletion>
            <office:change-info>
              <dc:creator>Matthias Müller-Prove</dc:creator>
              <dc:date>2006-12-27T13:09:00</dc:date>
            </office:change-info>
            <text:p text:style-name="P2"><text:span text:style-name="T2">Insert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5">Toolbar Content Specification</text:p>
      <text:p text:style-name="P5"/>
      <text:p text:style-name="P6"/>
      <text:p text:style-name="P56"/>
      <table:table table:name="Table1" table:style-name="Table1">
        <table:table-column table:style-name="Table1.A"/>
        <table:table-column table:style-name="Table1.B"/>
        <table:table-column table:style-name="Table1.A"/>
        <table:table-column table:style-name="Table1.D"/>
        <table:table-header-rows>
          <table:table-row>
            <table:table-cell table:style-name="Table1.A1" office:value-type="string">
              <text:p text:style-name="P57">Document - ID</text:p>
            </table:table-cell>
            <table:table-cell table:style-name="Table1.A1" office:value-type="string">
              <text:p text:style-name="P58">Specification Owner </text:p>
            </table:table-cell>
            <table:table-cell table:style-name="Table1.A1" office:value-type="string">
              <text:p text:style-name="P58">Last Change </text:p>
            </table:table-cell>
            <table:table-cell table:style-name="Table1.D1" office:value-type="string">
              <text:p text:style-name="P58">Status</text:p>
            </table:table-cell>
          </table:table-row>
        </table:table-header-rows>
        <table:table-row>
          <table:table-cell table:style-name="Table1.A2" office:value-type="string">
            <text:p text:style-name="P80"/>
          </table:table-cell>
          <table:table-cell table:style-name="Table1.A2" office:value-type="string">
            <text:p text:style-name="P80">Christian Jansen</text:p>
          </table:table-cell>
          <table:table-cell table:style-name="Table1.A2" office:value-type="string">
            <text:p text:style-name="P81"><text:date style:data-style-name="N75" text:date-value="2007-07-02T16:09:46.39">Jul 2, 2007</text:date></text:p>
          </table:table-cell>
          <table:table-cell table:style-name="Table1.D2" office:value-type="string">
            <text:p text:style-name="P80">Final</text:p>
          </table:table-cell>
        </table:table-row>
        <table:table-row table:style-name="Table1.3">
          <table:table-cell table:style-name="Table1.D2" table:number-columns-spanned="4" office:value-type="string">
            <text:p text:style-name="P80"/>
          </table:table-cell>
          <table:covered-table-cell/>
          <table:covered-table-cell/>
          <table:covered-table-cell/>
        </table:table-row>
        <table:table-row>
          <table:table-cell table:style-name="Table1.A2" office:value-type="string">
            <text:p text:style-name="P57">Conforms to</text:p>
          </table:table-cell>
          <table:table-cell table:style-name="Table1.D2" table:number-columns-spanned="3" office:value-type="string">
            <text:p text:style-name="P80"/>
          </table:table-cell>
          <table:covered-table-cell/>
          <table:covered-table-cell/>
        </table:table-row>
        <table:table-row>
          <table:table-cell table:style-name="Table1.A2" office:value-type="string">
            <text:p text:style-name="P57">Applies to</text:p>
          </table:table-cell>
          <table:table-cell table:style-name="Table1.D2" table:number-columns-spanned="3" office:value-type="string">
            <text:p text:style-name="P80">All Modules of OpenOffice.org</text:p>
          </table:table-cell>
          <table:covered-table-cell/>
          <table:covered-table-cell/>
        </table:table-row>
        <table:table-row>
          <table:table-cell table:style-name="Table1.A2" office:value-type="string">
            <text:p text:style-name="P57">Task ID(s)</text:p>
          </table:table-cell>
          <table:table-cell table:style-name="Table1.D2" table:number-columns-spanned="3" office:value-type="string">
            <text:p text:style-name="WW-Table_20_Contents"><text:a xlink:type="simple" xlink:href="http://so-web3.germany.sun.com/iBIS/servlet/edit.ControlPanel?tid=i33308"><text:span text:style-name="Internet_20_link"><text:span text:style-name="T6">33308, 50428</text:span></text:span></text:a></text:p>
            <text:p text:style-name="WW-Table_20_Contents"><text:a xlink:type="simple" xlink:href="http://so-web3.germany.sun.com/iBIS/servlet/edit.ControlPanel?tid=i33308"><text:span text:style-name="Internet_20_link"><text:span text:style-name="T6">OOo 2.3: i73117</text:span></text:span></text:a></text:p>
          </table:table-cell>
          <table:covered-table-cell/>
          <table:covered-table-cell/>
        </table:table-row>
        <table:table-row>
          <table:table-cell table:style-name="Table1.A2" office:value-type="string">
            <text:p text:style-name="P57">Category</text:p>
          </table:table-cell>
          <table:table-cell table:style-name="Table1.B7" table:number-columns-spanned="3" office:value-type="string">
            <text:p text:style-name="P82">Feature</text:p>
          </table:table-cell>
          <table:covered-table-cell/>
          <table:covered-table-cell/>
        </table:table-row>
      </table:table>
      <text:p text:style-name="P117"/>
      <text:p text:style-name="P118">Abstract</text:p>
      <text:p text:style-name="Text_20_body">This specification covers the Toolbar content changes for OpenOffice.org 2.0</text:p>
      <text:p text:style-name="P119">i-Team Members (The specification owner is part of the i-Team)</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59"/>
            </table:table-cell>
            <table:table-cell table:style-name="Table2.A1" office:value-type="string">
              <text:p text:style-name="P59">Name</text:p>
            </table:table-cell>
            <table:table-cell table:style-name="Table2.C1" office:value-type="string">
              <text:p text:style-name="WW-Table_20_Heading">E-mail Address</text:p>
            </table:table-cell>
          </table:table-row>
        </table:table-header-rows>
        <table:table-row>
          <table:table-cell table:style-name="Table2.A2" office:value-type="string">
            <text:p text:style-name="WW-Table_20_Heading">User Experience</text:p>
          </table:table-cell>
          <table:table-cell table:style-name="Table2.A2" office:value-type="string">
            <text:p text:style-name="P85">Christian Jansen</text:p>
          </table:table-cell>
          <table:table-cell table:style-name="Table2.C2" office:value-type="string">
            <text:p text:style-name="P85">Christian.jansen@sun.com</text:p>
          </table:table-cell>
        </table:table-row>
        <table:table-row>
          <table:table-cell table:style-name="Table2.A2" office:value-type="string">
            <text:p text:style-name="WW-Table_20_Heading">Development</text:p>
          </table:table-cell>
          <table:table-cell table:style-name="Table2.A2" office:value-type="string">
            <text:p text:style-name="P85">Oliver Specht</text:p>
          </table:table-cell>
          <table:table-cell table:style-name="Table2.C2" office:value-type="string">
            <text:p text:style-name="P85">Oliver.specht@sun.com</text:p>
          </table:table-cell>
        </table:table-row>
        <table:table-row>
          <table:table-cell table:style-name="Table2.A2" office:value-type="string">
            <text:p text:style-name="WW-Table_20_Heading"/>
          </table:table-cell>
          <table:table-cell table:style-name="Table2.A2" office:value-type="string">
            <text:p text:style-name="P85">Frank Schönheit</text:p>
          </table:table-cell>
          <table:table-cell table:style-name="Table2.C2" office:value-type="string">
            <text:p text:style-name="P85">Frank.Schoenheit@sun.com</text:p>
          </table:table-cell>
        </table:table-row>
        <table:table-row>
          <table:table-cell table:style-name="Table2.A2" office:value-type="string">
            <text:p text:style-name="WW-Table_20_Heading"/>
          </table:table-cell>
          <table:table-cell table:style-name="Table2.A2" office:value-type="string">
            <text:p text:style-name="P85">Niklas Nebel</text:p>
          </table:table-cell>
          <table:table-cell table:style-name="Table2.C2" office:value-type="string">
            <text:p text:style-name="P85">Niklas.Nebel@sun.com</text:p>
          </table:table-cell>
        </table:table-row>
        <table:table-row>
          <table:table-cell table:style-name="Table2.A2" office:value-type="string">
            <text:p text:style-name="WW-Table_20_Heading"/>
          </table:table-cell>
          <table:table-cell table:style-name="Table2.A2" office:value-type="string">
            <text:p text:style-name="P85">Christian Lippka</text:p>
          </table:table-cell>
          <table:table-cell table:style-name="Table2.C2" office:value-type="string">
            <text:p text:style-name="P85">Christian.Lippka@sun.com</text:p>
          </table:table-cell>
        </table:table-row>
        <table:table-row>
          <table:table-cell table:style-name="Table2.A2" office:value-type="string">
            <text:p text:style-name="WW-Table_20_Heading">Quality Assurance</text:p>
          </table:table-cell>
          <table:table-cell table:style-name="Table2.A2" office:value-type="string">
            <text:p text:style-name="P85">Éric Savary</text:p>
          </table:table-cell>
          <table:table-cell table:style-name="Table2.C2" office:value-type="string">
            <text:p text:style-name="P85">Eric.Savary@sun.com</text:p>
          </table:table-cell>
        </table:table-row>
        <table:table-row>
          <table:table-cell table:style-name="Table2.A2" office:value-type="string">
            <text:p text:style-name="WW-Table_20_Heading"/>
          </table:table-cell>
          <table:table-cell table:style-name="Table2.A2" office:value-type="string">
            <text:p text:style-name="P85">Marc Neumann</text:p>
          </table:table-cell>
          <table:table-cell table:style-name="Table2.C2" office:value-type="string">
            <text:p text:style-name="P85">Marc.Neumann@sun.com</text:p>
          </table:table-cell>
        </table:table-row>
        <table:table-row>
          <table:table-cell table:style-name="Table2.A2" office:value-type="string">
            <text:p text:style-name="WW-Table_20_Heading"/>
          </table:table-cell>
          <table:table-cell table:style-name="Table2.A2" office:value-type="string">
            <text:p text:style-name="P85">Frank Stecher</text:p>
          </table:table-cell>
          <table:table-cell table:style-name="Table2.C2" office:value-type="string">
            <text:p text:style-name="P85">Frank.Stecher@sun.com</text:p>
          </table:table-cell>
        </table:table-row>
        <table:table-row>
          <table:table-cell table:style-name="Table2.A2" office:value-type="string">
            <text:p text:style-name="WW-Table_20_Heading"/>
          </table:table-cell>
          <table:table-cell table:style-name="Table2.A2" office:value-type="string">
            <text:p text:style-name="P85">Christian Günther</text:p>
          </table:table-cell>
          <table:table-cell table:style-name="Table2.C2" office:value-type="string">
            <text:p text:style-name="P85">Christian.Guenther@sun.com</text:p>
          </table:table-cell>
        </table:table-row>
        <table:table-row>
          <table:table-cell table:style-name="Table2.A2" office:value-type="string">
            <text:p text:style-name="WW-Table_20_Heading">Documentation</text:p>
          </table:table-cell>
          <table:table-cell table:style-name="Table2.A2" office:value-type="string">
            <text:p text:style-name="P85">Uwe Fischer</text:p>
          </table:table-cell>
          <table:table-cell table:style-name="Table2.C2" office:value-type="string">
            <text:p text:style-name="P85">Uwe.Fischer@sun.com</text:p>
          </table:table-cell>
        </table:table-row>
      </table:table>
      <text:p text:style-name="Standard"/>
      <text:p text:style-name="P118">Approved for Implementatio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9"/>
            </table:table-cell>
            <table:table-cell table:style-name="Table3.A1" office:value-type="string">
              <text:p text:style-name="WW-Table_20_Heading">Approved by</text:p>
            </table:table-cell>
            <table:table-cell table:style-name="Table3.C1" office:value-type="string">
              <text:p text:style-name="WW-Table_20_Heading">Date</text:p>
            </table:table-cell>
          </table:table-row>
        </table:table-header-rows>
        <table:table-row>
          <table:table-cell table:style-name="Table3.A2" office:value-type="string">
            <text:p text:style-name="P59">User Experience</text:p>
          </table:table-cell>
          <table:table-cell table:style-name="Table3.A2" office:value-type="string">
            <text:p text:style-name="P85">Christian Jansen</text:p>
          </table:table-cell>
          <table:table-cell table:style-name="Table3.C2" office:value-type="string">
            <text:p text:style-name="P86">10/06/2004</text:p>
          </table:table-cell>
        </table:table-row>
        <table:table-row>
          <table:table-cell table:style-name="Table3.A2" office:value-type="string">
            <text:p text:style-name="WW-Table_20_Heading">Development</text:p>
          </table:table-cell>
          <table:table-cell table:style-name="Table3.A2" office:value-type="string">
            <text:p text:style-name="P85">Oliver Specht</text:p>
          </table:table-cell>
          <table:table-cell table:style-name="Table3.C2" office:value-type="string">
            <text:p text:style-name="P85">10/28/2004</text:p>
          </table:table-cell>
        </table:table-row>
        <table:table-row>
          <table:table-cell table:style-name="Table3.A2" office:value-type="string">
            <text:p text:style-name="WW-Table_20_Heading"/>
          </table:table-cell>
          <table:table-cell table:style-name="Table3.A2" office:value-type="string">
            <text:p text:style-name="P85">Frank Schönheit</text:p>
          </table:table-cell>
          <table:table-cell table:style-name="Table3.C2" office:value-type="string">
            <text:p text:style-name="P85">11/05/2004</text:p>
          </table:table-cell>
        </table:table-row>
        <table:table-row>
          <table:table-cell table:style-name="Table3.A2" office:value-type="string">
            <text:p text:style-name="WW-Table_20_Heading"/>
          </table:table-cell>
          <table:table-cell table:style-name="Table3.A2" office:value-type="string">
            <text:p text:style-name="WW-Table_20_Contents">Ocke Janssen</text:p>
          </table:table-cell>
          <table:table-cell table:style-name="Table3.C2" office:value-type="string">
            <text:p text:style-name="P87">11/05/2004</text:p>
          </table:table-cell>
        </table:table-row>
        <table:table-row>
          <table:table-cell table:style-name="Table3.A2" office:value-type="string">
            <text:p text:style-name="WW-Table_20_Heading"/>
          </table:table-cell>
          <table:table-cell table:style-name="Table3.A2" office:value-type="string">
            <text:p text:style-name="P85">Christian Lippka</text:p>
          </table:table-cell>
          <table:table-cell table:style-name="Table3.C2" office:value-type="string">
            <text:p text:style-name="P85">11/09/2004</text:p>
          </table:table-cell>
        </table:table-row>
        <table:table-row>
          <table:table-cell table:style-name="Table3.A2" office:value-type="string">
            <text:p text:style-name="WW-Table_20_Heading">Quality Assurance</text:p>
          </table:table-cell>
          <table:table-cell table:style-name="Table3.A2" office:value-type="string">
            <text:p text:style-name="P85">Marc Neumann</text:p>
          </table:table-cell>
          <table:table-cell table:style-name="Table3.C2" office:value-type="string">
            <text:p text:style-name="P86">10/06/2004</text:p>
          </table:table-cell>
        </table:table-row>
        <table:table-row>
          <table:table-cell table:style-name="Table3.A2" office:value-type="string">
            <text:p text:style-name="WW-Table_20_Heading"/>
          </table:table-cell>
          <table:table-cell table:style-name="Table3.A2" office:value-type="string">
            <text:p text:style-name="P85">Frank Stecher</text:p>
          </table:table-cell>
          <table:table-cell table:style-name="Table3.C2" office:value-type="string">
            <text:p text:style-name="P85">10/28/2004</text:p>
          </table:table-cell>
        </table:table-row>
        <table:table-row>
          <table:table-cell table:style-name="Table3.A2" office:value-type="string">
            <text:p text:style-name="WW-Table_20_Heading"/>
          </table:table-cell>
          <table:table-cell table:style-name="Table3.A2" office:value-type="string">
            <text:p text:style-name="P85">Éric Savary</text:p>
          </table:table-cell>
          <table:table-cell table:style-name="Table3.C2" office:value-type="string">
            <text:p text:style-name="P85">19/11/2004</text:p>
          </table:table-cell>
        </table:table-row>
        <table:table-row>
          <table:table-cell table:style-name="Table3.A2" office:value-type="string">
            <text:p text:style-name="WW-Table_20_Heading"/>
          </table:table-cell>
          <table:table-cell table:style-name="Table3.A2" office:value-type="string">
            <text:p text:style-name="P85">Christian Günther</text:p>
          </table:table-cell>
          <table:table-cell table:style-name="Table3.C2" office:value-type="string">
            <text:p text:style-name="P85">10/28/2004</text:p>
          </table:table-cell>
        </table:table-row>
        <table:table-row>
          <table:table-cell table:style-name="Table3.A2" office:value-type="string">
            <text:p text:style-name="WW-Table_20_Heading">Documentation</text:p>
          </table:table-cell>
          <table:table-cell table:style-name="Table3.A2" office:value-type="string">
            <text:p text:style-name="P85">Uwe Fischer</text:p>
          </table:table-cell>
          <table:table-cell table:style-name="Table3.C2" office:value-type="string">
            <text:p text:style-name="P85">06/10/2004</text:p>
          </table:table-cell>
        </table:table-row>
        <table:table-row table:style-name="Table3.12">
          <table:table-cell table:style-name="Table3.A2" office:value-type="string">
            <text:p text:style-name="WW-Table_20_Heading"/>
          </table:table-cell>
          <table:table-cell table:style-name="Table3.A2" office:value-type="string">
            <text:p text:style-name="P85"/>
          </table:table-cell>
          <table:table-cell table:style-name="Table3.C2" office:value-type="string">
            <text:p text:style-name="P85"/>
          </table:table-cell>
        </table:table-row>
        <table:table-row>
          <table:table-cell table:style-name="Table3.A2" office:value-type="string">
            <text:p text:style-name="WW-Table_20_Heading">String Review</text:p>
          </table:table-cell>
          <table:table-cell table:style-name="Table3.A2" office:value-type="string">
            <text:p text:style-name="P85"/>
          </table:table-cell>
          <table:table-cell table:style-name="Table3.C2" office:value-type="string">
            <text:p text:style-name="P85"/>
          </table:table-cell>
        </table:table-row>
      </table:table>
      <text:p text:style-name="P126"/>
      <text:p text:style-name="P118">Document Change History</text:p>
      <table:table table:name="Table4" table:style-name="Table4">
        <table:table-column table:style-name="Table4.A"/>
        <table:table-column table:style-name="Table4.B"/>
        <table:table-column table:style-name="Table4.C"/>
        <table:table-column table:style-name="Table4.D"/>
        <table:table-header-rows>
          <table:table-row>
            <table:table-cell table:style-name="Table4.A1" office:value-type="string">
              <text:p text:style-name="WW-Table_20_Heading"><text:s/><text:span text:style-name="T8">Rev. Level</text:span></text:p>
            </table:table-cell>
            <table:table-cell table:style-name="Table4.A1" office:value-type="string">
              <text:p text:style-name="WW-Table_20_Heading"><text:s/><text:span text:style-name="T8">Change</text:span></text:p>
            </table:table-cell>
            <table:table-cell table:style-name="Table4.A1" office:value-type="string">
              <text:p text:style-name="WW-Table_20_Heading">Initials</text:p>
            </table:table-cell>
            <table:table-cell table:style-name="Table4.D1" office:value-type="string">
              <text:p text:style-name="WW-Table_20_Heading">Date</text:p>
            </table:table-cell>
          </table:table-row>
        </table:table-header-rows>
        <table:table-row>
          <table:table-cell table:style-name="Table4.A2" office:value-type="string">
            <text:p text:style-name="P88">1.0</text:p>
          </table:table-cell>
          <table:table-cell table:style-name="Table4.A2" office:value-type="string">
            <text:p text:style-name="P85">Inatial Document Created</text:p>
          </table:table-cell>
          <table:table-cell table:style-name="Table4.A2" office:value-type="string">
            <text:p text:style-name="P85">CJ</text:p>
          </table:table-cell>
          <table:table-cell table:style-name="Table4.D2" office:value-type="string">
            <text:p text:style-name="P86">10/27/04</text:p>
          </table:table-cell>
        </table:table-row>
        <table:table-row>
          <table:table-cell table:style-name="Table4.A2" office:value-type="string">
            <text:p text:style-name="WW-Table_20_Contents">1.1</text:p>
          </table:table-cell>
          <table:table-cell table:style-name="Table4.A2" office:value-type="string">
            <text:p text:style-name="P85">Based on feedback "New from Template" has now the state Hidden in Startup Toolbar</text:p>
          </table:table-cell>
          <table:table-cell table:style-name="Table4.A2" office:value-type="string">
            <text:p text:style-name="P85">CJ</text:p>
          </table:table-cell>
          <table:table-cell table:style-name="Table4.D2" office:value-type="string">
            <text:p text:style-name="P85">01/11/04</text:p>
          </table:table-cell>
        </table:table-row>
        <table:table-row>
          <table:table-cell table:style-name="Table4.A2" office:value-type="string">
            <text:p text:style-name="WW-Table_20_Contents">1.2</text:p>
          </table:table-cell>
          <table:table-cell table:style-name="Table4.A2" office:value-type="string">
            <text:list text:style-name="L1">
              <text:list-item>
                <text:p text:style-name="P165">Based on feedback states changed for 3D-Objects</text:p>
              </text:list-item>
              <text:list-item>
                <text:p text:style-name="P165">Scope added</text:p>
              </text:list-item>
            </text:list>
          </table:table-cell>
          <table:table-cell table:style-name="Table4.A2" office:value-type="string">
            <text:p text:style-name="P85">CJ</text:p>
          </table:table-cell>
          <table:table-cell table:style-name="Table4.D2" office:value-type="string">
            <text:p text:style-name="P85">17/11/04</text:p>
          </table:table-cell>
        </table:table-row>
        <table:table-row>
          <table:table-cell table:style-name="Table4.A2" office:value-type="string">
            <text:p text:style-name="WW-Table_20_Contents">1.3</text:p>
          </table:table-cell>
          <table:table-cell table:style-name="Table4.A2" office:value-type="string">
            <text:p text:style-name="P85">Feedback from Frank Stecher added</text:p>
          </table:table-cell>
          <table:table-cell table:style-name="Table4.A2" office:value-type="string">
            <text:p text:style-name="P85">CJ</text:p>
          </table:table-cell>
          <table:table-cell table:style-name="Table4.D2" office:value-type="string">
            <text:p text:style-name="P85">18/11/04</text:p>
          </table:table-cell>
        </table:table-row>
        <table:table-row>
          <table:table-cell table:style-name="Table4.A2" office:value-type="string">
            <text:p text:style-name="WW-Table_20_Contents">1.4</text:p>
          </table:table-cell>
          <table:table-cell table:style-name="Table4.A2" office:value-type="string">
            <text:p text:style-name="P85">Feedback from Éric Savary added</text:p>
          </table:table-cell>
          <table:table-cell table:style-name="Table4.A2" office:value-type="string">
            <text:p text:style-name="P85">CJ</text:p>
          </table:table-cell>
          <table:table-cell table:style-name="Table4.D2" office:value-type="string">
            <text:p text:style-name="P85">22/11/04</text:p>
          </table:table-cell>
        </table:table-row>
        <table:table-row>
          <table:table-cell table:style-name="Table4.A2" office:value-type="string">
            <text:p text:style-name="P90">1.5</text:p>
          </table:table-cell>
          <table:table-cell table:style-name="Table4.A2" office:value-type="string">
            <text:p text:style-name="P28">Based on 'i37447' "Create Object with Attributes" added to Draw options Bar</text:p>
          </table:table-cell>
          <table:table-cell table:style-name="Table4.A2" office:value-type="string">
            <text:p text:style-name="P91">CJ</text:p>
          </table:table-cell>
          <table:table-cell table:style-name="Table4.D2" office:value-type="string">
            <text:p text:style-name="P91">24/11/04</text:p>
          </table:table-cell>
        </table:table-row>
        <table:table-row>
          <table:table-cell table:style-name="Table4.A2" office:value-type="string">
            <text:p text:style-name="P90">1.6</text:p>
          </table:table-cell>
          <table:table-cell table:style-name="Table4.A2" office:value-type="string">
            <text:p text:style-name="P28">Bug Fixing in spec: Order of intems in Toolbox (Basic IDE)</text:p>
          </table:table-cell>
          <table:table-cell table:style-name="Table4.A2" office:value-type="string">
            <text:p text:style-name="P91">CJ</text:p>
          </table:table-cell>
          <table:table-cell table:style-name="Table4.D2" office:value-type="string">
            <text:p text:style-name="P91">01/12/2004</text:p>
          </table:table-cell>
        </table:table-row>
        <table:table-row>
          <table:table-cell table:style-name="Table4.A2" office:value-type="string">
            <text:p text:style-name="P90">1.7</text:p>
          </table:table-cell>
          <table:table-cell table:style-name="Table4.A2" office:value-type="string">
            <text:p text:style-name="P30"><text:span text:style-name="T10">Bug Fixing in spec: </text:span><text:a xlink:type="simple" xlink:href="#5.5.3.Formatting%20(Draw)%7Coutline"><text:span text:style-name="T10">5.5.3Formatting (Draw); </text:span></text:a><text:a xlink:type="simple" xlink:href="#5.5.2.Lines%20and%20Filling%20(Draw)%7Coutline"><text:span text:style-name="T11">5.5.2Lines and Filling (Draw); </text:span></text:a><text:a xlink:type="simple" xlink:href="#5.3.4.Lines%20and%20Filling%20(Impress)%7Coutline"><text:span text:style-name="T11">5.3.4Lines and Filling (Impress); </text:span></text:a><text:a xlink:type="simple" xlink:href="#5.3.3.Formatting%20(Impress)%7Coutline"><text:span text:style-name="T11">5.3.3Formatting (Impress)</text:span></text:a></text:p>
          </table:table-cell>
          <table:table-cell table:style-name="Table4.A2" office:value-type="string">
            <text:p text:style-name="P91">CJ</text:p>
          </table:table-cell>
          <table:table-cell table:style-name="Table4.D2" office:value-type="string">
            <text:p text:style-name="P91">16/12/2004</text:p>
          </table:table-cell>
        </table:table-row>
        <table:table-row>
          <table:table-cell table:style-name="Table4.A2" office:value-type="string">
            <text:p text:style-name="P90">1.8</text:p>
          </table:table-cell>
          <table:table-cell table:style-name="Table4.A2" office:value-type="string">
            <text:p text:style-name="P28">Bug Fixes in Spec</text:p>
          </table:table-cell>
          <table:table-cell table:style-name="Table4.A2" office:value-type="string">
            <text:p text:style-name="P91">CJ</text:p>
          </table:table-cell>
          <table:table-cell table:style-name="Table4.D2" office:value-type="string">
            <text:p text:style-name="P91">27/12/2004</text:p>
          </table:table-cell>
        </table:table-row>
        <table:table-row>
          <table:table-cell table:style-name="Table4.A2" office:value-type="string">
            <text:p text:style-name="P90">1.9</text:p>
          </table:table-cell>
          <table:table-cell table:style-name="Table4.A2" office:value-type="string">
            <text:p text:style-name="P28">Contexts added for 3D-Settings &amp; Fontwork</text:p>
          </table:table-cell>
          <table:table-cell table:style-name="Table4.A2" office:value-type="string">
            <text:p text:style-name="P91">CJ</text:p>
          </table:table-cell>
          <table:table-cell table:style-name="Table4.D2" office:value-type="string">
            <text:p text:style-name="P91">10/01/2005</text:p>
          </table:table-cell>
        </table:table-row>
        <table:table-row>
          <table:table-cell table:style-name="Table4.A2" office:value-type="string">
            <text:p text:style-name="P90">2.0</text:p>
          </table:table-cell>
          <table:table-cell table:style-name="Table4.A2" office:value-type="string">
            <text:p text:style-name="P28">Issue 41099; Buttons removed in "Lines and Filling" (Impress) &amp; "Drawing" Toolbar (Impress)</text:p>
          </table:table-cell>
          <table:table-cell table:style-name="Table4.A2" office:value-type="string">
            <text:p text:style-name="P91">CJ</text:p>
          </table:table-cell>
          <table:table-cell table:style-name="Table4.D2" office:value-type="string">
            <text:p text:style-name="P91">24/01/2005</text:p>
          </table:table-cell>
        </table:table-row>
        <table:table-row>
          <table:table-cell table:style-name="Table4.A2" office:value-type="string">
            <text:p text:style-name="P90">2.1</text:p>
          </table:table-cell>
          <table:table-cell table:style-name="Table4.A2" office:value-type="string">
            <text:p text:style-name="P28">Issue 39971; Draw: Gallery, Fontwork, Insert Picture, Conert to Curve, Convert to Polygon aligned with Impress</text:p>
          </table:table-cell>
          <table:table-cell table:style-name="Table4.A2" office:value-type="string">
            <text:p text:style-name="P91">CJ</text:p>
          </table:table-cell>
          <table:table-cell table:style-name="Table4.D2" office:value-type="string">
            <text:p text:style-name="P91">24/01/2005</text:p>
          </table:table-cell>
        </table:table-row>
        <table:table-row>
          <table:table-cell table:style-name="Table4.A2" office:value-type="string">
            <text:p text:style-name="P90">2.2</text:p>
          </table:table-cell>
          <table:table-cell table:style-name="Table4.A2" office:value-type="string">
            <text:p text:style-name="P28">Changes for Beta added: Some toolbars have to appear in the View/ Toolbar menu for Beta, they are marked by ""</text:p>
          </table:table-cell>
          <table:table-cell table:style-name="Table4.A2" office:value-type="string">
            <text:p text:style-name="P91">CJ</text:p>
          </table:table-cell>
          <table:table-cell table:style-name="Table4.D2" office:value-type="string">
            <text:p text:style-name="P91">25/01/2005</text:p>
          </table:table-cell>
        </table:table-row>
        <table:table-row>
          <table:table-cell table:style-name="Table4.A2" office:value-type="string">
            <text:p text:style-name="P90">2.3</text:p>
          </table:table-cell>
          <table:table-cell table:style-name="Table4.A2" office:value-type="string">
            <text:p text:style-name="P28">Ends with Arrows &amp; Arrows TB added in Draw Impress</text:p>
          </table:table-cell>
          <table:table-cell table:style-name="Table4.A2" office:value-type="string">
            <text:p text:style-name="P91">CJ</text:p>
          </table:table-cell>
          <table:table-cell table:style-name="Table4.D2" office:value-type="string">
            <text:p text:style-name="P91">11/02/2005</text:p>
          </table:table-cell>
        </table:table-row>
        <table:table-row>
          <table:table-cell table:style-name="Table4.A16" office:value-type="float" office:value="38413">
            <text:p text:style-name="P92">2.4</text:p>
          </table:table-cell>
          <table:table-cell table:style-name="Table4.A2" office:value-type="string">
            <text:p text:style-name="P28">Unified form related toolbars</text:p>
          </table:table-cell>
          <table:table-cell table:style-name="Table4.A2" office:value-type="string">
            <text:p text:style-name="P91">FS</text:p>
          </table:table-cell>
          <table:table-cell table:style-name="Table4.D2" office:value-type="string">
            <text:p text:style-name="P91">11/02/2005</text:p>
          </table:table-cell>
        </table:table-row>
        <table:table-row>
          <table:table-cell table:style-name="Table4.A16" office:value-type="float" office:value="0">
            <text:p text:style-name="P92">2.5</text:p>
          </table:table-cell>
          <table:table-cell table:style-name="Table4.A2" office:value-type="string">
            <text:p text:style-name="P28">New Style: "DropDownOnly" Added</text:p>
          </table:table-cell>
          <table:table-cell table:style-name="Table4.A2" office:value-type="string">
            <text:p text:style-name="P91">CJ</text:p>
          </table:table-cell>
          <table:table-cell table:style-name="Table4.D2" office:value-type="string">
            <text:p text:style-name="P91">14/02/2005</text:p>
          </table:table-cell>
        </table:table-row>
        <table:table-row>
          <table:table-cell table:style-name="Table4.A16" office:value-type="float" office:value="0">
            <text:p text:style-name="P92">2.5.1</text:p>
          </table:table-cell>
          <table:table-cell table:style-name="Table4.A2" office:value-type="string">
            <text:p text:style-name="P28">added "Text Box Formatting" toolbar</text:p>
          </table:table-cell>
          <table:table-cell table:style-name="Table4.A2" office:value-type="string">
            <text:p text:style-name="P91">FS</text:p>
          </table:table-cell>
          <table:table-cell table:style-name="Table4.D2" office:value-type="string">
            <text:p text:style-name="P91">17/02/2005</text:p>
          </table:table-cell>
        </table:table-row>
        <table:table-row>
          <table:table-cell table:style-name="Table4.A16" office:value-type="float" office:value="0">
            <text:p text:style-name="P92">2.6</text:p>
          </table:table-cell>
          <table:table-cell table:style-name="Table4.A2" office:value-type="string">
            <text:p text:style-name="P28">Temporarily &amp; Permanently close state added to toolbars</text:p>
          </table:table-cell>
          <table:table-cell table:style-name="Table4.A2" office:value-type="string">
            <text:p text:style-name="P91">CJ</text:p>
          </table:table-cell>
          <table:table-cell table:style-name="Table4.D2" office:value-type="string">
            <text:p text:style-name="P91">Mar 14, 06</text:p>
          </table:table-cell>
        </table:table-row>
        <table:table-row>
          <table:table-cell table:style-name="Table4.A16" office:value-type="float" office:value="0">
            <text:p text:style-name="P92">2.7</text:p>
          </table:table-cell>
          <table:table-cell table:style-name="Table4.A2" office:value-type="string">
            <text:p text:style-name="P28">Typos fixed (<text:a xlink:type="simple" xlink:href="http://www.openoffice.org/issues/show_bug.cgi?id=67647"><text:span text:style-name="T7">Issue 67647</text:span></text:a><text:span text:style-name="T10">)</text:span></text:p>
          </table:table-cell>
          <table:table-cell table:style-name="Table4.A2" office:value-type="string">
            <text:p text:style-name="P91">CJ</text:p>
          </table:table-cell>
          <table:table-cell table:style-name="Table4.D2" office:value-type="string">
            <text:p text:style-name="P91">Nov 23,06</text:p>
          </table:table-cell>
        </table:table-row>
        <table:table-row>
          <table:table-cell table:style-name="Table4.A16" office:value-type="float" office:value="0">
            <text:p text:style-name="P92">2.8</text:p>
          </table:table-cell>
          <table:table-cell table:style-name="Table4.A2" office:value-type="string">
            <text:p text:style-name="P28">Add reference to Chart2 toolbar specification</text:p>
          </table:table-cell>
          <table:table-cell table:style-name="Table4.A2" office:value-type="string">
            <text:p text:style-name="P91">MMP</text:p>
          </table:table-cell>
          <table:table-cell table:style-name="Table4.D2" office:value-type="string">
            <text:p text:style-name="P91"><text:date style:data-style-name="N75" text:date-value="2006-12-27T12:16:53.57" text:fixed="true">Dec 27, 2006</text:date></text:p>
          </table:table-cell>
        </table:table-row>
        <table:table-row>
          <table:table-cell table:style-name="Table4.A16" office:value-type="float" office:value="0">
            <text:p text:style-name="P92">2.8.1</text:p>
          </table:table-cell>
          <table:table-cell table:style-name="Table4.A2" office:value-type="string">
            <text:p text:style-name="P29">i73117 (OS, target <text:span text:style-name="T49">OOo 2.x</text:span>)</text:p>
            <text:p text:style-name="P29">Redesign of Insert (Writer, Writer/Web, and Writer global)</text:p>
            <text:p text:style-name="P29">Insert Object (Writer and Writer global) no longer needed</text:p>
            <text:p text:style-name="P29"/>
            <text:p text:style-name="P29">i73123 (<text:span text:style-name="T48">fixed</text:span>, <text:span text:style-name="T50">target OOo 2.3</text:span>)</text:p>
            <text:p text:style-name="P29">Redesign of Insert (Calc)</text:p>
            <text:p text:style-name="P29">Insert Object (Calc) no longer needed</text:p>
            <text:p text:style-name="P29"/>
            <text:p text:style-name="P29">i73124 (<text:span text:style-name="T48">fixed</text:span>, target OOo 2.3)</text:p>
            <text:p text:style-name="P29">Redesign of Insert (Impress and Draw)</text:p>
            <text:p text:style-name="P29"/>
            <text:p text:style-name="P29">target is OOo 2.3</text:p>
          </table:table-cell>
          <table:table-cell table:style-name="Table4.A2" office:value-type="string">
            <text:p text:style-name="P91">MMP</text:p>
          </table:table-cell>
          <table:table-cell table:style-name="Table4.D2" office:value-type="string">
            <text:p text:style-name="P91"><text:date style:data-style-name="N75" text:date-value="2007-01-04T10:24:02.26" text:fixed="true">Jan 4, 2007</text:date></text:p>
          </table:table-cell>
        </table:table-row>
        <table:table-row>
          <table:table-cell table:style-name="Table4.A16" office:value-type="float" office:value="0">
            <text:p text:style-name="P92">2.8.2</text:p>
          </table:table-cell>
          <table:table-cell table:style-name="Table4.A2" office:value-type="string">
            <text:p text:style-name="P29">Replace “#” with “<text:span text:style-name="T12">[hidden by default]” to improve legibility</text:span></text:p>
          </table:table-cell>
          <table:table-cell table:style-name="Table4.A2" office:value-type="string">
            <text:p text:style-name="P91">MMP</text:p>
          </table:table-cell>
          <table:table-cell table:style-name="Table4.D2" office:value-type="string">
            <text:p text:style-name="P91"><text:date style:data-style-name="N75" text:date-value="2007-07-02T16:09:39.59" text:fixed="true">Jul 2, 2007</text:date></text:p>
          </table:table-cell>
        </table:table-row>
      </table:table>
      <text:table-of-content text:style-name="Sect1" text:protected="true" text:name="Table of Contents1">
        <text:table-of-content-source text:outline-level="9">
          <text:index-title-template text:style-name="Contents_20_Heading">Contents</text:index-title-template>
          <text:table-of-content-entry-template text:outline-level="1" text:style-name="Contents_20_1">
            <text:index-entry-chapter/>
            <text:index-entry-tab-stop style:type="left" style:position="1.3cm" style:leader-char=" "/>
            <text:index-entry-link-start/>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1.3cm" style:leader-char=" "/>
            <text:index-entry-link-start/>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1.3cm" style:leader-char=" "/>
            <text:index-entry-link-start/>
            <text:index-entry-text/>
            <text:index-entry-link-end/>
            <text:index-entry-tab-stop style:type="right" style:leader-char="."/>
            <text:index-entry-page-number/>
          </text:table-of-content-entry-template>
          <text:table-of-content-entry-template text:outline-level="4" text:style-name="Contents_20_4">
            <text:index-entry-chapter/>
            <text:index-entry-tab-stop style:type="left" style:position="1.3cm" style:leader-char=" "/>
            <text:index-entry-link-start/>
            <text:index-entry-text/>
            <text:index-entry-link-end/>
            <text:index-entry-tab-stop style:type="right" style:leader-char="."/>
            <text:index-entry-page-number/>
          </text:table-of-content-entry-template>
          <text:table-of-content-entry-template text:outline-level="5" text:style-name="Contents_20_5">
            <text:index-entry-chapter/>
            <text:index-entry-tab-stop style:type="left" style:position="1.3cm" style:leader-char=" "/>
            <text:index-entry-link-start/>
            <text:index-entry-text/>
            <text:index-entry-link-end/>
            <text:index-entry-tab-stop style:type="right" style:leader-char="."/>
            <text:index-entry-page-number/>
          </text:table-of-content-entry-template>
          <text:table-of-content-entry-template text:outline-level="6" text:style-name="Contents_20_6">
            <text:index-entry-chapter/>
            <text:index-entry-tab-stop style:type="left" style:position="1.3cm" style:leader-char=" "/>
            <text:index-entry-link-start/>
            <text:index-entry-text/>
            <text:index-entry-link-end/>
            <text:index-entry-tab-stop style:type="right" style:leader-char="."/>
            <text:index-entry-page-number/>
          </text:table-of-content-entry-template>
          <text:table-of-content-entry-template text:outline-level="7" text:style-name="Contents_20_7">
            <text:index-entry-chapter/>
            <text:index-entry-tab-stop style:type="left" style:position="1.3cm" style:leader-char=" "/>
            <text:index-entry-link-start/>
            <text:index-entry-text/>
            <text:index-entry-link-end/>
            <text:index-entry-tab-stop style:type="right" style:leader-char="."/>
            <text:index-entry-page-number/>
          </text:table-of-content-entry-template>
          <text:table-of-content-entry-template text:outline-level="8" text:style-name="Contents_20_8">
            <text:index-entry-chapter/>
            <text:index-entry-tab-stop style:type="left" style:position="1.3cm" style:leader-char=" "/>
            <text:index-entry-link-start/>
            <text:index-entry-text/>
            <text:index-entry-link-end/>
            <text:index-entry-tab-stop style:type="right" style:leader-char="."/>
            <text:index-entry-page-number/>
          </text:table-of-content-entry-template>
          <text:table-of-content-entry-template text:outline-level="9" text:style-name="Contents_20_9">
            <text:index-entry-chapter/>
            <text:index-entry-tab-stop style:type="left" style:position="1.3cm" style:leader-char=" "/>
            <text:index-entry-link-start/>
            <text:index-entry-text/>
            <text:index-entry-link-end/>
            <text:index-entry-tab-stop style:type="right" style:leader-char="."/>
            <text:index-entry-page-number/>
          </text:table-of-content-entry-template>
          <text:table-of-content-entry-template text:outline-level="10" text:style-name="Contents_20_10">
            <text:index-entry-chapter/>
            <text:index-entry-tab-stop style:type="left" style:position="1.3cm" style:leader-char=" "/>
            <text:index-entry-link-start/>
            <text:index-entry-text/>
            <text:index-entry-link-end/>
            <text:index-entry-tab-stop style:type="right" style:leader-char="."/>
            <text:index-entry-page-number/>
          </text:table-of-content-entry-template>
        </text:table-of-content-source>
        <text:index-body>
          <text:index-title text:style-name="Sect1" text:name="Table of Contents1_Head">
            <text:p text:style-name="P127">Contents</text:p>
          </text:index-title>
          <text:p text:style-name="P129">1<text:tab/><text:a xlink:type="simple" xlink:href="#1.Motivation|outline">Motivation</text:a><text:tab/>1</text:p>
          <text:p text:style-name="P129">2<text:tab/><text:a xlink:type="simple" xlink:href="#2.User Scenarios|outline">User Scenarios</text:a><text:tab/>1</text:p>
          <text:p text:style-name="P129">3<text:tab/><text:a xlink:type="simple" xlink:href="#3.Goals|outline">Goals</text:a><text:tab/>1</text:p>
          <text:p text:style-name="P129">4<text:tab/><text:a xlink:type="simple" xlink:href="#4.Scope|outline">Scope</text:a><text:tab/>1</text:p>
          <text:p text:style-name="P130">4.1<text:tab/><text:a xlink:type="simple" xlink:href="#4.1.In Scope|outline">In Scope</text:a><text:tab/>1</text:p>
          <text:p text:style-name="P130">4.2<text:tab/><text:a xlink:type="simple" xlink:href="#4.2.Out of Scope|outline">Out of Scope</text:a><text:tab/>2</text:p>
          <text:p text:style-name="P129">5<text:tab/><text:a xlink:type="simple" xlink:href="#5.Detailed Specification|outline">Detailed Specification</text:a><text:tab/>3</text:p>
          <text:p text:style-name="P130">5.1<text:tab/><text:a xlink:type="simple" xlink:href="#5.1.OpenOffice.org Writer|outline">OpenOffice.org Writer</text:a><text:tab/>3</text:p>
          <text:p text:style-name="P131">5.1.1<text:tab/><text:a xlink:type="simple" xlink:href="#5.1.1.Standard (Writer)|outline">Standard (Writer)</text:a><text:tab/>3</text:p>
          <text:p text:style-name="P131">5.1.2<text:tab/><text:a xlink:type="simple" xlink:href="#5.1.2.Formatting (Writer)|outline">Formatting (Writer)</text:a><text:tab/>4</text:p>
          <text:p text:style-name="P131">5.1.3<text:tab/><text:a xlink:type="simple" xlink:href="#5.1.3.Tools (Writer)|outline">Tools (Writer)</text:a><text:tab/>5</text:p>
          <text:p text:style-name="P131">5.1.4<text:tab/><text:a xlink:type="simple" xlink:href="#5.1.4.Bullets and Numbering (Writer)|outline">Bullets and Numbering (Writer)</text:a><text:tab/>6</text:p>
          <text:p text:style-name="P131">5.1.5<text:tab/><text:a xlink:type="simple" xlink:href="#5.1.5.Table (Writer)|outline">Table (Writer)</text:a><text:tab/>7</text:p>
          <text:p text:style-name="P131">5.1.6<text:tab/><text:a xlink:type="simple" xlink:href="#5.1.6.Optimize Table (Writer)|outline">Optimize Table (Writer)</text:a><text:tab/>8</text:p>
          <text:p text:style-name="P131">5.1.7<text:tab/><text:a xlink:type="simple" xlink:href="#5.1.7.Page Preview (Writer)|outline">Page Preview (Writer)</text:a><text:tab/>9</text:p>
          <text:p text:style-name="P131">5.1.8<text:tab/><text:a xlink:type="simple" xlink:href="#5.1.8.Drawing (Writer)|outline">Drawing (Writer)</text:a><text:tab/>9</text:p>
          <text:p text:style-name="P131">5.1.9<text:tab/><text:a xlink:type="simple" xlink:href="#5.1.9.Basic Shapes (Writer)|outline">Basic Shapes (Writer)</text:a><text:tab/>10</text:p>
          <text:p text:style-name="P131">5.1.10<text:tab/><text:a xlink:type="simple" xlink:href="#5.1.10.Block Arrows (Writer)|outline">Block Arrows (Writer)</text:a><text:tab/>11</text:p>
          <text:p text:style-name="P131">5.1.11<text:tab/><text:a xlink:type="simple" xlink:href="#5.1.11.Flow Charts (Writer)|outline">Flow Charts (Writer)</text:a><text:tab/>12</text:p>
          <text:p text:style-name="P131">5.1.12<text:tab/><text:a xlink:type="simple" xlink:href="#5.1.12.Stars and Banners (Writer)|outline">Stars and Banners (Writer)</text:a><text:tab/>13</text:p>
          <text:p text:style-name="P131">5.1.13<text:tab/><text:a xlink:type="simple" xlink:href="#5.1.13.Symbol Shapes (Writer)|outline">Symbol Shapes (Writer)</text:a><text:tab/>14</text:p>
          <text:p text:style-name="P131">5.1.14<text:tab/><text:a xlink:type="simple" xlink:href="#5.1.14.Callouts (Writer)|outline">Callouts (Writer)</text:a><text:tab/>15</text:p>
          <text:p text:style-name="P131">5.1.15<text:tab/><text:a xlink:type="simple" xlink:href="#5.1.15.Fontwork (Writer)|outline">Fontwork (Writer)</text:a><text:tab/>15</text:p>
          <text:p text:style-name="P131">5.1.16<text:tab/><text:a xlink:type="simple" xlink:href="#5.1.16.Fontwork Shape (Writer)|outline">Fontwork Shape (Writer)</text:a><text:tab/>16</text:p>
          <text:p text:style-name="P131">5.1.17<text:tab/><text:a xlink:type="simple" xlink:href="#5.1.17.Picture (Writer)|outline">Picture (Writer)</text:a><text:tab/>17</text:p>
          <text:p text:style-name="P131">5.1.18<text:tab/><text:a xlink:type="simple" xlink:href="#5.1.18.Graphic Filter (Writer)|outline">Graphic Filter (Writer)</text:a><text:tab/>18</text:p>
          <text:p text:style-name="P131">5.1.19<text:tab/><text:a xlink:type="simple" xlink:href="#5.1.19.Color (Writer)|outline">Color (Writer)</text:a><text:tab/>18</text:p>
          <text:p text:style-name="P131">5.1.20<text:tab/><text:a xlink:type="simple" xlink:href="#5.1.20.Align (Writer)|outline">Align (Writer)</text:a><text:tab/>19</text:p>
          <text:p text:style-name="P131">5.1.21<text:tab/><text:a xlink:type="simple" xlink:href="#5.1.21.3D-Settings (Writer); |outline">3D-Settings (Writer); </text:a><text:tab/>20</text:p>
          <text:p text:style-name="P131">5.1.22<text:tab/><text:a xlink:type="simple" xlink:href="#5.1.22.Frame (Writer)|outline">Frame (Writer)</text:a><text:tab/>20</text:p>
          <text:p text:style-name="P131">5.1.23<text:tab/><text:a xlink:type="simple" xlink:href="#5.1.23.Insert (Writer)|outline">Insert (Writer)</text:a><text:tab/>21</text:p>
          <text:p text:style-name="P131">5.1.24<text:tab/><text:a xlink:type="simple" xlink:href="#5.1.24.Insert Object (Writer)|outline">Insert Object (Writer)</text:a><text:tab/>22</text:p>
          <text:p text:style-name="P131">5.1.25<text:tab/><text:a xlink:type="simple" xlink:href="#5.1.25.Media Playback (Writer)|outline">Media Playback (Writer)</text:a><text:tab/>23</text:p>
          <text:p text:style-name="P131">5.1.26<text:tab/><text:a xlink:type="simple" xlink:href="#5.1.26.Full Screen (Writer); |outline">Full Screen (Writer); </text:a><text:tab/>23</text:p>
          <text:p text:style-name="P131">5.1.27<text:tab/><text:a xlink:type="simple" xlink:href="#5.1.27.Form Navigation (Writer)|outline">Form Navigation (Writer)</text:a><text:tab/>24</text:p>
          <text:p text:style-name="P131">5.1.28<text:tab/><text:a xlink:type="simple" xlink:href="#5.1.28.Form Filters (Writer)|outline">Form Filters (Writer)</text:a><text:tab/>25</text:p>
          <text:p text:style-name="P131">5.1.29<text:tab/><text:a xlink:type="simple" xlink:href="#5.1.29.Form Controls (Writer)|outline">Form Controls (Writer)</text:a><text:tab/>26</text:p>
          <text:p text:style-name="P131">5.1.30<text:tab/><text:a xlink:type="simple" xlink:href="#5.1.30.More Controls (Writer)|outline">More Controls (Writer)</text:a><text:tab/>26</text:p>
          <text:p text:style-name="P131">5.1.31<text:tab/><text:a xlink:type="simple" xlink:href="#5.1.31.Form Design (Writer)|outline">Form Design (Writer)</text:a><text:tab/>27</text:p>
          <text:p text:style-name="P131">5.1.32<text:tab/><text:a xlink:type="simple" xlink:href="#5.1.32.Text Box Formatting (Writer)|outline">Text Box Formatting (Writer)</text:a><text:tab/>28</text:p>
          <text:p text:style-name="P131">5.1.33<text:tab/><text:a xlink:type="simple" xlink:href="#5.1.33.Drawing Object Properties (Writer)|outline">Drawing Object Properties (Writer)</text:a><text:tab/>29</text:p>
          <text:p text:style-name="P131">5.1.34<text:tab/><text:a xlink:type="simple" xlink:href="#5.1.34.Edit Points (Writer)|outline">Edit Points (Writer)</text:a><text:tab/>30</text:p>
          <text:p text:style-name="P131">5.1.35<text:tab/><text:a xlink:type="simple" xlink:href="#5.1.35.Text Object (Writer)|outline">Text Object (Writer)</text:a><text:tab/>32</text:p>
          <text:p text:style-name="P131">5.1.36<text:tab/><text:a xlink:type="simple" xlink:href="#5.1.36.Standard (Viewing Mode)|outline">Standard (Viewing Mode)</text:a><text:tab/>32</text:p>
          <text:p text:style-name="P131">5.1.37<text:tab/><text:a xlink:type="simple" xlink:href="#5.1.37.OLE Object (Writer)|outline">OLE Object (Writer)</text:a><text:tab/>33</text:p>
          <text:p text:style-name="P130">5.2<text:tab/><text:a xlink:type="simple" xlink:href="#5.2.OpenOffice.org Calc|outline">OpenOffice.org Calc</text:a><text:tab/>34</text:p>
          <text:p text:style-name="P131">5.2.1<text:tab/><text:a xlink:type="simple" xlink:href="#5.2.1.Standard (Calc)|outline">Standard (Calc)</text:a><text:tab/>34</text:p>
          <text:p text:style-name="P131">5.2.2<text:tab/><text:a xlink:type="simple" xlink:href="#5.2.2.Formatting (Calc)|outline">Formatting (Calc)</text:a><text:tab/>35</text:p>
          <text:p text:style-name="P131">5.2.3<text:tab/><text:a xlink:type="simple" xlink:href="#5.2.3.Drawing (Calc); |outline">Drawing (Calc); </text:a><text:tab/>37</text:p>
          <text:p text:style-name="P131">5.2.4<text:tab/><text:a xlink:type="simple" xlink:href="#5.2.4.Tools (Calc)|outline">Tools (Calc)</text:a><text:tab/>37</text:p>
          <text:p text:style-name="P131">5.2.5<text:tab/><text:a xlink:type="simple" xlink:href="#5.2.5.Basic Shapes (Calc)|outline">Basic Shapes (Calc)</text:a><text:tab/>38</text:p>
          <text:p text:style-name="P131">5.2.6<text:tab/><text:a xlink:type="simple" xlink:href="#5.2.6.Block Arrows (Calc)|outline">Block Arrows (Calc)</text:a><text:tab/>39</text:p>
          <text:p text:style-name="P131">5.2.7<text:tab/><text:a xlink:type="simple" xlink:href="#5.2.7.Flow Charts (Calc)|outline">Flow Charts (Calc)</text:a><text:tab/>40</text:p>
          <text:p text:style-name="P131">5.2.8<text:tab/><text:a xlink:type="simple" xlink:href="#5.2.8.Stars and Banners (Calc)|outline">Stars and Banners (Calc)</text:a><text:tab/>41</text:p>
          <text:p text:style-name="P131">5.2.9<text:tab/><text:a xlink:type="simple" xlink:href="#5.2.9.Symbol Shapes (Calc)|outline">Symbol Shapes (Calc)</text:a><text:tab/>42</text:p>
          <text:p text:style-name="P131">5.2.10<text:tab/><text:a xlink:type="simple" xlink:href="#5.2.10.Callouts (Calc)|outline">Callouts (Calc)</text:a><text:tab/>43</text:p>
          <text:p text:style-name="P131">5.2.11<text:tab/><text:a xlink:type="simple" xlink:href="#5.2.11.Fontwork (Calc)|outline">Fontwork (Calc)</text:a><text:tab/>43</text:p>
          <text:p text:style-name="P131">5.2.12<text:tab/><text:a xlink:type="simple" xlink:href="#5.2.12.Fontwork Shape (Calc)|outline">Fontwork Shape (Calc)</text:a><text:tab/>44</text:p>
          <text:p text:style-name="P131">5.2.13<text:tab/><text:a xlink:type="simple" xlink:href="#5.2.13.Picture (Calc)|outline">Picture (Calc)</text:a><text:tab/>45</text:p>
          <text:p text:style-name="P131">5.2.14<text:tab/><text:a xlink:type="simple" xlink:href="#5.2.14.Filter (Calc)|outline">Filter (Calc)</text:a><text:tab/>46</text:p>
          <text:p text:style-name="P131">5.2.15<text:tab/><text:a xlink:type="simple" xlink:href="#5.2.15.Color (Calc)|outline">Color (Calc)</text:a><text:tab/>47</text:p>
          <text:p text:style-name="P131">5.2.16<text:tab/><text:a xlink:type="simple" xlink:href="#5.2.16.Align (Calc)|outline">Align (Calc)</text:a><text:tab/>47</text:p>
          <text:p text:style-name="P131">5.2.17<text:tab/><text:a xlink:type="simple" xlink:href="#5.2.17.3D-Settings (Calc)|outline">3D-Settings (Calc)</text:a><text:tab/>48</text:p>
          <text:p text:style-name="P131">5.2.18<text:tab/><text:a xlink:type="simple" xlink:href="#5.2.18.Form Controls (Calc)|outline">Form Controls (Calc)</text:a><text:tab/>49</text:p>
          <text:p text:style-name="P131">5.2.19<text:tab/><text:a xlink:type="simple" xlink:href="#5.2.19.More Controls (Calc)|outline">More Controls (Calc)</text:a><text:tab/>50</text:p>
          <text:p text:style-name="P131">5.2.20<text:tab/><text:a xlink:type="simple" xlink:href="#5.2.20.Form Design (Calc)|outline">Form Design (Calc)</text:a><text:tab/>51</text:p>
          <text:p text:style-name="P131">5.2.21<text:tab/><text:a xlink:type="simple" xlink:href="#5.2.21.Text Box Formatting (Calc)|outline">Text Box Formatting (Calc)</text:a><text:tab/>52</text:p>
          <text:p text:style-name="P131">5.2.22<text:tab/><text:a xlink:type="simple" xlink:href="#5.2.22.Full Screen (Calc)|outline">Full Screen (Calc)</text:a><text:tab/>53</text:p>
          <text:p text:style-name="P131">5.2.23<text:tab/><text:a xlink:type="simple" xlink:href="#5.2.23.Insert (Calc)|outline">Insert (Calc)</text:a><text:tab/>53</text:p>
          <text:p text:style-name="P131">5.2.24<text:tab/><text:a xlink:type="simple" xlink:href="#5.2.24.Insert Cell (Calc)|outline">Insert Cell (Calc)</text:a><text:tab/>54</text:p>
          <text:p text:style-name="P131">5.2.25<text:tab/><text:a xlink:type="simple" xlink:href="#5.2.25.Insert Object (Calc)|outline">Insert Object (Calc)</text:a><text:tab/>55</text:p>
          <text:p text:style-name="P131">5.2.26<text:tab/><text:a xlink:type="simple" xlink:href="#5.2.26.Preview (Calc)|outline">Preview (Calc)</text:a><text:tab/>55</text:p>
          <text:p text:style-name="P131">5.2.27<text:tab/><text:a xlink:type="simple" xlink:href="#5.2.27.Drawing Object Properties (Calc)|outline">Drawing Object Properties (Calc)</text:a><text:tab/>56</text:p>
          <text:p text:style-name="P131">5.2.28<text:tab/><text:a xlink:type="simple" xlink:href="#5.2.28.Form Navigation (Calc)|outline">Form Navigation (Calc)</text:a><text:tab/>57</text:p>
          <text:p text:style-name="P131">5.2.29<text:tab/><text:a xlink:type="simple" xlink:href="#5.2.29.Form Filters (Calc)|outline">Form Filters (Calc)</text:a><text:tab/>58</text:p>
          <text:p text:style-name="P131">5.2.30<text:tab/><text:a xlink:type="simple" xlink:href="#5.2.30.Text Formatting (Calc)|outline">Text Formatting (Calc)</text:a><text:tab/>59</text:p>
          <text:p text:style-name="P131">5.2.31<text:tab/><text:a xlink:type="simple" xlink:href="#5.2.31.Media Playback (Calc)|outline">Media Playback (Calc)</text:a><text:tab/>59</text:p>
          <text:p text:style-name="P130">5.3<text:tab/><text:a xlink:type="simple" xlink:href="#5.3.OpenOffice.org Impress|outline">OpenOffice.org Impress</text:a><text:tab/>60</text:p>
          <text:p text:style-name="P131">5.3.1<text:tab/><text:a xlink:type="simple" xlink:href="#5.3.1.Toolbars to display in view:|outline">Toolbars to display in view:</text:a><text:tab/>60</text:p>
          <text:p text:style-name="P131">5.3.2<text:tab/><text:a xlink:type="simple" xlink:href="#5.3.2.Standard (Impress)|outline">Standard (Impress)</text:a><text:tab/>61</text:p>
          <text:p text:style-name="P131">5.3.3<text:tab/><text:a xlink:type="simple" xlink:href="#5.3.3.Text Formatting (Impress)|outline">Text Formatting (Impress)</text:a><text:tab/>62</text:p>
          <text:p text:style-name="P131">5.3.4<text:tab/><text:a xlink:type="simple" xlink:href="#5.3.4.Lines and Filling (Impress)|outline">Lines and Filling (Impress)</text:a><text:tab/>63</text:p>
          <text:p text:style-name="P131">5.3.5<text:tab/><text:a xlink:type="simple" xlink:href="#5.3.5.Zoom (Impress)|outline">Zoom (Impress)</text:a><text:tab/>64</text:p>
          <text:p text:style-name="P131">5.3.6<text:tab/><text:a xlink:type="simple" xlink:href="#5.3.6.Drawing (Impress)|outline">Drawing (Impress)</text:a><text:tab/>65</text:p>
          <text:p text:style-name="P131">5.3.7<text:tab/><text:a xlink:type="simple" xlink:href="#5.3.7.Text (Impress)|outline">Text (Impress)</text:a><text:tab/>66</text:p>
          <text:p text:style-name="P131">5.3.8<text:tab/><text:a xlink:type="simple" xlink:href="#5.3.8.Lines (Impress)|outline">Lines (Impress)</text:a><text:tab/>67</text:p>
          <text:p text:style-name="P131">5.3.9<text:tab/><text:a xlink:type="simple" xlink:href="#5.3.9.Connectors (Impress)|outline">Connectors (Impress)</text:a><text:tab/>67</text:p>
          <text:p text:style-name="P131">5.3.10<text:tab/><text:a xlink:type="simple" xlink:href="#5.3.10.Basic Shapes (Impress)|outline">Basic Shapes (Impress)</text:a><text:tab/>68</text:p>
          <text:p text:style-name="P131">5.3.11<text:tab/><text:a xlink:type="simple" xlink:href="#5.3.11.Block Arrows (Impress)|outline">Block Arrows (Impress)</text:a><text:tab/>69</text:p>
          <text:p text:style-name="P131">5.3.12<text:tab/><text:a xlink:type="simple" xlink:href="#5.3.12.Flow Charts (Impress)|outline">Flow Charts (Impress)</text:a><text:tab/>70</text:p>
          <text:p text:style-name="P131">5.3.13<text:tab/><text:a xlink:type="simple" xlink:href="#5.3.13.Stars and Banners (Impress)|outline">Stars and Banners (Impress)</text:a><text:tab/>71</text:p>
          <text:p text:style-name="P131">5.3.14<text:tab/><text:a xlink:type="simple" xlink:href="#5.3.14.Symbol Shapes (Impress)|outline">Symbol Shapes (Impress)</text:a><text:tab/>72</text:p>
          <text:p text:style-name="P131">5.3.15<text:tab/><text:a xlink:type="simple" xlink:href="#5.3.15.Callouts (Impress)|outline">Callouts (Impress)</text:a><text:tab/>73</text:p>
          <text:p text:style-name="P131">5.3.16<text:tab/><text:a xlink:type="simple" xlink:href="#5.3.16.Arrows (Impress)|outline">Arrows (Impress)</text:a><text:tab/>73</text:p>
          <text:p text:style-name="P131">5.3.17<text:tab/><text:a xlink:type="simple" xlink:href="#5.3.17.Form Controls (Impress)|outline">Form Controls (Impress)</text:a><text:tab/>74</text:p>
          <text:p text:style-name="P131">5.3.18<text:tab/><text:a xlink:type="simple" xlink:href="#5.3.18.More Controls (Impress)|outline">More Controls (Impress)</text:a><text:tab/>75</text:p>
          <text:p text:style-name="P131">5.3.19<text:tab/><text:a xlink:type="simple" xlink:href="#5.3.19.Form Design (Impress)|outline">Form Design (Impress)</text:a><text:tab/>75</text:p>
          <text:p text:style-name="P131">5.3.20<text:tab/><text:a xlink:type="simple" xlink:href="#5.3.20.Text Box Formatting (Impress)|outline">Text Box Formatting (Impress)</text:a><text:tab/>77</text:p>
          <text:p text:style-name="P131">5.3.21<text:tab/><text:a xlink:type="simple" xlink:href="#5.3.21.Fontwork (Impress)|outline">Fontwork (Impress)</text:a><text:tab/>77</text:p>
          <text:p text:style-name="P131">5.3.22<text:tab/><text:a xlink:type="simple" xlink:href="#5.3.22.Fontwork Shapes (Impress)|outline">Fontwork Shapes (Impress)</text:a><text:tab/>78</text:p>
          <text:p text:style-name="P131">5.3.23<text:tab/><text:a xlink:type="simple" xlink:href="#5.3.23.Picture (Impress)|outline">Picture (Impress)</text:a><text:tab/>79</text:p>
          <text:p text:style-name="P131">5.3.24<text:tab/><text:a xlink:type="simple" xlink:href="#5.3.24.Filter (Impress)|outline">Filter (Impress)</text:a><text:tab/>79</text:p>
          <text:p text:style-name="P131">5.3.25<text:tab/><text:a xlink:type="simple" xlink:href="#5.3.25.Color (Impress)|outline">Color (Impress)</text:a><text:tab/>80</text:p>
          <text:p text:style-name="P131">5.3.26<text:tab/><text:a xlink:type="simple" xlink:href="#5.3.26.Position (Impress)|outline">Position (Impress)</text:a><text:tab/>81</text:p>
          <text:p text:style-name="P131">5.3.27<text:tab/><text:a xlink:type="simple" xlink:href="#5.3.27.Align (Impress)|outline">Align (Impress)</text:a><text:tab/>81</text:p>
          <text:p text:style-name="P131">5.3.28<text:tab/><text:a xlink:type="simple" xlink:href="#5.3.28.3D-Settings (Impress)|outline">3D-Settings (Impress)</text:a><text:tab/>82</text:p>
          <text:p text:style-name="P131">5.3.29<text:tab/><text:a xlink:type="simple" xlink:href="#5.3.29.Presentation (Impress) |outline">Presentation (Impress) </text:a><text:tab/>82</text:p>
          <text:p text:style-name="P131">5.3.30<text:tab/><text:a xlink:type="simple" xlink:href="#5.3.30.Insert (Impress)|outline">Insert (Impress)</text:a><text:tab/>83</text:p>
          <text:p text:style-name="P131">5.3.31<text:tab/><text:a xlink:type="simple" xlink:href="#5.3.31.Outline (Impress)|outline">Outline (Impress)</text:a><text:tab/>84</text:p>
          <text:p text:style-name="P131">5.3.32<text:tab/><text:a xlink:type="simple" xlink:href="#5.3.32.Form Navigation (Impress)|outline">Form Navigation (Impress)</text:a><text:tab/>84</text:p>
          <text:p text:style-name="P131">5.3.33<text:tab/><text:a xlink:type="simple" xlink:href="#5.3.33.Form Filter (Impress)|outline">Form Filter (Impress)</text:a><text:tab/>85</text:p>
          <text:p text:style-name="P131">5.3.34<text:tab/><text:a xlink:type="simple" xlink:href="#5.3.34.Media Playback (Impress)|outline">Media Playback (Impress)</text:a><text:tab/>86</text:p>
          <text:p text:style-name="P131">5.3.35<text:tab/><text:a xlink:type="simple" xlink:href="#5.3.35.Edit Points (Impress)|outline">Edit Points (Impress)</text:a><text:tab/>86</text:p>
          <text:p text:style-name="P131">5.3.36<text:tab/><text:a xlink:type="simple" xlink:href="#5.3.36.Mode (Impress)|outline">Mode (Impress)</text:a><text:tab/>87</text:p>
          <text:p text:style-name="P131">5.3.37<text:tab/><text:a xlink:type="simple" xlink:href="#5.3.37.3D-Objects (Impress)|outline">3D-Objects (Impress)</text:a><text:tab/>88</text:p>
          <text:p text:style-name="P131">5.3.38<text:tab/><text:a xlink:type="simple" xlink:href="#5.3.38.Circles and Ovals|outline">Circles and Ovals</text:a><text:tab/>88</text:p>
          <text:p text:style-name="P131">5.3.39<text:tab/><text:a xlink:type="simple" xlink:href="#5.3.39.Glue Points (Impress)|outline">Glue Points (Impress)</text:a><text:tab/>89</text:p>
          <text:p text:style-name="P131">5.3.40<text:tab/><text:a xlink:type="simple" xlink:href="#5.3.40.Options (Impress)|outline">Options (Impress)</text:a><text:tab/>90</text:p>
          <text:p text:style-name="P131">5.3.41<text:tab/><text:a xlink:type="simple" xlink:href="#5.3.41.Rectangles|outline">Rectangles</text:a><text:tab/>91</text:p>
          <text:p text:style-name="P131">5.3.42<text:tab/><text:a xlink:type="simple" xlink:href="#5.3.42.Slide View (Impress)|outline">Slide View (Impress)</text:a><text:tab/>92</text:p>
          <text:p text:style-name="P131">5.3.43<text:tab/><text:a xlink:type="simple" xlink:href="#5.3.43.Slide Sorter (Impress)|outline">Slide Sorter (Impress)</text:a><text:tab/>92</text:p>
          <text:p text:style-name="P131">5.3.44<text:tab/><text:a xlink:type="simple" xlink:href="#5.3.44.Master View (Impress)|outline">Master View (Impress)</text:a><text:tab/>93</text:p>
          <text:p text:style-name="P131">5.3.45<text:tab/><text:a xlink:type="simple" xlink:href="#5.3.45.Standard (Viewing Mode)|outline">Standard (Viewing Mode)</text:a><text:tab/>93</text:p>
          <text:p text:style-name="P130">5.4<text:tab/><text:a xlink:type="simple" xlink:href="#5.4.OpenOffice.org Base|outline">OpenOffice.org Base</text:a><text:tab/>94</text:p>
          <text:p text:style-name="P131">5.4.1<text:tab/><text:a xlink:type="simple" xlink:href="#5.4.1.Standard (Base Application Window)|outline">Standard (Base Application Window)</text:a><text:tab/>94</text:p>
          <text:p text:style-name="P131">5.4.2<text:tab/><text:a xlink:type="simple" xlink:href="#5.4.2.Table (Base Application Window)|outline">Table (Base Application Window)</text:a><text:tab/>95</text:p>
          <text:p text:style-name="P131">5.4.3<text:tab/><text:a xlink:type="simple" xlink:href="#5.4.3.Query (Base Application Window)|outline">Query (Base Application Window)</text:a><text:tab/>95</text:p>
          <text:p text:style-name="P131">5.4.4<text:tab/><text:a xlink:type="simple" xlink:href="#5.4.4.Form (Base Application Window)|outline">Form (Base Application Window)</text:a><text:tab/>96</text:p>
          <text:p text:style-name="P131">5.4.5<text:tab/><text:a xlink:type="simple" xlink:href="#5.4.5.Report (Base Application Window)|outline">Report (Base Application Window)</text:a><text:tab/>97</text:p>
          <text:p text:style-name="P131">5.4.6<text:tab/><text:a xlink:type="simple" xlink:href="#5.4.6.Table Design View (Table Design View: %TABLENAME)|outline">Table Design View (Table Design View: %TABLENAME)</text:a><text:tab/>97</text:p>
          <text:p text:style-name="P131">5.4.7<text:tab/><text:a xlink:type="simple" xlink:href="#5.4.7.Table Data (Table Data View: %TABLENAME)|outline">Table Data (Table Data View: %TABLENAME)</text:a><text:tab/>98</text:p>
          <text:p text:style-name="P131">5.4.8<text:tab/><text:a xlink:type="simple" xlink:href="#5.4.8.Query Design (Base: Edit Query)|outline">Query Design (Base: Edit Query)</text:a><text:tab/>99</text:p>
          <text:p text:style-name="P131">5.4.9<text:tab/><text:a xlink:type="simple" xlink:href="#5.4.9.Table Data (Writer: View Datasources)|outline">Table Data (Writer: View Datasources)</text:a><text:tab/>100</text:p>
          <text:p text:style-name="P131">5.4.10<text:tab/><text:a xlink:type="simple" xlink:href="#5.4.10.Relationship (OpenOffice.org Base: Relation Design View)|outline">Relationship (OpenOffice.org Base: Relation Design View)</text:a><text:tab/>101</text:p>
          <text:p text:style-name="P130">5.5<text:tab/><text:a xlink:type="simple" xlink:href="#5.5.OpenOffice.org Draw|outline">OpenOffice.org Draw</text:a><text:tab/>102</text:p>
          <text:p text:style-name="P131">5.5.1<text:tab/><text:a xlink:type="simple" xlink:href="#5.5.1.Standard (Draw)|outline">Standard (Draw)</text:a><text:tab/>102</text:p>
          <text:p text:style-name="P131">5.5.2<text:tab/><text:a xlink:type="simple" xlink:href="#5.5.2.Lines and Filling (Draw)|outline">Lines and Filling (Draw)</text:a><text:tab/>103</text:p>
          <text:p text:style-name="P131">5.5.3<text:tab/><text:a xlink:type="simple" xlink:href="#5.5.3.Formatting (Draw)|outline">Formatting (Draw)</text:a><text:tab/>104</text:p>
          <text:p text:style-name="P131">5.5.4<text:tab/><text:a xlink:type="simple" xlink:href="#5.5.4.Zoom (Draw)|outline">Zoom (Draw)</text:a><text:tab/>105</text:p>
          <text:p text:style-name="P131">5.5.5<text:tab/><text:a xlink:type="simple" xlink:href="#5.5.5.Drawing (Draw)|outline">Drawing (Draw)</text:a><text:tab/>106</text:p>
          <text:p text:style-name="P131">5.5.6<text:tab/><text:a xlink:type="simple" xlink:href="#5.5.6.Text (Draw)|outline">Text (Draw)</text:a><text:tab/>107</text:p>
          <text:p text:style-name="P131">5.5.7<text:tab/><text:a xlink:type="simple" xlink:href="#5.5.7.Lines (Draw)|outline">Lines (Draw)</text:a><text:tab/>108</text:p>
          <text:p text:style-name="P131">5.5.8<text:tab/><text:a xlink:type="simple" xlink:href="#5.5.8.Connectors (Draw)|outline">Connectors (Draw)</text:a><text:tab/>108</text:p>
          <text:p text:style-name="P131">5.5.9<text:tab/><text:a xlink:type="simple" xlink:href="#5.5.9.Basic Shapes (Draw)|outline">Basic Shapes (Draw)</text:a><text:tab/>109</text:p>
          <text:p text:style-name="P131">5.5.10<text:tab/><text:a xlink:type="simple" xlink:href="#5.5.10.Block Arrows (Draw)|outline">Block Arrows (Draw)</text:a><text:tab/>110</text:p>
          <text:p text:style-name="P131">5.5.11<text:tab/><text:a xlink:type="simple" xlink:href="#5.5.11.Flow Charts (Draw)|outline">Flow Charts (Draw)</text:a><text:tab/>111</text:p>
          <text:p text:style-name="P131">5.5.12<text:tab/><text:a xlink:type="simple" xlink:href="#5.5.12.Stars and Banners (Draw)|outline">Stars and Banners (Draw)</text:a><text:tab/>112</text:p>
          <text:p text:style-name="P131">5.5.13<text:tab/><text:a xlink:type="simple" xlink:href="#5.5.13.Symbol Shapes (Draw)|outline">Symbol Shapes (Draw)</text:a><text:tab/>113</text:p>
          <text:p text:style-name="P131">5.5.14<text:tab/><text:a xlink:type="simple" xlink:href="#5.5.14.Callouts (Draw)|outline">Callouts (Draw)</text:a><text:tab/>114</text:p>
          <text:p text:style-name="P131">5.5.15<text:tab/><text:a xlink:type="simple" xlink:href="#5.5.15.Arrows (Draw)|outline">Arrows (Draw)</text:a><text:tab/>114</text:p>
          <text:p text:style-name="P131">5.5.16<text:tab/><text:a xlink:type="simple" xlink:href="#5.5.16.Form Controls (Draw)|outline">Form Controls (Draw)</text:a><text:tab/>115</text:p>
          <text:p text:style-name="P131">5.5.17<text:tab/><text:a xlink:type="simple" xlink:href="#5.5.17.More Controls (Draw)|outline">More Controls (Draw)</text:a><text:tab/>116</text:p>
          <text:p text:style-name="P131">5.5.18<text:tab/><text:a xlink:type="simple" xlink:href="#5.5.18.Form Design (Draw)|outline">Form Design (Draw)</text:a><text:tab/>116</text:p>
          <text:p text:style-name="P131">5.5.19<text:tab/><text:a xlink:type="simple" xlink:href="#5.5.19.Text Box Formatting (Draw)|outline">Text Box Formatting (Draw)</text:a><text:tab/>117</text:p>
          <text:p text:style-name="P131">5.5.20<text:tab/><text:a xlink:type="simple" xlink:href="#5.5.20.Fontwork (Draw)|outline">Fontwork (Draw)</text:a><text:tab/>118</text:p>
          <text:p text:style-name="P131">5.5.21<text:tab/><text:a xlink:type="simple" xlink:href="#5.5.21.Fontwork Shapes (Draw)|outline">Fontwork Shapes (Draw)</text:a><text:tab/>119</text:p>
          <text:p text:style-name="P131">5.5.22<text:tab/><text:a xlink:type="simple" xlink:href="#5.5.22.Picture (Draw)|outline">Picture (Draw)</text:a><text:tab/>120</text:p>
          <text:p text:style-name="P131">5.5.23<text:tab/><text:a xlink:type="simple" xlink:href="#5.5.23.Filter (Draw)|outline">Filter (Draw)</text:a><text:tab/>121</text:p>
          <text:p text:style-name="P131">5.5.24<text:tab/><text:a xlink:type="simple" xlink:href="#5.5.24.Color (Draw)|outline">Color (Draw)</text:a><text:tab/>121</text:p>
          <text:p text:style-name="P131">5.5.25<text:tab/><text:a xlink:type="simple" xlink:href="#5.5.25.Position (Draw)|outline">Position (Draw)</text:a><text:tab/>122</text:p>
          <text:p text:style-name="P131">5.5.26<text:tab/><text:a xlink:type="simple" xlink:href="#5.5.26.Align (Draw)|outline">Align (Draw)</text:a><text:tab/>123</text:p>
          <text:p text:style-name="P131">5.5.27<text:tab/><text:a xlink:type="simple" xlink:href="#5.5.27.3D-Settings (Draw)|outline">3D-Settings (Draw)</text:a><text:tab/>123</text:p>
          <text:p text:style-name="P131">5.5.28<text:tab/><text:a xlink:type="simple" xlink:href="#5.5.28.Insert (Draw)|outline">Insert (Draw)</text:a><text:tab/>124</text:p>
          <text:p text:style-name="P131">5.5.29<text:tab/><text:a xlink:type="simple" xlink:href="#5.5.29.Form Navigation (Draw)|outline">Form Navigation (Draw)</text:a><text:tab/>125</text:p>
          <text:p text:style-name="P131">5.5.30<text:tab/><text:a xlink:type="simple" xlink:href="#5.5.30.Form Filter (Draw)|outline">Form Filter (Draw)</text:a><text:tab/>126</text:p>
          <text:p text:style-name="P131">5.5.31<text:tab/><text:a xlink:type="simple" xlink:href="#5.5.31.Media Playback (Draw) ; |outline">Media Playback (Draw) ; </text:a><text:tab/>127</text:p>
          <text:p text:style-name="P131">5.5.32<text:tab/><text:a xlink:type="simple" xlink:href="#5.5.32.Edit Points (Draw)|outline">Edit Points (Draw)</text:a><text:tab/>127</text:p>
          <text:p text:style-name="P131">5.5.33<text:tab/><text:a xlink:type="simple" xlink:href="#5.5.33.Mode (Draw)|outline">Mode (Draw)</text:a><text:tab/>128</text:p>
          <text:p text:style-name="P131">5.5.34<text:tab/><text:a xlink:type="simple" xlink:href="#5.5.34.3D-Objects (Draw)|outline">3D-Objects (Draw)</text:a><text:tab/>128</text:p>
          <text:p text:style-name="P131">5.5.35<text:tab/><text:a xlink:type="simple" xlink:href="#5.5.35.Circles and Ovals (Draw)|outline">Circles and Ovals (Draw)</text:a><text:tab/>129</text:p>
          <text:p text:style-name="P131">5.5.36<text:tab/><text:a xlink:type="simple" xlink:href="#5.5.36.Glue Points (Draw)|outline">Glue Points (Draw)</text:a><text:tab/>130</text:p>
          <text:p text:style-name="P131">5.5.37<text:tab/><text:a xlink:type="simple" xlink:href="#5.5.37.Options (Draw)|outline">Options (Draw)</text:a><text:tab/>130</text:p>
          <text:p text:style-name="P131">5.5.38<text:tab/><text:a xlink:type="simple" xlink:href="#5.5.38.Rectangles (Draw)|outline">Rectangles (Draw)</text:a><text:tab/>131</text:p>
          <text:p text:style-name="P131">5.5.39<text:tab/><text:a xlink:type="simple" xlink:href="#5.5.39.Full Screen|outline">Full Screen</text:a><text:tab/>132</text:p>
          <text:p text:style-name="P131">5.5.40<text:tab/><text:a xlink:type="simple" xlink:href="#5.5.40.Standard (Viewing Mode) (Draw)|outline">Standard (Viewing Mode) (Draw)</text:a><text:tab/>132</text:p>
          <text:p text:style-name="P130">5.6<text:tab/><text:a xlink:type="simple" xlink:href="#5.6.OpenOffice.org Math|outline">OpenOffice.org Math</text:a><text:tab/>133</text:p>
          <text:p text:style-name="P131">5.6.1<text:tab/><text:a xlink:type="simple" xlink:href="#5.6.1.Standard (Math)|outline">Standard (Math)</text:a><text:tab/>133</text:p>
          <text:p text:style-name="P131">5.6.2<text:tab/><text:a xlink:type="simple" xlink:href="#5.6.2.Tools (Math)|outline">Tools (Math)</text:a><text:tab/>134</text:p>
          <text:p text:style-name="P131">5.6.3<text:tab/><text:a xlink:type="simple" xlink:href="#5.6.3.Full Screen (Math)|outline">Full Screen (Math)</text:a><text:tab/>134</text:p>
          <text:p text:style-name="P130">5.7<text:tab/><text:a xlink:type="simple" xlink:href="#5.7.OpenOffice.org Chart|outline">OpenOffice.org Chart</text:a><text:tab/>135</text:p>
          <text:p text:style-name="P131">5.7.1<text:tab/><text:a xlink:type="simple" xlink:href="#5.7.1.Standard (Chart)|outline">Standard (Chart)</text:a><text:tab/>135</text:p>
          <text:p text:style-name="P131">5.7.2<text:tab/><text:a xlink:type="simple" xlink:href="#5.7.2.Formatting (Chart)|outline">Formatting (Chart)</text:a><text:tab/>136</text:p>
          <text:p text:style-name="P130">5.8<text:tab/><text:a xlink:type="simple" xlink:href="#5.8.OpenOffice.org Writer Web|outline">OpenOffice.org Writer Web</text:a><text:tab/>137</text:p>
          <text:p text:style-name="P131">5.8.1<text:tab/><text:a xlink:type="simple" xlink:href="#5.8.1.Standard (Writer Web)|outline">Standard (Writer Web)</text:a><text:tab/>137</text:p>
          <text:p text:style-name="P131">5.8.2<text:tab/><text:a xlink:type="simple" xlink:href="#5.8.2.Formatting (Writer Web)|outline">Formatting (Writer Web)</text:a><text:tab/>138</text:p>
          <text:p text:style-name="P131">5.8.3<text:tab/><text:a xlink:type="simple" xlink:href="#5.8.3.Tools (Writer Web)|outline">Tools (Writer Web)</text:a><text:tab/>139</text:p>
          <text:p text:style-name="P131">5.8.4<text:tab/><text:a xlink:type="simple" xlink:href="#5.8.4.Bullets and Numbering (Writer Web)|outline">Bullets and Numbering (Writer Web)</text:a><text:tab/>140</text:p>
          <text:p text:style-name="P131">5.8.5<text:tab/><text:a xlink:type="simple" xlink:href="#5.8.5.Table (Writer Web)|outline">Table (Writer Web)</text:a><text:tab/>141</text:p>
          <text:p text:style-name="P131">5.8.6<text:tab/><text:a xlink:type="simple" xlink:href="#5.8.6.Page Preview (Writer Web)|outline">Page Preview (Writer Web)</text:a><text:tab/>142</text:p>
          <text:p text:style-name="P131">5.8.7<text:tab/><text:a xlink:type="simple" xlink:href="#5.8.7.Fontwork (Writer Web)|outline">Fontwork (Writer Web)</text:a><text:tab/>143</text:p>
          <text:p text:style-name="P131">5.8.8<text:tab/><text:a xlink:type="simple" xlink:href="#5.8.8.Fontwork Shape (Writer Web)|outline">Fontwork Shape (Writer Web)</text:a><text:tab/>143</text:p>
          <text:p text:style-name="P131">5.8.9<text:tab/><text:a xlink:type="simple" xlink:href="#5.8.9.Picture (Writer Web)|outline">Picture (Writer Web)</text:a><text:tab/>144</text:p>
          <text:p text:style-name="P131">5.8.10<text:tab/><text:a xlink:type="simple" xlink:href="#5.8.10.Insert (Writer Web)|outline">Insert (Writer Web)</text:a><text:tab/>145</text:p>
          <text:p text:style-name="P131">5.8.11<text:tab/><text:a xlink:type="simple" xlink:href="#5.8.11.Media Playback (Writer Web)|outline">Media Playback (Writer Web)</text:a><text:tab/>146</text:p>
          <text:p text:style-name="P131">5.8.12<text:tab/><text:a xlink:type="simple" xlink:href="#5.8.12.Full Screen (Writer Web)|outline">Full Screen (Writer Web)</text:a><text:tab/>147</text:p>
          <text:p text:style-name="P131">5.8.13<text:tab/><text:a xlink:type="simple" xlink:href="#5.8.13.Form Navigation (Writer Web)|outline">Form Navigation (Writer Web)</text:a><text:tab/>147</text:p>
          <text:p text:style-name="P131">5.8.14<text:tab/><text:a xlink:type="simple" xlink:href="#5.8.14.Form Filter (Writer Web)|outline">Form Filter (Writer Web)</text:a><text:tab/>148</text:p>
          <text:p text:style-name="P131">5.8.15<text:tab/><text:a xlink:type="simple" xlink:href="#5.8.15.Form Controls (Writer Web)|outline">Form Controls (Writer Web)</text:a><text:tab/>149</text:p>
          <text:p text:style-name="P131">5.8.16<text:tab/><text:a xlink:type="simple" xlink:href="#5.8.16.Form Design (Writer Web)|outline">Form Design (Writer Web)</text:a><text:tab/>149</text:p>
          <text:p text:style-name="P131">5.8.17<text:tab/><text:a xlink:type="simple" xlink:href="#5.8.17.Text Box Formatting (Writer Web)|outline">Text Box Formatting (Writer Web)</text:a><text:tab/>150</text:p>
          <text:p text:style-name="P131">5.8.18<text:tab/><text:a xlink:type="simple" xlink:href="#5.8.18.Drawing Object Properties (Writer Web)|outline">Drawing Object Properties (Writer Web)</text:a><text:tab/>151</text:p>
          <text:p text:style-name="P131">5.8.19<text:tab/><text:a xlink:type="simple" xlink:href="#5.8.19.OLE-Object|outline">OLE-Object</text:a><text:tab/>153</text:p>
          <text:p text:style-name="P131">5.8.20<text:tab/><text:a xlink:type="simple" xlink:href="#5.8.20.Source View (Writer Web)|outline">Source View (Writer Web)</text:a><text:tab/>153</text:p>
          <text:p text:style-name="P131">5.8.21<text:tab/><text:a xlink:type="simple" xlink:href="#5.8.21.Text Object (Writer Web)|outline">Text Object (Writer Web)</text:a><text:tab/>154</text:p>
          <text:p text:style-name="P130">5.9<text:tab/><text:a xlink:type="simple" xlink:href="#5.9.OpenOffice.org Writer Global|outline">OpenOffice.org Writer Global</text:a><text:tab/>155</text:p>
          <text:p text:style-name="P131">5.9.1<text:tab/><text:a xlink:type="simple" xlink:href="#5.9.1.Standard (Writer Global)|outline">Standard (Writer Global)</text:a><text:tab/>155</text:p>
          <text:p text:style-name="P131">5.9.2<text:tab/><text:a xlink:type="simple" xlink:href="#5.9.2.Formatting (Writer Global)|outline">Formatting (Writer Global)</text:a><text:tab/>156</text:p>
          <text:p text:style-name="P131">5.9.3<text:tab/><text:a xlink:type="simple" xlink:href="#5.9.3.Tools (Writer Global)|outline">Tools (Writer Global)</text:a><text:tab/>157</text:p>
          <text:p text:style-name="P131">5.9.4<text:tab/><text:a xlink:type="simple" xlink:href="#5.9.4.Bullets and Numbering (Writer Global)|outline">Bullets and Numbering (Writer Global)</text:a><text:tab/>158</text:p>
          <text:p text:style-name="P131">5.9.5<text:tab/><text:a xlink:type="simple" xlink:href="#5.9.5.Table (Writer Global)|outline">Table (Writer Global)</text:a><text:tab/>159</text:p>
          <text:p text:style-name="P131">5.9.6<text:tab/><text:a xlink:type="simple" xlink:href="#5.9.6.Optimize Table (Writer Global)|outline">Optimize Table (Writer Global)</text:a><text:tab/>160</text:p>
          <text:p text:style-name="P131">5.9.7<text:tab/><text:a xlink:type="simple" xlink:href="#5.9.7.Page Preview (Writer Global)|outline">Page Preview (Writer Global)</text:a><text:tab/>161</text:p>
          <text:p text:style-name="P131">5.9.8<text:tab/><text:a xlink:type="simple" xlink:href="#5.9.8.Drawing (Writer Global)|outline">Drawing (Writer Global)</text:a><text:tab/>161</text:p>
          <text:p text:style-name="P131">5.9.9<text:tab/><text:a xlink:type="simple" xlink:href="#5.9.9.Basic Shapes (Writer Global)|outline">Basic Shapes (Writer Global)</text:a><text:tab/>162</text:p>
          <text:p text:style-name="P131">5.9.10<text:tab/><text:a xlink:type="simple" xlink:href="#5.9.10.Block Arrows (Writer Global)|outline">Block Arrows (Writer Global)</text:a><text:tab/>163</text:p>
          <text:p text:style-name="P131">5.9.11<text:tab/><text:a xlink:type="simple" xlink:href="#5.9.11.Flow Charts (Writer Global)|outline">Flow Charts (Writer Global)</text:a><text:tab/>164</text:p>
          <text:p text:style-name="P131">5.9.12<text:tab/><text:a xlink:type="simple" xlink:href="#5.9.12.Stars and Banners (Writer Global)|outline">Stars and Banners (Writer Global)</text:a><text:tab/>165</text:p>
          <text:p text:style-name="P131">5.9.13<text:tab/><text:a xlink:type="simple" xlink:href="#5.9.13.Symbol Shapes (Writer Global)|outline">Symbol Shapes (Writer Global)</text:a><text:tab/>166</text:p>
          <text:p text:style-name="P131">5.9.14<text:tab/><text:a xlink:type="simple" xlink:href="#5.9.14.Callouts (Writer Global)|outline">Callouts (Writer Global)</text:a><text:tab/>167</text:p>
          <text:p text:style-name="P131">5.9.15<text:tab/><text:a xlink:type="simple" xlink:href="#5.9.15.Fontwork (Writer Global)|outline">Fontwork (Writer Global)</text:a><text:tab/>167</text:p>
          <text:p text:style-name="P131">5.9.16<text:tab/><text:a xlink:type="simple" xlink:href="#5.9.16.Fontwork Shape (Writer Global)|outline">Fontwork Shape (Writer Global)</text:a><text:tab/>168</text:p>
          <text:p text:style-name="P131">5.9.17<text:tab/><text:a xlink:type="simple" xlink:href="#5.9.17.Picture (Writer Global)|outline">Picture (Writer Global)</text:a><text:tab/>169</text:p>
          <text:p text:style-name="P131">5.9.18<text:tab/><text:a xlink:type="simple" xlink:href="#5.9.18.Graphic Filter (Writer Global)|outline">Graphic Filter (Writer Global)</text:a><text:tab/>170</text:p>
          <text:p text:style-name="P131">5.9.19<text:tab/><text:a xlink:type="simple" xlink:href="#5.9.19.Color (Writer Global)|outline">Color (Writer Global)</text:a><text:tab/>170</text:p>
          <text:p text:style-name="P131">5.9.20<text:tab/><text:a xlink:type="simple" xlink:href="#5.9.20.Align (Writer Global)|outline">Align (Writer Global)</text:a><text:tab/>171</text:p>
          <text:p text:style-name="P131">5.9.21<text:tab/><text:a xlink:type="simple" xlink:href="#5.9.21.3D-Settings (Writer Global); |outline">3D-Settings (Writer Global); </text:a><text:tab/>172</text:p>
          <text:p text:style-name="P131">5.9.22<text:tab/><text:a xlink:type="simple" xlink:href="#5.9.22.Frame (Writer Global)|outline">Frame (Writer Global)</text:a><text:tab/>172</text:p>
          <text:p text:style-name="P131">5.9.23<text:tab/><text:a xlink:type="simple" xlink:href="#5.9.23.Insert (Writer Global)|outline">Insert (Writer Global)</text:a><text:tab/>173</text:p>
          <text:p text:style-name="P131">5.9.24<text:tab/><text:a xlink:type="simple" xlink:href="#5.9.24.Insert Object (Writer Global)|outline">Insert Object (Writer Global)</text:a><text:tab/>174</text:p>
          <text:p text:style-name="P131">5.9.25<text:tab/><text:a xlink:type="simple" xlink:href="#5.9.25.Media Playback (Writer Global)|outline">Media Playback (Writer Global)</text:a><text:tab/>175</text:p>
          <text:p text:style-name="P131">5.9.26<text:tab/><text:a xlink:type="simple" xlink:href="#5.9.26.Full Screen (Writer Global); |outline">Full Screen (Writer Global); </text:a><text:tab/>175</text:p>
          <text:p text:style-name="P131">5.9.27<text:tab/><text:a xlink:type="simple" xlink:href="#5.9.27.Form Navigation (Writer Global)|outline">Form Navigation (Writer Global)</text:a><text:tab/>176</text:p>
          <text:p text:style-name="P131">5.9.28<text:tab/><text:a xlink:type="simple" xlink:href="#5.9.28.Form Filters (Writer Global)|outline">Form Filters (Writer Global)</text:a><text:tab/>177</text:p>
          <text:p text:style-name="P131">5.9.29<text:tab/><text:a xlink:type="simple" xlink:href="#5.9.29.Form Controls (Writer Global)|outline">Form Controls (Writer Global)</text:a><text:tab/>178</text:p>
          <text:p text:style-name="P131">5.9.30<text:tab/><text:a xlink:type="simple" xlink:href="#5.9.30.More Controls (Writer Global)|outline">More Controls (Writer Global)</text:a><text:tab/>178</text:p>
          <text:p text:style-name="P131">5.9.31<text:tab/><text:a xlink:type="simple" xlink:href="#5.9.31.Form Design (Writer Global)|outline">Form Design (Writer Global)</text:a><text:tab/>179</text:p>
          <text:p text:style-name="P131">5.9.32<text:tab/><text:a xlink:type="simple" xlink:href="#5.9.32.Text Box Formatting (Writer Global)|outline">Text Box Formatting (Writer Global)</text:a><text:tab/>180</text:p>
          <text:p text:style-name="P131">5.9.33<text:tab/><text:a xlink:type="simple" xlink:href="#5.9.33.Drawing Object Properties (Writer Global)|outline">Drawing Object Properties (Writer Global)</text:a><text:tab/>181</text:p>
          <text:p text:style-name="P131">5.9.34<text:tab/><text:a xlink:type="simple" xlink:href="#5.9.34.Edit Points (Writer Global)|outline">Edit Points (Writer Global)</text:a><text:tab/>182</text:p>
          <text:p text:style-name="P131">5.9.35<text:tab/><text:a xlink:type="simple" xlink:href="#5.9.35.Text Object (Writer Global)|outline">Text Object (Writer Global)</text:a><text:tab/>184</text:p>
          <text:p text:style-name="P131">5.9.36<text:tab/><text:a xlink:type="simple" xlink:href="#5.9.36.Standard (Viewing Mode)|outline">Standard (Viewing Mode)</text:a><text:tab/>184</text:p>
          <text:p text:style-name="P131">5.9.37<text:tab/><text:a xlink:type="simple" xlink:href="#5.9.37.OLE Object (Writer Global)|outline">OLE Object (Writer Global)</text:a><text:tab/>185</text:p>
          <text:p text:style-name="P130">5.10<text:tab/><text:a xlink:type="simple" xlink:href="#5.10.OpenOffice.org Basic IDE|outline">OpenOffice.org Basic IDE</text:a><text:tab/>186</text:p>
          <text:p text:style-name="P131">5.10.1<text:tab/><text:a xlink:type="simple" xlink:href="#5.10.1.Standard (Basic IDE)|outline">Standard (Basic IDE)</text:a><text:tab/>186</text:p>
          <text:p text:style-name="P131">5.10.2<text:tab/><text:a xlink:type="simple" xlink:href="#5.10.2.Macro (Basic IDE)|outline">Macro (Basic IDE)</text:a><text:tab/>187</text:p>
          <text:p text:style-name="P131">5.10.3<text:tab/><text:a xlink:type="simple" xlink:href="#5.10.3.Toolbox (Basic IDE)|outline">Toolbox (Basic IDE)</text:a><text:tab/>188</text:p>
          <text:p text:style-name="P131">5.10.4<text:tab/><text:a xlink:type="simple" xlink:href="#5.10.4.Full Screen (Basic IDE)|outline">Full Screen (Basic IDE)</text:a><text:tab/>189</text:p>
          <text:p text:style-name="P130">5.11<text:tab/><text:a xlink:type="simple" xlink:href="#5.11.Start Module|outline">Start Module</text:a><text:tab/>190</text:p>
          <text:p text:style-name="P131">5.11.1<text:tab/><text:a xlink:type="simple" xlink:href="#5.11.1.Standard (Start Module)|outline">Standard (Start Module)</text:a><text:tab/>190</text:p>
        </text:index-body>
      </text:table-of-content>
      <text:p text:style-name="Standard"/>
      <text:list text:style-name="WW8Num1">
        <text:list-item>
          <text:list>
            <text:list-item>
              <text:list>
                <text:list-item>
                  <text:list>
                    <text:list-item>
                      <text:h text:style-name="P164" text:outline-level="4"/>
                    </text:list-item>
                  </text:list>
                </text:list-item>
              </text:list>
            </text:list-item>
          </text:list>
        </text:list-item>
      </text:list>
      <text:h text:style-name="P42" text:outline-level="1">Motivation</text:h>
      <text:p text:style-name="Text_20_body">Due to the new toolbar concept [<text:span text:style-name="Footnote_20_Symbol"><text:note text:id="ftn1" text:note-class="footnote"><text:note-citation>1</text:note-citation><text:note-body><text:p text:style-name="Footnote">Toolbar Specification http://specs.openoffice.org/ui_in_general/toolbar_concept/openoffice_org_toolbar_spec.sxw</text:p></text:note-body></text:note></text:span>] there is a need to downsize the number of item for each toolbar. Another requirement is that the order and toolbar content shall be more conform to Microsoft Office 2003.</text:p>
      <text:h text:style-name="P42" text:outline-level="1">User Scenarios</text:h>
      <text:p text:style-name="Text_20_body">Bill is used to MS Office. After a company wide migration to OpenOffice.org he has to cope with the toolbar structure of OpenOffice.org. He is happy to find in general the same structure of the toolbars than in MS Office.</text:p>
      <text:h text:style-name="P43" text:outline-level="1">Goals</text:h>
      <text:list text:style-name="WW8Num2">
        <text:list-item>
          <text:p text:style-name="P146">Leverage existing knowledge of the toolbar structure of MS customers.</text:p>
        </text:list-item>
        <text:list-item>
          <text:p text:style-name="P146">Keep and increase consistency between OpenOffice.org modules.</text:p>
        </text:list-item>
      </text:list>
      <text:p text:style-name="P44"/>
      <text:h text:style-name="P43" text:outline-level="1">Scope</text:h>
      <text:p text:style-name="P45">As this specification is meant as an basis for future toolbar improvements this spec covers the following:</text:p>
      <text:h text:style-name="Heading_20_2" text:outline-level="2">In Scope</text:h>
      <text:list text:style-name="L2">
        <text:list-item>
          <text:p text:style-name="P148">The toolbar UI name in English and German,</text:p>
        </text:list-item>
      </text:list>
      <text:list text:style-name="L3">
        <text:list-item>
          <text:p text:style-name="P149">The toolbar file name, [Toolbar File Name]</text:p>
        </text:list-item>
      </text:list>
      <text:list text:style-name="L4">
        <text:list-item>
          <text:p text:style-name="P150">Information in which module the toolbar shall appear,[MODULENAME]</text:p>
        </text:list-item>
        <text:list-item>
          <text:p text:style-name="P150">A state giving information if a toolbar shall always be visible or not, [YES/NO]</text:p>
        </text:list-item>
        <text:list-item>
          <text:p text:style-name="P150">A state giving information if a toolbar shall list in View/Toolbars menu, [YES/NO]</text:p>
        </text:list-item>
        <text:list-item>
          <text:p text:style-name="P150">A state giving information if a toolbar shall be visible after first start, [YES/NO]</text:p>
        </text:list-item>
        <text:list-item>
          <text:p text:style-name="P150">Information of which toolbar this toolbar shall be a Sub-Toolbar of, [TOOLBARNAME]</text:p>
        </text:list-item>
        <text:list-item>
          <text:p text:style-name="P150">Display Tb if context is given [YES/NO]</text:p>
        </text:list-item>
        <text:list-item>
          <text:p text:style-name="P150">Close operation [Permanently/Temporarily]</text:p>
        </text:list-item>
        <text:list-item>
          <text:p text:style-name="P150">Information about the default docking state [DOCKED/FLOATED]</text:p>
        </text:list-item>
        <text:list-item>
          <text:p text:style-name="P150">Information about the default position [TOP;BOTTOM; LEFT; RIGHT]</text:p>
        </text:list-item>
        <text:list-item>
          <text:p text:style-name="P150">Information about the default overall formatting Style [ICON; TEXT; ICON &amp; TEXT]</text:p>
        </text:list-item>
        <text:list-item>
          <text:p text:style-name="P150">Information about the used in OpenOffice 1.1[TOOLBARNAME]</text:p>
        </text:list-item>
        <text:list-item>
          <text:p text:style-name="P150">Information about the used in Microsoft Office 2003 [TOOLBARNAME]</text:p>
        </text:list-item>
      </text:list>
      <text:list text:style-name="L5">
        <text:list-item>
          <text:p text:style-name="P162">Additional Notes: [ADDITIONAL COMMENTS ]</text:p>
        </text:list-item>
        <text:list-item>
          <text:p text:style-name="P162">Information about the content of each Toolbar [LIST OF ITEMS]</text:p>
        </text:list-item>
      </text:list>
      <text:h text:style-name="Heading_20_2" text:outline-level="2">Out of Scope</text:h>
      <text:p text:style-name="Text_20_body">This specification covers not:</text:p>
      <text:list text:style-name="L6">
        <text:list-item>
          <text:p text:style-name="P142">The terminology for the Tooltips</text:p>
        </text:list-item>
        <text:list-item>
          <text:p text:style-name="P142">The terminology of the entries listed in Customize Toolbars</text:p>
        </text:list-item>
        <text:list-item>
          <text:p text:style-name="P142">The semantical correctness of each toolbar item</text:p>
        </text:list-item>
        <text:list-item>
          <text:p text:style-name="P142">An comparison between OpenOffice.org and Microsoft Office 2003</text:p>
        </text:list-item>
      </text:list>
      <text:p text:style-name="P128"/>
      <text:h text:style-name="P42" text:outline-level="1">Detailed Specification</text:h>
      <text:p text:style-name="P119"/>
      <text:p text:style-name="P119"/>
      <text:p text:style-name="P119">Legend</text:p>
      <text:p text:style-name="P120"><text:span text:style-name="T12">[hidden by default] means that the i</text:span>tem shall be hidden by default.</text:p>
      <text:p text:style-name="Text_20_body"><text:span text:style-name="T13">&lt;BR</text:span><text:span text:style-name="T21">&gt;</text:span><text:span text:style-name="T12"> <text:s text:c="5"/>= Break</text:span></text:p>
      <text:p text:style-name="P120">------- <text:s text:c="2"/>= Separator </text:p>
      <text:p text:style-name="Text_20_body"><text:span text:style-name="T22">Bold <text:s text:c="5"/></text:span><text:span text:style-name="T23">= Opens a toolbar</text:span></text:p>
      <text:p text:style-name="P121">-&gt; <text:s text:c="7"/>= State ON/OFF</text:p>
      <text:p text:style-name="Standard"><text:span text:style-name="T14">--&gt; </text:span><text:a xlink:type="simple" xlink:href="#6.2Table%20(Writer)%7Coutline"><text:span text:style-name="Internet_20_link"><text:span text:style-name="T27">Table</text:span></text:span></text:a><text:span text:style-name="T14"> = Link to toolbar content specification</text:span></text:p>
      <text:p text:style-name="P7"/>
      <text:h text:style-name="P46" text:outline-level="2">OpenOffice.org Writer</text:h>
      <text:h text:style-name="P47" text:outline-level="3">Standard (Writer)</text:h>
      <table:table table:name="Table6" table:style-name="Table6">
        <table:table-column table:style-name="Table6.A"/>
        <table:table-column table:style-name="Table6.B"/>
        <table:table-column table:style-name="Table6.C"/>
        <table:table-row>
          <table:table-cell table:style-name="Table6.A1" office:value-type="string">
            <text:p text:style-name="WW-Table_20_Heading">Toolbar Name:</text:p>
          </table:table-cell>
          <table:table-cell table:style-name="Table6.A1" office:value-type="string">
            <text:p text:style-name="WW-Table_20_Heading">EN:</text:p>
          </table:table-cell>
          <table:table-cell table:style-name="Table6.C1" office:value-type="string">
            <text:p text:style-name="P61">Standard</text:p>
          </table:table-cell>
        </table:table-row>
        <table:table-row>
          <table:table-cell table:style-name="Table6.A2" office:value-type="string">
            <text:p text:style-name="WW-Table_20_Contents"/>
          </table:table-cell>
          <table:table-cell table:style-name="Table6.A2" office:value-type="string">
            <text:p text:style-name="P89">GER:</text:p>
          </table:table-cell>
          <table:table-cell table:style-name="Table6.C2" office:value-type="string">
            <text:p text:style-name="P95">Standard</text:p>
          </table:table-cell>
        </table:table-row>
        <table:table-row>
          <table:table-cell table:style-name="Table6.A2" table:number-columns-spanned="2" office:value-type="string">
            <text:p text:style-name="P89">Toolbar File Name:</text:p>
          </table:table-cell>
          <table:covered-table-cell/>
          <table:table-cell table:style-name="Table6.C2" office:value-type="string">
            <text:p text:style-name="P95">standardbar.xml</text:p>
          </table:table-cell>
        </table:table-row>
        <table:table-row>
          <table:table-cell table:style-name="Table6.A2" table:number-columns-spanned="2" office:value-type="string">
            <text:p text:style-name="P89">Appears in:</text:p>
          </table:table-cell>
          <table:covered-table-cell/>
          <table:table-cell table:style-name="Table6.C2" office:value-type="string">
            <text:p text:style-name="P94">Writer</text:p>
          </table:table-cell>
        </table:table-row>
        <table:table-row>
          <table:table-cell table:style-name="Table6.A2" table:number-columns-spanned="2" office:value-type="string">
            <text:p text:style-name="P89">Shall always be visible</text:p>
          </table:table-cell>
          <table:covered-table-cell/>
          <table:table-cell table:style-name="Table6.C2" office:value-type="string">
            <text:p text:style-name="P94">Yes</text:p>
          </table:table-cell>
        </table:table-row>
        <table:table-row>
          <table:table-cell table:style-name="Table6.A2" table:number-columns-spanned="2" office:value-type="string">
            <text:p text:style-name="P89">List in View/Toolbars:</text:p>
          </table:table-cell>
          <table:covered-table-cell/>
          <table:table-cell table:style-name="Table6.C2" office:value-type="string">
            <text:p text:style-name="P94">Yes</text:p>
          </table:table-cell>
        </table:table-row>
        <table:table-row>
          <table:table-cell table:style-name="Table6.A2" table:number-columns-spanned="2" office:value-type="string">
            <text:p text:style-name="P89">Visible after first start</text:p>
          </table:table-cell>
          <table:covered-table-cell/>
          <table:table-cell table:style-name="Table6.C2" office:value-type="string">
            <text:p text:style-name="P94">Yes</text:p>
          </table:table-cell>
        </table:table-row>
        <table:table-row>
          <table:table-cell table:style-name="Table6.A2" table:number-columns-spanned="2" office:value-type="string">
            <text:p text:style-name="P89">Sub-Toolbar of:</text:p>
          </table:table-cell>
          <table:covered-table-cell/>
          <table:table-cell table:style-name="Table6.C2" office:value-type="string">
            <text:p text:style-name="P94">N/A</text:p>
          </table:table-cell>
        </table:table-row>
        <table:table-row>
          <table:table-cell table:style-name="Table6.A2" table:number-columns-spanned="2" office:value-type="string">
            <text:p text:style-name="P89">Display Tb if context is given</text:p>
          </table:table-cell>
          <table:covered-table-cell/>
          <table:table-cell table:style-name="Table6.C2" office:value-type="string">
            <text:p text:style-name="P94">No</text:p>
          </table:table-cell>
        </table:table-row>
        <table:table-row>
          <table:table-cell table:style-name="Table6.A2" table:number-columns-spanned="2" office:value-type="string">
            <text:p text:style-name="P89">Close Operation</text:p>
          </table:table-cell>
          <table:covered-table-cell/>
          <table:table-cell table:style-name="Table6.C2" office:value-type="string">
            <text:p text:style-name="P94">Permanently</text:p>
          </table:table-cell>
        </table:table-row>
        <table:table-row>
          <table:table-cell table:style-name="Table6.A2" table:number-columns-spanned="2" office:value-type="string">
            <text:p text:style-name="P89">Default Docking State</text:p>
          </table:table-cell>
          <table:covered-table-cell/>
          <table:table-cell table:style-name="Table6.C2" office:value-type="string">
            <text:p text:style-name="P96">Docked</text:p>
          </table:table-cell>
        </table:table-row>
        <table:table-row>
          <table:table-cell table:style-name="Table6.A2" table:number-columns-spanned="2" office:value-type="string">
            <text:p text:style-name="P89">Default Position</text:p>
          </table:table-cell>
          <table:covered-table-cell/>
          <table:table-cell table:style-name="Table6.C2" office:value-type="string">
            <text:p text:style-name="P96">Top</text:p>
          </table:table-cell>
        </table:table-row>
        <table:table-row>
          <table:table-cell table:style-name="Table6.A2" table:number-columns-spanned="2" office:value-type="string">
            <text:p text:style-name="P89">Default Style</text:p>
          </table:table-cell>
          <table:covered-table-cell/>
          <table:table-cell table:style-name="Table6.C2" office:value-type="string">
            <text:p text:style-name="P96">Icon</text:p>
          </table:table-cell>
        </table:table-row>
        <table:table-row>
          <table:table-cell table:style-name="Table6.A2" table:number-columns-spanned="2" office:value-type="string">
            <text:p text:style-name="P89">Name in OpenOffice 1.1</text:p>
          </table:table-cell>
          <table:covered-table-cell/>
          <table:table-cell table:style-name="Table6.C2" office:value-type="string">
            <text:p text:style-name="P62">Function Bar</text:p>
          </table:table-cell>
        </table:table-row>
        <table:table-row>
          <table:table-cell table:style-name="Table6.A2" table:number-columns-spanned="2" office:value-type="string">
            <text:p text:style-name="P89">Name in Microsoft Office 2003</text:p>
          </table:table-cell>
          <table:covered-table-cell/>
          <table:table-cell table:style-name="Table6.C2" office:value-type="string">
            <text:p text:style-name="P62">Standard</text:p>
          </table:table-cell>
        </table:table-row>
        <table:table-row>
          <table:table-cell table:style-name="Table6.A2" table:number-columns-spanned="2" office:value-type="string">
            <text:p text:style-name="P89">Notes:</text:p>
          </table:table-cell>
          <table:covered-table-cell/>
          <table:table-cell table:style-name="Table6.C2" office:value-type="string">
            <text:p text:style-name="P62"/>
          </table:table-cell>
        </table:table-row>
        <table:table-row>
          <table:table-cell table:style-name="Table6.A2" table:number-columns-spanned="2" office:value-type="string">
            <text:p text:style-name="P89">Toolbar Content:</text:p>
          </table:table-cell>
          <table:covered-table-cell/>
          <table:table-cell table:style-name="Table6.C2" office:value-type="string">
            <text:p text:style-name="P31">Load URL [hidden by default]</text:p>
            <text:p text:style-name="P31">New<text:span text:style-name="T29"> -&gt;Style: DropDownPush</text:span></text:p>
            <text:p text:style-name="P31">New (From template!!!)[hidden by default]</text:p>
            <text:p text:style-name="P31">Open</text:p>
            <text:p text:style-name="P31">Save<text:line-break/>Save As... [hidden by default]</text:p>
            <text:p text:style-name="P31">Send Document</text:p>
            <text:p text:style-name="P31">------------</text:p>
            <text:p text:style-name="P31">Edit File</text:p>
            <text:p text:style-name="P31">------------</text:p>
            <text:p text:style-name="P31">Export Directly as PDF</text:p>
            <text:p text:style-name="P31">Print File Directly</text:p>
            <text:p text:style-name="P31">Page Preview</text:p>
            <text:p text:style-name="P31">------------</text:p>
            <text:p text:style-name="P31">Check...</text:p>
            <text:p text:style-name="P31">AutoSpellcheck On/OFF</text:p>
            <text:p text:style-name="P31">------------</text:p>
            <text:p text:style-name="P31">Cut</text:p>
            <text:p text:style-name="P31">Copy</text:p>
            <text:p text:style-name="P31">Paste<text:span text:style-name="T29"> -&gt;Style: DropDownPush</text:span></text:p>
            <text:p text:style-name="P31">Format Paintbrush</text:p>
            <text:p text:style-name="P31">------------</text:p>
            <text:p text:style-name="P31">Undo</text:p>
            <text:p text:style-name="P31">Redo</text:p>
            <text:p text:style-name="P31">------------</text:p>
            <text:p text:style-name="P31">Insert Hyperlink</text:p>
            <text:p text:style-name="P14">Insert Table --&gt; Table <text:span text:style-name="T23">-&gt;Style: DropDownPush</text:span></text:p>
            <text:p text:style-name="P14">Insert Drawing --&gt; Drawing <text:span text:style-name="T23">-&gt;Style: DropDownPush</text:span></text:p>
            <text:p text:style-name="P31">------------</text:p>
            <text:p text:style-name="P31">Find &amp; Replace</text:p>
            <text:p text:style-name="P31">Navigator</text:p>
            <text:p text:style-name="P31">Gallery</text:p>
            <text:p text:style-name="P31">Data Sources</text:p>
            <text:p text:style-name="P31">Nonprinting Characters</text:p>
            <text:p text:style-name="P31">Zoom...</text:p>
            <text:p text:style-name="P31">-----------</text:p>
            <text:p text:style-name="P31">OpenOffice.org Writer Help</text:p>
            <text:p text:style-name="P31">What's this [hidden by default]</text:p>
          </table:table-cell>
        </table:table-row>
      </table:table>
      <text:h text:style-name="P47" text:outline-level="3">Formatting (Writer)</text:h>
      <table:table table:name="Table7" table:style-name="Table7">
        <table:table-column table:style-name="Table7.A"/>
        <table:table-column table:style-name="Table7.B"/>
        <table:table-column table:style-name="Table7.C"/>
        <table:table-row>
          <table:table-cell table:style-name="Table7.A1" office:value-type="string">
            <text:p text:style-name="WW-Table_20_Heading">Toolbar Name:</text:p>
          </table:table-cell>
          <table:table-cell table:style-name="Table7.A1" office:value-type="string">
            <text:p text:style-name="WW-Table_20_Heading">EN:</text:p>
          </table:table-cell>
          <table:table-cell table:style-name="Table7.C1" office:value-type="string">
            <text:p text:style-name="P61">Formatting</text:p>
          </table:table-cell>
        </table:table-row>
        <table:table-row>
          <table:table-cell table:style-name="Table7.A2" office:value-type="string">
            <text:p text:style-name="WW-Table_20_Contents"/>
          </table:table-cell>
          <table:table-cell table:style-name="Table7.A2" office:value-type="string">
            <text:p text:style-name="P89">GER:</text:p>
          </table:table-cell>
          <table:table-cell table:style-name="Table7.C2" office:value-type="string">
            <text:p text:style-name="P95">Format</text:p>
          </table:table-cell>
        </table:table-row>
        <table:table-row>
          <table:table-cell table:style-name="Table7.A2" table:number-columns-spanned="2" office:value-type="string">
            <text:p text:style-name="P89">Toolbar File Name:</text:p>
          </table:table-cell>
          <table:covered-table-cell/>
          <table:table-cell table:style-name="Table7.C2" office:value-type="string">
            <text:p text:style-name="P95">Textobjectbar.xml</text:p>
          </table:table-cell>
        </table:table-row>
        <table:table-row>
          <table:table-cell table:style-name="Table7.A2" table:number-columns-spanned="2" office:value-type="string">
            <text:p text:style-name="P89">Appears in:</text:p>
          </table:table-cell>
          <table:covered-table-cell/>
          <table:table-cell table:style-name="Table7.C2" office:value-type="string">
            <text:p text:style-name="P94">Writer</text:p>
          </table:table-cell>
        </table:table-row>
        <table:table-row>
          <table:table-cell table:style-name="Table7.A2" table:number-columns-spanned="2" office:value-type="string">
            <text:p text:style-name="P89">Shall always be visible</text:p>
          </table:table-cell>
          <table:covered-table-cell/>
          <table:table-cell table:style-name="Table7.C2" office:value-type="string">
            <text:p text:style-name="P94">Yes</text:p>
          </table:table-cell>
        </table:table-row>
        <table:table-row>
          <table:table-cell table:style-name="Table7.A2" table:number-columns-spanned="2" office:value-type="string">
            <text:p text:style-name="P89">List in View/Toolbars:</text:p>
          </table:table-cell>
          <table:covered-table-cell/>
          <table:table-cell table:style-name="Table7.C2" office:value-type="string">
            <text:p text:style-name="P94">Yes</text:p>
          </table:table-cell>
        </table:table-row>
        <table:table-row>
          <table:table-cell table:style-name="Table7.A2" table:number-columns-spanned="2" office:value-type="string">
            <text:p text:style-name="P89">Visible after first start</text:p>
          </table:table-cell>
          <table:covered-table-cell/>
          <table:table-cell table:style-name="Table7.C2" office:value-type="string">
            <text:p text:style-name="P94">Yes</text:p>
          </table:table-cell>
        </table:table-row>
        <table:table-row>
          <table:table-cell table:style-name="Table7.A2" table:number-columns-spanned="2" office:value-type="string">
            <text:p text:style-name="P89">Sub-Toolbar of:</text:p>
          </table:table-cell>
          <table:covered-table-cell/>
          <table:table-cell table:style-name="Table7.C2" office:value-type="string">
            <text:p text:style-name="P94">N/A</text:p>
          </table:table-cell>
        </table:table-row>
        <table:table-row>
          <table:table-cell table:style-name="Table7.A2" table:number-columns-spanned="2" office:value-type="string">
            <text:p text:style-name="P89">Display Tb if context is given</text:p>
          </table:table-cell>
          <table:covered-table-cell/>
          <table:table-cell table:style-name="Table7.C2" office:value-type="string">
            <text:p text:style-name="P94">N/A</text:p>
          </table:table-cell>
        </table:table-row>
        <table:table-row>
          <table:table-cell table:style-name="Table7.A2" table:number-columns-spanned="2" office:value-type="string">
            <text:p text:style-name="P89">Close Operation</text:p>
          </table:table-cell>
          <table:covered-table-cell/>
          <table:table-cell table:style-name="Table7.C2" office:value-type="string">
            <text:p text:style-name="P94">Temporarily</text:p>
          </table:table-cell>
        </table:table-row>
        <table:table-row>
          <table:table-cell table:style-name="Table7.A2" table:number-columns-spanned="2" office:value-type="string">
            <text:p text:style-name="P89">Default Docking State</text:p>
          </table:table-cell>
          <table:covered-table-cell/>
          <table:table-cell table:style-name="Table7.C2" office:value-type="string">
            <text:p text:style-name="P96">Docked</text:p>
          </table:table-cell>
        </table:table-row>
        <table:table-row>
          <table:table-cell table:style-name="Table7.A2" table:number-columns-spanned="2" office:value-type="string">
            <text:p text:style-name="P89">Default Position</text:p>
          </table:table-cell>
          <table:covered-table-cell/>
          <table:table-cell table:style-name="Table7.C2" office:value-type="string">
            <text:p text:style-name="P96">Top; Below Standard</text:p>
          </table:table-cell>
        </table:table-row>
        <table:table-row>
          <table:table-cell table:style-name="Table7.A2" table:number-columns-spanned="2" office:value-type="string">
            <text:p text:style-name="P89">Default Style</text:p>
          </table:table-cell>
          <table:covered-table-cell/>
          <table:table-cell table:style-name="Table7.C2" office:value-type="string">
            <text:p text:style-name="P96">Icon</text:p>
          </table:table-cell>
        </table:table-row>
        <table:table-row>
          <table:table-cell table:style-name="Table7.A2" table:number-columns-spanned="2" office:value-type="string">
            <text:p text:style-name="P89">Name in OpenOffice 1.1</text:p>
          </table:table-cell>
          <table:covered-table-cell/>
          <table:table-cell table:style-name="Table7.C2" office:value-type="string">
            <text:p text:style-name="P62">Text Object Bar</text:p>
          </table:table-cell>
        </table:table-row>
        <table:table-row>
          <table:table-cell table:style-name="Table7.A2" table:number-columns-spanned="2" office:value-type="string">
            <text:p text:style-name="P89">Name in Microsoft Office 2003</text:p>
          </table:table-cell>
          <table:covered-table-cell/>
          <table:table-cell table:style-name="Table7.C2" office:value-type="string">
            <text:p text:style-name="P62">Format</text:p>
          </table:table-cell>
        </table:table-row>
        <table:table-row>
          <table:table-cell table:style-name="Table7.A2" table:number-columns-spanned="2" office:value-type="string">
            <text:p text:style-name="P89">Notes:</text:p>
          </table:table-cell>
          <table:covered-table-cell/>
          <table:table-cell table:style-name="Table7.C2" office:value-type="string">
            <text:p text:style-name="P60"/>
          </table:table-cell>
        </table:table-row>
        <table:table-row>
          <table:table-cell table:style-name="Table7.A2" table:number-columns-spanned="2" office:value-type="string">
            <text:p text:style-name="P89">Toolbar Content</text:p>
          </table:table-cell>
          <table:covered-table-cell/>
          <table:table-cell table:style-name="Table7.C2" office:value-type="string">
            <text:p text:style-name="P8">Styles and Formatting</text:p>
            <text:p text:style-name="P8">-----------<text:line-break/>Apply Style<text:line-break/>-----------</text:p>
            <text:p text:style-name="P8">Font Name</text:p>
            <text:p text:style-name="Standard"><text:span text:style-name="T15">-----------<text:line-break/>Font Size<text:line-break/>------------<text:line-break/></text:span><text:span text:style-name="T30">Bold</text:span><text:span text:style-name="T15"><text:line-break/>Italic<text:line-break/>Underline<text:line-break/>Superscript [hidden by default]<text:line-break/>Subscript [hidden by default]<text:line-break/>------------<text:line-break/>Align Left<text:line-break/>Centered<text:line-break/>Align Right<text:line-break/>Justified</text:span><text:span text:style-name="T17"><text:line-break/></text:span><text:span text:style-name="T15">------------<text:line-break/>Left-To-Right[hidden by default]<text:line-break/>Right-To-Left[hidden by default]<text:line-break/>-------------</text:span></text:p>
            <text:p text:style-name="P8">Line Spacing: 1 [hidden by default]</text:p>
            <text:p text:style-name="P8">Line Spacing: 1.5 [hidden by default]</text:p>
            <text:p text:style-name="P8">Line Spacing: 2 [hidden by default]</text:p>
            <text:p text:style-name="P8">-------------<text:line-break/>Numbering On/Off<text:line-break/>Bullets On/Off<text:line-break/>Decrease Indent<text:line-break/>Increase Indent<text:line-break/>Increase Font[hidden by default]<text:line-break/>Reduce Font[hidden by default]<text:line-break/>--------------<text:line-break/>Font Color -&gt;Style: DropDownPush <text:line-break/>Highlighting -&gt;Style: DropDownPush <text:line-break/>Background Color -&gt;<text:span text:style-name="T31">Style: DropDownOnly</text:span><text:line-break/>---------------<text:line-break/>Select All [hidden by default]<text:line-break/>Font Attributes [hidden by default]<text:line-break/>Format: Paragraph [hidden by default]</text:p>
          </table:table-cell>
        </table:table-row>
      </table:table>
      <text:h text:style-name="P47" text:outline-level="3">Tools (Writer)</text:h>
      <table:table table:name="Table8" table:style-name="Table8">
        <table:table-column table:style-name="Table8.A"/>
        <table:table-column table:style-name="Table8.B"/>
        <table:table-column table:style-name="Table8.C"/>
        <table:table-row>
          <table:table-cell table:style-name="Table8.A1" office:value-type="string">
            <text:p text:style-name="WW-Table_20_Heading">Toolbar Name:</text:p>
          </table:table-cell>
          <table:table-cell table:style-name="Table8.A1" office:value-type="string">
            <text:p text:style-name="WW-Table_20_Heading">EN:</text:p>
          </table:table-cell>
          <table:table-cell table:style-name="Table8.C1" office:value-type="string">
            <text:p text:style-name="P61">Tools</text:p>
          </table:table-cell>
        </table:table-row>
        <table:table-row>
          <table:table-cell table:style-name="Table8.A2" office:value-type="string">
            <text:p text:style-name="WW-Table_20_Contents"/>
          </table:table-cell>
          <table:table-cell table:style-name="Table8.A2" office:value-type="string">
            <text:p text:style-name="P89">GER:</text:p>
          </table:table-cell>
          <table:table-cell table:style-name="Table8.C2" office:value-type="string">
            <text:p text:style-name="P95">Werkzeuge</text:p>
          </table:table-cell>
        </table:table-row>
        <table:table-row>
          <table:table-cell table:style-name="Table8.A2" table:number-columns-spanned="2" office:value-type="string">
            <text:p text:style-name="P89">Toolbar File Name:</text:p>
          </table:table-cell>
          <table:covered-table-cell/>
          <table:table-cell table:style-name="Table8.C2" office:value-type="string">
            <text:p text:style-name="P95">Toolbar.xml</text:p>
          </table:table-cell>
        </table:table-row>
        <table:table-row>
          <table:table-cell table:style-name="Table8.A2" table:number-columns-spanned="2" office:value-type="string">
            <text:p text:style-name="P89">Appears in:</text:p>
          </table:table-cell>
          <table:covered-table-cell/>
          <table:table-cell table:style-name="Table8.C2" office:value-type="string">
            <text:p text:style-name="P94">Writer</text:p>
          </table:table-cell>
        </table:table-row>
        <table:table-row>
          <table:table-cell table:style-name="Table8.A2" table:number-columns-spanned="2" office:value-type="string">
            <text:p text:style-name="P89">Shall always be visible</text:p>
          </table:table-cell>
          <table:covered-table-cell/>
          <table:table-cell table:style-name="Table8.C2" office:value-type="string">
            <text:p text:style-name="P94">No</text:p>
          </table:table-cell>
        </table:table-row>
        <table:table-row>
          <table:table-cell table:style-name="Table8.A2" table:number-columns-spanned="2" office:value-type="string">
            <text:p text:style-name="P89">List in View/Toolbars:</text:p>
          </table:table-cell>
          <table:covered-table-cell/>
          <table:table-cell table:style-name="Table8.C2" office:value-type="string">
            <text:p text:style-name="P94">Yes</text:p>
          </table:table-cell>
        </table:table-row>
        <table:table-row>
          <table:table-cell table:style-name="Table8.A2" table:number-columns-spanned="2" office:value-type="string">
            <text:p text:style-name="P89">Visible after first start</text:p>
          </table:table-cell>
          <table:covered-table-cell/>
          <table:table-cell table:style-name="Table8.C2" office:value-type="string">
            <text:p text:style-name="P94">No</text:p>
          </table:table-cell>
        </table:table-row>
        <table:table-row>
          <table:table-cell table:style-name="Table8.A2" table:number-columns-spanned="2" office:value-type="string">
            <text:p text:style-name="P89">Sub-Toolbar of:</text:p>
          </table:table-cell>
          <table:covered-table-cell/>
          <table:table-cell table:style-name="Table8.C2" office:value-type="string">
            <text:p text:style-name="P94">N/A</text:p>
          </table:table-cell>
        </table:table-row>
        <table:table-row>
          <table:table-cell table:style-name="Table8.A2" table:number-columns-spanned="2" office:value-type="string">
            <text:p text:style-name="P89">Display Tb if context is given</text:p>
          </table:table-cell>
          <table:covered-table-cell/>
          <table:table-cell table:style-name="Table8.C2" office:value-type="string">
            <text:p text:style-name="P94">No</text:p>
          </table:table-cell>
        </table:table-row>
        <table:table-row>
          <table:table-cell table:style-name="Table8.A2" table:number-columns-spanned="2" office:value-type="string">
            <text:p text:style-name="P89">Close Operation</text:p>
          </table:table-cell>
          <table:covered-table-cell/>
          <table:table-cell table:style-name="Table8.C2" office:value-type="string">
            <text:p text:style-name="P94">Permanently</text:p>
          </table:table-cell>
        </table:table-row>
        <table:table-row>
          <table:table-cell table:style-name="Table8.A2" table:number-columns-spanned="2" office:value-type="string">
            <text:p text:style-name="P89">Default Docking State</text:p>
          </table:table-cell>
          <table:covered-table-cell/>
          <table:table-cell table:style-name="Table8.C2" office:value-type="string">
            <text:p text:style-name="P96">Floated</text:p>
          </table:table-cell>
        </table:table-row>
        <table:table-row>
          <table:table-cell table:style-name="Table8.A2" table:number-columns-spanned="2" office:value-type="string">
            <text:p text:style-name="P89">Default Position</text:p>
          </table:table-cell>
          <table:covered-table-cell/>
          <table:table-cell table:style-name="Table8.C2" office:value-type="string">
            <text:p text:style-name="P96">N/A</text:p>
          </table:table-cell>
        </table:table-row>
        <table:table-row>
          <table:table-cell table:style-name="Table8.A2" table:number-columns-spanned="2" office:value-type="string">
            <text:p text:style-name="P89">Default Style</text:p>
          </table:table-cell>
          <table:covered-table-cell/>
          <table:table-cell table:style-name="Table8.C2" office:value-type="string">
            <text:p text:style-name="P96">Icon</text:p>
          </table:table-cell>
        </table:table-row>
        <table:table-row>
          <table:table-cell table:style-name="Table8.A2" table:number-columns-spanned="2" office:value-type="string">
            <text:p text:style-name="P89">Name in OpenOffice 1.1</text:p>
          </table:table-cell>
          <table:covered-table-cell/>
          <table:table-cell table:style-name="Table8.C2" office:value-type="string">
            <text:p text:style-name="P62">N/A</text:p>
          </table:table-cell>
        </table:table-row>
        <table:table-row>
          <table:table-cell table:style-name="Table8.A2" table:number-columns-spanned="2" office:value-type="string">
            <text:p text:style-name="P89">Name in Microsoft Office 2003</text:p>
          </table:table-cell>
          <table:covered-table-cell/>
          <table:table-cell table:style-name="Table8.C2" office:value-type="string">
            <text:p text:style-name="P62">N/A</text:p>
          </table:table-cell>
        </table:table-row>
        <table:table-row>
          <table:table-cell table:style-name="Table8.A2" table:number-columns-spanned="2" office:value-type="string">
            <text:p text:style-name="P89">Notes:</text:p>
          </table:table-cell>
          <table:covered-table-cell/>
          <table:table-cell table:style-name="Table8.C2" office:value-type="string">
            <text:p text:style-name="P11"/>
          </table:table-cell>
        </table:table-row>
        <table:table-row>
          <table:table-cell table:style-name="Table8.A2" table:number-columns-spanned="2" office:value-type="string">
            <text:p text:style-name="P89">Toolbar Content</text:p>
          </table:table-cell>
          <table:covered-table-cell/>
          <table:table-cell table:style-name="Table8.C2" office:value-type="string">
            <text:p text:style-name="P9">Insert</text:p>
            <text:p text:style-name="P9">-----------</text:p>
            <text:p text:style-name="P9">Direct Cursor On/Off</text:p>
            <text:p text:style-name="P9">-----------</text:p>
            <text:p text:style-name="P9">Hyphenation...<text:line-break/>Thesaurus...</text:p>
            <text:p text:style-name="P9">----------<text:line-break/>Graphics On/Off<text:line-break/>Web Layout</text:p>
          </table:table-cell>
        </table:table-row>
      </table:table>
      <text:h text:style-name="P47" text:outline-level="3">Bullets and Numbering (Writer)</text:h>
      <table:table table:name="Table9" table:style-name="Table9">
        <table:table-column table:style-name="Table9.A"/>
        <table:table-column table:style-name="Table9.B"/>
        <table:table-column table:style-name="Table9.C"/>
        <table:table-row>
          <table:table-cell table:style-name="Table9.A1" office:value-type="string">
            <text:p text:style-name="WW-Table_20_Heading">Toolbar Name:</text:p>
          </table:table-cell>
          <table:table-cell table:style-name="Table9.A1" office:value-type="string">
            <text:p text:style-name="WW-Table_20_Heading">EN:</text:p>
          </table:table-cell>
          <table:table-cell table:style-name="Table9.C1" office:value-type="string">
            <text:p text:style-name="P61">Bullets and Numbering</text:p>
          </table:table-cell>
        </table:table-row>
        <table:table-row>
          <table:table-cell table:style-name="Table9.A2" office:value-type="string">
            <text:p text:style-name="WW-Table_20_Contents"/>
          </table:table-cell>
          <table:table-cell table:style-name="Table9.A2" office:value-type="string">
            <text:p text:style-name="P89">GER:</text:p>
          </table:table-cell>
          <table:table-cell table:style-name="Table9.C2" office:value-type="string">
            <text:p text:style-name="P95">Nummerierung und Aufzählungszeichen</text:p>
          </table:table-cell>
        </table:table-row>
        <table:table-row>
          <table:table-cell table:style-name="Table9.A2" table:number-columns-spanned="2" office:value-type="string">
            <text:p text:style-name="P89">Toolbar File Name:</text:p>
          </table:table-cell>
          <table:covered-table-cell/>
          <table:table-cell table:style-name="Table9.C2" office:value-type="string">
            <text:p text:style-name="P95">Numobjectbar.xml</text:p>
          </table:table-cell>
        </table:table-row>
        <table:table-row>
          <table:table-cell table:style-name="Table9.A2" table:number-columns-spanned="2" office:value-type="string">
            <text:p text:style-name="P89">Appears in:</text:p>
          </table:table-cell>
          <table:covered-table-cell/>
          <table:table-cell table:style-name="Table9.C2" office:value-type="string">
            <text:p text:style-name="P94">Writer</text:p>
          </table:table-cell>
        </table:table-row>
        <table:table-row>
          <table:table-cell table:style-name="Table9.A2" table:number-columns-spanned="2" office:value-type="string">
            <text:p text:style-name="P89">Shall always be visible</text:p>
          </table:table-cell>
          <table:covered-table-cell/>
          <table:table-cell table:style-name="Table9.C2" office:value-type="string">
            <text:p text:style-name="P94">No</text:p>
          </table:table-cell>
        </table:table-row>
        <table:table-row>
          <table:table-cell table:style-name="Table9.A2" table:number-columns-spanned="2" office:value-type="string">
            <text:p text:style-name="P89">List in View/Toolbars:</text:p>
          </table:table-cell>
          <table:covered-table-cell/>
          <table:table-cell table:style-name="Table9.C2" office:value-type="string">
            <text:p text:style-name="P94">Yes</text:p>
          </table:table-cell>
        </table:table-row>
        <table:table-row>
          <table:table-cell table:style-name="Table9.A2" table:number-columns-spanned="2" office:value-type="string">
            <text:p text:style-name="P89">Visible after first start</text:p>
          </table:table-cell>
          <table:covered-table-cell/>
          <table:table-cell table:style-name="Table9.C2" office:value-type="string">
            <text:p text:style-name="P94">No</text:p>
          </table:table-cell>
        </table:table-row>
        <table:table-row>
          <table:table-cell table:style-name="Table9.A2" table:number-columns-spanned="2" office:value-type="string">
            <text:p text:style-name="P89">Sub-Toolbar of:</text:p>
          </table:table-cell>
          <table:covered-table-cell/>
          <table:table-cell table:style-name="Table9.C2" office:value-type="string">
            <text:p text:style-name="P94">Formatting</text:p>
          </table:table-cell>
        </table:table-row>
        <table:table-row>
          <table:table-cell table:style-name="Table9.A2" table:number-columns-spanned="2" office:value-type="string">
            <text:p text:style-name="P89">Display Tb if context is given</text:p>
          </table:table-cell>
          <table:covered-table-cell/>
          <table:table-cell table:style-name="Table9.C2" office:value-type="string">
            <text:p text:style-name="P94">Yes</text:p>
          </table:table-cell>
        </table:table-row>
        <table:table-row>
          <table:table-cell table:style-name="Table9.A2" table:number-columns-spanned="2" office:value-type="string">
            <text:p text:style-name="P89">Close Operation</text:p>
          </table:table-cell>
          <table:covered-table-cell/>
          <table:table-cell table:style-name="Table9.C2" office:value-type="string">
            <text:p text:style-name="P94">Temporarily</text:p>
          </table:table-cell>
        </table:table-row>
        <table:table-row>
          <table:table-cell table:style-name="Table9.A2" table:number-columns-spanned="2" office:value-type="string">
            <text:p text:style-name="P89">Default Docking State</text:p>
          </table:table-cell>
          <table:covered-table-cell/>
          <table:table-cell table:style-name="Table9.C2" office:value-type="string">
            <text:p text:style-name="P96">Floated</text:p>
          </table:table-cell>
        </table:table-row>
        <table:table-row>
          <table:table-cell table:style-name="Table9.A2" table:number-columns-spanned="2" office:value-type="string">
            <text:p text:style-name="P89">Default Position</text:p>
          </table:table-cell>
          <table:covered-table-cell/>
          <table:table-cell table:style-name="Table9.C2" office:value-type="string">
            <text:p text:style-name="P96">N/A</text:p>
          </table:table-cell>
        </table:table-row>
        <table:table-row>
          <table:table-cell table:style-name="Table9.A2" table:number-columns-spanned="2" office:value-type="string">
            <text:p text:style-name="P89">Default Style</text:p>
          </table:table-cell>
          <table:covered-table-cell/>
          <table:table-cell table:style-name="Table9.C2" office:value-type="string">
            <text:p text:style-name="P96">Icon</text:p>
          </table:table-cell>
        </table:table-row>
        <table:table-row>
          <table:table-cell table:style-name="Table9.A2" table:number-columns-spanned="2" office:value-type="string">
            <text:p text:style-name="P89">Name in OpenOffice 1.1</text:p>
          </table:table-cell>
          <table:covered-table-cell/>
          <table:table-cell table:style-name="Table9.C2" office:value-type="string">
            <text:p text:style-name="P97">Numbering Object Bar</text:p>
          </table:table-cell>
        </table:table-row>
        <table:table-row>
          <table:table-cell table:style-name="Table9.A2" table:number-columns-spanned="2" office:value-type="string">
            <text:p text:style-name="P89">Name in Microsoft Office 2003</text:p>
          </table:table-cell>
          <table:covered-table-cell/>
          <table:table-cell table:style-name="Table9.C2" office:value-type="string">
            <text:p text:style-name="P97">N/A</text:p>
          </table:table-cell>
        </table:table-row>
        <table:table-row>
          <table:table-cell table:style-name="Table9.A2" table:number-columns-spanned="2" office:value-type="string">
            <text:p text:style-name="P89">Notes:</text:p>
          </table:table-cell>
          <table:covered-table-cell/>
          <table:table-cell table:style-name="Table9.C2" office:value-type="string">
            <text:p text:style-name="P63"/>
          </table:table-cell>
        </table:table-row>
        <table:table-row>
          <table:table-cell table:style-name="Table9.A2" table:number-columns-spanned="2" office:value-type="string">
            <text:p text:style-name="P89">Toolbar Content</text:p>
          </table:table-cell>
          <table:covered-table-cell/>
          <table:table-cell table:style-name="Table9.C2" office:value-type="string">
            <text:p text:style-name="P64">Bullets On/Off<text:line-break/>Numbering On/Off<text:line-break/>---------------<text:line-break/>Bullets Off<text:line-break/>---------------<text:line-break/>Up One Level<text:line-break/>Down One Level<text:line-break/>Move Up with Subpoints<text:line-break/>Move Down with Subpoints<text:line-break/>---------------<text:line-break/>Insert Unnumbered Entry<text:line-break/>---------------<text:line-break/>Move Up<text:line-break/>Move Down<text:line-break/>Move Up with Subpoints<text:line-break/>Move Down with Subpoints<text:line-break/>----------------<text:line-break/>Restart Numbering<text:line-break/>Edit Numbering</text:p>
          </table:table-cell>
        </table:table-row>
      </table:table>
      <text:h text:style-name="P47" text:outline-level="3">Table (Writer)</text:h>
      <table:table table:name="Table10" table:style-name="Table10">
        <table:table-column table:style-name="Table10.A"/>
        <table:table-column table:style-name="Table10.B"/>
        <table:table-column table:style-name="Table10.C"/>
        <table:table-row>
          <table:table-cell table:style-name="Table10.A1" office:value-type="string">
            <text:p text:style-name="WW-Table_20_Heading">Toolbar Name:</text:p>
          </table:table-cell>
          <table:table-cell table:style-name="Table10.A1" office:value-type="string">
            <text:p text:style-name="WW-Table_20_Heading">EN:</text:p>
          </table:table-cell>
          <table:table-cell table:style-name="Table10.C1" office:value-type="string">
            <text:p text:style-name="P61">Table</text:p>
          </table:table-cell>
        </table:table-row>
        <table:table-row>
          <table:table-cell table:style-name="Table10.A2" office:value-type="string">
            <text:p text:style-name="WW-Table_20_Contents"/>
          </table:table-cell>
          <table:table-cell table:style-name="Table10.A2" office:value-type="string">
            <text:p text:style-name="P89">GER:</text:p>
          </table:table-cell>
          <table:table-cell table:style-name="Table10.C2" office:value-type="string">
            <text:p text:style-name="P95">Tabelle</text:p>
          </table:table-cell>
        </table:table-row>
        <table:table-row>
          <table:table-cell table:style-name="Table10.A2" table:number-columns-spanned="2" office:value-type="string">
            <text:p text:style-name="P89">Toolbar File Name</text:p>
          </table:table-cell>
          <table:covered-table-cell/>
          <table:table-cell table:style-name="Table10.C2" office:value-type="string">
            <text:p text:style-name="P95">tableobjectbar.xml</text:p>
          </table:table-cell>
        </table:table-row>
        <table:table-row>
          <table:table-cell table:style-name="Table10.A2" table:number-columns-spanned="2" office:value-type="string">
            <text:p text:style-name="P89">Appears in:</text:p>
          </table:table-cell>
          <table:covered-table-cell/>
          <table:table-cell table:style-name="Table10.C2" office:value-type="string">
            <text:p text:style-name="P94">Writer</text:p>
          </table:table-cell>
        </table:table-row>
        <table:table-row>
          <table:table-cell table:style-name="Table10.A2" table:number-columns-spanned="2" office:value-type="string">
            <text:p text:style-name="P89">Shall always be visible</text:p>
          </table:table-cell>
          <table:covered-table-cell/>
          <table:table-cell table:style-name="Table10.C2" office:value-type="string">
            <text:p text:style-name="P94">No</text:p>
          </table:table-cell>
        </table:table-row>
        <table:table-row>
          <table:table-cell table:style-name="Table10.A2" table:number-columns-spanned="2" office:value-type="string">
            <text:p text:style-name="P89">List in View/Toolbars:</text:p>
          </table:table-cell>
          <table:covered-table-cell/>
          <table:table-cell table:style-name="Table10.C2" office:value-type="string">
            <text:p text:style-name="P94">Yes</text:p>
          </table:table-cell>
        </table:table-row>
        <table:table-row>
          <table:table-cell table:style-name="Table10.A2" table:number-columns-spanned="2" office:value-type="string">
            <text:p text:style-name="P89">Visible after first start</text:p>
          </table:table-cell>
          <table:covered-table-cell/>
          <table:table-cell table:style-name="Table10.C2" office:value-type="string">
            <text:p text:style-name="P94">No</text:p>
          </table:table-cell>
        </table:table-row>
        <table:table-row>
          <table:table-cell table:style-name="Table10.A2" table:number-columns-spanned="2" office:value-type="string">
            <text:p text:style-name="P89">Sub-Toolbar of:</text:p>
          </table:table-cell>
          <table:covered-table-cell/>
          <table:table-cell table:style-name="Table10.C2" office:value-type="string">
            <text:p text:style-name="P94">Standard</text:p>
          </table:table-cell>
        </table:table-row>
        <table:table-row>
          <table:table-cell table:style-name="Table10.A2" table:number-columns-spanned="2" office:value-type="string">
            <text:p text:style-name="P89">Display Tb if context is given</text:p>
          </table:table-cell>
          <table:covered-table-cell/>
          <table:table-cell table:style-name="Table10.C2" office:value-type="string">
            <text:p text:style-name="P94">Yes</text:p>
          </table:table-cell>
        </table:table-row>
        <table:table-row>
          <table:table-cell table:style-name="Table10.A2" table:number-columns-spanned="2" office:value-type="string">
            <text:p text:style-name="P89">Close Operation</text:p>
          </table:table-cell>
          <table:covered-table-cell/>
          <table:table-cell table:style-name="Table10.C2" office:value-type="string">
            <text:p text:style-name="P94">Temporarily</text:p>
          </table:table-cell>
        </table:table-row>
        <table:table-row>
          <table:table-cell table:style-name="Table10.A2" table:number-columns-spanned="2" office:value-type="string">
            <text:p text:style-name="P89">Default Docking State</text:p>
          </table:table-cell>
          <table:covered-table-cell/>
          <table:table-cell table:style-name="Table10.C2" office:value-type="string">
            <text:p text:style-name="P98">Floated</text:p>
          </table:table-cell>
        </table:table-row>
        <table:table-row>
          <table:table-cell table:style-name="Table10.A2" table:number-columns-spanned="2" office:value-type="string">
            <text:p text:style-name="P89">Default Position</text:p>
          </table:table-cell>
          <table:covered-table-cell/>
          <table:table-cell table:style-name="Table10.C2" office:value-type="string">
            <text:p text:style-name="P98">N/A</text:p>
          </table:table-cell>
        </table:table-row>
        <table:table-row>
          <table:table-cell table:style-name="Table10.A2" table:number-columns-spanned="2" office:value-type="string">
            <text:p text:style-name="P89">Default Style</text:p>
          </table:table-cell>
          <table:covered-table-cell/>
          <table:table-cell table:style-name="Table10.C2" office:value-type="string">
            <text:p text:style-name="P96">Icon</text:p>
          </table:table-cell>
        </table:table-row>
        <table:table-row>
          <table:table-cell table:style-name="Table10.A2" table:number-columns-spanned="2" office:value-type="string">
            <text:p text:style-name="P89">Name in OpenOffice 1.1</text:p>
          </table:table-cell>
          <table:covered-table-cell/>
          <table:table-cell table:style-name="Table10.C2" office:value-type="string">
            <text:p text:style-name="P62">Table Context Bar</text:p>
          </table:table-cell>
        </table:table-row>
        <table:table-row>
          <table:table-cell table:style-name="Table10.A2" table:number-columns-spanned="2" office:value-type="string">
            <text:p text:style-name="P89">Name in Microsoft Office 2003</text:p>
          </table:table-cell>
          <table:covered-table-cell/>
          <table:table-cell table:style-name="Table10.C2" office:value-type="string">
            <text:p text:style-name="P62">Tables and Borders</text:p>
          </table:table-cell>
        </table:table-row>
        <table:table-row>
          <table:table-cell table:style-name="Table10.A2" table:number-columns-spanned="2" office:value-type="string">
            <text:p text:style-name="P89">Notes:</text:p>
          </table:table-cell>
          <table:covered-table-cell/>
          <table:table-cell table:style-name="Table10.C2" office:value-type="string">
            <text:p text:style-name="P62"/>
          </table:table-cell>
        </table:table-row>
        <table:table-row>
          <table:table-cell table:style-name="Table10.A2" table:number-columns-spanned="2" office:value-type="string">
            <text:p text:style-name="P89">Toolbar Content</text:p>
          </table:table-cell>
          <table:covered-table-cell/>
          <table:table-cell table:style-name="Table10.C2" office:value-type="string">
            <text:p text:style-name="WW-Table_20_Contents"><text:span text:style-name="T12">Insert Table<text:line-break/>-------------<text:line-break/>Line Style</text:span><text:span text:style-name="T38"> -&gt; </text:span><text:span text:style-name="T34">Style: DropDownOnly</text:span><text:span text:style-name="T12"><text:line-break/>Line Color (of the border)</text:span><text:span text:style-name="T38"> </text:span><text:span text:style-name="T34">Style: DropDownOnly</text:span><text:span text:style-name="T12"><text:line-break/>-------------<text:line-break/>Border</text:span><text:span text:style-name="T38"> </text:span><text:span text:style-name="T34">Style: DropDownOnly</text:span><text:span text:style-name="T12"><text:line-break/>Background Color</text:span><text:span text:style-name="T38"> </text:span><text:span text:style-name="T34">Style: DropDownOnly</text:span><text:span text:style-name="T12"><text:line-break/>-------------<text:line-break/>Merge Cells<text:line-break/>Split Cells<text:line-break/></text:span><text:span text:style-name="T22">Op</text:span><text:span text:style-name="T5">timize --&gt; Optimize</text:span><text:span text:style-name="T38"> </text:span><text:span text:style-name="T34">Style: DropDownOnly</text:span><text:span text:style-name="T12"><text:line-break/>-------------<text:line-break/>Top<text:line-break/>Center<text:line-break/>Bottom<text:line-break/>-------------<text:line-break/>Insert Row<text:line-break/>Insert Column<text:line-break/>Delete Row<text:line-break/>Delete Column<text:line-break/>----------<text:line-break/>Select Table[hidden by default]<text:line-break/>Select Columns[hidden by default]<text:line-break/>Select Rows[hidden by default]<text:line-break/>----------<text:line-break/>AutoFormat<text:line-break/>Table Properties<text:line-break/>-------------<text:line-break/>Sort...<text:line-break/>-------------<text:line-break/>Sum</text:span></text:p>
          </table:table-cell>
        </table:table-row>
      </table:table>
      <text:h text:style-name="P47" text:outline-level="3">Optimize Table (Writer)</text:h>
      <table:table table:name="Table11" table:style-name="Table11">
        <table:table-column table:style-name="Table11.A"/>
        <table:table-column table:style-name="Table11.B"/>
        <table:table-column table:style-name="Table11.C"/>
        <table:table-row>
          <table:table-cell table:style-name="Table11.A1" office:value-type="string">
            <text:p text:style-name="WW-Table_20_Heading">Toolbar Name:</text:p>
          </table:table-cell>
          <table:table-cell table:style-name="Table11.A1" office:value-type="string">
            <text:p text:style-name="WW-Table_20_Heading">EN:</text:p>
          </table:table-cell>
          <table:table-cell table:style-name="Table11.C1" office:value-type="string">
            <text:p text:style-name="P65">Optimize Table</text:p>
          </table:table-cell>
        </table:table-row>
        <table:table-row>
          <table:table-cell table:style-name="Table11.A2" office:value-type="string">
            <text:p text:style-name="P94"/>
          </table:table-cell>
          <table:table-cell table:style-name="Table11.A2" office:value-type="string">
            <text:p text:style-name="P89">GER:</text:p>
          </table:table-cell>
          <table:table-cell table:style-name="Table11.C2" office:value-type="string">
            <text:p text:style-name="P100">Tabelle optimieren</text:p>
          </table:table-cell>
        </table:table-row>
        <table:table-row>
          <table:table-cell table:style-name="Table11.A2" table:number-columns-spanned="2" office:value-type="string">
            <text:p text:style-name="P83">Toolbar File Name:</text:p>
          </table:table-cell>
          <table:covered-table-cell/>
          <table:table-cell table:style-name="Table11.C2" office:value-type="string">
            <text:p text:style-name="P100">optimizetablebar.xml</text:p>
          </table:table-cell>
        </table:table-row>
        <table:table-row>
          <table:table-cell table:style-name="Table11.A2" table:number-columns-spanned="2" office:value-type="string">
            <text:p text:style-name="P89">Appears in:</text:p>
          </table:table-cell>
          <table:covered-table-cell/>
          <table:table-cell table:style-name="Table11.C2" office:value-type="string">
            <text:p text:style-name="P99">Writer</text:p>
          </table:table-cell>
        </table:table-row>
        <table:table-row>
          <table:table-cell table:style-name="Table11.A2" table:number-columns-spanned="2" office:value-type="string">
            <text:p text:style-name="P89">Shall always be visible</text:p>
          </table:table-cell>
          <table:covered-table-cell/>
          <table:table-cell table:style-name="Table11.C2" office:value-type="string">
            <text:p text:style-name="P99">No</text:p>
          </table:table-cell>
        </table:table-row>
        <table:table-row>
          <table:table-cell table:style-name="Table11.A2" table:number-columns-spanned="2" office:value-type="string">
            <text:p text:style-name="P89">List in View/Toolbars:</text:p>
          </table:table-cell>
          <table:covered-table-cell/>
          <table:table-cell table:style-name="Table11.C2" office:value-type="string">
            <text:p text:style-name="P99">No</text:p>
          </table:table-cell>
        </table:table-row>
        <table:table-row>
          <table:table-cell table:style-name="Table11.A2" table:number-columns-spanned="2" office:value-type="string">
            <text:p text:style-name="P89">Visible after first start</text:p>
          </table:table-cell>
          <table:covered-table-cell/>
          <table:table-cell table:style-name="Table11.C2" office:value-type="string">
            <text:p text:style-name="P99">No</text:p>
          </table:table-cell>
        </table:table-row>
        <table:table-row>
          <table:table-cell table:style-name="Table11.A2" table:number-columns-spanned="2" office:value-type="string">
            <text:p text:style-name="P89">Sub-Toolbar of:</text:p>
          </table:table-cell>
          <table:covered-table-cell/>
          <table:table-cell table:style-name="Table11.C2" office:value-type="string">
            <text:p text:style-name="P99">Table</text:p>
          </table:table-cell>
        </table:table-row>
        <table:table-row>
          <table:table-cell table:style-name="Table11.A2" table:number-columns-spanned="2" office:value-type="string">
            <text:p text:style-name="P89">Display Tb if context is given</text:p>
          </table:table-cell>
          <table:covered-table-cell/>
          <table:table-cell table:style-name="Table11.C2" office:value-type="string">
            <text:p text:style-name="P99">N/A</text:p>
          </table:table-cell>
        </table:table-row>
        <table:table-row>
          <table:table-cell table:style-name="Table11.A2" table:number-columns-spanned="2" office:value-type="string">
            <text:p text:style-name="P89">Close Operation</text:p>
          </table:table-cell>
          <table:covered-table-cell/>
          <table:table-cell table:style-name="Table11.C2" office:value-type="string">
            <text:p text:style-name="P94">Permanently</text:p>
          </table:table-cell>
        </table:table-row>
        <table:table-row>
          <table:table-cell table:style-name="Table11.A2" table:number-columns-spanned="2" office:value-type="string">
            <text:p text:style-name="P89">Default Docking State</text:p>
          </table:table-cell>
          <table:covered-table-cell/>
          <table:table-cell table:style-name="Table11.C2" office:value-type="string">
            <text:p text:style-name="P103">Floated</text:p>
          </table:table-cell>
        </table:table-row>
        <table:table-row>
          <table:table-cell table:style-name="Table11.A2" table:number-columns-spanned="2" office:value-type="string">
            <text:p text:style-name="P89">Default Position</text:p>
          </table:table-cell>
          <table:covered-table-cell/>
          <table:table-cell table:style-name="Table11.C2" office:value-type="string">
            <text:p text:style-name="P103">N/A</text:p>
          </table:table-cell>
        </table:table-row>
        <table:table-row>
          <table:table-cell table:style-name="Table11.A2" table:number-columns-spanned="2" office:value-type="string">
            <text:p text:style-name="P89">Default Style</text:p>
          </table:table-cell>
          <table:covered-table-cell/>
          <table:table-cell table:style-name="Table11.C2" office:value-type="string">
            <text:p text:style-name="P104">Icon</text:p>
          </table:table-cell>
        </table:table-row>
        <table:table-row>
          <table:table-cell table:style-name="Table11.A2" table:number-columns-spanned="2" office:value-type="string">
            <text:p text:style-name="P89">Name in OpenOffice 1.1</text:p>
          </table:table-cell>
          <table:covered-table-cell/>
          <table:table-cell table:style-name="Table11.C2" office:value-type="string">
            <text:p text:style-name="P66">N/A</text:p>
          </table:table-cell>
        </table:table-row>
        <table:table-row>
          <table:table-cell table:style-name="Table11.A2" table:number-columns-spanned="2" office:value-type="string">
            <text:p text:style-name="P89">Name in Microsoft Office 2003</text:p>
          </table:table-cell>
          <table:covered-table-cell/>
          <table:table-cell table:style-name="Table11.C2" office:value-type="string">
            <text:p text:style-name="P66">N/A</text:p>
          </table:table-cell>
        </table:table-row>
        <table:table-row>
          <table:table-cell table:style-name="Table11.A2" table:number-columns-spanned="2" office:value-type="string">
            <text:p text:style-name="P89">Notes:</text:p>
          </table:table-cell>
          <table:covered-table-cell/>
          <table:table-cell table:style-name="Table11.C2" office:value-type="string">
            <text:p text:style-name="P66"/>
          </table:table-cell>
        </table:table-row>
        <table:table-row>
          <table:table-cell table:style-name="Table11.A2" table:number-columns-spanned="2" office:value-type="string">
            <text:p text:style-name="P89">Toolbar Content</text:p>
          </table:table-cell>
          <table:covered-table-cell/>
          <table:table-cell table:style-name="Table11.C2" office:value-type="string">
            <text:p text:style-name="P12">Distribute Columns Evenly</text:p>
            <text:p text:style-name="P32">Distribute Rows Equally</text:p>
            <text:p text:style-name="P32">Optimal Row Height</text:p>
            <text:p text:style-name="P32">Optimal Row Width</text:p>
          </table:table-cell>
        </table:table-row>
      </table:table>
      <text:h text:style-name="P47" text:outline-level="3">Page Preview (Writer)</text:h>
      <table:table table:name="Table12" table:style-name="Table12">
        <table:table-column table:style-name="Table12.A"/>
        <table:table-column table:style-name="Table12.B"/>
        <table:table-column table:style-name="Table12.C"/>
        <table:table-row>
          <table:table-cell table:style-name="Table12.A1" office:value-type="string">
            <text:p text:style-name="WW-Table_20_Heading">Toolbar Name:</text:p>
          </table:table-cell>
          <table:table-cell table:style-name="Table12.A1" office:value-type="string">
            <text:p text:style-name="WW-Table_20_Heading">EN:</text:p>
          </table:table-cell>
          <table:table-cell table:style-name="Table12.C1" office:value-type="string">
            <text:p text:style-name="P61">Page Preview</text:p>
          </table:table-cell>
        </table:table-row>
        <table:table-row>
          <table:table-cell table:style-name="Table12.A2" office:value-type="string">
            <text:p text:style-name="WW-Table_20_Contents"/>
          </table:table-cell>
          <table:table-cell table:style-name="Table12.A2" office:value-type="string">
            <text:p text:style-name="P89">GER:</text:p>
          </table:table-cell>
          <table:table-cell table:style-name="Table12.C2" office:value-type="string">
            <text:p text:style-name="P95">Seitenvorschau</text:p>
          </table:table-cell>
        </table:table-row>
        <table:table-row>
          <table:table-cell table:style-name="Table12.A2" table:number-columns-spanned="2" office:value-type="string">
            <text:p text:style-name="P83">Toolbar File Name:</text:p>
          </table:table-cell>
          <table:covered-table-cell/>
          <table:table-cell table:style-name="Table12.C2" office:value-type="string">
            <text:p text:style-name="P95">previewobjectbar.xml</text:p>
          </table:table-cell>
        </table:table-row>
        <table:table-row>
          <table:table-cell table:style-name="Table12.A2" table:number-columns-spanned="2" office:value-type="string">
            <text:p text:style-name="P89">Appears in:</text:p>
          </table:table-cell>
          <table:covered-table-cell/>
          <table:table-cell table:style-name="Table12.C2" office:value-type="string">
            <text:p text:style-name="P94">Writer </text:p>
          </table:table-cell>
        </table:table-row>
        <table:table-row>
          <table:table-cell table:style-name="Table12.A2" table:number-columns-spanned="2" office:value-type="string">
            <text:p text:style-name="P89">Shall always be visible</text:p>
          </table:table-cell>
          <table:covered-table-cell/>
          <table:table-cell table:style-name="Table12.C2" office:value-type="string">
            <text:p text:style-name="P94">No</text:p>
          </table:table-cell>
        </table:table-row>
        <table:table-row>
          <table:table-cell table:style-name="Table12.A2" table:number-columns-spanned="2" office:value-type="string">
            <text:p text:style-name="P89">List in View/Toolbars:</text:p>
          </table:table-cell>
          <table:covered-table-cell/>
          <table:table-cell table:style-name="Table12.C2" office:value-type="string">
            <text:p text:style-name="P94">No</text:p>
          </table:table-cell>
        </table:table-row>
        <table:table-row>
          <table:table-cell table:style-name="Table12.A2" table:number-columns-spanned="2" office:value-type="string">
            <text:p text:style-name="P89">Visible after first start</text:p>
          </table:table-cell>
          <table:covered-table-cell/>
          <table:table-cell table:style-name="Table12.C2" office:value-type="string">
            <text:p text:style-name="P94">No</text:p>
          </table:table-cell>
        </table:table-row>
        <table:table-row>
          <table:table-cell table:style-name="Table12.A2" table:number-columns-spanned="2" office:value-type="string">
            <text:p text:style-name="P89">Sub-Toolbar of:</text:p>
          </table:table-cell>
          <table:covered-table-cell/>
          <table:table-cell table:style-name="Table12.C2" office:value-type="string">
            <text:p text:style-name="P94">N/A</text:p>
          </table:table-cell>
        </table:table-row>
        <table:table-row>
          <table:table-cell table:style-name="Table12.A2" table:number-columns-spanned="2" office:value-type="string">
            <text:p text:style-name="P89">Display Tb if context is given</text:p>
          </table:table-cell>
          <table:covered-table-cell/>
          <table:table-cell table:style-name="Table12.C2" office:value-type="string">
            <text:p text:style-name="P94">N/A</text:p>
          </table:table-cell>
        </table:table-row>
        <table:table-row>
          <table:table-cell table:style-name="Table12.A2" table:number-columns-spanned="2" office:value-type="string">
            <text:p text:style-name="P89">Close Operation</text:p>
          </table:table-cell>
          <table:covered-table-cell/>
          <table:table-cell table:style-name="Table12.C2" office:value-type="string">
            <text:p text:style-name="P94">N/A – Has no closer</text:p>
          </table:table-cell>
        </table:table-row>
        <table:table-row>
          <table:table-cell table:style-name="Table12.A2" table:number-columns-spanned="2" office:value-type="string">
            <text:p text:style-name="P89">Default Docking State</text:p>
          </table:table-cell>
          <table:covered-table-cell/>
          <table:table-cell table:style-name="Table12.C2" office:value-type="string">
            <text:p text:style-name="P96">Docked</text:p>
          </table:table-cell>
        </table:table-row>
        <table:table-row>
          <table:table-cell table:style-name="Table12.A2" table:number-columns-spanned="2" office:value-type="string">
            <text:p text:style-name="P89">Default Position</text:p>
          </table:table-cell>
          <table:covered-table-cell/>
          <table:table-cell table:style-name="Table12.C2" office:value-type="string">
            <text:p text:style-name="P96">Top, Below Standard</text:p>
          </table:table-cell>
        </table:table-row>
        <table:table-row>
          <table:table-cell table:style-name="Table12.A2" table:number-columns-spanned="2" office:value-type="string">
            <text:p text:style-name="P89">Default Style</text:p>
          </table:table-cell>
          <table:covered-table-cell/>
          <table:table-cell table:style-name="Table12.C2" office:value-type="string">
            <text:p text:style-name="P96">Icon &amp; Pure Text for 'Close'</text:p>
          </table:table-cell>
        </table:table-row>
        <table:table-row>
          <table:table-cell table:style-name="Table12.A2" table:number-columns-spanned="2" office:value-type="string">
            <text:p text:style-name="P89">Name in OpenOffice 1.1</text:p>
          </table:table-cell>
          <table:covered-table-cell/>
          <table:table-cell table:style-name="Table12.C2" office:value-type="string">
            <text:p text:style-name="P62">Page Preview</text:p>
          </table:table-cell>
        </table:table-row>
        <table:table-row>
          <table:table-cell table:style-name="Table12.A2" table:number-columns-spanned="2" office:value-type="string">
            <text:p text:style-name="P89">Name in Microsoft Office 2003</text:p>
          </table:table-cell>
          <table:covered-table-cell/>
          <table:table-cell table:style-name="Table12.C2" office:value-type="string">
            <text:p text:style-name="P62">Print Preview</text:p>
          </table:table-cell>
        </table:table-row>
        <table:table-row>
          <table:table-cell table:style-name="Table12.A2" table:number-columns-spanned="2" office:value-type="string">
            <text:p text:style-name="P89">Notes:</text:p>
          </table:table-cell>
          <table:covered-table-cell/>
          <table:table-cell table:style-name="Table12.C2" office:value-type="string">
            <text:p text:style-name="P61"/>
          </table:table-cell>
        </table:table-row>
        <table:table-row>
          <table:table-cell table:style-name="Table12.A2" table:number-columns-spanned="2" office:value-type="string">
            <text:p text:style-name="P89">Toolbar Content</text:p>
          </table:table-cell>
          <table:covered-table-cell/>
          <table:table-cell table:style-name="Table12.C2" office:value-type="string">
            <text:p text:style-name="P12">Previous Page</text:p>
            <text:p text:style-name="P12">Next Page</text:p>
            <text:p text:style-name="P12">------------</text:p>
            <text:p text:style-name="P12">To Document Begin</text:p>
            <text:p text:style-name="P12">To Document End</text:p>
            <text:p text:style-name="P12">------------</text:p>
            <text:p text:style-name="P12">Page Preview: Two</text:p>
            <text:p text:style-name="P12">Page Preview: Multiple Pages</text:p>
            <text:p text:style-name="P12">------------</text:p>
            <text:p text:style-name="P12">Zoom In</text:p>
            <text:p text:style-name="P12">------------</text:p>
            <text:p text:style-name="P12">Preview Zoom</text:p>
            <text:p text:style-name="P12">------------</text:p>
            <text:p text:style-name="P12">Zoom Out</text:p>
            <text:p text:style-name="P12">------------</text:p>
            <text:p text:style-name="P12">Full Screen</text:p>
            <text:p text:style-name="P12">Print page view</text:p>
            <text:p text:style-name="P12">Print options page view</text:p>
            <text:p text:style-name="P12">------------</text:p>
            <text:p text:style-name="P12">Close Preview</text:p>
          </table:table-cell>
        </table:table-row>
      </table:table>
      <text:h text:style-name="P47" text:outline-level="3">Drawing (Writer)</text:h>
      <table:table table:name="Table13" table:style-name="Table13">
        <table:table-column table:style-name="Table13.A"/>
        <table:table-column table:style-name="Table13.B"/>
        <table:table-column table:style-name="Table13.C"/>
        <table:table-row>
          <table:table-cell table:style-name="Table13.A1" office:value-type="string">
            <text:p text:style-name="WW-Table_20_Heading">Toolbar Name:</text:p>
          </table:table-cell>
          <table:table-cell table:style-name="Table13.A1" office:value-type="string">
            <text:p text:style-name="WW-Table_20_Heading">EN:</text:p>
          </table:table-cell>
          <table:table-cell table:style-name="Table13.C1" office:value-type="string">
            <text:p text:style-name="P61">Drawing</text:p>
          </table:table-cell>
        </table:table-row>
        <table:table-row>
          <table:table-cell table:style-name="Table13.A2" office:value-type="string">
            <text:p text:style-name="WW-Table_20_Contents"/>
          </table:table-cell>
          <table:table-cell table:style-name="Table13.A2" office:value-type="string">
            <text:p text:style-name="P89">GER:</text:p>
          </table:table-cell>
          <table:table-cell table:style-name="Table13.C2" office:value-type="string">
            <text:p text:style-name="P95">Zeichnen</text:p>
          </table:table-cell>
        </table:table-row>
        <table:table-row>
          <table:table-cell table:style-name="Table13.A2" table:number-columns-spanned="2" office:value-type="string">
            <text:p text:style-name="P83">Toolbar File Name:</text:p>
          </table:table-cell>
          <table:covered-table-cell/>
          <table:table-cell table:style-name="Table13.C2" office:value-type="string">
            <text:p text:style-name="P95">Drawbar.xml</text:p>
          </table:table-cell>
        </table:table-row>
        <table:table-row>
          <table:table-cell table:style-name="Table13.A2" table:number-columns-spanned="2" office:value-type="string">
            <text:p text:style-name="P89">Appears in:</text:p>
          </table:table-cell>
          <table:covered-table-cell/>
          <table:table-cell table:style-name="Table13.C2" office:value-type="string">
            <text:p text:style-name="P94">Writer</text:p>
          </table:table-cell>
        </table:table-row>
        <table:table-row>
          <table:table-cell table:style-name="Table13.A2" table:number-columns-spanned="2" office:value-type="string">
            <text:p text:style-name="P89">Shall always be visible</text:p>
          </table:table-cell>
          <table:covered-table-cell/>
          <table:table-cell table:style-name="Table13.C2" office:value-type="string">
            <text:p text:style-name="P94">No</text:p>
          </table:table-cell>
        </table:table-row>
        <table:table-row>
          <table:table-cell table:style-name="Table13.A2" table:number-columns-spanned="2" office:value-type="string">
            <text:p text:style-name="P89">List in View/Toolbars:</text:p>
          </table:table-cell>
          <table:covered-table-cell/>
          <table:table-cell table:style-name="Table13.C2" office:value-type="string">
            <text:p text:style-name="P94">Yes</text:p>
          </table:table-cell>
        </table:table-row>
        <table:table-row>
          <table:table-cell table:style-name="Table13.A2" table:number-columns-spanned="2" office:value-type="string">
            <text:p text:style-name="P89">Visible after first start</text:p>
          </table:table-cell>
          <table:covered-table-cell/>
          <table:table-cell table:style-name="Table13.C2" office:value-type="string">
            <text:p text:style-name="P94">No</text:p>
          </table:table-cell>
        </table:table-row>
        <table:table-row>
          <table:table-cell table:style-name="Table13.A2" table:number-columns-spanned="2" office:value-type="string">
            <text:p text:style-name="P89">Sub-Toolbar of:</text:p>
          </table:table-cell>
          <table:covered-table-cell/>
          <table:table-cell table:style-name="Table13.C2" office:value-type="string">
            <text:p text:style-name="P94">Standard (Writer)</text:p>
          </table:table-cell>
        </table:table-row>
        <table:table-row>
          <table:table-cell table:style-name="Table13.A2" table:number-columns-spanned="2" office:value-type="string">
            <text:p text:style-name="P89">Display Tb if context is given</text:p>
          </table:table-cell>
          <table:covered-table-cell/>
          <table:table-cell table:style-name="Table13.C2" office:value-type="string">
            <text:p text:style-name="P94">No</text:p>
          </table:table-cell>
        </table:table-row>
        <table:table-row>
          <table:table-cell table:style-name="Table13.A2" table:number-columns-spanned="2" office:value-type="string">
            <text:p text:style-name="P89">Close Operation</text:p>
          </table:table-cell>
          <table:covered-table-cell/>
          <table:table-cell table:style-name="Table13.C2" office:value-type="string">
            <text:p text:style-name="P94">Permanently</text:p>
          </table:table-cell>
        </table:table-row>
        <table:table-row>
          <table:table-cell table:style-name="Table13.A2" table:number-columns-spanned="2" office:value-type="string">
            <text:p text:style-name="P89">Default Docking State</text:p>
          </table:table-cell>
          <table:covered-table-cell/>
          <table:table-cell table:style-name="Table13.C2" office:value-type="string">
            <text:p text:style-name="P96">Docked</text:p>
          </table:table-cell>
        </table:table-row>
        <table:table-row>
          <table:table-cell table:style-name="Table13.A2" table:number-columns-spanned="2" office:value-type="string">
            <text:p text:style-name="P89">Default Position</text:p>
          </table:table-cell>
          <table:covered-table-cell/>
          <table:table-cell table:style-name="Table13.C2" office:value-type="string">
            <text:p text:style-name="P96">Bottom</text:p>
          </table:table-cell>
        </table:table-row>
        <table:table-row>
          <table:table-cell table:style-name="Table13.A2" table:number-columns-spanned="2" office:value-type="string">
            <text:p text:style-name="P89">Default Style</text:p>
          </table:table-cell>
          <table:covered-table-cell/>
          <table:table-cell table:style-name="Table13.C2" office:value-type="string">
            <text:p text:style-name="P96">Icon</text:p>
          </table:table-cell>
        </table:table-row>
        <table:table-row>
          <table:table-cell table:style-name="Table13.A2" table:number-columns-spanned="2" office:value-type="string">
            <text:p text:style-name="P89">Name in OpenOffice 1.1</text:p>
          </table:table-cell>
          <table:covered-table-cell/>
          <table:table-cell table:style-name="Table13.C2" office:value-type="string">
            <text:p text:style-name="P62">Draw Functions</text:p>
          </table:table-cell>
        </table:table-row>
        <table:table-row>
          <table:table-cell table:style-name="Table13.A2" table:number-columns-spanned="2" office:value-type="string">
            <text:p text:style-name="P89">Name in Microsoft Office 2003</text:p>
          </table:table-cell>
          <table:covered-table-cell/>
          <table:table-cell table:style-name="Table13.C2" office:value-type="string">
            <text:p text:style-name="P62">Drawing</text:p>
          </table:table-cell>
        </table:table-row>
        <table:table-row>
          <table:table-cell table:style-name="Table13.A2" table:number-columns-spanned="2" office:value-type="string">
            <text:p text:style-name="P89">Notes:</text:p>
          </table:table-cell>
          <table:covered-table-cell/>
          <table:table-cell table:style-name="Table13.C2" office:value-type="string">
            <text:p text:style-name="P122">THIS TOOLBAR SHALL APPEAR IF “DRAWING” BUTTON HAS BEEN CLICKED IN “STANDARD” TOOLBAR!!!</text:p>
          </table:table-cell>
        </table:table-row>
        <table:table-row>
          <table:table-cell table:style-name="Table13.A2" table:number-columns-spanned="2" office:value-type="string">
            <text:p text:style-name="P89">Toolbar Content</text:p>
          </table:table-cell>
          <table:covered-table-cell/>
          <table:table-cell table:style-name="Table13.C2" office:value-type="string">
            <text:p text:style-name="P20">Select</text:p>
            <text:p text:style-name="P20">----------<text:line-break/>Lines</text:p>
            <text:p text:style-name="P20">Rectangle</text:p>
            <text:p text:style-name="P20">Ellipse</text:p>
            <text:p text:style-name="P20">Polygon [hidden by default]</text:p>
            <text:p text:style-name="P20">Curve [hidden by default]</text:p>
            <text:p text:style-name="P20">Freeform Line</text:p>
            <text:p text:style-name="P20">Arc [hidden by default]</text:p>
            <text:p text:style-name="P20">Ellipse Pie [hidden by default]</text:p>
            <text:p text:style-name="P20">Circle Segment [hidden by default]</text:p>
            <text:p text:style-name="P20">Text</text:p>
            <text:p text:style-name="P20">Vertical Text</text:p>
            <text:p text:style-name="P20">Text Animation [hidden by default]</text:p>
            <text:p text:style-name="P20">Callouts</text:p>
            <text:p text:style-name="P20">Vertical Callouts</text:p>
            <text:p text:style-name="P20">------------</text:p>
            <text:p text:style-name="P21">Basic Shapes -&gt; Basic Shapes</text:p>
            <text:p text:style-name="P21">Symbol Shapes -&gt; Symbol Shapes</text:p>
            <text:p text:style-name="P21">Block Arrows -&gt; Block Arrows</text:p>
            <text:p text:style-name="P21">Flowcharts -&gt; Flowcharts</text:p>
            <text:p text:style-name="P21">Callouts -&gt; Callouts</text:p>
            <text:p text:style-name="P21">Stars -&gt; Stars</text:p>
            <text:p text:style-name="P20">-------------</text:p>
            <text:p text:style-name="P20">Points -&gt; Points</text:p>
            <text:p text:style-name="P20">------------</text:p>
            <text:p text:style-name="P20">Fontwork Gallery</text:p>
            <text:p text:style-name="P20">Insert Graphics</text:p>
            <text:p text:style-name="P20">------------</text:p>
            <text:p text:style-name="P21">Extrusion ON/OFF -&gt; 3D-Settings</text:p>
          </table:table-cell>
        </table:table-row>
      </table:table>
      <text:h text:style-name="P47" text:outline-level="3">Basic Shapes (Writer)</text:h>
      <table:table table:name="Table14" table:style-name="Table14">
        <table:table-column table:style-name="Table14.A"/>
        <table:table-column table:style-name="Table14.B"/>
        <table:table-column table:style-name="Table14.C"/>
        <table:table-row>
          <table:table-cell table:style-name="Table14.A1" office:value-type="string">
            <text:p text:style-name="WW-Table_20_Heading">Toolbar Name:</text:p>
          </table:table-cell>
          <table:table-cell table:style-name="Table14.A1" office:value-type="string">
            <text:p text:style-name="WW-Table_20_Heading">EN:</text:p>
          </table:table-cell>
          <table:table-cell table:style-name="Table14.C1" office:value-type="string">
            <text:p text:style-name="P61">Basic Shapes</text:p>
          </table:table-cell>
        </table:table-row>
        <table:table-row>
          <table:table-cell table:style-name="Table14.A2" office:value-type="string">
            <text:p text:style-name="WW-Table_20_Contents"/>
          </table:table-cell>
          <table:table-cell table:style-name="Table14.A2" office:value-type="string">
            <text:p text:style-name="P89">GER:</text:p>
          </table:table-cell>
          <table:table-cell table:style-name="Table14.C2" office:value-type="string">
            <text:p text:style-name="P95">Standardformen</text:p>
          </table:table-cell>
        </table:table-row>
        <table:table-row>
          <table:table-cell table:style-name="Table14.A2" table:number-columns-spanned="2" office:value-type="string">
            <text:p text:style-name="P89">Toolbar File Name:</text:p>
          </table:table-cell>
          <table:covered-table-cell/>
          <table:table-cell table:style-name="Table14.C2" office:value-type="string">
            <text:p text:style-name="P95">basicshapes.xml</text:p>
          </table:table-cell>
        </table:table-row>
        <table:table-row>
          <table:table-cell table:style-name="Table14.A2" table:number-columns-spanned="2" office:value-type="string">
            <text:p text:style-name="P89">Appears in:</text:p>
          </table:table-cell>
          <table:covered-table-cell/>
          <table:table-cell table:style-name="Table14.C2" office:value-type="string">
            <text:p text:style-name="P94">Writer</text:p>
          </table:table-cell>
        </table:table-row>
        <table:table-row>
          <table:table-cell table:style-name="Table14.A2" table:number-columns-spanned="2" office:value-type="string">
            <text:p text:style-name="P89">Shall always be visible</text:p>
          </table:table-cell>
          <table:covered-table-cell/>
          <table:table-cell table:style-name="Table14.C2" office:value-type="string">
            <text:p text:style-name="P94">No</text:p>
          </table:table-cell>
        </table:table-row>
        <table:table-row>
          <table:table-cell table:style-name="Table14.A2" table:number-columns-spanned="2" office:value-type="string">
            <text:p text:style-name="P89">List in View/Toolbars:</text:p>
          </table:table-cell>
          <table:covered-table-cell/>
          <table:table-cell table:style-name="Table14.C2" office:value-type="string">
            <text:p text:style-name="P94">No</text:p>
          </table:table-cell>
        </table:table-row>
        <table:table-row>
          <table:table-cell table:style-name="Table14.A2" table:number-columns-spanned="2" office:value-type="string">
            <text:p text:style-name="P89">Visible after first start</text:p>
          </table:table-cell>
          <table:covered-table-cell/>
          <table:table-cell table:style-name="Table14.C2" office:value-type="string">
            <text:p text:style-name="P94">No</text:p>
          </table:table-cell>
        </table:table-row>
        <table:table-row>
          <table:table-cell table:style-name="Table14.A2" table:number-columns-spanned="2" office:value-type="string">
            <text:p text:style-name="P89">Sub-Toolbar of:</text:p>
          </table:table-cell>
          <table:covered-table-cell/>
          <table:table-cell table:style-name="Table14.C2" office:value-type="string">
            <text:p text:style-name="P94">Drawing</text:p>
          </table:table-cell>
        </table:table-row>
        <table:table-row>
          <table:table-cell table:style-name="Table14.A2" table:number-columns-spanned="2" office:value-type="string">
            <text:p text:style-name="P89">Display Tb if context is given</text:p>
          </table:table-cell>
          <table:covered-table-cell/>
          <table:table-cell table:style-name="Table14.C2" office:value-type="string">
            <text:p text:style-name="P94">No</text:p>
          </table:table-cell>
        </table:table-row>
        <table:table-row>
          <table:table-cell table:style-name="Table14.A2" table:number-columns-spanned="2" office:value-type="string">
            <text:p text:style-name="P89">Close Operation</text:p>
          </table:table-cell>
          <table:covered-table-cell/>
          <table:table-cell table:style-name="Table14.C2" office:value-type="string">
            <text:p text:style-name="P94">Permanently</text:p>
          </table:table-cell>
        </table:table-row>
        <table:table-row>
          <table:table-cell table:style-name="Table14.A2" table:number-columns-spanned="2" office:value-type="string">
            <text:p text:style-name="P89">Default Docking State</text:p>
          </table:table-cell>
          <table:covered-table-cell/>
          <table:table-cell table:style-name="Table14.C2" office:value-type="string">
            <text:p text:style-name="P98">Floated</text:p>
          </table:table-cell>
        </table:table-row>
        <table:table-row>
          <table:table-cell table:style-name="Table14.A2" table:number-columns-spanned="2" office:value-type="string">
            <text:p text:style-name="P89">Default Position</text:p>
          </table:table-cell>
          <table:covered-table-cell/>
          <table:table-cell table:style-name="Table14.C2" office:value-type="string">
            <text:p text:style-name="P98">N/A</text:p>
          </table:table-cell>
        </table:table-row>
        <table:table-row>
          <table:table-cell table:style-name="Table14.A2" table:number-columns-spanned="2" office:value-type="string">
            <text:p text:style-name="P89">Default Style</text:p>
          </table:table-cell>
          <table:covered-table-cell/>
          <table:table-cell table:style-name="Table14.C2" office:value-type="string">
            <text:p text:style-name="P96">Icon</text:p>
          </table:table-cell>
        </table:table-row>
        <table:table-row>
          <table:table-cell table:style-name="Table14.A2" table:number-columns-spanned="2" office:value-type="string">
            <text:p text:style-name="P89">Name in OpenOffice 1.1</text:p>
          </table:table-cell>
          <table:covered-table-cell/>
          <table:table-cell table:style-name="Table14.C2" office:value-type="string">
            <text:p text:style-name="P62">N/A</text:p>
          </table:table-cell>
        </table:table-row>
        <table:table-row>
          <table:table-cell table:style-name="Table14.A2" table:number-columns-spanned="2" office:value-type="string">
            <text:p text:style-name="P89">Name in Microsoft Office 2003</text:p>
          </table:table-cell>
          <table:covered-table-cell/>
          <table:table-cell table:style-name="Table14.C2" office:value-type="string">
            <text:p text:style-name="P62">Basic Shapes</text:p>
          </table:table-cell>
        </table:table-row>
        <table:table-row>
          <table:table-cell table:style-name="Table14.A2" table:number-columns-spanned="2" office:value-type="string">
            <text:p text:style-name="P89">Notes:</text:p>
          </table:table-cell>
          <table:covered-table-cell/>
          <table:table-cell table:style-name="Table14.C2" office:value-type="string">
            <text:p text:style-name="P63">, ok xcu</text:p>
          </table:table-cell>
        </table:table-row>
        <table:table-row>
          <table:table-cell table:style-name="Table14.A2" table:number-columns-spanned="2" office:value-type="string">
            <text:p text:style-name="P89">Toolbar Content</text:p>
          </table:table-cell>
          <table:covered-table-cell/>
          <table:table-cell table:style-name="Table14.C2" office:value-type="string">
            <text:p text:style-name="P12">Rectangle</text:p>
            <text:p text:style-name="P32">Rectangle, Rounded</text:p>
            <text:p text:style-name="P32">Square</text:p>
            <text:p text:style-name="P32">Square, Rounded</text:p>
            <text:p text:style-name="P32">Circle</text:p>
            <text:p text:style-name="P32">Ellipse</text:p>
            <text:p text:style-name="P32">--------------------</text:p>
            <text:p text:style-name="P32">Circle Pie</text:p>
            <text:p text:style-name="P32">Isosceles Triangle</text:p>
            <text:p text:style-name="P32">Right Triangle</text:p>
            <text:p text:style-name="P32">Trapezoid</text:p>
            <text:p text:style-name="P32">Diamond</text:p>
            <text:p text:style-name="P32">Parallelogram</text:p>
            <text:p text:style-name="P32">---------------------</text:p>
            <text:p text:style-name="P32">Regular Pentagon</text:p>
            <text:p text:style-name="P32">Hexagon</text:p>
            <text:p text:style-name="P32">Octagon</text:p>
            <text:p text:style-name="P32">Cross</text:p>
            <text:p text:style-name="P32">Ring</text:p>
            <text:p text:style-name="P32">Block Arc</text:p>
            <text:p text:style-name="P32">---------------------</text:p>
            <text:p text:style-name="P32">Cylinder</text:p>
            <text:p text:style-name="P32">Cube</text:p>
            <text:p text:style-name="P32">Folded Corner</text:p>
            <text:p text:style-name="P32">Frame</text:p>
          </table:table-cell>
        </table:table-row>
      </table:table>
      <text:h text:style-name="P47" text:outline-level="3">Block Arrows (Writer)</text:h>
      <table:table table:name="Table15" table:style-name="Table15">
        <table:table-column table:style-name="Table15.A"/>
        <table:table-column table:style-name="Table15.B"/>
        <table:table-column table:style-name="Table15.C"/>
        <table:table-row>
          <table:table-cell table:style-name="Table15.A1" office:value-type="string">
            <text:p text:style-name="WW-Table_20_Heading">Toolbar Name:</text:p>
          </table:table-cell>
          <table:table-cell table:style-name="Table15.A1" office:value-type="string">
            <text:p text:style-name="WW-Table_20_Heading">EN:</text:p>
          </table:table-cell>
          <table:table-cell table:style-name="Table15.C1" office:value-type="string">
            <text:p text:style-name="P65">Block Arrows</text:p>
          </table:table-cell>
        </table:table-row>
        <table:table-row>
          <table:table-cell table:style-name="Table15.A2" office:value-type="string">
            <text:p text:style-name="WW-Table_20_Contents"/>
          </table:table-cell>
          <table:table-cell table:style-name="Table15.A2" office:value-type="string">
            <text:p text:style-name="P89">GER:</text:p>
          </table:table-cell>
          <table:table-cell table:style-name="Table15.C2" office:value-type="string">
            <text:p text:style-name="P100">Blockpfeile</text:p>
          </table:table-cell>
        </table:table-row>
        <table:table-row>
          <table:table-cell table:style-name="Table15.A2" table:number-columns-spanned="2" office:value-type="string">
            <text:p text:style-name="P89">Toolbar File Name:</text:p>
          </table:table-cell>
          <table:covered-table-cell/>
          <table:table-cell table:style-name="Table15.C2" office:value-type="string">
            <text:p text:style-name="P100">arrowshapes.xml</text:p>
          </table:table-cell>
        </table:table-row>
        <table:table-row>
          <table:table-cell table:style-name="Table15.A2" table:number-columns-spanned="2" office:value-type="string">
            <text:p text:style-name="P89">Appears in:</text:p>
          </table:table-cell>
          <table:covered-table-cell/>
          <table:table-cell table:style-name="Table15.C2" office:value-type="string">
            <text:p text:style-name="P99">Writer</text:p>
          </table:table-cell>
        </table:table-row>
        <table:table-row>
          <table:table-cell table:style-name="Table15.A2" table:number-columns-spanned="2" office:value-type="string">
            <text:p text:style-name="P89">Shall always be visible</text:p>
          </table:table-cell>
          <table:covered-table-cell/>
          <table:table-cell table:style-name="Table15.C2" office:value-type="string">
            <text:p text:style-name="P99">No</text:p>
          </table:table-cell>
        </table:table-row>
        <table:table-row>
          <table:table-cell table:style-name="Table15.A2" table:number-columns-spanned="2" office:value-type="string">
            <text:p text:style-name="P89">List in View/Toolbars:</text:p>
          </table:table-cell>
          <table:covered-table-cell/>
          <table:table-cell table:style-name="Table15.C2" office:value-type="string">
            <text:p text:style-name="P99">No</text:p>
          </table:table-cell>
        </table:table-row>
        <table:table-row>
          <table:table-cell table:style-name="Table15.A2" table:number-columns-spanned="2" office:value-type="string">
            <text:p text:style-name="P89">Visible after first start</text:p>
          </table:table-cell>
          <table:covered-table-cell/>
          <table:table-cell table:style-name="Table15.C2" office:value-type="string">
            <text:p text:style-name="P99">No</text:p>
          </table:table-cell>
        </table:table-row>
        <table:table-row>
          <table:table-cell table:style-name="Table15.A2" table:number-columns-spanned="2" office:value-type="string">
            <text:p text:style-name="P89">Sub-Toolbar of:</text:p>
          </table:table-cell>
          <table:covered-table-cell/>
          <table:table-cell table:style-name="Table15.C2" office:value-type="string">
            <text:p text:style-name="P94">Drawing</text:p>
          </table:table-cell>
        </table:table-row>
        <table:table-row>
          <table:table-cell table:style-name="Table15.A2" table:number-columns-spanned="2" office:value-type="string">
            <text:p text:style-name="P89">Display Tb if context is given</text:p>
          </table:table-cell>
          <table:covered-table-cell/>
          <table:table-cell table:style-name="Table15.C2" office:value-type="string">
            <text:p text:style-name="P99">No</text:p>
          </table:table-cell>
        </table:table-row>
        <table:table-row>
          <table:table-cell table:style-name="Table15.A2" table:number-columns-spanned="2" office:value-type="string">
            <text:p text:style-name="P89">Close Operation</text:p>
          </table:table-cell>
          <table:covered-table-cell/>
          <table:table-cell table:style-name="Table15.C2" office:value-type="string">
            <text:p text:style-name="P94">Permanently</text:p>
          </table:table-cell>
        </table:table-row>
        <table:table-row>
          <table:table-cell table:style-name="Table15.A2" table:number-columns-spanned="2" office:value-type="string">
            <text:p text:style-name="P89">Default Docking State</text:p>
          </table:table-cell>
          <table:covered-table-cell/>
          <table:table-cell table:style-name="Table15.C2" office:value-type="string">
            <text:p text:style-name="P103">Floated</text:p>
          </table:table-cell>
        </table:table-row>
        <table:table-row>
          <table:table-cell table:style-name="Table15.A2" table:number-columns-spanned="2" office:value-type="string">
            <text:p text:style-name="P89">Default Position</text:p>
          </table:table-cell>
          <table:covered-table-cell/>
          <table:table-cell table:style-name="Table15.C2" office:value-type="string">
            <text:p text:style-name="P103">N/A</text:p>
          </table:table-cell>
        </table:table-row>
        <table:table-row>
          <table:table-cell table:style-name="Table15.A2" table:number-columns-spanned="2" office:value-type="string">
            <text:p text:style-name="P89">Default Style</text:p>
          </table:table-cell>
          <table:covered-table-cell/>
          <table:table-cell table:style-name="Table15.C2" office:value-type="string">
            <text:p text:style-name="P104">Icon</text:p>
          </table:table-cell>
        </table:table-row>
        <table:table-row>
          <table:table-cell table:style-name="Table15.A2" table:number-columns-spanned="2" office:value-type="string">
            <text:p text:style-name="P89">Name in OpenOffice 1.1</text:p>
          </table:table-cell>
          <table:covered-table-cell/>
          <table:table-cell table:style-name="Table15.C2" office:value-type="string">
            <text:p text:style-name="P66">N/A</text:p>
          </table:table-cell>
        </table:table-row>
        <table:table-row>
          <table:table-cell table:style-name="Table15.A2" table:number-columns-spanned="2" office:value-type="string">
            <text:p text:style-name="P89">Name in Microsoft Office 2003</text:p>
          </table:table-cell>
          <table:covered-table-cell/>
          <table:table-cell table:style-name="Table15.C2" office:value-type="string">
            <text:p text:style-name="P66">Block Arrows</text:p>
          </table:table-cell>
        </table:table-row>
        <table:table-row>
          <table:table-cell table:style-name="Table15.A2" table:number-columns-spanned="2" office:value-type="string">
            <text:p text:style-name="P89">Notes:</text:p>
          </table:table-cell>
          <table:covered-table-cell/>
          <table:table-cell table:style-name="Table15.C2" office:value-type="string">
            <text:p text:style-name="P69"/>
          </table:table-cell>
        </table:table-row>
        <table:table-row>
          <table:table-cell table:style-name="Table15.A2" table:number-columns-spanned="2" office:value-type="string">
            <text:p text:style-name="P89">Toolbar Content</text:p>
          </table:table-cell>
          <table:covered-table-cell/>
          <table:table-cell table:style-name="Table15.C2" office:value-type="string">
            <text:p text:style-name="P12">Left Arrow</text:p>
            <text:p text:style-name="P32">Right Arrow</text:p>
            <text:p text:style-name="P32">Up Arrow</text:p>
            <text:p text:style-name="P32">Down Arrow</text:p>
            <text:p text:style-name="P32">Left and Right Arrow</text:p>
            <text:p text:style-name="P32">Up and Down Arrow</text:p>
            <text:p text:style-name="P32">-------------------</text:p>
            <text:p text:style-name="P32">Up and Right Arrow</text:p>
            <text:p text:style-name="P32">Up, Right and Down Arrow</text:p>
            <text:p text:style-name="P32">4-way Arrow</text:p>
            <text:p text:style-name="P32">Corner Right Arrow</text:p>
            <text:p text:style-name="P32">Split Arrow</text:p>
            <text:p text:style-name="P32">Striped Right Arrow</text:p>
            <text:p text:style-name="P32">--------------------</text:p>
            <text:p text:style-name="P32">Notched Right Arrow</text:p>
            <text:p text:style-name="P32">Pentagon</text:p>
            <text:p text:style-name="P32">Chevron</text:p>
            <text:p text:style-name="P32">Right Arrow Callout</text:p>
            <text:p text:style-name="P32">Left Arrow Callout</text:p>
            <text:p text:style-name="P32">Up Arrow Callout</text:p>
            <text:p text:style-name="P32">-------------------</text:p>
            <text:p text:style-name="P32">Down Arrow Callout</text:p>
            <text:p text:style-name="P32">Left and Right Arrow Callout</text:p>
            <text:p text:style-name="P32">Up and Down Arrow Callout</text:p>
            <text:p text:style-name="P32">Up and Right Arrow Callout</text:p>
            <text:p text:style-name="P32">4-way Arrow Callout</text:p>
            <text:p text:style-name="P32">Circular Arrow</text:p>
            <text:p text:style-name="P32">-------------------</text:p>
            <text:p text:style-name="P32">Right or Left Arrow</text:p>
            <text:p text:style-name="P32">S-Shaped Arrow</text:p>
          </table:table-cell>
        </table:table-row>
      </table:table>
      <text:h text:style-name="P47" text:outline-level="3">Flow Charts (Writer)</text:h>
      <table:table table:name="Table16" table:style-name="Table16">
        <table:table-column table:style-name="Table16.A"/>
        <table:table-column table:style-name="Table16.B"/>
        <table:table-column table:style-name="Table16.C"/>
        <table:table-row>
          <table:table-cell table:style-name="Table16.A1" office:value-type="string">
            <text:p text:style-name="WW-Table_20_Heading">Toolbar Name:</text:p>
          </table:table-cell>
          <table:table-cell table:style-name="Table16.A1" office:value-type="string">
            <text:p text:style-name="WW-Table_20_Heading">EN:</text:p>
          </table:table-cell>
          <table:table-cell table:style-name="Table16.C1" office:value-type="string">
            <text:p text:style-name="P65">Flowchart</text:p>
          </table:table-cell>
        </table:table-row>
        <table:table-row>
          <table:table-cell table:style-name="Table16.A2" office:value-type="string">
            <text:p text:style-name="WW-Table_20_Contents"/>
          </table:table-cell>
          <table:table-cell table:style-name="Table16.A2" office:value-type="string">
            <text:p text:style-name="P89">GER:</text:p>
          </table:table-cell>
          <table:table-cell table:style-name="Table16.C2" office:value-type="string">
            <text:p text:style-name="P100">Flussdiagramm</text:p>
          </table:table-cell>
        </table:table-row>
        <table:table-row>
          <table:table-cell table:style-name="Table16.A2" table:number-columns-spanned="2" office:value-type="string">
            <text:p text:style-name="P89">Toolbar File Name:</text:p>
          </table:table-cell>
          <table:covered-table-cell/>
          <table:table-cell table:style-name="Table16.C2" office:value-type="string">
            <text:p text:style-name="P100">flowchartshapes.xml</text:p>
          </table:table-cell>
        </table:table-row>
        <table:table-row>
          <table:table-cell table:style-name="Table16.A2" table:number-columns-spanned="2" office:value-type="string">
            <text:p text:style-name="P89">Appears in:</text:p>
          </table:table-cell>
          <table:covered-table-cell/>
          <table:table-cell table:style-name="Table16.C2" office:value-type="string">
            <text:p text:style-name="P99">Writer</text:p>
          </table:table-cell>
        </table:table-row>
        <table:table-row>
          <table:table-cell table:style-name="Table16.A2" table:number-columns-spanned="2" office:value-type="string">
            <text:p text:style-name="P89">Shall always be visible</text:p>
          </table:table-cell>
          <table:covered-table-cell/>
          <table:table-cell table:style-name="Table16.C2" office:value-type="string">
            <text:p text:style-name="P99">No</text:p>
          </table:table-cell>
        </table:table-row>
        <table:table-row>
          <table:table-cell table:style-name="Table16.A2" table:number-columns-spanned="2" office:value-type="string">
            <text:p text:style-name="P89">List in View/Toolbars:</text:p>
          </table:table-cell>
          <table:covered-table-cell/>
          <table:table-cell table:style-name="Table16.C2" office:value-type="string">
            <text:p text:style-name="P99">No</text:p>
          </table:table-cell>
        </table:table-row>
        <table:table-row>
          <table:table-cell table:style-name="Table16.A2" table:number-columns-spanned="2" office:value-type="string">
            <text:p text:style-name="P89">Visible after first start</text:p>
          </table:table-cell>
          <table:covered-table-cell/>
          <table:table-cell table:style-name="Table16.C2" office:value-type="string">
            <text:p text:style-name="P99">No</text:p>
          </table:table-cell>
        </table:table-row>
        <table:table-row>
          <table:table-cell table:style-name="Table16.A2" table:number-columns-spanned="2" office:value-type="string">
            <text:p text:style-name="P89">Sub-Toolbar of:</text:p>
          </table:table-cell>
          <table:covered-table-cell/>
          <table:table-cell table:style-name="Table16.C2" office:value-type="string">
            <text:p text:style-name="P94">Drawing</text:p>
          </table:table-cell>
        </table:table-row>
        <table:table-row>
          <table:table-cell table:style-name="Table16.A2" table:number-columns-spanned="2" office:value-type="string">
            <text:p text:style-name="P89">Display Tb if context is given</text:p>
          </table:table-cell>
          <table:covered-table-cell/>
          <table:table-cell table:style-name="Table16.C2" office:value-type="string">
            <text:p text:style-name="P99">No</text:p>
          </table:table-cell>
        </table:table-row>
        <table:table-row>
          <table:table-cell table:style-name="Table16.A2" table:number-columns-spanned="2" office:value-type="string">
            <text:p text:style-name="P89">Close Operation</text:p>
          </table:table-cell>
          <table:covered-table-cell/>
          <table:table-cell table:style-name="Table16.C2" office:value-type="string">
            <text:p text:style-name="P94">Permanently</text:p>
          </table:table-cell>
        </table:table-row>
        <table:table-row>
          <table:table-cell table:style-name="Table16.A2" table:number-columns-spanned="2" office:value-type="string">
            <text:p text:style-name="P89">Default Docking State</text:p>
          </table:table-cell>
          <table:covered-table-cell/>
          <table:table-cell table:style-name="Table16.C2" office:value-type="string">
            <text:p text:style-name="P103">Floated</text:p>
          </table:table-cell>
        </table:table-row>
        <table:table-row>
          <table:table-cell table:style-name="Table16.A2" table:number-columns-spanned="2" office:value-type="string">
            <text:p text:style-name="P89">Default Position</text:p>
          </table:table-cell>
          <table:covered-table-cell/>
          <table:table-cell table:style-name="Table16.C2" office:value-type="string">
            <text:p text:style-name="P103">N/A</text:p>
          </table:table-cell>
        </table:table-row>
        <table:table-row>
          <table:table-cell table:style-name="Table16.A2" table:number-columns-spanned="2" office:value-type="string">
            <text:p text:style-name="P89">Default Style</text:p>
          </table:table-cell>
          <table:covered-table-cell/>
          <table:table-cell table:style-name="Table16.C2" office:value-type="string">
            <text:p text:style-name="P104">Icon</text:p>
          </table:table-cell>
        </table:table-row>
        <table:table-row>
          <table:table-cell table:style-name="Table16.A2" table:number-columns-spanned="2" office:value-type="string">
            <text:p text:style-name="P89">Name in OpenOffice 1.1</text:p>
          </table:table-cell>
          <table:covered-table-cell/>
          <table:table-cell table:style-name="Table16.C2" office:value-type="string">
            <text:p text:style-name="P66">N/A</text:p>
          </table:table-cell>
        </table:table-row>
        <table:table-row>
          <table:table-cell table:style-name="Table16.A2" table:number-columns-spanned="2" office:value-type="string">
            <text:p text:style-name="P89">Name in Microsoft Office 2003</text:p>
          </table:table-cell>
          <table:covered-table-cell/>
          <table:table-cell table:style-name="Table16.C2" office:value-type="string">
            <text:p text:style-name="P66">Flowchart</text:p>
          </table:table-cell>
        </table:table-row>
        <table:table-row>
          <table:table-cell table:style-name="Table16.A2" table:number-columns-spanned="2" office:value-type="string">
            <text:p text:style-name="P89">Notes:</text:p>
          </table:table-cell>
          <table:covered-table-cell/>
          <table:table-cell table:style-name="Table16.C2" office:value-type="string">
            <text:p text:style-name="P69"/>
          </table:table-cell>
        </table:table-row>
        <table:table-row>
          <table:table-cell table:style-name="Table16.A2" table:number-columns-spanned="2" office:value-type="string">
            <text:p text:style-name="P89">Toolbar Content</text:p>
          </table:table-cell>
          <table:covered-table-cell/>
          <table:table-cell table:style-name="Table16.C2" office:value-type="string">
            <text:p text:style-name="P12">Flowchart: Process</text:p>
            <text:p text:style-name="P32">Flowchart: Alternate Process</text:p>
            <text:p text:style-name="P32">Flowchart: Decision</text:p>
            <text:p text:style-name="P32">Flowchart: Data</text:p>
            <text:p text:style-name="P32">Flowchart: Predefined Process</text:p>
            <text:p text:style-name="P32">Flowchart: Internal Storage</text:p>
            <text:p text:style-name="P32">----------------------------</text:p>
            <text:p text:style-name="P32">Flowchart: Document</text:p>
            <text:p text:style-name="P32">Flowchart: Multidocument</text:p>
            <text:p text:style-name="P32">Flowchart: Terminator</text:p>
            <text:p text:style-name="P32">Flowchart: Preparation</text:p>
            <text:p text:style-name="P32">Flowchart: Manual Input</text:p>
            <text:p text:style-name="P32">Flowchart: Manual Operation</text:p>
            <text:p text:style-name="P32">-----------------------------</text:p>
            <text:p text:style-name="P32">Flowchart: Connector</text:p>
            <text:p text:style-name="P32">Flowchart: Off-page Connector</text:p>
            <text:p text:style-name="P32">Flowchart: Card</text:p>
            <text:p text:style-name="P32">Flowchart: Punched Tape</text:p>
            <text:p text:style-name="P32">Flowchart: Summing Junction</text:p>
            <text:p text:style-name="P32">Flowchart: Or</text:p>
            <text:p text:style-name="P32">-----------------------------</text:p>
            <text:p text:style-name="P32">Flowchart: Collate</text:p>
            <text:p text:style-name="P32">Flowchart: Sort</text:p>
            <text:p text:style-name="P32">Flowchart: Extract</text:p>
            <text:p text:style-name="P32">Flowchart: Merge</text:p>
            <text:p text:style-name="P32">Flowchart: Stored Data</text:p>
            <text:p text:style-name="P32">Flowchart: Delay</text:p>
            <text:p text:style-name="P32">-----------------------------</text:p>
            <text:p text:style-name="P32">Flowchart: Sequential Access</text:p>
            <text:p text:style-name="P32">Flowchart: Magnetic Disk</text:p>
            <text:p text:style-name="P32">Flowchart: Direct Access Storage</text:p>
            <text:p text:style-name="P32">Flowchart: Display</text:p>
          </table:table-cell>
        </table:table-row>
      </table:table>
      <text:h text:style-name="P47" text:outline-level="3">Stars and Banners (Writer)</text:h>
      <table:table table:name="Table17" table:style-name="Table17">
        <table:table-column table:style-name="Table17.A"/>
        <table:table-column table:style-name="Table17.B"/>
        <table:table-column table:style-name="Table17.C"/>
        <table:table-row>
          <table:table-cell table:style-name="Table17.A1" office:value-type="string">
            <text:p text:style-name="WW-Table_20_Heading">Toolbar Name:</text:p>
          </table:table-cell>
          <table:table-cell table:style-name="Table17.A1" office:value-type="string">
            <text:p text:style-name="WW-Table_20_Heading">EN:</text:p>
          </table:table-cell>
          <table:table-cell table:style-name="Table17.C1" office:value-type="string">
            <text:p text:style-name="P65">Stars and Banners</text:p>
          </table:table-cell>
        </table:table-row>
        <table:table-row>
          <table:table-cell table:style-name="Table17.A2" office:value-type="string">
            <text:p text:style-name="WW-Table_20_Contents"/>
          </table:table-cell>
          <table:table-cell table:style-name="Table17.A2" office:value-type="string">
            <text:p text:style-name="P89">GER:</text:p>
          </table:table-cell>
          <table:table-cell table:style-name="Table17.C2" office:value-type="string">
            <text:p text:style-name="P100">Sterne und Banner</text:p>
          </table:table-cell>
        </table:table-row>
        <table:table-row>
          <table:table-cell table:style-name="Table17.A2" table:number-columns-spanned="2" office:value-type="string">
            <text:p text:style-name="P89">Toolbar File Name:</text:p>
          </table:table-cell>
          <table:covered-table-cell/>
          <table:table-cell table:style-name="Table17.C2" office:value-type="string">
            <text:p text:style-name="P101">Starshapes.xml</text:p>
          </table:table-cell>
        </table:table-row>
        <table:table-row>
          <table:table-cell table:style-name="Table17.A2" table:number-columns-spanned="2" office:value-type="string">
            <text:p text:style-name="P89">Appears in:</text:p>
          </table:table-cell>
          <table:covered-table-cell/>
          <table:table-cell table:style-name="Table17.C2" office:value-type="string">
            <text:p text:style-name="P99">Writer</text:p>
          </table:table-cell>
        </table:table-row>
        <table:table-row>
          <table:table-cell table:style-name="Table17.A2" table:number-columns-spanned="2" office:value-type="string">
            <text:p text:style-name="P89">Shall always be visible</text:p>
          </table:table-cell>
          <table:covered-table-cell/>
          <table:table-cell table:style-name="Table17.C2" office:value-type="string">
            <text:p text:style-name="P99">No</text:p>
          </table:table-cell>
        </table:table-row>
        <table:table-row>
          <table:table-cell table:style-name="Table17.A2" table:number-columns-spanned="2" office:value-type="string">
            <text:p text:style-name="P89">List in View/Toolbars:</text:p>
          </table:table-cell>
          <table:covered-table-cell/>
          <table:table-cell table:style-name="Table17.C2" office:value-type="string">
            <text:p text:style-name="P99">No</text:p>
          </table:table-cell>
        </table:table-row>
        <table:table-row>
          <table:table-cell table:style-name="Table17.A2" table:number-columns-spanned="2" office:value-type="string">
            <text:p text:style-name="P89">Visible after first start</text:p>
          </table:table-cell>
          <table:covered-table-cell/>
          <table:table-cell table:style-name="Table17.C2" office:value-type="string">
            <text:p text:style-name="P99">No</text:p>
          </table:table-cell>
        </table:table-row>
        <table:table-row>
          <table:table-cell table:style-name="Table17.A2" table:number-columns-spanned="2" office:value-type="string">
            <text:p text:style-name="P89">Sub-Toolbar of:</text:p>
          </table:table-cell>
          <table:covered-table-cell/>
          <table:table-cell table:style-name="Table17.C2" office:value-type="string">
            <text:p text:style-name="P94">Drawing</text:p>
          </table:table-cell>
        </table:table-row>
        <table:table-row>
          <table:table-cell table:style-name="Table17.A2" table:number-columns-spanned="2" office:value-type="string">
            <text:p text:style-name="P89">Display Tb if context is given</text:p>
          </table:table-cell>
          <table:covered-table-cell/>
          <table:table-cell table:style-name="Table17.C2" office:value-type="string">
            <text:p text:style-name="P99">No</text:p>
          </table:table-cell>
        </table:table-row>
        <table:table-row>
          <table:table-cell table:style-name="Table17.A2" table:number-columns-spanned="2" office:value-type="string">
            <text:p text:style-name="P89">Close Operation</text:p>
          </table:table-cell>
          <table:covered-table-cell/>
          <table:table-cell table:style-name="Table17.C2" office:value-type="string">
            <text:p text:style-name="P94">Permanently</text:p>
          </table:table-cell>
        </table:table-row>
        <table:table-row>
          <table:table-cell table:style-name="Table17.A2" table:number-columns-spanned="2" office:value-type="string">
            <text:p text:style-name="P89">Default Docking State</text:p>
          </table:table-cell>
          <table:covered-table-cell/>
          <table:table-cell table:style-name="Table17.C2" office:value-type="string">
            <text:p text:style-name="P103">Floated</text:p>
          </table:table-cell>
        </table:table-row>
        <table:table-row>
          <table:table-cell table:style-name="Table17.A2" table:number-columns-spanned="2" office:value-type="string">
            <text:p text:style-name="P89">Default Position</text:p>
          </table:table-cell>
          <table:covered-table-cell/>
          <table:table-cell table:style-name="Table17.C2" office:value-type="string">
            <text:p text:style-name="P103">N/A</text:p>
          </table:table-cell>
        </table:table-row>
        <table:table-row>
          <table:table-cell table:style-name="Table17.A2" table:number-columns-spanned="2" office:value-type="string">
            <text:p text:style-name="P89">Default Style</text:p>
          </table:table-cell>
          <table:covered-table-cell/>
          <table:table-cell table:style-name="Table17.C2" office:value-type="string">
            <text:p text:style-name="P104">Icon</text:p>
          </table:table-cell>
        </table:table-row>
        <table:table-row>
          <table:table-cell table:style-name="Table17.A2" table:number-columns-spanned="2" office:value-type="string">
            <text:p text:style-name="P89">Name in OpenOffice 1.1</text:p>
          </table:table-cell>
          <table:covered-table-cell/>
          <table:table-cell table:style-name="Table17.C2" office:value-type="string">
            <text:p text:style-name="P66">N/A</text:p>
          </table:table-cell>
        </table:table-row>
        <table:table-row>
          <table:table-cell table:style-name="Table17.A2" table:number-columns-spanned="2" office:value-type="string">
            <text:p text:style-name="P89">Name in Microsoft Office 2003</text:p>
          </table:table-cell>
          <table:covered-table-cell/>
          <table:table-cell table:style-name="Table17.C2" office:value-type="string">
            <text:p text:style-name="P66">Flowchart</text:p>
          </table:table-cell>
        </table:table-row>
        <table:table-row>
          <table:table-cell table:style-name="Table17.A2" table:number-columns-spanned="2" office:value-type="string">
            <text:p text:style-name="P89">Notes:</text:p>
          </table:table-cell>
          <table:covered-table-cell/>
          <table:table-cell table:style-name="Table17.C2" office:value-type="string">
            <text:p text:style-name="P69"/>
          </table:table-cell>
        </table:table-row>
        <table:table-row>
          <table:table-cell table:style-name="Table17.A2" table:number-columns-spanned="2" office:value-type="string">
            <text:p text:style-name="P89">Toolbar Content</text:p>
          </table:table-cell>
          <table:covered-table-cell/>
          <table:table-cell table:style-name="Table17.C2" office:value-type="string">
            <text:p text:style-name="P12">Explosion</text:p>
            <text:p text:style-name="P32">4-Point Star</text:p>
            <text:p text:style-name="P32">5-Point Star</text:p>
            <text:p text:style-name="P32">6-Point Star</text:p>
            <text:p text:style-name="P32">8-Point Star</text:p>
            <text:p text:style-name="P32">12-Point Star</text:p>
            <text:p text:style-name="P32">-----------------------</text:p>
            <text:p text:style-name="P32">24-Point Star</text:p>
            <text:p text:style-name="P32">6-Point Star, concave</text:p>
            <text:p text:style-name="P32">Vertical Scroll</text:p>
            <text:p text:style-name="P32">Horizontal Scroll</text:p>
            <text:p text:style-name="P32">Signet</text:p>
            <text:p text:style-name="P32">Doorplate</text:p>
          </table:table-cell>
        </table:table-row>
      </table:table>
      <text:h text:style-name="P47" text:outline-level="3">Symbol Shapes (Writer)</text:h>
      <table:table table:name="Table18" table:style-name="Table18">
        <table:table-column table:style-name="Table18.A"/>
        <table:table-column table:style-name="Table18.B"/>
        <table:table-column table:style-name="Table18.C"/>
        <table:table-row>
          <table:table-cell table:style-name="Table18.A1" office:value-type="string">
            <text:p text:style-name="WW-Table_20_Heading">Toolbar Name:</text:p>
          </table:table-cell>
          <table:table-cell table:style-name="Table18.A1" office:value-type="string">
            <text:p text:style-name="WW-Table_20_Heading">EN:</text:p>
          </table:table-cell>
          <table:table-cell table:style-name="Table18.C1" office:value-type="string">
            <text:p text:style-name="P65">Symbol Shapes</text:p>
          </table:table-cell>
        </table:table-row>
        <table:table-row>
          <table:table-cell table:style-name="Table18.A2" office:value-type="string">
            <text:p text:style-name="WW-Table_20_Contents"/>
          </table:table-cell>
          <table:table-cell table:style-name="Table18.A2" office:value-type="string">
            <text:p text:style-name="P89">GER:</text:p>
          </table:table-cell>
          <table:table-cell table:style-name="Table18.C2" office:value-type="string">
            <text:p text:style-name="P100">Symbolformen</text:p>
          </table:table-cell>
        </table:table-row>
        <table:table-row>
          <table:table-cell table:style-name="Table18.A2" table:number-columns-spanned="2" office:value-type="string">
            <text:p text:style-name="P89">Toolbar File Name:</text:p>
          </table:table-cell>
          <table:covered-table-cell/>
          <table:table-cell table:style-name="Table18.C2" office:value-type="string">
            <text:p text:style-name="P101">Symbolshapes.xml</text:p>
          </table:table-cell>
        </table:table-row>
        <table:table-row>
          <table:table-cell table:style-name="Table18.A2" table:number-columns-spanned="2" office:value-type="string">
            <text:p text:style-name="P89">Appears in:</text:p>
          </table:table-cell>
          <table:covered-table-cell/>
          <table:table-cell table:style-name="Table18.C2" office:value-type="string">
            <text:p text:style-name="P99">Writer</text:p>
          </table:table-cell>
        </table:table-row>
        <table:table-row>
          <table:table-cell table:style-name="Table18.A2" table:number-columns-spanned="2" office:value-type="string">
            <text:p text:style-name="P89">Shall always be visible</text:p>
          </table:table-cell>
          <table:covered-table-cell/>
          <table:table-cell table:style-name="Table18.C2" office:value-type="string">
            <text:p text:style-name="P99">No</text:p>
          </table:table-cell>
        </table:table-row>
        <table:table-row>
          <table:table-cell table:style-name="Table18.A2" table:number-columns-spanned="2" office:value-type="string">
            <text:p text:style-name="P89">List in View/Toolbars:</text:p>
          </table:table-cell>
          <table:covered-table-cell/>
          <table:table-cell table:style-name="Table18.C2" office:value-type="string">
            <text:p text:style-name="P99">No</text:p>
          </table:table-cell>
        </table:table-row>
        <table:table-row>
          <table:table-cell table:style-name="Table18.A2" table:number-columns-spanned="2" office:value-type="string">
            <text:p text:style-name="P89">Visible after first start</text:p>
          </table:table-cell>
          <table:covered-table-cell/>
          <table:table-cell table:style-name="Table18.C2" office:value-type="string">
            <text:p text:style-name="P99">No</text:p>
          </table:table-cell>
        </table:table-row>
        <table:table-row>
          <table:table-cell table:style-name="Table18.A2" table:number-columns-spanned="2" office:value-type="string">
            <text:p text:style-name="P89">Sub-Toolbar of:</text:p>
          </table:table-cell>
          <table:covered-table-cell/>
          <table:table-cell table:style-name="Table18.C2" office:value-type="string">
            <text:p text:style-name="P94">Drawing</text:p>
          </table:table-cell>
        </table:table-row>
        <table:table-row>
          <table:table-cell table:style-name="Table18.A2" table:number-columns-spanned="2" office:value-type="string">
            <text:p text:style-name="P89">Display Tb if context is given</text:p>
          </table:table-cell>
          <table:covered-table-cell/>
          <table:table-cell table:style-name="Table18.C2" office:value-type="string">
            <text:p text:style-name="P99">No</text:p>
          </table:table-cell>
        </table:table-row>
        <table:table-row>
          <table:table-cell table:style-name="Table18.A2" table:number-columns-spanned="2" office:value-type="string">
            <text:p text:style-name="P89">Close Operation</text:p>
          </table:table-cell>
          <table:covered-table-cell/>
          <table:table-cell table:style-name="Table18.C2" office:value-type="string">
            <text:p text:style-name="P94">Permanently</text:p>
          </table:table-cell>
        </table:table-row>
        <table:table-row>
          <table:table-cell table:style-name="Table18.A2" table:number-columns-spanned="2" office:value-type="string">
            <text:p text:style-name="P89">Default Docking State</text:p>
          </table:table-cell>
          <table:covered-table-cell/>
          <table:table-cell table:style-name="Table18.C2" office:value-type="string">
            <text:p text:style-name="P103">Floated</text:p>
          </table:table-cell>
        </table:table-row>
        <table:table-row>
          <table:table-cell table:style-name="Table18.A2" table:number-columns-spanned="2" office:value-type="string">
            <text:p text:style-name="P89">Default Position</text:p>
          </table:table-cell>
          <table:covered-table-cell/>
          <table:table-cell table:style-name="Table18.C2" office:value-type="string">
            <text:p text:style-name="P103">N/A</text:p>
          </table:table-cell>
        </table:table-row>
        <table:table-row>
          <table:table-cell table:style-name="Table18.A2" table:number-columns-spanned="2" office:value-type="string">
            <text:p text:style-name="P89">Default Style</text:p>
          </table:table-cell>
          <table:covered-table-cell/>
          <table:table-cell table:style-name="Table18.C2" office:value-type="string">
            <text:p text:style-name="P104">Icon</text:p>
          </table:table-cell>
        </table:table-row>
        <table:table-row>
          <table:table-cell table:style-name="Table18.A2" table:number-columns-spanned="2" office:value-type="string">
            <text:p text:style-name="P89">Name in OpenOffice 1.1</text:p>
          </table:table-cell>
          <table:covered-table-cell/>
          <table:table-cell table:style-name="Table18.C2" office:value-type="string">
            <text:p text:style-name="P66">N/A</text:p>
          </table:table-cell>
        </table:table-row>
        <table:table-row>
          <table:table-cell table:style-name="Table18.A2" table:number-columns-spanned="2" office:value-type="string">
            <text:p text:style-name="P89">Name in Microsoft Office 2003</text:p>
          </table:table-cell>
          <table:covered-table-cell/>
          <table:table-cell table:style-name="Table18.C2" office:value-type="string">
            <text:p text:style-name="P66">Flowchart</text:p>
          </table:table-cell>
        </table:table-row>
        <table:table-row>
          <table:table-cell table:style-name="Table18.A2" table:number-columns-spanned="2" office:value-type="string">
            <text:p text:style-name="P89">Notes:</text:p>
          </table:table-cell>
          <table:covered-table-cell/>
          <table:table-cell table:style-name="Table18.C2" office:value-type="string">
            <text:p text:style-name="P69"/>
          </table:table-cell>
        </table:table-row>
        <table:table-row>
          <table:table-cell table:style-name="Table18.A2" table:number-columns-spanned="2" office:value-type="string">
            <text:p text:style-name="P89">Toolbar Content</text:p>
          </table:table-cell>
          <table:covered-table-cell/>
          <table:table-cell table:style-name="Table18.C2" office:value-type="string">
            <text:p text:style-name="P12">Smiley Face</text:p>
            <text:p text:style-name="P32">Sun</text:p>
            <text:p text:style-name="P32">Moon</text:p>
            <text:p text:style-name="P32">Lightning Bolt</text:p>
            <text:p text:style-name="P32">Heart</text:p>
            <text:p text:style-name="P32">Flower</text:p>
            <text:p text:style-name="P32">---------------------</text:p>
            <text:p text:style-name="P32">Cloud</text:p>
            <text:p text:style-name="P32">"Prohibited" Symbol</text:p>
            <text:p text:style-name="P32">Puzzle</text:p>
            <text:p text:style-name="P32">Double Bracket</text:p>
            <text:p text:style-name="P32">Left Bracket</text:p>
            <text:p text:style-name="P32">Right Bracket</text:p>
            <text:p text:style-name="P32">----------------------</text:p>
            <text:p text:style-name="P32">Double Brace</text:p>
            <text:p text:style-name="P32">Left Brace</text:p>
            <text:p text:style-name="P32">Right Brace</text:p>
            <text:p text:style-name="P32">Square Bevel</text:p>
            <text:p text:style-name="P32">Octagon Bevel</text:p>
            <text:p text:style-name="P32">Diamond Bevel</text:p>
          </table:table-cell>
        </table:table-row>
      </table:table>
      <text:h text:style-name="P47" text:outline-level="3">Callouts (Writer)</text:h>
      <table:table table:name="Table19" table:style-name="Table19">
        <table:table-column table:style-name="Table19.A"/>
        <table:table-column table:style-name="Table19.B"/>
        <table:table-column table:style-name="Table19.C"/>
        <table:table-row>
          <table:table-cell table:style-name="Table19.A1" office:value-type="string">
            <text:p text:style-name="WW-Table_20_Heading">Toolbar Name:</text:p>
          </table:table-cell>
          <table:table-cell table:style-name="Table19.A1" office:value-type="string">
            <text:p text:style-name="WW-Table_20_Heading">EN:</text:p>
          </table:table-cell>
          <table:table-cell table:style-name="Table19.C1" office:value-type="string">
            <text:p text:style-name="P65">Callouts</text:p>
          </table:table-cell>
        </table:table-row>
        <table:table-row>
          <table:table-cell table:style-name="Table19.A2" office:value-type="string">
            <text:p text:style-name="WW-Table_20_Contents"/>
          </table:table-cell>
          <table:table-cell table:style-name="Table19.A2" office:value-type="string">
            <text:p text:style-name="P89">GER:</text:p>
          </table:table-cell>
          <table:table-cell table:style-name="Table19.C2" office:value-type="string">
            <text:p text:style-name="P100">Legenden</text:p>
          </table:table-cell>
        </table:table-row>
        <table:table-row>
          <table:table-cell table:style-name="Table19.A2" table:number-columns-spanned="2" office:value-type="string">
            <text:p text:style-name="P89">Toolbar File Name:</text:p>
          </table:table-cell>
          <table:covered-table-cell/>
          <table:table-cell table:style-name="Table19.C2" office:value-type="string">
            <text:p text:style-name="P101">Calloutshapes.xml</text:p>
          </table:table-cell>
        </table:table-row>
        <table:table-row>
          <table:table-cell table:style-name="Table19.A2" table:number-columns-spanned="2" office:value-type="string">
            <text:p text:style-name="P89">Appears in:</text:p>
          </table:table-cell>
          <table:covered-table-cell/>
          <table:table-cell table:style-name="Table19.C2" office:value-type="string">
            <text:p text:style-name="P99">Writer</text:p>
          </table:table-cell>
        </table:table-row>
        <table:table-row>
          <table:table-cell table:style-name="Table19.A2" table:number-columns-spanned="2" office:value-type="string">
            <text:p text:style-name="P89">Shall always be visible</text:p>
          </table:table-cell>
          <table:covered-table-cell/>
          <table:table-cell table:style-name="Table19.C2" office:value-type="string">
            <text:p text:style-name="P99">No</text:p>
          </table:table-cell>
        </table:table-row>
        <table:table-row>
          <table:table-cell table:style-name="Table19.A2" table:number-columns-spanned="2" office:value-type="string">
            <text:p text:style-name="P89">List in View/Toolbars:</text:p>
          </table:table-cell>
          <table:covered-table-cell/>
          <table:table-cell table:style-name="Table19.C2" office:value-type="string">
            <text:p text:style-name="P99">No</text:p>
          </table:table-cell>
        </table:table-row>
        <table:table-row>
          <table:table-cell table:style-name="Table19.A2" table:number-columns-spanned="2" office:value-type="string">
            <text:p text:style-name="P89">Visible after first start</text:p>
          </table:table-cell>
          <table:covered-table-cell/>
          <table:table-cell table:style-name="Table19.C2" office:value-type="string">
            <text:p text:style-name="P99">No</text:p>
          </table:table-cell>
        </table:table-row>
        <table:table-row>
          <table:table-cell table:style-name="Table19.A2" table:number-columns-spanned="2" office:value-type="string">
            <text:p text:style-name="P89">Sub-Toolbar of:</text:p>
          </table:table-cell>
          <table:covered-table-cell/>
          <table:table-cell table:style-name="Table19.C2" office:value-type="string">
            <text:p text:style-name="P94">Drawing</text:p>
          </table:table-cell>
        </table:table-row>
        <table:table-row>
          <table:table-cell table:style-name="Table19.A2" table:number-columns-spanned="2" office:value-type="string">
            <text:p text:style-name="P89">Display Tb if context is given</text:p>
          </table:table-cell>
          <table:covered-table-cell/>
          <table:table-cell table:style-name="Table19.C2" office:value-type="string">
            <text:p text:style-name="P99">No</text:p>
          </table:table-cell>
        </table:table-row>
        <table:table-row>
          <table:table-cell table:style-name="Table19.A2" table:number-columns-spanned="2" office:value-type="string">
            <text:p text:style-name="P89">Close Operation</text:p>
          </table:table-cell>
          <table:covered-table-cell/>
          <table:table-cell table:style-name="Table19.C2" office:value-type="string">
            <text:p text:style-name="P94">Permanently</text:p>
          </table:table-cell>
        </table:table-row>
        <table:table-row>
          <table:table-cell table:style-name="Table19.A2" table:number-columns-spanned="2" office:value-type="string">
            <text:p text:style-name="P89">Default Docking State</text:p>
          </table:table-cell>
          <table:covered-table-cell/>
          <table:table-cell table:style-name="Table19.C2" office:value-type="string">
            <text:p text:style-name="P103">Floated</text:p>
          </table:table-cell>
        </table:table-row>
        <table:table-row>
          <table:table-cell table:style-name="Table19.A2" table:number-columns-spanned="2" office:value-type="string">
            <text:p text:style-name="P89">Default Position</text:p>
          </table:table-cell>
          <table:covered-table-cell/>
          <table:table-cell table:style-name="Table19.C2" office:value-type="string">
            <text:p text:style-name="P103">N/A</text:p>
          </table:table-cell>
        </table:table-row>
        <table:table-row>
          <table:table-cell table:style-name="Table19.A2" table:number-columns-spanned="2" office:value-type="string">
            <text:p text:style-name="P89">Default Style</text:p>
          </table:table-cell>
          <table:covered-table-cell/>
          <table:table-cell table:style-name="Table19.C2" office:value-type="string">
            <text:p text:style-name="P104">Icon</text:p>
          </table:table-cell>
        </table:table-row>
        <table:table-row>
          <table:table-cell table:style-name="Table19.A2" table:number-columns-spanned="2" office:value-type="string">
            <text:p text:style-name="P89">Name in OpenOffice 1.1</text:p>
          </table:table-cell>
          <table:covered-table-cell/>
          <table:table-cell table:style-name="Table19.C2" office:value-type="string">
            <text:p text:style-name="P66">N/A</text:p>
          </table:table-cell>
        </table:table-row>
        <table:table-row>
          <table:table-cell table:style-name="Table19.A2" table:number-columns-spanned="2" office:value-type="string">
            <text:p text:style-name="P89">Name in Microsoft Office 2003</text:p>
          </table:table-cell>
          <table:covered-table-cell/>
          <table:table-cell table:style-name="Table19.C2" office:value-type="string">
            <text:p text:style-name="P66">Flowchart</text:p>
          </table:table-cell>
        </table:table-row>
        <table:table-row>
          <table:table-cell table:style-name="Table19.A2" table:number-columns-spanned="2" office:value-type="string">
            <text:p text:style-name="P89">Notes:</text:p>
          </table:table-cell>
          <table:covered-table-cell/>
          <table:table-cell table:style-name="Table19.C2" office:value-type="string">
            <text:p text:style-name="P69"/>
          </table:table-cell>
        </table:table-row>
        <table:table-row>
          <table:table-cell table:style-name="Table19.A2" table:number-columns-spanned="2" office:value-type="string">
            <text:p text:style-name="P89">Toolbar Content</text:p>
          </table:table-cell>
          <table:covered-table-cell/>
          <table:table-cell table:style-name="Table19.C2" office:value-type="string">
            <text:p text:style-name="P12">Rectangular Callout</text:p>
            <text:p text:style-name="P32">Rounded Rectangular Callout</text:p>
            <text:p text:style-name="P32">Round Callout</text:p>
            <text:p text:style-name="P32">Cloud</text:p>
            <text:p text:style-name="P32">Line Callout 1</text:p>
            <text:p text:style-name="P32">Line Callout 2</text:p>
            <text:p text:style-name="P32">Line Callout 3</text:p>
          </table:table-cell>
        </table:table-row>
      </table:table>
      <text:p text:style-name="Standard"/>
      <text:h text:style-name="P47" text:outline-level="3">Fontwork (Writer)</text:h>
      <table:table table:name="Table20" table:style-name="Table20">
        <table:table-column table:style-name="Table20.A"/>
        <table:table-column table:style-name="Table20.B"/>
        <table:table-column table:style-name="Table20.C"/>
        <table:table-row>
          <table:table-cell table:style-name="Table20.A1" office:value-type="string">
            <text:p text:style-name="WW-Table_20_Heading">Toolbar Name:</text:p>
          </table:table-cell>
          <table:table-cell table:style-name="Table20.A1" office:value-type="string">
            <text:p text:style-name="WW-Table_20_Heading">EN:</text:p>
          </table:table-cell>
          <table:table-cell table:style-name="Table20.C1" office:value-type="string">
            <text:p text:style-name="P65">Fontwork</text:p>
          </table:table-cell>
        </table:table-row>
        <table:table-row>
          <table:table-cell table:style-name="Table20.A2" office:value-type="string">
            <text:p text:style-name="WW-Table_20_Contents"/>
          </table:table-cell>
          <table:table-cell table:style-name="Table20.A2" office:value-type="string">
            <text:p text:style-name="P89">GER:</text:p>
          </table:table-cell>
          <table:table-cell table:style-name="Table20.C2" office:value-type="string">
            <text:p text:style-name="P100">Fontwork</text:p>
          </table:table-cell>
        </table:table-row>
        <table:table-row>
          <table:table-cell table:style-name="Table20.A2" table:number-columns-spanned="2" office:value-type="string">
            <text:p text:style-name="P89">Toolbar File Name:</text:p>
          </table:table-cell>
          <table:covered-table-cell/>
          <table:table-cell table:style-name="Table20.C2" office:value-type="string">
            <text:p text:style-name="P102">fontworkobjectbar.xml</text:p>
          </table:table-cell>
        </table:table-row>
        <table:table-row>
          <table:table-cell table:style-name="Table20.A2" table:number-columns-spanned="2" office:value-type="string">
            <text:p text:style-name="P89">Appears in:</text:p>
          </table:table-cell>
          <table:covered-table-cell/>
          <table:table-cell table:style-name="Table20.C2" office:value-type="string">
            <text:p text:style-name="P99">Writer</text:p>
          </table:table-cell>
        </table:table-row>
        <table:table-row>
          <table:table-cell table:style-name="Table20.A2" table:number-columns-spanned="2" office:value-type="string">
            <text:p text:style-name="P89">Shall always be visible</text:p>
          </table:table-cell>
          <table:covered-table-cell/>
          <table:table-cell table:style-name="Table20.C2" office:value-type="string">
            <text:p text:style-name="P99">No</text:p>
          </table:table-cell>
        </table:table-row>
        <table:table-row>
          <table:table-cell table:style-name="Table20.A2" table:number-columns-spanned="2" office:value-type="string">
            <text:p text:style-name="P89">List in View/Toolbars:</text:p>
          </table:table-cell>
          <table:covered-table-cell/>
          <table:table-cell table:style-name="Table20.C2" office:value-type="string">
            <text:p text:style-name="P99">No</text:p>
          </table:table-cell>
        </table:table-row>
        <table:table-row>
          <table:table-cell table:style-name="Table20.A2" table:number-columns-spanned="2" office:value-type="string">
            <text:p text:style-name="P89">Visible after first start</text:p>
          </table:table-cell>
          <table:covered-table-cell/>
          <table:table-cell table:style-name="Table20.C2" office:value-type="string">
            <text:p text:style-name="P99">No</text:p>
          </table:table-cell>
        </table:table-row>
        <table:table-row>
          <table:table-cell table:style-name="Table20.A2" table:number-columns-spanned="2" office:value-type="string">
            <text:p text:style-name="P89">Sub-Toolbar of:</text:p>
          </table:table-cell>
          <table:covered-table-cell/>
          <table:table-cell table:style-name="Table20.C2" office:value-type="string">
            <text:p text:style-name="P99">Drawing</text:p>
          </table:table-cell>
        </table:table-row>
        <table:table-row>
          <table:table-cell table:style-name="Table20.A2" table:number-columns-spanned="2" office:value-type="string">
            <text:p text:style-name="P89">Display Tb if context is given</text:p>
          </table:table-cell>
          <table:covered-table-cell/>
          <table:table-cell table:style-name="Table20.C2" office:value-type="string">
            <text:p text:style-name="P99">Yes</text:p>
          </table:table-cell>
        </table:table-row>
        <table:table-row>
          <table:table-cell table:style-name="Table20.A2" table:number-columns-spanned="2" office:value-type="string">
            <text:p text:style-name="P89">Close Operation</text:p>
          </table:table-cell>
          <table:covered-table-cell/>
          <table:table-cell table:style-name="Table20.C2" office:value-type="string">
            <text:p text:style-name="P94">Temporarily</text:p>
          </table:table-cell>
        </table:table-row>
        <table:table-row>
          <table:table-cell table:style-name="Table20.A2" table:number-columns-spanned="2" office:value-type="string">
            <text:p text:style-name="P89">Default Docking State</text:p>
          </table:table-cell>
          <table:covered-table-cell/>
          <table:table-cell table:style-name="Table20.C2" office:value-type="string">
            <text:p text:style-name="P104">Floated</text:p>
          </table:table-cell>
        </table:table-row>
        <table:table-row>
          <table:table-cell table:style-name="Table20.A2" table:number-columns-spanned="2" office:value-type="string">
            <text:p text:style-name="P89">Default Position</text:p>
          </table:table-cell>
          <table:covered-table-cell/>
          <table:table-cell table:style-name="Table20.C2" office:value-type="string">
            <text:p text:style-name="P104">N/A</text:p>
          </table:table-cell>
        </table:table-row>
        <table:table-row>
          <table:table-cell table:style-name="Table20.A2" table:number-columns-spanned="2" office:value-type="string">
            <text:p text:style-name="P89">Default Style</text:p>
          </table:table-cell>
          <table:covered-table-cell/>
          <table:table-cell table:style-name="Table20.C2" office:value-type="string">
            <text:p text:style-name="P104">Icon</text:p>
          </table:table-cell>
        </table:table-row>
        <table:table-row>
          <table:table-cell table:style-name="Table20.A2" table:number-columns-spanned="2" office:value-type="string">
            <text:p text:style-name="P89">Name in OpenOffice 1.1</text:p>
          </table:table-cell>
          <table:covered-table-cell/>
          <table:table-cell table:style-name="Table20.C2" office:value-type="string">
            <text:p text:style-name="P66">N/A</text:p>
          </table:table-cell>
        </table:table-row>
        <table:table-row>
          <table:table-cell table:style-name="Table20.A2" table:number-columns-spanned="2" office:value-type="string">
            <text:p text:style-name="P89">Name in Microsoft Office 2003</text:p>
          </table:table-cell>
          <table:covered-table-cell/>
          <table:table-cell table:style-name="Table20.C2" office:value-type="string">
            <text:p text:style-name="P66">WordArt</text:p>
          </table:table-cell>
        </table:table-row>
        <table:table-row>
          <table:table-cell table:style-name="Table20.A2" table:number-columns-spanned="2" office:value-type="string">
            <text:p text:style-name="P89">Notes:</text:p>
          </table:table-cell>
          <table:covered-table-cell/>
          <table:table-cell table:style-name="Table20.C2" office:value-type="string">
            <text:p text:style-name="P71">THIS TOOLBAR SHALL ONLY APPEAR IF AN FONTWORK OBJECT IS SELECTED, OR THE FONTWORK GALLERY IS VISIBLE</text:p>
          </table:table-cell>
        </table:table-row>
        <table:table-row>
          <table:table-cell table:style-name="Table20.A2" table:number-columns-spanned="2" office:value-type="string">
            <text:p text:style-name="P89">Toolbar Content</text:p>
          </table:table-cell>
          <table:covered-table-cell/>
          <table:table-cell table:style-name="Table20.C2" office:value-type="string">
            <text:p text:style-name="P9">Fontwork Gallery</text:p>
            <text:p text:style-name="P11">------------------</text:p>
            <text:p text:style-name="Standard"><text:span text:style-name="T18">Fontwork Shape -&gt; </text:span><text:a xlink:type="simple" xlink:href="#6.1.13Fontwork%20Shape%20(Writer)%7Coutline"><text:span text:style-name="Internet_20_link"><text:span text:style-name="T36">Style: DropDownOnly</text:span></text:span></text:a></text:p>
            <text:p text:style-name="P9">Fontwork Same Letter Heights</text:p>
            <text:p text:style-name="P9">------------------</text:p>
            <text:p text:style-name="Standard"><text:span text:style-name="T18">Fontwork Alignment</text:span><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ext:p text:style-name="P9">Fontwork Character Spacing<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able:table-cell>
        </table:table-row>
      </table:table>
      <text:h text:style-name="P47" text:outline-level="3">Fontwork Shape (Writer)</text:h>
      <table:table table:name="Table21" table:style-name="Table21">
        <table:table-column table:style-name="Table21.A"/>
        <table:table-column table:style-name="Table21.B"/>
        <table:table-column table:style-name="Table21.C"/>
        <table:table-row>
          <table:table-cell table:style-name="Table21.A1" office:value-type="string">
            <text:p text:style-name="WW-Table_20_Heading">Toolbar Name:</text:p>
          </table:table-cell>
          <table:table-cell table:style-name="Table21.A1" office:value-type="string">
            <text:p text:style-name="WW-Table_20_Heading">EN:</text:p>
          </table:table-cell>
          <table:table-cell table:style-name="Table21.C1" office:value-type="string">
            <text:p text:style-name="P65">Fontwork Shape</text:p>
          </table:table-cell>
        </table:table-row>
        <table:table-row>
          <table:table-cell table:style-name="Table21.A2" office:value-type="string">
            <text:p text:style-name="WW-Table_20_Contents"/>
          </table:table-cell>
          <table:table-cell table:style-name="Table21.A2" office:value-type="string">
            <text:p text:style-name="P89">GER:</text:p>
          </table:table-cell>
          <table:table-cell table:style-name="Table21.C2" office:value-type="string">
            <text:p text:style-name="P100">Fontwork-Form</text:p>
          </table:table-cell>
        </table:table-row>
        <table:table-row>
          <table:table-cell table:style-name="Table21.A2" table:number-columns-spanned="2" office:value-type="string">
            <text:p text:style-name="P89">Toolbar File Name:</text:p>
          </table:table-cell>
          <table:covered-table-cell/>
          <table:table-cell table:style-name="Table21.C2" office:value-type="string">
            <text:p text:style-name="P102">Fontworkshapes.xml</text:p>
          </table:table-cell>
        </table:table-row>
        <table:table-row>
          <table:table-cell table:style-name="Table21.A2" table:number-columns-spanned="2" office:value-type="string">
            <text:p text:style-name="P89">Appears in:</text:p>
          </table:table-cell>
          <table:covered-table-cell/>
          <table:table-cell table:style-name="Table21.C2" office:value-type="string">
            <text:p text:style-name="P99">Writer</text:p>
          </table:table-cell>
        </table:table-row>
        <table:table-row>
          <table:table-cell table:style-name="Table21.A2" table:number-columns-spanned="2" office:value-type="string">
            <text:p text:style-name="P89">Shall always be visible</text:p>
          </table:table-cell>
          <table:covered-table-cell/>
          <table:table-cell table:style-name="Table21.C2" office:value-type="string">
            <text:p text:style-name="P99">No</text:p>
          </table:table-cell>
        </table:table-row>
        <table:table-row>
          <table:table-cell table:style-name="Table21.A2" table:number-columns-spanned="2" office:value-type="string">
            <text:p text:style-name="P89">List in View/Toolbars:</text:p>
          </table:table-cell>
          <table:covered-table-cell/>
          <table:table-cell table:style-name="Table21.C2" office:value-type="string">
            <text:p text:style-name="P99">No</text:p>
          </table:table-cell>
        </table:table-row>
        <table:table-row>
          <table:table-cell table:style-name="Table21.A2" table:number-columns-spanned="2" office:value-type="string">
            <text:p text:style-name="P89">Visible after first start</text:p>
          </table:table-cell>
          <table:covered-table-cell/>
          <table:table-cell table:style-name="Table21.C2" office:value-type="string">
            <text:p text:style-name="P99">No</text:p>
          </table:table-cell>
        </table:table-row>
        <table:table-row>
          <table:table-cell table:style-name="Table21.A2" table:number-columns-spanned="2" office:value-type="string">
            <text:p text:style-name="P89">Sub-Toolbar of:</text:p>
          </table:table-cell>
          <table:covered-table-cell/>
          <table:table-cell table:style-name="Table21.C2" office:value-type="string">
            <text:p text:style-name="P99">Fontwork</text:p>
          </table:table-cell>
        </table:table-row>
        <table:table-row>
          <table:table-cell table:style-name="Table21.A2" table:number-columns-spanned="2" office:value-type="string">
            <text:p text:style-name="P89">Display Tb if context is given</text:p>
          </table:table-cell>
          <table:covered-table-cell/>
          <table:table-cell table:style-name="Table21.C2" office:value-type="string">
            <text:p text:style-name="P99">No</text:p>
          </table:table-cell>
        </table:table-row>
        <table:table-row>
          <table:table-cell table:style-name="Table21.A2" table:number-columns-spanned="2" office:value-type="string">
            <text:p text:style-name="P89">Close Operation</text:p>
          </table:table-cell>
          <table:covered-table-cell/>
          <table:table-cell table:style-name="Table21.C2" office:value-type="string">
            <text:p text:style-name="P94">Permanently</text:p>
          </table:table-cell>
        </table:table-row>
        <table:table-row>
          <table:table-cell table:style-name="Table21.A2" table:number-columns-spanned="2" office:value-type="string">
            <text:p text:style-name="P89">Default Docking State</text:p>
          </table:table-cell>
          <table:covered-table-cell/>
          <table:table-cell table:style-name="Table21.C2" office:value-type="string">
            <text:p text:style-name="P104">Floated</text:p>
          </table:table-cell>
        </table:table-row>
        <table:table-row>
          <table:table-cell table:style-name="Table21.A2" table:number-columns-spanned="2" office:value-type="string">
            <text:p text:style-name="P89">Default Position</text:p>
          </table:table-cell>
          <table:covered-table-cell/>
          <table:table-cell table:style-name="Table21.C2" office:value-type="string">
            <text:p text:style-name="P104">N/A</text:p>
          </table:table-cell>
        </table:table-row>
        <table:table-row>
          <table:table-cell table:style-name="Table21.A2" table:number-columns-spanned="2" office:value-type="string">
            <text:p text:style-name="P89">Default Style</text:p>
          </table:table-cell>
          <table:covered-table-cell/>
          <table:table-cell table:style-name="Table21.C2" office:value-type="string">
            <text:p text:style-name="P104">Icon</text:p>
          </table:table-cell>
        </table:table-row>
        <table:table-row>
          <table:table-cell table:style-name="Table21.A2" table:number-columns-spanned="2" office:value-type="string">
            <text:p text:style-name="P89">Name in OpenOffice 1.1</text:p>
          </table:table-cell>
          <table:covered-table-cell/>
          <table:table-cell table:style-name="Table21.C2" office:value-type="string">
            <text:p text:style-name="P66">N/A</text:p>
          </table:table-cell>
        </table:table-row>
        <table:table-row>
          <table:table-cell table:style-name="Table21.A2" table:number-columns-spanned="2" office:value-type="string">
            <text:p text:style-name="P89">Name in Microsoft Office 2003</text:p>
          </table:table-cell>
          <table:covered-table-cell/>
          <table:table-cell table:style-name="Table21.C2" office:value-type="string">
            <text:p text:style-name="P66">WordArt Shape</text:p>
          </table:table-cell>
        </table:table-row>
        <table:table-row>
          <table:table-cell table:style-name="Table21.A2" table:number-columns-spanned="2" office:value-type="string">
            <text:p text:style-name="P89">Notes:</text:p>
          </table:table-cell>
          <table:covered-table-cell/>
          <table:table-cell table:style-name="Table21.C2" office:value-type="string">
            <text:p text:style-name="P66">, ok xcu</text:p>
          </table:table-cell>
        </table:table-row>
        <table:table-row>
          <table:table-cell table:style-name="Table21.A2" table:number-columns-spanned="2" office:value-type="string">
            <text:p text:style-name="P89">Toolbar Content</text:p>
          </table:table-cell>
          <table:covered-table-cell/>
          <table:table-cell table:style-name="Table21.C2" office:value-type="string">
            <text:p text:style-name="P9">Plain Text</text:p>
            <text:p text:style-name="P9">Wave</text:p>
            <text:p text:style-name="P9">Inflate</text:p>
            <text:p text:style-name="P9">Stop</text:p>
            <text:p text:style-name="P9">Curve Up</text:p>
            <text:p text:style-name="P9">Curve Down</text:p>
            <text:p text:style-name="P10">&lt;BR&gt;</text:p>
            <text:p text:style-name="P9">Triangle Up</text:p>
            <text:p text:style-name="P9">Triangle Down</text:p>
            <text:p text:style-name="P9">Fade Right</text:p>
            <text:p text:style-name="P9">Fade Left</text:p>
            <text:p text:style-name="P9">Fade Up</text:p>
            <text:p text:style-name="P9">Fade Down</text:p>
            <text:p text:style-name="P10">&lt;BR&gt;</text:p>
            <text:p text:style-name="P9">Slant Up</text:p>
            <text:p text:style-name="P9">Slant Down</text:p>
            <text:p text:style-name="P9">Fade Up and Right</text:p>
            <text:p text:style-name="P9">Fade Up and Left</text:p>
            <text:p text:style-name="P9">Chevron Up</text:p>
            <text:p text:style-name="P9">Chevron Down</text:p>
            <text:p text:style-name="P10">&lt;BR&gt;</text:p>
            <text:p text:style-name="P9">Arch Up (Curve)</text:p>
            <text:p text:style-name="P9">Arch Down (Curve)</text:p>
            <text:p text:style-name="P9">Arch Left (Curve)</text:p>
            <text:p text:style-name="P9">Arch Right (Curve)</text:p>
            <text:p text:style-name="P9">Circle (Curve)</text:p>
            <text:p text:style-name="P9">Open Circle (Curve)</text:p>
            <text:p text:style-name="P10">&lt;BR&gt;</text:p>
            <text:p text:style-name="P9">Arch Up (Pour)</text:p>
            <text:p text:style-name="P9">Arch Down (Pour)</text:p>
            <text:p text:style-name="P9">Arch Left (Pour)</text:p>
            <text:p text:style-name="P9">Arch Right (Pour)</text:p>
            <text:p text:style-name="P9">Circle (Pour)</text:p>
            <text:p text:style-name="P9">Open Circle (Pour)</text:p>
          </table:table-cell>
        </table:table-row>
      </table:table>
      <text:h text:style-name="P47" text:outline-level="3">Picture (Writer)</text:h>
      <table:table table:name="Table22" table:style-name="Table22">
        <table:table-column table:style-name="Table22.A"/>
        <table:table-column table:style-name="Table22.B"/>
        <table:table-column table:style-name="Table22.C"/>
        <table:table-row>
          <table:table-cell table:style-name="Table22.A1" office:value-type="string">
            <text:p text:style-name="WW-Table_20_Heading">Toolbar Name:</text:p>
          </table:table-cell>
          <table:table-cell table:style-name="Table22.A1" office:value-type="string">
            <text:p text:style-name="WW-Table_20_Heading">EN:</text:p>
          </table:table-cell>
          <table:table-cell table:style-name="Table22.C1" office:value-type="string">
            <text:p text:style-name="P65">Picture</text:p>
          </table:table-cell>
        </table:table-row>
        <table:table-row>
          <table:table-cell table:style-name="Table22.A2" office:value-type="string">
            <text:p text:style-name="WW-Table_20_Contents"/>
          </table:table-cell>
          <table:table-cell table:style-name="Table22.A2" office:value-type="string">
            <text:p text:style-name="P89">GER:</text:p>
          </table:table-cell>
          <table:table-cell table:style-name="Table22.C2" office:value-type="string">
            <text:p text:style-name="P100">Bild</text:p>
          </table:table-cell>
        </table:table-row>
        <table:table-row>
          <table:table-cell table:style-name="Table22.A2" table:number-columns-spanned="2" office:value-type="string">
            <text:p text:style-name="P89">Toolbar File Name:</text:p>
          </table:table-cell>
          <table:covered-table-cell/>
          <table:table-cell table:style-name="Table22.C2" office:value-type="string">
            <text:p text:style-name="P102">Graphicobjectbar.xml</text:p>
          </table:table-cell>
        </table:table-row>
        <table:table-row>
          <table:table-cell table:style-name="Table22.A2" table:number-columns-spanned="2" office:value-type="string">
            <text:p text:style-name="P89">Appears in:</text:p>
          </table:table-cell>
          <table:covered-table-cell/>
          <table:table-cell table:style-name="Table22.C2" office:value-type="string">
            <text:p text:style-name="P99">Writer</text:p>
          </table:table-cell>
        </table:table-row>
        <table:table-row>
          <table:table-cell table:style-name="Table22.A2" table:number-columns-spanned="2" office:value-type="string">
            <text:p text:style-name="P89">Shall always be visible</text:p>
          </table:table-cell>
          <table:covered-table-cell/>
          <table:table-cell table:style-name="Table22.C2" office:value-type="string">
            <text:p text:style-name="P99">No</text:p>
          </table:table-cell>
        </table:table-row>
        <table:table-row>
          <table:table-cell table:style-name="Table22.A2" table:number-columns-spanned="2" office:value-type="string">
            <text:p text:style-name="P89">List in View/Toolbars:</text:p>
          </table:table-cell>
          <table:covered-table-cell/>
          <table:table-cell table:style-name="Table22.C2" office:value-type="string">
            <text:p text:style-name="P99">Yes</text:p>
          </table:table-cell>
        </table:table-row>
        <table:table-row>
          <table:table-cell table:style-name="Table22.A2" table:number-columns-spanned="2" office:value-type="string">
            <text:p text:style-name="P89">Visible after first start</text:p>
          </table:table-cell>
          <table:covered-table-cell/>
          <table:table-cell table:style-name="Table22.C2" office:value-type="string">
            <text:p text:style-name="P99">No</text:p>
          </table:table-cell>
        </table:table-row>
        <table:table-row>
          <table:table-cell table:style-name="Table22.A2" table:number-columns-spanned="2" office:value-type="string">
            <text:p text:style-name="P89">Sub-Toolbar of:</text:p>
          </table:table-cell>
          <table:covered-table-cell/>
          <table:table-cell table:style-name="Table22.C2" office:value-type="string">
            <text:p text:style-name="P99">None</text:p>
          </table:table-cell>
        </table:table-row>
        <table:table-row>
          <table:table-cell table:style-name="Table22.A2" table:number-columns-spanned="2" office:value-type="string">
            <text:p text:style-name="P89">Display Tb if context is given</text:p>
          </table:table-cell>
          <table:covered-table-cell/>
          <table:table-cell table:style-name="Table22.C2" office:value-type="string">
            <text:p text:style-name="P99">Yes</text:p>
          </table:table-cell>
        </table:table-row>
        <table:table-row>
          <table:table-cell table:style-name="Table22.A2" table:number-columns-spanned="2" office:value-type="string">
            <text:p text:style-name="P89">Close Operation</text:p>
          </table:table-cell>
          <table:covered-table-cell/>
          <table:table-cell table:style-name="Table22.C2" office:value-type="string">
            <text:p text:style-name="P94">Temporarily</text:p>
          </table:table-cell>
        </table:table-row>
        <table:table-row>
          <table:table-cell table:style-name="Table22.A2" table:number-columns-spanned="2" office:value-type="string">
            <text:p text:style-name="P89">Default Docking State</text:p>
          </table:table-cell>
          <table:covered-table-cell/>
          <table:table-cell table:style-name="Table22.C2" office:value-type="string">
            <text:p text:style-name="P104">Floated</text:p>
          </table:table-cell>
        </table:table-row>
        <table:table-row>
          <table:table-cell table:style-name="Table22.A2" table:number-columns-spanned="2" office:value-type="string">
            <text:p text:style-name="P89">Default Position</text:p>
          </table:table-cell>
          <table:covered-table-cell/>
          <table:table-cell table:style-name="Table22.C2" office:value-type="string">
            <text:p text:style-name="P104">N/A</text:p>
          </table:table-cell>
        </table:table-row>
        <table:table-row>
          <table:table-cell table:style-name="Table22.A2" table:number-columns-spanned="2" office:value-type="string">
            <text:p text:style-name="P89">Default Style</text:p>
          </table:table-cell>
          <table:covered-table-cell/>
          <table:table-cell table:style-name="Table22.C2" office:value-type="string">
            <text:p text:style-name="P104">Icon</text:p>
          </table:table-cell>
        </table:table-row>
        <table:table-row>
          <table:table-cell table:style-name="Table22.A2" table:number-columns-spanned="2" office:value-type="string">
            <text:p text:style-name="P89">Name in OpenOffice 1.1</text:p>
          </table:table-cell>
          <table:covered-table-cell/>
          <table:table-cell table:style-name="Table22.C2" office:value-type="string">
            <text:p text:style-name="P66">Graphics Object Bar</text:p>
          </table:table-cell>
        </table:table-row>
        <table:table-row>
          <table:table-cell table:style-name="Table22.A2" table:number-columns-spanned="2" office:value-type="string">
            <text:p text:style-name="P89">Name in Microsoft Office 2003</text:p>
          </table:table-cell>
          <table:covered-table-cell/>
          <table:table-cell table:style-name="Table22.C2" office:value-type="string">
            <text:p text:style-name="P66">Picture</text:p>
          </table:table-cell>
        </table:table-row>
        <table:table-row>
          <table:table-cell table:style-name="Table22.A2" table:number-columns-spanned="2" office:value-type="string">
            <text:p text:style-name="P89">Notes:</text:p>
          </table:table-cell>
          <table:covered-table-cell/>
          <table:table-cell table:style-name="Table22.C2" office:value-type="string">
            <text:p text:style-name="P66">; ok xcu</text:p>
          </table:table-cell>
        </table:table-row>
        <table:table-row>
          <table:table-cell table:style-name="Table22.A2" table:number-columns-spanned="2" office:value-type="string">
            <text:p text:style-name="P89">Toolbar Content</text:p>
          </table:table-cell>
          <table:covered-table-cell/>
          <table:table-cell table:style-name="Table22.C2" office:value-type="string">
            <text:p text:style-name="Standard"><text:span text:style-name="T41">I</text:span><text:span text:style-name="T16">nsert Picture</text:span></text:p>
            <text:p text:style-name="P32">--------------</text:p>
            <text:p text:style-name="P30"><text:span text:style-name="T24">Filter</text:span><text:span text:style-name="T18"> --&gt; </text:span><text:a xlink:type="simple" xlink:href="#6.1.16Filter%7Coutline"><text:span text:style-name="Internet_20_link"><text:span text:style-name="T28">Filter -&gt; </text:span></text:span></text:a><text:a xlink:type="simple" xlink:href="#6.1.16Filter%7Coutline"><text:span text:style-name="Internet_20_link"><text:span text:style-name="T36">Style: DropDownOnly</text:span></text:span></text:a></text:p>
            <text:p text:style-name="P32">-------------- </text:p>
            <text:p text:style-name="P40">Graphics Mode</text:p>
            <text:p text:style-name="P32">-------------- </text:p>
            <text:p text:style-name="P30"><text:span text:style-name="T24">Color</text:span><text:span text:style-name="T18"> --&gt; </text:span><text:a xlink:type="simple" xlink:href="#6.1.18Color%7Coutline"><text:span text:style-name="Internet_20_link"><text:span text:style-name="T28">Color</text:span></text:span></text:a></text:p>
            <text:p text:style-name="P32">-----------------</text:p>
            <text:p text:style-name="P32">Transparency</text:p>
            <text:p text:style-name="P32">---------------</text:p>
            <text:p text:style-name="P32">Flip Horizontally</text:p>
            <text:p text:style-name="P32">Flip Vertically</text:p>
            <text:p text:style-name="P32">------------------</text:p>
            <text:p text:style-name="P32">Frame...</text:p>
          </table:table-cell>
        </table:table-row>
      </table:table>
      <text:h text:style-name="P47" text:outline-level="3">Graphic Filter (Writer)</text:h>
      <table:table table:name="Table23" table:style-name="Table23">
        <table:table-column table:style-name="Table23.A"/>
        <table:table-column table:style-name="Table23.B"/>
        <table:table-column table:style-name="Table23.C"/>
        <table:table-row>
          <table:table-cell table:style-name="Table23.A1" office:value-type="string">
            <text:p text:style-name="WW-Table_20_Heading">Toolbar Name:</text:p>
          </table:table-cell>
          <table:table-cell table:style-name="Table23.A1" office:value-type="string">
            <text:p text:style-name="WW-Table_20_Heading">EN:</text:p>
          </table:table-cell>
          <table:table-cell table:style-name="Table23.C1" office:value-type="string">
            <text:p text:style-name="P65">Graphic Filter</text:p>
          </table:table-cell>
        </table:table-row>
        <table:table-row>
          <table:table-cell table:style-name="Table23.A2" office:value-type="string">
            <text:p text:style-name="WW-Table_20_Contents"/>
          </table:table-cell>
          <table:table-cell table:style-name="Table23.A2" office:value-type="string">
            <text:p text:style-name="P89">GER:</text:p>
          </table:table-cell>
          <table:table-cell table:style-name="Table23.C2" office:value-type="string">
            <text:p text:style-name="P100">Grafik Filter</text:p>
          </table:table-cell>
        </table:table-row>
        <table:table-row>
          <table:table-cell table:style-name="Table23.A2" table:number-columns-spanned="2" office:value-type="string">
            <text:p text:style-name="P89">Toolbar File Name:</text:p>
          </table:table-cell>
          <table:covered-table-cell/>
          <table:table-cell table:style-name="Table23.C2" office:value-type="string">
            <text:p text:style-name="P100">Grafikfilterbar.xml</text:p>
          </table:table-cell>
        </table:table-row>
        <table:table-row>
          <table:table-cell table:style-name="Table23.A2" table:number-columns-spanned="2" office:value-type="string">
            <text:p text:style-name="P89">Appears in:</text:p>
          </table:table-cell>
          <table:covered-table-cell/>
          <table:table-cell table:style-name="Table23.C2" office:value-type="string">
            <text:p text:style-name="P99">Writer</text:p>
          </table:table-cell>
        </table:table-row>
        <table:table-row>
          <table:table-cell table:style-name="Table23.A2" table:number-columns-spanned="2" office:value-type="string">
            <text:p text:style-name="P89">Shall always be visible</text:p>
          </table:table-cell>
          <table:covered-table-cell/>
          <table:table-cell table:style-name="Table23.C2" office:value-type="string">
            <text:p text:style-name="P99">No</text:p>
          </table:table-cell>
        </table:table-row>
        <table:table-row>
          <table:table-cell table:style-name="Table23.A2" table:number-columns-spanned="2" office:value-type="string">
            <text:p text:style-name="P89">List in View/Toolbars:</text:p>
          </table:table-cell>
          <table:covered-table-cell/>
          <table:table-cell table:style-name="Table23.C2" office:value-type="string">
            <text:p text:style-name="P99">No</text:p>
          </table:table-cell>
        </table:table-row>
        <table:table-row>
          <table:table-cell table:style-name="Table23.A2" table:number-columns-spanned="2" office:value-type="string">
            <text:p text:style-name="P89">Visible after first start</text:p>
          </table:table-cell>
          <table:covered-table-cell/>
          <table:table-cell table:style-name="Table23.C2" office:value-type="string">
            <text:p text:style-name="P99">No</text:p>
          </table:table-cell>
        </table:table-row>
        <table:table-row>
          <table:table-cell table:style-name="Table23.A2" table:number-columns-spanned="2" office:value-type="string">
            <text:p text:style-name="P89">Sub-Toolbar of:</text:p>
          </table:table-cell>
          <table:covered-table-cell/>
          <table:table-cell table:style-name="Table23.C2" office:value-type="string">
            <text:p text:style-name="P99">Picture</text:p>
          </table:table-cell>
        </table:table-row>
        <table:table-row>
          <table:table-cell table:style-name="Table23.A2" table:number-columns-spanned="2" office:value-type="string">
            <text:p text:style-name="P89">Display Tb if context is given</text:p>
          </table:table-cell>
          <table:covered-table-cell/>
          <table:table-cell table:style-name="Table23.C2" office:value-type="string">
            <text:p text:style-name="P99">No</text:p>
          </table:table-cell>
        </table:table-row>
        <table:table-row>
          <table:table-cell table:style-name="Table23.A2" table:number-columns-spanned="2" office:value-type="string">
            <text:p text:style-name="P89">Close Operation</text:p>
          </table:table-cell>
          <table:covered-table-cell/>
          <table:table-cell table:style-name="Table23.C2" office:value-type="string">
            <text:p text:style-name="P94">Permanently</text:p>
          </table:table-cell>
        </table:table-row>
        <table:table-row>
          <table:table-cell table:style-name="Table23.A2" table:number-columns-spanned="2" office:value-type="string">
            <text:p text:style-name="P89">Default Docking State</text:p>
          </table:table-cell>
          <table:covered-table-cell/>
          <table:table-cell table:style-name="Table23.C2" office:value-type="string">
            <text:p text:style-name="P104">Floated</text:p>
          </table:table-cell>
        </table:table-row>
        <table:table-row>
          <table:table-cell table:style-name="Table23.A2" table:number-columns-spanned="2" office:value-type="string">
            <text:p text:style-name="P89">Default Position</text:p>
          </table:table-cell>
          <table:covered-table-cell/>
          <table:table-cell table:style-name="Table23.C2" office:value-type="string">
            <text:p text:style-name="P104">N/A</text:p>
          </table:table-cell>
        </table:table-row>
        <table:table-row>
          <table:table-cell table:style-name="Table23.A2" table:number-columns-spanned="2" office:value-type="string">
            <text:p text:style-name="P89">Default Style</text:p>
          </table:table-cell>
          <table:covered-table-cell/>
          <table:table-cell table:style-name="Table23.C2" office:value-type="string">
            <text:p text:style-name="P104">Icon</text:p>
          </table:table-cell>
        </table:table-row>
        <table:table-row>
          <table:table-cell table:style-name="Table23.A2" table:number-columns-spanned="2" office:value-type="string">
            <text:p text:style-name="P89">Name in OpenOffice 1.1</text:p>
          </table:table-cell>
          <table:covered-table-cell/>
          <table:table-cell table:style-name="Table23.C2" office:value-type="string">
            <text:p text:style-name="P66">Filters</text:p>
          </table:table-cell>
        </table:table-row>
        <table:table-row>
          <table:table-cell table:style-name="Table23.A2" table:number-columns-spanned="2" office:value-type="string">
            <text:p text:style-name="P89">Name in Microsoft Office 2003</text:p>
          </table:table-cell>
          <table:covered-table-cell/>
          <table:table-cell table:style-name="Table23.C2" office:value-type="string">
            <text:p text:style-name="P66">N/A</text:p>
          </table:table-cell>
        </table:table-row>
        <table:table-row>
          <table:table-cell table:style-name="Table23.A2" table:number-columns-spanned="2" office:value-type="string">
            <text:p text:style-name="P89">Notes:</text:p>
          </table:table-cell>
          <table:covered-table-cell/>
          <table:table-cell table:style-name="Table23.C2" office:value-type="string">
            <text:p text:style-name="P66"/>
          </table:table-cell>
        </table:table-row>
        <table:table-row>
          <table:table-cell table:style-name="Table23.A2" table:number-columns-spanned="2" office:value-type="string">
            <text:p text:style-name="P89">Toolbar Content</text:p>
          </table:table-cell>
          <table:covered-table-cell/>
          <table:table-cell table:style-name="Table23.C2" office:value-type="string">
            <text:p text:style-name="P12">Invert</text:p>
            <text:p text:style-name="P32">Smooth</text:p>
            <text:p text:style-name="P32">Sharpen</text:p>
            <text:p text:style-name="P32">Remove Noise</text:p>
            <text:p text:style-name="P34">&lt;BR&gt;</text:p>
            <text:p text:style-name="P32">Solarization</text:p>
            <text:p text:style-name="P32">Aging</text:p>
            <text:p text:style-name="P32">Posterize</text:p>
            <text:p text:style-name="P32">Popart</text:p>
            <text:p text:style-name="P34">&lt;BR&gt;</text:p>
            <text:p text:style-name="P32">Charcoal Sketch</text:p>
            <text:p text:style-name="P32">Relief</text:p>
            <text:p text:style-name="P32">Mosaic</text:p>
          </table:table-cell>
        </table:table-row>
      </table:table>
      <text:h text:style-name="P47" text:outline-level="3">Color (Writer)</text:h>
      <table:table table:name="Table24" table:style-name="Table24">
        <table:table-column table:style-name="Table24.A"/>
        <table:table-column table:style-name="Table24.B"/>
        <table:table-column table:style-name="Table24.C"/>
        <table:table-row>
          <table:table-cell table:style-name="Table24.A1" office:value-type="string">
            <text:p text:style-name="WW-Table_20_Heading">Toolbar Name:</text:p>
          </table:table-cell>
          <table:table-cell table:style-name="Table24.A1" office:value-type="string">
            <text:p text:style-name="WW-Table_20_Heading">EN:</text:p>
          </table:table-cell>
          <table:table-cell table:style-name="Table24.C1" office:value-type="string">
            <text:p text:style-name="P65">Color</text:p>
          </table:table-cell>
        </table:table-row>
        <table:table-row>
          <table:table-cell table:style-name="Table24.A2" office:value-type="string">
            <text:p text:style-name="WW-Table_20_Contents"/>
          </table:table-cell>
          <table:table-cell table:style-name="Table24.A2" office:value-type="string">
            <text:p text:style-name="P89">GER:</text:p>
          </table:table-cell>
          <table:table-cell table:style-name="Table24.C2" office:value-type="string">
            <text:p text:style-name="P100">Farbe</text:p>
          </table:table-cell>
        </table:table-row>
        <table:table-row>
          <table:table-cell table:style-name="Table24.A2" table:number-columns-spanned="2" office:value-type="string">
            <text:p text:style-name="P89">Toolbar File Name:</text:p>
          </table:table-cell>
          <table:covered-table-cell/>
          <table:table-cell table:style-name="Table24.C2" office:value-type="string">
            <text:p text:style-name="P101">Colorbar.xml</text:p>
          </table:table-cell>
        </table:table-row>
        <table:table-row>
          <table:table-cell table:style-name="Table24.A2" table:number-columns-spanned="2" office:value-type="string">
            <text:p text:style-name="P89">Appears in:</text:p>
          </table:table-cell>
          <table:covered-table-cell/>
          <table:table-cell table:style-name="Table24.C2" office:value-type="string">
            <text:p text:style-name="P99">Writer</text:p>
          </table:table-cell>
        </table:table-row>
        <table:table-row>
          <table:table-cell table:style-name="Table24.A2" table:number-columns-spanned="2" office:value-type="string">
            <text:p text:style-name="P89">Shall always be visible</text:p>
          </table:table-cell>
          <table:covered-table-cell/>
          <table:table-cell table:style-name="Table24.C2" office:value-type="string">
            <text:p text:style-name="P99">No</text:p>
          </table:table-cell>
        </table:table-row>
        <table:table-row>
          <table:table-cell table:style-name="Table24.A2" table:number-columns-spanned="2" office:value-type="string">
            <text:p text:style-name="P89">List in View/Toolbars:</text:p>
          </table:table-cell>
          <table:covered-table-cell/>
          <table:table-cell table:style-name="Table24.C2" office:value-type="string">
            <text:p text:style-name="P99">No</text:p>
          </table:table-cell>
        </table:table-row>
        <table:table-row>
          <table:table-cell table:style-name="Table24.A2" table:number-columns-spanned="2" office:value-type="string">
            <text:p text:style-name="P89">Visible after first start</text:p>
          </table:table-cell>
          <table:covered-table-cell/>
          <table:table-cell table:style-name="Table24.C2" office:value-type="string">
            <text:p text:style-name="P99">No</text:p>
          </table:table-cell>
        </table:table-row>
        <table:table-row>
          <table:table-cell table:style-name="Table24.A2" table:number-columns-spanned="2" office:value-type="string">
            <text:p text:style-name="P89">Sub-Toolbar of:</text:p>
          </table:table-cell>
          <table:covered-table-cell/>
          <table:table-cell table:style-name="Table24.C2" office:value-type="string">
            <text:p text:style-name="P99">Picture</text:p>
          </table:table-cell>
        </table:table-row>
        <table:table-row>
          <table:table-cell table:style-name="Table24.A2" table:number-columns-spanned="2" office:value-type="string">
            <text:p text:style-name="P89">Display Tb if context is given</text:p>
          </table:table-cell>
          <table:covered-table-cell/>
          <table:table-cell table:style-name="Table24.C2" office:value-type="string">
            <text:p text:style-name="P99">No</text:p>
          </table:table-cell>
        </table:table-row>
        <table:table-row>
          <table:table-cell table:style-name="Table24.A2" table:number-columns-spanned="2" office:value-type="string">
            <text:p text:style-name="P89">Close Operation</text:p>
          </table:table-cell>
          <table:covered-table-cell/>
          <table:table-cell table:style-name="Table24.C2" office:value-type="string">
            <text:p text:style-name="P94">Permanently</text:p>
          </table:table-cell>
        </table:table-row>
        <table:table-row>
          <table:table-cell table:style-name="Table24.A2" table:number-columns-spanned="2" office:value-type="string">
            <text:p text:style-name="P89">Default Docking State</text:p>
          </table:table-cell>
          <table:covered-table-cell/>
          <table:table-cell table:style-name="Table24.C2" office:value-type="string">
            <text:p text:style-name="P104">Floated</text:p>
          </table:table-cell>
        </table:table-row>
        <table:table-row>
          <table:table-cell table:style-name="Table24.A2" table:number-columns-spanned="2" office:value-type="string">
            <text:p text:style-name="P89">Default Position</text:p>
          </table:table-cell>
          <table:covered-table-cell/>
          <table:table-cell table:style-name="Table24.C2" office:value-type="string">
            <text:p text:style-name="P104">N/A</text:p>
          </table:table-cell>
        </table:table-row>
        <table:table-row>
          <table:table-cell table:style-name="Table24.A2" table:number-columns-spanned="2" office:value-type="string">
            <text:p text:style-name="P89">Default Style</text:p>
          </table:table-cell>
          <table:covered-table-cell/>
          <table:table-cell table:style-name="Table24.C2" office:value-type="string">
            <text:p text:style-name="P104">Icon</text:p>
          </table:table-cell>
        </table:table-row>
        <table:table-row>
          <table:table-cell table:style-name="Table24.A2" table:number-columns-spanned="2" office:value-type="string">
            <text:p text:style-name="P89">Name in OpenOffice 1.1</text:p>
          </table:table-cell>
          <table:covered-table-cell/>
          <table:table-cell table:style-name="Table24.C2" office:value-type="string">
            <text:p text:style-name="P66">N/A</text:p>
          </table:table-cell>
        </table:table-row>
        <table:table-row>
          <table:table-cell table:style-name="Table24.A2" table:number-columns-spanned="2" office:value-type="string">
            <text:p text:style-name="P89">Name in Microsoft Office 2003</text:p>
          </table:table-cell>
          <table:covered-table-cell/>
          <table:table-cell table:style-name="Table24.C2" office:value-type="string">
            <text:p text:style-name="P66">N/A</text:p>
          </table:table-cell>
        </table:table-row>
        <table:table-row>
          <table:table-cell table:style-name="Table24.A2" table:number-columns-spanned="2" office:value-type="string">
            <text:p text:style-name="P89">Notes:</text:p>
          </table:table-cell>
          <table:covered-table-cell/>
          <table:table-cell table:style-name="Table24.C2" office:value-type="string">
            <text:p text:style-name="P66">, ok xcu</text:p>
          </table:table-cell>
        </table:table-row>
        <table:table-row>
          <table:table-cell table:style-name="Table24.A2" table:number-columns-spanned="2" office:value-type="string">
            <text:p text:style-name="P89">Toolbar Content</text:p>
          </table:table-cell>
          <table:covered-table-cell/>
          <table:table-cell table:style-name="Table24.C2" office:value-type="string">
            <text:p text:style-name="P12">Red</text:p>
            <text:p text:style-name="P10">&lt;BR&gt;</text:p>
            <text:p text:style-name="P32">Green</text:p>
            <text:p text:style-name="P35">&lt;BR&gt;</text:p>
            <text:p text:style-name="P32">Blue</text:p>
            <text:p text:style-name="P35">&lt;BR&gt;</text:p>
            <text:p text:style-name="P32">Brightness</text:p>
            <text:p text:style-name="P35">&lt;BR&gt;</text:p>
            <text:p text:style-name="P32">Contrast</text:p>
            <text:p text:style-name="P35">&lt;BR&gt;</text:p>
            <text:p text:style-name="P32">Gamma</text:p>
          </table:table-cell>
        </table:table-row>
      </table:table>
      <text:h text:style-name="P47" text:outline-level="3">Align (Writer)</text:h>
      <table:table table:name="Table25" table:style-name="Table25">
        <table:table-column table:style-name="Table25.A"/>
        <table:table-column table:style-name="Table25.B"/>
        <table:table-column table:style-name="Table25.C"/>
        <table:table-row>
          <table:table-cell table:style-name="Table25.A1" office:value-type="string">
            <text:p text:style-name="WW-Table_20_Heading">Toolbar Name:</text:p>
          </table:table-cell>
          <table:table-cell table:style-name="Table25.A1" office:value-type="string">
            <text:p text:style-name="WW-Table_20_Heading">EN:</text:p>
          </table:table-cell>
          <table:table-cell table:style-name="Table25.C1" office:value-type="string">
            <text:p text:style-name="P65">Align</text:p>
          </table:table-cell>
        </table:table-row>
        <table:table-row>
          <table:table-cell table:style-name="Table25.A2" office:value-type="string">
            <text:p text:style-name="WW-Table_20_Contents"/>
          </table:table-cell>
          <table:table-cell table:style-name="Table25.A2" office:value-type="string">
            <text:p text:style-name="P89">GER:</text:p>
          </table:table-cell>
          <table:table-cell table:style-name="Table25.C2" office:value-type="string">
            <text:p text:style-name="P100">Ausrichten</text:p>
          </table:table-cell>
        </table:table-row>
        <table:table-row>
          <table:table-cell table:style-name="Table25.A2" table:number-columns-spanned="2" office:value-type="string">
            <text:p text:style-name="P89">Toolbar File Name:</text:p>
          </table:table-cell>
          <table:covered-table-cell/>
          <table:table-cell table:style-name="Table25.C2" office:value-type="string">
            <text:p text:style-name="P100">alignmentbar.xml</text:p>
          </table:table-cell>
        </table:table-row>
        <table:table-row>
          <table:table-cell table:style-name="Table25.A2" table:number-columns-spanned="2" office:value-type="string">
            <text:p text:style-name="P89">Appears in:</text:p>
          </table:table-cell>
          <table:covered-table-cell/>
          <table:table-cell table:style-name="Table25.C2" office:value-type="string">
            <text:p text:style-name="P99">Writer</text:p>
          </table:table-cell>
        </table:table-row>
        <table:table-row>
          <table:table-cell table:style-name="Table25.A2" table:number-columns-spanned="2" office:value-type="string">
            <text:p text:style-name="P89">Shall always be visible</text:p>
          </table:table-cell>
          <table:covered-table-cell/>
          <table:table-cell table:style-name="Table25.C2" office:value-type="string">
            <text:p text:style-name="P99">No</text:p>
          </table:table-cell>
        </table:table-row>
        <table:table-row>
          <table:table-cell table:style-name="Table25.A2" table:number-columns-spanned="2" office:value-type="string">
            <text:p text:style-name="P89">List in View/Toolbars:</text:p>
          </table:table-cell>
          <table:covered-table-cell/>
          <table:table-cell table:style-name="Table25.C2" office:value-type="string">
            <text:p text:style-name="P99">Yes</text:p>
          </table:table-cell>
        </table:table-row>
        <table:table-row>
          <table:table-cell table:style-name="Table25.A2" table:number-columns-spanned="2" office:value-type="string">
            <text:p text:style-name="P89">Visible after first start</text:p>
          </table:table-cell>
          <table:covered-table-cell/>
          <table:table-cell table:style-name="Table25.C2" office:value-type="string">
            <text:p text:style-name="P99">No</text:p>
          </table:table-cell>
        </table:table-row>
        <table:table-row>
          <table:table-cell table:style-name="Table25.A2" table:number-columns-spanned="2" office:value-type="string">
            <text:p text:style-name="P89">Sub-Toolbar of:</text:p>
          </table:table-cell>
          <table:covered-table-cell/>
          <table:table-cell table:style-name="Table25.C2" office:value-type="string">
            <text:p text:style-name="P99">Drawing</text:p>
          </table:table-cell>
        </table:table-row>
        <table:table-row>
          <table:table-cell table:style-name="Table25.A2" table:number-columns-spanned="2" office:value-type="string">
            <text:p text:style-name="P89">Display Tb if context is given</text:p>
          </table:table-cell>
          <table:covered-table-cell/>
          <table:table-cell table:style-name="Table25.C2" office:value-type="string">
            <text:p text:style-name="P99">No</text:p>
          </table:table-cell>
        </table:table-row>
        <table:table-row>
          <table:table-cell table:style-name="Table25.A2" table:number-columns-spanned="2" office:value-type="string">
            <text:p text:style-name="P89">Close Operation</text:p>
          </table:table-cell>
          <table:covered-table-cell/>
          <table:table-cell table:style-name="Table25.C2" office:value-type="string">
            <text:p text:style-name="P94">Permanently</text:p>
          </table:table-cell>
        </table:table-row>
        <table:table-row>
          <table:table-cell table:style-name="Table25.A2" table:number-columns-spanned="2" office:value-type="string">
            <text:p text:style-name="P89">Default Docking State</text:p>
          </table:table-cell>
          <table:covered-table-cell/>
          <table:table-cell table:style-name="Table25.C2" office:value-type="string">
            <text:p text:style-name="P104">Floated</text:p>
          </table:table-cell>
        </table:table-row>
        <table:table-row>
          <table:table-cell table:style-name="Table25.A2" table:number-columns-spanned="2" office:value-type="string">
            <text:p text:style-name="P89">Default Position</text:p>
          </table:table-cell>
          <table:covered-table-cell/>
          <table:table-cell table:style-name="Table25.C2" office:value-type="string">
            <text:p text:style-name="P104">N/A</text:p>
          </table:table-cell>
        </table:table-row>
        <table:table-row>
          <table:table-cell table:style-name="Table25.A2" table:number-columns-spanned="2" office:value-type="string">
            <text:p text:style-name="P89">Default Style</text:p>
          </table:table-cell>
          <table:covered-table-cell/>
          <table:table-cell table:style-name="Table25.C2" office:value-type="string">
            <text:p text:style-name="P104">Icon</text:p>
          </table:table-cell>
        </table:table-row>
        <table:table-row>
          <table:table-cell table:style-name="Table25.A2" table:number-columns-spanned="2" office:value-type="string">
            <text:p text:style-name="P89">Name in OpenOffice 1.1</text:p>
          </table:table-cell>
          <table:covered-table-cell/>
          <table:table-cell table:style-name="Table25.C2" office:value-type="string">
            <text:p text:style-name="P66">Align</text:p>
          </table:table-cell>
        </table:table-row>
        <table:table-row>
          <table:table-cell table:style-name="Table25.A2" table:number-columns-spanned="2" office:value-type="string">
            <text:p text:style-name="P89">Name in Microsoft Office 2003</text:p>
          </table:table-cell>
          <table:covered-table-cell/>
          <table:table-cell table:style-name="Table25.C2" office:value-type="string">
            <text:p text:style-name="P66">Align</text:p>
          </table:table-cell>
        </table:table-row>
        <table:table-row>
          <table:table-cell table:style-name="Table25.A2" table:number-columns-spanned="2" office:value-type="string">
            <text:p text:style-name="P89">Notes:</text:p>
          </table:table-cell>
          <table:covered-table-cell/>
          <table:table-cell table:style-name="Table25.C2" office:value-type="string">
            <text:p text:style-name="P66">; OK XCU</text:p>
          </table:table-cell>
        </table:table-row>
        <table:table-row>
          <table:table-cell table:style-name="Table25.A2" table:number-columns-spanned="2" office:value-type="string">
            <text:p text:style-name="P89">Toolbar Content</text:p>
          </table:table-cell>
          <table:covered-table-cell/>
          <table:table-cell table:style-name="Table25.C2" office:value-type="string">
            <text:p text:style-name="P9">Left</text:p>
            <text:p text:style-name="P32">Center</text:p>
            <text:p text:style-name="P32">Right</text:p>
            <text:p text:style-name="P32">Top</text:p>
            <text:p text:style-name="P32">Middle</text:p>
            <text:p text:style-name="P32">Bottom</text:p>
          </table:table-cell>
        </table:table-row>
      </table:table>
      <text:h text:style-name="P47" text:outline-level="3">3D-Settings (Writer); </text:h>
      <table:table table:name="Table26" table:style-name="Table26">
        <table:table-column table:style-name="Table26.A"/>
        <table:table-column table:style-name="Table26.B"/>
        <table:table-column table:style-name="Table26.C"/>
        <table:table-row>
          <table:table-cell table:style-name="Table26.A1" office:value-type="string">
            <text:p text:style-name="WW-Table_20_Heading">Toolbar Name:</text:p>
          </table:table-cell>
          <table:table-cell table:style-name="Table26.A1" office:value-type="string">
            <text:p text:style-name="WW-Table_20_Heading">EN:</text:p>
          </table:table-cell>
          <table:table-cell table:style-name="Table26.C1" office:value-type="string">
            <text:p text:style-name="P65">3D-Settings</text:p>
          </table:table-cell>
        </table:table-row>
        <table:table-row>
          <table:table-cell table:style-name="Table26.A2" office:value-type="string">
            <text:p text:style-name="WW-Table_20_Contents"/>
          </table:table-cell>
          <table:table-cell table:style-name="Table26.A2" office:value-type="string">
            <text:p text:style-name="P89">GER:</text:p>
          </table:table-cell>
          <table:table-cell table:style-name="Table26.C2" office:value-type="string">
            <text:p text:style-name="P100">3D-Einstellungen</text:p>
          </table:table-cell>
        </table:table-row>
        <table:table-row>
          <table:table-cell table:style-name="Table26.A2" table:number-columns-spanned="2" office:value-type="string">
            <text:p text:style-name="P89">Toolbar File Name:</text:p>
          </table:table-cell>
          <table:covered-table-cell/>
          <table:table-cell table:style-name="Table26.C2" office:value-type="string">
            <text:p text:style-name="P100">extrusionbar.xml</text:p>
          </table:table-cell>
        </table:table-row>
        <table:table-row>
          <table:table-cell table:style-name="Table26.A2" table:number-columns-spanned="2" office:value-type="string">
            <text:p text:style-name="P89">Appears in:</text:p>
          </table:table-cell>
          <table:covered-table-cell/>
          <table:table-cell table:style-name="Table26.C2" office:value-type="string">
            <text:p text:style-name="P99">Writer</text:p>
          </table:table-cell>
        </table:table-row>
        <table:table-row>
          <table:table-cell table:style-name="Table26.A2" table:number-columns-spanned="2" office:value-type="string">
            <text:p text:style-name="P89">Shall always be visible</text:p>
          </table:table-cell>
          <table:covered-table-cell/>
          <table:table-cell table:style-name="Table26.C2" office:value-type="string">
            <text:p text:style-name="P99">No</text:p>
          </table:table-cell>
        </table:table-row>
        <table:table-row>
          <table:table-cell table:style-name="Table26.A2" table:number-columns-spanned="2" office:value-type="string">
            <text:p text:style-name="P89">List in View/Toolbars:</text:p>
          </table:table-cell>
          <table:covered-table-cell/>
          <table:table-cell table:style-name="Table26.C2" office:value-type="string">
            <text:p text:style-name="P99">No</text:p>
          </table:table-cell>
        </table:table-row>
        <table:table-row>
          <table:table-cell table:style-name="Table26.A2" table:number-columns-spanned="2" office:value-type="string">
            <text:p text:style-name="P89">Visible after first start</text:p>
          </table:table-cell>
          <table:covered-table-cell/>
          <table:table-cell table:style-name="Table26.C2" office:value-type="string">
            <text:p text:style-name="P99">No</text:p>
          </table:table-cell>
        </table:table-row>
        <table:table-row>
          <table:table-cell table:style-name="Table26.A2" table:number-columns-spanned="2" office:value-type="string">
            <text:p text:style-name="P89">Sub-Toolbar of:</text:p>
          </table:table-cell>
          <table:covered-table-cell/>
          <table:table-cell table:style-name="Table26.C2" office:value-type="string">
            <text:p text:style-name="P99">Drawing</text:p>
          </table:table-cell>
        </table:table-row>
        <table:table-row>
          <table:table-cell table:style-name="Table26.A2" table:number-columns-spanned="2" office:value-type="string">
            <text:p text:style-name="P89">Display Tb if context is given</text:p>
          </table:table-cell>
          <table:covered-table-cell/>
          <table:table-cell table:style-name="Table26.C2" office:value-type="string">
            <text:p text:style-name="P99">No</text:p>
          </table:table-cell>
        </table:table-row>
        <table:table-row>
          <table:table-cell table:style-name="Table26.A2" table:number-columns-spanned="2" office:value-type="string">
            <text:p text:style-name="P89">Close Operation</text:p>
          </table:table-cell>
          <table:covered-table-cell/>
          <table:table-cell table:style-name="Table26.C2" office:value-type="string">
            <text:p text:style-name="P94">Permanently</text:p>
          </table:table-cell>
        </table:table-row>
        <table:table-row>
          <table:table-cell table:style-name="Table26.A2" table:number-columns-spanned="2" office:value-type="string">
            <text:p text:style-name="P89">Default Docking State</text:p>
          </table:table-cell>
          <table:covered-table-cell/>
          <table:table-cell table:style-name="Table26.C2" office:value-type="string">
            <text:p text:style-name="P104">Floated</text:p>
          </table:table-cell>
        </table:table-row>
        <table:table-row>
          <table:table-cell table:style-name="Table26.A2" table:number-columns-spanned="2" office:value-type="string">
            <text:p text:style-name="P89">Default Position</text:p>
          </table:table-cell>
          <table:covered-table-cell/>
          <table:table-cell table:style-name="Table26.C2" office:value-type="string">
            <text:p text:style-name="P104">N/A</text:p>
          </table:table-cell>
        </table:table-row>
        <table:table-row>
          <table:table-cell table:style-name="Table26.A2" table:number-columns-spanned="2" office:value-type="string">
            <text:p text:style-name="P89">Default Style</text:p>
          </table:table-cell>
          <table:covered-table-cell/>
          <table:table-cell table:style-name="Table26.C2" office:value-type="string">
            <text:p text:style-name="P104">Icon</text:p>
          </table:table-cell>
        </table:table-row>
        <table:table-row>
          <table:table-cell table:style-name="Table26.A2" table:number-columns-spanned="2" office:value-type="string">
            <text:p text:style-name="P89">Name in OpenOffice 1.1</text:p>
          </table:table-cell>
          <table:covered-table-cell/>
          <table:table-cell table:style-name="Table26.C2" office:value-type="string">
            <text:p text:style-name="P66">N/A</text:p>
          </table:table-cell>
        </table:table-row>
        <table:table-row>
          <table:table-cell table:style-name="Table26.A2" table:number-columns-spanned="2" office:value-type="string">
            <text:p text:style-name="P89">Name in Microsoft Office 2003</text:p>
          </table:table-cell>
          <table:covered-table-cell/>
          <table:table-cell table:style-name="Table26.C2" office:value-type="string">
            <text:p text:style-name="P66">3D-Settings</text:p>
          </table:table-cell>
        </table:table-row>
        <table:table-row>
          <table:table-cell table:style-name="Table26.A2" table:number-columns-spanned="2" office:value-type="string">
            <text:p text:style-name="P89">Notes:</text:p>
          </table:table-cell>
          <table:covered-table-cell/>
          <table:table-cell table:style-name="Table26.C2" office:value-type="string">
            <text:p text:style-name="P123">THIS TOOLBAR SHALL APPEAR IF “Extrusion On/Off” BUTTON HAS BEEN CLICKED IN “Drawing” TOOLBAR!!!</text:p>
          </table:table-cell>
        </table:table-row>
        <table:table-row>
          <table:table-cell table:style-name="Table26.A2" table:number-columns-spanned="2" office:value-type="string">
            <text:p text:style-name="P89">Toolbar Content</text:p>
          </table:table-cell>
          <table:covered-table-cell/>
          <table:table-cell table:style-name="Table26.C2" office:value-type="string">
            <text:p text:style-name="P9">Extrusion On/Off</text:p>
            <text:p text:style-name="P32">----------------</text:p>
            <text:p text:style-name="P32">Tilt Down</text:p>
            <text:p text:style-name="P32">Tilt Up</text:p>
            <text:p text:style-name="P32">Tilt Left</text:p>
            <text:p text:style-name="P32">Tilt Right</text:p>
            <text:p text:style-name="P32">----------------</text:p>
            <text:p text:style-name="P37">Depth <text:span text:style-name="T29"><text:s/>-&gt;</text:span><text:span text:style-name="T32">Style: DropDownOnly</text:span></text:p>
            <text:p text:style-name="P37">Direction <text:span text:style-name="T29"><text:s/>-&gt;</text:span><text:span text:style-name="T32">Style: DropDownOnly</text:span></text:p>
            <text:p text:style-name="P37">Lightning <text:span text:style-name="T29"><text:s/>-&gt;</text:span><text:span text:style-name="T32">Style: DropDownOnly</text:span></text:p>
            <text:p text:style-name="P37">Surface <text:span text:style-name="T29"><text:s/>-&gt;</text:span><text:span text:style-name="T32">Style: DropDownOnly</text:span></text:p>
            <text:p text:style-name="P37">3D Color <text:span text:style-name="T29"><text:s/>-&gt;</text:span><text:span text:style-name="T32">Style: DropDownOnly</text:span></text:p>
          </table:table-cell>
        </table:table-row>
      </table:table>
      <text:h text:style-name="P47" text:outline-level="3">Frame (Writer)</text:h>
      <table:table table:name="Table27" table:style-name="Table27">
        <table:table-column table:style-name="Table27.A"/>
        <table:table-column table:style-name="Table27.B"/>
        <table:table-column table:style-name="Table27.C"/>
        <table:table-row>
          <table:table-cell table:style-name="Table27.A1" office:value-type="string">
            <text:p text:style-name="WW-Table_20_Heading">Toolbar Name:</text:p>
          </table:table-cell>
          <table:table-cell table:style-name="Table27.A1" office:value-type="string">
            <text:p text:style-name="WW-Table_20_Heading">EN:</text:p>
          </table:table-cell>
          <table:table-cell table:style-name="Table27.C1" office:value-type="string">
            <text:p text:style-name="P65">Frame</text:p>
          </table:table-cell>
        </table:table-row>
        <table:table-row>
          <table:table-cell table:style-name="Table27.A2" office:value-type="string">
            <text:p text:style-name="WW-Table_20_Contents"/>
          </table:table-cell>
          <table:table-cell table:style-name="Table27.A2" office:value-type="string">
            <text:p text:style-name="P89">GER:</text:p>
          </table:table-cell>
          <table:table-cell table:style-name="Table27.C2" office:value-type="string">
            <text:p text:style-name="P100">Rahmen</text:p>
          </table:table-cell>
        </table:table-row>
        <table:table-row>
          <table:table-cell table:style-name="Table27.A2" table:number-columns-spanned="2" office:value-type="string">
            <text:p text:style-name="P89">Toolbar File Name:</text:p>
          </table:table-cell>
          <table:covered-table-cell/>
          <table:table-cell table:style-name="Table27.C2" office:value-type="string">
            <text:p text:style-name="P100">frameobjectbar.xml</text:p>
          </table:table-cell>
        </table:table-row>
        <table:table-row>
          <table:table-cell table:style-name="Table27.A2" table:number-columns-spanned="2" office:value-type="string">
            <text:p text:style-name="P89">Appears in:</text:p>
          </table:table-cell>
          <table:covered-table-cell/>
          <table:table-cell table:style-name="Table27.C2" office:value-type="string">
            <text:p text:style-name="P99">Writer</text:p>
          </table:table-cell>
        </table:table-row>
        <table:table-row>
          <table:table-cell table:style-name="Table27.A2" table:number-columns-spanned="2" office:value-type="string">
            <text:p text:style-name="P89">Shall always be visible</text:p>
          </table:table-cell>
          <table:covered-table-cell/>
          <table:table-cell table:style-name="Table27.C2" office:value-type="string">
            <text:p text:style-name="P99">No</text:p>
          </table:table-cell>
        </table:table-row>
        <table:table-row>
          <table:table-cell table:style-name="Table27.A2" table:number-columns-spanned="2" office:value-type="string">
            <text:p text:style-name="P89">List in View/Toolbars:</text:p>
          </table:table-cell>
          <table:covered-table-cell/>
          <table:table-cell table:style-name="Table27.C2" office:value-type="string">
            <text:p text:style-name="P99">Yes</text:p>
          </table:table-cell>
        </table:table-row>
        <table:table-row>
          <table:table-cell table:style-name="Table27.A2" table:number-columns-spanned="2" office:value-type="string">
            <text:p text:style-name="P89">Visible after first start</text:p>
          </table:table-cell>
          <table:covered-table-cell/>
          <table:table-cell table:style-name="Table27.C2" office:value-type="string">
            <text:p text:style-name="P99">No</text:p>
          </table:table-cell>
        </table:table-row>
        <table:table-row>
          <table:table-cell table:style-name="Table27.A2" table:number-columns-spanned="2" office:value-type="string">
            <text:p text:style-name="P89">Sub-Toolbar of:</text:p>
          </table:table-cell>
          <table:covered-table-cell/>
          <table:table-cell table:style-name="Table27.C2" office:value-type="string">
            <text:p text:style-name="P99">N/A</text:p>
          </table:table-cell>
        </table:table-row>
        <table:table-row>
          <table:table-cell table:style-name="Table27.A2" table:number-columns-spanned="2" office:value-type="string">
            <text:p text:style-name="P89">Display Tb if context is given</text:p>
          </table:table-cell>
          <table:covered-table-cell/>
          <table:table-cell table:style-name="Table27.C2" office:value-type="string">
            <text:p text:style-name="P99">Yes</text:p>
          </table:table-cell>
        </table:table-row>
        <table:table-row>
          <table:table-cell table:style-name="Table27.A2" table:number-columns-spanned="2" office:value-type="string">
            <text:p text:style-name="P89">Close Operation</text:p>
          </table:table-cell>
          <table:covered-table-cell/>
          <table:table-cell table:style-name="Table27.C2" office:value-type="string">
            <text:p text:style-name="P99">Temporarily</text:p>
          </table:table-cell>
        </table:table-row>
        <table:table-row>
          <table:table-cell table:style-name="Table27.A2" table:number-columns-spanned="2" office:value-type="string">
            <text:p text:style-name="P89">Default Docking State</text:p>
          </table:table-cell>
          <table:covered-table-cell/>
          <table:table-cell table:style-name="Table27.C2" office:value-type="string">
            <text:p text:style-name="P104">Docked</text:p>
          </table:table-cell>
        </table:table-row>
        <table:table-row>
          <table:table-cell table:style-name="Table27.A2" table:number-columns-spanned="2" office:value-type="string">
            <text:p text:style-name="P89">Default Position</text:p>
          </table:table-cell>
          <table:covered-table-cell/>
          <table:table-cell table:style-name="Table27.C2" office:value-type="string">
            <text:p text:style-name="P104">Top, under Standard</text:p>
          </table:table-cell>
        </table:table-row>
        <table:table-row>
          <table:table-cell table:style-name="Table27.A2" table:number-columns-spanned="2" office:value-type="string">
            <text:p text:style-name="P89">Default Style</text:p>
          </table:table-cell>
          <table:covered-table-cell/>
          <table:table-cell table:style-name="Table27.C2" office:value-type="string">
            <text:p text:style-name="P104">Icon</text:p>
          </table:table-cell>
        </table:table-row>
        <table:table-row>
          <table:table-cell table:style-name="Table27.A2" table:number-columns-spanned="2" office:value-type="string">
            <text:p text:style-name="P89">Name in OpenOffice 1.1</text:p>
          </table:table-cell>
          <table:covered-table-cell/>
          <table:table-cell table:style-name="Table27.C2" office:value-type="string">
            <text:p text:style-name="P66">Frame Object Bar</text:p>
          </table:table-cell>
        </table:table-row>
        <table:table-row>
          <table:table-cell table:style-name="Table27.A2" table:number-columns-spanned="2" office:value-type="string">
            <text:p text:style-name="P89">Name in Microsoft Office 2003</text:p>
          </table:table-cell>
          <table:covered-table-cell/>
          <table:table-cell table:style-name="Table27.C2" office:value-type="string">
            <text:p text:style-name="P66">N/A</text:p>
          </table:table-cell>
        </table:table-row>
        <table:table-row>
          <table:table-cell table:style-name="Table27.A2" table:number-columns-spanned="2" office:value-type="string">
            <text:p text:style-name="P89">Notes:</text:p>
          </table:table-cell>
          <table:covered-table-cell/>
          <table:table-cell table:style-name="Table27.C2" office:value-type="string">
            <text:p text:style-name="P66"/>
          </table:table-cell>
        </table:table-row>
        <table:table-row>
          <table:table-cell table:style-name="Table27.A2" table:number-columns-spanned="2" office:value-type="string">
            <text:p text:style-name="P89">Toolbar Content</text:p>
          </table:table-cell>
          <table:covered-table-cell/>
          <table:table-cell table:style-name="Table27.C2" office:value-type="string">
            <text:p text:style-name="P16">Apply Style<text:line-break/>---------------<text:line-break/>Wrap Off</text:p>
            <text:p text:style-name="P16">Page Wrap<text:line-break/>Optimal Page Wrap [hidden by default]<text:line-break/>Wrap Left [hidden by default]<text:line-break/>Wrap Right [hidden by default]<text:line-break/>Wrap Through<text:line-break/>----------------</text:p>
            <text:p text:style-name="P16">Align Left<text:line-break/>Center<text:line-break/>Align Right</text:p>
            <text:p text:style-name="P16">----------------</text:p>
            <text:p text:style-name="P16">Align Top<text:line-break/>Align Vertical Center<text:line-break/>Align Bottom<text:line-break/>----------------<text:line-break/>Borders<text:line-break/>Line Style<text:line-break/>Line Color<text:line-break/>Background Color<text:line-break/>-----------------<text:line-break/>Frame...<text:line-break/>----------------<text:line-break/>Bring to Front<text:line-break/>Send to Back<text:line-break/>Change Anchor</text:p>
            <text:p text:style-name="P16">----------------</text:p>
            <text:p text:style-name="P16">Link Frames<text:line-break/>Unlink Frames</text:p>
          </table:table-cell>
        </table:table-row>
      </table:table>
      <text:h text:style-name="P47" text:outline-level="3">Insert (Writer)</text:h>
      <table:table table:name="Table28" table:style-name="Table28">
        <table:table-column table:style-name="Table28.A"/>
        <table:table-column table:style-name="Table28.B"/>
        <table:table-column table:style-name="Table28.C"/>
        <table:table-row>
          <table:table-cell table:style-name="Table28.A1" office:value-type="string">
            <text:p text:style-name="WW-Table_20_Heading">Toolbar Name:</text:p>
          </table:table-cell>
          <table:table-cell table:style-name="Table28.A1" office:value-type="string">
            <text:p text:style-name="WW-Table_20_Heading">EN:</text:p>
          </table:table-cell>
          <table:table-cell table:style-name="Table28.C1" office:value-type="string">
            <text:p text:style-name="P65">Insert</text:p>
          </table:table-cell>
        </table:table-row>
        <table:table-row>
          <table:table-cell table:style-name="Table28.A2" office:value-type="string">
            <text:p text:style-name="WW-Table_20_Contents"/>
          </table:table-cell>
          <table:table-cell table:style-name="Table28.A2" office:value-type="string">
            <text:p text:style-name="P89">GER:</text:p>
          </table:table-cell>
          <table:table-cell table:style-name="Table28.C2" office:value-type="string">
            <text:p text:style-name="P100">Einfügen</text:p>
          </table:table-cell>
        </table:table-row>
        <table:table-row>
          <table:table-cell table:style-name="Table28.A2" table:number-columns-spanned="2" office:value-type="string">
            <text:p text:style-name="P89">Toolbar File Name:</text:p>
          </table:table-cell>
          <table:covered-table-cell/>
          <table:table-cell table:style-name="Table28.C2" office:value-type="string">
            <text:p text:style-name="P100">insertbar.xml</text:p>
          </table:table-cell>
        </table:table-row>
        <table:table-row>
          <table:table-cell table:style-name="Table28.A2" table:number-columns-spanned="2" office:value-type="string">
            <text:p text:style-name="P89">Appears in:</text:p>
          </table:table-cell>
          <table:covered-table-cell/>
          <table:table-cell table:style-name="Table28.C2" office:value-type="string">
            <text:p text:style-name="P99">Writer</text:p>
          </table:table-cell>
        </table:table-row>
        <table:table-row>
          <table:table-cell table:style-name="Table28.A2" table:number-columns-spanned="2" office:value-type="string">
            <text:p text:style-name="P89">Shall always be visible</text:p>
          </table:table-cell>
          <table:covered-table-cell/>
          <table:table-cell table:style-name="Table28.C2" office:value-type="string">
            <text:p text:style-name="P99">No</text:p>
          </table:table-cell>
        </table:table-row>
        <table:table-row>
          <table:table-cell table:style-name="Table28.A2" table:number-columns-spanned="2" office:value-type="string">
            <text:p text:style-name="P89">List in View/Toolbars:</text:p>
          </table:table-cell>
          <table:covered-table-cell/>
          <table:table-cell table:style-name="Table28.C2" office:value-type="string">
            <text:p text:style-name="P99">Yes</text:p>
          </table:table-cell>
        </table:table-row>
        <table:table-row>
          <table:table-cell table:style-name="Table28.A2" table:number-columns-spanned="2" office:value-type="string">
            <text:p text:style-name="P89">Visible after first start</text:p>
          </table:table-cell>
          <table:covered-table-cell/>
          <table:table-cell table:style-name="Table28.C2" office:value-type="string">
            <text:p text:style-name="P99">No</text:p>
          </table:table-cell>
        </table:table-row>
        <table:table-row>
          <table:table-cell table:style-name="Table28.A2" table:number-columns-spanned="2" office:value-type="string">
            <text:p text:style-name="P89">Sub-Toolbar of:</text:p>
          </table:table-cell>
          <table:covered-table-cell/>
          <table:table-cell table:style-name="Table28.C2" office:value-type="string">
            <text:p text:style-name="P99">N/A</text:p>
          </table:table-cell>
        </table:table-row>
        <table:table-row>
          <table:table-cell table:style-name="Table28.A2" table:number-columns-spanned="2" office:value-type="string">
            <text:p text:style-name="P89">Display Tb if context is given</text:p>
          </table:table-cell>
          <table:covered-table-cell/>
          <table:table-cell table:style-name="Table28.C2" office:value-type="string">
            <text:p text:style-name="P99">No</text:p>
          </table:table-cell>
        </table:table-row>
        <table:table-row>
          <table:table-cell table:style-name="Table28.A2" table:number-columns-spanned="2" office:value-type="string">
            <text:p text:style-name="P89">Close Operation</text:p>
          </table:table-cell>
          <table:covered-table-cell/>
          <table:table-cell table:style-name="Table28.C2" office:value-type="string">
            <text:p text:style-name="P99">Permanently</text:p>
          </table:table-cell>
        </table:table-row>
        <table:table-row>
          <table:table-cell table:style-name="Table28.A2" table:number-columns-spanned="2" office:value-type="string">
            <text:p text:style-name="P89">Default Docking State</text:p>
          </table:table-cell>
          <table:covered-table-cell/>
          <table:table-cell table:style-name="Table28.C2" office:value-type="string">
            <text:p text:style-name="P104">Floated</text:p>
          </table:table-cell>
        </table:table-row>
        <table:table-row>
          <table:table-cell table:style-name="Table28.A2" table:number-columns-spanned="2" office:value-type="string">
            <text:p text:style-name="P89">Default Position</text:p>
          </table:table-cell>
          <table:covered-table-cell/>
          <table:table-cell table:style-name="Table28.C2" office:value-type="string">
            <text:p text:style-name="P104">N/A</text:p>
          </table:table-cell>
        </table:table-row>
        <table:table-row>
          <table:table-cell table:style-name="Table28.A2" table:number-columns-spanned="2" office:value-type="string">
            <text:p text:style-name="P89">Default Style</text:p>
          </table:table-cell>
          <table:covered-table-cell/>
          <table:table-cell table:style-name="Table28.C2" office:value-type="string">
            <text:p text:style-name="P104">Icon</text:p>
          </table:table-cell>
        </table:table-row>
        <table:table-row>
          <table:table-cell table:style-name="Table28.A2" table:number-columns-spanned="2" office:value-type="string">
            <text:p text:style-name="P89">Name in OpenOffice 1.1</text:p>
          </table:table-cell>
          <table:covered-table-cell/>
          <table:table-cell table:style-name="Table28.C2" office:value-type="string">
            <text:p text:style-name="P66">Insert</text:p>
          </table:table-cell>
        </table:table-row>
        <table:table-row>
          <table:table-cell table:style-name="Table28.A2" table:number-columns-spanned="2" office:value-type="string">
            <text:p text:style-name="P89">Name in Microsoft Office 2003</text:p>
          </table:table-cell>
          <table:covered-table-cell/>
          <table:table-cell table:style-name="Table28.C2" office:value-type="string">
            <text:p text:style-name="P66">N/A</text:p>
          </table:table-cell>
        </table:table-row>
        <table:table-row>
          <table:table-cell table:style-name="Table28.A2" table:number-columns-spanned="2" office:value-type="string">
            <text:p text:style-name="P89">Notes:</text:p>
          </table:table-cell>
          <table:covered-table-cell/>
          <table:table-cell table:style-name="Table28.C2" office:value-type="string">
            <text:p text:style-name="P66">, ok xcu</text:p>
          </table:table-cell>
        </table:table-row>
        <table:table-row>
          <table:table-cell table:style-name="Table28.A2" table:number-columns-spanned="2" office:value-type="string">
            <text:p text:style-name="P89">Toolbar Content</text:p>
          </table:table-cell>
          <table:covered-table-cell/>
          <table:table-cell table:style-name="Table28.C2" office:value-type="string">
            <text:p text:style-name="P12">Table</text:p>
            <text:p text:style-name="P32">Section</text:p>
            <text:p text:style-name="P32">Insert Frame Manually</text:p>
            <text:p text:style-name="P32">Floating Frame [hidden by default]</text:p>
            <text:p text:style-name="P32">---------------</text:p>
            <text:p text:style-name="P32"><text:bookmark text:name="eselsohr"/>Insert Footnote Directly</text:p>
            <text:p text:style-name="P32">Insert Endnote Directly</text:p>
            <text:p text:style-name="P32">Note</text:p>
            <text:p text:style-name="P32">Bookmark</text:p>
            <text:p text:style-name="P32">Cross Reference [hidden by default]</text:p>
            <text:p text:style-name="P32">---------------</text:p>
            <text:p text:style-name="P32">File [hidden by default]</text:p>
            <text:p text:style-name="P32">AutoText</text:p>
            <text:p text:style-name="P32">Special Character</text:p>
            <text:p text:style-name="P32">Insert Fields</text:p>
            <text:p text:style-name="P32">Controls [hidden by default]</text:p>
            <text:p text:style-name="P32">---------------</text:p>
            <text:p text:style-name="P32">From File</text:p>
            <text:p text:style-name="P32">Movie and Sound</text:p>
            <text:p text:style-name="P32">Formula</text:p>
            <text:p text:style-name="P32">Chart</text:p>
            <text:p text:style-name="P12">OLE Object [hidden by default]</text:p>
            <text:p text:style-name="P12">Plug-in [hidden by default]</text:p>
            <text:p text:style-name="P12">Applet [hidden by default]</text:p>
            <text:p text:style-name="P32">---------------</text:p>
            <text:p text:style-name="P32">Indexes and Table</text:p>
            <text:p text:style-name="P32">Entry</text:p>
          </table:table-cell>
        </table:table-row>
      </table:table>
      <text:p text:style-name="Text_20_body"/>
      <text:h text:style-name="P47" text:outline-level="3">Insert Object (Writer)</text:h>
      <text:p text:style-name="P49">Comment MMP 4-Jan-2007: toolbar no longer needed</text:p>
      <table:table table:name="Table29" table:style-name="Table29">
        <table:table-column table:style-name="Table29.A"/>
        <table:table-column table:style-name="Table29.B"/>
        <table:table-column table:style-name="Table29.C"/>
        <table:table-row>
          <table:table-cell table:style-name="Table29.A1" office:value-type="string">
            <text:p text:style-name="P73">Toolbar Name:</text:p>
          </table:table-cell>
          <table:table-cell table:style-name="Table29.A1" office:value-type="string">
            <text:p text:style-name="P73">EN:</text:p>
          </table:table-cell>
          <table:table-cell table:style-name="Table29.C1" office:value-type="string">
            <text:p text:style-name="P74">Insert Object</text:p>
          </table:table-cell>
        </table:table-row>
        <table:table-row>
          <table:table-cell table:style-name="Table29.A2" office:value-type="string">
            <text:p text:style-name="P110"/>
          </table:table-cell>
          <table:table-cell table:style-name="Table29.A2" office:value-type="string">
            <text:p text:style-name="P111">GER:</text:p>
          </table:table-cell>
          <table:table-cell table:style-name="Table29.C2" office:value-type="string">
            <text:p text:style-name="P113">Objekt einfügen</text:p>
          </table:table-cell>
        </table:table-row>
        <table:table-row>
          <table:table-cell table:style-name="Table29.A2" table:number-columns-spanned="2" office:value-type="string">
            <text:p text:style-name="P111">Toolbar File Name:</text:p>
          </table:table-cell>
          <table:covered-table-cell/>
          <table:table-cell table:style-name="Table29.C2" office:value-type="string">
            <text:p text:style-name="P113">insertobjectbar.xml</text:p>
          </table:table-cell>
        </table:table-row>
        <table:table-row>
          <table:table-cell table:style-name="Table29.A2" table:number-columns-spanned="2" office:value-type="string">
            <text:p text:style-name="P111">Appears in:</text:p>
          </table:table-cell>
          <table:covered-table-cell/>
          <table:table-cell table:style-name="Table29.C2" office:value-type="string">
            <text:p text:style-name="P112">Writer</text:p>
          </table:table-cell>
        </table:table-row>
        <table:table-row>
          <table:table-cell table:style-name="Table29.A2" table:number-columns-spanned="2" office:value-type="string">
            <text:p text:style-name="P111">Shall always be visible</text:p>
          </table:table-cell>
          <table:covered-table-cell/>
          <table:table-cell table:style-name="Table29.C2" office:value-type="string">
            <text:p text:style-name="P112">No</text:p>
          </table:table-cell>
        </table:table-row>
        <table:table-row>
          <table:table-cell table:style-name="Table29.A2" table:number-columns-spanned="2" office:value-type="string">
            <text:p text:style-name="P111">List in View/Toolbars:</text:p>
          </table:table-cell>
          <table:covered-table-cell/>
          <table:table-cell table:style-name="Table29.C2" office:value-type="string">
            <text:p text:style-name="P112">no</text:p>
          </table:table-cell>
        </table:table-row>
        <table:table-row>
          <table:table-cell table:style-name="Table29.A2" table:number-columns-spanned="2" office:value-type="string">
            <text:p text:style-name="P111">Visible after first start</text:p>
          </table:table-cell>
          <table:covered-table-cell/>
          <table:table-cell table:style-name="Table29.C2" office:value-type="string">
            <text:p text:style-name="P112">No</text:p>
          </table:table-cell>
        </table:table-row>
        <table:table-row>
          <table:table-cell table:style-name="Table29.A2" table:number-columns-spanned="2" office:value-type="string">
            <text:p text:style-name="P111">Sub-Toolbar of:</text:p>
          </table:table-cell>
          <table:covered-table-cell/>
          <table:table-cell table:style-name="Table29.C2" office:value-type="string">
            <text:p text:style-name="P112">Insert</text:p>
          </table:table-cell>
        </table:table-row>
        <table:table-row>
          <table:table-cell table:style-name="Table29.A2" table:number-columns-spanned="2" office:value-type="string">
            <text:p text:style-name="P111">Display Tb if context is given</text:p>
          </table:table-cell>
          <table:covered-table-cell/>
          <table:table-cell table:style-name="Table29.C2" office:value-type="string">
            <text:p text:style-name="P112">No</text:p>
          </table:table-cell>
        </table:table-row>
        <table:table-row>
          <table:table-cell table:style-name="Table29.A2" table:number-columns-spanned="2" office:value-type="string">
            <text:p text:style-name="P111">Close Operation</text:p>
          </table:table-cell>
          <table:covered-table-cell/>
          <table:table-cell table:style-name="Table29.C2" office:value-type="string">
            <text:p text:style-name="P112">Permanently</text:p>
          </table:table-cell>
        </table:table-row>
        <table:table-row>
          <table:table-cell table:style-name="Table29.A2" table:number-columns-spanned="2" office:value-type="string">
            <text:p text:style-name="P111">Default Docking State</text:p>
          </table:table-cell>
          <table:covered-table-cell/>
          <table:table-cell table:style-name="Table29.C2" office:value-type="string">
            <text:p text:style-name="P114">Floated</text:p>
          </table:table-cell>
        </table:table-row>
        <table:table-row>
          <table:table-cell table:style-name="Table29.A2" table:number-columns-spanned="2" office:value-type="string">
            <text:p text:style-name="P111">Default Position</text:p>
          </table:table-cell>
          <table:covered-table-cell/>
          <table:table-cell table:style-name="Table29.C2" office:value-type="string">
            <text:p text:style-name="P114">N/A</text:p>
          </table:table-cell>
        </table:table-row>
        <table:table-row>
          <table:table-cell table:style-name="Table29.A2" table:number-columns-spanned="2" office:value-type="string">
            <text:p text:style-name="P111">Default Style</text:p>
          </table:table-cell>
          <table:covered-table-cell/>
          <table:table-cell table:style-name="Table29.C2" office:value-type="string">
            <text:p text:style-name="P114">Icon</text:p>
          </table:table-cell>
        </table:table-row>
        <table:table-row>
          <table:table-cell table:style-name="Table29.A2" table:number-columns-spanned="2" office:value-type="string">
            <text:p text:style-name="P111">Name in OpenOffice 1.1</text:p>
          </table:table-cell>
          <table:covered-table-cell/>
          <table:table-cell table:style-name="Table29.C2" office:value-type="string">
            <text:p text:style-name="P75">Insert Object</text:p>
          </table:table-cell>
        </table:table-row>
        <table:table-row>
          <table:table-cell table:style-name="Table29.A2" table:number-columns-spanned="2" office:value-type="string">
            <text:p text:style-name="P111">Name in Microsoft Office 2003</text:p>
          </table:table-cell>
          <table:covered-table-cell/>
          <table:table-cell table:style-name="Table29.C2" office:value-type="string">
            <text:p text:style-name="P75">N/A</text:p>
          </table:table-cell>
        </table:table-row>
        <table:table-row>
          <table:table-cell table:style-name="Table29.A2" table:number-columns-spanned="2" office:value-type="string">
            <text:p text:style-name="P111">Notes:</text:p>
          </table:table-cell>
          <table:covered-table-cell/>
          <table:table-cell table:style-name="Table29.C2" office:value-type="string">
            <text:p text:style-name="P75"/>
          </table:table-cell>
        </table:table-row>
        <table:table-row>
          <table:table-cell table:style-name="Table29.A2" table:number-columns-spanned="2" office:value-type="string">
            <text:p text:style-name="P111">Toolbar Content</text:p>
          </table:table-cell>
          <table:covered-table-cell/>
          <table:table-cell table:style-name="Table29.C2" office:value-type="string">
            <text:p text:style-name="P1">Floating Frame</text:p>
            <text:p text:style-name="P1"><text:change text:change-id="ct121907368"/><text:change-start text:change-id="ct121903920"/>OLE<text:change-end text:change-id="ct121903920"/> Object</text:p>
            <text:p text:style-name="P1">Plug-in</text:p>
            <text:p text:style-name="P1">Applet</text:p>
            <text:p text:style-name="P1">Chart</text:p>
          </table:table-cell>
        </table:table-row>
      </table:table>
      <text:p text:style-name="Text_20_body"/>
      <text:h text:style-name="P47" text:outline-level="3">Media Playback (Writer)</text:h>
      <table:table table:name="Table30" table:style-name="Table30">
        <table:table-column table:style-name="Table30.A"/>
        <table:table-column table:style-name="Table30.B"/>
        <table:table-column table:style-name="Table30.C"/>
        <table:table-row>
          <table:table-cell table:style-name="Table30.A1" office:value-type="string">
            <text:p text:style-name="WW-Table_20_Heading">Toolbar Name:</text:p>
          </table:table-cell>
          <table:table-cell table:style-name="Table30.A1" office:value-type="string">
            <text:p text:style-name="WW-Table_20_Heading">EN:</text:p>
          </table:table-cell>
          <table:table-cell table:style-name="Table30.C1" office:value-type="string">
            <text:p text:style-name="P65">Media Playback</text:p>
          </table:table-cell>
        </table:table-row>
        <table:table-row>
          <table:table-cell table:style-name="Table30.A2" office:value-type="string">
            <text:p text:style-name="WW-Table_20_Contents"/>
          </table:table-cell>
          <table:table-cell table:style-name="Table30.A2" office:value-type="string">
            <text:p text:style-name="P89">GER:</text:p>
          </table:table-cell>
          <table:table-cell table:style-name="Table30.C2" office:value-type="string">
            <text:p text:style-name="P100">Medienwiedergabe</text:p>
          </table:table-cell>
        </table:table-row>
        <table:table-row>
          <table:table-cell table:style-name="Table30.A2" table:number-columns-spanned="2" office:value-type="string">
            <text:p text:style-name="P89">Toolbar File Name:</text:p>
          </table:table-cell>
          <table:covered-table-cell/>
          <table:table-cell table:style-name="Table30.C2" office:value-type="string">
            <text:p text:style-name="P100">mediaobjectbar.xml</text:p>
          </table:table-cell>
        </table:table-row>
        <table:table-row>
          <table:table-cell table:style-name="Table30.A2" table:number-columns-spanned="2" office:value-type="string">
            <text:p text:style-name="P89">Appears in:</text:p>
          </table:table-cell>
          <table:covered-table-cell/>
          <table:table-cell table:style-name="Table30.C2" office:value-type="string">
            <text:p text:style-name="P99">Writer</text:p>
          </table:table-cell>
        </table:table-row>
        <table:table-row>
          <table:table-cell table:style-name="Table30.A2" table:number-columns-spanned="2" office:value-type="string">
            <text:p text:style-name="P89">Shall always be visible</text:p>
          </table:table-cell>
          <table:covered-table-cell/>
          <table:table-cell table:style-name="Table30.C2" office:value-type="string">
            <text:p text:style-name="P99">No</text:p>
          </table:table-cell>
        </table:table-row>
        <table:table-row>
          <table:table-cell table:style-name="Table30.A2" table:number-columns-spanned="2" office:value-type="string">
            <text:p text:style-name="P89">List in View/Toolbars:</text:p>
          </table:table-cell>
          <table:covered-table-cell/>
          <table:table-cell table:style-name="Table30.C2" office:value-type="string">
            <text:p text:style-name="P99">Yes</text:p>
          </table:table-cell>
        </table:table-row>
        <table:table-row>
          <table:table-cell table:style-name="Table30.A2" table:number-columns-spanned="2" office:value-type="string">
            <text:p text:style-name="P89">Visible after first start</text:p>
          </table:table-cell>
          <table:covered-table-cell/>
          <table:table-cell table:style-name="Table30.C2" office:value-type="string">
            <text:p text:style-name="P99">No</text:p>
          </table:table-cell>
        </table:table-row>
        <table:table-row>
          <table:table-cell table:style-name="Table30.A2" table:number-columns-spanned="2" office:value-type="string">
            <text:p text:style-name="P89">Sub-Toolbar of:</text:p>
          </table:table-cell>
          <table:covered-table-cell/>
          <table:table-cell table:style-name="Table30.C2" office:value-type="string">
            <text:p text:style-name="P99">N/A</text:p>
          </table:table-cell>
        </table:table-row>
        <table:table-row>
          <table:table-cell table:style-name="Table30.A2" table:number-columns-spanned="2" office:value-type="string">
            <text:p text:style-name="P89">Display Tb if context is given</text:p>
          </table:table-cell>
          <table:covered-table-cell/>
          <table:table-cell table:style-name="Table30.C2" office:value-type="string">
            <text:p text:style-name="P99">Yes</text:p>
          </table:table-cell>
        </table:table-row>
        <table:table-row>
          <table:table-cell table:style-name="Table30.A2" table:number-columns-spanned="2" office:value-type="string">
            <text:p text:style-name="P89">Close Operation</text:p>
          </table:table-cell>
          <table:covered-table-cell/>
          <table:table-cell table:style-name="Table30.C2" office:value-type="string">
            <text:p text:style-name="P99">Temporarily</text:p>
          </table:table-cell>
        </table:table-row>
        <table:table-row>
          <table:table-cell table:style-name="Table30.A2" table:number-columns-spanned="2" office:value-type="string">
            <text:p text:style-name="P89">Default Docking State</text:p>
          </table:table-cell>
          <table:covered-table-cell/>
          <table:table-cell table:style-name="Table30.C2" office:value-type="string">
            <text:p text:style-name="P104">Docked</text:p>
          </table:table-cell>
        </table:table-row>
        <table:table-row>
          <table:table-cell table:style-name="Table30.A2" table:number-columns-spanned="2" office:value-type="string">
            <text:p text:style-name="P89">Default Position</text:p>
          </table:table-cell>
          <table:covered-table-cell/>
          <table:table-cell table:style-name="Table30.C2" office:value-type="string">
            <text:p text:style-name="P104">Bottom</text:p>
          </table:table-cell>
        </table:table-row>
        <table:table-row>
          <table:table-cell table:style-name="Table30.A2" table:number-columns-spanned="2" office:value-type="string">
            <text:p text:style-name="P89">Default Style</text:p>
          </table:table-cell>
          <table:covered-table-cell/>
          <table:table-cell table:style-name="Table30.C2" office:value-type="string">
            <text:p text:style-name="P104">Icon</text:p>
          </table:table-cell>
        </table:table-row>
        <table:table-row>
          <table:table-cell table:style-name="Table30.A2" table:number-columns-spanned="2" office:value-type="string">
            <text:p text:style-name="P89">Name in OpenOffice 1.1</text:p>
          </table:table-cell>
          <table:covered-table-cell/>
          <table:table-cell table:style-name="Table30.C2" office:value-type="string">
            <text:p text:style-name="P66">N/A</text:p>
          </table:table-cell>
        </table:table-row>
        <table:table-row>
          <table:table-cell table:style-name="Table30.A2" table:number-columns-spanned="2" office:value-type="string">
            <text:p text:style-name="P89">Name in Microsoft Office 2003</text:p>
          </table:table-cell>
          <table:covered-table-cell/>
          <table:table-cell table:style-name="Table30.C2" office:value-type="string">
            <text:p text:style-name="P66">N/A</text:p>
          </table:table-cell>
        </table:table-row>
        <table:table-row>
          <table:table-cell table:style-name="Table30.A2" table:number-columns-spanned="2" office:value-type="string">
            <text:p text:style-name="P89">Notes:</text:p>
          </table:table-cell>
          <table:covered-table-cell/>
          <table:table-cell table:style-name="Table30.C2" office:value-type="string">
            <text:p text:style-name="P71">THIS TOOLBAR SHALL ***NOT*** APPEAR IN CUSTOMIZE TOOLBARS!!!!</text:p>
          </table:table-cell>
        </table:table-row>
        <table:table-row>
          <table:table-cell table:style-name="Table30.A2" table:number-columns-spanned="2" office:value-type="string">
            <text:p text:style-name="P89">Toolbar Content</text:p>
          </table:table-cell>
          <table:covered-table-cell/>
          <table:table-cell table:style-name="Table30.C2" office:value-type="string">
            <text:p text:style-name="P12">Insert Movie and Sound</text:p>
            <text:p text:style-name="P12">-----------</text:p>
            <text:p text:style-name="P12">Play</text:p>
            <text:p text:style-name="P12">Pause</text:p>
            <text:p text:style-name="P12">Stop</text:p>
            <text:p text:style-name="P12">-----------</text:p>
            <text:p text:style-name="P12">Repeat</text:p>
            <text:p text:style-name="P12">Mute</text:p>
            <text:p text:style-name="P12">Volume</text:p>
            <text:p text:style-name="P12">View</text:p>
          </table:table-cell>
        </table:table-row>
      </table:table>
      <text:h text:style-name="P47" text:outline-level="3">Full Screen (Writer); </text:h>
      <table:table table:name="Table31" table:style-name="Table31">
        <table:table-column table:style-name="Table31.A"/>
        <table:table-column table:style-name="Table31.B"/>
        <table:table-column table:style-name="Table31.C"/>
        <table:table-row>
          <table:table-cell table:style-name="Table31.A1" office:value-type="string">
            <text:p text:style-name="WW-Table_20_Heading">Toolbar Name:</text:p>
          </table:table-cell>
          <table:table-cell table:style-name="Table31.A1" office:value-type="string">
            <text:p text:style-name="WW-Table_20_Heading">EN:</text:p>
          </table:table-cell>
          <table:table-cell table:style-name="Table31.C1" office:value-type="string">
            <text:p text:style-name="P65">Full Screen</text:p>
          </table:table-cell>
        </table:table-row>
        <table:table-row>
          <table:table-cell table:style-name="Table31.A2" office:value-type="string">
            <text:p text:style-name="WW-Table_20_Contents"/>
          </table:table-cell>
          <table:table-cell table:style-name="Table31.A2" office:value-type="string">
            <text:p text:style-name="P89">GER:</text:p>
          </table:table-cell>
          <table:table-cell table:style-name="Table31.C2" office:value-type="string">
            <text:p text:style-name="P100">Ganzer Bildschirm</text:p>
          </table:table-cell>
        </table:table-row>
        <table:table-row>
          <table:table-cell table:style-name="Table31.A2" table:number-columns-spanned="2" office:value-type="string">
            <text:p text:style-name="P89">Toolbar File Name:</text:p>
          </table:table-cell>
          <table:covered-table-cell/>
          <table:table-cell table:style-name="Table31.C2" office:value-type="string">
            <text:p text:style-name="P100">fullscreenbar.xml</text:p>
          </table:table-cell>
        </table:table-row>
        <table:table-row>
          <table:table-cell table:style-name="Table31.A2" table:number-columns-spanned="2" office:value-type="string">
            <text:p text:style-name="P89">Appears in:</text:p>
          </table:table-cell>
          <table:covered-table-cell/>
          <table:table-cell table:style-name="Table31.C2" office:value-type="string">
            <text:p text:style-name="P99">Writer</text:p>
          </table:table-cell>
        </table:table-row>
        <table:table-row>
          <table:table-cell table:style-name="Table31.A2" table:number-columns-spanned="2" office:value-type="string">
            <text:p text:style-name="P89">Shall always be visible</text:p>
          </table:table-cell>
          <table:covered-table-cell/>
          <table:table-cell table:style-name="Table31.C2" office:value-type="string">
            <text:p text:style-name="P99">No</text:p>
          </table:table-cell>
        </table:table-row>
        <table:table-row>
          <table:table-cell table:style-name="Table31.A2" table:number-columns-spanned="2" office:value-type="string">
            <text:p text:style-name="P89">List in View/Toolbars:</text:p>
          </table:table-cell>
          <table:covered-table-cell/>
          <table:table-cell table:style-name="Table31.C2" office:value-type="string">
            <text:p text:style-name="P99">No</text:p>
          </table:table-cell>
        </table:table-row>
        <table:table-row>
          <table:table-cell table:style-name="Table31.A2" table:number-columns-spanned="2" office:value-type="string">
            <text:p text:style-name="P89">Visible after first start</text:p>
          </table:table-cell>
          <table:covered-table-cell/>
          <table:table-cell table:style-name="Table31.C2" office:value-type="string">
            <text:p text:style-name="P99">No</text:p>
          </table:table-cell>
        </table:table-row>
        <table:table-row>
          <table:table-cell table:style-name="Table31.A2" table:number-columns-spanned="2" office:value-type="string">
            <text:p text:style-name="P89">Sub-Toolbar of:</text:p>
          </table:table-cell>
          <table:covered-table-cell/>
          <table:table-cell table:style-name="Table31.C2" office:value-type="string">
            <text:p text:style-name="P99">N/A</text:p>
          </table:table-cell>
        </table:table-row>
        <table:table-row>
          <table:table-cell table:style-name="Table31.A2" table:number-columns-spanned="2" office:value-type="string">
            <text:p text:style-name="P89">Display Tb if context is given</text:p>
          </table:table-cell>
          <table:covered-table-cell/>
          <table:table-cell table:style-name="Table31.C2" office:value-type="string">
            <text:p text:style-name="P99">No</text:p>
          </table:table-cell>
        </table:table-row>
        <table:table-row>
          <table:table-cell table:style-name="Table31.A2" table:number-columns-spanned="2" office:value-type="string">
            <text:p text:style-name="P89">Close Operation</text:p>
          </table:table-cell>
          <table:covered-table-cell/>
          <table:table-cell table:style-name="Table31.C2" office:value-type="string">
            <text:p text:style-name="P99">N/A, has no closer</text:p>
          </table:table-cell>
        </table:table-row>
        <table:table-row>
          <table:table-cell table:style-name="Table31.A2" table:number-columns-spanned="2" office:value-type="string">
            <text:p text:style-name="P89">Default Docking State</text:p>
          </table:table-cell>
          <table:covered-table-cell/>
          <table:table-cell table:style-name="Table31.C2" office:value-type="string">
            <text:p text:style-name="P104">Floated</text:p>
          </table:table-cell>
        </table:table-row>
        <table:table-row>
          <table:table-cell table:style-name="Table31.A2" table:number-columns-spanned="2" office:value-type="string">
            <text:p text:style-name="P89">Default Position</text:p>
          </table:table-cell>
          <table:covered-table-cell/>
          <table:table-cell table:style-name="Table31.C2" office:value-type="string">
            <text:p text:style-name="P104">N/A</text:p>
          </table:table-cell>
        </table:table-row>
        <table:table-row>
          <table:table-cell table:style-name="Table31.A2" table:number-columns-spanned="2" office:value-type="string">
            <text:p text:style-name="P89">Default Style</text:p>
          </table:table-cell>
          <table:covered-table-cell/>
          <table:table-cell table:style-name="Table31.C2" office:value-type="string">
            <text:p text:style-name="P104">Icon+Text</text:p>
          </table:table-cell>
        </table:table-row>
        <table:table-row>
          <table:table-cell table:style-name="Table31.A2" table:number-columns-spanned="2" office:value-type="string">
            <text:p text:style-name="P89">Name in OpenOffice 1.1</text:p>
          </table:table-cell>
          <table:covered-table-cell/>
          <table:table-cell table:style-name="Table31.C2" office:value-type="string">
            <text:p text:style-name="P66">N/A</text:p>
          </table:table-cell>
        </table:table-row>
        <table:table-row>
          <table:table-cell table:style-name="Table31.A2" table:number-columns-spanned="2" office:value-type="string">
            <text:p text:style-name="P89">Name in Microsoft Office 2003</text:p>
          </table:table-cell>
          <table:covered-table-cell/>
          <table:table-cell table:style-name="Table31.C2" office:value-type="string">
            <text:p text:style-name="P66">Full Screen</text:p>
          </table:table-cell>
        </table:table-row>
        <table:table-row>
          <table:table-cell table:style-name="Table31.A2" table:number-columns-spanned="2" office:value-type="string">
            <text:p text:style-name="P89">Notes:</text:p>
          </table:table-cell>
          <table:covered-table-cell/>
          <table:table-cell table:style-name="Table31.C2" office:value-type="string">
            <text:p text:style-name="P66"/>
          </table:table-cell>
        </table:table-row>
        <table:table-row>
          <table:table-cell table:style-name="Table31.A2" table:number-columns-spanned="2" office:value-type="string">
            <text:p text:style-name="P89">Toolbar Content</text:p>
          </table:table-cell>
          <table:covered-table-cell/>
          <table:table-cell table:style-name="Table31.C2" office:value-type="string">
            <text:p text:style-name="P12">Full Screen On/Off</text:p>
          </table:table-cell>
        </table:table-row>
      </table:table>
      <text:h text:style-name="P47" text:outline-level="3">Form Navigation (Writer)</text:h>
      <table:table table:name="Table32" table:style-name="Table32">
        <table:table-column table:style-name="Table32.A"/>
        <table:table-column table:style-name="Table32.B"/>
        <table:table-column table:style-name="Table32.C"/>
        <table:table-row>
          <table:table-cell table:style-name="Table32.A1" office:value-type="string">
            <text:p text:style-name="WW-Table_20_Heading">Toolbar Name:</text:p>
          </table:table-cell>
          <table:table-cell table:style-name="Table32.A1" office:value-type="string">
            <text:p text:style-name="WW-Table_20_Heading">EN:</text:p>
          </table:table-cell>
          <table:table-cell table:style-name="Table32.C1" office:value-type="string">
            <text:p text:style-name="P65">Form Navigation</text:p>
          </table:table-cell>
        </table:table-row>
        <table:table-row>
          <table:table-cell table:style-name="Table32.A2" office:value-type="string">
            <text:p text:style-name="WW-Table_20_Contents"/>
          </table:table-cell>
          <table:table-cell table:style-name="Table32.A2" office:value-type="string">
            <text:p text:style-name="P89">GER:</text:p>
          </table:table-cell>
          <table:table-cell table:style-name="Table32.C2" office:value-type="string">
            <text:p text:style-name="P100">Formular-Navigation</text:p>
          </table:table-cell>
        </table:table-row>
        <table:table-row>
          <table:table-cell table:style-name="Table32.A2" table:number-columns-spanned="2" office:value-type="string">
            <text:p text:style-name="P89">Toolbar File Name:</text:p>
          </table:table-cell>
          <table:covered-table-cell/>
          <table:table-cell table:style-name="Table32.C2" office:value-type="string">
            <text:p text:style-name="P100">formnavigationbar.xml</text:p>
          </table:table-cell>
        </table:table-row>
        <table:table-row>
          <table:table-cell table:style-name="Table32.A2" table:number-columns-spanned="2" office:value-type="string">
            <text:p text:style-name="P89">Appears in:</text:p>
          </table:table-cell>
          <table:covered-table-cell/>
          <table:table-cell table:style-name="Table32.C2" office:value-type="string">
            <text:p text:style-name="P99">Writer</text:p>
          </table:table-cell>
        </table:table-row>
        <table:table-row>
          <table:table-cell table:style-name="Table32.A2" table:number-columns-spanned="2" office:value-type="string">
            <text:p text:style-name="P89">Shall always be visible</text:p>
          </table:table-cell>
          <table:covered-table-cell/>
          <table:table-cell table:style-name="Table32.C2" office:value-type="string">
            <text:p text:style-name="P99">No</text:p>
          </table:table-cell>
        </table:table-row>
        <table:table-row>
          <table:table-cell table:style-name="Table32.A2" table:number-columns-spanned="2" office:value-type="string">
            <text:p text:style-name="P89">List in View/Toolbars:</text:p>
          </table:table-cell>
          <table:covered-table-cell/>
          <table:table-cell table:style-name="Table32.C2" office:value-type="string">
            <text:p text:style-name="P99">No,<text:span text:style-name="T12"> </text:span><text:span text:style-name="T43">for Beta yes</text:span></text:p>
          </table:table-cell>
        </table:table-row>
        <table:table-row>
          <table:table-cell table:style-name="Table32.A2" table:number-columns-spanned="2" office:value-type="string">
            <text:p text:style-name="P89">Visible after first start</text:p>
          </table:table-cell>
          <table:covered-table-cell/>
          <table:table-cell table:style-name="Table32.C2" office:value-type="string">
            <text:p text:style-name="P99">No</text:p>
          </table:table-cell>
        </table:table-row>
        <table:table-row>
          <table:table-cell table:style-name="Table32.A2" table:number-columns-spanned="2" office:value-type="string">
            <text:p text:style-name="P89">Sub-Toolbar of:</text:p>
          </table:table-cell>
          <table:covered-table-cell/>
          <table:table-cell table:style-name="Table32.C2" office:value-type="string">
            <text:p text:style-name="P99">N/A</text:p>
          </table:table-cell>
        </table:table-row>
        <table:table-row>
          <table:table-cell table:style-name="Table32.A2" table:number-columns-spanned="2" office:value-type="string">
            <text:p text:style-name="P89">Display Tb if context is given</text:p>
          </table:table-cell>
          <table:covered-table-cell/>
          <table:table-cell table:style-name="Table32.C2" office:value-type="string">
            <text:p text:style-name="P99">No</text:p>
          </table:table-cell>
        </table:table-row>
        <table:table-row>
          <table:table-cell table:style-name="Table32.A2" table:number-columns-spanned="2" office:value-type="string">
            <text:p text:style-name="P89">Close Operation</text:p>
          </table:table-cell>
          <table:covered-table-cell/>
          <table:table-cell table:style-name="Table32.C2" office:value-type="string">
            <text:p text:style-name="P99">Temporarily</text:p>
          </table:table-cell>
        </table:table-row>
        <table:table-row>
          <table:table-cell table:style-name="Table32.A2" table:number-columns-spanned="2" office:value-type="string">
            <text:p text:style-name="P89">Default Docking State</text:p>
          </table:table-cell>
          <table:covered-table-cell/>
          <table:table-cell table:style-name="Table32.C2" office:value-type="string">
            <text:p text:style-name="P104">Docked</text:p>
          </table:table-cell>
        </table:table-row>
        <table:table-row>
          <table:table-cell table:style-name="Table32.A2" table:number-columns-spanned="2" office:value-type="string">
            <text:p text:style-name="P89">Default Position</text:p>
          </table:table-cell>
          <table:covered-table-cell/>
          <table:table-cell table:style-name="Table32.C2" office:value-type="string">
            <text:p text:style-name="P104">Bottom</text:p>
          </table:table-cell>
        </table:table-row>
        <table:table-row>
          <table:table-cell table:style-name="Table32.A2" table:number-columns-spanned="2" office:value-type="string">
            <text:p text:style-name="P89">Default Style</text:p>
          </table:table-cell>
          <table:covered-table-cell/>
          <table:table-cell table:style-name="Table32.C2" office:value-type="string">
            <text:p text:style-name="P104">Icon</text:p>
          </table:table-cell>
        </table:table-row>
        <table:table-row>
          <table:table-cell table:style-name="Table32.A2" table:number-columns-spanned="2" office:value-type="string">
            <text:p text:style-name="P89">Name in OpenOffice 1.1</text:p>
          </table:table-cell>
          <table:covered-table-cell/>
          <table:table-cell table:style-name="Table32.C2" office:value-type="string">
            <text:p text:style-name="P66">N/A</text:p>
          </table:table-cell>
        </table:table-row>
        <table:table-row>
          <table:table-cell table:style-name="Table32.A2" table:number-columns-spanned="2" office:value-type="string">
            <text:p text:style-name="P89">Name in Microsoft Office 2003</text:p>
          </table:table-cell>
          <table:covered-table-cell/>
          <table:table-cell table:style-name="Table32.C2" office:value-type="string">
            <text:p text:style-name="P66">N/A</text:p>
          </table:table-cell>
        </table:table-row>
        <table:table-row>
          <table:table-cell table:style-name="Table32.A2" table:number-columns-spanned="2" office:value-type="string">
            <text:p text:style-name="P89">Notes:</text:p>
          </table:table-cell>
          <table:covered-table-cell/>
          <table:table-cell table:style-name="Table32.C2" office:value-type="string">
            <text:p text:style-name="P66"/>
          </table:table-cell>
        </table:table-row>
        <table:table-row>
          <table:table-cell table:style-name="Table32.A2" table:number-columns-spanned="2" office:value-type="string">
            <text:p text:style-name="P89">Toolbar Content</text:p>
          </table:table-cell>
          <table:covered-table-cell/>
          <table:table-cell table:style-name="Table32.C2" office:value-type="string">
            <text:p text:style-name="P12">Find Record...</text:p>
            <text:p text:style-name="P32">------------- </text:p>
            <text:p text:style-name="P32">Record<text:line-break/>Absolute Record</text:p>
            <text:p text:style-name="P32">Text -&gt; Record</text:p>
            <text:p text:style-name="P32">Total No. of Records</text:p>
            <text:p text:style-name="P32">First Record</text:p>
            <text:p text:style-name="P32">Previous Record</text:p>
            <text:p text:style-name="P32">Next Record</text:p>
            <text:p text:style-name="P32">Last Record</text:p>
            <text:p text:style-name="P32">New Record</text:p>
            <text:p text:style-name="P32">-------------</text:p>
            <text:p text:style-name="P32">Save Record</text:p>
            <text:p text:style-name="P32">Undo: Data Entry</text:p>
            <text:p text:style-name="P32">Delete Record</text:p>
            <text:p text:style-name="P32">------------</text:p>
            <text:p text:style-name="P32">Refresh -&gt;<text:span text:style-name="T31">Style: DropDownOnly</text:span></text:p>
            <text:p text:style-name="P32">-------------</text:p>
            <text:p text:style-name="P32">Sort...</text:p>
            <text:p text:style-name="P32">Sort Ascending</text:p>
            <text:p text:style-name="P32">Sort Descending</text:p>
            <text:p text:style-name="P32">------------- </text:p>
            <text:p text:style-name="P32">AutoFilter</text:p>
            <text:p text:style-name="P32">Apply Filter</text:p>
            <text:p text:style-name="P30"><text:span text:style-name="T18">Form Filters --&gt; </text:span><text:a xlink:type="simple" xlink:href="#6.1.29Form%20Filters%20(Writer)%7Coutline"><text:span text:style-name="Internet_20_link"><text:span text:style-name="T28">Form Filters</text:span></text:span></text:a></text:p>
            <text:p text:style-name="P32">Remove Filter/Sort</text:p>
            <text:p text:style-name="P32">--------------</text:p>
            <text:p text:style-name="P32">Data Source as Table</text:p>
          </table:table-cell>
        </table:table-row>
      </table:table>
      <text:h text:style-name="P47" text:outline-level="3">Form Filters (Writer)</text:h>
      <table:table table:name="Table33" table:style-name="Table33">
        <table:table-column table:style-name="Table33.A"/>
        <table:table-column table:style-name="Table33.B"/>
        <table:table-column table:style-name="Table33.C"/>
        <table:table-row>
          <table:table-cell table:style-name="Table33.A1" office:value-type="string">
            <text:p text:style-name="WW-Table_20_Heading">Toolbar Name:</text:p>
          </table:table-cell>
          <table:table-cell table:style-name="Table33.A1" office:value-type="string">
            <text:p text:style-name="WW-Table_20_Heading">EN:</text:p>
          </table:table-cell>
          <table:table-cell table:style-name="Table33.C1" office:value-type="string">
            <text:p text:style-name="P23">Form Filters</text:p>
          </table:table-cell>
        </table:table-row>
        <table:table-row>
          <table:table-cell table:style-name="Table33.A2" office:value-type="string">
            <text:p text:style-name="WW-Table_20_Contents"/>
          </table:table-cell>
          <table:table-cell table:style-name="Table33.A2" office:value-type="string">
            <text:p text:style-name="P89">GER:</text:p>
          </table:table-cell>
          <table:table-cell table:style-name="Table33.C2" office:value-type="string">
            <text:p text:style-name="P100">Formular-Filter</text:p>
          </table:table-cell>
        </table:table-row>
        <table:table-row>
          <table:table-cell table:style-name="Table33.A2" table:number-columns-spanned="2" office:value-type="string">
            <text:p text:style-name="P89">Toolbar File Name:</text:p>
          </table:table-cell>
          <table:covered-table-cell/>
          <table:table-cell table:style-name="Table33.C2" office:value-type="string">
            <text:p text:style-name="P100">formsfilterbar.xml</text:p>
          </table:table-cell>
        </table:table-row>
        <table:table-row>
          <table:table-cell table:style-name="Table33.A2" table:number-columns-spanned="2" office:value-type="string">
            <text:p text:style-name="P89">Appears in:</text:p>
          </table:table-cell>
          <table:covered-table-cell/>
          <table:table-cell table:style-name="Table33.C2" office:value-type="string">
            <text:p text:style-name="P99">Writer</text:p>
          </table:table-cell>
        </table:table-row>
        <table:table-row>
          <table:table-cell table:style-name="Table33.A2" table:number-columns-spanned="2" office:value-type="string">
            <text:p text:style-name="P89">Shall always be visible</text:p>
          </table:table-cell>
          <table:covered-table-cell/>
          <table:table-cell table:style-name="Table33.C2" office:value-type="string">
            <text:p text:style-name="P99">No</text:p>
          </table:table-cell>
        </table:table-row>
        <table:table-row>
          <table:table-cell table:style-name="Table33.A2" table:number-columns-spanned="2" office:value-type="string">
            <text:p text:style-name="P89">List in View/Toolbars:</text:p>
          </table:table-cell>
          <table:covered-table-cell/>
          <table:table-cell table:style-name="Table33.C2" office:value-type="string">
            <text:p text:style-name="P99">No</text:p>
          </table:table-cell>
        </table:table-row>
        <table:table-row>
          <table:table-cell table:style-name="Table33.A2" table:number-columns-spanned="2" office:value-type="string">
            <text:p text:style-name="P89">Visible after first start</text:p>
          </table:table-cell>
          <table:covered-table-cell/>
          <table:table-cell table:style-name="Table33.C2" office:value-type="string">
            <text:p text:style-name="P99">No</text:p>
          </table:table-cell>
        </table:table-row>
        <table:table-row>
          <table:table-cell table:style-name="Table33.A2" table:number-columns-spanned="2" office:value-type="string">
            <text:p text:style-name="P89">Sub-Toolbar of:</text:p>
          </table:table-cell>
          <table:covered-table-cell/>
          <table:table-cell table:style-name="Table33.C2" office:value-type="string">
            <text:p text:style-name="P99">Form Navigation</text:p>
          </table:table-cell>
        </table:table-row>
        <table:table-row>
          <table:table-cell table:style-name="Table33.A2" table:number-columns-spanned="2" office:value-type="string">
            <text:p text:style-name="P89">Display Tb if context is given</text:p>
          </table:table-cell>
          <table:covered-table-cell/>
          <table:table-cell table:style-name="Table33.C2" office:value-type="string">
            <text:p text:style-name="P99">No</text:p>
          </table:table-cell>
        </table:table-row>
        <table:table-row>
          <table:table-cell table:style-name="Table33.A2" table:number-columns-spanned="2" office:value-type="string">
            <text:p text:style-name="P89">Close Operation</text:p>
          </table:table-cell>
          <table:covered-table-cell/>
          <table:table-cell table:style-name="Table33.C2" office:value-type="string">
            <text:p text:style-name="P99">Permanently</text:p>
          </table:table-cell>
        </table:table-row>
        <table:table-row>
          <table:table-cell table:style-name="Table33.A2" table:number-columns-spanned="2" office:value-type="string">
            <text:p text:style-name="P89">Default Docking State</text:p>
          </table:table-cell>
          <table:covered-table-cell/>
          <table:table-cell table:style-name="Table33.C2" office:value-type="string">
            <text:p text:style-name="P104">Floated</text:p>
          </table:table-cell>
        </table:table-row>
        <table:table-row>
          <table:table-cell table:style-name="Table33.A2" table:number-columns-spanned="2" office:value-type="string">
            <text:p text:style-name="P89">Default Position</text:p>
          </table:table-cell>
          <table:covered-table-cell/>
          <table:table-cell table:style-name="Table33.C2" office:value-type="string">
            <text:p text:style-name="P104">N/A</text:p>
          </table:table-cell>
        </table:table-row>
        <table:table-row>
          <table:table-cell table:style-name="Table33.A2" table:number-columns-spanned="2" office:value-type="string">
            <text:p text:style-name="P89">Default Style</text:p>
          </table:table-cell>
          <table:covered-table-cell/>
          <table:table-cell table:style-name="Table33.C2" office:value-type="string">
            <text:p text:style-name="P104">Icon</text:p>
          </table:table-cell>
        </table:table-row>
        <table:table-row>
          <table:table-cell table:style-name="Table33.A2" table:number-columns-spanned="2" office:value-type="string">
            <text:p text:style-name="P89">Name in OpenOffice 1.1</text:p>
          </table:table-cell>
          <table:covered-table-cell/>
          <table:table-cell table:style-name="Table33.C2" office:value-type="string">
            <text:p text:style-name="P66">N/A</text:p>
          </table:table-cell>
        </table:table-row>
        <table:table-row>
          <table:table-cell table:style-name="Table33.A2" table:number-columns-spanned="2" office:value-type="string">
            <text:p text:style-name="P89">Name in Microsoft Office 2003</text:p>
          </table:table-cell>
          <table:covered-table-cell/>
          <table:table-cell table:style-name="Table33.C2" office:value-type="string">
            <text:p text:style-name="P66">N/A</text:p>
          </table:table-cell>
        </table:table-row>
        <table:table-row>
          <table:table-cell table:style-name="Table33.A2" table:number-columns-spanned="2" office:value-type="string">
            <text:p text:style-name="P89">Notes:</text:p>
          </table:table-cell>
          <table:covered-table-cell/>
          <table:table-cell table:style-name="Table33.C2" office:value-type="string">
            <text:p text:style-name="P66"/>
          </table:table-cell>
        </table:table-row>
        <table:table-row>
          <table:table-cell table:style-name="Table33.A2" table:number-columns-spanned="2" office:value-type="string">
            <text:p text:style-name="P89">Toolbar Content</text:p>
          </table:table-cell>
          <table:covered-table-cell/>
          <table:table-cell table:style-name="Table33.C2" office:value-type="string">
            <text:p text:style-name="P12">Apply Form Based Filter</text:p>
            <text:p text:style-name="P12">Filter Navigator</text:p>
            <text:p text:style-name="P12">------------------</text:p>
            <text:p text:style-name="P12">Close</text:p>
          </table:table-cell>
        </table:table-row>
      </table:table>
      <text:h text:style-name="P47" text:outline-level="3">Form Controls (Writer)</text:h>
      <table:table table:name="Table34" table:style-name="Table34">
        <table:table-column table:style-name="Table34.A"/>
        <table:table-column table:style-name="Table34.B"/>
        <table:table-column table:style-name="Table34.C"/>
        <table:table-row>
          <table:table-cell table:style-name="Table34.A1" office:value-type="string">
            <text:p text:style-name="WW-Table_20_Heading">Toolbar Name:</text:p>
          </table:table-cell>
          <table:table-cell table:style-name="Table34.A1" office:value-type="string">
            <text:p text:style-name="WW-Table_20_Heading">EN:</text:p>
          </table:table-cell>
          <table:table-cell table:style-name="Table34.C1" office:value-type="string">
            <text:p text:style-name="P65">Form Controls</text:p>
          </table:table-cell>
        </table:table-row>
        <table:table-row>
          <table:table-cell table:style-name="Table34.A2" office:value-type="string">
            <text:p text:style-name="WW-Table_20_Contents"/>
          </table:table-cell>
          <table:table-cell table:style-name="Table34.A2" office:value-type="string">
            <text:p text:style-name="P89">GER:</text:p>
          </table:table-cell>
          <table:table-cell table:style-name="Table34.C2" office:value-type="string">
            <text:p text:style-name="P100">Formular-Steuerelemente</text:p>
          </table:table-cell>
        </table:table-row>
        <table:table-row>
          <table:table-cell table:style-name="Table34.A2" table:number-columns-spanned="2" office:value-type="string">
            <text:p text:style-name="P89">Toolbar File Name:</text:p>
          </table:table-cell>
          <table:covered-table-cell/>
          <table:table-cell table:style-name="Table34.C2" office:value-type="string">
            <text:p text:style-name="P100">formcontrols.xml</text:p>
          </table:table-cell>
        </table:table-row>
        <table:table-row>
          <table:table-cell table:style-name="Table34.A2" table:number-columns-spanned="2" office:value-type="string">
            <text:p text:style-name="P89">Appears in:</text:p>
          </table:table-cell>
          <table:covered-table-cell/>
          <table:table-cell table:style-name="Table34.C2" office:value-type="string">
            <text:p text:style-name="P99">Writer, Writer XFORMS, Writer Database Form</text:p>
          </table:table-cell>
        </table:table-row>
        <table:table-row>
          <table:table-cell table:style-name="Table34.A2" table:number-columns-spanned="2" office:value-type="string">
            <text:p text:style-name="P89">Shall always be visible</text:p>
          </table:table-cell>
          <table:covered-table-cell/>
          <table:table-cell table:style-name="Table34.C2" office:value-type="string">
            <text:p text:style-name="P99">No</text:p>
          </table:table-cell>
        </table:table-row>
        <table:table-row>
          <table:table-cell table:style-name="Table34.A2" table:number-columns-spanned="2" office:value-type="string">
            <text:p text:style-name="P89">List in View/Toolbars:</text:p>
          </table:table-cell>
          <table:covered-table-cell/>
          <table:table-cell table:style-name="Table34.C2" office:value-type="string">
            <text:p text:style-name="P99">Yes</text:p>
          </table:table-cell>
        </table:table-row>
        <table:table-row>
          <table:table-cell table:style-name="Table34.A2" table:number-columns-spanned="2" office:value-type="string">
            <text:p text:style-name="P89">Visible after first start</text:p>
          </table:table-cell>
          <table:covered-table-cell/>
          <table:table-cell table:style-name="Table34.C2" office:value-type="string">
            <text:p text:style-name="P99">No</text:p>
          </table:table-cell>
        </table:table-row>
        <table:table-row>
          <table:table-cell table:style-name="Table34.A2" table:number-columns-spanned="2" office:value-type="string">
            <text:p text:style-name="P89">Sub-Toolbar of:</text:p>
          </table:table-cell>
          <table:covered-table-cell/>
          <table:table-cell table:style-name="Table34.C2" office:value-type="string">
            <text:p text:style-name="P99">N/A</text:p>
          </table:table-cell>
        </table:table-row>
        <table:table-row>
          <table:table-cell table:style-name="Table34.A2" table:number-columns-spanned="2" office:value-type="string">
            <text:p text:style-name="P89">Display Tb if context is given</text:p>
          </table:table-cell>
          <table:covered-table-cell/>
          <table:table-cell table:style-name="Table34.C2" office:value-type="string">
            <text:p text:style-name="P99">No</text:p>
          </table:table-cell>
        </table:table-row>
        <table:table-row>
          <table:table-cell table:style-name="Table34.A2" table:number-columns-spanned="2" office:value-type="string">
            <text:p text:style-name="P89">Close Operation</text:p>
          </table:table-cell>
          <table:covered-table-cell/>
          <table:table-cell table:style-name="Table34.C2" office:value-type="string">
            <text:p text:style-name="P99">Permanently</text:p>
          </table:table-cell>
        </table:table-row>
        <table:table-row>
          <table:table-cell table:style-name="Table34.A2" table:number-columns-spanned="2" office:value-type="string">
            <text:p text:style-name="P89">Default Docking State</text:p>
          </table:table-cell>
          <table:covered-table-cell/>
          <table:table-cell table:style-name="Table34.C2" office:value-type="string">
            <text:p text:style-name="P104">Floated</text:p>
          </table:table-cell>
        </table:table-row>
        <table:table-row>
          <table:table-cell table:style-name="Table34.A2" table:number-columns-spanned="2" office:value-type="string">
            <text:p text:style-name="P89">Default Position</text:p>
          </table:table-cell>
          <table:covered-table-cell/>
          <table:table-cell table:style-name="Table34.C2" office:value-type="string">
            <text:p text:style-name="P104">N/A</text:p>
          </table:table-cell>
        </table:table-row>
        <table:table-row>
          <table:table-cell table:style-name="Table34.A2" table:number-columns-spanned="2" office:value-type="string">
            <text:p text:style-name="P89">Default Style</text:p>
          </table:table-cell>
          <table:covered-table-cell/>
          <table:table-cell table:style-name="Table34.C2" office:value-type="string">
            <text:p text:style-name="P104">Icon</text:p>
          </table:table-cell>
        </table:table-row>
        <table:table-row>
          <table:table-cell table:style-name="Table34.A2" table:number-columns-spanned="2" office:value-type="string">
            <text:p text:style-name="P89">Name in OpenOffice 1.1</text:p>
          </table:table-cell>
          <table:covered-table-cell/>
          <table:table-cell table:style-name="Table34.C2" office:value-type="string">
            <text:p text:style-name="P66">Form Functions</text:p>
          </table:table-cell>
        </table:table-row>
        <table:table-row>
          <table:table-cell table:style-name="Table34.A2" table:number-columns-spanned="2" office:value-type="string">
            <text:p text:style-name="P89">Name in Microsoft Office 2003</text:p>
          </table:table-cell>
          <table:covered-table-cell/>
          <table:table-cell table:style-name="Table34.C2" office:value-type="string">
            <text:p text:style-name="P66">Control Toolbox</text:p>
          </table:table-cell>
        </table:table-row>
        <table:table-row>
          <table:table-cell table:style-name="Table34.A2" table:number-columns-spanned="2" office:value-type="string">
            <text:p text:style-name="P89">Notes:</text:p>
          </table:table-cell>
          <table:covered-table-cell/>
          <table:table-cell table:style-name="Table34.C2" office:value-type="string">
            <text:p text:style-name="P66">Items marked with (1) do not appear in XML form documents.</text:p>
          </table:table-cell>
        </table:table-row>
        <table:table-row>
          <table:table-cell table:style-name="Table34.A2" table:number-columns-spanned="2" office:value-type="string">
            <text:p text:style-name="P89">Toolbar Content:</text:p>
          </table:table-cell>
          <table:covered-table-cell/>
          <table:table-cell table:style-name="Table34.C2" office:value-type="string">
            <text:p text:style-name="P36"/>
            <text:p text:style-name="P32">Select</text:p>
            <text:p text:style-name="P32">Design Mode On/Off</text:p>
            <text:p text:style-name="P38">&lt;BR&gt;</text:p>
            <text:p text:style-name="P32">Control...</text:p>
            <text:p text:style-name="P33">Form... <text:s text:c="16"/>(1)</text:p>
            <text:p text:style-name="P38">&lt;BR&gt;</text:p>
            <text:p text:style-name="P32">Check Box</text:p>
            <text:p text:style-name="P32">Text Box</text:p>
            <text:p text:style-name="P38">&lt;BR&gt;</text:p>
            <text:p text:style-name="P32">Formatted Field</text:p>
            <text:p text:style-name="P32">Push Button</text:p>
            <text:p text:style-name="P38">&lt;BR&gt;</text:p>
            <text:p text:style-name="P32">Option Button</text:p>
            <text:p text:style-name="P32">List Box</text:p>
            <text:p text:style-name="P38">&lt;BR&gt;</text:p>
            <text:p text:style-name="P32">Combo Box</text:p>
            <text:p text:style-name="P32">Label Field</text:p>
            <text:p text:style-name="P38">&lt;BR&gt;</text:p>
            <text:p text:style-name="P30"><text:span text:style-name="T18">Form Design --&gt; Form (Design Writer)<text:line-break/>More Controls --&gt; </text:span><text:a xlink:type="simple" xlink:href="#6.1.31More%20Controls%20(Writer)%7Coutline"><text:span text:style-name="Internet_20_link"><text:span text:style-name="T28">More Controls (Writer)</text:span></text:span></text:a></text:p>
            <text:p text:style-name="P39">&lt;BR&gt;</text:p>
            <text:p text:style-name="P36">AutoPilots On/Off <text:s text:c="6"/>(1)</text:p>
          </table:table-cell>
        </table:table-row>
      </table:table>
      <text:p text:style-name="Text_20_body"/>
      <text:h text:style-name="P47" text:outline-level="3">More Controls (Writer)</text:h>
      <table:table table:name="Table35" table:style-name="Table35">
        <table:table-column table:style-name="Table35.A"/>
        <table:table-column table:style-name="Table35.B"/>
        <table:table-column table:style-name="Table35.C"/>
        <table:table-row>
          <table:table-cell table:style-name="Table35.A1" office:value-type="string">
            <text:p text:style-name="WW-Table_20_Heading">Toolbar Name:</text:p>
          </table:table-cell>
          <table:table-cell table:style-name="Table35.A1" office:value-type="string">
            <text:p text:style-name="WW-Table_20_Heading">EN:</text:p>
          </table:table-cell>
          <table:table-cell table:style-name="Table35.C1" office:value-type="string">
            <text:p text:style-name="P23">More Controls</text:p>
          </table:table-cell>
        </table:table-row>
        <table:table-row>
          <table:table-cell table:style-name="Table35.A2" office:value-type="string">
            <text:p text:style-name="WW-Table_20_Contents"/>
          </table:table-cell>
          <table:table-cell table:style-name="Table35.A2" office:value-type="string">
            <text:p text:style-name="P89">GER:</text:p>
          </table:table-cell>
          <table:table-cell table:style-name="Table35.C2" office:value-type="string">
            <text:p text:style-name="P100">Weitere Steuerelemente</text:p>
          </table:table-cell>
        </table:table-row>
        <table:table-row>
          <table:table-cell table:style-name="Table35.A2" table:number-columns-spanned="2" office:value-type="string">
            <text:p text:style-name="P89">Toolbar File Name:</text:p>
          </table:table-cell>
          <table:covered-table-cell/>
          <table:table-cell table:style-name="Table35.C2" office:value-type="string">
            <text:p text:style-name="P100">moreformcontrols.xml</text:p>
          </table:table-cell>
        </table:table-row>
        <table:table-row>
          <table:table-cell table:style-name="Table35.A2" table:number-columns-spanned="2" office:value-type="string">
            <text:p text:style-name="P89">Appears in:</text:p>
          </table:table-cell>
          <table:covered-table-cell/>
          <table:table-cell table:style-name="Table35.C2" office:value-type="string">
            <text:p text:style-name="P99">Writer, Writer XFORMS, Writer Database Form</text:p>
          </table:table-cell>
        </table:table-row>
        <table:table-row>
          <table:table-cell table:style-name="Table35.A2" table:number-columns-spanned="2" office:value-type="string">
            <text:p text:style-name="P89">Shall always be visible</text:p>
          </table:table-cell>
          <table:covered-table-cell/>
          <table:table-cell table:style-name="Table35.C2" office:value-type="string">
            <text:p text:style-name="P99">No</text:p>
          </table:table-cell>
        </table:table-row>
        <table:table-row>
          <table:table-cell table:style-name="Table35.A2" table:number-columns-spanned="2" office:value-type="string">
            <text:p text:style-name="P89">List in View/Toolbars:</text:p>
          </table:table-cell>
          <table:covered-table-cell/>
          <table:table-cell table:style-name="Table35.C2" office:value-type="string">
            <text:p text:style-name="P99">No</text:p>
          </table:table-cell>
        </table:table-row>
        <table:table-row>
          <table:table-cell table:style-name="Table35.A2" table:number-columns-spanned="2" office:value-type="string">
            <text:p text:style-name="P89">Visible after first start</text:p>
          </table:table-cell>
          <table:covered-table-cell/>
          <table:table-cell table:style-name="Table35.C2" office:value-type="string">
            <text:p text:style-name="P99">No</text:p>
          </table:table-cell>
        </table:table-row>
        <table:table-row>
          <table:table-cell table:style-name="Table35.A2" table:number-columns-spanned="2" office:value-type="string">
            <text:p text:style-name="P89">Sub-Toolbar of:</text:p>
          </table:table-cell>
          <table:covered-table-cell/>
          <table:table-cell table:style-name="Table35.C2" office:value-type="string">
            <text:p text:style-name="P70">Controls</text:p>
          </table:table-cell>
        </table:table-row>
        <table:table-row>
          <table:table-cell table:style-name="Table35.A2" table:number-columns-spanned="2" office:value-type="string">
            <text:p text:style-name="P89">Display Tb if context is given</text:p>
          </table:table-cell>
          <table:covered-table-cell/>
          <table:table-cell table:style-name="Table35.C2" office:value-type="string">
            <text:p text:style-name="P99">N/A</text:p>
          </table:table-cell>
        </table:table-row>
        <table:table-row>
          <table:table-cell table:style-name="Table35.A2" table:number-columns-spanned="2" office:value-type="string">
            <text:p text:style-name="P89">Close Operation</text:p>
          </table:table-cell>
          <table:covered-table-cell/>
          <table:table-cell table:style-name="Table35.C2" office:value-type="string">
            <text:p text:style-name="P99">Permanently</text:p>
          </table:table-cell>
        </table:table-row>
        <table:table-row>
          <table:table-cell table:style-name="Table35.A2" table:number-columns-spanned="2" office:value-type="string">
            <text:p text:style-name="P89">Default Docking State</text:p>
          </table:table-cell>
          <table:covered-table-cell/>
          <table:table-cell table:style-name="Table35.C2" office:value-type="string">
            <text:p text:style-name="P104">Floated</text:p>
          </table:table-cell>
        </table:table-row>
        <table:table-row>
          <table:table-cell table:style-name="Table35.A2" table:number-columns-spanned="2" office:value-type="string">
            <text:p text:style-name="P89">Default Position</text:p>
          </table:table-cell>
          <table:covered-table-cell/>
          <table:table-cell table:style-name="Table35.C2" office:value-type="string">
            <text:p text:style-name="P104">N/A</text:p>
          </table:table-cell>
        </table:table-row>
        <table:table-row>
          <table:table-cell table:style-name="Table35.A2" table:number-columns-spanned="2" office:value-type="string">
            <text:p text:style-name="P89">Default Style</text:p>
          </table:table-cell>
          <table:covered-table-cell/>
          <table:table-cell table:style-name="Table35.C2" office:value-type="string">
            <text:p text:style-name="P104">Icon</text:p>
          </table:table-cell>
        </table:table-row>
        <table:table-row>
          <table:table-cell table:style-name="Table35.A2" table:number-columns-spanned="2" office:value-type="string">
            <text:p text:style-name="P89">Name in OpenOffice 1.1</text:p>
          </table:table-cell>
          <table:covered-table-cell/>
          <table:table-cell table:style-name="Table35.C2" office:value-type="string">
            <text:p text:style-name="P66">N/A</text:p>
          </table:table-cell>
        </table:table-row>
        <table:table-row>
          <table:table-cell table:style-name="Table35.A2" table:number-columns-spanned="2" office:value-type="string">
            <text:p text:style-name="P89">Name in Microsoft Office 2003</text:p>
          </table:table-cell>
          <table:covered-table-cell/>
          <table:table-cell table:style-name="Table35.C2" office:value-type="string">
            <text:p text:style-name="P66">N/A</text:p>
          </table:table-cell>
        </table:table-row>
        <table:table-row>
          <table:table-cell table:style-name="Table35.A2" table:number-columns-spanned="2" office:value-type="string">
            <text:p text:style-name="P89">Notes:</text:p>
          </table:table-cell>
          <table:covered-table-cell/>
          <table:table-cell table:style-name="Table35.C2" office:value-type="string">
            <text:p text:style-name="P66">Items marked with (1) do not appear in XML form documents.</text:p>
          </table:table-cell>
        </table:table-row>
        <table:table-row>
          <table:table-cell table:style-name="Table35.A2" table:number-columns-spanned="2" office:value-type="string">
            <text:p text:style-name="P89">Toolbar Content:</text:p>
          </table:table-cell>
          <table:covered-table-cell/>
          <table:table-cell table:style-name="Table35.C2" office:value-type="string">
            <text:p text:style-name="P32"/>
            <text:p text:style-name="P32">Spin Button</text:p>
            <text:p text:style-name="P32">Scrollbar <text:s text:c="16"/>(1)</text:p>
            <text:p text:style-name="P39">&lt;BR&gt;</text:p>
            <text:p text:style-name="P32">Image Button</text:p>
            <text:p text:style-name="P32">Image Control <text:s text:c="12"/>(1)</text:p>
            <text:p text:style-name="P38">&lt;BR&gt;</text:p>
            <text:p text:style-name="P32">Date Field</text:p>
            <text:p text:style-name="P32">Time Field</text:p>
            <text:p text:style-name="P38">&lt;BR&gt;</text:p>
            <text:p text:style-name="P32">File Selection <text:s text:c="11"/>(1)</text:p>
            <text:p text:style-name="P32">Numerical Field</text:p>
            <text:p text:style-name="P38">&lt;BR&gt;</text:p>
            <text:p text:style-name="P32">Currency Field <text:s text:c="11"/>(1)</text:p>
            <text:p text:style-name="P32">Pattern Field <text:s text:c="12"/>(1)</text:p>
            <text:p text:style-name="P38">&lt;BR&gt;</text:p>
            <text:p text:style-name="P32">Group Box</text:p>
            <text:p text:style-name="P32">Table Control <text:s text:c="12"/>(1)</text:p>
            <text:p text:style-name="P38">&lt;BR&gt;</text:p>
            <text:p text:style-name="P32">Navigation Button <text:s text:c="8"/>(1)</text:p>
          </table:table-cell>
        </table:table-row>
      </table:table>
      <text:p text:style-name="Standard"/>
      <text:h text:style-name="P47" text:outline-level="3">Form Design (Writer)</text:h>
      <table:table table:name="Table36" table:style-name="Table36">
        <table:table-column table:style-name="Table36.A"/>
        <table:table-column table:style-name="Table36.B"/>
        <table:table-column table:style-name="Table36.C"/>
        <table:table-row>
          <table:table-cell table:style-name="Table36.A1" office:value-type="string">
            <text:p text:style-name="WW-Table_20_Heading">Toolbar Name:</text:p>
          </table:table-cell>
          <table:table-cell table:style-name="Table36.A1" office:value-type="string">
            <text:p text:style-name="WW-Table_20_Heading">EN:</text:p>
          </table:table-cell>
          <table:table-cell table:style-name="Table36.C1" office:value-type="string">
            <text:p text:style-name="P23">Form Design</text:p>
          </table:table-cell>
        </table:table-row>
        <table:table-row>
          <table:table-cell table:style-name="Table36.A2" office:value-type="string">
            <text:p text:style-name="WW-Table_20_Contents"/>
          </table:table-cell>
          <table:table-cell table:style-name="Table36.A2" office:value-type="string">
            <text:p text:style-name="P89">GER:</text:p>
          </table:table-cell>
          <table:table-cell table:style-name="Table36.C2" office:value-type="string">
            <text:p text:style-name="P100">Formular-Entwurf</text:p>
          </table:table-cell>
        </table:table-row>
        <table:table-row>
          <table:table-cell table:style-name="Table36.A2" table:number-columns-spanned="2" office:value-type="string">
            <text:p text:style-name="P89">Toolbar File Name:</text:p>
          </table:table-cell>
          <table:covered-table-cell/>
          <table:table-cell table:style-name="Table36.C2" office:value-type="string">
            <text:p text:style-name="P100">formdesign.xml</text:p>
          </table:table-cell>
        </table:table-row>
        <table:table-row>
          <table:table-cell table:style-name="Table36.A2" table:number-columns-spanned="2" office:value-type="string">
            <text:p text:style-name="P89">Appears in:</text:p>
          </table:table-cell>
          <table:covered-table-cell/>
          <table:table-cell table:style-name="Table36.C2" office:value-type="string">
            <text:p text:style-name="P99">Writer</text:p>
          </table:table-cell>
        </table:table-row>
        <table:table-row>
          <table:table-cell table:style-name="Table36.A2" table:number-columns-spanned="2" office:value-type="string">
            <text:p text:style-name="P89">Shall always be visible</text:p>
          </table:table-cell>
          <table:covered-table-cell/>
          <table:table-cell table:style-name="Table36.C2" office:value-type="string">
            <text:p text:style-name="P99">No</text:p>
          </table:table-cell>
        </table:table-row>
        <table:table-row>
          <table:table-cell table:style-name="Table36.A2" table:number-columns-spanned="2" office:value-type="string">
            <text:p text:style-name="P89">List in View/Toolbars:</text:p>
          </table:table-cell>
          <table:covered-table-cell/>
          <table:table-cell table:style-name="Table36.C2" office:value-type="string">
            <text:p text:style-name="P99">Yes</text:p>
          </table:table-cell>
        </table:table-row>
        <table:table-row>
          <table:table-cell table:style-name="Table36.A2" table:number-columns-spanned="2" office:value-type="string">
            <text:p text:style-name="P89">Visible after first start</text:p>
          </table:table-cell>
          <table:covered-table-cell/>
          <table:table-cell table:style-name="Table36.C2" office:value-type="string">
            <text:p text:style-name="P99">No</text:p>
          </table:table-cell>
        </table:table-row>
        <table:table-row>
          <table:table-cell table:style-name="Table36.A2" table:number-columns-spanned="2" office:value-type="string">
            <text:p text:style-name="P89">Sub-Toolbar of:</text:p>
          </table:table-cell>
          <table:covered-table-cell/>
          <table:table-cell table:style-name="Table36.C2" office:value-type="string">
            <text:p text:style-name="P70">Controls</text:p>
          </table:table-cell>
        </table:table-row>
        <table:table-row>
          <table:table-cell table:style-name="Table36.A2" table:number-columns-spanned="2" office:value-type="string">
            <text:p text:style-name="P89">Display Tb if context is given</text:p>
          </table:table-cell>
          <table:covered-table-cell/>
          <table:table-cell table:style-name="Table36.C2" office:value-type="string">
            <text:p text:style-name="P99">No</text:p>
          </table:table-cell>
        </table:table-row>
        <table:table-row>
          <table:table-cell table:style-name="Table36.A2" table:number-columns-spanned="2" office:value-type="string">
            <text:p text:style-name="P89">Close Operation</text:p>
          </table:table-cell>
          <table:covered-table-cell/>
          <table:table-cell table:style-name="Table36.C2" office:value-type="string">
            <text:p text:style-name="P99">Permanently</text:p>
          </table:table-cell>
        </table:table-row>
        <table:table-row>
          <table:table-cell table:style-name="Table36.A2" table:number-columns-spanned="2" office:value-type="string">
            <text:p text:style-name="P89">Default Docking State</text:p>
          </table:table-cell>
          <table:covered-table-cell/>
          <table:table-cell table:style-name="Table36.C2" office:value-type="string">
            <text:p text:style-name="P99">Docked</text:p>
          </table:table-cell>
        </table:table-row>
        <table:table-row>
          <table:table-cell table:style-name="Table36.A2" table:number-columns-spanned="2" office:value-type="string">
            <text:p text:style-name="P89">Default Position</text:p>
          </table:table-cell>
          <table:covered-table-cell/>
          <table:table-cell table:style-name="Table36.C2" office:value-type="string">
            <text:p text:style-name="P99">Bottom</text:p>
          </table:table-cell>
        </table:table-row>
        <table:table-row>
          <table:table-cell table:style-name="Table36.A2" table:number-columns-spanned="2" office:value-type="string">
            <text:p text:style-name="P89">Default Style</text:p>
          </table:table-cell>
          <table:covered-table-cell/>
          <table:table-cell table:style-name="Table36.C2" office:value-type="string">
            <text:p text:style-name="P104">Icon</text:p>
          </table:table-cell>
        </table:table-row>
        <table:table-row>
          <table:table-cell table:style-name="Table36.A2" table:number-columns-spanned="2" office:value-type="string">
            <text:p text:style-name="P89">Name in OpenOffice 1.1</text:p>
          </table:table-cell>
          <table:covered-table-cell/>
          <table:table-cell table:style-name="Table36.C2" office:value-type="string">
            <text:p text:style-name="P66">Control Bar</text:p>
          </table:table-cell>
        </table:table-row>
        <table:table-row>
          <table:table-cell table:style-name="Table36.A2" table:number-columns-spanned="2" office:value-type="string">
            <text:p text:style-name="P89">Name in Microsoft Office 2003</text:p>
          </table:table-cell>
          <table:covered-table-cell/>
          <table:table-cell table:style-name="Table36.C2" office:value-type="string">
            <text:p text:style-name="P24">From Design</text:p>
          </table:table-cell>
        </table:table-row>
        <table:table-row>
          <table:table-cell table:style-name="Table36.A2" table:number-columns-spanned="2" office:value-type="string">
            <text:p text:style-name="P89">Notes:</text:p>
          </table:table-cell>
          <table:covered-table-cell/>
          <table:table-cell table:style-name="Table36.C2" office:value-type="string">
            <text:p text:style-name="P66">Items marked with (1) do not appear in XML form documents, items marked with (2) do appear in XML form documents only, and neither in normal text documents nor in database form documents.</text:p>
          </table:table-cell>
        </table:table-row>
        <table:table-row>
          <table:table-cell table:style-name="Table36.A2" table:number-columns-spanned="2" office:value-type="string">
            <text:p text:style-name="P89">Toolbar Content:</text:p>
          </table:table-cell>
          <table:covered-table-cell/>
          <table:table-cell table:style-name="Table36.C2" office:value-type="string">
            <text:p text:style-name="P32"/>
            <text:p text:style-name="P32">Select</text:p>
            <text:p text:style-name="P32">Design Mode On/Off</text:p>
            <text:p text:style-name="P32">-------------</text:p>
            <text:p text:style-name="P32">Control...</text:p>
            <text:p text:style-name="P32">Form... <text:s text:c="19"/>(1)</text:p>
            <text:p text:style-name="P32">-------------</text:p>
            <text:p text:style-name="P32">Data Navigator <text:s text:c="12"/>(2)</text:p>
            <text:p text:style-name="P32">Form Navigator...</text:p>
            <text:p text:style-name="P32">Add Field...</text:p>
            <text:p text:style-name="P32">Activation Order...</text:p>
            <text:p text:style-name="P32">-------------</text:p>
            <text:p text:style-name="P32">Open in Design Mode</text:p>
            <text:p text:style-name="P32">Automatic Control Focus</text:p>
            <text:p text:style-name="P32">-------------</text:p>
            <text:p text:style-name="P37">Position and Size</text:p>
            <text:p text:style-name="P37">Change Anchor -&gt; Anchor -&gt; Style:DropDownOnly</text:p>
            <text:p text:style-name="P32">-------------</text:p>
            <text:p text:style-name="P32">Bring to Front [hidden by default]</text:p>
            <text:p text:style-name="P32">Send to Back [hidden by default]</text:p>
            <text:p text:style-name="P32">-------------</text:p>
            <text:p text:style-name="P32">Group [hidden by default]</text:p>
            <text:p text:style-name="P32">Ungroup [hidden by default]</text:p>
            <text:p text:style-name="P32">Edit Group [hidden by default]</text:p>
            <text:p text:style-name="P32">Exit Group [hidden by default]</text:p>
            <text:p text:style-name="P32">-------------</text:p>
            <text:p text:style-name="P30"><text:span text:style-name="T24">Align --&gt; </text:span><text:a xlink:type="simple" xlink:href="#6.1.21Align%20(Writer)%7Coutline"><text:span text:style-name="Internet_20_link"><text:span text:style-name="T28">Align</text:span></text:span></text:a></text:p>
            <text:p text:style-name="P32">-------------</text:p>
            <text:p text:style-name="P32">Visible Grid</text:p>
            <text:p text:style-name="P32">Snap to Grid -&gt; ON</text:p>
            <text:p text:style-name="P32">Guides when Moving</text:p>
          </table:table-cell>
        </table:table-row>
      </table:table>
      <text:h text:style-name="P50" text:outline-level="3">Text Box Formatting (Writer)</text:h>
      <table:table table:name="Tabelle2" table:style-name="Tabelle2">
        <table:table-column table:style-name="Tabelle2.A"/>
        <table:table-column table:style-name="Tabelle2.B"/>
        <table:table-column table:style-name="Tabelle2.C"/>
        <table:table-row>
          <table:table-cell table:style-name="Tabelle2.A1" office:value-type="string">
            <text:p text:style-name="WW-Table_20_Heading">Toolbar Name:</text:p>
          </table:table-cell>
          <table:table-cell table:style-name="Tabelle2.A1" office:value-type="string">
            <text:p text:style-name="WW-Table_20_Heading">EN:</text:p>
          </table:table-cell>
          <table:table-cell table:style-name="Tabelle2.C1" office:value-type="string">
            <text:p text:style-name="P23">Text Box Formatting</text:p>
          </table:table-cell>
        </table:table-row>
        <table:table-row>
          <table:table-cell table:style-name="Tabelle2.A2" office:value-type="string">
            <text:p text:style-name="WW-Table_20_Contents"/>
          </table:table-cell>
          <table:table-cell table:style-name="Tabelle2.A2" office:value-type="string">
            <text:p text:style-name="P89">GER:</text:p>
          </table:table-cell>
          <table:table-cell table:style-name="Tabelle2.C2" office:value-type="string">
            <text:p text:style-name="P100">Textfeld Formatierung</text:p>
          </table:table-cell>
        </table:table-row>
        <table:table-row>
          <table:table-cell table:style-name="Tabelle2.A2" table:number-columns-spanned="2" office:value-type="string">
            <text:p text:style-name="P89">Toolbar File Name:</text:p>
          </table:table-cell>
          <table:covered-table-cell/>
          <table:table-cell table:style-name="Tabelle2.C2" office:value-type="string">
            <text:p text:style-name="P100">formtextobjectbar.xml</text:p>
          </table:table-cell>
        </table:table-row>
        <table:table-row>
          <table:table-cell table:style-name="Tabelle2.A2" table:number-columns-spanned="2" office:value-type="string">
            <text:p text:style-name="P89">Appears in:</text:p>
          </table:table-cell>
          <table:covered-table-cell/>
          <table:table-cell table:style-name="Tabelle2.C2" office:value-type="string">
            <text:p text:style-name="P99">Writer</text:p>
          </table:table-cell>
        </table:table-row>
        <table:table-row>
          <table:table-cell table:style-name="Tabelle2.A2" table:number-columns-spanned="2" office:value-type="string">
            <text:p text:style-name="P89">Shall always be visible</text:p>
          </table:table-cell>
          <table:covered-table-cell/>
          <table:table-cell table:style-name="Tabelle2.C2" office:value-type="string">
            <text:p text:style-name="P99">No</text:p>
          </table:table-cell>
        </table:table-row>
        <table:table-row>
          <table:table-cell table:style-name="Tabelle2.A2" table:number-columns-spanned="2" office:value-type="string">
            <text:p text:style-name="P89">List in View/Toolbars:</text:p>
          </table:table-cell>
          <table:covered-table-cell/>
          <table:table-cell table:style-name="Tabelle2.C2" office:value-type="string">
            <text:p text:style-name="P99">No</text:p>
          </table:table-cell>
        </table:table-row>
        <table:table-row>
          <table:table-cell table:style-name="Tabelle2.A2" table:number-columns-spanned="2" office:value-type="string">
            <text:p text:style-name="P89">Visible after first start</text:p>
          </table:table-cell>
          <table:covered-table-cell/>
          <table:table-cell table:style-name="Tabelle2.C2" office:value-type="string">
            <text:p text:style-name="P99">No</text:p>
          </table:table-cell>
        </table:table-row>
        <table:table-row>
          <table:table-cell table:style-name="Tabelle2.A2" table:number-columns-spanned="2" office:value-type="string">
            <text:p text:style-name="P89">Sub-Toolbar of:</text:p>
          </table:table-cell>
          <table:covered-table-cell/>
          <table:table-cell table:style-name="Tabelle2.C2" office:value-type="string">
            <text:p text:style-name="P70">N/A</text:p>
          </table:table-cell>
        </table:table-row>
        <table:table-row>
          <table:table-cell table:style-name="Tabelle2.A2" table:number-columns-spanned="2" office:value-type="string">
            <text:p text:style-name="P89">Display Tb if context is given</text:p>
          </table:table-cell>
          <table:covered-table-cell/>
          <table:table-cell table:style-name="Tabelle2.C2" office:value-type="string">
            <text:p text:style-name="P99">Yes</text:p>
          </table:table-cell>
        </table:table-row>
        <table:table-row>
          <table:table-cell table:style-name="Tabelle2.A2" table:number-columns-spanned="2" office:value-type="string">
            <text:p text:style-name="P89">Close Operation</text:p>
          </table:table-cell>
          <table:covered-table-cell/>
          <table:table-cell table:style-name="Tabelle2.C2" office:value-type="string">
            <text:p text:style-name="P99">Temporarily</text:p>
          </table:table-cell>
        </table:table-row>
        <table:table-row>
          <table:table-cell table:style-name="Tabelle2.A2" table:number-columns-spanned="2" office:value-type="string">
            <text:p text:style-name="P89">Default Docking State</text:p>
          </table:table-cell>
          <table:covered-table-cell/>
          <table:table-cell table:style-name="Tabelle2.C2" office:value-type="string">
            <text:p text:style-name="P99">Floated</text:p>
          </table:table-cell>
        </table:table-row>
        <table:table-row>
          <table:table-cell table:style-name="Tabelle2.A2" table:number-columns-spanned="2" office:value-type="string">
            <text:p text:style-name="P89">Default Position</text:p>
          </table:table-cell>
          <table:covered-table-cell/>
          <table:table-cell table:style-name="Tabelle2.C2" office:value-type="string">
            <text:p text:style-name="P99">Top</text:p>
          </table:table-cell>
        </table:table-row>
        <table:table-row>
          <table:table-cell table:style-name="Tabelle2.A2" table:number-columns-spanned="2" office:value-type="string">
            <text:p text:style-name="P89">Default Style</text:p>
          </table:table-cell>
          <table:covered-table-cell/>
          <table:table-cell table:style-name="Tabelle2.C2" office:value-type="string">
            <text:p text:style-name="P104">Icon</text:p>
          </table:table-cell>
        </table:table-row>
        <table:table-row>
          <table:table-cell table:style-name="Tabelle2.A2" table:number-columns-spanned="2" office:value-type="string">
            <text:p text:style-name="P89">Name in OpenOffice 1.1</text:p>
          </table:table-cell>
          <table:covered-table-cell/>
          <table:table-cell table:style-name="Tabelle2.C2" office:value-type="string">
            <text:p text:style-name="P66">N/A</text:p>
          </table:table-cell>
        </table:table-row>
        <table:table-row>
          <table:table-cell table:style-name="Tabelle2.A2" table:number-columns-spanned="2" office:value-type="string">
            <text:p text:style-name="P89">Name in Microsoft Office 2003</text:p>
          </table:table-cell>
          <table:covered-table-cell/>
          <table:table-cell table:style-name="Tabelle2.C2" office:value-type="string">
            <text:p text:style-name="P24">N/A</text:p>
          </table:table-cell>
        </table:table-row>
        <table:table-row>
          <table:table-cell table:style-name="Tabelle2.A2" table:number-columns-spanned="2" office:value-type="string">
            <text:p text:style-name="P89">Notes:</text:p>
          </table:table-cell>
          <table:covered-table-cell/>
          <table:table-cell table:style-name="Tabelle2.C2" office:value-type="string">
            <text:p text:style-name="P66">This toolbar is visible whenever a text box form control (which is set up to contain text with formatting) is focused.</text:p>
          </table:table-cell>
        </table:table-row>
        <table:table-row>
          <table:table-cell table:style-name="Tabelle2.A2" table:number-columns-spanned="2" office:value-type="string">
            <text:p text:style-name="P89">Toolbar Content:</text:p>
          </table:table-cell>
          <table:covered-table-cell/>
          <table:table-cell table:style-name="Tabelle2.C2" office:value-type="string">
            <text:p text:style-name="P8">Font Name</text:p>
            <text:p text:style-name="P8">-----------<text:line-break/>Font Size<text:line-break/>------------<text:line-break/>Bold<text:line-break/>Italic<text:line-break/>Underline<text:line-break/>Superscript<text:line-break/>Subscript<text:line-break/>------------<text:line-break/>Align Left<text:line-break/>Centered<text:line-break/>Align Right</text:p>
            <text:p text:style-name="P8">Justified<text:line-break/>-------------</text:p>
            <text:p text:style-name="P9">Left-To-Right [hidden by default]</text:p>
            <text:p text:style-name="P32">Right-To-Left [hidden by default]</text:p>
            <text:p text:style-name="P8">-------------</text:p>
            <text:p text:style-name="P8">Line Spacing: 1</text:p>
            <text:p text:style-name="P8">Line Spacing: 1.5</text:p>
            <text:p text:style-name="P8">Line Spacing: 2</text:p>
            <text:p text:style-name="P36">---------------<text:line-break/>Font Attributes<text:line-break/>Format: Paragraph</text:p>
          </table:table-cell>
        </table:table-row>
      </table:table>
      <text:h text:style-name="P51" text:outline-level="3"><text:span text:style-name="T42">Drawing Object Properties </text:span><text:span text:style-name="T9">(Writer)</text:span></text:h>
      <table:table table:name="Table43" table:style-name="Table43">
        <table:table-column table:style-name="Table43.A"/>
        <table:table-column table:style-name="Table43.B"/>
        <table:table-column table:style-name="Table43.C"/>
        <table:table-row>
          <table:table-cell table:style-name="Table43.A1" office:value-type="string">
            <text:p text:style-name="WW-Table_20_Heading">Toolbar Name:</text:p>
          </table:table-cell>
          <table:table-cell table:style-name="Table43.A1" office:value-type="string">
            <text:p text:style-name="WW-Table_20_Heading">EN:</text:p>
          </table:table-cell>
          <table:table-cell table:style-name="Table43.C1" office:value-type="string">
            <text:p text:style-name="P23">Drawing Object Properties</text:p>
          </table:table-cell>
        </table:table-row>
        <table:table-row>
          <table:table-cell table:style-name="Table43.A2" office:value-type="string">
            <text:p text:style-name="WW-Table_20_Contents"/>
          </table:table-cell>
          <table:table-cell table:style-name="Table43.A2" office:value-type="string">
            <text:p text:style-name="P89">GER:</text:p>
          </table:table-cell>
          <table:table-cell table:style-name="Table43.C2" office:value-type="string">
            <text:p text:style-name="P100">Zeichnungsobjekt-Eigenschaften</text:p>
          </table:table-cell>
        </table:table-row>
        <table:table-row>
          <table:table-cell table:style-name="Table43.A2" table:number-columns-spanned="2" office:value-type="string">
            <text:p text:style-name="P89">Toolbar File Name:</text:p>
          </table:table-cell>
          <table:covered-table-cell/>
          <table:table-cell table:style-name="Table43.C2" office:value-type="string">
            <text:p text:style-name="P100">drawingobjectbar.xml</text:p>
          </table:table-cell>
        </table:table-row>
        <table:table-row>
          <table:table-cell table:style-name="Table43.A2" table:number-columns-spanned="2" office:value-type="string">
            <text:p text:style-name="P89">Appears in:</text:p>
          </table:table-cell>
          <table:covered-table-cell/>
          <table:table-cell table:style-name="Table43.C2" office:value-type="string">
            <text:p text:style-name="P99">Writer</text:p>
          </table:table-cell>
        </table:table-row>
        <table:table-row>
          <table:table-cell table:style-name="Table43.A2" table:number-columns-spanned="2" office:value-type="string">
            <text:p text:style-name="P89">Shall always be visible</text:p>
          </table:table-cell>
          <table:covered-table-cell/>
          <table:table-cell table:style-name="Table43.C2" office:value-type="string">
            <text:p text:style-name="P99">No</text:p>
          </table:table-cell>
        </table:table-row>
        <table:table-row>
          <table:table-cell table:style-name="Table43.A2" table:number-columns-spanned="2" office:value-type="string">
            <text:p text:style-name="P89">List in View/Toolbars:</text:p>
          </table:table-cell>
          <table:covered-table-cell/>
          <table:table-cell table:style-name="Table43.C2" office:value-type="string">
            <text:p text:style-name="P99">No</text:p>
          </table:table-cell>
        </table:table-row>
        <table:table-row>
          <table:table-cell table:style-name="Table43.A2" table:number-columns-spanned="2" office:value-type="string">
            <text:p text:style-name="P89">Visible after first start</text:p>
          </table:table-cell>
          <table:covered-table-cell/>
          <table:table-cell table:style-name="Table43.C2" office:value-type="string">
            <text:p text:style-name="P99">No</text:p>
          </table:table-cell>
        </table:table-row>
        <table:table-row>
          <table:table-cell table:style-name="Table43.A2" table:number-columns-spanned="2" office:value-type="string">
            <text:p text:style-name="P89">Sub-Toolbar of:</text:p>
          </table:table-cell>
          <table:covered-table-cell/>
          <table:table-cell table:style-name="Table43.C2" office:value-type="string">
            <text:p text:style-name="P70">N/A</text:p>
          </table:table-cell>
        </table:table-row>
        <table:table-row>
          <table:table-cell table:style-name="Table43.A2" table:number-columns-spanned="2" office:value-type="string">
            <text:p text:style-name="P89">Display Tb if context is given</text:p>
          </table:table-cell>
          <table:covered-table-cell/>
          <table:table-cell table:style-name="Table43.C2" office:value-type="string">
            <text:p text:style-name="P99">Yes</text:p>
          </table:table-cell>
        </table:table-row>
        <table:table-row>
          <table:table-cell table:style-name="Table43.A2" table:number-columns-spanned="2" office:value-type="string">
            <text:p text:style-name="P89">Close Operation</text:p>
          </table:table-cell>
          <table:covered-table-cell/>
          <table:table-cell table:style-name="Table43.C2" office:value-type="string">
            <text:p text:style-name="P99">Temporarily</text:p>
          </table:table-cell>
        </table:table-row>
        <table:table-row>
          <table:table-cell table:style-name="Table43.A2" table:number-columns-spanned="2" office:value-type="string">
            <text:p text:style-name="P89">Default Docking State</text:p>
          </table:table-cell>
          <table:covered-table-cell/>
          <table:table-cell table:style-name="Table43.C2" office:value-type="string">
            <text:p text:style-name="P99">Docked</text:p>
          </table:table-cell>
        </table:table-row>
        <table:table-row>
          <table:table-cell table:style-name="Table43.A2" table:number-columns-spanned="2" office:value-type="string">
            <text:p text:style-name="P89">Default Position</text:p>
          </table:table-cell>
          <table:covered-table-cell/>
          <table:table-cell table:style-name="Table43.C2" office:value-type="string">
            <text:p text:style-name="P104">Docked under Standard</text:p>
          </table:table-cell>
        </table:table-row>
        <table:table-row>
          <table:table-cell table:style-name="Table43.A2" table:number-columns-spanned="2" office:value-type="string">
            <text:p text:style-name="P89">Default Style</text:p>
          </table:table-cell>
          <table:covered-table-cell/>
          <table:table-cell table:style-name="Table43.C2" office:value-type="string">
            <text:p text:style-name="P104">Icon</text:p>
          </table:table-cell>
        </table:table-row>
        <table:table-row>
          <table:table-cell table:style-name="Table43.A2" table:number-columns-spanned="2" office:value-type="string">
            <text:p text:style-name="P89">Name in OpenOffice 1.1</text:p>
          </table:table-cell>
          <table:covered-table-cell/>
          <table:table-cell table:style-name="Table43.C2" office:value-type="string">
            <text:p text:style-name="P66">Draw Object Bar</text:p>
          </table:table-cell>
        </table:table-row>
        <table:table-row>
          <table:table-cell table:style-name="Table43.A2" table:number-columns-spanned="2" office:value-type="string">
            <text:p text:style-name="P89">Name in Microsoft Office 2003</text:p>
          </table:table-cell>
          <table:covered-table-cell/>
          <table:table-cell table:style-name="Table43.C2" office:value-type="string">
            <text:p text:style-name="P24">N/A</text:p>
          </table:table-cell>
        </table:table-row>
        <table:table-row>
          <table:table-cell table:style-name="Table43.A2" table:number-columns-spanned="2" office:value-type="string">
            <text:p text:style-name="P89">Notes:</text:p>
          </table:table-cell>
          <table:covered-table-cell/>
          <table:table-cell table:style-name="Table43.C2" office:value-type="string">
            <text:p text:style-name="P52"/>
          </table:table-cell>
        </table:table-row>
        <table:table-row>
          <table:table-cell table:style-name="Table43.A2" table:number-columns-spanned="2" office:value-type="string">
            <text:p text:style-name="P89">Toolbar Content:</text:p>
          </table:table-cell>
          <table:covered-table-cell/>
          <table:table-cell table:style-name="Table43.C2" office:value-type="string">
            <text:p text:style-name="P32">Line...</text:p>
            <text:p text:style-name="P32">Arrow Style -&gt; Style: DropDownOwnly</text:p>
            <text:p text:style-name="P32">Line Style</text:p>
            <text:p text:style-name="P32">-----------------</text:p>
            <text:p text:style-name="P32">Line Width</text:p>
            <text:p text:style-name="P32">----------------</text:p>
            <text:p text:style-name="P32">Line Color</text:p>
            <text:p text:style-name="P32">----------------</text:p>
            <text:p text:style-name="P32">Area...<text:line-break/>----------------</text:p>
            <text:p text:style-name="P32">Area Style / Filling<text:line-break/>----------------<text:line-break/>Object Rotation Mode<text:line-break/>Display Grid [hidden by default]<text:line-break/>Snap to Grid [hidden by default]<text:line-break/>Guides When Moving [hidden by default]<text:line-break/>----------------</text:p>
            <text:p text:style-name="P32">Wrap Off [hidden by default]</text:p>
            <text:p text:style-name="P32">Page Wrap [hidden by default]</text:p>
            <text:p text:style-name="P32">Optimal Page Wrap [hidden by default]</text:p>
            <text:p text:style-name="P32">Wrap Left [hidden by default]</text:p>
            <text:p text:style-name="P32">Wrap Right [hidden by default]</text:p>
            <text:p text:style-name="P32">Wrap Through [hidden by default]</text:p>
            <text:p text:style-name="P32">Wrap Contour on [hidden by default]</text:p>
            <text:p text:style-name="P32">----------------</text:p>
            <text:p text:style-name="P32">To Foreground</text:p>
            <text:p text:style-name="P32">To Background</text:p>
            <text:p text:style-name="P32">Bring to Front</text:p>
            <text:p text:style-name="P32">Bring to Back</text:p>
            <text:p text:style-name="P32">Alignment</text:p>
            <text:p text:style-name="P32">----------------</text:p>
            <text:p text:style-name="P32">Change Anchor -&gt; Style: DropDownOwnly</text:p>
            <text:p text:style-name="P32">----------------</text:p>
            <text:p text:style-name="P32">Ungroup</text:p>
            <text:p text:style-name="P32">Group</text:p>
          </table:table-cell>
        </table:table-row>
      </table:table>
      <text:p text:style-name="Standard"/>
      <text:h text:style-name="P47" text:outline-level="3">Edit Points (Writer)</text:h>
      <table:table table:name="Table44" table:style-name="Table44">
        <table:table-column table:style-name="Table44.A"/>
        <table:table-column table:style-name="Table44.B"/>
        <table:table-column table:style-name="Table44.C"/>
        <table:table-row>
          <table:table-cell table:style-name="Table44.A1" office:value-type="string">
            <text:p text:style-name="WW-Table_20_Heading">Toolbar Name:</text:p>
          </table:table-cell>
          <table:table-cell table:style-name="Table44.A1" office:value-type="string">
            <text:p text:style-name="WW-Table_20_Heading">EN:</text:p>
          </table:table-cell>
          <table:table-cell table:style-name="Table44.C1" office:value-type="string">
            <text:p text:style-name="P23">Edit Points</text:p>
          </table:table-cell>
        </table:table-row>
        <table:table-row>
          <table:table-cell table:style-name="Table44.A2" office:value-type="string">
            <text:p text:style-name="WW-Table_20_Contents"/>
          </table:table-cell>
          <table:table-cell table:style-name="Table44.A2" office:value-type="string">
            <text:p text:style-name="P89">GER:</text:p>
          </table:table-cell>
          <table:table-cell table:style-name="Table44.C2" office:value-type="string">
            <text:p text:style-name="P100">Punkte bearbeiten</text:p>
          </table:table-cell>
        </table:table-row>
        <table:table-row>
          <table:table-cell table:style-name="Table44.A2" table:number-columns-spanned="2" office:value-type="string">
            <text:p text:style-name="WW-Table_20_Heading">Toolbar File Name:</text:p>
          </table:table-cell>
          <table:covered-table-cell/>
          <table:table-cell table:style-name="Table44.C2" office:value-type="string">
            <text:p text:style-name="P100">bezierobjectbar.xml</text:p>
          </table:table-cell>
        </table:table-row>
        <table:table-row>
          <table:table-cell table:style-name="Table44.A2" table:number-columns-spanned="2" office:value-type="string">
            <text:p text:style-name="P89">Appears in:</text:p>
          </table:table-cell>
          <table:covered-table-cell/>
          <table:table-cell table:style-name="Table44.C2" office:value-type="string">
            <text:p text:style-name="P99">Writer</text:p>
          </table:table-cell>
        </table:table-row>
        <table:table-row>
          <table:table-cell table:style-name="Table44.A2" table:number-columns-spanned="2" office:value-type="string">
            <text:p text:style-name="P89">Shall always be visible</text:p>
          </table:table-cell>
          <table:covered-table-cell/>
          <table:table-cell table:style-name="Table44.C2" office:value-type="string">
            <text:p text:style-name="P99">No</text:p>
          </table:table-cell>
        </table:table-row>
        <table:table-row>
          <table:table-cell table:style-name="Table44.A2" table:number-columns-spanned="2" office:value-type="string">
            <text:p text:style-name="P89">List in View/Toolbars:</text:p>
          </table:table-cell>
          <table:covered-table-cell/>
          <table:table-cell table:style-name="Table44.C2" office:value-type="string">
            <text:p text:style-name="P99">No</text:p>
          </table:table-cell>
        </table:table-row>
        <table:table-row>
          <table:table-cell table:style-name="Table44.A2" table:number-columns-spanned="2" office:value-type="string">
            <text:p text:style-name="P89">Visible after first start</text:p>
          </table:table-cell>
          <table:covered-table-cell/>
          <table:table-cell table:style-name="Table44.C2" office:value-type="string">
            <text:p text:style-name="P99">No</text:p>
          </table:table-cell>
        </table:table-row>
        <table:table-row>
          <table:table-cell table:style-name="Table44.A2" table:number-columns-spanned="2" office:value-type="string">
            <text:p text:style-name="P89">Sub-Toolbar of:</text:p>
          </table:table-cell>
          <table:covered-table-cell/>
          <table:table-cell table:style-name="Table44.C2" office:value-type="string">
            <text:p text:style-name="P70">Drawing</text:p>
          </table:table-cell>
        </table:table-row>
        <table:table-row>
          <table:table-cell table:style-name="Table44.A2" table:number-columns-spanned="2" office:value-type="string">
            <text:p text:style-name="P89">Display Tb if context is given</text:p>
          </table:table-cell>
          <table:covered-table-cell/>
          <table:table-cell table:style-name="Table44.C2" office:value-type="string">
            <text:p text:style-name="P99">Yes, If object is in Point editing mode</text:p>
          </table:table-cell>
        </table:table-row>
        <table:table-row>
          <table:table-cell table:style-name="Table44.A2" table:number-columns-spanned="2" office:value-type="string">
            <text:p text:style-name="P89">Close Operation</text:p>
          </table:table-cell>
          <table:covered-table-cell/>
          <table:table-cell table:style-name="Table44.C2" office:value-type="string">
            <text:p text:style-name="P99">Temporarily</text:p>
          </table:table-cell>
        </table:table-row>
        <table:table-row>
          <table:table-cell table:style-name="Table44.A2" table:number-columns-spanned="2" office:value-type="string">
            <text:p text:style-name="P89">Default Docking State</text:p>
          </table:table-cell>
          <table:covered-table-cell/>
          <table:table-cell table:style-name="Table44.C2" office:value-type="string">
            <text:p text:style-name="P99">Floated</text:p>
          </table:table-cell>
        </table:table-row>
        <table:table-row>
          <table:table-cell table:style-name="Table44.A2" table:number-columns-spanned="2" office:value-type="string">
            <text:p text:style-name="P89">Default Position</text:p>
          </table:table-cell>
          <table:covered-table-cell/>
          <table:table-cell table:style-name="Table44.C2" office:value-type="string">
            <text:p text:style-name="P104">N/A</text:p>
          </table:table-cell>
        </table:table-row>
        <table:table-row>
          <table:table-cell table:style-name="Table44.A2" table:number-columns-spanned="2" office:value-type="string">
            <text:p text:style-name="P89">Default Style</text:p>
          </table:table-cell>
          <table:covered-table-cell/>
          <table:table-cell table:style-name="Table44.C2" office:value-type="string">
            <text:p text:style-name="P104">Icon</text:p>
          </table:table-cell>
        </table:table-row>
        <table:table-row>
          <table:table-cell table:style-name="Table44.A2" table:number-columns-spanned="2" office:value-type="string">
            <text:p text:style-name="P89">Name in OpenOffice 1.1</text:p>
          </table:table-cell>
          <table:covered-table-cell/>
          <table:table-cell table:style-name="Table44.C2" office:value-type="string">
            <text:p text:style-name="P66">Bézier Object Bar</text:p>
          </table:table-cell>
        </table:table-row>
        <table:table-row>
          <table:table-cell table:style-name="Table44.A2" table:number-columns-spanned="2" office:value-type="string">
            <text:p text:style-name="P89">Name in Microsoft Office 2003</text:p>
          </table:table-cell>
          <table:covered-table-cell/>
          <table:table-cell table:style-name="Table44.C2" office:value-type="string">
            <text:p text:style-name="P24">N/A</text:p>
          </table:table-cell>
        </table:table-row>
        <table:table-row>
          <table:table-cell table:style-name="Table44.A2" table:number-columns-spanned="2" office:value-type="string">
            <text:p text:style-name="P89">Notes:</text:p>
          </table:table-cell>
          <table:covered-table-cell/>
          <table:table-cell table:style-name="Table44.C2" office:value-type="string">
            <text:p text:style-name="P66"/>
          </table:table-cell>
        </table:table-row>
        <table:table-row>
          <table:table-cell table:style-name="Table44.A2" table:number-columns-spanned="2" office:value-type="string">
            <text:p text:style-name="P89">Toolbar Content:</text:p>
          </table:table-cell>
          <table:covered-table-cell/>
          <table:table-cell table:style-name="Table44.C2" office:value-type="string">
            <text:p text:style-name="P32">Points<text:line-break/>----------------</text:p>
            <text:p text:style-name="P32">Move Points</text:p>
            <text:p text:style-name="P32">Insert Points</text:p>
            <text:p text:style-name="P32">----------------</text:p>
            <text:p text:style-name="P32">Delete Points</text:p>
            <text:p text:style-name="P32">Split Curve</text:p>
            <text:p text:style-name="P32">Convert to Curve</text:p>
            <text:p text:style-name="P32">----------------</text:p>
            <text:p text:style-name="P32">Corner Points</text:p>
            <text:p text:style-name="P32">Smooth Transition</text:p>
            <text:p text:style-name="P32">Symmetric Transition</text:p>
            <text:p text:style-name="P32">----------------</text:p>
            <text:p text:style-name="P32">Close Bézier</text:p>
            <text:p text:style-name="P32">-----------------</text:p>
            <text:p text:style-name="P32">Eliminate Points</text:p>
          </table:table-cell>
        </table:table-row>
      </table:table>
      <text:h text:style-name="P53" text:outline-level="3">Text Object (Writer)</text:h>
      <table:table table:name="Table45" table:style-name="Table45">
        <table:table-column table:style-name="Table45.A"/>
        <table:table-column table:style-name="Table45.B"/>
        <table:table-column table:style-name="Table45.C"/>
        <table:table-row>
          <table:table-cell table:style-name="Table45.A1" office:value-type="string">
            <text:p text:style-name="WW-Table_20_Heading">Toolbar Name:</text:p>
          </table:table-cell>
          <table:table-cell table:style-name="Table45.A1" office:value-type="string">
            <text:p text:style-name="WW-Table_20_Heading">EN:</text:p>
          </table:table-cell>
          <table:table-cell table:style-name="Table45.C1" office:value-type="string">
            <text:p text:style-name="P23">Text Object</text:p>
          </table:table-cell>
        </table:table-row>
        <table:table-row>
          <table:table-cell table:style-name="Table45.A2" office:value-type="string">
            <text:p text:style-name="WW-Table_20_Contents"/>
          </table:table-cell>
          <table:table-cell table:style-name="Table45.A2" office:value-type="string">
            <text:p text:style-name="P89">GER:</text:p>
          </table:table-cell>
          <table:table-cell table:style-name="Table45.C2" office:value-type="string">
            <text:p text:style-name="P100">Textobjekt</text:p>
          </table:table-cell>
        </table:table-row>
        <table:table-row>
          <table:table-cell table:style-name="Table45.A2" table:number-columns-spanned="2" office:value-type="string">
            <text:p text:style-name="WW-Table_20_Heading">Toolbar File Name:</text:p>
          </table:table-cell>
          <table:covered-table-cell/>
          <table:table-cell table:style-name="Table45.C2" office:value-type="string">
            <text:p text:style-name="P100">drawtextobject.xml</text:p>
          </table:table-cell>
        </table:table-row>
        <table:table-row>
          <table:table-cell table:style-name="Table45.A2" table:number-columns-spanned="2" office:value-type="string">
            <text:p text:style-name="P89">Appears in:</text:p>
          </table:table-cell>
          <table:covered-table-cell/>
          <table:table-cell table:style-name="Table45.C2" office:value-type="string">
            <text:p text:style-name="P99">Writer</text:p>
          </table:table-cell>
        </table:table-row>
        <table:table-row>
          <table:table-cell table:style-name="Table45.A2" table:number-columns-spanned="2" office:value-type="string">
            <text:p text:style-name="P89">Shall always be visible</text:p>
          </table:table-cell>
          <table:covered-table-cell/>
          <table:table-cell table:style-name="Table45.C2" office:value-type="string">
            <text:p text:style-name="P99">No</text:p>
          </table:table-cell>
        </table:table-row>
        <table:table-row>
          <table:table-cell table:style-name="Table45.A2" table:number-columns-spanned="2" office:value-type="string">
            <text:p text:style-name="P89">List in View/Toolbars:</text:p>
          </table:table-cell>
          <table:covered-table-cell/>
          <table:table-cell table:style-name="Table45.C2" office:value-type="string">
            <text:p text:style-name="P99">No</text:p>
          </table:table-cell>
        </table:table-row>
        <table:table-row>
          <table:table-cell table:style-name="Table45.A2" table:number-columns-spanned="2" office:value-type="string">
            <text:p text:style-name="P89">Visible after first start</text:p>
          </table:table-cell>
          <table:covered-table-cell/>
          <table:table-cell table:style-name="Table45.C2" office:value-type="string">
            <text:p text:style-name="P99">No</text:p>
          </table:table-cell>
        </table:table-row>
        <table:table-row>
          <table:table-cell table:style-name="Table45.A2" table:number-columns-spanned="2" office:value-type="string">
            <text:p text:style-name="P89">Sub-Toolbar of:</text:p>
          </table:table-cell>
          <table:covered-table-cell/>
          <table:table-cell table:style-name="Table45.C2" office:value-type="string">
            <text:p text:style-name="P70">None</text:p>
          </table:table-cell>
        </table:table-row>
        <table:table-row>
          <table:table-cell table:style-name="Table45.A2" table:number-columns-spanned="2" office:value-type="string">
            <text:p text:style-name="P89">Display Tb if context is given</text:p>
          </table:table-cell>
          <table:covered-table-cell/>
          <table:table-cell table:style-name="Table45.C2" office:value-type="string">
            <text:p text:style-name="P99">Yes</text:p>
          </table:table-cell>
        </table:table-row>
        <table:table-row>
          <table:table-cell table:style-name="Table45.A2" table:number-columns-spanned="2" office:value-type="string">
            <text:p text:style-name="P89">Close Operation</text:p>
          </table:table-cell>
          <table:covered-table-cell/>
          <table:table-cell table:style-name="Table45.C2" office:value-type="string">
            <text:p text:style-name="P99">Temporarily</text:p>
          </table:table-cell>
        </table:table-row>
        <table:table-row>
          <table:table-cell table:style-name="Table45.A2" table:number-columns-spanned="2" office:value-type="string">
            <text:p text:style-name="P89">Default Docking State</text:p>
          </table:table-cell>
          <table:covered-table-cell/>
          <table:table-cell table:style-name="Table45.C2" office:value-type="string">
            <text:p text:style-name="P99">Docked</text:p>
          </table:table-cell>
        </table:table-row>
        <table:table-row>
          <table:table-cell table:style-name="Table45.A2" table:number-columns-spanned="2" office:value-type="string">
            <text:p text:style-name="P89">Default Position</text:p>
          </table:table-cell>
          <table:covered-table-cell/>
          <table:table-cell table:style-name="Table45.C2" office:value-type="string">
            <text:p text:style-name="P104">Replaces Formatting</text:p>
          </table:table-cell>
        </table:table-row>
        <table:table-row>
          <table:table-cell table:style-name="Table45.A2" table:number-columns-spanned="2" office:value-type="string">
            <text:p text:style-name="P89">Default Style</text:p>
          </table:table-cell>
          <table:covered-table-cell/>
          <table:table-cell table:style-name="Table45.C2" office:value-type="string">
            <text:p text:style-name="P104">Icon</text:p>
          </table:table-cell>
        </table:table-row>
        <table:table-row>
          <table:table-cell table:style-name="Table45.A2" table:number-columns-spanned="2" office:value-type="string">
            <text:p text:style-name="P89">Name in OpenOffice 1.1</text:p>
          </table:table-cell>
          <table:covered-table-cell/>
          <table:table-cell table:style-name="Table45.C2" office:value-type="string">
            <text:p text:style-name="P66">OLE-Object</text:p>
          </table:table-cell>
        </table:table-row>
        <table:table-row>
          <table:table-cell table:style-name="Table45.A2" table:number-columns-spanned="2" office:value-type="string">
            <text:p text:style-name="P89">Name in Microsoft Office 2003</text:p>
          </table:table-cell>
          <table:covered-table-cell/>
          <table:table-cell table:style-name="Table45.C2" office:value-type="string">
            <text:p text:style-name="P24">N/A</text:p>
          </table:table-cell>
        </table:table-row>
        <table:table-row>
          <table:table-cell table:style-name="Table45.A2" table:number-columns-spanned="2" office:value-type="string">
            <text:p text:style-name="P89">Notes:</text:p>
          </table:table-cell>
          <table:covered-table-cell/>
          <table:table-cell table:style-name="Table45.C2" office:value-type="string">
            <text:p text:style-name="P69"/>
          </table:table-cell>
        </table:table-row>
        <table:table-row>
          <table:table-cell table:style-name="Table45.A2" table:number-columns-spanned="2" office:value-type="string">
            <text:p text:style-name="P89">Toolbar Content:</text:p>
          </table:table-cell>
          <table:covered-table-cell/>
          <table:table-cell table:style-name="Table45.C2" office:value-type="string">
            <text:p text:style-name="P32">Font Name</text:p>
            <text:p text:style-name="P32">-----------</text:p>
            <text:p text:style-name="P32">Font Size<text:line-break/>-----------</text:p>
            <text:p text:style-name="P32">Bold</text:p>
            <text:p text:style-name="P32">Italic</text:p>
            <text:p text:style-name="P32">Underline</text:p>
            <text:p text:style-name="P32">Superscript</text:p>
            <text:p text:style-name="P32">Subscript</text:p>
            <text:p text:style-name="P32">-----------</text:p>
            <text:p text:style-name="P32">Align Left</text:p>
            <text:p text:style-name="P32">Centered</text:p>
            <text:p text:style-name="P32">Align Right</text:p>
            <text:p text:style-name="P32">Justified</text:p>
            <text:p text:style-name="P32">-----------</text:p>
            <text:p text:style-name="P32">Line Spacing: 1 [hidden by default]</text:p>
            <text:p text:style-name="P32">Line Spacing: 1.5 [hidden by default]</text:p>
            <text:p text:style-name="P32">Line Spacing: 2 [hidden by default]</text:p>
            <text:p text:style-name="P32">-----------</text:p>
            <text:p text:style-name="P32">Font Color</text:p>
            <text:p text:style-name="P32">-----------</text:p>
            <text:p text:style-name="P32">Left-To-Right [hidden by default]<text:line-break/>Right – to left [hidden by default]<text:line-break/>-----------<text:line-break/>Text direction from left to right</text:p>
            <text:p text:style-name="P32">Text direction from top to bottom</text:p>
            <text:p text:style-name="P32">-------------<text:line-break/>Select All<text:line-break/>Character...<text:line-break/>Paragraph...</text:p>
          </table:table-cell>
        </table:table-row>
      </table:table>
      <text:p text:style-name="Standard"/>
      <text:h text:style-name="P47" text:outline-level="3">Standard (Viewing Mode)</text:h>
      <table:table table:name="Table46" table:style-name="Table46">
        <table:table-column table:style-name="Table46.A"/>
        <table:table-column table:style-name="Table46.B"/>
        <table:table-column table:style-name="Table46.C"/>
        <table:table-row>
          <table:table-cell table:style-name="Table46.A1" office:value-type="string">
            <text:p text:style-name="WW-Table_20_Heading">Toolbar Name:</text:p>
          </table:table-cell>
          <table:table-cell table:style-name="Table46.A1" office:value-type="string">
            <text:p text:style-name="WW-Table_20_Heading">EN:</text:p>
          </table:table-cell>
          <table:table-cell table:style-name="Table46.C1" office:value-type="string">
            <text:p text:style-name="P23">Standard (Viewing Mode)</text:p>
          </table:table-cell>
        </table:table-row>
        <table:table-row>
          <table:table-cell table:style-name="Table46.A2" office:value-type="string">
            <text:p text:style-name="WW-Table_20_Contents"/>
          </table:table-cell>
          <table:table-cell table:style-name="Table46.A2" office:value-type="string">
            <text:p text:style-name="P89">GER:</text:p>
          </table:table-cell>
          <table:table-cell table:style-name="Table46.C2" office:value-type="string">
            <text:p text:style-name="P100">Standard (Lesemodus)</text:p>
          </table:table-cell>
        </table:table-row>
        <table:table-row>
          <table:table-cell table:style-name="Table46.A2" table:number-columns-spanned="2" office:value-type="string">
            <text:p text:style-name="WW-Table_20_Heading">Toolbar File Name:</text:p>
          </table:table-cell>
          <table:covered-table-cell/>
          <table:table-cell table:style-name="Table46.C2" office:value-type="string">
            <text:p text:style-name="P100">viewerbar.xml</text:p>
          </table:table-cell>
        </table:table-row>
        <table:table-row>
          <table:table-cell table:style-name="Table46.A2" table:number-columns-spanned="2" office:value-type="string">
            <text:p text:style-name="P89">Appears in:</text:p>
          </table:table-cell>
          <table:covered-table-cell/>
          <table:table-cell table:style-name="Table46.C2" office:value-type="string">
            <text:p text:style-name="P99">Writer</text:p>
          </table:table-cell>
        </table:table-row>
        <table:table-row>
          <table:table-cell table:style-name="Table46.A2" table:number-columns-spanned="2" office:value-type="string">
            <text:p text:style-name="P89">Shall always be visible</text:p>
          </table:table-cell>
          <table:covered-table-cell/>
          <table:table-cell table:style-name="Table46.C2" office:value-type="string">
            <text:p text:style-name="P99">No</text:p>
          </table:table-cell>
        </table:table-row>
        <table:table-row>
          <table:table-cell table:style-name="Table46.A2" table:number-columns-spanned="2" office:value-type="string">
            <text:p text:style-name="P89">List in View/Toolbars:</text:p>
          </table:table-cell>
          <table:covered-table-cell/>
          <table:table-cell table:style-name="Table46.C2" office:value-type="string">
            <text:p text:style-name="P99">No</text:p>
          </table:table-cell>
        </table:table-row>
        <table:table-row>
          <table:table-cell table:style-name="Table46.A2" table:number-columns-spanned="2" office:value-type="string">
            <text:p text:style-name="P89">Visible after first start</text:p>
          </table:table-cell>
          <table:covered-table-cell/>
          <table:table-cell table:style-name="Table46.C2" office:value-type="string">
            <text:p text:style-name="P99">No</text:p>
          </table:table-cell>
        </table:table-row>
        <table:table-row>
          <table:table-cell table:style-name="Table46.A2" table:number-columns-spanned="2" office:value-type="string">
            <text:p text:style-name="P89">Sub-Toolbar of:</text:p>
          </table:table-cell>
          <table:covered-table-cell/>
          <table:table-cell table:style-name="Table46.C2" office:value-type="string">
            <text:p text:style-name="P70">None</text:p>
          </table:table-cell>
        </table:table-row>
        <table:table-row>
          <table:table-cell table:style-name="Table46.A2" table:number-columns-spanned="2" office:value-type="string">
            <text:p text:style-name="P89">Display Tb if context is given</text:p>
          </table:table-cell>
          <table:covered-table-cell/>
          <table:table-cell table:style-name="Table46.C2" office:value-type="string">
            <text:p text:style-name="P99">Yes</text:p>
          </table:table-cell>
        </table:table-row>
        <table:table-row>
          <table:table-cell table:style-name="Table46.A2" table:number-columns-spanned="2" office:value-type="string">
            <text:p text:style-name="P89">Close Operation</text:p>
          </table:table-cell>
          <table:covered-table-cell/>
          <table:table-cell table:style-name="Table46.C2" office:value-type="string">
            <text:p text:style-name="P99">N/A, has no closer</text:p>
          </table:table-cell>
        </table:table-row>
        <table:table-row>
          <table:table-cell table:style-name="Table46.A2" table:number-columns-spanned="2" office:value-type="string">
            <text:p text:style-name="P89">Default Docking State</text:p>
          </table:table-cell>
          <table:covered-table-cell/>
          <table:table-cell table:style-name="Table46.C2" office:value-type="string">
            <text:p text:style-name="P99">Docked</text:p>
          </table:table-cell>
        </table:table-row>
        <table:table-row>
          <table:table-cell table:style-name="Table46.A2" table:number-columns-spanned="2" office:value-type="string">
            <text:p text:style-name="P89">Default Position</text:p>
          </table:table-cell>
          <table:covered-table-cell/>
          <table:table-cell table:style-name="Table46.C2" office:value-type="string">
            <text:p text:style-name="P104">Top</text:p>
          </table:table-cell>
        </table:table-row>
        <table:table-row>
          <table:table-cell table:style-name="Table46.A2" table:number-columns-spanned="2" office:value-type="string">
            <text:p text:style-name="P89">Default Style</text:p>
          </table:table-cell>
          <table:covered-table-cell/>
          <table:table-cell table:style-name="Table46.C2" office:value-type="string">
            <text:p text:style-name="P104">Icon</text:p>
          </table:table-cell>
        </table:table-row>
        <table:table-row>
          <table:table-cell table:style-name="Table46.A2" table:number-columns-spanned="2" office:value-type="string">
            <text:p text:style-name="P89">Name in OpenOffice 1.1</text:p>
          </table:table-cell>
          <table:covered-table-cell/>
          <table:table-cell table:style-name="Table46.C2" office:value-type="string">
            <text:p text:style-name="P66">Function Bar</text:p>
          </table:table-cell>
        </table:table-row>
        <table:table-row>
          <table:table-cell table:style-name="Table46.A2" table:number-columns-spanned="2" office:value-type="string">
            <text:p text:style-name="P89">Name in Microsoft Office 2003</text:p>
          </table:table-cell>
          <table:covered-table-cell/>
          <table:table-cell table:style-name="Table46.C2" office:value-type="string">
            <text:p text:style-name="P24">N/A</text:p>
          </table:table-cell>
        </table:table-row>
        <table:table-row>
          <table:table-cell table:style-name="Table46.A2" table:number-columns-spanned="2" office:value-type="string">
            <text:p text:style-name="P89">Notes:</text:p>
          </table:table-cell>
          <table:covered-table-cell/>
          <table:table-cell table:style-name="Table46.C2" office:value-type="string">
            <text:p text:style-name="P66"/>
          </table:table-cell>
        </table:table-row>
        <table:table-row>
          <table:table-cell table:style-name="Table46.A2" table:number-columns-spanned="2" office:value-type="string">
            <text:p text:style-name="P89">Toolbar Content:</text:p>
          </table:table-cell>
          <table:covered-table-cell/>
          <table:table-cell table:style-name="Table46.C2" office:value-type="string">
            <text:p text:style-name="P32">Save As...</text:p>
            <text:p text:style-name="P32">-------------<text:line-break/>Edit File<text:line-break/>Document As E-Mail<text:line-break/>-------------<text:line-break/>Export Directly as PDF</text:p>
            <text:p text:style-name="P32">Print File Directly<text:line-break/>-------------</text:p>
            <text:p text:style-name="P32">Copy<text:line-break/>-------------<text:line-break/>Find &amp; Replace<text:line-break/>Navigator<text:line-break/>-----------</text:p>
            <text:p text:style-name="P32">Zoom...</text:p>
          </table:table-cell>
        </table:table-row>
      </table:table>
      <text:h text:style-name="P47" text:outline-level="3">OLE Object (Writer)</text:h>
      <table:table table:name="Table47" table:style-name="Table47">
        <table:table-column table:style-name="Table47.A"/>
        <table:table-column table:style-name="Table47.B"/>
        <table:table-column table:style-name="Table47.C"/>
        <table:table-row>
          <table:table-cell table:style-name="Table47.A1" office:value-type="string">
            <text:p text:style-name="WW-Table_20_Heading">Toolbar Name:</text:p>
          </table:table-cell>
          <table:table-cell table:style-name="Table47.A1" office:value-type="string">
            <text:p text:style-name="WW-Table_20_Heading">EN:</text:p>
          </table:table-cell>
          <table:table-cell table:style-name="Table47.C1" office:value-type="string">
            <text:p text:style-name="P23">OLE Object</text:p>
          </table:table-cell>
        </table:table-row>
        <table:table-row>
          <table:table-cell table:style-name="Table47.A2" office:value-type="string">
            <text:p text:style-name="WW-Table_20_Contents"/>
          </table:table-cell>
          <table:table-cell table:style-name="Table47.A2" office:value-type="string">
            <text:p text:style-name="P89">GER:</text:p>
          </table:table-cell>
          <table:table-cell table:style-name="Table47.C2" office:value-type="string">
            <text:p text:style-name="P100">OLE Objekt</text:p>
          </table:table-cell>
        </table:table-row>
        <table:table-row>
          <table:table-cell table:style-name="Table47.A2" table:number-columns-spanned="2" office:value-type="string">
            <text:p text:style-name="WW-Table_20_Heading">Toolbar File Name:</text:p>
          </table:table-cell>
          <table:covered-table-cell/>
          <table:table-cell table:style-name="Table47.C2" office:value-type="string">
            <text:p text:style-name="P100">oleobjectbar.xml</text:p>
          </table:table-cell>
        </table:table-row>
        <table:table-row>
          <table:table-cell table:style-name="Table47.A2" table:number-columns-spanned="2" office:value-type="string">
            <text:p text:style-name="P89">Appears in:</text:p>
          </table:table-cell>
          <table:covered-table-cell/>
          <table:table-cell table:style-name="Table47.C2" office:value-type="string">
            <text:p text:style-name="P99">Writer</text:p>
          </table:table-cell>
        </table:table-row>
        <table:table-row>
          <table:table-cell table:style-name="Table47.A2" table:number-columns-spanned="2" office:value-type="string">
            <text:p text:style-name="P89">Shall always be visible</text:p>
          </table:table-cell>
          <table:covered-table-cell/>
          <table:table-cell table:style-name="Table47.C2" office:value-type="string">
            <text:p text:style-name="P99">No</text:p>
          </table:table-cell>
        </table:table-row>
        <table:table-row>
          <table:table-cell table:style-name="Table47.A2" table:number-columns-spanned="2" office:value-type="string">
            <text:p text:style-name="P89">List in View/Toolbars:</text:p>
          </table:table-cell>
          <table:covered-table-cell/>
          <table:table-cell table:style-name="Table47.C2" office:value-type="string">
            <text:p text:style-name="P99">No,<text:span text:style-name="T12"> </text:span><text:span text:style-name="T43">for Beta yes</text:span></text:p>
          </table:table-cell>
        </table:table-row>
        <table:table-row>
          <table:table-cell table:style-name="Table47.A2" table:number-columns-spanned="2" office:value-type="string">
            <text:p text:style-name="P89">Visible after first start</text:p>
          </table:table-cell>
          <table:covered-table-cell/>
          <table:table-cell table:style-name="Table47.C2" office:value-type="string">
            <text:p text:style-name="P99">No</text:p>
          </table:table-cell>
        </table:table-row>
        <table:table-row>
          <table:table-cell table:style-name="Table47.A2" table:number-columns-spanned="2" office:value-type="string">
            <text:p text:style-name="P89">Sub-Toolbar of:</text:p>
          </table:table-cell>
          <table:covered-table-cell/>
          <table:table-cell table:style-name="Table47.C2" office:value-type="string">
            <text:p text:style-name="P70">None</text:p>
          </table:table-cell>
        </table:table-row>
        <table:table-row>
          <table:table-cell table:style-name="Table47.A2" table:number-columns-spanned="2" office:value-type="string">
            <text:p text:style-name="P89">Display Tb if context is given</text:p>
          </table:table-cell>
          <table:covered-table-cell/>
          <table:table-cell table:style-name="Table47.C2" office:value-type="string">
            <text:p text:style-name="P99">Yes</text:p>
          </table:table-cell>
        </table:table-row>
        <table:table-row>
          <table:table-cell table:style-name="Table47.A2" table:number-columns-spanned="2" office:value-type="string">
            <text:p text:style-name="P89">Close Operation</text:p>
          </table:table-cell>
          <table:covered-table-cell/>
          <table:table-cell table:style-name="Table47.C2" office:value-type="string">
            <text:p text:style-name="P99">Temporarily</text:p>
          </table:table-cell>
        </table:table-row>
        <table:table-row>
          <table:table-cell table:style-name="Table47.A2" table:number-columns-spanned="2" office:value-type="string">
            <text:p text:style-name="P89">Default Docking State</text:p>
          </table:table-cell>
          <table:covered-table-cell/>
          <table:table-cell table:style-name="Table47.C2" office:value-type="string">
            <text:p text:style-name="P99">Docked</text:p>
          </table:table-cell>
        </table:table-row>
        <table:table-row>
          <table:table-cell table:style-name="Table47.A2" table:number-columns-spanned="2" office:value-type="string">
            <text:p text:style-name="P89">Default Position</text:p>
          </table:table-cell>
          <table:covered-table-cell/>
          <table:table-cell table:style-name="Table47.C2" office:value-type="string">
            <text:p text:style-name="P104">Replace Formatting</text:p>
          </table:table-cell>
        </table:table-row>
        <table:table-row>
          <table:table-cell table:style-name="Table47.A2" table:number-columns-spanned="2" office:value-type="string">
            <text:p text:style-name="P89">Default Style</text:p>
          </table:table-cell>
          <table:covered-table-cell/>
          <table:table-cell table:style-name="Table47.C2" office:value-type="string">
            <text:p text:style-name="P104">Icon</text:p>
          </table:table-cell>
        </table:table-row>
        <table:table-row>
          <table:table-cell table:style-name="Table47.A2" table:number-columns-spanned="2" office:value-type="string">
            <text:p text:style-name="P89">Name in OpenOffice 1.1</text:p>
          </table:table-cell>
          <table:covered-table-cell/>
          <table:table-cell table:style-name="Table47.C2" office:value-type="string">
            <text:p text:style-name="P66">OLE-Object</text:p>
          </table:table-cell>
        </table:table-row>
        <table:table-row>
          <table:table-cell table:style-name="Table47.A2" table:number-columns-spanned="2" office:value-type="string">
            <text:p text:style-name="P89">Name in Microsoft Office 2003</text:p>
          </table:table-cell>
          <table:covered-table-cell/>
          <table:table-cell table:style-name="Table47.C2" office:value-type="string">
            <text:p text:style-name="P24">N/A</text:p>
          </table:table-cell>
        </table:table-row>
        <table:table-row>
          <table:table-cell table:style-name="Table47.A2" table:number-columns-spanned="2" office:value-type="string">
            <text:p text:style-name="P89">Notes:</text:p>
          </table:table-cell>
          <table:covered-table-cell/>
          <table:table-cell table:style-name="Table47.C2" office:value-type="string">
            <text:p text:style-name="P77">, ok xcu</text:p>
          </table:table-cell>
        </table:table-row>
        <table:table-row>
          <table:table-cell table:style-name="Table47.A2" table:number-columns-spanned="2" office:value-type="string">
            <text:p text:style-name="P89">Toolbar Content:</text:p>
          </table:table-cell>
          <table:covered-table-cell/>
          <table:table-cell table:style-name="Table47.C2" office:value-type="string">
            <text:p text:style-name="P32">Apply Style</text:p>
            <text:p text:style-name="P32">-----------</text:p>
            <text:p text:style-name="P32">Align Left</text:p>
            <text:p text:style-name="P32">Center Horizontal</text:p>
            <text:p text:style-name="P32">Align Right</text:p>
            <text:p text:style-name="P32">-----------</text:p>
            <text:p text:style-name="P32">Align Top</text:p>
            <text:p text:style-name="P32">Align Vertical Center</text:p>
            <text:p text:style-name="P32">Align Bottom</text:p>
            <text:p text:style-name="P32">-----------</text:p>
            <text:p text:style-name="P32">Wrap Left [hidden by default]</text:p>
            <text:p text:style-name="P32">Wrap Right [hidden by default]</text:p>
            <text:p text:style-name="P32">Wrap Off</text:p>
            <text:p text:style-name="P32">Page Wrap</text:p>
            <text:p text:style-name="P32">Wrap Through</text:p>
            <text:p text:style-name="P32">Optimal Page Wrap [hidden by default]</text:p>
            <text:p text:style-name="P32">------------</text:p>
            <text:p text:style-name="P32">Frame...</text:p>
            <text:p text:style-name="P32">------------</text:p>
            <text:p text:style-name="P32">Bring to front</text:p>
            <text:p text:style-name="P32">Send to Back</text:p>
            <text:p text:style-name="P32">Change Anchor<text:span text:style-name="T9"> -&gt; Style:DropDownOnly</text:span></text:p>
            <text:p text:style-name="P32">------------</text:p>
            <text:p text:style-name="P32">Borders</text:p>
            <text:p text:style-name="P32">Line Style</text:p>
            <text:p text:style-name="P32">Line Color (of the border)</text:p>
          </table:table-cell>
        </table:table-row>
      </table:table>
      <text:h text:style-name="P46" text:outline-level="2">OpenOffice.org Calc</text:h>
      <text:p text:style-name="P119">Legend</text:p>
      <text:p text:style-name="P120"><text:span text:style-name="T12">[hidden by default] means that the i</text:span>tem shall be hidden by default.</text:p>
      <text:p text:style-name="Text_20_body"><text:span text:style-name="T13">&lt;BR</text:span><text:span text:style-name="T21">&gt;</text:span><text:span text:style-name="T12"> <text:s text:c="5"/>= Break</text:span></text:p>
      <text:p text:style-name="P120">------- <text:s text:c="2"/>= Separator </text:p>
      <text:p text:style-name="Text_20_body"><text:span text:style-name="T22">Bold <text:s text:c="5"/></text:span><text:span text:style-name="T23">= Opens a toolbar</text:span></text:p>
      <text:p text:style-name="P121">-&gt; <text:s text:c="7"/>= State ON/OFF</text:p>
      <text:p text:style-name="Standard"><text:span text:style-name="T14">--&gt; </text:span><text:a xlink:type="simple" xlink:href="#6.2Table%20(Writer)%7Coutline"><text:span text:style-name="Internet_20_link"><text:span text:style-name="T27">Table</text:span></text:span></text:a><text:span text:style-name="T14"> = Link to toolbar content specification</text:span></text:p>
      <text:p text:style-name="P7"/>
      <text:p text:style-name="P7"/>
      <text:h text:style-name="P47" text:outline-level="3">Standard (Calc)</text:h>
      <table:table table:name="Table48" table:style-name="Table48">
        <table:table-column table:style-name="Table48.A"/>
        <table:table-column table:style-name="Table48.B"/>
        <table:table-column table:style-name="Table48.C"/>
        <table:table-row>
          <table:table-cell table:style-name="Table48.A1" office:value-type="string">
            <text:p text:style-name="WW-Table_20_Heading">Toolbar Name:</text:p>
          </table:table-cell>
          <table:table-cell table:style-name="Table48.A1" office:value-type="string">
            <text:p text:style-name="WW-Table_20_Heading">EN:</text:p>
          </table:table-cell>
          <table:table-cell table:style-name="Table48.C1" office:value-type="string">
            <text:p text:style-name="P65">Standard</text:p>
          </table:table-cell>
        </table:table-row>
        <table:table-row>
          <table:table-cell table:style-name="Table48.A2" office:value-type="string">
            <text:p text:style-name="WW-Table_20_Contents"/>
          </table:table-cell>
          <table:table-cell table:style-name="Table48.A2" office:value-type="string">
            <text:p text:style-name="P89">GER:</text:p>
          </table:table-cell>
          <table:table-cell table:style-name="Table48.C2" office:value-type="string">
            <text:p text:style-name="P100">Standard</text:p>
          </table:table-cell>
        </table:table-row>
        <table:table-row>
          <table:table-cell table:style-name="Table48.A2" table:number-columns-spanned="2" office:value-type="string">
            <text:p text:style-name="WW-Table_20_Heading">Toolbar File Name:</text:p>
          </table:table-cell>
          <table:covered-table-cell/>
          <table:table-cell table:style-name="Table48.C2" office:value-type="string">
            <text:p text:style-name="P100">Standardbar.xml</text:p>
          </table:table-cell>
        </table:table-row>
        <table:table-row>
          <table:table-cell table:style-name="Table48.A2" table:number-columns-spanned="2" office:value-type="string">
            <text:p text:style-name="P89">Appears in:</text:p>
          </table:table-cell>
          <table:covered-table-cell/>
          <table:table-cell table:style-name="Table48.C2" office:value-type="string">
            <text:p text:style-name="P99">Calc</text:p>
          </table:table-cell>
        </table:table-row>
        <table:table-row>
          <table:table-cell table:style-name="Table48.A2" table:number-columns-spanned="2" office:value-type="string">
            <text:p text:style-name="P89">Shall always be visible</text:p>
          </table:table-cell>
          <table:covered-table-cell/>
          <table:table-cell table:style-name="Table48.C2" office:value-type="string">
            <text:p text:style-name="P99">Yes</text:p>
          </table:table-cell>
        </table:table-row>
        <table:table-row>
          <table:table-cell table:style-name="Table48.A2" table:number-columns-spanned="2" office:value-type="string">
            <text:p text:style-name="P89">List in View/Toolbars:</text:p>
          </table:table-cell>
          <table:covered-table-cell/>
          <table:table-cell table:style-name="Table48.C2" office:value-type="string">
            <text:p text:style-name="P99">Yes</text:p>
          </table:table-cell>
        </table:table-row>
        <table:table-row>
          <table:table-cell table:style-name="Table48.A2" table:number-columns-spanned="2" office:value-type="string">
            <text:p text:style-name="P89">Visible after first start</text:p>
          </table:table-cell>
          <table:covered-table-cell/>
          <table:table-cell table:style-name="Table48.C2" office:value-type="string">
            <text:p text:style-name="P99">Yes</text:p>
          </table:table-cell>
        </table:table-row>
        <table:table-row>
          <table:table-cell table:style-name="Table48.A2" table:number-columns-spanned="2" office:value-type="string">
            <text:p text:style-name="P89">Sub-Toolbar of:</text:p>
          </table:table-cell>
          <table:covered-table-cell/>
          <table:table-cell table:style-name="Table48.C2" office:value-type="string">
            <text:p text:style-name="P99">N/A</text:p>
          </table:table-cell>
        </table:table-row>
        <table:table-row>
          <table:table-cell table:style-name="Table48.A2" table:number-columns-spanned="2" office:value-type="string">
            <text:p text:style-name="P89">Display Tb if context is given</text:p>
          </table:table-cell>
          <table:covered-table-cell/>
          <table:table-cell table:style-name="Table48.C2" office:value-type="string">
            <text:p text:style-name="P99">N/A</text:p>
          </table:table-cell>
        </table:table-row>
        <table:table-row>
          <table:table-cell table:style-name="Table48.A2" table:number-columns-spanned="2" office:value-type="string">
            <text:p text:style-name="P89">Default Docking State</text:p>
          </table:table-cell>
          <table:covered-table-cell/>
          <table:table-cell table:style-name="Table48.C2" office:value-type="string">
            <text:p text:style-name="P104">Docked</text:p>
          </table:table-cell>
        </table:table-row>
        <table:table-row>
          <table:table-cell table:style-name="Table48.A2" table:number-columns-spanned="2" office:value-type="string">
            <text:p text:style-name="P89">Default Position</text:p>
          </table:table-cell>
          <table:covered-table-cell/>
          <table:table-cell table:style-name="Table48.C2" office:value-type="string">
            <text:p text:style-name="P104">Top</text:p>
          </table:table-cell>
        </table:table-row>
        <table:table-row>
          <table:table-cell table:style-name="Table48.A2" table:number-columns-spanned="2" office:value-type="string">
            <text:p text:style-name="P89">Default Style</text:p>
          </table:table-cell>
          <table:covered-table-cell/>
          <table:table-cell table:style-name="Table48.C2" office:value-type="string">
            <text:p text:style-name="P104">Icon</text:p>
          </table:table-cell>
        </table:table-row>
        <table:table-row>
          <table:table-cell table:style-name="Table48.A2" table:number-columns-spanned="2" office:value-type="string">
            <text:p text:style-name="P89">Name in OpenOffice 1.1</text:p>
          </table:table-cell>
          <table:covered-table-cell/>
          <table:table-cell table:style-name="Table48.C2" office:value-type="string">
            <text:p text:style-name="P66">Function Bar</text:p>
          </table:table-cell>
        </table:table-row>
        <table:table-row>
          <table:table-cell table:style-name="Table48.A2" table:number-columns-spanned="2" office:value-type="string">
            <text:p text:style-name="P89">Name in Microsoft Office 2003</text:p>
          </table:table-cell>
          <table:covered-table-cell/>
          <table:table-cell table:style-name="Table48.C2" office:value-type="string">
            <text:p text:style-name="P66">Standard</text:p>
          </table:table-cell>
        </table:table-row>
        <table:table-row>
          <table:table-cell table:style-name="Table48.A2" table:number-columns-spanned="2" office:value-type="string">
            <text:p text:style-name="P89">Notes:</text:p>
          </table:table-cell>
          <table:covered-table-cell/>
          <table:table-cell table:style-name="Table48.C2" office:value-type="string">
            <text:p text:style-name="P78"/>
          </table:table-cell>
        </table:table-row>
        <table:table-row>
          <table:table-cell table:style-name="Table48.A2" table:number-columns-spanned="2" office:value-type="string">
            <text:p text:style-name="P89">Toolbar Content</text:p>
          </table:table-cell>
          <table:covered-table-cell/>
          <table:table-cell table:style-name="Table48.C2" office:value-type="string">
            <text:p text:style-name="P2">Load URL [hidden by default]</text:p>
            <text:p text:style-name="P2">New</text:p>
            <text:p text:style-name="P2">Open</text:p>
            <text:p text:style-name="P2">Save</text:p>
            <text:p text:style-name="P2">Send Document</text:p>
            <text:p text:style-name="P2">------------</text:p>
            <text:p text:style-name="P2">Edit<text:line-break/>------------</text:p>
            <text:p text:style-name="P2">Export Directly as PDF</text:p>
            <text:p text:style-name="P2">Print File Directly</text:p>
            <text:p text:style-name="P2">Page Preview</text:p>
            <text:p text:style-name="P2">------------</text:p>
            <text:p text:style-name="P2">Spellcheck</text:p>
            <text:p text:style-name="P2">AutoSpellcheck On/OFF</text:p>
            <text:p text:style-name="P2">------------</text:p>
            <text:p text:style-name="P2">Cut</text:p>
            <text:p text:style-name="P2">Copy</text:p>
            <text:p text:style-name="P2">Paste</text:p>
            <text:p text:style-name="P2">Format Paintbrush</text:p>
            <text:p text:style-name="P2">------------</text:p>
            <text:p text:style-name="P2">Undo</text:p>
            <text:p text:style-name="P2">Redo</text:p>
            <text:p text:style-name="P2">------------</text:p>
            <text:p text:style-name="P2">Insert Hyperlink</text:p>
            <text:p text:style-name="P2">Sort Ascending</text:p>
            <text:p text:style-name="P2">Sort Descending</text:p>
            <text:p text:style-name="P2">------------</text:p>
            <text:p text:style-name="P2"><text:change text:change-id="ct122062992"/>Chart</text:p>
            <text:p text:style-name="P23">Insert Drawing --&gt; Drawing</text:p>
            <text:p text:style-name="P2">------------</text:p>
            <text:p text:style-name="P2">Find &amp; Replace</text:p>
            <text:p text:style-name="P2">Navigator</text:p>
            <text:p text:style-name="P2">Gallery</text:p>
            <text:p text:style-name="P2">Data Sources</text:p>
            <text:p text:style-name="P2">Zoom</text:p>
            <text:p text:style-name="P2">------------</text:p>
            <text:p text:style-name="P2">OpenOffice.org Calc Help</text:p>
            <text:p text:style-name="P2">What's This [hidden by default]</text:p>
          </table:table-cell>
        </table:table-row>
      </table:table>
      <text:h text:style-name="P47" text:outline-level="3">Formatting (Calc)</text:h>
      <table:table table:name="Table49" table:style-name="Table49">
        <table:table-column table:style-name="Table49.A"/>
        <table:table-column table:style-name="Table49.B"/>
        <table:table-column table:style-name="Table49.C"/>
        <table:table-row>
          <table:table-cell table:style-name="Table49.A1" office:value-type="string">
            <text:p text:style-name="WW-Table_20_Heading">Toolbar Name:</text:p>
          </table:table-cell>
          <table:table-cell table:style-name="Table49.A1" office:value-type="string">
            <text:p text:style-name="WW-Table_20_Heading">EN:</text:p>
          </table:table-cell>
          <table:table-cell table:style-name="Table49.C1" office:value-type="string">
            <text:p text:style-name="P65">Formatting</text:p>
          </table:table-cell>
        </table:table-row>
        <table:table-row>
          <table:table-cell table:style-name="Table49.A2" office:value-type="string">
            <text:p text:style-name="WW-Table_20_Contents"/>
          </table:table-cell>
          <table:table-cell table:style-name="Table49.A2" office:value-type="string">
            <text:p text:style-name="P89">GER:</text:p>
          </table:table-cell>
          <table:table-cell table:style-name="Table49.C2" office:value-type="string">
            <text:p text:style-name="P100">Format</text:p>
          </table:table-cell>
        </table:table-row>
        <table:table-row>
          <table:table-cell table:style-name="Table49.A2" table:number-columns-spanned="2" office:value-type="string">
            <text:p text:style-name="WW-Table_20_Heading">Toolbar File Name:</text:p>
          </table:table-cell>
          <table:covered-table-cell/>
          <table:table-cell table:style-name="Table49.C2" office:value-type="string">
            <text:p text:style-name="P100">formatobject.xml</text:p>
          </table:table-cell>
        </table:table-row>
        <table:table-row>
          <table:table-cell table:style-name="Table49.A2" table:number-columns-spanned="2" office:value-type="string">
            <text:p text:style-name="P89">Appears in:</text:p>
          </table:table-cell>
          <table:covered-table-cell/>
          <table:table-cell table:style-name="Table49.C2" office:value-type="string">
            <text:p text:style-name="P99">Calc</text:p>
          </table:table-cell>
        </table:table-row>
        <table:table-row>
          <table:table-cell table:style-name="Table49.A2" table:number-columns-spanned="2" office:value-type="string">
            <text:p text:style-name="P89">Shall always be visible</text:p>
          </table:table-cell>
          <table:covered-table-cell/>
          <table:table-cell table:style-name="Table49.C2" office:value-type="string">
            <text:p text:style-name="P99">Yes</text:p>
          </table:table-cell>
        </table:table-row>
        <table:table-row>
          <table:table-cell table:style-name="Table49.A2" table:number-columns-spanned="2" office:value-type="string">
            <text:p text:style-name="P89">List in View/Toolbars:</text:p>
          </table:table-cell>
          <table:covered-table-cell/>
          <table:table-cell table:style-name="Table49.C2" office:value-type="string">
            <text:p text:style-name="P99">Yes</text:p>
          </table:table-cell>
        </table:table-row>
        <table:table-row>
          <table:table-cell table:style-name="Table49.A2" table:number-columns-spanned="2" office:value-type="string">
            <text:p text:style-name="P89">Visible after first start</text:p>
          </table:table-cell>
          <table:covered-table-cell/>
          <table:table-cell table:style-name="Table49.C2" office:value-type="string">
            <text:p text:style-name="P99">Yes</text:p>
          </table:table-cell>
        </table:table-row>
        <table:table-row>
          <table:table-cell table:style-name="Table49.A2" table:number-columns-spanned="2" office:value-type="string">
            <text:p text:style-name="P89">Sub-Toolbar of:</text:p>
          </table:table-cell>
          <table:covered-table-cell/>
          <table:table-cell table:style-name="Table49.C2" office:value-type="string">
            <text:p text:style-name="P99">N/A</text:p>
          </table:table-cell>
        </table:table-row>
        <table:table-row>
          <table:table-cell table:style-name="Table49.A2" table:number-columns-spanned="2" office:value-type="string">
            <text:p text:style-name="P89">Display Tb if context is given</text:p>
          </table:table-cell>
          <table:covered-table-cell/>
          <table:table-cell table:style-name="Table49.C2" office:value-type="string">
            <text:p text:style-name="P99">N/A</text:p>
          </table:table-cell>
        </table:table-row>
        <table:table-row>
          <table:table-cell table:style-name="Table49.A2" table:number-columns-spanned="2" office:value-type="string">
            <text:p text:style-name="P89"/>
          </table:table-cell>
          <table:covered-table-cell/>
          <table:table-cell table:style-name="Table49.C2" office:value-type="string">
            <text:p text:style-name="P99"/>
          </table:table-cell>
        </table:table-row>
        <table:table-row>
          <table:table-cell table:style-name="Table49.A2" table:number-columns-spanned="2" office:value-type="string">
            <text:p text:style-name="P89">Default Docking State</text:p>
          </table:table-cell>
          <table:covered-table-cell/>
          <table:table-cell table:style-name="Table49.C2" office:value-type="string">
            <text:p text:style-name="P104">Docked</text:p>
          </table:table-cell>
        </table:table-row>
        <table:table-row>
          <table:table-cell table:style-name="Table49.A2" table:number-columns-spanned="2" office:value-type="string">
            <text:p text:style-name="P89">Default Position</text:p>
          </table:table-cell>
          <table:covered-table-cell/>
          <table:table-cell table:style-name="Table49.C2" office:value-type="string">
            <text:p text:style-name="P104">Top; Below Standard</text:p>
          </table:table-cell>
        </table:table-row>
        <table:table-row>
          <table:table-cell table:style-name="Table49.A2" table:number-columns-spanned="2" office:value-type="string">
            <text:p text:style-name="P89">Default Style</text:p>
          </table:table-cell>
          <table:covered-table-cell/>
          <table:table-cell table:style-name="Table49.C2" office:value-type="string">
            <text:p text:style-name="P104">Icon</text:p>
          </table:table-cell>
        </table:table-row>
        <table:table-row>
          <table:table-cell table:style-name="Table49.A2" table:number-columns-spanned="2" office:value-type="string">
            <text:p text:style-name="P89">Name in OpenOffice 1.1</text:p>
          </table:table-cell>
          <table:covered-table-cell/>
          <table:table-cell table:style-name="Table49.C2" office:value-type="string">
            <text:p text:style-name="P66">Spreadsheet Object Bar</text:p>
          </table:table-cell>
        </table:table-row>
        <table:table-row>
          <table:table-cell table:style-name="Table49.A2" table:number-columns-spanned="2" office:value-type="string">
            <text:p text:style-name="P89">Name in Microsoft Office 2003</text:p>
          </table:table-cell>
          <table:covered-table-cell/>
          <table:table-cell table:style-name="Table49.C2" office:value-type="string">
            <text:p text:style-name="P66">Formatting</text:p>
          </table:table-cell>
        </table:table-row>
        <table:table-row>
          <table:table-cell table:style-name="Table49.A2" table:number-columns-spanned="2" office:value-type="string">
            <text:p text:style-name="P89">Notes:</text:p>
          </table:table-cell>
          <table:covered-table-cell/>
          <table:table-cell table:style-name="Table49.C2" office:value-type="string">
            <text:p text:style-name="P69"/>
          </table:table-cell>
        </table:table-row>
        <table:table-row>
          <table:table-cell table:style-name="Table49.A2" table:number-columns-spanned="2" office:value-type="string">
            <text:p text:style-name="P89">Toolbar Content</text:p>
          </table:table-cell>
          <table:covered-table-cell/>
          <table:table-cell table:style-name="Table49.C2" office:value-type="string">
            <text:p text:style-name="P32">Styles and Formatting</text:p>
            <text:p text:style-name="P32">Font Name</text:p>
            <text:p text:style-name="P32">Font Size</text:p>
            <text:p text:style-name="P32">------------</text:p>
            <text:p text:style-name="P32">Bold</text:p>
            <text:p text:style-name="P32">Italic</text:p>
            <text:p text:style-name="P32">Underline</text:p>
            <text:p text:style-name="P32">Underline: Double [hidden by default]</text:p>
            <text:p text:style-name="P32">------------</text:p>
            <text:p text:style-name="P32">Align Left</text:p>
            <text:p text:style-name="P32">Align Center Horizontally</text:p>
            <text:p text:style-name="P32">Align Right</text:p>
            <text:p text:style-name="P32">Justified</text:p>
            <text:p text:style-name="P32">Merge Cells</text:p>
            <text:p text:style-name="P32">------------</text:p>
            <text:p text:style-name="P32">Left-To-Right [hidden by default]</text:p>
            <text:p text:style-name="P32">Right-To-Left [hidden by default]</text:p>
            <text:p text:style-name="P32">------------</text:p>
            <text:p text:style-name="P32">Text direction from left to right [hidden by default]</text:p>
            <text:p text:style-name="P32">Text direction top to bottom [hidden by default]</text:p>
            <text:p text:style-name="P32">-------------</text:p>
            <text:p text:style-name="P32">Align Top [hidden by default]<text:line-break/>Align Center Vertically [hidden by default]<text:line-break/>Align Bottom [hidden by default]</text:p>
            <text:p text:style-name="P32">-------------</text:p>
            <text:p text:style-name="P32">Number Format: Currency</text:p>
            <text:p text:style-name="P32">Number Format: Percent</text:p>
            <text:p text:style-name="P32">Number Format: Date [hidden by default]</text:p>
            <text:p text:style-name="P32">Number Format: Exponential [hidden by default]</text:p>
            <text:p text:style-name="P32">Number Format: Standard</text:p>
            <text:p text:style-name="P32">Number Format: Add Decimal Place</text:p>
            <text:p text:style-name="P32">Number Format: Delete Decimal Place</text:p>
            <text:p text:style-name="P32">-------------</text:p>
            <text:p text:style-name="P32">Decrease Indent</text:p>
            <text:p text:style-name="P32">Increase Indent</text:p>
            <text:p text:style-name="P32">-------------</text:p>
            <text:p text:style-name="P32">Borders</text:p>
            <text:p text:style-name="P32">Background Color</text:p>
            <text:p text:style-name="P32">Font Color</text:p>
            <text:p text:style-name="P32">Line Style [hidden by default]</text:p>
            <text:p text:style-name="P32">Line Color (of the border) [hidden by default]<text:line-break/>-------------</text:p>
            <text:p text:style-name="P32">Rows [hidden by default]</text:p>
            <text:p text:style-name="P32">Columns [hidden by default]</text:p>
            <text:p text:style-name="P32">Delete Rows [hidden by default]</text:p>
            <text:p text:style-name="P32">Delete Columns [hidden by default]</text:p>
          </table:table-cell>
        </table:table-row>
      </table:table>
      <text:p text:style-name="Text_20_body"/>
      <text:h text:style-name="P47" text:outline-level="3">Drawing (Calc); </text:h>
      <table:table table:name="Table50" table:style-name="Table50">
        <table:table-column table:style-name="Table50.A"/>
        <table:table-column table:style-name="Table50.B"/>
        <table:table-column table:style-name="Table50.C"/>
        <table:table-row>
          <table:table-cell table:style-name="Table50.A1" office:value-type="string">
            <text:p text:style-name="WW-Table_20_Heading">Toolbar Name:</text:p>
          </table:table-cell>
          <table:table-cell table:style-name="Table50.A1" office:value-type="string">
            <text:p text:style-name="WW-Table_20_Heading">EN:</text:p>
          </table:table-cell>
          <table:table-cell table:style-name="Table50.C1" office:value-type="string">
            <text:p text:style-name="P65">Drawing</text:p>
          </table:table-cell>
        </table:table-row>
        <table:table-row>
          <table:table-cell table:style-name="Table50.A2" office:value-type="string">
            <text:p text:style-name="WW-Table_20_Contents"/>
          </table:table-cell>
          <table:table-cell table:style-name="Table50.A2" office:value-type="string">
            <text:p text:style-name="P89">GER:</text:p>
          </table:table-cell>
          <table:table-cell table:style-name="Table50.C2" office:value-type="string">
            <text:p text:style-name="P100">Zeichnen</text:p>
          </table:table-cell>
        </table:table-row>
        <table:table-row>
          <table:table-cell table:style-name="Table50.A2" table:number-columns-spanned="2" office:value-type="string">
            <text:p text:style-name="WW-Table_20_Heading">Toolbar File Name:</text:p>
          </table:table-cell>
          <table:covered-table-cell/>
          <table:table-cell table:style-name="Table50.C2" office:value-type="string">
            <text:p text:style-name="P100">Drawbar.xml</text:p>
          </table:table-cell>
        </table:table-row>
        <table:table-row>
          <table:table-cell table:style-name="Table50.A2" table:number-columns-spanned="2" office:value-type="string">
            <text:p text:style-name="P89">Appears in:</text:p>
          </table:table-cell>
          <table:covered-table-cell/>
          <table:table-cell table:style-name="Table50.C2" office:value-type="string">
            <text:p text:style-name="P99">Calc</text:p>
          </table:table-cell>
        </table:table-row>
        <table:table-row>
          <table:table-cell table:style-name="Table50.A2" table:number-columns-spanned="2" office:value-type="string">
            <text:p text:style-name="P89">Shall always be visible</text:p>
          </table:table-cell>
          <table:covered-table-cell/>
          <table:table-cell table:style-name="Table50.C2" office:value-type="string">
            <text:p text:style-name="P99">No</text:p>
          </table:table-cell>
        </table:table-row>
        <table:table-row>
          <table:table-cell table:style-name="Table50.A2" table:number-columns-spanned="2" office:value-type="string">
            <text:p text:style-name="P89">List in View/Toolbars:</text:p>
          </table:table-cell>
          <table:covered-table-cell/>
          <table:table-cell table:style-name="Table50.C2" office:value-type="string">
            <text:p text:style-name="P99">Yes</text:p>
          </table:table-cell>
        </table:table-row>
        <table:table-row>
          <table:table-cell table:style-name="Table50.A2" table:number-columns-spanned="2" office:value-type="string">
            <text:p text:style-name="P89">Visible after first start</text:p>
          </table:table-cell>
          <table:covered-table-cell/>
          <table:table-cell table:style-name="Table50.C2" office:value-type="string">
            <text:p text:style-name="P99">No</text:p>
          </table:table-cell>
        </table:table-row>
        <table:table-row>
          <table:table-cell table:style-name="Table50.A2" table:number-columns-spanned="2" office:value-type="string">
            <text:p text:style-name="P89">Sub-Toolbar of:</text:p>
          </table:table-cell>
          <table:covered-table-cell/>
          <table:table-cell table:style-name="Table50.C2" office:value-type="string">
            <text:p text:style-name="P99">Standard (Calc)</text:p>
          </table:table-cell>
        </table:table-row>
        <table:table-row>
          <table:table-cell table:style-name="Table50.A2" table:number-columns-spanned="2" office:value-type="string">
            <text:p text:style-name="P89">Display Tb if context is given</text:p>
          </table:table-cell>
          <table:covered-table-cell/>
          <table:table-cell table:style-name="Table50.C2" office:value-type="string">
            <text:p text:style-name="P99">No</text:p>
          </table:table-cell>
        </table:table-row>
        <table:table-row>
          <table:table-cell table:style-name="Table50.A2" table:number-columns-spanned="2" office:value-type="string">
            <text:p text:style-name="P89">Close Operation</text:p>
          </table:table-cell>
          <table:covered-table-cell/>
          <table:table-cell table:style-name="Table50.C2" office:value-type="string">
            <text:p text:style-name="P99">Permanently</text:p>
          </table:table-cell>
        </table:table-row>
        <table:table-row>
          <table:table-cell table:style-name="Table50.A2" table:number-columns-spanned="2" office:value-type="string">
            <text:p text:style-name="P89">Default Docking State</text:p>
          </table:table-cell>
          <table:covered-table-cell/>
          <table:table-cell table:style-name="Table50.C2" office:value-type="string">
            <text:p text:style-name="P103">Docked</text:p>
          </table:table-cell>
        </table:table-row>
        <table:table-row>
          <table:table-cell table:style-name="Table50.A2" table:number-columns-spanned="2" office:value-type="string">
            <text:p text:style-name="P89">Default Position</text:p>
          </table:table-cell>
          <table:covered-table-cell/>
          <table:table-cell table:style-name="Table50.C2" office:value-type="string">
            <text:p text:style-name="P103">Bottom</text:p>
          </table:table-cell>
        </table:table-row>
        <table:table-row>
          <table:table-cell table:style-name="Table50.A2" table:number-columns-spanned="2" office:value-type="string">
            <text:p text:style-name="P89">Default Style</text:p>
          </table:table-cell>
          <table:covered-table-cell/>
          <table:table-cell table:style-name="Table50.C2" office:value-type="string">
            <text:p text:style-name="P104">Icon</text:p>
          </table:table-cell>
        </table:table-row>
        <table:table-row>
          <table:table-cell table:style-name="Table50.A2" table:number-columns-spanned="2" office:value-type="string">
            <text:p text:style-name="P89">Name in OpenOffice 1.1</text:p>
          </table:table-cell>
          <table:covered-table-cell/>
          <table:table-cell table:style-name="Table50.C2" office:value-type="string">
            <text:p text:style-name="P66">Draw Functions</text:p>
          </table:table-cell>
        </table:table-row>
        <table:table-row>
          <table:table-cell table:style-name="Table50.A2" table:number-columns-spanned="2" office:value-type="string">
            <text:p text:style-name="P89">Name in Microsoft Office 2003</text:p>
          </table:table-cell>
          <table:covered-table-cell/>
          <table:table-cell table:style-name="Table50.C2" office:value-type="string">
            <text:p text:style-name="P66">Drawing</text:p>
          </table:table-cell>
        </table:table-row>
        <table:table-row>
          <table:table-cell table:style-name="Table50.A2" table:number-columns-spanned="2" office:value-type="string">
            <text:p text:style-name="P89">Notes:</text:p>
          </table:table-cell>
          <table:covered-table-cell/>
          <table:table-cell table:style-name="Table50.C2" office:value-type="string">
            <text:p text:style-name="P123">THIS TOOLBAR SHALL APPEAR IF “DRAWING” BUTTON HAS BEEN CLICKED IN “STANDARD” TOOLBAR!!!</text:p>
          </table:table-cell>
        </table:table-row>
        <table:table-row>
          <table:table-cell table:style-name="Table50.A2" table:number-columns-spanned="2" office:value-type="string">
            <text:p text:style-name="P89">Toolbar Content</text:p>
          </table:table-cell>
          <table:covered-table-cell/>
          <table:table-cell table:style-name="Table50.C2" office:value-type="string">
            <text:p text:style-name="P20">Select</text:p>
            <text:p text:style-name="P20">----------<text:line-break/>Lines</text:p>
            <text:p text:style-name="P20">Rectangle</text:p>
            <text:p text:style-name="P20">Ellipse</text:p>
            <text:p text:style-name="P20">Polygon [hidden by default]</text:p>
            <text:p text:style-name="P20">Curve [hidden by default]</text:p>
            <text:p text:style-name="P20">Freeform Line</text:p>
            <text:p text:style-name="P20">Arc [hidden by default]</text:p>
            <text:p text:style-name="P20">Ellipse Pie [hidden by default]</text:p>
            <text:p text:style-name="P20">Circle Segment [hidden by default]</text:p>
            <text:p text:style-name="P20">Text</text:p>
            <text:p text:style-name="P20">Vertical Text</text:p>
            <text:p text:style-name="P20">Text Animation [hidden by default]</text:p>
            <text:p text:style-name="P20">Callouts</text:p>
            <text:p text:style-name="P20">Vertical Callouts</text:p>
            <text:p text:style-name="P20">------------</text:p>
            <text:p text:style-name="P21">Basic Shapes -&gt; Basic Shapes</text:p>
            <text:p text:style-name="P21">Symbol Shapes -&gt; Symbol Shapes</text:p>
            <text:p text:style-name="P21">Block Arrows -&gt; Block Arrows</text:p>
            <text:p text:style-name="P21">Flowcharts -&gt; Flowcharts</text:p>
            <text:p text:style-name="P21">Callouts -&gt; Callouts</text:p>
            <text:p text:style-name="P21">Stars -&gt; Stars</text:p>
            <text:p text:style-name="P20">-------------</text:p>
            <text:p text:style-name="P20">Points -&gt; Points</text:p>
            <text:p text:style-name="P20">------------</text:p>
            <text:p text:style-name="P20">Fontwork Gallery</text:p>
            <text:p text:style-name="P20">Insert Graphics</text:p>
            <text:p text:style-name="P20">------------</text:p>
            <text:p text:style-name="P21">Extrusion ON/OFF -&gt; 3D-Settings</text:p>
          </table:table-cell>
        </table:table-row>
      </table:table>
      <text:h text:style-name="P47" text:outline-level="3">Tools (Calc)</text:h>
      <table:table table:name="Table51" table:style-name="Table51">
        <table:table-column table:style-name="Table51.A"/>
        <table:table-column table:style-name="Table51.B"/>
        <table:table-column table:style-name="Table51.C"/>
        <table:table-row>
          <table:table-cell table:style-name="Table51.A1" office:value-type="string">
            <text:p text:style-name="WW-Table_20_Heading">Toolbar Name:</text:p>
          </table:table-cell>
          <table:table-cell table:style-name="Table51.A1" office:value-type="string">
            <text:p text:style-name="WW-Table_20_Heading">EN:</text:p>
          </table:table-cell>
          <table:table-cell table:style-name="Table51.C1" office:value-type="string">
            <text:p text:style-name="P66">Tools</text:p>
          </table:table-cell>
        </table:table-row>
        <table:table-row>
          <table:table-cell table:style-name="Table51.A2" office:value-type="string">
            <text:p text:style-name="WW-Table_20_Contents"/>
          </table:table-cell>
          <table:table-cell table:style-name="Table51.A2" office:value-type="string">
            <text:p text:style-name="P89">GER:</text:p>
          </table:table-cell>
          <table:table-cell table:style-name="Table51.C2" office:value-type="string">
            <text:p text:style-name="P101">Werkzeuge</text:p>
          </table:table-cell>
        </table:table-row>
        <table:table-row>
          <table:table-cell table:style-name="Table51.A2" table:number-columns-spanned="2" office:value-type="string">
            <text:p text:style-name="WW-Table_20_Heading">Toolbar File Name:</text:p>
          </table:table-cell>
          <table:covered-table-cell/>
          <table:table-cell table:style-name="Table51.C2" office:value-type="string">
            <text:p text:style-name="P101">Toolbar.xml</text:p>
          </table:table-cell>
        </table:table-row>
        <table:table-row>
          <table:table-cell table:style-name="Table51.A2" table:number-columns-spanned="2" office:value-type="string">
            <text:p text:style-name="P89">Appears in:</text:p>
          </table:table-cell>
          <table:covered-table-cell/>
          <table:table-cell table:style-name="Table51.C2" office:value-type="string">
            <text:p text:style-name="P107">Calc</text:p>
          </table:table-cell>
        </table:table-row>
        <table:table-row>
          <table:table-cell table:style-name="Table51.A2" table:number-columns-spanned="2" office:value-type="string">
            <text:p text:style-name="P89">Shall always be visible</text:p>
          </table:table-cell>
          <table:covered-table-cell/>
          <table:table-cell table:style-name="Table51.C2" office:value-type="string">
            <text:p text:style-name="P107">No</text:p>
          </table:table-cell>
        </table:table-row>
        <table:table-row>
          <table:table-cell table:style-name="Table51.A2" table:number-columns-spanned="2" office:value-type="string">
            <text:p text:style-name="P89">List in View/Toolbars:</text:p>
          </table:table-cell>
          <table:covered-table-cell/>
          <table:table-cell table:style-name="Table51.C2" office:value-type="string">
            <text:p text:style-name="P107">Yes</text:p>
          </table:table-cell>
        </table:table-row>
        <table:table-row>
          <table:table-cell table:style-name="Table51.A2" table:number-columns-spanned="2" office:value-type="string">
            <text:p text:style-name="P89">Visible after first start</text:p>
          </table:table-cell>
          <table:covered-table-cell/>
          <table:table-cell table:style-name="Table51.C2" office:value-type="string">
            <text:p text:style-name="P107">No</text:p>
          </table:table-cell>
        </table:table-row>
        <table:table-row>
          <table:table-cell table:style-name="Table51.A2" table:number-columns-spanned="2" office:value-type="string">
            <text:p text:style-name="P89">Sub-Toolbar of:</text:p>
          </table:table-cell>
          <table:covered-table-cell/>
          <table:table-cell table:style-name="Table51.C2" office:value-type="string">
            <text:p text:style-name="P107">N/A</text:p>
          </table:table-cell>
        </table:table-row>
        <table:table-row>
          <table:table-cell table:style-name="Table51.A2" table:number-columns-spanned="2" office:value-type="string">
            <text:p text:style-name="P89">Display Tb if context is given</text:p>
          </table:table-cell>
          <table:covered-table-cell/>
          <table:table-cell table:style-name="Table51.C2" office:value-type="string">
            <text:p text:style-name="P107">No</text:p>
          </table:table-cell>
        </table:table-row>
        <table:table-row>
          <table:table-cell table:style-name="Table51.A2" table:number-columns-spanned="2" office:value-type="string">
            <text:p text:style-name="P89">Close Operation</text:p>
          </table:table-cell>
          <table:covered-table-cell/>
          <table:table-cell table:style-name="Table51.C2" office:value-type="string">
            <text:p text:style-name="P107">Permanently</text:p>
          </table:table-cell>
        </table:table-row>
        <table:table-row>
          <table:table-cell table:style-name="Table51.A2" table:number-columns-spanned="2" office:value-type="string">
            <text:p text:style-name="P89">Default Docking State</text:p>
          </table:table-cell>
          <table:covered-table-cell/>
          <table:table-cell table:style-name="Table51.C2" office:value-type="string">
            <text:p text:style-name="P105">Floated</text:p>
          </table:table-cell>
        </table:table-row>
        <table:table-row>
          <table:table-cell table:style-name="Table51.A2" table:number-columns-spanned="2" office:value-type="string">
            <text:p text:style-name="P89">Default Position</text:p>
          </table:table-cell>
          <table:covered-table-cell/>
          <table:table-cell table:style-name="Table51.C2" office:value-type="string">
            <text:p text:style-name="P105">N/A</text:p>
          </table:table-cell>
        </table:table-row>
        <table:table-row>
          <table:table-cell table:style-name="Table51.A2" table:number-columns-spanned="2" office:value-type="string">
            <text:p text:style-name="P89">Default Style</text:p>
          </table:table-cell>
          <table:covered-table-cell/>
          <table:table-cell table:style-name="Table51.C2" office:value-type="string">
            <text:p text:style-name="P105">Icon</text:p>
          </table:table-cell>
        </table:table-row>
        <table:table-row>
          <table:table-cell table:style-name="Table51.A2" table:number-columns-spanned="2" office:value-type="string">
            <text:p text:style-name="P89">Name in OpenOffice 1.1</text:p>
          </table:table-cell>
          <table:covered-table-cell/>
          <table:table-cell table:style-name="Table51.C2" office:value-type="string">
            <text:p text:style-name="P66">N/A</text:p>
          </table:table-cell>
        </table:table-row>
        <table:table-row>
          <table:table-cell table:style-name="Table51.A2" table:number-columns-spanned="2" office:value-type="string">
            <text:p text:style-name="P89">Name in Microsoft Office 2003</text:p>
          </table:table-cell>
          <table:covered-table-cell/>
          <table:table-cell table:style-name="Table51.C2" office:value-type="string">
            <text:p text:style-name="P66">N/A</text:p>
          </table:table-cell>
        </table:table-row>
        <table:table-row>
          <table:table-cell table:style-name="Table51.A2" table:number-columns-spanned="2" office:value-type="string">
            <text:p text:style-name="P89">Notes:</text:p>
          </table:table-cell>
          <table:covered-table-cell/>
          <table:table-cell table:style-name="Table51.C2" office:value-type="string">
            <text:p text:style-name="P17"/>
          </table:table-cell>
        </table:table-row>
        <table:table-row>
          <table:table-cell table:style-name="Table51.A2" table:number-columns-spanned="2" office:value-type="string">
            <text:p text:style-name="P89">Toolbar Content</text:p>
          </table:table-cell>
          <table:covered-table-cell/>
          <table:table-cell table:style-name="Table51.C2" office:value-type="string">
            <text:p text:style-name="P9">Insert</text:p>
            <text:p text:style-name="P9">Insert Cells</text:p>
            <text:p text:style-name="P9">Insert Objects</text:p>
            <text:p text:style-name="P9">Controls -&gt;<text:span text:style-name="T31">Style: DropDownOnly</text:span></text:p>
            <text:p text:style-name="P9">-----------<text:line-break/>AutoFormat...</text:p>
            <text:p text:style-name="P9">Choose Themes</text:p>
            <text:p text:style-name="P9">Thesaurus...[hidden by default]</text:p>
            <text:p text:style-name="P9">-----------</text:p>
            <text:p text:style-name="P9">AutoFilter</text:p>
            <text:p text:style-name="P9">Standard Filter...[hidden by default]</text:p>
            <text:p text:style-name="P9">Advanced Filter...[hidden by default]</text:p>
            <text:p text:style-name="P9">Start...[hidden by default]</text:p>
            <text:p text:style-name="P9">Euro Converter[hidden by default]</text:p>
            <text:p text:style-name="P9">------------<text:line-break/>Define... [hidden by default]</text:p>
            <text:p text:style-name="P9">Goal Seek... [hidden by default]</text:p>
            <text:p text:style-name="P9">Group...</text:p>
            <text:p text:style-name="P9">Ungroup...</text:p>
          </table:table-cell>
        </table:table-row>
      </table:table>
      <text:h text:style-name="P47" text:outline-level="3">Basic Shapes (Calc)</text:h>
      <table:table table:name="Table52" table:style-name="Table52">
        <table:table-column table:style-name="Table52.A"/>
        <table:table-column table:style-name="Table52.B"/>
        <table:table-column table:style-name="Table52.C"/>
        <table:table-row>
          <table:table-cell table:style-name="Table52.A1" office:value-type="string">
            <text:p text:style-name="WW-Table_20_Heading">Toolbar Name:</text:p>
          </table:table-cell>
          <table:table-cell table:style-name="Table52.A1" office:value-type="string">
            <text:p text:style-name="WW-Table_20_Heading">EN:</text:p>
          </table:table-cell>
          <table:table-cell table:style-name="Table52.C1" office:value-type="string">
            <text:p text:style-name="P65">Basic Shapes</text:p>
          </table:table-cell>
        </table:table-row>
        <table:table-row>
          <table:table-cell table:style-name="Table52.A2" office:value-type="string">
            <text:p text:style-name="WW-Table_20_Contents"/>
          </table:table-cell>
          <table:table-cell table:style-name="Table52.A2" office:value-type="string">
            <text:p text:style-name="P89">GER:</text:p>
          </table:table-cell>
          <table:table-cell table:style-name="Table52.C2" office:value-type="string">
            <text:p text:style-name="P100">Standardformen</text:p>
          </table:table-cell>
        </table:table-row>
        <table:table-row>
          <table:table-cell table:style-name="Table52.A2" table:number-columns-spanned="2" office:value-type="string">
            <text:p text:style-name="WW-Table_20_Heading">Toolbar File Name:</text:p>
          </table:table-cell>
          <table:covered-table-cell/>
          <table:table-cell table:style-name="Table52.C2" office:value-type="string">
            <text:p text:style-name="P100">Basicshapes.xml</text:p>
          </table:table-cell>
        </table:table-row>
        <table:table-row>
          <table:table-cell table:style-name="Table52.A2" table:number-columns-spanned="2" office:value-type="string">
            <text:p text:style-name="P89">Appears in:</text:p>
          </table:table-cell>
          <table:covered-table-cell/>
          <table:table-cell table:style-name="Table52.C2" office:value-type="string">
            <text:p text:style-name="P99">Calc</text:p>
          </table:table-cell>
        </table:table-row>
        <table:table-row>
          <table:table-cell table:style-name="Table52.A2" table:number-columns-spanned="2" office:value-type="string">
            <text:p text:style-name="P89">Shall always be visible</text:p>
          </table:table-cell>
          <table:covered-table-cell/>
          <table:table-cell table:style-name="Table52.C2" office:value-type="string">
            <text:p text:style-name="P99">No</text:p>
          </table:table-cell>
        </table:table-row>
        <table:table-row>
          <table:table-cell table:style-name="Table52.A2" table:number-columns-spanned="2" office:value-type="string">
            <text:p text:style-name="P89">List in View/Toolbars:</text:p>
          </table:table-cell>
          <table:covered-table-cell/>
          <table:table-cell table:style-name="Table52.C2" office:value-type="string">
            <text:p text:style-name="P99">No</text:p>
          </table:table-cell>
        </table:table-row>
        <table:table-row>
          <table:table-cell table:style-name="Table52.A2" table:number-columns-spanned="2" office:value-type="string">
            <text:p text:style-name="P89">Visible after first start</text:p>
          </table:table-cell>
          <table:covered-table-cell/>
          <table:table-cell table:style-name="Table52.C2" office:value-type="string">
            <text:p text:style-name="P99">No</text:p>
          </table:table-cell>
        </table:table-row>
        <table:table-row>
          <table:table-cell table:style-name="Table52.A2" table:number-columns-spanned="2" office:value-type="string">
            <text:p text:style-name="P89">Sub-Toolbar of:</text:p>
          </table:table-cell>
          <table:covered-table-cell/>
          <table:table-cell table:style-name="Table52.C2" office:value-type="string">
            <text:p text:style-name="P99">Drawing</text:p>
          </table:table-cell>
        </table:table-row>
        <table:table-row>
          <table:table-cell table:style-name="Table52.A2" table:number-columns-spanned="2" office:value-type="string">
            <text:p text:style-name="P89">Display Tb if context is given</text:p>
          </table:table-cell>
          <table:covered-table-cell/>
          <table:table-cell table:style-name="Table52.C2" office:value-type="string">
            <text:p text:style-name="P99">No</text:p>
          </table:table-cell>
        </table:table-row>
        <table:table-row>
          <table:table-cell table:style-name="Table52.A2" table:number-columns-spanned="2" office:value-type="string">
            <text:p text:style-name="P89">Close Operation</text:p>
          </table:table-cell>
          <table:covered-table-cell/>
          <table:table-cell table:style-name="Table52.C2" office:value-type="string">
            <text:p text:style-name="P107">Permanently</text:p>
          </table:table-cell>
        </table:table-row>
        <table:table-row>
          <table:table-cell table:style-name="Table52.A2" table:number-columns-spanned="2" office:value-type="string">
            <text:p text:style-name="P89">Default Docking State</text:p>
          </table:table-cell>
          <table:covered-table-cell/>
          <table:table-cell table:style-name="Table52.C2" office:value-type="string">
            <text:p text:style-name="P103">Floated</text:p>
          </table:table-cell>
        </table:table-row>
        <table:table-row>
          <table:table-cell table:style-name="Table52.A2" table:number-columns-spanned="2" office:value-type="string">
            <text:p text:style-name="P89">Default Position</text:p>
          </table:table-cell>
          <table:covered-table-cell/>
          <table:table-cell table:style-name="Table52.C2" office:value-type="string">
            <text:p text:style-name="P103">N/A</text:p>
          </table:table-cell>
        </table:table-row>
        <table:table-row>
          <table:table-cell table:style-name="Table52.A2" table:number-columns-spanned="2" office:value-type="string">
            <text:p text:style-name="P89">Default Style</text:p>
          </table:table-cell>
          <table:covered-table-cell/>
          <table:table-cell table:style-name="Table52.C2" office:value-type="string">
            <text:p text:style-name="P104">Icon</text:p>
          </table:table-cell>
        </table:table-row>
        <table:table-row>
          <table:table-cell table:style-name="Table52.A2" table:number-columns-spanned="2" office:value-type="string">
            <text:p text:style-name="P89">Name in OpenOffice 1.1</text:p>
          </table:table-cell>
          <table:covered-table-cell/>
          <table:table-cell table:style-name="Table52.C2" office:value-type="string">
            <text:p text:style-name="P66">N/A</text:p>
          </table:table-cell>
        </table:table-row>
        <table:table-row>
          <table:table-cell table:style-name="Table52.A2" table:number-columns-spanned="2" office:value-type="string">
            <text:p text:style-name="P89">Name in Microsoft Office 2003</text:p>
          </table:table-cell>
          <table:covered-table-cell/>
          <table:table-cell table:style-name="Table52.C2" office:value-type="string">
            <text:p text:style-name="P66">Basic Shapes</text:p>
          </table:table-cell>
        </table:table-row>
        <table:table-row>
          <table:table-cell table:style-name="Table52.A2" table:number-columns-spanned="2" office:value-type="string">
            <text:p text:style-name="P89">Notes:</text:p>
          </table:table-cell>
          <table:covered-table-cell/>
          <table:table-cell table:style-name="Table52.C2" office:value-type="string">
            <text:p text:style-name="P69">OK in 57</text:p>
          </table:table-cell>
        </table:table-row>
        <table:table-row>
          <table:table-cell table:style-name="Table52.A2" table:number-columns-spanned="2" office:value-type="string">
            <text:p text:style-name="P89">Toolbar Content</text:p>
          </table:table-cell>
          <table:covered-table-cell/>
          <table:table-cell table:style-name="Table52.C2" office:value-type="string">
            <text:p text:style-name="P12">Rectangle</text:p>
            <text:p text:style-name="P32">Rectangle, Rounded</text:p>
            <text:p text:style-name="P32">Square</text:p>
            <text:p text:style-name="P32">Square, Rounded</text:p>
            <text:p text:style-name="P32">Circle</text:p>
            <text:p text:style-name="P32">Ellipse</text:p>
            <text:p text:style-name="P32">--------------------</text:p>
            <text:p text:style-name="P32">Circle Pie</text:p>
            <text:p text:style-name="P32">Isosceles Triangle</text:p>
            <text:p text:style-name="P32">Right Triangle</text:p>
            <text:p text:style-name="P32">Trapezoid</text:p>
            <text:p text:style-name="P32">Diamond</text:p>
            <text:p text:style-name="P32">Parallelogram</text:p>
            <text:p text:style-name="P32">---------------------</text:p>
            <text:p text:style-name="P32">Regular Pentagon</text:p>
            <text:p text:style-name="P32">Hexagon</text:p>
            <text:p text:style-name="P32">Octagon</text:p>
            <text:p text:style-name="P32">Cross</text:p>
            <text:p text:style-name="P32">Ring</text:p>
            <text:p text:style-name="P32">Block Arc</text:p>
            <text:p text:style-name="P32">---------------------</text:p>
            <text:p text:style-name="P32">Cylinder</text:p>
            <text:p text:style-name="P32">Cube</text:p>
            <text:p text:style-name="P32">Folded Corner</text:p>
            <text:p text:style-name="P32">Frame</text:p>
          </table:table-cell>
        </table:table-row>
      </table:table>
      <text:h text:style-name="P47" text:outline-level="3">Block Arrows (Calc)</text:h>
      <table:table table:name="Table53" table:style-name="Table53">
        <table:table-column table:style-name="Table53.A"/>
        <table:table-column table:style-name="Table53.B"/>
        <table:table-column table:style-name="Table53.C"/>
        <table:table-row>
          <table:table-cell table:style-name="Table53.A1" office:value-type="string">
            <text:p text:style-name="WW-Table_20_Heading">Toolbar Name:</text:p>
          </table:table-cell>
          <table:table-cell table:style-name="Table53.A1" office:value-type="string">
            <text:p text:style-name="WW-Table_20_Heading">EN:</text:p>
          </table:table-cell>
          <table:table-cell table:style-name="Table53.C1" office:value-type="string">
            <text:p text:style-name="P65">Block Arrows</text:p>
          </table:table-cell>
        </table:table-row>
        <table:table-row>
          <table:table-cell table:style-name="Table53.A2" office:value-type="string">
            <text:p text:style-name="WW-Table_20_Contents"/>
          </table:table-cell>
          <table:table-cell table:style-name="Table53.A2" office:value-type="string">
            <text:p text:style-name="P89">GER:</text:p>
          </table:table-cell>
          <table:table-cell table:style-name="Table53.C2" office:value-type="string">
            <text:p text:style-name="P100">Blockpfeile</text:p>
          </table:table-cell>
        </table:table-row>
        <table:table-row>
          <table:table-cell table:style-name="Table53.A2" table:number-columns-spanned="2" office:value-type="string">
            <text:p text:style-name="WW-Table_20_Heading">Toolbar File Name:</text:p>
          </table:table-cell>
          <table:covered-table-cell/>
          <table:table-cell table:style-name="Table53.C2" office:value-type="string">
            <text:p text:style-name="P100">Arrowshapes.xml</text:p>
          </table:table-cell>
        </table:table-row>
        <table:table-row>
          <table:table-cell table:style-name="Table53.A2" table:number-columns-spanned="2" office:value-type="string">
            <text:p text:style-name="P89">Appears in:</text:p>
          </table:table-cell>
          <table:covered-table-cell/>
          <table:table-cell table:style-name="Table53.C2" office:value-type="string">
            <text:p text:style-name="P99">Calc</text:p>
          </table:table-cell>
        </table:table-row>
        <table:table-row>
          <table:table-cell table:style-name="Table53.A2" table:number-columns-spanned="2" office:value-type="string">
            <text:p text:style-name="P89">Shall always be visible</text:p>
          </table:table-cell>
          <table:covered-table-cell/>
          <table:table-cell table:style-name="Table53.C2" office:value-type="string">
            <text:p text:style-name="P108"/>
          </table:table-cell>
        </table:table-row>
        <table:table-row>
          <table:table-cell table:style-name="Table53.A2" table:number-columns-spanned="2" office:value-type="string">
            <text:p text:style-name="P89">List in View/Toolbars:</text:p>
          </table:table-cell>
          <table:covered-table-cell/>
          <table:table-cell table:style-name="Table53.C2" office:value-type="string">
            <text:p text:style-name="P99">No</text:p>
          </table:table-cell>
        </table:table-row>
        <table:table-row>
          <table:table-cell table:style-name="Table53.A2" table:number-columns-spanned="2" office:value-type="string">
            <text:p text:style-name="P89">Visible after first start</text:p>
          </table:table-cell>
          <table:covered-table-cell/>
          <table:table-cell table:style-name="Table53.C2" office:value-type="string">
            <text:p text:style-name="P99">No</text:p>
          </table:table-cell>
        </table:table-row>
        <table:table-row>
          <table:table-cell table:style-name="Table53.A2" table:number-columns-spanned="2" office:value-type="string">
            <text:p text:style-name="P89">Sub-Toolbar of:</text:p>
          </table:table-cell>
          <table:covered-table-cell/>
          <table:table-cell table:style-name="Table53.C2" office:value-type="string">
            <text:p text:style-name="P99">Drawing</text:p>
          </table:table-cell>
        </table:table-row>
        <table:table-row>
          <table:table-cell table:style-name="Table53.A2" table:number-columns-spanned="2" office:value-type="string">
            <text:p text:style-name="P89">Display Tb if context is given</text:p>
          </table:table-cell>
          <table:covered-table-cell/>
          <table:table-cell table:style-name="Table53.C2" office:value-type="string">
            <text:p text:style-name="P99">No</text:p>
          </table:table-cell>
        </table:table-row>
        <table:table-row>
          <table:table-cell table:style-name="Table53.A2" table:number-columns-spanned="2" office:value-type="string">
            <text:p text:style-name="P89">Close Operation</text:p>
          </table:table-cell>
          <table:covered-table-cell/>
          <table:table-cell table:style-name="Table53.C2" office:value-type="string">
            <text:p text:style-name="P107">Permanently</text:p>
          </table:table-cell>
        </table:table-row>
        <table:table-row>
          <table:table-cell table:style-name="Table53.A2" table:number-columns-spanned="2" office:value-type="string">
            <text:p text:style-name="P89">Default Docking State</text:p>
          </table:table-cell>
          <table:covered-table-cell/>
          <table:table-cell table:style-name="Table53.C2" office:value-type="string">
            <text:p text:style-name="P103">Floated</text:p>
          </table:table-cell>
        </table:table-row>
        <table:table-row>
          <table:table-cell table:style-name="Table53.A2" table:number-columns-spanned="2" office:value-type="string">
            <text:p text:style-name="P89">Default Position</text:p>
          </table:table-cell>
          <table:covered-table-cell/>
          <table:table-cell table:style-name="Table53.C2" office:value-type="string">
            <text:p text:style-name="P103">N/A</text:p>
          </table:table-cell>
        </table:table-row>
        <table:table-row>
          <table:table-cell table:style-name="Table53.A2" table:number-columns-spanned="2" office:value-type="string">
            <text:p text:style-name="P89">Default Style</text:p>
          </table:table-cell>
          <table:covered-table-cell/>
          <table:table-cell table:style-name="Table53.C2" office:value-type="string">
            <text:p text:style-name="P104">Icon</text:p>
          </table:table-cell>
        </table:table-row>
        <table:table-row>
          <table:table-cell table:style-name="Table53.A2" table:number-columns-spanned="2" office:value-type="string">
            <text:p text:style-name="P89">Name in OpenOffice 1.1</text:p>
          </table:table-cell>
          <table:covered-table-cell/>
          <table:table-cell table:style-name="Table53.C2" office:value-type="string">
            <text:p text:style-name="P66">N/A</text:p>
          </table:table-cell>
        </table:table-row>
        <table:table-row>
          <table:table-cell table:style-name="Table53.A2" table:number-columns-spanned="2" office:value-type="string">
            <text:p text:style-name="P89">Name in Microsoft Office 2003</text:p>
          </table:table-cell>
          <table:covered-table-cell/>
          <table:table-cell table:style-name="Table53.C2" office:value-type="string">
            <text:p text:style-name="P66">Block Arrows</text:p>
          </table:table-cell>
        </table:table-row>
        <table:table-row>
          <table:table-cell table:style-name="Table53.A2" table:number-columns-spanned="2" office:value-type="string">
            <text:p text:style-name="P89">Notes:</text:p>
          </table:table-cell>
          <table:covered-table-cell/>
          <table:table-cell table:style-name="Table53.C2" office:value-type="string">
            <text:p text:style-name="P69">OK in 57</text:p>
          </table:table-cell>
        </table:table-row>
        <table:table-row>
          <table:table-cell table:style-name="Table53.A2" table:number-columns-spanned="2" office:value-type="string">
            <text:p text:style-name="P89">Toolbar Content</text:p>
          </table:table-cell>
          <table:covered-table-cell/>
          <table:table-cell table:style-name="Table53.C2" office:value-type="string">
            <text:p text:style-name="P19">Left Arrow</text:p>
            <text:p text:style-name="P2">Right Arrow</text:p>
            <text:p text:style-name="P2">Up Arrow</text:p>
            <text:p text:style-name="P2">Down Arrow</text:p>
            <text:p text:style-name="P2">Left and Right Arrow</text:p>
            <text:p text:style-name="P2">Up and Down Arrow</text:p>
            <text:p text:style-name="P2">-------------------</text:p>
            <text:p text:style-name="P2">Up and Right Arrow</text:p>
            <text:p text:style-name="P2">Up, Right and Down Arrow</text:p>
            <text:p text:style-name="P2">4-way Arrow</text:p>
            <text:p text:style-name="P2">Corner Right Arrow</text:p>
            <text:p text:style-name="P2">Split Arrow</text:p>
            <text:p text:style-name="P2">Striped Right Arrow</text:p>
            <text:p text:style-name="P2">--------------------</text:p>
            <text:p text:style-name="P2">Notched Right Arrow</text:p>
            <text:p text:style-name="P2">Pentagon</text:p>
            <text:p text:style-name="P2">Chevron</text:p>
            <text:p text:style-name="P2">Right Arrow Callout</text:p>
            <text:p text:style-name="P2">Left Arrow Callout</text:p>
            <text:p text:style-name="P2">Up Arrow Callout</text:p>
            <text:p text:style-name="P2">-------------------</text:p>
            <text:p text:style-name="P2">Down Arrow Callout</text:p>
            <text:p text:style-name="P2">Left and Right Arrow Callout</text:p>
            <text:p text:style-name="P2">Up and Down Arrow Callout</text:p>
            <text:p text:style-name="P2">Up and Right Arrow Callout</text:p>
            <text:p text:style-name="P2">4-way Arrow Callout</text:p>
            <text:p text:style-name="P2">Circular Arrow</text:p>
            <text:p text:style-name="P2">-------------------</text:p>
            <text:p text:style-name="P2">Right or Left Arrow</text:p>
            <text:p text:style-name="P2">S-Shaped Arrow</text:p>
          </table:table-cell>
        </table:table-row>
      </table:table>
      <text:h text:style-name="P47" text:outline-level="3">Flow Charts (Calc)</text:h>
      <table:table table:name="Table54" table:style-name="Table54">
        <table:table-column table:style-name="Table54.A"/>
        <table:table-column table:style-name="Table54.B"/>
        <table:table-column table:style-name="Table54.C"/>
        <table:table-row>
          <table:table-cell table:style-name="Table54.A1" office:value-type="string">
            <text:p text:style-name="WW-Table_20_Heading">Toolbar Name:</text:p>
          </table:table-cell>
          <table:table-cell table:style-name="Table54.A1" office:value-type="string">
            <text:p text:style-name="WW-Table_20_Heading">EN:</text:p>
          </table:table-cell>
          <table:table-cell table:style-name="Table54.C1" office:value-type="string">
            <text:p text:style-name="P65">Flowchart</text:p>
          </table:table-cell>
        </table:table-row>
        <table:table-row>
          <table:table-cell table:style-name="Table54.A2" office:value-type="string">
            <text:p text:style-name="WW-Table_20_Contents"/>
          </table:table-cell>
          <table:table-cell table:style-name="Table54.A2" office:value-type="string">
            <text:p text:style-name="P89">GER:</text:p>
          </table:table-cell>
          <table:table-cell table:style-name="Table54.C2" office:value-type="string">
            <text:p text:style-name="P100">Flussdiagramm</text:p>
          </table:table-cell>
        </table:table-row>
        <table:table-row>
          <table:table-cell table:style-name="Table54.A2" table:number-columns-spanned="2" office:value-type="string">
            <text:p text:style-name="WW-Table_20_Heading">Toolbar File Name:</text:p>
          </table:table-cell>
          <table:covered-table-cell/>
          <table:table-cell table:style-name="Table54.C2" office:value-type="string">
            <text:p text:style-name="P100">Flowchartshapes.xml</text:p>
          </table:table-cell>
        </table:table-row>
        <table:table-row>
          <table:table-cell table:style-name="Table54.A2" table:number-columns-spanned="2" office:value-type="string">
            <text:p text:style-name="P89">Appears in:</text:p>
          </table:table-cell>
          <table:covered-table-cell/>
          <table:table-cell table:style-name="Table54.C2" office:value-type="string">
            <text:p text:style-name="P99">Calc</text:p>
          </table:table-cell>
        </table:table-row>
        <table:table-row>
          <table:table-cell table:style-name="Table54.A2" table:number-columns-spanned="2" office:value-type="string">
            <text:p text:style-name="P89">Shall always be visible</text:p>
          </table:table-cell>
          <table:covered-table-cell/>
          <table:table-cell table:style-name="Table54.C2" office:value-type="string">
            <text:p text:style-name="P108"/>
          </table:table-cell>
        </table:table-row>
        <table:table-row>
          <table:table-cell table:style-name="Table54.A2" table:number-columns-spanned="2" office:value-type="string">
            <text:p text:style-name="P89">List in View/Toolbars:</text:p>
          </table:table-cell>
          <table:covered-table-cell/>
          <table:table-cell table:style-name="Table54.C2" office:value-type="string">
            <text:p text:style-name="P99">No</text:p>
          </table:table-cell>
        </table:table-row>
        <table:table-row>
          <table:table-cell table:style-name="Table54.A2" table:number-columns-spanned="2" office:value-type="string">
            <text:p text:style-name="P89">Visible after first start</text:p>
          </table:table-cell>
          <table:covered-table-cell/>
          <table:table-cell table:style-name="Table54.C2" office:value-type="string">
            <text:p text:style-name="P99">No</text:p>
          </table:table-cell>
        </table:table-row>
        <table:table-row>
          <table:table-cell table:style-name="Table54.A2" table:number-columns-spanned="2" office:value-type="string">
            <text:p text:style-name="P89">Sub-Toolbar of:</text:p>
          </table:table-cell>
          <table:covered-table-cell/>
          <table:table-cell table:style-name="Table54.C2" office:value-type="string">
            <text:p text:style-name="P99">Shapes</text:p>
          </table:table-cell>
        </table:table-row>
        <table:table-row>
          <table:table-cell table:style-name="Table54.A2" table:number-columns-spanned="2" office:value-type="string">
            <text:p text:style-name="P89">Display Tb if context is given</text:p>
          </table:table-cell>
          <table:covered-table-cell/>
          <table:table-cell table:style-name="Table54.C2" office:value-type="string">
            <text:p text:style-name="P99">No</text:p>
          </table:table-cell>
        </table:table-row>
        <table:table-row>
          <table:table-cell table:style-name="Table54.A2" table:number-columns-spanned="2" office:value-type="string">
            <text:p text:style-name="P89">Close Operation</text:p>
          </table:table-cell>
          <table:covered-table-cell/>
          <table:table-cell table:style-name="Table54.C2" office:value-type="string">
            <text:p text:style-name="P107">Permanently</text:p>
          </table:table-cell>
        </table:table-row>
        <table:table-row>
          <table:table-cell table:style-name="Table54.A2" table:number-columns-spanned="2" office:value-type="string">
            <text:p text:style-name="P89">Default Docking State</text:p>
          </table:table-cell>
          <table:covered-table-cell/>
          <table:table-cell table:style-name="Table54.C2" office:value-type="string">
            <text:p text:style-name="P103">Floated</text:p>
          </table:table-cell>
        </table:table-row>
        <table:table-row>
          <table:table-cell table:style-name="Table54.A2" table:number-columns-spanned="2" office:value-type="string">
            <text:p text:style-name="P89">Default Position</text:p>
          </table:table-cell>
          <table:covered-table-cell/>
          <table:table-cell table:style-name="Table54.C2" office:value-type="string">
            <text:p text:style-name="P103">N/A</text:p>
          </table:table-cell>
        </table:table-row>
        <table:table-row>
          <table:table-cell table:style-name="Table54.A2" table:number-columns-spanned="2" office:value-type="string">
            <text:p text:style-name="P89">Default Style</text:p>
          </table:table-cell>
          <table:covered-table-cell/>
          <table:table-cell table:style-name="Table54.C2" office:value-type="string">
            <text:p text:style-name="P104">Icon</text:p>
          </table:table-cell>
        </table:table-row>
        <table:table-row>
          <table:table-cell table:style-name="Table54.A2" table:number-columns-spanned="2" office:value-type="string">
            <text:p text:style-name="P89">Name in OpenOffice 1.1</text:p>
          </table:table-cell>
          <table:covered-table-cell/>
          <table:table-cell table:style-name="Table54.C2" office:value-type="string">
            <text:p text:style-name="P66">N/A</text:p>
          </table:table-cell>
        </table:table-row>
        <table:table-row>
          <table:table-cell table:style-name="Table54.A2" table:number-columns-spanned="2" office:value-type="string">
            <text:p text:style-name="P89">Name in Microsoft Office 2003</text:p>
          </table:table-cell>
          <table:covered-table-cell/>
          <table:table-cell table:style-name="Table54.C2" office:value-type="string">
            <text:p text:style-name="P66">Flowchart</text:p>
          </table:table-cell>
        </table:table-row>
        <table:table-row>
          <table:table-cell table:style-name="Table54.A2" table:number-columns-spanned="2" office:value-type="string">
            <text:p text:style-name="P89">Notes:</text:p>
          </table:table-cell>
          <table:covered-table-cell/>
          <table:table-cell table:style-name="Table54.C2" office:value-type="string">
            <text:p text:style-name="P69">OK in 57</text:p>
          </table:table-cell>
        </table:table-row>
        <table:table-row>
          <table:table-cell table:style-name="Table54.A2" table:number-columns-spanned="2" office:value-type="string">
            <text:p text:style-name="P89">Toolbar Content</text:p>
          </table:table-cell>
          <table:covered-table-cell/>
          <table:table-cell table:style-name="Table54.C2" office:value-type="string">
            <text:p text:style-name="P12">Flowchart: Process</text:p>
            <text:p text:style-name="P32">Flowchart: Alternate Process</text:p>
            <text:p text:style-name="P32">Flowchart: Decision</text:p>
            <text:p text:style-name="P32">Flowchart: Data</text:p>
            <text:p text:style-name="P32">Flowchart: Predefined Process</text:p>
            <text:p text:style-name="P32">Flowchart: Internal Storage</text:p>
            <text:p text:style-name="P32">----------------------------</text:p>
            <text:p text:style-name="P32">Flowchart: Document</text:p>
            <text:p text:style-name="P32">Flowchart: Multidocument</text:p>
            <text:p text:style-name="P32">Flowchart: Terminator</text:p>
            <text:p text:style-name="P32">Flowchart: Preparation</text:p>
            <text:p text:style-name="P32">Flowchart: Manual Input</text:p>
            <text:p text:style-name="P32">Flowchart: Manual Operation</text:p>
            <text:p text:style-name="P32">-----------------------------</text:p>
            <text:p text:style-name="P32">Flowchart: Connector</text:p>
            <text:p text:style-name="P32">Flowchart: Off-page Connector</text:p>
            <text:p text:style-name="P32">Flowchart: Card</text:p>
            <text:p text:style-name="P32">Flowchart: Punched Tape</text:p>
            <text:p text:style-name="P32">Flowchart: Summing Junction</text:p>
            <text:p text:style-name="P32">Flowchart: Or</text:p>
            <text:p text:style-name="P32">-----------------------------</text:p>
            <text:p text:style-name="P32">Flowchart: Collate</text:p>
            <text:p text:style-name="P32">Flowchart: Sort</text:p>
            <text:p text:style-name="P32">Flowchart: Extract</text:p>
            <text:p text:style-name="P32">Flowchart: Merge</text:p>
            <text:p text:style-name="P32">Flowchart: Stored Data</text:p>
            <text:p text:style-name="P32">Flowchart: Delay</text:p>
            <text:p text:style-name="P32">-----------------------------</text:p>
            <text:p text:style-name="P32">Flowchart: Sequential Access</text:p>
            <text:p text:style-name="P32">Flowchart: Magnetic Disk</text:p>
            <text:p text:style-name="P32">Flowchart: Direct Access Storage</text:p>
            <text:p text:style-name="P32">Flowchart: Display</text:p>
          </table:table-cell>
        </table:table-row>
      </table:table>
      <text:h text:style-name="P47" text:outline-level="3">Stars and Banners (Calc)</text:h>
      <table:table table:name="Table55" table:style-name="Table55">
        <table:table-column table:style-name="Table55.A"/>
        <table:table-column table:style-name="Table55.B"/>
        <table:table-column table:style-name="Table55.C"/>
        <table:table-row>
          <table:table-cell table:style-name="Table55.A1" office:value-type="string">
            <text:p text:style-name="WW-Table_20_Heading">Toolbar Name:</text:p>
          </table:table-cell>
          <table:table-cell table:style-name="Table55.A1" office:value-type="string">
            <text:p text:style-name="WW-Table_20_Heading">EN:</text:p>
          </table:table-cell>
          <table:table-cell table:style-name="Table55.C1" office:value-type="string">
            <text:p text:style-name="P65">Stars and Banners</text:p>
          </table:table-cell>
        </table:table-row>
        <table:table-row>
          <table:table-cell table:style-name="Table55.A2" office:value-type="string">
            <text:p text:style-name="WW-Table_20_Contents"/>
          </table:table-cell>
          <table:table-cell table:style-name="Table55.A2" office:value-type="string">
            <text:p text:style-name="P89">GER:</text:p>
          </table:table-cell>
          <table:table-cell table:style-name="Table55.C2" office:value-type="string">
            <text:p text:style-name="P100">Sterne und Banner</text:p>
          </table:table-cell>
        </table:table-row>
        <table:table-row>
          <table:table-cell table:style-name="Table55.A2" table:number-columns-spanned="2" office:value-type="string">
            <text:p text:style-name="WW-Table_20_Heading">Toolbar File Name:</text:p>
          </table:table-cell>
          <table:covered-table-cell/>
          <table:table-cell table:style-name="Table55.C2" office:value-type="string">
            <text:p text:style-name="P100">Starshapes.xml</text:p>
          </table:table-cell>
        </table:table-row>
        <table:table-row>
          <table:table-cell table:style-name="Table55.A2" table:number-columns-spanned="2" office:value-type="string">
            <text:p text:style-name="P89">Appears in:</text:p>
          </table:table-cell>
          <table:covered-table-cell/>
          <table:table-cell table:style-name="Table55.C2" office:value-type="string">
            <text:p text:style-name="P99">Calc</text:p>
          </table:table-cell>
        </table:table-row>
        <table:table-row>
          <table:table-cell table:style-name="Table55.A2" table:number-columns-spanned="2" office:value-type="string">
            <text:p text:style-name="P89">Shall always be visible</text:p>
          </table:table-cell>
          <table:covered-table-cell/>
          <table:table-cell table:style-name="Table55.C2" office:value-type="string">
            <text:p text:style-name="P99">No</text:p>
          </table:table-cell>
        </table:table-row>
        <table:table-row>
          <table:table-cell table:style-name="Table55.A2" table:number-columns-spanned="2" office:value-type="string">
            <text:p text:style-name="P89">List in View/Toolbars:</text:p>
          </table:table-cell>
          <table:covered-table-cell/>
          <table:table-cell table:style-name="Table55.C2" office:value-type="string">
            <text:p text:style-name="P99">No</text:p>
          </table:table-cell>
        </table:table-row>
        <table:table-row>
          <table:table-cell table:style-name="Table55.A2" table:number-columns-spanned="2" office:value-type="string">
            <text:p text:style-name="P89">Visible after first start</text:p>
          </table:table-cell>
          <table:covered-table-cell/>
          <table:table-cell table:style-name="Table55.C2" office:value-type="string">
            <text:p text:style-name="P99">No</text:p>
          </table:table-cell>
        </table:table-row>
        <table:table-row>
          <table:table-cell table:style-name="Table55.A2" table:number-columns-spanned="2" office:value-type="string">
            <text:p text:style-name="P89">Sub-Toolbar of:</text:p>
          </table:table-cell>
          <table:covered-table-cell/>
          <table:table-cell table:style-name="Table55.C2" office:value-type="string">
            <text:p text:style-name="P99">Drawing</text:p>
          </table:table-cell>
        </table:table-row>
        <table:table-row>
          <table:table-cell table:style-name="Table55.A2" table:number-columns-spanned="2" office:value-type="string">
            <text:p text:style-name="P89">Display Tb if context is given</text:p>
          </table:table-cell>
          <table:covered-table-cell/>
          <table:table-cell table:style-name="Table55.C2" office:value-type="string">
            <text:p text:style-name="P99">No</text:p>
          </table:table-cell>
        </table:table-row>
        <table:table-row>
          <table:table-cell table:style-name="Table55.A2" table:number-columns-spanned="2" office:value-type="string">
            <text:p text:style-name="P89">Close Operation</text:p>
          </table:table-cell>
          <table:covered-table-cell/>
          <table:table-cell table:style-name="Table55.C2" office:value-type="string">
            <text:p text:style-name="P107">Permanently</text:p>
          </table:table-cell>
        </table:table-row>
        <table:table-row>
          <table:table-cell table:style-name="Table55.A2" table:number-columns-spanned="2" office:value-type="string">
            <text:p text:style-name="P89">Default Docking State</text:p>
          </table:table-cell>
          <table:covered-table-cell/>
          <table:table-cell table:style-name="Table55.C2" office:value-type="string">
            <text:p text:style-name="P103">Floated</text:p>
          </table:table-cell>
        </table:table-row>
        <table:table-row>
          <table:table-cell table:style-name="Table55.A2" table:number-columns-spanned="2" office:value-type="string">
            <text:p text:style-name="P89">Default Position</text:p>
          </table:table-cell>
          <table:covered-table-cell/>
          <table:table-cell table:style-name="Table55.C2" office:value-type="string">
            <text:p text:style-name="P103">N/A</text:p>
          </table:table-cell>
        </table:table-row>
        <table:table-row>
          <table:table-cell table:style-name="Table55.A2" table:number-columns-spanned="2" office:value-type="string">
            <text:p text:style-name="P89">Default Style</text:p>
          </table:table-cell>
          <table:covered-table-cell/>
          <table:table-cell table:style-name="Table55.C2" office:value-type="string">
            <text:p text:style-name="P104">Icon</text:p>
          </table:table-cell>
        </table:table-row>
        <table:table-row>
          <table:table-cell table:style-name="Table55.A2" table:number-columns-spanned="2" office:value-type="string">
            <text:p text:style-name="P89">Name in OpenOffice 1.1</text:p>
          </table:table-cell>
          <table:covered-table-cell/>
          <table:table-cell table:style-name="Table55.C2" office:value-type="string">
            <text:p text:style-name="P66">N/A</text:p>
          </table:table-cell>
        </table:table-row>
        <table:table-row>
          <table:table-cell table:style-name="Table55.A2" table:number-columns-spanned="2" office:value-type="string">
            <text:p text:style-name="P89">Name in Microsoft Office 2003</text:p>
          </table:table-cell>
          <table:covered-table-cell/>
          <table:table-cell table:style-name="Table55.C2" office:value-type="string">
            <text:p text:style-name="P66">Flowchart</text:p>
          </table:table-cell>
        </table:table-row>
        <table:table-row>
          <table:table-cell table:style-name="Table55.A2" table:number-columns-spanned="2" office:value-type="string">
            <text:p text:style-name="P89">Notes:</text:p>
          </table:table-cell>
          <table:covered-table-cell/>
          <table:table-cell table:style-name="Table55.C2" office:value-type="string">
            <text:p text:style-name="P69">OK in 57</text:p>
          </table:table-cell>
        </table:table-row>
        <table:table-row>
          <table:table-cell table:style-name="Table55.A2" table:number-columns-spanned="2" office:value-type="string">
            <text:p text:style-name="P89">Toolbar Content</text:p>
          </table:table-cell>
          <table:covered-table-cell/>
          <table:table-cell table:style-name="Table55.C2" office:value-type="string">
            <text:p text:style-name="P12">Explosion</text:p>
            <text:p text:style-name="P32">4-Point Star</text:p>
            <text:p text:style-name="P32">5-Point Star</text:p>
            <text:p text:style-name="P32">6-Point Star</text:p>
            <text:p text:style-name="P32">8-Point Star</text:p>
            <text:p text:style-name="P32">12-Point Star</text:p>
            <text:p text:style-name="P32">-----------------------</text:p>
            <text:p text:style-name="P32">24-Point Star</text:p>
            <text:p text:style-name="P32">6-Point Star, concave</text:p>
            <text:p text:style-name="P32">Vertical Scroll</text:p>
            <text:p text:style-name="P32">Horizontal Scroll</text:p>
            <text:p text:style-name="P32">Signet</text:p>
            <text:p text:style-name="P32">Doorplate</text:p>
          </table:table-cell>
        </table:table-row>
      </table:table>
      <text:h text:style-name="P47" text:outline-level="3">Symbol Shapes (Calc)</text:h>
      <table:table table:name="Table56" table:style-name="Table56">
        <table:table-column table:style-name="Table56.A"/>
        <table:table-column table:style-name="Table56.B"/>
        <table:table-column table:style-name="Table56.C"/>
        <table:table-row>
          <table:table-cell table:style-name="Table56.A1" office:value-type="string">
            <text:p text:style-name="WW-Table_20_Heading">Toolbar Name:</text:p>
          </table:table-cell>
          <table:table-cell table:style-name="Table56.A1" office:value-type="string">
            <text:p text:style-name="WW-Table_20_Heading">EN:</text:p>
          </table:table-cell>
          <table:table-cell table:style-name="Table56.C1" office:value-type="string">
            <text:p text:style-name="P65">Symbol Shapes</text:p>
          </table:table-cell>
        </table:table-row>
        <table:table-row>
          <table:table-cell table:style-name="Table56.A2" office:value-type="string">
            <text:p text:style-name="WW-Table_20_Contents"/>
          </table:table-cell>
          <table:table-cell table:style-name="Table56.A2" office:value-type="string">
            <text:p text:style-name="P89">GER:</text:p>
          </table:table-cell>
          <table:table-cell table:style-name="Table56.C2" office:value-type="string">
            <text:p text:style-name="P100">Symbolformen</text:p>
          </table:table-cell>
        </table:table-row>
        <table:table-row>
          <table:table-cell table:style-name="Table56.A2" table:number-columns-spanned="2" office:value-type="string">
            <text:p text:style-name="WW-Table_20_Heading">Toolbar File Name:</text:p>
          </table:table-cell>
          <table:covered-table-cell/>
          <table:table-cell table:style-name="Table56.C2" office:value-type="string">
            <text:p text:style-name="P100">Symbolshapes.xml</text:p>
          </table:table-cell>
        </table:table-row>
        <table:table-row>
          <table:table-cell table:style-name="Table56.A2" table:number-columns-spanned="2" office:value-type="string">
            <text:p text:style-name="P89">Appears in:</text:p>
          </table:table-cell>
          <table:covered-table-cell/>
          <table:table-cell table:style-name="Table56.C2" office:value-type="string">
            <text:p text:style-name="P99">Calc</text:p>
          </table:table-cell>
        </table:table-row>
        <table:table-row>
          <table:table-cell table:style-name="Table56.A2" table:number-columns-spanned="2" office:value-type="string">
            <text:p text:style-name="P89">Shall always be visible</text:p>
          </table:table-cell>
          <table:covered-table-cell/>
          <table:table-cell table:style-name="Table56.C2" office:value-type="string">
            <text:p text:style-name="P99">No</text:p>
          </table:table-cell>
        </table:table-row>
        <table:table-row>
          <table:table-cell table:style-name="Table56.A2" table:number-columns-spanned="2" office:value-type="string">
            <text:p text:style-name="P89">List in View/Toolbars:</text:p>
          </table:table-cell>
          <table:covered-table-cell/>
          <table:table-cell table:style-name="Table56.C2" office:value-type="string">
            <text:p text:style-name="P99">No</text:p>
          </table:table-cell>
        </table:table-row>
        <table:table-row>
          <table:table-cell table:style-name="Table56.A2" table:number-columns-spanned="2" office:value-type="string">
            <text:p text:style-name="P89">Visible after first start</text:p>
          </table:table-cell>
          <table:covered-table-cell/>
          <table:table-cell table:style-name="Table56.C2" office:value-type="string">
            <text:p text:style-name="P99">No</text:p>
          </table:table-cell>
        </table:table-row>
        <table:table-row>
          <table:table-cell table:style-name="Table56.A2" table:number-columns-spanned="2" office:value-type="string">
            <text:p text:style-name="P89">Sub-Toolbar of:</text:p>
          </table:table-cell>
          <table:covered-table-cell/>
          <table:table-cell table:style-name="Table56.C2" office:value-type="string">
            <text:p text:style-name="P99">Drawing</text:p>
          </table:table-cell>
        </table:table-row>
        <table:table-row>
          <table:table-cell table:style-name="Table56.A2" table:number-columns-spanned="2" office:value-type="string">
            <text:p text:style-name="P89">Display Tb if context is given</text:p>
          </table:table-cell>
          <table:covered-table-cell/>
          <table:table-cell table:style-name="Table56.C2" office:value-type="string">
            <text:p text:style-name="P99">No</text:p>
          </table:table-cell>
        </table:table-row>
        <table:table-row>
          <table:table-cell table:style-name="Table56.A2" table:number-columns-spanned="2" office:value-type="string">
            <text:p text:style-name="P89">Close Operation</text:p>
          </table:table-cell>
          <table:covered-table-cell/>
          <table:table-cell table:style-name="Table56.C2" office:value-type="string">
            <text:p text:style-name="P107">Permanently</text:p>
          </table:table-cell>
        </table:table-row>
        <table:table-row>
          <table:table-cell table:style-name="Table56.A2" table:number-columns-spanned="2" office:value-type="string">
            <text:p text:style-name="P89">Default Docking State</text:p>
          </table:table-cell>
          <table:covered-table-cell/>
          <table:table-cell table:style-name="Table56.C2" office:value-type="string">
            <text:p text:style-name="P103">Floated</text:p>
          </table:table-cell>
        </table:table-row>
        <table:table-row>
          <table:table-cell table:style-name="Table56.A2" table:number-columns-spanned="2" office:value-type="string">
            <text:p text:style-name="P89">Default Position</text:p>
          </table:table-cell>
          <table:covered-table-cell/>
          <table:table-cell table:style-name="Table56.C2" office:value-type="string">
            <text:p text:style-name="P103">N/A</text:p>
          </table:table-cell>
        </table:table-row>
        <table:table-row>
          <table:table-cell table:style-name="Table56.A2" table:number-columns-spanned="2" office:value-type="string">
            <text:p text:style-name="P89">Default Style</text:p>
          </table:table-cell>
          <table:covered-table-cell/>
          <table:table-cell table:style-name="Table56.C2" office:value-type="string">
            <text:p text:style-name="P104">Icon</text:p>
          </table:table-cell>
        </table:table-row>
        <table:table-row>
          <table:table-cell table:style-name="Table56.A2" table:number-columns-spanned="2" office:value-type="string">
            <text:p text:style-name="P89">Name in OpenOffice 1.1</text:p>
          </table:table-cell>
          <table:covered-table-cell/>
          <table:table-cell table:style-name="Table56.C2" office:value-type="string">
            <text:p text:style-name="P66">N/A</text:p>
          </table:table-cell>
        </table:table-row>
        <table:table-row>
          <table:table-cell table:style-name="Table56.A2" table:number-columns-spanned="2" office:value-type="string">
            <text:p text:style-name="P89">Name in Microsoft Office 2003</text:p>
          </table:table-cell>
          <table:covered-table-cell/>
          <table:table-cell table:style-name="Table56.C2" office:value-type="string">
            <text:p text:style-name="P66">Flowchart</text:p>
          </table:table-cell>
        </table:table-row>
        <table:table-row>
          <table:table-cell table:style-name="Table56.A2" table:number-columns-spanned="2" office:value-type="string">
            <text:p text:style-name="P89">Notes:</text:p>
          </table:table-cell>
          <table:covered-table-cell/>
          <table:table-cell table:style-name="Table56.C2" office:value-type="string">
            <text:p text:style-name="P69">OK in 57</text:p>
          </table:table-cell>
        </table:table-row>
        <table:table-row>
          <table:table-cell table:style-name="Table56.A2" table:number-columns-spanned="2" office:value-type="string">
            <text:p text:style-name="P89">Toolbar Content</text:p>
          </table:table-cell>
          <table:covered-table-cell/>
          <table:table-cell table:style-name="Table56.C2" office:value-type="string">
            <text:p text:style-name="P12">Smiley Face</text:p>
            <text:p text:style-name="P32">Sun</text:p>
            <text:p text:style-name="P32">Moon</text:p>
            <text:p text:style-name="P32">Lightning Bolt</text:p>
            <text:p text:style-name="P32">Heart</text:p>
            <text:p text:style-name="P32">Flower</text:p>
            <text:p text:style-name="P32">---------------------</text:p>
            <text:p text:style-name="P32">Cloud</text:p>
            <text:p text:style-name="P32">"Prohibited" Symbol</text:p>
            <text:p text:style-name="P32">Puzzle</text:p>
            <text:p text:style-name="P32">Double Bracket</text:p>
            <text:p text:style-name="P32">Left Bracket</text:p>
            <text:p text:style-name="P32">Right Bracket</text:p>
            <text:p text:style-name="P32">----------------------</text:p>
            <text:p text:style-name="P32">Double Brace</text:p>
            <text:p text:style-name="P32">Left Brace</text:p>
            <text:p text:style-name="P32">Right Brace</text:p>
            <text:p text:style-name="P32">Square Bevel</text:p>
            <text:p text:style-name="P32">Octagon Bevel</text:p>
            <text:p text:style-name="P32">Diamond Bevel</text:p>
          </table:table-cell>
        </table:table-row>
      </table:table>
      <text:h text:style-name="P47" text:outline-level="3">Callouts (Calc)</text:h>
      <table:table table:name="Table57" table:style-name="Table57">
        <table:table-column table:style-name="Table57.A"/>
        <table:table-column table:style-name="Table57.B"/>
        <table:table-column table:style-name="Table57.C"/>
        <table:table-row>
          <table:table-cell table:style-name="Table57.A1" office:value-type="string">
            <text:p text:style-name="WW-Table_20_Heading">Toolbar Name:</text:p>
          </table:table-cell>
          <table:table-cell table:style-name="Table57.A1" office:value-type="string">
            <text:p text:style-name="WW-Table_20_Heading">EN:</text:p>
          </table:table-cell>
          <table:table-cell table:style-name="Table57.C1" office:value-type="string">
            <text:p text:style-name="P65">Callouts</text:p>
          </table:table-cell>
        </table:table-row>
        <table:table-row>
          <table:table-cell table:style-name="Table57.A2" office:value-type="string">
            <text:p text:style-name="WW-Table_20_Contents"/>
          </table:table-cell>
          <table:table-cell table:style-name="Table57.A2" office:value-type="string">
            <text:p text:style-name="P89">GER:</text:p>
          </table:table-cell>
          <table:table-cell table:style-name="Table57.C2" office:value-type="string">
            <text:p text:style-name="P100">Legenden</text:p>
          </table:table-cell>
        </table:table-row>
        <table:table-row>
          <table:table-cell table:style-name="Table57.A2" table:number-columns-spanned="2" office:value-type="string">
            <text:p text:style-name="WW-Table_20_Heading">Toolbar File Name:</text:p>
          </table:table-cell>
          <table:covered-table-cell/>
          <table:table-cell table:style-name="Table57.C2" office:value-type="string">
            <text:p text:style-name="P100">Calloutshapes.xml</text:p>
          </table:table-cell>
        </table:table-row>
        <table:table-row>
          <table:table-cell table:style-name="Table57.A2" table:number-columns-spanned="2" office:value-type="string">
            <text:p text:style-name="P89">Appears in:</text:p>
          </table:table-cell>
          <table:covered-table-cell/>
          <table:table-cell table:style-name="Table57.C2" office:value-type="string">
            <text:p text:style-name="P99">Calc</text:p>
          </table:table-cell>
        </table:table-row>
        <table:table-row>
          <table:table-cell table:style-name="Table57.A2" table:number-columns-spanned="2" office:value-type="string">
            <text:p text:style-name="P89">Shall always be visible</text:p>
          </table:table-cell>
          <table:covered-table-cell/>
          <table:table-cell table:style-name="Table57.C2" office:value-type="string">
            <text:p text:style-name="P99">No</text:p>
          </table:table-cell>
        </table:table-row>
        <table:table-row>
          <table:table-cell table:style-name="Table57.A2" table:number-columns-spanned="2" office:value-type="string">
            <text:p text:style-name="P89">List in View/Toolbars:</text:p>
          </table:table-cell>
          <table:covered-table-cell/>
          <table:table-cell table:style-name="Table57.C2" office:value-type="string">
            <text:p text:style-name="P99">No</text:p>
          </table:table-cell>
        </table:table-row>
        <table:table-row>
          <table:table-cell table:style-name="Table57.A2" table:number-columns-spanned="2" office:value-type="string">
            <text:p text:style-name="P89">Visible after first start</text:p>
          </table:table-cell>
          <table:covered-table-cell/>
          <table:table-cell table:style-name="Table57.C2" office:value-type="string">
            <text:p text:style-name="P99">No</text:p>
          </table:table-cell>
        </table:table-row>
        <table:table-row>
          <table:table-cell table:style-name="Table57.A2" table:number-columns-spanned="2" office:value-type="string">
            <text:p text:style-name="P89">Sub-Toolbar of:</text:p>
          </table:table-cell>
          <table:covered-table-cell/>
          <table:table-cell table:style-name="Table57.C2" office:value-type="string">
            <text:p text:style-name="P99">Drawing</text:p>
          </table:table-cell>
        </table:table-row>
        <table:table-row>
          <table:table-cell table:style-name="Table57.A2" table:number-columns-spanned="2" office:value-type="string">
            <text:p text:style-name="P89">Display Tb if context is given</text:p>
          </table:table-cell>
          <table:covered-table-cell/>
          <table:table-cell table:style-name="Table57.C2" office:value-type="string">
            <text:p text:style-name="P99">No</text:p>
          </table:table-cell>
        </table:table-row>
        <table:table-row>
          <table:table-cell table:style-name="Table57.A2" table:number-columns-spanned="2" office:value-type="string">
            <text:p text:style-name="P89">Close Operation</text:p>
          </table:table-cell>
          <table:covered-table-cell/>
          <table:table-cell table:style-name="Table57.C2" office:value-type="string">
            <text:p text:style-name="P107">Permanently</text:p>
          </table:table-cell>
        </table:table-row>
        <table:table-row>
          <table:table-cell table:style-name="Table57.A2" table:number-columns-spanned="2" office:value-type="string">
            <text:p text:style-name="P89">Default Docking State</text:p>
          </table:table-cell>
          <table:covered-table-cell/>
          <table:table-cell table:style-name="Table57.C2" office:value-type="string">
            <text:p text:style-name="P103">Floated</text:p>
          </table:table-cell>
        </table:table-row>
        <table:table-row>
          <table:table-cell table:style-name="Table57.A2" table:number-columns-spanned="2" office:value-type="string">
            <text:p text:style-name="P89">Default Position</text:p>
          </table:table-cell>
          <table:covered-table-cell/>
          <table:table-cell table:style-name="Table57.C2" office:value-type="string">
            <text:p text:style-name="P103">N/A</text:p>
          </table:table-cell>
        </table:table-row>
        <table:table-row>
          <table:table-cell table:style-name="Table57.A2" table:number-columns-spanned="2" office:value-type="string">
            <text:p text:style-name="P89">Default Style</text:p>
          </table:table-cell>
          <table:covered-table-cell/>
          <table:table-cell table:style-name="Table57.C2" office:value-type="string">
            <text:p text:style-name="P104">Icon</text:p>
          </table:table-cell>
        </table:table-row>
        <table:table-row>
          <table:table-cell table:style-name="Table57.A2" table:number-columns-spanned="2" office:value-type="string">
            <text:p text:style-name="P89">Name in OpenOffice 1.1</text:p>
          </table:table-cell>
          <table:covered-table-cell/>
          <table:table-cell table:style-name="Table57.C2" office:value-type="string">
            <text:p text:style-name="P66">N/A</text:p>
          </table:table-cell>
        </table:table-row>
        <table:table-row>
          <table:table-cell table:style-name="Table57.A2" table:number-columns-spanned="2" office:value-type="string">
            <text:p text:style-name="P89">Name in Microsoft Office 2003</text:p>
          </table:table-cell>
          <table:covered-table-cell/>
          <table:table-cell table:style-name="Table57.C2" office:value-type="string">
            <text:p text:style-name="P66">Flowchart</text:p>
          </table:table-cell>
        </table:table-row>
        <table:table-row>
          <table:table-cell table:style-name="Table57.A2" table:number-columns-spanned="2" office:value-type="string">
            <text:p text:style-name="P89">Notes:</text:p>
          </table:table-cell>
          <table:covered-table-cell/>
          <table:table-cell table:style-name="Table57.C2" office:value-type="string">
            <text:p text:style-name="P71">THIS TOOLBAR SHALL ONLY APPEAR IF AN FONTWORK OBJECT IS SELECTED, OR THE FONTWORK GALLERY IS VISIBLE</text:p>
          </table:table-cell>
        </table:table-row>
        <table:table-row>
          <table:table-cell table:style-name="Table57.A2" table:number-columns-spanned="2" office:value-type="string">
            <text:p text:style-name="P89">Toolbar Content</text:p>
          </table:table-cell>
          <table:covered-table-cell/>
          <table:table-cell table:style-name="Table57.C2" office:value-type="string">
            <text:p text:style-name="P12">Rectangular Callout</text:p>
            <text:p text:style-name="P32">Rounded Rectangular Callout</text:p>
            <text:p text:style-name="P32">Round Callout</text:p>
            <text:p text:style-name="P32">Cloud</text:p>
            <text:p text:style-name="P32">Line Callout 1</text:p>
            <text:p text:style-name="P32">Line Callout 2</text:p>
            <text:p text:style-name="P32">Line Callout 3</text:p>
          </table:table-cell>
        </table:table-row>
      </table:table>
      <text:h text:style-name="P47" text:outline-level="3">Fontwork (Calc)</text:h>
      <table:table table:name="Table59" table:style-name="Table59">
        <table:table-column table:style-name="Table59.A"/>
        <table:table-column table:style-name="Table59.B"/>
        <table:table-column table:style-name="Table59.C"/>
        <table:table-row>
          <table:table-cell table:style-name="Table59.A1" office:value-type="string">
            <text:p text:style-name="WW-Table_20_Heading">Toolbar Name:</text:p>
          </table:table-cell>
          <table:table-cell table:style-name="Table59.A1" office:value-type="string">
            <text:p text:style-name="WW-Table_20_Heading">EN:</text:p>
          </table:table-cell>
          <table:table-cell table:style-name="Table59.C1" office:value-type="string">
            <text:p text:style-name="P65">Fontwork</text:p>
          </table:table-cell>
        </table:table-row>
        <table:table-row>
          <table:table-cell table:style-name="Table59.A2" office:value-type="string">
            <text:p text:style-name="WW-Table_20_Contents"/>
          </table:table-cell>
          <table:table-cell table:style-name="Table59.A2" office:value-type="string">
            <text:p text:style-name="P89">GER:</text:p>
          </table:table-cell>
          <table:table-cell table:style-name="Table59.C2" office:value-type="string">
            <text:p text:style-name="P100">Fontwork</text:p>
          </table:table-cell>
        </table:table-row>
        <table:table-row>
          <table:table-cell table:style-name="Table59.A2" table:number-columns-spanned="2" office:value-type="string">
            <text:p text:style-name="WW-Table_20_Heading">Toolbar File Name:</text:p>
          </table:table-cell>
          <table:covered-table-cell/>
          <table:table-cell table:style-name="Table59.C2" office:value-type="string">
            <text:p text:style-name="P100">Fontworkobjectbar.xml</text:p>
          </table:table-cell>
        </table:table-row>
        <table:table-row>
          <table:table-cell table:style-name="Table59.A2" table:number-columns-spanned="2" office:value-type="string">
            <text:p text:style-name="P89">Appears in:</text:p>
          </table:table-cell>
          <table:covered-table-cell/>
          <table:table-cell table:style-name="Table59.C2" office:value-type="string">
            <text:p text:style-name="P99">Calc</text:p>
          </table:table-cell>
        </table:table-row>
        <table:table-row>
          <table:table-cell table:style-name="Table59.A2" table:number-columns-spanned="2" office:value-type="string">
            <text:p text:style-name="P89">Shall always be visible</text:p>
          </table:table-cell>
          <table:covered-table-cell/>
          <table:table-cell table:style-name="Table59.C2" office:value-type="string">
            <text:p text:style-name="P99">No</text:p>
          </table:table-cell>
        </table:table-row>
        <table:table-row>
          <table:table-cell table:style-name="Table59.A2" table:number-columns-spanned="2" office:value-type="string">
            <text:p text:style-name="P89">List in View/Toolbars:</text:p>
          </table:table-cell>
          <table:covered-table-cell/>
          <table:table-cell table:style-name="Table59.C2" office:value-type="string">
            <text:p text:style-name="P99">No</text:p>
          </table:table-cell>
        </table:table-row>
        <table:table-row>
          <table:table-cell table:style-name="Table59.A2" table:number-columns-spanned="2" office:value-type="string">
            <text:p text:style-name="P89">Visible after first start</text:p>
          </table:table-cell>
          <table:covered-table-cell/>
          <table:table-cell table:style-name="Table59.C2" office:value-type="string">
            <text:p text:style-name="P99">No</text:p>
          </table:table-cell>
        </table:table-row>
        <table:table-row>
          <table:table-cell table:style-name="Table59.A2" table:number-columns-spanned="2" office:value-type="string">
            <text:p text:style-name="P89">Sub-Toolbar of:</text:p>
          </table:table-cell>
          <table:covered-table-cell/>
          <table:table-cell table:style-name="Table59.C2" office:value-type="string">
            <text:p text:style-name="P99">Drawing</text:p>
          </table:table-cell>
        </table:table-row>
        <table:table-row>
          <table:table-cell table:style-name="Table59.A2" table:number-columns-spanned="2" office:value-type="string">
            <text:p text:style-name="P89">Display Tb if context is given</text:p>
          </table:table-cell>
          <table:covered-table-cell/>
          <table:table-cell table:style-name="Table59.C2" office:value-type="string">
            <text:p text:style-name="P99">Yes</text:p>
          </table:table-cell>
        </table:table-row>
        <table:table-row>
          <table:table-cell table:style-name="Table59.A2" table:number-columns-spanned="2" office:value-type="string">
            <text:p text:style-name="P89">Close Operation</text:p>
          </table:table-cell>
          <table:covered-table-cell/>
          <table:table-cell table:style-name="Table59.C2" office:value-type="string">
            <text:p text:style-name="P107">Temporarily</text:p>
          </table:table-cell>
        </table:table-row>
        <table:table-row>
          <table:table-cell table:style-name="Table59.A2" table:number-columns-spanned="2" office:value-type="string">
            <text:p text:style-name="P89">Default Docking State</text:p>
          </table:table-cell>
          <table:covered-table-cell/>
          <table:table-cell table:style-name="Table59.C2" office:value-type="string">
            <text:p text:style-name="P104">Floated</text:p>
          </table:table-cell>
        </table:table-row>
        <table:table-row>
          <table:table-cell table:style-name="Table59.A2" table:number-columns-spanned="2" office:value-type="string">
            <text:p text:style-name="P89">Default Position</text:p>
          </table:table-cell>
          <table:covered-table-cell/>
          <table:table-cell table:style-name="Table59.C2" office:value-type="string">
            <text:p text:style-name="P104">N/A</text:p>
          </table:table-cell>
        </table:table-row>
        <table:table-row>
          <table:table-cell table:style-name="Table59.A2" table:number-columns-spanned="2" office:value-type="string">
            <text:p text:style-name="P89">Default Style</text:p>
          </table:table-cell>
          <table:covered-table-cell/>
          <table:table-cell table:style-name="Table59.C2" office:value-type="string">
            <text:p text:style-name="P104">Icon</text:p>
          </table:table-cell>
        </table:table-row>
        <table:table-row>
          <table:table-cell table:style-name="Table59.A2" table:number-columns-spanned="2" office:value-type="string">
            <text:p text:style-name="P89">Name in OpenOffice 1.1</text:p>
          </table:table-cell>
          <table:covered-table-cell/>
          <table:table-cell table:style-name="Table59.C2" office:value-type="string">
            <text:p text:style-name="P66">N/A</text:p>
          </table:table-cell>
        </table:table-row>
        <table:table-row>
          <table:table-cell table:style-name="Table59.A2" table:number-columns-spanned="2" office:value-type="string">
            <text:p text:style-name="P89">Name in Microsoft Office 2003</text:p>
          </table:table-cell>
          <table:covered-table-cell/>
          <table:table-cell table:style-name="Table59.C2" office:value-type="string">
            <text:p text:style-name="P66">WordArt</text:p>
          </table:table-cell>
        </table:table-row>
        <table:table-row>
          <table:table-cell table:style-name="Table59.A2" table:number-columns-spanned="2" office:value-type="string">
            <text:p text:style-name="P89">Notes:</text:p>
          </table:table-cell>
          <table:covered-table-cell/>
          <table:table-cell table:style-name="Table59.C2" office:value-type="string">
            <text:p text:style-name="P69"/>
          </table:table-cell>
        </table:table-row>
        <table:table-row>
          <table:table-cell table:style-name="Table59.A2" table:number-columns-spanned="2" office:value-type="string">
            <text:p text:style-name="P89">Toolbar Content</text:p>
          </table:table-cell>
          <table:covered-table-cell/>
          <table:table-cell table:style-name="Table59.C2" office:value-type="string">
            <text:p text:style-name="P9">Fontwork Gallery</text:p>
            <text:p text:style-name="P9">-----------------</text:p>
            <text:p text:style-name="Standard"><text:span text:style-name="T18">Fontwork Shape </text:span><text:a xlink:type="simple" xlink:href="#6.1.14Fontwork%20Alignment%20(Writer)%7Coutline"><text:span text:style-name="Internet_20_link"><text:span text:style-name="T28"><text:s/>-&gt; </text:span></text:span></text:a><text:a xlink:type="simple" xlink:href="#6.1.14Fontwork%20Alignment%20(Writer)%7Coutline"><text:span text:style-name="Internet_20_link"><text:span text:style-name="T36">Style: DropDownOnly</text:span></text:span></text:a></text:p>
            <text:p text:style-name="P9">Fontwork Same Letter Heights</text:p>
            <text:p text:style-name="P9">------------------</text:p>
            <text:p text:style-name="Standard"><text:span text:style-name="T18">Fontwork Alignment </text:span><text:a xlink:type="simple" xlink:href="#6.1.14Fontwork%20Alignment%20(Writer)%7Coutline"><text:span text:style-name="Internet_20_link"><text:span text:style-name="T28"><text:s/>-&gt; </text:span></text:span></text:a><text:a xlink:type="simple" xlink:href="#6.1.14Fontwork%20Alignment%20(Writer)%7Coutline"><text:span text:style-name="Internet_20_link"><text:span text:style-name="T36">Style: DropDownOnly</text:span></text:span></text:a></text:p>
            <text:p text:style-name="P9">Fontwork Character Spacing<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able:table-cell>
        </table:table-row>
      </table:table>
      <text:h text:style-name="P47" text:outline-level="3">Fontwork Shape (Calc)</text:h>
      <table:table table:name="Table60" table:style-name="Table60">
        <table:table-column table:style-name="Table60.A"/>
        <table:table-column table:style-name="Table60.B"/>
        <table:table-column table:style-name="Table60.C"/>
        <table:table-row>
          <table:table-cell table:style-name="Table60.A1" office:value-type="string">
            <text:p text:style-name="WW-Table_20_Heading">Toolbar Name:</text:p>
          </table:table-cell>
          <table:table-cell table:style-name="Table60.A1" office:value-type="string">
            <text:p text:style-name="WW-Table_20_Heading">EN:</text:p>
          </table:table-cell>
          <table:table-cell table:style-name="Table60.C1" office:value-type="string">
            <text:p text:style-name="P65">Fontwork Shape</text:p>
          </table:table-cell>
        </table:table-row>
        <table:table-row>
          <table:table-cell table:style-name="Table60.A2" office:value-type="string">
            <text:p text:style-name="WW-Table_20_Contents"/>
          </table:table-cell>
          <table:table-cell table:style-name="Table60.A2" office:value-type="string">
            <text:p text:style-name="P89">GER:</text:p>
          </table:table-cell>
          <table:table-cell table:style-name="Table60.C2" office:value-type="string">
            <text:p text:style-name="P100">Fontwork-Form</text:p>
          </table:table-cell>
        </table:table-row>
        <table:table-row>
          <table:table-cell table:style-name="Table60.A2" table:number-columns-spanned="2" office:value-type="string">
            <text:p text:style-name="WW-Table_20_Heading">Toolbar File Name:</text:p>
          </table:table-cell>
          <table:covered-table-cell/>
          <table:table-cell table:style-name="Table60.C2" office:value-type="string">
            <text:p text:style-name="P100">Fontworkshapetypes.xml</text:p>
          </table:table-cell>
        </table:table-row>
        <table:table-row>
          <table:table-cell table:style-name="Table60.A2" table:number-columns-spanned="2" office:value-type="string">
            <text:p text:style-name="P89">Appears in:</text:p>
          </table:table-cell>
          <table:covered-table-cell/>
          <table:table-cell table:style-name="Table60.C2" office:value-type="string">
            <text:p text:style-name="P99">Calc</text:p>
          </table:table-cell>
        </table:table-row>
        <table:table-row>
          <table:table-cell table:style-name="Table60.A2" table:number-columns-spanned="2" office:value-type="string">
            <text:p text:style-name="P89">Shall always be visible</text:p>
          </table:table-cell>
          <table:covered-table-cell/>
          <table:table-cell table:style-name="Table60.C2" office:value-type="string">
            <text:p text:style-name="P99">NO</text:p>
          </table:table-cell>
        </table:table-row>
        <table:table-row>
          <table:table-cell table:style-name="Table60.A2" table:number-columns-spanned="2" office:value-type="string">
            <text:p text:style-name="P89">List in View/Toolbars:</text:p>
          </table:table-cell>
          <table:covered-table-cell/>
          <table:table-cell table:style-name="Table60.C2" office:value-type="string">
            <text:p text:style-name="P99">No</text:p>
          </table:table-cell>
        </table:table-row>
        <table:table-row>
          <table:table-cell table:style-name="Table60.A2" table:number-columns-spanned="2" office:value-type="string">
            <text:p text:style-name="P89">Visible after first start</text:p>
          </table:table-cell>
          <table:covered-table-cell/>
          <table:table-cell table:style-name="Table60.C2" office:value-type="string">
            <text:p text:style-name="P99">No</text:p>
          </table:table-cell>
        </table:table-row>
        <table:table-row>
          <table:table-cell table:style-name="Table60.A2" table:number-columns-spanned="2" office:value-type="string">
            <text:p text:style-name="P89">Sub-Toolbar of:</text:p>
          </table:table-cell>
          <table:covered-table-cell/>
          <table:table-cell table:style-name="Table60.C2" office:value-type="string">
            <text:p text:style-name="P99">Fontwork</text:p>
          </table:table-cell>
        </table:table-row>
        <table:table-row>
          <table:table-cell table:style-name="Table60.A2" table:number-columns-spanned="2" office:value-type="string">
            <text:p text:style-name="P89">Display Tb if context is given</text:p>
          </table:table-cell>
          <table:covered-table-cell/>
          <table:table-cell table:style-name="Table60.C2" office:value-type="string">
            <text:p text:style-name="P99">No</text:p>
          </table:table-cell>
        </table:table-row>
        <table:table-row>
          <table:table-cell table:style-name="Table60.A2" table:number-columns-spanned="2" office:value-type="string">
            <text:p text:style-name="P89">Close Operation</text:p>
          </table:table-cell>
          <table:covered-table-cell/>
          <table:table-cell table:style-name="Table60.C2" office:value-type="string">
            <text:p text:style-name="P107">Permanently</text:p>
          </table:table-cell>
        </table:table-row>
        <table:table-row>
          <table:table-cell table:style-name="Table60.A2" table:number-columns-spanned="2" office:value-type="string">
            <text:p text:style-name="P89">Default Docking State</text:p>
          </table:table-cell>
          <table:covered-table-cell/>
          <table:table-cell table:style-name="Table60.C2" office:value-type="string">
            <text:p text:style-name="P104">Floated</text:p>
          </table:table-cell>
        </table:table-row>
        <table:table-row>
          <table:table-cell table:style-name="Table60.A2" table:number-columns-spanned="2" office:value-type="string">
            <text:p text:style-name="P89">Default Position</text:p>
          </table:table-cell>
          <table:covered-table-cell/>
          <table:table-cell table:style-name="Table60.C2" office:value-type="string">
            <text:p text:style-name="P104">N/A</text:p>
          </table:table-cell>
        </table:table-row>
        <table:table-row>
          <table:table-cell table:style-name="Table60.A2" table:number-columns-spanned="2" office:value-type="string">
            <text:p text:style-name="P89">Default Style</text:p>
          </table:table-cell>
          <table:covered-table-cell/>
          <table:table-cell table:style-name="Table60.C2" office:value-type="string">
            <text:p text:style-name="P104">Icon</text:p>
          </table:table-cell>
        </table:table-row>
        <table:table-row>
          <table:table-cell table:style-name="Table60.A2" table:number-columns-spanned="2" office:value-type="string">
            <text:p text:style-name="P89">Name in OpenOffice 1.1</text:p>
          </table:table-cell>
          <table:covered-table-cell/>
          <table:table-cell table:style-name="Table60.C2" office:value-type="string">
            <text:p text:style-name="P66">N/A</text:p>
          </table:table-cell>
        </table:table-row>
        <table:table-row>
          <table:table-cell table:style-name="Table60.A2" table:number-columns-spanned="2" office:value-type="string">
            <text:p text:style-name="P89">Name in Microsoft Office 2003</text:p>
          </table:table-cell>
          <table:covered-table-cell/>
          <table:table-cell table:style-name="Table60.C2" office:value-type="string">
            <text:p text:style-name="P66">WordArt Shape</text:p>
          </table:table-cell>
        </table:table-row>
        <table:table-row>
          <table:table-cell table:style-name="Table60.A2" table:number-columns-spanned="2" office:value-type="string">
            <text:p text:style-name="P89">Notes:</text:p>
          </table:table-cell>
          <table:covered-table-cell/>
          <table:table-cell table:style-name="Table60.C2" office:value-type="string">
            <text:p text:style-name="P69">OK in 57</text:p>
          </table:table-cell>
        </table:table-row>
        <table:table-row>
          <table:table-cell table:style-name="Table60.A2" table:number-columns-spanned="2" office:value-type="string">
            <text:p text:style-name="P89">Toolbar Content</text:p>
          </table:table-cell>
          <table:covered-table-cell/>
          <table:table-cell table:style-name="Table60.C2" office:value-type="string">
            <text:p text:style-name="P9">Plain Text</text:p>
            <text:p text:style-name="P9">Wave</text:p>
            <text:p text:style-name="P9">Inflate</text:p>
            <text:p text:style-name="P9">Stop</text:p>
            <text:p text:style-name="P9">Curve Up</text:p>
            <text:p text:style-name="P9">Curve Down</text:p>
            <text:p text:style-name="P10">&lt;BR&gt;</text:p>
            <text:p text:style-name="P9">Triangle Up</text:p>
            <text:p text:style-name="P9">Triangle Down</text:p>
            <text:p text:style-name="P9">Fade Right</text:p>
            <text:p text:style-name="P9">Fade Left</text:p>
            <text:p text:style-name="P9">Fade Up</text:p>
            <text:p text:style-name="P9">Fade Down</text:p>
            <text:p text:style-name="P10">&lt;BR&gt;</text:p>
            <text:p text:style-name="P9">Slant Up</text:p>
            <text:p text:style-name="P9">Slant Down</text:p>
            <text:p text:style-name="P9">Fade Up and Right</text:p>
            <text:p text:style-name="P9">Fade Up and Left</text:p>
            <text:p text:style-name="P9">Chevron Up</text:p>
            <text:p text:style-name="P9">Chevron Down</text:p>
            <text:p text:style-name="P10">&lt;BR&gt;</text:p>
            <text:p text:style-name="P9">Arch Up (Curve)</text:p>
            <text:p text:style-name="P9">Arch Down (Curve)</text:p>
            <text:p text:style-name="P9">Arch Left (Curve)</text:p>
            <text:p text:style-name="P9">Arch Right (Curve)</text:p>
            <text:p text:style-name="P9">Circle (Curve)</text:p>
            <text:p text:style-name="P9">Open Circle (Curve)</text:p>
            <text:p text:style-name="P10">&lt;BR&gt;</text:p>
            <text:p text:style-name="P9">Arch Up (Pour)</text:p>
            <text:p text:style-name="P9">Arch Down (Pour)</text:p>
            <text:p text:style-name="P9">Arch Left (Pour)</text:p>
            <text:p text:style-name="P9">Arch Right (Pour)</text:p>
            <text:p text:style-name="P9">Circle (Pour)</text:p>
            <text:p text:style-name="P9">Open Circle (Pour)</text:p>
          </table:table-cell>
        </table:table-row>
      </table:table>
      <text:h text:style-name="P47" text:outline-level="3">Picture (Calc)</text:h>
      <table:table table:name="Table61" table:style-name="Table61">
        <table:table-column table:style-name="Table61.A"/>
        <table:table-column table:style-name="Table61.B"/>
        <table:table-column table:style-name="Table61.C"/>
        <table:table-row>
          <table:table-cell table:style-name="Table61.A1" office:value-type="string">
            <text:p text:style-name="WW-Table_20_Heading">Toolbar Name:</text:p>
          </table:table-cell>
          <table:table-cell table:style-name="Table61.A1" office:value-type="string">
            <text:p text:style-name="WW-Table_20_Heading">EN:</text:p>
          </table:table-cell>
          <table:table-cell table:style-name="Table61.C1" office:value-type="string">
            <text:p text:style-name="P65">Picture</text:p>
          </table:table-cell>
        </table:table-row>
        <table:table-row>
          <table:table-cell table:style-name="Table61.A2" office:value-type="string">
            <text:p text:style-name="WW-Table_20_Contents"/>
          </table:table-cell>
          <table:table-cell table:style-name="Table61.A2" office:value-type="string">
            <text:p text:style-name="P89">GER:</text:p>
          </table:table-cell>
          <table:table-cell table:style-name="Table61.C2" office:value-type="string">
            <text:p text:style-name="P100">Bild</text:p>
          </table:table-cell>
        </table:table-row>
        <table:table-row>
          <table:table-cell table:style-name="Table61.A2" table:number-columns-spanned="2" office:value-type="string">
            <text:p text:style-name="WW-Table_20_Heading">Toolbar File Name:</text:p>
          </table:table-cell>
          <table:covered-table-cell/>
          <table:table-cell table:style-name="Table61.C2" office:value-type="string">
            <text:p text:style-name="P100">Graphicobjectbar.xml</text:p>
          </table:table-cell>
        </table:table-row>
        <table:table-row>
          <table:table-cell table:style-name="Table61.A2" table:number-columns-spanned="2" office:value-type="string">
            <text:p text:style-name="P89">Appears in:</text:p>
          </table:table-cell>
          <table:covered-table-cell/>
          <table:table-cell table:style-name="Table61.C2" office:value-type="string">
            <text:p text:style-name="P99">Calc</text:p>
          </table:table-cell>
        </table:table-row>
        <table:table-row>
          <table:table-cell table:style-name="Table61.A2" table:number-columns-spanned="2" office:value-type="string">
            <text:p text:style-name="P89">Shall always be visible</text:p>
          </table:table-cell>
          <table:covered-table-cell/>
          <table:table-cell table:style-name="Table61.C2" office:value-type="string">
            <text:p text:style-name="P108"/>
          </table:table-cell>
        </table:table-row>
        <table:table-row>
          <table:table-cell table:style-name="Table61.A2" table:number-columns-spanned="2" office:value-type="string">
            <text:p text:style-name="P89">List in View/Toolbars:</text:p>
          </table:table-cell>
          <table:covered-table-cell/>
          <table:table-cell table:style-name="Table61.C2" office:value-type="string">
            <text:p text:style-name="P99">Yes</text:p>
          </table:table-cell>
        </table:table-row>
        <table:table-row>
          <table:table-cell table:style-name="Table61.A2" table:number-columns-spanned="2" office:value-type="string">
            <text:p text:style-name="P89">Visible after first start</text:p>
          </table:table-cell>
          <table:covered-table-cell/>
          <table:table-cell table:style-name="Table61.C2" office:value-type="string">
            <text:p text:style-name="P99">No</text:p>
          </table:table-cell>
        </table:table-row>
        <table:table-row>
          <table:table-cell table:style-name="Table61.A2" table:number-columns-spanned="2" office:value-type="string">
            <text:p text:style-name="P89">Sub-Toolbar of:</text:p>
          </table:table-cell>
          <table:covered-table-cell/>
          <table:table-cell table:style-name="Table61.C2" office:value-type="string">
            <text:p text:style-name="P99">Drawing</text:p>
          </table:table-cell>
        </table:table-row>
        <table:table-row>
          <table:table-cell table:style-name="Table61.A2" table:number-columns-spanned="2" office:value-type="string">
            <text:p text:style-name="P89">Display Tb if context is given</text:p>
          </table:table-cell>
          <table:covered-table-cell/>
          <table:table-cell table:style-name="Table61.C2" office:value-type="string">
            <text:p text:style-name="P99">Yes</text:p>
          </table:table-cell>
        </table:table-row>
        <table:table-row>
          <table:table-cell table:style-name="Table61.A2" table:number-columns-spanned="2" office:value-type="string">
            <text:p text:style-name="P89">Close Operation</text:p>
          </table:table-cell>
          <table:covered-table-cell/>
          <table:table-cell table:style-name="Table61.C2" office:value-type="string">
            <text:p text:style-name="P107">Temporarily</text:p>
          </table:table-cell>
        </table:table-row>
        <table:table-row>
          <table:table-cell table:style-name="Table61.A2" table:number-columns-spanned="2" office:value-type="string">
            <text:p text:style-name="P89">Default Docking State</text:p>
          </table:table-cell>
          <table:covered-table-cell/>
          <table:table-cell table:style-name="Table61.C2" office:value-type="string">
            <text:p text:style-name="P104">Docked</text:p>
          </table:table-cell>
        </table:table-row>
        <table:table-row>
          <table:table-cell table:style-name="Table61.A2" table:number-columns-spanned="2" office:value-type="string">
            <text:p text:style-name="P89">Default Position</text:p>
          </table:table-cell>
          <table:covered-table-cell/>
          <table:table-cell table:style-name="Table61.C2" office:value-type="string">
            <text:p text:style-name="P104">Under Standard, shall replace Formatting</text:p>
          </table:table-cell>
        </table:table-row>
        <table:table-row>
          <table:table-cell table:style-name="Table61.A2" table:number-columns-spanned="2" office:value-type="string">
            <text:p text:style-name="P89">Default Style</text:p>
          </table:table-cell>
          <table:covered-table-cell/>
          <table:table-cell table:style-name="Table61.C2" office:value-type="string">
            <text:p text:style-name="P104">Icon</text:p>
          </table:table-cell>
        </table:table-row>
        <table:table-row>
          <table:table-cell table:style-name="Table61.A2" table:number-columns-spanned="2" office:value-type="string">
            <text:p text:style-name="P89">Name in OpenOffice 1.1</text:p>
          </table:table-cell>
          <table:covered-table-cell/>
          <table:table-cell table:style-name="Table61.C2" office:value-type="string">
            <text:p text:style-name="P66">Graphics Object Bar</text:p>
          </table:table-cell>
        </table:table-row>
        <table:table-row>
          <table:table-cell table:style-name="Table61.A2" table:number-columns-spanned="2" office:value-type="string">
            <text:p text:style-name="P89">Name in Microsoft Office 2003</text:p>
          </table:table-cell>
          <table:covered-table-cell/>
          <table:table-cell table:style-name="Table61.C2" office:value-type="string">
            <text:p text:style-name="P66">Picture</text:p>
          </table:table-cell>
        </table:table-row>
        <table:table-row>
          <table:table-cell table:style-name="Table61.A2" table:number-columns-spanned="2" office:value-type="string">
            <text:p text:style-name="P89">Notes:</text:p>
          </table:table-cell>
          <table:covered-table-cell/>
          <table:table-cell table:style-name="Table61.C2" office:value-type="string">
            <text:p text:style-name="P66"/>
          </table:table-cell>
        </table:table-row>
        <table:table-row>
          <table:table-cell table:style-name="Table61.A2" table:number-columns-spanned="2" office:value-type="string">
            <text:p text:style-name="P89">Toolbar Content</text:p>
          </table:table-cell>
          <table:covered-table-cell/>
          <table:table-cell table:style-name="Table61.C2" office:value-type="string">
            <text:p text:style-name="P19">Insert Picture</text:p>
            <text:p text:style-name="P2">--------------</text:p>
            <text:p text:style-name="P41">Filter --&gt; Filter <text:span text:style-name="T31">Style: DropDownOnly</text:span></text:p>
            <text:p text:style-name="P2">-------------- </text:p>
            <text:p text:style-name="P41">Graphics Mode --&gt; Graphics Mode</text:p>
            <text:p text:style-name="P2">-------------- </text:p>
            <text:p text:style-name="P41">Color --&gt; Color</text:p>
            <text:p text:style-name="P2">-----------------</text:p>
            <text:p text:style-name="P2">Transparency</text:p>
            <text:p text:style-name="P2">-------------</text:p>
            <text:p text:style-name="P2">Line Style</text:p>
            <text:p text:style-name="P2">Area</text:p>
            <text:p text:style-name="P2">Shadow</text:p>
            <text:p text:style-name="P2">-------------</text:p>
            <text:p text:style-name="P2">Crop<text:line-break/>-------------<text:line-break/>Change Anchor<text:line-break/>-------------<text:line-break/>Bring to Front<text:line-break/>Send to Back<text:line-break/>To Foreground<text:line-break/>To Background<text:line-break/>-------------<text:line-break/>Display grid<text:line-break/>Snap to Grid<text:line-break/>Guides when Moving<text:line-break/>-------------<text:line-break/>Alignment -&gt; Alignment</text:p>
          </table:table-cell>
        </table:table-row>
      </table:table>
      <text:h text:style-name="P47" text:outline-level="3">Filter (Calc)</text:h>
      <table:table table:name="Table62" table:style-name="Table62">
        <table:table-column table:style-name="Table62.A"/>
        <table:table-column table:style-name="Table62.B"/>
        <table:table-column table:style-name="Table62.C"/>
        <table:table-row>
          <table:table-cell table:style-name="Table62.A1" office:value-type="string">
            <text:p text:style-name="WW-Table_20_Heading">Toolbar Name:</text:p>
          </table:table-cell>
          <table:table-cell table:style-name="Table62.A1" office:value-type="string">
            <text:p text:style-name="WW-Table_20_Heading">EN:</text:p>
          </table:table-cell>
          <table:table-cell table:style-name="Table62.C1" office:value-type="string">
            <text:p text:style-name="P65">Filter</text:p>
          </table:table-cell>
        </table:table-row>
        <table:table-row>
          <table:table-cell table:style-name="Table62.A2" office:value-type="string">
            <text:p text:style-name="WW-Table_20_Contents"/>
          </table:table-cell>
          <table:table-cell table:style-name="Table62.A2" office:value-type="string">
            <text:p text:style-name="P89">GER:</text:p>
          </table:table-cell>
          <table:table-cell table:style-name="Table62.C2" office:value-type="string">
            <text:p text:style-name="P100">Filter</text:p>
          </table:table-cell>
        </table:table-row>
        <table:table-row>
          <table:table-cell table:style-name="Table62.A2" table:number-columns-spanned="2" office:value-type="string">
            <text:p text:style-name="WW-Table_20_Heading">Toolbar File Name:</text:p>
          </table:table-cell>
          <table:covered-table-cell/>
          <table:table-cell table:style-name="Table62.C2" office:value-type="string">
            <text:p text:style-name="P100">Graffilterbar.xml</text:p>
          </table:table-cell>
        </table:table-row>
        <table:table-row>
          <table:table-cell table:style-name="Table62.A2" table:number-columns-spanned="2" office:value-type="string">
            <text:p text:style-name="P89">Appears in:</text:p>
          </table:table-cell>
          <table:covered-table-cell/>
          <table:table-cell table:style-name="Table62.C2" office:value-type="string">
            <text:p text:style-name="P99">Calc</text:p>
          </table:table-cell>
        </table:table-row>
        <table:table-row>
          <table:table-cell table:style-name="Table62.A2" table:number-columns-spanned="2" office:value-type="string">
            <text:p text:style-name="P89">Shall always be visible</text:p>
          </table:table-cell>
          <table:covered-table-cell/>
          <table:table-cell table:style-name="Table62.C2" office:value-type="string">
            <text:p text:style-name="P108"/>
          </table:table-cell>
        </table:table-row>
        <table:table-row>
          <table:table-cell table:style-name="Table62.A2" table:number-columns-spanned="2" office:value-type="string">
            <text:p text:style-name="P89">List in View/Toolbars:</text:p>
          </table:table-cell>
          <table:covered-table-cell/>
          <table:table-cell table:style-name="Table62.C2" office:value-type="string">
            <text:p text:style-name="P99">No</text:p>
          </table:table-cell>
        </table:table-row>
        <table:table-row>
          <table:table-cell table:style-name="Table62.A2" table:number-columns-spanned="2" office:value-type="string">
            <text:p text:style-name="P89">Visible after first start</text:p>
          </table:table-cell>
          <table:covered-table-cell/>
          <table:table-cell table:style-name="Table62.C2" office:value-type="string">
            <text:p text:style-name="P99">No</text:p>
          </table:table-cell>
        </table:table-row>
        <table:table-row>
          <table:table-cell table:style-name="Table62.A2" table:number-columns-spanned="2" office:value-type="string">
            <text:p text:style-name="P89">Sub-Toolbar of:</text:p>
          </table:table-cell>
          <table:covered-table-cell/>
          <table:table-cell table:style-name="Table62.C2" office:value-type="string">
            <text:p text:style-name="P99">Picture</text:p>
          </table:table-cell>
        </table:table-row>
        <table:table-row>
          <table:table-cell table:style-name="Table62.A2" table:number-columns-spanned="2" office:value-type="string">
            <text:p text:style-name="P89">Display Tb if context is given</text:p>
          </table:table-cell>
          <table:covered-table-cell/>
          <table:table-cell table:style-name="Table62.C2" office:value-type="string">
            <text:p text:style-name="P99">No</text:p>
          </table:table-cell>
        </table:table-row>
        <table:table-row>
          <table:table-cell table:style-name="Table62.A2" table:number-columns-spanned="2" office:value-type="string">
            <text:p text:style-name="P89">Close Operation</text:p>
          </table:table-cell>
          <table:covered-table-cell/>
          <table:table-cell table:style-name="Table62.C2" office:value-type="string">
            <text:p text:style-name="P107">Permanently</text:p>
          </table:table-cell>
        </table:table-row>
        <table:table-row>
          <table:table-cell table:style-name="Table62.A2" table:number-columns-spanned="2" office:value-type="string">
            <text:p text:style-name="P89">Default Docking State</text:p>
          </table:table-cell>
          <table:covered-table-cell/>
          <table:table-cell table:style-name="Table62.C2" office:value-type="string">
            <text:p text:style-name="P104">Floated</text:p>
          </table:table-cell>
        </table:table-row>
        <table:table-row>
          <table:table-cell table:style-name="Table62.A2" table:number-columns-spanned="2" office:value-type="string">
            <text:p text:style-name="P89">Default Position</text:p>
          </table:table-cell>
          <table:covered-table-cell/>
          <table:table-cell table:style-name="Table62.C2" office:value-type="string">
            <text:p text:style-name="P104">N/A</text:p>
          </table:table-cell>
        </table:table-row>
        <table:table-row>
          <table:table-cell table:style-name="Table62.A2" table:number-columns-spanned="2" office:value-type="string">
            <text:p text:style-name="P89">Default Style</text:p>
          </table:table-cell>
          <table:covered-table-cell/>
          <table:table-cell table:style-name="Table62.C2" office:value-type="string">
            <text:p text:style-name="P104">Icon</text:p>
          </table:table-cell>
        </table:table-row>
        <table:table-row>
          <table:table-cell table:style-name="Table62.A2" table:number-columns-spanned="2" office:value-type="string">
            <text:p text:style-name="P89">Name in OpenOffice 1.1</text:p>
          </table:table-cell>
          <table:covered-table-cell/>
          <table:table-cell table:style-name="Table62.C2" office:value-type="string">
            <text:p text:style-name="P66">Filters</text:p>
          </table:table-cell>
        </table:table-row>
        <table:table-row>
          <table:table-cell table:style-name="Table62.A2" table:number-columns-spanned="2" office:value-type="string">
            <text:p text:style-name="P89">Name in Microsoft Office 2003</text:p>
          </table:table-cell>
          <table:covered-table-cell/>
          <table:table-cell table:style-name="Table62.C2" office:value-type="string">
            <text:p text:style-name="P66">N/A</text:p>
          </table:table-cell>
        </table:table-row>
        <table:table-row>
          <table:table-cell table:style-name="Table62.A2" table:number-columns-spanned="2" office:value-type="string">
            <text:p text:style-name="P89">Notes:</text:p>
          </table:table-cell>
          <table:covered-table-cell/>
          <table:table-cell table:style-name="Table62.C2" office:value-type="string">
            <text:p text:style-name="P66"/>
          </table:table-cell>
        </table:table-row>
        <table:table-row>
          <table:table-cell table:style-name="Table62.A2" table:number-columns-spanned="2" office:value-type="string">
            <text:p text:style-name="P89">Toolbar Content</text:p>
          </table:table-cell>
          <table:covered-table-cell/>
          <table:table-cell table:style-name="Table62.C2" office:value-type="string">
            <text:p text:style-name="P12">Invert</text:p>
            <text:p text:style-name="P32">Smooth</text:p>
            <text:p text:style-name="P32">Sharpen</text:p>
            <text:p text:style-name="P32">Remove Noise</text:p>
            <text:p text:style-name="P34">&lt;BR&gt;</text:p>
            <text:p text:style-name="P32">Solarization</text:p>
            <text:p text:style-name="P32">Aging</text:p>
            <text:p text:style-name="P32">Poster</text:p>
            <text:p text:style-name="P32">Popart</text:p>
            <text:p text:style-name="P34">&lt;BR&gt;</text:p>
            <text:p text:style-name="P32">Charcoal Sketch</text:p>
            <text:p text:style-name="P32">Relief</text:p>
            <text:p text:style-name="P32">Mosaic</text:p>
          </table:table-cell>
        </table:table-row>
      </table:table>
      <text:h text:style-name="P47" text:outline-level="3">Color (Calc)</text:h>
      <table:table table:name="Table63" table:style-name="Table63">
        <table:table-column table:style-name="Table63.A"/>
        <table:table-column table:style-name="Table63.B"/>
        <table:table-column table:style-name="Table63.C"/>
        <table:table-row>
          <table:table-cell table:style-name="Table63.A1" office:value-type="string">
            <text:p text:style-name="WW-Table_20_Heading">Toolbar Name:</text:p>
          </table:table-cell>
          <table:table-cell table:style-name="Table63.A1" office:value-type="string">
            <text:p text:style-name="WW-Table_20_Heading">EN:</text:p>
          </table:table-cell>
          <table:table-cell table:style-name="Table63.C1" office:value-type="string">
            <text:p text:style-name="P65">Color</text:p>
          </table:table-cell>
        </table:table-row>
        <table:table-row>
          <table:table-cell table:style-name="Table63.A2" office:value-type="string">
            <text:p text:style-name="WW-Table_20_Contents"/>
          </table:table-cell>
          <table:table-cell table:style-name="Table63.A2" office:value-type="string">
            <text:p text:style-name="P89">GER:</text:p>
          </table:table-cell>
          <table:table-cell table:style-name="Table63.C2" office:value-type="string">
            <text:p text:style-name="P100">Farbe</text:p>
          </table:table-cell>
        </table:table-row>
        <table:table-row>
          <table:table-cell table:style-name="Table63.A2" table:number-columns-spanned="2" office:value-type="string">
            <text:p text:style-name="WW-Table_20_Heading">Toolbar File Name:</text:p>
          </table:table-cell>
          <table:covered-table-cell/>
          <table:table-cell table:style-name="Table63.C2" office:value-type="string">
            <text:p text:style-name="P100">Colorbar.xml</text:p>
          </table:table-cell>
        </table:table-row>
        <table:table-row>
          <table:table-cell table:style-name="Table63.A2" table:number-columns-spanned="2" office:value-type="string">
            <text:p text:style-name="P89">Appears in:</text:p>
          </table:table-cell>
          <table:covered-table-cell/>
          <table:table-cell table:style-name="Table63.C2" office:value-type="string">
            <text:p text:style-name="P99">Calc</text:p>
          </table:table-cell>
        </table:table-row>
        <table:table-row>
          <table:table-cell table:style-name="Table63.A2" table:number-columns-spanned="2" office:value-type="string">
            <text:p text:style-name="P89">Shall always be visible</text:p>
          </table:table-cell>
          <table:covered-table-cell/>
          <table:table-cell table:style-name="Table63.C2" office:value-type="string">
            <text:p text:style-name="P99">No</text:p>
          </table:table-cell>
        </table:table-row>
        <table:table-row>
          <table:table-cell table:style-name="Table63.A2" table:number-columns-spanned="2" office:value-type="string">
            <text:p text:style-name="P89">List in View/Toolbars:</text:p>
          </table:table-cell>
          <table:covered-table-cell/>
          <table:table-cell table:style-name="Table63.C2" office:value-type="string">
            <text:p text:style-name="P99">No</text:p>
          </table:table-cell>
        </table:table-row>
        <table:table-row>
          <table:table-cell table:style-name="Table63.A2" table:number-columns-spanned="2" office:value-type="string">
            <text:p text:style-name="P89">Visible after first start</text:p>
          </table:table-cell>
          <table:covered-table-cell/>
          <table:table-cell table:style-name="Table63.C2" office:value-type="string">
            <text:p text:style-name="P99">No</text:p>
          </table:table-cell>
        </table:table-row>
        <table:table-row>
          <table:table-cell table:style-name="Table63.A2" table:number-columns-spanned="2" office:value-type="string">
            <text:p text:style-name="P89">Sub-Toolbar of:</text:p>
          </table:table-cell>
          <table:covered-table-cell/>
          <table:table-cell table:style-name="Table63.C2" office:value-type="string">
            <text:p text:style-name="P99">Picture</text:p>
          </table:table-cell>
        </table:table-row>
        <table:table-row>
          <table:table-cell table:style-name="Table63.A2" table:number-columns-spanned="2" office:value-type="string">
            <text:p text:style-name="P89">Display Tb if context is given</text:p>
          </table:table-cell>
          <table:covered-table-cell/>
          <table:table-cell table:style-name="Table63.C2" office:value-type="string">
            <text:p text:style-name="P99">No</text:p>
          </table:table-cell>
        </table:table-row>
        <table:table-row>
          <table:table-cell table:style-name="Table63.A2" table:number-columns-spanned="2" office:value-type="string">
            <text:p text:style-name="P89">Close Operation</text:p>
          </table:table-cell>
          <table:covered-table-cell/>
          <table:table-cell table:style-name="Table63.C2" office:value-type="string">
            <text:p text:style-name="P107">Permanently</text:p>
          </table:table-cell>
        </table:table-row>
        <table:table-row>
          <table:table-cell table:style-name="Table63.A2" table:number-columns-spanned="2" office:value-type="string">
            <text:p text:style-name="P89">Default Docking State</text:p>
          </table:table-cell>
          <table:covered-table-cell/>
          <table:table-cell table:style-name="Table63.C2" office:value-type="string">
            <text:p text:style-name="P104">Floated</text:p>
          </table:table-cell>
        </table:table-row>
        <table:table-row>
          <table:table-cell table:style-name="Table63.A2" table:number-columns-spanned="2" office:value-type="string">
            <text:p text:style-name="P89">Default Position</text:p>
          </table:table-cell>
          <table:covered-table-cell/>
          <table:table-cell table:style-name="Table63.C2" office:value-type="string">
            <text:p text:style-name="P104">N/A</text:p>
          </table:table-cell>
        </table:table-row>
        <table:table-row>
          <table:table-cell table:style-name="Table63.A2" table:number-columns-spanned="2" office:value-type="string">
            <text:p text:style-name="P89">Default Style</text:p>
          </table:table-cell>
          <table:covered-table-cell/>
          <table:table-cell table:style-name="Table63.C2" office:value-type="string">
            <text:p text:style-name="P104">Icon</text:p>
          </table:table-cell>
        </table:table-row>
        <table:table-row>
          <table:table-cell table:style-name="Table63.A2" table:number-columns-spanned="2" office:value-type="string">
            <text:p text:style-name="P89">Name in OpenOffice 1.1</text:p>
          </table:table-cell>
          <table:covered-table-cell/>
          <table:table-cell table:style-name="Table63.C2" office:value-type="string">
            <text:p text:style-name="P66">N/A</text:p>
          </table:table-cell>
        </table:table-row>
        <table:table-row>
          <table:table-cell table:style-name="Table63.A2" table:number-columns-spanned="2" office:value-type="string">
            <text:p text:style-name="P89">Name in Microsoft Office 2003</text:p>
          </table:table-cell>
          <table:covered-table-cell/>
          <table:table-cell table:style-name="Table63.C2" office:value-type="string">
            <text:p text:style-name="P66">N/A</text:p>
          </table:table-cell>
        </table:table-row>
        <table:table-row>
          <table:table-cell table:style-name="Table63.A2" table:number-columns-spanned="2" office:value-type="string">
            <text:p text:style-name="P89">Notes:</text:p>
          </table:table-cell>
          <table:covered-table-cell/>
          <table:table-cell table:style-name="Table63.C2" office:value-type="string">
            <text:p text:style-name="P69"/>
          </table:table-cell>
        </table:table-row>
        <table:table-row>
          <table:table-cell table:style-name="Table63.A2" table:number-columns-spanned="2" office:value-type="string">
            <text:p text:style-name="P89">Toolbar Content</text:p>
          </table:table-cell>
          <table:covered-table-cell/>
          <table:table-cell table:style-name="Table63.C2" office:value-type="string">
            <text:p text:style-name="P19">Red</text:p>
            <text:p text:style-name="P18">&lt;BR&gt;</text:p>
            <text:p text:style-name="P2">Green</text:p>
            <text:p text:style-name="P25">&lt;BR&gt;</text:p>
            <text:p text:style-name="P2">Blue</text:p>
            <text:p text:style-name="P25">&lt;BR&gt;</text:p>
            <text:p text:style-name="P2">Brightness</text:p>
            <text:p text:style-name="P25">&lt;BR&gt;</text:p>
            <text:p text:style-name="P2">Contrast</text:p>
            <text:p text:style-name="P25">&lt;BR&gt;</text:p>
            <text:p text:style-name="P2">Gamma</text:p>
          </table:table-cell>
        </table:table-row>
      </table:table>
      <text:h text:style-name="P47" text:outline-level="3">Align (Calc)</text:h>
      <table:table table:name="Table64" table:style-name="Table64">
        <table:table-column table:style-name="Table64.A"/>
        <table:table-column table:style-name="Table64.B"/>
        <table:table-column table:style-name="Table64.C"/>
        <table:table-row>
          <table:table-cell table:style-name="Table64.A1" office:value-type="string">
            <text:p text:style-name="WW-Table_20_Heading">Toolbar Name:</text:p>
          </table:table-cell>
          <table:table-cell table:style-name="Table64.A1" office:value-type="string">
            <text:p text:style-name="WW-Table_20_Heading">EN:</text:p>
          </table:table-cell>
          <table:table-cell table:style-name="Table64.C1" office:value-type="string">
            <text:p text:style-name="P65">Align</text:p>
          </table:table-cell>
        </table:table-row>
        <table:table-row>
          <table:table-cell table:style-name="Table64.A2" office:value-type="string">
            <text:p text:style-name="WW-Table_20_Contents"/>
          </table:table-cell>
          <table:table-cell table:style-name="Table64.A2" office:value-type="string">
            <text:p text:style-name="P89">GER:</text:p>
          </table:table-cell>
          <table:table-cell table:style-name="Table64.C2" office:value-type="string">
            <text:p text:style-name="P100">Ausrichten</text:p>
          </table:table-cell>
        </table:table-row>
        <table:table-row>
          <table:table-cell table:style-name="Table64.A2" table:number-columns-spanned="2" office:value-type="string">
            <text:p text:style-name="WW-Table_20_Heading">Toolbar File Name:</text:p>
          </table:table-cell>
          <table:covered-table-cell/>
          <table:table-cell table:style-name="Table64.C2" office:value-type="string">
            <text:p text:style-name="P100">Alignmentbar.xml</text:p>
          </table:table-cell>
        </table:table-row>
        <table:table-row>
          <table:table-cell table:style-name="Table64.A2" table:number-columns-spanned="2" office:value-type="string">
            <text:p text:style-name="P89">Appears in:</text:p>
          </table:table-cell>
          <table:covered-table-cell/>
          <table:table-cell table:style-name="Table64.C2" office:value-type="string">
            <text:p text:style-name="P99">Calc</text:p>
          </table:table-cell>
        </table:table-row>
        <table:table-row>
          <table:table-cell table:style-name="Table64.A2" table:number-columns-spanned="2" office:value-type="string">
            <text:p text:style-name="P89">Shall always be visible</text:p>
          </table:table-cell>
          <table:covered-table-cell/>
          <table:table-cell table:style-name="Table64.C2" office:value-type="string">
            <text:p text:style-name="P99">No</text:p>
          </table:table-cell>
        </table:table-row>
        <table:table-row>
          <table:table-cell table:style-name="Table64.A2" table:number-columns-spanned="2" office:value-type="string">
            <text:p text:style-name="P89">List in View/Toolbars:</text:p>
          </table:table-cell>
          <table:covered-table-cell/>
          <table:table-cell table:style-name="Table64.C2" office:value-type="string">
            <text:p text:style-name="P99">Yes</text:p>
          </table:table-cell>
        </table:table-row>
        <table:table-row>
          <table:table-cell table:style-name="Table64.A2" table:number-columns-spanned="2" office:value-type="string">
            <text:p text:style-name="P89">Visible after first start</text:p>
          </table:table-cell>
          <table:covered-table-cell/>
          <table:table-cell table:style-name="Table64.C2" office:value-type="string">
            <text:p text:style-name="P99">No</text:p>
          </table:table-cell>
        </table:table-row>
        <table:table-row>
          <table:table-cell table:style-name="Table64.A2" table:number-columns-spanned="2" office:value-type="string">
            <text:p text:style-name="P89">Sub-Toolbar of:</text:p>
          </table:table-cell>
          <table:covered-table-cell/>
          <table:table-cell table:style-name="Table64.C2" office:value-type="string">
            <text:p text:style-name="P99">Drawing</text:p>
          </table:table-cell>
        </table:table-row>
        <table:table-row>
          <table:table-cell table:style-name="Table64.A2" table:number-columns-spanned="2" office:value-type="string">
            <text:p text:style-name="P89">Display Tb if context is given</text:p>
          </table:table-cell>
          <table:covered-table-cell/>
          <table:table-cell table:style-name="Table64.C2" office:value-type="string">
            <text:p text:style-name="P99">No</text:p>
          </table:table-cell>
        </table:table-row>
        <table:table-row>
          <table:table-cell table:style-name="Table64.A2" table:number-columns-spanned="2" office:value-type="string">
            <text:p text:style-name="P89">Close Operation</text:p>
          </table:table-cell>
          <table:covered-table-cell/>
          <table:table-cell table:style-name="Table64.C2" office:value-type="string">
            <text:p text:style-name="P107">Permanently</text:p>
          </table:table-cell>
        </table:table-row>
        <table:table-row>
          <table:table-cell table:style-name="Table64.A2" table:number-columns-spanned="2" office:value-type="string">
            <text:p text:style-name="P89">Default Docking State</text:p>
          </table:table-cell>
          <table:covered-table-cell/>
          <table:table-cell table:style-name="Table64.C2" office:value-type="string">
            <text:p text:style-name="P104">Floated</text:p>
          </table:table-cell>
        </table:table-row>
        <table:table-row>
          <table:table-cell table:style-name="Table64.A2" table:number-columns-spanned="2" office:value-type="string">
            <text:p text:style-name="P89">Default Position</text:p>
          </table:table-cell>
          <table:covered-table-cell/>
          <table:table-cell table:style-name="Table64.C2" office:value-type="string">
            <text:p text:style-name="P104">N/A</text:p>
          </table:table-cell>
        </table:table-row>
        <table:table-row>
          <table:table-cell table:style-name="Table64.A2" table:number-columns-spanned="2" office:value-type="string">
            <text:p text:style-name="P89">Default Style</text:p>
          </table:table-cell>
          <table:covered-table-cell/>
          <table:table-cell table:style-name="Table64.C2" office:value-type="string">
            <text:p text:style-name="P104">Icon</text:p>
          </table:table-cell>
        </table:table-row>
        <table:table-row>
          <table:table-cell table:style-name="Table64.A2" table:number-columns-spanned="2" office:value-type="string">
            <text:p text:style-name="P89">Name in OpenOffice 1.1</text:p>
          </table:table-cell>
          <table:covered-table-cell/>
          <table:table-cell table:style-name="Table64.C2" office:value-type="string">
            <text:p text:style-name="P66">Align</text:p>
          </table:table-cell>
        </table:table-row>
        <table:table-row>
          <table:table-cell table:style-name="Table64.A2" table:number-columns-spanned="2" office:value-type="string">
            <text:p text:style-name="P89">Name in Microsoft Office 2003</text:p>
          </table:table-cell>
          <table:covered-table-cell/>
          <table:table-cell table:style-name="Table64.C2" office:value-type="string">
            <text:p text:style-name="P66">Align</text:p>
          </table:table-cell>
        </table:table-row>
        <table:table-row>
          <table:table-cell table:style-name="Table64.A2" table:number-columns-spanned="2" office:value-type="string">
            <text:p text:style-name="P89">Notes:</text:p>
          </table:table-cell>
          <table:covered-table-cell/>
          <table:table-cell table:style-name="Table64.C2" office:value-type="string">
            <text:p text:style-name="P66"/>
          </table:table-cell>
        </table:table-row>
        <table:table-row>
          <table:table-cell table:style-name="Table64.A2" table:number-columns-spanned="2" office:value-type="string">
            <text:p text:style-name="P89">Toolbar Content</text:p>
          </table:table-cell>
          <table:covered-table-cell/>
          <table:table-cell table:style-name="Table64.C2" office:value-type="string">
            <text:p text:style-name="P12">Left</text:p>
            <text:p text:style-name="P32">Center</text:p>
            <text:p text:style-name="P32">Right</text:p>
            <text:p text:style-name="P32">-------------<text:line-break/>Top</text:p>
            <text:p text:style-name="P32">Middle</text:p>
            <text:p text:style-name="P32">Bottom</text:p>
          </table:table-cell>
        </table:table-row>
      </table:table>
      <text:p text:style-name="Text_20_body"/>
      <text:h text:style-name="P47" text:outline-level="3">3D-Settings (Calc)</text:h>
      <table:table table:name="Table65" table:style-name="Table65">
        <table:table-column table:style-name="Table65.A"/>
        <table:table-column table:style-name="Table65.B"/>
        <table:table-column table:style-name="Table65.C"/>
        <table:table-row>
          <table:table-cell table:style-name="Table65.A1" office:value-type="string">
            <text:p text:style-name="WW-Table_20_Heading">Toolbar Name:</text:p>
          </table:table-cell>
          <table:table-cell table:style-name="Table65.A1" office:value-type="string">
            <text:p text:style-name="WW-Table_20_Heading">EN:</text:p>
          </table:table-cell>
          <table:table-cell table:style-name="Table65.C1" office:value-type="string">
            <text:p text:style-name="P65">3D-Settings</text:p>
          </table:table-cell>
        </table:table-row>
        <table:table-row>
          <table:table-cell table:style-name="Table65.A2" office:value-type="string">
            <text:p text:style-name="WW-Table_20_Contents"/>
          </table:table-cell>
          <table:table-cell table:style-name="Table65.A2" office:value-type="string">
            <text:p text:style-name="P89">GER:</text:p>
          </table:table-cell>
          <table:table-cell table:style-name="Table65.C2" office:value-type="string">
            <text:p text:style-name="P100">3D-Einstellungen</text:p>
          </table:table-cell>
        </table:table-row>
        <table:table-row>
          <table:table-cell table:style-name="Table65.A2" table:number-columns-spanned="2" office:value-type="string">
            <text:p text:style-name="WW-Table_20_Heading">Toolbar File Name:</text:p>
          </table:table-cell>
          <table:covered-table-cell/>
          <table:table-cell table:style-name="Table65.C2" office:value-type="string">
            <text:p text:style-name="P100">Extrusionobjectbar.xml</text:p>
          </table:table-cell>
        </table:table-row>
        <table:table-row>
          <table:table-cell table:style-name="Table65.A2" table:number-columns-spanned="2" office:value-type="string">
            <text:p text:style-name="P89">Appears in:</text:p>
          </table:table-cell>
          <table:covered-table-cell/>
          <table:table-cell table:style-name="Table65.C2" office:value-type="string">
            <text:p text:style-name="P99">Calc</text:p>
          </table:table-cell>
        </table:table-row>
        <table:table-row>
          <table:table-cell table:style-name="Table65.A2" table:number-columns-spanned="2" office:value-type="string">
            <text:p text:style-name="P89">Shall always be visible</text:p>
          </table:table-cell>
          <table:covered-table-cell/>
          <table:table-cell table:style-name="Table65.C2" office:value-type="string">
            <text:p text:style-name="P99">No</text:p>
          </table:table-cell>
        </table:table-row>
        <table:table-row>
          <table:table-cell table:style-name="Table65.A2" table:number-columns-spanned="2" office:value-type="string">
            <text:p text:style-name="P89">List in View/Toolbars:</text:p>
          </table:table-cell>
          <table:covered-table-cell/>
          <table:table-cell table:style-name="Table65.C2" office:value-type="string">
            <text:p text:style-name="P99">No,<text:span text:style-name="T12"> </text:span><text:span text:style-name="T43">for Beta yes</text:span></text:p>
          </table:table-cell>
        </table:table-row>
        <table:table-row>
          <table:table-cell table:style-name="Table65.A2" table:number-columns-spanned="2" office:value-type="string">
            <text:p text:style-name="P89">Visible after first start</text:p>
          </table:table-cell>
          <table:covered-table-cell/>
          <table:table-cell table:style-name="Table65.C2" office:value-type="string">
            <text:p text:style-name="P99">No</text:p>
          </table:table-cell>
        </table:table-row>
        <table:table-row>
          <table:table-cell table:style-name="Table65.A2" table:number-columns-spanned="2" office:value-type="string">
            <text:p text:style-name="P89">Sub-Toolbar of:</text:p>
          </table:table-cell>
          <table:covered-table-cell/>
          <table:table-cell table:style-name="Table65.C2" office:value-type="string">
            <text:p text:style-name="P99">Drawing</text:p>
          </table:table-cell>
        </table:table-row>
        <table:table-row>
          <table:table-cell table:style-name="Table65.A2" table:number-columns-spanned="2" office:value-type="string">
            <text:p text:style-name="P89">Display Tb if context is given</text:p>
          </table:table-cell>
          <table:covered-table-cell/>
          <table:table-cell table:style-name="Table65.C2" office:value-type="string">
            <text:p text:style-name="P99">No</text:p>
          </table:table-cell>
        </table:table-row>
        <table:table-row>
          <table:table-cell table:style-name="Table65.A2" table:number-columns-spanned="2" office:value-type="string">
            <text:p text:style-name="P89">Close Operation</text:p>
          </table:table-cell>
          <table:covered-table-cell/>
          <table:table-cell table:style-name="Table65.C2" office:value-type="string">
            <text:p text:style-name="P107">Permanently</text:p>
          </table:table-cell>
        </table:table-row>
        <table:table-row>
          <table:table-cell table:style-name="Table65.A2" table:number-columns-spanned="2" office:value-type="string">
            <text:p text:style-name="P89">Default Docking State</text:p>
          </table:table-cell>
          <table:covered-table-cell/>
          <table:table-cell table:style-name="Table65.C2" office:value-type="string">
            <text:p text:style-name="P104">Floated</text:p>
          </table:table-cell>
        </table:table-row>
        <table:table-row>
          <table:table-cell table:style-name="Table65.A2" table:number-columns-spanned="2" office:value-type="string">
            <text:p text:style-name="P89">Default Position</text:p>
          </table:table-cell>
          <table:covered-table-cell/>
          <table:table-cell table:style-name="Table65.C2" office:value-type="string">
            <text:p text:style-name="P104">N/A</text:p>
          </table:table-cell>
        </table:table-row>
        <table:table-row>
          <table:table-cell table:style-name="Table65.A2" table:number-columns-spanned="2" office:value-type="string">
            <text:p text:style-name="P89">Default Style</text:p>
          </table:table-cell>
          <table:covered-table-cell/>
          <table:table-cell table:style-name="Table65.C2" office:value-type="string">
            <text:p text:style-name="P104">Icon</text:p>
          </table:table-cell>
        </table:table-row>
        <table:table-row>
          <table:table-cell table:style-name="Table65.A2" table:number-columns-spanned="2" office:value-type="string">
            <text:p text:style-name="P89">Name in OpenOffice 1.1</text:p>
          </table:table-cell>
          <table:covered-table-cell/>
          <table:table-cell table:style-name="Table65.C2" office:value-type="string">
            <text:p text:style-name="P66">N/A</text:p>
          </table:table-cell>
        </table:table-row>
        <table:table-row>
          <table:table-cell table:style-name="Table65.A2" table:number-columns-spanned="2" office:value-type="string">
            <text:p text:style-name="P89">Name in Microsoft Office 2003</text:p>
          </table:table-cell>
          <table:covered-table-cell/>
          <table:table-cell table:style-name="Table65.C2" office:value-type="string">
            <text:p text:style-name="P66">3D-Settings</text:p>
          </table:table-cell>
        </table:table-row>
        <table:table-row>
          <table:table-cell table:style-name="Table65.A2" table:number-columns-spanned="2" office:value-type="string">
            <text:p text:style-name="P89">Notes:</text:p>
          </table:table-cell>
          <table:covered-table-cell/>
          <table:table-cell table:style-name="Table65.C2" office:value-type="string">
            <text:p text:style-name="P123">THIS TOOLBAR SHALL APPEAR IF “Extrusion On/Off” BUTTON HAS BEEN CLICKED IN “Drawing” TOOLBAR!!!</text:p>
          </table:table-cell>
        </table:table-row>
        <table:table-row>
          <table:table-cell table:style-name="Table65.A2" table:number-columns-spanned="2" office:value-type="string">
            <text:p text:style-name="P89">Toolbar Content</text:p>
          </table:table-cell>
          <table:covered-table-cell/>
          <table:table-cell table:style-name="Table65.C2" office:value-type="string">
            <text:p text:style-name="P9">Extrusion On/Off</text:p>
            <text:p text:style-name="P32">----------------</text:p>
            <text:p text:style-name="P32">Tilt Down</text:p>
            <text:p text:style-name="P32">Tilt Up</text:p>
            <text:p text:style-name="P32">Tilt Left</text:p>
            <text:p text:style-name="P32">Tilt Right</text:p>
            <text:p text:style-name="P32">----------------</text:p>
            <text:p text:style-name="P37">Depth -&gt; Style:DropDownOnly</text:p>
            <text:p text:style-name="P37">Direction -&gt; Style:DropDownOnly</text:p>
            <text:p text:style-name="P37">Lightning -&gt; Style:DropDownOnly</text:p>
            <text:p text:style-name="P37">Surface -&gt; Style:DropDownOnly</text:p>
            <text:p text:style-name="P37">3D Color -&gt; Style:DropDownOnly</text:p>
          </table:table-cell>
        </table:table-row>
      </table:table>
      <text:h text:style-name="P47" text:outline-level="3">Form Controls (Calc)</text:h>
      <table:table table:name="Table66" table:style-name="Table66">
        <table:table-column table:style-name="Table66.A"/>
        <table:table-column table:style-name="Table66.B"/>
        <table:table-column table:style-name="Table66.C"/>
        <table:table-row>
          <table:table-cell table:style-name="Table66.A1" office:value-type="string">
            <text:p text:style-name="WW-Table_20_Heading">Toolbar Name:</text:p>
          </table:table-cell>
          <table:table-cell table:style-name="Table66.A1" office:value-type="string">
            <text:p text:style-name="WW-Table_20_Heading">EN:</text:p>
          </table:table-cell>
          <table:table-cell table:style-name="Table66.C1" office:value-type="string">
            <text:p text:style-name="P65">Form Controls</text:p>
          </table:table-cell>
        </table:table-row>
        <table:table-row>
          <table:table-cell table:style-name="Table66.A2" office:value-type="string">
            <text:p text:style-name="WW-Table_20_Contents"/>
          </table:table-cell>
          <table:table-cell table:style-name="Table66.A2" office:value-type="string">
            <text:p text:style-name="P89">GER:</text:p>
          </table:table-cell>
          <table:table-cell table:style-name="Table66.C2" office:value-type="string">
            <text:p text:style-name="P100">Formular-Steuerelemente</text:p>
          </table:table-cell>
        </table:table-row>
        <table:table-row>
          <table:table-cell table:style-name="Table66.A2" table:number-columns-spanned="2" office:value-type="string">
            <text:p text:style-name="WW-Table_20_Heading">Toolbar File Name:</text:p>
          </table:table-cell>
          <table:covered-table-cell/>
          <table:table-cell table:style-name="Table66.C2" office:value-type="string">
            <text:p text:style-name="P100">Formcontrols.xml</text:p>
          </table:table-cell>
        </table:table-row>
        <table:table-row>
          <table:table-cell table:style-name="Table66.A2" table:number-columns-spanned="2" office:value-type="string">
            <text:p text:style-name="P89">Appears in:</text:p>
          </table:table-cell>
          <table:covered-table-cell/>
          <table:table-cell table:style-name="Table66.C2" office:value-type="string">
            <text:p text:style-name="P99">Calc</text:p>
          </table:table-cell>
        </table:table-row>
        <table:table-row>
          <table:table-cell table:style-name="Table66.A2" table:number-columns-spanned="2" office:value-type="string">
            <text:p text:style-name="P89">Shall always be visible</text:p>
          </table:table-cell>
          <table:covered-table-cell/>
          <table:table-cell table:style-name="Table66.C2" office:value-type="string">
            <text:p text:style-name="P99">NO</text:p>
          </table:table-cell>
        </table:table-row>
        <table:table-row>
          <table:table-cell table:style-name="Table66.A2" table:number-columns-spanned="2" office:value-type="string">
            <text:p text:style-name="P89">List in View/Toolbars:</text:p>
          </table:table-cell>
          <table:covered-table-cell/>
          <table:table-cell table:style-name="Table66.C2" office:value-type="string">
            <text:p text:style-name="P99">Yes</text:p>
          </table:table-cell>
        </table:table-row>
        <table:table-row>
          <table:table-cell table:style-name="Table66.A2" table:number-columns-spanned="2" office:value-type="string">
            <text:p text:style-name="P89">Visible after first start</text:p>
          </table:table-cell>
          <table:covered-table-cell/>
          <table:table-cell table:style-name="Table66.C2" office:value-type="string">
            <text:p text:style-name="P99">No</text:p>
          </table:table-cell>
        </table:table-row>
        <table:table-row>
          <table:table-cell table:style-name="Table66.A2" table:number-columns-spanned="2" office:value-type="string">
            <text:p text:style-name="P89">Sub-Toolbar of:</text:p>
          </table:table-cell>
          <table:covered-table-cell/>
          <table:table-cell table:style-name="Table66.C2" office:value-type="string">
            <text:p text:style-name="P99">N/A</text:p>
          </table:table-cell>
        </table:table-row>
        <table:table-row>
          <table:table-cell table:style-name="Table66.A2" table:number-columns-spanned="2" office:value-type="string">
            <text:p text:style-name="P89">Display Tb if context is given</text:p>
          </table:table-cell>
          <table:covered-table-cell/>
          <table:table-cell table:style-name="Table66.C2" office:value-type="string">
            <text:p text:style-name="P99">No</text:p>
          </table:table-cell>
        </table:table-row>
        <table:table-row>
          <table:table-cell table:style-name="Table66.A2" table:number-columns-spanned="2" office:value-type="string">
            <text:p text:style-name="P89">Close Operation</text:p>
          </table:table-cell>
          <table:covered-table-cell/>
          <table:table-cell table:style-name="Table66.C2" office:value-type="string">
            <text:p text:style-name="P107">Permanently</text:p>
          </table:table-cell>
        </table:table-row>
        <table:table-row>
          <table:table-cell table:style-name="Table66.A2" table:number-columns-spanned="2" office:value-type="string">
            <text:p text:style-name="P89">Default Docking State</text:p>
          </table:table-cell>
          <table:covered-table-cell/>
          <table:table-cell table:style-name="Table66.C2" office:value-type="string">
            <text:p text:style-name="P104">Floated</text:p>
          </table:table-cell>
        </table:table-row>
        <table:table-row>
          <table:table-cell table:style-name="Table66.A2" table:number-columns-spanned="2" office:value-type="string">
            <text:p text:style-name="P89">Default Position</text:p>
          </table:table-cell>
          <table:covered-table-cell/>
          <table:table-cell table:style-name="Table66.C2" office:value-type="string">
            <text:p text:style-name="P104">N/A</text:p>
          </table:table-cell>
        </table:table-row>
        <table:table-row>
          <table:table-cell table:style-name="Table66.A2" table:number-columns-spanned="2" office:value-type="string">
            <text:p text:style-name="P89">Default Style</text:p>
          </table:table-cell>
          <table:covered-table-cell/>
          <table:table-cell table:style-name="Table66.C2" office:value-type="string">
            <text:p text:style-name="P104">Icon</text:p>
          </table:table-cell>
        </table:table-row>
        <table:table-row>
          <table:table-cell table:style-name="Table66.A2" table:number-columns-spanned="2" office:value-type="string">
            <text:p text:style-name="P89">Name in OpenOffice 1.1</text:p>
          </table:table-cell>
          <table:covered-table-cell/>
          <table:table-cell table:style-name="Table66.C2" office:value-type="string">
            <text:p text:style-name="P66">Form Functions</text:p>
          </table:table-cell>
        </table:table-row>
        <table:table-row>
          <table:table-cell table:style-name="Table66.A2" table:number-columns-spanned="2" office:value-type="string">
            <text:p text:style-name="P89">Name in Microsoft Office 2003</text:p>
          </table:table-cell>
          <table:covered-table-cell/>
          <table:table-cell table:style-name="Table66.C2" office:value-type="string">
            <text:p text:style-name="P66">Control Toolbox</text:p>
          </table:table-cell>
        </table:table-row>
        <table:table-row>
          <table:table-cell table:style-name="Table66.A2" table:number-columns-spanned="2" office:value-type="string">
            <text:p text:style-name="P89">Notes:</text:p>
          </table:table-cell>
          <table:covered-table-cell/>
          <table:table-cell table:style-name="Table66.C2" office:value-type="string">
            <text:p text:style-name="P66"/>
          </table:table-cell>
        </table:table-row>
        <table:table-row>
          <table:table-cell table:style-name="Table66.A2" table:number-columns-spanned="2" office:value-type="string">
            <text:p text:style-name="P89">Toolbar Content:</text:p>
          </table:table-cell>
          <table:covered-table-cell/>
          <table:table-cell table:style-name="Table66.C2" office:value-type="string">
            <text:p text:style-name="P32">Select</text:p>
            <text:p text:style-name="P32">Design Mode On/Off</text:p>
            <text:p text:style-name="P38">&lt;BR&gt;</text:p>
            <text:p text:style-name="P32">Control...</text:p>
            <text:p text:style-name="P32">Form...</text:p>
            <text:p text:style-name="P38">&lt;BR&gt;</text:p>
            <text:p text:style-name="P32">Check Box</text:p>
            <text:p text:style-name="P32">Text Box</text:p>
            <text:p text:style-name="P38">&lt;BR&gt;</text:p>
            <text:p text:style-name="P32">Formatted Field</text:p>
            <text:p text:style-name="P32">Push Button</text:p>
            <text:p text:style-name="P38">&lt;BR&gt;</text:p>
            <text:p text:style-name="P32">Option Button</text:p>
            <text:p text:style-name="P32">List Box</text:p>
            <text:p text:style-name="P38">&lt;BR&gt;</text:p>
            <text:p text:style-name="P32">Combo Box</text:p>
            <text:p text:style-name="P32">Label Field</text:p>
            <text:p text:style-name="P38">&lt;BR&gt;</text:p>
            <text:p text:style-name="P32">Spin Button</text:p>
            <text:p text:style-name="P32">Scrollbar</text:p>
            <text:p text:style-name="P39">&lt;BR&gt;</text:p>
            <text:p text:style-name="P14"><text:span text:style-name="T46">Form Design --&gt; Form Design</text:span> (Calc)<text:line-break/><text:span text:style-name="T46">More Controls --&gt; </text:span>More Controls (Calc)</text:p>
            <text:p text:style-name="P39">&lt;BR&gt;</text:p>
            <text:p text:style-name="P36">AutoPilots On/Off</text:p>
          </table:table-cell>
        </table:table-row>
      </table:table>
      <text:h text:style-name="P47" text:outline-level="3">More Controls (Calc)</text:h>
      <table:table table:name="Table67" table:style-name="Table67">
        <table:table-column table:style-name="Table67.A"/>
        <table:table-column table:style-name="Table67.B"/>
        <table:table-column table:style-name="Table67.C"/>
        <table:table-row>
          <table:table-cell table:style-name="Table67.A1" office:value-type="string">
            <text:p text:style-name="WW-Table_20_Heading">Toolbar Name:</text:p>
          </table:table-cell>
          <table:table-cell table:style-name="Table67.A1" office:value-type="string">
            <text:p text:style-name="WW-Table_20_Heading">EN:</text:p>
          </table:table-cell>
          <table:table-cell table:style-name="Table67.C1" office:value-type="string">
            <text:p text:style-name="P23">More Controls</text:p>
          </table:table-cell>
        </table:table-row>
        <table:table-row>
          <table:table-cell table:style-name="Table67.A2" office:value-type="string">
            <text:p text:style-name="WW-Table_20_Contents"/>
          </table:table-cell>
          <table:table-cell table:style-name="Table67.A2" office:value-type="string">
            <text:p text:style-name="P89">GER:</text:p>
          </table:table-cell>
          <table:table-cell table:style-name="Table67.C2" office:value-type="string">
            <text:p text:style-name="P100">Weitere Steuerelemente</text:p>
          </table:table-cell>
        </table:table-row>
        <table:table-row>
          <table:table-cell table:style-name="Table67.A2" table:number-columns-spanned="2" office:value-type="string">
            <text:p text:style-name="WW-Table_20_Heading">Toolbar File Name:</text:p>
          </table:table-cell>
          <table:covered-table-cell/>
          <table:table-cell table:style-name="Table67.C2" office:value-type="string">
            <text:p text:style-name="P101">moreformcontrols.xml</text:p>
          </table:table-cell>
        </table:table-row>
        <table:table-row>
          <table:table-cell table:style-name="Table67.A2" table:number-columns-spanned="2" office:value-type="string">
            <text:p text:style-name="P89">Appears in:</text:p>
          </table:table-cell>
          <table:covered-table-cell/>
          <table:table-cell table:style-name="Table67.C2" office:value-type="string">
            <text:p text:style-name="P99">Calc</text:p>
          </table:table-cell>
        </table:table-row>
        <table:table-row>
          <table:table-cell table:style-name="Table67.A2" table:number-columns-spanned="2" office:value-type="string">
            <text:p text:style-name="P89">Shall always be visible</text:p>
          </table:table-cell>
          <table:covered-table-cell/>
          <table:table-cell table:style-name="Table67.C2" office:value-type="string">
            <text:p text:style-name="P99">NO</text:p>
          </table:table-cell>
        </table:table-row>
        <table:table-row>
          <table:table-cell table:style-name="Table67.A2" table:number-columns-spanned="2" office:value-type="string">
            <text:p text:style-name="P89">List in View/Toolbars:</text:p>
          </table:table-cell>
          <table:covered-table-cell/>
          <table:table-cell table:style-name="Table67.C2" office:value-type="string">
            <text:p text:style-name="P99">No</text:p>
          </table:table-cell>
        </table:table-row>
        <table:table-row>
          <table:table-cell table:style-name="Table67.A2" table:number-columns-spanned="2" office:value-type="string">
            <text:p text:style-name="P89">Visible after first start</text:p>
          </table:table-cell>
          <table:covered-table-cell/>
          <table:table-cell table:style-name="Table67.C2" office:value-type="string">
            <text:p text:style-name="P99">No</text:p>
          </table:table-cell>
        </table:table-row>
        <table:table-row>
          <table:table-cell table:style-name="Table67.A2" table:number-columns-spanned="2" office:value-type="string">
            <text:p text:style-name="P89">Sub-Toolbar of:</text:p>
          </table:table-cell>
          <table:covered-table-cell/>
          <table:table-cell table:style-name="Table67.C2" office:value-type="string">
            <text:p text:style-name="P70">Controls (Calc)</text:p>
          </table:table-cell>
        </table:table-row>
        <table:table-row>
          <table:table-cell table:style-name="Table67.A2" table:number-columns-spanned="2" office:value-type="string">
            <text:p text:style-name="P89">Display Tb if context is given</text:p>
          </table:table-cell>
          <table:covered-table-cell/>
          <table:table-cell table:style-name="Table67.C2" office:value-type="string">
            <text:p text:style-name="P99">No</text:p>
          </table:table-cell>
        </table:table-row>
        <table:table-row>
          <table:table-cell table:style-name="Table67.A2" table:number-columns-spanned="2" office:value-type="string">
            <text:p text:style-name="P89">Close Operation</text:p>
          </table:table-cell>
          <table:covered-table-cell/>
          <table:table-cell table:style-name="Table67.C2" office:value-type="string">
            <text:p text:style-name="P107">Permanently</text:p>
          </table:table-cell>
        </table:table-row>
        <table:table-row>
          <table:table-cell table:style-name="Table67.A2" table:number-columns-spanned="2" office:value-type="string">
            <text:p text:style-name="P89">Default Docking State</text:p>
          </table:table-cell>
          <table:covered-table-cell/>
          <table:table-cell table:style-name="Table67.C2" office:value-type="string">
            <text:p text:style-name="P104">Floated</text:p>
          </table:table-cell>
        </table:table-row>
        <table:table-row>
          <table:table-cell table:style-name="Table67.A2" table:number-columns-spanned="2" office:value-type="string">
            <text:p text:style-name="P89">Default Position</text:p>
          </table:table-cell>
          <table:covered-table-cell/>
          <table:table-cell table:style-name="Table67.C2" office:value-type="string">
            <text:p text:style-name="P104">N/A</text:p>
          </table:table-cell>
        </table:table-row>
        <table:table-row>
          <table:table-cell table:style-name="Table67.A2" table:number-columns-spanned="2" office:value-type="string">
            <text:p text:style-name="P89">Default Style</text:p>
          </table:table-cell>
          <table:covered-table-cell/>
          <table:table-cell table:style-name="Table67.C2" office:value-type="string">
            <text:p text:style-name="P104">Icon</text:p>
          </table:table-cell>
        </table:table-row>
        <table:table-row>
          <table:table-cell table:style-name="Table67.A2" table:number-columns-spanned="2" office:value-type="string">
            <text:p text:style-name="P89">Name in OpenOffice 1.1</text:p>
          </table:table-cell>
          <table:covered-table-cell/>
          <table:table-cell table:style-name="Table67.C2" office:value-type="string">
            <text:p text:style-name="P66">N/A</text:p>
          </table:table-cell>
        </table:table-row>
        <table:table-row>
          <table:table-cell table:style-name="Table67.A2" table:number-columns-spanned="2" office:value-type="string">
            <text:p text:style-name="P89">Name in Microsoft Office 2003</text:p>
          </table:table-cell>
          <table:covered-table-cell/>
          <table:table-cell table:style-name="Table67.C2" office:value-type="string">
            <text:p text:style-name="P66">N/A</text:p>
          </table:table-cell>
        </table:table-row>
        <table:table-row>
          <table:table-cell table:style-name="Table67.A2" table:number-columns-spanned="2" office:value-type="string">
            <text:p text:style-name="P89">Notes:</text:p>
          </table:table-cell>
          <table:covered-table-cell/>
          <table:table-cell table:style-name="Table67.C2" office:value-type="string">
            <text:p text:style-name="P66"/>
          </table:table-cell>
        </table:table-row>
        <table:table-row>
          <table:table-cell table:style-name="Table67.A2" table:number-columns-spanned="2" office:value-type="string">
            <text:p text:style-name="P89">Toolbar Content:</text:p>
          </table:table-cell>
          <table:covered-table-cell/>
          <table:table-cell table:style-name="Table67.C2" office:value-type="string">
            <text:p text:style-name="P32">Image Button</text:p>
            <text:p text:style-name="P32">Image Control</text:p>
            <text:p text:style-name="P38">&lt;BR&gt;</text:p>
            <text:p text:style-name="P32">File Selection</text:p>
            <text:p text:style-name="P32">Date Field</text:p>
            <text:p text:style-name="P38">&lt;BR&gt;</text:p>
            <text:p text:style-name="P32">Time Field</text:p>
            <text:p text:style-name="P32">Numerical Field</text:p>
            <text:p text:style-name="P38">&lt;BR&gt;</text:p>
            <text:p text:style-name="P32">Currency Field</text:p>
            <text:p text:style-name="P32">Pattern Field</text:p>
            <text:p text:style-name="P38">&lt;BR&gt;</text:p>
            <text:p text:style-name="P32">Group Box</text:p>
            <text:p text:style-name="P32">Table Control</text:p>
            <text:p text:style-name="P38">&lt;BR&gt;</text:p>
            <text:p text:style-name="P32">Navigation Button</text:p>
          </table:table-cell>
        </table:table-row>
      </table:table>
      <text:h text:style-name="P47" text:outline-level="3">Form Design (Calc)</text:h>
      <table:table table:name="Table68" table:style-name="Table68">
        <table:table-column table:style-name="Table68.A"/>
        <table:table-column table:style-name="Table68.B"/>
        <table:table-column table:style-name="Table68.C"/>
        <table:table-row>
          <table:table-cell table:style-name="Table68.A1" office:value-type="string">
            <text:p text:style-name="WW-Table_20_Heading">Toolbar Name:</text:p>
          </table:table-cell>
          <table:table-cell table:style-name="Table68.A1" office:value-type="string">
            <text:p text:style-name="WW-Table_20_Heading">EN:</text:p>
          </table:table-cell>
          <table:table-cell table:style-name="Table68.C1" office:value-type="string">
            <text:p text:style-name="P23">Form Design</text:p>
          </table:table-cell>
        </table:table-row>
        <table:table-row>
          <table:table-cell table:style-name="Table68.A2" office:value-type="string">
            <text:p text:style-name="WW-Table_20_Contents"/>
          </table:table-cell>
          <table:table-cell table:style-name="Table68.A2" office:value-type="string">
            <text:p text:style-name="P89">GER:</text:p>
          </table:table-cell>
          <table:table-cell table:style-name="Table68.C2" office:value-type="string">
            <text:p text:style-name="P100">Formular-Entwurf</text:p>
          </table:table-cell>
        </table:table-row>
        <table:table-row>
          <table:table-cell table:style-name="Table68.A2" table:number-columns-spanned="2" office:value-type="string">
            <text:p text:style-name="WW-Table_20_Heading">Toolbar File Name:</text:p>
          </table:table-cell>
          <table:covered-table-cell/>
          <table:table-cell table:style-name="Table68.C2" office:value-type="string">
            <text:p text:style-name="P101">Formdesign.xml</text:p>
          </table:table-cell>
        </table:table-row>
        <table:table-row>
          <table:table-cell table:style-name="Table68.A2" table:number-columns-spanned="2" office:value-type="string">
            <text:p text:style-name="P89">Appears in:</text:p>
          </table:table-cell>
          <table:covered-table-cell/>
          <table:table-cell table:style-name="Table68.C2" office:value-type="string">
            <text:p text:style-name="P99">Calc</text:p>
          </table:table-cell>
        </table:table-row>
        <table:table-row>
          <table:table-cell table:style-name="Table68.A2" table:number-columns-spanned="2" office:value-type="string">
            <text:p text:style-name="P89">Shall always be visible</text:p>
          </table:table-cell>
          <table:covered-table-cell/>
          <table:table-cell table:style-name="Table68.C2" office:value-type="string">
            <text:p text:style-name="P99">No</text:p>
          </table:table-cell>
        </table:table-row>
        <table:table-row>
          <table:table-cell table:style-name="Table68.A2" table:number-columns-spanned="2" office:value-type="string">
            <text:p text:style-name="P89">List in View/Toolbars:</text:p>
          </table:table-cell>
          <table:covered-table-cell/>
          <table:table-cell table:style-name="Table68.C2" office:value-type="string">
            <text:p text:style-name="P99">Yes</text:p>
          </table:table-cell>
        </table:table-row>
        <table:table-row>
          <table:table-cell table:style-name="Table68.A2" table:number-columns-spanned="2" office:value-type="string">
            <text:p text:style-name="P89">Visible after first start</text:p>
          </table:table-cell>
          <table:covered-table-cell/>
          <table:table-cell table:style-name="Table68.C2" office:value-type="string">
            <text:p text:style-name="P99">No</text:p>
          </table:table-cell>
        </table:table-row>
        <table:table-row>
          <table:table-cell table:style-name="Table68.A2" table:number-columns-spanned="2" office:value-type="string">
            <text:p text:style-name="P89">Sub-Toolbar of:</text:p>
          </table:table-cell>
          <table:covered-table-cell/>
          <table:table-cell table:style-name="Table68.C2" office:value-type="string">
            <text:p text:style-name="P70">Controls (Form)</text:p>
          </table:table-cell>
        </table:table-row>
        <table:table-row>
          <table:table-cell table:style-name="Table68.A2" table:number-columns-spanned="2" office:value-type="string">
            <text:p text:style-name="P89">Display Tb if context is given</text:p>
          </table:table-cell>
          <table:covered-table-cell/>
          <table:table-cell table:style-name="Table68.C2" office:value-type="string">
            <text:p text:style-name="P99">NO</text:p>
          </table:table-cell>
        </table:table-row>
        <table:table-row>
          <table:table-cell table:style-name="Table68.A2" table:number-columns-spanned="2" office:value-type="string">
            <text:p text:style-name="P89">Close Operation</text:p>
          </table:table-cell>
          <table:covered-table-cell/>
          <table:table-cell table:style-name="Table68.C2" office:value-type="string">
            <text:p text:style-name="P107">Permanently</text:p>
          </table:table-cell>
        </table:table-row>
        <table:table-row>
          <table:table-cell table:style-name="Table68.A2" table:number-columns-spanned="2" office:value-type="string">
            <text:p text:style-name="P89">Default Docking State</text:p>
          </table:table-cell>
          <table:covered-table-cell/>
          <table:table-cell table:style-name="Table68.C2" office:value-type="string">
            <text:p text:style-name="P109">Floated</text:p>
          </table:table-cell>
        </table:table-row>
        <table:table-row>
          <table:table-cell table:style-name="Table68.A2" table:number-columns-spanned="2" office:value-type="string">
            <text:p text:style-name="P89">Default Position</text:p>
          </table:table-cell>
          <table:covered-table-cell/>
          <table:table-cell table:style-name="Table68.C2" office:value-type="string">
            <text:p text:style-name="P109">N/A</text:p>
          </table:table-cell>
        </table:table-row>
        <table:table-row>
          <table:table-cell table:style-name="Table68.A2" table:number-columns-spanned="2" office:value-type="string">
            <text:p text:style-name="P89">Default Style</text:p>
          </table:table-cell>
          <table:covered-table-cell/>
          <table:table-cell table:style-name="Table68.C2" office:value-type="string">
            <text:p text:style-name="P106">Icon</text:p>
          </table:table-cell>
        </table:table-row>
        <table:table-row>
          <table:table-cell table:style-name="Table68.A2" table:number-columns-spanned="2" office:value-type="string">
            <text:p text:style-name="P89">Name in OpenOffice 1.1</text:p>
          </table:table-cell>
          <table:covered-table-cell/>
          <table:table-cell table:style-name="Table68.C2" office:value-type="string">
            <text:p text:style-name="P66">Control Bar</text:p>
          </table:table-cell>
        </table:table-row>
        <table:table-row>
          <table:table-cell table:style-name="Table68.A2" table:number-columns-spanned="2" office:value-type="string">
            <text:p text:style-name="P89">Name in Microsoft Office 2003</text:p>
          </table:table-cell>
          <table:covered-table-cell/>
          <table:table-cell table:style-name="Table68.C2" office:value-type="string">
            <text:p text:style-name="P24">Form Design</text:p>
          </table:table-cell>
        </table:table-row>
        <table:table-row>
          <table:table-cell table:style-name="Table68.A2" table:number-columns-spanned="2" office:value-type="string">
            <text:p text:style-name="P89">Notes:</text:p>
          </table:table-cell>
          <table:covered-table-cell/>
          <table:table-cell table:style-name="Table68.C2" office:value-type="string">
            <text:p text:style-name="P66"/>
          </table:table-cell>
        </table:table-row>
        <table:table-row>
          <table:table-cell table:style-name="Table68.A2" table:number-columns-spanned="2" office:value-type="string">
            <text:p text:style-name="P89">Toolbar Content:</text:p>
          </table:table-cell>
          <table:covered-table-cell/>
          <table:table-cell table:style-name="Table68.C2" office:value-type="string">
            <text:p text:style-name="P32">Select</text:p>
            <text:p text:style-name="P32">-------------</text:p>
            <text:p text:style-name="P32">Control...</text:p>
            <text:p text:style-name="P32">Form...</text:p>
            <text:p text:style-name="P32">Position and Size..</text:p>
            <text:p text:style-name="P32">-------------</text:p>
            <text:p text:style-name="P32">Form Navigator...</text:p>
            <text:p text:style-name="P32">Activation Order...</text:p>
            <text:p text:style-name="P32">Add Field...</text:p>
            <text:p text:style-name="P32">Automatic Control Focus</text:p>
            <text:p text:style-name="P32">-------------</text:p>
            <text:p text:style-name="P32">Change Anchor</text:p>
            <text:p text:style-name="P32">-------------</text:p>
            <text:p text:style-name="P32">Bring to Front [hidden by default]</text:p>
            <text:p text:style-name="P32">Send to Back [hidden by default]</text:p>
            <text:p text:style-name="P32">-------------</text:p>
            <text:p text:style-name="P32">Group [hidden by default]</text:p>
            <text:p text:style-name="P32">Ungroup [hidden by default]</text:p>
            <text:p text:style-name="P32">Edit Group [hidden by default]</text:p>
            <text:p text:style-name="P32">Exit Group [hidden by default]</text:p>
            <text:p text:style-name="P32">-------------</text:p>
            <text:p text:style-name="P30"><text:span text:style-name="T24">Align --&gt; </text:span>Align</text:p>
            <text:p text:style-name="P32">-------------</text:p>
            <text:p text:style-name="P32">Open in Design Mode</text:p>
            <text:p text:style-name="P32">Visible Grid</text:p>
            <text:p text:style-name="P32">Snap to Grid -&gt; ON</text:p>
            <text:p text:style-name="P32">Guides when Moving</text:p>
          </table:table-cell>
        </table:table-row>
      </table:table>
      <text:h text:style-name="P50" text:outline-level="3">Text Box Formatting (Calc)</text:h>
      <table:table table:name="Tabelle1" table:style-name="Tabelle1">
        <table:table-column table:style-name="Tabelle1.A"/>
        <table:table-column table:style-name="Tabelle1.B"/>
        <table:table-column table:style-name="Tabelle1.C"/>
        <table:table-row>
          <table:table-cell table:style-name="Tabelle1.A1" office:value-type="string">
            <text:p text:style-name="WW-Table_20_Heading">Toolbar Name:</text:p>
          </table:table-cell>
          <table:table-cell table:style-name="Tabelle1.A1" office:value-type="string">
            <text:p text:style-name="WW-Table_20_Heading">EN:</text:p>
          </table:table-cell>
          <table:table-cell table:style-name="Tabelle1.C1" office:value-type="string">
            <text:p text:style-name="P23">Text Box Formatting</text:p>
          </table:table-cell>
        </table:table-row>
        <table:table-row>
          <table:table-cell table:style-name="Tabelle1.A2" office:value-type="string">
            <text:p text:style-name="WW-Table_20_Contents"/>
          </table:table-cell>
          <table:table-cell table:style-name="Tabelle1.A2" office:value-type="string">
            <text:p text:style-name="P89">GER:</text:p>
          </table:table-cell>
          <table:table-cell table:style-name="Tabelle1.C2" office:value-type="string">
            <text:p text:style-name="P100">Textfeld Formatierung</text:p>
          </table:table-cell>
        </table:table-row>
        <table:table-row>
          <table:table-cell table:style-name="Tabelle1.A2" table:number-columns-spanned="2" office:value-type="string">
            <text:p text:style-name="P89">Toolbar File Name:</text:p>
          </table:table-cell>
          <table:covered-table-cell/>
          <table:table-cell table:style-name="Tabelle1.C2" office:value-type="string">
            <text:p text:style-name="P100">formtextobjectbar.xml</text:p>
          </table:table-cell>
        </table:table-row>
        <table:table-row>
          <table:table-cell table:style-name="Tabelle1.A2" table:number-columns-spanned="2" office:value-type="string">
            <text:p text:style-name="P89">Appears in:</text:p>
          </table:table-cell>
          <table:covered-table-cell/>
          <table:table-cell table:style-name="Tabelle1.C2" office:value-type="string">
            <text:p text:style-name="P99">Calc</text:p>
          </table:table-cell>
        </table:table-row>
        <table:table-row>
          <table:table-cell table:style-name="Tabelle1.A2" table:number-columns-spanned="2" office:value-type="string">
            <text:p text:style-name="P89">Shall always be visible</text:p>
          </table:table-cell>
          <table:covered-table-cell/>
          <table:table-cell table:style-name="Tabelle1.C2" office:value-type="string">
            <text:p text:style-name="P99">No</text:p>
          </table:table-cell>
        </table:table-row>
        <table:table-row>
          <table:table-cell table:style-name="Tabelle1.A2" table:number-columns-spanned="2" office:value-type="string">
            <text:p text:style-name="P89">List in View/Toolbars:</text:p>
          </table:table-cell>
          <table:covered-table-cell/>
          <table:table-cell table:style-name="Tabelle1.C2" office:value-type="string">
            <text:p text:style-name="P99">No</text:p>
          </table:table-cell>
        </table:table-row>
        <table:table-row>
          <table:table-cell table:style-name="Tabelle1.A2" table:number-columns-spanned="2" office:value-type="string">
            <text:p text:style-name="P89">Visible after first start</text:p>
          </table:table-cell>
          <table:covered-table-cell/>
          <table:table-cell table:style-name="Tabelle1.C2" office:value-type="string">
            <text:p text:style-name="P99">No</text:p>
          </table:table-cell>
        </table:table-row>
        <table:table-row>
          <table:table-cell table:style-name="Tabelle1.A2" table:number-columns-spanned="2" office:value-type="string">
            <text:p text:style-name="P89">Sub-Toolbar of:</text:p>
          </table:table-cell>
          <table:covered-table-cell/>
          <table:table-cell table:style-name="Tabelle1.C2" office:value-type="string">
            <text:p text:style-name="P70">N/A</text:p>
          </table:table-cell>
        </table:table-row>
        <table:table-row>
          <table:table-cell table:style-name="Tabelle1.A2" table:number-columns-spanned="2" office:value-type="string">
            <text:p text:style-name="P89">Display Tb if context is given</text:p>
          </table:table-cell>
          <table:covered-table-cell/>
          <table:table-cell table:style-name="Tabelle1.C2" office:value-type="string">
            <text:p text:style-name="P99">Yes</text:p>
          </table:table-cell>
        </table:table-row>
        <table:table-row>
          <table:table-cell table:style-name="Tabelle1.A2" table:number-columns-spanned="2" office:value-type="string">
            <text:p text:style-name="P89">Close Operation</text:p>
          </table:table-cell>
          <table:covered-table-cell/>
          <table:table-cell table:style-name="Tabelle1.C2" office:value-type="string">
            <text:p text:style-name="P107">Temporarily</text:p>
          </table:table-cell>
        </table:table-row>
        <table:table-row>
          <table:table-cell table:style-name="Tabelle1.A2" table:number-columns-spanned="2" office:value-type="string">
            <text:p text:style-name="P89">Default Docking State</text:p>
          </table:table-cell>
          <table:covered-table-cell/>
          <table:table-cell table:style-name="Tabelle1.C2" office:value-type="string">
            <text:p text:style-name="P99">Floated</text:p>
          </table:table-cell>
        </table:table-row>
        <table:table-row>
          <table:table-cell table:style-name="Tabelle1.A2" table:number-columns-spanned="2" office:value-type="string">
            <text:p text:style-name="P89">Default Position</text:p>
          </table:table-cell>
          <table:covered-table-cell/>
          <table:table-cell table:style-name="Tabelle1.C2" office:value-type="string">
            <text:p text:style-name="P99">Top</text:p>
          </table:table-cell>
        </table:table-row>
        <table:table-row>
          <table:table-cell table:style-name="Tabelle1.A2" table:number-columns-spanned="2" office:value-type="string">
            <text:p text:style-name="P89">Default Style</text:p>
          </table:table-cell>
          <table:covered-table-cell/>
          <table:table-cell table:style-name="Tabelle1.C2" office:value-type="string">
            <text:p text:style-name="P104">Icon</text:p>
          </table:table-cell>
        </table:table-row>
        <table:table-row>
          <table:table-cell table:style-name="Tabelle1.A2" table:number-columns-spanned="2" office:value-type="string">
            <text:p text:style-name="P89">Name in OpenOffice 1.1</text:p>
          </table:table-cell>
          <table:covered-table-cell/>
          <table:table-cell table:style-name="Tabelle1.C2" office:value-type="string">
            <text:p text:style-name="P66">N/A</text:p>
          </table:table-cell>
        </table:table-row>
        <table:table-row>
          <table:table-cell table:style-name="Tabelle1.A2" table:number-columns-spanned="2" office:value-type="string">
            <text:p text:style-name="P89">Name in Microsoft Office 2003</text:p>
          </table:table-cell>
          <table:covered-table-cell/>
          <table:table-cell table:style-name="Tabelle1.C2" office:value-type="string">
            <text:p text:style-name="P24">N/A</text:p>
          </table:table-cell>
        </table:table-row>
        <table:table-row>
          <table:table-cell table:style-name="Tabelle1.A2" table:number-columns-spanned="2" office:value-type="string">
            <text:p text:style-name="P89">Notes:</text:p>
          </table:table-cell>
          <table:covered-table-cell/>
          <table:table-cell table:style-name="Tabelle1.C2" office:value-type="string">
            <text:p text:style-name="P66">This toolbar is visible whenever a text box form control (which is set up to contain text with formatting) is focused.</text:p>
          </table:table-cell>
        </table:table-row>
        <table:table-row>
          <table:table-cell table:style-name="Tabelle1.A2" table:number-columns-spanned="2" office:value-type="string">
            <text:p text:style-name="P89">Toolbar Content:</text:p>
          </table:table-cell>
          <table:covered-table-cell/>
          <table:table-cell table:style-name="Tabelle1.C2" office:value-type="string">
            <text:p text:style-name="P8">Font Name</text:p>
            <text:p text:style-name="P8">-----------<text:line-break/>Font Size<text:line-break/>------------<text:line-break/>Bold<text:line-break/>Italic<text:line-break/>Underline<text:line-break/>Superscript<text:line-break/>Subscript<text:line-break/>------------<text:line-break/>Align Left<text:line-break/>Centered<text:line-break/>Align Right</text:p>
            <text:p text:style-name="P8">Justified<text:line-break/>-------------</text:p>
            <text:p text:style-name="P9">Left-To-Right [hidden by default]</text:p>
            <text:p text:style-name="P32">Right-To-Left [hidden by default]</text:p>
            <text:p text:style-name="P8">-------------</text:p>
            <text:p text:style-name="P8">Line Spacing: 1</text:p>
            <text:p text:style-name="P8">Line Spacing: 1.5</text:p>
            <text:p text:style-name="P8">Line Spacing: 2</text:p>
            <text:p text:style-name="P36">---------------<text:line-break/>Font Attributes<text:line-break/>Format: Paragraph</text:p>
          </table:table-cell>
        </table:table-row>
      </table:table>
      <text:h text:style-name="P51" text:outline-level="3">Full Screen (Calc)</text:h>
      <table:table table:name="Table69" table:style-name="Table69">
        <table:table-column table:style-name="Table69.A"/>
        <table:table-column table:style-name="Table69.B"/>
        <table:table-column table:style-name="Table69.C"/>
        <table:table-row>
          <table:table-cell table:style-name="Table69.A1" office:value-type="string">
            <text:p text:style-name="WW-Table_20_Heading">Toolbar Name:</text:p>
          </table:table-cell>
          <table:table-cell table:style-name="Table69.A1" office:value-type="string">
            <text:p text:style-name="WW-Table_20_Heading">EN:</text:p>
          </table:table-cell>
          <table:table-cell table:style-name="Table69.C1" office:value-type="string">
            <text:p text:style-name="P65">Full Screen</text:p>
          </table:table-cell>
        </table:table-row>
        <table:table-row>
          <table:table-cell table:style-name="Table69.A2" office:value-type="string">
            <text:p text:style-name="WW-Table_20_Contents"/>
          </table:table-cell>
          <table:table-cell table:style-name="Table69.A2" office:value-type="string">
            <text:p text:style-name="P89">GER:</text:p>
          </table:table-cell>
          <table:table-cell table:style-name="Table69.C2" office:value-type="string">
            <text:p text:style-name="P100">Ganzer Bildschirm</text:p>
          </table:table-cell>
        </table:table-row>
        <table:table-row>
          <table:table-cell table:style-name="Table69.A2" table:number-columns-spanned="2" office:value-type="string">
            <text:p text:style-name="WW-Table_20_Heading">Toolbar File Name:</text:p>
          </table:table-cell>
          <table:covered-table-cell/>
          <table:table-cell table:style-name="Table69.C2" office:value-type="string">
            <text:p text:style-name="P100">Fullscreenbar.xml</text:p>
          </table:table-cell>
        </table:table-row>
        <table:table-row>
          <table:table-cell table:style-name="Table69.A2" table:number-columns-spanned="2" office:value-type="string">
            <text:p text:style-name="P89">Appears in:</text:p>
          </table:table-cell>
          <table:covered-table-cell/>
          <table:table-cell table:style-name="Table69.C2" office:value-type="string">
            <text:p text:style-name="P99">Calc</text:p>
          </table:table-cell>
        </table:table-row>
        <table:table-row>
          <table:table-cell table:style-name="Table69.A2" table:number-columns-spanned="2" office:value-type="string">
            <text:p text:style-name="P89">Shall always be visible</text:p>
          </table:table-cell>
          <table:covered-table-cell/>
          <table:table-cell table:style-name="Table69.C2" office:value-type="string">
            <text:p text:style-name="P99">NO</text:p>
          </table:table-cell>
        </table:table-row>
        <table:table-row>
          <table:table-cell table:style-name="Table69.A2" table:number-columns-spanned="2" office:value-type="string">
            <text:p text:style-name="P89">List in View/Toolbars:</text:p>
          </table:table-cell>
          <table:covered-table-cell/>
          <table:table-cell table:style-name="Table69.C2" office:value-type="string">
            <text:p text:style-name="P99">No</text:p>
          </table:table-cell>
        </table:table-row>
        <table:table-row>
          <table:table-cell table:style-name="Table69.A2" table:number-columns-spanned="2" office:value-type="string">
            <text:p text:style-name="P89">Visible after first start</text:p>
          </table:table-cell>
          <table:covered-table-cell/>
          <table:table-cell table:style-name="Table69.C2" office:value-type="string">
            <text:p text:style-name="P99">No</text:p>
          </table:table-cell>
        </table:table-row>
        <table:table-row>
          <table:table-cell table:style-name="Table69.A2" table:number-columns-spanned="2" office:value-type="string">
            <text:p text:style-name="P89">Sub-Toolbar of:</text:p>
          </table:table-cell>
          <table:covered-table-cell/>
          <table:table-cell table:style-name="Table69.C2" office:value-type="string">
            <text:p text:style-name="P99">N/A</text:p>
          </table:table-cell>
        </table:table-row>
        <table:table-row>
          <table:table-cell table:style-name="Table69.A2" table:number-columns-spanned="2" office:value-type="string">
            <text:p text:style-name="P89">Display Tb if context is given</text:p>
          </table:table-cell>
          <table:covered-table-cell/>
          <table:table-cell table:style-name="Table69.C2" office:value-type="string">
            <text:p text:style-name="P99">No</text:p>
          </table:table-cell>
        </table:table-row>
        <table:table-row>
          <table:table-cell table:style-name="Table69.A2" table:number-columns-spanned="2" office:value-type="string">
            <text:p text:style-name="P89">Close Operation</text:p>
          </table:table-cell>
          <table:covered-table-cell/>
          <table:table-cell table:style-name="Table69.C2" office:value-type="string">
            <text:p text:style-name="P107">Permanently</text:p>
          </table:table-cell>
        </table:table-row>
        <table:table-row>
          <table:table-cell table:style-name="Table69.A2" table:number-columns-spanned="2" office:value-type="string">
            <text:p text:style-name="P89">Default Docking State</text:p>
          </table:table-cell>
          <table:covered-table-cell/>
          <table:table-cell table:style-name="Table69.C2" office:value-type="string">
            <text:p text:style-name="P104">Floated</text:p>
          </table:table-cell>
        </table:table-row>
        <table:table-row>
          <table:table-cell table:style-name="Table69.A2" table:number-columns-spanned="2" office:value-type="string">
            <text:p text:style-name="P89">Default Position</text:p>
          </table:table-cell>
          <table:covered-table-cell/>
          <table:table-cell table:style-name="Table69.C2" office:value-type="string">
            <text:p text:style-name="P104">N/A</text:p>
          </table:table-cell>
        </table:table-row>
        <table:table-row>
          <table:table-cell table:style-name="Table69.A2" table:number-columns-spanned="2" office:value-type="string">
            <text:p text:style-name="P89">Default Style</text:p>
          </table:table-cell>
          <table:covered-table-cell/>
          <table:table-cell table:style-name="Table69.C2" office:value-type="string">
            <text:p text:style-name="P104">Icon</text:p>
          </table:table-cell>
        </table:table-row>
        <table:table-row>
          <table:table-cell table:style-name="Table69.A2" table:number-columns-spanned="2" office:value-type="string">
            <text:p text:style-name="P89">Name in OpenOffice 1.1</text:p>
          </table:table-cell>
          <table:covered-table-cell/>
          <table:table-cell table:style-name="Table69.C2" office:value-type="string">
            <text:p text:style-name="P66">N/A</text:p>
          </table:table-cell>
        </table:table-row>
        <table:table-row>
          <table:table-cell table:style-name="Table69.A2" table:number-columns-spanned="2" office:value-type="string">
            <text:p text:style-name="P89">Name in Microsoft Office 2003</text:p>
          </table:table-cell>
          <table:covered-table-cell/>
          <table:table-cell table:style-name="Table69.C2" office:value-type="string">
            <text:p text:style-name="P66">Full Screen</text:p>
          </table:table-cell>
        </table:table-row>
        <table:table-row>
          <table:table-cell table:style-name="Table69.A2" table:number-columns-spanned="2" office:value-type="string">
            <text:p text:style-name="P89">Notes:</text:p>
          </table:table-cell>
          <table:covered-table-cell/>
          <table:table-cell table:style-name="Table69.C2" office:value-type="string">
            <text:p text:style-name="P66"/>
          </table:table-cell>
        </table:table-row>
        <table:table-row>
          <table:table-cell table:style-name="Table69.A2" table:number-columns-spanned="2" office:value-type="string">
            <text:p text:style-name="P89">Toolbar Content</text:p>
          </table:table-cell>
          <table:covered-table-cell/>
          <table:table-cell table:style-name="Table69.C2" office:value-type="string">
            <text:p text:style-name="P12">Full Screen On/Off</text:p>
          </table:table-cell>
        </table:table-row>
      </table:table>
      <text:h text:style-name="P47" text:outline-level="3">Insert (Calc)</text:h>
      <table:table table:name="Table70" table:style-name="Table70">
        <table:table-column table:style-name="Table70.A"/>
        <table:table-column table:style-name="Table70.B"/>
        <table:table-column table:style-name="Table70.C"/>
        <table:table-row>
          <table:table-cell table:style-name="Table70.A1" office:value-type="string">
            <text:p text:style-name="WW-Table_20_Heading">Toolbar Name:</text:p>
          </table:table-cell>
          <table:table-cell table:style-name="Table70.A1" office:value-type="string">
            <text:p text:style-name="WW-Table_20_Heading">EN:</text:p>
          </table:table-cell>
          <table:table-cell table:style-name="Table70.C1" office:value-type="string">
            <text:p text:style-name="P65">Insert</text:p>
          </table:table-cell>
        </table:table-row>
        <table:table-row>
          <table:table-cell table:style-name="Table70.A2" office:value-type="string">
            <text:p text:style-name="WW-Table_20_Contents"/>
          </table:table-cell>
          <table:table-cell table:style-name="Table70.A2" office:value-type="string">
            <text:p text:style-name="P89">GER:</text:p>
          </table:table-cell>
          <table:table-cell table:style-name="Table70.C2" office:value-type="string">
            <text:p text:style-name="P100">Einfügen</text:p>
          </table:table-cell>
        </table:table-row>
        <table:table-row>
          <table:table-cell table:style-name="Table70.A2" table:number-columns-spanned="2" office:value-type="string">
            <text:p text:style-name="WW-Table_20_Heading">Toolbar File Name:</text:p>
          </table:table-cell>
          <table:covered-table-cell/>
          <table:table-cell table:style-name="Table70.C2" office:value-type="string">
            <text:p text:style-name="P100">insertbar.xml</text:p>
          </table:table-cell>
        </table:table-row>
        <table:table-row>
          <table:table-cell table:style-name="Table70.A2" table:number-columns-spanned="2" office:value-type="string">
            <text:p text:style-name="P89">Appears in:</text:p>
          </table:table-cell>
          <table:covered-table-cell/>
          <table:table-cell table:style-name="Table70.C2" office:value-type="string">
            <text:p text:style-name="P99">Calc</text:p>
          </table:table-cell>
        </table:table-row>
        <table:table-row>
          <table:table-cell table:style-name="Table70.A2" table:number-columns-spanned="2" office:value-type="string">
            <text:p text:style-name="P89">Shall always be visible</text:p>
          </table:table-cell>
          <table:covered-table-cell/>
          <table:table-cell table:style-name="Table70.C2" office:value-type="string">
            <text:p text:style-name="P108"/>
          </table:table-cell>
        </table:table-row>
        <table:table-row>
          <table:table-cell table:style-name="Table70.A2" table:number-columns-spanned="2" office:value-type="string">
            <text:p text:style-name="P89">List in View/Toolbars:</text:p>
          </table:table-cell>
          <table:covered-table-cell/>
          <table:table-cell table:style-name="Table70.C2" office:value-type="string">
            <text:p text:style-name="P99">Yes</text:p>
          </table:table-cell>
        </table:table-row>
        <table:table-row>
          <table:table-cell table:style-name="Table70.A2" table:number-columns-spanned="2" office:value-type="string">
            <text:p text:style-name="P89">Visible after first start</text:p>
          </table:table-cell>
          <table:covered-table-cell/>
          <table:table-cell table:style-name="Table70.C2" office:value-type="string">
            <text:p text:style-name="P99">No</text:p>
          </table:table-cell>
        </table:table-row>
        <table:table-row>
          <table:table-cell table:style-name="Table70.A2" table:number-columns-spanned="2" office:value-type="string">
            <text:p text:style-name="P89">Sub-Toolbar of:</text:p>
          </table:table-cell>
          <table:covered-table-cell/>
          <table:table-cell table:style-name="Table70.C2" office:value-type="string">
            <text:p text:style-name="P99">N/A</text:p>
          </table:table-cell>
        </table:table-row>
        <table:table-row>
          <table:table-cell table:style-name="Table70.A2" table:number-columns-spanned="2" office:value-type="string">
            <text:p text:style-name="P89">Display Tb if context is given</text:p>
          </table:table-cell>
          <table:covered-table-cell/>
          <table:table-cell table:style-name="Table70.C2" office:value-type="string">
            <text:p text:style-name="P99">No</text:p>
          </table:table-cell>
        </table:table-row>
        <table:table-row>
          <table:table-cell table:style-name="Table70.A2" table:number-columns-spanned="2" office:value-type="string">
            <text:p text:style-name="P89">Close Operation</text:p>
          </table:table-cell>
          <table:covered-table-cell/>
          <table:table-cell table:style-name="Table70.C2" office:value-type="string">
            <text:p text:style-name="P107">Permanently</text:p>
          </table:table-cell>
        </table:table-row>
        <table:table-row>
          <table:table-cell table:style-name="Table70.A2" table:number-columns-spanned="2" office:value-type="string">
            <text:p text:style-name="P89">Default Docking State</text:p>
          </table:table-cell>
          <table:covered-table-cell/>
          <table:table-cell table:style-name="Table70.C2" office:value-type="string">
            <text:p text:style-name="P104">Floated</text:p>
          </table:table-cell>
        </table:table-row>
        <table:table-row>
          <table:table-cell table:style-name="Table70.A2" table:number-columns-spanned="2" office:value-type="string">
            <text:p text:style-name="P89">Default Position</text:p>
          </table:table-cell>
          <table:covered-table-cell/>
          <table:table-cell table:style-name="Table70.C2" office:value-type="string">
            <text:p text:style-name="P104">N/A</text:p>
          </table:table-cell>
        </table:table-row>
        <table:table-row>
          <table:table-cell table:style-name="Table70.A2" table:number-columns-spanned="2" office:value-type="string">
            <text:p text:style-name="P89">Default Style</text:p>
          </table:table-cell>
          <table:covered-table-cell/>
          <table:table-cell table:style-name="Table70.C2" office:value-type="string">
            <text:p text:style-name="P104">Icon</text:p>
          </table:table-cell>
        </table:table-row>
        <table:table-row>
          <table:table-cell table:style-name="Table70.A2" table:number-columns-spanned="2" office:value-type="string">
            <text:p text:style-name="P89">Name in OpenOffice 1.1</text:p>
          </table:table-cell>
          <table:covered-table-cell/>
          <table:table-cell table:style-name="Table70.C2" office:value-type="string">
            <text:p text:style-name="P66">Insert</text:p>
          </table:table-cell>
        </table:table-row>
        <table:table-row>
          <table:table-cell table:style-name="Table70.A2" table:number-columns-spanned="2" office:value-type="string">
            <text:p text:style-name="P89">Name in Microsoft Office 2003</text:p>
          </table:table-cell>
          <table:covered-table-cell/>
          <table:table-cell table:style-name="Table70.C2" office:value-type="string">
            <text:p text:style-name="P66">N/A</text:p>
          </table:table-cell>
        </table:table-row>
        <table:table-row>
          <table:table-cell table:style-name="Table70.A2" table:number-columns-spanned="2" office:value-type="string">
            <text:p text:style-name="P89">Notes:</text:p>
          </table:table-cell>
          <table:covered-table-cell/>
          <table:table-cell table:style-name="Table70.C2" office:value-type="string">
            <text:p text:style-name="P69"/>
          </table:table-cell>
        </table:table-row>
        <table:table-row>
          <table:table-cell table:style-name="Table70.A2" table:number-columns-spanned="2" office:value-type="string">
            <text:p text:style-name="P89">Toolbar Content</text:p>
          </table:table-cell>
          <table:covered-table-cell/>
          <table:table-cell table:style-name="Table70.C2" office:value-type="string">
            <text:p text:style-name="P32">Floating Frame</text:p>
            <text:p text:style-name="P32">---------------</text:p>
            <text:p text:style-name="P32">Special Character...</text:p>
            <text:p text:style-name="P32">---------------</text:p>
            <text:p text:style-name="P12">From File...</text:p>
            <text:p text:style-name="P32">Movie and Sound</text:p>
            <text:p text:style-name="P32">Formula...</text:p>
            <text:p text:style-name="P32">Insert Chart [hidden by default]</text:p>
            <text:p text:style-name="P32">OLE Object...[hidden by default]</text:p>
            <text:p text:style-name="P32">Applet...[hidden by default]</text:p>
          </table:table-cell>
        </table:table-row>
      </table:table>
      <text:h text:style-name="P47" text:outline-level="3">Insert Cell (Calc)</text:h>
      <table:table table:name="Table71" table:style-name="Table71">
        <table:table-column table:style-name="Table71.A"/>
        <table:table-column table:style-name="Table71.B"/>
        <table:table-column table:style-name="Table71.C"/>
        <table:table-row>
          <table:table-cell table:style-name="Table71.A1" office:value-type="string">
            <text:p text:style-name="WW-Table_20_Heading">Toolbar Name:</text:p>
          </table:table-cell>
          <table:table-cell table:style-name="Table71.A1" office:value-type="string">
            <text:p text:style-name="WW-Table_20_Heading">EN:</text:p>
          </table:table-cell>
          <table:table-cell table:style-name="Table71.C1" office:value-type="string">
            <text:p text:style-name="P65">Insert Cell</text:p>
          </table:table-cell>
        </table:table-row>
        <table:table-row>
          <table:table-cell table:style-name="Table71.A2" office:value-type="string">
            <text:p text:style-name="WW-Table_20_Contents"/>
          </table:table-cell>
          <table:table-cell table:style-name="Table71.A2" office:value-type="string">
            <text:p text:style-name="P89">GER:</text:p>
          </table:table-cell>
          <table:table-cell table:style-name="Table71.C2" office:value-type="string">
            <text:p text:style-name="P100">Zelle einfügen</text:p>
          </table:table-cell>
        </table:table-row>
        <table:table-row>
          <table:table-cell table:style-name="Table71.A2" table:number-columns-spanned="2" office:value-type="string">
            <text:p text:style-name="WW-Table_20_Heading">Toolbar File Name:</text:p>
          </table:table-cell>
          <table:covered-table-cell/>
          <table:table-cell table:style-name="Table71.C2" office:value-type="string">
            <text:p text:style-name="P100">insertcells.xml</text:p>
          </table:table-cell>
        </table:table-row>
        <table:table-row>
          <table:table-cell table:style-name="Table71.A2" table:number-columns-spanned="2" office:value-type="string">
            <text:p text:style-name="P89">Appears in:</text:p>
          </table:table-cell>
          <table:covered-table-cell/>
          <table:table-cell table:style-name="Table71.C2" office:value-type="string">
            <text:p text:style-name="P99">Calc</text:p>
          </table:table-cell>
        </table:table-row>
        <table:table-row>
          <table:table-cell table:style-name="Table71.A2" table:number-columns-spanned="2" office:value-type="string">
            <text:p text:style-name="P89">Shall always be visible</text:p>
          </table:table-cell>
          <table:covered-table-cell/>
          <table:table-cell table:style-name="Table71.C2" office:value-type="string">
            <text:p text:style-name="P99">No</text:p>
          </table:table-cell>
        </table:table-row>
        <table:table-row>
          <table:table-cell table:style-name="Table71.A2" table:number-columns-spanned="2" office:value-type="string">
            <text:p text:style-name="P89">List in View/Toolbars:</text:p>
          </table:table-cell>
          <table:covered-table-cell/>
          <table:table-cell table:style-name="Table71.C2" office:value-type="string">
            <text:p text:style-name="P99">Yes</text:p>
          </table:table-cell>
        </table:table-row>
        <table:table-row>
          <table:table-cell table:style-name="Table71.A2" table:number-columns-spanned="2" office:value-type="string">
            <text:p text:style-name="P89">Visible after first start</text:p>
          </table:table-cell>
          <table:covered-table-cell/>
          <table:table-cell table:style-name="Table71.C2" office:value-type="string">
            <text:p text:style-name="P99">No</text:p>
          </table:table-cell>
        </table:table-row>
        <table:table-row>
          <table:table-cell table:style-name="Table71.A2" table:number-columns-spanned="2" office:value-type="string">
            <text:p text:style-name="P89">Sub-Toolbar of:</text:p>
          </table:table-cell>
          <table:covered-table-cell/>
          <table:table-cell table:style-name="Table71.C2" office:value-type="string">
            <text:p text:style-name="P99">N/A</text:p>
          </table:table-cell>
        </table:table-row>
        <table:table-row>
          <table:table-cell table:style-name="Table71.A2" table:number-columns-spanned="2" office:value-type="string">
            <text:p text:style-name="P89">Display Tb if context is given</text:p>
          </table:table-cell>
          <table:covered-table-cell/>
          <table:table-cell table:style-name="Table71.C2" office:value-type="string">
            <text:p text:style-name="P99">No</text:p>
          </table:table-cell>
        </table:table-row>
        <table:table-row>
          <table:table-cell table:style-name="Table71.A2" table:number-columns-spanned="2" office:value-type="string">
            <text:p text:style-name="P89">Close Operation</text:p>
          </table:table-cell>
          <table:covered-table-cell/>
          <table:table-cell table:style-name="Table71.C2" office:value-type="string">
            <text:p text:style-name="P107">Permanently</text:p>
          </table:table-cell>
        </table:table-row>
        <table:table-row>
          <table:table-cell table:style-name="Table71.A2" table:number-columns-spanned="2" office:value-type="string">
            <text:p text:style-name="P89">Default Docking State</text:p>
          </table:table-cell>
          <table:covered-table-cell/>
          <table:table-cell table:style-name="Table71.C2" office:value-type="string">
            <text:p text:style-name="P104">Floated</text:p>
          </table:table-cell>
        </table:table-row>
        <table:table-row>
          <table:table-cell table:style-name="Table71.A2" table:number-columns-spanned="2" office:value-type="string">
            <text:p text:style-name="P89">Default Position</text:p>
          </table:table-cell>
          <table:covered-table-cell/>
          <table:table-cell table:style-name="Table71.C2" office:value-type="string">
            <text:p text:style-name="P104">N/A</text:p>
          </table:table-cell>
        </table:table-row>
        <table:table-row>
          <table:table-cell table:style-name="Table71.A2" table:number-columns-spanned="2" office:value-type="string">
            <text:p text:style-name="P89">Default Style</text:p>
          </table:table-cell>
          <table:covered-table-cell/>
          <table:table-cell table:style-name="Table71.C2" office:value-type="string">
            <text:p text:style-name="P104">Icon</text:p>
          </table:table-cell>
        </table:table-row>
        <table:table-row>
          <table:table-cell table:style-name="Table71.A2" table:number-columns-spanned="2" office:value-type="string">
            <text:p text:style-name="P89">Name in OpenOffice 1.1</text:p>
          </table:table-cell>
          <table:covered-table-cell/>
          <table:table-cell table:style-name="Table71.C2" office:value-type="string">
            <text:p text:style-name="P66">Insert</text:p>
          </table:table-cell>
        </table:table-row>
        <table:table-row>
          <table:table-cell table:style-name="Table71.A2" table:number-columns-spanned="2" office:value-type="string">
            <text:p text:style-name="P89">Name in Microsoft Office 2003</text:p>
          </table:table-cell>
          <table:covered-table-cell/>
          <table:table-cell table:style-name="Table71.C2" office:value-type="string">
            <text:p text:style-name="P66">N/A</text:p>
          </table:table-cell>
        </table:table-row>
        <table:table-row>
          <table:table-cell table:style-name="Table71.A2" table:number-columns-spanned="2" office:value-type="string">
            <text:p text:style-name="P89">Notes:</text:p>
          </table:table-cell>
          <table:covered-table-cell/>
          <table:table-cell table:style-name="Table71.C2" office:value-type="string">
            <text:p text:style-name="P66"/>
          </table:table-cell>
        </table:table-row>
        <table:table-row>
          <table:table-cell table:style-name="Table71.A2" table:number-columns-spanned="2" office:value-type="string">
            <text:p text:style-name="P89">Toolbar Content</text:p>
          </table:table-cell>
          <table:covered-table-cell/>
          <table:table-cell table:style-name="Table71.C2" office:value-type="string">
            <text:p text:style-name="P19">Insert Cells Down<text:line-break/>Insert Cells Right<text:line-break/>Rows<text:line-break/>Columns</text:p>
          </table:table-cell>
        </table:table-row>
      </table:table>
      <text:h text:style-name="P47" text:outline-level="3">Insert Object (Calc)</text:h>
      <text:p text:style-name="P49">Comment MMP 4-Jan-2007: This toolbar is no longer needed</text:p>
      <table:table table:name="Table72" table:style-name="Table72">
        <table:table-column table:style-name="Table72.A"/>
        <table:table-column table:style-name="Table72.B"/>
        <table:table-column table:style-name="Table72.C"/>
        <table:table-row>
          <table:table-cell table:style-name="Table72.A1" office:value-type="string">
            <text:p text:style-name="P73">Toolbar Name:</text:p>
          </table:table-cell>
          <table:table-cell table:style-name="Table72.A1" office:value-type="string">
            <text:p text:style-name="P73">EN:</text:p>
          </table:table-cell>
          <table:table-cell table:style-name="Table72.C1" office:value-type="string">
            <text:p text:style-name="P74">Insert Object</text:p>
          </table:table-cell>
        </table:table-row>
        <table:table-row>
          <table:table-cell table:style-name="Table72.A2" office:value-type="string">
            <text:p text:style-name="P110"/>
          </table:table-cell>
          <table:table-cell table:style-name="Table72.A2" office:value-type="string">
            <text:p text:style-name="P111">GER:</text:p>
          </table:table-cell>
          <table:table-cell table:style-name="Table72.C2" office:value-type="string">
            <text:p text:style-name="P113">Objekt einfügen</text:p>
          </table:table-cell>
        </table:table-row>
        <table:table-row>
          <table:table-cell table:style-name="Table72.A2" table:number-columns-spanned="2" office:value-type="string">
            <text:p text:style-name="P73">Toolbar File Name:</text:p>
          </table:table-cell>
          <table:covered-table-cell/>
          <table:table-cell table:style-name="Table72.C2" office:value-type="string">
            <text:p text:style-name="P113">Insertcellsbar.xml</text:p>
          </table:table-cell>
        </table:table-row>
        <table:table-row>
          <table:table-cell table:style-name="Table72.A2" table:number-columns-spanned="2" office:value-type="string">
            <text:p text:style-name="P111">Appears in:</text:p>
          </table:table-cell>
          <table:covered-table-cell/>
          <table:table-cell table:style-name="Table72.C2" office:value-type="string">
            <text:p text:style-name="P112">Calc</text:p>
          </table:table-cell>
        </table:table-row>
        <table:table-row>
          <table:table-cell table:style-name="Table72.A2" table:number-columns-spanned="2" office:value-type="string">
            <text:p text:style-name="P111">Shall always be visible</text:p>
          </table:table-cell>
          <table:covered-table-cell/>
          <table:table-cell table:style-name="Table72.C2" office:value-type="string">
            <text:p text:style-name="P112">No</text:p>
          </table:table-cell>
        </table:table-row>
        <table:table-row>
          <table:table-cell table:style-name="Table72.A2" table:number-columns-spanned="2" office:value-type="string">
            <text:p text:style-name="P111">List in View/Toolbars:</text:p>
          </table:table-cell>
          <table:covered-table-cell/>
          <table:table-cell table:style-name="Table72.C2" office:value-type="string">
            <text:p text:style-name="P112">Yes</text:p>
          </table:table-cell>
        </table:table-row>
        <table:table-row>
          <table:table-cell table:style-name="Table72.A2" table:number-columns-spanned="2" office:value-type="string">
            <text:p text:style-name="P111">Visible after first start</text:p>
          </table:table-cell>
          <table:covered-table-cell/>
          <table:table-cell table:style-name="Table72.C2" office:value-type="string">
            <text:p text:style-name="P112">No</text:p>
          </table:table-cell>
        </table:table-row>
        <table:table-row>
          <table:table-cell table:style-name="Table72.A2" table:number-columns-spanned="2" office:value-type="string">
            <text:p text:style-name="P111">Sub-Toolbar of:</text:p>
          </table:table-cell>
          <table:covered-table-cell/>
          <table:table-cell table:style-name="Table72.C2" office:value-type="string">
            <text:p text:style-name="P112">N/A</text:p>
          </table:table-cell>
        </table:table-row>
        <table:table-row>
          <table:table-cell table:style-name="Table72.A2" table:number-columns-spanned="2" office:value-type="string">
            <text:p text:style-name="P111">Display Tb if context is given</text:p>
          </table:table-cell>
          <table:covered-table-cell/>
          <table:table-cell table:style-name="Table72.C2" office:value-type="string">
            <text:p text:style-name="P112">No</text:p>
          </table:table-cell>
        </table:table-row>
        <table:table-row>
          <table:table-cell table:style-name="Table72.A2" table:number-columns-spanned="2" office:value-type="string">
            <text:p text:style-name="P111">Close Operation</text:p>
          </table:table-cell>
          <table:covered-table-cell/>
          <table:table-cell table:style-name="Table72.C2" office:value-type="string">
            <text:p text:style-name="P115">Permanently</text:p>
          </table:table-cell>
        </table:table-row>
        <table:table-row>
          <table:table-cell table:style-name="Table72.A2" table:number-columns-spanned="2" office:value-type="string">
            <text:p text:style-name="P111">Default Docking State</text:p>
          </table:table-cell>
          <table:covered-table-cell/>
          <table:table-cell table:style-name="Table72.C2" office:value-type="string">
            <text:p text:style-name="P114">Floated</text:p>
          </table:table-cell>
        </table:table-row>
        <table:table-row>
          <table:table-cell table:style-name="Table72.A2" table:number-columns-spanned="2" office:value-type="string">
            <text:p text:style-name="P111">Default Position</text:p>
          </table:table-cell>
          <table:covered-table-cell/>
          <table:table-cell table:style-name="Table72.C2" office:value-type="string">
            <text:p text:style-name="P114">N/A</text:p>
          </table:table-cell>
        </table:table-row>
        <table:table-row>
          <table:table-cell table:style-name="Table72.A2" table:number-columns-spanned="2" office:value-type="string">
            <text:p text:style-name="P111">Default Style</text:p>
          </table:table-cell>
          <table:covered-table-cell/>
          <table:table-cell table:style-name="Table72.C2" office:value-type="string">
            <text:p text:style-name="P114">Icon</text:p>
          </table:table-cell>
        </table:table-row>
        <table:table-row>
          <table:table-cell table:style-name="Table72.A2" table:number-columns-spanned="2" office:value-type="string">
            <text:p text:style-name="P111">Name in OpenOffice 1.1</text:p>
          </table:table-cell>
          <table:covered-table-cell/>
          <table:table-cell table:style-name="Table72.C2" office:value-type="string">
            <text:p text:style-name="P75">Insert</text:p>
          </table:table-cell>
        </table:table-row>
        <table:table-row>
          <table:table-cell table:style-name="Table72.A2" table:number-columns-spanned="2" office:value-type="string">
            <text:p text:style-name="P111">Name in Microsoft Office 2003</text:p>
          </table:table-cell>
          <table:covered-table-cell/>
          <table:table-cell table:style-name="Table72.C2" office:value-type="string">
            <text:p text:style-name="P75">N/A</text:p>
          </table:table-cell>
        </table:table-row>
        <table:table-row>
          <table:table-cell table:style-name="Table72.A2" table:number-columns-spanned="2" office:value-type="string">
            <text:p text:style-name="P111">Notes:</text:p>
          </table:table-cell>
          <table:covered-table-cell/>
          <table:table-cell table:style-name="Table72.C2" office:value-type="string">
            <text:p text:style-name="P75"/>
          </table:table-cell>
        </table:table-row>
        <table:table-row>
          <table:table-cell table:style-name="Table72.A2" table:number-columns-spanned="2" office:value-type="string">
            <text:p text:style-name="P111">Toolbar Content</text:p>
          </table:table-cell>
          <table:covered-table-cell/>
          <table:table-cell table:style-name="Table72.C2" office:value-type="string">
            <text:p text:style-name="P1">Insert Chart<text:line-break/>Formula...<text:line-break/>Floating Frame<text:line-break/>Movie and Sound<text:line-break/>OLE Object...<text:line-break/>Applet...</text:p>
          </table:table-cell>
        </table:table-row>
      </table:table>
      <text:h text:style-name="P47" text:outline-level="3">Preview (Calc)</text:h>
      <table:table table:name="Table73" table:style-name="Table73">
        <table:table-column table:style-name="Table73.A"/>
        <table:table-column table:style-name="Table73.B"/>
        <table:table-column table:style-name="Table73.C"/>
        <table:table-row>
          <table:table-cell table:style-name="Table73.A1" office:value-type="string">
            <text:p text:style-name="WW-Table_20_Heading">Toolbar Name:</text:p>
          </table:table-cell>
          <table:table-cell table:style-name="Table73.A1" office:value-type="string">
            <text:p text:style-name="WW-Table_20_Heading">EN:</text:p>
          </table:table-cell>
          <table:table-cell table:style-name="Table73.C1" office:value-type="string">
            <text:p text:style-name="P65">Page Preview</text:p>
          </table:table-cell>
        </table:table-row>
        <table:table-row>
          <table:table-cell table:style-name="Table73.A2" office:value-type="string">
            <text:p text:style-name="WW-Table_20_Contents"/>
          </table:table-cell>
          <table:table-cell table:style-name="Table73.A2" office:value-type="string">
            <text:p text:style-name="P89">GER:</text:p>
          </table:table-cell>
          <table:table-cell table:style-name="Table73.C2" office:value-type="string">
            <text:p text:style-name="P100">Seitenvorschau</text:p>
          </table:table-cell>
        </table:table-row>
        <table:table-row>
          <table:table-cell table:style-name="Table73.A2" table:number-columns-spanned="2" office:value-type="string">
            <text:p text:style-name="WW-Table_20_Heading">Toolbar File Name:</text:p>
          </table:table-cell>
          <table:covered-table-cell/>
          <table:table-cell table:style-name="Table73.C2" office:value-type="string">
            <text:p text:style-name="P100">previewbar</text:p>
          </table:table-cell>
        </table:table-row>
        <table:table-row>
          <table:table-cell table:style-name="Table73.A2" table:number-columns-spanned="2" office:value-type="string">
            <text:p text:style-name="P89">Appears in:</text:p>
          </table:table-cell>
          <table:covered-table-cell/>
          <table:table-cell table:style-name="Table73.C2" office:value-type="string">
            <text:p text:style-name="P99">Calc </text:p>
          </table:table-cell>
        </table:table-row>
        <table:table-row>
          <table:table-cell table:style-name="Table73.A2" table:number-columns-spanned="2" office:value-type="string">
            <text:p text:style-name="P89">Shall always be visible</text:p>
          </table:table-cell>
          <table:covered-table-cell/>
          <table:table-cell table:style-name="Table73.C2" office:value-type="string">
            <text:p text:style-name="P99">No</text:p>
          </table:table-cell>
        </table:table-row>
        <table:table-row>
          <table:table-cell table:style-name="Table73.A2" table:number-columns-spanned="2" office:value-type="string">
            <text:p text:style-name="P89">List in View/Toolbars:</text:p>
          </table:table-cell>
          <table:covered-table-cell/>
          <table:table-cell table:style-name="Table73.C2" office:value-type="string">
            <text:p text:style-name="P99">NO,<text:span text:style-name="T12"> </text:span><text:span text:style-name="T43">for Beta yes</text:span></text:p>
          </table:table-cell>
        </table:table-row>
        <table:table-row>
          <table:table-cell table:style-name="Table73.A2" table:number-columns-spanned="2" office:value-type="string">
            <text:p text:style-name="P89">Visible after first start</text:p>
          </table:table-cell>
          <table:covered-table-cell/>
          <table:table-cell table:style-name="Table73.C2" office:value-type="string">
            <text:p text:style-name="P99">No</text:p>
          </table:table-cell>
        </table:table-row>
        <table:table-row>
          <table:table-cell table:style-name="Table73.A2" table:number-columns-spanned="2" office:value-type="string">
            <text:p text:style-name="P89">Sub-Toolbar of:</text:p>
          </table:table-cell>
          <table:covered-table-cell/>
          <table:table-cell table:style-name="Table73.C2" office:value-type="string">
            <text:p text:style-name="P99">N/A</text:p>
          </table:table-cell>
        </table:table-row>
        <table:table-row>
          <table:table-cell table:style-name="Table73.A2" table:number-columns-spanned="2" office:value-type="string">
            <text:p text:style-name="P89">Display Tb if context is given</text:p>
          </table:table-cell>
          <table:covered-table-cell/>
          <table:table-cell table:style-name="Table73.C2" office:value-type="string">
            <text:p text:style-name="P99">N/A</text:p>
          </table:table-cell>
        </table:table-row>
        <table:table-row>
          <table:table-cell table:style-name="Table73.A2" table:number-columns-spanned="2" office:value-type="string">
            <text:p text:style-name="P89">Close Operation</text:p>
          </table:table-cell>
          <table:covered-table-cell/>
          <table:table-cell table:style-name="Table73.C2" office:value-type="string">
            <text:p text:style-name="P107">N/A, has no closer</text:p>
          </table:table-cell>
        </table:table-row>
        <table:table-row>
          <table:table-cell table:style-name="Table73.A2" table:number-columns-spanned="2" office:value-type="string">
            <text:p text:style-name="P89">Default Docking State</text:p>
          </table:table-cell>
          <table:covered-table-cell/>
          <table:table-cell table:style-name="Table73.C2" office:value-type="string">
            <text:p text:style-name="P103">Docked</text:p>
          </table:table-cell>
        </table:table-row>
        <table:table-row>
          <table:table-cell table:style-name="Table73.A2" table:number-columns-spanned="2" office:value-type="string">
            <text:p text:style-name="P89">Default Position</text:p>
          </table:table-cell>
          <table:covered-table-cell/>
          <table:table-cell table:style-name="Table73.C2" office:value-type="string">
            <text:p text:style-name="P103">Top</text:p>
          </table:table-cell>
        </table:table-row>
        <table:table-row>
          <table:table-cell table:style-name="Table73.A2" table:number-columns-spanned="2" office:value-type="string">
            <text:p text:style-name="P89">Default Style</text:p>
          </table:table-cell>
          <table:covered-table-cell/>
          <table:table-cell table:style-name="Table73.C2" office:value-type="string">
            <text:p text:style-name="P104">Icon &amp; Pure Text for 'Close'</text:p>
          </table:table-cell>
        </table:table-row>
        <table:table-row>
          <table:table-cell table:style-name="Table73.A2" table:number-columns-spanned="2" office:value-type="string">
            <text:p text:style-name="P89">Name in OpenOffice 1.1</text:p>
          </table:table-cell>
          <table:covered-table-cell/>
          <table:table-cell table:style-name="Table73.C2" office:value-type="string">
            <text:p text:style-name="P66">Page Preview</text:p>
          </table:table-cell>
        </table:table-row>
        <table:table-row>
          <table:table-cell table:style-name="Table73.A2" table:number-columns-spanned="2" office:value-type="string">
            <text:p text:style-name="P89">Name in Microsoft Office 2003</text:p>
          </table:table-cell>
          <table:covered-table-cell/>
          <table:table-cell table:style-name="Table73.C2" office:value-type="string">
            <text:p text:style-name="P66">Print Preview</text:p>
          </table:table-cell>
        </table:table-row>
        <table:table-row>
          <table:table-cell table:style-name="Table73.A2" table:number-columns-spanned="2" office:value-type="string">
            <text:p text:style-name="P89">Notes:</text:p>
          </table:table-cell>
          <table:covered-table-cell/>
          <table:table-cell table:style-name="Table73.C2" office:value-type="string">
            <text:p text:style-name="P66"/>
          </table:table-cell>
        </table:table-row>
        <table:table-row>
          <table:table-cell table:style-name="Table73.A2" table:number-columns-spanned="2" office:value-type="string">
            <text:p text:style-name="P89">Toolbar Content</text:p>
          </table:table-cell>
          <table:covered-table-cell/>
          <table:table-cell table:style-name="Table73.C2" office:value-type="string">
            <text:p text:style-name="P12">Previous Page</text:p>
            <text:p text:style-name="P32">Next Page</text:p>
            <text:p text:style-name="P32">----------------------</text:p>
            <text:p text:style-name="P32">To Document Begin</text:p>
            <text:p text:style-name="P32">To Document End</text:p>
            <text:p text:style-name="P32">------------</text:p>
            <text:p text:style-name="P32">Zoom In</text:p>
            <text:p text:style-name="P32">Zoom Out</text:p>
            <text:p text:style-name="P32">Full Screen</text:p>
            <text:p text:style-name="P32">------------</text:p>
            <text:p text:style-name="P32">Page Format</text:p>
            <text:p text:style-name="P32">Headers and Footers... [hidden by default]</text:p>
            <text:p text:style-name="P32">-----------</text:p>
            <text:p text:style-name="P32">Close Preview</text:p>
          </table:table-cell>
        </table:table-row>
      </table:table>
      <text:h text:style-name="P47" text:outline-level="3">Drawing Object Properties (Calc)</text:h>
      <table:table table:name="Table74" table:style-name="Table74">
        <table:table-column table:style-name="Table74.A"/>
        <table:table-column table:style-name="Table74.B"/>
        <table:table-column table:style-name="Table74.C"/>
        <table:table-row>
          <table:table-cell table:style-name="Table74.A1" office:value-type="string">
            <text:p text:style-name="WW-Table_20_Heading">Toolbar Name:</text:p>
          </table:table-cell>
          <table:table-cell table:style-name="Table74.A1" office:value-type="string">
            <text:p text:style-name="WW-Table_20_Heading">EN:</text:p>
          </table:table-cell>
          <table:table-cell table:style-name="Table74.C1" office:value-type="string">
            <text:p text:style-name="P65">Drawing Object Properties</text:p>
          </table:table-cell>
        </table:table-row>
        <table:table-row>
          <table:table-cell table:style-name="Table74.A2" office:value-type="string">
            <text:p text:style-name="WW-Table_20_Contents"/>
          </table:table-cell>
          <table:table-cell table:style-name="Table74.A2" office:value-type="string">
            <text:p text:style-name="P89">GER:</text:p>
          </table:table-cell>
          <table:table-cell table:style-name="Table74.C2" office:value-type="string">
            <text:p text:style-name="P100">Zeichnungsobjekt-Eigenschaften</text:p>
          </table:table-cell>
        </table:table-row>
        <table:table-row>
          <table:table-cell table:style-name="Table74.A2" table:number-columns-spanned="2" office:value-type="string">
            <text:p text:style-name="WW-Table_20_Heading">Toolbar File Name:</text:p>
          </table:table-cell>
          <table:covered-table-cell/>
          <table:table-cell table:style-name="Table74.C2" office:value-type="string">
            <text:p text:style-name="P100">Drawobjectbar.xml</text:p>
          </table:table-cell>
        </table:table-row>
        <table:table-row>
          <table:table-cell table:style-name="Table74.A2" table:number-columns-spanned="2" office:value-type="string">
            <text:p text:style-name="P89">Appears in:</text:p>
          </table:table-cell>
          <table:covered-table-cell/>
          <table:table-cell table:style-name="Table74.C2" office:value-type="string">
            <text:p text:style-name="P99">Calc</text:p>
          </table:table-cell>
        </table:table-row>
        <table:table-row>
          <table:table-cell table:style-name="Table74.A2" table:number-columns-spanned="2" office:value-type="string">
            <text:p text:style-name="P89">Shall always be visible</text:p>
          </table:table-cell>
          <table:covered-table-cell/>
          <table:table-cell table:style-name="Table74.C2" office:value-type="string">
            <text:p text:style-name="P99">No</text:p>
          </table:table-cell>
        </table:table-row>
        <table:table-row>
          <table:table-cell table:style-name="Table74.A2" table:number-columns-spanned="2" office:value-type="string">
            <text:p text:style-name="P89">List in View/Toolbars:</text:p>
          </table:table-cell>
          <table:covered-table-cell/>
          <table:table-cell table:style-name="Table74.C2" office:value-type="string">
            <text:p text:style-name="P99">Yes</text:p>
          </table:table-cell>
        </table:table-row>
        <table:table-row>
          <table:table-cell table:style-name="Table74.A2" table:number-columns-spanned="2" office:value-type="string">
            <text:p text:style-name="P89">Visible after first start</text:p>
          </table:table-cell>
          <table:covered-table-cell/>
          <table:table-cell table:style-name="Table74.C2" office:value-type="string">
            <text:p text:style-name="P99">No</text:p>
          </table:table-cell>
        </table:table-row>
        <table:table-row>
          <table:table-cell table:style-name="Table74.A2" table:number-columns-spanned="2" office:value-type="string">
            <text:p text:style-name="P89">Sub-Toolbar of:</text:p>
          </table:table-cell>
          <table:covered-table-cell/>
          <table:table-cell table:style-name="Table74.C2" office:value-type="string">
            <text:p text:style-name="P99">N/A</text:p>
          </table:table-cell>
        </table:table-row>
        <table:table-row>
          <table:table-cell table:style-name="Table74.A2" table:number-columns-spanned="2" office:value-type="string">
            <text:p text:style-name="P89">Display Tb if context is given</text:p>
          </table:table-cell>
          <table:covered-table-cell/>
          <table:table-cell table:style-name="Table74.C2" office:value-type="string">
            <text:p text:style-name="P99">Yes</text:p>
          </table:table-cell>
        </table:table-row>
        <table:table-row>
          <table:table-cell table:style-name="Table74.A2" table:number-columns-spanned="2" office:value-type="string">
            <text:p text:style-name="P89">Close Operation</text:p>
          </table:table-cell>
          <table:covered-table-cell/>
          <table:table-cell table:style-name="Table74.C2" office:value-type="string">
            <text:p text:style-name="P107">Temporarily</text:p>
          </table:table-cell>
        </table:table-row>
        <table:table-row>
          <table:table-cell table:style-name="Table74.A2" table:number-columns-spanned="2" office:value-type="string">
            <text:p text:style-name="P89">Default Docking State</text:p>
          </table:table-cell>
          <table:covered-table-cell/>
          <table:table-cell table:style-name="Table74.C2" office:value-type="string">
            <text:p text:style-name="P103">Floated</text:p>
          </table:table-cell>
        </table:table-row>
        <table:table-row>
          <table:table-cell table:style-name="Table74.A2" table:number-columns-spanned="2" office:value-type="string">
            <text:p text:style-name="P89">Default Position</text:p>
          </table:table-cell>
          <table:covered-table-cell/>
          <table:table-cell table:style-name="Table74.C2" office:value-type="string">
            <text:p text:style-name="P103">N/A</text:p>
          </table:table-cell>
        </table:table-row>
        <table:table-row>
          <table:table-cell table:style-name="Table74.A2" table:number-columns-spanned="2" office:value-type="string">
            <text:p text:style-name="P89">Default Style</text:p>
          </table:table-cell>
          <table:covered-table-cell/>
          <table:table-cell table:style-name="Table74.C2" office:value-type="string">
            <text:p text:style-name="P104">Icon</text:p>
          </table:table-cell>
        </table:table-row>
        <table:table-row>
          <table:table-cell table:style-name="Table74.A2" table:number-columns-spanned="2" office:value-type="string">
            <text:p text:style-name="P89">Name in OpenOffice 1.1</text:p>
          </table:table-cell>
          <table:covered-table-cell/>
          <table:table-cell table:style-name="Table74.C2" office:value-type="string">
            <text:p text:style-name="P66">N/A</text:p>
          </table:table-cell>
        </table:table-row>
        <table:table-row>
          <table:table-cell table:style-name="Table74.A2" table:number-columns-spanned="2" office:value-type="string">
            <text:p text:style-name="P89">Name in Microsoft Office 2003</text:p>
          </table:table-cell>
          <table:covered-table-cell/>
          <table:table-cell table:style-name="Table74.C2" office:value-type="string">
            <text:p text:style-name="P66">N/A</text:p>
          </table:table-cell>
        </table:table-row>
        <table:table-row>
          <table:table-cell table:style-name="Table74.A2" table:number-columns-spanned="2" office:value-type="string">
            <text:p text:style-name="P89">Notes:</text:p>
          </table:table-cell>
          <table:covered-table-cell/>
          <table:table-cell table:style-name="Table74.C2" office:value-type="string">
            <text:p text:style-name="P69"/>
          </table:table-cell>
        </table:table-row>
        <table:table-row>
          <table:table-cell table:style-name="Table74.A2" table:number-columns-spanned="2" office:value-type="string">
            <text:p text:style-name="P89">Toolbar Content</text:p>
          </table:table-cell>
          <table:covered-table-cell/>
          <table:table-cell table:style-name="Table74.C2" office:value-type="string">
            <text:p text:style-name="P32">Line...</text:p>
            <text:p text:style-name="P32">Arrow Style</text:p>
            <text:p text:style-name="P32">--------<text:line-break/>Line Style<text:line-break/>--------<text:line-break/>Line Width<text:line-break/>--------<text:line-break/>Line Color<text:line-break/>--------<text:line-break/>Area...</text:p>
            <text:p text:style-name="P32">--------</text:p>
            <text:p text:style-name="P32">Area Style / Filling<text:line-break/>--------<text:line-break/>Rotate</text:p>
            <text:p text:style-name="P32">Change Anchor<text:span text:style-name="T9"> -&gt; Style:DropDownOnly</text:span></text:p>
            <text:p text:style-name="P32">--------</text:p>
            <text:p text:style-name="P32">Bring to Front<text:line-break/>Send to Back<text:line-break/>To Foreground<text:line-break/>To Background<text:line-break/>---------<text:line-break/>Display Grid [hidden by default]<text:line-break/>Snap to Grid [hidden by default]<text:line-break/>Guides When Moving [hidden by default]</text:p>
            <text:p text:style-name="P32">---------</text:p>
            <text:p text:style-name="P32">Alignment</text:p>
          </table:table-cell>
        </table:table-row>
      </table:table>
      <text:h text:style-name="P47" text:outline-level="3">Form Navigation (Calc)</text:h>
      <table:table table:name="Table75" table:style-name="Table75">
        <table:table-column table:style-name="Table75.A"/>
        <table:table-column table:style-name="Table75.B"/>
        <table:table-column table:style-name="Table75.C"/>
        <table:table-row>
          <table:table-cell table:style-name="Table75.A1" office:value-type="string">
            <text:p text:style-name="WW-Table_20_Heading">Toolbar Name:</text:p>
          </table:table-cell>
          <table:table-cell table:style-name="Table75.A1" office:value-type="string">
            <text:p text:style-name="WW-Table_20_Heading">EN:</text:p>
          </table:table-cell>
          <table:table-cell table:style-name="Table75.C1" office:value-type="string">
            <text:p text:style-name="P65">Form Navigation</text:p>
          </table:table-cell>
        </table:table-row>
        <table:table-row>
          <table:table-cell table:style-name="Table75.A2" office:value-type="string">
            <text:p text:style-name="WW-Table_20_Contents"/>
          </table:table-cell>
          <table:table-cell table:style-name="Table75.A2" office:value-type="string">
            <text:p text:style-name="P89">GER:</text:p>
          </table:table-cell>
          <table:table-cell table:style-name="Table75.C2" office:value-type="string">
            <text:p text:style-name="P100">Formular-Navigation</text:p>
          </table:table-cell>
        </table:table-row>
        <table:table-row>
          <table:table-cell table:style-name="Table75.A2" table:number-columns-spanned="2" office:value-type="string">
            <text:p text:style-name="WW-Table_20_Heading">Toolbar File Name:</text:p>
          </table:table-cell>
          <table:covered-table-cell/>
          <table:table-cell table:style-name="Table75.C2" office:value-type="string">
            <text:p text:style-name="P100">Formsnavigationbar.xml</text:p>
          </table:table-cell>
        </table:table-row>
        <table:table-row>
          <table:table-cell table:style-name="Table75.A2" table:number-columns-spanned="2" office:value-type="string">
            <text:p text:style-name="P89">Appears in:</text:p>
          </table:table-cell>
          <table:covered-table-cell/>
          <table:table-cell table:style-name="Table75.C2" office:value-type="string">
            <text:p text:style-name="P99">Calc</text:p>
          </table:table-cell>
        </table:table-row>
        <table:table-row>
          <table:table-cell table:style-name="Table75.A2" table:number-columns-spanned="2" office:value-type="string">
            <text:p text:style-name="P89">Shall always be visible</text:p>
          </table:table-cell>
          <table:covered-table-cell/>
          <table:table-cell table:style-name="Table75.C2" office:value-type="string">
            <text:p text:style-name="P99">No</text:p>
          </table:table-cell>
        </table:table-row>
        <table:table-row>
          <table:table-cell table:style-name="Table75.A2" table:number-columns-spanned="2" office:value-type="string">
            <text:p text:style-name="P89">List in View/Toolbars:</text:p>
          </table:table-cell>
          <table:covered-table-cell/>
          <table:table-cell table:style-name="Table75.C2" office:value-type="string">
            <text:p text:style-name="P99">No</text:p>
          </table:table-cell>
        </table:table-row>
        <table:table-row>
          <table:table-cell table:style-name="Table75.A2" table:number-columns-spanned="2" office:value-type="string">
            <text:p text:style-name="P89">Visible after first start</text:p>
          </table:table-cell>
          <table:covered-table-cell/>
          <table:table-cell table:style-name="Table75.C2" office:value-type="string">
            <text:p text:style-name="P99">No</text:p>
          </table:table-cell>
        </table:table-row>
        <table:table-row>
          <table:table-cell table:style-name="Table75.A2" table:number-columns-spanned="2" office:value-type="string">
            <text:p text:style-name="P89">Sub-Toolbar of:</text:p>
          </table:table-cell>
          <table:covered-table-cell/>
          <table:table-cell table:style-name="Table75.C2" office:value-type="string">
            <text:p text:style-name="P99">N/A</text:p>
          </table:table-cell>
        </table:table-row>
        <table:table-row>
          <table:table-cell table:style-name="Table75.A2" table:number-columns-spanned="2" office:value-type="string">
            <text:p text:style-name="P89">Display Tb if context is given</text:p>
          </table:table-cell>
          <table:covered-table-cell/>
          <table:table-cell table:style-name="Table75.C2" office:value-type="string">
            <text:p text:style-name="P99">No</text:p>
          </table:table-cell>
        </table:table-row>
        <table:table-row>
          <table:table-cell table:style-name="Table75.A2" table:number-columns-spanned="2" office:value-type="string">
            <text:p text:style-name="P89">Close Operation</text:p>
          </table:table-cell>
          <table:covered-table-cell/>
          <table:table-cell table:style-name="Table75.C2" office:value-type="string">
            <text:p text:style-name="P107">Permanently</text:p>
          </table:table-cell>
        </table:table-row>
        <table:table-row>
          <table:table-cell table:style-name="Table75.A2" table:number-columns-spanned="2" office:value-type="string">
            <text:p text:style-name="P89">Default Docking State</text:p>
          </table:table-cell>
          <table:covered-table-cell/>
          <table:table-cell table:style-name="Table75.C2" office:value-type="string">
            <text:p text:style-name="P104">Docked</text:p>
          </table:table-cell>
        </table:table-row>
        <table:table-row>
          <table:table-cell table:style-name="Table75.A2" table:number-columns-spanned="2" office:value-type="string">
            <text:p text:style-name="P89">Default Position</text:p>
          </table:table-cell>
          <table:covered-table-cell/>
          <table:table-cell table:style-name="Table75.C2" office:value-type="string">
            <text:p text:style-name="P104">Bottom</text:p>
          </table:table-cell>
        </table:table-row>
        <table:table-row>
          <table:table-cell table:style-name="Table75.A2" table:number-columns-spanned="2" office:value-type="string">
            <text:p text:style-name="P89">Default Style</text:p>
          </table:table-cell>
          <table:covered-table-cell/>
          <table:table-cell table:style-name="Table75.C2" office:value-type="string">
            <text:p text:style-name="P104">Icon</text:p>
          </table:table-cell>
        </table:table-row>
        <table:table-row>
          <table:table-cell table:style-name="Table75.A2" table:number-columns-spanned="2" office:value-type="string">
            <text:p text:style-name="P89">Name in OpenOffice 1.1</text:p>
          </table:table-cell>
          <table:covered-table-cell/>
          <table:table-cell table:style-name="Table75.C2" office:value-type="string">
            <text:p text:style-name="P66">N/A</text:p>
          </table:table-cell>
        </table:table-row>
        <table:table-row>
          <table:table-cell table:style-name="Table75.A2" table:number-columns-spanned="2" office:value-type="string">
            <text:p text:style-name="P89">Name in Microsoft Office 2003</text:p>
          </table:table-cell>
          <table:covered-table-cell/>
          <table:table-cell table:style-name="Table75.C2" office:value-type="string">
            <text:p text:style-name="P66">N/A</text:p>
          </table:table-cell>
        </table:table-row>
        <table:table-row>
          <table:table-cell table:style-name="Table75.A2" table:number-columns-spanned="2" office:value-type="string">
            <text:p text:style-name="P89">Notes:</text:p>
          </table:table-cell>
          <table:covered-table-cell/>
          <table:table-cell table:style-name="Table75.C2" office:value-type="string">
            <text:p text:style-name="P66"/>
          </table:table-cell>
        </table:table-row>
        <table:table-row>
          <table:table-cell table:style-name="Table75.A2" table:number-columns-spanned="2" office:value-type="string">
            <text:p text:style-name="P89">Toolbar Content</text:p>
          </table:table-cell>
          <table:covered-table-cell/>
          <table:table-cell table:style-name="Table75.C2" office:value-type="string">
            <text:p text:style-name="P12">Find Record...</text:p>
            <text:p text:style-name="P32">------------- </text:p>
            <text:p text:style-name="P32">Absolute Record</text:p>
            <text:p text:style-name="P32">Text -&gt; Record</text:p>
            <text:p text:style-name="P32">Total No. of Records</text:p>
            <text:p text:style-name="P32">First Record</text:p>
            <text:p text:style-name="P32">Previous Record</text:p>
            <text:p text:style-name="P32">Next Record</text:p>
            <text:p text:style-name="P32">Last Record</text:p>
            <text:p text:style-name="P32">New Record</text:p>
            <text:p text:style-name="P32">-------------</text:p>
            <text:p text:style-name="P32">Save Record</text:p>
            <text:p text:style-name="P32">Undo: Data Entry</text:p>
            <text:p text:style-name="P32">Delete Record</text:p>
            <text:p text:style-name="P32">------------</text:p>
            <text:p text:style-name="P32">Refresh -&gt;<text:span text:style-name="T31">Style: DropDownOnly</text:span></text:p>
            <text:p text:style-name="P32">-------------</text:p>
            <text:p text:style-name="P32">Sort...</text:p>
            <text:p text:style-name="P32">Sort Ascending</text:p>
            <text:p text:style-name="P32">Sort Descending</text:p>
            <text:p text:style-name="P32">------------- </text:p>
            <text:p text:style-name="P32">AutoFilter</text:p>
            <text:p text:style-name="P32">Apply Filter</text:p>
            <text:p text:style-name="P30"><text:span text:style-name="T18">Form Filters --&gt; </text:span><text:a xlink:type="simple" xlink:href="#6.1.29Form%20Filters%20(Writer)%7Coutline"><text:span text:style-name="Internet_20_link"><text:span text:style-name="T28">Form Filters</text:span></text:span></text:a></text:p>
            <text:p text:style-name="P32">Remove Filter/Sort</text:p>
            <text:p text:style-name="P32">--------------</text:p>
            <text:p text:style-name="P32">Data Source as Table</text:p>
          </table:table-cell>
        </table:table-row>
      </table:table>
      <text:h text:style-name="P47" text:outline-level="3">Form Filters (Calc)</text:h>
      <table:table table:name="Table76" table:style-name="Table76">
        <table:table-column table:style-name="Table76.A"/>
        <table:table-column table:style-name="Table76.B"/>
        <table:table-column table:style-name="Table76.C"/>
        <table:table-row>
          <table:table-cell table:style-name="Table76.A1" office:value-type="string">
            <text:p text:style-name="WW-Table_20_Heading">Toolbar Name:</text:p>
          </table:table-cell>
          <table:table-cell table:style-name="Table76.A1" office:value-type="string">
            <text:p text:style-name="WW-Table_20_Heading">EN:</text:p>
          </table:table-cell>
          <table:table-cell table:style-name="Table76.C1" office:value-type="string">
            <text:p text:style-name="P23">Form Filters</text:p>
          </table:table-cell>
        </table:table-row>
        <table:table-row>
          <table:table-cell table:style-name="Table76.A2" office:value-type="string">
            <text:p text:style-name="WW-Table_20_Contents"/>
          </table:table-cell>
          <table:table-cell table:style-name="Table76.A2" office:value-type="string">
            <text:p text:style-name="P89">GER:</text:p>
          </table:table-cell>
          <table:table-cell table:style-name="Table76.C2" office:value-type="string">
            <text:p text:style-name="P100">Formular-Filter</text:p>
          </table:table-cell>
        </table:table-row>
        <table:table-row>
          <table:table-cell table:style-name="Table76.A2" table:number-columns-spanned="2" office:value-type="string">
            <text:p text:style-name="WW-Table_20_Heading">Toolbar File Name:</text:p>
          </table:table-cell>
          <table:covered-table-cell/>
          <table:table-cell table:style-name="Table76.C2" office:value-type="string">
            <text:p text:style-name="P100">Formsfilterbar.xml</text:p>
          </table:table-cell>
        </table:table-row>
        <table:table-row>
          <table:table-cell table:style-name="Table76.A2" table:number-columns-spanned="2" office:value-type="string">
            <text:p text:style-name="P89">Appears in:</text:p>
          </table:table-cell>
          <table:covered-table-cell/>
          <table:table-cell table:style-name="Table76.C2" office:value-type="string">
            <text:p text:style-name="P99">Calc</text:p>
          </table:table-cell>
        </table:table-row>
        <table:table-row>
          <table:table-cell table:style-name="Table76.A2" table:number-columns-spanned="2" office:value-type="string">
            <text:p text:style-name="P89">Shall always be visible</text:p>
          </table:table-cell>
          <table:covered-table-cell/>
          <table:table-cell table:style-name="Table76.C2" office:value-type="string">
            <text:p text:style-name="P99">No</text:p>
          </table:table-cell>
        </table:table-row>
        <table:table-row>
          <table:table-cell table:style-name="Table76.A2" table:number-columns-spanned="2" office:value-type="string">
            <text:p text:style-name="P89">List in View/Toolbars:</text:p>
          </table:table-cell>
          <table:covered-table-cell/>
          <table:table-cell table:style-name="Table76.C2" office:value-type="string">
            <text:p text:style-name="P99">No</text:p>
          </table:table-cell>
        </table:table-row>
        <table:table-row>
          <table:table-cell table:style-name="Table76.A2" table:number-columns-spanned="2" office:value-type="string">
            <text:p text:style-name="P89">Visible after first start</text:p>
          </table:table-cell>
          <table:covered-table-cell/>
          <table:table-cell table:style-name="Table76.C2" office:value-type="string">
            <text:p text:style-name="P99">No</text:p>
          </table:table-cell>
        </table:table-row>
        <table:table-row>
          <table:table-cell table:style-name="Table76.A2" table:number-columns-spanned="2" office:value-type="string">
            <text:p text:style-name="P89">Sub-Toolbar of:</text:p>
          </table:table-cell>
          <table:covered-table-cell/>
          <table:table-cell table:style-name="Table76.C2" office:value-type="string">
            <text:p text:style-name="P99">Form Navigation</text:p>
          </table:table-cell>
        </table:table-row>
        <table:table-row>
          <table:table-cell table:style-name="Table76.A2" table:number-columns-spanned="2" office:value-type="string">
            <text:p text:style-name="P89">Display Tb if context is given</text:p>
          </table:table-cell>
          <table:covered-table-cell/>
          <table:table-cell table:style-name="Table76.C2" office:value-type="string">
            <text:p text:style-name="P99">No</text:p>
          </table:table-cell>
        </table:table-row>
        <table:table-row>
          <table:table-cell table:style-name="Table76.A2" table:number-columns-spanned="2" office:value-type="string">
            <text:p text:style-name="P89">Close Operation</text:p>
          </table:table-cell>
          <table:covered-table-cell/>
          <table:table-cell table:style-name="Table76.C2" office:value-type="string">
            <text:p text:style-name="P107">Permanently</text:p>
          </table:table-cell>
        </table:table-row>
        <table:table-row>
          <table:table-cell table:style-name="Table76.A2" table:number-columns-spanned="2" office:value-type="string">
            <text:p text:style-name="P89">Default Docking State</text:p>
          </table:table-cell>
          <table:covered-table-cell/>
          <table:table-cell table:style-name="Table76.C2" office:value-type="string">
            <text:p text:style-name="P104">Floated</text:p>
          </table:table-cell>
        </table:table-row>
        <table:table-row>
          <table:table-cell table:style-name="Table76.A2" table:number-columns-spanned="2" office:value-type="string">
            <text:p text:style-name="P89">Default Position</text:p>
          </table:table-cell>
          <table:covered-table-cell/>
          <table:table-cell table:style-name="Table76.C2" office:value-type="string">
            <text:p text:style-name="P104">N/A</text:p>
          </table:table-cell>
        </table:table-row>
        <table:table-row>
          <table:table-cell table:style-name="Table76.A2" table:number-columns-spanned="2" office:value-type="string">
            <text:p text:style-name="P89">Default Style</text:p>
          </table:table-cell>
          <table:covered-table-cell/>
          <table:table-cell table:style-name="Table76.C2" office:value-type="string">
            <text:p text:style-name="P104">Icon</text:p>
          </table:table-cell>
        </table:table-row>
        <table:table-row>
          <table:table-cell table:style-name="Table76.A2" table:number-columns-spanned="2" office:value-type="string">
            <text:p text:style-name="P89">Name in OpenOffice 1.1</text:p>
          </table:table-cell>
          <table:covered-table-cell/>
          <table:table-cell table:style-name="Table76.C2" office:value-type="string">
            <text:p text:style-name="P66">N/A</text:p>
          </table:table-cell>
        </table:table-row>
        <table:table-row>
          <table:table-cell table:style-name="Table76.A2" table:number-columns-spanned="2" office:value-type="string">
            <text:p text:style-name="P89">Name in Microsoft Office 2003</text:p>
          </table:table-cell>
          <table:covered-table-cell/>
          <table:table-cell table:style-name="Table76.C2" office:value-type="string">
            <text:p text:style-name="P66">N/A</text:p>
          </table:table-cell>
        </table:table-row>
        <table:table-row>
          <table:table-cell table:style-name="Table76.A2" table:number-columns-spanned="2" office:value-type="string">
            <text:p text:style-name="P89">Notes:</text:p>
          </table:table-cell>
          <table:covered-table-cell/>
          <table:table-cell table:style-name="Table76.C2" office:value-type="string">
            <text:p text:style-name="P66"/>
          </table:table-cell>
        </table:table-row>
        <table:table-row>
          <table:table-cell table:style-name="Table76.A2" table:number-columns-spanned="2" office:value-type="string">
            <text:p text:style-name="P89">Toolbar Content</text:p>
          </table:table-cell>
          <table:covered-table-cell/>
          <table:table-cell table:style-name="Table76.C2" office:value-type="string">
            <text:p text:style-name="P12">Apply Form Based Filter</text:p>
            <text:p text:style-name="P12">Filter Navigator</text:p>
            <text:p text:style-name="P12">------------------</text:p>
            <text:p text:style-name="P12">Close</text:p>
          </table:table-cell>
        </table:table-row>
      </table:table>
      <text:p text:style-name="Standard"/>
      <text:h text:style-name="P47" text:outline-level="3">Text Formatting (Calc)</text:h>
      <table:table table:name="Table77" table:style-name="Table77">
        <table:table-column table:style-name="Table77.A"/>
        <table:table-column table:style-name="Table77.B"/>
        <table:table-column table:style-name="Table77.C"/>
        <table:table-row>
          <table:table-cell table:style-name="Table77.A1" office:value-type="string">
            <text:p text:style-name="WW-Table_20_Heading">Toolbar Name:</text:p>
          </table:table-cell>
          <table:table-cell table:style-name="Table77.A1" office:value-type="string">
            <text:p text:style-name="WW-Table_20_Heading">EN:</text:p>
          </table:table-cell>
          <table:table-cell table:style-name="Table77.C1" office:value-type="string">
            <text:p text:style-name="P23">Text Formatting</text:p>
          </table:table-cell>
        </table:table-row>
        <table:table-row>
          <table:table-cell table:style-name="Table77.A2" office:value-type="string">
            <text:p text:style-name="WW-Table_20_Contents"/>
          </table:table-cell>
          <table:table-cell table:style-name="Table77.A2" office:value-type="string">
            <text:p text:style-name="P89">GER:</text:p>
          </table:table-cell>
          <table:table-cell table:style-name="Table77.C2" office:value-type="string">
            <text:p text:style-name="P100">Textformat</text:p>
          </table:table-cell>
        </table:table-row>
        <table:table-row>
          <table:table-cell table:style-name="Table77.A2" table:number-columns-spanned="2" office:value-type="string">
            <text:p text:style-name="WW-Table_20_Heading">Toolbar File Name:</text:p>
          </table:table-cell>
          <table:covered-table-cell/>
          <table:table-cell table:style-name="Table77.C2" office:value-type="string">
            <text:p text:style-name="P100">textobjectbar.xml</text:p>
          </table:table-cell>
        </table:table-row>
        <table:table-row>
          <table:table-cell table:style-name="Table77.A2" table:number-columns-spanned="2" office:value-type="string">
            <text:p text:style-name="P89">Appears in:</text:p>
          </table:table-cell>
          <table:covered-table-cell/>
          <table:table-cell table:style-name="Table77.C2" office:value-type="string">
            <text:p text:style-name="P99">Calc</text:p>
          </table:table-cell>
        </table:table-row>
        <table:table-row>
          <table:table-cell table:style-name="Table77.A2" table:number-columns-spanned="2" office:value-type="string">
            <text:p text:style-name="P89">Shall always be visible</text:p>
          </table:table-cell>
          <table:covered-table-cell/>
          <table:table-cell table:style-name="Table77.C2" office:value-type="string">
            <text:p text:style-name="P99">No</text:p>
          </table:table-cell>
        </table:table-row>
        <table:table-row>
          <table:table-cell table:style-name="Table77.A2" table:number-columns-spanned="2" office:value-type="string">
            <text:p text:style-name="P89">List in View/Toolbars:</text:p>
          </table:table-cell>
          <table:covered-table-cell/>
          <table:table-cell table:style-name="Table77.C2" office:value-type="string">
            <text:p text:style-name="P99">Yes</text:p>
          </table:table-cell>
        </table:table-row>
        <table:table-row>
          <table:table-cell table:style-name="Table77.A2" table:number-columns-spanned="2" office:value-type="string">
            <text:p text:style-name="P89">Visible after first start</text:p>
          </table:table-cell>
          <table:covered-table-cell/>
          <table:table-cell table:style-name="Table77.C2" office:value-type="string">
            <text:p text:style-name="P99">No</text:p>
          </table:table-cell>
        </table:table-row>
        <table:table-row>
          <table:table-cell table:style-name="Table77.A2" table:number-columns-spanned="2" office:value-type="string">
            <text:p text:style-name="P89">Sub-Toolbar of:</text:p>
          </table:table-cell>
          <table:covered-table-cell/>
          <table:table-cell table:style-name="Table77.C2" office:value-type="string">
            <text:p text:style-name="P99">No</text:p>
          </table:table-cell>
        </table:table-row>
        <table:table-row>
          <table:table-cell table:style-name="Table77.A2" table:number-columns-spanned="2" office:value-type="string">
            <text:p text:style-name="P89">Display Tb if context is given</text:p>
          </table:table-cell>
          <table:covered-table-cell/>
          <table:table-cell table:style-name="Table77.C2" office:value-type="string">
            <text:p text:style-name="P99">Yes</text:p>
          </table:table-cell>
        </table:table-row>
        <table:table-row>
          <table:table-cell table:style-name="Table77.A2" table:number-columns-spanned="2" office:value-type="string">
            <text:p text:style-name="P89">Close Operation</text:p>
          </table:table-cell>
          <table:covered-table-cell/>
          <table:table-cell table:style-name="Table77.C2" office:value-type="string">
            <text:p text:style-name="P107">Temporarily</text:p>
          </table:table-cell>
        </table:table-row>
        <table:table-row>
          <table:table-cell table:style-name="Table77.A2" table:number-columns-spanned="2" office:value-type="string">
            <text:p text:style-name="P89">Default Docking State</text:p>
          </table:table-cell>
          <table:covered-table-cell/>
          <table:table-cell table:style-name="Table77.C2" office:value-type="string">
            <text:p text:style-name="P104">Docked</text:p>
          </table:table-cell>
        </table:table-row>
        <table:table-row>
          <table:table-cell table:style-name="Table77.A2" table:number-columns-spanned="2" office:value-type="string">
            <text:p text:style-name="P89">Default Position</text:p>
          </table:table-cell>
          <table:covered-table-cell/>
          <table:table-cell table:style-name="Table77.C2" office:value-type="string">
            <text:p text:style-name="P104">Top instead of Table Formatting</text:p>
          </table:table-cell>
        </table:table-row>
        <table:table-row>
          <table:table-cell table:style-name="Table77.A2" table:number-columns-spanned="2" office:value-type="string">
            <text:p text:style-name="P89">Default Style</text:p>
          </table:table-cell>
          <table:covered-table-cell/>
          <table:table-cell table:style-name="Table77.C2" office:value-type="string">
            <text:p text:style-name="P104">Icon</text:p>
          </table:table-cell>
        </table:table-row>
        <table:table-row>
          <table:table-cell table:style-name="Table77.A2" table:number-columns-spanned="2" office:value-type="string">
            <text:p text:style-name="P89">Name in OpenOffice 1.1</text:p>
          </table:table-cell>
          <table:covered-table-cell/>
          <table:table-cell table:style-name="Table77.C2" office:value-type="string">
            <text:p text:style-name="P66">Formatting</text:p>
          </table:table-cell>
        </table:table-row>
        <table:table-row>
          <table:table-cell table:style-name="Table77.A2" table:number-columns-spanned="2" office:value-type="string">
            <text:p text:style-name="P89">Name in Microsoft Office 2003</text:p>
          </table:table-cell>
          <table:covered-table-cell/>
          <table:table-cell table:style-name="Table77.C2" office:value-type="string">
            <text:p text:style-name="P66">N/A</text:p>
          </table:table-cell>
        </table:table-row>
        <table:table-row>
          <table:table-cell table:style-name="Table77.A2" table:number-columns-spanned="2" office:value-type="string">
            <text:p text:style-name="P89">Notes:</text:p>
          </table:table-cell>
          <table:covered-table-cell/>
          <table:table-cell table:style-name="Table77.C2" office:value-type="string">
            <text:p text:style-name="P66"/>
          </table:table-cell>
        </table:table-row>
        <table:table-row>
          <table:table-cell table:style-name="Table77.A2" table:number-columns-spanned="2" office:value-type="string">
            <text:p text:style-name="P89">Toolbar Content</text:p>
          </table:table-cell>
          <table:covered-table-cell/>
          <table:table-cell table:style-name="Table77.C2" office:value-type="string">
            <text:p text:style-name="P12">Font Name<text:line-break/>---------<text:line-break/>Font Size<text:line-break/>--------<text:line-break/>Bold<text:line-break/>Italic<text:line-break/>Underline<text:line-break/>Underline: Double [hidden by default]</text:p>
            <text:p text:style-name="P12">--------<text:line-break/>Line Spacing: 1</text:p>
            <text:p text:style-name="P12">Line Spacing: 1.5</text:p>
            <text:p text:style-name="P12">Line Spacing: 2</text:p>
            <text:p text:style-name="P12">--------</text:p>
            <text:p text:style-name="P12">Left to Right [hidden by default]<text:line-break/>Right to Left [hidden by default]<text:line-break/>--------<text:line-break/>Superscript<text:line-break/>Subscript<text:line-break/>--------<text:line-break/>Text direction from left to right<text:line-break/>Text direction from right to left<text:line-break/>--------<text:line-break/>Character...</text:p>
            <text:p text:style-name="P12">Paragraph...<text:line-break/>-------</text:p>
            <text:p text:style-name="P12">Font Color</text:p>
          </table:table-cell>
        </table:table-row>
      </table:table>
      <text:h text:style-name="P47" text:outline-level="3">Media Playback (Calc)</text:h>
      <table:table table:name="Table78" table:style-name="Table78">
        <table:table-column table:style-name="Table78.A"/>
        <table:table-column table:style-name="Table78.B"/>
        <table:table-column table:style-name="Table78.C"/>
        <table:table-row>
          <table:table-cell table:style-name="Table78.A1" office:value-type="string">
            <text:p text:style-name="WW-Table_20_Heading">Toolbar Name:</text:p>
          </table:table-cell>
          <table:table-cell table:style-name="Table78.A1" office:value-type="string">
            <text:p text:style-name="WW-Table_20_Heading">EN:</text:p>
          </table:table-cell>
          <table:table-cell table:style-name="Table78.C1" office:value-type="string">
            <text:p text:style-name="P65">Media Playback</text:p>
          </table:table-cell>
        </table:table-row>
        <table:table-row>
          <table:table-cell table:style-name="Table78.A2" office:value-type="string">
            <text:p text:style-name="WW-Table_20_Contents"/>
          </table:table-cell>
          <table:table-cell table:style-name="Table78.A2" office:value-type="string">
            <text:p text:style-name="P89">GER:</text:p>
          </table:table-cell>
          <table:table-cell table:style-name="Table78.C2" office:value-type="string">
            <text:p text:style-name="P100">Medienwiedergabe</text:p>
          </table:table-cell>
        </table:table-row>
        <table:table-row>
          <table:table-cell table:style-name="Table78.A2" table:number-columns-spanned="2" office:value-type="string">
            <text:p text:style-name="WW-Table_20_Heading">Toolbar File Name:</text:p>
          </table:table-cell>
          <table:covered-table-cell/>
          <table:table-cell table:style-name="Table78.C2" office:value-type="string">
            <text:p text:style-name="P100">Mediaobjectbar.xml</text:p>
          </table:table-cell>
        </table:table-row>
        <table:table-row>
          <table:table-cell table:style-name="Table78.A2" table:number-columns-spanned="2" office:value-type="string">
            <text:p text:style-name="P89">Appears in:</text:p>
          </table:table-cell>
          <table:covered-table-cell/>
          <table:table-cell table:style-name="Table78.C2" office:value-type="string">
            <text:p text:style-name="P99">Calc</text:p>
          </table:table-cell>
        </table:table-row>
        <table:table-row>
          <table:table-cell table:style-name="Table78.A2" table:number-columns-spanned="2" office:value-type="string">
            <text:p text:style-name="P89">Shall always be visible</text:p>
          </table:table-cell>
          <table:covered-table-cell/>
          <table:table-cell table:style-name="Table78.C2" office:value-type="string">
            <text:p text:style-name="P99">No</text:p>
          </table:table-cell>
        </table:table-row>
        <table:table-row>
          <table:table-cell table:style-name="Table78.A2" table:number-columns-spanned="2" office:value-type="string">
            <text:p text:style-name="P89">List in View/Toolbars:</text:p>
          </table:table-cell>
          <table:covered-table-cell/>
          <table:table-cell table:style-name="Table78.C2" office:value-type="string">
            <text:p text:style-name="P99">Yes</text:p>
          </table:table-cell>
        </table:table-row>
        <table:table-row>
          <table:table-cell table:style-name="Table78.A2" table:number-columns-spanned="2" office:value-type="string">
            <text:p text:style-name="P89">Visible after first start</text:p>
          </table:table-cell>
          <table:covered-table-cell/>
          <table:table-cell table:style-name="Table78.C2" office:value-type="string">
            <text:p text:style-name="P99">No</text:p>
          </table:table-cell>
        </table:table-row>
        <table:table-row>
          <table:table-cell table:style-name="Table78.A2" table:number-columns-spanned="2" office:value-type="string">
            <text:p text:style-name="P89">Sub-Toolbar of:</text:p>
          </table:table-cell>
          <table:covered-table-cell/>
          <table:table-cell table:style-name="Table78.C2" office:value-type="string">
            <text:p text:style-name="P99">N/A</text:p>
          </table:table-cell>
        </table:table-row>
        <table:table-row>
          <table:table-cell table:style-name="Table78.A2" table:number-columns-spanned="2" office:value-type="string">
            <text:p text:style-name="P89">Display Tb if context is given</text:p>
          </table:table-cell>
          <table:covered-table-cell/>
          <table:table-cell table:style-name="Table78.C2" office:value-type="string">
            <text:p text:style-name="P99">Yes</text:p>
          </table:table-cell>
        </table:table-row>
        <table:table-row>
          <table:table-cell table:style-name="Table78.A2" table:number-columns-spanned="2" office:value-type="string">
            <text:p text:style-name="P89">Close Operation</text:p>
          </table:table-cell>
          <table:covered-table-cell/>
          <table:table-cell table:style-name="Table78.C2" office:value-type="string">
            <text:p text:style-name="P107">Temporarily</text:p>
          </table:table-cell>
        </table:table-row>
        <table:table-row>
          <table:table-cell table:style-name="Table78.A2" table:number-columns-spanned="2" office:value-type="string">
            <text:p text:style-name="P89">Default Docking State</text:p>
          </table:table-cell>
          <table:covered-table-cell/>
          <table:table-cell table:style-name="Table78.C2" office:value-type="string">
            <text:p text:style-name="P104">Docked</text:p>
          </table:table-cell>
        </table:table-row>
        <table:table-row>
          <table:table-cell table:style-name="Table78.A2" table:number-columns-spanned="2" office:value-type="string">
            <text:p text:style-name="P89">Default Position</text:p>
          </table:table-cell>
          <table:covered-table-cell/>
          <table:table-cell table:style-name="Table78.C2" office:value-type="string">
            <text:p text:style-name="P104">Top</text:p>
          </table:table-cell>
        </table:table-row>
        <table:table-row>
          <table:table-cell table:style-name="Table78.A2" table:number-columns-spanned="2" office:value-type="string">
            <text:p text:style-name="P89">Default Style</text:p>
          </table:table-cell>
          <table:covered-table-cell/>
          <table:table-cell table:style-name="Table78.C2" office:value-type="string">
            <text:p text:style-name="P104">Icon</text:p>
          </table:table-cell>
        </table:table-row>
        <table:table-row>
          <table:table-cell table:style-name="Table78.A2" table:number-columns-spanned="2" office:value-type="string">
            <text:p text:style-name="P89">Name in OpenOffice 1.1</text:p>
          </table:table-cell>
          <table:covered-table-cell/>
          <table:table-cell table:style-name="Table78.C2" office:value-type="string">
            <text:p text:style-name="P66">N/A</text:p>
          </table:table-cell>
        </table:table-row>
        <table:table-row>
          <table:table-cell table:style-name="Table78.A2" table:number-columns-spanned="2" office:value-type="string">
            <text:p text:style-name="P89">Name in Microsoft Office 2003</text:p>
          </table:table-cell>
          <table:covered-table-cell/>
          <table:table-cell table:style-name="Table78.C2" office:value-type="string">
            <text:p text:style-name="P66">N/A</text:p>
          </table:table-cell>
        </table:table-row>
        <table:table-row>
          <table:table-cell table:style-name="Table78.A2" table:number-columns-spanned="2" office:value-type="string">
            <text:p text:style-name="P89">Notes:</text:p>
          </table:table-cell>
          <table:covered-table-cell/>
          <table:table-cell table:style-name="Table78.C2" office:value-type="string">
            <text:p text:style-name="P66"/>
          </table:table-cell>
        </table:table-row>
        <table:table-row>
          <table:table-cell table:style-name="Table78.A2" table:number-columns-spanned="2" office:value-type="string">
            <text:p text:style-name="P89">Toolbar Content</text:p>
          </table:table-cell>
          <table:covered-table-cell/>
          <table:table-cell table:style-name="Table78.C2" office:value-type="string">
            <text:p text:style-name="P12">Play</text:p>
            <text:p text:style-name="P12">Pause</text:p>
            <text:p text:style-name="P12">Stop</text:p>
            <text:p text:style-name="P12">-----------</text:p>
            <text:p text:style-name="P12">Repeat</text:p>
            <text:p text:style-name="P12">Mute</text:p>
            <text:p text:style-name="P12">Volume</text:p>
            <text:p text:style-name="P12">View</text:p>
          </table:table-cell>
        </table:table-row>
      </table:table>
      <text:p text:style-name="Text_20_body"/>
      <text:p text:style-name="Text_20_body"/>
      <text:h text:style-name="P46" text:outline-level="2">OpenOffice.org Impress</text:h>
      <text:p text:style-name="P119"/>
      <text:h text:style-name="P47" text:outline-level="3">Toolbars to display in view:</text:h>
      <text:p text:style-name="P125">The table below lists the toolbars which shall appear by default in the different views of OpenOffice.org Impress.</text:p>
      <table:table table:name="Table79" table:style-name="Table79">
        <table:table-column table:style-name="Table79.A"/>
        <table:table-column table:style-name="Table79.B"/>
        <table:table-header-rows>
          <table:table-row>
            <table:table-cell table:style-name="Table79.A1" office:value-type="string">
              <text:p text:style-name="WW-Table_20_Heading">View</text:p>
            </table:table-cell>
            <table:table-cell table:style-name="Table79.B1" office:value-type="string">
              <text:p text:style-name="WW-Table_20_Heading">Toolbars Visible by Default</text:p>
            </table:table-cell>
          </table:table-row>
        </table:table-header-rows>
        <table:table-row>
          <table:table-cell table:style-name="Table79.A2" office:value-type="string">
            <text:p text:style-name="P89">Normal</text:p>
          </table:table-cell>
          <table:table-cell table:style-name="Table79.B2" office:value-type="string">
            <text:p text:style-name="WW-Table_20_Contents">Standard</text:p>
          </table:table-cell>
        </table:table-row>
        <table:table-row>
          <table:table-cell table:style-name="Table79.A2" office:value-type="string">
            <text:p text:style-name="P89"/>
          </table:table-cell>
          <table:table-cell table:style-name="Table79.B2" office:value-type="string">
            <text:p text:style-name="WW-Table_20_Contents">Formatting</text:p>
          </table:table-cell>
        </table:table-row>
        <table:table-row>
          <table:table-cell table:style-name="Table79.A2" office:value-type="string">
            <text:p text:style-name="P89"/>
          </table:table-cell>
          <table:table-cell table:style-name="Table79.B2" office:value-type="string">
            <text:p text:style-name="WW-Table_20_Contents">Presentation</text:p>
          </table:table-cell>
        </table:table-row>
        <table:table-row>
          <table:table-cell table:style-name="Table79.A2" office:value-type="string">
            <text:p text:style-name="P89"/>
          </table:table-cell>
          <table:table-cell table:style-name="Table79.B2" office:value-type="string">
            <text:p text:style-name="WW-Table_20_Contents">Drawing</text:p>
          </table:table-cell>
        </table:table-row>
        <table:table-row>
          <table:table-cell table:style-name="Table79.A2" office:value-type="string">
            <text:p text:style-name="P89">Outline</text:p>
          </table:table-cell>
          <table:table-cell table:style-name="Table79.B2" office:value-type="string">
            <text:p text:style-name="WW-Table_20_Contents">Standard</text:p>
          </table:table-cell>
        </table:table-row>
        <table:table-row>
          <table:table-cell table:style-name="Table79.A2" office:value-type="string">
            <text:p text:style-name="P89"/>
          </table:table-cell>
          <table:table-cell table:style-name="Table79.B2" office:value-type="string">
            <text:p text:style-name="WW-Table_20_Contents">Outline</text:p>
          </table:table-cell>
        </table:table-row>
        <table:table-row>
          <table:table-cell table:style-name="Table79.A2" office:value-type="string">
            <text:p text:style-name="P89">Notes</text:p>
          </table:table-cell>
          <table:table-cell table:style-name="Table79.B2" office:value-type="string">
            <text:p text:style-name="WW-Table_20_Contents">Standard</text:p>
          </table:table-cell>
        </table:table-row>
        <table:table-row>
          <table:table-cell table:style-name="Table79.A2" office:value-type="string">
            <text:p text:style-name="P89"/>
          </table:table-cell>
          <table:table-cell table:style-name="Table79.B2" office:value-type="string">
            <text:p text:style-name="WW-Table_20_Contents">Formatting</text:p>
          </table:table-cell>
        </table:table-row>
        <table:table-row>
          <table:table-cell table:style-name="Table79.A2" office:value-type="string">
            <text:p text:style-name="P89"/>
          </table:table-cell>
          <table:table-cell table:style-name="Table79.B2" office:value-type="string">
            <text:p text:style-name="WW-Table_20_Contents">Presentation</text:p>
          </table:table-cell>
        </table:table-row>
        <table:table-row>
          <table:table-cell table:style-name="Table79.A2" office:value-type="string">
            <text:p text:style-name="P89"/>
          </table:table-cell>
          <table:table-cell table:style-name="Table79.B2" office:value-type="string">
            <text:p text:style-name="WW-Table_20_Contents">Drawing</text:p>
          </table:table-cell>
        </table:table-row>
        <table:table-row>
          <table:table-cell table:style-name="Table79.A2" office:value-type="string">
            <text:p text:style-name="P89">Handout</text:p>
          </table:table-cell>
          <table:table-cell table:style-name="Table79.B2" office:value-type="string">
            <text:p text:style-name="WW-Table_20_Contents">Standard</text:p>
          </table:table-cell>
        </table:table-row>
        <table:table-row>
          <table:table-cell table:style-name="Table79.A2" office:value-type="string">
            <text:p text:style-name="P89"/>
          </table:table-cell>
          <table:table-cell table:style-name="Table79.B2" office:value-type="string">
            <text:p text:style-name="WW-Table_20_Contents">Formatting</text:p>
          </table:table-cell>
        </table:table-row>
        <table:table-row>
          <table:table-cell table:style-name="Table79.A2" office:value-type="string">
            <text:p text:style-name="P89"/>
          </table:table-cell>
          <table:table-cell table:style-name="Table79.B2" office:value-type="string">
            <text:p text:style-name="WW-Table_20_Contents">Presentation</text:p>
          </table:table-cell>
        </table:table-row>
        <table:table-row>
          <table:table-cell table:style-name="Table79.A2" office:value-type="string">
            <text:p text:style-name="P89"/>
          </table:table-cell>
          <table:table-cell table:style-name="Table79.B2" office:value-type="string">
            <text:p text:style-name="WW-Table_20_Contents">Drawing</text:p>
          </table:table-cell>
        </table:table-row>
        <table:table-row>
          <table:table-cell table:style-name="Table79.A2" office:value-type="string">
            <text:p text:style-name="P89">Slide Sorter</text:p>
          </table:table-cell>
          <table:table-cell table:style-name="Table79.B2" office:value-type="string">
            <text:p text:style-name="WW-Table_20_Contents">Standard</text:p>
          </table:table-cell>
        </table:table-row>
        <table:table-row>
          <table:table-cell table:style-name="Table79.A2" office:value-type="string">
            <text:p text:style-name="P89"/>
          </table:table-cell>
          <table:table-cell table:style-name="Table79.B2" office:value-type="string">
            <text:p text:style-name="WW-Table_20_Contents">Slide Sorter</text:p>
          </table:table-cell>
        </table:table-row>
      </table:table>
      <text:p text:style-name="Text_20_body"/>
      <text:p text:style-name="Text_20_body"/>
      <text:p text:style-name="P119">Legend</text:p>
      <text:p text:style-name="P120"><text:span text:style-name="T12">[hidden by default] means that the i</text:span>tem shall be hidden by default.</text:p>
      <text:p text:style-name="Text_20_body"><text:span text:style-name="T13">&lt;BR</text:span><text:span text:style-name="T21">&gt;</text:span><text:span text:style-name="T12"> <text:s text:c="5"/>= Break</text:span></text:p>
      <text:p text:style-name="P120">------- <text:s text:c="2"/>= Separator </text:p>
      <text:p text:style-name="Text_20_body"><text:span text:style-name="T22">Bold <text:s text:c="5"/></text:span><text:span text:style-name="T23">= Opens a toolbar</text:span></text:p>
      <text:p text:style-name="P121">-&gt; <text:s text:c="7"/>= State ON/OFF</text:p>
      <text:p text:style-name="Standard"><text:span text:style-name="T14">--&gt; </text:span><text:a xlink:type="simple" xlink:href="#6.2Table%20(Writer)%7Coutline"><text:span text:style-name="Internet_20_link"><text:span text:style-name="T27">Table</text:span></text:span></text:a><text:span text:style-name="T14"> = Link to toolbar content specification</text:span></text:p>
      <text:p text:style-name="P7"/>
      <text:h text:style-name="P47" text:outline-level="3">Standard (Impress)</text:h>
      <table:table table:name="Table80" table:style-name="Table80">
        <table:table-column table:style-name="Table80.A"/>
        <table:table-column table:style-name="Table80.B"/>
        <table:table-column table:style-name="Table80.C"/>
        <table:table-row>
          <table:table-cell table:style-name="Table80.A1" office:value-type="string">
            <text:p text:style-name="WW-Table_20_Heading">Toolbar Name:</text:p>
          </table:table-cell>
          <table:table-cell table:style-name="Table80.A1" office:value-type="string">
            <text:p text:style-name="WW-Table_20_Heading">EN:</text:p>
          </table:table-cell>
          <table:table-cell table:style-name="Table80.C1" office:value-type="string">
            <text:p text:style-name="P65">Standard</text:p>
          </table:table-cell>
        </table:table-row>
        <table:table-row>
          <table:table-cell table:style-name="Table80.A2" office:value-type="string">
            <text:p text:style-name="WW-Table_20_Contents"/>
          </table:table-cell>
          <table:table-cell table:style-name="Table80.A2" office:value-type="string">
            <text:p text:style-name="P89">GER:</text:p>
          </table:table-cell>
          <table:table-cell table:style-name="Table80.C2" office:value-type="string">
            <text:p text:style-name="P100">Standard</text:p>
          </table:table-cell>
        </table:table-row>
        <table:table-row>
          <table:table-cell table:style-name="Table80.A2" table:number-columns-spanned="2" office:value-type="string">
            <text:p text:style-name="WW-Table_20_Heading">Toolbar File Name:</text:p>
          </table:table-cell>
          <table:covered-table-cell/>
          <table:table-cell table:style-name="Table80.C2" office:value-type="string">
            <text:p text:style-name="P100">Standard.xml</text:p>
          </table:table-cell>
        </table:table-row>
        <table:table-row>
          <table:table-cell table:style-name="Table80.A2" table:number-columns-spanned="2" office:value-type="string">
            <text:p text:style-name="P89">Appears in:</text:p>
          </table:table-cell>
          <table:covered-table-cell/>
          <table:table-cell table:style-name="Table80.C2" office:value-type="string">
            <text:p text:style-name="P99">Impress</text:p>
          </table:table-cell>
        </table:table-row>
        <table:table-row>
          <table:table-cell table:style-name="Table80.A2" table:number-columns-spanned="2" office:value-type="string">
            <text:p text:style-name="P89">Shall always be visible</text:p>
          </table:table-cell>
          <table:covered-table-cell/>
          <table:table-cell table:style-name="Table80.C2" office:value-type="string">
            <text:p text:style-name="P99">Yes</text:p>
          </table:table-cell>
        </table:table-row>
        <table:table-row>
          <table:table-cell table:style-name="Table80.A2" table:number-columns-spanned="2" office:value-type="string">
            <text:p text:style-name="P89">List in View/Toolbars:</text:p>
          </table:table-cell>
          <table:covered-table-cell/>
          <table:table-cell table:style-name="Table80.C2" office:value-type="string">
            <text:p text:style-name="P99">Yes</text:p>
          </table:table-cell>
        </table:table-row>
        <table:table-row>
          <table:table-cell table:style-name="Table80.A2" table:number-columns-spanned="2" office:value-type="string">
            <text:p text:style-name="P89">Visible after first start</text:p>
          </table:table-cell>
          <table:covered-table-cell/>
          <table:table-cell table:style-name="Table80.C2" office:value-type="string">
            <text:p text:style-name="P99">Yes</text:p>
          </table:table-cell>
        </table:table-row>
        <table:table-row>
          <table:table-cell table:style-name="Table80.A2" table:number-columns-spanned="2" office:value-type="string">
            <text:p text:style-name="P89">Sub-Toolbar of:</text:p>
          </table:table-cell>
          <table:covered-table-cell/>
          <table:table-cell table:style-name="Table80.C2" office:value-type="string">
            <text:p text:style-name="P99">N/A</text:p>
          </table:table-cell>
        </table:table-row>
        <table:table-row>
          <table:table-cell table:style-name="Table80.A2" table:number-columns-spanned="2" office:value-type="string">
            <text:p text:style-name="P89">Display Tb if context is given</text:p>
          </table:table-cell>
          <table:covered-table-cell/>
          <table:table-cell table:style-name="Table80.C2" office:value-type="string">
            <text:p text:style-name="P99">Yes</text:p>
          </table:table-cell>
        </table:table-row>
        <table:table-row>
          <table:table-cell table:style-name="Table80.A2" table:number-columns-spanned="2" office:value-type="string">
            <text:p text:style-name="P89">Close Operation</text:p>
          </table:table-cell>
          <table:covered-table-cell/>
          <table:table-cell table:style-name="Table80.C2" office:value-type="string">
            <text:p text:style-name="P107">Temporarily</text:p>
          </table:table-cell>
        </table:table-row>
        <table:table-row>
          <table:table-cell table:style-name="Table80.A2" table:number-columns-spanned="2" office:value-type="string">
            <text:p text:style-name="P89">Default Docking State</text:p>
          </table:table-cell>
          <table:covered-table-cell/>
          <table:table-cell table:style-name="Table80.C2" office:value-type="string">
            <text:p text:style-name="P104">Docked</text:p>
          </table:table-cell>
        </table:table-row>
        <table:table-row>
          <table:table-cell table:style-name="Table80.A2" table:number-columns-spanned="2" office:value-type="string">
            <text:p text:style-name="P89">Default Position</text:p>
          </table:table-cell>
          <table:covered-table-cell/>
          <table:table-cell table:style-name="Table80.C2" office:value-type="string">
            <text:p text:style-name="P104">Top</text:p>
          </table:table-cell>
        </table:table-row>
        <table:table-row>
          <table:table-cell table:style-name="Table80.A2" table:number-columns-spanned="2" office:value-type="string">
            <text:p text:style-name="P89">Default Style</text:p>
          </table:table-cell>
          <table:covered-table-cell/>
          <table:table-cell table:style-name="Table80.C2" office:value-type="string">
            <text:p text:style-name="P104">Icon</text:p>
          </table:table-cell>
        </table:table-row>
        <table:table-row>
          <table:table-cell table:style-name="Table80.A2" table:number-columns-spanned="2" office:value-type="string">
            <text:p text:style-name="P89">Name in OpenOffice 1.1</text:p>
          </table:table-cell>
          <table:covered-table-cell/>
          <table:table-cell table:style-name="Table80.C2" office:value-type="string">
            <text:p text:style-name="P66">Function Bar</text:p>
          </table:table-cell>
        </table:table-row>
        <table:table-row>
          <table:table-cell table:style-name="Table80.A2" table:number-columns-spanned="2" office:value-type="string">
            <text:p text:style-name="P89">Name in Microsoft Office 2003</text:p>
          </table:table-cell>
          <table:covered-table-cell/>
          <table:table-cell table:style-name="Table80.C2" office:value-type="string">
            <text:p text:style-name="P66">Standard</text:p>
          </table:table-cell>
        </table:table-row>
        <table:table-row>
          <table:table-cell table:style-name="Table80.A2" table:number-columns-spanned="2" office:value-type="string">
            <text:p text:style-name="P89">Notes:</text:p>
          </table:table-cell>
          <table:covered-table-cell/>
          <table:table-cell table:style-name="Table80.C2" office:value-type="string">
            <text:p text:style-name="P66"/>
          </table:table-cell>
        </table:table-row>
        <table:table-row>
          <table:table-cell table:style-name="Table80.A2" table:number-columns-spanned="2" office:value-type="string">
            <text:p text:style-name="P89">Toolbar Content</text:p>
          </table:table-cell>
          <table:covered-table-cell/>
          <table:table-cell table:style-name="Table80.C2" office:value-type="string">
            <text:p text:style-name="WW-Table_20_Heading"><text:span text:style-name="T15">Load URL [hidden by default]<text:line-break/>New<text:line-break/>New from Template [hidden by default]<text:line-break/>Open<text:line-break/>Save<text:line-break/>Save As...[hidden by default]<text:line-break/>Send Document as E-MAil<text:line-break/>------------<text:line-break/>Edit File<text:line-break/>------------<text:line-break/>Export Directly as PDF<text:line-break/>Print File Directly<text:line-break/>------------<text:line-break/>Check...<text:line-break/>AutoSpellcheck ON/OFF<text:line-break/>------------<text:line-break/>Cut<text:line-break/>Copy<text:line-break/>Paste<text:line-break/>Format Paintbrush<text:line-break/>------------<text:line-break/>Undo</text:span><text:span text:style-name="T19"><text:line-break/></text:span><text:span text:style-name="T15">Redo<text:line-break/>------------<text:line-break/>Insert Chart<text:line-break/>Insert Spreadsheet<text:line-break/>Insert Hyperlink<text:line-break/>------------ <text:line-break/>Display Grid<text:line-break/>------------<text:line-break/>Navigator<text:line-break/></text:span><text:span text:style-name="T17">Zoom --&gt; Zoom</text:span><text:span text:style-name="T15"><text:line-break/>------------<text:line-break/>OpenOffice.org Impress Help<text:line-break/></text:span><text:span text:style-name="T16">What's This [hidden by default]</text:span></text:p>
          </table:table-cell>
        </table:table-row>
      </table:table>
      <text:h text:style-name="P47" text:outline-level="3">Text Formatting (Impress)</text:h>
      <table:table table:name="Table81" table:style-name="Table81">
        <table:table-column table:style-name="Table81.A"/>
        <table:table-column table:style-name="Table81.B"/>
        <table:table-column table:style-name="Table81.C"/>
        <table:table-row>
          <table:table-cell table:style-name="Table81.A1" office:value-type="string">
            <text:p text:style-name="WW-Table_20_Heading">Toolbar Name:</text:p>
          </table:table-cell>
          <table:table-cell table:style-name="Table81.A1" office:value-type="string">
            <text:p text:style-name="WW-Table_20_Heading">EN:</text:p>
          </table:table-cell>
          <table:table-cell table:style-name="Table81.C1" office:value-type="string">
            <text:p text:style-name="P65">Text Formatting</text:p>
          </table:table-cell>
        </table:table-row>
        <table:table-row>
          <table:table-cell table:style-name="Table81.A2" office:value-type="string">
            <text:p text:style-name="WW-Table_20_Contents"/>
          </table:table-cell>
          <table:table-cell table:style-name="Table81.A2" office:value-type="string">
            <text:p text:style-name="P89">GER:</text:p>
          </table:table-cell>
          <table:table-cell table:style-name="Table81.C2" office:value-type="string">
            <text:p text:style-name="P100">Textformat</text:p>
          </table:table-cell>
        </table:table-row>
        <table:table-row>
          <table:table-cell table:style-name="Table81.A2" table:number-columns-spanned="2" office:value-type="string">
            <text:p text:style-name="WW-Table_20_Heading">Toolbar File Name:</text:p>
          </table:table-cell>
          <table:covered-table-cell/>
          <table:table-cell table:style-name="Table81.C2" office:value-type="string">
            <text:p text:style-name="P100">Textobjectbar.xml</text:p>
          </table:table-cell>
        </table:table-row>
        <table:table-row>
          <table:table-cell table:style-name="Table81.A2" table:number-columns-spanned="2" office:value-type="string">
            <text:p text:style-name="P89">Appears in:</text:p>
          </table:table-cell>
          <table:covered-table-cell/>
          <table:table-cell table:style-name="Table81.C2" office:value-type="string">
            <text:p text:style-name="P99">Impress</text:p>
          </table:table-cell>
        </table:table-row>
        <table:table-row>
          <table:table-cell table:style-name="Table81.A2" table:number-columns-spanned="2" office:value-type="string">
            <text:p text:style-name="P89">Shall always be visible</text:p>
          </table:table-cell>
          <table:covered-table-cell/>
          <table:table-cell table:style-name="Table81.C2" office:value-type="string">
            <text:p text:style-name="P99">No</text:p>
          </table:table-cell>
        </table:table-row>
        <table:table-row>
          <table:table-cell table:style-name="Table81.A2" table:number-columns-spanned="2" office:value-type="string">
            <text:p text:style-name="P89">List in View/Toolbars:</text:p>
          </table:table-cell>
          <table:covered-table-cell/>
          <table:table-cell table:style-name="Table81.C2" office:value-type="string">
            <text:p text:style-name="P99">Yes</text:p>
          </table:table-cell>
        </table:table-row>
        <table:table-row>
          <table:table-cell table:style-name="Table81.A2" table:number-columns-spanned="2" office:value-type="string">
            <text:p text:style-name="P89">Visible after first start</text:p>
          </table:table-cell>
          <table:covered-table-cell/>
          <table:table-cell table:style-name="Table81.C2" office:value-type="string">
            <text:p text:style-name="P99">No</text:p>
          </table:table-cell>
        </table:table-row>
        <table:table-row>
          <table:table-cell table:style-name="Table81.A2" table:number-columns-spanned="2" office:value-type="string">
            <text:p text:style-name="P89">Sub-Toolbar of:</text:p>
          </table:table-cell>
          <table:covered-table-cell/>
          <table:table-cell table:style-name="Table81.C2" office:value-type="string">
            <text:p text:style-name="P99">N/A</text:p>
          </table:table-cell>
        </table:table-row>
        <table:table-row>
          <table:table-cell table:style-name="Table81.A2" table:number-columns-spanned="2" office:value-type="string">
            <text:p text:style-name="P89">Display Tb if context is given</text:p>
          </table:table-cell>
          <table:covered-table-cell/>
          <table:table-cell table:style-name="Table81.C2" office:value-type="string">
            <text:p text:style-name="P99">Yes, Context type = Text</text:p>
          </table:table-cell>
        </table:table-row>
        <table:table-row>
          <table:table-cell table:style-name="Table81.A2" table:number-columns-spanned="2" office:value-type="string">
            <text:p text:style-name="P89">Close Operation</text:p>
          </table:table-cell>
          <table:covered-table-cell/>
          <table:table-cell table:style-name="Table81.C2" office:value-type="string">
            <text:p text:style-name="P107">Temporarily</text:p>
          </table:table-cell>
        </table:table-row>
        <table:table-row>
          <table:table-cell table:style-name="Table81.A2" table:number-columns-spanned="2" office:value-type="string">
            <text:p text:style-name="P89">Default Docking State</text:p>
          </table:table-cell>
          <table:covered-table-cell/>
          <table:table-cell table:style-name="Table81.C2" office:value-type="string">
            <text:p text:style-name="P104">Docked</text:p>
          </table:table-cell>
        </table:table-row>
        <table:table-row>
          <table:table-cell table:style-name="Table81.A2" table:number-columns-spanned="2" office:value-type="string">
            <text:p text:style-name="P89">Default Position</text:p>
          </table:table-cell>
          <table:covered-table-cell/>
          <table:table-cell table:style-name="Table81.C2" office:value-type="string">
            <text:p text:style-name="P104">Top; below Standard</text:p>
          </table:table-cell>
        </table:table-row>
        <table:table-row>
          <table:table-cell table:style-name="Table81.A2" table:number-columns-spanned="2" office:value-type="string">
            <text:p text:style-name="P89">Default Style</text:p>
          </table:table-cell>
          <table:covered-table-cell/>
          <table:table-cell table:style-name="Table81.C2" office:value-type="string">
            <text:p text:style-name="P104">Icon</text:p>
          </table:table-cell>
        </table:table-row>
        <table:table-row>
          <table:table-cell table:style-name="Table81.A2" table:number-columns-spanned="2" office:value-type="string">
            <text:p text:style-name="P89">Name in OpenOffice 1.1</text:p>
          </table:table-cell>
          <table:covered-table-cell/>
          <table:table-cell table:style-name="Table81.C2" office:value-type="string">
            <text:p text:style-name="P66">Text Object Bar</text:p>
          </table:table-cell>
        </table:table-row>
        <table:table-row>
          <table:table-cell table:style-name="Table81.A2" table:number-columns-spanned="2" office:value-type="string">
            <text:p text:style-name="P89">Name in Microsoft Office 2003</text:p>
          </table:table-cell>
          <table:covered-table-cell/>
          <table:table-cell table:style-name="Table81.C2" office:value-type="string">
            <text:p text:style-name="P66">Formatting</text:p>
          </table:table-cell>
        </table:table-row>
        <table:table-row>
          <table:table-cell table:style-name="Table81.A2" table:number-columns-spanned="2" office:value-type="string">
            <text:p text:style-name="P89">Notes:</text:p>
          </table:table-cell>
          <table:covered-table-cell/>
          <table:table-cell table:style-name="Table81.C2" office:value-type="string">
            <text:p text:style-name="P69"/>
          </table:table-cell>
        </table:table-row>
        <table:table-row>
          <table:table-cell table:style-name="Table81.A2" table:number-columns-spanned="2" office:value-type="string">
            <text:p text:style-name="P89">Toolbar Content</text:p>
          </table:table-cell>
          <table:covered-table-cell/>
          <table:table-cell table:style-name="Table81.C2" office:value-type="string">
            <text:p text:style-name="P32">Font Name</text:p>
            <text:p text:style-name="P32">-----------</text:p>
            <text:p text:style-name="P32">Font Size</text:p>
            <text:p text:style-name="P32">-----------</text:p>
            <text:p text:style-name="P32">Bold</text:p>
            <text:p text:style-name="P32">Italic</text:p>
            <text:p text:style-name="P32">Underline</text:p>
            <text:p text:style-name="P32">Shadow</text:p>
            <text:p text:style-name="P32">------------</text:p>
            <text:p text:style-name="P32">Align Left</text:p>
            <text:p text:style-name="P32">Centered</text:p>
            <text:p text:style-name="P32">Align Right</text:p>
            <text:p text:style-name="P32">Justified</text:p>
            <text:p text:style-name="P32">------------</text:p>
            <text:p text:style-name="P32">Left-To-Right [hidden by default]</text:p>
            <text:p text:style-name="P32">Roght-To-Left [hidden by default]</text:p>
            <text:p text:style-name="P32">------------</text:p>
            <text:p text:style-name="P32">Increase Spacing [hidden by default]</text:p>
            <text:p text:style-name="P32">Decrease Spacing [hidden by default]</text:p>
            <text:p text:style-name="P32">------------</text:p>
            <text:p text:style-name="P32">Line Spacing: 1 [hidden by default]</text:p>
            <text:p text:style-name="P32">Line Spacing: 1.5 [hidden by default]</text:p>
            <text:p text:style-name="P32">Line Spacing: 2 [hidden by default]</text:p>
            <text:p text:style-name="P32">------------</text:p>
            <text:p text:style-name="P32">Bullets On/Off</text:p>
            <text:p text:style-name="P32">Promote</text:p>
            <text:p text:style-name="P32">Demote</text:p>
            <text:p text:style-name="P32">Move Up</text:p>
            <text:p text:style-name="P32">Move Down</text:p>
            <text:p text:style-name="P32">-------------</text:p>
            <text:p text:style-name="P32">Text direction from left to right</text:p>
            <text:p text:style-name="P32">Text direction from top to bottom</text:p>
            <text:p text:style-name="P32">-------------</text:p>
            <text:p text:style-name="P32">Character...</text:p>
            <text:p text:style-name="P32">Paragraph...</text:p>
            <text:p text:style-name="P32">Bullets and Numbering...</text:p>
            <text:p text:style-name="P32">Special Character. [hidden by default]</text:p>
            <text:p text:style-name="P32">--------------</text:p>
            <text:p text:style-name="P32">Font Color</text:p>
          </table:table-cell>
        </table:table-row>
      </table:table>
      <text:p text:style-name="Standard"/>
      <text:p text:style-name="Standard"/>
      <text:h text:style-name="P47" text:outline-level="3">Lines and Filling (Impress)</text:h>
      <table:table table:name="Table82" table:style-name="Table82">
        <table:table-column table:style-name="Table82.A"/>
        <table:table-column table:style-name="Table82.B"/>
        <table:table-column table:style-name="Table82.C"/>
        <table:table-row>
          <table:table-cell table:style-name="Table82.A1" office:value-type="string">
            <text:p text:style-name="WW-Table_20_Heading">Toolbar Name:</text:p>
          </table:table-cell>
          <table:table-cell table:style-name="Table82.A1" office:value-type="string">
            <text:p text:style-name="WW-Table_20_Heading">EN:</text:p>
          </table:table-cell>
          <table:table-cell table:style-name="Table82.C1" office:value-type="string">
            <text:p text:style-name="P65">Line and Filling</text:p>
          </table:table-cell>
        </table:table-row>
        <table:table-row>
          <table:table-cell table:style-name="Table82.A2" office:value-type="string">
            <text:p text:style-name="WW-Table_20_Contents"/>
          </table:table-cell>
          <table:table-cell table:style-name="Table82.A2" office:value-type="string">
            <text:p text:style-name="P89">GER:</text:p>
          </table:table-cell>
          <table:table-cell table:style-name="Table82.C2" office:value-type="string">
            <text:p text:style-name="P100">Linie und Füllung</text:p>
          </table:table-cell>
        </table:table-row>
        <table:table-row>
          <table:table-cell table:style-name="Table82.A2" table:number-columns-spanned="2" office:value-type="string">
            <text:p text:style-name="WW-Table_20_Heading">Toolbar File Name:</text:p>
          </table:table-cell>
          <table:covered-table-cell/>
          <table:table-cell table:style-name="Table82.C2" office:value-type="string">
            <text:p text:style-name="P100">Drawingobjectbar.xml</text:p>
          </table:table-cell>
        </table:table-row>
        <table:table-row>
          <table:table-cell table:style-name="Table82.A2" table:number-columns-spanned="2" office:value-type="string">
            <text:p text:style-name="P89">Appears in:</text:p>
          </table:table-cell>
          <table:covered-table-cell/>
          <table:table-cell table:style-name="Table82.C2" office:value-type="string">
            <text:p text:style-name="P99">Impress</text:p>
          </table:table-cell>
        </table:table-row>
        <table:table-row>
          <table:table-cell table:style-name="Table82.A2" table:number-columns-spanned="2" office:value-type="string">
            <text:p text:style-name="P89">Shall always be visible</text:p>
          </table:table-cell>
          <table:covered-table-cell/>
          <table:table-cell table:style-name="Table82.C2" office:value-type="string">
            <text:p text:style-name="P99">No</text:p>
          </table:table-cell>
        </table:table-row>
        <table:table-row>
          <table:table-cell table:style-name="Table82.A2" table:number-columns-spanned="2" office:value-type="string">
            <text:p text:style-name="P89">List in View/Toolbars:</text:p>
          </table:table-cell>
          <table:covered-table-cell/>
          <table:table-cell table:style-name="Table82.C2" office:value-type="string">
            <text:p text:style-name="P99">Yes</text:p>
          </table:table-cell>
        </table:table-row>
        <table:table-row>
          <table:table-cell table:style-name="Table82.A2" table:number-columns-spanned="2" office:value-type="string">
            <text:p text:style-name="P89">Visible after first start</text:p>
          </table:table-cell>
          <table:covered-table-cell/>
          <table:table-cell table:style-name="Table82.C2" office:value-type="string">
            <text:p text:style-name="P99">Yes</text:p>
          </table:table-cell>
        </table:table-row>
        <table:table-row>
          <table:table-cell table:style-name="Table82.A2" table:number-columns-spanned="2" office:value-type="string">
            <text:p text:style-name="P89">Sub-Toolbar of:</text:p>
          </table:table-cell>
          <table:covered-table-cell/>
          <table:table-cell table:style-name="Table82.C2" office:value-type="string">
            <text:p text:style-name="P99">None</text:p>
          </table:table-cell>
        </table:table-row>
        <table:table-row>
          <table:table-cell table:style-name="Table82.A2" table:number-columns-spanned="2" office:value-type="string">
            <text:p text:style-name="P89">Display Tb if context is given</text:p>
          </table:table-cell>
          <table:covered-table-cell/>
          <table:table-cell table:style-name="Table82.C2" office:value-type="string">
            <text:p text:style-name="P99">Yes, Context type = 2D &amp; 3D objects</text:p>
          </table:table-cell>
        </table:table-row>
        <table:table-row>
          <table:table-cell table:style-name="Table82.A2" table:number-columns-spanned="2" office:value-type="string">
            <text:p text:style-name="P89">Close Operation</text:p>
          </table:table-cell>
          <table:covered-table-cell/>
          <table:table-cell table:style-name="Table82.C2" office:value-type="string">
            <text:p text:style-name="P107">Temporarily</text:p>
          </table:table-cell>
        </table:table-row>
        <table:table-row>
          <table:table-cell table:style-name="Table82.A2" table:number-columns-spanned="2" office:value-type="string">
            <text:p text:style-name="P89">Default Docking State</text:p>
          </table:table-cell>
          <table:covered-table-cell/>
          <table:table-cell table:style-name="Table82.C2" office:value-type="string">
            <text:p text:style-name="P104">Docked</text:p>
          </table:table-cell>
        </table:table-row>
        <table:table-row>
          <table:table-cell table:style-name="Table82.A2" table:number-columns-spanned="2" office:value-type="string">
            <text:p text:style-name="P89">Default Position</text:p>
          </table:table-cell>
          <table:covered-table-cell/>
          <table:table-cell table:style-name="Table82.C2" office:value-type="string">
            <text:p text:style-name="P104">Below Standard</text:p>
          </table:table-cell>
        </table:table-row>
        <table:table-row>
          <table:table-cell table:style-name="Table82.A2" table:number-columns-spanned="2" office:value-type="string">
            <text:p text:style-name="P89">Default Style</text:p>
          </table:table-cell>
          <table:covered-table-cell/>
          <table:table-cell table:style-name="Table82.C2" office:value-type="string">
            <text:p text:style-name="P104">Icon</text:p>
          </table:table-cell>
        </table:table-row>
        <table:table-row>
          <table:table-cell table:style-name="Table82.A2" table:number-columns-spanned="2" office:value-type="string">
            <text:p text:style-name="P89">Name in OpenOffice 1.1</text:p>
          </table:table-cell>
          <table:covered-table-cell/>
          <table:table-cell table:style-name="Table82.C2" office:value-type="string">
            <text:p text:style-name="P66">N/A</text:p>
          </table:table-cell>
        </table:table-row>
        <table:table-row>
          <table:table-cell table:style-name="Table82.A2" table:number-columns-spanned="2" office:value-type="string">
            <text:p text:style-name="P89">Name in Microsoft Office 2003</text:p>
          </table:table-cell>
          <table:covered-table-cell/>
          <table:table-cell table:style-name="Table82.C2" office:value-type="string">
            <text:p text:style-name="P66">N/A</text:p>
          </table:table-cell>
        </table:table-row>
        <table:table-row>
          <table:table-cell table:style-name="Table82.A2" table:number-columns-spanned="2" office:value-type="string">
            <text:p text:style-name="P89">Notes:</text:p>
          </table:table-cell>
          <table:covered-table-cell/>
          <table:table-cell table:style-name="Table82.C2" office:value-type="string">
            <text:p text:style-name="P72"/>
          </table:table-cell>
        </table:table-row>
        <table:table-row>
          <table:table-cell table:style-name="Table82.A2" table:number-columns-spanned="2" office:value-type="string">
            <text:p text:style-name="P89">Toolbar Content</text:p>
          </table:table-cell>
          <table:covered-table-cell/>
          <table:table-cell table:style-name="Table82.C2" office:value-type="string">
            <text:p text:style-name="P32">Styles and Formatting<text:line-break/>--------<text:line-break/>Line...</text:p>
            <text:p text:style-name="P32">Arrow Style</text:p>
            <text:p text:style-name="P32">--------<text:line-break/>Line Style<text:line-break/>--------<text:line-break/>Line Width<text:line-break/>--------<text:line-break/>Line Color<text:line-break/>--------<text:line-break/>Area...</text:p>
            <text:p text:style-name="P32">--------</text:p>
            <text:p text:style-name="P32">Area Style / Filling<text:line-break/>--------<text:line-break/>Shadow<text:line-break/>Imagemap [hidden by default]</text:p>
          </table:table-cell>
        </table:table-row>
      </table:table>
      <text:h text:style-name="P47" text:outline-level="3">Zoom (Impress)</text:h>
      <table:table table:name="Table83" table:style-name="Table83">
        <table:table-column table:style-name="Table83.A"/>
        <table:table-column table:style-name="Table83.B"/>
        <table:table-column table:style-name="Table83.C"/>
        <table:table-row>
          <table:table-cell table:style-name="Table83.A1" office:value-type="string">
            <text:p text:style-name="WW-Table_20_Heading">Toolbar Name:</text:p>
          </table:table-cell>
          <table:table-cell table:style-name="Table83.A1" office:value-type="string">
            <text:p text:style-name="WW-Table_20_Heading">EN:</text:p>
          </table:table-cell>
          <table:table-cell table:style-name="Table83.C1" office:value-type="string">
            <text:p text:style-name="P65">Zoom</text:p>
          </table:table-cell>
        </table:table-row>
        <table:table-row>
          <table:table-cell table:style-name="Table83.A2" office:value-type="string">
            <text:p text:style-name="WW-Table_20_Contents"/>
          </table:table-cell>
          <table:table-cell table:style-name="Table83.A2" office:value-type="string">
            <text:p text:style-name="P89">GER:</text:p>
          </table:table-cell>
          <table:table-cell table:style-name="Table83.C2" office:value-type="string">
            <text:p text:style-name="P100">Zoom</text:p>
          </table:table-cell>
        </table:table-row>
        <table:table-row>
          <table:table-cell table:style-name="Table83.A2" table:number-columns-spanned="2" office:value-type="string">
            <text:p text:style-name="WW-Table_20_Heading">Toolbar File Name:</text:p>
          </table:table-cell>
          <table:covered-table-cell/>
          <table:table-cell table:style-name="Table83.C2" office:value-type="string">
            <text:p text:style-name="P100">Zoombar.xml</text:p>
          </table:table-cell>
        </table:table-row>
        <table:table-row>
          <table:table-cell table:style-name="Table83.A2" table:number-columns-spanned="2" office:value-type="string">
            <text:p text:style-name="P89">Appears in:</text:p>
          </table:table-cell>
          <table:covered-table-cell/>
          <table:table-cell table:style-name="Table83.C2" office:value-type="string">
            <text:p text:style-name="P99">Impress</text:p>
          </table:table-cell>
        </table:table-row>
        <table:table-row>
          <table:table-cell table:style-name="Table83.A2" table:number-columns-spanned="2" office:value-type="string">
            <text:p text:style-name="P89">Shall always be visible</text:p>
          </table:table-cell>
          <table:covered-table-cell/>
          <table:table-cell table:style-name="Table83.C2" office:value-type="string">
            <text:p text:style-name="P99">No</text:p>
          </table:table-cell>
        </table:table-row>
        <table:table-row>
          <table:table-cell table:style-name="Table83.A2" table:number-columns-spanned="2" office:value-type="string">
            <text:p text:style-name="P89">List in View/Toolbars:</text:p>
          </table:table-cell>
          <table:covered-table-cell/>
          <table:table-cell table:style-name="Table83.C2" office:value-type="string">
            <text:p text:style-name="P99">Yes</text:p>
          </table:table-cell>
        </table:table-row>
        <table:table-row>
          <table:table-cell table:style-name="Table83.A2" table:number-columns-spanned="2" office:value-type="string">
            <text:p text:style-name="P89">Visible after first start</text:p>
          </table:table-cell>
          <table:covered-table-cell/>
          <table:table-cell table:style-name="Table83.C2" office:value-type="string">
            <text:p text:style-name="P99">No</text:p>
          </table:table-cell>
        </table:table-row>
        <table:table-row>
          <table:table-cell table:style-name="Table83.A2" table:number-columns-spanned="2" office:value-type="string">
            <text:p text:style-name="P89">Sub-Toolbar of:</text:p>
          </table:table-cell>
          <table:covered-table-cell/>
          <table:table-cell table:style-name="Table83.C2" office:value-type="string">
            <text:p text:style-name="P99">Standard</text:p>
          </table:table-cell>
        </table:table-row>
        <table:table-row>
          <table:table-cell table:style-name="Table83.A2" table:number-columns-spanned="2" office:value-type="string">
            <text:p text:style-name="P89">Display Tb if context is given</text:p>
          </table:table-cell>
          <table:covered-table-cell/>
          <table:table-cell table:style-name="Table83.C2" office:value-type="string">
            <text:p text:style-name="P99">N/A</text:p>
          </table:table-cell>
        </table:table-row>
        <table:table-row>
          <table:table-cell table:style-name="Table83.A2" table:number-columns-spanned="2" office:value-type="string">
            <text:p text:style-name="P89">Close Operation</text:p>
          </table:table-cell>
          <table:covered-table-cell/>
          <table:table-cell table:style-name="Table83.C2" office:value-type="string">
            <text:p text:style-name="P107">Permanently</text:p>
          </table:table-cell>
        </table:table-row>
        <table:table-row>
          <table:table-cell table:style-name="Table83.A2" table:number-columns-spanned="2" office:value-type="string">
            <text:p text:style-name="P89">Default Docking State</text:p>
          </table:table-cell>
          <table:covered-table-cell/>
          <table:table-cell table:style-name="Table83.C2" office:value-type="string">
            <text:p text:style-name="P104">Floated</text:p>
          </table:table-cell>
        </table:table-row>
        <table:table-row>
          <table:table-cell table:style-name="Table83.A2" table:number-columns-spanned="2" office:value-type="string">
            <text:p text:style-name="P89">Default Position</text:p>
          </table:table-cell>
          <table:covered-table-cell/>
          <table:table-cell table:style-name="Table83.C2" office:value-type="string">
            <text:p text:style-name="P104">N/A</text:p>
          </table:table-cell>
        </table:table-row>
        <table:table-row>
          <table:table-cell table:style-name="Table83.A2" table:number-columns-spanned="2" office:value-type="string">
            <text:p text:style-name="P89">Default Style</text:p>
          </table:table-cell>
          <table:covered-table-cell/>
          <table:table-cell table:style-name="Table83.C2" office:value-type="string">
            <text:p text:style-name="P104">Icon</text:p>
          </table:table-cell>
        </table:table-row>
        <table:table-row>
          <table:table-cell table:style-name="Table83.A2" table:number-columns-spanned="2" office:value-type="string">
            <text:p text:style-name="P89">Name in OpenOffice 1.1</text:p>
          </table:table-cell>
          <table:covered-table-cell/>
          <table:table-cell table:style-name="Table83.C2" office:value-type="string">
            <text:p text:style-name="P66">Zoom</text:p>
          </table:table-cell>
        </table:table-row>
        <table:table-row>
          <table:table-cell table:style-name="Table83.A2" table:number-columns-spanned="2" office:value-type="string">
            <text:p text:style-name="P89">Name in Microsoft Office 2003</text:p>
          </table:table-cell>
          <table:covered-table-cell/>
          <table:table-cell table:style-name="Table83.C2" office:value-type="string">
            <text:p text:style-name="P66">N/A</text:p>
          </table:table-cell>
        </table:table-row>
        <table:table-row>
          <table:table-cell table:style-name="Table83.A2" table:number-columns-spanned="2" office:value-type="string">
            <text:p text:style-name="P89">Notes:</text:p>
          </table:table-cell>
          <table:covered-table-cell/>
          <table:table-cell table:style-name="Table83.C2" office:value-type="string">
            <text:p text:style-name="P66"/>
          </table:table-cell>
        </table:table-row>
        <table:table-row>
          <table:table-cell table:style-name="Table83.A2" table:number-columns-spanned="2" office:value-type="string">
            <text:p text:style-name="P89">Toolbar Content</text:p>
          </table:table-cell>
          <table:covered-table-cell/>
          <table:table-cell table:style-name="Table83.C2" office:value-type="string">
            <text:p text:style-name="P32">Zoom In</text:p>
            <text:p text:style-name="P32">Zoom Out</text:p>
            <text:p text:style-name="P32">-------------</text:p>
            <text:p text:style-name="P32">Zoom 100%</text:p>
            <text:p text:style-name="P32">Zoom Previous [hidden by default]</text:p>
            <text:p text:style-name="P32">Zoom Next [hidden by default]</text:p>
            <text:p text:style-name="P32">Zoom Page</text:p>
            <text:p text:style-name="P32">Zoom Page Width</text:p>
            <text:p text:style-name="P32">Optimal</text:p>
            <text:p text:style-name="P32">Object Zoom</text:p>
            <text:p text:style-name="P32">--------------</text:p>
            <text:p text:style-name="P32">Shift</text:p>
          </table:table-cell>
        </table:table-row>
      </table:table>
      <text:p text:style-name="Standard"/>
      <text:h text:style-name="P47" text:outline-level="3">Drawing (Impress)</text:h>
      <table:table table:name="Table84" table:style-name="Table84">
        <table:table-column table:style-name="Table84.A"/>
        <table:table-column table:style-name="Table84.B"/>
        <table:table-column table:style-name="Table84.C"/>
        <table:table-row>
          <table:table-cell table:style-name="Table84.A1" office:value-type="string">
            <text:p text:style-name="WW-Table_20_Heading">Toolbar Name:</text:p>
          </table:table-cell>
          <table:table-cell table:style-name="Table84.A1" office:value-type="string">
            <text:p text:style-name="WW-Table_20_Heading">EN:</text:p>
          </table:table-cell>
          <table:table-cell table:style-name="Table84.C1" office:value-type="string">
            <text:p text:style-name="P65">Drawing</text:p>
          </table:table-cell>
        </table:table-row>
        <table:table-row>
          <table:table-cell table:style-name="Table84.A2" office:value-type="string">
            <text:p text:style-name="WW-Table_20_Contents"/>
          </table:table-cell>
          <table:table-cell table:style-name="Table84.A2" office:value-type="string">
            <text:p text:style-name="P89">GER:</text:p>
          </table:table-cell>
          <table:table-cell table:style-name="Table84.C2" office:value-type="string">
            <text:p text:style-name="P100">Zeichnen</text:p>
          </table:table-cell>
        </table:table-row>
        <table:table-row>
          <table:table-cell table:style-name="Table84.A2" table:number-columns-spanned="2" office:value-type="string">
            <text:p text:style-name="WW-Table_20_Heading">Toolbar File Name:</text:p>
          </table:table-cell>
          <table:covered-table-cell/>
          <table:table-cell table:style-name="Table84.C2" office:value-type="string">
            <text:p text:style-name="P101">Toolbar.xml</text:p>
          </table:table-cell>
        </table:table-row>
        <table:table-row>
          <table:table-cell table:style-name="Table84.A2" table:number-columns-spanned="2" office:value-type="string">
            <text:p text:style-name="P89">Appears in:</text:p>
          </table:table-cell>
          <table:covered-table-cell/>
          <table:table-cell table:style-name="Table84.C2" office:value-type="string">
            <text:p text:style-name="P99">Impress</text:p>
          </table:table-cell>
        </table:table-row>
        <table:table-row>
          <table:table-cell table:style-name="Table84.A2" table:number-columns-spanned="2" office:value-type="string">
            <text:p text:style-name="P89">Shall always be visible</text:p>
          </table:table-cell>
          <table:covered-table-cell/>
          <table:table-cell table:style-name="Table84.C2" office:value-type="string">
            <text:p text:style-name="P99">Yes</text:p>
          </table:table-cell>
        </table:table-row>
        <table:table-row>
          <table:table-cell table:style-name="Table84.A2" table:number-columns-spanned="2" office:value-type="string">
            <text:p text:style-name="P89">List in View/Toolbars:</text:p>
          </table:table-cell>
          <table:covered-table-cell/>
          <table:table-cell table:style-name="Table84.C2" office:value-type="string">
            <text:p text:style-name="P99">Yes</text:p>
          </table:table-cell>
        </table:table-row>
        <table:table-row>
          <table:table-cell table:style-name="Table84.A2" table:number-columns-spanned="2" office:value-type="string">
            <text:p text:style-name="P89">Visible after first start</text:p>
          </table:table-cell>
          <table:covered-table-cell/>
          <table:table-cell table:style-name="Table84.C2" office:value-type="string">
            <text:p text:style-name="P99">Yes</text:p>
          </table:table-cell>
        </table:table-row>
        <table:table-row>
          <table:table-cell table:style-name="Table84.A2" table:number-columns-spanned="2" office:value-type="string">
            <text:p text:style-name="P89">Sub-Toolbar of:</text:p>
          </table:table-cell>
          <table:covered-table-cell/>
          <table:table-cell table:style-name="Table84.C2" office:value-type="string">
            <text:p text:style-name="P99">N/A</text:p>
          </table:table-cell>
        </table:table-row>
        <table:table-row>
          <table:table-cell table:style-name="Table84.A2" table:number-columns-spanned="2" office:value-type="string">
            <text:p text:style-name="P89">Display Tb if context is given</text:p>
          </table:table-cell>
          <table:covered-table-cell/>
          <table:table-cell table:style-name="Table84.C2" office:value-type="string">
            <text:p text:style-name="P99">No</text:p>
          </table:table-cell>
        </table:table-row>
        <table:table-row>
          <table:table-cell table:style-name="Table84.A2" table:number-columns-spanned="2" office:value-type="string">
            <text:p text:style-name="P89">Close Operation</text:p>
          </table:table-cell>
          <table:covered-table-cell/>
          <table:table-cell table:style-name="Table84.C2" office:value-type="string">
            <text:p text:style-name="P107">Permanently</text:p>
          </table:table-cell>
        </table:table-row>
        <table:table-row>
          <table:table-cell table:style-name="Table84.A2" table:number-columns-spanned="2" office:value-type="string">
            <text:p text:style-name="P89">Default Docking State</text:p>
          </table:table-cell>
          <table:covered-table-cell/>
          <table:table-cell table:style-name="Table84.C2" office:value-type="string">
            <text:p text:style-name="P103">Docked</text:p>
          </table:table-cell>
        </table:table-row>
        <table:table-row>
          <table:table-cell table:style-name="Table84.A2" table:number-columns-spanned="2" office:value-type="string">
            <text:p text:style-name="P89">Default Position</text:p>
          </table:table-cell>
          <table:covered-table-cell/>
          <table:table-cell table:style-name="Table84.C2" office:value-type="string">
            <text:p text:style-name="P103">Bottom</text:p>
          </table:table-cell>
        </table:table-row>
        <table:table-row>
          <table:table-cell table:style-name="Table84.A2" table:number-columns-spanned="2" office:value-type="string">
            <text:p text:style-name="P89">Default Style</text:p>
          </table:table-cell>
          <table:covered-table-cell/>
          <table:table-cell table:style-name="Table84.C2" office:value-type="string">
            <text:p text:style-name="P104">Icon</text:p>
          </table:table-cell>
        </table:table-row>
        <table:table-row>
          <table:table-cell table:style-name="Table84.A2" table:number-columns-spanned="2" office:value-type="string">
            <text:p text:style-name="P89">Name in OpenOffice 1.1</text:p>
          </table:table-cell>
          <table:covered-table-cell/>
          <table:table-cell table:style-name="Table84.C2" office:value-type="string">
            <text:p text:style-name="P66">Main Toolbar</text:p>
          </table:table-cell>
        </table:table-row>
        <table:table-row>
          <table:table-cell table:style-name="Table84.A2" table:number-columns-spanned="2" office:value-type="string">
            <text:p text:style-name="P89">Name in Microsoft Office 2003</text:p>
          </table:table-cell>
          <table:covered-table-cell/>
          <table:table-cell table:style-name="Table84.C2" office:value-type="string">
            <text:p text:style-name="P66">Drawing</text:p>
          </table:table-cell>
        </table:table-row>
        <table:table-row>
          <table:table-cell table:style-name="Table84.A2" table:number-columns-spanned="2" office:value-type="string">
            <text:p text:style-name="P89">Notes:</text:p>
          </table:table-cell>
          <table:covered-table-cell/>
          <table:table-cell table:style-name="Table84.C2" office:value-type="string">
            <text:p text:style-name="P66"/>
          </table:table-cell>
        </table:table-row>
        <table:table-row>
          <table:table-cell table:style-name="Table84.A2" table:number-columns-spanned="2" office:value-type="string">
            <text:p text:style-name="P89">Toolbar Content</text:p>
          </table:table-cell>
          <table:covered-table-cell/>
          <table:table-cell table:style-name="Table84.C2" office:value-type="string">
            <text:p text:style-name="P11">Select</text:p>
            <text:p text:style-name="P32">-------------</text:p>
            <text:p text:style-name="P32">Line</text:p>
            <text:p text:style-name="P32">Line ends with arrow</text:p>
            <text:p text:style-name="P32">Rectangle</text:p>
            <text:p text:style-name="P32">Ellipse</text:p>
            <text:p text:style-name="P32">Text</text:p>
            <text:p text:style-name="P32">Vertical Text</text:p>
            <text:p text:style-name="P37">--------------<text:line-break/>Curve -&gt; Curve<text:line-break/>Connector -&gt; Connector<text:line-break/>Arrows -&gt; Arrows [hidden by default]</text:p>
            <text:p text:style-name="P37">3D-Objects -&gt; 3D-Objects [hidden by default]<text:line-break/>Basic Shapes -&gt; Basic Shapes <text:line-break/>Symbol Shapes -&gt; <text:s/>Symbol Shapes</text:p>
            <text:p text:style-name="P37">Block Arrows -&gt; Block Arrows <text:line-break/>Flow Charts -&gt; <text:s/>Flow Charts</text:p>
            <text:p text:style-name="P37">Callouts -&gt; Callouts</text:p>
            <text:p text:style-name="P37">Stars -&gt; Stars</text:p>
            <text:p text:style-name="P30"><text:span text:style-name="T20">----------------<text:line-break/></text:span><text:span text:style-name="T18">Points -&gt; Points<text:line-break/>Glue Points -&gt; <text:s/>Glue Points</text:span></text:p>
            <text:p text:style-name="P36">To Curve [hidden by default]<text:line-break/>To Polygon [hidden by default]<text:line-break/>To 3D [hidden by default]</text:p>
            <text:p text:style-name="P30"><text:span text:style-name="T16">To 3D Rotation Object [hidden by default]</text:span><text:span text:style-name="T18"><text:line-break/>----------------<text:line-break/>Fontwork Gallery<text:line-break/>From File...<text:line-break/>Gallery<text:line-break/>----------------<text:line-break/></text:span><text:span text:style-name="T16">Rotate<text:line-break/>Position and Size... [hidden by default]<text:line-break/>Flip [hidden by default]<text:line-break/></text:span><text:span text:style-name="T18">Alignment -&gt; Alignment</text:span></text:p>
            <text:p text:style-name="P37">Arrange -&gt; Arrange -&gt;<text:span text:style-name="T31">Style: DropDownOnly</text:span></text:p>
            <text:p text:style-name="P37">----------------</text:p>
            <text:p text:style-name="P37">Insert -&gt; Insert [hidden by default]</text:p>
            <text:p text:style-name="P37">Controls -&gt; Controls [hidden by default]</text:p>
            <text:p text:style-name="P36">---------------</text:p>
            <text:p text:style-name="P36">Extrusion On/Off<text:line-break/>Custom Animation [hidden by default]<text:line-break/>Interaction [hidden by default]<text:line-break/>Animated Image [hidden by default]<text:line-break/>3D Effects [hidden by default]</text:p>
          </table:table-cell>
        </table:table-row>
      </table:table>
      <text:h text:style-name="P47" text:outline-level="3">Text (Impress)</text:h>
      <table:table table:name="Table85" table:style-name="Table85">
        <table:table-column table:style-name="Table85.A"/>
        <table:table-column table:style-name="Table85.B"/>
        <table:table-column table:style-name="Table85.C"/>
        <table:table-row>
          <table:table-cell table:style-name="Table85.A1" office:value-type="string">
            <text:p text:style-name="WW-Table_20_Heading">Toolbar Name:</text:p>
          </table:table-cell>
          <table:table-cell table:style-name="Table85.A1" office:value-type="string">
            <text:p text:style-name="WW-Table_20_Heading">EN:</text:p>
          </table:table-cell>
          <table:table-cell table:style-name="Table85.C1" office:value-type="string">
            <text:p text:style-name="P65">Text</text:p>
          </table:table-cell>
        </table:table-row>
        <table:table-row>
          <table:table-cell table:style-name="Table85.A2" office:value-type="string">
            <text:p text:style-name="WW-Table_20_Contents"/>
          </table:table-cell>
          <table:table-cell table:style-name="Table85.A2" office:value-type="string">
            <text:p text:style-name="P89">GER:</text:p>
          </table:table-cell>
          <table:table-cell table:style-name="Table85.C2" office:value-type="string">
            <text:p text:style-name="P100">Text</text:p>
          </table:table-cell>
        </table:table-row>
        <table:table-row>
          <table:table-cell table:style-name="Table85.A2" table:number-columns-spanned="2" office:value-type="string">
            <text:p text:style-name="WW-Table_20_Heading">Toolbar File Name:</text:p>
          </table:table-cell>
          <table:covered-table-cell/>
          <table:table-cell table:style-name="Table85.C2" office:value-type="string">
            <text:p text:style-name="P100">Textbar.xml</text:p>
          </table:table-cell>
        </table:table-row>
        <table:table-row>
          <table:table-cell table:style-name="Table85.A2" table:number-columns-spanned="2" office:value-type="string">
            <text:p text:style-name="P89">Appears in:</text:p>
          </table:table-cell>
          <table:covered-table-cell/>
          <table:table-cell table:style-name="Table85.C2" office:value-type="string">
            <text:p text:style-name="P99">Impress</text:p>
          </table:table-cell>
        </table:table-row>
        <table:table-row>
          <table:table-cell table:style-name="Table85.A2" table:number-columns-spanned="2" office:value-type="string">
            <text:p text:style-name="P89">Shall always be visible</text:p>
          </table:table-cell>
          <table:covered-table-cell/>
          <table:table-cell table:style-name="Table85.C2" office:value-type="string">
            <text:p text:style-name="P99">No</text:p>
          </table:table-cell>
        </table:table-row>
        <table:table-row>
          <table:table-cell table:style-name="Table85.A2" table:number-columns-spanned="2" office:value-type="string">
            <text:p text:style-name="P89">List in View/Toolbars:</text:p>
          </table:table-cell>
          <table:covered-table-cell/>
          <table:table-cell table:style-name="Table85.C2" office:value-type="string">
            <text:p text:style-name="P99">No</text:p>
          </table:table-cell>
        </table:table-row>
        <table:table-row>
          <table:table-cell table:style-name="Table85.A2" table:number-columns-spanned="2" office:value-type="string">
            <text:p text:style-name="P89">Visible after first start</text:p>
          </table:table-cell>
          <table:covered-table-cell/>
          <table:table-cell table:style-name="Table85.C2" office:value-type="string">
            <text:p text:style-name="P99">No</text:p>
          </table:table-cell>
        </table:table-row>
        <table:table-row>
          <table:table-cell table:style-name="Table85.A2" table:number-columns-spanned="2" office:value-type="string">
            <text:p text:style-name="P89">Sub-Toolbar of:</text:p>
          </table:table-cell>
          <table:covered-table-cell/>
          <table:table-cell table:style-name="Table85.C2" office:value-type="string">
            <text:p text:style-name="P99">N/A</text:p>
          </table:table-cell>
        </table:table-row>
        <table:table-row>
          <table:table-cell table:style-name="Table85.A2" table:number-columns-spanned="2" office:value-type="string">
            <text:p text:style-name="P89">Display Tb if context is given</text:p>
          </table:table-cell>
          <table:covered-table-cell/>
          <table:table-cell table:style-name="Table85.C2" office:value-type="string">
            <text:p text:style-name="P99">No</text:p>
          </table:table-cell>
        </table:table-row>
        <table:table-row>
          <table:table-cell table:style-name="Table85.A2" table:number-columns-spanned="2" office:value-type="string">
            <text:p text:style-name="P89">Close Operation</text:p>
          </table:table-cell>
          <table:covered-table-cell/>
          <table:table-cell table:style-name="Table85.C2" office:value-type="string">
            <text:p text:style-name="P107">Permanently</text:p>
          </table:table-cell>
        </table:table-row>
        <table:table-row>
          <table:table-cell table:style-name="Table85.A2" table:number-columns-spanned="2" office:value-type="string">
            <text:p text:style-name="P89">Default Docking State</text:p>
          </table:table-cell>
          <table:covered-table-cell/>
          <table:table-cell table:style-name="Table85.C2" office:value-type="string">
            <text:p text:style-name="P103">Floated</text:p>
          </table:table-cell>
        </table:table-row>
        <table:table-row>
          <table:table-cell table:style-name="Table85.A2" table:number-columns-spanned="2" office:value-type="string">
            <text:p text:style-name="P89">Default Position</text:p>
          </table:table-cell>
          <table:covered-table-cell/>
          <table:table-cell table:style-name="Table85.C2" office:value-type="string">
            <text:p text:style-name="P103">N/A</text:p>
          </table:table-cell>
        </table:table-row>
        <table:table-row>
          <table:table-cell table:style-name="Table85.A2" table:number-columns-spanned="2" office:value-type="string">
            <text:p text:style-name="P89">Default Style</text:p>
          </table:table-cell>
          <table:covered-table-cell/>
          <table:table-cell table:style-name="Table85.C2" office:value-type="string">
            <text:p text:style-name="P104">Icon</text:p>
          </table:table-cell>
        </table:table-row>
        <table:table-row>
          <table:table-cell table:style-name="Table85.A2" table:number-columns-spanned="2" office:value-type="string">
            <text:p text:style-name="P89">Name in OpenOffice 1.1</text:p>
          </table:table-cell>
          <table:covered-table-cell/>
          <table:table-cell table:style-name="Table85.C2" office:value-type="string">
            <text:p text:style-name="P66">Text</text:p>
          </table:table-cell>
        </table:table-row>
        <table:table-row>
          <table:table-cell table:style-name="Table85.A2" table:number-columns-spanned="2" office:value-type="string">
            <text:p text:style-name="P89">Name in Microsoft Office 2003</text:p>
          </table:table-cell>
          <table:covered-table-cell/>
          <table:table-cell table:style-name="Table85.C2" office:value-type="string">
            <text:p text:style-name="P66">N/A</text:p>
          </table:table-cell>
        </table:table-row>
        <table:table-row>
          <table:table-cell table:style-name="Table85.A2" table:number-columns-spanned="2" office:value-type="string">
            <text:p text:style-name="P89">Notes:</text:p>
          </table:table-cell>
          <table:covered-table-cell/>
          <table:table-cell table:style-name="Table85.C2" office:value-type="string">
            <text:p text:style-name="P132">This toolbar shall be hidden per default !!!!!</text:p>
          </table:table-cell>
        </table:table-row>
        <table:table-row>
          <table:table-cell table:style-name="Table85.A2" table:number-columns-spanned="2" office:value-type="string">
            <text:p text:style-name="P89">Toolbar Content</text:p>
          </table:table-cell>
          <table:covered-table-cell/>
          <table:table-cell table:style-name="Table85.C2" office:value-type="string">
            <text:p text:style-name="P12">Text</text:p>
            <text:p text:style-name="P32">Fit Text to Frame</text:p>
            <text:p text:style-name="P32">Callouts</text:p>
            <text:p text:style-name="P32">-----------------</text:p>
            <text:p text:style-name="P32">Vertical Text</text:p>
            <text:p text:style-name="P32">Fit Vertical Text to Frame</text:p>
            <text:p text:style-name="P32">Vertical Callouts</text:p>
          </table:table-cell>
        </table:table-row>
      </table:table>
      <text:h text:style-name="P47" text:outline-level="3">Lines (Impress)</text:h>
      <table:table table:name="Table86" table:style-name="Table86">
        <table:table-column table:style-name="Table86.A"/>
        <table:table-column table:style-name="Table86.B"/>
        <table:table-column table:style-name="Table86.C"/>
        <table:table-row>
          <table:table-cell table:style-name="Table86.A1" office:value-type="string">
            <text:p text:style-name="WW-Table_20_Heading">Toolbar Name:</text:p>
          </table:table-cell>
          <table:table-cell table:style-name="Table86.A1" office:value-type="string">
            <text:p text:style-name="WW-Table_20_Heading">EN:</text:p>
          </table:table-cell>
          <table:table-cell table:style-name="Table86.C1" office:value-type="string">
            <text:p text:style-name="WW-Table_20_Heading">Lines</text:p>
          </table:table-cell>
        </table:table-row>
        <table:table-row>
          <table:table-cell table:style-name="Table86.A2" office:value-type="string">
            <text:p text:style-name="WW-Table_20_Contents"/>
          </table:table-cell>
          <table:table-cell table:style-name="Table86.A2" office:value-type="string">
            <text:p text:style-name="P89">GER:</text:p>
          </table:table-cell>
          <table:table-cell table:style-name="Table86.C2" office:value-type="string">
            <text:p text:style-name="P116">Linien</text:p>
          </table:table-cell>
        </table:table-row>
        <table:table-row>
          <table:table-cell table:style-name="Table86.A2" office:value-type="string">
            <text:p text:style-name="WW-Table_20_Contents"/>
          </table:table-cell>
          <table:table-cell table:style-name="Table86.A2" office:value-type="string">
            <text:p text:style-name="P89"/>
          </table:table-cell>
          <table:table-cell table:style-name="Table86.C2" office:value-type="string">
            <text:p text:style-name="P116"/>
          </table:table-cell>
        </table:table-row>
        <table:table-row>
          <table:table-cell table:style-name="Table86.A2" table:number-columns-spanned="2" office:value-type="string">
            <text:p text:style-name="P89">Appears in:</text:p>
          </table:table-cell>
          <table:covered-table-cell/>
          <table:table-cell table:style-name="Table86.C2" office:value-type="string">
            <text:p text:style-name="WW-Table_20_Contents">Impress</text:p>
          </table:table-cell>
        </table:table-row>
        <table:table-row>
          <table:table-cell table:style-name="Table86.A2" table:number-columns-spanned="2" office:value-type="string">
            <text:p text:style-name="P89">Shall always be visible</text:p>
          </table:table-cell>
          <table:covered-table-cell/>
          <table:table-cell table:style-name="Table86.C2" office:value-type="string">
            <text:p text:style-name="WW-Table_20_Contents">No</text:p>
          </table:table-cell>
        </table:table-row>
        <table:table-row>
          <table:table-cell table:style-name="Table86.A2" table:number-columns-spanned="2" office:value-type="string">
            <text:p text:style-name="P89">List in View/Toolbars:</text:p>
          </table:table-cell>
          <table:covered-table-cell/>
          <table:table-cell table:style-name="Table86.C2" office:value-type="string">
            <text:p text:style-name="WW-Table_20_Contents">No</text:p>
          </table:table-cell>
        </table:table-row>
        <table:table-row>
          <table:table-cell table:style-name="Table86.A2" table:number-columns-spanned="2" office:value-type="string">
            <text:p text:style-name="P89">Visible after first start</text:p>
          </table:table-cell>
          <table:covered-table-cell/>
          <table:table-cell table:style-name="Table86.C2" office:value-type="string">
            <text:p text:style-name="WW-Table_20_Contents">No</text:p>
          </table:table-cell>
        </table:table-row>
        <table:table-row>
          <table:table-cell table:style-name="Table86.A2" table:number-columns-spanned="2" office:value-type="string">
            <text:p text:style-name="P89">Sub-Toolbar of:</text:p>
          </table:table-cell>
          <table:covered-table-cell/>
          <table:table-cell table:style-name="Table86.C2" office:value-type="string">
            <text:p text:style-name="WW-Table_20_Contents">Drawing</text:p>
          </table:table-cell>
        </table:table-row>
        <table:table-row>
          <table:table-cell table:style-name="Table86.A2" table:number-columns-spanned="2" office:value-type="string">
            <text:p text:style-name="P89">Display Tb if context is given</text:p>
          </table:table-cell>
          <table:covered-table-cell/>
          <table:table-cell table:style-name="Table86.C2" office:value-type="string">
            <text:p text:style-name="WW-Table_20_Contents">No</text:p>
          </table:table-cell>
        </table:table-row>
        <table:table-row>
          <table:table-cell table:style-name="Table86.A2" table:number-columns-spanned="2" office:value-type="string">
            <text:p text:style-name="P89">Close Operation</text:p>
          </table:table-cell>
          <table:covered-table-cell/>
          <table:table-cell table:style-name="Table86.C2" office:value-type="string">
            <text:p text:style-name="P107">Permanently</text:p>
          </table:table-cell>
        </table:table-row>
        <table:table-row>
          <table:table-cell table:style-name="Table86.A2" table:number-columns-spanned="2" office:value-type="string">
            <text:p text:style-name="P89">Default Docking State</text:p>
          </table:table-cell>
          <table:covered-table-cell/>
          <table:table-cell table:style-name="Table86.C2" office:value-type="string">
            <text:p text:style-name="P84">Floated</text:p>
          </table:table-cell>
        </table:table-row>
        <table:table-row>
          <table:table-cell table:style-name="Table86.A2" table:number-columns-spanned="2" office:value-type="string">
            <text:p text:style-name="P89">Default Position</text:p>
          </table:table-cell>
          <table:covered-table-cell/>
          <table:table-cell table:style-name="Table86.C2" office:value-type="string">
            <text:p text:style-name="P84">N/A</text:p>
          </table:table-cell>
        </table:table-row>
        <table:table-row>
          <table:table-cell table:style-name="Table86.A2" table:number-columns-spanned="2" office:value-type="string">
            <text:p text:style-name="P89">Default Style</text:p>
          </table:table-cell>
          <table:covered-table-cell/>
          <table:table-cell table:style-name="Table86.C2" office:value-type="string">
            <text:p text:style-name="P96">Icon</text:p>
          </table:table-cell>
        </table:table-row>
        <table:table-row>
          <table:table-cell table:style-name="Table86.A2" table:number-columns-spanned="2" office:value-type="string">
            <text:p text:style-name="P89">Name in OpenOffice 1.1</text:p>
          </table:table-cell>
          <table:covered-table-cell/>
          <table:table-cell table:style-name="Table86.C2" office:value-type="string">
            <text:p text:style-name="P77">N/A</text:p>
          </table:table-cell>
        </table:table-row>
        <table:table-row>
          <table:table-cell table:style-name="Table86.A2" table:number-columns-spanned="2" office:value-type="string">
            <text:p text:style-name="P89">Name in Microsoft Office 2003</text:p>
          </table:table-cell>
          <table:covered-table-cell/>
          <table:table-cell table:style-name="Table86.C2" office:value-type="string">
            <text:p text:style-name="P77">Lines</text:p>
          </table:table-cell>
        </table:table-row>
        <table:table-row>
          <table:table-cell table:style-name="Table86.A2" table:number-columns-spanned="2" office:value-type="string">
            <text:p text:style-name="P89">Notes:</text:p>
          </table:table-cell>
          <table:covered-table-cell/>
          <table:table-cell table:style-name="Table86.C2" office:value-type="string">
            <text:p text:style-name="P60"/>
          </table:table-cell>
        </table:table-row>
        <table:table-row>
          <table:table-cell table:style-name="Table86.A2" table:number-columns-spanned="2" office:value-type="string">
            <text:p text:style-name="P89">Toolbar Content</text:p>
          </table:table-cell>
          <table:covered-table-cell/>
          <table:table-cell table:style-name="Table86.C2" office:value-type="string">
            <text:p text:style-name="P9">Curve, Filled</text:p>
            <text:p text:style-name="P9">Polygon, Filled</text:p>
            <text:p text:style-name="P9">Polygon (45°), Filled</text:p>
            <text:p text:style-name="P9">Freeform Line, Filled</text:p>
            <text:p text:style-name="P9">---------------------</text:p>
            <text:p text:style-name="P9">Curve</text:p>
            <text:p text:style-name="P9">Polygon</text:p>
            <text:p text:style-name="P9">Polygon (45°)</text:p>
            <text:p text:style-name="P9">Freeform Line</text:p>
          </table:table-cell>
        </table:table-row>
      </table:table>
      <text:h text:style-name="P47" text:outline-level="3">Connectors (Impress)</text:h>
      <table:table table:name="Table87" table:style-name="Table87">
        <table:table-column table:style-name="Table87.A"/>
        <table:table-column table:style-name="Table87.B"/>
        <table:table-column table:style-name="Table87.C"/>
        <table:table-row>
          <table:table-cell table:style-name="Table87.A1" office:value-type="string">
            <text:p text:style-name="WW-Table_20_Heading">Toolbar Name:</text:p>
          </table:table-cell>
          <table:table-cell table:style-name="Table87.A1" office:value-type="string">
            <text:p text:style-name="WW-Table_20_Heading">EN:</text:p>
          </table:table-cell>
          <table:table-cell table:style-name="Table87.C1" office:value-type="string">
            <text:p text:style-name="P65">Connectors</text:p>
          </table:table-cell>
        </table:table-row>
        <table:table-row>
          <table:table-cell table:style-name="Table87.A2" office:value-type="string">
            <text:p text:style-name="WW-Table_20_Contents"/>
          </table:table-cell>
          <table:table-cell table:style-name="Table87.A2" office:value-type="string">
            <text:p text:style-name="P89">GER:</text:p>
          </table:table-cell>
          <table:table-cell table:style-name="Table87.C2" office:value-type="string">
            <text:p text:style-name="P100">Verbinder</text:p>
          </table:table-cell>
        </table:table-row>
        <table:table-row>
          <table:table-cell table:style-name="Table87.A2" table:number-columns-spanned="2" office:value-type="string">
            <text:p text:style-name="WW-Table_20_Heading">Toolbar File Name:</text:p>
          </table:table-cell>
          <table:covered-table-cell/>
          <table:table-cell table:style-name="Table87.C2" office:value-type="string">
            <text:p text:style-name="P100">Connectorsbar.xml</text:p>
          </table:table-cell>
        </table:table-row>
        <table:table-row>
          <table:table-cell table:style-name="Table87.A2" table:number-columns-spanned="2" office:value-type="string">
            <text:p text:style-name="P89">Appears in:</text:p>
          </table:table-cell>
          <table:covered-table-cell/>
          <table:table-cell table:style-name="Table87.C2" office:value-type="string">
            <text:p text:style-name="P99">Impress</text:p>
          </table:table-cell>
        </table:table-row>
        <table:table-row>
          <table:table-cell table:style-name="Table87.A2" table:number-columns-spanned="2" office:value-type="string">
            <text:p text:style-name="P89">Shall always be visible</text:p>
          </table:table-cell>
          <table:covered-table-cell/>
          <table:table-cell table:style-name="Table87.C2" office:value-type="string">
            <text:p text:style-name="P99">No</text:p>
          </table:table-cell>
        </table:table-row>
        <table:table-row>
          <table:table-cell table:style-name="Table87.A2" table:number-columns-spanned="2" office:value-type="string">
            <text:p text:style-name="P89">List in View/Toolbars:</text:p>
          </table:table-cell>
          <table:covered-table-cell/>
          <table:table-cell table:style-name="Table87.C2" office:value-type="string">
            <text:p text:style-name="P99">No</text:p>
          </table:table-cell>
        </table:table-row>
        <table:table-row>
          <table:table-cell table:style-name="Table87.A2" table:number-columns-spanned="2" office:value-type="string">
            <text:p text:style-name="P89">Visible after first start</text:p>
          </table:table-cell>
          <table:covered-table-cell/>
          <table:table-cell table:style-name="Table87.C2" office:value-type="string">
            <text:p text:style-name="P99">No</text:p>
          </table:table-cell>
        </table:table-row>
        <table:table-row>
          <table:table-cell table:style-name="Table87.A2" table:number-columns-spanned="2" office:value-type="string">
            <text:p text:style-name="P89">Sub-Toolbar of:</text:p>
          </table:table-cell>
          <table:covered-table-cell/>
          <table:table-cell table:style-name="Table87.C2" office:value-type="string">
            <text:p text:style-name="P99">Drawing</text:p>
          </table:table-cell>
        </table:table-row>
        <table:table-row>
          <table:table-cell table:style-name="Table87.A2" table:number-columns-spanned="2" office:value-type="string">
            <text:p text:style-name="P89">Display Tb if context is given</text:p>
          </table:table-cell>
          <table:covered-table-cell/>
          <table:table-cell table:style-name="Table87.C2" office:value-type="string">
            <text:p text:style-name="P99">No</text:p>
          </table:table-cell>
        </table:table-row>
        <table:table-row>
          <table:table-cell table:style-name="Table87.A2" table:number-columns-spanned="2" office:value-type="string">
            <text:p text:style-name="P89">Close Operation</text:p>
          </table:table-cell>
          <table:covered-table-cell/>
          <table:table-cell table:style-name="Table87.C2" office:value-type="string">
            <text:p text:style-name="P107">Permanently</text:p>
          </table:table-cell>
        </table:table-row>
        <table:table-row>
          <table:table-cell table:style-name="Table87.A2" table:number-columns-spanned="2" office:value-type="string">
            <text:p text:style-name="P89">Default Docking State</text:p>
          </table:table-cell>
          <table:covered-table-cell/>
          <table:table-cell table:style-name="Table87.C2" office:value-type="string">
            <text:p text:style-name="P103">Floated</text:p>
          </table:table-cell>
        </table:table-row>
        <table:table-row>
          <table:table-cell table:style-name="Table87.A2" table:number-columns-spanned="2" office:value-type="string">
            <text:p text:style-name="P89">Default Position</text:p>
          </table:table-cell>
          <table:covered-table-cell/>
          <table:table-cell table:style-name="Table87.C2" office:value-type="string">
            <text:p text:style-name="P103">N/A</text:p>
          </table:table-cell>
        </table:table-row>
        <table:table-row>
          <table:table-cell table:style-name="Table87.A2" table:number-columns-spanned="2" office:value-type="string">
            <text:p text:style-name="P89">Default Style</text:p>
          </table:table-cell>
          <table:covered-table-cell/>
          <table:table-cell table:style-name="Table87.C2" office:value-type="string">
            <text:p text:style-name="P104">Icon</text:p>
          </table:table-cell>
        </table:table-row>
        <table:table-row>
          <table:table-cell table:style-name="Table87.A2" table:number-columns-spanned="2" office:value-type="string">
            <text:p text:style-name="P89">Name in OpenOffice 1.1</text:p>
          </table:table-cell>
          <table:covered-table-cell/>
          <table:table-cell table:style-name="Table87.C2" office:value-type="string">
            <text:p text:style-name="P66">N/A</text:p>
          </table:table-cell>
        </table:table-row>
        <table:table-row>
          <table:table-cell table:style-name="Table87.A2" table:number-columns-spanned="2" office:value-type="string">
            <text:p text:style-name="P89">Name in Microsoft Office 2003</text:p>
          </table:table-cell>
          <table:covered-table-cell/>
          <table:table-cell table:style-name="Table87.C2" office:value-type="string">
            <text:p text:style-name="P66">Connectors</text:p>
          </table:table-cell>
        </table:table-row>
        <table:table-row>
          <table:table-cell table:style-name="Table87.A2" table:number-columns-spanned="2" office:value-type="string">
            <text:p text:style-name="P89">Notes:</text:p>
          </table:table-cell>
          <table:covered-table-cell/>
          <table:table-cell table:style-name="Table87.C2" office:value-type="string">
            <text:p text:style-name="P69"/>
          </table:table-cell>
        </table:table-row>
        <table:table-row>
          <table:table-cell table:style-name="Table87.A2" table:number-columns-spanned="2" office:value-type="string">
            <text:p text:style-name="P89">Toolbar Content</text:p>
          </table:table-cell>
          <table:covered-table-cell/>
          <table:table-cell table:style-name="Table87.C2" office:value-type="string">
            <text:p text:style-name="P9">Connector</text:p>
            <text:p text:style-name="P32">Connector Start with Arrow [hidden by default]</text:p>
            <text:p text:style-name="P32">Connector Ends with Arrow</text:p>
            <text:p text:style-name="P32">Connector with Arrows</text:p>
            <text:p text:style-name="P32">Connector Start with Circle [hidden by default]</text:p>
            <text:p text:style-name="P32">Connector Ends with Circle [hidden by default]</text:p>
            <text:p text:style-name="P32">Connector with Circles [hidden by default]</text:p>
            <text:p text:style-name="P32">---------------------------</text:p>
            <text:p text:style-name="P32">Line Connector</text:p>
            <text:p text:style-name="P32">Line Connector Start with Arrow [hidden by default]</text:p>
            <text:p text:style-name="P32">Line Connector Ends with Arrow</text:p>
            <text:p text:style-name="P32">Line Connector with Arrows</text:p>
            <text:p text:style-name="P32">Line Connector Start with Circle [hidden by default]</text:p>
            <text:p text:style-name="P32">Line Connector Ends with Circle [hidden by default]</text:p>
            <text:p text:style-name="P32">Line Connector with Circles [hidden by default]</text:p>
            <text:p text:style-name="P32">----------------------------</text:p>
            <text:p text:style-name="P32">Straight Connector</text:p>
            <text:p text:style-name="P32">Straight Connector Start with Arrow [hidden by default]</text:p>
            <text:p text:style-name="P32">Straight Connector Ends with Arrow</text:p>
            <text:p text:style-name="P32">Straight Connector with Arrows</text:p>
            <text:p text:style-name="P32">Straight Connector Start with Circle [hidden by default]</text:p>
            <text:p text:style-name="P32">Straight Connector Ends with Circle [hidden by default]</text:p>
            <text:p text:style-name="P32">Straight Connector with Circles [hidden by default]</text:p>
            <text:p text:style-name="P32">-----------------------------</text:p>
            <text:p text:style-name="P32">Curved Connector</text:p>
            <text:p text:style-name="P32">Curved Connector Start with Arrow [hidden by default]</text:p>
            <text:p text:style-name="P32">Curved Connector Ends with Arrow</text:p>
            <text:p text:style-name="P32">Curved Connector with Arrows</text:p>
            <text:p text:style-name="P32">Curved Connector Start with Circle [hidden by default]</text:p>
            <text:p text:style-name="P32">Curved Connector Ends with Circle [hidden by default]</text:p>
            <text:p text:style-name="P32">Curved Connector with Circles [hidden by default]</text:p>
          </table:table-cell>
        </table:table-row>
      </table:table>
      <text:h text:style-name="P47" text:outline-level="3">Basic Shapes (Impress)</text:h>
      <table:table table:name="Table88" table:style-name="Table88">
        <table:table-column table:style-name="Table88.A"/>
        <table:table-column table:style-name="Table88.B"/>
        <table:table-column table:style-name="Table88.C"/>
        <table:table-row>
          <table:table-cell table:style-name="Table88.A1" office:value-type="string">
            <text:p text:style-name="WW-Table_20_Heading">Toolbar Name:</text:p>
          </table:table-cell>
          <table:table-cell table:style-name="Table88.A1" office:value-type="string">
            <text:p text:style-name="WW-Table_20_Heading">EN:</text:p>
          </table:table-cell>
          <table:table-cell table:style-name="Table88.C1" office:value-type="string">
            <text:p text:style-name="P65">Basic Shapes</text:p>
          </table:table-cell>
        </table:table-row>
        <table:table-row>
          <table:table-cell table:style-name="Table88.A2" office:value-type="string">
            <text:p text:style-name="WW-Table_20_Contents"/>
          </table:table-cell>
          <table:table-cell table:style-name="Table88.A2" office:value-type="string">
            <text:p text:style-name="P89">GER:</text:p>
          </table:table-cell>
          <table:table-cell table:style-name="Table88.C2" office:value-type="string">
            <text:p text:style-name="P100">Standardformen</text:p>
          </table:table-cell>
        </table:table-row>
        <table:table-row>
          <table:table-cell table:style-name="Table88.A2" table:number-columns-spanned="2" office:value-type="string">
            <text:p text:style-name="WW-Table_20_Heading">Toolbar File Name:</text:p>
          </table:table-cell>
          <table:covered-table-cell/>
          <table:table-cell table:style-name="Table88.C2" office:value-type="string">
            <text:p text:style-name="P100">Basicshapes.xml</text:p>
          </table:table-cell>
        </table:table-row>
        <table:table-row>
          <table:table-cell table:style-name="Table88.A2" table:number-columns-spanned="2" office:value-type="string">
            <text:p text:style-name="P89">Appears in:</text:p>
          </table:table-cell>
          <table:covered-table-cell/>
          <table:table-cell table:style-name="Table88.C2" office:value-type="string">
            <text:p text:style-name="P99">Impress</text:p>
          </table:table-cell>
        </table:table-row>
        <table:table-row>
          <table:table-cell table:style-name="Table88.A2" table:number-columns-spanned="2" office:value-type="string">
            <text:p text:style-name="P89">Shall always be visible</text:p>
          </table:table-cell>
          <table:covered-table-cell/>
          <table:table-cell table:style-name="Table88.C2" office:value-type="string">
            <text:p text:style-name="P99">No</text:p>
          </table:table-cell>
        </table:table-row>
        <table:table-row>
          <table:table-cell table:style-name="Table88.A2" table:number-columns-spanned="2" office:value-type="string">
            <text:p text:style-name="P89">List in View/Toolbars:</text:p>
          </table:table-cell>
          <table:covered-table-cell/>
          <table:table-cell table:style-name="Table88.C2" office:value-type="string">
            <text:p text:style-name="P99">No</text:p>
          </table:table-cell>
        </table:table-row>
        <table:table-row>
          <table:table-cell table:style-name="Table88.A2" table:number-columns-spanned="2" office:value-type="string">
            <text:p text:style-name="P89">Visible after first start</text:p>
          </table:table-cell>
          <table:covered-table-cell/>
          <table:table-cell table:style-name="Table88.C2" office:value-type="string">
            <text:p text:style-name="P99">No</text:p>
          </table:table-cell>
        </table:table-row>
        <table:table-row>
          <table:table-cell table:style-name="Table88.A2" table:number-columns-spanned="2" office:value-type="string">
            <text:p text:style-name="P89">Sub-Toolbar of:</text:p>
          </table:table-cell>
          <table:covered-table-cell/>
          <table:table-cell table:style-name="Table88.C2" office:value-type="string">
            <text:p text:style-name="P99">Drawing</text:p>
          </table:table-cell>
        </table:table-row>
        <table:table-row>
          <table:table-cell table:style-name="Table88.A2" table:number-columns-spanned="2" office:value-type="string">
            <text:p text:style-name="P89">Display Tb if context is given</text:p>
          </table:table-cell>
          <table:covered-table-cell/>
          <table:table-cell table:style-name="Table88.C2" office:value-type="string">
            <text:p text:style-name="P99">No</text:p>
          </table:table-cell>
        </table:table-row>
        <table:table-row>
          <table:table-cell table:style-name="Table88.A2" table:number-columns-spanned="2" office:value-type="string">
            <text:p text:style-name="P89">Close Operation</text:p>
          </table:table-cell>
          <table:covered-table-cell/>
          <table:table-cell table:style-name="Table88.C2" office:value-type="string">
            <text:p text:style-name="P107">Permanently</text:p>
          </table:table-cell>
        </table:table-row>
        <table:table-row>
          <table:table-cell table:style-name="Table88.A2" table:number-columns-spanned="2" office:value-type="string">
            <text:p text:style-name="P89">Default Docking State</text:p>
          </table:table-cell>
          <table:covered-table-cell/>
          <table:table-cell table:style-name="Table88.C2" office:value-type="string">
            <text:p text:style-name="P103">Floated</text:p>
          </table:table-cell>
        </table:table-row>
        <table:table-row>
          <table:table-cell table:style-name="Table88.A2" table:number-columns-spanned="2" office:value-type="string">
            <text:p text:style-name="P89">Default Position</text:p>
          </table:table-cell>
          <table:covered-table-cell/>
          <table:table-cell table:style-name="Table88.C2" office:value-type="string">
            <text:p text:style-name="P103">N/A</text:p>
          </table:table-cell>
        </table:table-row>
        <table:table-row>
          <table:table-cell table:style-name="Table88.A2" table:number-columns-spanned="2" office:value-type="string">
            <text:p text:style-name="P89">Default Style</text:p>
          </table:table-cell>
          <table:covered-table-cell/>
          <table:table-cell table:style-name="Table88.C2" office:value-type="string">
            <text:p text:style-name="P104">Icon</text:p>
          </table:table-cell>
        </table:table-row>
        <table:table-row>
          <table:table-cell table:style-name="Table88.A2" table:number-columns-spanned="2" office:value-type="string">
            <text:p text:style-name="P89">Name in OpenOffice 1.1</text:p>
          </table:table-cell>
          <table:covered-table-cell/>
          <table:table-cell table:style-name="Table88.C2" office:value-type="string">
            <text:p text:style-name="P66">N/A</text:p>
          </table:table-cell>
        </table:table-row>
        <table:table-row>
          <table:table-cell table:style-name="Table88.A2" table:number-columns-spanned="2" office:value-type="string">
            <text:p text:style-name="P89">Name in Microsoft Office 2003</text:p>
          </table:table-cell>
          <table:covered-table-cell/>
          <table:table-cell table:style-name="Table88.C2" office:value-type="string">
            <text:p text:style-name="P66">Basic Shapes</text:p>
          </table:table-cell>
        </table:table-row>
        <table:table-row>
          <table:table-cell table:style-name="Table88.A2" table:number-columns-spanned="2" office:value-type="string">
            <text:p text:style-name="P89">Notes:</text:p>
          </table:table-cell>
          <table:covered-table-cell/>
          <table:table-cell table:style-name="Table88.C2" office:value-type="string">
            <text:p text:style-name="P69"/>
          </table:table-cell>
        </table:table-row>
        <table:table-row>
          <table:table-cell table:style-name="Table88.A2" table:number-columns-spanned="2" office:value-type="string">
            <text:p text:style-name="P89">Toolbar Content</text:p>
          </table:table-cell>
          <table:covered-table-cell/>
          <table:table-cell table:style-name="Table88.C2" office:value-type="string">
            <text:p text:style-name="P12">Rectangle</text:p>
            <text:p text:style-name="P32">Rectangle, Rounded</text:p>
            <text:p text:style-name="P32">Square</text:p>
            <text:p text:style-name="P32">Square, Rounded</text:p>
            <text:p text:style-name="P32">Circle</text:p>
            <text:p text:style-name="P32">Ellipse</text:p>
            <text:p text:style-name="P32">--------------------</text:p>
            <text:p text:style-name="P32">Circle Pie</text:p>
            <text:p text:style-name="P32">Isosceles Triangle</text:p>
            <text:p text:style-name="P32">Right Triangle</text:p>
            <text:p text:style-name="P32">Trapezoid</text:p>
            <text:p text:style-name="P32">Diamond</text:p>
            <text:p text:style-name="P32">Parallelogram</text:p>
            <text:p text:style-name="P32">---------------------</text:p>
            <text:p text:style-name="P32">Regular Pentagon</text:p>
            <text:p text:style-name="P32">Hexagon</text:p>
            <text:p text:style-name="P32">Octagon</text:p>
            <text:p text:style-name="P32">Cross</text:p>
            <text:p text:style-name="P32">Ring</text:p>
            <text:p text:style-name="P32">Block Arc</text:p>
            <text:p text:style-name="P32">---------------------</text:p>
            <text:p text:style-name="P32">Cylinder</text:p>
            <text:p text:style-name="P32">Cube</text:p>
            <text:p text:style-name="P32">Folded Corner</text:p>
            <text:p text:style-name="P32">Frame</text:p>
          </table:table-cell>
        </table:table-row>
      </table:table>
      <text:h text:style-name="P47" text:outline-level="3">Block Arrows (Impress)</text:h>
      <table:table table:name="Table89" table:style-name="Table89">
        <table:table-column table:style-name="Table89.A"/>
        <table:table-column table:style-name="Table89.B"/>
        <table:table-column table:style-name="Table89.C"/>
        <table:table-row>
          <table:table-cell table:style-name="Table89.A1" office:value-type="string">
            <text:p text:style-name="WW-Table_20_Heading">Toolbar Name:</text:p>
          </table:table-cell>
          <table:table-cell table:style-name="Table89.A1" office:value-type="string">
            <text:p text:style-name="WW-Table_20_Heading">EN:</text:p>
          </table:table-cell>
          <table:table-cell table:style-name="Table89.C1" office:value-type="string">
            <text:p text:style-name="P65">Block Arrows</text:p>
          </table:table-cell>
        </table:table-row>
        <table:table-row>
          <table:table-cell table:style-name="Table89.A2" office:value-type="string">
            <text:p text:style-name="WW-Table_20_Contents"/>
          </table:table-cell>
          <table:table-cell table:style-name="Table89.A2" office:value-type="string">
            <text:p text:style-name="P89">GER:</text:p>
          </table:table-cell>
          <table:table-cell table:style-name="Table89.C2" office:value-type="string">
            <text:p text:style-name="P100">Blockpfeile</text:p>
          </table:table-cell>
        </table:table-row>
        <table:table-row>
          <table:table-cell table:style-name="Table89.A2" table:number-columns-spanned="2" office:value-type="string">
            <text:p text:style-name="WW-Table_20_Heading">Toolbar File Name:</text:p>
          </table:table-cell>
          <table:covered-table-cell/>
          <table:table-cell table:style-name="Table89.C2" office:value-type="string">
            <text:p text:style-name="P100">Arrowshapes.xml</text:p>
          </table:table-cell>
        </table:table-row>
        <table:table-row>
          <table:table-cell table:style-name="Table89.A2" table:number-columns-spanned="2" office:value-type="string">
            <text:p text:style-name="P89">Appears in:</text:p>
          </table:table-cell>
          <table:covered-table-cell/>
          <table:table-cell table:style-name="Table89.C2" office:value-type="string">
            <text:p text:style-name="P99">Impress</text:p>
          </table:table-cell>
        </table:table-row>
        <table:table-row>
          <table:table-cell table:style-name="Table89.A2" table:number-columns-spanned="2" office:value-type="string">
            <text:p text:style-name="P89">Shall always be visible</text:p>
          </table:table-cell>
          <table:covered-table-cell/>
          <table:table-cell table:style-name="Table89.C2" office:value-type="string">
            <text:p text:style-name="P99">No</text:p>
          </table:table-cell>
        </table:table-row>
        <table:table-row>
          <table:table-cell table:style-name="Table89.A2" table:number-columns-spanned="2" office:value-type="string">
            <text:p text:style-name="P89">List in View/Toolbars:</text:p>
          </table:table-cell>
          <table:covered-table-cell/>
          <table:table-cell table:style-name="Table89.C2" office:value-type="string">
            <text:p text:style-name="P99">No</text:p>
          </table:table-cell>
        </table:table-row>
        <table:table-row>
          <table:table-cell table:style-name="Table89.A2" table:number-columns-spanned="2" office:value-type="string">
            <text:p text:style-name="P89">Visible after first start</text:p>
          </table:table-cell>
          <table:covered-table-cell/>
          <table:table-cell table:style-name="Table89.C2" office:value-type="string">
            <text:p text:style-name="P99">No</text:p>
          </table:table-cell>
        </table:table-row>
        <table:table-row>
          <table:table-cell table:style-name="Table89.A2" table:number-columns-spanned="2" office:value-type="string">
            <text:p text:style-name="P89">Sub-Toolbar of:</text:p>
          </table:table-cell>
          <table:covered-table-cell/>
          <table:table-cell table:style-name="Table89.C2" office:value-type="string">
            <text:p text:style-name="P99">Drawing</text:p>
          </table:table-cell>
        </table:table-row>
        <table:table-row>
          <table:table-cell table:style-name="Table89.A2" table:number-columns-spanned="2" office:value-type="string">
            <text:p text:style-name="P89">Display Tb if context is given</text:p>
          </table:table-cell>
          <table:covered-table-cell/>
          <table:table-cell table:style-name="Table89.C2" office:value-type="string">
            <text:p text:style-name="P99">No</text:p>
          </table:table-cell>
        </table:table-row>
        <table:table-row>
          <table:table-cell table:style-name="Table89.A2" table:number-columns-spanned="2" office:value-type="string">
            <text:p text:style-name="P89">Close Operation</text:p>
          </table:table-cell>
          <table:covered-table-cell/>
          <table:table-cell table:style-name="Table89.C2" office:value-type="string">
            <text:p text:style-name="P107">Permanently</text:p>
          </table:table-cell>
        </table:table-row>
        <table:table-row>
          <table:table-cell table:style-name="Table89.A2" table:number-columns-spanned="2" office:value-type="string">
            <text:p text:style-name="P89">Default Docking State</text:p>
          </table:table-cell>
          <table:covered-table-cell/>
          <table:table-cell table:style-name="Table89.C2" office:value-type="string">
            <text:p text:style-name="P103">Floated</text:p>
          </table:table-cell>
        </table:table-row>
        <table:table-row>
          <table:table-cell table:style-name="Table89.A2" table:number-columns-spanned="2" office:value-type="string">
            <text:p text:style-name="P89">Default Position</text:p>
          </table:table-cell>
          <table:covered-table-cell/>
          <table:table-cell table:style-name="Table89.C2" office:value-type="string">
            <text:p text:style-name="P103">N/A</text:p>
          </table:table-cell>
        </table:table-row>
        <table:table-row>
          <table:table-cell table:style-name="Table89.A2" table:number-columns-spanned="2" office:value-type="string">
            <text:p text:style-name="P89">Default Style</text:p>
          </table:table-cell>
          <table:covered-table-cell/>
          <table:table-cell table:style-name="Table89.C2" office:value-type="string">
            <text:p text:style-name="P104">Icon</text:p>
          </table:table-cell>
        </table:table-row>
        <table:table-row>
          <table:table-cell table:style-name="Table89.A2" table:number-columns-spanned="2" office:value-type="string">
            <text:p text:style-name="P89">Name in OpenOffice 1.1</text:p>
          </table:table-cell>
          <table:covered-table-cell/>
          <table:table-cell table:style-name="Table89.C2" office:value-type="string">
            <text:p text:style-name="P66">N/A</text:p>
          </table:table-cell>
        </table:table-row>
        <table:table-row>
          <table:table-cell table:style-name="Table89.A2" table:number-columns-spanned="2" office:value-type="string">
            <text:p text:style-name="P89">Name in Microsoft Office 2003</text:p>
          </table:table-cell>
          <table:covered-table-cell/>
          <table:table-cell table:style-name="Table89.C2" office:value-type="string">
            <text:p text:style-name="P66">Block Arrows</text:p>
          </table:table-cell>
        </table:table-row>
        <table:table-row>
          <table:table-cell table:style-name="Table89.A2" table:number-columns-spanned="2" office:value-type="string">
            <text:p text:style-name="P89">Notes:</text:p>
          </table:table-cell>
          <table:covered-table-cell/>
          <table:table-cell table:style-name="Table89.C2" office:value-type="string">
            <text:p text:style-name="P69"/>
          </table:table-cell>
        </table:table-row>
        <table:table-row>
          <table:table-cell table:style-name="Table89.A2" table:number-columns-spanned="2" office:value-type="string">
            <text:p text:style-name="P89">Toolbar Content</text:p>
          </table:table-cell>
          <table:covered-table-cell/>
          <table:table-cell table:style-name="Table89.C2" office:value-type="string">
            <text:p text:style-name="P12">Left Arrow</text:p>
            <text:p text:style-name="P32">Right Arrow</text:p>
            <text:p text:style-name="P32">Up Arrow</text:p>
            <text:p text:style-name="P32">Down Arrow</text:p>
            <text:p text:style-name="P32">Left and Right Arrow</text:p>
            <text:p text:style-name="P32">Up and Down Arrow</text:p>
            <text:p text:style-name="P32">-------------------</text:p>
            <text:p text:style-name="P32">Up and Right Arrow</text:p>
            <text:p text:style-name="P32">Up, Right and Down Arrow</text:p>
            <text:p text:style-name="P32">4-way Arrow</text:p>
            <text:p text:style-name="P32">Corner Right Arrow</text:p>
            <text:p text:style-name="P32">Split Arrow</text:p>
            <text:p text:style-name="P32">Striped Right Arrow</text:p>
            <text:p text:style-name="P32">--------------------</text:p>
            <text:p text:style-name="P32">Notched Right Arrow</text:p>
            <text:p text:style-name="P32">Pentagon</text:p>
            <text:p text:style-name="P32">Chevron</text:p>
            <text:p text:style-name="P32">Right Arrow Callout</text:p>
            <text:p text:style-name="P32">Left Arrow Callout</text:p>
            <text:p text:style-name="P32">Up Arrow Callout</text:p>
            <text:p text:style-name="P32">-------------------</text:p>
            <text:p text:style-name="P32">Down Arrow Callout</text:p>
            <text:p text:style-name="P32">Left and Right Arrow Callout</text:p>
            <text:p text:style-name="P32">Up and Down Arrow Callout</text:p>
            <text:p text:style-name="P32">Up and Right Arrow Callout</text:p>
            <text:p text:style-name="P32">4-way Arrow Callout</text:p>
            <text:p text:style-name="P32">Circular Arrow</text:p>
            <text:p text:style-name="P32">-------------------</text:p>
            <text:p text:style-name="P32">Right or Left Arrow</text:p>
            <text:p text:style-name="P32">S-Shaped Arrow</text:p>
          </table:table-cell>
        </table:table-row>
      </table:table>
      <text:h text:style-name="P47" text:outline-level="3">Flow Charts (Impress)</text:h>
      <table:table table:name="Table90" table:style-name="Table90">
        <table:table-column table:style-name="Table90.A"/>
        <table:table-column table:style-name="Table90.B"/>
        <table:table-column table:style-name="Table90.C"/>
        <table:table-row>
          <table:table-cell table:style-name="Table90.A1" office:value-type="string">
            <text:p text:style-name="WW-Table_20_Heading">Toolbar Name:</text:p>
          </table:table-cell>
          <table:table-cell table:style-name="Table90.A1" office:value-type="string">
            <text:p text:style-name="WW-Table_20_Heading">EN:</text:p>
          </table:table-cell>
          <table:table-cell table:style-name="Table90.C1" office:value-type="string">
            <text:p text:style-name="P65">Flowchart</text:p>
          </table:table-cell>
        </table:table-row>
        <table:table-row>
          <table:table-cell table:style-name="Table90.A2" office:value-type="string">
            <text:p text:style-name="WW-Table_20_Contents"/>
          </table:table-cell>
          <table:table-cell table:style-name="Table90.A2" office:value-type="string">
            <text:p text:style-name="P89">GER:</text:p>
          </table:table-cell>
          <table:table-cell table:style-name="Table90.C2" office:value-type="string">
            <text:p text:style-name="P100">Flussdiagramm</text:p>
          </table:table-cell>
        </table:table-row>
        <table:table-row>
          <table:table-cell table:style-name="Table90.A2" table:number-columns-spanned="2" office:value-type="string">
            <text:p text:style-name="WW-Table_20_Heading">Toolbar File Name:</text:p>
          </table:table-cell>
          <table:covered-table-cell/>
          <table:table-cell table:style-name="Table90.C2" office:value-type="string">
            <text:p text:style-name="P100">Flowchartshapes.xml</text:p>
          </table:table-cell>
        </table:table-row>
        <table:table-row>
          <table:table-cell table:style-name="Table90.A2" table:number-columns-spanned="2" office:value-type="string">
            <text:p text:style-name="P89">Appears in:</text:p>
          </table:table-cell>
          <table:covered-table-cell/>
          <table:table-cell table:style-name="Table90.C2" office:value-type="string">
            <text:p text:style-name="P99">Impress</text:p>
          </table:table-cell>
        </table:table-row>
        <table:table-row>
          <table:table-cell table:style-name="Table90.A2" table:number-columns-spanned="2" office:value-type="string">
            <text:p text:style-name="P89">Shall always be visible</text:p>
          </table:table-cell>
          <table:covered-table-cell/>
          <table:table-cell table:style-name="Table90.C2" office:value-type="string">
            <text:p text:style-name="P99">No</text:p>
          </table:table-cell>
        </table:table-row>
        <table:table-row>
          <table:table-cell table:style-name="Table90.A2" table:number-columns-spanned="2" office:value-type="string">
            <text:p text:style-name="P89">List in View/Toolbars:</text:p>
          </table:table-cell>
          <table:covered-table-cell/>
          <table:table-cell table:style-name="Table90.C2" office:value-type="string">
            <text:p text:style-name="P99">No</text:p>
          </table:table-cell>
        </table:table-row>
        <table:table-row>
          <table:table-cell table:style-name="Table90.A2" table:number-columns-spanned="2" office:value-type="string">
            <text:p text:style-name="P89">Visible after first start</text:p>
          </table:table-cell>
          <table:covered-table-cell/>
          <table:table-cell table:style-name="Table90.C2" office:value-type="string">
            <text:p text:style-name="P99">No</text:p>
          </table:table-cell>
        </table:table-row>
        <table:table-row>
          <table:table-cell table:style-name="Table90.A2" table:number-columns-spanned="2" office:value-type="string">
            <text:p text:style-name="P89">Sub-Toolbar of:</text:p>
          </table:table-cell>
          <table:covered-table-cell/>
          <table:table-cell table:style-name="Table90.C2" office:value-type="string">
            <text:p text:style-name="P99">Drawing</text:p>
          </table:table-cell>
        </table:table-row>
        <table:table-row>
          <table:table-cell table:style-name="Table90.A2" table:number-columns-spanned="2" office:value-type="string">
            <text:p text:style-name="P89">Display Tb if context is given</text:p>
          </table:table-cell>
          <table:covered-table-cell/>
          <table:table-cell table:style-name="Table90.C2" office:value-type="string">
            <text:p text:style-name="P99">No</text:p>
          </table:table-cell>
        </table:table-row>
        <table:table-row>
          <table:table-cell table:style-name="Table90.A2" table:number-columns-spanned="2" office:value-type="string">
            <text:p text:style-name="P89">Close Operation</text:p>
          </table:table-cell>
          <table:covered-table-cell/>
          <table:table-cell table:style-name="Table90.C2" office:value-type="string">
            <text:p text:style-name="P107">Permanently</text:p>
          </table:table-cell>
        </table:table-row>
        <table:table-row>
          <table:table-cell table:style-name="Table90.A2" table:number-columns-spanned="2" office:value-type="string">
            <text:p text:style-name="P89">Default Docking State</text:p>
          </table:table-cell>
          <table:covered-table-cell/>
          <table:table-cell table:style-name="Table90.C2" office:value-type="string">
            <text:p text:style-name="P103">Floated</text:p>
          </table:table-cell>
        </table:table-row>
        <table:table-row>
          <table:table-cell table:style-name="Table90.A2" table:number-columns-spanned="2" office:value-type="string">
            <text:p text:style-name="P89">Default Position</text:p>
          </table:table-cell>
          <table:covered-table-cell/>
          <table:table-cell table:style-name="Table90.C2" office:value-type="string">
            <text:p text:style-name="P103">N/A</text:p>
          </table:table-cell>
        </table:table-row>
        <table:table-row>
          <table:table-cell table:style-name="Table90.A2" table:number-columns-spanned="2" office:value-type="string">
            <text:p text:style-name="P89">Default Style</text:p>
          </table:table-cell>
          <table:covered-table-cell/>
          <table:table-cell table:style-name="Table90.C2" office:value-type="string">
            <text:p text:style-name="P104">Icon</text:p>
          </table:table-cell>
        </table:table-row>
        <table:table-row>
          <table:table-cell table:style-name="Table90.A2" table:number-columns-spanned="2" office:value-type="string">
            <text:p text:style-name="P89">Name in OpenOffice 1.1</text:p>
          </table:table-cell>
          <table:covered-table-cell/>
          <table:table-cell table:style-name="Table90.C2" office:value-type="string">
            <text:p text:style-name="P66">N/A</text:p>
          </table:table-cell>
        </table:table-row>
        <table:table-row>
          <table:table-cell table:style-name="Table90.A2" table:number-columns-spanned="2" office:value-type="string">
            <text:p text:style-name="P89">Name in Microsoft Office 2003</text:p>
          </table:table-cell>
          <table:covered-table-cell/>
          <table:table-cell table:style-name="Table90.C2" office:value-type="string">
            <text:p text:style-name="P66">Flowchart</text:p>
          </table:table-cell>
        </table:table-row>
        <table:table-row>
          <table:table-cell table:style-name="Table90.A2" table:number-columns-spanned="2" office:value-type="string">
            <text:p text:style-name="P89">Notes:</text:p>
          </table:table-cell>
          <table:covered-table-cell/>
          <table:table-cell table:style-name="Table90.C2" office:value-type="string">
            <text:p text:style-name="P69"/>
          </table:table-cell>
        </table:table-row>
        <table:table-row>
          <table:table-cell table:style-name="Table90.A2" table:number-columns-spanned="2" office:value-type="string">
            <text:p text:style-name="P89">Toolbar Content</text:p>
          </table:table-cell>
          <table:covered-table-cell/>
          <table:table-cell table:style-name="Table90.C2" office:value-type="string">
            <text:p text:style-name="P12">Flowchart: Process</text:p>
            <text:p text:style-name="P32">Flowchart: Alternate Process</text:p>
            <text:p text:style-name="P32">Flowchart: Decision</text:p>
            <text:p text:style-name="P32">Flowchart: Data</text:p>
            <text:p text:style-name="P32">Flowchart: Predefined Process</text:p>
            <text:p text:style-name="P32">Flowchart: Internal Storage</text:p>
            <text:p text:style-name="P32">----------------------------</text:p>
            <text:p text:style-name="P32">Flowchart: Document</text:p>
            <text:p text:style-name="P32">Flowchart: Multidocument</text:p>
            <text:p text:style-name="P32">Flowchart: Terminator</text:p>
            <text:p text:style-name="P32">Flowchart: Preparation</text:p>
            <text:p text:style-name="P32">Flowchart: Manual Input</text:p>
            <text:p text:style-name="P32">Flowchart: Manual Operation</text:p>
            <text:p text:style-name="P32">-----------------------------</text:p>
            <text:p text:style-name="P32">Flowchart: Connector</text:p>
            <text:p text:style-name="P32">Flowchart: Off-page Connector</text:p>
            <text:p text:style-name="P32">Flowchart: Card</text:p>
            <text:p text:style-name="P32">Flowchart: Punched Tape</text:p>
            <text:p text:style-name="P32">Flowchart: Summing Junction</text:p>
            <text:p text:style-name="P32">Flowchart: Or</text:p>
            <text:p text:style-name="P32">-----------------------------</text:p>
            <text:p text:style-name="P32">Flowchart: Collate</text:p>
            <text:p text:style-name="P32">Flowchart: Sort</text:p>
            <text:p text:style-name="P32">Flowchart: Extract</text:p>
            <text:p text:style-name="P32">Flowchart: Merge</text:p>
            <text:p text:style-name="P32">Flowchart: Stored Data</text:p>
            <text:p text:style-name="P32">Flowchart: Delay</text:p>
            <text:p text:style-name="P32">-----------------------------</text:p>
            <text:p text:style-name="P32">Flowchart: Sequential Access</text:p>
            <text:p text:style-name="P32">Flowchart: Magnetic Disk</text:p>
            <text:p text:style-name="P32">Flowchart: Direct Access Storage</text:p>
            <text:p text:style-name="P32">Flowchart: Display</text:p>
          </table:table-cell>
        </table:table-row>
      </table:table>
      <text:h text:style-name="P47" text:outline-level="3">Stars and Banners (Impress)</text:h>
      <table:table table:name="Table91" table:style-name="Table91">
        <table:table-column table:style-name="Table91.A"/>
        <table:table-column table:style-name="Table91.B"/>
        <table:table-column table:style-name="Table91.C"/>
        <table:table-row>
          <table:table-cell table:style-name="Table91.A1" office:value-type="string">
            <text:p text:style-name="WW-Table_20_Heading">Toolbar Name:</text:p>
          </table:table-cell>
          <table:table-cell table:style-name="Table91.A1" office:value-type="string">
            <text:p text:style-name="WW-Table_20_Heading">EN:</text:p>
          </table:table-cell>
          <table:table-cell table:style-name="Table91.C1" office:value-type="string">
            <text:p text:style-name="P65">Stars and Banners</text:p>
          </table:table-cell>
        </table:table-row>
        <table:table-row>
          <table:table-cell table:style-name="Table91.A2" office:value-type="string">
            <text:p text:style-name="WW-Table_20_Contents"/>
          </table:table-cell>
          <table:table-cell table:style-name="Table91.A2" office:value-type="string">
            <text:p text:style-name="P89">GER:</text:p>
          </table:table-cell>
          <table:table-cell table:style-name="Table91.C2" office:value-type="string">
            <text:p text:style-name="P100">Sterne und Banner</text:p>
          </table:table-cell>
        </table:table-row>
        <table:table-row>
          <table:table-cell table:style-name="Table91.A2" table:number-columns-spanned="2" office:value-type="string">
            <text:p text:style-name="WW-Table_20_Heading">Toolbar File Name:</text:p>
          </table:table-cell>
          <table:covered-table-cell/>
          <table:table-cell table:style-name="Table91.C2" office:value-type="string">
            <text:p text:style-name="P100">Starshapes.xml</text:p>
          </table:table-cell>
        </table:table-row>
        <table:table-row>
          <table:table-cell table:style-name="Table91.A2" table:number-columns-spanned="2" office:value-type="string">
            <text:p text:style-name="P89">Appears in:</text:p>
          </table:table-cell>
          <table:covered-table-cell/>
          <table:table-cell table:style-name="Table91.C2" office:value-type="string">
            <text:p text:style-name="P99">Impress</text:p>
          </table:table-cell>
        </table:table-row>
        <table:table-row>
          <table:table-cell table:style-name="Table91.A2" table:number-columns-spanned="2" office:value-type="string">
            <text:p text:style-name="P89">Shall always be visible</text:p>
          </table:table-cell>
          <table:covered-table-cell/>
          <table:table-cell table:style-name="Table91.C2" office:value-type="string">
            <text:p text:style-name="P99">No</text:p>
          </table:table-cell>
        </table:table-row>
        <table:table-row>
          <table:table-cell table:style-name="Table91.A2" table:number-columns-spanned="2" office:value-type="string">
            <text:p text:style-name="P89">List in View/Toolbars:</text:p>
          </table:table-cell>
          <table:covered-table-cell/>
          <table:table-cell table:style-name="Table91.C2" office:value-type="string">
            <text:p text:style-name="P99">No</text:p>
          </table:table-cell>
        </table:table-row>
        <table:table-row>
          <table:table-cell table:style-name="Table91.A2" table:number-columns-spanned="2" office:value-type="string">
            <text:p text:style-name="P89">Visible after first start</text:p>
          </table:table-cell>
          <table:covered-table-cell/>
          <table:table-cell table:style-name="Table91.C2" office:value-type="string">
            <text:p text:style-name="P99">No</text:p>
          </table:table-cell>
        </table:table-row>
        <table:table-row>
          <table:table-cell table:style-name="Table91.A2" table:number-columns-spanned="2" office:value-type="string">
            <text:p text:style-name="P89">Sub-Toolbar of:</text:p>
          </table:table-cell>
          <table:covered-table-cell/>
          <table:table-cell table:style-name="Table91.C2" office:value-type="string">
            <text:p text:style-name="P99">Drawing</text:p>
          </table:table-cell>
        </table:table-row>
        <table:table-row>
          <table:table-cell table:style-name="Table91.A2" table:number-columns-spanned="2" office:value-type="string">
            <text:p text:style-name="P89">Display Tb if context is given</text:p>
          </table:table-cell>
          <table:covered-table-cell/>
          <table:table-cell table:style-name="Table91.C2" office:value-type="string">
            <text:p text:style-name="P99">No</text:p>
          </table:table-cell>
        </table:table-row>
        <table:table-row>
          <table:table-cell table:style-name="Table91.A2" table:number-columns-spanned="2" office:value-type="string">
            <text:p text:style-name="P89">Close Operation</text:p>
          </table:table-cell>
          <table:covered-table-cell/>
          <table:table-cell table:style-name="Table91.C2" office:value-type="string">
            <text:p text:style-name="P107">Permanently</text:p>
          </table:table-cell>
        </table:table-row>
        <table:table-row>
          <table:table-cell table:style-name="Table91.A2" table:number-columns-spanned="2" office:value-type="string">
            <text:p text:style-name="P89">Default Docking State</text:p>
          </table:table-cell>
          <table:covered-table-cell/>
          <table:table-cell table:style-name="Table91.C2" office:value-type="string">
            <text:p text:style-name="P103">Floated</text:p>
          </table:table-cell>
        </table:table-row>
        <table:table-row>
          <table:table-cell table:style-name="Table91.A2" table:number-columns-spanned="2" office:value-type="string">
            <text:p text:style-name="P89">Default Position</text:p>
          </table:table-cell>
          <table:covered-table-cell/>
          <table:table-cell table:style-name="Table91.C2" office:value-type="string">
            <text:p text:style-name="P103">N/A</text:p>
          </table:table-cell>
        </table:table-row>
        <table:table-row>
          <table:table-cell table:style-name="Table91.A2" table:number-columns-spanned="2" office:value-type="string">
            <text:p text:style-name="P89">Default Style</text:p>
          </table:table-cell>
          <table:covered-table-cell/>
          <table:table-cell table:style-name="Table91.C2" office:value-type="string">
            <text:p text:style-name="P104">Icon</text:p>
          </table:table-cell>
        </table:table-row>
        <table:table-row>
          <table:table-cell table:style-name="Table91.A2" table:number-columns-spanned="2" office:value-type="string">
            <text:p text:style-name="P89">Name in OpenOffice 1.1</text:p>
          </table:table-cell>
          <table:covered-table-cell/>
          <table:table-cell table:style-name="Table91.C2" office:value-type="string">
            <text:p text:style-name="P66">N/A</text:p>
          </table:table-cell>
        </table:table-row>
        <table:table-row>
          <table:table-cell table:style-name="Table91.A2" table:number-columns-spanned="2" office:value-type="string">
            <text:p text:style-name="P89">Name in Microsoft Office 2003</text:p>
          </table:table-cell>
          <table:covered-table-cell/>
          <table:table-cell table:style-name="Table91.C2" office:value-type="string">
            <text:p text:style-name="P66">Flowchart</text:p>
          </table:table-cell>
        </table:table-row>
        <table:table-row>
          <table:table-cell table:style-name="Table91.A2" table:number-columns-spanned="2" office:value-type="string">
            <text:p text:style-name="P89">Notes:</text:p>
          </table:table-cell>
          <table:covered-table-cell/>
          <table:table-cell table:style-name="Table91.C2" office:value-type="string">
            <text:p text:style-name="P69"/>
          </table:table-cell>
        </table:table-row>
        <table:table-row>
          <table:table-cell table:style-name="Table91.A2" table:number-columns-spanned="2" office:value-type="string">
            <text:p text:style-name="P89">Toolbar Content</text:p>
          </table:table-cell>
          <table:covered-table-cell/>
          <table:table-cell table:style-name="Table91.C2" office:value-type="string">
            <text:p text:style-name="P12">Explosion</text:p>
            <text:p text:style-name="P32">4-Point Star</text:p>
            <text:p text:style-name="P32">5-Point Star</text:p>
            <text:p text:style-name="P32">6-Point Star</text:p>
            <text:p text:style-name="P32">8-Point Star</text:p>
            <text:p text:style-name="P32">12-Point Star</text:p>
            <text:p text:style-name="P32">-----------------------</text:p>
            <text:p text:style-name="P32">24-Point Star</text:p>
            <text:p text:style-name="P32">6-Point Star, concave</text:p>
            <text:p text:style-name="P32">Vertical Scroll</text:p>
            <text:p text:style-name="P32">Horizontal Scroll</text:p>
            <text:p text:style-name="P32">Signet</text:p>
            <text:p text:style-name="P32">Doorplate</text:p>
          </table:table-cell>
        </table:table-row>
      </table:table>
      <text:h text:style-name="P47" text:outline-level="3">Symbol Shapes (Impress)</text:h>
      <table:table table:name="Table92" table:style-name="Table92">
        <table:table-column table:style-name="Table92.A"/>
        <table:table-column table:style-name="Table92.B"/>
        <table:table-column table:style-name="Table92.C"/>
        <table:table-row>
          <table:table-cell table:style-name="Table92.A1" office:value-type="string">
            <text:p text:style-name="WW-Table_20_Heading">Toolbar Name:</text:p>
          </table:table-cell>
          <table:table-cell table:style-name="Table92.A1" office:value-type="string">
            <text:p text:style-name="WW-Table_20_Heading">EN:</text:p>
          </table:table-cell>
          <table:table-cell table:style-name="Table92.C1" office:value-type="string">
            <text:p text:style-name="P65">Symbol Shapes</text:p>
          </table:table-cell>
        </table:table-row>
        <table:table-row>
          <table:table-cell table:style-name="Table92.A2" office:value-type="string">
            <text:p text:style-name="WW-Table_20_Contents"/>
          </table:table-cell>
          <table:table-cell table:style-name="Table92.A2" office:value-type="string">
            <text:p text:style-name="P89">GER:</text:p>
          </table:table-cell>
          <table:table-cell table:style-name="Table92.C2" office:value-type="string">
            <text:p text:style-name="P100">Symbolformen</text:p>
          </table:table-cell>
        </table:table-row>
        <table:table-row>
          <table:table-cell table:style-name="Table92.A2" table:number-columns-spanned="2" office:value-type="string">
            <text:p text:style-name="WW-Table_20_Heading">Toolbar File Name:</text:p>
          </table:table-cell>
          <table:covered-table-cell/>
          <table:table-cell table:style-name="Table92.C2" office:value-type="string">
            <text:p text:style-name="P100">Symbolshapes.xml</text:p>
          </table:table-cell>
        </table:table-row>
        <table:table-row>
          <table:table-cell table:style-name="Table92.A2" table:number-columns-spanned="2" office:value-type="string">
            <text:p text:style-name="P89">Appears in:</text:p>
          </table:table-cell>
          <table:covered-table-cell/>
          <table:table-cell table:style-name="Table92.C2" office:value-type="string">
            <text:p text:style-name="P99">Impress</text:p>
          </table:table-cell>
        </table:table-row>
        <table:table-row>
          <table:table-cell table:style-name="Table92.A2" table:number-columns-spanned="2" office:value-type="string">
            <text:p text:style-name="P89">Shall always be visible</text:p>
          </table:table-cell>
          <table:covered-table-cell/>
          <table:table-cell table:style-name="Table92.C2" office:value-type="string">
            <text:p text:style-name="P99">No</text:p>
          </table:table-cell>
        </table:table-row>
        <table:table-row>
          <table:table-cell table:style-name="Table92.A2" table:number-columns-spanned="2" office:value-type="string">
            <text:p text:style-name="P89">List in View/Toolbars:</text:p>
          </table:table-cell>
          <table:covered-table-cell/>
          <table:table-cell table:style-name="Table92.C2" office:value-type="string">
            <text:p text:style-name="P99">No</text:p>
          </table:table-cell>
        </table:table-row>
        <table:table-row>
          <table:table-cell table:style-name="Table92.A2" table:number-columns-spanned="2" office:value-type="string">
            <text:p text:style-name="P89">Visible after first start</text:p>
          </table:table-cell>
          <table:covered-table-cell/>
          <table:table-cell table:style-name="Table92.C2" office:value-type="string">
            <text:p text:style-name="P99">No</text:p>
          </table:table-cell>
        </table:table-row>
        <table:table-row>
          <table:table-cell table:style-name="Table92.A2" table:number-columns-spanned="2" office:value-type="string">
            <text:p text:style-name="P89">Sub-Toolbar of:</text:p>
          </table:table-cell>
          <table:covered-table-cell/>
          <table:table-cell table:style-name="Table92.C2" office:value-type="string">
            <text:p text:style-name="P99">Drawing</text:p>
          </table:table-cell>
        </table:table-row>
        <table:table-row>
          <table:table-cell table:style-name="Table92.A2" table:number-columns-spanned="2" office:value-type="string">
            <text:p text:style-name="P89">Display Tb if context is given</text:p>
          </table:table-cell>
          <table:covered-table-cell/>
          <table:table-cell table:style-name="Table92.C2" office:value-type="string">
            <text:p text:style-name="P99">No</text:p>
          </table:table-cell>
        </table:table-row>
        <table:table-row>
          <table:table-cell table:style-name="Table92.A2" table:number-columns-spanned="2" office:value-type="string">
            <text:p text:style-name="P89">Close Operation</text:p>
          </table:table-cell>
          <table:covered-table-cell/>
          <table:table-cell table:style-name="Table92.C2" office:value-type="string">
            <text:p text:style-name="P107">Permanently</text:p>
          </table:table-cell>
        </table:table-row>
        <table:table-row>
          <table:table-cell table:style-name="Table92.A2" table:number-columns-spanned="2" office:value-type="string">
            <text:p text:style-name="P89">Default Docking State</text:p>
          </table:table-cell>
          <table:covered-table-cell/>
          <table:table-cell table:style-name="Table92.C2" office:value-type="string">
            <text:p text:style-name="P103">Floated</text:p>
          </table:table-cell>
        </table:table-row>
        <table:table-row>
          <table:table-cell table:style-name="Table92.A2" table:number-columns-spanned="2" office:value-type="string">
            <text:p text:style-name="P89">Default Position</text:p>
          </table:table-cell>
          <table:covered-table-cell/>
          <table:table-cell table:style-name="Table92.C2" office:value-type="string">
            <text:p text:style-name="P103">N/A</text:p>
          </table:table-cell>
        </table:table-row>
        <table:table-row>
          <table:table-cell table:style-name="Table92.A2" table:number-columns-spanned="2" office:value-type="string">
            <text:p text:style-name="P89">Default Style</text:p>
          </table:table-cell>
          <table:covered-table-cell/>
          <table:table-cell table:style-name="Table92.C2" office:value-type="string">
            <text:p text:style-name="P104">Icon</text:p>
          </table:table-cell>
        </table:table-row>
        <table:table-row>
          <table:table-cell table:style-name="Table92.A2" table:number-columns-spanned="2" office:value-type="string">
            <text:p text:style-name="P89">Name in OpenOffice 1.1</text:p>
          </table:table-cell>
          <table:covered-table-cell/>
          <table:table-cell table:style-name="Table92.C2" office:value-type="string">
            <text:p text:style-name="P66">N/A</text:p>
          </table:table-cell>
        </table:table-row>
        <table:table-row>
          <table:table-cell table:style-name="Table92.A2" table:number-columns-spanned="2" office:value-type="string">
            <text:p text:style-name="P89">Name in Microsoft Office 2003</text:p>
          </table:table-cell>
          <table:covered-table-cell/>
          <table:table-cell table:style-name="Table92.C2" office:value-type="string">
            <text:p text:style-name="P66">Flowchart</text:p>
          </table:table-cell>
        </table:table-row>
        <table:table-row>
          <table:table-cell table:style-name="Table92.A2" table:number-columns-spanned="2" office:value-type="string">
            <text:p text:style-name="P89">Notes:</text:p>
          </table:table-cell>
          <table:covered-table-cell/>
          <table:table-cell table:style-name="Table92.C2" office:value-type="string">
            <text:p text:style-name="P69"/>
          </table:table-cell>
        </table:table-row>
        <table:table-row>
          <table:table-cell table:style-name="Table92.A2" table:number-columns-spanned="2" office:value-type="string">
            <text:p text:style-name="P89">Toolbar Content</text:p>
          </table:table-cell>
          <table:covered-table-cell/>
          <table:table-cell table:style-name="Table92.C2" office:value-type="string">
            <text:p text:style-name="P12">Smiley Face</text:p>
            <text:p text:style-name="P32">Sun</text:p>
            <text:p text:style-name="P32">Moon</text:p>
            <text:p text:style-name="P32">Lightning Bolt</text:p>
            <text:p text:style-name="P32">Heart</text:p>
            <text:p text:style-name="P32">Flower</text:p>
            <text:p text:style-name="P32">---------------------</text:p>
            <text:p text:style-name="P32">Cloud</text:p>
            <text:p text:style-name="P32">"Prohibited" Symbol</text:p>
            <text:p text:style-name="P32">Puzzle</text:p>
            <text:p text:style-name="P32">Double Bracket</text:p>
            <text:p text:style-name="P32">Left Bracket</text:p>
            <text:p text:style-name="P32">Right Bracket</text:p>
            <text:p text:style-name="P32">----------------------</text:p>
            <text:p text:style-name="P32">Double Brace</text:p>
            <text:p text:style-name="P32">Left Brace</text:p>
            <text:p text:style-name="P32">Right Brace</text:p>
            <text:p text:style-name="P32">Square Bevel</text:p>
            <text:p text:style-name="P32">Octagon Bevel</text:p>
            <text:p text:style-name="P32">Diamond Bevel</text:p>
          </table:table-cell>
        </table:table-row>
      </table:table>
      <text:h text:style-name="P47" text:outline-level="3">Callouts (Impress)</text:h>
      <table:table table:name="Table93" table:style-name="Table93">
        <table:table-column table:style-name="Table93.A"/>
        <table:table-column table:style-name="Table93.B"/>
        <table:table-column table:style-name="Table93.C"/>
        <table:table-row>
          <table:table-cell table:style-name="Table93.A1" office:value-type="string">
            <text:p text:style-name="WW-Table_20_Heading">Toolbar Name:</text:p>
          </table:table-cell>
          <table:table-cell table:style-name="Table93.A1" office:value-type="string">
            <text:p text:style-name="WW-Table_20_Heading">EN:</text:p>
          </table:table-cell>
          <table:table-cell table:style-name="Table93.C1" office:value-type="string">
            <text:p text:style-name="P65">Callouts</text:p>
          </table:table-cell>
        </table:table-row>
        <table:table-row>
          <table:table-cell table:style-name="Table93.A2" office:value-type="string">
            <text:p text:style-name="WW-Table_20_Contents"/>
          </table:table-cell>
          <table:table-cell table:style-name="Table93.A2" office:value-type="string">
            <text:p text:style-name="P89">GER:</text:p>
          </table:table-cell>
          <table:table-cell table:style-name="Table93.C2" office:value-type="string">
            <text:p text:style-name="P100">Legenden</text:p>
          </table:table-cell>
        </table:table-row>
        <table:table-row>
          <table:table-cell table:style-name="Table93.A2" table:number-columns-spanned="2" office:value-type="string">
            <text:p text:style-name="WW-Table_20_Heading">Toolbar File Name:</text:p>
          </table:table-cell>
          <table:covered-table-cell/>
          <table:table-cell table:style-name="Table93.C2" office:value-type="string">
            <text:p text:style-name="P100">Calloutshapes.xml</text:p>
          </table:table-cell>
        </table:table-row>
        <table:table-row>
          <table:table-cell table:style-name="Table93.A2" table:number-columns-spanned="2" office:value-type="string">
            <text:p text:style-name="P89">Appears in:</text:p>
          </table:table-cell>
          <table:covered-table-cell/>
          <table:table-cell table:style-name="Table93.C2" office:value-type="string">
            <text:p text:style-name="P99">Impress</text:p>
          </table:table-cell>
        </table:table-row>
        <table:table-row>
          <table:table-cell table:style-name="Table93.A2" table:number-columns-spanned="2" office:value-type="string">
            <text:p text:style-name="P89">Shall always be visible</text:p>
          </table:table-cell>
          <table:covered-table-cell/>
          <table:table-cell table:style-name="Table93.C2" office:value-type="string">
            <text:p text:style-name="P99">No</text:p>
          </table:table-cell>
        </table:table-row>
        <table:table-row>
          <table:table-cell table:style-name="Table93.A2" table:number-columns-spanned="2" office:value-type="string">
            <text:p text:style-name="P89">List in View/Toolbars:</text:p>
          </table:table-cell>
          <table:covered-table-cell/>
          <table:table-cell table:style-name="Table93.C2" office:value-type="string">
            <text:p text:style-name="P99">No</text:p>
          </table:table-cell>
        </table:table-row>
        <table:table-row>
          <table:table-cell table:style-name="Table93.A2" table:number-columns-spanned="2" office:value-type="string">
            <text:p text:style-name="P89">Visible after first start</text:p>
          </table:table-cell>
          <table:covered-table-cell/>
          <table:table-cell table:style-name="Table93.C2" office:value-type="string">
            <text:p text:style-name="P99">No</text:p>
          </table:table-cell>
        </table:table-row>
        <table:table-row>
          <table:table-cell table:style-name="Table93.A2" table:number-columns-spanned="2" office:value-type="string">
            <text:p text:style-name="P89">Sub-Toolbar of:</text:p>
          </table:table-cell>
          <table:covered-table-cell/>
          <table:table-cell table:style-name="Table93.C2" office:value-type="string">
            <text:p text:style-name="P99">Shapes</text:p>
          </table:table-cell>
        </table:table-row>
        <table:table-row>
          <table:table-cell table:style-name="Table93.A2" table:number-columns-spanned="2" office:value-type="string">
            <text:p text:style-name="P89">Display Tb if context is given</text:p>
          </table:table-cell>
          <table:covered-table-cell/>
          <table:table-cell table:style-name="Table93.C2" office:value-type="string">
            <text:p text:style-name="P99">No</text:p>
          </table:table-cell>
        </table:table-row>
        <table:table-row>
          <table:table-cell table:style-name="Table93.A2" table:number-columns-spanned="2" office:value-type="string">
            <text:p text:style-name="P89">Close Operation</text:p>
          </table:table-cell>
          <table:covered-table-cell/>
          <table:table-cell table:style-name="Table93.C2" office:value-type="string">
            <text:p text:style-name="P107">Permanently</text:p>
          </table:table-cell>
        </table:table-row>
        <table:table-row>
          <table:table-cell table:style-name="Table93.A2" table:number-columns-spanned="2" office:value-type="string">
            <text:p text:style-name="P89">Default Docking State</text:p>
          </table:table-cell>
          <table:covered-table-cell/>
          <table:table-cell table:style-name="Table93.C2" office:value-type="string">
            <text:p text:style-name="P103">Floated</text:p>
          </table:table-cell>
        </table:table-row>
        <table:table-row>
          <table:table-cell table:style-name="Table93.A2" table:number-columns-spanned="2" office:value-type="string">
            <text:p text:style-name="P89">Default Position</text:p>
          </table:table-cell>
          <table:covered-table-cell/>
          <table:table-cell table:style-name="Table93.C2" office:value-type="string">
            <text:p text:style-name="P103">N/A</text:p>
          </table:table-cell>
        </table:table-row>
        <table:table-row>
          <table:table-cell table:style-name="Table93.A2" table:number-columns-spanned="2" office:value-type="string">
            <text:p text:style-name="P89">Default Style</text:p>
          </table:table-cell>
          <table:covered-table-cell/>
          <table:table-cell table:style-name="Table93.C2" office:value-type="string">
            <text:p text:style-name="P104">Icon</text:p>
          </table:table-cell>
        </table:table-row>
        <table:table-row>
          <table:table-cell table:style-name="Table93.A2" table:number-columns-spanned="2" office:value-type="string">
            <text:p text:style-name="P89">Name in OpenOffice 1.1</text:p>
          </table:table-cell>
          <table:covered-table-cell/>
          <table:table-cell table:style-name="Table93.C2" office:value-type="string">
            <text:p text:style-name="P66">N/A</text:p>
          </table:table-cell>
        </table:table-row>
        <table:table-row>
          <table:table-cell table:style-name="Table93.A2" table:number-columns-spanned="2" office:value-type="string">
            <text:p text:style-name="P89">Name in Microsoft Office 2003</text:p>
          </table:table-cell>
          <table:covered-table-cell/>
          <table:table-cell table:style-name="Table93.C2" office:value-type="string">
            <text:p text:style-name="P66">Flowchart</text:p>
          </table:table-cell>
        </table:table-row>
        <table:table-row>
          <table:table-cell table:style-name="Table93.A2" table:number-columns-spanned="2" office:value-type="string">
            <text:p text:style-name="P89">Notes:</text:p>
          </table:table-cell>
          <table:covered-table-cell/>
          <table:table-cell table:style-name="Table93.C2" office:value-type="string">
            <text:p text:style-name="P69"/>
          </table:table-cell>
        </table:table-row>
        <table:table-row>
          <table:table-cell table:style-name="Table93.A2" table:number-columns-spanned="2" office:value-type="string">
            <text:p text:style-name="P89">Toolbar Content</text:p>
          </table:table-cell>
          <table:covered-table-cell/>
          <table:table-cell table:style-name="Table93.C2" office:value-type="string">
            <text:p text:style-name="P12">Rectangular Callout</text:p>
            <text:p text:style-name="P32">Rounded Rectangular Callout</text:p>
            <text:p text:style-name="P32">Round Callout</text:p>
            <text:p text:style-name="P32">Cloud</text:p>
            <text:p text:style-name="P32">Line Callout 1</text:p>
            <text:p text:style-name="P32">Line Callout 2</text:p>
            <text:p text:style-name="P32">Line Callout 3</text:p>
          </table:table-cell>
        </table:table-row>
      </table:table>
      <text:h text:style-name="P47" text:outline-level="3">Arrows (Impress)</text:h>
      <table:table table:name="Table94" table:style-name="Table94">
        <table:table-column table:style-name="Table94.A"/>
        <table:table-column table:style-name="Table94.B"/>
        <table:table-column table:style-name="Table94.C"/>
        <table:table-row>
          <table:table-cell table:style-name="Table94.A1" office:value-type="string">
            <text:p text:style-name="WW-Table_20_Heading">Toolbar Name:</text:p>
          </table:table-cell>
          <table:table-cell table:style-name="Table94.A1" office:value-type="string">
            <text:p text:style-name="WW-Table_20_Heading">EN:</text:p>
          </table:table-cell>
          <table:table-cell table:style-name="Table94.C1" office:value-type="string">
            <text:p text:style-name="P65">Arrows</text:p>
          </table:table-cell>
        </table:table-row>
        <table:table-row>
          <table:table-cell table:style-name="Table94.A2" office:value-type="string">
            <text:p text:style-name="WW-Table_20_Contents"/>
          </table:table-cell>
          <table:table-cell table:style-name="Table94.A2" office:value-type="string">
            <text:p text:style-name="P89">GER:</text:p>
          </table:table-cell>
          <table:table-cell table:style-name="Table94.C2" office:value-type="string">
            <text:p text:style-name="P100">Pfeile</text:p>
          </table:table-cell>
        </table:table-row>
        <table:table-row>
          <table:table-cell table:style-name="Table94.A2" table:number-columns-spanned="2" office:value-type="string">
            <text:p text:style-name="WW-Table_20_Heading">Toolbar File Name:</text:p>
          </table:table-cell>
          <table:covered-table-cell/>
          <table:table-cell table:style-name="Table94.C2" office:value-type="string">
            <text:p text:style-name="P100">Arrowsbar.xml</text:p>
          </table:table-cell>
        </table:table-row>
        <table:table-row>
          <table:table-cell table:style-name="Table94.A2" table:number-columns-spanned="2" office:value-type="string">
            <text:p text:style-name="P89">Appears in:</text:p>
          </table:table-cell>
          <table:covered-table-cell/>
          <table:table-cell table:style-name="Table94.C2" office:value-type="string">
            <text:p text:style-name="P99">Impress </text:p>
          </table:table-cell>
        </table:table-row>
        <table:table-row>
          <table:table-cell table:style-name="Table94.A2" table:number-columns-spanned="2" office:value-type="string">
            <text:p text:style-name="P89">Shall always be visible</text:p>
          </table:table-cell>
          <table:covered-table-cell/>
          <table:table-cell table:style-name="Table94.C2" office:value-type="string">
            <text:p text:style-name="P99">No</text:p>
          </table:table-cell>
        </table:table-row>
        <table:table-row>
          <table:table-cell table:style-name="Table94.A2" table:number-columns-spanned="2" office:value-type="string">
            <text:p text:style-name="P89">List in View/Toolbars:</text:p>
          </table:table-cell>
          <table:covered-table-cell/>
          <table:table-cell table:style-name="Table94.C2" office:value-type="string">
            <text:p text:style-name="P99">Yes</text:p>
          </table:table-cell>
        </table:table-row>
        <table:table-row>
          <table:table-cell table:style-name="Table94.A2" table:number-columns-spanned="2" office:value-type="string">
            <text:p text:style-name="P89">Visible after first start</text:p>
          </table:table-cell>
          <table:covered-table-cell/>
          <table:table-cell table:style-name="Table94.C2" office:value-type="string">
            <text:p text:style-name="P99">No</text:p>
          </table:table-cell>
        </table:table-row>
        <table:table-row>
          <table:table-cell table:style-name="Table94.A2" table:number-columns-spanned="2" office:value-type="string">
            <text:p text:style-name="P89">Sub-Toolbar of:</text:p>
          </table:table-cell>
          <table:covered-table-cell/>
          <table:table-cell table:style-name="Table94.C2" office:value-type="string">
            <text:p text:style-name="P99">N/A</text:p>
          </table:table-cell>
        </table:table-row>
        <table:table-row>
          <table:table-cell table:style-name="Table94.A2" table:number-columns-spanned="2" office:value-type="string">
            <text:p text:style-name="P89">Display Tb if context is given</text:p>
          </table:table-cell>
          <table:covered-table-cell/>
          <table:table-cell table:style-name="Table94.C2" office:value-type="string">
            <text:p text:style-name="P99">No</text:p>
          </table:table-cell>
        </table:table-row>
        <table:table-row>
          <table:table-cell table:style-name="Table94.A2" table:number-columns-spanned="2" office:value-type="string">
            <text:p text:style-name="P89">Close Operation</text:p>
          </table:table-cell>
          <table:covered-table-cell/>
          <table:table-cell table:style-name="Table94.C2" office:value-type="string">
            <text:p text:style-name="P107">Permanently</text:p>
          </table:table-cell>
        </table:table-row>
        <table:table-row>
          <table:table-cell table:style-name="Table94.A2" table:number-columns-spanned="2" office:value-type="string">
            <text:p text:style-name="P89">Default Docking State</text:p>
          </table:table-cell>
          <table:covered-table-cell/>
          <table:table-cell table:style-name="Table94.C2" office:value-type="string">
            <text:p text:style-name="P104">Floated</text:p>
          </table:table-cell>
        </table:table-row>
        <table:table-row>
          <table:table-cell table:style-name="Table94.A2" table:number-columns-spanned="2" office:value-type="string">
            <text:p text:style-name="P89">Default Position</text:p>
          </table:table-cell>
          <table:covered-table-cell/>
          <table:table-cell table:style-name="Table94.C2" office:value-type="string">
            <text:p text:style-name="P104">N/A</text:p>
          </table:table-cell>
        </table:table-row>
        <table:table-row>
          <table:table-cell table:style-name="Table94.A2" table:number-columns-spanned="2" office:value-type="string">
            <text:p text:style-name="P89">Default Style</text:p>
          </table:table-cell>
          <table:covered-table-cell/>
          <table:table-cell table:style-name="Table94.C2" office:value-type="string">
            <text:p text:style-name="P104">Icon</text:p>
          </table:table-cell>
        </table:table-row>
        <table:table-row>
          <table:table-cell table:style-name="Table94.A2" table:number-columns-spanned="2" office:value-type="string">
            <text:p text:style-name="P89">Name in OpenOffice 1.1</text:p>
          </table:table-cell>
          <table:covered-table-cell/>
          <table:table-cell table:style-name="Table94.C2" office:value-type="string">
            <text:p text:style-name="P66">Arrows</text:p>
          </table:table-cell>
        </table:table-row>
        <table:table-row>
          <table:table-cell table:style-name="Table94.A2" table:number-columns-spanned="2" office:value-type="string">
            <text:p text:style-name="P89">Name in Microsoft Office 2003</text:p>
          </table:table-cell>
          <table:covered-table-cell/>
          <table:table-cell table:style-name="Table94.C2" office:value-type="string">
            <text:p text:style-name="P69"/>
          </table:table-cell>
        </table:table-row>
        <table:table-row>
          <table:table-cell table:style-name="Table94.A2" table:number-columns-spanned="2" office:value-type="string">
            <text:p text:style-name="P89">Notes:</text:p>
          </table:table-cell>
          <table:covered-table-cell/>
          <table:table-cell table:style-name="Table94.C2" office:value-type="string">
            <text:p text:style-name="P66"/>
          </table:table-cell>
        </table:table-row>
        <table:table-row>
          <table:table-cell table:style-name="Table94.A2" table:number-columns-spanned="2" office:value-type="string">
            <text:p text:style-name="P89">Toolbar Content:</text:p>
          </table:table-cell>
          <table:covered-table-cell/>
          <table:table-cell table:style-name="Table94.C2" office:value-type="string">
            <text:p text:style-name="P36">Line<text:line-break/>Line ends with Arrow<text:line-break/>Line with Arrow/Circle<text:line-break/>Line with Arrow/Square</text:p>
            <text:p text:style-name="P36">-----------<text:line-break/>Line (45°)<text:line-break/>Line Starts with Arrow<text:line-break/>Line with Circle/Arrow<text:line-break/>Line with Square/Arrow</text:p>
            <text:p text:style-name="P36">-----------</text:p>
            <text:p text:style-name="P36">Dimension Line<text:line-break/>Line with Arrows</text:p>
          </table:table-cell>
        </table:table-row>
      </table:table>
      <text:h text:style-name="P47" text:outline-level="3">Form Controls (Impress)</text:h>
      <table:table table:name="Table95" table:style-name="Table95">
        <table:table-column table:style-name="Table95.A"/>
        <table:table-column table:style-name="Table95.B"/>
        <table:table-column table:style-name="Table95.C"/>
        <table:table-row>
          <table:table-cell table:style-name="Table95.A1" office:value-type="string">
            <text:p text:style-name="WW-Table_20_Heading">Toolbar Name:</text:p>
          </table:table-cell>
          <table:table-cell table:style-name="Table95.A1" office:value-type="string">
            <text:p text:style-name="WW-Table_20_Heading">EN:</text:p>
          </table:table-cell>
          <table:table-cell table:style-name="Table95.C1" office:value-type="string">
            <text:p text:style-name="P65">Form Controls</text:p>
          </table:table-cell>
        </table:table-row>
        <table:table-row>
          <table:table-cell table:style-name="Table95.A2" office:value-type="string">
            <text:p text:style-name="WW-Table_20_Contents"/>
          </table:table-cell>
          <table:table-cell table:style-name="Table95.A2" office:value-type="string">
            <text:p text:style-name="P89">GER:</text:p>
          </table:table-cell>
          <table:table-cell table:style-name="Table95.C2" office:value-type="string">
            <text:p text:style-name="P100">Formular-Steuerelemente</text:p>
          </table:table-cell>
        </table:table-row>
        <table:table-row>
          <table:table-cell table:style-name="Table95.A2" table:number-columns-spanned="2" office:value-type="string">
            <text:p text:style-name="WW-Table_20_Heading">Toolbar File Name:</text:p>
          </table:table-cell>
          <table:covered-table-cell/>
          <table:table-cell table:style-name="Table95.C2" office:value-type="string">
            <text:p text:style-name="P100">formcontrols.xml</text:p>
          </table:table-cell>
        </table:table-row>
        <table:table-row>
          <table:table-cell table:style-name="Table95.A2" table:number-columns-spanned="2" office:value-type="string">
            <text:p text:style-name="P89">Appears in:</text:p>
          </table:table-cell>
          <table:covered-table-cell/>
          <table:table-cell table:style-name="Table95.C2" office:value-type="string">
            <text:p text:style-name="P99">Impress (hidden)</text:p>
          </table:table-cell>
        </table:table-row>
        <table:table-row>
          <table:table-cell table:style-name="Table95.A2" table:number-columns-spanned="2" office:value-type="string">
            <text:p text:style-name="P89">Shall always be visible</text:p>
          </table:table-cell>
          <table:covered-table-cell/>
          <table:table-cell table:style-name="Table95.C2" office:value-type="string">
            <text:p text:style-name="P99">No</text:p>
          </table:table-cell>
        </table:table-row>
        <table:table-row>
          <table:table-cell table:style-name="Table95.A2" table:number-columns-spanned="2" office:value-type="string">
            <text:p text:style-name="P89">List in View/Toolbars:</text:p>
          </table:table-cell>
          <table:covered-table-cell/>
          <table:table-cell table:style-name="Table95.C2" office:value-type="string">
            <text:p text:style-name="P99">Yes</text:p>
          </table:table-cell>
        </table:table-row>
        <table:table-row>
          <table:table-cell table:style-name="Table95.A2" table:number-columns-spanned="2" office:value-type="string">
            <text:p text:style-name="P89">Visible after first start</text:p>
          </table:table-cell>
          <table:covered-table-cell/>
          <table:table-cell table:style-name="Table95.C2" office:value-type="string">
            <text:p text:style-name="P99">No</text:p>
          </table:table-cell>
        </table:table-row>
        <table:table-row>
          <table:table-cell table:style-name="Table95.A2" table:number-columns-spanned="2" office:value-type="string">
            <text:p text:style-name="P89">Sub-Toolbar of:</text:p>
          </table:table-cell>
          <table:covered-table-cell/>
          <table:table-cell table:style-name="Table95.C2" office:value-type="string">
            <text:p text:style-name="P99">N/A</text:p>
          </table:table-cell>
        </table:table-row>
        <table:table-row>
          <table:table-cell table:style-name="Table95.A2" table:number-columns-spanned="2" office:value-type="string">
            <text:p text:style-name="P89">Display Tb if context is given</text:p>
          </table:table-cell>
          <table:covered-table-cell/>
          <table:table-cell table:style-name="Table95.C2" office:value-type="string">
            <text:p text:style-name="P99">No</text:p>
          </table:table-cell>
        </table:table-row>
        <table:table-row>
          <table:table-cell table:style-name="Table95.A2" table:number-columns-spanned="2" office:value-type="string">
            <text:p text:style-name="P89">Close Operation</text:p>
          </table:table-cell>
          <table:covered-table-cell/>
          <table:table-cell table:style-name="Table95.C2" office:value-type="string">
            <text:p text:style-name="P107">Permanently</text:p>
          </table:table-cell>
        </table:table-row>
        <table:table-row>
          <table:table-cell table:style-name="Table95.A2" table:number-columns-spanned="2" office:value-type="string">
            <text:p text:style-name="P89">Default Docking State</text:p>
          </table:table-cell>
          <table:covered-table-cell/>
          <table:table-cell table:style-name="Table95.C2" office:value-type="string">
            <text:p text:style-name="P104">Floated</text:p>
          </table:table-cell>
        </table:table-row>
        <table:table-row>
          <table:table-cell table:style-name="Table95.A2" table:number-columns-spanned="2" office:value-type="string">
            <text:p text:style-name="P89">Default Position</text:p>
          </table:table-cell>
          <table:covered-table-cell/>
          <table:table-cell table:style-name="Table95.C2" office:value-type="string">
            <text:p text:style-name="P104">N/A</text:p>
          </table:table-cell>
        </table:table-row>
        <table:table-row>
          <table:table-cell table:style-name="Table95.A2" table:number-columns-spanned="2" office:value-type="string">
            <text:p text:style-name="P89">Default Style</text:p>
          </table:table-cell>
          <table:covered-table-cell/>
          <table:table-cell table:style-name="Table95.C2" office:value-type="string">
            <text:p text:style-name="P104">Icon</text:p>
          </table:table-cell>
        </table:table-row>
        <table:table-row>
          <table:table-cell table:style-name="Table95.A2" table:number-columns-spanned="2" office:value-type="string">
            <text:p text:style-name="P89">Name in OpenOffice 1.1</text:p>
          </table:table-cell>
          <table:covered-table-cell/>
          <table:table-cell table:style-name="Table95.C2" office:value-type="string">
            <text:p text:style-name="P66">Form Functions</text:p>
          </table:table-cell>
        </table:table-row>
        <table:table-row>
          <table:table-cell table:style-name="Table95.A2" table:number-columns-spanned="2" office:value-type="string">
            <text:p text:style-name="P89">Name in Microsoft Office 2003</text:p>
          </table:table-cell>
          <table:covered-table-cell/>
          <table:table-cell table:style-name="Table95.C2" office:value-type="string">
            <text:p text:style-name="P66">Control Toolbox</text:p>
          </table:table-cell>
        </table:table-row>
        <table:table-row>
          <table:table-cell table:style-name="Table95.A2" table:number-columns-spanned="2" office:value-type="string">
            <text:p text:style-name="P89">Notes:</text:p>
          </table:table-cell>
          <table:covered-table-cell/>
          <table:table-cell table:style-name="Table95.C2" office:value-type="string">
            <text:p text:style-name="P66"/>
          </table:table-cell>
        </table:table-row>
        <table:table-row>
          <table:table-cell table:style-name="Table95.A2" table:number-columns-spanned="2" office:value-type="string">
            <text:p text:style-name="P89">Toolbar Content:</text:p>
          </table:table-cell>
          <table:covered-table-cell/>
          <table:table-cell table:style-name="Table95.C2" office:value-type="string">
            <text:p text:style-name="P32">Select</text:p>
            <text:p text:style-name="P32">Design Mode On/Off</text:p>
            <text:p text:style-name="P38">&lt;BR&gt;</text:p>
            <text:p text:style-name="P32">Control...</text:p>
            <text:p text:style-name="P32">Form...</text:p>
            <text:p text:style-name="P38">&lt;BR&gt;</text:p>
            <text:p text:style-name="P32">Check Box</text:p>
            <text:p text:style-name="P32">Text Box</text:p>
            <text:p text:style-name="P38">&lt;BR&gt;</text:p>
            <text:p text:style-name="P32">Formatted Field</text:p>
            <text:p text:style-name="P32">Push Button</text:p>
            <text:p text:style-name="P38">&lt;BR&gt;</text:p>
            <text:p text:style-name="P32">Option Button</text:p>
            <text:p text:style-name="P32">List Box</text:p>
            <text:p text:style-name="P38">&lt;BR&gt;</text:p>
            <text:p text:style-name="P32">Combo Box</text:p>
            <text:p text:style-name="P32">Label Field</text:p>
            <text:p text:style-name="P38">&lt;BR&gt;</text:p>
            <text:p text:style-name="P37">Form Design --&gt; Form Design Impress<text:line-break/>More Controls --&gt; More Controls Impress</text:p>
            <text:p text:style-name="P39">&lt;BR&gt;</text:p>
            <text:p text:style-name="P36">AutoPilots On/Off</text:p>
          </table:table-cell>
        </table:table-row>
      </table:table>
      <text:h text:style-name="P47" text:outline-level="3">More Controls (Impress)</text:h>
      <table:table table:name="Table96" table:style-name="Table96">
        <table:table-column table:style-name="Table96.A"/>
        <table:table-column table:style-name="Table96.B"/>
        <table:table-column table:style-name="Table96.C"/>
        <table:table-row>
          <table:table-cell table:style-name="Table96.A1" office:value-type="string">
            <text:p text:style-name="WW-Table_20_Heading">Toolbar Name:</text:p>
          </table:table-cell>
          <table:table-cell table:style-name="Table96.A1" office:value-type="string">
            <text:p text:style-name="WW-Table_20_Heading">EN:</text:p>
          </table:table-cell>
          <table:table-cell table:style-name="Table96.C1" office:value-type="string">
            <text:p text:style-name="P23">More Controls</text:p>
          </table:table-cell>
        </table:table-row>
        <table:table-row>
          <table:table-cell table:style-name="Table96.A2" office:value-type="string">
            <text:p text:style-name="WW-Table_20_Contents"/>
          </table:table-cell>
          <table:table-cell table:style-name="Table96.A2" office:value-type="string">
            <text:p text:style-name="P89">GER:</text:p>
          </table:table-cell>
          <table:table-cell table:style-name="Table96.C2" office:value-type="string">
            <text:p text:style-name="P100">Weitere <text:s/>Steuerelemente</text:p>
          </table:table-cell>
        </table:table-row>
        <table:table-row>
          <table:table-cell table:style-name="Table96.A2" table:number-columns-spanned="2" office:value-type="string">
            <text:p text:style-name="WW-Table_20_Heading">Toolbar File Name:</text:p>
          </table:table-cell>
          <table:covered-table-cell/>
          <table:table-cell table:style-name="Table96.C2" office:value-type="string">
            <text:p text:style-name="P100">Moreformcontrols.xml</text:p>
          </table:table-cell>
        </table:table-row>
        <table:table-row>
          <table:table-cell table:style-name="Table96.A2" table:number-columns-spanned="2" office:value-type="string">
            <text:p text:style-name="P89">Appears in:</text:p>
          </table:table-cell>
          <table:covered-table-cell/>
          <table:table-cell table:style-name="Table96.C2" office:value-type="string">
            <text:p text:style-name="P99">Impress (hidden)</text:p>
          </table:table-cell>
        </table:table-row>
        <table:table-row>
          <table:table-cell table:style-name="Table96.A2" table:number-columns-spanned="2" office:value-type="string">
            <text:p text:style-name="P89">Shall always be visible</text:p>
          </table:table-cell>
          <table:covered-table-cell/>
          <table:table-cell table:style-name="Table96.C2" office:value-type="string">
            <text:p text:style-name="P99">No</text:p>
          </table:table-cell>
        </table:table-row>
        <table:table-row>
          <table:table-cell table:style-name="Table96.A2" table:number-columns-spanned="2" office:value-type="string">
            <text:p text:style-name="P89">List in View/Toolbars:</text:p>
          </table:table-cell>
          <table:covered-table-cell/>
          <table:table-cell table:style-name="Table96.C2" office:value-type="string">
            <text:p text:style-name="P99">No</text:p>
          </table:table-cell>
        </table:table-row>
        <table:table-row>
          <table:table-cell table:style-name="Table96.A2" table:number-columns-spanned="2" office:value-type="string">
            <text:p text:style-name="P89">Visible after first start</text:p>
          </table:table-cell>
          <table:covered-table-cell/>
          <table:table-cell table:style-name="Table96.C2" office:value-type="string">
            <text:p text:style-name="P99">No</text:p>
          </table:table-cell>
        </table:table-row>
        <table:table-row>
          <table:table-cell table:style-name="Table96.A2" table:number-columns-spanned="2" office:value-type="string">
            <text:p text:style-name="P89">Sub-Toolbar of:</text:p>
          </table:table-cell>
          <table:covered-table-cell/>
          <table:table-cell table:style-name="Table96.C2" office:value-type="string">
            <text:p text:style-name="P70">Controls</text:p>
          </table:table-cell>
        </table:table-row>
        <table:table-row>
          <table:table-cell table:style-name="Table96.A2" table:number-columns-spanned="2" office:value-type="string">
            <text:p text:style-name="P89">Display Tb if context is given</text:p>
          </table:table-cell>
          <table:covered-table-cell/>
          <table:table-cell table:style-name="Table96.C2" office:value-type="string">
            <text:p text:style-name="P99">No</text:p>
          </table:table-cell>
        </table:table-row>
        <table:table-row>
          <table:table-cell table:style-name="Table96.A2" table:number-columns-spanned="2" office:value-type="string">
            <text:p text:style-name="P89">Close Operation</text:p>
          </table:table-cell>
          <table:covered-table-cell/>
          <table:table-cell table:style-name="Table96.C2" office:value-type="string">
            <text:p text:style-name="P107">Permanently</text:p>
          </table:table-cell>
        </table:table-row>
        <table:table-row>
          <table:table-cell table:style-name="Table96.A2" table:number-columns-spanned="2" office:value-type="string">
            <text:p text:style-name="P89">Default Docking State</text:p>
          </table:table-cell>
          <table:covered-table-cell/>
          <table:table-cell table:style-name="Table96.C2" office:value-type="string">
            <text:p text:style-name="P104">Floated</text:p>
          </table:table-cell>
        </table:table-row>
        <table:table-row>
          <table:table-cell table:style-name="Table96.A2" table:number-columns-spanned="2" office:value-type="string">
            <text:p text:style-name="P89">Default Position</text:p>
          </table:table-cell>
          <table:covered-table-cell/>
          <table:table-cell table:style-name="Table96.C2" office:value-type="string">
            <text:p text:style-name="P104">N/A</text:p>
          </table:table-cell>
        </table:table-row>
        <table:table-row>
          <table:table-cell table:style-name="Table96.A2" table:number-columns-spanned="2" office:value-type="string">
            <text:p text:style-name="P89">Default Style</text:p>
          </table:table-cell>
          <table:covered-table-cell/>
          <table:table-cell table:style-name="Table96.C2" office:value-type="string">
            <text:p text:style-name="P104">Icon</text:p>
          </table:table-cell>
        </table:table-row>
        <table:table-row>
          <table:table-cell table:style-name="Table96.A2" table:number-columns-spanned="2" office:value-type="string">
            <text:p text:style-name="P89">Name in OpenOffice 1.1</text:p>
          </table:table-cell>
          <table:covered-table-cell/>
          <table:table-cell table:style-name="Table96.C2" office:value-type="string">
            <text:p text:style-name="P66">N/A</text:p>
          </table:table-cell>
        </table:table-row>
        <table:table-row>
          <table:table-cell table:style-name="Table96.A2" table:number-columns-spanned="2" office:value-type="string">
            <text:p text:style-name="P89">Name in Microsoft Office 2003</text:p>
          </table:table-cell>
          <table:covered-table-cell/>
          <table:table-cell table:style-name="Table96.C2" office:value-type="string">
            <text:p text:style-name="P66">N/A</text:p>
          </table:table-cell>
        </table:table-row>
        <table:table-row>
          <table:table-cell table:style-name="Table96.A2" table:number-columns-spanned="2" office:value-type="string">
            <text:p text:style-name="P89">Notes:</text:p>
          </table:table-cell>
          <table:covered-table-cell/>
          <table:table-cell table:style-name="Table96.C2" office:value-type="string">
            <text:p text:style-name="P66"/>
          </table:table-cell>
        </table:table-row>
        <table:table-row>
          <table:table-cell table:style-name="Table96.A2" table:number-columns-spanned="2" office:value-type="string">
            <text:p text:style-name="P89">Toolbar Content:</text:p>
          </table:table-cell>
          <table:covered-table-cell/>
          <table:table-cell table:style-name="Table96.C2" office:value-type="string">
            <text:p text:style-name="P2">Spin Button</text:p>
            <text:p text:style-name="P2">Scrollbar</text:p>
            <text:p text:style-name="P26">&lt;BR&gt;</text:p>
            <text:p text:style-name="P2">Image Button</text:p>
            <text:p text:style-name="P2">Image Control</text:p>
            <text:p text:style-name="P27">&lt;BR&gt;</text:p>
            <text:p text:style-name="P2">File Selection</text:p>
            <text:p text:style-name="P2">Date Field</text:p>
            <text:p text:style-name="P27">&lt;BR&gt;</text:p>
            <text:p text:style-name="P2">Time Field</text:p>
            <text:p text:style-name="P2">Numerical Field</text:p>
            <text:p text:style-name="P27">&lt;BR&gt;</text:p>
            <text:p text:style-name="P2">Currency Field</text:p>
            <text:p text:style-name="P2">Pattern Field</text:p>
            <text:p text:style-name="P27">&lt;BR&gt;</text:p>
            <text:p text:style-name="P2">Group Box</text:p>
            <text:p text:style-name="P2">Table Control</text:p>
            <text:p text:style-name="P27">&lt;BR&gt;</text:p>
            <text:p text:style-name="P2">Navigation Button</text:p>
          </table:table-cell>
        </table:table-row>
      </table:table>
      <text:h text:style-name="P47" text:outline-level="3">Form Design (Impress)</text:h>
      <table:table table:name="Table97" table:style-name="Table97">
        <table:table-column table:style-name="Table97.A"/>
        <table:table-column table:style-name="Table97.B"/>
        <table:table-column table:style-name="Table97.C"/>
        <table:table-row>
          <table:table-cell table:style-name="Table97.A1" office:value-type="string">
            <text:p text:style-name="WW-Table_20_Heading">Toolbar Name:</text:p>
          </table:table-cell>
          <table:table-cell table:style-name="Table97.A1" office:value-type="string">
            <text:p text:style-name="WW-Table_20_Heading">EN:</text:p>
          </table:table-cell>
          <table:table-cell table:style-name="Table97.C1" office:value-type="string">
            <text:p text:style-name="P23">Form Design</text:p>
          </table:table-cell>
        </table:table-row>
        <table:table-row>
          <table:table-cell table:style-name="Table97.A2" office:value-type="string">
            <text:p text:style-name="WW-Table_20_Contents"/>
          </table:table-cell>
          <table:table-cell table:style-name="Table97.A2" office:value-type="string">
            <text:p text:style-name="P89">GER:</text:p>
          </table:table-cell>
          <table:table-cell table:style-name="Table97.C2" office:value-type="string">
            <text:p text:style-name="P100">Formular-Entwurf</text:p>
          </table:table-cell>
        </table:table-row>
        <table:table-row>
          <table:table-cell table:style-name="Table97.A2" table:number-columns-spanned="2" office:value-type="string">
            <text:p text:style-name="WW-Table_20_Heading">Toolbar File Name:</text:p>
          </table:table-cell>
          <table:covered-table-cell/>
          <table:table-cell table:style-name="Table97.C2" office:value-type="string">
            <text:p text:style-name="P100">Formdesign.xml</text:p>
          </table:table-cell>
        </table:table-row>
        <table:table-row>
          <table:table-cell table:style-name="Table97.A2" table:number-columns-spanned="2" office:value-type="string">
            <text:p text:style-name="P89">Appears in:</text:p>
          </table:table-cell>
          <table:covered-table-cell/>
          <table:table-cell table:style-name="Table97.C2" office:value-type="string">
            <text:p text:style-name="P99">Impress</text:p>
          </table:table-cell>
        </table:table-row>
        <table:table-row>
          <table:table-cell table:style-name="Table97.A2" table:number-columns-spanned="2" office:value-type="string">
            <text:p text:style-name="P89">Shall always be visible</text:p>
          </table:table-cell>
          <table:covered-table-cell/>
          <table:table-cell table:style-name="Table97.C2" office:value-type="string">
            <text:p text:style-name="P99">No</text:p>
          </table:table-cell>
        </table:table-row>
        <table:table-row>
          <table:table-cell table:style-name="Table97.A2" table:number-columns-spanned="2" office:value-type="string">
            <text:p text:style-name="P89">List in View/Toolbars:</text:p>
          </table:table-cell>
          <table:covered-table-cell/>
          <table:table-cell table:style-name="Table97.C2" office:value-type="string">
            <text:p text:style-name="P99">Yes</text:p>
          </table:table-cell>
        </table:table-row>
        <table:table-row>
          <table:table-cell table:style-name="Table97.A2" table:number-columns-spanned="2" office:value-type="string">
            <text:p text:style-name="P89">Visible after first start</text:p>
          </table:table-cell>
          <table:covered-table-cell/>
          <table:table-cell table:style-name="Table97.C2" office:value-type="string">
            <text:p text:style-name="P99">No</text:p>
          </table:table-cell>
        </table:table-row>
        <table:table-row>
          <table:table-cell table:style-name="Table97.A2" table:number-columns-spanned="2" office:value-type="string">
            <text:p text:style-name="P89">Sub-Toolbar of:</text:p>
          </table:table-cell>
          <table:covered-table-cell/>
          <table:table-cell table:style-name="Table97.C2" office:value-type="string">
            <text:p text:style-name="P70">Controls</text:p>
          </table:table-cell>
        </table:table-row>
        <table:table-row>
          <table:table-cell table:style-name="Table97.A2" table:number-columns-spanned="2" office:value-type="string">
            <text:p text:style-name="P89">Display Tb if context is given</text:p>
          </table:table-cell>
          <table:covered-table-cell/>
          <table:table-cell table:style-name="Table97.C2" office:value-type="string">
            <text:p text:style-name="P99">No</text:p>
          </table:table-cell>
        </table:table-row>
        <table:table-row>
          <table:table-cell table:style-name="Table97.A2" table:number-columns-spanned="2" office:value-type="string">
            <text:p text:style-name="P89">Close Operation</text:p>
          </table:table-cell>
          <table:covered-table-cell/>
          <table:table-cell table:style-name="Table97.C2" office:value-type="string">
            <text:p text:style-name="P107">Permanently</text:p>
          </table:table-cell>
        </table:table-row>
        <table:table-row>
          <table:table-cell table:style-name="Table97.A2" table:number-columns-spanned="2" office:value-type="string">
            <text:p text:style-name="P89">Default Docking State</text:p>
          </table:table-cell>
          <table:covered-table-cell/>
          <table:table-cell table:style-name="Table97.C2" office:value-type="string">
            <text:p text:style-name="P99">Docked</text:p>
          </table:table-cell>
        </table:table-row>
        <table:table-row>
          <table:table-cell table:style-name="Table97.A2" table:number-columns-spanned="2" office:value-type="string">
            <text:p text:style-name="P89">Default Position</text:p>
          </table:table-cell>
          <table:covered-table-cell/>
          <table:table-cell table:style-name="Table97.C2" office:value-type="string">
            <text:p text:style-name="P99">Top</text:p>
          </table:table-cell>
        </table:table-row>
        <table:table-row>
          <table:table-cell table:style-name="Table97.A2" table:number-columns-spanned="2" office:value-type="string">
            <text:p text:style-name="P89">Default Style</text:p>
          </table:table-cell>
          <table:covered-table-cell/>
          <table:table-cell table:style-name="Table97.C2" office:value-type="string">
            <text:p text:style-name="P104">Icon</text:p>
          </table:table-cell>
        </table:table-row>
        <table:table-row>
          <table:table-cell table:style-name="Table97.A2" table:number-columns-spanned="2" office:value-type="string">
            <text:p text:style-name="P89">Name in OpenOffice 1.1</text:p>
          </table:table-cell>
          <table:covered-table-cell/>
          <table:table-cell table:style-name="Table97.C2" office:value-type="string">
            <text:p text:style-name="P66">Control Bar</text:p>
          </table:table-cell>
        </table:table-row>
        <table:table-row>
          <table:table-cell table:style-name="Table97.A2" table:number-columns-spanned="2" office:value-type="string">
            <text:p text:style-name="P89">Name in Microsoft Office 2003</text:p>
          </table:table-cell>
          <table:covered-table-cell/>
          <table:table-cell table:style-name="Table97.C2" office:value-type="string">
            <text:p text:style-name="P24">Form Design</text:p>
          </table:table-cell>
        </table:table-row>
        <table:table-row>
          <table:table-cell table:style-name="Table97.A2" table:number-columns-spanned="2" office:value-type="string">
            <text:p text:style-name="P89">Notes:</text:p>
          </table:table-cell>
          <table:covered-table-cell/>
          <table:table-cell table:style-name="Table97.C2" office:value-type="string">
            <text:p text:style-name="P71">THIS TOOLBAR SHALL ONLY APPEAR IF AN FONTWORK OBJECT IS SELECTED, OR THE FONTWORK GALLERY IS VISIBLE</text:p>
          </table:table-cell>
        </table:table-row>
        <table:table-row>
          <table:table-cell table:style-name="Table97.A2" table:number-columns-spanned="2" office:value-type="string">
            <text:p text:style-name="P89">Toolbar Content:</text:p>
          </table:table-cell>
          <table:covered-table-cell/>
          <table:table-cell table:style-name="Table97.C2" office:value-type="string">
            <text:p text:style-name="P32">Select</text:p>
            <text:p text:style-name="P32">-------------</text:p>
            <text:p text:style-name="P32">Control...</text:p>
            <text:p text:style-name="P32">Form...</text:p>
            <text:p text:style-name="P32">Position and Size</text:p>
            <text:p text:style-name="P32">-------------</text:p>
            <text:p text:style-name="P32">Form Navigator...</text:p>
            <text:p text:style-name="P32">Activation Order...</text:p>
            <text:p text:style-name="P32">Add Field...</text:p>
            <text:p text:style-name="P32">Automatic Control Focus</text:p>
            <text:p text:style-name="P32">-------------</text:p>
            <text:p text:style-name="P32">Bring to Front [hidden by default]</text:p>
            <text:p text:style-name="P32">Send to Back [hidden by default]</text:p>
            <text:p text:style-name="P32">-------------</text:p>
            <text:p text:style-name="P32">Group [hidden by default]</text:p>
            <text:p text:style-name="P32">Ungroup [hidden by default]</text:p>
            <text:p text:style-name="P32">Edit Group [hidden by default]</text:p>
            <text:p text:style-name="P32">Exit Group [hidden by default]</text:p>
            <text:p text:style-name="P32">-------------</text:p>
            <text:p text:style-name="P40">Align --&gt; Align</text:p>
            <text:p text:style-name="P32">-------------</text:p>
            <text:p text:style-name="P32">Open in Design Mode</text:p>
            <text:p text:style-name="P32">Visible Grid</text:p>
            <text:p text:style-name="P32">Snap to Grid -&gt; ON</text:p>
            <text:p text:style-name="P32">Guides when Moving</text:p>
          </table:table-cell>
        </table:table-row>
      </table:table>
      <text:h text:style-name="P50" text:outline-level="3">Text Box Formatting (Impress)</text:h>
      <table:table table:name="Table37" table:style-name="Table37">
        <table:table-column table:style-name="Table37.A"/>
        <table:table-column table:style-name="Table37.B"/>
        <table:table-row>
          <table:table-cell table:style-name="Table37.A1" office:value-type="string">
            <text:p text:style-name="P89">Toolbar Content:</text:p>
          </table:table-cell>
          <table:table-cell table:style-name="Table37.B1" office:value-type="string">
            <text:p text:style-name="P8">Font Name</text:p>
            <text:p text:style-name="P8">-----------<text:line-break/>Font Size<text:line-break/>------------<text:line-break/>Bold<text:line-break/>Italic<text:line-break/>Underline<text:line-break/>Superscript<text:line-break/>Subscript<text:line-break/>------------<text:line-break/>Align Left<text:line-break/>Centered<text:line-break/>Align Right</text:p>
            <text:p text:style-name="P8">Justified<text:line-break/>-------------</text:p>
            <text:p text:style-name="P9">Left-To-Right [hidden by default]</text:p>
            <text:p text:style-name="P32">Right-To-Left [hidden by default]</text:p>
            <text:p text:style-name="P8">-------------</text:p>
            <text:p text:style-name="P8">Line Spacing: 1</text:p>
            <text:p text:style-name="P8">Line Spacing: 1.5</text:p>
            <text:p text:style-name="P8">Line Spacing: 2</text:p>
            <text:p text:style-name="P36">---------------<text:line-break/>Font Attributes<text:line-break/>Format: Paragraph</text:p>
          </table:table-cell>
        </table:table-row>
      </table:table>
      <text:h text:style-name="P47" text:outline-level="3">Fontwork (Impress)</text:h>
      <table:table table:name="Table98" table:style-name="Table98">
        <table:table-column table:style-name="Table98.A"/>
        <table:table-column table:style-name="Table98.B"/>
        <table:table-column table:style-name="Table98.C"/>
        <table:table-row>
          <table:table-cell table:style-name="Table98.A1" office:value-type="string">
            <text:p text:style-name="WW-Table_20_Heading">Toolbar Name:</text:p>
          </table:table-cell>
          <table:table-cell table:style-name="Table98.A1" office:value-type="string">
            <text:p text:style-name="WW-Table_20_Heading">EN:</text:p>
          </table:table-cell>
          <table:table-cell table:style-name="Table98.C1" office:value-type="string">
            <text:p text:style-name="P65">Fontwork</text:p>
          </table:table-cell>
        </table:table-row>
        <table:table-row>
          <table:table-cell table:style-name="Table98.A2" office:value-type="string">
            <text:p text:style-name="WW-Table_20_Contents"/>
          </table:table-cell>
          <table:table-cell table:style-name="Table98.A2" office:value-type="string">
            <text:p text:style-name="P89">GER:</text:p>
          </table:table-cell>
          <table:table-cell table:style-name="Table98.C2" office:value-type="string">
            <text:p text:style-name="P100">Fontwork</text:p>
          </table:table-cell>
        </table:table-row>
        <table:table-row>
          <table:table-cell table:style-name="Table98.A2" table:number-columns-spanned="2" office:value-type="string">
            <text:p text:style-name="WW-Table_20_Heading">Toolbar File Name:</text:p>
          </table:table-cell>
          <table:covered-table-cell/>
          <table:table-cell table:style-name="Table98.C2" office:value-type="string">
            <text:p text:style-name="P100">Fontworkobjectbar.xml</text:p>
          </table:table-cell>
        </table:table-row>
        <table:table-row>
          <table:table-cell table:style-name="Table98.A2" table:number-columns-spanned="2" office:value-type="string">
            <text:p text:style-name="P89">Appears in:</text:p>
          </table:table-cell>
          <table:covered-table-cell/>
          <table:table-cell table:style-name="Table98.C2" office:value-type="string">
            <text:p text:style-name="P99">Impress</text:p>
          </table:table-cell>
        </table:table-row>
        <table:table-row>
          <table:table-cell table:style-name="Table98.A2" table:number-columns-spanned="2" office:value-type="string">
            <text:p text:style-name="P89">Shall always be visible</text:p>
          </table:table-cell>
          <table:covered-table-cell/>
          <table:table-cell table:style-name="Table98.C2" office:value-type="string">
            <text:p text:style-name="P99">No</text:p>
          </table:table-cell>
        </table:table-row>
        <table:table-row>
          <table:table-cell table:style-name="Table98.A2" table:number-columns-spanned="2" office:value-type="string">
            <text:p text:style-name="P89">List in View/Toolbars:</text:p>
          </table:table-cell>
          <table:covered-table-cell/>
          <table:table-cell table:style-name="Table98.C2" office:value-type="string">
            <text:p text:style-name="P99">No</text:p>
          </table:table-cell>
        </table:table-row>
        <table:table-row>
          <table:table-cell table:style-name="Table98.A2" table:number-columns-spanned="2" office:value-type="string">
            <text:p text:style-name="P89">Visible after first start</text:p>
          </table:table-cell>
          <table:covered-table-cell/>
          <table:table-cell table:style-name="Table98.C2" office:value-type="string">
            <text:p text:style-name="P99">No</text:p>
          </table:table-cell>
        </table:table-row>
        <table:table-row>
          <table:table-cell table:style-name="Table98.A2" table:number-columns-spanned="2" office:value-type="string">
            <text:p text:style-name="P89">Sub-Toolbar of:</text:p>
          </table:table-cell>
          <table:covered-table-cell/>
          <table:table-cell table:style-name="Table98.C2" office:value-type="string">
            <text:p text:style-name="P99">Drawing</text:p>
          </table:table-cell>
        </table:table-row>
        <table:table-row>
          <table:table-cell table:style-name="Table98.A2" table:number-columns-spanned="2" office:value-type="string">
            <text:p text:style-name="P89">Display Tb if context is given</text:p>
          </table:table-cell>
          <table:covered-table-cell/>
          <table:table-cell table:style-name="Table98.C2" office:value-type="string">
            <text:p text:style-name="P99">Yes</text:p>
          </table:table-cell>
        </table:table-row>
        <table:table-row>
          <table:table-cell table:style-name="Table98.A2" table:number-columns-spanned="2" office:value-type="string">
            <text:p text:style-name="P89">Close Operation</text:p>
          </table:table-cell>
          <table:covered-table-cell/>
          <table:table-cell table:style-name="Table98.C2" office:value-type="string">
            <text:p text:style-name="P107">Temporarily</text:p>
          </table:table-cell>
        </table:table-row>
        <table:table-row>
          <table:table-cell table:style-name="Table98.A2" table:number-columns-spanned="2" office:value-type="string">
            <text:p text:style-name="P89">Default Docking State</text:p>
          </table:table-cell>
          <table:covered-table-cell/>
          <table:table-cell table:style-name="Table98.C2" office:value-type="string">
            <text:p text:style-name="P104">Floated</text:p>
          </table:table-cell>
        </table:table-row>
        <table:table-row>
          <table:table-cell table:style-name="Table98.A2" table:number-columns-spanned="2" office:value-type="string">
            <text:p text:style-name="P89">Default Position</text:p>
          </table:table-cell>
          <table:covered-table-cell/>
          <table:table-cell table:style-name="Table98.C2" office:value-type="string">
            <text:p text:style-name="P104">N/A</text:p>
          </table:table-cell>
        </table:table-row>
        <table:table-row>
          <table:table-cell table:style-name="Table98.A2" table:number-columns-spanned="2" office:value-type="string">
            <text:p text:style-name="P89">Default Style</text:p>
          </table:table-cell>
          <table:covered-table-cell/>
          <table:table-cell table:style-name="Table98.C2" office:value-type="string">
            <text:p text:style-name="P104">Icon</text:p>
          </table:table-cell>
        </table:table-row>
        <table:table-row>
          <table:table-cell table:style-name="Table98.A2" table:number-columns-spanned="2" office:value-type="string">
            <text:p text:style-name="P89">Name in OpenOffice 1.1</text:p>
          </table:table-cell>
          <table:covered-table-cell/>
          <table:table-cell table:style-name="Table98.C2" office:value-type="string">
            <text:p text:style-name="P66">N/A</text:p>
          </table:table-cell>
        </table:table-row>
        <table:table-row>
          <table:table-cell table:style-name="Table98.A2" table:number-columns-spanned="2" office:value-type="string">
            <text:p text:style-name="P89">Name in Microsoft Office 2003</text:p>
          </table:table-cell>
          <table:covered-table-cell/>
          <table:table-cell table:style-name="Table98.C2" office:value-type="string">
            <text:p text:style-name="P66">WordArt</text:p>
          </table:table-cell>
        </table:table-row>
        <table:table-row>
          <table:table-cell table:style-name="Table98.A2" table:number-columns-spanned="2" office:value-type="string">
            <text:p text:style-name="P89">Notes:</text:p>
          </table:table-cell>
          <table:covered-table-cell/>
          <table:table-cell table:style-name="Table98.C2" office:value-type="string">
            <text:p text:style-name="P71">SHALL APPEAR IF FONTWORKCALLERY HAS BEEN CALLED</text:p>
          </table:table-cell>
        </table:table-row>
        <table:table-row>
          <table:table-cell table:style-name="Table98.A2" table:number-columns-spanned="2" office:value-type="string">
            <text:p text:style-name="P89">Toolbar Content</text:p>
          </table:table-cell>
          <table:covered-table-cell/>
          <table:table-cell table:style-name="Table98.C2" office:value-type="string">
            <text:p text:style-name="P9">Fontwork Gallery</text:p>
            <text:p text:style-name="P11">------------------</text:p>
            <text:p text:style-name="P11">Fontwork Shape<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ext:p text:style-name="P9">Fontwork Same Letter Heights</text:p>
            <text:p text:style-name="P9">------------------</text:p>
            <text:p text:style-name="P9">Fontwork Alignment<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ext:p text:style-name="P9">Fontwork Character Spacing<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able:table-cell>
        </table:table-row>
      </table:table>
      <text:h text:style-name="P47" text:outline-level="3">Fontwork Shapes (Impress)</text:h>
      <table:table table:name="Table99" table:style-name="Table99">
        <table:table-column table:style-name="Table99.A"/>
        <table:table-column table:style-name="Table99.B"/>
        <table:table-column table:style-name="Table99.C"/>
        <table:table-row>
          <table:table-cell table:style-name="Table99.A1" office:value-type="string">
            <text:p text:style-name="WW-Table_20_Heading">Toolbar Name:</text:p>
          </table:table-cell>
          <table:table-cell table:style-name="Table99.A1" office:value-type="string">
            <text:p text:style-name="WW-Table_20_Heading">EN:</text:p>
          </table:table-cell>
          <table:table-cell table:style-name="Table99.C1" office:value-type="string">
            <text:p text:style-name="P65">Fontwork Shape</text:p>
          </table:table-cell>
        </table:table-row>
        <table:table-row>
          <table:table-cell table:style-name="Table99.A2" office:value-type="string">
            <text:p text:style-name="WW-Table_20_Contents"/>
          </table:table-cell>
          <table:table-cell table:style-name="Table99.A2" office:value-type="string">
            <text:p text:style-name="P89">GER:</text:p>
          </table:table-cell>
          <table:table-cell table:style-name="Table99.C2" office:value-type="string">
            <text:p text:style-name="P100">Fontwork-Form</text:p>
          </table:table-cell>
        </table:table-row>
        <table:table-row>
          <table:table-cell table:style-name="Table99.A2" table:number-columns-spanned="2" office:value-type="string">
            <text:p text:style-name="WW-Table_20_Heading">Toolbar File Name:</text:p>
          </table:table-cell>
          <table:covered-table-cell/>
          <table:table-cell table:style-name="Table99.C2" office:value-type="string">
            <text:p text:style-name="P100">Fontworkshapetypes.xml</text:p>
          </table:table-cell>
        </table:table-row>
        <table:table-row>
          <table:table-cell table:style-name="Table99.A2" table:number-columns-spanned="2" office:value-type="string">
            <text:p text:style-name="P89">Appears in:</text:p>
          </table:table-cell>
          <table:covered-table-cell/>
          <table:table-cell table:style-name="Table99.C2" office:value-type="string">
            <text:p text:style-name="P99">Impress</text:p>
          </table:table-cell>
        </table:table-row>
        <table:table-row>
          <table:table-cell table:style-name="Table99.A2" table:number-columns-spanned="2" office:value-type="string">
            <text:p text:style-name="P89">Shall always be visible</text:p>
          </table:table-cell>
          <table:covered-table-cell/>
          <table:table-cell table:style-name="Table99.C2" office:value-type="string">
            <text:p text:style-name="P99">No</text:p>
          </table:table-cell>
        </table:table-row>
        <table:table-row>
          <table:table-cell table:style-name="Table99.A2" table:number-columns-spanned="2" office:value-type="string">
            <text:p text:style-name="P89">List in View/Toolbars:</text:p>
          </table:table-cell>
          <table:covered-table-cell/>
          <table:table-cell table:style-name="Table99.C2" office:value-type="string">
            <text:p text:style-name="P99">No</text:p>
          </table:table-cell>
        </table:table-row>
        <table:table-row>
          <table:table-cell table:style-name="Table99.A2" table:number-columns-spanned="2" office:value-type="string">
            <text:p text:style-name="P89">Visible after first start</text:p>
          </table:table-cell>
          <table:covered-table-cell/>
          <table:table-cell table:style-name="Table99.C2" office:value-type="string">
            <text:p text:style-name="P99">No</text:p>
          </table:table-cell>
        </table:table-row>
        <table:table-row>
          <table:table-cell table:style-name="Table99.A2" table:number-columns-spanned="2" office:value-type="string">
            <text:p text:style-name="P89">Sub-Toolbar of:</text:p>
          </table:table-cell>
          <table:covered-table-cell/>
          <table:table-cell table:style-name="Table99.C2" office:value-type="string">
            <text:p text:style-name="P99">Fontwork</text:p>
          </table:table-cell>
        </table:table-row>
        <table:table-row>
          <table:table-cell table:style-name="Table99.A2" table:number-columns-spanned="2" office:value-type="string">
            <text:p text:style-name="P89">Display Tb if context is given</text:p>
          </table:table-cell>
          <table:covered-table-cell/>
          <table:table-cell table:style-name="Table99.C2" office:value-type="string">
            <text:p text:style-name="P99">No</text:p>
          </table:table-cell>
        </table:table-row>
        <table:table-row>
          <table:table-cell table:style-name="Table99.A2" table:number-columns-spanned="2" office:value-type="string">
            <text:p text:style-name="P89">Close Operation</text:p>
          </table:table-cell>
          <table:covered-table-cell/>
          <table:table-cell table:style-name="Table99.C2" office:value-type="string">
            <text:p text:style-name="P107">Permanently</text:p>
          </table:table-cell>
        </table:table-row>
        <table:table-row>
          <table:table-cell table:style-name="Table99.A2" table:number-columns-spanned="2" office:value-type="string">
            <text:p text:style-name="P89">Default Docking State</text:p>
          </table:table-cell>
          <table:covered-table-cell/>
          <table:table-cell table:style-name="Table99.C2" office:value-type="string">
            <text:p text:style-name="P104">Floated</text:p>
          </table:table-cell>
        </table:table-row>
        <table:table-row>
          <table:table-cell table:style-name="Table99.A2" table:number-columns-spanned="2" office:value-type="string">
            <text:p text:style-name="P89">Default Position</text:p>
          </table:table-cell>
          <table:covered-table-cell/>
          <table:table-cell table:style-name="Table99.C2" office:value-type="string">
            <text:p text:style-name="P104">N/A</text:p>
          </table:table-cell>
        </table:table-row>
        <table:table-row>
          <table:table-cell table:style-name="Table99.A2" table:number-columns-spanned="2" office:value-type="string">
            <text:p text:style-name="P89">Default Style</text:p>
          </table:table-cell>
          <table:covered-table-cell/>
          <table:table-cell table:style-name="Table99.C2" office:value-type="string">
            <text:p text:style-name="P104">Icon</text:p>
          </table:table-cell>
        </table:table-row>
        <table:table-row>
          <table:table-cell table:style-name="Table99.A2" table:number-columns-spanned="2" office:value-type="string">
            <text:p text:style-name="P89">Name in OpenOffice 1.1</text:p>
          </table:table-cell>
          <table:covered-table-cell/>
          <table:table-cell table:style-name="Table99.C2" office:value-type="string">
            <text:p text:style-name="P66">N/A</text:p>
          </table:table-cell>
        </table:table-row>
        <table:table-row>
          <table:table-cell table:style-name="Table99.A2" table:number-columns-spanned="2" office:value-type="string">
            <text:p text:style-name="P89">Name in Microsoft Office 2003</text:p>
          </table:table-cell>
          <table:covered-table-cell/>
          <table:table-cell table:style-name="Table99.C2" office:value-type="string">
            <text:p text:style-name="P66">WordArt Shape</text:p>
          </table:table-cell>
        </table:table-row>
        <table:table-row>
          <table:table-cell table:style-name="Table99.A2" table:number-columns-spanned="2" office:value-type="string">
            <text:p text:style-name="P89">Notes:</text:p>
          </table:table-cell>
          <table:covered-table-cell/>
          <table:table-cell table:style-name="Table99.C2" office:value-type="string">
            <text:p text:style-name="P66"/>
          </table:table-cell>
        </table:table-row>
        <table:table-row>
          <table:table-cell table:style-name="Table99.A2" table:number-columns-spanned="2" office:value-type="string">
            <text:p text:style-name="P89">Toolbar Content</text:p>
          </table:table-cell>
          <table:covered-table-cell/>
          <table:table-cell table:style-name="Table99.C2" office:value-type="string">
            <text:p text:style-name="P9">Plain Text</text:p>
            <text:p text:style-name="P9">Wave</text:p>
            <text:p text:style-name="P9">Inflate</text:p>
            <text:p text:style-name="P9">Stop</text:p>
            <text:p text:style-name="P9">Curve Up</text:p>
            <text:p text:style-name="P9">Curve Down</text:p>
            <text:p text:style-name="P10">&lt;BR&gt;</text:p>
            <text:p text:style-name="P9">Triangle Up</text:p>
            <text:p text:style-name="P9">Triangle Down</text:p>
            <text:p text:style-name="P9">Fade Right</text:p>
            <text:p text:style-name="P9">Fade Left</text:p>
            <text:p text:style-name="P9">Fade Up</text:p>
            <text:p text:style-name="P9">Fade Down</text:p>
            <text:p text:style-name="P10">&lt;BR&gt;</text:p>
            <text:p text:style-name="P9">Slant Up</text:p>
            <text:p text:style-name="P9">Slant Down</text:p>
            <text:p text:style-name="P9">Fade Up and Right</text:p>
            <text:p text:style-name="P9">Fade Up and Left</text:p>
            <text:p text:style-name="P9">Chevron Up</text:p>
            <text:p text:style-name="P9">Chevron Down</text:p>
            <text:p text:style-name="P10">&lt;BR&gt;</text:p>
            <text:p text:style-name="P9">Arch Up (Curve)</text:p>
            <text:p text:style-name="P9">Arch Down (Curve)</text:p>
            <text:p text:style-name="P9">Arch Left (Curve)</text:p>
            <text:p text:style-name="P9">Arch Right (Curve)</text:p>
            <text:p text:style-name="P9">Circle (Curve)</text:p>
            <text:p text:style-name="P9">Open Circle (Curve)</text:p>
            <text:p text:style-name="P10">&lt;BR&gt;</text:p>
            <text:p text:style-name="P9">Arch Up (Pour)</text:p>
            <text:p text:style-name="P9">Arch Down (Pour)</text:p>
            <text:p text:style-name="P9">Arch Left (Pour)</text:p>
            <text:p text:style-name="P9">Arch Right (Pour)</text:p>
            <text:p text:style-name="P9">Circle (Pour)</text:p>
            <text:p text:style-name="P9">Open Circle (Pour)</text:p>
          </table:table-cell>
        </table:table-row>
      </table:table>
      <text:h text:style-name="P47" text:outline-level="3">Picture (Impress)</text:h>
      <table:table table:name="Table100" table:style-name="Table100">
        <table:table-column table:style-name="Table100.A"/>
        <table:table-column table:style-name="Table100.B"/>
        <table:table-column table:style-name="Table100.C"/>
        <table:table-row>
          <table:table-cell table:style-name="Table100.A1" office:value-type="string">
            <text:p text:style-name="WW-Table_20_Heading">Toolbar Name:</text:p>
          </table:table-cell>
          <table:table-cell table:style-name="Table100.A1" office:value-type="string">
            <text:p text:style-name="WW-Table_20_Heading">EN:</text:p>
          </table:table-cell>
          <table:table-cell table:style-name="Table100.C1" office:value-type="string">
            <text:p text:style-name="P65">Picture</text:p>
          </table:table-cell>
        </table:table-row>
        <table:table-row>
          <table:table-cell table:style-name="Table100.A2" office:value-type="string">
            <text:p text:style-name="WW-Table_20_Contents"/>
          </table:table-cell>
          <table:table-cell table:style-name="Table100.A2" office:value-type="string">
            <text:p text:style-name="P89">GER:</text:p>
          </table:table-cell>
          <table:table-cell table:style-name="Table100.C2" office:value-type="string">
            <text:p text:style-name="P100">Bild</text:p>
          </table:table-cell>
        </table:table-row>
        <table:table-row>
          <table:table-cell table:style-name="Table100.A2" table:number-columns-spanned="2" office:value-type="string">
            <text:p text:style-name="WW-Table_20_Heading">Toolbar File Name:</text:p>
          </table:table-cell>
          <table:covered-table-cell/>
          <table:table-cell table:style-name="Table100.C2" office:value-type="string">
            <text:p text:style-name="P100">Graphicobjectbar.xml</text:p>
          </table:table-cell>
        </table:table-row>
        <table:table-row>
          <table:table-cell table:style-name="Table100.A2" table:number-columns-spanned="2" office:value-type="string">
            <text:p text:style-name="P89">Appears in:</text:p>
          </table:table-cell>
          <table:covered-table-cell/>
          <table:table-cell table:style-name="Table100.C2" office:value-type="string">
            <text:p text:style-name="P99">Impress</text:p>
          </table:table-cell>
        </table:table-row>
        <table:table-row>
          <table:table-cell table:style-name="Table100.A2" table:number-columns-spanned="2" office:value-type="string">
            <text:p text:style-name="P89">Shall always be visible</text:p>
          </table:table-cell>
          <table:covered-table-cell/>
          <table:table-cell table:style-name="Table100.C2" office:value-type="string">
            <text:p text:style-name="P99">No</text:p>
          </table:table-cell>
        </table:table-row>
        <table:table-row>
          <table:table-cell table:style-name="Table100.A2" table:number-columns-spanned="2" office:value-type="string">
            <text:p text:style-name="P89">List in View/Toolbars:</text:p>
          </table:table-cell>
          <table:covered-table-cell/>
          <table:table-cell table:style-name="Table100.C2" office:value-type="string">
            <text:p text:style-name="P99">Yes</text:p>
          </table:table-cell>
        </table:table-row>
        <table:table-row>
          <table:table-cell table:style-name="Table100.A2" table:number-columns-spanned="2" office:value-type="string">
            <text:p text:style-name="P89">Visible after first start</text:p>
          </table:table-cell>
          <table:covered-table-cell/>
          <table:table-cell table:style-name="Table100.C2" office:value-type="string">
            <text:p text:style-name="P99">No</text:p>
          </table:table-cell>
        </table:table-row>
        <table:table-row>
          <table:table-cell table:style-name="Table100.A2" table:number-columns-spanned="2" office:value-type="string">
            <text:p text:style-name="P89">Sub-Toolbar of:</text:p>
          </table:table-cell>
          <table:covered-table-cell/>
          <table:table-cell table:style-name="Table100.C2" office:value-type="string">
            <text:p text:style-name="P99">None</text:p>
          </table:table-cell>
        </table:table-row>
        <table:table-row>
          <table:table-cell table:style-name="Table100.A2" table:number-columns-spanned="2" office:value-type="string">
            <text:p text:style-name="P89">Display Tb if context is given</text:p>
          </table:table-cell>
          <table:covered-table-cell/>
          <table:table-cell table:style-name="Table100.C2" office:value-type="string">
            <text:p text:style-name="P99">Yes</text:p>
          </table:table-cell>
        </table:table-row>
        <table:table-row>
          <table:table-cell table:style-name="Table100.A2" table:number-columns-spanned="2" office:value-type="string">
            <text:p text:style-name="P89">Close Operation</text:p>
          </table:table-cell>
          <table:covered-table-cell/>
          <table:table-cell table:style-name="Table100.C2" office:value-type="string">
            <text:p text:style-name="P107">Temporarily</text:p>
          </table:table-cell>
        </table:table-row>
        <table:table-row>
          <table:table-cell table:style-name="Table100.A2" table:number-columns-spanned="2" office:value-type="string">
            <text:p text:style-name="P89">Default Docking State</text:p>
          </table:table-cell>
          <table:covered-table-cell/>
          <table:table-cell table:style-name="Table100.C2" office:value-type="string">
            <text:p text:style-name="P104">Floated</text:p>
          </table:table-cell>
        </table:table-row>
        <table:table-row>
          <table:table-cell table:style-name="Table100.A2" table:number-columns-spanned="2" office:value-type="string">
            <text:p text:style-name="P89">Default Position</text:p>
          </table:table-cell>
          <table:covered-table-cell/>
          <table:table-cell table:style-name="Table100.C2" office:value-type="string">
            <text:p text:style-name="P104">N/A</text:p>
          </table:table-cell>
        </table:table-row>
        <table:table-row>
          <table:table-cell table:style-name="Table100.A2" table:number-columns-spanned="2" office:value-type="string">
            <text:p text:style-name="P89">Default Style</text:p>
          </table:table-cell>
          <table:covered-table-cell/>
          <table:table-cell table:style-name="Table100.C2" office:value-type="string">
            <text:p text:style-name="P104">Icon</text:p>
          </table:table-cell>
        </table:table-row>
        <table:table-row>
          <table:table-cell table:style-name="Table100.A2" table:number-columns-spanned="2" office:value-type="string">
            <text:p text:style-name="P89">Name in OpenOffice 1.1</text:p>
          </table:table-cell>
          <table:covered-table-cell/>
          <table:table-cell table:style-name="Table100.C2" office:value-type="string">
            <text:p text:style-name="P66">Graphics Object Bar</text:p>
          </table:table-cell>
        </table:table-row>
        <table:table-row>
          <table:table-cell table:style-name="Table100.A2" table:number-columns-spanned="2" office:value-type="string">
            <text:p text:style-name="P89">Name in Microsoft Office 2003</text:p>
          </table:table-cell>
          <table:covered-table-cell/>
          <table:table-cell table:style-name="Table100.C2" office:value-type="string">
            <text:p text:style-name="P66">Picture</text:p>
          </table:table-cell>
        </table:table-row>
        <table:table-row>
          <table:table-cell table:style-name="Table100.A2" table:number-columns-spanned="2" office:value-type="string">
            <text:p text:style-name="P89">Notes:</text:p>
          </table:table-cell>
          <table:covered-table-cell/>
          <table:table-cell table:style-name="Table100.C2" office:value-type="string">
            <text:p text:style-name="P66"/>
          </table:table-cell>
        </table:table-row>
        <table:table-row>
          <table:table-cell table:style-name="Table100.A2" table:number-columns-spanned="2" office:value-type="string">
            <text:p text:style-name="P89">Toolbar Content</text:p>
          </table:table-cell>
          <table:covered-table-cell/>
          <table:table-cell table:style-name="Table100.C2" office:value-type="string">
            <text:p text:style-name="P12">Insert Picture</text:p>
            <text:p text:style-name="P32">--------------</text:p>
            <text:p text:style-name="P37">Filter --&gt; Filter<text:span text:style-name="T37"> </text:span><text:span text:style-name="T35">Style: DropDownOnly</text:span></text:p>
            <text:p text:style-name="P32">--------------</text:p>
            <text:p text:style-name="P37">Graphics Mode --&gt; Graphics Mode (Office Later)</text:p>
            <text:p text:style-name="P32">--------------</text:p>
            <text:p text:style-name="P37">Color --&gt; Color</text:p>
            <text:p text:style-name="P32">-----------------</text:p>
            <text:p text:style-name="P32">Transparency</text:p>
            <text:p text:style-name="P32">-------------</text:p>
            <text:p text:style-name="P32">Line Style</text:p>
            <text:p text:style-name="P32">Area</text:p>
            <text:p text:style-name="P32">Shadow</text:p>
            <text:p text:style-name="P32">------------------</text:p>
            <text:p text:style-name="P32">Crop</text:p>
          </table:table-cell>
        </table:table-row>
      </table:table>
      <text:h text:style-name="P47" text:outline-level="3">Filter (Impress)</text:h>
      <table:table table:name="Table101" table:style-name="Table101">
        <table:table-column table:style-name="Table101.A"/>
        <table:table-column table:style-name="Table101.B"/>
        <table:table-column table:style-name="Table101.C"/>
        <table:table-row>
          <table:table-cell table:style-name="Table101.A1" office:value-type="string">
            <text:p text:style-name="WW-Table_20_Heading">Toolbar Name:</text:p>
          </table:table-cell>
          <table:table-cell table:style-name="Table101.A1" office:value-type="string">
            <text:p text:style-name="WW-Table_20_Heading">EN:</text:p>
          </table:table-cell>
          <table:table-cell table:style-name="Table101.C1" office:value-type="string">
            <text:p text:style-name="P65">Graphic Filter</text:p>
          </table:table-cell>
        </table:table-row>
        <table:table-row>
          <table:table-cell table:style-name="Table101.A2" office:value-type="string">
            <text:p text:style-name="WW-Table_20_Contents"/>
          </table:table-cell>
          <table:table-cell table:style-name="Table101.A2" office:value-type="string">
            <text:p text:style-name="P89">GER:</text:p>
          </table:table-cell>
          <table:table-cell table:style-name="Table101.C2" office:value-type="string">
            <text:p text:style-name="P100">Grafikfilter</text:p>
          </table:table-cell>
        </table:table-row>
        <table:table-row>
          <table:table-cell table:style-name="Table101.A2" table:number-columns-spanned="2" office:value-type="string">
            <text:p text:style-name="WW-Table_20_Heading">Toolbar File Name:</text:p>
          </table:table-cell>
          <table:covered-table-cell/>
          <table:table-cell table:style-name="Table101.C2" office:value-type="string">
            <text:p text:style-name="P100">Graffilterbar.xml</text:p>
          </table:table-cell>
        </table:table-row>
        <table:table-row>
          <table:table-cell table:style-name="Table101.A2" table:number-columns-spanned="2" office:value-type="string">
            <text:p text:style-name="P89">Appears in:</text:p>
          </table:table-cell>
          <table:covered-table-cell/>
          <table:table-cell table:style-name="Table101.C2" office:value-type="string">
            <text:p text:style-name="P99">Impress</text:p>
          </table:table-cell>
        </table:table-row>
        <table:table-row>
          <table:table-cell table:style-name="Table101.A2" table:number-columns-spanned="2" office:value-type="string">
            <text:p text:style-name="P89">Shall always be visible</text:p>
          </table:table-cell>
          <table:covered-table-cell/>
          <table:table-cell table:style-name="Table101.C2" office:value-type="string">
            <text:p text:style-name="P108"/>
          </table:table-cell>
        </table:table-row>
        <table:table-row>
          <table:table-cell table:style-name="Table101.A2" table:number-columns-spanned="2" office:value-type="string">
            <text:p text:style-name="P89">List in View/Toolbars:</text:p>
          </table:table-cell>
          <table:covered-table-cell/>
          <table:table-cell table:style-name="Table101.C2" office:value-type="string">
            <text:p text:style-name="P99">No</text:p>
          </table:table-cell>
        </table:table-row>
        <table:table-row>
          <table:table-cell table:style-name="Table101.A2" table:number-columns-spanned="2" office:value-type="string">
            <text:p text:style-name="P89">Visible after first start</text:p>
          </table:table-cell>
          <table:covered-table-cell/>
          <table:table-cell table:style-name="Table101.C2" office:value-type="string">
            <text:p text:style-name="P99">No</text:p>
          </table:table-cell>
        </table:table-row>
        <table:table-row>
          <table:table-cell table:style-name="Table101.A2" table:number-columns-spanned="2" office:value-type="string">
            <text:p text:style-name="P89">Sub-Toolbar of:</text:p>
          </table:table-cell>
          <table:covered-table-cell/>
          <table:table-cell table:style-name="Table101.C2" office:value-type="string">
            <text:p text:style-name="P99">Picture</text:p>
          </table:table-cell>
        </table:table-row>
        <table:table-row>
          <table:table-cell table:style-name="Table101.A2" table:number-columns-spanned="2" office:value-type="string">
            <text:p text:style-name="P89">Display Tb if context is given</text:p>
          </table:table-cell>
          <table:covered-table-cell/>
          <table:table-cell table:style-name="Table101.C2" office:value-type="string">
            <text:p text:style-name="P99">No</text:p>
          </table:table-cell>
        </table:table-row>
        <table:table-row>
          <table:table-cell table:style-name="Table101.A2" table:number-columns-spanned="2" office:value-type="string">
            <text:p text:style-name="P89">Close Operation</text:p>
          </table:table-cell>
          <table:covered-table-cell/>
          <table:table-cell table:style-name="Table101.C2" office:value-type="string">
            <text:p text:style-name="P107">Permanently</text:p>
          </table:table-cell>
        </table:table-row>
        <table:table-row>
          <table:table-cell table:style-name="Table101.A2" table:number-columns-spanned="2" office:value-type="string">
            <text:p text:style-name="P89">Default Docking State</text:p>
          </table:table-cell>
          <table:covered-table-cell/>
          <table:table-cell table:style-name="Table101.C2" office:value-type="string">
            <text:p text:style-name="P104">Floated</text:p>
          </table:table-cell>
        </table:table-row>
        <table:table-row>
          <table:table-cell table:style-name="Table101.A2" table:number-columns-spanned="2" office:value-type="string">
            <text:p text:style-name="P89">Default Position</text:p>
          </table:table-cell>
          <table:covered-table-cell/>
          <table:table-cell table:style-name="Table101.C2" office:value-type="string">
            <text:p text:style-name="P104">N/A</text:p>
          </table:table-cell>
        </table:table-row>
        <table:table-row>
          <table:table-cell table:style-name="Table101.A2" table:number-columns-spanned="2" office:value-type="string">
            <text:p text:style-name="P89">Default Style</text:p>
          </table:table-cell>
          <table:covered-table-cell/>
          <table:table-cell table:style-name="Table101.C2" office:value-type="string">
            <text:p text:style-name="P104">Icon</text:p>
          </table:table-cell>
        </table:table-row>
        <table:table-row>
          <table:table-cell table:style-name="Table101.A2" table:number-columns-spanned="2" office:value-type="string">
            <text:p text:style-name="P89">Name in OpenOffice 1.1</text:p>
          </table:table-cell>
          <table:covered-table-cell/>
          <table:table-cell table:style-name="Table101.C2" office:value-type="string">
            <text:p text:style-name="P66">Filters</text:p>
          </table:table-cell>
        </table:table-row>
        <table:table-row>
          <table:table-cell table:style-name="Table101.A2" table:number-columns-spanned="2" office:value-type="string">
            <text:p text:style-name="P89">Name in Microsoft Office 2003</text:p>
          </table:table-cell>
          <table:covered-table-cell/>
          <table:table-cell table:style-name="Table101.C2" office:value-type="string">
            <text:p text:style-name="P66">N/A</text:p>
          </table:table-cell>
        </table:table-row>
        <table:table-row>
          <table:table-cell table:style-name="Table101.A2" table:number-columns-spanned="2" office:value-type="string">
            <text:p text:style-name="P89">Notes:</text:p>
          </table:table-cell>
          <table:covered-table-cell/>
          <table:table-cell table:style-name="Table101.C2" office:value-type="string">
            <text:p text:style-name="P69"/>
          </table:table-cell>
        </table:table-row>
        <table:table-row>
          <table:table-cell table:style-name="Table101.A2" table:number-columns-spanned="2" office:value-type="string">
            <text:p text:style-name="P89">Toolbar Content</text:p>
          </table:table-cell>
          <table:covered-table-cell/>
          <table:table-cell table:style-name="Table101.C2" office:value-type="string">
            <text:p text:style-name="P32">Invert</text:p>
            <text:p text:style-name="P32">Smooth</text:p>
            <text:p text:style-name="P32">Sharpen</text:p>
            <text:p text:style-name="P32">Remove Noise</text:p>
            <text:p text:style-name="P32">&lt;BR&gt;</text:p>
            <text:p text:style-name="P32">Solarization</text:p>
            <text:p text:style-name="P32">Aging</text:p>
            <text:p text:style-name="P32">Posterize</text:p>
            <text:p text:style-name="P32">Popart</text:p>
            <text:p text:style-name="P32">&lt;BR&gt;</text:p>
            <text:p text:style-name="P32">Charcoal Sketch</text:p>
            <text:p text:style-name="P32">Relief</text:p>
            <text:p text:style-name="P32">Mosaic</text:p>
          </table:table-cell>
        </table:table-row>
      </table:table>
      <text:h text:style-name="P47" text:outline-level="3">Color (Impress)</text:h>
      <table:table table:name="Table102" table:style-name="Table102">
        <table:table-column table:style-name="Table102.A"/>
        <table:table-column table:style-name="Table102.B"/>
        <table:table-column table:style-name="Table102.C"/>
        <table:table-row>
          <table:table-cell table:style-name="Table102.A1" office:value-type="string">
            <text:p text:style-name="WW-Table_20_Heading">Toolbar Name:</text:p>
          </table:table-cell>
          <table:table-cell table:style-name="Table102.A1" office:value-type="string">
            <text:p text:style-name="WW-Table_20_Heading">EN:</text:p>
          </table:table-cell>
          <table:table-cell table:style-name="Table102.C1" office:value-type="string">
            <text:p text:style-name="P65">Color</text:p>
          </table:table-cell>
        </table:table-row>
        <table:table-row>
          <table:table-cell table:style-name="Table102.A2" office:value-type="string">
            <text:p text:style-name="WW-Table_20_Contents"/>
          </table:table-cell>
          <table:table-cell table:style-name="Table102.A2" office:value-type="string">
            <text:p text:style-name="P89">GER:</text:p>
          </table:table-cell>
          <table:table-cell table:style-name="Table102.C2" office:value-type="string">
            <text:p text:style-name="P100">Farbe</text:p>
          </table:table-cell>
        </table:table-row>
        <table:table-row>
          <table:table-cell table:style-name="Table102.A2" table:number-columns-spanned="2" office:value-type="string">
            <text:p text:style-name="WW-Table_20_Heading">Toolbar File Name:</text:p>
          </table:table-cell>
          <table:covered-table-cell/>
          <table:table-cell table:style-name="Table102.C2" office:value-type="string">
            <text:p text:style-name="P100">Colorbar.xml</text:p>
          </table:table-cell>
        </table:table-row>
        <table:table-row>
          <table:table-cell table:style-name="Table102.A2" table:number-columns-spanned="2" office:value-type="string">
            <text:p text:style-name="P89">Appears in:</text:p>
          </table:table-cell>
          <table:covered-table-cell/>
          <table:table-cell table:style-name="Table102.C2" office:value-type="string">
            <text:p text:style-name="P99">Impress</text:p>
          </table:table-cell>
        </table:table-row>
        <table:table-row>
          <table:table-cell table:style-name="Table102.A2" table:number-columns-spanned="2" office:value-type="string">
            <text:p text:style-name="P89">Shall always be visible</text:p>
          </table:table-cell>
          <table:covered-table-cell/>
          <table:table-cell table:style-name="Table102.C2" office:value-type="string">
            <text:p text:style-name="P108"/>
          </table:table-cell>
        </table:table-row>
        <table:table-row>
          <table:table-cell table:style-name="Table102.A2" table:number-columns-spanned="2" office:value-type="string">
            <text:p text:style-name="P89">List in View/Toolbars:</text:p>
          </table:table-cell>
          <table:covered-table-cell/>
          <table:table-cell table:style-name="Table102.C2" office:value-type="string">
            <text:p text:style-name="P99">No</text:p>
          </table:table-cell>
        </table:table-row>
        <table:table-row>
          <table:table-cell table:style-name="Table102.A2" table:number-columns-spanned="2" office:value-type="string">
            <text:p text:style-name="P89">Visible after first start</text:p>
          </table:table-cell>
          <table:covered-table-cell/>
          <table:table-cell table:style-name="Table102.C2" office:value-type="string">
            <text:p text:style-name="P99">No</text:p>
          </table:table-cell>
        </table:table-row>
        <table:table-row>
          <table:table-cell table:style-name="Table102.A2" table:number-columns-spanned="2" office:value-type="string">
            <text:p text:style-name="P89">Sub-Toolbar of:</text:p>
          </table:table-cell>
          <table:covered-table-cell/>
          <table:table-cell table:style-name="Table102.C2" office:value-type="string">
            <text:p text:style-name="P99">Picture</text:p>
          </table:table-cell>
        </table:table-row>
        <table:table-row>
          <table:table-cell table:style-name="Table102.A2" table:number-columns-spanned="2" office:value-type="string">
            <text:p text:style-name="P89">Display Tb if context is given</text:p>
          </table:table-cell>
          <table:covered-table-cell/>
          <table:table-cell table:style-name="Table102.C2" office:value-type="string">
            <text:p text:style-name="P99">No</text:p>
          </table:table-cell>
        </table:table-row>
        <table:table-row>
          <table:table-cell table:style-name="Table102.A2" table:number-columns-spanned="2" office:value-type="string">
            <text:p text:style-name="P89">Close Operation</text:p>
          </table:table-cell>
          <table:covered-table-cell/>
          <table:table-cell table:style-name="Table102.C2" office:value-type="string">
            <text:p text:style-name="P107">Permanently</text:p>
          </table:table-cell>
        </table:table-row>
        <table:table-row>
          <table:table-cell table:style-name="Table102.A2" table:number-columns-spanned="2" office:value-type="string">
            <text:p text:style-name="P89">Default Docking State</text:p>
          </table:table-cell>
          <table:covered-table-cell/>
          <table:table-cell table:style-name="Table102.C2" office:value-type="string">
            <text:p text:style-name="P104">Floated</text:p>
          </table:table-cell>
        </table:table-row>
        <table:table-row>
          <table:table-cell table:style-name="Table102.A2" table:number-columns-spanned="2" office:value-type="string">
            <text:p text:style-name="P89">Default Position</text:p>
          </table:table-cell>
          <table:covered-table-cell/>
          <table:table-cell table:style-name="Table102.C2" office:value-type="string">
            <text:p text:style-name="P104">N/A</text:p>
          </table:table-cell>
        </table:table-row>
        <table:table-row>
          <table:table-cell table:style-name="Table102.A2" table:number-columns-spanned="2" office:value-type="string">
            <text:p text:style-name="P89">Default Style</text:p>
          </table:table-cell>
          <table:covered-table-cell/>
          <table:table-cell table:style-name="Table102.C2" office:value-type="string">
            <text:p text:style-name="P104">Icon</text:p>
          </table:table-cell>
        </table:table-row>
        <table:table-row>
          <table:table-cell table:style-name="Table102.A2" table:number-columns-spanned="2" office:value-type="string">
            <text:p text:style-name="P89">Name in OpenOffice 1.1</text:p>
          </table:table-cell>
          <table:covered-table-cell/>
          <table:table-cell table:style-name="Table102.C2" office:value-type="string">
            <text:p text:style-name="P66">N/A</text:p>
          </table:table-cell>
        </table:table-row>
        <table:table-row>
          <table:table-cell table:style-name="Table102.A2" table:number-columns-spanned="2" office:value-type="string">
            <text:p text:style-name="P89">Name in Microsoft Office 2003</text:p>
          </table:table-cell>
          <table:covered-table-cell/>
          <table:table-cell table:style-name="Table102.C2" office:value-type="string">
            <text:p text:style-name="P66">N/A</text:p>
          </table:table-cell>
        </table:table-row>
        <table:table-row>
          <table:table-cell table:style-name="Table102.A2" table:number-columns-spanned="2" office:value-type="string">
            <text:p text:style-name="P89">Notes:</text:p>
          </table:table-cell>
          <table:covered-table-cell/>
          <table:table-cell table:style-name="Table102.C2" office:value-type="string">
            <text:p text:style-name="P69"/>
          </table:table-cell>
        </table:table-row>
        <table:table-row>
          <table:table-cell table:style-name="Table102.A2" table:number-columns-spanned="2" office:value-type="string">
            <text:p text:style-name="P89">Toolbar Content</text:p>
          </table:table-cell>
          <table:covered-table-cell/>
          <table:table-cell table:style-name="Table102.C2" office:value-type="string">
            <text:p text:style-name="P12">Red</text:p>
            <text:p text:style-name="P10">&lt;BR&gt;</text:p>
            <text:p text:style-name="P32">Green</text:p>
            <text:p text:style-name="P35">&lt;BR&gt;</text:p>
            <text:p text:style-name="P32">Blue</text:p>
            <text:p text:style-name="P35">&lt;BR&gt;</text:p>
            <text:p text:style-name="P32">Brightness</text:p>
            <text:p text:style-name="P35">&lt;BR&gt;</text:p>
            <text:p text:style-name="P32">Contrast</text:p>
            <text:p text:style-name="P35">&lt;BR&gt;</text:p>
            <text:p text:style-name="P32">Gamma</text:p>
          </table:table-cell>
        </table:table-row>
      </table:table>
      <text:h text:style-name="P47" text:outline-level="3">Position (Impress)</text:h>
      <table:table table:name="Table103" table:style-name="Table103">
        <table:table-column table:style-name="Table103.A"/>
        <table:table-column table:style-name="Table103.B"/>
        <table:table-column table:style-name="Table103.C"/>
        <table:table-row>
          <table:table-cell table:style-name="Table103.A1" office:value-type="string">
            <text:p text:style-name="WW-Table_20_Heading">Toolbar Name:</text:p>
          </table:table-cell>
          <table:table-cell table:style-name="Table103.A1" office:value-type="string">
            <text:p text:style-name="WW-Table_20_Heading">EN:</text:p>
          </table:table-cell>
          <table:table-cell table:style-name="Table103.C1" office:value-type="string">
            <text:p text:style-name="P65">Position</text:p>
          </table:table-cell>
        </table:table-row>
        <table:table-row>
          <table:table-cell table:style-name="Table103.A2" office:value-type="string">
            <text:p text:style-name="WW-Table_20_Contents"/>
          </table:table-cell>
          <table:table-cell table:style-name="Table103.A2" office:value-type="string">
            <text:p text:style-name="P89">GER:</text:p>
          </table:table-cell>
          <table:table-cell table:style-name="Table103.C2" office:value-type="string">
            <text:p text:style-name="P100">Reihenfolge</text:p>
          </table:table-cell>
        </table:table-row>
        <table:table-row>
          <table:table-cell table:style-name="Table103.A2" table:number-columns-spanned="2" office:value-type="string">
            <text:p text:style-name="WW-Table_20_Heading">Toolbar File Name:</text:p>
          </table:table-cell>
          <table:covered-table-cell/>
          <table:table-cell table:style-name="Table103.C2" office:value-type="string">
            <text:p text:style-name="P100">Positionbar.xml</text:p>
          </table:table-cell>
        </table:table-row>
        <table:table-row>
          <table:table-cell table:style-name="Table103.A2" table:number-columns-spanned="2" office:value-type="string">
            <text:p text:style-name="P89">Appears in:</text:p>
          </table:table-cell>
          <table:covered-table-cell/>
          <table:table-cell table:style-name="Table103.C2" office:value-type="string">
            <text:p text:style-name="P99">Impress</text:p>
          </table:table-cell>
        </table:table-row>
        <table:table-row>
          <table:table-cell table:style-name="Table103.A2" table:number-columns-spanned="2" office:value-type="string">
            <text:p text:style-name="P89">Shall always be visible</text:p>
          </table:table-cell>
          <table:covered-table-cell/>
          <table:table-cell table:style-name="Table103.C2" office:value-type="string">
            <text:p text:style-name="P99">No</text:p>
          </table:table-cell>
        </table:table-row>
        <table:table-row>
          <table:table-cell table:style-name="Table103.A2" table:number-columns-spanned="2" office:value-type="string">
            <text:p text:style-name="P89">List in View/Toolbars:</text:p>
          </table:table-cell>
          <table:covered-table-cell/>
          <table:table-cell table:style-name="Table103.C2" office:value-type="string">
            <text:p text:style-name="P99">No</text:p>
          </table:table-cell>
        </table:table-row>
        <table:table-row>
          <table:table-cell table:style-name="Table103.A2" table:number-columns-spanned="2" office:value-type="string">
            <text:p text:style-name="P89">Visible after first start</text:p>
          </table:table-cell>
          <table:covered-table-cell/>
          <table:table-cell table:style-name="Table103.C2" office:value-type="string">
            <text:p text:style-name="P99">No</text:p>
          </table:table-cell>
        </table:table-row>
        <table:table-row>
          <table:table-cell table:style-name="Table103.A2" table:number-columns-spanned="2" office:value-type="string">
            <text:p text:style-name="P89">Sub-Toolbar of:</text:p>
          </table:table-cell>
          <table:covered-table-cell/>
          <table:table-cell table:style-name="Table103.C2" office:value-type="string">
            <text:p text:style-name="P99">Drawing</text:p>
          </table:table-cell>
        </table:table-row>
        <table:table-row>
          <table:table-cell table:style-name="Table103.A2" table:number-columns-spanned="2" office:value-type="string">
            <text:p text:style-name="P89">Display Tb if context is given</text:p>
          </table:table-cell>
          <table:covered-table-cell/>
          <table:table-cell table:style-name="Table103.C2" office:value-type="string">
            <text:p text:style-name="P99">No</text:p>
          </table:table-cell>
        </table:table-row>
        <table:table-row>
          <table:table-cell table:style-name="Table103.A2" table:number-columns-spanned="2" office:value-type="string">
            <text:p text:style-name="P89">Close Operation</text:p>
          </table:table-cell>
          <table:covered-table-cell/>
          <table:table-cell table:style-name="Table103.C2" office:value-type="string">
            <text:p text:style-name="P107">Permanently</text:p>
          </table:table-cell>
        </table:table-row>
        <table:table-row>
          <table:table-cell table:style-name="Table103.A2" table:number-columns-spanned="2" office:value-type="string">
            <text:p text:style-name="P89">Default Docking State</text:p>
          </table:table-cell>
          <table:covered-table-cell/>
          <table:table-cell table:style-name="Table103.C2" office:value-type="string">
            <text:p text:style-name="P104">Floated</text:p>
          </table:table-cell>
        </table:table-row>
        <table:table-row>
          <table:table-cell table:style-name="Table103.A2" table:number-columns-spanned="2" office:value-type="string">
            <text:p text:style-name="P89">Default Position</text:p>
          </table:table-cell>
          <table:covered-table-cell/>
          <table:table-cell table:style-name="Table103.C2" office:value-type="string">
            <text:p text:style-name="P104">N/A</text:p>
          </table:table-cell>
        </table:table-row>
        <table:table-row>
          <table:table-cell table:style-name="Table103.A2" table:number-columns-spanned="2" office:value-type="string">
            <text:p text:style-name="P89">Default Style</text:p>
          </table:table-cell>
          <table:covered-table-cell/>
          <table:table-cell table:style-name="Table103.C2" office:value-type="string">
            <text:p text:style-name="P104">Icon</text:p>
          </table:table-cell>
        </table:table-row>
        <table:table-row>
          <table:table-cell table:style-name="Table103.A2" table:number-columns-spanned="2" office:value-type="string">
            <text:p text:style-name="P89">Name in OpenOffice 1.1</text:p>
          </table:table-cell>
          <table:covered-table-cell/>
          <table:table-cell table:style-name="Table103.C2" office:value-type="string">
            <text:p text:style-name="P66">Position</text:p>
          </table:table-cell>
        </table:table-row>
        <table:table-row>
          <table:table-cell table:style-name="Table103.A2" table:number-columns-spanned="2" office:value-type="string">
            <text:p text:style-name="P89">Name in Microsoft Office 2003</text:p>
          </table:table-cell>
          <table:covered-table-cell/>
          <table:table-cell table:style-name="Table103.C2" office:value-type="string">
            <text:p text:style-name="P66">Order</text:p>
          </table:table-cell>
        </table:table-row>
        <table:table-row>
          <table:table-cell table:style-name="Table103.A2" table:number-columns-spanned="2" office:value-type="string">
            <text:p text:style-name="P89">Notes:</text:p>
          </table:table-cell>
          <table:covered-table-cell/>
          <table:table-cell table:style-name="Table103.C2" office:value-type="string">
            <text:p text:style-name="P66"/>
          </table:table-cell>
        </table:table-row>
        <table:table-row>
          <table:table-cell table:style-name="Table103.A2" table:number-columns-spanned="2" office:value-type="string">
            <text:p text:style-name="P89">Toolbar Content</text:p>
          </table:table-cell>
          <table:covered-table-cell/>
          <table:table-cell table:style-name="Table103.C2" office:value-type="string">
            <text:p text:style-name="P12">Bring to Front</text:p>
            <text:p text:style-name="P12">Bring Forward</text:p>
            <text:p text:style-name="P12">Send Backward</text:p>
            <text:p text:style-name="P12">Send to Back</text:p>
            <text:p text:style-name="P12">---------------</text:p>
            <text:p text:style-name="P12">In Front of Object</text:p>
            <text:p text:style-name="P12">Behind Object</text:p>
            <text:p text:style-name="P12">---------------</text:p>
            <text:p text:style-name="P12">Reverse</text:p>
          </table:table-cell>
        </table:table-row>
      </table:table>
      <text:h text:style-name="P47" text:outline-level="3">Align (Impress)</text:h>
      <table:table table:name="Table104" table:style-name="Table104">
        <table:table-column table:style-name="Table104.A"/>
        <table:table-column table:style-name="Table104.B"/>
        <table:table-column table:style-name="Table104.C"/>
        <table:table-row>
          <table:table-cell table:style-name="Table104.A1" office:value-type="string">
            <text:p text:style-name="WW-Table_20_Heading">Toolbar Name:</text:p>
          </table:table-cell>
          <table:table-cell table:style-name="Table104.A1" office:value-type="string">
            <text:p text:style-name="WW-Table_20_Heading">EN:</text:p>
          </table:table-cell>
          <table:table-cell table:style-name="Table104.C1" office:value-type="string">
            <text:p text:style-name="P65">Align</text:p>
          </table:table-cell>
        </table:table-row>
        <table:table-row>
          <table:table-cell table:style-name="Table104.A2" office:value-type="string">
            <text:p text:style-name="WW-Table_20_Contents"/>
          </table:table-cell>
          <table:table-cell table:style-name="Table104.A2" office:value-type="string">
            <text:p text:style-name="P89">GER:</text:p>
          </table:table-cell>
          <table:table-cell table:style-name="Table104.C2" office:value-type="string">
            <text:p text:style-name="P100">Ausrichten</text:p>
          </table:table-cell>
        </table:table-row>
        <table:table-row>
          <table:table-cell table:style-name="Table104.A2" table:number-columns-spanned="2" office:value-type="string">
            <text:p text:style-name="WW-Table_20_Heading">Toolbar File Name:</text:p>
          </table:table-cell>
          <table:covered-table-cell/>
          <table:table-cell table:style-name="Table104.C2" office:value-type="string">
            <text:p text:style-name="P100">Alignmentbar.xml</text:p>
          </table:table-cell>
        </table:table-row>
        <table:table-row>
          <table:table-cell table:style-name="Table104.A2" table:number-columns-spanned="2" office:value-type="string">
            <text:p text:style-name="P89">Appears in:</text:p>
          </table:table-cell>
          <table:covered-table-cell/>
          <table:table-cell table:style-name="Table104.C2" office:value-type="string">
            <text:p text:style-name="P99">Impress</text:p>
          </table:table-cell>
        </table:table-row>
        <table:table-row>
          <table:table-cell table:style-name="Table104.A2" table:number-columns-spanned="2" office:value-type="string">
            <text:p text:style-name="P89">Shall always be visible</text:p>
          </table:table-cell>
          <table:covered-table-cell/>
          <table:table-cell table:style-name="Table104.C2" office:value-type="string">
            <text:p text:style-name="P99">No</text:p>
          </table:table-cell>
        </table:table-row>
        <table:table-row>
          <table:table-cell table:style-name="Table104.A2" table:number-columns-spanned="2" office:value-type="string">
            <text:p text:style-name="P89">List in View/Toolbars:</text:p>
          </table:table-cell>
          <table:covered-table-cell/>
          <table:table-cell table:style-name="Table104.C2" office:value-type="string">
            <text:p text:style-name="P99">Yes</text:p>
          </table:table-cell>
        </table:table-row>
        <table:table-row>
          <table:table-cell table:style-name="Table104.A2" table:number-columns-spanned="2" office:value-type="string">
            <text:p text:style-name="P89">Visible after first start</text:p>
          </table:table-cell>
          <table:covered-table-cell/>
          <table:table-cell table:style-name="Table104.C2" office:value-type="string">
            <text:p text:style-name="P99">No</text:p>
          </table:table-cell>
        </table:table-row>
        <table:table-row>
          <table:table-cell table:style-name="Table104.A2" table:number-columns-spanned="2" office:value-type="string">
            <text:p text:style-name="P89">Sub-Toolbar of:</text:p>
          </table:table-cell>
          <table:covered-table-cell/>
          <table:table-cell table:style-name="Table104.C2" office:value-type="string">
            <text:p text:style-name="P99">Drawing</text:p>
          </table:table-cell>
        </table:table-row>
        <table:table-row>
          <table:table-cell table:style-name="Table104.A2" table:number-columns-spanned="2" office:value-type="string">
            <text:p text:style-name="P89">Display Tb if context is given</text:p>
          </table:table-cell>
          <table:covered-table-cell/>
          <table:table-cell table:style-name="Table104.C2" office:value-type="string">
            <text:p text:style-name="P99">No</text:p>
          </table:table-cell>
        </table:table-row>
        <table:table-row>
          <table:table-cell table:style-name="Table104.A2" table:number-columns-spanned="2" office:value-type="string">
            <text:p text:style-name="P89">Close Operation</text:p>
          </table:table-cell>
          <table:covered-table-cell/>
          <table:table-cell table:style-name="Table104.C2" office:value-type="string">
            <text:p text:style-name="P107">Permanently</text:p>
          </table:table-cell>
        </table:table-row>
        <table:table-row>
          <table:table-cell table:style-name="Table104.A2" table:number-columns-spanned="2" office:value-type="string">
            <text:p text:style-name="P89">Default Docking State</text:p>
          </table:table-cell>
          <table:covered-table-cell/>
          <table:table-cell table:style-name="Table104.C2" office:value-type="string">
            <text:p text:style-name="P104">Floated</text:p>
          </table:table-cell>
        </table:table-row>
        <table:table-row>
          <table:table-cell table:style-name="Table104.A2" table:number-columns-spanned="2" office:value-type="string">
            <text:p text:style-name="P89">Default Position</text:p>
          </table:table-cell>
          <table:covered-table-cell/>
          <table:table-cell table:style-name="Table104.C2" office:value-type="string">
            <text:p text:style-name="P104">N/A</text:p>
          </table:table-cell>
        </table:table-row>
        <table:table-row>
          <table:table-cell table:style-name="Table104.A2" table:number-columns-spanned="2" office:value-type="string">
            <text:p text:style-name="P89">Default Style</text:p>
          </table:table-cell>
          <table:covered-table-cell/>
          <table:table-cell table:style-name="Table104.C2" office:value-type="string">
            <text:p text:style-name="P104">Icon</text:p>
          </table:table-cell>
        </table:table-row>
        <table:table-row>
          <table:table-cell table:style-name="Table104.A2" table:number-columns-spanned="2" office:value-type="string">
            <text:p text:style-name="P89">Name in OpenOffice 1.1</text:p>
          </table:table-cell>
          <table:covered-table-cell/>
          <table:table-cell table:style-name="Table104.C2" office:value-type="string">
            <text:p text:style-name="P66">Align</text:p>
          </table:table-cell>
        </table:table-row>
        <table:table-row>
          <table:table-cell table:style-name="Table104.A2" table:number-columns-spanned="2" office:value-type="string">
            <text:p text:style-name="P89">Name in Microsoft Office 2003</text:p>
          </table:table-cell>
          <table:covered-table-cell/>
          <table:table-cell table:style-name="Table104.C2" office:value-type="string">
            <text:p text:style-name="P66">Align</text:p>
          </table:table-cell>
        </table:table-row>
        <table:table-row>
          <table:table-cell table:style-name="Table104.A2" table:number-columns-spanned="2" office:value-type="string">
            <text:p text:style-name="P89">Notes:</text:p>
          </table:table-cell>
          <table:covered-table-cell/>
          <table:table-cell table:style-name="Table104.C2" office:value-type="string">
            <text:p text:style-name="P66"/>
          </table:table-cell>
        </table:table-row>
        <table:table-row>
          <table:table-cell table:style-name="Table104.A2" table:number-columns-spanned="2" office:value-type="string">
            <text:p text:style-name="P89">Toolbar Content</text:p>
          </table:table-cell>
          <table:covered-table-cell/>
          <table:table-cell table:style-name="Table104.C2" office:value-type="string">
            <text:p text:style-name="P12">Left</text:p>
            <text:p text:style-name="P32">Center</text:p>
            <text:p text:style-name="P32">Right</text:p>
            <text:p text:style-name="P32">---------</text:p>
            <text:p text:style-name="P32">Top</text:p>
            <text:p text:style-name="P32">Middle</text:p>
            <text:p text:style-name="P32">Bottom</text:p>
          </table:table-cell>
        </table:table-row>
      </table:table>
      <text:h text:style-name="P47" text:outline-level="3">3D-Settings (Impress)</text:h>
      <table:table table:name="Table105" table:style-name="Table105">
        <table:table-column table:style-name="Table105.A"/>
        <table:table-column table:style-name="Table105.B"/>
        <table:table-column table:style-name="Table105.C"/>
        <table:table-row>
          <table:table-cell table:style-name="Table105.A1" office:value-type="string">
            <text:p text:style-name="WW-Table_20_Heading">Toolbar Name:</text:p>
          </table:table-cell>
          <table:table-cell table:style-name="Table105.A1" office:value-type="string">
            <text:p text:style-name="WW-Table_20_Heading">EN:</text:p>
          </table:table-cell>
          <table:table-cell table:style-name="Table105.C1" office:value-type="string">
            <text:p text:style-name="P65">3D-Settings</text:p>
          </table:table-cell>
        </table:table-row>
        <table:table-row>
          <table:table-cell table:style-name="Table105.A2" office:value-type="string">
            <text:p text:style-name="WW-Table_20_Contents"/>
          </table:table-cell>
          <table:table-cell table:style-name="Table105.A2" office:value-type="string">
            <text:p text:style-name="P89">GER:</text:p>
          </table:table-cell>
          <table:table-cell table:style-name="Table105.C2" office:value-type="string">
            <text:p text:style-name="P100">3D-Einstellungen</text:p>
          </table:table-cell>
        </table:table-row>
        <table:table-row>
          <table:table-cell table:style-name="Table105.A2" table:number-columns-spanned="2" office:value-type="string">
            <text:p text:style-name="WW-Table_20_Heading">Toolbar File Name:</text:p>
          </table:table-cell>
          <table:covered-table-cell/>
          <table:table-cell table:style-name="Table105.C2" office:value-type="string">
            <text:p text:style-name="P100">Extrusionobjectbar.xml</text:p>
          </table:table-cell>
        </table:table-row>
        <table:table-row>
          <table:table-cell table:style-name="Table105.A2" table:number-columns-spanned="2" office:value-type="string">
            <text:p text:style-name="P89">Appears in:</text:p>
          </table:table-cell>
          <table:covered-table-cell/>
          <table:table-cell table:style-name="Table105.C2" office:value-type="string">
            <text:p text:style-name="P99">Impress</text:p>
          </table:table-cell>
        </table:table-row>
        <table:table-row>
          <table:table-cell table:style-name="Table105.A2" table:number-columns-spanned="2" office:value-type="string">
            <text:p text:style-name="P89">Shall always be visible</text:p>
          </table:table-cell>
          <table:covered-table-cell/>
          <table:table-cell table:style-name="Table105.C2" office:value-type="string">
            <text:p text:style-name="P99">No</text:p>
          </table:table-cell>
        </table:table-row>
        <table:table-row>
          <table:table-cell table:style-name="Table105.A2" table:number-columns-spanned="2" office:value-type="string">
            <text:p text:style-name="P89">List in View/Toolbars:</text:p>
          </table:table-cell>
          <table:covered-table-cell/>
          <table:table-cell table:style-name="Table105.C2" office:value-type="string">
            <text:p text:style-name="P99">No,<text:span text:style-name="T12"> </text:span><text:span text:style-name="T43">for Beta yes</text:span></text:p>
          </table:table-cell>
        </table:table-row>
        <table:table-row>
          <table:table-cell table:style-name="Table105.A2" table:number-columns-spanned="2" office:value-type="string">
            <text:p text:style-name="P89">Visible after first start</text:p>
          </table:table-cell>
          <table:covered-table-cell/>
          <table:table-cell table:style-name="Table105.C2" office:value-type="string">
            <text:p text:style-name="P99">No</text:p>
          </table:table-cell>
        </table:table-row>
        <table:table-row>
          <table:table-cell table:style-name="Table105.A2" table:number-columns-spanned="2" office:value-type="string">
            <text:p text:style-name="P89">Sub-Toolbar of:</text:p>
          </table:table-cell>
          <table:covered-table-cell/>
          <table:table-cell table:style-name="Table105.C2" office:value-type="string">
            <text:p text:style-name="P99">Drawing</text:p>
          </table:table-cell>
        </table:table-row>
        <table:table-row>
          <table:table-cell table:style-name="Table105.A2" table:number-columns-spanned="2" office:value-type="string">
            <text:p text:style-name="P89">Display Tb if context is given</text:p>
          </table:table-cell>
          <table:covered-table-cell/>
          <table:table-cell table:style-name="Table105.C2" office:value-type="string">
            <text:p text:style-name="P99">No</text:p>
          </table:table-cell>
        </table:table-row>
        <table:table-row>
          <table:table-cell table:style-name="Table105.A2" table:number-columns-spanned="2" office:value-type="string">
            <text:p text:style-name="P89">Close Operation</text:p>
          </table:table-cell>
          <table:covered-table-cell/>
          <table:table-cell table:style-name="Table105.C2" office:value-type="string">
            <text:p text:style-name="P107">Permanently</text:p>
          </table:table-cell>
        </table:table-row>
        <table:table-row>
          <table:table-cell table:style-name="Table105.A2" table:number-columns-spanned="2" office:value-type="string">
            <text:p text:style-name="P89">Default Docking State</text:p>
          </table:table-cell>
          <table:covered-table-cell/>
          <table:table-cell table:style-name="Table105.C2" office:value-type="string">
            <text:p text:style-name="P104">Floated</text:p>
          </table:table-cell>
        </table:table-row>
        <table:table-row>
          <table:table-cell table:style-name="Table105.A2" table:number-columns-spanned="2" office:value-type="string">
            <text:p text:style-name="P89">Default Position</text:p>
          </table:table-cell>
          <table:covered-table-cell/>
          <table:table-cell table:style-name="Table105.C2" office:value-type="string">
            <text:p text:style-name="P104">N/A</text:p>
          </table:table-cell>
        </table:table-row>
        <table:table-row>
          <table:table-cell table:style-name="Table105.A2" table:number-columns-spanned="2" office:value-type="string">
            <text:p text:style-name="P89">Default Style</text:p>
          </table:table-cell>
          <table:covered-table-cell/>
          <table:table-cell table:style-name="Table105.C2" office:value-type="string">
            <text:p text:style-name="P104">Icon</text:p>
          </table:table-cell>
        </table:table-row>
        <table:table-row>
          <table:table-cell table:style-name="Table105.A2" table:number-columns-spanned="2" office:value-type="string">
            <text:p text:style-name="P89">Name in OpenOffice 1.1</text:p>
          </table:table-cell>
          <table:covered-table-cell/>
          <table:table-cell table:style-name="Table105.C2" office:value-type="string">
            <text:p text:style-name="P66">N/A</text:p>
          </table:table-cell>
        </table:table-row>
        <table:table-row>
          <table:table-cell table:style-name="Table105.A2" table:number-columns-spanned="2" office:value-type="string">
            <text:p text:style-name="P89">Name in Microsoft Office 2003</text:p>
          </table:table-cell>
          <table:covered-table-cell/>
          <table:table-cell table:style-name="Table105.C2" office:value-type="string">
            <text:p text:style-name="P66">3D-Settings</text:p>
          </table:table-cell>
        </table:table-row>
        <table:table-row>
          <table:table-cell table:style-name="Table105.A2" table:number-columns-spanned="2" office:value-type="string">
            <text:p text:style-name="P89">Notes:</text:p>
          </table:table-cell>
          <table:covered-table-cell/>
          <table:table-cell table:style-name="Table105.C2" office:value-type="string">
            <text:p text:style-name="P124">THIS TOOLBAR SHALL APPEAR IF “Extrusion On/Off” BUTTON HAS BEEN CLICKED IN “Drawing” TOOLBAR!!!</text:p>
          </table:table-cell>
        </table:table-row>
        <table:table-row>
          <table:table-cell table:style-name="Table105.A2" table:number-columns-spanned="2" office:value-type="string">
            <text:p text:style-name="P89">Toolbar Content</text:p>
          </table:table-cell>
          <table:covered-table-cell/>
          <table:table-cell table:style-name="Table105.C2" office:value-type="string">
            <text:p text:style-name="P9">Extrusion On/Off</text:p>
            <text:p text:style-name="P32">----------------</text:p>
            <text:p text:style-name="P32">Tilt Down</text:p>
            <text:p text:style-name="P32">Tilt Up</text:p>
            <text:p text:style-name="P32">Tilt Left</text:p>
            <text:p text:style-name="P32">Tilt Right</text:p>
            <text:p text:style-name="P32">----------------</text:p>
            <text:p text:style-name="P37">Depth -&gt; Style:DropDownOnly</text:p>
            <text:p text:style-name="P37">Direction -&gt; Style:DropDownOnly</text:p>
            <text:p text:style-name="P37">Lightning -&gt; Style:DropDownOnly</text:p>
            <text:p text:style-name="P37">Surface -&gt; Style:DropDownOnly</text:p>
            <text:p text:style-name="P37">3D Color -&gt; Style:DropDownOnly</text:p>
          </table:table-cell>
        </table:table-row>
      </table:table>
      <text:h text:style-name="P47" text:outline-level="3">Presentation (Impress) </text:h>
      <table:table table:name="Table106" table:style-name="Table106">
        <table:table-column table:style-name="Table106.A"/>
        <table:table-column table:style-name="Table106.B"/>
        <table:table-column table:style-name="Table106.C"/>
        <table:table-row>
          <table:table-cell table:style-name="Table106.A1" office:value-type="string">
            <text:p text:style-name="WW-Table_20_Heading">Toolbar Name:</text:p>
          </table:table-cell>
          <table:table-cell table:style-name="Table106.A1" office:value-type="string">
            <text:p text:style-name="WW-Table_20_Heading">EN:</text:p>
          </table:table-cell>
          <table:table-cell table:style-name="Table106.C1" office:value-type="string">
            <text:p text:style-name="P65">Presentation</text:p>
          </table:table-cell>
        </table:table-row>
        <table:table-row>
          <table:table-cell table:style-name="Table106.A2" office:value-type="string">
            <text:p text:style-name="WW-Table_20_Contents"/>
          </table:table-cell>
          <table:table-cell table:style-name="Table106.A2" office:value-type="string">
            <text:p text:style-name="P89">GER:</text:p>
          </table:table-cell>
          <table:table-cell table:style-name="Table106.C2" office:value-type="string">
            <text:p text:style-name="P100">Präsentation</text:p>
          </table:table-cell>
        </table:table-row>
        <table:table-row>
          <table:table-cell table:style-name="Table106.A2" table:number-columns-spanned="2" office:value-type="string">
            <text:p text:style-name="WW-Table_20_Heading">Toolbar File Name:</text:p>
          </table:table-cell>
          <table:covered-table-cell/>
          <table:table-cell table:style-name="Table106.C2" office:value-type="string">
            <text:p text:style-name="P100">commontaskbar.xml</text:p>
          </table:table-cell>
        </table:table-row>
        <table:table-row>
          <table:table-cell table:style-name="Table106.A2" table:number-columns-spanned="2" office:value-type="string">
            <text:p text:style-name="P89">Appears in:</text:p>
          </table:table-cell>
          <table:covered-table-cell/>
          <table:table-cell table:style-name="Table106.C2" office:value-type="string">
            <text:p text:style-name="P99">Impress</text:p>
          </table:table-cell>
        </table:table-row>
        <table:table-row>
          <table:table-cell table:style-name="Table106.A2" table:number-columns-spanned="2" office:value-type="string">
            <text:p text:style-name="P89">Shall always be visible</text:p>
          </table:table-cell>
          <table:covered-table-cell/>
          <table:table-cell table:style-name="Table106.C2" office:value-type="string">
            <text:p text:style-name="P99">No</text:p>
          </table:table-cell>
        </table:table-row>
        <table:table-row>
          <table:table-cell table:style-name="Table106.A2" table:number-columns-spanned="2" office:value-type="string">
            <text:p text:style-name="P89">List in View/Toolbars:</text:p>
          </table:table-cell>
          <table:covered-table-cell/>
          <table:table-cell table:style-name="Table106.C2" office:value-type="string">
            <text:p text:style-name="P99">Yes</text:p>
          </table:table-cell>
        </table:table-row>
        <table:table-row>
          <table:table-cell table:style-name="Table106.A2" table:number-columns-spanned="2" office:value-type="string">
            <text:p text:style-name="P89">Visible after first start</text:p>
          </table:table-cell>
          <table:covered-table-cell/>
          <table:table-cell table:style-name="Table106.C2" office:value-type="string">
            <text:p text:style-name="P99">Yes</text:p>
          </table:table-cell>
        </table:table-row>
        <table:table-row>
          <table:table-cell table:style-name="Table106.A2" table:number-columns-spanned="2" office:value-type="string">
            <text:p text:style-name="P89">Sub-Toolbar of:</text:p>
          </table:table-cell>
          <table:covered-table-cell/>
          <table:table-cell table:style-name="Table106.C2" office:value-type="string">
            <text:p text:style-name="P99">N/A</text:p>
          </table:table-cell>
        </table:table-row>
        <table:table-row>
          <table:table-cell table:style-name="Table106.A2" table:number-columns-spanned="2" office:value-type="string">
            <text:p text:style-name="P89">Display Tb if context is given</text:p>
          </table:table-cell>
          <table:covered-table-cell/>
          <table:table-cell table:style-name="Table106.C2" office:value-type="string">
            <text:p text:style-name="P99">No</text:p>
          </table:table-cell>
        </table:table-row>
        <table:table-row>
          <table:table-cell table:style-name="Table106.A2" table:number-columns-spanned="2" office:value-type="string">
            <text:p text:style-name="P89">Close Operation</text:p>
          </table:table-cell>
          <table:covered-table-cell/>
          <table:table-cell table:style-name="Table106.C2" office:value-type="string">
            <text:p text:style-name="P107">Permanently</text:p>
          </table:table-cell>
        </table:table-row>
        <table:table-row>
          <table:table-cell table:style-name="Table106.A2" table:number-columns-spanned="2" office:value-type="string">
            <text:p text:style-name="P89">Default Docking State</text:p>
          </table:table-cell>
          <table:covered-table-cell/>
          <table:table-cell table:style-name="Table106.C2" office:value-type="string">
            <text:p text:style-name="P104">Docked</text:p>
          </table:table-cell>
        </table:table-row>
        <table:table-row>
          <table:table-cell table:style-name="Table106.A2" table:number-columns-spanned="2" office:value-type="string">
            <text:p text:style-name="P89">Default Position</text:p>
          </table:table-cell>
          <table:covered-table-cell/>
          <table:table-cell table:style-name="Table106.C2" office:value-type="string">
            <text:p text:style-name="P104">Next to Formatting Toolbar</text:p>
          </table:table-cell>
        </table:table-row>
        <table:table-row>
          <table:table-cell table:style-name="Table106.A2" table:number-columns-spanned="2" office:value-type="string">
            <text:p text:style-name="P89">Default Style</text:p>
          </table:table-cell>
          <table:covered-table-cell/>
          <table:table-cell table:style-name="Table106.C2" office:value-type="string">
            <text:p text:style-name="P104">Icon and Text</text:p>
          </table:table-cell>
        </table:table-row>
        <table:table-row>
          <table:table-cell table:style-name="Table106.A2" table:number-columns-spanned="2" office:value-type="string">
            <text:p text:style-name="P89">Name in OpenOffice 1.1</text:p>
          </table:table-cell>
          <table:covered-table-cell/>
          <table:table-cell table:style-name="Table106.C2" office:value-type="string">
            <text:p text:style-name="P66">Presentation</text:p>
          </table:table-cell>
        </table:table-row>
        <table:table-row>
          <table:table-cell table:style-name="Table106.A2" table:number-columns-spanned="2" office:value-type="string">
            <text:p text:style-name="P89">Name in Microsoft Office 2003</text:p>
          </table:table-cell>
          <table:covered-table-cell/>
          <table:table-cell table:style-name="Table106.C2" office:value-type="string">
            <text:p text:style-name="P66">N/A</text:p>
          </table:table-cell>
        </table:table-row>
        <table:table-row>
          <table:table-cell table:style-name="Table106.A2" table:number-columns-spanned="2" office:value-type="string">
            <text:p text:style-name="P89">Notes:</text:p>
          </table:table-cell>
          <table:covered-table-cell/>
          <table:table-cell table:style-name="Table106.C2" office:value-type="string">
            <text:p text:style-name="P66"/>
          </table:table-cell>
        </table:table-row>
        <table:table-row>
          <table:table-cell table:style-name="Table106.A2" table:number-columns-spanned="2" office:value-type="string">
            <text:p text:style-name="P89">Toolbar Content</text:p>
          </table:table-cell>
          <table:covered-table-cell/>
          <table:table-cell table:style-name="Table106.C2" office:value-type="string">
            <text:p text:style-name="P17">Slide...<text:line-break/>Modify Layout...[hidden by default]<text:line-break/>Slide Design</text:p>
            <text:p text:style-name="P17">Duplicate Slide [hidden by default]<text:line-break/>Expand Slide [hidden by default]</text:p>
            <text:p text:style-name="P17">--------------</text:p>
            <text:p text:style-name="P17">Slide Show</text:p>
          </table:table-cell>
        </table:table-row>
      </table:table>
      <text:h text:style-name="P47" text:outline-level="3">Insert (Impress)</text:h>
      <table:table table:name="Table107" table:style-name="Table107">
        <table:table-column table:style-name="Table107.A"/>
        <table:table-column table:style-name="Table107.B"/>
        <table:table-column table:style-name="Table107.C"/>
        <table:table-row>
          <table:table-cell table:style-name="Table107.A1" office:value-type="string">
            <text:p text:style-name="WW-Table_20_Heading">Toolbar Name:</text:p>
          </table:table-cell>
          <table:table-cell table:style-name="Table107.A1" office:value-type="string">
            <text:p text:style-name="WW-Table_20_Heading">EN:</text:p>
          </table:table-cell>
          <table:table-cell table:style-name="Table107.C1" office:value-type="string">
            <text:p text:style-name="P65">Insert</text:p>
          </table:table-cell>
        </table:table-row>
        <table:table-row>
          <table:table-cell table:style-name="Table107.A2" office:value-type="string">
            <text:p text:style-name="WW-Table_20_Contents"/>
          </table:table-cell>
          <table:table-cell table:style-name="Table107.A2" office:value-type="string">
            <text:p text:style-name="P89">GER:</text:p>
          </table:table-cell>
          <table:table-cell table:style-name="Table107.C2" office:value-type="string">
            <text:p text:style-name="P100">Einfügen</text:p>
          </table:table-cell>
        </table:table-row>
        <table:table-row>
          <table:table-cell table:style-name="Table107.A2" table:number-columns-spanned="2" office:value-type="string">
            <text:p text:style-name="WW-Table_20_Heading">Toolbar File Name:</text:p>
          </table:table-cell>
          <table:covered-table-cell/>
          <table:table-cell table:style-name="Table107.C2" office:value-type="string">
            <text:p text:style-name="P100">Insertbar.xml</text:p>
          </table:table-cell>
        </table:table-row>
        <table:table-row>
          <table:table-cell table:style-name="Table107.A2" table:number-columns-spanned="2" office:value-type="string">
            <text:p text:style-name="P89">Appears in:</text:p>
          </table:table-cell>
          <table:covered-table-cell/>
          <table:table-cell table:style-name="Table107.C2" office:value-type="string">
            <text:p text:style-name="P99">Impress</text:p>
          </table:table-cell>
        </table:table-row>
        <table:table-row>
          <table:table-cell table:style-name="Table107.A2" table:number-columns-spanned="2" office:value-type="string">
            <text:p text:style-name="P89">Shall always be visible</text:p>
          </table:table-cell>
          <table:covered-table-cell/>
          <table:table-cell table:style-name="Table107.C2" office:value-type="string">
            <text:p text:style-name="P99">No</text:p>
          </table:table-cell>
        </table:table-row>
        <table:table-row>
          <table:table-cell table:style-name="Table107.A2" table:number-columns-spanned="2" office:value-type="string">
            <text:p text:style-name="P89">List in View/Toolbars:</text:p>
          </table:table-cell>
          <table:covered-table-cell/>
          <table:table-cell table:style-name="Table107.C2" office:value-type="string">
            <text:p text:style-name="P99">Yes</text:p>
          </table:table-cell>
        </table:table-row>
        <table:table-row>
          <table:table-cell table:style-name="Table107.A2" table:number-columns-spanned="2" office:value-type="string">
            <text:p text:style-name="P89">Visible after first start</text:p>
          </table:table-cell>
          <table:covered-table-cell/>
          <table:table-cell table:style-name="Table107.C2" office:value-type="string">
            <text:p text:style-name="P99">No</text:p>
          </table:table-cell>
        </table:table-row>
        <table:table-row>
          <table:table-cell table:style-name="Table107.A2" table:number-columns-spanned="2" office:value-type="string">
            <text:p text:style-name="P89">Sub-Toolbar of:</text:p>
          </table:table-cell>
          <table:covered-table-cell/>
          <table:table-cell table:style-name="Table107.C2" office:value-type="string">
            <text:p text:style-name="P99">N/A</text:p>
          </table:table-cell>
        </table:table-row>
        <table:table-row>
          <table:table-cell table:style-name="Table107.A2" table:number-columns-spanned="2" office:value-type="string">
            <text:p text:style-name="P89">Display Tb if context is given</text:p>
          </table:table-cell>
          <table:covered-table-cell/>
          <table:table-cell table:style-name="Table107.C2" office:value-type="string">
            <text:p text:style-name="P99">No</text:p>
          </table:table-cell>
        </table:table-row>
        <table:table-row>
          <table:table-cell table:style-name="Table107.A2" table:number-columns-spanned="2" office:value-type="string">
            <text:p text:style-name="P89">Close Operation</text:p>
          </table:table-cell>
          <table:covered-table-cell/>
          <table:table-cell table:style-name="Table107.C2" office:value-type="string">
            <text:p text:style-name="P107">Permanently</text:p>
          </table:table-cell>
        </table:table-row>
        <table:table-row>
          <table:table-cell table:style-name="Table107.A2" table:number-columns-spanned="2" office:value-type="string">
            <text:p text:style-name="P89">Default Docking State</text:p>
          </table:table-cell>
          <table:covered-table-cell/>
          <table:table-cell table:style-name="Table107.C2" office:value-type="string">
            <text:p text:style-name="P104">Floated</text:p>
          </table:table-cell>
        </table:table-row>
        <table:table-row>
          <table:table-cell table:style-name="Table107.A2" table:number-columns-spanned="2" office:value-type="string">
            <text:p text:style-name="P89">Default Position</text:p>
          </table:table-cell>
          <table:covered-table-cell/>
          <table:table-cell table:style-name="Table107.C2" office:value-type="string">
            <text:p text:style-name="P104">N/A</text:p>
          </table:table-cell>
        </table:table-row>
        <table:table-row>
          <table:table-cell table:style-name="Table107.A2" table:number-columns-spanned="2" office:value-type="string">
            <text:p text:style-name="P89">Default Style</text:p>
          </table:table-cell>
          <table:covered-table-cell/>
          <table:table-cell table:style-name="Table107.C2" office:value-type="string">
            <text:p text:style-name="P104">Icon</text:p>
          </table:table-cell>
        </table:table-row>
        <table:table-row>
          <table:table-cell table:style-name="Table107.A2" table:number-columns-spanned="2" office:value-type="string">
            <text:p text:style-name="P89">Name in OpenOffice 1.1</text:p>
          </table:table-cell>
          <table:covered-table-cell/>
          <table:table-cell table:style-name="Table107.C2" office:value-type="string">
            <text:p text:style-name="P66">Insert</text:p>
          </table:table-cell>
        </table:table-row>
        <table:table-row>
          <table:table-cell table:style-name="Table107.A2" table:number-columns-spanned="2" office:value-type="string">
            <text:p text:style-name="P89">Name in Microsoft Office 2003</text:p>
          </table:table-cell>
          <table:covered-table-cell/>
          <table:table-cell table:style-name="Table107.C2" office:value-type="string">
            <text:p text:style-name="P66">N/A</text:p>
          </table:table-cell>
        </table:table-row>
        <table:table-row>
          <table:table-cell table:style-name="Table107.A2" table:number-columns-spanned="2" office:value-type="string">
            <text:p text:style-name="P89">Notes:</text:p>
          </table:table-cell>
          <table:covered-table-cell/>
          <table:table-cell table:style-name="Table107.C2" office:value-type="string">
            <text:p text:style-name="P66"/>
          </table:table-cell>
        </table:table-row>
        <table:table-row>
          <table:table-cell table:style-name="Table107.A2" table:number-columns-spanned="2" office:value-type="string">
            <text:p text:style-name="P89">Toolbar Content</text:p>
            <text:p text:style-name="P89"/>
          </table:table-cell>
          <table:covered-table-cell/>
          <table:table-cell table:style-name="Table107.C2" office:value-type="string">
            <text:p text:style-name="P12">Slide</text:p>
            <text:p text:style-name="P12">--------------</text:p>
            <text:p text:style-name="P12">Floating Frame [hidden by default]</text:p>
            <text:p text:style-name="P12">--------------</text:p>
            <text:p text:style-name="P12">File [hidden by default]</text:p>
            <text:p text:style-name="P12">Spreadsheet</text:p>
            <text:p text:style-name="P12">--------------</text:p>
            <text:p text:style-name="P12">From File</text:p>
            <text:p text:style-name="P12">Movie and Sound</text:p>
            <text:p text:style-name="P12">Sound [hidden by default]</text:p>
            <text:p text:style-name="P32">Video [hidden by default]</text:p>
            <text:p text:style-name="P12">Formula</text:p>
            <text:p text:style-name="P12">Chart</text:p>
            <text:p text:style-name="P12">OLE Object [hidden by default]</text:p>
            <text:p text:style-name="P12">Plug-In [hidden by default]</text:p>
            <text:p text:style-name="P12">Applet [hidden by default]</text:p>
          </table:table-cell>
        </table:table-row>
      </table:table>
      <text:h text:style-name="P47" text:outline-level="3">Outline (Impress)</text:h>
      <table:table table:name="Table108" table:style-name="Table108">
        <table:table-column table:style-name="Table108.A"/>
        <table:table-column table:style-name="Table108.B"/>
        <table:table-column table:style-name="Table108.C"/>
        <table:table-row>
          <table:table-cell table:style-name="Table108.A1" office:value-type="string">
            <text:p text:style-name="WW-Table_20_Heading">Toolbar Name:</text:p>
          </table:table-cell>
          <table:table-cell table:style-name="Table108.A1" office:value-type="string">
            <text:p text:style-name="WW-Table_20_Heading">EN:</text:p>
          </table:table-cell>
          <table:table-cell table:style-name="Table108.C1" office:value-type="string">
            <text:p text:style-name="P65">Outline</text:p>
          </table:table-cell>
        </table:table-row>
        <table:table-row>
          <table:table-cell table:style-name="Table108.A2" office:value-type="string">
            <text:p text:style-name="WW-Table_20_Contents"/>
          </table:table-cell>
          <table:table-cell table:style-name="Table108.A2" office:value-type="string">
            <text:p text:style-name="P89">GER:</text:p>
          </table:table-cell>
          <table:table-cell table:style-name="Table108.C2" office:value-type="string">
            <text:p text:style-name="P100">Outline</text:p>
          </table:table-cell>
        </table:table-row>
        <table:table-row>
          <table:table-cell table:style-name="Table108.A2" table:number-columns-spanned="2" office:value-type="string">
            <text:p text:style-name="WW-Table_20_Heading">Toolbar File Name:</text:p>
          </table:table-cell>
          <table:covered-table-cell/>
          <table:table-cell table:style-name="Table108.C2" office:value-type="string">
            <text:p text:style-name="P100">outlinetoolbar.xml</text:p>
          </table:table-cell>
        </table:table-row>
        <table:table-row>
          <table:table-cell table:style-name="Table108.A2" table:number-columns-spanned="2" office:value-type="string">
            <text:p text:style-name="P89">Appears in:</text:p>
          </table:table-cell>
          <table:covered-table-cell/>
          <table:table-cell table:style-name="Table108.C2" office:value-type="string">
            <text:p text:style-name="P99">Impress</text:p>
          </table:table-cell>
        </table:table-row>
        <table:table-row>
          <table:table-cell table:style-name="Table108.A2" table:number-columns-spanned="2" office:value-type="string">
            <text:p text:style-name="P89">Shall always be visible</text:p>
          </table:table-cell>
          <table:covered-table-cell/>
          <table:table-cell table:style-name="Table108.C2" office:value-type="string">
            <text:p text:style-name="P99">No</text:p>
          </table:table-cell>
        </table:table-row>
        <table:table-row>
          <table:table-cell table:style-name="Table108.A2" table:number-columns-spanned="2" office:value-type="string">
            <text:p text:style-name="P89">List in View/Toolbars:</text:p>
          </table:table-cell>
          <table:covered-table-cell/>
          <table:table-cell table:style-name="Table108.C2" office:value-type="string">
            <text:p text:style-name="P99">no,<text:span text:style-name="T12"> </text:span><text:span text:style-name="T43">for Beta yes</text:span></text:p>
          </table:table-cell>
        </table:table-row>
        <table:table-row>
          <table:table-cell table:style-name="Table108.A2" table:number-columns-spanned="2" office:value-type="string">
            <text:p text:style-name="P89">Visible after first start</text:p>
          </table:table-cell>
          <table:covered-table-cell/>
          <table:table-cell table:style-name="Table108.C2" office:value-type="string">
            <text:p text:style-name="P99">No</text:p>
          </table:table-cell>
        </table:table-row>
        <table:table-row>
          <table:table-cell table:style-name="Table108.A2" table:number-columns-spanned="2" office:value-type="string">
            <text:p text:style-name="P89">Sub-Toolbar of:</text:p>
          </table:table-cell>
          <table:covered-table-cell/>
          <table:table-cell table:style-name="Table108.C2" office:value-type="string">
            <text:p text:style-name="P99">N/A</text:p>
          </table:table-cell>
        </table:table-row>
        <table:table-row>
          <table:table-cell table:style-name="Table108.A2" table:number-columns-spanned="2" office:value-type="string">
            <text:p text:style-name="P89">Display Tb if context is given</text:p>
          </table:table-cell>
          <table:covered-table-cell/>
          <table:table-cell table:style-name="Table108.C2" office:value-type="string">
            <text:p text:style-name="P99">No</text:p>
          </table:table-cell>
        </table:table-row>
        <table:table-row>
          <table:table-cell table:style-name="Table108.A2" table:number-columns-spanned="2" office:value-type="string">
            <text:p text:style-name="P89">Close Operation</text:p>
          </table:table-cell>
          <table:covered-table-cell/>
          <table:table-cell table:style-name="Table108.C2" office:value-type="string">
            <text:p text:style-name="P107">Permanently</text:p>
          </table:table-cell>
        </table:table-row>
        <table:table-row>
          <table:table-cell table:style-name="Table108.A2" table:number-columns-spanned="2" office:value-type="string">
            <text:p text:style-name="P89">Default Docking State</text:p>
          </table:table-cell>
          <table:covered-table-cell/>
          <table:table-cell table:style-name="Table108.C2" office:value-type="string">
            <text:p text:style-name="P104">Docked</text:p>
          </table:table-cell>
        </table:table-row>
        <table:table-row>
          <table:table-cell table:style-name="Table108.A2" table:number-columns-spanned="2" office:value-type="string">
            <text:p text:style-name="P89">Default Position</text:p>
          </table:table-cell>
          <table:covered-table-cell/>
          <table:table-cell table:style-name="Table108.C2" office:value-type="string">
            <text:p text:style-name="P104">Under Standard bar</text:p>
          </table:table-cell>
        </table:table-row>
        <table:table-row>
          <table:table-cell table:style-name="Table108.A2" table:number-columns-spanned="2" office:value-type="string">
            <text:p text:style-name="P89">Default Style</text:p>
          </table:table-cell>
          <table:covered-table-cell/>
          <table:table-cell table:style-name="Table108.C2" office:value-type="string">
            <text:p text:style-name="P104">Icon</text:p>
          </table:table-cell>
        </table:table-row>
        <table:table-row>
          <table:table-cell table:style-name="Table108.A2" table:number-columns-spanned="2" office:value-type="string">
            <text:p text:style-name="P89">Name in OpenOffice 1.1</text:p>
          </table:table-cell>
          <table:covered-table-cell/>
          <table:table-cell table:style-name="Table108.C2" office:value-type="string">
            <text:p text:style-name="P66">Insert</text:p>
          </table:table-cell>
        </table:table-row>
        <table:table-row>
          <table:table-cell table:style-name="Table108.A2" table:number-columns-spanned="2" office:value-type="string">
            <text:p text:style-name="P89">Name in Microsoft Office 2003</text:p>
          </table:table-cell>
          <table:covered-table-cell/>
          <table:table-cell table:style-name="Table108.C2" office:value-type="string">
            <text:p text:style-name="P66">N/A</text:p>
          </table:table-cell>
        </table:table-row>
        <table:table-row>
          <table:table-cell table:style-name="Table108.A2" table:number-columns-spanned="2" office:value-type="string">
            <text:p text:style-name="P89">Notes:</text:p>
          </table:table-cell>
          <table:covered-table-cell/>
          <table:table-cell table:style-name="Table108.C2" office:value-type="string">
            <text:p text:style-name="P71">; DISPLAY IF SWITCHED TO OUTLINE VIEW</text:p>
          </table:table-cell>
        </table:table-row>
        <table:table-row>
          <table:table-cell table:style-name="Table108.A2" table:number-columns-spanned="2" office:value-type="string">
            <text:p text:style-name="P89">Toolbar Content</text:p>
            <text:p text:style-name="P89"/>
          </table:table-cell>
          <table:covered-table-cell/>
          <table:table-cell table:style-name="Table108.C2" office:value-type="string">
            <text:p text:style-name="P12">First Level</text:p>
            <text:p text:style-name="P12">All Levels</text:p>
            <text:p text:style-name="P12">Hide Subpoints</text:p>
            <text:p text:style-name="P12">Show Subpoints</text:p>
            <text:p text:style-name="P12">--------------</text:p>
            <text:p text:style-name="P12">Formatting On/Off</text:p>
            <text:p text:style-name="P12">Black &amp; White View</text:p>
            <text:p text:style-name="P12">--------------</text:p>
            <text:p text:style-name="P12">Slide Show</text:p>
          </table:table-cell>
        </table:table-row>
      </table:table>
      <text:h text:style-name="P47" text:outline-level="3">Form Navigation (Impress)</text:h>
      <table:table table:name="Table109" table:style-name="Table109">
        <table:table-column table:style-name="Table109.A"/>
        <table:table-column table:style-name="Table109.B"/>
        <table:table-column table:style-name="Table109.C"/>
        <table:table-row>
          <table:table-cell table:style-name="Table109.A1" office:value-type="string">
            <text:p text:style-name="WW-Table_20_Heading">Toolbar Name:</text:p>
          </table:table-cell>
          <table:table-cell table:style-name="Table109.A1" office:value-type="string">
            <text:p text:style-name="WW-Table_20_Heading">EN:</text:p>
          </table:table-cell>
          <table:table-cell table:style-name="Table109.C1" office:value-type="string">
            <text:p text:style-name="P65">Form Navigation</text:p>
          </table:table-cell>
        </table:table-row>
        <table:table-row>
          <table:table-cell table:style-name="Table109.A2" office:value-type="string">
            <text:p text:style-name="WW-Table_20_Contents"/>
          </table:table-cell>
          <table:table-cell table:style-name="Table109.A2" office:value-type="string">
            <text:p text:style-name="P89">GER:</text:p>
          </table:table-cell>
          <table:table-cell table:style-name="Table109.C2" office:value-type="string">
            <text:p text:style-name="P100">Formular-Navigation</text:p>
          </table:table-cell>
        </table:table-row>
        <table:table-row>
          <table:table-cell table:style-name="Table109.A2" table:number-columns-spanned="2" office:value-type="string">
            <text:p text:style-name="WW-Table_20_Heading">Toolbar File Name:</text:p>
          </table:table-cell>
          <table:covered-table-cell/>
          <table:table-cell table:style-name="Table109.C2" office:value-type="string">
            <text:p text:style-name="P100">Formsnavigationbar.xml</text:p>
          </table:table-cell>
        </table:table-row>
        <table:table-row>
          <table:table-cell table:style-name="Table109.A2" table:number-columns-spanned="2" office:value-type="string">
            <text:p text:style-name="P89">Appears in:</text:p>
          </table:table-cell>
          <table:covered-table-cell/>
          <table:table-cell table:style-name="Table109.C2" office:value-type="string">
            <text:p text:style-name="P99">Impress</text:p>
          </table:table-cell>
        </table:table-row>
        <table:table-row>
          <table:table-cell table:style-name="Table109.A2" table:number-columns-spanned="2" office:value-type="string">
            <text:p text:style-name="P89">Shall always be visible</text:p>
          </table:table-cell>
          <table:covered-table-cell/>
          <table:table-cell table:style-name="Table109.C2" office:value-type="string">
            <text:p text:style-name="P99">No</text:p>
          </table:table-cell>
        </table:table-row>
        <table:table-row>
          <table:table-cell table:style-name="Table109.A2" table:number-columns-spanned="2" office:value-type="string">
            <text:p text:style-name="P89">List in View/Toolbars:</text:p>
          </table:table-cell>
          <table:covered-table-cell/>
          <table:table-cell table:style-name="Table109.C2" office:value-type="string">
            <text:p text:style-name="P99">No,<text:span text:style-name="T12"> </text:span><text:span text:style-name="T43">for Beta yes</text:span></text:p>
          </table:table-cell>
        </table:table-row>
        <table:table-row>
          <table:table-cell table:style-name="Table109.A2" table:number-columns-spanned="2" office:value-type="string">
            <text:p text:style-name="P89">Visible after first start</text:p>
          </table:table-cell>
          <table:covered-table-cell/>
          <table:table-cell table:style-name="Table109.C2" office:value-type="string">
            <text:p text:style-name="P99">No</text:p>
          </table:table-cell>
        </table:table-row>
        <table:table-row>
          <table:table-cell table:style-name="Table109.A2" table:number-columns-spanned="2" office:value-type="string">
            <text:p text:style-name="P89">Sub-Toolbar of:</text:p>
          </table:table-cell>
          <table:covered-table-cell/>
          <table:table-cell table:style-name="Table109.C2" office:value-type="string">
            <text:p text:style-name="P99">N/A</text:p>
          </table:table-cell>
        </table:table-row>
        <table:table-row>
          <table:table-cell table:style-name="Table109.A2" table:number-columns-spanned="2" office:value-type="string">
            <text:p text:style-name="P89">Display Tb if context is given</text:p>
          </table:table-cell>
          <table:covered-table-cell/>
          <table:table-cell table:style-name="Table109.C2" office:value-type="string">
            <text:p text:style-name="P99">No</text:p>
          </table:table-cell>
        </table:table-row>
        <table:table-row>
          <table:table-cell table:style-name="Table109.A2" table:number-columns-spanned="2" office:value-type="string">
            <text:p text:style-name="P89">Close Operation</text:p>
          </table:table-cell>
          <table:covered-table-cell/>
          <table:table-cell table:style-name="Table109.C2" office:value-type="string">
            <text:p text:style-name="P107">Permanently</text:p>
          </table:table-cell>
        </table:table-row>
        <table:table-row>
          <table:table-cell table:style-name="Table109.A2" table:number-columns-spanned="2" office:value-type="string">
            <text:p text:style-name="P89">Default Docking State</text:p>
          </table:table-cell>
          <table:covered-table-cell/>
          <table:table-cell table:style-name="Table109.C2" office:value-type="string">
            <text:p text:style-name="P104">Docked</text:p>
          </table:table-cell>
        </table:table-row>
        <table:table-row>
          <table:table-cell table:style-name="Table109.A2" table:number-columns-spanned="2" office:value-type="string">
            <text:p text:style-name="P89">Default Position</text:p>
          </table:table-cell>
          <table:covered-table-cell/>
          <table:table-cell table:style-name="Table109.C2" office:value-type="string">
            <text:p text:style-name="P104">Bottom, Below Drawing</text:p>
          </table:table-cell>
        </table:table-row>
        <table:table-row>
          <table:table-cell table:style-name="Table109.A2" table:number-columns-spanned="2" office:value-type="string">
            <text:p text:style-name="P89">Default Style</text:p>
          </table:table-cell>
          <table:covered-table-cell/>
          <table:table-cell table:style-name="Table109.C2" office:value-type="string">
            <text:p text:style-name="P104">Icon</text:p>
          </table:table-cell>
        </table:table-row>
        <table:table-row>
          <table:table-cell table:style-name="Table109.A2" table:number-columns-spanned="2" office:value-type="string">
            <text:p text:style-name="P89">Name in OpenOffice 1.1</text:p>
          </table:table-cell>
          <table:covered-table-cell/>
          <table:table-cell table:style-name="Table109.C2" office:value-type="string">
            <text:p text:style-name="P66">N/A</text:p>
          </table:table-cell>
        </table:table-row>
        <table:table-row>
          <table:table-cell table:style-name="Table109.A2" table:number-columns-spanned="2" office:value-type="string">
            <text:p text:style-name="P89">Name in Microsoft Office 2003</text:p>
          </table:table-cell>
          <table:covered-table-cell/>
          <table:table-cell table:style-name="Table109.C2" office:value-type="string">
            <text:p text:style-name="P66">N/A</text:p>
          </table:table-cell>
        </table:table-row>
        <table:table-row>
          <table:table-cell table:style-name="Table109.A2" table:number-columns-spanned="2" office:value-type="string">
            <text:p text:style-name="P89">Notes:</text:p>
          </table:table-cell>
          <table:covered-table-cell/>
          <table:table-cell table:style-name="Table109.C2" office:value-type="string">
            <text:p text:style-name="P66"/>
          </table:table-cell>
        </table:table-row>
        <table:table-row>
          <table:table-cell table:style-name="Table109.A2" table:number-columns-spanned="2" office:value-type="string">
            <text:p text:style-name="P89">Toolbar Content</text:p>
          </table:table-cell>
          <table:covered-table-cell/>
          <table:table-cell table:style-name="Table109.C2" office:value-type="string">
            <text:p text:style-name="P12">Find Record...</text:p>
            <text:p text:style-name="P32">------------- </text:p>
            <text:p text:style-name="P32">Record<text:line-break/>Absolute Record</text:p>
            <text:p text:style-name="P32">Text -&gt; Record</text:p>
            <text:p text:style-name="P32">Total No. of Records</text:p>
            <text:p text:style-name="P32">First Record</text:p>
            <text:p text:style-name="P32">Previous Record</text:p>
            <text:p text:style-name="P32">Next Record</text:p>
            <text:p text:style-name="P32">Last Record</text:p>
            <text:p text:style-name="P32">New Record</text:p>
            <text:p text:style-name="P32">-------------</text:p>
            <text:p text:style-name="P32">Save Record</text:p>
            <text:p text:style-name="P32">Undo: Data Entry</text:p>
            <text:p text:style-name="P32">Delete Record</text:p>
            <text:p text:style-name="P32">------------</text:p>
            <text:p text:style-name="P32">Refresh -&gt;<text:span text:style-name="T31">Style: DropDownOnly</text:span></text:p>
            <text:p text:style-name="P32">-------------</text:p>
            <text:p text:style-name="P32">Sort...</text:p>
            <text:p text:style-name="P32">Sort Ascending</text:p>
            <text:p text:style-name="P32">Sort Descending</text:p>
            <text:p text:style-name="P32">------------- </text:p>
            <text:p text:style-name="P32">AutoFilter</text:p>
            <text:p text:style-name="P32">Apply Filter</text:p>
            <text:p text:style-name="P30"><text:span text:style-name="T18">Form Filters --&gt; </text:span><text:a xlink:type="simple" xlink:href="#6.1.29Form%20Filters%20(Writer)%7Coutline"><text:span text:style-name="Internet_20_link"><text:span text:style-name="T28">Form Filters</text:span></text:span></text:a></text:p>
            <text:p text:style-name="P32">Remove Filter/Sort</text:p>
            <text:p text:style-name="P32">--------------</text:p>
            <text:p text:style-name="P32">Data Source as Table</text:p>
          </table:table-cell>
        </table:table-row>
      </table:table>
      <text:h text:style-name="P47" text:outline-level="3">Form Filter (Impress)</text:h>
      <table:table table:name="Table110" table:style-name="Table110">
        <table:table-column table:style-name="Table110.A"/>
        <table:table-column table:style-name="Table110.B"/>
        <table:table-column table:style-name="Table110.C"/>
        <table:table-row>
          <table:table-cell table:style-name="Table110.A1" office:value-type="string">
            <text:p text:style-name="WW-Table_20_Heading">Toolbar Name:</text:p>
          </table:table-cell>
          <table:table-cell table:style-name="Table110.A1" office:value-type="string">
            <text:p text:style-name="WW-Table_20_Heading">EN:</text:p>
          </table:table-cell>
          <table:table-cell table:style-name="Table110.C1" office:value-type="string">
            <text:p text:style-name="P23">Form Filter</text:p>
          </table:table-cell>
        </table:table-row>
        <table:table-row>
          <table:table-cell table:style-name="Table110.A2" office:value-type="string">
            <text:p text:style-name="WW-Table_20_Contents"/>
          </table:table-cell>
          <table:table-cell table:style-name="Table110.A2" office:value-type="string">
            <text:p text:style-name="P89">GER:</text:p>
          </table:table-cell>
          <table:table-cell table:style-name="Table110.C2" office:value-type="string">
            <text:p text:style-name="P100">Formula-Filter</text:p>
          </table:table-cell>
        </table:table-row>
        <table:table-row>
          <table:table-cell table:style-name="Table110.A2" table:number-columns-spanned="2" office:value-type="string">
            <text:p text:style-name="WW-Table_20_Heading">Toolbar File Name:</text:p>
          </table:table-cell>
          <table:covered-table-cell/>
          <table:table-cell table:style-name="Table110.C2" office:value-type="string">
            <text:p text:style-name="P100">Formsfilterbar.xml</text:p>
          </table:table-cell>
        </table:table-row>
        <table:table-row>
          <table:table-cell table:style-name="Table110.A2" table:number-columns-spanned="2" office:value-type="string">
            <text:p text:style-name="P89">Appears in:</text:p>
          </table:table-cell>
          <table:covered-table-cell/>
          <table:table-cell table:style-name="Table110.C2" office:value-type="string">
            <text:p text:style-name="P99">Impress</text:p>
          </table:table-cell>
        </table:table-row>
        <table:table-row>
          <table:table-cell table:style-name="Table110.A2" table:number-columns-spanned="2" office:value-type="string">
            <text:p text:style-name="P89">Shall always be visible</text:p>
          </table:table-cell>
          <table:covered-table-cell/>
          <table:table-cell table:style-name="Table110.C2" office:value-type="string">
            <text:p text:style-name="P99">No</text:p>
          </table:table-cell>
        </table:table-row>
        <table:table-row>
          <table:table-cell table:style-name="Table110.A2" table:number-columns-spanned="2" office:value-type="string">
            <text:p text:style-name="P89">List in View/Toolbars:</text:p>
          </table:table-cell>
          <table:covered-table-cell/>
          <table:table-cell table:style-name="Table110.C2" office:value-type="string">
            <text:p text:style-name="P99">No</text:p>
          </table:table-cell>
        </table:table-row>
        <table:table-row>
          <table:table-cell table:style-name="Table110.A2" table:number-columns-spanned="2" office:value-type="string">
            <text:p text:style-name="P89">Visible after first start</text:p>
          </table:table-cell>
          <table:covered-table-cell/>
          <table:table-cell table:style-name="Table110.C2" office:value-type="string">
            <text:p text:style-name="P99">No</text:p>
          </table:table-cell>
        </table:table-row>
        <table:table-row>
          <table:table-cell table:style-name="Table110.A2" table:number-columns-spanned="2" office:value-type="string">
            <text:p text:style-name="P89">Sub-Toolbar of:</text:p>
          </table:table-cell>
          <table:covered-table-cell/>
          <table:table-cell table:style-name="Table110.C2" office:value-type="string">
            <text:p text:style-name="P99">Form Navigation</text:p>
          </table:table-cell>
        </table:table-row>
        <table:table-row>
          <table:table-cell table:style-name="Table110.A2" table:number-columns-spanned="2" office:value-type="string">
            <text:p text:style-name="P89">Display Tb if context is given</text:p>
          </table:table-cell>
          <table:covered-table-cell/>
          <table:table-cell table:style-name="Table110.C2" office:value-type="string">
            <text:p text:style-name="P99">No</text:p>
          </table:table-cell>
        </table:table-row>
        <table:table-row>
          <table:table-cell table:style-name="Table110.A2" table:number-columns-spanned="2" office:value-type="string">
            <text:p text:style-name="P89">Close Operation</text:p>
          </table:table-cell>
          <table:covered-table-cell/>
          <table:table-cell table:style-name="Table110.C2" office:value-type="string">
            <text:p text:style-name="P107">Permanently</text:p>
          </table:table-cell>
        </table:table-row>
        <table:table-row>
          <table:table-cell table:style-name="Table110.A2" table:number-columns-spanned="2" office:value-type="string">
            <text:p text:style-name="P89">Default Docking State</text:p>
          </table:table-cell>
          <table:covered-table-cell/>
          <table:table-cell table:style-name="Table110.C2" office:value-type="string">
            <text:p text:style-name="P104">Floated</text:p>
          </table:table-cell>
        </table:table-row>
        <table:table-row>
          <table:table-cell table:style-name="Table110.A2" table:number-columns-spanned="2" office:value-type="string">
            <text:p text:style-name="P89">Default Position</text:p>
          </table:table-cell>
          <table:covered-table-cell/>
          <table:table-cell table:style-name="Table110.C2" office:value-type="string">
            <text:p text:style-name="P104">N/A</text:p>
          </table:table-cell>
        </table:table-row>
        <table:table-row>
          <table:table-cell table:style-name="Table110.A2" table:number-columns-spanned="2" office:value-type="string">
            <text:p text:style-name="P89">Default Style</text:p>
          </table:table-cell>
          <table:covered-table-cell/>
          <table:table-cell table:style-name="Table110.C2" office:value-type="string">
            <text:p text:style-name="P104">Icon</text:p>
          </table:table-cell>
        </table:table-row>
        <table:table-row>
          <table:table-cell table:style-name="Table110.A2" table:number-columns-spanned="2" office:value-type="string">
            <text:p text:style-name="P89">Name in OpenOffice 1.1</text:p>
          </table:table-cell>
          <table:covered-table-cell/>
          <table:table-cell table:style-name="Table110.C2" office:value-type="string">
            <text:p text:style-name="P66">N/A</text:p>
          </table:table-cell>
        </table:table-row>
        <table:table-row>
          <table:table-cell table:style-name="Table110.A2" table:number-columns-spanned="2" office:value-type="string">
            <text:p text:style-name="P89">Name in Microsoft Office 2003</text:p>
          </table:table-cell>
          <table:covered-table-cell/>
          <table:table-cell table:style-name="Table110.C2" office:value-type="string">
            <text:p text:style-name="P66">N/A</text:p>
          </table:table-cell>
        </table:table-row>
        <table:table-row>
          <table:table-cell table:style-name="Table110.A2" table:number-columns-spanned="2" office:value-type="string">
            <text:p text:style-name="P89">Notes:</text:p>
          </table:table-cell>
          <table:covered-table-cell/>
          <table:table-cell table:style-name="Table110.C2" office:value-type="string">
            <text:p text:style-name="P66"/>
          </table:table-cell>
        </table:table-row>
        <table:table-row>
          <table:table-cell table:style-name="Table110.A2" table:number-columns-spanned="2" office:value-type="string">
            <text:p text:style-name="P89">Toolbar Content</text:p>
          </table:table-cell>
          <table:covered-table-cell/>
          <table:table-cell table:style-name="Table110.C2" office:value-type="string">
            <text:p text:style-name="P12">Apply Form Based Filter</text:p>
            <text:p text:style-name="P12">Filter Navigator</text:p>
            <text:p text:style-name="P12">------------------</text:p>
            <text:p text:style-name="P12">Close</text:p>
          </table:table-cell>
        </table:table-row>
      </table:table>
      <text:p text:style-name="Standard"/>
      <text:h text:style-name="P47" text:outline-level="3">Media Playback (Impress)</text:h>
      <table:table table:name="Table111" table:style-name="Table111">
        <table:table-column table:style-name="Table111.A"/>
        <table:table-column table:style-name="Table111.B"/>
        <table:table-column table:style-name="Table111.C"/>
        <table:table-row>
          <table:table-cell table:style-name="Table111.A1" office:value-type="string">
            <text:p text:style-name="WW-Table_20_Heading">Toolbar Name:</text:p>
          </table:table-cell>
          <table:table-cell table:style-name="Table111.A1" office:value-type="string">
            <text:p text:style-name="WW-Table_20_Heading">EN:</text:p>
          </table:table-cell>
          <table:table-cell table:style-name="Table111.C1" office:value-type="string">
            <text:p text:style-name="P65">Media Playback</text:p>
          </table:table-cell>
        </table:table-row>
        <table:table-row>
          <table:table-cell table:style-name="Table111.A2" office:value-type="string">
            <text:p text:style-name="WW-Table_20_Contents"/>
          </table:table-cell>
          <table:table-cell table:style-name="Table111.A2" office:value-type="string">
            <text:p text:style-name="P89">GER:</text:p>
          </table:table-cell>
          <table:table-cell table:style-name="Table111.C2" office:value-type="string">
            <text:p text:style-name="P100">Medienwiedergabe</text:p>
          </table:table-cell>
        </table:table-row>
        <table:table-row>
          <table:table-cell table:style-name="Table111.A2" table:number-columns-spanned="2" office:value-type="string">
            <text:p text:style-name="WW-Table_20_Heading">Toolbar File Name:</text:p>
          </table:table-cell>
          <table:covered-table-cell/>
          <table:table-cell table:style-name="Table111.C2" office:value-type="string">
            <text:p text:style-name="P100">Mediaobjectbar.xml</text:p>
          </table:table-cell>
        </table:table-row>
        <table:table-row>
          <table:table-cell table:style-name="Table111.A2" table:number-columns-spanned="2" office:value-type="string">
            <text:p text:style-name="P89">Appears in:</text:p>
          </table:table-cell>
          <table:covered-table-cell/>
          <table:table-cell table:style-name="Table111.C2" office:value-type="string">
            <text:p text:style-name="P99">Impress</text:p>
          </table:table-cell>
        </table:table-row>
        <table:table-row>
          <table:table-cell table:style-name="Table111.A2" table:number-columns-spanned="2" office:value-type="string">
            <text:p text:style-name="P89">Shall always be visible</text:p>
          </table:table-cell>
          <table:covered-table-cell/>
          <table:table-cell table:style-name="Table111.C2" office:value-type="string">
            <text:p text:style-name="P99">No</text:p>
          </table:table-cell>
        </table:table-row>
        <table:table-row>
          <table:table-cell table:style-name="Table111.A2" table:number-columns-spanned="2" office:value-type="string">
            <text:p text:style-name="P89">List in View/Toolbars:</text:p>
          </table:table-cell>
          <table:covered-table-cell/>
          <table:table-cell table:style-name="Table111.C2" office:value-type="string">
            <text:p text:style-name="P99">Yes</text:p>
          </table:table-cell>
        </table:table-row>
        <table:table-row>
          <table:table-cell table:style-name="Table111.A2" table:number-columns-spanned="2" office:value-type="string">
            <text:p text:style-name="P89">Visible after first start</text:p>
          </table:table-cell>
          <table:covered-table-cell/>
          <table:table-cell table:style-name="Table111.C2" office:value-type="string">
            <text:p text:style-name="P99">No</text:p>
          </table:table-cell>
        </table:table-row>
        <table:table-row>
          <table:table-cell table:style-name="Table111.A2" table:number-columns-spanned="2" office:value-type="string">
            <text:p text:style-name="P89">Sub-Toolbar of:</text:p>
          </table:table-cell>
          <table:covered-table-cell/>
          <table:table-cell table:style-name="Table111.C2" office:value-type="string">
            <text:p text:style-name="P99">N/A</text:p>
          </table:table-cell>
        </table:table-row>
        <table:table-row>
          <table:table-cell table:style-name="Table111.A2" table:number-columns-spanned="2" office:value-type="string">
            <text:p text:style-name="P89">Display Tb if context is given</text:p>
          </table:table-cell>
          <table:covered-table-cell/>
          <table:table-cell table:style-name="Table111.C2" office:value-type="string">
            <text:p text:style-name="P99">Yes</text:p>
          </table:table-cell>
        </table:table-row>
        <table:table-row>
          <table:table-cell table:style-name="Table111.A2" table:number-columns-spanned="2" office:value-type="string">
            <text:p text:style-name="P89">Close Operation</text:p>
          </table:table-cell>
          <table:covered-table-cell/>
          <table:table-cell table:style-name="Table111.C2" office:value-type="string">
            <text:p text:style-name="P107">Temporarily</text:p>
          </table:table-cell>
        </table:table-row>
        <table:table-row>
          <table:table-cell table:style-name="Table111.A2" table:number-columns-spanned="2" office:value-type="string">
            <text:p text:style-name="P89">Default Docking State</text:p>
          </table:table-cell>
          <table:covered-table-cell/>
          <table:table-cell table:style-name="Table111.C2" office:value-type="string">
            <text:p text:style-name="P104">Docked</text:p>
          </table:table-cell>
        </table:table-row>
        <table:table-row>
          <table:table-cell table:style-name="Table111.A2" table:number-columns-spanned="2" office:value-type="string">
            <text:p text:style-name="P89">Default Position</text:p>
          </table:table-cell>
          <table:covered-table-cell/>
          <table:table-cell table:style-name="Table111.C2" office:value-type="string">
            <text:p text:style-name="P104">Top</text:p>
          </table:table-cell>
        </table:table-row>
        <table:table-row>
          <table:table-cell table:style-name="Table111.A2" table:number-columns-spanned="2" office:value-type="string">
            <text:p text:style-name="P89">Default Style</text:p>
          </table:table-cell>
          <table:covered-table-cell/>
          <table:table-cell table:style-name="Table111.C2" office:value-type="string">
            <text:p text:style-name="P104">Icon</text:p>
          </table:table-cell>
        </table:table-row>
        <table:table-row>
          <table:table-cell table:style-name="Table111.A2" table:number-columns-spanned="2" office:value-type="string">
            <text:p text:style-name="P89">Name in OpenOffice 1.1</text:p>
          </table:table-cell>
          <table:covered-table-cell/>
          <table:table-cell table:style-name="Table111.C2" office:value-type="string">
            <text:p text:style-name="P66">N/A</text:p>
          </table:table-cell>
        </table:table-row>
        <table:table-row>
          <table:table-cell table:style-name="Table111.A2" table:number-columns-spanned="2" office:value-type="string">
            <text:p text:style-name="P89">Name in Microsoft Office 2003</text:p>
          </table:table-cell>
          <table:covered-table-cell/>
          <table:table-cell table:style-name="Table111.C2" office:value-type="string">
            <text:p text:style-name="P66">N/A</text:p>
          </table:table-cell>
        </table:table-row>
        <table:table-row>
          <table:table-cell table:style-name="Table111.A2" table:number-columns-spanned="2" office:value-type="string">
            <text:p text:style-name="P89">Notes:</text:p>
          </table:table-cell>
          <table:covered-table-cell/>
          <table:table-cell table:style-name="Table111.C2" office:value-type="string">
            <text:p text:style-name="P71">THIS TOOLBAR SHALL NOT BE LISTED WITHIN CUSTOMIZE TOOLBAR</text:p>
          </table:table-cell>
        </table:table-row>
        <table:table-row>
          <table:table-cell table:style-name="Table111.A2" table:number-columns-spanned="2" office:value-type="string">
            <text:p text:style-name="P89">Toolbar Content</text:p>
          </table:table-cell>
          <table:covered-table-cell/>
          <table:table-cell table:style-name="Table111.C2" office:value-type="string">
            <text:p text:style-name="P12">Insert Media &amp; Sound<text:line-break/>----------</text:p>
            <text:p text:style-name="P12">Play</text:p>
            <text:p text:style-name="P12">Pause</text:p>
            <text:p text:style-name="P12">Stop</text:p>
            <text:p text:style-name="P12">-----------</text:p>
            <text:p text:style-name="P12">Repeat</text:p>
            <text:p text:style-name="P12">Mute</text:p>
            <text:p text:style-name="P12">Volume</text:p>
            <text:p text:style-name="P12">View</text:p>
          </table:table-cell>
        </table:table-row>
      </table:table>
      <text:h text:style-name="P47" text:outline-level="3">Edit Points (Impress)</text:h>
      <table:table table:name="Table112" table:style-name="Table112">
        <table:table-column table:style-name="Table112.A"/>
        <table:table-column table:style-name="Table112.B"/>
        <table:table-column table:style-name="Table112.C"/>
        <table:table-row>
          <table:table-cell table:style-name="Table112.A1" office:value-type="string">
            <text:p text:style-name="WW-Table_20_Heading">Toolbar Name:</text:p>
          </table:table-cell>
          <table:table-cell table:style-name="Table112.A1" office:value-type="string">
            <text:p text:style-name="WW-Table_20_Heading">EN:</text:p>
          </table:table-cell>
          <table:table-cell table:style-name="Table112.C1" office:value-type="string">
            <text:p text:style-name="P23">Edit Points</text:p>
          </table:table-cell>
        </table:table-row>
        <table:table-row>
          <table:table-cell table:style-name="Table112.A2" office:value-type="string">
            <text:p text:style-name="WW-Table_20_Contents"/>
          </table:table-cell>
          <table:table-cell table:style-name="Table112.A2" office:value-type="string">
            <text:p text:style-name="P89">GER:</text:p>
          </table:table-cell>
          <table:table-cell table:style-name="Table112.C2" office:value-type="string">
            <text:p text:style-name="P100">Punkte bearbeiten</text:p>
          </table:table-cell>
        </table:table-row>
        <table:table-row>
          <table:table-cell table:style-name="Table112.A2" table:number-columns-spanned="2" office:value-type="string">
            <text:p text:style-name="WW-Table_20_Heading">Toolbar File Name:</text:p>
          </table:table-cell>
          <table:covered-table-cell/>
          <table:table-cell table:style-name="Table112.C2" office:value-type="string">
            <text:p text:style-name="P100">Bezierobjectbar.xml</text:p>
          </table:table-cell>
        </table:table-row>
        <table:table-row>
          <table:table-cell table:style-name="Table112.A2" table:number-columns-spanned="2" office:value-type="string">
            <text:p text:style-name="P89">Appears in:</text:p>
          </table:table-cell>
          <table:covered-table-cell/>
          <table:table-cell table:style-name="Table112.C2" office:value-type="string">
            <text:p text:style-name="P99">Impress</text:p>
          </table:table-cell>
        </table:table-row>
        <table:table-row>
          <table:table-cell table:style-name="Table112.A2" table:number-columns-spanned="2" office:value-type="string">
            <text:p text:style-name="P89">Shall always be visible</text:p>
          </table:table-cell>
          <table:covered-table-cell/>
          <table:table-cell table:style-name="Table112.C2" office:value-type="string">
            <text:p text:style-name="P99">No</text:p>
          </table:table-cell>
        </table:table-row>
        <table:table-row>
          <table:table-cell table:style-name="Table112.A2" table:number-columns-spanned="2" office:value-type="string">
            <text:p text:style-name="P89">List in View/Toolbars:</text:p>
          </table:table-cell>
          <table:covered-table-cell/>
          <table:table-cell table:style-name="Table112.C2" office:value-type="string">
            <text:p text:style-name="P99">No</text:p>
          </table:table-cell>
        </table:table-row>
        <table:table-row>
          <table:table-cell table:style-name="Table112.A2" table:number-columns-spanned="2" office:value-type="string">
            <text:p text:style-name="P89">Visible after first start</text:p>
          </table:table-cell>
          <table:covered-table-cell/>
          <table:table-cell table:style-name="Table112.C2" office:value-type="string">
            <text:p text:style-name="P99">No</text:p>
          </table:table-cell>
        </table:table-row>
        <table:table-row>
          <table:table-cell table:style-name="Table112.A2" table:number-columns-spanned="2" office:value-type="string">
            <text:p text:style-name="P89">Sub-Toolbar of:</text:p>
          </table:table-cell>
          <table:covered-table-cell/>
          <table:table-cell table:style-name="Table112.C2" office:value-type="string">
            <text:p text:style-name="P70">Drawing</text:p>
          </table:table-cell>
        </table:table-row>
        <table:table-row>
          <table:table-cell table:style-name="Table112.A2" table:number-columns-spanned="2" office:value-type="string">
            <text:p text:style-name="P89">Display Tb if context is given</text:p>
          </table:table-cell>
          <table:covered-table-cell/>
          <table:table-cell table:style-name="Table112.C2" office:value-type="string">
            <text:p text:style-name="P99">Yes, If object is in Point editing mode</text:p>
          </table:table-cell>
        </table:table-row>
        <table:table-row>
          <table:table-cell table:style-name="Table112.A2" table:number-columns-spanned="2" office:value-type="string">
            <text:p text:style-name="P89">Close Operation</text:p>
          </table:table-cell>
          <table:covered-table-cell/>
          <table:table-cell table:style-name="Table112.C2" office:value-type="string">
            <text:p text:style-name="P107">Temporarily</text:p>
          </table:table-cell>
        </table:table-row>
        <table:table-row>
          <table:table-cell table:style-name="Table112.A2" table:number-columns-spanned="2" office:value-type="string">
            <text:p text:style-name="P89">Default Docking State</text:p>
          </table:table-cell>
          <table:covered-table-cell/>
          <table:table-cell table:style-name="Table112.C2" office:value-type="string">
            <text:p text:style-name="P99">Floated</text:p>
          </table:table-cell>
        </table:table-row>
        <table:table-row>
          <table:table-cell table:style-name="Table112.A2" table:number-columns-spanned="2" office:value-type="string">
            <text:p text:style-name="P89">Default Position</text:p>
          </table:table-cell>
          <table:covered-table-cell/>
          <table:table-cell table:style-name="Table112.C2" office:value-type="string">
            <text:p text:style-name="P104">N/A</text:p>
          </table:table-cell>
        </table:table-row>
        <table:table-row>
          <table:table-cell table:style-name="Table112.A2" table:number-columns-spanned="2" office:value-type="string">
            <text:p text:style-name="P89">Default Style</text:p>
          </table:table-cell>
          <table:covered-table-cell/>
          <table:table-cell table:style-name="Table112.C2" office:value-type="string">
            <text:p text:style-name="P104">Icon</text:p>
          </table:table-cell>
        </table:table-row>
        <table:table-row>
          <table:table-cell table:style-name="Table112.A2" table:number-columns-spanned="2" office:value-type="string">
            <text:p text:style-name="P89">Name in OpenOffice 1.1</text:p>
          </table:table-cell>
          <table:covered-table-cell/>
          <table:table-cell table:style-name="Table112.C2" office:value-type="string">
            <text:p text:style-name="P66">Bézier Object Bar</text:p>
          </table:table-cell>
        </table:table-row>
        <table:table-row>
          <table:table-cell table:style-name="Table112.A2" table:number-columns-spanned="2" office:value-type="string">
            <text:p text:style-name="P89">Name in Microsoft Office 2003</text:p>
          </table:table-cell>
          <table:covered-table-cell/>
          <table:table-cell table:style-name="Table112.C2" office:value-type="string">
            <text:p text:style-name="P24">N/A</text:p>
          </table:table-cell>
        </table:table-row>
        <table:table-row>
          <table:table-cell table:style-name="Table112.A2" table:number-columns-spanned="2" office:value-type="string">
            <text:p text:style-name="P89">Notes:</text:p>
          </table:table-cell>
          <table:covered-table-cell/>
          <table:table-cell table:style-name="Table112.C2" office:value-type="string">
            <text:p text:style-name="P66"/>
          </table:table-cell>
        </table:table-row>
        <table:table-row>
          <table:table-cell table:style-name="Table112.A2" table:number-columns-spanned="2" office:value-type="string">
            <text:p text:style-name="P89">Toolbar Content:</text:p>
          </table:table-cell>
          <table:covered-table-cell/>
          <table:table-cell table:style-name="Table112.C2" office:value-type="string">
            <text:p text:style-name="P32">Points<text:line-break/>----------------</text:p>
            <text:p text:style-name="P32">Move Points</text:p>
            <text:p text:style-name="P32">Insert Points</text:p>
            <text:p text:style-name="P32">----------------</text:p>
            <text:p text:style-name="P32">Delete Points</text:p>
            <text:p text:style-name="P32">Split Curve</text:p>
            <text:p text:style-name="P32">Convert to Curve</text:p>
            <text:p text:style-name="P32">----------------</text:p>
            <text:p text:style-name="P32">Corner Points</text:p>
            <text:p text:style-name="P32">Smooth Transition</text:p>
            <text:p text:style-name="P32">Symmetric Transition</text:p>
            <text:p text:style-name="P32">----------------</text:p>
            <text:p text:style-name="P32">Close Bézier</text:p>
            <text:p text:style-name="P32">-----------------</text:p>
            <text:p text:style-name="P32">Eliminate Points</text:p>
          </table:table-cell>
        </table:table-row>
      </table:table>
      <text:p text:style-name="Standard"/>
      <text:h text:style-name="P47" text:outline-level="3">Mode (Impress)</text:h>
      <table:table table:name="Table113" table:style-name="Table113">
        <table:table-column table:style-name="Table113.A"/>
        <table:table-column table:style-name="Table113.B"/>
        <table:table-column table:style-name="Table113.C"/>
        <table:table-row>
          <table:table-cell table:style-name="Table113.A1" office:value-type="string">
            <text:p text:style-name="WW-Table_20_Heading">Toolbar Name:</text:p>
          </table:table-cell>
          <table:table-cell table:style-name="Table113.A1" office:value-type="string">
            <text:p text:style-name="WW-Table_20_Heading">EN:</text:p>
          </table:table-cell>
          <table:table-cell table:style-name="Table113.C1" office:value-type="string">
            <text:p text:style-name="P23">Mode</text:p>
          </table:table-cell>
        </table:table-row>
        <table:table-row>
          <table:table-cell table:style-name="Table113.A2" office:value-type="string">
            <text:p text:style-name="WW-Table_20_Contents"/>
          </table:table-cell>
          <table:table-cell table:style-name="Table113.A2" office:value-type="string">
            <text:p text:style-name="P89">GER:</text:p>
          </table:table-cell>
          <table:table-cell table:style-name="Table113.C2" office:value-type="string">
            <text:p text:style-name="P100">Modus</text:p>
          </table:table-cell>
        </table:table-row>
        <table:table-row>
          <table:table-cell table:style-name="Table113.A2" table:number-columns-spanned="2" office:value-type="string">
            <text:p text:style-name="WW-Table_20_Heading">Toolbar File Name:</text:p>
          </table:table-cell>
          <table:covered-table-cell/>
          <table:table-cell table:style-name="Table113.C2" office:value-type="string">
            <text:p text:style-name="P100">Choosemodebar.xml</text:p>
          </table:table-cell>
        </table:table-row>
        <table:table-row>
          <table:table-cell table:style-name="Table113.A2" table:number-columns-spanned="2" office:value-type="string">
            <text:p text:style-name="P89">Appears in:</text:p>
          </table:table-cell>
          <table:covered-table-cell/>
          <table:table-cell table:style-name="Table113.C2" office:value-type="string">
            <text:p text:style-name="P99">Impress</text:p>
          </table:table-cell>
        </table:table-row>
        <table:table-row>
          <table:table-cell table:style-name="Table113.A2" table:number-columns-spanned="2" office:value-type="string">
            <text:p text:style-name="P89">Shall always be visible</text:p>
          </table:table-cell>
          <table:covered-table-cell/>
          <table:table-cell table:style-name="Table113.C2" office:value-type="string">
            <text:p text:style-name="P99">No</text:p>
          </table:table-cell>
        </table:table-row>
        <table:table-row>
          <table:table-cell table:style-name="Table113.A2" table:number-columns-spanned="2" office:value-type="string">
            <text:p text:style-name="P89">List in View/Toolbars:</text:p>
          </table:table-cell>
          <table:covered-table-cell/>
          <table:table-cell table:style-name="Table113.C2" office:value-type="string">
            <text:p text:style-name="P99">Yes</text:p>
          </table:table-cell>
        </table:table-row>
        <table:table-row>
          <table:table-cell table:style-name="Table113.A2" table:number-columns-spanned="2" office:value-type="string">
            <text:p text:style-name="P89">Visible after first start</text:p>
          </table:table-cell>
          <table:covered-table-cell/>
          <table:table-cell table:style-name="Table113.C2" office:value-type="string">
            <text:p text:style-name="P99">No</text:p>
          </table:table-cell>
        </table:table-row>
        <table:table-row>
          <table:table-cell table:style-name="Table113.A2" table:number-columns-spanned="2" office:value-type="string">
            <text:p text:style-name="P89">Sub-Toolbar of:</text:p>
          </table:table-cell>
          <table:covered-table-cell/>
          <table:table-cell table:style-name="Table113.C2" office:value-type="string">
            <text:p text:style-name="P70">N/A</text:p>
          </table:table-cell>
        </table:table-row>
        <table:table-row>
          <table:table-cell table:style-name="Table113.A2" table:number-columns-spanned="2" office:value-type="string">
            <text:p text:style-name="P89">Display Tb if context is given</text:p>
          </table:table-cell>
          <table:covered-table-cell/>
          <table:table-cell table:style-name="Table113.C2" office:value-type="string">
            <text:p text:style-name="P99">No</text:p>
          </table:table-cell>
        </table:table-row>
        <table:table-row>
          <table:table-cell table:style-name="Table113.A2" table:number-columns-spanned="2" office:value-type="string">
            <text:p text:style-name="P89">Close Operation</text:p>
          </table:table-cell>
          <table:covered-table-cell/>
          <table:table-cell table:style-name="Table113.C2" office:value-type="string">
            <text:p text:style-name="P107">Permanently</text:p>
          </table:table-cell>
        </table:table-row>
        <table:table-row>
          <table:table-cell table:style-name="Table113.A2" table:number-columns-spanned="2" office:value-type="string">
            <text:p text:style-name="P89">Default Docking State</text:p>
          </table:table-cell>
          <table:covered-table-cell/>
          <table:table-cell table:style-name="Table113.C2" office:value-type="string">
            <text:p text:style-name="P99">Floated</text:p>
          </table:table-cell>
        </table:table-row>
        <table:table-row>
          <table:table-cell table:style-name="Table113.A2" table:number-columns-spanned="2" office:value-type="string">
            <text:p text:style-name="P89">Default Position</text:p>
          </table:table-cell>
          <table:covered-table-cell/>
          <table:table-cell table:style-name="Table113.C2" office:value-type="string">
            <text:p text:style-name="P104">N/A</text:p>
          </table:table-cell>
        </table:table-row>
        <table:table-row>
          <table:table-cell table:style-name="Table113.A2" table:number-columns-spanned="2" office:value-type="string">
            <text:p text:style-name="P89">Default Style</text:p>
          </table:table-cell>
          <table:covered-table-cell/>
          <table:table-cell table:style-name="Table113.C2" office:value-type="string">
            <text:p text:style-name="P104">Icon</text:p>
          </table:table-cell>
        </table:table-row>
        <table:table-row>
          <table:table-cell table:style-name="Table113.A2" table:number-columns-spanned="2" office:value-type="string">
            <text:p text:style-name="P89">Name in OpenOffice 1.1</text:p>
          </table:table-cell>
          <table:covered-table-cell/>
          <table:table-cell table:style-name="Table113.C2" office:value-type="string">
            <text:p text:style-name="P66">Mode</text:p>
          </table:table-cell>
        </table:table-row>
        <table:table-row>
          <table:table-cell table:style-name="Table113.A2" table:number-columns-spanned="2" office:value-type="string">
            <text:p text:style-name="P89">Name in Microsoft Office 2003</text:p>
          </table:table-cell>
          <table:covered-table-cell/>
          <table:table-cell table:style-name="Table113.C2" office:value-type="string">
            <text:p text:style-name="P24">N/A</text:p>
          </table:table-cell>
        </table:table-row>
        <table:table-row>
          <table:table-cell table:style-name="Table113.A2" table:number-columns-spanned="2" office:value-type="string">
            <text:p text:style-name="P89">Notes:</text:p>
          </table:table-cell>
          <table:covered-table-cell/>
          <table:table-cell table:style-name="Table113.C2" office:value-type="string">
            <text:p text:style-name="P66"/>
          </table:table-cell>
        </table:table-row>
        <table:table-row>
          <table:table-cell table:style-name="Table113.A2" table:number-columns-spanned="2" office:value-type="string">
            <text:p text:style-name="P89">Toolbar Content:</text:p>
          </table:table-cell>
          <table:covered-table-cell/>
          <table:table-cell table:style-name="Table113.C2" office:value-type="string">
            <text:p text:style-name="P2">Rotate<text:line-break/>Flip<text:line-break/>In 3D Rotation Object<text:line-break/>Set In Circle (perspective)<text:line-break/>-------------------<text:line-break/>Set to Circle (Slant)<text:line-break/>Distort<text:line-break/>Transparency<text:line-break/>Gradient</text:p>
          </table:table-cell>
        </table:table-row>
      </table:table>
      <text:h text:style-name="P47" text:outline-level="3">3D-Objects (Impress)</text:h>
      <table:table table:name="Table114" table:style-name="Table114">
        <table:table-column table:style-name="Table114.A"/>
        <table:table-column table:style-name="Table114.B"/>
        <table:table-column table:style-name="Table114.C"/>
        <table:table-row>
          <table:table-cell table:style-name="Table114.A1" office:value-type="string">
            <text:p text:style-name="WW-Table_20_Heading">Toolbar Name:</text:p>
          </table:table-cell>
          <table:table-cell table:style-name="Table114.A1" office:value-type="string">
            <text:p text:style-name="WW-Table_20_Heading">EN:</text:p>
          </table:table-cell>
          <table:table-cell table:style-name="Table114.C1" office:value-type="string">
            <text:p text:style-name="P23">3D-Objects</text:p>
          </table:table-cell>
        </table:table-row>
        <table:table-row>
          <table:table-cell table:style-name="Table114.A2" office:value-type="string">
            <text:p text:style-name="WW-Table_20_Contents"/>
          </table:table-cell>
          <table:table-cell table:style-name="Table114.A2" office:value-type="string">
            <text:p text:style-name="P89">GER:</text:p>
          </table:table-cell>
          <table:table-cell table:style-name="Table114.C2" office:value-type="string">
            <text:p text:style-name="P100">3D-Objekte</text:p>
          </table:table-cell>
        </table:table-row>
        <table:table-row>
          <table:table-cell table:style-name="Table114.A2" table:number-columns-spanned="2" office:value-type="string">
            <text:p text:style-name="WW-Table_20_Heading">Toolbar File Name:</text:p>
          </table:table-cell>
          <table:covered-table-cell/>
          <table:table-cell table:style-name="Table114.C2" office:value-type="string">
            <text:p text:style-name="P100">3dobjectsbar.xml</text:p>
          </table:table-cell>
        </table:table-row>
        <table:table-row>
          <table:table-cell table:style-name="Table114.A2" table:number-columns-spanned="2" office:value-type="string">
            <text:p text:style-name="P89">Appears in:</text:p>
          </table:table-cell>
          <table:covered-table-cell/>
          <table:table-cell table:style-name="Table114.C2" office:value-type="string">
            <text:p text:style-name="P99">Impress</text:p>
          </table:table-cell>
        </table:table-row>
        <table:table-row>
          <table:table-cell table:style-name="Table114.A2" table:number-columns-spanned="2" office:value-type="string">
            <text:p text:style-name="P89">Shall always be visible</text:p>
          </table:table-cell>
          <table:covered-table-cell/>
          <table:table-cell table:style-name="Table114.C2" office:value-type="string">
            <text:p text:style-name="P99">No</text:p>
          </table:table-cell>
        </table:table-row>
        <table:table-row>
          <table:table-cell table:style-name="Table114.A2" table:number-columns-spanned="2" office:value-type="string">
            <text:p text:style-name="P89">List in View/Toolbars:</text:p>
          </table:table-cell>
          <table:covered-table-cell/>
          <table:table-cell table:style-name="Table114.C2" office:value-type="string">
            <text:p text:style-name="P99">No,<text:span text:style-name="T12"> </text:span><text:span text:style-name="T43">for Beta yes</text:span></text:p>
          </table:table-cell>
        </table:table-row>
        <table:table-row>
          <table:table-cell table:style-name="Table114.A2" table:number-columns-spanned="2" office:value-type="string">
            <text:p text:style-name="P89">Visible after first start</text:p>
          </table:table-cell>
          <table:covered-table-cell/>
          <table:table-cell table:style-name="Table114.C2" office:value-type="string">
            <text:p text:style-name="P99">No</text:p>
          </table:table-cell>
        </table:table-row>
        <table:table-row>
          <table:table-cell table:style-name="Table114.A2" table:number-columns-spanned="2" office:value-type="string">
            <text:p text:style-name="P89">Sub-Toolbar of:</text:p>
          </table:table-cell>
          <table:covered-table-cell/>
          <table:table-cell table:style-name="Table114.C2" office:value-type="string">
            <text:p text:style-name="P70">N/A</text:p>
          </table:table-cell>
        </table:table-row>
        <table:table-row>
          <table:table-cell table:style-name="Table114.A2" table:number-columns-spanned="2" office:value-type="string">
            <text:p text:style-name="P89">Display Tb if context is given</text:p>
          </table:table-cell>
          <table:covered-table-cell/>
          <table:table-cell table:style-name="Table114.C2" office:value-type="string">
            <text:p text:style-name="P99">No</text:p>
          </table:table-cell>
        </table:table-row>
        <table:table-row>
          <table:table-cell table:style-name="Table114.A2" table:number-columns-spanned="2" office:value-type="string">
            <text:p text:style-name="P89">Close Operation</text:p>
          </table:table-cell>
          <table:covered-table-cell/>
          <table:table-cell table:style-name="Table114.C2" office:value-type="string">
            <text:p text:style-name="P107">Permanently</text:p>
          </table:table-cell>
        </table:table-row>
        <table:table-row>
          <table:table-cell table:style-name="Table114.A2" table:number-columns-spanned="2" office:value-type="string">
            <text:p text:style-name="P89">Default Docking State</text:p>
          </table:table-cell>
          <table:covered-table-cell/>
          <table:table-cell table:style-name="Table114.C2" office:value-type="string">
            <text:p text:style-name="P99">Floated</text:p>
          </table:table-cell>
        </table:table-row>
        <table:table-row>
          <table:table-cell table:style-name="Table114.A2" table:number-columns-spanned="2" office:value-type="string">
            <text:p text:style-name="P89">Default Position</text:p>
          </table:table-cell>
          <table:covered-table-cell/>
          <table:table-cell table:style-name="Table114.C2" office:value-type="string">
            <text:p text:style-name="P104">N/A</text:p>
          </table:table-cell>
        </table:table-row>
        <table:table-row>
          <table:table-cell table:style-name="Table114.A2" table:number-columns-spanned="2" office:value-type="string">
            <text:p text:style-name="P89">Default Style</text:p>
          </table:table-cell>
          <table:covered-table-cell/>
          <table:table-cell table:style-name="Table114.C2" office:value-type="string">
            <text:p text:style-name="P104">Icon</text:p>
          </table:table-cell>
        </table:table-row>
        <table:table-row>
          <table:table-cell table:style-name="Table114.A2" table:number-columns-spanned="2" office:value-type="string">
            <text:p text:style-name="P89">Name in OpenOffice 1.1</text:p>
          </table:table-cell>
          <table:covered-table-cell/>
          <table:table-cell table:style-name="Table114.C2" office:value-type="string">
            <text:p text:style-name="P66">Mode</text:p>
          </table:table-cell>
        </table:table-row>
        <table:table-row>
          <table:table-cell table:style-name="Table114.A2" table:number-columns-spanned="2" office:value-type="string">
            <text:p text:style-name="P89">Name in Microsoft Office 2003</text:p>
          </table:table-cell>
          <table:covered-table-cell/>
          <table:table-cell table:style-name="Table114.C2" office:value-type="string">
            <text:p text:style-name="P24">N/A</text:p>
          </table:table-cell>
        </table:table-row>
        <table:table-row>
          <table:table-cell table:style-name="Table114.A2" table:number-columns-spanned="2" office:value-type="string">
            <text:p text:style-name="P89">Notes:</text:p>
          </table:table-cell>
          <table:covered-table-cell/>
          <table:table-cell table:style-name="Table114.C2" office:value-type="string">
            <text:p text:style-name="P66"/>
          </table:table-cell>
        </table:table-row>
        <table:table-row>
          <table:table-cell table:style-name="Table114.A2" table:number-columns-spanned="2" office:value-type="string">
            <text:p text:style-name="P89">Toolbar Content:</text:p>
          </table:table-cell>
          <table:covered-table-cell/>
          <table:table-cell table:style-name="Table114.C2" office:value-type="string">
            <text:p text:style-name="P32">Cube<text:line-break/>Sphere<text:line-break/>Cylinder<text:line-break/>Cone</text:p>
            <text:p text:style-name="P32">----------<text:line-break/>Pyramid<text:line-break/>Torus<text:line-break/>Shell</text:p>
            <text:p text:style-name="P32">Half-Sphere</text:p>
          </table:table-cell>
        </table:table-row>
      </table:table>
      <text:h text:style-name="P47" text:outline-level="3">Circles and Ovals</text:h>
      <table:table table:name="Table115" table:style-name="Table115">
        <table:table-column table:style-name="Table115.A"/>
        <table:table-column table:style-name="Table115.B"/>
        <table:table-column table:style-name="Table115.C"/>
        <table:table-row>
          <table:table-cell table:style-name="Table115.A1" office:value-type="string">
            <text:p text:style-name="WW-Table_20_Heading">Toolbar Name:</text:p>
          </table:table-cell>
          <table:table-cell table:style-name="Table115.A1" office:value-type="string">
            <text:p text:style-name="WW-Table_20_Heading">EN:</text:p>
          </table:table-cell>
          <table:table-cell table:style-name="Table115.C1" office:value-type="string">
            <text:p text:style-name="P23">Circles and Ovals</text:p>
          </table:table-cell>
        </table:table-row>
        <table:table-row>
          <table:table-cell table:style-name="Table115.A2" office:value-type="string">
            <text:p text:style-name="WW-Table_20_Contents"/>
          </table:table-cell>
          <table:table-cell table:style-name="Table115.A2" office:value-type="string">
            <text:p text:style-name="P89">GER:</text:p>
          </table:table-cell>
          <table:table-cell table:style-name="Table115.C2" office:value-type="string">
            <text:p text:style-name="P100">Kreise und Ovale</text:p>
          </table:table-cell>
        </table:table-row>
        <table:table-row>
          <table:table-cell table:style-name="Table115.A2" table:number-columns-spanned="2" office:value-type="string">
            <text:p text:style-name="WW-Table_20_Heading">Toolbar File Name:</text:p>
          </table:table-cell>
          <table:covered-table-cell/>
          <table:table-cell table:style-name="Table115.C2" office:value-type="string">
            <text:p text:style-name="P100">Ellipsesbar.xml</text:p>
          </table:table-cell>
        </table:table-row>
        <table:table-row>
          <table:table-cell table:style-name="Table115.A2" table:number-columns-spanned="2" office:value-type="string">
            <text:p text:style-name="P89">Appears in:</text:p>
          </table:table-cell>
          <table:covered-table-cell/>
          <table:table-cell table:style-name="Table115.C2" office:value-type="string">
            <text:p text:style-name="P99">Impress</text:p>
          </table:table-cell>
        </table:table-row>
        <table:table-row>
          <table:table-cell table:style-name="Table115.A2" table:number-columns-spanned="2" office:value-type="string">
            <text:p text:style-name="P89">Shall always be visible</text:p>
          </table:table-cell>
          <table:covered-table-cell/>
          <table:table-cell table:style-name="Table115.C2" office:value-type="string">
            <text:p text:style-name="P99">No</text:p>
          </table:table-cell>
        </table:table-row>
        <table:table-row>
          <table:table-cell table:style-name="Table115.A2" table:number-columns-spanned="2" office:value-type="string">
            <text:p text:style-name="P89">List in View/Toolbars:</text:p>
          </table:table-cell>
          <table:covered-table-cell/>
          <table:table-cell table:style-name="Table115.C2" office:value-type="string">
            <text:p text:style-name="P99">No,<text:span text:style-name="T12"> </text:span><text:span text:style-name="T43">for Beta yes</text:span></text:p>
          </table:table-cell>
        </table:table-row>
        <table:table-row>
          <table:table-cell table:style-name="Table115.A2" table:number-columns-spanned="2" office:value-type="string">
            <text:p text:style-name="P89">Visible after first start</text:p>
          </table:table-cell>
          <table:covered-table-cell/>
          <table:table-cell table:style-name="Table115.C2" office:value-type="string">
            <text:p text:style-name="P99">No</text:p>
          </table:table-cell>
        </table:table-row>
        <table:table-row>
          <table:table-cell table:style-name="Table115.A2" table:number-columns-spanned="2" office:value-type="string">
            <text:p text:style-name="P89">Sub-Toolbar of:</text:p>
          </table:table-cell>
          <table:covered-table-cell/>
          <table:table-cell table:style-name="Table115.C2" office:value-type="string">
            <text:p text:style-name="P70">N/A</text:p>
          </table:table-cell>
        </table:table-row>
        <table:table-row>
          <table:table-cell table:style-name="Table115.A2" table:number-columns-spanned="2" office:value-type="string">
            <text:p text:style-name="P89">Display Tb if context is given</text:p>
          </table:table-cell>
          <table:covered-table-cell/>
          <table:table-cell table:style-name="Table115.C2" office:value-type="string">
            <text:p text:style-name="P99">No</text:p>
          </table:table-cell>
        </table:table-row>
        <table:table-row>
          <table:table-cell table:style-name="Table115.A2" table:number-columns-spanned="2" office:value-type="string">
            <text:p text:style-name="P89">Close Operation</text:p>
          </table:table-cell>
          <table:covered-table-cell/>
          <table:table-cell table:style-name="Table115.C2" office:value-type="string">
            <text:p text:style-name="P107">Permanently</text:p>
          </table:table-cell>
        </table:table-row>
        <table:table-row>
          <table:table-cell table:style-name="Table115.A2" table:number-columns-spanned="2" office:value-type="string">
            <text:p text:style-name="P89">Default Docking State</text:p>
          </table:table-cell>
          <table:covered-table-cell/>
          <table:table-cell table:style-name="Table115.C2" office:value-type="string">
            <text:p text:style-name="P99">Floated</text:p>
          </table:table-cell>
        </table:table-row>
        <table:table-row>
          <table:table-cell table:style-name="Table115.A2" table:number-columns-spanned="2" office:value-type="string">
            <text:p text:style-name="P89">Default Position</text:p>
          </table:table-cell>
          <table:covered-table-cell/>
          <table:table-cell table:style-name="Table115.C2" office:value-type="string">
            <text:p text:style-name="P104">N/A</text:p>
          </table:table-cell>
        </table:table-row>
        <table:table-row>
          <table:table-cell table:style-name="Table115.A2" table:number-columns-spanned="2" office:value-type="string">
            <text:p text:style-name="P89">Default Style</text:p>
          </table:table-cell>
          <table:covered-table-cell/>
          <table:table-cell table:style-name="Table115.C2" office:value-type="string">
            <text:p text:style-name="P104">Icon</text:p>
          </table:table-cell>
        </table:table-row>
        <table:table-row>
          <table:table-cell table:style-name="Table115.A2" table:number-columns-spanned="2" office:value-type="string">
            <text:p text:style-name="P89">Name in OpenOffice 1.1</text:p>
          </table:table-cell>
          <table:covered-table-cell/>
          <table:table-cell table:style-name="Table115.C2" office:value-type="string">
            <text:p text:style-name="P66">Mode</text:p>
          </table:table-cell>
        </table:table-row>
        <table:table-row>
          <table:table-cell table:style-name="Table115.A2" table:number-columns-spanned="2" office:value-type="string">
            <text:p text:style-name="P89">Name in Microsoft Office 2003</text:p>
          </table:table-cell>
          <table:covered-table-cell/>
          <table:table-cell table:style-name="Table115.C2" office:value-type="string">
            <text:p text:style-name="P24">N/A</text:p>
          </table:table-cell>
        </table:table-row>
        <table:table-row>
          <table:table-cell table:style-name="Table115.A2" table:number-columns-spanned="2" office:value-type="string">
            <text:p text:style-name="P89">Notes:</text:p>
          </table:table-cell>
          <table:covered-table-cell/>
          <table:table-cell table:style-name="Table115.C2" office:value-type="string">
            <text:p text:style-name="P66"/>
          </table:table-cell>
        </table:table-row>
        <table:table-row>
          <table:table-cell table:style-name="Table115.A2" table:number-columns-spanned="2" office:value-type="string">
            <text:p text:style-name="P89">Toolbar Content:</text:p>
          </table:table-cell>
          <table:covered-table-cell/>
          <table:table-cell table:style-name="Table115.C2" office:value-type="string">
            <text:p text:style-name="P32">Ellipse<text:line-break/>Circle<text:line-break/>Ellipse Pie<text:line-break/>Circle Pie<text:line-break/>Ellipse Segment<text:line-break/>Circle Segment</text:p>
            <text:p text:style-name="P32">-------------<text:line-break/>Ellipse, Unfilled<text:line-break/>Circle, Unfilled<text:line-break/>Ellipse Pie, Unfilled<text:line-break/>Circle Pie, Unfilled<text:line-break/>Ellipse Segment, Unfilled<text:line-break/>Circle Segment, Unfilled<text:line-break/>Arc<text:line-break/>Circle Arc</text:p>
          </table:table-cell>
        </table:table-row>
      </table:table>
      <text:h text:style-name="P47" text:outline-level="3">Glue Points (Impress)</text:h>
      <table:table table:name="Table116" table:style-name="Table116">
        <table:table-column table:style-name="Table116.A"/>
        <table:table-column table:style-name="Table116.B"/>
        <table:table-column table:style-name="Table116.C"/>
        <table:table-row>
          <table:table-cell table:style-name="Table116.A1" office:value-type="string">
            <text:p text:style-name="WW-Table_20_Heading">Toolbar Name:</text:p>
          </table:table-cell>
          <table:table-cell table:style-name="Table116.A1" office:value-type="string">
            <text:p text:style-name="WW-Table_20_Heading">EN:</text:p>
          </table:table-cell>
          <table:table-cell table:style-name="Table116.C1" office:value-type="string">
            <text:p text:style-name="P23">Glue Points</text:p>
          </table:table-cell>
        </table:table-row>
        <table:table-row>
          <table:table-cell table:style-name="Table116.A2" office:value-type="string">
            <text:p text:style-name="WW-Table_20_Contents"/>
          </table:table-cell>
          <table:table-cell table:style-name="Table116.A2" office:value-type="string">
            <text:p text:style-name="P89">GER:</text:p>
          </table:table-cell>
          <table:table-cell table:style-name="Table116.C2" office:value-type="string">
            <text:p text:style-name="P100">Klebepunkte</text:p>
          </table:table-cell>
        </table:table-row>
        <table:table-row>
          <table:table-cell table:style-name="Table116.A2" table:number-columns-spanned="2" office:value-type="string">
            <text:p text:style-name="WW-Table_20_Heading">Toolbar File Name:</text:p>
          </table:table-cell>
          <table:covered-table-cell/>
          <table:table-cell table:style-name="Table116.C2" office:value-type="string">
            <text:p text:style-name="P100">Gluepointsobjectbar.xml</text:p>
          </table:table-cell>
        </table:table-row>
        <table:table-row>
          <table:table-cell table:style-name="Table116.A2" table:number-columns-spanned="2" office:value-type="string">
            <text:p text:style-name="P89">Appears in:</text:p>
          </table:table-cell>
          <table:covered-table-cell/>
          <table:table-cell table:style-name="Table116.C2" office:value-type="string">
            <text:p text:style-name="P99">Impress</text:p>
          </table:table-cell>
        </table:table-row>
        <table:table-row>
          <table:table-cell table:style-name="Table116.A2" table:number-columns-spanned="2" office:value-type="string">
            <text:p text:style-name="P89">Shall always be visible</text:p>
          </table:table-cell>
          <table:covered-table-cell/>
          <table:table-cell table:style-name="Table116.C2" office:value-type="string">
            <text:p text:style-name="P99">No</text:p>
          </table:table-cell>
        </table:table-row>
        <table:table-row>
          <table:table-cell table:style-name="Table116.A2" table:number-columns-spanned="2" office:value-type="string">
            <text:p text:style-name="P89">List in View/Toolbars:</text:p>
          </table:table-cell>
          <table:covered-table-cell/>
          <table:table-cell table:style-name="Table116.C2" office:value-type="string">
            <text:p text:style-name="P99">Yes</text:p>
          </table:table-cell>
        </table:table-row>
        <table:table-row>
          <table:table-cell table:style-name="Table116.A2" table:number-columns-spanned="2" office:value-type="string">
            <text:p text:style-name="P89">Visible after first start</text:p>
          </table:table-cell>
          <table:covered-table-cell/>
          <table:table-cell table:style-name="Table116.C2" office:value-type="string">
            <text:p text:style-name="P99">No</text:p>
          </table:table-cell>
        </table:table-row>
        <table:table-row>
          <table:table-cell table:style-name="Table116.A2" table:number-columns-spanned="2" office:value-type="string">
            <text:p text:style-name="P89">Sub-Toolbar of:</text:p>
          </table:table-cell>
          <table:covered-table-cell/>
          <table:table-cell table:style-name="Table116.C2" office:value-type="string">
            <text:p text:style-name="P70">N/A</text:p>
          </table:table-cell>
        </table:table-row>
        <table:table-row>
          <table:table-cell table:style-name="Table116.A2" table:number-columns-spanned="2" office:value-type="string">
            <text:p text:style-name="P89">Display Tb if context is given</text:p>
          </table:table-cell>
          <table:covered-table-cell/>
          <table:table-cell table:style-name="Table116.C2" office:value-type="string">
            <text:p text:style-name="P99">No</text:p>
          </table:table-cell>
        </table:table-row>
        <table:table-row>
          <table:table-cell table:style-name="Table116.A2" table:number-columns-spanned="2" office:value-type="string">
            <text:p text:style-name="P89">Close Operation</text:p>
          </table:table-cell>
          <table:covered-table-cell/>
          <table:table-cell table:style-name="Table116.C2" office:value-type="string">
            <text:p text:style-name="P107">Permanently</text:p>
          </table:table-cell>
        </table:table-row>
        <table:table-row>
          <table:table-cell table:style-name="Table116.A2" table:number-columns-spanned="2" office:value-type="string">
            <text:p text:style-name="P89">Default Docking State</text:p>
          </table:table-cell>
          <table:covered-table-cell/>
          <table:table-cell table:style-name="Table116.C2" office:value-type="string">
            <text:p text:style-name="P99">Floated</text:p>
          </table:table-cell>
        </table:table-row>
        <table:table-row>
          <table:table-cell table:style-name="Table116.A2" table:number-columns-spanned="2" office:value-type="string">
            <text:p text:style-name="P89">Default Position</text:p>
          </table:table-cell>
          <table:covered-table-cell/>
          <table:table-cell table:style-name="Table116.C2" office:value-type="string">
            <text:p text:style-name="P104">N/A</text:p>
          </table:table-cell>
        </table:table-row>
        <table:table-row>
          <table:table-cell table:style-name="Table116.A2" table:number-columns-spanned="2" office:value-type="string">
            <text:p text:style-name="P89">Default Style</text:p>
          </table:table-cell>
          <table:covered-table-cell/>
          <table:table-cell table:style-name="Table116.C2" office:value-type="string">
            <text:p text:style-name="P104">Icon</text:p>
          </table:table-cell>
        </table:table-row>
        <table:table-row>
          <table:table-cell table:style-name="Table116.A2" table:number-columns-spanned="2" office:value-type="string">
            <text:p text:style-name="P89">Name in OpenOffice 1.1</text:p>
          </table:table-cell>
          <table:covered-table-cell/>
          <table:table-cell table:style-name="Table116.C2" office:value-type="string">
            <text:p text:style-name="P66">Gluepoints</text:p>
          </table:table-cell>
        </table:table-row>
        <table:table-row>
          <table:table-cell table:style-name="Table116.A2" table:number-columns-spanned="2" office:value-type="string">
            <text:p text:style-name="P89">Name in Microsoft Office 2003</text:p>
          </table:table-cell>
          <table:covered-table-cell/>
          <table:table-cell table:style-name="Table116.C2" office:value-type="string">
            <text:p text:style-name="P24">N/A</text:p>
          </table:table-cell>
        </table:table-row>
        <table:table-row>
          <table:table-cell table:style-name="Table116.A2" table:number-columns-spanned="2" office:value-type="string">
            <text:p text:style-name="P89">Notes:</text:p>
          </table:table-cell>
          <table:covered-table-cell/>
          <table:table-cell table:style-name="Table116.C2" office:value-type="string">
            <text:p text:style-name="P66"/>
          </table:table-cell>
        </table:table-row>
        <table:table-row>
          <table:table-cell table:style-name="Table116.A2" table:number-columns-spanned="2" office:value-type="string">
            <text:p text:style-name="P89">Toolbar Content:</text:p>
          </table:table-cell>
          <table:covered-table-cell/>
          <table:table-cell table:style-name="Table116.C2" office:value-type="string">
            <text:p text:style-name="P32">Insert Glue Point</text:p>
            <text:p text:style-name="P32">---------------</text:p>
            <text:p text:style-name="P32">Exit Direction Left</text:p>
            <text:p text:style-name="P32">Exit Direction Top</text:p>
            <text:p text:style-name="P32">Exit Direction Right</text:p>
            <text:p text:style-name="P32">Exit Direction Bottom</text:p>
            <text:p text:style-name="P32">---------------<text:line-break/>Glue Point Relative</text:p>
            <text:p text:style-name="P32">--------------</text:p>
            <text:p text:style-name="P32">Glue Point Horizontal Left</text:p>
            <text:p text:style-name="P32">Glue Point Horizontal Center</text:p>
            <text:p text:style-name="P32">Glue Point Horizontal Right</text:p>
            <text:p text:style-name="P32">--------------</text:p>
            <text:p text:style-name="P32">Glue Point Vertical Top<text:line-break/>Glue Point Vertical Center</text:p>
            <text:p text:style-name="P32">Glue Point Vertical Bottom</text:p>
          </table:table-cell>
        </table:table-row>
      </table:table>
      <text:h text:style-name="P47" text:outline-level="3">Options (Impress)</text:h>
      <table:table table:name="Table117" table:style-name="Table117">
        <table:table-column table:style-name="Table117.A"/>
        <table:table-column table:style-name="Table117.B"/>
        <table:table-column table:style-name="Table117.C"/>
        <table:table-row>
          <table:table-cell table:style-name="Table117.A1" office:value-type="string">
            <text:p text:style-name="WW-Table_20_Heading">Toolbar Name:</text:p>
          </table:table-cell>
          <table:table-cell table:style-name="Table117.A1" office:value-type="string">
            <text:p text:style-name="WW-Table_20_Heading">EN:</text:p>
          </table:table-cell>
          <table:table-cell table:style-name="Table117.C1" office:value-type="string">
            <text:p text:style-name="P23">Options</text:p>
          </table:table-cell>
        </table:table-row>
        <table:table-row>
          <table:table-cell table:style-name="Table117.A2" office:value-type="string">
            <text:p text:style-name="WW-Table_20_Contents"/>
          </table:table-cell>
          <table:table-cell table:style-name="Table117.A2" office:value-type="string">
            <text:p text:style-name="P89">GER:</text:p>
          </table:table-cell>
          <table:table-cell table:style-name="Table117.C2" office:value-type="string">
            <text:p text:style-name="P100">Optionen</text:p>
          </table:table-cell>
        </table:table-row>
        <table:table-row>
          <table:table-cell table:style-name="Table117.A2" table:number-columns-spanned="2" office:value-type="string">
            <text:p text:style-name="WW-Table_20_Heading">Toolbar File Name:</text:p>
          </table:table-cell>
          <table:covered-table-cell/>
          <table:table-cell table:style-name="Table117.C2" office:value-type="string">
            <text:p text:style-name="P100">Optionsbar.xml</text:p>
          </table:table-cell>
        </table:table-row>
        <table:table-row>
          <table:table-cell table:style-name="Table117.A2" table:number-columns-spanned="2" office:value-type="string">
            <text:p text:style-name="P89">Appears in:</text:p>
          </table:table-cell>
          <table:covered-table-cell/>
          <table:table-cell table:style-name="Table117.C2" office:value-type="string">
            <text:p text:style-name="P99">Impress</text:p>
          </table:table-cell>
        </table:table-row>
        <table:table-row>
          <table:table-cell table:style-name="Table117.A2" table:number-columns-spanned="2" office:value-type="string">
            <text:p text:style-name="P89">Shall always be visible</text:p>
          </table:table-cell>
          <table:covered-table-cell/>
          <table:table-cell table:style-name="Table117.C2" office:value-type="string">
            <text:p text:style-name="P99">No</text:p>
          </table:table-cell>
        </table:table-row>
        <table:table-row>
          <table:table-cell table:style-name="Table117.A2" table:number-columns-spanned="2" office:value-type="string">
            <text:p text:style-name="P89">List in View/Toolbars:</text:p>
          </table:table-cell>
          <table:covered-table-cell/>
          <table:table-cell table:style-name="Table117.C2" office:value-type="string">
            <text:p text:style-name="P99">Yes</text:p>
          </table:table-cell>
        </table:table-row>
        <table:table-row>
          <table:table-cell table:style-name="Table117.A2" table:number-columns-spanned="2" office:value-type="string">
            <text:p text:style-name="P89">Visible after first start</text:p>
          </table:table-cell>
          <table:covered-table-cell/>
          <table:table-cell table:style-name="Table117.C2" office:value-type="string">
            <text:p text:style-name="P99">No</text:p>
          </table:table-cell>
        </table:table-row>
        <table:table-row>
          <table:table-cell table:style-name="Table117.A2" table:number-columns-spanned="2" office:value-type="string">
            <text:p text:style-name="P89">Sub-Toolbar of:</text:p>
          </table:table-cell>
          <table:covered-table-cell/>
          <table:table-cell table:style-name="Table117.C2" office:value-type="string">
            <text:p text:style-name="P70">N/A</text:p>
          </table:table-cell>
        </table:table-row>
        <table:table-row>
          <table:table-cell table:style-name="Table117.A2" table:number-columns-spanned="2" office:value-type="string">
            <text:p text:style-name="P89">Display Tb if context is given</text:p>
          </table:table-cell>
          <table:covered-table-cell/>
          <table:table-cell table:style-name="Table117.C2" office:value-type="string">
            <text:p text:style-name="P99">No</text:p>
          </table:table-cell>
        </table:table-row>
        <table:table-row>
          <table:table-cell table:style-name="Table117.A2" table:number-columns-spanned="2" office:value-type="string">
            <text:p text:style-name="P89">Close Operation</text:p>
          </table:table-cell>
          <table:covered-table-cell/>
          <table:table-cell table:style-name="Table117.C2" office:value-type="string">
            <text:p text:style-name="P107">Permanently</text:p>
          </table:table-cell>
        </table:table-row>
        <table:table-row>
          <table:table-cell table:style-name="Table117.A2" table:number-columns-spanned="2" office:value-type="string">
            <text:p text:style-name="P89">Default Docking State</text:p>
          </table:table-cell>
          <table:covered-table-cell/>
          <table:table-cell table:style-name="Table117.C2" office:value-type="string">
            <text:p text:style-name="P99">Docked</text:p>
          </table:table-cell>
        </table:table-row>
        <table:table-row>
          <table:table-cell table:style-name="Table117.A2" table:number-columns-spanned="2" office:value-type="string">
            <text:p text:style-name="P89">Default Position</text:p>
          </table:table-cell>
          <table:covered-table-cell/>
          <table:table-cell table:style-name="Table117.C2" office:value-type="string">
            <text:p text:style-name="P104">Bottom</text:p>
          </table:table-cell>
        </table:table-row>
        <table:table-row>
          <table:table-cell table:style-name="Table117.A2" table:number-columns-spanned="2" office:value-type="string">
            <text:p text:style-name="P89">Default Style</text:p>
          </table:table-cell>
          <table:covered-table-cell/>
          <table:table-cell table:style-name="Table117.C2" office:value-type="string">
            <text:p text:style-name="P104">Icon</text:p>
          </table:table-cell>
        </table:table-row>
        <table:table-row>
          <table:table-cell table:style-name="Table117.A2" table:number-columns-spanned="2" office:value-type="string">
            <text:p text:style-name="P89">Name in OpenOffice 1.1</text:p>
          </table:table-cell>
          <table:covered-table-cell/>
          <table:table-cell table:style-name="Table117.C2" office:value-type="string">
            <text:p text:style-name="P65">Options</text:p>
          </table:table-cell>
        </table:table-row>
        <table:table-row>
          <table:table-cell table:style-name="Table117.A2" table:number-columns-spanned="2" office:value-type="string">
            <text:p text:style-name="P89">Name in Microsoft Office 2003</text:p>
          </table:table-cell>
          <table:covered-table-cell/>
          <table:table-cell table:style-name="Table117.C2" office:value-type="string">
            <text:p text:style-name="P24">N/A</text:p>
          </table:table-cell>
        </table:table-row>
        <table:table-row>
          <table:table-cell table:style-name="Table117.A2" table:number-columns-spanned="2" office:value-type="string">
            <text:p text:style-name="P89">Notes:</text:p>
          </table:table-cell>
          <table:covered-table-cell/>
          <table:table-cell table:style-name="Table117.C2" office:value-type="string">
            <text:p text:style-name="P66"/>
          </table:table-cell>
        </table:table-row>
        <table:table-row>
          <table:table-cell table:style-name="Table117.A2" table:number-columns-spanned="2" office:value-type="string">
            <text:p text:style-name="P89">Toolbar Content:</text:p>
          </table:table-cell>
          <table:covered-table-cell/>
          <table:table-cell table:style-name="Table117.C2" office:value-type="string">
            <text:p text:style-name="P2">Rotation Mode after Clicking</text:p>
            <text:p text:style-name="P2">---------------</text:p>
            <text:p text:style-name="P2">Display Grid</text:p>
            <text:p text:style-name="P2">Display Guides</text:p>
            <text:p text:style-name="P2">Guides When Moving<text:line-break/>---------------</text:p>
            <text:p text:style-name="P2">Snap to Grid</text:p>
            <text:p text:style-name="P2">Snap to Guides<text:line-break/>Snap to Page Margins</text:p>
            <text:p text:style-name="P2">Snap to Object Border</text:p>
            <text:p text:style-name="P2">Snap to Object Points<text:line-break/>---------------</text:p>
            <text:p text:style-name="P2">Allow Quick Editing</text:p>
            <text:p text:style-name="P2">Selected Text Area Only</text:p>
            <text:p text:style-name="P2">Double-Click to edit Text</text:p>
            <text:p text:style-name="P2">---------------</text:p>
            <text:p text:style-name="P2">Simple Handles</text:p>
            <text:p text:style-name="P2">Large Handle</text:p>
            <text:p text:style-name="P32">Create Object with Attributes</text:p>
            <text:p text:style-name="P2">---------------</text:p>
            <text:p text:style-name="P2">Picture Placeholders</text:p>
            <text:p text:style-name="P2">Contour Mode</text:p>
            <text:p text:style-name="P2">Text Placeholders</text:p>
            <text:p text:style-name="P2">Line Contour Only</text:p>
            <text:p text:style-name="P2">---------------</text:p>
            <text:p text:style-name="P2">Exit All Groups</text:p>
          </table:table-cell>
        </table:table-row>
      </table:table>
      <text:h text:style-name="P47" text:outline-level="3">Rectangles</text:h>
      <table:table table:name="Table118" table:style-name="Table118">
        <table:table-column table:style-name="Table118.A"/>
        <table:table-column table:style-name="Table118.B"/>
        <table:table-column table:style-name="Table118.C"/>
        <table:table-row>
          <table:table-cell table:style-name="Table118.A1" office:value-type="string">
            <text:p text:style-name="WW-Table_20_Heading">Toolbar Name:</text:p>
          </table:table-cell>
          <table:table-cell table:style-name="Table118.A1" office:value-type="string">
            <text:p text:style-name="WW-Table_20_Heading">EN:</text:p>
          </table:table-cell>
          <table:table-cell table:style-name="Table118.C1" office:value-type="string">
            <text:p text:style-name="P23">Rectangles</text:p>
          </table:table-cell>
        </table:table-row>
        <table:table-row>
          <table:table-cell table:style-name="Table118.A2" office:value-type="string">
            <text:p text:style-name="WW-Table_20_Contents"/>
          </table:table-cell>
          <table:table-cell table:style-name="Table118.A2" office:value-type="string">
            <text:p text:style-name="P89">GER:</text:p>
          </table:table-cell>
          <table:table-cell table:style-name="Table118.C2" office:value-type="string">
            <text:p text:style-name="P100">Rechtecke</text:p>
          </table:table-cell>
        </table:table-row>
        <table:table-row>
          <table:table-cell table:style-name="Table118.A2" table:number-columns-spanned="2" office:value-type="string">
            <text:p text:style-name="WW-Table_20_Heading">Toolbar File Name:</text:p>
          </table:table-cell>
          <table:covered-table-cell/>
          <table:table-cell table:style-name="Table118.C2" office:value-type="string">
            <text:p text:style-name="P100">Rectanglesbar.xml</text:p>
          </table:table-cell>
        </table:table-row>
        <table:table-row>
          <table:table-cell table:style-name="Table118.A2" table:number-columns-spanned="2" office:value-type="string">
            <text:p text:style-name="P89">Appears in:</text:p>
          </table:table-cell>
          <table:covered-table-cell/>
          <table:table-cell table:style-name="Table118.C2" office:value-type="string">
            <text:p text:style-name="P99">Impress</text:p>
          </table:table-cell>
        </table:table-row>
        <table:table-row>
          <table:table-cell table:style-name="Table118.A2" table:number-columns-spanned="2" office:value-type="string">
            <text:p text:style-name="P89">Shall always be visible</text:p>
          </table:table-cell>
          <table:covered-table-cell/>
          <table:table-cell table:style-name="Table118.C2" office:value-type="string">
            <text:p text:style-name="P99">No</text:p>
          </table:table-cell>
        </table:table-row>
        <table:table-row>
          <table:table-cell table:style-name="Table118.A2" table:number-columns-spanned="2" office:value-type="string">
            <text:p text:style-name="P89">List in View/Toolbars:</text:p>
          </table:table-cell>
          <table:covered-table-cell/>
          <table:table-cell table:style-name="Table118.C2" office:value-type="string">
            <text:p text:style-name="P99">no,<text:span text:style-name="T12"> </text:span><text:span text:style-name="T43">for Beta yes</text:span></text:p>
          </table:table-cell>
        </table:table-row>
        <table:table-row>
          <table:table-cell table:style-name="Table118.A2" table:number-columns-spanned="2" office:value-type="string">
            <text:p text:style-name="P89">Visible after first start</text:p>
          </table:table-cell>
          <table:covered-table-cell/>
          <table:table-cell table:style-name="Table118.C2" office:value-type="string">
            <text:p text:style-name="P99">No</text:p>
          </table:table-cell>
        </table:table-row>
        <table:table-row>
          <table:table-cell table:style-name="Table118.A2" table:number-columns-spanned="2" office:value-type="string">
            <text:p text:style-name="P89">Sub-Toolbar of:</text:p>
          </table:table-cell>
          <table:covered-table-cell/>
          <table:table-cell table:style-name="Table118.C2" office:value-type="string">
            <text:p text:style-name="P70">N/A</text:p>
          </table:table-cell>
        </table:table-row>
        <table:table-row>
          <table:table-cell table:style-name="Table118.A2" table:number-columns-spanned="2" office:value-type="string">
            <text:p text:style-name="P89">Display Tb if context is given</text:p>
          </table:table-cell>
          <table:covered-table-cell/>
          <table:table-cell table:style-name="Table118.C2" office:value-type="string">
            <text:p text:style-name="P99">No</text:p>
          </table:table-cell>
        </table:table-row>
        <table:table-row>
          <table:table-cell table:style-name="Table118.A2" table:number-columns-spanned="2" office:value-type="string">
            <text:p text:style-name="P89">Close Operation</text:p>
          </table:table-cell>
          <table:covered-table-cell/>
          <table:table-cell table:style-name="Table118.C2" office:value-type="string">
            <text:p text:style-name="P107">Permanently</text:p>
          </table:table-cell>
        </table:table-row>
        <table:table-row>
          <table:table-cell table:style-name="Table118.A2" table:number-columns-spanned="2" office:value-type="string">
            <text:p text:style-name="P89">Default Docking State</text:p>
          </table:table-cell>
          <table:covered-table-cell/>
          <table:table-cell table:style-name="Table118.C2" office:value-type="string">
            <text:p text:style-name="P99">Floated</text:p>
          </table:table-cell>
        </table:table-row>
        <table:table-row>
          <table:table-cell table:style-name="Table118.A2" table:number-columns-spanned="2" office:value-type="string">
            <text:p text:style-name="P89">Default Position</text:p>
          </table:table-cell>
          <table:covered-table-cell/>
          <table:table-cell table:style-name="Table118.C2" office:value-type="string">
            <text:p text:style-name="P104">N/A</text:p>
          </table:table-cell>
        </table:table-row>
        <table:table-row>
          <table:table-cell table:style-name="Table118.A2" table:number-columns-spanned="2" office:value-type="string">
            <text:p text:style-name="P89">Default Style</text:p>
          </table:table-cell>
          <table:covered-table-cell/>
          <table:table-cell table:style-name="Table118.C2" office:value-type="string">
            <text:p text:style-name="P104">Icon</text:p>
          </table:table-cell>
        </table:table-row>
        <table:table-row>
          <table:table-cell table:style-name="Table118.A2" table:number-columns-spanned="2" office:value-type="string">
            <text:p text:style-name="P89">Name in OpenOffice 1.1</text:p>
          </table:table-cell>
          <table:covered-table-cell/>
          <table:table-cell table:style-name="Table118.C2" office:value-type="string">
            <text:p text:style-name="P66">Mode</text:p>
          </table:table-cell>
        </table:table-row>
        <table:table-row>
          <table:table-cell table:style-name="Table118.A2" table:number-columns-spanned="2" office:value-type="string">
            <text:p text:style-name="P89">Name in Microsoft Office 2003</text:p>
          </table:table-cell>
          <table:covered-table-cell/>
          <table:table-cell table:style-name="Table118.C2" office:value-type="string">
            <text:p text:style-name="P24">N/A</text:p>
          </table:table-cell>
        </table:table-row>
        <table:table-row>
          <table:table-cell table:style-name="Table118.A2" table:number-columns-spanned="2" office:value-type="string">
            <text:p text:style-name="P89">Notes:</text:p>
          </table:table-cell>
          <table:covered-table-cell/>
          <table:table-cell table:style-name="Table118.C2" office:value-type="string">
            <text:p text:style-name="P66"/>
          </table:table-cell>
        </table:table-row>
        <table:table-row>
          <table:table-cell table:style-name="Table118.A2" table:number-columns-spanned="2" office:value-type="string">
            <text:p text:style-name="P89">Toolbar Content:</text:p>
          </table:table-cell>
          <table:covered-table-cell/>
          <table:table-cell table:style-name="Table118.C2" office:value-type="string">
            <text:p text:style-name="P32">Rectangle</text:p>
            <text:p text:style-name="P32">Square</text:p>
            <text:p text:style-name="P32">Rectangle, Rounded</text:p>
            <text:p text:style-name="P32">Rounded Square</text:p>
            <text:p text:style-name="P32">--------------</text:p>
            <text:p text:style-name="P32">Rectangle, Unfilled</text:p>
            <text:p text:style-name="P32">Square, Unfilled</text:p>
            <text:p text:style-name="P32">Rectangle Rounded, Unfilled</text:p>
            <text:p text:style-name="P32">Rounded Square, Unfilled</text:p>
          </table:table-cell>
        </table:table-row>
      </table:table>
      <text:h text:style-name="P47" text:outline-level="3">Slide View (Impress)</text:h>
      <table:table table:name="Table119" table:style-name="Table119">
        <table:table-column table:style-name="Table119.A"/>
        <table:table-column table:style-name="Table119.B"/>
        <table:table-column table:style-name="Table119.C"/>
        <table:table-row>
          <table:table-cell table:style-name="Table119.A1" office:value-type="string">
            <text:p text:style-name="WW-Table_20_Heading">Toolbar Name:</text:p>
          </table:table-cell>
          <table:table-cell table:style-name="Table119.A1" office:value-type="string">
            <text:p text:style-name="WW-Table_20_Heading">EN:</text:p>
          </table:table-cell>
          <table:table-cell table:style-name="Table119.C1" office:value-type="string">
            <text:p text:style-name="P23">Slide View</text:p>
          </table:table-cell>
        </table:table-row>
        <table:table-row>
          <table:table-cell table:style-name="Table119.A2" office:value-type="string">
            <text:p text:style-name="WW-Table_20_Contents"/>
          </table:table-cell>
          <table:table-cell table:style-name="Table119.A2" office:value-type="string">
            <text:p text:style-name="P89">GER:</text:p>
          </table:table-cell>
          <table:table-cell table:style-name="Table119.C2" office:value-type="string">
            <text:p text:style-name="P100">Folienansicht</text:p>
          </table:table-cell>
        </table:table-row>
        <table:table-row>
          <table:table-cell table:style-name="Table119.A2" table:number-columns-spanned="2" office:value-type="string">
            <text:p text:style-name="WW-Table_20_Heading">Toolbar File Name:</text:p>
          </table:table-cell>
          <table:covered-table-cell/>
          <table:table-cell table:style-name="Table119.C2" office:value-type="string">
            <text:p text:style-name="P100">slideviewobjectbar.xml</text:p>
          </table:table-cell>
        </table:table-row>
        <table:table-row>
          <table:table-cell table:style-name="Table119.A2" table:number-columns-spanned="2" office:value-type="string">
            <text:p text:style-name="P89">Appears in:</text:p>
          </table:table-cell>
          <table:covered-table-cell/>
          <table:table-cell table:style-name="Table119.C2" office:value-type="string">
            <text:p text:style-name="P99">Impress</text:p>
          </table:table-cell>
        </table:table-row>
        <table:table-row>
          <table:table-cell table:style-name="Table119.A2" table:number-columns-spanned="2" office:value-type="string">
            <text:p text:style-name="P89">Shall always be visible</text:p>
          </table:table-cell>
          <table:covered-table-cell/>
          <table:table-cell table:style-name="Table119.C2" office:value-type="string">
            <text:p text:style-name="P99">No</text:p>
          </table:table-cell>
        </table:table-row>
        <table:table-row>
          <table:table-cell table:style-name="Table119.A2" table:number-columns-spanned="2" office:value-type="string">
            <text:p text:style-name="P89">List in View/Toolbars:</text:p>
          </table:table-cell>
          <table:covered-table-cell/>
          <table:table-cell table:style-name="Table119.C2" office:value-type="string">
            <text:p text:style-name="P99">No,<text:span text:style-name="T12"> </text:span><text:span text:style-name="T43">for Beta yes</text:span></text:p>
          </table:table-cell>
        </table:table-row>
        <table:table-row>
          <table:table-cell table:style-name="Table119.A2" table:number-columns-spanned="2" office:value-type="string">
            <text:p text:style-name="P89">Visible after first start</text:p>
          </table:table-cell>
          <table:covered-table-cell/>
          <table:table-cell table:style-name="Table119.C2" office:value-type="string">
            <text:p text:style-name="P99">No</text:p>
          </table:table-cell>
        </table:table-row>
        <table:table-row>
          <table:table-cell table:style-name="Table119.A2" table:number-columns-spanned="2" office:value-type="string">
            <text:p text:style-name="P89">Sub-Toolbar of:</text:p>
          </table:table-cell>
          <table:covered-table-cell/>
          <table:table-cell table:style-name="Table119.C2" office:value-type="string">
            <text:p text:style-name="P70">N/A</text:p>
          </table:table-cell>
        </table:table-row>
        <table:table-row>
          <table:table-cell table:style-name="Table119.A2" table:number-columns-spanned="2" office:value-type="string">
            <text:p text:style-name="P89">Display Tb if context is given</text:p>
          </table:table-cell>
          <table:covered-table-cell/>
          <table:table-cell table:style-name="Table119.C2" office:value-type="string">
            <text:p text:style-name="P99">No</text:p>
          </table:table-cell>
        </table:table-row>
        <table:table-row>
          <table:table-cell table:style-name="Table119.A2" table:number-columns-spanned="2" office:value-type="string">
            <text:p text:style-name="P89">Close Operation</text:p>
          </table:table-cell>
          <table:covered-table-cell/>
          <table:table-cell table:style-name="Table119.C2" office:value-type="string">
            <text:p text:style-name="P107">Permanently</text:p>
          </table:table-cell>
        </table:table-row>
        <table:table-row>
          <table:table-cell table:style-name="Table119.A2" table:number-columns-spanned="2" office:value-type="string">
            <text:p text:style-name="P89">Default Docking State</text:p>
          </table:table-cell>
          <table:covered-table-cell/>
          <table:table-cell table:style-name="Table119.C2" office:value-type="string">
            <text:p text:style-name="P99">Docked</text:p>
          </table:table-cell>
        </table:table-row>
        <table:table-row>
          <table:table-cell table:style-name="Table119.A2" table:number-columns-spanned="2" office:value-type="string">
            <text:p text:style-name="P89">Default Position</text:p>
          </table:table-cell>
          <table:covered-table-cell/>
          <table:table-cell table:style-name="Table119.C2" office:value-type="string">
            <text:p text:style-name="P104">Top, below Standard</text:p>
          </table:table-cell>
        </table:table-row>
        <table:table-row>
          <table:table-cell table:style-name="Table119.A2" table:number-columns-spanned="2" office:value-type="string">
            <text:p text:style-name="P89">Default Style</text:p>
          </table:table-cell>
          <table:covered-table-cell/>
          <table:table-cell table:style-name="Table119.C2" office:value-type="string">
            <text:p text:style-name="P104">Icon</text:p>
          </table:table-cell>
        </table:table-row>
        <table:table-row>
          <table:table-cell table:style-name="Table119.A2" table:number-columns-spanned="2" office:value-type="string">
            <text:p text:style-name="P89">Name in OpenOffice 1.1</text:p>
          </table:table-cell>
          <table:covered-table-cell/>
          <table:table-cell table:style-name="Table119.C2" office:value-type="string">
            <text:p text:style-name="P66">Mode</text:p>
          </table:table-cell>
        </table:table-row>
        <table:table-row>
          <table:table-cell table:style-name="Table119.A2" table:number-columns-spanned="2" office:value-type="string">
            <text:p text:style-name="P89">Name in Microsoft Office 2003</text:p>
          </table:table-cell>
          <table:covered-table-cell/>
          <table:table-cell table:style-name="Table119.C2" office:value-type="string">
            <text:p text:style-name="P24">N/A</text:p>
          </table:table-cell>
        </table:table-row>
        <table:table-row>
          <table:table-cell table:style-name="Table119.A2" table:number-columns-spanned="2" office:value-type="string">
            <text:p text:style-name="P89">Notes:</text:p>
          </table:table-cell>
          <table:covered-table-cell/>
          <table:table-cell table:style-name="Table119.C2" office:value-type="string">
            <text:p text:style-name="P71">SHALL ONLY APPEAR IN SLIDE SORTER VIEW</text:p>
          </table:table-cell>
        </table:table-row>
        <table:table-row>
          <table:table-cell table:style-name="Table119.A2" table:number-columns-spanned="2" office:value-type="string">
            <text:p text:style-name="P89">Toolbar Content:</text:p>
          </table:table-cell>
          <table:covered-table-cell/>
          <table:table-cell table:style-name="Table119.C2" office:value-type="string">
            <text:p text:style-name="P32">Rehearse Timings<text:line-break/>----------------<text:line-break/>Show Hide Slide<text:line-break/>----------------<text:line-break/>Slide per Row</text:p>
          </table:table-cell>
        </table:table-row>
      </table:table>
      <text:h text:style-name="P47" text:outline-level="3">Slide Sorter (Impress)</text:h>
      <table:table table:name="Table120" table:style-name="Table120">
        <table:table-column table:style-name="Table120.A"/>
        <table:table-column table:style-name="Table120.B"/>
        <table:table-column table:style-name="Table120.C"/>
        <table:table-row>
          <table:table-cell table:style-name="Table120.A1" office:value-type="string">
            <text:p text:style-name="WW-Table_20_Heading">Toolbar Name:</text:p>
          </table:table-cell>
          <table:table-cell table:style-name="Table120.A1" office:value-type="string">
            <text:p text:style-name="WW-Table_20_Heading">EN:</text:p>
          </table:table-cell>
          <table:table-cell table:style-name="Table120.C1" office:value-type="string">
            <text:p text:style-name="P23">Slide Sorter</text:p>
          </table:table-cell>
        </table:table-row>
        <table:table-row>
          <table:table-cell table:style-name="Table120.A2" office:value-type="string">
            <text:p text:style-name="WW-Table_20_Contents"/>
          </table:table-cell>
          <table:table-cell table:style-name="Table120.A2" office:value-type="string">
            <text:p text:style-name="P89">GER:</text:p>
          </table:table-cell>
          <table:table-cell table:style-name="Table120.C2" office:value-type="string">
            <text:p text:style-name="P100">Foliensortiertisch</text:p>
          </table:table-cell>
        </table:table-row>
        <table:table-row>
          <table:table-cell table:style-name="Table120.A2" table:number-columns-spanned="2" office:value-type="string">
            <text:p text:style-name="WW-Table_20_Heading">Toolbar File Name:</text:p>
          </table:table-cell>
          <table:covered-table-cell/>
          <table:table-cell table:style-name="Table120.C2" office:value-type="string">
            <text:p text:style-name="P100">slideviewtoolbar.xml</text:p>
          </table:table-cell>
        </table:table-row>
        <table:table-row>
          <table:table-cell table:style-name="Table120.A2" table:number-columns-spanned="2" office:value-type="string">
            <text:p text:style-name="P89">Appears in:</text:p>
          </table:table-cell>
          <table:covered-table-cell/>
          <table:table-cell table:style-name="Table120.C2" office:value-type="string">
            <text:p text:style-name="P99">Impress</text:p>
          </table:table-cell>
        </table:table-row>
        <table:table-row>
          <table:table-cell table:style-name="Table120.A2" table:number-columns-spanned="2" office:value-type="string">
            <text:p text:style-name="P89">Shall always be visible</text:p>
          </table:table-cell>
          <table:covered-table-cell/>
          <table:table-cell table:style-name="Table120.C2" office:value-type="string">
            <text:p text:style-name="P99">No</text:p>
          </table:table-cell>
        </table:table-row>
        <table:table-row>
          <table:table-cell table:style-name="Table120.A2" table:number-columns-spanned="2" office:value-type="string">
            <text:p text:style-name="P89">List in View/Toolbars:</text:p>
          </table:table-cell>
          <table:covered-table-cell/>
          <table:table-cell table:style-name="Table120.C2" office:value-type="string">
            <text:p text:style-name="P99">no,<text:span text:style-name="T12"> </text:span><text:span text:style-name="T43">for Beta yes</text:span></text:p>
          </table:table-cell>
        </table:table-row>
        <table:table-row>
          <table:table-cell table:style-name="Table120.A2" table:number-columns-spanned="2" office:value-type="string">
            <text:p text:style-name="P89">Visible after first start</text:p>
          </table:table-cell>
          <table:covered-table-cell/>
          <table:table-cell table:style-name="Table120.C2" office:value-type="string">
            <text:p text:style-name="P99">No</text:p>
          </table:table-cell>
        </table:table-row>
        <table:table-row>
          <table:table-cell table:style-name="Table120.A2" table:number-columns-spanned="2" office:value-type="string">
            <text:p text:style-name="P89">Sub-Toolbar of:</text:p>
          </table:table-cell>
          <table:covered-table-cell/>
          <table:table-cell table:style-name="Table120.C2" office:value-type="string">
            <text:p text:style-name="P70">N/A</text:p>
          </table:table-cell>
        </table:table-row>
        <table:table-row>
          <table:table-cell table:style-name="Table120.A2" table:number-columns-spanned="2" office:value-type="string">
            <text:p text:style-name="P89">Display Tb if context is given</text:p>
          </table:table-cell>
          <table:covered-table-cell/>
          <table:table-cell table:style-name="Table120.C2" office:value-type="string">
            <text:p text:style-name="P99">No</text:p>
          </table:table-cell>
        </table:table-row>
        <table:table-row>
          <table:table-cell table:style-name="Table120.A2" table:number-columns-spanned="2" office:value-type="string">
            <text:p text:style-name="P89">Close Operation</text:p>
          </table:table-cell>
          <table:covered-table-cell/>
          <table:table-cell table:style-name="Table120.C2" office:value-type="string">
            <text:p text:style-name="P107">Permanently</text:p>
          </table:table-cell>
        </table:table-row>
        <table:table-row>
          <table:table-cell table:style-name="Table120.A2" table:number-columns-spanned="2" office:value-type="string">
            <text:p text:style-name="P89">Default Docking State</text:p>
          </table:table-cell>
          <table:covered-table-cell/>
          <table:table-cell table:style-name="Table120.C2" office:value-type="string">
            <text:p text:style-name="P99">Docked</text:p>
          </table:table-cell>
        </table:table-row>
        <table:table-row>
          <table:table-cell table:style-name="Table120.A2" table:number-columns-spanned="2" office:value-type="string">
            <text:p text:style-name="P89">Default Position</text:p>
          </table:table-cell>
          <table:covered-table-cell/>
          <table:table-cell table:style-name="Table120.C2" office:value-type="string">
            <text:p text:style-name="P104">Next to Slide View</text:p>
          </table:table-cell>
        </table:table-row>
        <table:table-row>
          <table:table-cell table:style-name="Table120.A2" table:number-columns-spanned="2" office:value-type="string">
            <text:p text:style-name="P89">Default Style</text:p>
          </table:table-cell>
          <table:covered-table-cell/>
          <table:table-cell table:style-name="Table120.C2" office:value-type="string">
            <text:p text:style-name="P104">Icon &amp; Text</text:p>
          </table:table-cell>
        </table:table-row>
        <table:table-row>
          <table:table-cell table:style-name="Table120.A2" table:number-columns-spanned="2" office:value-type="string">
            <text:p text:style-name="P89">Name in OpenOffice 1.1</text:p>
          </table:table-cell>
          <table:covered-table-cell/>
          <table:table-cell table:style-name="Table120.C2" office:value-type="string">
            <text:p text:style-name="P66">Mode</text:p>
          </table:table-cell>
        </table:table-row>
        <table:table-row>
          <table:table-cell table:style-name="Table120.A2" table:number-columns-spanned="2" office:value-type="string">
            <text:p text:style-name="P89">Name in Microsoft Office 2003</text:p>
          </table:table-cell>
          <table:covered-table-cell/>
          <table:table-cell table:style-name="Table120.C2" office:value-type="string">
            <text:p text:style-name="P24">N/A</text:p>
          </table:table-cell>
        </table:table-row>
        <table:table-row>
          <table:table-cell table:style-name="Table120.A2" table:number-columns-spanned="2" office:value-type="string">
            <text:p text:style-name="P89">Notes:</text:p>
          </table:table-cell>
          <table:covered-table-cell/>
          <table:table-cell table:style-name="Table120.C2" office:value-type="string">
            <text:p text:style-name="P71">SHALL ONLY APPEAR IN SLIDE SORTER VIEW</text:p>
          </table:table-cell>
        </table:table-row>
        <table:table-row>
          <table:table-cell table:style-name="Table120.A2" table:number-columns-spanned="2" office:value-type="string">
            <text:p text:style-name="P89">Toolbar Content:</text:p>
          </table:table-cell>
          <table:covered-table-cell/>
          <table:table-cell table:style-name="Table120.C2" office:value-type="string">
            <text:p text:style-name="P32">Select<text:line-break/>-----------<text:line-break/>Slide Show</text:p>
          </table:table-cell>
        </table:table-row>
      </table:table>
      <text:h text:style-name="P47" text:outline-level="3">Master View (Impress)</text:h>
      <table:table table:name="Table121" table:style-name="Table121">
        <table:table-column table:style-name="Table121.A"/>
        <table:table-column table:style-name="Table121.B"/>
        <table:table-column table:style-name="Table121.C"/>
        <table:table-row>
          <table:table-cell table:style-name="Table121.A1" office:value-type="string">
            <text:p text:style-name="WW-Table_20_Heading">Toolbar Name:</text:p>
          </table:table-cell>
          <table:table-cell table:style-name="Table121.A1" office:value-type="string">
            <text:p text:style-name="WW-Table_20_Heading">EN:</text:p>
          </table:table-cell>
          <table:table-cell table:style-name="Table121.C1" office:value-type="string">
            <text:p text:style-name="P65">Master View</text:p>
          </table:table-cell>
        </table:table-row>
        <table:table-row>
          <table:table-cell table:style-name="Table121.A2" office:value-type="string">
            <text:p text:style-name="WW-Table_20_Contents"/>
          </table:table-cell>
          <table:table-cell table:style-name="Table121.A2" office:value-type="string">
            <text:p text:style-name="P89">GER:</text:p>
          </table:table-cell>
          <table:table-cell table:style-name="Table121.C2" office:value-type="string">
            <text:p text:style-name="P133">Master-Ansicht <text:s text:c="2"/></text:p>
          </table:table-cell>
        </table:table-row>
        <table:table-row>
          <table:table-cell table:style-name="Table121.A2" table:number-columns-spanned="2" office:value-type="string">
            <text:p text:style-name="WW-Table_20_Heading">Toolbar File Name:</text:p>
          </table:table-cell>
          <table:covered-table-cell/>
          <table:table-cell table:style-name="Table121.C2" office:value-type="string">
            <text:p text:style-name="P133">masterviewtoolbar.xml</text:p>
          </table:table-cell>
        </table:table-row>
        <table:table-row>
          <table:table-cell table:style-name="Table121.A2" table:number-columns-spanned="2" office:value-type="string">
            <text:p text:style-name="P89">Appears in:</text:p>
          </table:table-cell>
          <table:covered-table-cell/>
          <table:table-cell table:style-name="Table121.C2" office:value-type="string">
            <text:p text:style-name="P99">Impress</text:p>
          </table:table-cell>
        </table:table-row>
        <table:table-row>
          <table:table-cell table:style-name="Table121.A2" table:number-columns-spanned="2" office:value-type="string">
            <text:p text:style-name="P89">Shall always be visible</text:p>
          </table:table-cell>
          <table:covered-table-cell/>
          <table:table-cell table:style-name="Table121.C2" office:value-type="string">
            <text:p text:style-name="P99">NO</text:p>
          </table:table-cell>
        </table:table-row>
        <table:table-row>
          <table:table-cell table:style-name="Table121.A2" table:number-columns-spanned="2" office:value-type="string">
            <text:p text:style-name="P89">List in View/Toolbars:</text:p>
          </table:table-cell>
          <table:covered-table-cell/>
          <table:table-cell table:style-name="Table121.C2" office:value-type="string">
            <text:p text:style-name="P99">Yes</text:p>
          </table:table-cell>
        </table:table-row>
        <table:table-row>
          <table:table-cell table:style-name="Table121.A2" table:number-columns-spanned="2" office:value-type="string">
            <text:p text:style-name="P89">Visible after first start</text:p>
          </table:table-cell>
          <table:covered-table-cell/>
          <table:table-cell table:style-name="Table121.C2" office:value-type="string">
            <text:p text:style-name="P99">No</text:p>
          </table:table-cell>
        </table:table-row>
        <table:table-row>
          <table:table-cell table:style-name="Table121.A2" table:number-columns-spanned="2" office:value-type="string">
            <text:p text:style-name="P89">Sub-Toolbar of:</text:p>
          </table:table-cell>
          <table:covered-table-cell/>
          <table:table-cell table:style-name="Table121.C2" office:value-type="string">
            <text:p text:style-name="P99">None</text:p>
          </table:table-cell>
        </table:table-row>
        <table:table-row>
          <table:table-cell table:style-name="Table121.A2" table:number-columns-spanned="2" office:value-type="string">
            <text:p text:style-name="P89">Display Tb if context is given</text:p>
          </table:table-cell>
          <table:covered-table-cell/>
          <table:table-cell table:style-name="Table121.C2" office:value-type="string">
            <text:p text:style-name="P99">Yes</text:p>
          </table:table-cell>
        </table:table-row>
        <table:table-row>
          <table:table-cell table:style-name="Table121.A2" table:number-columns-spanned="2" office:value-type="string">
            <text:p text:style-name="P89">Close Operation</text:p>
          </table:table-cell>
          <table:covered-table-cell/>
          <table:table-cell table:style-name="Table121.C2" office:value-type="string">
            <text:p text:style-name="P107">N/A, has no closer</text:p>
          </table:table-cell>
        </table:table-row>
        <table:table-row>
          <table:table-cell table:style-name="Table121.A2" table:number-columns-spanned="2" office:value-type="string">
            <text:p text:style-name="P89">Default Docking State</text:p>
          </table:table-cell>
          <table:covered-table-cell/>
          <table:table-cell table:style-name="Table121.C2" office:value-type="string">
            <text:p text:style-name="P104">Floated</text:p>
          </table:table-cell>
        </table:table-row>
        <table:table-row>
          <table:table-cell table:style-name="Table121.A2" table:number-columns-spanned="2" office:value-type="string">
            <text:p text:style-name="P89">Default Position</text:p>
          </table:table-cell>
          <table:covered-table-cell/>
          <table:table-cell table:style-name="Table121.C2" office:value-type="string">
            <text:p text:style-name="P104">N/A</text:p>
          </table:table-cell>
        </table:table-row>
        <table:table-row>
          <table:table-cell table:style-name="Table121.A2" table:number-columns-spanned="2" office:value-type="string">
            <text:p text:style-name="P89">Default Style</text:p>
          </table:table-cell>
          <table:covered-table-cell/>
          <table:table-cell table:style-name="Table121.C2" office:value-type="string">
            <text:p text:style-name="P104">Icon, Text</text:p>
          </table:table-cell>
        </table:table-row>
        <table:table-row>
          <table:table-cell table:style-name="Table121.A2" table:number-columns-spanned="2" office:value-type="string">
            <text:p text:style-name="P89">Name in OpenOffice 1.1</text:p>
          </table:table-cell>
          <table:covered-table-cell/>
          <table:table-cell table:style-name="Table121.C2" office:value-type="string">
            <text:p text:style-name="P66">N/A</text:p>
          </table:table-cell>
        </table:table-row>
        <table:table-row>
          <table:table-cell table:style-name="Table121.A2" table:number-columns-spanned="2" office:value-type="string">
            <text:p text:style-name="P89">Name in Microsoft Office 2003</text:p>
          </table:table-cell>
          <table:covered-table-cell/>
          <table:table-cell table:style-name="Table121.C2" office:value-type="string">
            <text:p text:style-name="P66">N/A</text:p>
          </table:table-cell>
        </table:table-row>
        <table:table-row>
          <table:table-cell table:style-name="Table121.A2" table:number-columns-spanned="2" office:value-type="string">
            <text:p text:style-name="P89">Notes:</text:p>
          </table:table-cell>
          <table:covered-table-cell/>
          <table:table-cell table:style-name="Table121.C2" office:value-type="string">
            <text:p text:style-name="P71">THIS TOOLBAR SHALL ONLY APPEAR IF SWITCHED INTO MASTER VIEW!</text:p>
          </table:table-cell>
        </table:table-row>
        <table:table-row>
          <table:table-cell table:style-name="Table121.A2" table:number-columns-spanned="2" office:value-type="string">
            <text:p text:style-name="P89">Toolbar Content</text:p>
          </table:table-cell>
          <table:covered-table-cell/>
          <table:table-cell table:style-name="Table121.C2" office:value-type="string">
            <text:p text:style-name="P54">New Master</text:p>
            <text:p text:style-name="WW-Preformatted_20_Text">Delete Master</text:p>
            <text:p text:style-name="WW-Preformatted_20_Text">Rename Master</text:p>
            <text:p text:style-name="WW-Preformatted_20_Text">-----------------</text:p>
            <text:p text:style-name="P134">Close Master View <text:span text:style-name="T44">(Display as Text)</text:span></text:p>
          </table:table-cell>
        </table:table-row>
      </table:table>
      <text:h text:style-name="P47" text:outline-level="3">Standard (Viewing Mode)</text:h>
      <table:table table:name="Table122" table:style-name="Table122">
        <table:table-column table:style-name="Table122.A"/>
        <table:table-column table:style-name="Table122.B"/>
        <table:table-column table:style-name="Table122.C"/>
        <table:table-row>
          <table:table-cell table:style-name="Table122.A1" office:value-type="string">
            <text:p text:style-name="WW-Table_20_Heading">Toolbar Name:</text:p>
          </table:table-cell>
          <table:table-cell table:style-name="Table122.A1" office:value-type="string">
            <text:p text:style-name="WW-Table_20_Heading">EN:</text:p>
          </table:table-cell>
          <table:table-cell table:style-name="Table122.C1" office:value-type="string">
            <text:p text:style-name="P23">Standard (Viewing Mode)</text:p>
          </table:table-cell>
        </table:table-row>
        <table:table-row>
          <table:table-cell table:style-name="Table122.A2" office:value-type="string">
            <text:p text:style-name="WW-Table_20_Contents"/>
          </table:table-cell>
          <table:table-cell table:style-name="Table122.A2" office:value-type="string">
            <text:p text:style-name="P89">GER:</text:p>
          </table:table-cell>
          <table:table-cell table:style-name="Table122.C2" office:value-type="string">
            <text:p text:style-name="P100">Standard (Lesemodus)</text:p>
          </table:table-cell>
        </table:table-row>
        <table:table-row>
          <table:table-cell table:style-name="Table122.A2" table:number-columns-spanned="2" office:value-type="string">
            <text:p text:style-name="WW-Table_20_Heading">Toolbar File Name:</text:p>
          </table:table-cell>
          <table:covered-table-cell/>
          <table:table-cell table:style-name="Table122.C2" office:value-type="string">
            <text:p text:style-name="P100">viewerbar</text:p>
          </table:table-cell>
        </table:table-row>
        <table:table-row>
          <table:table-cell table:style-name="Table122.A2" table:number-columns-spanned="2" office:value-type="string">
            <text:p text:style-name="P89">Appears in:</text:p>
          </table:table-cell>
          <table:covered-table-cell/>
          <table:table-cell table:style-name="Table122.C2" office:value-type="string">
            <text:p text:style-name="P99">Impress</text:p>
          </table:table-cell>
        </table:table-row>
        <table:table-row>
          <table:table-cell table:style-name="Table122.A2" table:number-columns-spanned="2" office:value-type="string">
            <text:p text:style-name="P89">Shall always be visible</text:p>
          </table:table-cell>
          <table:covered-table-cell/>
          <table:table-cell table:style-name="Table122.C2" office:value-type="string">
            <text:p text:style-name="P99">No</text:p>
          </table:table-cell>
        </table:table-row>
        <table:table-row>
          <table:table-cell table:style-name="Table122.A2" table:number-columns-spanned="2" office:value-type="string">
            <text:p text:style-name="P89">List in View/Toolbars:</text:p>
          </table:table-cell>
          <table:covered-table-cell/>
          <table:table-cell table:style-name="Table122.C2" office:value-type="string">
            <text:p text:style-name="P99">No</text:p>
          </table:table-cell>
        </table:table-row>
        <table:table-row>
          <table:table-cell table:style-name="Table122.A2" table:number-columns-spanned="2" office:value-type="string">
            <text:p text:style-name="P89">Visible after first start</text:p>
          </table:table-cell>
          <table:covered-table-cell/>
          <table:table-cell table:style-name="Table122.C2" office:value-type="string">
            <text:p text:style-name="P99">No</text:p>
          </table:table-cell>
        </table:table-row>
        <table:table-row>
          <table:table-cell table:style-name="Table122.A2" table:number-columns-spanned="2" office:value-type="string">
            <text:p text:style-name="P89">Sub-Toolbar of:</text:p>
          </table:table-cell>
          <table:covered-table-cell/>
          <table:table-cell table:style-name="Table122.C2" office:value-type="string">
            <text:p text:style-name="P70">None</text:p>
          </table:table-cell>
        </table:table-row>
        <table:table-row>
          <table:table-cell table:style-name="Table122.A2" table:number-columns-spanned="2" office:value-type="string">
            <text:p text:style-name="P89">Display Tb if context is given</text:p>
          </table:table-cell>
          <table:covered-table-cell/>
          <table:table-cell table:style-name="Table122.C2" office:value-type="string">
            <text:p text:style-name="P99">Yes</text:p>
          </table:table-cell>
        </table:table-row>
        <table:table-row>
          <table:table-cell table:style-name="Table122.A2" table:number-columns-spanned="2" office:value-type="string">
            <text:p text:style-name="P89">Close Operation</text:p>
          </table:table-cell>
          <table:covered-table-cell/>
          <table:table-cell table:style-name="Table122.C2" office:value-type="string">
            <text:p text:style-name="P107">N/A, has no closer</text:p>
          </table:table-cell>
        </table:table-row>
        <table:table-row>
          <table:table-cell table:style-name="Table122.A2" table:number-columns-spanned="2" office:value-type="string">
            <text:p text:style-name="P89">Default Docking State</text:p>
          </table:table-cell>
          <table:covered-table-cell/>
          <table:table-cell table:style-name="Table122.C2" office:value-type="string">
            <text:p text:style-name="P99">Docked</text:p>
          </table:table-cell>
        </table:table-row>
        <table:table-row>
          <table:table-cell table:style-name="Table122.A2" table:number-columns-spanned="2" office:value-type="string">
            <text:p text:style-name="P89">Default Position</text:p>
          </table:table-cell>
          <table:covered-table-cell/>
          <table:table-cell table:style-name="Table122.C2" office:value-type="string">
            <text:p text:style-name="P104">Top</text:p>
          </table:table-cell>
        </table:table-row>
        <table:table-row>
          <table:table-cell table:style-name="Table122.A2" table:number-columns-spanned="2" office:value-type="string">
            <text:p text:style-name="P89">Default Style</text:p>
          </table:table-cell>
          <table:covered-table-cell/>
          <table:table-cell table:style-name="Table122.C2" office:value-type="string">
            <text:p text:style-name="P104">Icon</text:p>
          </table:table-cell>
        </table:table-row>
        <table:table-row>
          <table:table-cell table:style-name="Table122.A2" table:number-columns-spanned="2" office:value-type="string">
            <text:p text:style-name="P89">Name in OpenOffice 1.1</text:p>
          </table:table-cell>
          <table:covered-table-cell/>
          <table:table-cell table:style-name="Table122.C2" office:value-type="string">
            <text:p text:style-name="P23">Standard (Viewing Mode)</text:p>
          </table:table-cell>
        </table:table-row>
        <table:table-row>
          <table:table-cell table:style-name="Table122.A2" table:number-columns-spanned="2" office:value-type="string">
            <text:p text:style-name="P89">Name in Microsoft Office 2003</text:p>
          </table:table-cell>
          <table:covered-table-cell/>
          <table:table-cell table:style-name="Table122.C2" office:value-type="string">
            <text:p text:style-name="P24">N/A</text:p>
          </table:table-cell>
        </table:table-row>
        <table:table-row>
          <table:table-cell table:style-name="Table122.A2" table:number-columns-spanned="2" office:value-type="string">
            <text:p text:style-name="P89">Notes:</text:p>
          </table:table-cell>
          <table:covered-table-cell/>
          <table:table-cell table:style-name="Table122.C2" office:value-type="string">
            <text:p text:style-name="P66"/>
          </table:table-cell>
        </table:table-row>
        <table:table-row>
          <table:table-cell table:style-name="Table122.A2" table:number-columns-spanned="2" office:value-type="string">
            <text:p text:style-name="P89">Toolbar Content:</text:p>
          </table:table-cell>
          <table:covered-table-cell/>
          <table:table-cell table:style-name="Table122.C2" office:value-type="string">
            <text:p text:style-name="P32">Save As...</text:p>
            <text:p text:style-name="P32">-------------<text:line-break/>Edit File<text:line-break/>Document As E-MAil<text:line-break/>-------------<text:line-break/>Export Directly as PDF</text:p>
            <text:p text:style-name="P32">Print File Directly<text:line-break/>-------------</text:p>
            <text:p text:style-name="P32">Copy<text:line-break/>-------------<text:line-break/>Find &amp; Replace<text:line-break/>Navigator<text:line-break/>-----------</text:p>
            <text:p text:style-name="P32">Zoom...</text:p>
            <text:p text:style-name="P32">------------</text:p>
            <text:p text:style-name="P32">Slide Show</text:p>
          </table:table-cell>
        </table:table-row>
      </table:table>
      <text:h text:style-name="P46" text:outline-level="2">OpenOffice.org Base</text:h>
      <text:p text:style-name="P119">Legend</text:p>
      <text:p text:style-name="P120"><text:span text:style-name="T12">[hidden by default] means that the i</text:span>tem shall be hidden by default.</text:p>
      <text:p text:style-name="Text_20_body"><text:span text:style-name="T13">&lt;BR</text:span><text:span text:style-name="T21">&gt;</text:span><text:span text:style-name="T12"> <text:s text:c="5"/>= Break</text:span></text:p>
      <text:p text:style-name="P120">------- <text:s text:c="2"/>= Separator </text:p>
      <text:p text:style-name="Text_20_body"><text:span text:style-name="T22">Bold <text:s text:c="5"/></text:span><text:span text:style-name="T23">= Opens a toolbar</text:span></text:p>
      <text:p text:style-name="P121">-&gt; <text:s text:c="7"/>= State ON/OFF</text:p>
      <text:p text:style-name="Standard"><text:span text:style-name="T14">--&gt; </text:span><text:a xlink:type="simple" xlink:href="#6.2Table%20(Writer)%7Coutline"><text:span text:style-name="Internet_20_link"><text:span text:style-name="T27">Table</text:span></text:span></text:a><text:span text:style-name="T14"> = Link to toolbar content specification</text:span></text:p>
      <text:h text:style-name="P47" text:outline-level="3">Standard (Base Application Window)</text:h>
      <table:table table:name="Table123" table:style-name="Table123">
        <table:table-column table:style-name="Table123.A"/>
        <table:table-column table:style-name="Table123.B"/>
        <table:table-column table:style-name="Table123.C"/>
        <table:table-row>
          <table:table-cell table:style-name="Table123.A1" office:value-type="string">
            <text:p text:style-name="WW-Table_20_Heading">Toolbar Name:</text:p>
          </table:table-cell>
          <table:table-cell table:style-name="Table123.A1" office:value-type="string">
            <text:p text:style-name="WW-Table_20_Heading">EN:</text:p>
          </table:table-cell>
          <table:table-cell table:style-name="Table123.C1" office:value-type="string">
            <text:p text:style-name="P65">Standard</text:p>
          </table:table-cell>
        </table:table-row>
        <table:table-row>
          <table:table-cell table:style-name="Table123.A2" office:value-type="string">
            <text:p text:style-name="WW-Table_20_Contents"/>
          </table:table-cell>
          <table:table-cell table:style-name="Table123.A2" office:value-type="string">
            <text:p text:style-name="P89">GER:</text:p>
          </table:table-cell>
          <table:table-cell table:style-name="Table123.C2" office:value-type="string">
            <text:p text:style-name="P100">Standard</text:p>
          </table:table-cell>
        </table:table-row>
        <table:table-row>
          <table:table-cell table:style-name="Table123.A2" table:number-columns-spanned="2" office:value-type="string">
            <text:p text:style-name="WW-Table_20_Heading">Toolbar File Name:</text:p>
          </table:table-cell>
          <table:covered-table-cell/>
          <table:table-cell table:style-name="Table123.C2" office:value-type="string">
            <text:p text:style-name="P100">Standardbar.xml</text:p>
          </table:table-cell>
        </table:table-row>
        <table:table-row>
          <table:table-cell table:style-name="Table123.A2" table:number-columns-spanned="2" office:value-type="string">
            <text:p text:style-name="P89">Appears in:</text:p>
          </table:table-cell>
          <table:covered-table-cell/>
          <table:table-cell table:style-name="Table123.C2" office:value-type="string">
            <text:p text:style-name="P99">Database Application Window</text:p>
          </table:table-cell>
        </table:table-row>
        <table:table-row>
          <table:table-cell table:style-name="Table123.A2" table:number-columns-spanned="2" office:value-type="string">
            <text:p text:style-name="P89">Shall always be visible</text:p>
          </table:table-cell>
          <table:covered-table-cell/>
          <table:table-cell table:style-name="Table123.C2" office:value-type="string">
            <text:p text:style-name="P108"/>
          </table:table-cell>
        </table:table-row>
        <table:table-row>
          <table:table-cell table:style-name="Table123.A2" table:number-columns-spanned="2" office:value-type="string">
            <text:p text:style-name="P89">List in View/Toolbars:</text:p>
          </table:table-cell>
          <table:covered-table-cell/>
          <table:table-cell table:style-name="Table123.C2" office:value-type="string">
            <text:p text:style-name="P99">Yes</text:p>
          </table:table-cell>
        </table:table-row>
        <table:table-row>
          <table:table-cell table:style-name="Table123.A2" table:number-columns-spanned="2" office:value-type="string">
            <text:p text:style-name="P89">Visible after first start</text:p>
          </table:table-cell>
          <table:covered-table-cell/>
          <table:table-cell table:style-name="Table123.C2" office:value-type="string">
            <text:p text:style-name="P99">Yes</text:p>
          </table:table-cell>
        </table:table-row>
        <table:table-row>
          <table:table-cell table:style-name="Table123.A2" table:number-columns-spanned="2" office:value-type="string">
            <text:p text:style-name="P89">Sub-Toolbar of:</text:p>
          </table:table-cell>
          <table:covered-table-cell/>
          <table:table-cell table:style-name="Table123.C2" office:value-type="string">
            <text:p text:style-name="P99">N/A</text:p>
          </table:table-cell>
        </table:table-row>
        <table:table-row>
          <table:table-cell table:style-name="Table123.A2" table:number-columns-spanned="2" office:value-type="string">
            <text:p text:style-name="P89">Display Tb if context is given</text:p>
          </table:table-cell>
          <table:covered-table-cell/>
          <table:table-cell table:style-name="Table123.C2" office:value-type="string">
            <text:p text:style-name="P99">No</text:p>
          </table:table-cell>
        </table:table-row>
        <table:table-row>
          <table:table-cell table:style-name="Table123.A2" table:number-columns-spanned="2" office:value-type="string">
            <text:p text:style-name="P89">Close Operation</text:p>
          </table:table-cell>
          <table:covered-table-cell/>
          <table:table-cell table:style-name="Table123.C2" office:value-type="string">
            <text:p text:style-name="P107">Permanently</text:p>
          </table:table-cell>
        </table:table-row>
        <table:table-row>
          <table:table-cell table:style-name="Table123.A2" table:number-columns-spanned="2" office:value-type="string">
            <text:p text:style-name="P89">Default Docking State</text:p>
          </table:table-cell>
          <table:covered-table-cell/>
          <table:table-cell table:style-name="Table123.C2" office:value-type="string">
            <text:p text:style-name="P104">Docked</text:p>
          </table:table-cell>
        </table:table-row>
        <table:table-row>
          <table:table-cell table:style-name="Table123.A2" table:number-columns-spanned="2" office:value-type="string">
            <text:p text:style-name="P89">Default Position</text:p>
          </table:table-cell>
          <table:covered-table-cell/>
          <table:table-cell table:style-name="Table123.C2" office:value-type="string">
            <text:p text:style-name="P104">Top</text:p>
          </table:table-cell>
        </table:table-row>
        <table:table-row>
          <table:table-cell table:style-name="Table123.A2" table:number-columns-spanned="2" office:value-type="string">
            <text:p text:style-name="P89">Default Style</text:p>
          </table:table-cell>
          <table:covered-table-cell/>
          <table:table-cell table:style-name="Table123.C2" office:value-type="string">
            <text:p text:style-name="P104">Icon</text:p>
          </table:table-cell>
        </table:table-row>
        <table:table-row>
          <table:table-cell table:style-name="Table123.A2" table:number-columns-spanned="2" office:value-type="string">
            <text:p text:style-name="P89">Name in OpenOffice 1.1</text:p>
          </table:table-cell>
          <table:covered-table-cell/>
          <table:table-cell table:style-name="Table123.C2" office:value-type="string">
            <text:p text:style-name="P66">N/A</text:p>
          </table:table-cell>
        </table:table-row>
        <table:table-row>
          <table:table-cell table:style-name="Table123.A2" table:number-columns-spanned="2" office:value-type="string">
            <text:p text:style-name="P89">Name in Microsoft Office 2003</text:p>
          </table:table-cell>
          <table:covered-table-cell/>
          <table:table-cell table:style-name="Table123.C2" office:value-type="string">
            <text:p text:style-name="P66">Standard</text:p>
          </table:table-cell>
        </table:table-row>
        <table:table-row>
          <table:table-cell table:style-name="Table123.A2" table:number-columns-spanned="2" office:value-type="string">
            <text:p text:style-name="P89">Notes:</text:p>
          </table:table-cell>
          <table:covered-table-cell/>
          <table:table-cell table:style-name="Table123.C2" office:value-type="string">
            <text:p text:style-name="P67"/>
          </table:table-cell>
        </table:table-row>
        <table:table-row>
          <table:table-cell table:style-name="Table123.A2" table:number-columns-spanned="2" office:value-type="string">
            <text:p text:style-name="P89">Toolbar Content</text:p>
          </table:table-cell>
          <table:covered-table-cell/>
          <table:table-cell table:style-name="Table123.C2" office:value-type="string">
            <text:p text:style-name="P17">Load URL<text:line-break/>New</text:p>
            <text:p text:style-name="P17">Open</text:p>
            <text:p text:style-name="P17">Save</text:p>
            <text:p text:style-name="P17">-----------</text:p>
            <text:p text:style-name="P17">Copy</text:p>
            <text:p text:style-name="P17">Paste</text:p>
            <text:p text:style-name="P17">-----------</text:p>
            <text:p text:style-name="P17">Sort Ascending<text:line-break/>Sort Descending</text:p>
            <text:p text:style-name="P17">DB New Form Drop Down</text:p>
            <text:p text:style-name="P17">-----------</text:p>
            <text:p text:style-name="P17">OpenOffice.org Help</text:p>
            <text:p text:style-name="P24">What's This [hidden by default]</text:p>
          </table:table-cell>
        </table:table-row>
      </table:table>
      <text:h text:style-name="P47" text:outline-level="3">Table (Base Application Window)</text:h>
      <table:table table:name="Table124" table:style-name="Table124">
        <table:table-column table:style-name="Table124.A"/>
        <table:table-column table:style-name="Table124.B"/>
        <table:table-column table:style-name="Table124.C"/>
        <table:table-row>
          <table:table-cell table:style-name="Table124.A1" office:value-type="string">
            <text:p text:style-name="WW-Table_20_Heading">Toolbar Name:</text:p>
          </table:table-cell>
          <table:table-cell table:style-name="Table124.A1" office:value-type="string">
            <text:p text:style-name="WW-Table_20_Heading">EN:</text:p>
          </table:table-cell>
          <table:table-cell table:style-name="Table124.C1" office:value-type="string">
            <text:p text:style-name="P65">Table</text:p>
          </table:table-cell>
        </table:table-row>
        <table:table-row>
          <table:table-cell table:style-name="Table124.A2" office:value-type="string">
            <text:p text:style-name="WW-Table_20_Contents"/>
          </table:table-cell>
          <table:table-cell table:style-name="Table124.A2" office:value-type="string">
            <text:p text:style-name="P89">GER:</text:p>
          </table:table-cell>
          <table:table-cell table:style-name="Table124.C2" office:value-type="string">
            <text:p text:style-name="P100">Tabelle</text:p>
          </table:table-cell>
        </table:table-row>
        <table:table-row>
          <table:table-cell table:style-name="Table124.A2" table:number-columns-spanned="2" office:value-type="string">
            <text:p text:style-name="WW-Table_20_Heading">Toolbar File Name:</text:p>
          </table:table-cell>
          <table:covered-table-cell/>
          <table:table-cell table:style-name="Table124.C2" office:value-type="string">
            <text:p text:style-name="P100">Tableobjectbar.xml</text:p>
          </table:table-cell>
        </table:table-row>
        <table:table-row>
          <table:table-cell table:style-name="Table124.A2" table:number-columns-spanned="2" office:value-type="string">
            <text:p text:style-name="P89">Appears in:</text:p>
          </table:table-cell>
          <table:covered-table-cell/>
          <table:table-cell table:style-name="Table124.C2" office:value-type="string">
            <text:p text:style-name="P99">Database Application Window</text:p>
          </table:table-cell>
        </table:table-row>
        <table:table-row>
          <table:table-cell table:style-name="Table124.A2" table:number-columns-spanned="2" office:value-type="string">
            <text:p text:style-name="P89">Shall always be visible</text:p>
          </table:table-cell>
          <table:covered-table-cell/>
          <table:table-cell table:style-name="Table124.C2" office:value-type="string">
            <text:p text:style-name="P99">No</text:p>
          </table:table-cell>
        </table:table-row>
        <table:table-row>
          <table:table-cell table:style-name="Table124.A2" table:number-columns-spanned="2" office:value-type="string">
            <text:p text:style-name="P89">List in View/Toolbars:</text:p>
          </table:table-cell>
          <table:covered-table-cell/>
          <table:table-cell table:style-name="Table124.C2" office:value-type="string">
            <text:p text:style-name="P99">Yes</text:p>
          </table:table-cell>
        </table:table-row>
        <table:table-row>
          <table:table-cell table:style-name="Table124.A2" table:number-columns-spanned="2" office:value-type="string">
            <text:p text:style-name="P89">Visible after first start</text:p>
          </table:table-cell>
          <table:covered-table-cell/>
          <table:table-cell table:style-name="Table124.C2" office:value-type="string">
            <text:p text:style-name="P99">Yes</text:p>
          </table:table-cell>
        </table:table-row>
        <table:table-row>
          <table:table-cell table:style-name="Table124.A2" table:number-columns-spanned="2" office:value-type="string">
            <text:p text:style-name="P89">Sub-Toolbar of:</text:p>
          </table:table-cell>
          <table:covered-table-cell/>
          <table:table-cell table:style-name="Table124.C2" office:value-type="string">
            <text:p text:style-name="P99">N/A</text:p>
          </table:table-cell>
        </table:table-row>
        <table:table-row>
          <table:table-cell table:style-name="Table124.A2" table:number-columns-spanned="2" office:value-type="string">
            <text:p text:style-name="P89">Display Tb if context is given</text:p>
          </table:table-cell>
          <table:covered-table-cell/>
          <table:table-cell table:style-name="Table124.C2" office:value-type="string">
            <text:p text:style-name="P99">No</text:p>
          </table:table-cell>
        </table:table-row>
        <table:table-row>
          <table:table-cell table:style-name="Table124.A2" table:number-columns-spanned="2" office:value-type="string">
            <text:p text:style-name="P89">Close Operation</text:p>
          </table:table-cell>
          <table:covered-table-cell/>
          <table:table-cell table:style-name="Table124.C2" office:value-type="string">
            <text:p text:style-name="P107">Permanently</text:p>
          </table:table-cell>
        </table:table-row>
        <table:table-row>
          <table:table-cell table:style-name="Table124.A2" table:number-columns-spanned="2" office:value-type="string">
            <text:p text:style-name="P89">Default Docking State</text:p>
          </table:table-cell>
          <table:covered-table-cell/>
          <table:table-cell table:style-name="Table124.C2" office:value-type="string">
            <text:p text:style-name="P104">Docked</text:p>
          </table:table-cell>
        </table:table-row>
        <table:table-row>
          <table:table-cell table:style-name="Table124.A2" table:number-columns-spanned="2" office:value-type="string">
            <text:p text:style-name="P89">Default Position</text:p>
          </table:table-cell>
          <table:covered-table-cell/>
          <table:table-cell table:style-name="Table124.C2" office:value-type="string">
            <text:p text:style-name="P104">Next to Standard</text:p>
          </table:table-cell>
        </table:table-row>
        <table:table-row>
          <table:table-cell table:style-name="Table124.A2" table:number-columns-spanned="2" office:value-type="string">
            <text:p text:style-name="P89">Default Style</text:p>
          </table:table-cell>
          <table:covered-table-cell/>
          <table:table-cell table:style-name="Table124.C2" office:value-type="string">
            <text:p text:style-name="P104">Icon</text:p>
          </table:table-cell>
        </table:table-row>
        <table:table-row>
          <table:table-cell table:style-name="Table124.A2" table:number-columns-spanned="2" office:value-type="string">
            <text:p text:style-name="P89">Name in OpenOffice 1.1</text:p>
          </table:table-cell>
          <table:covered-table-cell/>
          <table:table-cell table:style-name="Table124.C2" office:value-type="string">
            <text:p text:style-name="P66">N/A</text:p>
          </table:table-cell>
        </table:table-row>
        <table:table-row>
          <table:table-cell table:style-name="Table124.A2" table:number-columns-spanned="2" office:value-type="string">
            <text:p text:style-name="P89">Name in Microsoft Office 2003</text:p>
          </table:table-cell>
          <table:covered-table-cell/>
          <table:table-cell table:style-name="Table124.C2" office:value-type="string">
            <text:p text:style-name="P66">N/A</text:p>
          </table:table-cell>
        </table:table-row>
        <table:table-row>
          <table:table-cell table:style-name="Table124.A2" table:number-columns-spanned="2" office:value-type="string">
            <text:p text:style-name="P89">Notes:</text:p>
          </table:table-cell>
          <table:covered-table-cell/>
          <table:table-cell table:style-name="Table124.C2" office:value-type="string">
            <text:p text:style-name="P67">OK in 57</text:p>
          </table:table-cell>
        </table:table-row>
        <table:table-row>
          <table:table-cell table:style-name="Table124.A2" table:number-columns-spanned="2" office:value-type="string">
            <text:p text:style-name="P89">Toolbar Content</text:p>
          </table:table-cell>
          <table:covered-table-cell/>
          <table:table-cell table:style-name="Table124.C2" office:value-type="string">
            <text:p text:style-name="P9">Open; Öffnen</text:p>
            <text:p text:style-name="P9">Table Design View; Tabellenentwurfsansicht</text:p>
            <text:p text:style-name="P9">------------</text:p>
            <text:p text:style-name="P9">Delete<text:line-break/>Rename</text:p>
          </table:table-cell>
        </table:table-row>
      </table:table>
      <text:h text:style-name="P47" text:outline-level="3">Query (Base Application Window)</text:h>
      <table:table table:name="Table125" table:style-name="Table125">
        <table:table-column table:style-name="Table125.A"/>
        <table:table-column table:style-name="Table125.B"/>
        <table:table-column table:style-name="Table125.C"/>
        <table:table-row>
          <table:table-cell table:style-name="Table125.A1" office:value-type="string">
            <text:p text:style-name="WW-Table_20_Heading">Toolbar Name:</text:p>
          </table:table-cell>
          <table:table-cell table:style-name="Table125.A1" office:value-type="string">
            <text:p text:style-name="WW-Table_20_Heading">EN:</text:p>
          </table:table-cell>
          <table:table-cell table:style-name="Table125.C1" office:value-type="string">
            <text:p text:style-name="P65">Query</text:p>
          </table:table-cell>
        </table:table-row>
        <table:table-row>
          <table:table-cell table:style-name="Table125.A2" office:value-type="string">
            <text:p text:style-name="WW-Table_20_Contents"/>
          </table:table-cell>
          <table:table-cell table:style-name="Table125.A2" office:value-type="string">
            <text:p text:style-name="P89">GER:</text:p>
          </table:table-cell>
          <table:table-cell table:style-name="Table125.C2" office:value-type="string">
            <text:p text:style-name="P100">Abfrage</text:p>
          </table:table-cell>
        </table:table-row>
        <table:table-row>
          <table:table-cell table:style-name="Table125.A2" table:number-columns-spanned="2" office:value-type="string">
            <text:p text:style-name="WW-Table_20_Heading">Toolbar File Name:</text:p>
          </table:table-cell>
          <table:covered-table-cell/>
          <table:table-cell table:style-name="Table125.C2" office:value-type="string">
            <text:p text:style-name="P100">Queryobjectbar.xml</text:p>
          </table:table-cell>
        </table:table-row>
        <table:table-row>
          <table:table-cell table:style-name="Table125.A2" table:number-columns-spanned="2" office:value-type="string">
            <text:p text:style-name="P89">Appears in:</text:p>
          </table:table-cell>
          <table:covered-table-cell/>
          <table:table-cell table:style-name="Table125.C2" office:value-type="string">
            <text:p text:style-name="P99">Database Application Window</text:p>
          </table:table-cell>
        </table:table-row>
        <table:table-row>
          <table:table-cell table:style-name="Table125.A2" table:number-columns-spanned="2" office:value-type="string">
            <text:p text:style-name="P89">Shall always be visible</text:p>
          </table:table-cell>
          <table:covered-table-cell/>
          <table:table-cell table:style-name="Table125.C2" office:value-type="string">
            <text:p text:style-name="P108"/>
          </table:table-cell>
        </table:table-row>
        <table:table-row>
          <table:table-cell table:style-name="Table125.A2" table:number-columns-spanned="2" office:value-type="string">
            <text:p text:style-name="P89">List in View/Toolbars:</text:p>
          </table:table-cell>
          <table:covered-table-cell/>
          <table:table-cell table:style-name="Table125.C2" office:value-type="string">
            <text:p text:style-name="P99">Yes</text:p>
          </table:table-cell>
        </table:table-row>
        <table:table-row>
          <table:table-cell table:style-name="Table125.A2" table:number-columns-spanned="2" office:value-type="string">
            <text:p text:style-name="P89">Visible after first start</text:p>
          </table:table-cell>
          <table:covered-table-cell/>
          <table:table-cell table:style-name="Table125.C2" office:value-type="string">
            <text:p text:style-name="P99">Yes</text:p>
          </table:table-cell>
        </table:table-row>
        <table:table-row>
          <table:table-cell table:style-name="Table125.A2" table:number-columns-spanned="2" office:value-type="string">
            <text:p text:style-name="P89">Sub-Toolbar of:</text:p>
          </table:table-cell>
          <table:covered-table-cell/>
          <table:table-cell table:style-name="Table125.C2" office:value-type="string">
            <text:p text:style-name="P99">N/A</text:p>
          </table:table-cell>
        </table:table-row>
        <table:table-row>
          <table:table-cell table:style-name="Table125.A2" table:number-columns-spanned="2" office:value-type="string">
            <text:p text:style-name="P89">Display Tb if context is given</text:p>
          </table:table-cell>
          <table:covered-table-cell/>
          <table:table-cell table:style-name="Table125.C2" office:value-type="string">
            <text:p text:style-name="P99">No</text:p>
          </table:table-cell>
        </table:table-row>
        <table:table-row>
          <table:table-cell table:style-name="Table125.A2" table:number-columns-spanned="2" office:value-type="string">
            <text:p text:style-name="P89">Close Operation</text:p>
          </table:table-cell>
          <table:covered-table-cell/>
          <table:table-cell table:style-name="Table125.C2" office:value-type="string">
            <text:p text:style-name="P107">Permanently</text:p>
          </table:table-cell>
        </table:table-row>
        <table:table-row>
          <table:table-cell table:style-name="Table125.A2" table:number-columns-spanned="2" office:value-type="string">
            <text:p text:style-name="P89">Default Docking State</text:p>
          </table:table-cell>
          <table:covered-table-cell/>
          <table:table-cell table:style-name="Table125.C2" office:value-type="string">
            <text:p text:style-name="P104">Docked</text:p>
          </table:table-cell>
        </table:table-row>
        <table:table-row>
          <table:table-cell table:style-name="Table125.A2" table:number-columns-spanned="2" office:value-type="string">
            <text:p text:style-name="P89">Default Position</text:p>
          </table:table-cell>
          <table:covered-table-cell/>
          <table:table-cell table:style-name="Table125.C2" office:value-type="string">
            <text:p text:style-name="P104">Next to Standard</text:p>
          </table:table-cell>
        </table:table-row>
        <table:table-row>
          <table:table-cell table:style-name="Table125.A2" table:number-columns-spanned="2" office:value-type="string">
            <text:p text:style-name="P89">Default Style</text:p>
          </table:table-cell>
          <table:covered-table-cell/>
          <table:table-cell table:style-name="Table125.C2" office:value-type="string">
            <text:p text:style-name="P104">Icon</text:p>
          </table:table-cell>
        </table:table-row>
        <table:table-row>
          <table:table-cell table:style-name="Table125.A2" table:number-columns-spanned="2" office:value-type="string">
            <text:p text:style-name="P89">Name in OpenOffice 1.1</text:p>
          </table:table-cell>
          <table:covered-table-cell/>
          <table:table-cell table:style-name="Table125.C2" office:value-type="string">
            <text:p text:style-name="P66">N/A</text:p>
          </table:table-cell>
        </table:table-row>
        <table:table-row>
          <table:table-cell table:style-name="Table125.A2" table:number-columns-spanned="2" office:value-type="string">
            <text:p text:style-name="P89">Name in Microsoft Office 2003</text:p>
          </table:table-cell>
          <table:covered-table-cell/>
          <table:table-cell table:style-name="Table125.C2" office:value-type="string">
            <text:p text:style-name="P66">N/A</text:p>
          </table:table-cell>
        </table:table-row>
        <table:table-row>
          <table:table-cell table:style-name="Table125.A2" table:number-columns-spanned="2" office:value-type="string">
            <text:p text:style-name="P89">Notes:</text:p>
          </table:table-cell>
          <table:covered-table-cell/>
          <table:table-cell table:style-name="Table125.C2" office:value-type="string">
            <text:p text:style-name="P67"/>
          </table:table-cell>
        </table:table-row>
        <table:table-row>
          <table:table-cell table:style-name="Table125.A2" table:number-columns-spanned="2" office:value-type="string">
            <text:p text:style-name="P89">Toolbar Content</text:p>
          </table:table-cell>
          <table:covered-table-cell/>
          <table:table-cell table:style-name="Table125.C2" office:value-type="string">
            <text:p text:style-name="P9">Open; Öffnen</text:p>
            <text:p text:style-name="P9">Query Design View; Abfrageentwurfsansicht</text:p>
            <text:p text:style-name="P9">------------</text:p>
            <text:p text:style-name="P9">Delete<text:line-break/>Rename</text:p>
          </table:table-cell>
        </table:table-row>
      </table:table>
      <text:p text:style-name="Standard"/>
      <text:h text:style-name="P47" text:outline-level="3">Form (Base Application Window)</text:h>
      <table:table table:name="Table126" table:style-name="Table126">
        <table:table-column table:style-name="Table126.A"/>
        <table:table-column table:style-name="Table126.B"/>
        <table:table-column table:style-name="Table126.C"/>
        <table:table-row>
          <table:table-cell table:style-name="Table126.A1" office:value-type="string">
            <text:p text:style-name="WW-Table_20_Heading">Toolbar Name:</text:p>
          </table:table-cell>
          <table:table-cell table:style-name="Table126.A1" office:value-type="string">
            <text:p text:style-name="WW-Table_20_Heading">EN:</text:p>
          </table:table-cell>
          <table:table-cell table:style-name="Table126.C1" office:value-type="string">
            <text:p text:style-name="P65">Form</text:p>
          </table:table-cell>
        </table:table-row>
        <table:table-row>
          <table:table-cell table:style-name="Table126.A2" office:value-type="string">
            <text:p text:style-name="WW-Table_20_Contents"/>
          </table:table-cell>
          <table:table-cell table:style-name="Table126.A2" office:value-type="string">
            <text:p text:style-name="P89">GER:</text:p>
          </table:table-cell>
          <table:table-cell table:style-name="Table126.C2" office:value-type="string">
            <text:p text:style-name="P100">Formular</text:p>
          </table:table-cell>
        </table:table-row>
        <table:table-row>
          <table:table-cell table:style-name="Table126.A2" table:number-columns-spanned="2" office:value-type="string">
            <text:p text:style-name="WW-Table_20_Heading">Toolbar File Name:</text:p>
          </table:table-cell>
          <table:covered-table-cell/>
          <table:table-cell table:style-name="Table126.C2" office:value-type="string">
            <text:p text:style-name="P100">Formobjectbar.xml</text:p>
          </table:table-cell>
        </table:table-row>
        <table:table-row>
          <table:table-cell table:style-name="Table126.A2" table:number-columns-spanned="2" office:value-type="string">
            <text:p text:style-name="P89">Appears in:</text:p>
          </table:table-cell>
          <table:covered-table-cell/>
          <table:table-cell table:style-name="Table126.C2" office:value-type="string">
            <text:p text:style-name="P99">Database Application Window</text:p>
          </table:table-cell>
        </table:table-row>
        <table:table-row>
          <table:table-cell table:style-name="Table126.A2" table:number-columns-spanned="2" office:value-type="string">
            <text:p text:style-name="P89">Shall always be visible</text:p>
          </table:table-cell>
          <table:covered-table-cell/>
          <table:table-cell table:style-name="Table126.C2" office:value-type="string">
            <text:p text:style-name="P108"/>
          </table:table-cell>
        </table:table-row>
        <table:table-row>
          <table:table-cell table:style-name="Table126.A2" table:number-columns-spanned="2" office:value-type="string">
            <text:p text:style-name="P89">List in View/Toolbars:</text:p>
          </table:table-cell>
          <table:covered-table-cell/>
          <table:table-cell table:style-name="Table126.C2" office:value-type="string">
            <text:p text:style-name="P99">Yes</text:p>
          </table:table-cell>
        </table:table-row>
        <table:table-row>
          <table:table-cell table:style-name="Table126.A2" table:number-columns-spanned="2" office:value-type="string">
            <text:p text:style-name="P89">Visible after first start</text:p>
          </table:table-cell>
          <table:covered-table-cell/>
          <table:table-cell table:style-name="Table126.C2" office:value-type="string">
            <text:p text:style-name="P99">Yes</text:p>
          </table:table-cell>
        </table:table-row>
        <table:table-row>
          <table:table-cell table:style-name="Table126.A2" table:number-columns-spanned="2" office:value-type="string">
            <text:p text:style-name="P89">Sub-Toolbar of:</text:p>
          </table:table-cell>
          <table:covered-table-cell/>
          <table:table-cell table:style-name="Table126.C2" office:value-type="string">
            <text:p text:style-name="P99">N/A</text:p>
          </table:table-cell>
        </table:table-row>
        <table:table-row>
          <table:table-cell table:style-name="Table126.A2" table:number-columns-spanned="2" office:value-type="string">
            <text:p text:style-name="P89">Display Tb if context is given</text:p>
          </table:table-cell>
          <table:covered-table-cell/>
          <table:table-cell table:style-name="Table126.C2" office:value-type="string">
            <text:p text:style-name="P99">No</text:p>
          </table:table-cell>
        </table:table-row>
        <table:table-row>
          <table:table-cell table:style-name="Table126.A2" table:number-columns-spanned="2" office:value-type="string">
            <text:p text:style-name="P89">Close Operation</text:p>
          </table:table-cell>
          <table:covered-table-cell/>
          <table:table-cell table:style-name="Table126.C2" office:value-type="string">
            <text:p text:style-name="P107">Permanently</text:p>
          </table:table-cell>
        </table:table-row>
        <table:table-row>
          <table:table-cell table:style-name="Table126.A2" table:number-columns-spanned="2" office:value-type="string">
            <text:p text:style-name="P89">Default Docking State</text:p>
          </table:table-cell>
          <table:covered-table-cell/>
          <table:table-cell table:style-name="Table126.C2" office:value-type="string">
            <text:p text:style-name="P104">Docked</text:p>
          </table:table-cell>
        </table:table-row>
        <table:table-row>
          <table:table-cell table:style-name="Table126.A2" table:number-columns-spanned="2" office:value-type="string">
            <text:p text:style-name="P89">Default Position</text:p>
          </table:table-cell>
          <table:covered-table-cell/>
          <table:table-cell table:style-name="Table126.C2" office:value-type="string">
            <text:p text:style-name="P104">Next to Standard</text:p>
          </table:table-cell>
        </table:table-row>
        <table:table-row>
          <table:table-cell table:style-name="Table126.A2" table:number-columns-spanned="2" office:value-type="string">
            <text:p text:style-name="P89">Default Style</text:p>
          </table:table-cell>
          <table:covered-table-cell/>
          <table:table-cell table:style-name="Table126.C2" office:value-type="string">
            <text:p text:style-name="P104">Icon</text:p>
          </table:table-cell>
        </table:table-row>
        <table:table-row>
          <table:table-cell table:style-name="Table126.A2" table:number-columns-spanned="2" office:value-type="string">
            <text:p text:style-name="P89">Name in OpenOffice 1.1</text:p>
          </table:table-cell>
          <table:covered-table-cell/>
          <table:table-cell table:style-name="Table126.C2" office:value-type="string">
            <text:p text:style-name="P66">N/A</text:p>
          </table:table-cell>
        </table:table-row>
        <table:table-row>
          <table:table-cell table:style-name="Table126.A2" table:number-columns-spanned="2" office:value-type="string">
            <text:p text:style-name="P89">Name in Microsoft Office 2003</text:p>
          </table:table-cell>
          <table:covered-table-cell/>
          <table:table-cell table:style-name="Table126.C2" office:value-type="string">
            <text:p text:style-name="P66">N/A</text:p>
          </table:table-cell>
        </table:table-row>
        <table:table-row>
          <table:table-cell table:style-name="Table126.A2" table:number-columns-spanned="2" office:value-type="string">
            <text:p text:style-name="P89">Notes:</text:p>
          </table:table-cell>
          <table:covered-table-cell/>
          <table:table-cell table:style-name="Table126.C2" office:value-type="string">
            <text:p text:style-name="P67"/>
          </table:table-cell>
        </table:table-row>
        <table:table-row>
          <table:table-cell table:style-name="Table126.A2" table:number-columns-spanned="2" office:value-type="string">
            <text:p text:style-name="P89">Toolbar Content</text:p>
          </table:table-cell>
          <table:covered-table-cell/>
          <table:table-cell table:style-name="Table126.C2" office:value-type="string">
            <text:p text:style-name="P9">Open; Öffnen</text:p>
            <text:p text:style-name="P9">Form Design View; Formularentwurfsansicht</text:p>
            <text:p text:style-name="P9">------------</text:p>
            <text:p text:style-name="P9">Delete<text:line-break/>Rename</text:p>
          </table:table-cell>
        </table:table-row>
      </table:table>
      <text:p text:style-name="Standard"/>
      <text:h text:style-name="P47" text:outline-level="3">Report (Base Application Window)</text:h>
      <table:table table:name="Table127" table:style-name="Table127">
        <table:table-column table:style-name="Table127.A"/>
        <table:table-column table:style-name="Table127.B"/>
        <table:table-column table:style-name="Table127.C"/>
        <table:table-row>
          <table:table-cell table:style-name="Table127.A1" office:value-type="string">
            <text:p text:style-name="WW-Table_20_Heading">Toolbar Name:</text:p>
          </table:table-cell>
          <table:table-cell table:style-name="Table127.A1" office:value-type="string">
            <text:p text:style-name="WW-Table_20_Heading">EN:</text:p>
          </table:table-cell>
          <table:table-cell table:style-name="Table127.C1" office:value-type="string">
            <text:p text:style-name="P65">Report</text:p>
          </table:table-cell>
        </table:table-row>
        <table:table-row>
          <table:table-cell table:style-name="Table127.A2" office:value-type="string">
            <text:p text:style-name="WW-Table_20_Contents"/>
          </table:table-cell>
          <table:table-cell table:style-name="Table127.A2" office:value-type="string">
            <text:p text:style-name="P89">GER:</text:p>
          </table:table-cell>
          <table:table-cell table:style-name="Table127.C2" office:value-type="string">
            <text:p text:style-name="P100">Bericht</text:p>
          </table:table-cell>
        </table:table-row>
        <table:table-row>
          <table:table-cell table:style-name="Table127.A2" table:number-columns-spanned="2" office:value-type="string">
            <text:p text:style-name="WW-Table_20_Heading">Toolbar File Name:</text:p>
          </table:table-cell>
          <table:covered-table-cell/>
          <table:table-cell table:style-name="Table127.C2" office:value-type="string">
            <text:p text:style-name="P100">Reportobjectbar.xml</text:p>
          </table:table-cell>
        </table:table-row>
        <table:table-row>
          <table:table-cell table:style-name="Table127.A2" table:number-columns-spanned="2" office:value-type="string">
            <text:p text:style-name="P89">Appears in:</text:p>
          </table:table-cell>
          <table:covered-table-cell/>
          <table:table-cell table:style-name="Table127.C2" office:value-type="string">
            <text:p text:style-name="P99">Database Application Window</text:p>
          </table:table-cell>
        </table:table-row>
        <table:table-row>
          <table:table-cell table:style-name="Table127.A2" table:number-columns-spanned="2" office:value-type="string">
            <text:p text:style-name="P89">Shall always be visible</text:p>
          </table:table-cell>
          <table:covered-table-cell/>
          <table:table-cell table:style-name="Table127.C2" office:value-type="string">
            <text:p text:style-name="P108"/>
          </table:table-cell>
        </table:table-row>
        <table:table-row>
          <table:table-cell table:style-name="Table127.A2" table:number-columns-spanned="2" office:value-type="string">
            <text:p text:style-name="P89">List in View/Toolbars:</text:p>
          </table:table-cell>
          <table:covered-table-cell/>
          <table:table-cell table:style-name="Table127.C2" office:value-type="string">
            <text:p text:style-name="P99">Yes</text:p>
          </table:table-cell>
        </table:table-row>
        <table:table-row>
          <table:table-cell table:style-name="Table127.A2" table:number-columns-spanned="2" office:value-type="string">
            <text:p text:style-name="P89">Visible after first start</text:p>
          </table:table-cell>
          <table:covered-table-cell/>
          <table:table-cell table:style-name="Table127.C2" office:value-type="string">
            <text:p text:style-name="P99">Yes</text:p>
          </table:table-cell>
        </table:table-row>
        <table:table-row>
          <table:table-cell table:style-name="Table127.A2" table:number-columns-spanned="2" office:value-type="string">
            <text:p text:style-name="P89">Sub-Toolbar of:</text:p>
          </table:table-cell>
          <table:covered-table-cell/>
          <table:table-cell table:style-name="Table127.C2" office:value-type="string">
            <text:p text:style-name="P99">N/A</text:p>
          </table:table-cell>
        </table:table-row>
        <table:table-row>
          <table:table-cell table:style-name="Table127.A2" table:number-columns-spanned="2" office:value-type="string">
            <text:p text:style-name="P89">Display Tb if context is given</text:p>
          </table:table-cell>
          <table:covered-table-cell/>
          <table:table-cell table:style-name="Table127.C2" office:value-type="string">
            <text:p text:style-name="P99">No</text:p>
          </table:table-cell>
        </table:table-row>
        <table:table-row>
          <table:table-cell table:style-name="Table127.A2" table:number-columns-spanned="2" office:value-type="string">
            <text:p text:style-name="P89">Close Operation</text:p>
          </table:table-cell>
          <table:covered-table-cell/>
          <table:table-cell table:style-name="Table127.C2" office:value-type="string">
            <text:p text:style-name="P107">Permanently</text:p>
          </table:table-cell>
        </table:table-row>
        <table:table-row>
          <table:table-cell table:style-name="Table127.A2" table:number-columns-spanned="2" office:value-type="string">
            <text:p text:style-name="P89">Default Docking State</text:p>
          </table:table-cell>
          <table:covered-table-cell/>
          <table:table-cell table:style-name="Table127.C2" office:value-type="string">
            <text:p text:style-name="P104">Docked</text:p>
          </table:table-cell>
        </table:table-row>
        <table:table-row>
          <table:table-cell table:style-name="Table127.A2" table:number-columns-spanned="2" office:value-type="string">
            <text:p text:style-name="P89">Default Position</text:p>
          </table:table-cell>
          <table:covered-table-cell/>
          <table:table-cell table:style-name="Table127.C2" office:value-type="string">
            <text:p text:style-name="P104">Next to Standard</text:p>
          </table:table-cell>
        </table:table-row>
        <table:table-row>
          <table:table-cell table:style-name="Table127.A2" table:number-columns-spanned="2" office:value-type="string">
            <text:p text:style-name="P89">Default Style</text:p>
          </table:table-cell>
          <table:covered-table-cell/>
          <table:table-cell table:style-name="Table127.C2" office:value-type="string">
            <text:p text:style-name="P104">Icon</text:p>
          </table:table-cell>
        </table:table-row>
        <table:table-row>
          <table:table-cell table:style-name="Table127.A2" table:number-columns-spanned="2" office:value-type="string">
            <text:p text:style-name="P89">Name in OpenOffice 1.1</text:p>
          </table:table-cell>
          <table:covered-table-cell/>
          <table:table-cell table:style-name="Table127.C2" office:value-type="string">
            <text:p text:style-name="P66">N/A</text:p>
          </table:table-cell>
        </table:table-row>
        <table:table-row>
          <table:table-cell table:style-name="Table127.A2" table:number-columns-spanned="2" office:value-type="string">
            <text:p text:style-name="P89">Name in Microsoft Office 2003</text:p>
          </table:table-cell>
          <table:covered-table-cell/>
          <table:table-cell table:style-name="Table127.C2" office:value-type="string">
            <text:p text:style-name="P66">N/A</text:p>
          </table:table-cell>
        </table:table-row>
        <table:table-row>
          <table:table-cell table:style-name="Table127.A2" table:number-columns-spanned="2" office:value-type="string">
            <text:p text:style-name="P89">Notes:</text:p>
          </table:table-cell>
          <table:covered-table-cell/>
          <table:table-cell table:style-name="Table127.C2" office:value-type="string">
            <text:p text:style-name="P67"/>
          </table:table-cell>
        </table:table-row>
        <table:table-row>
          <table:table-cell table:style-name="Table127.A2" table:number-columns-spanned="2" office:value-type="string">
            <text:p text:style-name="P89">Toolbar Content</text:p>
          </table:table-cell>
          <table:covered-table-cell/>
          <table:table-cell table:style-name="Table127.C2" office:value-type="string">
            <text:p text:style-name="P9">Open; Öffnen</text:p>
            <text:p text:style-name="P9">Report Design View; Berichtsentwurfsansicht</text:p>
            <text:p text:style-name="P9">------------</text:p>
            <text:p text:style-name="P9">Delete<text:line-break/>Rename</text:p>
          </table:table-cell>
        </table:table-row>
      </table:table>
      <text:h text:style-name="P47" text:outline-level="3">Table Design View (Table Design View: %TABLENAME)</text:h>
      <table:table table:name="Table128" table:style-name="Table128">
        <table:table-column table:style-name="Table128.A"/>
        <table:table-column table:style-name="Table128.B"/>
        <table:table-column table:style-name="Table128.C"/>
        <table:table-row>
          <table:table-cell table:style-name="Table128.A1" office:value-type="string">
            <text:p text:style-name="WW-Table_20_Heading">Toolbar Name:</text:p>
          </table:table-cell>
          <table:table-cell table:style-name="Table128.A1" office:value-type="string">
            <text:p text:style-name="WW-Table_20_Heading">EN:</text:p>
          </table:table-cell>
          <table:table-cell table:style-name="Table128.C1" office:value-type="string">
            <text:p text:style-name="P65">Table Design</text:p>
          </table:table-cell>
        </table:table-row>
        <table:table-row>
          <table:table-cell table:style-name="Table128.A2" office:value-type="string">
            <text:p text:style-name="WW-Table_20_Contents"/>
          </table:table-cell>
          <table:table-cell table:style-name="Table128.A2" office:value-type="string">
            <text:p text:style-name="P89">GER:</text:p>
          </table:table-cell>
          <table:table-cell table:style-name="Table128.C2" office:value-type="string">
            <text:p text:style-name="P70">Tabellenentwurf</text:p>
          </table:table-cell>
        </table:table-row>
        <table:table-row>
          <table:table-cell table:style-name="Table128.A2" table:number-columns-spanned="2" office:value-type="string">
            <text:p text:style-name="WW-Table_20_Heading">Toolbar File Name:</text:p>
          </table:table-cell>
          <table:covered-table-cell/>
          <table:table-cell table:style-name="Table128.C2" office:value-type="string">
            <text:p text:style-name="P70">Toolbar.xml</text:p>
          </table:table-cell>
        </table:table-row>
        <table:table-row>
          <table:table-cell table:style-name="Table128.A2" table:number-columns-spanned="2" office:value-type="string">
            <text:p text:style-name="P89">Appears in:</text:p>
          </table:table-cell>
          <table:covered-table-cell/>
          <table:table-cell table:style-name="Table128.C2" office:value-type="string">
            <text:p text:style-name="P99">OpenOffice.org Base: Table Design View Window</text:p>
          </table:table-cell>
        </table:table-row>
        <table:table-row>
          <table:table-cell table:style-name="Table128.A2" table:number-columns-spanned="2" office:value-type="string">
            <text:p text:style-name="P89">Shall always be visible</text:p>
          </table:table-cell>
          <table:covered-table-cell/>
          <table:table-cell table:style-name="Table128.C2" office:value-type="string">
            <text:p text:style-name="P99">Yes</text:p>
          </table:table-cell>
        </table:table-row>
        <table:table-row>
          <table:table-cell table:style-name="Table128.A2" table:number-columns-spanned="2" office:value-type="string">
            <text:p text:style-name="P89">List in View/Toolbars:</text:p>
          </table:table-cell>
          <table:covered-table-cell/>
          <table:table-cell table:style-name="Table128.C2" office:value-type="string">
            <text:p text:style-name="P99">Yes</text:p>
          </table:table-cell>
        </table:table-row>
        <table:table-row>
          <table:table-cell table:style-name="Table128.A2" table:number-columns-spanned="2" office:value-type="string">
            <text:p text:style-name="P89">Visible after first start</text:p>
          </table:table-cell>
          <table:covered-table-cell/>
          <table:table-cell table:style-name="Table128.C2" office:value-type="string">
            <text:p text:style-name="P99">Yes</text:p>
          </table:table-cell>
        </table:table-row>
        <table:table-row>
          <table:table-cell table:style-name="Table128.A2" table:number-columns-spanned="2" office:value-type="string">
            <text:p text:style-name="P89">Sub-Toolbar of:</text:p>
          </table:table-cell>
          <table:covered-table-cell/>
          <table:table-cell table:style-name="Table128.C2" office:value-type="string">
            <text:p text:style-name="P99">N/A</text:p>
          </table:table-cell>
        </table:table-row>
        <table:table-row>
          <table:table-cell table:style-name="Table128.A2" table:number-columns-spanned="2" office:value-type="string">
            <text:p text:style-name="P89">Display Tb if context is given</text:p>
          </table:table-cell>
          <table:covered-table-cell/>
          <table:table-cell table:style-name="Table128.C2" office:value-type="string">
            <text:p text:style-name="P99">No</text:p>
          </table:table-cell>
        </table:table-row>
        <table:table-row>
          <table:table-cell table:style-name="Table128.A2" table:number-columns-spanned="2" office:value-type="string">
            <text:p text:style-name="P89">Close Operation</text:p>
          </table:table-cell>
          <table:covered-table-cell/>
          <table:table-cell table:style-name="Table128.C2" office:value-type="string">
            <text:p text:style-name="P107">Permanently</text:p>
          </table:table-cell>
        </table:table-row>
        <table:table-row>
          <table:table-cell table:style-name="Table128.A2" table:number-columns-spanned="2" office:value-type="string">
            <text:p text:style-name="P89">Default Docking State</text:p>
          </table:table-cell>
          <table:covered-table-cell/>
          <table:table-cell table:style-name="Table128.C2" office:value-type="string">
            <text:p text:style-name="P104">Docked</text:p>
          </table:table-cell>
        </table:table-row>
        <table:table-row>
          <table:table-cell table:style-name="Table128.A2" table:number-columns-spanned="2" office:value-type="string">
            <text:p text:style-name="P89">Default Position</text:p>
          </table:table-cell>
          <table:covered-table-cell/>
          <table:table-cell table:style-name="Table128.C2" office:value-type="string">
            <text:p text:style-name="P104">Top</text:p>
          </table:table-cell>
        </table:table-row>
        <table:table-row>
          <table:table-cell table:style-name="Table128.A2" table:number-columns-spanned="2" office:value-type="string">
            <text:p text:style-name="P89">Default Style</text:p>
          </table:table-cell>
          <table:covered-table-cell/>
          <table:table-cell table:style-name="Table128.C2" office:value-type="string">
            <text:p text:style-name="P104">Icon</text:p>
          </table:table-cell>
        </table:table-row>
        <table:table-row>
          <table:table-cell table:style-name="Table128.A2" table:number-columns-spanned="2" office:value-type="string">
            <text:p text:style-name="P89">Name in OpenOffice 1.1</text:p>
          </table:table-cell>
          <table:covered-table-cell/>
          <table:table-cell table:style-name="Table128.C2" office:value-type="string">
            <text:p text:style-name="P66">N/A</text:p>
          </table:table-cell>
        </table:table-row>
        <table:table-row>
          <table:table-cell table:style-name="Table128.A2" table:number-columns-spanned="2" office:value-type="string">
            <text:p text:style-name="P89">Name in Microsoft Office 2003</text:p>
          </table:table-cell>
          <table:covered-table-cell/>
          <table:table-cell table:style-name="Table128.C2" office:value-type="string">
            <text:p text:style-name="P66">N/A</text:p>
          </table:table-cell>
        </table:table-row>
        <table:table-row>
          <table:table-cell table:style-name="Table128.A2" table:number-columns-spanned="2" office:value-type="string">
            <text:p text:style-name="P89">Notes:</text:p>
          </table:table-cell>
          <table:covered-table-cell/>
          <table:table-cell table:style-name="Table128.C2" office:value-type="string">
            <text:p text:style-name="P67"/>
          </table:table-cell>
        </table:table-row>
        <table:table-row>
          <table:table-cell table:style-name="Table128.A2" table:number-columns-spanned="2" office:value-type="string">
            <text:p text:style-name="P89">Toolbar Content</text:p>
          </table:table-cell>
          <table:covered-table-cell/>
          <table:table-cell table:style-name="Table128.C2" office:value-type="string">
            <text:p text:style-name="P9">Save<text:line-break/>------</text:p>
            <text:p text:style-name="P9">Edit File [hidden by default]<text:line-break/>------<text:line-break/>Index Design<text:line-break/>------</text:p>
            <text:p text:style-name="P9">Cut<text:line-break/>Copy<text:line-break/>Paste<text:line-break/>------</text:p>
            <text:p text:style-name="P9">Undo<text:line-break/>Redo</text:p>
          </table:table-cell>
        </table:table-row>
      </table:table>
      <text:h text:style-name="P47" text:outline-level="3">Table Data (Table Data View: %TABLENAME)</text:h>
      <table:table table:name="Table129" table:style-name="Table129">
        <table:table-column table:style-name="Table129.A"/>
        <table:table-column table:style-name="Table129.B"/>
        <table:table-column table:style-name="Table129.C"/>
        <table:table-row>
          <table:table-cell table:style-name="Table129.A1" office:value-type="string">
            <text:p text:style-name="WW-Table_20_Heading">Toolbar Name:</text:p>
          </table:table-cell>
          <table:table-cell table:style-name="Table129.A1" office:value-type="string">
            <text:p text:style-name="WW-Table_20_Heading">EN:</text:p>
          </table:table-cell>
          <table:table-cell table:style-name="Table129.C1" office:value-type="string">
            <text:p text:style-name="P65">Table Data View</text:p>
          </table:table-cell>
        </table:table-row>
        <table:table-row>
          <table:table-cell table:style-name="Table129.A2" office:value-type="string">
            <text:p text:style-name="WW-Table_20_Contents"/>
          </table:table-cell>
          <table:table-cell table:style-name="Table129.A2" office:value-type="string">
            <text:p text:style-name="P89">GER:</text:p>
          </table:table-cell>
          <table:table-cell table:style-name="Table129.C2" office:value-type="string">
            <text:p text:style-name="P70">Tabellendatenansicht</text:p>
          </table:table-cell>
        </table:table-row>
        <table:table-row>
          <table:table-cell table:style-name="Table129.A2" table:number-columns-spanned="2" office:value-type="string">
            <text:p text:style-name="WW-Table_20_Heading">Toolbar File Name:</text:p>
          </table:table-cell>
          <table:covered-table-cell/>
          <table:table-cell table:style-name="Table129.C2" office:value-type="string">
            <text:p text:style-name="P70">Toolbar.xml</text:p>
          </table:table-cell>
        </table:table-row>
        <table:table-row>
          <table:table-cell table:style-name="Table129.A2" table:number-columns-spanned="2" office:value-type="string">
            <text:p text:style-name="P89">Appears in:</text:p>
          </table:table-cell>
          <table:covered-table-cell/>
          <table:table-cell table:style-name="Table129.C2" office:value-type="string">
            <text:p text:style-name="P99">OpenOffice.org Base: Table Datasheet Window</text:p>
          </table:table-cell>
        </table:table-row>
        <table:table-row>
          <table:table-cell table:style-name="Table129.A2" table:number-columns-spanned="2" office:value-type="string">
            <text:p text:style-name="P89">Shall always be visible</text:p>
          </table:table-cell>
          <table:covered-table-cell/>
          <table:table-cell table:style-name="Table129.C2" office:value-type="string">
            <text:p text:style-name="P108"/>
          </table:table-cell>
        </table:table-row>
        <table:table-row>
          <table:table-cell table:style-name="Table129.A2" table:number-columns-spanned="2" office:value-type="string">
            <text:p text:style-name="P89">List in View/Toolbars:</text:p>
          </table:table-cell>
          <table:covered-table-cell/>
          <table:table-cell table:style-name="Table129.C2" office:value-type="string">
            <text:p text:style-name="P99">Yes</text:p>
          </table:table-cell>
        </table:table-row>
        <table:table-row>
          <table:table-cell table:style-name="Table129.A2" table:number-columns-spanned="2" office:value-type="string">
            <text:p text:style-name="P89">Visible after first start</text:p>
          </table:table-cell>
          <table:covered-table-cell/>
          <table:table-cell table:style-name="Table129.C2" office:value-type="string">
            <text:p text:style-name="P99">Yes</text:p>
          </table:table-cell>
        </table:table-row>
        <table:table-row>
          <table:table-cell table:style-name="Table129.A2" table:number-columns-spanned="2" office:value-type="string">
            <text:p text:style-name="P89">Sub-Toolbar of:</text:p>
          </table:table-cell>
          <table:covered-table-cell/>
          <table:table-cell table:style-name="Table129.C2" office:value-type="string">
            <text:p text:style-name="P99">N/A</text:p>
          </table:table-cell>
        </table:table-row>
        <table:table-row>
          <table:table-cell table:style-name="Table129.A2" table:number-columns-spanned="2" office:value-type="string">
            <text:p text:style-name="P89">Display Tb if context is given</text:p>
          </table:table-cell>
          <table:covered-table-cell/>
          <table:table-cell table:style-name="Table129.C2" office:value-type="string">
            <text:p text:style-name="P99">No</text:p>
          </table:table-cell>
        </table:table-row>
        <table:table-row>
          <table:table-cell table:style-name="Table129.A2" table:number-columns-spanned="2" office:value-type="string">
            <text:p text:style-name="P89">Close Operation</text:p>
          </table:table-cell>
          <table:covered-table-cell/>
          <table:table-cell table:style-name="Table129.C2" office:value-type="string">
            <text:p text:style-name="P107">Permanently</text:p>
          </table:table-cell>
        </table:table-row>
        <table:table-row>
          <table:table-cell table:style-name="Table129.A2" table:number-columns-spanned="2" office:value-type="string">
            <text:p text:style-name="P89">Default Docking State</text:p>
          </table:table-cell>
          <table:covered-table-cell/>
          <table:table-cell table:style-name="Table129.C2" office:value-type="string">
            <text:p text:style-name="P104">Docked</text:p>
          </table:table-cell>
        </table:table-row>
        <table:table-row>
          <table:table-cell table:style-name="Table129.A2" table:number-columns-spanned="2" office:value-type="string">
            <text:p text:style-name="P89">Default Position</text:p>
          </table:table-cell>
          <table:covered-table-cell/>
          <table:table-cell table:style-name="Table129.C2" office:value-type="string">
            <text:p text:style-name="P104">Top</text:p>
          </table:table-cell>
        </table:table-row>
        <table:table-row>
          <table:table-cell table:style-name="Table129.A2" table:number-columns-spanned="2" office:value-type="string">
            <text:p text:style-name="P89">Default Style</text:p>
          </table:table-cell>
          <table:covered-table-cell/>
          <table:table-cell table:style-name="Table129.C2" office:value-type="string">
            <text:p text:style-name="P104">Icon</text:p>
          </table:table-cell>
        </table:table-row>
        <table:table-row>
          <table:table-cell table:style-name="Table129.A2" table:number-columns-spanned="2" office:value-type="string">
            <text:p text:style-name="P89">Name in OpenOffice 1.1</text:p>
          </table:table-cell>
          <table:covered-table-cell/>
          <table:table-cell table:style-name="Table129.C2" office:value-type="string">
            <text:p text:style-name="P66">N/A</text:p>
          </table:table-cell>
        </table:table-row>
        <table:table-row>
          <table:table-cell table:style-name="Table129.A2" table:number-columns-spanned="2" office:value-type="string">
            <text:p text:style-name="P89">Name in Microsoft Office 2003</text:p>
          </table:table-cell>
          <table:covered-table-cell/>
          <table:table-cell table:style-name="Table129.C2" office:value-type="string">
            <text:p text:style-name="P66">N/A</text:p>
          </table:table-cell>
        </table:table-row>
        <table:table-row>
          <table:table-cell table:style-name="Table129.A2" table:number-columns-spanned="2" office:value-type="string">
            <text:p text:style-name="P89">Notes:</text:p>
          </table:table-cell>
          <table:covered-table-cell/>
          <table:table-cell table:style-name="Table129.C2" office:value-type="string">
            <text:p text:style-name="P71">Toolbar is Missing</text:p>
          </table:table-cell>
        </table:table-row>
        <table:table-row>
          <table:table-cell table:style-name="Table129.A2" table:number-columns-spanned="2" office:value-type="string">
            <text:p text:style-name="P89">Toolbar Content</text:p>
          </table:table-cell>
          <table:covered-table-cell/>
          <table:table-cell table:style-name="Table129.C2" office:value-type="string">
            <text:p text:style-name="P9">Save current Record</text:p>
            <text:p text:style-name="P9">-----------</text:p>
            <text:p text:style-name="P9">Edit Data <text:line-break/>-----------<text:line-break/>Cut<text:line-break/>Copy<text:line-break/>Paste<text:line-break/>-----------<text:line-break/>Undo Data Input<text:line-break/>-----------</text:p>
            <text:p text:style-name="P9">Find Record<text:line-break/>-----------<text:line-break/>Refresh -&gt;<text:span text:style-name="T31">Style: DropDownOnly</text:span><text:line-break/>-----------</text:p>
            <text:p text:style-name="P9">Sort</text:p>
            <text:p text:style-name="P9">Sort Ascending<text:line-break/>Sort Descending</text:p>
            <text:p text:style-name="P9">-----------</text:p>
            <text:p text:style-name="P9">AutoFilter<text:line-break/>Apply Filter</text:p>
            <text:p text:style-name="P9">Default Filter<text:line-break/>-----------</text:p>
            <text:p text:style-name="P9">Remove Filter/Sort</text:p>
          </table:table-cell>
        </table:table-row>
      </table:table>
      <text:h text:style-name="P47" text:outline-level="3">Query Design (Base: Edit Query)</text:h>
      <table:table table:name="Table130" table:style-name="Table130">
        <table:table-column table:style-name="Table130.A"/>
        <table:table-column table:style-name="Table130.B"/>
        <table:table-column table:style-name="Table130.C"/>
        <table:table-row>
          <table:table-cell table:style-name="Table130.A1" office:value-type="string">
            <text:p text:style-name="WW-Table_20_Heading">Toolbar Name:</text:p>
          </table:table-cell>
          <table:table-cell table:style-name="Table130.A1" office:value-type="string">
            <text:p text:style-name="WW-Table_20_Heading">EN:</text:p>
          </table:table-cell>
          <table:table-cell table:style-name="Table130.C1" office:value-type="string">
            <text:p text:style-name="P65">Query Design</text:p>
          </table:table-cell>
        </table:table-row>
        <table:table-row>
          <table:table-cell table:style-name="Table130.A2" office:value-type="string">
            <text:p text:style-name="WW-Table_20_Contents"/>
          </table:table-cell>
          <table:table-cell table:style-name="Table130.A2" office:value-type="string">
            <text:p text:style-name="P89">GER:</text:p>
          </table:table-cell>
          <table:table-cell table:style-name="Table130.C2" office:value-type="string">
            <text:p text:style-name="P70">Abfrageentwurf</text:p>
          </table:table-cell>
        </table:table-row>
        <table:table-row>
          <table:table-cell table:style-name="Table130.A2" table:number-columns-spanned="2" office:value-type="string">
            <text:p text:style-name="WW-Table_20_Heading">Toolbar File Name:</text:p>
          </table:table-cell>
          <table:covered-table-cell/>
          <table:table-cell table:style-name="Table130.C2" office:value-type="string">
            <text:p text:style-name="P70">Toolbar.xml</text:p>
          </table:table-cell>
        </table:table-row>
        <table:table-row>
          <table:table-cell table:style-name="Table130.A2" table:number-columns-spanned="2" office:value-type="string">
            <text:p text:style-name="P89">Appears in:</text:p>
          </table:table-cell>
          <table:covered-table-cell/>
          <table:table-cell table:style-name="Table130.C2" office:value-type="string">
            <text:p text:style-name="P99">OpenOffice.org Base: Query Design View Window</text:p>
          </table:table-cell>
        </table:table-row>
        <table:table-row>
          <table:table-cell table:style-name="Table130.A2" table:number-columns-spanned="2" office:value-type="string">
            <text:p text:style-name="P89">Shall always be visible</text:p>
          </table:table-cell>
          <table:covered-table-cell/>
          <table:table-cell table:style-name="Table130.C2" office:value-type="string">
            <text:p text:style-name="P99">Yes</text:p>
          </table:table-cell>
        </table:table-row>
        <table:table-row>
          <table:table-cell table:style-name="Table130.A2" table:number-columns-spanned="2" office:value-type="string">
            <text:p text:style-name="P89">List in View/Toolbars:</text:p>
          </table:table-cell>
          <table:covered-table-cell/>
          <table:table-cell table:style-name="Table130.C2" office:value-type="string">
            <text:p text:style-name="P99">Yes</text:p>
          </table:table-cell>
        </table:table-row>
        <table:table-row>
          <table:table-cell table:style-name="Table130.A2" table:number-columns-spanned="2" office:value-type="string">
            <text:p text:style-name="P89">Visible after first start</text:p>
          </table:table-cell>
          <table:covered-table-cell/>
          <table:table-cell table:style-name="Table130.C2" office:value-type="string">
            <text:p text:style-name="P99">Yes</text:p>
          </table:table-cell>
        </table:table-row>
        <table:table-row>
          <table:table-cell table:style-name="Table130.A2" table:number-columns-spanned="2" office:value-type="string">
            <text:p text:style-name="P89">Sub-Toolbar of:</text:p>
          </table:table-cell>
          <table:covered-table-cell/>
          <table:table-cell table:style-name="Table130.C2" office:value-type="string">
            <text:p text:style-name="P99">N/A</text:p>
          </table:table-cell>
        </table:table-row>
        <table:table-row>
          <table:table-cell table:style-name="Table130.A2" table:number-columns-spanned="2" office:value-type="string">
            <text:p text:style-name="P89">Display Tb if context is given</text:p>
          </table:table-cell>
          <table:covered-table-cell/>
          <table:table-cell table:style-name="Table130.C2" office:value-type="string">
            <text:p text:style-name="P99">No</text:p>
          </table:table-cell>
        </table:table-row>
        <table:table-row>
          <table:table-cell table:style-name="Table130.A2" table:number-columns-spanned="2" office:value-type="string">
            <text:p text:style-name="P89">Close Operation</text:p>
          </table:table-cell>
          <table:covered-table-cell/>
          <table:table-cell table:style-name="Table130.C2" office:value-type="string">
            <text:p text:style-name="P107">Permanently</text:p>
          </table:table-cell>
        </table:table-row>
        <table:table-row>
          <table:table-cell table:style-name="Table130.A2" table:number-columns-spanned="2" office:value-type="string">
            <text:p text:style-name="P89">Default Docking State</text:p>
          </table:table-cell>
          <table:covered-table-cell/>
          <table:table-cell table:style-name="Table130.C2" office:value-type="string">
            <text:p text:style-name="P104">Docked</text:p>
          </table:table-cell>
        </table:table-row>
        <table:table-row>
          <table:table-cell table:style-name="Table130.A2" table:number-columns-spanned="2" office:value-type="string">
            <text:p text:style-name="P89">Default Position</text:p>
          </table:table-cell>
          <table:covered-table-cell/>
          <table:table-cell table:style-name="Table130.C2" office:value-type="string">
            <text:p text:style-name="P104">Top</text:p>
          </table:table-cell>
        </table:table-row>
        <table:table-row>
          <table:table-cell table:style-name="Table130.A2" table:number-columns-spanned="2" office:value-type="string">
            <text:p text:style-name="P89">Default Style</text:p>
          </table:table-cell>
          <table:covered-table-cell/>
          <table:table-cell table:style-name="Table130.C2" office:value-type="string">
            <text:p text:style-name="P104">Icon</text:p>
          </table:table-cell>
        </table:table-row>
        <table:table-row>
          <table:table-cell table:style-name="Table130.A2" table:number-columns-spanned="2" office:value-type="string">
            <text:p text:style-name="P89">Name in OpenOffice 1.1</text:p>
          </table:table-cell>
          <table:covered-table-cell/>
          <table:table-cell table:style-name="Table130.C2" office:value-type="string">
            <text:p text:style-name="P66">N/A</text:p>
          </table:table-cell>
        </table:table-row>
        <table:table-row>
          <table:table-cell table:style-name="Table130.A2" table:number-columns-spanned="2" office:value-type="string">
            <text:p text:style-name="P89">Name in Microsoft Office 2003</text:p>
          </table:table-cell>
          <table:covered-table-cell/>
          <table:table-cell table:style-name="Table130.C2" office:value-type="string">
            <text:p text:style-name="P66">N/A</text:p>
          </table:table-cell>
        </table:table-row>
        <table:table-row>
          <table:table-cell table:style-name="Table130.A2" table:number-columns-spanned="2" office:value-type="string">
            <text:p text:style-name="P89">Notes:</text:p>
          </table:table-cell>
          <table:covered-table-cell/>
          <table:table-cell table:style-name="Table130.C2" office:value-type="string">
            <text:p text:style-name="P107"/>
          </table:table-cell>
        </table:table-row>
        <table:table-row>
          <table:table-cell table:style-name="Table130.A2" table:number-columns-spanned="2" office:value-type="string">
            <text:p text:style-name="P89">Toolbar Content</text:p>
          </table:table-cell>
          <table:covered-table-cell/>
          <table:table-cell table:style-name="Table130.C2" office:value-type="string">
            <text:p text:style-name="P9">Save<text:line-break/>Save As [hidden by default]<text:line-break/>-------<text:line-break/>Edit File [hidden by default]<text:line-break/>-------<text:line-break/>Cut<text:line-break/>Copy<text:line-break/>Paste<text:line-break/>-------<text:line-break/>Undo<text:line-break/>Redo<text:line-break/>-------<text:line-break/>Switch Design View<text:line-break/>-------<text:line-break/>Run Query<text:line-break/>Clear Query<text:line-break/>-------<text:line-break/>Add Table<text:line-break/>------</text:p>
            <text:p text:style-name="P9">Functions<text:line-break/>Table Name<text:line-break/>Alias<text:line-break/>Distinct Values</text:p>
            <text:p text:style-name="P9">-------------</text:p>
            <text:p text:style-name="P9">Run SQL Command</text:p>
          </table:table-cell>
        </table:table-row>
      </table:table>
      <text:h text:style-name="P47" text:outline-level="3">Table Data (Writer: View Datasources)</text:h>
      <table:table table:name="Table131" table:style-name="Table131">
        <table:table-column table:style-name="Table131.A"/>
        <table:table-column table:style-name="Table131.B"/>
        <table:table-column table:style-name="Table131.C"/>
        <table:table-row>
          <table:table-cell table:style-name="Table131.A1" office:value-type="string">
            <text:p text:style-name="WW-Table_20_Heading">Toolbar Name:</text:p>
          </table:table-cell>
          <table:table-cell table:style-name="Table131.A1" office:value-type="string">
            <text:p text:style-name="WW-Table_20_Heading">EN:</text:p>
          </table:table-cell>
          <table:table-cell table:style-name="Table131.C1" office:value-type="string">
            <text:p text:style-name="P65">Table Data</text:p>
          </table:table-cell>
        </table:table-row>
        <table:table-row>
          <table:table-cell table:style-name="Table131.A2" office:value-type="string">
            <text:p text:style-name="WW-Table_20_Contents"/>
          </table:table-cell>
          <table:table-cell table:style-name="Table131.A2" office:value-type="string">
            <text:p text:style-name="P89">GER:</text:p>
          </table:table-cell>
          <table:table-cell table:style-name="Table131.C2" office:value-type="string">
            <text:p text:style-name="P70">Tabellendaten</text:p>
          </table:table-cell>
        </table:table-row>
        <table:table-row>
          <table:table-cell table:style-name="Table131.A2" table:number-columns-spanned="2" office:value-type="string">
            <text:p text:style-name="WW-Table_20_Heading">Toolbar File Name:</text:p>
          </table:table-cell>
          <table:covered-table-cell/>
          <table:table-cell table:style-name="Table131.C2" office:value-type="string">
            <text:p text:style-name="P70">Toolbar.xml</text:p>
          </table:table-cell>
        </table:table-row>
        <table:table-row>
          <table:table-cell table:style-name="Table131.A2" table:number-columns-spanned="2" office:value-type="string">
            <text:p text:style-name="P89">Appears in:</text:p>
          </table:table-cell>
          <table:covered-table-cell/>
          <table:table-cell table:style-name="Table131.C2" office:value-type="string">
            <text:p text:style-name="P99">Writer, Calc -&gt; View -&gt; Datasource Browser</text:p>
          </table:table-cell>
        </table:table-row>
        <table:table-row>
          <table:table-cell table:style-name="Table131.A2" table:number-columns-spanned="2" office:value-type="string">
            <text:p text:style-name="P89">Shall always be visible</text:p>
          </table:table-cell>
          <table:covered-table-cell/>
          <table:table-cell table:style-name="Table131.C2" office:value-type="string">
            <text:p text:style-name="P108"/>
          </table:table-cell>
        </table:table-row>
        <table:table-row>
          <table:table-cell table:style-name="Table131.A2" table:number-columns-spanned="2" office:value-type="string">
            <text:p text:style-name="P89">List in View/Toolbars:</text:p>
          </table:table-cell>
          <table:covered-table-cell/>
          <table:table-cell table:style-name="Table131.C2" office:value-type="string">
            <text:p text:style-name="P99">No</text:p>
          </table:table-cell>
        </table:table-row>
        <table:table-row>
          <table:table-cell table:style-name="Table131.A2" table:number-columns-spanned="2" office:value-type="string">
            <text:p text:style-name="P89">Visible after first start</text:p>
          </table:table-cell>
          <table:covered-table-cell/>
          <table:table-cell table:style-name="Table131.C2" office:value-type="string">
            <text:p text:style-name="P99">No</text:p>
          </table:table-cell>
        </table:table-row>
        <table:table-row>
          <table:table-cell table:style-name="Table131.A2" table:number-columns-spanned="2" office:value-type="string">
            <text:p text:style-name="P89">Sub-Toolbar of:</text:p>
          </table:table-cell>
          <table:covered-table-cell/>
          <table:table-cell table:style-name="Table131.C2" office:value-type="string">
            <text:p text:style-name="P99">N/A</text:p>
          </table:table-cell>
        </table:table-row>
        <table:table-row>
          <table:table-cell table:style-name="Table131.A2" table:number-columns-spanned="2" office:value-type="string">
            <text:p text:style-name="P89">Display Tb if context is given</text:p>
          </table:table-cell>
          <table:covered-table-cell/>
          <table:table-cell table:style-name="Table131.C2" office:value-type="string">
            <text:p text:style-name="P99">No</text:p>
          </table:table-cell>
        </table:table-row>
        <table:table-row>
          <table:table-cell table:style-name="Table131.A2" table:number-columns-spanned="2" office:value-type="string">
            <text:p text:style-name="P89">Close Operation</text:p>
          </table:table-cell>
          <table:covered-table-cell/>
          <table:table-cell table:style-name="Table131.C2" office:value-type="string">
            <text:p text:style-name="P107">Permanently</text:p>
          </table:table-cell>
        </table:table-row>
        <table:table-row>
          <table:table-cell table:style-name="Table131.A2" table:number-columns-spanned="2" office:value-type="string">
            <text:p text:style-name="P89">Default Docking State</text:p>
          </table:table-cell>
          <table:covered-table-cell/>
          <table:table-cell table:style-name="Table131.C2" office:value-type="string">
            <text:p text:style-name="P104">Docked</text:p>
          </table:table-cell>
        </table:table-row>
        <table:table-row>
          <table:table-cell table:style-name="Table131.A2" table:number-columns-spanned="2" office:value-type="string">
            <text:p text:style-name="P89">Default Position</text:p>
          </table:table-cell>
          <table:covered-table-cell/>
          <table:table-cell table:style-name="Table131.C2" office:value-type="string">
            <text:p text:style-name="P104">Inside Data Source Browser</text:p>
          </table:table-cell>
        </table:table-row>
        <table:table-row>
          <table:table-cell table:style-name="Table131.A2" table:number-columns-spanned="2" office:value-type="string">
            <text:p text:style-name="P89">Default Style</text:p>
          </table:table-cell>
          <table:covered-table-cell/>
          <table:table-cell table:style-name="Table131.C2" office:value-type="string">
            <text:p text:style-name="P104">Icon</text:p>
          </table:table-cell>
        </table:table-row>
        <table:table-row>
          <table:table-cell table:style-name="Table131.A2" table:number-columns-spanned="2" office:value-type="string">
            <text:p text:style-name="P89">Name in OpenOffice 1.1</text:p>
          </table:table-cell>
          <table:covered-table-cell/>
          <table:table-cell table:style-name="Table131.C2" office:value-type="string">
            <text:p text:style-name="P66">N/A</text:p>
          </table:table-cell>
        </table:table-row>
        <table:table-row>
          <table:table-cell table:style-name="Table131.A2" table:number-columns-spanned="2" office:value-type="string">
            <text:p text:style-name="P89">Name in Microsoft Office 2003</text:p>
          </table:table-cell>
          <table:covered-table-cell/>
          <table:table-cell table:style-name="Table131.C2" office:value-type="string">
            <text:p text:style-name="P66">N/A</text:p>
          </table:table-cell>
        </table:table-row>
        <table:table-row>
          <table:table-cell table:style-name="Table131.A2" table:number-columns-spanned="2" office:value-type="string">
            <text:p text:style-name="P89">Notes:</text:p>
          </table:table-cell>
          <table:covered-table-cell/>
          <table:table-cell table:style-name="Table131.C2" office:value-type="string">
            <text:p text:style-name="P71">TOOLBAR IS MISSSING</text:p>
          </table:table-cell>
        </table:table-row>
        <table:table-row>
          <table:table-cell table:style-name="Table131.A2" table:number-columns-spanned="2" office:value-type="string">
            <text:p text:style-name="P89">Toolbar Content</text:p>
          </table:table-cell>
          <table:covered-table-cell/>
          <table:table-cell table:style-name="Table131.C2" office:value-type="string">
            <text:p text:style-name="P9">Save current Record</text:p>
            <text:p text:style-name="P9">-----------</text:p>
            <text:p text:style-name="P9">Edit Data <text:line-break/>-----------<text:line-break/>Undo Data Input<text:line-break/>-----------</text:p>
            <text:p text:style-name="P9">Find Record<text:line-break/>-----------<text:line-break/>Refresh <text:span text:style-name="T9">-&gt;</text:span><text:span text:style-name="T33">Style: DropDownOnly</text:span><text:line-break/>-----------</text:p>
            <text:p text:style-name="P9">Sort</text:p>
            <text:p text:style-name="P9">Sort Ascending<text:line-break/>Sort Descending</text:p>
            <text:p text:style-name="P9">-----------</text:p>
            <text:p text:style-name="P9">AutoFilter<text:line-break/>Apply Filter</text:p>
            <text:p text:style-name="P9">Default Filter<text:line-break/>-----------</text:p>
            <text:p text:style-name="P9">Remove Filter/Sort</text:p>
            <text:p text:style-name="P9">-----------</text:p>
            <text:p text:style-name="P9">Data to Text<text:line-break/>Data to Field</text:p>
            <text:p text:style-name="P9">-----------</text:p>
            <text:p text:style-name="P9">Explorer On/Off</text:p>
          </table:table-cell>
        </table:table-row>
      </table:table>
      <text:h text:style-name="P47" text:outline-level="3">Relationship (OpenOffice.org Base: Relation Design View)</text:h>
      <table:table table:name="Table132" table:style-name="Table132">
        <table:table-column table:style-name="Table132.A"/>
        <table:table-column table:style-name="Table132.B"/>
        <table:table-column table:style-name="Table132.C"/>
        <table:table-row>
          <table:table-cell table:style-name="Table132.A1" office:value-type="string">
            <text:p text:style-name="WW-Table_20_Heading">Toolbar Name:</text:p>
          </table:table-cell>
          <table:table-cell table:style-name="Table132.A1" office:value-type="string">
            <text:p text:style-name="WW-Table_20_Heading">EN:</text:p>
          </table:table-cell>
          <table:table-cell table:style-name="Table132.C1" office:value-type="string">
            <text:p text:style-name="P65">Relation</text:p>
          </table:table-cell>
        </table:table-row>
        <table:table-row>
          <table:table-cell table:style-name="Table132.A2" office:value-type="string">
            <text:p text:style-name="WW-Table_20_Contents"/>
          </table:table-cell>
          <table:table-cell table:style-name="Table132.A2" office:value-type="string">
            <text:p text:style-name="P89">GER:</text:p>
          </table:table-cell>
          <table:table-cell table:style-name="Table132.C2" office:value-type="string">
            <text:p text:style-name="P70">Beziehung</text:p>
          </table:table-cell>
        </table:table-row>
        <table:table-row>
          <table:table-cell table:style-name="Table132.A2" table:number-columns-spanned="2" office:value-type="string">
            <text:p text:style-name="WW-Table_20_Heading">Toolbar File Name:</text:p>
          </table:table-cell>
          <table:covered-table-cell/>
          <table:table-cell table:style-name="Table132.C2" office:value-type="string">
            <text:p text:style-name="P70">Toolbar.xml</text:p>
          </table:table-cell>
        </table:table-row>
        <table:table-row>
          <table:table-cell table:style-name="Table132.A2" table:number-columns-spanned="2" office:value-type="string">
            <text:p text:style-name="P89">Appears in:</text:p>
          </table:table-cell>
          <table:covered-table-cell/>
          <table:table-cell table:style-name="Table132.C2" office:value-type="string">
            <text:p text:style-name="P99">OpenOffice.org Base: Relation Design View</text:p>
          </table:table-cell>
        </table:table-row>
        <table:table-row>
          <table:table-cell table:style-name="Table132.A2" table:number-columns-spanned="2" office:value-type="string">
            <text:p text:style-name="P89">Shall always be visible</text:p>
          </table:table-cell>
          <table:covered-table-cell/>
          <table:table-cell table:style-name="Table132.C2" office:value-type="string">
            <text:p text:style-name="P99">Yes</text:p>
          </table:table-cell>
        </table:table-row>
        <table:table-row>
          <table:table-cell table:style-name="Table132.A2" table:number-columns-spanned="2" office:value-type="string">
            <text:p text:style-name="P89">List in View/Toolbars:</text:p>
          </table:table-cell>
          <table:covered-table-cell/>
          <table:table-cell table:style-name="Table132.C2" office:value-type="string">
            <text:p text:style-name="P99">Yes</text:p>
          </table:table-cell>
        </table:table-row>
        <table:table-row>
          <table:table-cell table:style-name="Table132.A2" table:number-columns-spanned="2" office:value-type="string">
            <text:p text:style-name="P89">Visible after first start</text:p>
          </table:table-cell>
          <table:covered-table-cell/>
          <table:table-cell table:style-name="Table132.C2" office:value-type="string">
            <text:p text:style-name="P99">Yes</text:p>
          </table:table-cell>
        </table:table-row>
        <table:table-row>
          <table:table-cell table:style-name="Table132.A2" table:number-columns-spanned="2" office:value-type="string">
            <text:p text:style-name="P89">Sub-Toolbar of:</text:p>
          </table:table-cell>
          <table:covered-table-cell/>
          <table:table-cell table:style-name="Table132.C2" office:value-type="string">
            <text:p text:style-name="P99">N/A</text:p>
          </table:table-cell>
        </table:table-row>
        <table:table-row>
          <table:table-cell table:style-name="Table132.A2" table:number-columns-spanned="2" office:value-type="string">
            <text:p text:style-name="P89">Display Tb if context is given</text:p>
          </table:table-cell>
          <table:covered-table-cell/>
          <table:table-cell table:style-name="Table132.C2" office:value-type="string">
            <text:p text:style-name="P99">No</text:p>
          </table:table-cell>
        </table:table-row>
        <table:table-row>
          <table:table-cell table:style-name="Table132.A2" table:number-columns-spanned="2" office:value-type="string">
            <text:p text:style-name="P89">Close Operation</text:p>
          </table:table-cell>
          <table:covered-table-cell/>
          <table:table-cell table:style-name="Table132.C2" office:value-type="string">
            <text:p text:style-name="P107">Permanently</text:p>
          </table:table-cell>
        </table:table-row>
        <table:table-row>
          <table:table-cell table:style-name="Table132.A2" table:number-columns-spanned="2" office:value-type="string">
            <text:p text:style-name="P89">Default Docking State</text:p>
          </table:table-cell>
          <table:covered-table-cell/>
          <table:table-cell table:style-name="Table132.C2" office:value-type="string">
            <text:p text:style-name="P104">Docked</text:p>
          </table:table-cell>
        </table:table-row>
        <table:table-row>
          <table:table-cell table:style-name="Table132.A2" table:number-columns-spanned="2" office:value-type="string">
            <text:p text:style-name="P89">Default Position</text:p>
          </table:table-cell>
          <table:covered-table-cell/>
          <table:table-cell table:style-name="Table132.C2" office:value-type="string">
            <text:p text:style-name="P104">Top</text:p>
          </table:table-cell>
        </table:table-row>
        <table:table-row>
          <table:table-cell table:style-name="Table132.A2" table:number-columns-spanned="2" office:value-type="string">
            <text:p text:style-name="P89">Default Style</text:p>
          </table:table-cell>
          <table:covered-table-cell/>
          <table:table-cell table:style-name="Table132.C2" office:value-type="string">
            <text:p text:style-name="P104">Icon</text:p>
          </table:table-cell>
        </table:table-row>
        <table:table-row>
          <table:table-cell table:style-name="Table132.A2" table:number-columns-spanned="2" office:value-type="string">
            <text:p text:style-name="P89">Name in OpenOffice 1.1</text:p>
          </table:table-cell>
          <table:covered-table-cell/>
          <table:table-cell table:style-name="Table132.C2" office:value-type="string">
            <text:p text:style-name="P66">N/A</text:p>
          </table:table-cell>
        </table:table-row>
        <table:table-row>
          <table:table-cell table:style-name="Table132.A2" table:number-columns-spanned="2" office:value-type="string">
            <text:p text:style-name="P89">Name in Microsoft Office 2003</text:p>
          </table:table-cell>
          <table:covered-table-cell/>
          <table:table-cell table:style-name="Table132.C2" office:value-type="string">
            <text:p text:style-name="P66">N/A</text:p>
          </table:table-cell>
        </table:table-row>
        <table:table-row>
          <table:table-cell table:style-name="Table132.A2" table:number-columns-spanned="2" office:value-type="string">
            <text:p text:style-name="P89">Notes:</text:p>
          </table:table-cell>
          <table:covered-table-cell/>
          <table:table-cell table:style-name="Table132.C2" office:value-type="string">
            <text:p text:style-name="P66"/>
          </table:table-cell>
        </table:table-row>
        <table:table-row>
          <table:table-cell table:style-name="Table132.A2" table:number-columns-spanned="2" office:value-type="string">
            <text:p text:style-name="P89">Toolbar Content</text:p>
          </table:table-cell>
          <table:covered-table-cell/>
          <table:table-cell table:style-name="Table132.C2" office:value-type="string">
            <text:p text:style-name="P9">Save</text:p>
            <text:p text:style-name="P9">-----------</text:p>
            <text:p text:style-name="P9">Edit Data [hidden by default]<text:line-break/>-----------<text:line-break/>Undo<text:line-break/>Redo<text:line-break/>-----------<text:line-break/>Add Table<text:line-break/>New Relation</text:p>
          </table:table-cell>
        </table:table-row>
      </table:table>
      <text:h text:style-name="P46" text:outline-level="2">OpenOffice.org Draw</text:h>
      <text:p text:style-name="P120"><text:span text:style-name="T12">[hidden by default] means that the i</text:span>tem shall be hidden by default.</text:p>
      <text:p text:style-name="Text_20_body"><text:span text:style-name="T13">&lt;BR</text:span><text:span text:style-name="T21">&gt;</text:span><text:span text:style-name="T12"> <text:s text:c="5"/>= Break</text:span></text:p>
      <text:p text:style-name="P120">------- <text:s text:c="2"/>= Separator </text:p>
      <text:p text:style-name="Text_20_body"><text:span text:style-name="T22">Bold <text:s text:c="5"/></text:span><text:span text:style-name="T23">= Opens a toolbar</text:span></text:p>
      <text:p text:style-name="Standard"><text:span text:style-name="T14">--&gt; </text:span><text:a xlink:type="simple" xlink:href="#6.2Table%20(Writer)%7Coutline"><text:span text:style-name="Internet_20_link"><text:span text:style-name="T27">Table</text:span></text:span></text:a><text:span text:style-name="T14"> = Link to toolbar content specification</text:span></text:p>
      <text:h text:style-name="P47" text:outline-level="3">Standard (Draw)</text:h>
      <table:table table:name="Table133" table:style-name="Table133">
        <table:table-column table:style-name="Table133.A"/>
        <table:table-column table:style-name="Table133.B"/>
        <table:table-column table:style-name="Table133.C"/>
        <table:table-row>
          <table:table-cell table:style-name="Table133.A1" office:value-type="string">
            <text:p text:style-name="WW-Table_20_Heading">Toolbar Name:</text:p>
          </table:table-cell>
          <table:table-cell table:style-name="Table133.A1" office:value-type="string">
            <text:p text:style-name="WW-Table_20_Heading">EN:</text:p>
          </table:table-cell>
          <table:table-cell table:style-name="Table133.C1" office:value-type="string">
            <text:p text:style-name="P65">Standard</text:p>
          </table:table-cell>
        </table:table-row>
        <table:table-row>
          <table:table-cell table:style-name="Table133.A2" office:value-type="string">
            <text:p text:style-name="WW-Table_20_Contents"/>
          </table:table-cell>
          <table:table-cell table:style-name="Table133.A2" office:value-type="string">
            <text:p text:style-name="P89">GER:</text:p>
          </table:table-cell>
          <table:table-cell table:style-name="Table133.C2" office:value-type="string">
            <text:p text:style-name="P100">Standard</text:p>
          </table:table-cell>
        </table:table-row>
        <table:table-row>
          <table:table-cell table:style-name="Table133.A2" table:number-columns-spanned="2" office:value-type="string">
            <text:p text:style-name="WW-Table_20_Heading">Toolbar File Name:</text:p>
          </table:table-cell>
          <table:covered-table-cell/>
          <table:table-cell table:style-name="Table133.C2" office:value-type="string">
            <text:p text:style-name="P100">Standardbar.xml</text:p>
          </table:table-cell>
        </table:table-row>
        <table:table-row>
          <table:table-cell table:style-name="Table133.A2" table:number-columns-spanned="2" office:value-type="string">
            <text:p text:style-name="P89">Appears in:</text:p>
          </table:table-cell>
          <table:covered-table-cell/>
          <table:table-cell table:style-name="Table133.C2" office:value-type="string">
            <text:p text:style-name="P99">Draw</text:p>
          </table:table-cell>
        </table:table-row>
        <table:table-row>
          <table:table-cell table:style-name="Table133.A2" table:number-columns-spanned="2" office:value-type="string">
            <text:p text:style-name="P89">Shall always be visible</text:p>
          </table:table-cell>
          <table:covered-table-cell/>
          <table:table-cell table:style-name="Table133.C2" office:value-type="string">
            <text:p text:style-name="P99">Yes</text:p>
          </table:table-cell>
        </table:table-row>
        <table:table-row>
          <table:table-cell table:style-name="Table133.A2" table:number-columns-spanned="2" office:value-type="string">
            <text:p text:style-name="P89">List in View/Toolbars:</text:p>
          </table:table-cell>
          <table:covered-table-cell/>
          <table:table-cell table:style-name="Table133.C2" office:value-type="string">
            <text:p text:style-name="P99">Yes</text:p>
          </table:table-cell>
        </table:table-row>
        <table:table-row>
          <table:table-cell table:style-name="Table133.A2" table:number-columns-spanned="2" office:value-type="string">
            <text:p text:style-name="P89">Visible after first start</text:p>
          </table:table-cell>
          <table:covered-table-cell/>
          <table:table-cell table:style-name="Table133.C2" office:value-type="string">
            <text:p text:style-name="P99">Yes</text:p>
          </table:table-cell>
        </table:table-row>
        <table:table-row>
          <table:table-cell table:style-name="Table133.A2" table:number-columns-spanned="2" office:value-type="string">
            <text:p text:style-name="P89">Sub-Toolbar of:</text:p>
          </table:table-cell>
          <table:covered-table-cell/>
          <table:table-cell table:style-name="Table133.C2" office:value-type="string">
            <text:p text:style-name="P99">N/A</text:p>
          </table:table-cell>
        </table:table-row>
        <table:table-row>
          <table:table-cell table:style-name="Table133.A2" table:number-columns-spanned="2" office:value-type="string">
            <text:p text:style-name="P89">Display Tb if context is given</text:p>
          </table:table-cell>
          <table:covered-table-cell/>
          <table:table-cell table:style-name="Table133.C2" office:value-type="string">
            <text:p text:style-name="P99">Yes</text:p>
          </table:table-cell>
        </table:table-row>
        <table:table-row>
          <table:table-cell table:style-name="Table133.A2" table:number-columns-spanned="2" office:value-type="string">
            <text:p text:style-name="P89">Close Operation</text:p>
          </table:table-cell>
          <table:covered-table-cell/>
          <table:table-cell table:style-name="Table133.C2" office:value-type="string">
            <text:p text:style-name="P107">Temporarily</text:p>
          </table:table-cell>
        </table:table-row>
        <table:table-row>
          <table:table-cell table:style-name="Table133.A2" table:number-columns-spanned="2" office:value-type="string">
            <text:p text:style-name="P89">Default Docking State</text:p>
          </table:table-cell>
          <table:covered-table-cell/>
          <table:table-cell table:style-name="Table133.C2" office:value-type="string">
            <text:p text:style-name="P104">Docked</text:p>
          </table:table-cell>
        </table:table-row>
        <table:table-row>
          <table:table-cell table:style-name="Table133.A2" table:number-columns-spanned="2" office:value-type="string">
            <text:p text:style-name="P89">Default Position</text:p>
          </table:table-cell>
          <table:covered-table-cell/>
          <table:table-cell table:style-name="Table133.C2" office:value-type="string">
            <text:p text:style-name="P104">Top</text:p>
          </table:table-cell>
        </table:table-row>
        <table:table-row>
          <table:table-cell table:style-name="Table133.A2" table:number-columns-spanned="2" office:value-type="string">
            <text:p text:style-name="P89">Default Style</text:p>
          </table:table-cell>
          <table:covered-table-cell/>
          <table:table-cell table:style-name="Table133.C2" office:value-type="string">
            <text:p text:style-name="P104">Icon</text:p>
          </table:table-cell>
        </table:table-row>
        <table:table-row>
          <table:table-cell table:style-name="Table133.A2" table:number-columns-spanned="2" office:value-type="string">
            <text:p text:style-name="P89">Name in OpenOffice 1.1</text:p>
          </table:table-cell>
          <table:covered-table-cell/>
          <table:table-cell table:style-name="Table133.C2" office:value-type="string">
            <text:p text:style-name="P66">Function Bar</text:p>
          </table:table-cell>
        </table:table-row>
        <table:table-row>
          <table:table-cell table:style-name="Table133.A2" table:number-columns-spanned="2" office:value-type="string">
            <text:p text:style-name="P89">Name in Microsoft Office 2003</text:p>
          </table:table-cell>
          <table:covered-table-cell/>
          <table:table-cell table:style-name="Table133.C2" office:value-type="string">
            <text:p text:style-name="P66">Standard</text:p>
          </table:table-cell>
        </table:table-row>
        <table:table-row>
          <table:table-cell table:style-name="Table133.A2" table:number-columns-spanned="2" office:value-type="string">
            <text:p text:style-name="P89">Notes:</text:p>
          </table:table-cell>
          <table:covered-table-cell/>
          <table:table-cell table:style-name="Table133.C2" office:value-type="string">
            <text:p text:style-name="P66"/>
          </table:table-cell>
        </table:table-row>
        <table:table-row>
          <table:table-cell table:style-name="Table133.A2" table:number-columns-spanned="2" office:value-type="string">
            <text:p text:style-name="P89">Toolbar Content</text:p>
          </table:table-cell>
          <table:covered-table-cell/>
          <table:table-cell table:style-name="Table133.C2" office:value-type="string">
            <text:p text:style-name="WW-Table_20_Heading"><text:span text:style-name="T15">Load URL [hidden by default]<text:line-break/>New<text:line-break/>New from Template [hidden by default]<text:line-break/>Open<text:line-break/>Save<text:line-break/>Save As...[hidden by default]<text:line-break/>Send Document as E-Mail<text:line-break/>------------<text:line-break/>Edit File<text:line-break/>------------<text:line-break/>Export Directly as PDF<text:line-break/>Print File Directly<text:line-break/>------------<text:line-break/>Check...<text:line-break/>AutoSpellcheck ON/OFF<text:line-break/>------------<text:line-break/>Cut<text:line-break/>Copy<text:line-break/>Paste<text:line-break/>Format Paintbrush<text:line-break/>------------<text:line-break/>Undo</text:span><text:span text:style-name="T19"><text:line-break/></text:span><text:span text:style-name="T15">Redo<text:line-break/>------------<text:line-break/>Insert Spreadsheet<text:line-break/>Insert Hyperlink<text:line-break/>------------<text:line-break/>Navigator<text:line-break/>3D-Effects [hidden by default]<text:line-break/></text:span><text:span text:style-name="T17">Zoom --&gt; Zoom</text:span><text:span text:style-name="T15"><text:line-break/>------------<text:line-break/>OpenOffice.org Draw Help<text:line-break/></text:span><text:span text:style-name="T16">What's This [hidden by default]</text:span></text:p>
          </table:table-cell>
        </table:table-row>
      </table:table>
      <text:h text:style-name="P47" text:outline-level="3">Lines and Filling (Draw)</text:h>
      <table:table table:name="Table134" table:style-name="Table134">
        <table:table-column table:style-name="Table134.A"/>
        <table:table-column table:style-name="Table134.B"/>
        <table:table-column table:style-name="Table134.C"/>
        <table:table-row>
          <table:table-cell table:style-name="Table134.A1" office:value-type="string">
            <text:p text:style-name="WW-Table_20_Heading">Toolbar Name:</text:p>
          </table:table-cell>
          <table:table-cell table:style-name="Table134.A1" office:value-type="string">
            <text:p text:style-name="WW-Table_20_Heading">EN:</text:p>
          </table:table-cell>
          <table:table-cell table:style-name="Table134.C1" office:value-type="string">
            <text:p text:style-name="P65">Lines and Filling</text:p>
          </table:table-cell>
        </table:table-row>
        <table:table-row>
          <table:table-cell table:style-name="Table134.A2" office:value-type="string">
            <text:p text:style-name="WW-Table_20_Contents"/>
          </table:table-cell>
          <table:table-cell table:style-name="Table134.A2" office:value-type="string">
            <text:p text:style-name="P89">GER:</text:p>
          </table:table-cell>
          <table:table-cell table:style-name="Table134.C2" office:value-type="string">
            <text:p text:style-name="P100">Linie und Füllung</text:p>
          </table:table-cell>
        </table:table-row>
        <table:table-row>
          <table:table-cell table:style-name="Table134.A2" table:number-columns-spanned="2" office:value-type="string">
            <text:p text:style-name="WW-Table_20_Heading">Toolbar File Name:</text:p>
          </table:table-cell>
          <table:covered-table-cell/>
          <table:table-cell table:style-name="Table134.C2" office:value-type="string">
            <text:p text:style-name="P100">Drawingobjectbar.xml</text:p>
          </table:table-cell>
        </table:table-row>
        <table:table-row>
          <table:table-cell table:style-name="Table134.A2" table:number-columns-spanned="2" office:value-type="string">
            <text:p text:style-name="P89">Appears in:</text:p>
          </table:table-cell>
          <table:covered-table-cell/>
          <table:table-cell table:style-name="Table134.C2" office:value-type="string">
            <text:p text:style-name="P99">Draw</text:p>
          </table:table-cell>
        </table:table-row>
        <table:table-row>
          <table:table-cell table:style-name="Table134.A2" table:number-columns-spanned="2" office:value-type="string">
            <text:p text:style-name="P89">Shall always be visible</text:p>
          </table:table-cell>
          <table:covered-table-cell/>
          <table:table-cell table:style-name="Table134.C2" office:value-type="string">
            <text:p text:style-name="P99">No</text:p>
          </table:table-cell>
        </table:table-row>
        <table:table-row>
          <table:table-cell table:style-name="Table134.A2" table:number-columns-spanned="2" office:value-type="string">
            <text:p text:style-name="P89">List in View/Toolbars:</text:p>
          </table:table-cell>
          <table:covered-table-cell/>
          <table:table-cell table:style-name="Table134.C2" office:value-type="string">
            <text:p text:style-name="P99">Yes</text:p>
          </table:table-cell>
        </table:table-row>
        <table:table-row>
          <table:table-cell table:style-name="Table134.A2" table:number-columns-spanned="2" office:value-type="string">
            <text:p text:style-name="P89">Visible after first start</text:p>
          </table:table-cell>
          <table:covered-table-cell/>
          <table:table-cell table:style-name="Table134.C2" office:value-type="string">
            <text:p text:style-name="P99">Yes</text:p>
          </table:table-cell>
        </table:table-row>
        <table:table-row>
          <table:table-cell table:style-name="Table134.A2" table:number-columns-spanned="2" office:value-type="string">
            <text:p text:style-name="P89">Sub-Toolbar of:</text:p>
          </table:table-cell>
          <table:covered-table-cell/>
          <table:table-cell table:style-name="Table134.C2" office:value-type="string">
            <text:p text:style-name="P99">N/A</text:p>
          </table:table-cell>
        </table:table-row>
        <table:table-row>
          <table:table-cell table:style-name="Table134.A2" table:number-columns-spanned="2" office:value-type="string">
            <text:p text:style-name="P89">Display Tb if context is given</text:p>
          </table:table-cell>
          <table:covered-table-cell/>
          <table:table-cell table:style-name="Table134.C2" office:value-type="string">
            <text:p text:style-name="P99">Yes, Context type = 2d &amp; 3d objects</text:p>
          </table:table-cell>
        </table:table-row>
        <table:table-row>
          <table:table-cell table:style-name="Table134.A2" table:number-columns-spanned="2" office:value-type="string">
            <text:p text:style-name="P89">Close Operation</text:p>
          </table:table-cell>
          <table:covered-table-cell/>
          <table:table-cell table:style-name="Table134.C2" office:value-type="string">
            <text:p text:style-name="P107">Temporarily</text:p>
          </table:table-cell>
        </table:table-row>
        <table:table-row>
          <table:table-cell table:style-name="Table134.A2" table:number-columns-spanned="2" office:value-type="string">
            <text:p text:style-name="P89">Default Docking State</text:p>
          </table:table-cell>
          <table:covered-table-cell/>
          <table:table-cell table:style-name="Table134.C2" office:value-type="string">
            <text:p text:style-name="P104">Docked</text:p>
          </table:table-cell>
        </table:table-row>
        <table:table-row>
          <table:table-cell table:style-name="Table134.A2" table:number-columns-spanned="2" office:value-type="string">
            <text:p text:style-name="P89">Default Position</text:p>
          </table:table-cell>
          <table:covered-table-cell/>
          <table:table-cell table:style-name="Table134.C2" office:value-type="string">
            <text:p text:style-name="P104">Top; below Standard</text:p>
          </table:table-cell>
        </table:table-row>
        <table:table-row>
          <table:table-cell table:style-name="Table134.A2" table:number-columns-spanned="2" office:value-type="string">
            <text:p text:style-name="P89">Default Style</text:p>
          </table:table-cell>
          <table:covered-table-cell/>
          <table:table-cell table:style-name="Table134.C2" office:value-type="string">
            <text:p text:style-name="P104">Icon</text:p>
          </table:table-cell>
        </table:table-row>
        <table:table-row>
          <table:table-cell table:style-name="Table134.A2" table:number-columns-spanned="2" office:value-type="string">
            <text:p text:style-name="P89">Name in OpenOffice 1.1</text:p>
          </table:table-cell>
          <table:covered-table-cell/>
          <table:table-cell table:style-name="Table134.C2" office:value-type="string">
            <text:p text:style-name="P66">Drawing Object Bar</text:p>
          </table:table-cell>
        </table:table-row>
        <table:table-row>
          <table:table-cell table:style-name="Table134.A2" table:number-columns-spanned="2" office:value-type="string">
            <text:p text:style-name="P89">Name in Microsoft Office 2003</text:p>
          </table:table-cell>
          <table:covered-table-cell/>
          <table:table-cell table:style-name="Table134.C2" office:value-type="string">
            <text:p text:style-name="P66">Formatting</text:p>
          </table:table-cell>
        </table:table-row>
        <table:table-row>
          <table:table-cell table:style-name="Table134.A2" table:number-columns-spanned="2" office:value-type="string">
            <text:p text:style-name="P89">Notes:</text:p>
          </table:table-cell>
          <table:covered-table-cell/>
          <table:table-cell table:style-name="Table134.C2" office:value-type="string">
            <text:p text:style-name="P69"/>
          </table:table-cell>
        </table:table-row>
        <table:table-row>
          <table:table-cell table:style-name="Table134.A2" table:number-columns-spanned="2" office:value-type="string">
            <text:p text:style-name="P89">Toolbar Content</text:p>
          </table:table-cell>
          <table:covered-table-cell/>
          <table:table-cell table:style-name="Table134.C2" office:value-type="string">
            <text:p text:style-name="P32">Stylist On/Off<text:line-break/>--------------<text:line-break/>Line...<text:line-break/>Arrow Style<text:line-break/>--------------<text:line-break/>Line Style<text:line-break/>--------------<text:line-break/>Line Width<text:line-break/>--------------<text:line-break/>Line Color<text:line-break/>--------------<text:line-break/>Area...<text:line-break/>--------------<text:line-break/>Area Style / Filling<text:line-break/>--------------<text:line-break/>Shadow<text:line-break/>ImageMap [hidden by default]</text:p>
          </table:table-cell>
        </table:table-row>
      </table:table>
      <text:p text:style-name="Standard"/>
      <text:p text:style-name="Standard"/>
      <text:h text:style-name="P47" text:outline-level="3">Formatting (Draw)</text:h>
      <table:table table:name="Table135" table:style-name="Table135">
        <table:table-column table:style-name="Table135.A"/>
        <table:table-column table:style-name="Table135.B"/>
        <table:table-column table:style-name="Table135.C"/>
        <table:table-row>
          <table:table-cell table:style-name="Table135.A1" office:value-type="string">
            <text:p text:style-name="WW-Table_20_Heading">Toolbar Name:</text:p>
          </table:table-cell>
          <table:table-cell table:style-name="Table135.A1" office:value-type="string">
            <text:p text:style-name="WW-Table_20_Heading">EN:</text:p>
          </table:table-cell>
          <table:table-cell table:style-name="Table135.C1" office:value-type="string">
            <text:p text:style-name="P65">Formatting</text:p>
          </table:table-cell>
        </table:table-row>
        <table:table-row>
          <table:table-cell table:style-name="Table135.A2" office:value-type="string">
            <text:p text:style-name="WW-Table_20_Contents"/>
          </table:table-cell>
          <table:table-cell table:style-name="Table135.A2" office:value-type="string">
            <text:p text:style-name="P89">GER:</text:p>
          </table:table-cell>
          <table:table-cell table:style-name="Table135.C2" office:value-type="string">
            <text:p text:style-name="P100">Format</text:p>
          </table:table-cell>
        </table:table-row>
        <table:table-row>
          <table:table-cell table:style-name="Table135.A2" table:number-columns-spanned="2" office:value-type="string">
            <text:p text:style-name="P89">Toolbar File Name:</text:p>
          </table:table-cell>
          <table:covered-table-cell/>
          <table:table-cell table:style-name="Table135.C2" office:value-type="string">
            <text:p text:style-name="P100">Textobjectbar.xml</text:p>
          </table:table-cell>
        </table:table-row>
        <table:table-row>
          <table:table-cell table:style-name="Table135.A2" table:number-columns-spanned="2" office:value-type="string">
            <text:p text:style-name="P89">Appears in:</text:p>
          </table:table-cell>
          <table:covered-table-cell/>
          <table:table-cell table:style-name="Table135.C2" office:value-type="string">
            <text:p text:style-name="P99">Draw</text:p>
          </table:table-cell>
        </table:table-row>
        <table:table-row>
          <table:table-cell table:style-name="Table135.A2" table:number-columns-spanned="2" office:value-type="string">
            <text:p text:style-name="P89">Shall always be visible</text:p>
          </table:table-cell>
          <table:covered-table-cell/>
          <table:table-cell table:style-name="Table135.C2" office:value-type="string">
            <text:p text:style-name="P99">Yes</text:p>
          </table:table-cell>
        </table:table-row>
        <table:table-row>
          <table:table-cell table:style-name="Table135.A2" table:number-columns-spanned="2" office:value-type="string">
            <text:p text:style-name="P89">List in View/Toolbars:</text:p>
          </table:table-cell>
          <table:covered-table-cell/>
          <table:table-cell table:style-name="Table135.C2" office:value-type="string">
            <text:p text:style-name="P99">Yes</text:p>
          </table:table-cell>
        </table:table-row>
        <table:table-row>
          <table:table-cell table:style-name="Table135.A2" table:number-columns-spanned="2" office:value-type="string">
            <text:p text:style-name="P89">Visible after first start</text:p>
          </table:table-cell>
          <table:covered-table-cell/>
          <table:table-cell table:style-name="Table135.C2" office:value-type="string">
            <text:p text:style-name="P99">No</text:p>
          </table:table-cell>
        </table:table-row>
        <table:table-row>
          <table:table-cell table:style-name="Table135.A2" table:number-columns-spanned="2" office:value-type="string">
            <text:p text:style-name="P89">Sub-Toolbar of:</text:p>
          </table:table-cell>
          <table:covered-table-cell/>
          <table:table-cell table:style-name="Table135.C2" office:value-type="string">
            <text:p text:style-name="P99">N/A</text:p>
          </table:table-cell>
        </table:table-row>
        <table:table-row>
          <table:table-cell table:style-name="Table135.A2" table:number-columns-spanned="2" office:value-type="string">
            <text:p text:style-name="P89">Display Tb if context is given</text:p>
          </table:table-cell>
          <table:covered-table-cell/>
          <table:table-cell table:style-name="Table135.C2" office:value-type="string">
            <text:p text:style-name="P99">Yes, Context type = Text</text:p>
          </table:table-cell>
        </table:table-row>
        <table:table-row>
          <table:table-cell table:style-name="Table135.A2" table:number-columns-spanned="2" office:value-type="string">
            <text:p text:style-name="P89">Close Operation</text:p>
          </table:table-cell>
          <table:covered-table-cell/>
          <table:table-cell table:style-name="Table135.C2" office:value-type="string">
            <text:p text:style-name="P107">Temporarily</text:p>
          </table:table-cell>
        </table:table-row>
        <table:table-row>
          <table:table-cell table:style-name="Table135.A2" table:number-columns-spanned="2" office:value-type="string">
            <text:p text:style-name="P89">Default Docking State</text:p>
          </table:table-cell>
          <table:covered-table-cell/>
          <table:table-cell table:style-name="Table135.C2" office:value-type="string">
            <text:p text:style-name="P104">Docked</text:p>
          </table:table-cell>
        </table:table-row>
        <table:table-row>
          <table:table-cell table:style-name="Table135.A2" table:number-columns-spanned="2" office:value-type="string">
            <text:p text:style-name="P89">Default Position</text:p>
          </table:table-cell>
          <table:covered-table-cell/>
          <table:table-cell table:style-name="Table135.C2" office:value-type="string">
            <text:p text:style-name="P104">Top; below Standard</text:p>
          </table:table-cell>
        </table:table-row>
        <table:table-row>
          <table:table-cell table:style-name="Table135.A2" table:number-columns-spanned="2" office:value-type="string">
            <text:p text:style-name="P89">Default Style</text:p>
          </table:table-cell>
          <table:covered-table-cell/>
          <table:table-cell table:style-name="Table135.C2" office:value-type="string">
            <text:p text:style-name="P104">Icon</text:p>
          </table:table-cell>
        </table:table-row>
        <table:table-row>
          <table:table-cell table:style-name="Table135.A2" table:number-columns-spanned="2" office:value-type="string">
            <text:p text:style-name="P89">Name in OpenOffice 1.1</text:p>
          </table:table-cell>
          <table:covered-table-cell/>
          <table:table-cell table:style-name="Table135.C2" office:value-type="string">
            <text:p text:style-name="P66">Text Object Bar</text:p>
          </table:table-cell>
        </table:table-row>
        <table:table-row>
          <table:table-cell table:style-name="Table135.A2" table:number-columns-spanned="2" office:value-type="string">
            <text:p text:style-name="P89">Name in Microsoft Office 2003</text:p>
          </table:table-cell>
          <table:covered-table-cell/>
          <table:table-cell table:style-name="Table135.C2" office:value-type="string">
            <text:p text:style-name="P66">Formatting</text:p>
          </table:table-cell>
        </table:table-row>
        <table:table-row>
          <table:table-cell table:style-name="Table135.A2" table:number-columns-spanned="2" office:value-type="string">
            <text:p text:style-name="P89">Notes:</text:p>
          </table:table-cell>
          <table:covered-table-cell/>
          <table:table-cell table:style-name="Table135.C2" office:value-type="string">
            <text:p text:style-name="P69"/>
          </table:table-cell>
        </table:table-row>
        <table:table-row>
          <table:table-cell table:style-name="Table135.A2" table:number-columns-spanned="2" office:value-type="string">
            <text:p text:style-name="P89">Toolbar Content</text:p>
          </table:table-cell>
          <table:covered-table-cell/>
          <table:table-cell table:style-name="Table135.C2" office:value-type="string">
            <text:p text:style-name="P32">Font Name</text:p>
            <text:p text:style-name="P32">-----------</text:p>
            <text:p text:style-name="P32">Font Size</text:p>
            <text:p text:style-name="P32">-----------</text:p>
            <text:p text:style-name="P32">Bold</text:p>
            <text:p text:style-name="P32">Italic</text:p>
            <text:p text:style-name="P32">Underline</text:p>
            <text:p text:style-name="P32">Shadow</text:p>
            <text:p text:style-name="P32">------------</text:p>
            <text:p text:style-name="P32">Align Left</text:p>
            <text:p text:style-name="P32">Centered</text:p>
            <text:p text:style-name="P32">Align Right</text:p>
            <text:p text:style-name="P32">Justified</text:p>
            <text:p text:style-name="P32">------------</text:p>
            <text:p text:style-name="P32">Left-To-Right [hidden by default]</text:p>
            <text:p text:style-name="P32">Roght-To-Left [hidden by default]</text:p>
            <text:p text:style-name="P32">------------</text:p>
            <text:p text:style-name="P32">Increase Spacing [hidden by default]</text:p>
            <text:p text:style-name="P32">Decrease Spacing [hidden by default]</text:p>
            <text:p text:style-name="P32">------------</text:p>
            <text:p text:style-name="P32">Line Spacing: 1</text:p>
            <text:p text:style-name="P32">Line Spacing: 1.5</text:p>
            <text:p text:style-name="P32">Line Spacing: 2</text:p>
            <text:p text:style-name="P32">------------</text:p>
            <text:p text:style-name="P32">Bullets On/Off</text:p>
            <text:p text:style-name="P32">Promote</text:p>
            <text:p text:style-name="P32">Demote</text:p>
            <text:p text:style-name="P32">Move Up</text:p>
            <text:p text:style-name="P32">Move Down</text:p>
            <text:p text:style-name="P32">-------------</text:p>
            <text:p text:style-name="P32">Text direction from left to right</text:p>
            <text:p text:style-name="P32">Text direction from top to bottom</text:p>
            <text:p text:style-name="P32">-------------</text:p>
            <text:p text:style-name="P32">Character...</text:p>
            <text:p text:style-name="P32">Paragraph...</text:p>
            <text:p text:style-name="P32">--------------</text:p>
            <text:p text:style-name="P32">Font Color</text:p>
            <text:p text:style-name="P32">Special Character [hidden by default]</text:p>
          </table:table-cell>
        </table:table-row>
      </table:table>
      <text:h text:style-name="P47" text:outline-level="3">Zoom (Draw)</text:h>
      <table:table table:name="Table136" table:style-name="Table136">
        <table:table-column table:style-name="Table136.A"/>
        <table:table-column table:style-name="Table136.B"/>
        <table:table-column table:style-name="Table136.C"/>
        <table:table-row>
          <table:table-cell table:style-name="Table136.A1" office:value-type="string">
            <text:p text:style-name="WW-Table_20_Heading">Toolbar Name:</text:p>
          </table:table-cell>
          <table:table-cell table:style-name="Table136.A1" office:value-type="string">
            <text:p text:style-name="WW-Table_20_Heading">EN:</text:p>
          </table:table-cell>
          <table:table-cell table:style-name="Table136.C1" office:value-type="string">
            <text:p text:style-name="P65">Zoom</text:p>
          </table:table-cell>
        </table:table-row>
        <table:table-row>
          <table:table-cell table:style-name="Table136.A2" office:value-type="string">
            <text:p text:style-name="WW-Table_20_Contents"/>
          </table:table-cell>
          <table:table-cell table:style-name="Table136.A2" office:value-type="string">
            <text:p text:style-name="P89">GER:</text:p>
          </table:table-cell>
          <table:table-cell table:style-name="Table136.C2" office:value-type="string">
            <text:p text:style-name="P100">Zoom</text:p>
          </table:table-cell>
        </table:table-row>
        <table:table-row>
          <table:table-cell table:style-name="Table136.A2" table:number-columns-spanned="2" office:value-type="string">
            <text:p text:style-name="WW-Table_20_Heading">Toolbar File Name:</text:p>
          </table:table-cell>
          <table:covered-table-cell/>
          <table:table-cell table:style-name="Table136.C2" office:value-type="string">
            <text:p text:style-name="P100">Zombar.xml</text:p>
          </table:table-cell>
        </table:table-row>
        <table:table-row>
          <table:table-cell table:style-name="Table136.A2" table:number-columns-spanned="2" office:value-type="string">
            <text:p text:style-name="P89">Appears in:</text:p>
          </table:table-cell>
          <table:covered-table-cell/>
          <table:table-cell table:style-name="Table136.C2" office:value-type="string">
            <text:p text:style-name="P99">Draw</text:p>
          </table:table-cell>
        </table:table-row>
        <table:table-row>
          <table:table-cell table:style-name="Table136.A2" table:number-columns-spanned="2" office:value-type="string">
            <text:p text:style-name="P89">Shall always be visible</text:p>
          </table:table-cell>
          <table:covered-table-cell/>
          <table:table-cell table:style-name="Table136.C2" office:value-type="string">
            <text:p text:style-name="P99">No</text:p>
          </table:table-cell>
        </table:table-row>
        <table:table-row>
          <table:table-cell table:style-name="Table136.A2" table:number-columns-spanned="2" office:value-type="string">
            <text:p text:style-name="P89">List in View/Toolbars:</text:p>
          </table:table-cell>
          <table:covered-table-cell/>
          <table:table-cell table:style-name="Table136.C2" office:value-type="string">
            <text:p text:style-name="P99">Yes</text:p>
          </table:table-cell>
        </table:table-row>
        <table:table-row>
          <table:table-cell table:style-name="Table136.A2" table:number-columns-spanned="2" office:value-type="string">
            <text:p text:style-name="P89">Visible after first start</text:p>
          </table:table-cell>
          <table:covered-table-cell/>
          <table:table-cell table:style-name="Table136.C2" office:value-type="string">
            <text:p text:style-name="P99">No</text:p>
          </table:table-cell>
        </table:table-row>
        <table:table-row>
          <table:table-cell table:style-name="Table136.A2" table:number-columns-spanned="2" office:value-type="string">
            <text:p text:style-name="P89">Sub-Toolbar of:</text:p>
          </table:table-cell>
          <table:covered-table-cell/>
          <table:table-cell table:style-name="Table136.C2" office:value-type="string">
            <text:p text:style-name="P99">Standard</text:p>
          </table:table-cell>
        </table:table-row>
        <table:table-row>
          <table:table-cell table:style-name="Table136.A2" table:number-columns-spanned="2" office:value-type="string">
            <text:p text:style-name="P89">Display Tb if context is given</text:p>
          </table:table-cell>
          <table:covered-table-cell/>
          <table:table-cell table:style-name="Table136.C2" office:value-type="string">
            <text:p text:style-name="P99">N/A</text:p>
          </table:table-cell>
        </table:table-row>
        <table:table-row>
          <table:table-cell table:style-name="Table136.A2" table:number-columns-spanned="2" office:value-type="string">
            <text:p text:style-name="P89">Close Operation</text:p>
          </table:table-cell>
          <table:covered-table-cell/>
          <table:table-cell table:style-name="Table136.C2" office:value-type="string">
            <text:p text:style-name="P107">Permanently</text:p>
          </table:table-cell>
        </table:table-row>
        <table:table-row>
          <table:table-cell table:style-name="Table136.A2" table:number-columns-spanned="2" office:value-type="string">
            <text:p text:style-name="P89">Default Docking State</text:p>
          </table:table-cell>
          <table:covered-table-cell/>
          <table:table-cell table:style-name="Table136.C2" office:value-type="string">
            <text:p text:style-name="P104">Floated</text:p>
          </table:table-cell>
        </table:table-row>
        <table:table-row>
          <table:table-cell table:style-name="Table136.A2" table:number-columns-spanned="2" office:value-type="string">
            <text:p text:style-name="P89">Default Position</text:p>
          </table:table-cell>
          <table:covered-table-cell/>
          <table:table-cell table:style-name="Table136.C2" office:value-type="string">
            <text:p text:style-name="P104">N/A</text:p>
          </table:table-cell>
        </table:table-row>
        <table:table-row>
          <table:table-cell table:style-name="Table136.A2" table:number-columns-spanned="2" office:value-type="string">
            <text:p text:style-name="P89">Default Style</text:p>
          </table:table-cell>
          <table:covered-table-cell/>
          <table:table-cell table:style-name="Table136.C2" office:value-type="string">
            <text:p text:style-name="P104">Icon</text:p>
          </table:table-cell>
        </table:table-row>
        <table:table-row>
          <table:table-cell table:style-name="Table136.A2" table:number-columns-spanned="2" office:value-type="string">
            <text:p text:style-name="P89">Name in OpenOffice 1.1</text:p>
          </table:table-cell>
          <table:covered-table-cell/>
          <table:table-cell table:style-name="Table136.C2" office:value-type="string">
            <text:p text:style-name="P66">Zoom</text:p>
          </table:table-cell>
        </table:table-row>
        <table:table-row>
          <table:table-cell table:style-name="Table136.A2" table:number-columns-spanned="2" office:value-type="string">
            <text:p text:style-name="P89">Name in Microsoft Office 2003</text:p>
          </table:table-cell>
          <table:covered-table-cell/>
          <table:table-cell table:style-name="Table136.C2" office:value-type="string">
            <text:p text:style-name="P66">N/A</text:p>
          </table:table-cell>
        </table:table-row>
        <table:table-row>
          <table:table-cell table:style-name="Table136.A2" table:number-columns-spanned="2" office:value-type="string">
            <text:p text:style-name="P89">Notes:</text:p>
          </table:table-cell>
          <table:covered-table-cell/>
          <table:table-cell table:style-name="Table136.C2" office:value-type="string">
            <text:p text:style-name="P66"/>
          </table:table-cell>
        </table:table-row>
        <table:table-row>
          <table:table-cell table:style-name="Table136.A2" table:number-columns-spanned="2" office:value-type="string">
            <text:p text:style-name="P89">Toolbar Content</text:p>
          </table:table-cell>
          <table:covered-table-cell/>
          <table:table-cell table:style-name="Table136.C2" office:value-type="string">
            <text:p text:style-name="P32">Zoom In</text:p>
            <text:p text:style-name="P32">Zoom Out</text:p>
            <text:p text:style-name="P32">-------------</text:p>
            <text:p text:style-name="P32">Zoom 100%</text:p>
            <text:p text:style-name="P32">Zoom Previous [hidden by default]</text:p>
            <text:p text:style-name="P32">Zoom Next [hidden by default]</text:p>
            <text:p text:style-name="P32">Zoom Page</text:p>
            <text:p text:style-name="P32">Zoom Page Width</text:p>
            <text:p text:style-name="P32">Optimal</text:p>
            <text:p text:style-name="P32">Object Zoom</text:p>
            <text:p text:style-name="P32">--------------</text:p>
            <text:p text:style-name="P32">Shift</text:p>
          </table:table-cell>
        </table:table-row>
      </table:table>
      <text:p text:style-name="Standard"/>
      <text:h text:style-name="P47" text:outline-level="3">Drawing (Draw)</text:h>
      <table:table table:name="Table137" table:style-name="Table137">
        <table:table-column table:style-name="Table137.A"/>
        <table:table-column table:style-name="Table137.B"/>
        <table:table-column table:style-name="Table137.C"/>
        <table:table-row>
          <table:table-cell table:style-name="Table137.A1" office:value-type="string">
            <text:p text:style-name="WW-Table_20_Heading">Toolbar Name:</text:p>
          </table:table-cell>
          <table:table-cell table:style-name="Table137.A1" office:value-type="string">
            <text:p text:style-name="WW-Table_20_Heading">EN:</text:p>
          </table:table-cell>
          <table:table-cell table:style-name="Table137.C1" office:value-type="string">
            <text:p text:style-name="P65">Drawing</text:p>
          </table:table-cell>
        </table:table-row>
        <table:table-row>
          <table:table-cell table:style-name="Table137.A2" office:value-type="string">
            <text:p text:style-name="WW-Table_20_Contents"/>
          </table:table-cell>
          <table:table-cell table:style-name="Table137.A2" office:value-type="string">
            <text:p text:style-name="P89">GER:</text:p>
          </table:table-cell>
          <table:table-cell table:style-name="Table137.C2" office:value-type="string">
            <text:p text:style-name="P100">Zeichnen</text:p>
          </table:table-cell>
        </table:table-row>
        <table:table-row>
          <table:table-cell table:style-name="Table137.A2" table:number-columns-spanned="2" office:value-type="string">
            <text:p text:style-name="WW-Table_20_Heading">Toolbar File Name:</text:p>
          </table:table-cell>
          <table:covered-table-cell/>
          <table:table-cell table:style-name="Table137.C2" office:value-type="string">
            <text:p text:style-name="P100">toolbar.xml</text:p>
          </table:table-cell>
        </table:table-row>
        <table:table-row>
          <table:table-cell table:style-name="Table137.A2" table:number-columns-spanned="2" office:value-type="string">
            <text:p text:style-name="P89">Appears in:</text:p>
          </table:table-cell>
          <table:covered-table-cell/>
          <table:table-cell table:style-name="Table137.C2" office:value-type="string">
            <text:p text:style-name="P99">Draw</text:p>
          </table:table-cell>
        </table:table-row>
        <table:table-row>
          <table:table-cell table:style-name="Table137.A2" table:number-columns-spanned="2" office:value-type="string">
            <text:p text:style-name="P89">Shall always be visible</text:p>
          </table:table-cell>
          <table:covered-table-cell/>
          <table:table-cell table:style-name="Table137.C2" office:value-type="string">
            <text:p text:style-name="P99">Yes</text:p>
          </table:table-cell>
        </table:table-row>
        <table:table-row>
          <table:table-cell table:style-name="Table137.A2" table:number-columns-spanned="2" office:value-type="string">
            <text:p text:style-name="P89">List in View/Toolbars:</text:p>
          </table:table-cell>
          <table:covered-table-cell/>
          <table:table-cell table:style-name="Table137.C2" office:value-type="string">
            <text:p text:style-name="P99">Yes</text:p>
          </table:table-cell>
        </table:table-row>
        <table:table-row>
          <table:table-cell table:style-name="Table137.A2" table:number-columns-spanned="2" office:value-type="string">
            <text:p text:style-name="P89">Visible after first start</text:p>
          </table:table-cell>
          <table:covered-table-cell/>
          <table:table-cell table:style-name="Table137.C2" office:value-type="string">
            <text:p text:style-name="P99">Yes</text:p>
          </table:table-cell>
        </table:table-row>
        <table:table-row>
          <table:table-cell table:style-name="Table137.A2" table:number-columns-spanned="2" office:value-type="string">
            <text:p text:style-name="P89">Sub-Toolbar of:</text:p>
          </table:table-cell>
          <table:covered-table-cell/>
          <table:table-cell table:style-name="Table137.C2" office:value-type="string">
            <text:p text:style-name="P99">N/A</text:p>
          </table:table-cell>
        </table:table-row>
        <table:table-row>
          <table:table-cell table:style-name="Table137.A2" table:number-columns-spanned="2" office:value-type="string">
            <text:p text:style-name="P89">Display Tb if context is given</text:p>
          </table:table-cell>
          <table:covered-table-cell/>
          <table:table-cell table:style-name="Table137.C2" office:value-type="string">
            <text:p text:style-name="P99">No</text:p>
          </table:table-cell>
        </table:table-row>
        <table:table-row>
          <table:table-cell table:style-name="Table137.A2" table:number-columns-spanned="2" office:value-type="string">
            <text:p text:style-name="P89">Close Operation</text:p>
          </table:table-cell>
          <table:covered-table-cell/>
          <table:table-cell table:style-name="Table137.C2" office:value-type="string">
            <text:p text:style-name="P107">Permanently</text:p>
          </table:table-cell>
        </table:table-row>
        <table:table-row>
          <table:table-cell table:style-name="Table137.A2" table:number-columns-spanned="2" office:value-type="string">
            <text:p text:style-name="P89">Default Docking State</text:p>
          </table:table-cell>
          <table:covered-table-cell/>
          <table:table-cell table:style-name="Table137.C2" office:value-type="string">
            <text:p text:style-name="P103">Docked</text:p>
          </table:table-cell>
        </table:table-row>
        <table:table-row>
          <table:table-cell table:style-name="Table137.A2" table:number-columns-spanned="2" office:value-type="string">
            <text:p text:style-name="P89">Default Position</text:p>
          </table:table-cell>
          <table:covered-table-cell/>
          <table:table-cell table:style-name="Table137.C2" office:value-type="string">
            <text:p text:style-name="P103">Bottom</text:p>
          </table:table-cell>
        </table:table-row>
        <table:table-row>
          <table:table-cell table:style-name="Table137.A2" table:number-columns-spanned="2" office:value-type="string">
            <text:p text:style-name="P89">Default Style</text:p>
          </table:table-cell>
          <table:covered-table-cell/>
          <table:table-cell table:style-name="Table137.C2" office:value-type="string">
            <text:p text:style-name="P104">Icon</text:p>
          </table:table-cell>
        </table:table-row>
        <table:table-row>
          <table:table-cell table:style-name="Table137.A2" table:number-columns-spanned="2" office:value-type="string">
            <text:p text:style-name="P89">Name in OpenOffice 1.1</text:p>
          </table:table-cell>
          <table:covered-table-cell/>
          <table:table-cell table:style-name="Table137.C2" office:value-type="string">
            <text:p text:style-name="P66">Main Toolbar</text:p>
          </table:table-cell>
        </table:table-row>
        <table:table-row>
          <table:table-cell table:style-name="Table137.A2" table:number-columns-spanned="2" office:value-type="string">
            <text:p text:style-name="P89">Name in Microsoft Office 2003</text:p>
          </table:table-cell>
          <table:covered-table-cell/>
          <table:table-cell table:style-name="Table137.C2" office:value-type="string">
            <text:p text:style-name="P66">Drawing</text:p>
          </table:table-cell>
        </table:table-row>
        <table:table-row>
          <table:table-cell table:style-name="Table137.A2" table:number-columns-spanned="2" office:value-type="string">
            <text:p text:style-name="P108">Notes:</text:p>
          </table:table-cell>
          <table:covered-table-cell/>
          <table:table-cell table:style-name="Table137.C2" office:value-type="string">
            <text:p text:style-name="P66"/>
          </table:table-cell>
        </table:table-row>
        <table:table-row>
          <table:table-cell table:style-name="Table137.A2" table:number-columns-spanned="2" office:value-type="string">
            <text:p text:style-name="P108">Toolbar Content</text:p>
          </table:table-cell>
          <table:covered-table-cell/>
          <table:table-cell table:style-name="Table137.C2" office:value-type="string">
            <text:p text:style-name="P11">Select</text:p>
            <text:p text:style-name="P32">-------------</text:p>
            <text:p text:style-name="P32">Line</text:p>
            <text:p text:style-name="P36">Line ends with arrows</text:p>
            <text:p text:style-name="P32">Rectangle</text:p>
            <text:p text:style-name="P32">Ellipse</text:p>
            <text:p text:style-name="P32">Text</text:p>
            <text:p text:style-name="P32">Vertical Text</text:p>
            <text:p text:style-name="P37">--------------<text:line-break/>Curve -&gt; Curve<text:line-break/>Connector -&gt; Connector<text:line-break/>Arrows -&gt; Arrows</text:p>
            <text:p text:style-name="P37">3D-Objects -&gt; 3D-Objects [hidden by default]<text:line-break/>Basic Shapes -&gt; Basic Shapes <text:line-break/>Symbol Shapes -&gt; <text:s/>Symbol Shapes</text:p>
            <text:p text:style-name="P37">Block Arrows -&gt; Block Arrows <text:line-break/>Flow Charts -&gt; <text:s/>Flow Charts</text:p>
            <text:p text:style-name="P37">Callouts -&gt; Callouts</text:p>
            <text:p text:style-name="P37">Stars -&gt; Stars</text:p>
            <text:p text:style-name="P30"><text:span text:style-name="T20">----------------<text:line-break/></text:span><text:span text:style-name="T18">Points -&gt; Points<text:line-break/>Glue Points -&gt; Glue Points </text:span></text:p>
            <text:p text:style-name="P36">To Curve [hidden by default]<text:line-break/>To Polygon [hidden by default]<text:line-break/>To 3D [hidden by default]</text:p>
            <text:p text:style-name="P30"><text:span text:style-name="T16">To 3D Rotation Object [hidden by default]</text:span><text:span text:style-name="T18"><text:line-break/>----------------</text:span></text:p>
            <text:p text:style-name="P36">Fontwork Gallery<text:line-break/>Insert Graphics<text:line-break/>Gallery</text:p>
            <text:p text:style-name="P32"><text:span text:style-name="T9">----------------<text:line-break/></text:span><text:span text:style-name="T29">Effects</text:span></text:p>
            <text:p text:style-name="P36">Flip [hidden by default]<text:line-break/>Position and Size [hidden by default]</text:p>
            <text:p text:style-name="P37">Alignment --&gt; Alignment</text:p>
            <text:p text:style-name="P37">Arrange --&gt; Arrange</text:p>
            <text:p text:style-name="P36">----------------</text:p>
            <text:p text:style-name="P36">Insert --&gt; Insert [hidden by default]<text:line-break/>Controls --&gt; Controls [hidden by default]<text:line-break/>----------------<text:line-break/>Extrusion ON/OFF</text:p>
          </table:table-cell>
        </table:table-row>
      </table:table>
      <text:h text:style-name="P47" text:outline-level="3">Text (Draw)</text:h>
      <table:table table:name="Table138" table:style-name="Table138">
        <table:table-column table:style-name="Table138.A"/>
        <table:table-column table:style-name="Table138.B"/>
        <table:table-column table:style-name="Table138.C"/>
        <table:table-row>
          <table:table-cell table:style-name="Table138.A1" office:value-type="string">
            <text:p text:style-name="WW-Table_20_Heading">Toolbar Name:</text:p>
          </table:table-cell>
          <table:table-cell table:style-name="Table138.A1" office:value-type="string">
            <text:p text:style-name="WW-Table_20_Heading">EN:</text:p>
          </table:table-cell>
          <table:table-cell table:style-name="Table138.C1" office:value-type="string">
            <text:p text:style-name="P65">Text</text:p>
          </table:table-cell>
        </table:table-row>
        <table:table-row>
          <table:table-cell table:style-name="Table138.A2" office:value-type="string">
            <text:p text:style-name="WW-Table_20_Contents"/>
          </table:table-cell>
          <table:table-cell table:style-name="Table138.A2" office:value-type="string">
            <text:p text:style-name="P89">GER:</text:p>
          </table:table-cell>
          <table:table-cell table:style-name="Table138.C2" office:value-type="string">
            <text:p text:style-name="P100">Text</text:p>
          </table:table-cell>
        </table:table-row>
        <table:table-row>
          <table:table-cell table:style-name="Table138.A2" table:number-columns-spanned="2" office:value-type="string">
            <text:p text:style-name="WW-Table_20_Heading">Toolbar File Name:</text:p>
          </table:table-cell>
          <table:covered-table-cell/>
          <table:table-cell table:style-name="Table138.C2" office:value-type="string">
            <text:p text:style-name="P100">textbar.xml</text:p>
          </table:table-cell>
        </table:table-row>
        <table:table-row>
          <table:table-cell table:style-name="Table138.A2" table:number-columns-spanned="2" office:value-type="string">
            <text:p text:style-name="P89">Appears in:</text:p>
          </table:table-cell>
          <table:covered-table-cell/>
          <table:table-cell table:style-name="Table138.C2" office:value-type="string">
            <text:p text:style-name="P99">Draw</text:p>
          </table:table-cell>
        </table:table-row>
        <table:table-row>
          <table:table-cell table:style-name="Table138.A2" table:number-columns-spanned="2" office:value-type="string">
            <text:p text:style-name="P89">Shall always be visible</text:p>
          </table:table-cell>
          <table:covered-table-cell/>
          <table:table-cell table:style-name="Table138.C2" office:value-type="string">
            <text:p text:style-name="P99">No</text:p>
          </table:table-cell>
        </table:table-row>
        <table:table-row>
          <table:table-cell table:style-name="Table138.A2" table:number-columns-spanned="2" office:value-type="string">
            <text:p text:style-name="P89">List in View/Toolbars:</text:p>
          </table:table-cell>
          <table:covered-table-cell/>
          <table:table-cell table:style-name="Table138.C2" office:value-type="string">
            <text:p text:style-name="P99">No</text:p>
          </table:table-cell>
        </table:table-row>
        <table:table-row>
          <table:table-cell table:style-name="Table138.A2" table:number-columns-spanned="2" office:value-type="string">
            <text:p text:style-name="P89">Visible after first start</text:p>
          </table:table-cell>
          <table:covered-table-cell/>
          <table:table-cell table:style-name="Table138.C2" office:value-type="string">
            <text:p text:style-name="P99">No</text:p>
          </table:table-cell>
        </table:table-row>
        <table:table-row>
          <table:table-cell table:style-name="Table138.A2" table:number-columns-spanned="2" office:value-type="string">
            <text:p text:style-name="P89">Sub-Toolbar of:</text:p>
          </table:table-cell>
          <table:covered-table-cell/>
          <table:table-cell table:style-name="Table138.C2" office:value-type="string">
            <text:p text:style-name="P99">Drawing</text:p>
          </table:table-cell>
        </table:table-row>
        <table:table-row>
          <table:table-cell table:style-name="Table138.A2" table:number-columns-spanned="2" office:value-type="string">
            <text:p text:style-name="P89">Display Tb if context is given</text:p>
          </table:table-cell>
          <table:covered-table-cell/>
          <table:table-cell table:style-name="Table138.C2" office:value-type="string">
            <text:p text:style-name="P99">No</text:p>
          </table:table-cell>
        </table:table-row>
        <table:table-row>
          <table:table-cell table:style-name="Table138.A2" table:number-columns-spanned="2" office:value-type="string">
            <text:p text:style-name="P89">Close Operation</text:p>
          </table:table-cell>
          <table:covered-table-cell/>
          <table:table-cell table:style-name="Table138.C2" office:value-type="string">
            <text:p text:style-name="P107">Permanently</text:p>
          </table:table-cell>
        </table:table-row>
        <table:table-row>
          <table:table-cell table:style-name="Table138.A2" table:number-columns-spanned="2" office:value-type="string">
            <text:p text:style-name="P89">Default Docking State</text:p>
          </table:table-cell>
          <table:covered-table-cell/>
          <table:table-cell table:style-name="Table138.C2" office:value-type="string">
            <text:p text:style-name="P103">Floated</text:p>
          </table:table-cell>
        </table:table-row>
        <table:table-row>
          <table:table-cell table:style-name="Table138.A2" table:number-columns-spanned="2" office:value-type="string">
            <text:p text:style-name="P89">Default Position</text:p>
          </table:table-cell>
          <table:covered-table-cell/>
          <table:table-cell table:style-name="Table138.C2" office:value-type="string">
            <text:p text:style-name="P103">N/A</text:p>
          </table:table-cell>
        </table:table-row>
        <table:table-row>
          <table:table-cell table:style-name="Table138.A2" table:number-columns-spanned="2" office:value-type="string">
            <text:p text:style-name="P89">Default Style</text:p>
          </table:table-cell>
          <table:covered-table-cell/>
          <table:table-cell table:style-name="Table138.C2" office:value-type="string">
            <text:p text:style-name="P104">Icon</text:p>
          </table:table-cell>
        </table:table-row>
        <table:table-row>
          <table:table-cell table:style-name="Table138.A2" table:number-columns-spanned="2" office:value-type="string">
            <text:p text:style-name="P89">Name in OpenOffice 1.1</text:p>
          </table:table-cell>
          <table:covered-table-cell/>
          <table:table-cell table:style-name="Table138.C2" office:value-type="string">
            <text:p text:style-name="P66">Text</text:p>
          </table:table-cell>
        </table:table-row>
        <table:table-row>
          <table:table-cell table:style-name="Table138.A2" table:number-columns-spanned="2" office:value-type="string">
            <text:p text:style-name="P89">Name in Microsoft Office 2003</text:p>
          </table:table-cell>
          <table:covered-table-cell/>
          <table:table-cell table:style-name="Table138.C2" office:value-type="string">
            <text:p text:style-name="P66">N/A</text:p>
          </table:table-cell>
        </table:table-row>
        <table:table-row>
          <table:table-cell table:style-name="Table138.A2" table:number-columns-spanned="2" office:value-type="string">
            <text:p text:style-name="P89">Notes:</text:p>
          </table:table-cell>
          <table:covered-table-cell/>
          <table:table-cell table:style-name="Table138.C2" office:value-type="string">
            <text:p text:style-name="P69">This toolbar shall be hidden per default !!!!!; </text:p>
          </table:table-cell>
        </table:table-row>
        <table:table-row>
          <table:table-cell table:style-name="Table138.A2" table:number-columns-spanned="2" office:value-type="string">
            <text:p text:style-name="P89">Toolbar Content</text:p>
          </table:table-cell>
          <table:covered-table-cell/>
          <table:table-cell table:style-name="Table138.C2" office:value-type="string">
            <text:p text:style-name="P12">Text</text:p>
            <text:p text:style-name="P32">Fit Text to Frame</text:p>
            <text:p text:style-name="P32">Callouts</text:p>
            <text:p text:style-name="P32">-----------------</text:p>
            <text:p text:style-name="P32">Vertical Text</text:p>
            <text:p text:style-name="P32">Fit Vertical Text to Frame</text:p>
            <text:p text:style-name="P32">Vertical Callouts</text:p>
          </table:table-cell>
        </table:table-row>
      </table:table>
      <text:h text:style-name="P47" text:outline-level="3">Lines (Draw)</text:h>
      <table:table table:name="Table139" table:style-name="Table139">
        <table:table-column table:style-name="Table139.A"/>
        <table:table-column table:style-name="Table139.B"/>
        <table:table-column table:style-name="Table139.C"/>
        <table:table-row>
          <table:table-cell table:style-name="Table139.A1" office:value-type="string">
            <text:p text:style-name="WW-Table_20_Heading">Toolbar Name:</text:p>
          </table:table-cell>
          <table:table-cell table:style-name="Table139.A1" office:value-type="string">
            <text:p text:style-name="WW-Table_20_Heading">EN:</text:p>
          </table:table-cell>
          <table:table-cell table:style-name="Table139.C1" office:value-type="string">
            <text:p text:style-name="P65">Lines</text:p>
          </table:table-cell>
        </table:table-row>
        <table:table-row>
          <table:table-cell table:style-name="Table139.A2" office:value-type="string">
            <text:p text:style-name="WW-Table_20_Contents"/>
          </table:table-cell>
          <table:table-cell table:style-name="Table139.A2" office:value-type="string">
            <text:p text:style-name="P89">GER:</text:p>
          </table:table-cell>
          <table:table-cell table:style-name="Table139.C2" office:value-type="string">
            <text:p text:style-name="P100">Linien</text:p>
          </table:table-cell>
        </table:table-row>
        <table:table-row>
          <table:table-cell table:style-name="Table139.A2" table:number-columns-spanned="2" office:value-type="string">
            <text:p text:style-name="WW-Table_20_Heading">Toolbar File Name:</text:p>
          </table:table-cell>
          <table:covered-table-cell/>
          <table:table-cell table:style-name="Table139.C2" office:value-type="string">
            <text:p text:style-name="P100">Linesbar.xml</text:p>
          </table:table-cell>
        </table:table-row>
        <table:table-row>
          <table:table-cell table:style-name="Table139.A2" table:number-columns-spanned="2" office:value-type="string">
            <text:p text:style-name="P89">Appears in:</text:p>
          </table:table-cell>
          <table:covered-table-cell/>
          <table:table-cell table:style-name="Table139.C2" office:value-type="string">
            <text:p text:style-name="P99">Draw</text:p>
          </table:table-cell>
        </table:table-row>
        <table:table-row>
          <table:table-cell table:style-name="Table139.A2" table:number-columns-spanned="2" office:value-type="string">
            <text:p text:style-name="P89">Shall always be visible</text:p>
          </table:table-cell>
          <table:covered-table-cell/>
          <table:table-cell table:style-name="Table139.C2" office:value-type="string">
            <text:p text:style-name="P99">No</text:p>
          </table:table-cell>
        </table:table-row>
        <table:table-row>
          <table:table-cell table:style-name="Table139.A2" table:number-columns-spanned="2" office:value-type="string">
            <text:p text:style-name="P89">List in View/Toolbars:</text:p>
          </table:table-cell>
          <table:covered-table-cell/>
          <table:table-cell table:style-name="Table139.C2" office:value-type="string">
            <text:p text:style-name="P99">No</text:p>
          </table:table-cell>
        </table:table-row>
        <table:table-row>
          <table:table-cell table:style-name="Table139.A2" table:number-columns-spanned="2" office:value-type="string">
            <text:p text:style-name="P89">Visible after first start</text:p>
          </table:table-cell>
          <table:covered-table-cell/>
          <table:table-cell table:style-name="Table139.C2" office:value-type="string">
            <text:p text:style-name="P99">No</text:p>
          </table:table-cell>
        </table:table-row>
        <table:table-row>
          <table:table-cell table:style-name="Table139.A2" table:number-columns-spanned="2" office:value-type="string">
            <text:p text:style-name="P89">Sub-Toolbar of:</text:p>
          </table:table-cell>
          <table:covered-table-cell/>
          <table:table-cell table:style-name="Table139.C2" office:value-type="string">
            <text:p text:style-name="P99">Drawing</text:p>
          </table:table-cell>
        </table:table-row>
        <table:table-row>
          <table:table-cell table:style-name="Table139.A2" table:number-columns-spanned="2" office:value-type="string">
            <text:p text:style-name="P89">Display Tb if context is given</text:p>
          </table:table-cell>
          <table:covered-table-cell/>
          <table:table-cell table:style-name="Table139.C2" office:value-type="string">
            <text:p text:style-name="P99">No</text:p>
          </table:table-cell>
        </table:table-row>
        <table:table-row>
          <table:table-cell table:style-name="Table139.A2" table:number-columns-spanned="2" office:value-type="string">
            <text:p text:style-name="P89">Close Operation</text:p>
          </table:table-cell>
          <table:covered-table-cell/>
          <table:table-cell table:style-name="Table139.C2" office:value-type="string">
            <text:p text:style-name="P107">Permanently</text:p>
          </table:table-cell>
        </table:table-row>
        <table:table-row>
          <table:table-cell table:style-name="Table139.A2" table:number-columns-spanned="2" office:value-type="string">
            <text:p text:style-name="P89">Default Docking State</text:p>
          </table:table-cell>
          <table:covered-table-cell/>
          <table:table-cell table:style-name="Table139.C2" office:value-type="string">
            <text:p text:style-name="P103">Floated</text:p>
          </table:table-cell>
        </table:table-row>
        <table:table-row>
          <table:table-cell table:style-name="Table139.A2" table:number-columns-spanned="2" office:value-type="string">
            <text:p text:style-name="P89">Default Position</text:p>
          </table:table-cell>
          <table:covered-table-cell/>
          <table:table-cell table:style-name="Table139.C2" office:value-type="string">
            <text:p text:style-name="P103">N/A</text:p>
          </table:table-cell>
        </table:table-row>
        <table:table-row>
          <table:table-cell table:style-name="Table139.A2" table:number-columns-spanned="2" office:value-type="string">
            <text:p text:style-name="P89">Default Style</text:p>
          </table:table-cell>
          <table:covered-table-cell/>
          <table:table-cell table:style-name="Table139.C2" office:value-type="string">
            <text:p text:style-name="P104">Icon</text:p>
          </table:table-cell>
        </table:table-row>
        <table:table-row>
          <table:table-cell table:style-name="Table139.A2" table:number-columns-spanned="2" office:value-type="string">
            <text:p text:style-name="P89">Name in OpenOffice 1.1</text:p>
          </table:table-cell>
          <table:covered-table-cell/>
          <table:table-cell table:style-name="Table139.C2" office:value-type="string">
            <text:p text:style-name="P66">N/A</text:p>
          </table:table-cell>
        </table:table-row>
        <table:table-row>
          <table:table-cell table:style-name="Table139.A2" table:number-columns-spanned="2" office:value-type="string">
            <text:p text:style-name="P89">Name in Microsoft Office 2003</text:p>
          </table:table-cell>
          <table:covered-table-cell/>
          <table:table-cell table:style-name="Table139.C2" office:value-type="string">
            <text:p text:style-name="P66">Lines</text:p>
          </table:table-cell>
        </table:table-row>
        <table:table-row>
          <table:table-cell table:style-name="Table139.A2" table:number-columns-spanned="2" office:value-type="string">
            <text:p text:style-name="P89">Notes:</text:p>
          </table:table-cell>
          <table:covered-table-cell/>
          <table:table-cell table:style-name="Table139.C2" office:value-type="string">
            <text:p text:style-name="P69"/>
          </table:table-cell>
        </table:table-row>
        <table:table-row>
          <table:table-cell table:style-name="Table139.A2" table:number-columns-spanned="2" office:value-type="string">
            <text:p text:style-name="P89">Toolbar Content</text:p>
          </table:table-cell>
          <table:covered-table-cell/>
          <table:table-cell table:style-name="Table139.C2" office:value-type="string">
            <text:p text:style-name="P9">Curve, Filled</text:p>
            <text:p text:style-name="P9">Polygon, Filled</text:p>
            <text:p text:style-name="P9">Polygon (45°), Filled</text:p>
            <text:p text:style-name="P9">Freeform Line, Filled</text:p>
            <text:p text:style-name="P9">---------------------</text:p>
            <text:p text:style-name="P9">Curve</text:p>
            <text:p text:style-name="P9">Polygon</text:p>
            <text:p text:style-name="P9">Polygon (45°)</text:p>
            <text:p text:style-name="P9">Freeform Line</text:p>
          </table:table-cell>
        </table:table-row>
      </table:table>
      <text:h text:style-name="P47" text:outline-level="3">Connectors (Draw)</text:h>
      <table:table table:name="Table140" table:style-name="Table140">
        <table:table-column table:style-name="Table140.A"/>
        <table:table-column table:style-name="Table140.B"/>
        <table:table-column table:style-name="Table140.C"/>
        <table:table-row>
          <table:table-cell table:style-name="Table140.A1" office:value-type="string">
            <text:p text:style-name="WW-Table_20_Heading">Toolbar Name:</text:p>
          </table:table-cell>
          <table:table-cell table:style-name="Table140.A1" office:value-type="string">
            <text:p text:style-name="WW-Table_20_Heading">EN:</text:p>
          </table:table-cell>
          <table:table-cell table:style-name="Table140.C1" office:value-type="string">
            <text:p text:style-name="P65">Connectors</text:p>
          </table:table-cell>
        </table:table-row>
        <table:table-row>
          <table:table-cell table:style-name="Table140.A2" office:value-type="string">
            <text:p text:style-name="WW-Table_20_Contents"/>
          </table:table-cell>
          <table:table-cell table:style-name="Table140.A2" office:value-type="string">
            <text:p text:style-name="P89">GER:</text:p>
          </table:table-cell>
          <table:table-cell table:style-name="Table140.C2" office:value-type="string">
            <text:p text:style-name="P100">Verbinder</text:p>
          </table:table-cell>
        </table:table-row>
        <table:table-row>
          <table:table-cell table:style-name="Table140.A2" table:number-columns-spanned="2" office:value-type="string">
            <text:p text:style-name="WW-Table_20_Heading">Toolbar File Name:</text:p>
          </table:table-cell>
          <table:covered-table-cell/>
          <table:table-cell table:style-name="Table140.C2" office:value-type="string">
            <text:p text:style-name="P100">connectorsbar.xml</text:p>
          </table:table-cell>
        </table:table-row>
        <table:table-row>
          <table:table-cell table:style-name="Table140.A2" table:number-columns-spanned="2" office:value-type="string">
            <text:p text:style-name="P89">Appears in:</text:p>
          </table:table-cell>
          <table:covered-table-cell/>
          <table:table-cell table:style-name="Table140.C2" office:value-type="string">
            <text:p text:style-name="P99">Draw</text:p>
          </table:table-cell>
        </table:table-row>
        <table:table-row>
          <table:table-cell table:style-name="Table140.A2" table:number-columns-spanned="2" office:value-type="string">
            <text:p text:style-name="P89">Shall always be visible</text:p>
          </table:table-cell>
          <table:covered-table-cell/>
          <table:table-cell table:style-name="Table140.C2" office:value-type="string">
            <text:p text:style-name="P99">No</text:p>
          </table:table-cell>
        </table:table-row>
        <table:table-row>
          <table:table-cell table:style-name="Table140.A2" table:number-columns-spanned="2" office:value-type="string">
            <text:p text:style-name="P89">List in View/Toolbars:</text:p>
          </table:table-cell>
          <table:covered-table-cell/>
          <table:table-cell table:style-name="Table140.C2" office:value-type="string">
            <text:p text:style-name="P99">No</text:p>
          </table:table-cell>
        </table:table-row>
        <table:table-row>
          <table:table-cell table:style-name="Table140.A2" table:number-columns-spanned="2" office:value-type="string">
            <text:p text:style-name="P89">Visible after first start</text:p>
          </table:table-cell>
          <table:covered-table-cell/>
          <table:table-cell table:style-name="Table140.C2" office:value-type="string">
            <text:p text:style-name="P99">No</text:p>
          </table:table-cell>
        </table:table-row>
        <table:table-row>
          <table:table-cell table:style-name="Table140.A2" table:number-columns-spanned="2" office:value-type="string">
            <text:p text:style-name="P89">Sub-Toolbar of:</text:p>
          </table:table-cell>
          <table:covered-table-cell/>
          <table:table-cell table:style-name="Table140.C2" office:value-type="string">
            <text:p text:style-name="P99">Drawing</text:p>
          </table:table-cell>
        </table:table-row>
        <table:table-row>
          <table:table-cell table:style-name="Table140.A2" table:number-columns-spanned="2" office:value-type="string">
            <text:p text:style-name="P89">Display Tb if context is given</text:p>
          </table:table-cell>
          <table:covered-table-cell/>
          <table:table-cell table:style-name="Table140.C2" office:value-type="string">
            <text:p text:style-name="P99">No</text:p>
          </table:table-cell>
        </table:table-row>
        <table:table-row>
          <table:table-cell table:style-name="Table140.A2" table:number-columns-spanned="2" office:value-type="string">
            <text:p text:style-name="P89">Close Operation</text:p>
          </table:table-cell>
          <table:covered-table-cell/>
          <table:table-cell table:style-name="Table140.C2" office:value-type="string">
            <text:p text:style-name="P107">Permanently</text:p>
          </table:table-cell>
        </table:table-row>
        <table:table-row>
          <table:table-cell table:style-name="Table140.A2" table:number-columns-spanned="2" office:value-type="string">
            <text:p text:style-name="P89">Default Docking State</text:p>
          </table:table-cell>
          <table:covered-table-cell/>
          <table:table-cell table:style-name="Table140.C2" office:value-type="string">
            <text:p text:style-name="P103">Floated</text:p>
          </table:table-cell>
        </table:table-row>
        <table:table-row>
          <table:table-cell table:style-name="Table140.A2" table:number-columns-spanned="2" office:value-type="string">
            <text:p text:style-name="P89">Default Position</text:p>
          </table:table-cell>
          <table:covered-table-cell/>
          <table:table-cell table:style-name="Table140.C2" office:value-type="string">
            <text:p text:style-name="P103">N/A</text:p>
          </table:table-cell>
        </table:table-row>
        <table:table-row>
          <table:table-cell table:style-name="Table140.A2" table:number-columns-spanned="2" office:value-type="string">
            <text:p text:style-name="P89">Default Style</text:p>
          </table:table-cell>
          <table:covered-table-cell/>
          <table:table-cell table:style-name="Table140.C2" office:value-type="string">
            <text:p text:style-name="P104">Icon</text:p>
          </table:table-cell>
        </table:table-row>
        <table:table-row>
          <table:table-cell table:style-name="Table140.A2" table:number-columns-spanned="2" office:value-type="string">
            <text:p text:style-name="P89">Name in OpenOffice 1.1</text:p>
          </table:table-cell>
          <table:covered-table-cell/>
          <table:table-cell table:style-name="Table140.C2" office:value-type="string">
            <text:p text:style-name="P66">N/A</text:p>
          </table:table-cell>
        </table:table-row>
        <table:table-row>
          <table:table-cell table:style-name="Table140.A2" table:number-columns-spanned="2" office:value-type="string">
            <text:p text:style-name="P89">Name in Microsoft Office 2003</text:p>
          </table:table-cell>
          <table:covered-table-cell/>
          <table:table-cell table:style-name="Table140.C2" office:value-type="string">
            <text:p text:style-name="P66">Connectors</text:p>
          </table:table-cell>
        </table:table-row>
        <table:table-row>
          <table:table-cell table:style-name="Table140.A2" table:number-columns-spanned="2" office:value-type="string">
            <text:p text:style-name="P89">Notes:</text:p>
          </table:table-cell>
          <table:covered-table-cell/>
          <table:table-cell table:style-name="Table140.C2" office:value-type="string">
            <text:p text:style-name="P69"/>
          </table:table-cell>
        </table:table-row>
        <table:table-row>
          <table:table-cell table:style-name="Table140.A2" table:number-columns-spanned="2" office:value-type="string">
            <text:p text:style-name="P89">Toolbar Content</text:p>
          </table:table-cell>
          <table:covered-table-cell/>
          <table:table-cell table:style-name="Table140.C2" office:value-type="string">
            <text:p text:style-name="P9">Connector</text:p>
            <text:p text:style-name="P32">Connector Start with Arrow [hidden by default]</text:p>
            <text:p text:style-name="P32">Connector Ends with Arrow</text:p>
            <text:p text:style-name="P32">Connector with Arrows</text:p>
            <text:p text:style-name="P32">Connector Start with Circle [hidden by default]</text:p>
            <text:p text:style-name="P32">Connector Ends with Circle [hidden by default]</text:p>
            <text:p text:style-name="P32">Connector with Circles [hidden by default]</text:p>
            <text:p text:style-name="P32">---------------------------</text:p>
            <text:p text:style-name="P32">Line Connector</text:p>
            <text:p text:style-name="P32">Line Connector Start with Arrow [hidden by default]</text:p>
            <text:p text:style-name="P32">Line Connector Ends with Arrow</text:p>
            <text:p text:style-name="P32">Line Connector with Arrows</text:p>
            <text:p text:style-name="P32">Line Connector Start with Circle [hidden by default]</text:p>
            <text:p text:style-name="P32">Line Connector Ends with Circle [hidden by default]</text:p>
            <text:p text:style-name="P32">Line Connector with Circles [hidden by default]</text:p>
            <text:p text:style-name="P32">----------------------------</text:p>
            <text:p text:style-name="P32">Straight Connector</text:p>
            <text:p text:style-name="P32">Straight Connector Start with Arrow [hidden by default]</text:p>
            <text:p text:style-name="P32">Straight Connector Ends with Arrow</text:p>
            <text:p text:style-name="P32">Straight Connector with Arrows</text:p>
            <text:p text:style-name="P32">Straight Connector Start with Circle [hidden by default]</text:p>
            <text:p text:style-name="P32">Straight Connector Ends with Circle [hidden by default]</text:p>
            <text:p text:style-name="P32">Straight Connector with Circles [hidden by default]</text:p>
            <text:p text:style-name="P32">-----------------------------</text:p>
            <text:p text:style-name="P32">Curved Connector</text:p>
            <text:p text:style-name="P32">Curved Connector Start with Arrow [hidden by default]</text:p>
            <text:p text:style-name="P32">Curved Connector Ends with Arrow</text:p>
            <text:p text:style-name="P32">Curved Connector with Arrows</text:p>
            <text:p text:style-name="P32">Curved Connector Start with Circle [hidden by default]</text:p>
            <text:p text:style-name="P32">Curved Connector Ends with Circle [hidden by default]</text:p>
            <text:p text:style-name="P32">Curved Connector with Circles [hidden by default]</text:p>
          </table:table-cell>
        </table:table-row>
      </table:table>
      <text:h text:style-name="P47" text:outline-level="3">Basic Shapes (Draw)</text:h>
      <table:table table:name="Table141" table:style-name="Table141">
        <table:table-column table:style-name="Table141.A"/>
        <table:table-column table:style-name="Table141.B"/>
        <table:table-column table:style-name="Table141.C"/>
        <table:table-row>
          <table:table-cell table:style-name="Table141.A1" office:value-type="string">
            <text:p text:style-name="WW-Table_20_Heading">Toolbar Name:</text:p>
          </table:table-cell>
          <table:table-cell table:style-name="Table141.A1" office:value-type="string">
            <text:p text:style-name="WW-Table_20_Heading">EN:</text:p>
          </table:table-cell>
          <table:table-cell table:style-name="Table141.C1" office:value-type="string">
            <text:p text:style-name="P65">Basic Shapes</text:p>
          </table:table-cell>
        </table:table-row>
        <table:table-row>
          <table:table-cell table:style-name="Table141.A2" office:value-type="string">
            <text:p text:style-name="WW-Table_20_Contents"/>
          </table:table-cell>
          <table:table-cell table:style-name="Table141.A2" office:value-type="string">
            <text:p text:style-name="P89">GER:</text:p>
          </table:table-cell>
          <table:table-cell table:style-name="Table141.C2" office:value-type="string">
            <text:p text:style-name="P100">Standardformen</text:p>
          </table:table-cell>
        </table:table-row>
        <table:table-row>
          <table:table-cell table:style-name="Table141.A2" table:number-columns-spanned="2" office:value-type="string">
            <text:p text:style-name="WW-Table_20_Heading">Toolbar File Name:</text:p>
          </table:table-cell>
          <table:covered-table-cell/>
          <table:table-cell table:style-name="Table141.C2" office:value-type="string">
            <text:p text:style-name="P100">Basicshapes.xml</text:p>
          </table:table-cell>
        </table:table-row>
        <table:table-row>
          <table:table-cell table:style-name="Table141.A2" table:number-columns-spanned="2" office:value-type="string">
            <text:p text:style-name="P89">Appears in:</text:p>
          </table:table-cell>
          <table:covered-table-cell/>
          <table:table-cell table:style-name="Table141.C2" office:value-type="string">
            <text:p text:style-name="P99">Draw</text:p>
          </table:table-cell>
        </table:table-row>
        <table:table-row>
          <table:table-cell table:style-name="Table141.A2" table:number-columns-spanned="2" office:value-type="string">
            <text:p text:style-name="P89">Shall always be visible</text:p>
          </table:table-cell>
          <table:covered-table-cell/>
          <table:table-cell table:style-name="Table141.C2" office:value-type="string">
            <text:p text:style-name="P99">No</text:p>
          </table:table-cell>
        </table:table-row>
        <table:table-row>
          <table:table-cell table:style-name="Table141.A2" table:number-columns-spanned="2" office:value-type="string">
            <text:p text:style-name="P89">List in View/Toolbars:</text:p>
          </table:table-cell>
          <table:covered-table-cell/>
          <table:table-cell table:style-name="Table141.C2" office:value-type="string">
            <text:p text:style-name="P99">No</text:p>
          </table:table-cell>
        </table:table-row>
        <table:table-row>
          <table:table-cell table:style-name="Table141.A2" table:number-columns-spanned="2" office:value-type="string">
            <text:p text:style-name="P89">Visible after first start</text:p>
          </table:table-cell>
          <table:covered-table-cell/>
          <table:table-cell table:style-name="Table141.C2" office:value-type="string">
            <text:p text:style-name="P99">No</text:p>
          </table:table-cell>
        </table:table-row>
        <table:table-row>
          <table:table-cell table:style-name="Table141.A2" table:number-columns-spanned="2" office:value-type="string">
            <text:p text:style-name="P89">Sub-Toolbar of:</text:p>
          </table:table-cell>
          <table:covered-table-cell/>
          <table:table-cell table:style-name="Table141.C2" office:value-type="string">
            <text:p text:style-name="P99">Drawing</text:p>
          </table:table-cell>
        </table:table-row>
        <table:table-row>
          <table:table-cell table:style-name="Table141.A2" table:number-columns-spanned="2" office:value-type="string">
            <text:p text:style-name="P89">Display Tb if context is given</text:p>
          </table:table-cell>
          <table:covered-table-cell/>
          <table:table-cell table:style-name="Table141.C2" office:value-type="string">
            <text:p text:style-name="P99">No</text:p>
          </table:table-cell>
        </table:table-row>
        <table:table-row>
          <table:table-cell table:style-name="Table141.A2" table:number-columns-spanned="2" office:value-type="string">
            <text:p text:style-name="P89">Close Operation</text:p>
          </table:table-cell>
          <table:covered-table-cell/>
          <table:table-cell table:style-name="Table141.C2" office:value-type="string">
            <text:p text:style-name="P107">Permanently</text:p>
          </table:table-cell>
        </table:table-row>
        <table:table-row>
          <table:table-cell table:style-name="Table141.A2" table:number-columns-spanned="2" office:value-type="string">
            <text:p text:style-name="P89">Default Docking State</text:p>
          </table:table-cell>
          <table:covered-table-cell/>
          <table:table-cell table:style-name="Table141.C2" office:value-type="string">
            <text:p text:style-name="P103">Floated</text:p>
          </table:table-cell>
        </table:table-row>
        <table:table-row>
          <table:table-cell table:style-name="Table141.A2" table:number-columns-spanned="2" office:value-type="string">
            <text:p text:style-name="P89">Default Position</text:p>
          </table:table-cell>
          <table:covered-table-cell/>
          <table:table-cell table:style-name="Table141.C2" office:value-type="string">
            <text:p text:style-name="P103">N/A</text:p>
          </table:table-cell>
        </table:table-row>
        <table:table-row>
          <table:table-cell table:style-name="Table141.A2" table:number-columns-spanned="2" office:value-type="string">
            <text:p text:style-name="P89">Default Style</text:p>
          </table:table-cell>
          <table:covered-table-cell/>
          <table:table-cell table:style-name="Table141.C2" office:value-type="string">
            <text:p text:style-name="P104">Icon</text:p>
          </table:table-cell>
        </table:table-row>
        <table:table-row>
          <table:table-cell table:style-name="Table141.A2" table:number-columns-spanned="2" office:value-type="string">
            <text:p text:style-name="P89">Name in OpenOffice 1.1</text:p>
          </table:table-cell>
          <table:covered-table-cell/>
          <table:table-cell table:style-name="Table141.C2" office:value-type="string">
            <text:p text:style-name="P66">N/A</text:p>
          </table:table-cell>
        </table:table-row>
        <table:table-row>
          <table:table-cell table:style-name="Table141.A2" table:number-columns-spanned="2" office:value-type="string">
            <text:p text:style-name="P89">Name in Microsoft Office 2003</text:p>
          </table:table-cell>
          <table:covered-table-cell/>
          <table:table-cell table:style-name="Table141.C2" office:value-type="string">
            <text:p text:style-name="P66">Basic Shapes</text:p>
          </table:table-cell>
        </table:table-row>
        <table:table-row>
          <table:table-cell table:style-name="Table141.A2" table:number-columns-spanned="2" office:value-type="string">
            <text:p text:style-name="P89">Notes:</text:p>
          </table:table-cell>
          <table:covered-table-cell/>
          <table:table-cell table:style-name="Table141.C2" office:value-type="string">
            <text:p text:style-name="P69"/>
          </table:table-cell>
        </table:table-row>
        <table:table-row>
          <table:table-cell table:style-name="Table141.A2" table:number-columns-spanned="2" office:value-type="string">
            <text:p text:style-name="P89">Toolbar Content</text:p>
          </table:table-cell>
          <table:covered-table-cell/>
          <table:table-cell table:style-name="Table141.C2" office:value-type="string">
            <text:p text:style-name="P12">Rectangle</text:p>
            <text:p text:style-name="P32">Rectangle, Rounded</text:p>
            <text:p text:style-name="P32">Square</text:p>
            <text:p text:style-name="P32">Square, Rounded</text:p>
            <text:p text:style-name="P32">Circle</text:p>
            <text:p text:style-name="P32">Ellipse</text:p>
            <text:p text:style-name="P32">--------------------</text:p>
            <text:p text:style-name="P32">Circle Pie</text:p>
            <text:p text:style-name="P32">Isosceles Triangle</text:p>
            <text:p text:style-name="P32">Right Triangle</text:p>
            <text:p text:style-name="P32">Trapezoid</text:p>
            <text:p text:style-name="P32">Diamond</text:p>
            <text:p text:style-name="P32">Parallelogram</text:p>
            <text:p text:style-name="P32">---------------------</text:p>
            <text:p text:style-name="P32">Regular Pentagon</text:p>
            <text:p text:style-name="P32">Hexagon</text:p>
            <text:p text:style-name="P32">Octagon</text:p>
            <text:p text:style-name="P32">Cross</text:p>
            <text:p text:style-name="P32">Ring</text:p>
            <text:p text:style-name="P32">Block Arc</text:p>
            <text:p text:style-name="P32">---------------------</text:p>
            <text:p text:style-name="P32">Cylinder</text:p>
            <text:p text:style-name="P32">Cube</text:p>
            <text:p text:style-name="P32">Folded Corner</text:p>
            <text:p text:style-name="P32">Frame</text:p>
          </table:table-cell>
        </table:table-row>
      </table:table>
      <text:h text:style-name="P47" text:outline-level="3">Block Arrows (Draw)</text:h>
      <table:table table:name="Table142" table:style-name="Table142">
        <table:table-column table:style-name="Table142.A"/>
        <table:table-column table:style-name="Table142.B"/>
        <table:table-column table:style-name="Table142.C"/>
        <table:table-row>
          <table:table-cell table:style-name="Table142.A1" office:value-type="string">
            <text:p text:style-name="WW-Table_20_Heading">Toolbar Name:</text:p>
          </table:table-cell>
          <table:table-cell table:style-name="Table142.A1" office:value-type="string">
            <text:p text:style-name="WW-Table_20_Heading">EN:</text:p>
          </table:table-cell>
          <table:table-cell table:style-name="Table142.C1" office:value-type="string">
            <text:p text:style-name="P65">Block Arrows</text:p>
          </table:table-cell>
        </table:table-row>
        <table:table-row>
          <table:table-cell table:style-name="Table142.A2" office:value-type="string">
            <text:p text:style-name="WW-Table_20_Contents"/>
          </table:table-cell>
          <table:table-cell table:style-name="Table142.A2" office:value-type="string">
            <text:p text:style-name="P89">GER:</text:p>
          </table:table-cell>
          <table:table-cell table:style-name="Table142.C2" office:value-type="string">
            <text:p text:style-name="P100">Blockpfeile</text:p>
          </table:table-cell>
        </table:table-row>
        <table:table-row>
          <table:table-cell table:style-name="Table142.A2" table:number-columns-spanned="2" office:value-type="string">
            <text:p text:style-name="WW-Table_20_Heading">Toolbar File Name:</text:p>
          </table:table-cell>
          <table:covered-table-cell/>
          <table:table-cell table:style-name="Table142.C2" office:value-type="string">
            <text:p text:style-name="P100">Arrowshapes.xml</text:p>
          </table:table-cell>
        </table:table-row>
        <table:table-row>
          <table:table-cell table:style-name="Table142.A2" table:number-columns-spanned="2" office:value-type="string">
            <text:p text:style-name="P89">Appears in:</text:p>
          </table:table-cell>
          <table:covered-table-cell/>
          <table:table-cell table:style-name="Table142.C2" office:value-type="string">
            <text:p text:style-name="P99">Draw</text:p>
          </table:table-cell>
        </table:table-row>
        <table:table-row>
          <table:table-cell table:style-name="Table142.A2" table:number-columns-spanned="2" office:value-type="string">
            <text:p text:style-name="P89">Shall always be visible</text:p>
          </table:table-cell>
          <table:covered-table-cell/>
          <table:table-cell table:style-name="Table142.C2" office:value-type="string">
            <text:p text:style-name="P99">No</text:p>
          </table:table-cell>
        </table:table-row>
        <table:table-row>
          <table:table-cell table:style-name="Table142.A2" table:number-columns-spanned="2" office:value-type="string">
            <text:p text:style-name="P89">List in View/Toolbars:</text:p>
          </table:table-cell>
          <table:covered-table-cell/>
          <table:table-cell table:style-name="Table142.C2" office:value-type="string">
            <text:p text:style-name="P99">No</text:p>
          </table:table-cell>
        </table:table-row>
        <table:table-row>
          <table:table-cell table:style-name="Table142.A2" table:number-columns-spanned="2" office:value-type="string">
            <text:p text:style-name="P89">Visible after first start</text:p>
          </table:table-cell>
          <table:covered-table-cell/>
          <table:table-cell table:style-name="Table142.C2" office:value-type="string">
            <text:p text:style-name="P99">No</text:p>
          </table:table-cell>
        </table:table-row>
        <table:table-row>
          <table:table-cell table:style-name="Table142.A2" table:number-columns-spanned="2" office:value-type="string">
            <text:p text:style-name="P89">Sub-Toolbar of:</text:p>
          </table:table-cell>
          <table:covered-table-cell/>
          <table:table-cell table:style-name="Table142.C2" office:value-type="string">
            <text:p text:style-name="P99">Drawing</text:p>
          </table:table-cell>
        </table:table-row>
        <table:table-row>
          <table:table-cell table:style-name="Table142.A2" table:number-columns-spanned="2" office:value-type="string">
            <text:p text:style-name="P89">Display Tb if context is given</text:p>
          </table:table-cell>
          <table:covered-table-cell/>
          <table:table-cell table:style-name="Table142.C2" office:value-type="string">
            <text:p text:style-name="P99">No</text:p>
          </table:table-cell>
        </table:table-row>
        <table:table-row>
          <table:table-cell table:style-name="Table142.A2" table:number-columns-spanned="2" office:value-type="string">
            <text:p text:style-name="P89">Close Operation</text:p>
          </table:table-cell>
          <table:covered-table-cell/>
          <table:table-cell table:style-name="Table142.C2" office:value-type="string">
            <text:p text:style-name="P107">Permanently</text:p>
          </table:table-cell>
        </table:table-row>
        <table:table-row>
          <table:table-cell table:style-name="Table142.A2" table:number-columns-spanned="2" office:value-type="string">
            <text:p text:style-name="P89">Default Docking State</text:p>
          </table:table-cell>
          <table:covered-table-cell/>
          <table:table-cell table:style-name="Table142.C2" office:value-type="string">
            <text:p text:style-name="P103">Floated</text:p>
          </table:table-cell>
        </table:table-row>
        <table:table-row>
          <table:table-cell table:style-name="Table142.A2" table:number-columns-spanned="2" office:value-type="string">
            <text:p text:style-name="P89">Default Position</text:p>
          </table:table-cell>
          <table:covered-table-cell/>
          <table:table-cell table:style-name="Table142.C2" office:value-type="string">
            <text:p text:style-name="P103">N/A</text:p>
          </table:table-cell>
        </table:table-row>
        <table:table-row>
          <table:table-cell table:style-name="Table142.A2" table:number-columns-spanned="2" office:value-type="string">
            <text:p text:style-name="P89">Default Style</text:p>
          </table:table-cell>
          <table:covered-table-cell/>
          <table:table-cell table:style-name="Table142.C2" office:value-type="string">
            <text:p text:style-name="P104">Icon</text:p>
          </table:table-cell>
        </table:table-row>
        <table:table-row>
          <table:table-cell table:style-name="Table142.A2" table:number-columns-spanned="2" office:value-type="string">
            <text:p text:style-name="P89">Name in OpenOffice 1.1</text:p>
          </table:table-cell>
          <table:covered-table-cell/>
          <table:table-cell table:style-name="Table142.C2" office:value-type="string">
            <text:p text:style-name="P66">N/A</text:p>
          </table:table-cell>
        </table:table-row>
        <table:table-row>
          <table:table-cell table:style-name="Table142.A2" table:number-columns-spanned="2" office:value-type="string">
            <text:p text:style-name="P89">Name in Microsoft Office 2003</text:p>
          </table:table-cell>
          <table:covered-table-cell/>
          <table:table-cell table:style-name="Table142.C2" office:value-type="string">
            <text:p text:style-name="P66">Block Arrows</text:p>
          </table:table-cell>
        </table:table-row>
        <table:table-row>
          <table:table-cell table:style-name="Table142.A2" table:number-columns-spanned="2" office:value-type="string">
            <text:p text:style-name="P89">Notes:</text:p>
          </table:table-cell>
          <table:covered-table-cell/>
          <table:table-cell table:style-name="Table142.C2" office:value-type="string">
            <text:p text:style-name="P69"/>
          </table:table-cell>
        </table:table-row>
        <table:table-row>
          <table:table-cell table:style-name="Table142.A2" table:number-columns-spanned="2" office:value-type="string">
            <text:p text:style-name="P89">Toolbar Content</text:p>
          </table:table-cell>
          <table:covered-table-cell/>
          <table:table-cell table:style-name="Table142.C2" office:value-type="string">
            <text:p text:style-name="P12">Left Arrow</text:p>
            <text:p text:style-name="P32">Right Arrow</text:p>
            <text:p text:style-name="P32">Up Arrow</text:p>
            <text:p text:style-name="P32">Down Arrow</text:p>
            <text:p text:style-name="P32">Left and Right Arrow</text:p>
            <text:p text:style-name="P32">Up and Down Arrow</text:p>
            <text:p text:style-name="P32">-------------------</text:p>
            <text:p text:style-name="P32">Up and Right Arrow</text:p>
            <text:p text:style-name="P32">Up, Right and Down Arrow</text:p>
            <text:p text:style-name="P32">4-way Arrow</text:p>
            <text:p text:style-name="P32">Corner Right Arrow</text:p>
            <text:p text:style-name="P32">Split Arrow</text:p>
            <text:p text:style-name="P32">Striped Right Arrow</text:p>
            <text:p text:style-name="P32">--------------------</text:p>
            <text:p text:style-name="P32">Notched Right Arrow</text:p>
            <text:p text:style-name="P32">Pentagon</text:p>
            <text:p text:style-name="P32">Chevron</text:p>
            <text:p text:style-name="P32">Right Arrow Callout</text:p>
            <text:p text:style-name="P32">Left Arrow Callout</text:p>
            <text:p text:style-name="P32">Up Arrow Callout</text:p>
            <text:p text:style-name="P32">-------------------</text:p>
            <text:p text:style-name="P32">Down Arrow Callout</text:p>
            <text:p text:style-name="P32">Left and Right Arrow Callout</text:p>
            <text:p text:style-name="P32">Up and Down Arrow Callout</text:p>
            <text:p text:style-name="P32">Up and Right Arrow Callout</text:p>
            <text:p text:style-name="P32">4-way Arrow Callout</text:p>
            <text:p text:style-name="P32">Circular Arrow</text:p>
            <text:p text:style-name="P32">-------------------</text:p>
            <text:p text:style-name="P32">Right or Left Arrow</text:p>
            <text:p text:style-name="P32">S-Shaped Arrow</text:p>
          </table:table-cell>
        </table:table-row>
      </table:table>
      <text:h text:style-name="P47" text:outline-level="3">Flow Charts (Draw)</text:h>
      <table:table table:name="Table143" table:style-name="Table143">
        <table:table-column table:style-name="Table143.A"/>
        <table:table-column table:style-name="Table143.B"/>
        <table:table-column table:style-name="Table143.C"/>
        <table:table-row>
          <table:table-cell table:style-name="Table143.A1" office:value-type="string">
            <text:p text:style-name="WW-Table_20_Heading">Toolbar Name:</text:p>
          </table:table-cell>
          <table:table-cell table:style-name="Table143.A1" office:value-type="string">
            <text:p text:style-name="WW-Table_20_Heading">EN:</text:p>
          </table:table-cell>
          <table:table-cell table:style-name="Table143.C1" office:value-type="string">
            <text:p text:style-name="P65">Flowchart</text:p>
          </table:table-cell>
        </table:table-row>
        <table:table-row>
          <table:table-cell table:style-name="Table143.A2" office:value-type="string">
            <text:p text:style-name="WW-Table_20_Contents"/>
          </table:table-cell>
          <table:table-cell table:style-name="Table143.A2" office:value-type="string">
            <text:p text:style-name="P89">GER:</text:p>
          </table:table-cell>
          <table:table-cell table:style-name="Table143.C2" office:value-type="string">
            <text:p text:style-name="P100">Flussdiagramm</text:p>
          </table:table-cell>
        </table:table-row>
        <table:table-row>
          <table:table-cell table:style-name="Table143.A2" table:number-columns-spanned="2" office:value-type="string">
            <text:p text:style-name="WW-Table_20_Heading">Toolbar File Name:</text:p>
          </table:table-cell>
          <table:covered-table-cell/>
          <table:table-cell table:style-name="Table143.C2" office:value-type="string">
            <text:p text:style-name="P100">Flowchartshapes.xml</text:p>
          </table:table-cell>
        </table:table-row>
        <table:table-row>
          <table:table-cell table:style-name="Table143.A2" table:number-columns-spanned="2" office:value-type="string">
            <text:p text:style-name="P89">Appears in:</text:p>
          </table:table-cell>
          <table:covered-table-cell/>
          <table:table-cell table:style-name="Table143.C2" office:value-type="string">
            <text:p text:style-name="P99">Draw</text:p>
          </table:table-cell>
        </table:table-row>
        <table:table-row>
          <table:table-cell table:style-name="Table143.A2" table:number-columns-spanned="2" office:value-type="string">
            <text:p text:style-name="P89">Shall always be visible</text:p>
          </table:table-cell>
          <table:covered-table-cell/>
          <table:table-cell table:style-name="Table143.C2" office:value-type="string">
            <text:p text:style-name="P99">No</text:p>
          </table:table-cell>
        </table:table-row>
        <table:table-row>
          <table:table-cell table:style-name="Table143.A2" table:number-columns-spanned="2" office:value-type="string">
            <text:p text:style-name="P89">List in View/Toolbars:</text:p>
          </table:table-cell>
          <table:covered-table-cell/>
          <table:table-cell table:style-name="Table143.C2" office:value-type="string">
            <text:p text:style-name="P99">No</text:p>
          </table:table-cell>
        </table:table-row>
        <table:table-row>
          <table:table-cell table:style-name="Table143.A2" table:number-columns-spanned="2" office:value-type="string">
            <text:p text:style-name="P89">Visible after first start</text:p>
          </table:table-cell>
          <table:covered-table-cell/>
          <table:table-cell table:style-name="Table143.C2" office:value-type="string">
            <text:p text:style-name="P99">No</text:p>
          </table:table-cell>
        </table:table-row>
        <table:table-row>
          <table:table-cell table:style-name="Table143.A2" table:number-columns-spanned="2" office:value-type="string">
            <text:p text:style-name="P89">Sub-Toolbar of:</text:p>
          </table:table-cell>
          <table:covered-table-cell/>
          <table:table-cell table:style-name="Table143.C2" office:value-type="string">
            <text:p text:style-name="P99">Drawing</text:p>
          </table:table-cell>
        </table:table-row>
        <table:table-row>
          <table:table-cell table:style-name="Table143.A2" table:number-columns-spanned="2" office:value-type="string">
            <text:p text:style-name="P89">Display Tb if context is given</text:p>
          </table:table-cell>
          <table:covered-table-cell/>
          <table:table-cell table:style-name="Table143.C2" office:value-type="string">
            <text:p text:style-name="P99">No</text:p>
          </table:table-cell>
        </table:table-row>
        <table:table-row>
          <table:table-cell table:style-name="Table143.A2" table:number-columns-spanned="2" office:value-type="string">
            <text:p text:style-name="P89">Close Operation</text:p>
          </table:table-cell>
          <table:covered-table-cell/>
          <table:table-cell table:style-name="Table143.C2" office:value-type="string">
            <text:p text:style-name="P107">Permanently</text:p>
          </table:table-cell>
        </table:table-row>
        <table:table-row>
          <table:table-cell table:style-name="Table143.A2" table:number-columns-spanned="2" office:value-type="string">
            <text:p text:style-name="P89">Default Docking State</text:p>
          </table:table-cell>
          <table:covered-table-cell/>
          <table:table-cell table:style-name="Table143.C2" office:value-type="string">
            <text:p text:style-name="P103">Floated</text:p>
          </table:table-cell>
        </table:table-row>
        <table:table-row>
          <table:table-cell table:style-name="Table143.A2" table:number-columns-spanned="2" office:value-type="string">
            <text:p text:style-name="P89">Default Position</text:p>
          </table:table-cell>
          <table:covered-table-cell/>
          <table:table-cell table:style-name="Table143.C2" office:value-type="string">
            <text:p text:style-name="P103">N/A</text:p>
          </table:table-cell>
        </table:table-row>
        <table:table-row>
          <table:table-cell table:style-name="Table143.A2" table:number-columns-spanned="2" office:value-type="string">
            <text:p text:style-name="P89">Default Style</text:p>
          </table:table-cell>
          <table:covered-table-cell/>
          <table:table-cell table:style-name="Table143.C2" office:value-type="string">
            <text:p text:style-name="P104">Icon</text:p>
          </table:table-cell>
        </table:table-row>
        <table:table-row>
          <table:table-cell table:style-name="Table143.A2" table:number-columns-spanned="2" office:value-type="string">
            <text:p text:style-name="P89">Name in OpenOffice 1.1</text:p>
          </table:table-cell>
          <table:covered-table-cell/>
          <table:table-cell table:style-name="Table143.C2" office:value-type="string">
            <text:p text:style-name="P66">N/A</text:p>
          </table:table-cell>
        </table:table-row>
        <table:table-row>
          <table:table-cell table:style-name="Table143.A2" table:number-columns-spanned="2" office:value-type="string">
            <text:p text:style-name="P89">Name in Microsoft Office 2003</text:p>
          </table:table-cell>
          <table:covered-table-cell/>
          <table:table-cell table:style-name="Table143.C2" office:value-type="string">
            <text:p text:style-name="P66">Flowchart</text:p>
          </table:table-cell>
        </table:table-row>
        <table:table-row>
          <table:table-cell table:style-name="Table143.A2" table:number-columns-spanned="2" office:value-type="string">
            <text:p text:style-name="P89">Notes:</text:p>
          </table:table-cell>
          <table:covered-table-cell/>
          <table:table-cell table:style-name="Table143.C2" office:value-type="string">
            <text:p text:style-name="P69"/>
          </table:table-cell>
        </table:table-row>
        <table:table-row>
          <table:table-cell table:style-name="Table143.A2" table:number-columns-spanned="2" office:value-type="string">
            <text:p text:style-name="P89">Toolbar Content</text:p>
          </table:table-cell>
          <table:covered-table-cell/>
          <table:table-cell table:style-name="Table143.C2" office:value-type="string">
            <text:p text:style-name="P12">Flowchart: Process</text:p>
            <text:p text:style-name="P32">Flowchart: Alternate Process</text:p>
            <text:p text:style-name="P32">Flowchart: Decision</text:p>
            <text:p text:style-name="P32">Flowchart: Data</text:p>
            <text:p text:style-name="P32">Flowchart: Predefined Process</text:p>
            <text:p text:style-name="P32">Flowchart: Internal Storage</text:p>
            <text:p text:style-name="P32">----------------------------</text:p>
            <text:p text:style-name="P32">Flowchart: Document</text:p>
            <text:p text:style-name="P32">Flowchart: Multidocument</text:p>
            <text:p text:style-name="P32">Flowchart: Terminator</text:p>
            <text:p text:style-name="P32">Flowchart: Preparation</text:p>
            <text:p text:style-name="P32">Flowchart: Manual Input</text:p>
            <text:p text:style-name="P32">Flowchart: Manual Operation</text:p>
            <text:p text:style-name="P32">-----------------------------</text:p>
            <text:p text:style-name="P32">Flowchart: Connector</text:p>
            <text:p text:style-name="P32">Flowchart: Off-page Connector</text:p>
            <text:p text:style-name="P32">Flowchart: Card</text:p>
            <text:p text:style-name="P32">Flowchart: Punched Tape</text:p>
            <text:p text:style-name="P32">Flowchart: Summing Junction</text:p>
            <text:p text:style-name="P32">Flowchart: Or</text:p>
            <text:p text:style-name="P32">-----------------------------</text:p>
            <text:p text:style-name="P32">Flowchart: Collate</text:p>
            <text:p text:style-name="P32">Flowchart: Sort</text:p>
            <text:p text:style-name="P32">Flowchart: Extract</text:p>
            <text:p text:style-name="P32">Flowchart: Merge</text:p>
            <text:p text:style-name="P32">Flowchart: Stored Data</text:p>
            <text:p text:style-name="P32">Flowchart: Delay</text:p>
            <text:p text:style-name="P32">-----------------------------</text:p>
            <text:p text:style-name="P32">Flowchart: Sequential Access</text:p>
            <text:p text:style-name="P32">Flowchart: Magnetic Disk</text:p>
            <text:p text:style-name="P32">Flowchart: Direct Access Storage</text:p>
            <text:p text:style-name="P32">Flowchart: Display</text:p>
          </table:table-cell>
        </table:table-row>
      </table:table>
      <text:h text:style-name="P47" text:outline-level="3">Stars and Banners (Draw)</text:h>
      <table:table table:name="Table144" table:style-name="Table144">
        <table:table-column table:style-name="Table144.A"/>
        <table:table-column table:style-name="Table144.B"/>
        <table:table-column table:style-name="Table144.C"/>
        <table:table-row>
          <table:table-cell table:style-name="Table144.A1" office:value-type="string">
            <text:p text:style-name="WW-Table_20_Heading">Toolbar Name:</text:p>
          </table:table-cell>
          <table:table-cell table:style-name="Table144.A1" office:value-type="string">
            <text:p text:style-name="WW-Table_20_Heading">EN:</text:p>
          </table:table-cell>
          <table:table-cell table:style-name="Table144.C1" office:value-type="string">
            <text:p text:style-name="P65">Stars and Banners</text:p>
          </table:table-cell>
        </table:table-row>
        <table:table-row>
          <table:table-cell table:style-name="Table144.A2" office:value-type="string">
            <text:p text:style-name="WW-Table_20_Contents"/>
          </table:table-cell>
          <table:table-cell table:style-name="Table144.A2" office:value-type="string">
            <text:p text:style-name="P89">GER:</text:p>
          </table:table-cell>
          <table:table-cell table:style-name="Table144.C2" office:value-type="string">
            <text:p text:style-name="P100">Sterne und Banner</text:p>
          </table:table-cell>
        </table:table-row>
        <table:table-row>
          <table:table-cell table:style-name="Table144.A2" table:number-columns-spanned="2" office:value-type="string">
            <text:p text:style-name="WW-Table_20_Heading">Toolbar File Name:</text:p>
          </table:table-cell>
          <table:covered-table-cell/>
          <table:table-cell table:style-name="Table144.C2" office:value-type="string">
            <text:p text:style-name="P100">Starshapes.xml</text:p>
          </table:table-cell>
        </table:table-row>
        <table:table-row>
          <table:table-cell table:style-name="Table144.A2" table:number-columns-spanned="2" office:value-type="string">
            <text:p text:style-name="P89">Appears in:</text:p>
          </table:table-cell>
          <table:covered-table-cell/>
          <table:table-cell table:style-name="Table144.C2" office:value-type="string">
            <text:p text:style-name="P99">Draw</text:p>
          </table:table-cell>
        </table:table-row>
        <table:table-row>
          <table:table-cell table:style-name="Table144.A2" table:number-columns-spanned="2" office:value-type="string">
            <text:p text:style-name="P89">Shall always be visible</text:p>
          </table:table-cell>
          <table:covered-table-cell/>
          <table:table-cell table:style-name="Table144.C2" office:value-type="string">
            <text:p text:style-name="P99">No</text:p>
          </table:table-cell>
        </table:table-row>
        <table:table-row>
          <table:table-cell table:style-name="Table144.A2" table:number-columns-spanned="2" office:value-type="string">
            <text:p text:style-name="P89">List in View/Toolbars:</text:p>
          </table:table-cell>
          <table:covered-table-cell/>
          <table:table-cell table:style-name="Table144.C2" office:value-type="string">
            <text:p text:style-name="P99">No</text:p>
          </table:table-cell>
        </table:table-row>
        <table:table-row>
          <table:table-cell table:style-name="Table144.A2" table:number-columns-spanned="2" office:value-type="string">
            <text:p text:style-name="P89">Visible after first start</text:p>
          </table:table-cell>
          <table:covered-table-cell/>
          <table:table-cell table:style-name="Table144.C2" office:value-type="string">
            <text:p text:style-name="P99">No</text:p>
          </table:table-cell>
        </table:table-row>
        <table:table-row>
          <table:table-cell table:style-name="Table144.A2" table:number-columns-spanned="2" office:value-type="string">
            <text:p text:style-name="P89">Sub-Toolbar of:</text:p>
          </table:table-cell>
          <table:covered-table-cell/>
          <table:table-cell table:style-name="Table144.C2" office:value-type="string">
            <text:p text:style-name="P99">Drawing</text:p>
          </table:table-cell>
        </table:table-row>
        <table:table-row>
          <table:table-cell table:style-name="Table144.A2" table:number-columns-spanned="2" office:value-type="string">
            <text:p text:style-name="P89">Display Tb if context is given</text:p>
          </table:table-cell>
          <table:covered-table-cell/>
          <table:table-cell table:style-name="Table144.C2" office:value-type="string">
            <text:p text:style-name="P99">No</text:p>
          </table:table-cell>
        </table:table-row>
        <table:table-row>
          <table:table-cell table:style-name="Table144.A2" table:number-columns-spanned="2" office:value-type="string">
            <text:p text:style-name="P89">Close Operation</text:p>
          </table:table-cell>
          <table:covered-table-cell/>
          <table:table-cell table:style-name="Table144.C2" office:value-type="string">
            <text:p text:style-name="P107">Permanently</text:p>
          </table:table-cell>
        </table:table-row>
        <table:table-row>
          <table:table-cell table:style-name="Table144.A2" table:number-columns-spanned="2" office:value-type="string">
            <text:p text:style-name="P89">Default Docking State</text:p>
          </table:table-cell>
          <table:covered-table-cell/>
          <table:table-cell table:style-name="Table144.C2" office:value-type="string">
            <text:p text:style-name="P103">Floated</text:p>
          </table:table-cell>
        </table:table-row>
        <table:table-row>
          <table:table-cell table:style-name="Table144.A2" table:number-columns-spanned="2" office:value-type="string">
            <text:p text:style-name="P89">Default Position</text:p>
          </table:table-cell>
          <table:covered-table-cell/>
          <table:table-cell table:style-name="Table144.C2" office:value-type="string">
            <text:p text:style-name="P103">N/A</text:p>
          </table:table-cell>
        </table:table-row>
        <table:table-row>
          <table:table-cell table:style-name="Table144.A2" table:number-columns-spanned="2" office:value-type="string">
            <text:p text:style-name="P89">Default Style</text:p>
          </table:table-cell>
          <table:covered-table-cell/>
          <table:table-cell table:style-name="Table144.C2" office:value-type="string">
            <text:p text:style-name="P104">Icon</text:p>
          </table:table-cell>
        </table:table-row>
        <table:table-row>
          <table:table-cell table:style-name="Table144.A2" table:number-columns-spanned="2" office:value-type="string">
            <text:p text:style-name="P89">Name in OpenOffice 1.1</text:p>
          </table:table-cell>
          <table:covered-table-cell/>
          <table:table-cell table:style-name="Table144.C2" office:value-type="string">
            <text:p text:style-name="P66">N/A</text:p>
          </table:table-cell>
        </table:table-row>
        <table:table-row>
          <table:table-cell table:style-name="Table144.A2" table:number-columns-spanned="2" office:value-type="string">
            <text:p text:style-name="P89">Name in Microsoft Office 2003</text:p>
          </table:table-cell>
          <table:covered-table-cell/>
          <table:table-cell table:style-name="Table144.C2" office:value-type="string">
            <text:p text:style-name="P66">Flowchart</text:p>
          </table:table-cell>
        </table:table-row>
        <table:table-row>
          <table:table-cell table:style-name="Table144.A2" table:number-columns-spanned="2" office:value-type="string">
            <text:p text:style-name="P89">Notes:</text:p>
          </table:table-cell>
          <table:covered-table-cell/>
          <table:table-cell table:style-name="Table144.C2" office:value-type="string">
            <text:p text:style-name="P69"/>
          </table:table-cell>
        </table:table-row>
        <table:table-row>
          <table:table-cell table:style-name="Table144.A2" table:number-columns-spanned="2" office:value-type="string">
            <text:p text:style-name="P89">Toolbar Content</text:p>
          </table:table-cell>
          <table:covered-table-cell/>
          <table:table-cell table:style-name="Table144.C2" office:value-type="string">
            <text:p text:style-name="P12">Explosion</text:p>
            <text:p text:style-name="P32">4-Point Star</text:p>
            <text:p text:style-name="P32">5-Point Star</text:p>
            <text:p text:style-name="P32">6-Point Star</text:p>
            <text:p text:style-name="P32">8-Point Star</text:p>
            <text:p text:style-name="P32">12-Point Star</text:p>
            <text:p text:style-name="P32">-----------------------</text:p>
            <text:p text:style-name="P32">24-Point Star</text:p>
            <text:p text:style-name="P32">6-Point Star, concave</text:p>
            <text:p text:style-name="P32">Vertical Scroll</text:p>
            <text:p text:style-name="P32">Horizontal Scroll</text:p>
            <text:p text:style-name="P32">Signet</text:p>
            <text:p text:style-name="P32">Doorplate</text:p>
          </table:table-cell>
        </table:table-row>
      </table:table>
      <text:h text:style-name="P47" text:outline-level="3">Symbol Shapes (Draw)</text:h>
      <table:table table:name="Table145" table:style-name="Table145">
        <table:table-column table:style-name="Table145.A"/>
        <table:table-column table:style-name="Table145.B"/>
        <table:table-column table:style-name="Table145.C"/>
        <table:table-row>
          <table:table-cell table:style-name="Table145.A1" office:value-type="string">
            <text:p text:style-name="WW-Table_20_Heading">Toolbar Name:</text:p>
          </table:table-cell>
          <table:table-cell table:style-name="Table145.A1" office:value-type="string">
            <text:p text:style-name="WW-Table_20_Heading">EN:</text:p>
          </table:table-cell>
          <table:table-cell table:style-name="Table145.C1" office:value-type="string">
            <text:p text:style-name="P65">Symbol Shapes</text:p>
          </table:table-cell>
        </table:table-row>
        <table:table-row>
          <table:table-cell table:style-name="Table145.A2" office:value-type="string">
            <text:p text:style-name="WW-Table_20_Contents"/>
          </table:table-cell>
          <table:table-cell table:style-name="Table145.A2" office:value-type="string">
            <text:p text:style-name="P89">GER:</text:p>
          </table:table-cell>
          <table:table-cell table:style-name="Table145.C2" office:value-type="string">
            <text:p text:style-name="P100">Symbolformen</text:p>
          </table:table-cell>
        </table:table-row>
        <table:table-row>
          <table:table-cell table:style-name="Table145.A2" table:number-columns-spanned="2" office:value-type="string">
            <text:p text:style-name="WW-Table_20_Heading">Toolbar File Name:</text:p>
          </table:table-cell>
          <table:covered-table-cell/>
          <table:table-cell table:style-name="Table145.C2" office:value-type="string">
            <text:p text:style-name="P100">Symbolshapes.xml</text:p>
          </table:table-cell>
        </table:table-row>
        <table:table-row>
          <table:table-cell table:style-name="Table145.A2" table:number-columns-spanned="2" office:value-type="string">
            <text:p text:style-name="P89">Appears in:</text:p>
          </table:table-cell>
          <table:covered-table-cell/>
          <table:table-cell table:style-name="Table145.C2" office:value-type="string">
            <text:p text:style-name="P99">Draw</text:p>
          </table:table-cell>
        </table:table-row>
        <table:table-row>
          <table:table-cell table:style-name="Table145.A2" table:number-columns-spanned="2" office:value-type="string">
            <text:p text:style-name="P89">Shall always be visible</text:p>
          </table:table-cell>
          <table:covered-table-cell/>
          <table:table-cell table:style-name="Table145.C2" office:value-type="string">
            <text:p text:style-name="P99">No</text:p>
          </table:table-cell>
        </table:table-row>
        <table:table-row>
          <table:table-cell table:style-name="Table145.A2" table:number-columns-spanned="2" office:value-type="string">
            <text:p text:style-name="P89">List in View/Toolbars:</text:p>
          </table:table-cell>
          <table:covered-table-cell/>
          <table:table-cell table:style-name="Table145.C2" office:value-type="string">
            <text:p text:style-name="P99">No</text:p>
          </table:table-cell>
        </table:table-row>
        <table:table-row>
          <table:table-cell table:style-name="Table145.A2" table:number-columns-spanned="2" office:value-type="string">
            <text:p text:style-name="P89">Visible after first start</text:p>
          </table:table-cell>
          <table:covered-table-cell/>
          <table:table-cell table:style-name="Table145.C2" office:value-type="string">
            <text:p text:style-name="P99">No</text:p>
          </table:table-cell>
        </table:table-row>
        <table:table-row>
          <table:table-cell table:style-name="Table145.A2" table:number-columns-spanned="2" office:value-type="string">
            <text:p text:style-name="P89">Sub-Toolbar of:</text:p>
          </table:table-cell>
          <table:covered-table-cell/>
          <table:table-cell table:style-name="Table145.C2" office:value-type="string">
            <text:p text:style-name="P99">Drawing</text:p>
          </table:table-cell>
        </table:table-row>
        <table:table-row>
          <table:table-cell table:style-name="Table145.A2" table:number-columns-spanned="2" office:value-type="string">
            <text:p text:style-name="P89">Display Tb if context is given</text:p>
          </table:table-cell>
          <table:covered-table-cell/>
          <table:table-cell table:style-name="Table145.C2" office:value-type="string">
            <text:p text:style-name="P99">No</text:p>
          </table:table-cell>
        </table:table-row>
        <table:table-row>
          <table:table-cell table:style-name="Table145.A2" table:number-columns-spanned="2" office:value-type="string">
            <text:p text:style-name="P89">Close Operation</text:p>
          </table:table-cell>
          <table:covered-table-cell/>
          <table:table-cell table:style-name="Table145.C2" office:value-type="string">
            <text:p text:style-name="P107">Permanently</text:p>
          </table:table-cell>
        </table:table-row>
        <table:table-row>
          <table:table-cell table:style-name="Table145.A2" table:number-columns-spanned="2" office:value-type="string">
            <text:p text:style-name="P89">Default Docking State</text:p>
          </table:table-cell>
          <table:covered-table-cell/>
          <table:table-cell table:style-name="Table145.C2" office:value-type="string">
            <text:p text:style-name="P103">Floated</text:p>
          </table:table-cell>
        </table:table-row>
        <table:table-row>
          <table:table-cell table:style-name="Table145.A2" table:number-columns-spanned="2" office:value-type="string">
            <text:p text:style-name="P89">Default Position</text:p>
          </table:table-cell>
          <table:covered-table-cell/>
          <table:table-cell table:style-name="Table145.C2" office:value-type="string">
            <text:p text:style-name="P103">N/A</text:p>
          </table:table-cell>
        </table:table-row>
        <table:table-row>
          <table:table-cell table:style-name="Table145.A2" table:number-columns-spanned="2" office:value-type="string">
            <text:p text:style-name="P89">Default Style</text:p>
          </table:table-cell>
          <table:covered-table-cell/>
          <table:table-cell table:style-name="Table145.C2" office:value-type="string">
            <text:p text:style-name="P104">Icon</text:p>
          </table:table-cell>
        </table:table-row>
        <table:table-row>
          <table:table-cell table:style-name="Table145.A2" table:number-columns-spanned="2" office:value-type="string">
            <text:p text:style-name="P89">Name in OpenOffice 1.1</text:p>
          </table:table-cell>
          <table:covered-table-cell/>
          <table:table-cell table:style-name="Table145.C2" office:value-type="string">
            <text:p text:style-name="P66">N/A</text:p>
          </table:table-cell>
        </table:table-row>
        <table:table-row>
          <table:table-cell table:style-name="Table145.A2" table:number-columns-spanned="2" office:value-type="string">
            <text:p text:style-name="P89">Name in Microsoft Office 2003</text:p>
          </table:table-cell>
          <table:covered-table-cell/>
          <table:table-cell table:style-name="Table145.C2" office:value-type="string">
            <text:p text:style-name="P66">Flowchart</text:p>
          </table:table-cell>
        </table:table-row>
        <table:table-row>
          <table:table-cell table:style-name="Table145.A2" table:number-columns-spanned="2" office:value-type="string">
            <text:p text:style-name="P89">Notes:</text:p>
          </table:table-cell>
          <table:covered-table-cell/>
          <table:table-cell table:style-name="Table145.C2" office:value-type="string">
            <text:p text:style-name="P69"/>
          </table:table-cell>
        </table:table-row>
        <table:table-row>
          <table:table-cell table:style-name="Table145.A2" table:number-columns-spanned="2" office:value-type="string">
            <text:p text:style-name="P89">Toolbar Content</text:p>
          </table:table-cell>
          <table:covered-table-cell/>
          <table:table-cell table:style-name="Table145.C2" office:value-type="string">
            <text:p text:style-name="P12">Smiley Face</text:p>
            <text:p text:style-name="P32">Sun</text:p>
            <text:p text:style-name="P32">Moon</text:p>
            <text:p text:style-name="P32">Lightning Bolt</text:p>
            <text:p text:style-name="P32">Heart</text:p>
            <text:p text:style-name="P32">Flower</text:p>
            <text:p text:style-name="P32">---------------------</text:p>
            <text:p text:style-name="P32">Cloud</text:p>
            <text:p text:style-name="P32">"Prohibited" Symbol</text:p>
            <text:p text:style-name="P32">Puzzle</text:p>
            <text:p text:style-name="P32">Double Bracket</text:p>
            <text:p text:style-name="P32">Left Bracket</text:p>
            <text:p text:style-name="P32">Right Bracket</text:p>
            <text:p text:style-name="P32">----------------------</text:p>
            <text:p text:style-name="P32">Double Brace</text:p>
            <text:p text:style-name="P32">Left Brace</text:p>
            <text:p text:style-name="P32">Right Brace</text:p>
            <text:p text:style-name="P32">Square Bevel</text:p>
            <text:p text:style-name="P32">Octagon Bevel</text:p>
            <text:p text:style-name="P32">Diamond Bevel</text:p>
          </table:table-cell>
        </table:table-row>
      </table:table>
      <text:h text:style-name="P47" text:outline-level="3">Callouts (Draw)</text:h>
      <table:table table:name="Table146" table:style-name="Table146">
        <table:table-column table:style-name="Table146.A"/>
        <table:table-column table:style-name="Table146.B"/>
        <table:table-column table:style-name="Table146.C"/>
        <table:table-row>
          <table:table-cell table:style-name="Table146.A1" office:value-type="string">
            <text:p text:style-name="WW-Table_20_Heading">Toolbar Name:</text:p>
          </table:table-cell>
          <table:table-cell table:style-name="Table146.A1" office:value-type="string">
            <text:p text:style-name="WW-Table_20_Heading">EN:</text:p>
          </table:table-cell>
          <table:table-cell table:style-name="Table146.C1" office:value-type="string">
            <text:p text:style-name="P65">Callouts</text:p>
          </table:table-cell>
        </table:table-row>
        <table:table-row>
          <table:table-cell table:style-name="Table146.A2" office:value-type="string">
            <text:p text:style-name="WW-Table_20_Contents"/>
          </table:table-cell>
          <table:table-cell table:style-name="Table146.A2" office:value-type="string">
            <text:p text:style-name="P89">GER:</text:p>
          </table:table-cell>
          <table:table-cell table:style-name="Table146.C2" office:value-type="string">
            <text:p text:style-name="P100">Legenden</text:p>
          </table:table-cell>
        </table:table-row>
        <table:table-row>
          <table:table-cell table:style-name="Table146.A2" table:number-columns-spanned="2" office:value-type="string">
            <text:p text:style-name="WW-Table_20_Heading">Toolbar File Name:</text:p>
          </table:table-cell>
          <table:covered-table-cell/>
          <table:table-cell table:style-name="Table146.C2" office:value-type="string">
            <text:p text:style-name="P100">Calloutshapes.xml</text:p>
          </table:table-cell>
        </table:table-row>
        <table:table-row>
          <table:table-cell table:style-name="Table146.A2" table:number-columns-spanned="2" office:value-type="string">
            <text:p text:style-name="P89">Appears in:</text:p>
          </table:table-cell>
          <table:covered-table-cell/>
          <table:table-cell table:style-name="Table146.C2" office:value-type="string">
            <text:p text:style-name="P99">Draw</text:p>
          </table:table-cell>
        </table:table-row>
        <table:table-row>
          <table:table-cell table:style-name="Table146.A2" table:number-columns-spanned="2" office:value-type="string">
            <text:p text:style-name="P89">Shall always be visible</text:p>
          </table:table-cell>
          <table:covered-table-cell/>
          <table:table-cell table:style-name="Table146.C2" office:value-type="string">
            <text:p text:style-name="P99">No</text:p>
          </table:table-cell>
        </table:table-row>
        <table:table-row>
          <table:table-cell table:style-name="Table146.A2" table:number-columns-spanned="2" office:value-type="string">
            <text:p text:style-name="P89">List in View/Toolbars:</text:p>
          </table:table-cell>
          <table:covered-table-cell/>
          <table:table-cell table:style-name="Table146.C2" office:value-type="string">
            <text:p text:style-name="P99">No</text:p>
          </table:table-cell>
        </table:table-row>
        <table:table-row>
          <table:table-cell table:style-name="Table146.A2" table:number-columns-spanned="2" office:value-type="string">
            <text:p text:style-name="P89">Visible after first start</text:p>
          </table:table-cell>
          <table:covered-table-cell/>
          <table:table-cell table:style-name="Table146.C2" office:value-type="string">
            <text:p text:style-name="P99">No</text:p>
          </table:table-cell>
        </table:table-row>
        <table:table-row>
          <table:table-cell table:style-name="Table146.A2" table:number-columns-spanned="2" office:value-type="string">
            <text:p text:style-name="P89">Sub-Toolbar of:</text:p>
          </table:table-cell>
          <table:covered-table-cell/>
          <table:table-cell table:style-name="Table146.C2" office:value-type="string">
            <text:p text:style-name="P99">Drawing</text:p>
          </table:table-cell>
        </table:table-row>
        <table:table-row>
          <table:table-cell table:style-name="Table146.A2" table:number-columns-spanned="2" office:value-type="string">
            <text:p text:style-name="P89">Display Tb if context is given</text:p>
          </table:table-cell>
          <table:covered-table-cell/>
          <table:table-cell table:style-name="Table146.C2" office:value-type="string">
            <text:p text:style-name="P99">No</text:p>
          </table:table-cell>
        </table:table-row>
        <table:table-row>
          <table:table-cell table:style-name="Table146.A2" table:number-columns-spanned="2" office:value-type="string">
            <text:p text:style-name="P89">Close Operation</text:p>
          </table:table-cell>
          <table:covered-table-cell/>
          <table:table-cell table:style-name="Table146.C2" office:value-type="string">
            <text:p text:style-name="P107">Permanently</text:p>
          </table:table-cell>
        </table:table-row>
        <table:table-row>
          <table:table-cell table:style-name="Table146.A2" table:number-columns-spanned="2" office:value-type="string">
            <text:p text:style-name="P89">Default Docking State</text:p>
          </table:table-cell>
          <table:covered-table-cell/>
          <table:table-cell table:style-name="Table146.C2" office:value-type="string">
            <text:p text:style-name="P103">Floated</text:p>
          </table:table-cell>
        </table:table-row>
        <table:table-row>
          <table:table-cell table:style-name="Table146.A2" table:number-columns-spanned="2" office:value-type="string">
            <text:p text:style-name="P89">Default Position</text:p>
          </table:table-cell>
          <table:covered-table-cell/>
          <table:table-cell table:style-name="Table146.C2" office:value-type="string">
            <text:p text:style-name="P103">N/A</text:p>
          </table:table-cell>
        </table:table-row>
        <table:table-row>
          <table:table-cell table:style-name="Table146.A2" table:number-columns-spanned="2" office:value-type="string">
            <text:p text:style-name="P89">Default Style</text:p>
          </table:table-cell>
          <table:covered-table-cell/>
          <table:table-cell table:style-name="Table146.C2" office:value-type="string">
            <text:p text:style-name="P104">Icon</text:p>
          </table:table-cell>
        </table:table-row>
        <table:table-row>
          <table:table-cell table:style-name="Table146.A2" table:number-columns-spanned="2" office:value-type="string">
            <text:p text:style-name="P89">Name in OpenOffice 1.1</text:p>
          </table:table-cell>
          <table:covered-table-cell/>
          <table:table-cell table:style-name="Table146.C2" office:value-type="string">
            <text:p text:style-name="P66">N/A</text:p>
          </table:table-cell>
        </table:table-row>
        <table:table-row>
          <table:table-cell table:style-name="Table146.A2" table:number-columns-spanned="2" office:value-type="string">
            <text:p text:style-name="P89">Name in Microsoft Office 2003</text:p>
          </table:table-cell>
          <table:covered-table-cell/>
          <table:table-cell table:style-name="Table146.C2" office:value-type="string">
            <text:p text:style-name="P66">Flowchart</text:p>
          </table:table-cell>
        </table:table-row>
        <table:table-row>
          <table:table-cell table:style-name="Table146.A2" table:number-columns-spanned="2" office:value-type="string">
            <text:p text:style-name="P89">Notes:</text:p>
          </table:table-cell>
          <table:covered-table-cell/>
          <table:table-cell table:style-name="Table146.C2" office:value-type="string">
            <text:p text:style-name="P69"/>
          </table:table-cell>
        </table:table-row>
        <table:table-row>
          <table:table-cell table:style-name="Table146.A2" table:number-columns-spanned="2" office:value-type="string">
            <text:p text:style-name="P89">Toolbar Content</text:p>
          </table:table-cell>
          <table:covered-table-cell/>
          <table:table-cell table:style-name="Table146.C2" office:value-type="string">
            <text:p text:style-name="P12">Rectangular Callout</text:p>
            <text:p text:style-name="P32">Rounded Rectangular Callout</text:p>
            <text:p text:style-name="P32">Round Callout</text:p>
            <text:p text:style-name="P32">Cloud</text:p>
            <text:p text:style-name="P32">Line Callout 1</text:p>
            <text:p text:style-name="P32">Line Callout 2</text:p>
            <text:p text:style-name="P32">Line Callout 3</text:p>
          </table:table-cell>
        </table:table-row>
      </table:table>
      <text:h text:style-name="P47" text:outline-level="3">Arrows (Draw)</text:h>
      <table:table table:name="Table147" table:style-name="Table147">
        <table:table-column table:style-name="Table147.A"/>
        <table:table-column table:style-name="Table147.B"/>
        <table:table-column table:style-name="Table147.C"/>
        <table:table-row>
          <table:table-cell table:style-name="Table147.A1" office:value-type="string">
            <text:p text:style-name="WW-Table_20_Heading">Toolbar Name:</text:p>
          </table:table-cell>
          <table:table-cell table:style-name="Table147.A1" office:value-type="string">
            <text:p text:style-name="WW-Table_20_Heading">EN:</text:p>
          </table:table-cell>
          <table:table-cell table:style-name="Table147.C1" office:value-type="string">
            <text:p text:style-name="P65">Arrows</text:p>
          </table:table-cell>
        </table:table-row>
        <table:table-row>
          <table:table-cell table:style-name="Table147.A2" office:value-type="string">
            <text:p text:style-name="WW-Table_20_Contents"/>
          </table:table-cell>
          <table:table-cell table:style-name="Table147.A2" office:value-type="string">
            <text:p text:style-name="P89">GER:</text:p>
          </table:table-cell>
          <table:table-cell table:style-name="Table147.C2" office:value-type="string">
            <text:p text:style-name="P100">Pfeile</text:p>
          </table:table-cell>
        </table:table-row>
        <table:table-row>
          <table:table-cell table:style-name="Table147.A2" table:number-columns-spanned="2" office:value-type="string">
            <text:p text:style-name="WW-Table_20_Heading">Toolbar File Name:</text:p>
          </table:table-cell>
          <table:covered-table-cell/>
          <table:table-cell table:style-name="Table147.C2" office:value-type="string">
            <text:p text:style-name="P100">arrowsbar.xml</text:p>
          </table:table-cell>
        </table:table-row>
        <table:table-row>
          <table:table-cell table:style-name="Table147.A2" table:number-columns-spanned="2" office:value-type="string">
            <text:p text:style-name="P89">Appears in:</text:p>
          </table:table-cell>
          <table:covered-table-cell/>
          <table:table-cell table:style-name="Table147.C2" office:value-type="string">
            <text:p text:style-name="P99">Draw </text:p>
          </table:table-cell>
        </table:table-row>
        <table:table-row>
          <table:table-cell table:style-name="Table147.A2" table:number-columns-spanned="2" office:value-type="string">
            <text:p text:style-name="P89">Shall always be visible</text:p>
          </table:table-cell>
          <table:covered-table-cell/>
          <table:table-cell table:style-name="Table147.C2" office:value-type="string">
            <text:p text:style-name="P99">No</text:p>
          </table:table-cell>
        </table:table-row>
        <table:table-row>
          <table:table-cell table:style-name="Table147.A2" table:number-columns-spanned="2" office:value-type="string">
            <text:p text:style-name="P89">List in View/Toolbars:</text:p>
          </table:table-cell>
          <table:covered-table-cell/>
          <table:table-cell table:style-name="Table147.C2" office:value-type="string">
            <text:p text:style-name="P99">Yes</text:p>
          </table:table-cell>
        </table:table-row>
        <table:table-row>
          <table:table-cell table:style-name="Table147.A2" table:number-columns-spanned="2" office:value-type="string">
            <text:p text:style-name="P89">Visible after first start</text:p>
          </table:table-cell>
          <table:covered-table-cell/>
          <table:table-cell table:style-name="Table147.C2" office:value-type="string">
            <text:p text:style-name="P99">No</text:p>
          </table:table-cell>
        </table:table-row>
        <table:table-row>
          <table:table-cell table:style-name="Table147.A2" table:number-columns-spanned="2" office:value-type="string">
            <text:p text:style-name="P89">Sub-Toolbar of:</text:p>
          </table:table-cell>
          <table:covered-table-cell/>
          <table:table-cell table:style-name="Table147.C2" office:value-type="string">
            <text:p text:style-name="P99">N/A</text:p>
          </table:table-cell>
        </table:table-row>
        <table:table-row>
          <table:table-cell table:style-name="Table147.A2" table:number-columns-spanned="2" office:value-type="string">
            <text:p text:style-name="P89">Display Tb if context is given</text:p>
          </table:table-cell>
          <table:covered-table-cell/>
          <table:table-cell table:style-name="Table147.C2" office:value-type="string">
            <text:p text:style-name="P99">No</text:p>
          </table:table-cell>
        </table:table-row>
        <table:table-row>
          <table:table-cell table:style-name="Table147.A2" table:number-columns-spanned="2" office:value-type="string">
            <text:p text:style-name="P89">Close Operation</text:p>
          </table:table-cell>
          <table:covered-table-cell/>
          <table:table-cell table:style-name="Table147.C2" office:value-type="string">
            <text:p text:style-name="P107">Permanently</text:p>
          </table:table-cell>
        </table:table-row>
        <table:table-row>
          <table:table-cell table:style-name="Table147.A2" table:number-columns-spanned="2" office:value-type="string">
            <text:p text:style-name="P89">Default Docking State</text:p>
          </table:table-cell>
          <table:covered-table-cell/>
          <table:table-cell table:style-name="Table147.C2" office:value-type="string">
            <text:p text:style-name="P104">Floated</text:p>
          </table:table-cell>
        </table:table-row>
        <table:table-row>
          <table:table-cell table:style-name="Table147.A2" table:number-columns-spanned="2" office:value-type="string">
            <text:p text:style-name="P89">Default Position</text:p>
          </table:table-cell>
          <table:covered-table-cell/>
          <table:table-cell table:style-name="Table147.C2" office:value-type="string">
            <text:p text:style-name="P104">N/A</text:p>
          </table:table-cell>
        </table:table-row>
        <table:table-row>
          <table:table-cell table:style-name="Table147.A2" table:number-columns-spanned="2" office:value-type="string">
            <text:p text:style-name="P89">Default Style</text:p>
          </table:table-cell>
          <table:covered-table-cell/>
          <table:table-cell table:style-name="Table147.C2" office:value-type="string">
            <text:p text:style-name="P104">Icon</text:p>
          </table:table-cell>
        </table:table-row>
        <table:table-row>
          <table:table-cell table:style-name="Table147.A2" table:number-columns-spanned="2" office:value-type="string">
            <text:p text:style-name="P89">Name in OpenOffice 1.1</text:p>
          </table:table-cell>
          <table:covered-table-cell/>
          <table:table-cell table:style-name="Table147.C2" office:value-type="string">
            <text:p text:style-name="P66">Arrows</text:p>
          </table:table-cell>
        </table:table-row>
        <table:table-row>
          <table:table-cell table:style-name="Table147.A2" table:number-columns-spanned="2" office:value-type="string">
            <text:p text:style-name="P89">Name in Microsoft Office 2003</text:p>
          </table:table-cell>
          <table:covered-table-cell/>
          <table:table-cell table:style-name="Table147.C2" office:value-type="string">
            <text:p text:style-name="P69"/>
          </table:table-cell>
        </table:table-row>
        <table:table-row>
          <table:table-cell table:style-name="Table147.A2" table:number-columns-spanned="2" office:value-type="string">
            <text:p text:style-name="P89">Notes:</text:p>
          </table:table-cell>
          <table:covered-table-cell/>
          <table:table-cell table:style-name="Table147.C2" office:value-type="string">
            <text:p text:style-name="P66"/>
          </table:table-cell>
        </table:table-row>
        <table:table-row>
          <table:table-cell table:style-name="Table147.A2" table:number-columns-spanned="2" office:value-type="string">
            <text:p text:style-name="P89">Toolbar Content:</text:p>
          </table:table-cell>
          <table:covered-table-cell/>
          <table:table-cell table:style-name="Table147.C2" office:value-type="string">
            <text:p text:style-name="P36">Line<text:line-break/>Line ends with Arrow<text:line-break/>Line with Arrow/Circle<text:line-break/>Line with Arrow/Square</text:p>
            <text:p text:style-name="P36">-----------<text:line-break/>Line (45°)<text:line-break/>Line Starts with Arrow<text:line-break/>Line with Circle/Arrow<text:line-break/>Line with Square/Arrow</text:p>
            <text:p text:style-name="P36">-----------</text:p>
            <text:p text:style-name="P36">Dimension Line<text:line-break/>Line with Arrows</text:p>
          </table:table-cell>
        </table:table-row>
      </table:table>
      <text:h text:style-name="P47" text:outline-level="3">Form Controls (Draw)</text:h>
      <table:table table:name="Table148" table:style-name="Table148">
        <table:table-column table:style-name="Table148.A"/>
        <table:table-column table:style-name="Table148.B"/>
        <table:table-column table:style-name="Table148.C"/>
        <table:table-row>
          <table:table-cell table:style-name="Table148.A1" office:value-type="string">
            <text:p text:style-name="WW-Table_20_Heading">Toolbar Name:</text:p>
          </table:table-cell>
          <table:table-cell table:style-name="Table148.A1" office:value-type="string">
            <text:p text:style-name="WW-Table_20_Heading">EN:</text:p>
          </table:table-cell>
          <table:table-cell table:style-name="Table148.C1" office:value-type="string">
            <text:p text:style-name="P65">Form Controls</text:p>
          </table:table-cell>
        </table:table-row>
        <table:table-row>
          <table:table-cell table:style-name="Table148.A2" office:value-type="string">
            <text:p text:style-name="WW-Table_20_Contents"/>
          </table:table-cell>
          <table:table-cell table:style-name="Table148.A2" office:value-type="string">
            <text:p text:style-name="P89">GER:</text:p>
          </table:table-cell>
          <table:table-cell table:style-name="Table148.C2" office:value-type="string">
            <text:p text:style-name="P100">Formular-Steuerelemente</text:p>
          </table:table-cell>
        </table:table-row>
        <table:table-row>
          <table:table-cell table:style-name="Table148.A2" table:number-columns-spanned="2" office:value-type="string">
            <text:p text:style-name="WW-Table_20_Heading">Toolbar File Name:</text:p>
          </table:table-cell>
          <table:covered-table-cell/>
          <table:table-cell table:style-name="Table148.C2" office:value-type="string">
            <text:p text:style-name="P100">formcontrols.xml</text:p>
          </table:table-cell>
        </table:table-row>
        <table:table-row>
          <table:table-cell table:style-name="Table148.A2" table:number-columns-spanned="2" office:value-type="string">
            <text:p text:style-name="P89">Appears in:</text:p>
          </table:table-cell>
          <table:covered-table-cell/>
          <table:table-cell table:style-name="Table148.C2" office:value-type="string">
            <text:p text:style-name="P99">Draw (hidden)</text:p>
          </table:table-cell>
        </table:table-row>
        <table:table-row>
          <table:table-cell table:style-name="Table148.A2" table:number-columns-spanned="2" office:value-type="string">
            <text:p text:style-name="P89">Shall always be visible</text:p>
          </table:table-cell>
          <table:covered-table-cell/>
          <table:table-cell table:style-name="Table148.C2" office:value-type="string">
            <text:p text:style-name="P99">No</text:p>
          </table:table-cell>
        </table:table-row>
        <table:table-row>
          <table:table-cell table:style-name="Table148.A2" table:number-columns-spanned="2" office:value-type="string">
            <text:p text:style-name="P89">List in View/Toolbars:</text:p>
          </table:table-cell>
          <table:covered-table-cell/>
          <table:table-cell table:style-name="Table148.C2" office:value-type="string">
            <text:p text:style-name="P99">Yes</text:p>
          </table:table-cell>
        </table:table-row>
        <table:table-row>
          <table:table-cell table:style-name="Table148.A2" table:number-columns-spanned="2" office:value-type="string">
            <text:p text:style-name="P89">Visible after first start</text:p>
          </table:table-cell>
          <table:covered-table-cell/>
          <table:table-cell table:style-name="Table148.C2" office:value-type="string">
            <text:p text:style-name="P99">No</text:p>
          </table:table-cell>
        </table:table-row>
        <table:table-row>
          <table:table-cell table:style-name="Table148.A2" table:number-columns-spanned="2" office:value-type="string">
            <text:p text:style-name="P89">Sub-Toolbar of:</text:p>
          </table:table-cell>
          <table:covered-table-cell/>
          <table:table-cell table:style-name="Table148.C2" office:value-type="string">
            <text:p text:style-name="P99">N/A</text:p>
          </table:table-cell>
        </table:table-row>
        <table:table-row>
          <table:table-cell table:style-name="Table148.A2" table:number-columns-spanned="2" office:value-type="string">
            <text:p text:style-name="P89">Display Tb if context is given</text:p>
          </table:table-cell>
          <table:covered-table-cell/>
          <table:table-cell table:style-name="Table148.C2" office:value-type="string">
            <text:p text:style-name="P99">No</text:p>
          </table:table-cell>
        </table:table-row>
        <table:table-row>
          <table:table-cell table:style-name="Table148.A2" table:number-columns-spanned="2" office:value-type="string">
            <text:p text:style-name="P89">Close Operation</text:p>
          </table:table-cell>
          <table:covered-table-cell/>
          <table:table-cell table:style-name="Table148.C2" office:value-type="string">
            <text:p text:style-name="P107">Permanently</text:p>
          </table:table-cell>
        </table:table-row>
        <table:table-row>
          <table:table-cell table:style-name="Table148.A2" table:number-columns-spanned="2" office:value-type="string">
            <text:p text:style-name="P89">Default Docking State</text:p>
          </table:table-cell>
          <table:covered-table-cell/>
          <table:table-cell table:style-name="Table148.C2" office:value-type="string">
            <text:p text:style-name="P104">Floated</text:p>
          </table:table-cell>
        </table:table-row>
        <table:table-row>
          <table:table-cell table:style-name="Table148.A2" table:number-columns-spanned="2" office:value-type="string">
            <text:p text:style-name="P89">Default Position</text:p>
          </table:table-cell>
          <table:covered-table-cell/>
          <table:table-cell table:style-name="Table148.C2" office:value-type="string">
            <text:p text:style-name="P104">N/A</text:p>
          </table:table-cell>
        </table:table-row>
        <table:table-row>
          <table:table-cell table:style-name="Table148.A2" table:number-columns-spanned="2" office:value-type="string">
            <text:p text:style-name="P89">Default Style</text:p>
          </table:table-cell>
          <table:covered-table-cell/>
          <table:table-cell table:style-name="Table148.C2" office:value-type="string">
            <text:p text:style-name="P104">Icon</text:p>
          </table:table-cell>
        </table:table-row>
        <table:table-row>
          <table:table-cell table:style-name="Table148.A2" table:number-columns-spanned="2" office:value-type="string">
            <text:p text:style-name="P89">Name in OpenOffice 1.1</text:p>
          </table:table-cell>
          <table:covered-table-cell/>
          <table:table-cell table:style-name="Table148.C2" office:value-type="string">
            <text:p text:style-name="P66">Form Functions</text:p>
          </table:table-cell>
        </table:table-row>
        <table:table-row>
          <table:table-cell table:style-name="Table148.A2" table:number-columns-spanned="2" office:value-type="string">
            <text:p text:style-name="P89">Name in Microsoft Office 2003</text:p>
          </table:table-cell>
          <table:covered-table-cell/>
          <table:table-cell table:style-name="Table148.C2" office:value-type="string">
            <text:p text:style-name="P66">Control Toolbox</text:p>
          </table:table-cell>
        </table:table-row>
        <table:table-row>
          <table:table-cell table:style-name="Table148.A2" table:number-columns-spanned="2" office:value-type="string">
            <text:p text:style-name="P89">Notes:</text:p>
          </table:table-cell>
          <table:covered-table-cell/>
          <table:table-cell table:style-name="Table148.C2" office:value-type="string">
            <text:p text:style-name="P66"/>
          </table:table-cell>
        </table:table-row>
        <table:table-row>
          <table:table-cell table:style-name="Table148.A2" table:number-columns-spanned="2" office:value-type="string">
            <text:p text:style-name="P89">Toolbar Content:</text:p>
          </table:table-cell>
          <table:covered-table-cell/>
          <table:table-cell table:style-name="Table148.C2" office:value-type="string">
            <text:p text:style-name="P32">Select</text:p>
            <text:p text:style-name="P32">Design Mode On/Off</text:p>
            <text:p text:style-name="P38">&lt;BR&gt;</text:p>
            <text:p text:style-name="P32">Control...</text:p>
            <text:p text:style-name="P32">Form...</text:p>
            <text:p text:style-name="P38">&lt;BR&gt;</text:p>
            <text:p text:style-name="P32">Check Box</text:p>
            <text:p text:style-name="P32">Text Box</text:p>
            <text:p text:style-name="P38">&lt;BR&gt;</text:p>
            <text:p text:style-name="P32">Formatted Field</text:p>
            <text:p text:style-name="P32">Push Button</text:p>
            <text:p text:style-name="P38">&lt;BR&gt;</text:p>
            <text:p text:style-name="P32">Option Button</text:p>
            <text:p text:style-name="P32">List Box</text:p>
            <text:p text:style-name="P38">&lt;BR&gt;</text:p>
            <text:p text:style-name="P32">Combo Box</text:p>
            <text:p text:style-name="P32">Label Field</text:p>
            <text:p text:style-name="P38">&lt;BR&gt;</text:p>
            <text:p text:style-name="P37">Form Design --&gt; Form Design Draw<text:line-break/>More Controls --&gt; More Controls Draw</text:p>
            <text:p text:style-name="P39">&lt;BR&gt;</text:p>
            <text:p text:style-name="P36">AutoPilots On/Off</text:p>
          </table:table-cell>
        </table:table-row>
      </table:table>
      <text:h text:style-name="P47" text:outline-level="3">More Controls (Draw)</text:h>
      <table:table table:name="Table149" table:style-name="Table149">
        <table:table-column table:style-name="Table149.A"/>
        <table:table-column table:style-name="Table149.B"/>
        <table:table-column table:style-name="Table149.C"/>
        <table:table-row>
          <table:table-cell table:style-name="Table149.A1" office:value-type="string">
            <text:p text:style-name="WW-Table_20_Heading">Toolbar Name:</text:p>
          </table:table-cell>
          <table:table-cell table:style-name="Table149.A1" office:value-type="string">
            <text:p text:style-name="WW-Table_20_Heading">EN:</text:p>
          </table:table-cell>
          <table:table-cell table:style-name="Table149.C1" office:value-type="string">
            <text:p text:style-name="P23">Form Controls</text:p>
          </table:table-cell>
        </table:table-row>
        <table:table-row>
          <table:table-cell table:style-name="Table149.A2" office:value-type="string">
            <text:p text:style-name="WW-Table_20_Contents"/>
          </table:table-cell>
          <table:table-cell table:style-name="Table149.A2" office:value-type="string">
            <text:p text:style-name="P89">GER:</text:p>
          </table:table-cell>
          <table:table-cell table:style-name="Table149.C2" office:value-type="string">
            <text:p text:style-name="P100">Weitere Steuerelemente</text:p>
          </table:table-cell>
        </table:table-row>
        <table:table-row>
          <table:table-cell table:style-name="Table149.A2" table:number-columns-spanned="2" office:value-type="string">
            <text:p text:style-name="WW-Table_20_Heading">Toolbar File Name:</text:p>
          </table:table-cell>
          <table:covered-table-cell/>
          <table:table-cell table:style-name="Table149.C2" office:value-type="string">
            <text:p text:style-name="P100">moreformcontrols.xml</text:p>
          </table:table-cell>
        </table:table-row>
        <table:table-row>
          <table:table-cell table:style-name="Table149.A2" table:number-columns-spanned="2" office:value-type="string">
            <text:p text:style-name="P89">Appears in:</text:p>
          </table:table-cell>
          <table:covered-table-cell/>
          <table:table-cell table:style-name="Table149.C2" office:value-type="string">
            <text:p text:style-name="P99">Draw (hidden)</text:p>
          </table:table-cell>
        </table:table-row>
        <table:table-row>
          <table:table-cell table:style-name="Table149.A2" table:number-columns-spanned="2" office:value-type="string">
            <text:p text:style-name="P89">Shall always be visible</text:p>
          </table:table-cell>
          <table:covered-table-cell/>
          <table:table-cell table:style-name="Table149.C2" office:value-type="string">
            <text:p text:style-name="P99">No</text:p>
          </table:table-cell>
        </table:table-row>
        <table:table-row>
          <table:table-cell table:style-name="Table149.A2" table:number-columns-spanned="2" office:value-type="string">
            <text:p text:style-name="P89">List in View/Toolbars:</text:p>
          </table:table-cell>
          <table:covered-table-cell/>
          <table:table-cell table:style-name="Table149.C2" office:value-type="string">
            <text:p text:style-name="P99">No</text:p>
          </table:table-cell>
        </table:table-row>
        <table:table-row>
          <table:table-cell table:style-name="Table149.A2" table:number-columns-spanned="2" office:value-type="string">
            <text:p text:style-name="P89">Visible after first start</text:p>
          </table:table-cell>
          <table:covered-table-cell/>
          <table:table-cell table:style-name="Table149.C2" office:value-type="string">
            <text:p text:style-name="P99">No</text:p>
          </table:table-cell>
        </table:table-row>
        <table:table-row>
          <table:table-cell table:style-name="Table149.A2" table:number-columns-spanned="2" office:value-type="string">
            <text:p text:style-name="P89">Sub-Toolbar of:</text:p>
          </table:table-cell>
          <table:covered-table-cell/>
          <table:table-cell table:style-name="Table149.C2" office:value-type="string">
            <text:p text:style-name="P70">Controls</text:p>
          </table:table-cell>
        </table:table-row>
        <table:table-row>
          <table:table-cell table:style-name="Table149.A2" table:number-columns-spanned="2" office:value-type="string">
            <text:p text:style-name="P89">Display Tb if context is given</text:p>
          </table:table-cell>
          <table:covered-table-cell/>
          <table:table-cell table:style-name="Table149.C2" office:value-type="string">
            <text:p text:style-name="P99">No</text:p>
          </table:table-cell>
        </table:table-row>
        <table:table-row>
          <table:table-cell table:style-name="Table149.A2" table:number-columns-spanned="2" office:value-type="string">
            <text:p text:style-name="P89">Close Operation</text:p>
          </table:table-cell>
          <table:covered-table-cell/>
          <table:table-cell table:style-name="Table149.C2" office:value-type="string">
            <text:p text:style-name="P107">Permanently</text:p>
          </table:table-cell>
        </table:table-row>
        <table:table-row>
          <table:table-cell table:style-name="Table149.A2" table:number-columns-spanned="2" office:value-type="string">
            <text:p text:style-name="P89">Default Docking State</text:p>
          </table:table-cell>
          <table:covered-table-cell/>
          <table:table-cell table:style-name="Table149.C2" office:value-type="string">
            <text:p text:style-name="P104">Floated</text:p>
          </table:table-cell>
        </table:table-row>
        <table:table-row>
          <table:table-cell table:style-name="Table149.A2" table:number-columns-spanned="2" office:value-type="string">
            <text:p text:style-name="P89">Default Position</text:p>
          </table:table-cell>
          <table:covered-table-cell/>
          <table:table-cell table:style-name="Table149.C2" office:value-type="string">
            <text:p text:style-name="P104">N/A</text:p>
          </table:table-cell>
        </table:table-row>
        <table:table-row>
          <table:table-cell table:style-name="Table149.A2" table:number-columns-spanned="2" office:value-type="string">
            <text:p text:style-name="P89">Default Style</text:p>
          </table:table-cell>
          <table:covered-table-cell/>
          <table:table-cell table:style-name="Table149.C2" office:value-type="string">
            <text:p text:style-name="P104">Icon</text:p>
          </table:table-cell>
        </table:table-row>
        <table:table-row>
          <table:table-cell table:style-name="Table149.A2" table:number-columns-spanned="2" office:value-type="string">
            <text:p text:style-name="P89">Name in OpenOffice 1.1</text:p>
          </table:table-cell>
          <table:covered-table-cell/>
          <table:table-cell table:style-name="Table149.C2" office:value-type="string">
            <text:p text:style-name="P66">N/A</text:p>
          </table:table-cell>
        </table:table-row>
        <table:table-row>
          <table:table-cell table:style-name="Table149.A2" table:number-columns-spanned="2" office:value-type="string">
            <text:p text:style-name="P89">Name in Microsoft Office 2003</text:p>
          </table:table-cell>
          <table:covered-table-cell/>
          <table:table-cell table:style-name="Table149.C2" office:value-type="string">
            <text:p text:style-name="P66">N/A</text:p>
          </table:table-cell>
        </table:table-row>
        <table:table-row>
          <table:table-cell table:style-name="Table149.A2" table:number-columns-spanned="2" office:value-type="string">
            <text:p text:style-name="P89">Notes:</text:p>
          </table:table-cell>
          <table:covered-table-cell/>
          <table:table-cell table:style-name="Table149.C2" office:value-type="string">
            <text:p text:style-name="P66"/>
          </table:table-cell>
        </table:table-row>
        <table:table-row>
          <table:table-cell table:style-name="Table149.A2" table:number-columns-spanned="2" office:value-type="string">
            <text:p text:style-name="P89">Toolbar Content:</text:p>
          </table:table-cell>
          <table:covered-table-cell/>
          <table:table-cell table:style-name="Table149.C2" office:value-type="string">
            <text:p text:style-name="P32">Spin Button</text:p>
            <text:p text:style-name="P32">Scrollbar</text:p>
            <text:p text:style-name="P39">&lt;BR&gt;</text:p>
            <text:p text:style-name="P32">Image Button</text:p>
            <text:p text:style-name="P32">Image Control</text:p>
            <text:p text:style-name="P38">&lt;BR&gt;</text:p>
            <text:p text:style-name="P32">File Selection</text:p>
            <text:p text:style-name="P32">Date Field</text:p>
            <text:p text:style-name="P38">&lt;BR&gt;</text:p>
            <text:p text:style-name="P32">Time Field</text:p>
            <text:p text:style-name="P32">Numerical Field</text:p>
            <text:p text:style-name="P38">&lt;BR&gt;</text:p>
            <text:p text:style-name="P32">Currency Field</text:p>
            <text:p text:style-name="P32">Pattern Field</text:p>
            <text:p text:style-name="P38">&lt;BR&gt;</text:p>
            <text:p text:style-name="P32">Group Box</text:p>
            <text:p text:style-name="P32">Table Control</text:p>
            <text:p text:style-name="P38">&lt;BR&gt;</text:p>
            <text:p text:style-name="P32">Navigation Button</text:p>
          </table:table-cell>
        </table:table-row>
      </table:table>
      <text:h text:style-name="P47" text:outline-level="3">Form Design (Draw)</text:h>
      <table:table table:name="Table150" table:style-name="Table150">
        <table:table-column table:style-name="Table150.A"/>
        <table:table-column table:style-name="Table150.B"/>
        <table:table-column table:style-name="Table150.C"/>
        <table:table-row>
          <table:table-cell table:style-name="Table150.A1" office:value-type="string">
            <text:p text:style-name="WW-Table_20_Heading">Toolbar Name:</text:p>
          </table:table-cell>
          <table:table-cell table:style-name="Table150.A1" office:value-type="string">
            <text:p text:style-name="WW-Table_20_Heading">EN:</text:p>
          </table:table-cell>
          <table:table-cell table:style-name="Table150.C1" office:value-type="string">
            <text:p text:style-name="P23">Form Design</text:p>
          </table:table-cell>
        </table:table-row>
        <table:table-row>
          <table:table-cell table:style-name="Table150.A2" office:value-type="string">
            <text:p text:style-name="WW-Table_20_Contents"/>
          </table:table-cell>
          <table:table-cell table:style-name="Table150.A2" office:value-type="string">
            <text:p text:style-name="P89">GER:</text:p>
          </table:table-cell>
          <table:table-cell table:style-name="Table150.C2" office:value-type="string">
            <text:p text:style-name="P100">Formular-Entwurf</text:p>
          </table:table-cell>
        </table:table-row>
        <table:table-row>
          <table:table-cell table:style-name="Table150.A2" table:number-columns-spanned="2" office:value-type="string">
            <text:p text:style-name="WW-Table_20_Heading">Toolbar File Name:</text:p>
          </table:table-cell>
          <table:covered-table-cell/>
          <table:table-cell table:style-name="Table150.C2" office:value-type="string">
            <text:p text:style-name="P100">Formdesign.xml</text:p>
          </table:table-cell>
        </table:table-row>
        <table:table-row>
          <table:table-cell table:style-name="Table150.A2" table:number-columns-spanned="2" office:value-type="string">
            <text:p text:style-name="P89">Appears in:</text:p>
          </table:table-cell>
          <table:covered-table-cell/>
          <table:table-cell table:style-name="Table150.C2" office:value-type="string">
            <text:p text:style-name="P99">Impress</text:p>
          </table:table-cell>
        </table:table-row>
        <table:table-row>
          <table:table-cell table:style-name="Table150.A2" table:number-columns-spanned="2" office:value-type="string">
            <text:p text:style-name="P89">Shall always be visible</text:p>
          </table:table-cell>
          <table:covered-table-cell/>
          <table:table-cell table:style-name="Table150.C2" office:value-type="string">
            <text:p text:style-name="P99">No</text:p>
          </table:table-cell>
        </table:table-row>
        <table:table-row>
          <table:table-cell table:style-name="Table150.A2" table:number-columns-spanned="2" office:value-type="string">
            <text:p text:style-name="P89">List in View/Toolbars:</text:p>
          </table:table-cell>
          <table:covered-table-cell/>
          <table:table-cell table:style-name="Table150.C2" office:value-type="string">
            <text:p text:style-name="P99">Yes</text:p>
          </table:table-cell>
        </table:table-row>
        <table:table-row>
          <table:table-cell table:style-name="Table150.A2" table:number-columns-spanned="2" office:value-type="string">
            <text:p text:style-name="P89">Visible after first start</text:p>
          </table:table-cell>
          <table:covered-table-cell/>
          <table:table-cell table:style-name="Table150.C2" office:value-type="string">
            <text:p text:style-name="P99">No</text:p>
          </table:table-cell>
        </table:table-row>
        <table:table-row>
          <table:table-cell table:style-name="Table150.A2" table:number-columns-spanned="2" office:value-type="string">
            <text:p text:style-name="P89">Sub-Toolbar of:</text:p>
          </table:table-cell>
          <table:covered-table-cell/>
          <table:table-cell table:style-name="Table150.C2" office:value-type="string">
            <text:p text:style-name="P70">Controls</text:p>
          </table:table-cell>
        </table:table-row>
        <table:table-row>
          <table:table-cell table:style-name="Table150.A2" table:number-columns-spanned="2" office:value-type="string">
            <text:p text:style-name="P89">Display Tb if context is given</text:p>
          </table:table-cell>
          <table:covered-table-cell/>
          <table:table-cell table:style-name="Table150.C2" office:value-type="string">
            <text:p text:style-name="P99">No</text:p>
          </table:table-cell>
        </table:table-row>
        <table:table-row>
          <table:table-cell table:style-name="Table150.A2" table:number-columns-spanned="2" office:value-type="string">
            <text:p text:style-name="P89">Close Operation</text:p>
          </table:table-cell>
          <table:covered-table-cell/>
          <table:table-cell table:style-name="Table150.C2" office:value-type="string">
            <text:p text:style-name="P107">Permanently</text:p>
          </table:table-cell>
        </table:table-row>
        <table:table-row>
          <table:table-cell table:style-name="Table150.A2" table:number-columns-spanned="2" office:value-type="string">
            <text:p text:style-name="P89">Default Docking State</text:p>
          </table:table-cell>
          <table:covered-table-cell/>
          <table:table-cell table:style-name="Table150.C2" office:value-type="string">
            <text:p text:style-name="P99">Docked</text:p>
          </table:table-cell>
        </table:table-row>
        <table:table-row>
          <table:table-cell table:style-name="Table150.A2" table:number-columns-spanned="2" office:value-type="string">
            <text:p text:style-name="P89">Default Position</text:p>
          </table:table-cell>
          <table:covered-table-cell/>
          <table:table-cell table:style-name="Table150.C2" office:value-type="string">
            <text:p text:style-name="P99">Top</text:p>
          </table:table-cell>
        </table:table-row>
        <table:table-row>
          <table:table-cell table:style-name="Table150.A2" table:number-columns-spanned="2" office:value-type="string">
            <text:p text:style-name="P89">Default Style</text:p>
          </table:table-cell>
          <table:covered-table-cell/>
          <table:table-cell table:style-name="Table150.C2" office:value-type="string">
            <text:p text:style-name="P104">Icon</text:p>
          </table:table-cell>
        </table:table-row>
        <table:table-row>
          <table:table-cell table:style-name="Table150.A2" table:number-columns-spanned="2" office:value-type="string">
            <text:p text:style-name="P89">Name in OpenOffice 1.1</text:p>
          </table:table-cell>
          <table:covered-table-cell/>
          <table:table-cell table:style-name="Table150.C2" office:value-type="string">
            <text:p text:style-name="P66">Control Bar</text:p>
          </table:table-cell>
        </table:table-row>
        <table:table-row>
          <table:table-cell table:style-name="Table150.A2" table:number-columns-spanned="2" office:value-type="string">
            <text:p text:style-name="P89">Name in Microsoft Office 2003</text:p>
          </table:table-cell>
          <table:covered-table-cell/>
          <table:table-cell table:style-name="Table150.C2" office:value-type="string">
            <text:p text:style-name="P24">Form Design</text:p>
          </table:table-cell>
        </table:table-row>
        <table:table-row>
          <table:table-cell table:style-name="Table150.A2" table:number-columns-spanned="2" office:value-type="string">
            <text:p text:style-name="P89">Notes:</text:p>
          </table:table-cell>
          <table:covered-table-cell/>
          <table:table-cell table:style-name="Table150.C2" office:value-type="string">
            <text:p text:style-name="P66"/>
          </table:table-cell>
        </table:table-row>
        <table:table-row>
          <table:table-cell table:style-name="Table150.A2" table:number-columns-spanned="2" office:value-type="string">
            <text:p text:style-name="P89">Toolbar Content:</text:p>
          </table:table-cell>
          <table:covered-table-cell/>
          <table:table-cell table:style-name="Table150.C2" office:value-type="string">
            <text:p text:style-name="P32">Select</text:p>
            <text:p text:style-name="P32">-------------</text:p>
            <text:p text:style-name="P32">Control...</text:p>
            <text:p text:style-name="P32">Form...</text:p>
            <text:p text:style-name="P32">Position and Size</text:p>
            <text:p text:style-name="P32">-------------</text:p>
            <text:p text:style-name="P32">Form Navigator...</text:p>
            <text:p text:style-name="P32">Activation Order...</text:p>
            <text:p text:style-name="P32">Add Field...</text:p>
            <text:p text:style-name="P32">Automatic Control Focus</text:p>
            <text:p text:style-name="P32">-------------</text:p>
            <text:p text:style-name="P32">Bring to Front [hidden by default]</text:p>
            <text:p text:style-name="P32">Send to Back [hidden by default]</text:p>
            <text:p text:style-name="P32">-------------</text:p>
            <text:p text:style-name="P32">Group [hidden by default]</text:p>
            <text:p text:style-name="P32">Ungroup [hidden by default]</text:p>
            <text:p text:style-name="P32">Edit Group [hidden by default]</text:p>
            <text:p text:style-name="P32">Exit Group [hidden by default]</text:p>
            <text:p text:style-name="P32">-------------</text:p>
            <text:p text:style-name="P40">Align --&gt; Align</text:p>
            <text:p text:style-name="P32">-------------</text:p>
            <text:p text:style-name="P32">Open in Design Mode</text:p>
            <text:p text:style-name="P32">Visible Grid</text:p>
            <text:p text:style-name="P32">Snap to Grid -&gt; ON</text:p>
            <text:p text:style-name="P32">Guides when Moving</text:p>
          </table:table-cell>
        </table:table-row>
      </table:table>
      <text:h text:style-name="P50" text:outline-level="3">Text Box Formatting (Draw)</text:h>
      <table:table table:name="Tabelle4" table:style-name="Tabelle4">
        <table:table-column table:style-name="Tabelle4.A"/>
        <table:table-column table:style-name="Tabelle4.B"/>
        <table:table-column table:style-name="Tabelle4.C"/>
        <table:table-row>
          <table:table-cell table:style-name="Tabelle4.A1" office:value-type="string">
            <text:p text:style-name="WW-Table_20_Heading">Toolbar Name:</text:p>
          </table:table-cell>
          <table:table-cell table:style-name="Tabelle4.A1" office:value-type="string">
            <text:p text:style-name="WW-Table_20_Heading">EN:</text:p>
          </table:table-cell>
          <table:table-cell table:style-name="Tabelle4.C1" office:value-type="string">
            <text:p text:style-name="P23">Text Box Formatting</text:p>
          </table:table-cell>
        </table:table-row>
        <table:table-row>
          <table:table-cell table:style-name="Tabelle4.A2" office:value-type="string">
            <text:p text:style-name="WW-Table_20_Contents"/>
          </table:table-cell>
          <table:table-cell table:style-name="Tabelle4.A2" office:value-type="string">
            <text:p text:style-name="P89">GER:</text:p>
          </table:table-cell>
          <table:table-cell table:style-name="Tabelle4.C2" office:value-type="string">
            <text:p text:style-name="P100">Textfeld Formatierung</text:p>
          </table:table-cell>
        </table:table-row>
        <table:table-row>
          <table:table-cell table:style-name="Tabelle4.A2" table:number-columns-spanned="2" office:value-type="string">
            <text:p text:style-name="P89">Toolbar File Name:</text:p>
          </table:table-cell>
          <table:covered-table-cell/>
          <table:table-cell table:style-name="Tabelle4.C2" office:value-type="string">
            <text:p text:style-name="P100">formtextobjectbar.xml</text:p>
          </table:table-cell>
        </table:table-row>
        <table:table-row>
          <table:table-cell table:style-name="Tabelle4.A2" table:number-columns-spanned="2" office:value-type="string">
            <text:p text:style-name="P89">Appears in:</text:p>
          </table:table-cell>
          <table:covered-table-cell/>
          <table:table-cell table:style-name="Tabelle4.C2" office:value-type="string">
            <text:p text:style-name="P99">Draw</text:p>
          </table:table-cell>
        </table:table-row>
        <table:table-row>
          <table:table-cell table:style-name="Tabelle4.A2" table:number-columns-spanned="2" office:value-type="string">
            <text:p text:style-name="P89">Shall always be visible</text:p>
          </table:table-cell>
          <table:covered-table-cell/>
          <table:table-cell table:style-name="Tabelle4.C2" office:value-type="string">
            <text:p text:style-name="P99">No</text:p>
          </table:table-cell>
        </table:table-row>
        <table:table-row>
          <table:table-cell table:style-name="Tabelle4.A2" table:number-columns-spanned="2" office:value-type="string">
            <text:p text:style-name="P89">List in View/Toolbars:</text:p>
          </table:table-cell>
          <table:covered-table-cell/>
          <table:table-cell table:style-name="Tabelle4.C2" office:value-type="string">
            <text:p text:style-name="P99">No</text:p>
          </table:table-cell>
        </table:table-row>
        <table:table-row>
          <table:table-cell table:style-name="Tabelle4.A2" table:number-columns-spanned="2" office:value-type="string">
            <text:p text:style-name="P89">Visible after first start</text:p>
          </table:table-cell>
          <table:covered-table-cell/>
          <table:table-cell table:style-name="Tabelle4.C2" office:value-type="string">
            <text:p text:style-name="P99">No</text:p>
          </table:table-cell>
        </table:table-row>
        <table:table-row>
          <table:table-cell table:style-name="Tabelle4.A2" table:number-columns-spanned="2" office:value-type="string">
            <text:p text:style-name="P89">Sub-Toolbar of:</text:p>
          </table:table-cell>
          <table:covered-table-cell/>
          <table:table-cell table:style-name="Tabelle4.C2" office:value-type="string">
            <text:p text:style-name="P70">N/A</text:p>
          </table:table-cell>
        </table:table-row>
        <table:table-row>
          <table:table-cell table:style-name="Tabelle4.A2" table:number-columns-spanned="2" office:value-type="string">
            <text:p text:style-name="P89">Display Tb if context is given</text:p>
          </table:table-cell>
          <table:covered-table-cell/>
          <table:table-cell table:style-name="Tabelle4.C2" office:value-type="string">
            <text:p text:style-name="P99">Yes</text:p>
          </table:table-cell>
        </table:table-row>
        <table:table-row>
          <table:table-cell table:style-name="Tabelle4.A2" table:number-columns-spanned="2" office:value-type="string">
            <text:p text:style-name="P89">Close Operation</text:p>
          </table:table-cell>
          <table:covered-table-cell/>
          <table:table-cell table:style-name="Tabelle4.C2" office:value-type="string">
            <text:p text:style-name="P107">Temporarily</text:p>
          </table:table-cell>
        </table:table-row>
        <table:table-row>
          <table:table-cell table:style-name="Tabelle4.A2" table:number-columns-spanned="2" office:value-type="string">
            <text:p text:style-name="P89">Default Docking State</text:p>
          </table:table-cell>
          <table:covered-table-cell/>
          <table:table-cell table:style-name="Tabelle4.C2" office:value-type="string">
            <text:p text:style-name="P99">Floated</text:p>
          </table:table-cell>
        </table:table-row>
        <table:table-row>
          <table:table-cell table:style-name="Tabelle4.A2" table:number-columns-spanned="2" office:value-type="string">
            <text:p text:style-name="P89">Default Position</text:p>
          </table:table-cell>
          <table:covered-table-cell/>
          <table:table-cell table:style-name="Tabelle4.C2" office:value-type="string">
            <text:p text:style-name="P99">Top</text:p>
          </table:table-cell>
        </table:table-row>
        <table:table-row>
          <table:table-cell table:style-name="Tabelle4.A2" table:number-columns-spanned="2" office:value-type="string">
            <text:p text:style-name="P89">Default Style</text:p>
          </table:table-cell>
          <table:covered-table-cell/>
          <table:table-cell table:style-name="Tabelle4.C2" office:value-type="string">
            <text:p text:style-name="P104">Icon</text:p>
          </table:table-cell>
        </table:table-row>
        <table:table-row>
          <table:table-cell table:style-name="Tabelle4.A2" table:number-columns-spanned="2" office:value-type="string">
            <text:p text:style-name="P89">Name in OpenOffice 1.1</text:p>
          </table:table-cell>
          <table:covered-table-cell/>
          <table:table-cell table:style-name="Tabelle4.C2" office:value-type="string">
            <text:p text:style-name="P66">N/A</text:p>
          </table:table-cell>
        </table:table-row>
        <table:table-row>
          <table:table-cell table:style-name="Tabelle4.A2" table:number-columns-spanned="2" office:value-type="string">
            <text:p text:style-name="P89">Name in Microsoft Office 2003</text:p>
          </table:table-cell>
          <table:covered-table-cell/>
          <table:table-cell table:style-name="Tabelle4.C2" office:value-type="string">
            <text:p text:style-name="P24">N/A</text:p>
          </table:table-cell>
        </table:table-row>
        <table:table-row>
          <table:table-cell table:style-name="Tabelle4.A2" table:number-columns-spanned="2" office:value-type="string">
            <text:p text:style-name="P89">Notes:</text:p>
          </table:table-cell>
          <table:covered-table-cell/>
          <table:table-cell table:style-name="Tabelle4.C2" office:value-type="string">
            <text:p text:style-name="P66">This toolbar is visible whenever a text box form control (which is set up to contain text with formatting) is focused.</text:p>
          </table:table-cell>
        </table:table-row>
        <table:table-row>
          <table:table-cell table:style-name="Tabelle4.A2" table:number-columns-spanned="2" office:value-type="string">
            <text:p text:style-name="P89">Toolbar Content:</text:p>
          </table:table-cell>
          <table:covered-table-cell/>
          <table:table-cell table:style-name="Tabelle4.C2" office:value-type="string">
            <text:p text:style-name="P8">Font Name</text:p>
            <text:p text:style-name="P8">-----------<text:line-break/>Font Size<text:line-break/>------------<text:line-break/>Bold<text:line-break/>Italic<text:line-break/>Underline<text:line-break/>Superscript<text:line-break/>Subscript<text:line-break/>------------<text:line-break/>Align Left<text:line-break/>Centered<text:line-break/>Align Right</text:p>
            <text:p text:style-name="P8">Justified<text:line-break/>-------------</text:p>
            <text:p text:style-name="P9">Left-To-Right [hidden by default]</text:p>
            <text:p text:style-name="P32">Right-To-Left [hidden by default]</text:p>
            <text:p text:style-name="P8">-------------</text:p>
            <text:p text:style-name="P8">Line Spacing: 1</text:p>
            <text:p text:style-name="P8">Line Spacing: 1.5</text:p>
            <text:p text:style-name="P8">Line Spacing: 2</text:p>
            <text:p text:style-name="P36">---------------<text:line-break/>Font Attributes<text:line-break/>Format: Paragraph</text:p>
          </table:table-cell>
        </table:table-row>
      </table:table>
      <text:h text:style-name="P47" text:outline-level="3">Fontwork (Draw)</text:h>
      <table:table table:name="Table151" table:style-name="Table151">
        <table:table-column table:style-name="Table151.A"/>
        <table:table-column table:style-name="Table151.B"/>
        <table:table-column table:style-name="Table151.C"/>
        <table:table-row>
          <table:table-cell table:style-name="Table151.A1" office:value-type="string">
            <text:p text:style-name="WW-Table_20_Heading">Toolbar Name:</text:p>
          </table:table-cell>
          <table:table-cell table:style-name="Table151.A1" office:value-type="string">
            <text:p text:style-name="WW-Table_20_Heading">EN:</text:p>
          </table:table-cell>
          <table:table-cell table:style-name="Table151.C1" office:value-type="string">
            <text:p text:style-name="P65">Fontwork</text:p>
          </table:table-cell>
        </table:table-row>
        <table:table-row>
          <table:table-cell table:style-name="Table151.A2" office:value-type="string">
            <text:p text:style-name="WW-Table_20_Contents"/>
          </table:table-cell>
          <table:table-cell table:style-name="Table151.A2" office:value-type="string">
            <text:p text:style-name="P89">GER:</text:p>
          </table:table-cell>
          <table:table-cell table:style-name="Table151.C2" office:value-type="string">
            <text:p text:style-name="P100">Fontwork</text:p>
          </table:table-cell>
        </table:table-row>
        <table:table-row>
          <table:table-cell table:style-name="Table151.A2" table:number-columns-spanned="2" office:value-type="string">
            <text:p text:style-name="WW-Table_20_Heading">Toolbar File Name:</text:p>
          </table:table-cell>
          <table:covered-table-cell/>
          <table:table-cell table:style-name="Table151.C2" office:value-type="string">
            <text:p text:style-name="P100">Fontworkobjectbar.xml</text:p>
          </table:table-cell>
        </table:table-row>
        <table:table-row>
          <table:table-cell table:style-name="Table151.A2" table:number-columns-spanned="2" office:value-type="string">
            <text:p text:style-name="P89">Appears in:</text:p>
          </table:table-cell>
          <table:covered-table-cell/>
          <table:table-cell table:style-name="Table151.C2" office:value-type="string">
            <text:p text:style-name="P99">Draw</text:p>
          </table:table-cell>
        </table:table-row>
        <table:table-row>
          <table:table-cell table:style-name="Table151.A2" table:number-columns-spanned="2" office:value-type="string">
            <text:p text:style-name="P89">Shall always be visible</text:p>
          </table:table-cell>
          <table:covered-table-cell/>
          <table:table-cell table:style-name="Table151.C2" office:value-type="string">
            <text:p text:style-name="P99">No</text:p>
          </table:table-cell>
        </table:table-row>
        <table:table-row>
          <table:table-cell table:style-name="Table151.A2" table:number-columns-spanned="2" office:value-type="string">
            <text:p text:style-name="P89">List in View/Toolbars:</text:p>
          </table:table-cell>
          <table:covered-table-cell/>
          <table:table-cell table:style-name="Table151.C2" office:value-type="string">
            <text:p text:style-name="P99">No</text:p>
          </table:table-cell>
        </table:table-row>
        <table:table-row>
          <table:table-cell table:style-name="Table151.A2" table:number-columns-spanned="2" office:value-type="string">
            <text:p text:style-name="P89">Visible after first start</text:p>
          </table:table-cell>
          <table:covered-table-cell/>
          <table:table-cell table:style-name="Table151.C2" office:value-type="string">
            <text:p text:style-name="P99">No</text:p>
          </table:table-cell>
        </table:table-row>
        <table:table-row>
          <table:table-cell table:style-name="Table151.A2" table:number-columns-spanned="2" office:value-type="string">
            <text:p text:style-name="P89">Sub-Toolbar of:</text:p>
          </table:table-cell>
          <table:covered-table-cell/>
          <table:table-cell table:style-name="Table151.C2" office:value-type="string">
            <text:p text:style-name="P99">Drawing</text:p>
          </table:table-cell>
        </table:table-row>
        <table:table-row>
          <table:table-cell table:style-name="Table151.A2" table:number-columns-spanned="2" office:value-type="string">
            <text:p text:style-name="P89">Display Tb if context is given</text:p>
          </table:table-cell>
          <table:covered-table-cell/>
          <table:table-cell table:style-name="Table151.C2" office:value-type="string">
            <text:p text:style-name="P99">Yes</text:p>
          </table:table-cell>
        </table:table-row>
        <table:table-row>
          <table:table-cell table:style-name="Table151.A2" table:number-columns-spanned="2" office:value-type="string">
            <text:p text:style-name="P89">Close Operation</text:p>
          </table:table-cell>
          <table:covered-table-cell/>
          <table:table-cell table:style-name="Table151.C2" office:value-type="string">
            <text:p text:style-name="P107">Temporarily</text:p>
          </table:table-cell>
        </table:table-row>
        <table:table-row>
          <table:table-cell table:style-name="Table151.A2" table:number-columns-spanned="2" office:value-type="string">
            <text:p text:style-name="P89">Default Docking State</text:p>
          </table:table-cell>
          <table:covered-table-cell/>
          <table:table-cell table:style-name="Table151.C2" office:value-type="string">
            <text:p text:style-name="P104">Floated</text:p>
          </table:table-cell>
        </table:table-row>
        <table:table-row>
          <table:table-cell table:style-name="Table151.A2" table:number-columns-spanned="2" office:value-type="string">
            <text:p text:style-name="P89">Default Position</text:p>
          </table:table-cell>
          <table:covered-table-cell/>
          <table:table-cell table:style-name="Table151.C2" office:value-type="string">
            <text:p text:style-name="P104">N/A</text:p>
          </table:table-cell>
        </table:table-row>
        <table:table-row>
          <table:table-cell table:style-name="Table151.A2" table:number-columns-spanned="2" office:value-type="string">
            <text:p text:style-name="P89">Default Style</text:p>
          </table:table-cell>
          <table:covered-table-cell/>
          <table:table-cell table:style-name="Table151.C2" office:value-type="string">
            <text:p text:style-name="P104">Icon</text:p>
          </table:table-cell>
        </table:table-row>
        <table:table-row>
          <table:table-cell table:style-name="Table151.A2" table:number-columns-spanned="2" office:value-type="string">
            <text:p text:style-name="P89">Name in OpenOffice 1.1</text:p>
          </table:table-cell>
          <table:covered-table-cell/>
          <table:table-cell table:style-name="Table151.C2" office:value-type="string">
            <text:p text:style-name="P66">N/A</text:p>
          </table:table-cell>
        </table:table-row>
        <table:table-row>
          <table:table-cell table:style-name="Table151.A2" table:number-columns-spanned="2" office:value-type="string">
            <text:p text:style-name="P89">Name in Microsoft Office 2003</text:p>
          </table:table-cell>
          <table:covered-table-cell/>
          <table:table-cell table:style-name="Table151.C2" office:value-type="string">
            <text:p text:style-name="P66">WordArt</text:p>
          </table:table-cell>
        </table:table-row>
        <table:table-row>
          <table:table-cell table:style-name="Table151.A2" table:number-columns-spanned="2" office:value-type="string">
            <text:p text:style-name="P89">Notes:</text:p>
          </table:table-cell>
          <table:covered-table-cell/>
          <table:table-cell table:style-name="Table151.C2" office:value-type="string">
            <text:p text:style-name="P71">THIS TOOLBAR SHALL ONLY APPEAR IF AN FONTWORK OBJECT IS SELECTED, OR THE FONTWORK GALLERY IS VISIBLE</text:p>
          </table:table-cell>
        </table:table-row>
        <table:table-row>
          <table:table-cell table:style-name="Table151.A2" table:number-columns-spanned="2" office:value-type="string">
            <text:p text:style-name="P89">Toolbar Content</text:p>
          </table:table-cell>
          <table:covered-table-cell/>
          <table:table-cell table:style-name="Table151.C2" office:value-type="string">
            <text:p text:style-name="P9">Fontwork Gallery</text:p>
            <text:p text:style-name="P11">------------------</text:p>
            <text:p text:style-name="P11">Fontwork Shape<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ext:p text:style-name="P9">Fontwork Same Letter Heights</text:p>
            <text:p text:style-name="P9">------------------</text:p>
            <text:p text:style-name="P9">Fontwork Alignment<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ext:p text:style-name="P9">Fontwork Character Spacing<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able:table-cell>
        </table:table-row>
      </table:table>
      <text:h text:style-name="P47" text:outline-level="3">Fontwork Shapes (Draw)</text:h>
      <table:table table:name="Table152" table:style-name="Table152">
        <table:table-column table:style-name="Table152.A"/>
        <table:table-column table:style-name="Table152.B"/>
        <table:table-column table:style-name="Table152.C"/>
        <table:table-row>
          <table:table-cell table:style-name="Table152.A1" office:value-type="string">
            <text:p text:style-name="WW-Table_20_Heading">Toolbar Name:</text:p>
          </table:table-cell>
          <table:table-cell table:style-name="Table152.A1" office:value-type="string">
            <text:p text:style-name="WW-Table_20_Heading">EN:</text:p>
          </table:table-cell>
          <table:table-cell table:style-name="Table152.C1" office:value-type="string">
            <text:p text:style-name="P65">Fontwork Shape</text:p>
          </table:table-cell>
        </table:table-row>
        <table:table-row>
          <table:table-cell table:style-name="Table152.A2" office:value-type="string">
            <text:p text:style-name="WW-Table_20_Contents"/>
          </table:table-cell>
          <table:table-cell table:style-name="Table152.A2" office:value-type="string">
            <text:p text:style-name="P89">GER:</text:p>
          </table:table-cell>
          <table:table-cell table:style-name="Table152.C2" office:value-type="string">
            <text:p text:style-name="P100">Fontwork-Form</text:p>
          </table:table-cell>
        </table:table-row>
        <table:table-row>
          <table:table-cell table:style-name="Table152.A2" table:number-columns-spanned="2" office:value-type="string">
            <text:p text:style-name="P60">Toolbar File Name:</text:p>
          </table:table-cell>
          <table:covered-table-cell/>
          <table:table-cell table:style-name="Table152.C2" office:value-type="string">
            <text:p text:style-name="P100">Fontworkshapetypes.xml</text:p>
          </table:table-cell>
        </table:table-row>
        <table:table-row>
          <table:table-cell table:style-name="Table152.A2" table:number-columns-spanned="2" office:value-type="string">
            <text:p text:style-name="P89">Appears in:</text:p>
          </table:table-cell>
          <table:covered-table-cell/>
          <table:table-cell table:style-name="Table152.C2" office:value-type="string">
            <text:p text:style-name="P99">Draw</text:p>
          </table:table-cell>
        </table:table-row>
        <table:table-row>
          <table:table-cell table:style-name="Table152.A2" table:number-columns-spanned="2" office:value-type="string">
            <text:p text:style-name="P89">Shall always be visible</text:p>
          </table:table-cell>
          <table:covered-table-cell/>
          <table:table-cell table:style-name="Table152.C2" office:value-type="string">
            <text:p text:style-name="P99">No</text:p>
          </table:table-cell>
        </table:table-row>
        <table:table-row>
          <table:table-cell table:style-name="Table152.A2" table:number-columns-spanned="2" office:value-type="string">
            <text:p text:style-name="P89">List in View/Toolbars:</text:p>
          </table:table-cell>
          <table:covered-table-cell/>
          <table:table-cell table:style-name="Table152.C2" office:value-type="string">
            <text:p text:style-name="P99">No</text:p>
          </table:table-cell>
        </table:table-row>
        <table:table-row>
          <table:table-cell table:style-name="Table152.A2" table:number-columns-spanned="2" office:value-type="string">
            <text:p text:style-name="P89">Visible after first start</text:p>
          </table:table-cell>
          <table:covered-table-cell/>
          <table:table-cell table:style-name="Table152.C2" office:value-type="string">
            <text:p text:style-name="P99">No</text:p>
          </table:table-cell>
        </table:table-row>
        <table:table-row>
          <table:table-cell table:style-name="Table152.A2" table:number-columns-spanned="2" office:value-type="string">
            <text:p text:style-name="P89">Sub-Toolbar of:</text:p>
          </table:table-cell>
          <table:covered-table-cell/>
          <table:table-cell table:style-name="Table152.C2" office:value-type="string">
            <text:p text:style-name="P99">Fontwork</text:p>
          </table:table-cell>
        </table:table-row>
        <table:table-row>
          <table:table-cell table:style-name="Table152.A2" table:number-columns-spanned="2" office:value-type="string">
            <text:p text:style-name="P89">Display Tb if context is given</text:p>
          </table:table-cell>
          <table:covered-table-cell/>
          <table:table-cell table:style-name="Table152.C2" office:value-type="string">
            <text:p text:style-name="P99">No</text:p>
          </table:table-cell>
        </table:table-row>
        <table:table-row>
          <table:table-cell table:style-name="Table152.A2" table:number-columns-spanned="2" office:value-type="string">
            <text:p text:style-name="P89">Close Operation</text:p>
          </table:table-cell>
          <table:covered-table-cell/>
          <table:table-cell table:style-name="Table152.C2" office:value-type="string">
            <text:p text:style-name="P107">Permanently</text:p>
          </table:table-cell>
        </table:table-row>
        <table:table-row>
          <table:table-cell table:style-name="Table152.A2" table:number-columns-spanned="2" office:value-type="string">
            <text:p text:style-name="P89">Default Docking State</text:p>
          </table:table-cell>
          <table:covered-table-cell/>
          <table:table-cell table:style-name="Table152.C2" office:value-type="string">
            <text:p text:style-name="P104">Floated</text:p>
          </table:table-cell>
        </table:table-row>
        <table:table-row>
          <table:table-cell table:style-name="Table152.A2" table:number-columns-spanned="2" office:value-type="string">
            <text:p text:style-name="P89">Default Position</text:p>
          </table:table-cell>
          <table:covered-table-cell/>
          <table:table-cell table:style-name="Table152.C2" office:value-type="string">
            <text:p text:style-name="P104">N/A</text:p>
          </table:table-cell>
        </table:table-row>
        <table:table-row>
          <table:table-cell table:style-name="Table152.A2" table:number-columns-spanned="2" office:value-type="string">
            <text:p text:style-name="P89">Default Style</text:p>
          </table:table-cell>
          <table:covered-table-cell/>
          <table:table-cell table:style-name="Table152.C2" office:value-type="string">
            <text:p text:style-name="P104">Icon</text:p>
          </table:table-cell>
        </table:table-row>
        <table:table-row>
          <table:table-cell table:style-name="Table152.A2" table:number-columns-spanned="2" office:value-type="string">
            <text:p text:style-name="P89">Name in OpenOffice 1.1</text:p>
          </table:table-cell>
          <table:covered-table-cell/>
          <table:table-cell table:style-name="Table152.C2" office:value-type="string">
            <text:p text:style-name="P66">N/A</text:p>
          </table:table-cell>
        </table:table-row>
        <table:table-row>
          <table:table-cell table:style-name="Table152.A2" table:number-columns-spanned="2" office:value-type="string">
            <text:p text:style-name="P89">Name in Microsoft Office 2003</text:p>
          </table:table-cell>
          <table:covered-table-cell/>
          <table:table-cell table:style-name="Table152.C2" office:value-type="string">
            <text:p text:style-name="P66">WordArt Shape</text:p>
          </table:table-cell>
        </table:table-row>
        <table:table-row>
          <table:table-cell table:style-name="Table152.A2" table:number-columns-spanned="2" office:value-type="string">
            <text:p text:style-name="P89">Notes:</text:p>
          </table:table-cell>
          <table:covered-table-cell/>
          <table:table-cell table:style-name="Table152.C2" office:value-type="string">
            <text:p text:style-name="P66"/>
          </table:table-cell>
        </table:table-row>
        <table:table-row>
          <table:table-cell table:style-name="Table152.A2" table:number-columns-spanned="2" office:value-type="string">
            <text:p text:style-name="P89">Toolbar Content</text:p>
          </table:table-cell>
          <table:covered-table-cell/>
          <table:table-cell table:style-name="Table152.C2" office:value-type="string">
            <text:p text:style-name="P9">Plain Text</text:p>
            <text:p text:style-name="P9">Wave</text:p>
            <text:p text:style-name="P9">Inflate</text:p>
            <text:p text:style-name="P9">Stop</text:p>
            <text:p text:style-name="P9">Curve Up</text:p>
            <text:p text:style-name="P9">Curve Down</text:p>
            <text:p text:style-name="P10">&lt;BR&gt;</text:p>
            <text:p text:style-name="P9">Triangle Up</text:p>
            <text:p text:style-name="P9">Triangle Down</text:p>
            <text:p text:style-name="P9">Fade Right</text:p>
            <text:p text:style-name="P9">Fade Left</text:p>
            <text:p text:style-name="P9">Fade Up</text:p>
            <text:p text:style-name="P9">Fade Down</text:p>
            <text:p text:style-name="P10">&lt;BR&gt;</text:p>
            <text:p text:style-name="P9">Slant Up</text:p>
            <text:p text:style-name="P9">Slant Down</text:p>
            <text:p text:style-name="P9">Fade Up and Right</text:p>
            <text:p text:style-name="P9">Fade Up and Left</text:p>
            <text:p text:style-name="P9">Chevron Up</text:p>
            <text:p text:style-name="P9">Chevron Down</text:p>
            <text:p text:style-name="P10">&lt;BR&gt;</text:p>
            <text:p text:style-name="P9">Arch Up (Curve)</text:p>
            <text:p text:style-name="P9">Arch Down (Curve)</text:p>
            <text:p text:style-name="P9">Arch Left (Curve)</text:p>
            <text:p text:style-name="P9">Arch Right (Curve)</text:p>
            <text:p text:style-name="P9">Circle (Curve)</text:p>
            <text:p text:style-name="P9">Open Circle (Curve)</text:p>
            <text:p text:style-name="P10">&lt;BR&gt;</text:p>
            <text:p text:style-name="P9">Arch Up (Pour)</text:p>
            <text:p text:style-name="P9">Arch Down (Pour)</text:p>
            <text:p text:style-name="P9">Arch Left (Pour)</text:p>
            <text:p text:style-name="P9">Arch Right (Pour)</text:p>
            <text:p text:style-name="P9">Circle (Pour)</text:p>
            <text:p text:style-name="P9">Open Circle (Pour)</text:p>
          </table:table-cell>
        </table:table-row>
      </table:table>
      <text:h text:style-name="P47" text:outline-level="3">Picture (Draw)</text:h>
      <table:table table:name="Table153" table:style-name="Table153">
        <table:table-column table:style-name="Table153.A"/>
        <table:table-column table:style-name="Table153.B"/>
        <table:table-column table:style-name="Table153.C"/>
        <table:table-row>
          <table:table-cell table:style-name="Table153.A1" office:value-type="string">
            <text:p text:style-name="WW-Table_20_Heading">Toolbar Name:</text:p>
          </table:table-cell>
          <table:table-cell table:style-name="Table153.A1" office:value-type="string">
            <text:p text:style-name="WW-Table_20_Heading">EN:</text:p>
          </table:table-cell>
          <table:table-cell table:style-name="Table153.C1" office:value-type="string">
            <text:p text:style-name="P65">Picture</text:p>
          </table:table-cell>
        </table:table-row>
        <table:table-row>
          <table:table-cell table:style-name="Table153.A2" office:value-type="string">
            <text:p text:style-name="WW-Table_20_Contents"/>
          </table:table-cell>
          <table:table-cell table:style-name="Table153.A2" office:value-type="string">
            <text:p text:style-name="P89">GER:</text:p>
          </table:table-cell>
          <table:table-cell table:style-name="Table153.C2" office:value-type="string">
            <text:p text:style-name="P100">Bild</text:p>
          </table:table-cell>
        </table:table-row>
        <table:table-row>
          <table:table-cell table:style-name="Table153.A2" table:number-columns-spanned="2" office:value-type="string">
            <text:p text:style-name="WW-Table_20_Heading">Toolbar File Name:</text:p>
          </table:table-cell>
          <table:covered-table-cell/>
          <table:table-cell table:style-name="Table153.C2" office:value-type="string">
            <text:p text:style-name="P100">Graphicobjectbar.xml</text:p>
          </table:table-cell>
        </table:table-row>
        <table:table-row>
          <table:table-cell table:style-name="Table153.A2" table:number-columns-spanned="2" office:value-type="string">
            <text:p text:style-name="P89">Appears in:</text:p>
          </table:table-cell>
          <table:covered-table-cell/>
          <table:table-cell table:style-name="Table153.C2" office:value-type="string">
            <text:p text:style-name="P99">Draw</text:p>
          </table:table-cell>
        </table:table-row>
        <table:table-row>
          <table:table-cell table:style-name="Table153.A2" table:number-columns-spanned="2" office:value-type="string">
            <text:p text:style-name="P89">Shall always be visible</text:p>
          </table:table-cell>
          <table:covered-table-cell/>
          <table:table-cell table:style-name="Table153.C2" office:value-type="string">
            <text:p text:style-name="P99">No</text:p>
          </table:table-cell>
        </table:table-row>
        <table:table-row>
          <table:table-cell table:style-name="Table153.A2" table:number-columns-spanned="2" office:value-type="string">
            <text:p text:style-name="P89">List in View/Toolbars:</text:p>
          </table:table-cell>
          <table:covered-table-cell/>
          <table:table-cell table:style-name="Table153.C2" office:value-type="string">
            <text:p text:style-name="P99">Yes</text:p>
          </table:table-cell>
        </table:table-row>
        <table:table-row>
          <table:table-cell table:style-name="Table153.A2" table:number-columns-spanned="2" office:value-type="string">
            <text:p text:style-name="P89">Visible after first start</text:p>
          </table:table-cell>
          <table:covered-table-cell/>
          <table:table-cell table:style-name="Table153.C2" office:value-type="string">
            <text:p text:style-name="P99">No</text:p>
          </table:table-cell>
        </table:table-row>
        <table:table-row>
          <table:table-cell table:style-name="Table153.A2" table:number-columns-spanned="2" office:value-type="string">
            <text:p text:style-name="P89">Sub-Toolbar of:</text:p>
          </table:table-cell>
          <table:covered-table-cell/>
          <table:table-cell table:style-name="Table153.C2" office:value-type="string">
            <text:p text:style-name="P99">None</text:p>
          </table:table-cell>
        </table:table-row>
        <table:table-row>
          <table:table-cell table:style-name="Table153.A2" table:number-columns-spanned="2" office:value-type="string">
            <text:p text:style-name="P89">Display Tb if context is given</text:p>
          </table:table-cell>
          <table:covered-table-cell/>
          <table:table-cell table:style-name="Table153.C2" office:value-type="string">
            <text:p text:style-name="P99">Yes</text:p>
          </table:table-cell>
        </table:table-row>
        <table:table-row>
          <table:table-cell table:style-name="Table153.A2" table:number-columns-spanned="2" office:value-type="string">
            <text:p text:style-name="P89">Close Operation</text:p>
          </table:table-cell>
          <table:covered-table-cell/>
          <table:table-cell table:style-name="Table153.C2" office:value-type="string">
            <text:p text:style-name="P107">Temporarily</text:p>
          </table:table-cell>
        </table:table-row>
        <table:table-row>
          <table:table-cell table:style-name="Table153.A2" table:number-columns-spanned="2" office:value-type="string">
            <text:p text:style-name="P89">Default Docking State</text:p>
          </table:table-cell>
          <table:covered-table-cell/>
          <table:table-cell table:style-name="Table153.C2" office:value-type="string">
            <text:p text:style-name="P104">Floated</text:p>
          </table:table-cell>
        </table:table-row>
        <table:table-row>
          <table:table-cell table:style-name="Table153.A2" table:number-columns-spanned="2" office:value-type="string">
            <text:p text:style-name="P89">Default Position</text:p>
          </table:table-cell>
          <table:covered-table-cell/>
          <table:table-cell table:style-name="Table153.C2" office:value-type="string">
            <text:p text:style-name="P104">N/A</text:p>
          </table:table-cell>
        </table:table-row>
        <table:table-row>
          <table:table-cell table:style-name="Table153.A2" table:number-columns-spanned="2" office:value-type="string">
            <text:p text:style-name="P89">Default Style</text:p>
          </table:table-cell>
          <table:covered-table-cell/>
          <table:table-cell table:style-name="Table153.C2" office:value-type="string">
            <text:p text:style-name="P104">Icon</text:p>
          </table:table-cell>
        </table:table-row>
        <table:table-row>
          <table:table-cell table:style-name="Table153.A2" table:number-columns-spanned="2" office:value-type="string">
            <text:p text:style-name="P89">Name in OpenOffice 1.1</text:p>
          </table:table-cell>
          <table:covered-table-cell/>
          <table:table-cell table:style-name="Table153.C2" office:value-type="string">
            <text:p text:style-name="P66">Graphics Object Bar</text:p>
          </table:table-cell>
        </table:table-row>
        <table:table-row>
          <table:table-cell table:style-name="Table153.A2" table:number-columns-spanned="2" office:value-type="string">
            <text:p text:style-name="P89">Name in Microsoft Office 2003</text:p>
          </table:table-cell>
          <table:covered-table-cell/>
          <table:table-cell table:style-name="Table153.C2" office:value-type="string">
            <text:p text:style-name="P66">Picture</text:p>
          </table:table-cell>
        </table:table-row>
        <table:table-row>
          <table:table-cell table:style-name="Table153.A2" table:number-columns-spanned="2" office:value-type="string">
            <text:p text:style-name="P89">Notes:</text:p>
          </table:table-cell>
          <table:covered-table-cell/>
          <table:table-cell table:style-name="Table153.C2" office:value-type="string">
            <text:p text:style-name="P66"/>
          </table:table-cell>
        </table:table-row>
        <table:table-row>
          <table:table-cell table:style-name="Table153.A2" table:number-columns-spanned="2" office:value-type="string">
            <text:p text:style-name="P89">Toolbar Content</text:p>
          </table:table-cell>
          <table:covered-table-cell/>
          <table:table-cell table:style-name="Table153.C2" office:value-type="string">
            <text:p text:style-name="P37">Filter --&gt; Filter<text:span text:style-name="T37"> </text:span><text:span text:style-name="T35">Style: DropDownOnly</text:span></text:p>
            <text:p text:style-name="P32">--------------</text:p>
            <text:p text:style-name="P36">Graphics Mode</text:p>
            <text:p text:style-name="P32">--------------</text:p>
            <text:p text:style-name="P37">Color --&gt; Color</text:p>
            <text:p text:style-name="P32">-----------------</text:p>
            <text:p text:style-name="P32">Transparency</text:p>
            <text:p text:style-name="P32">-------------</text:p>
            <text:p text:style-name="P32">Line Style</text:p>
            <text:p text:style-name="P32">Area</text:p>
            <text:p text:style-name="P32">Shadow</text:p>
            <text:p text:style-name="P32">------------------</text:p>
            <text:p text:style-name="P32">Crop</text:p>
          </table:table-cell>
        </table:table-row>
      </table:table>
      <text:h text:style-name="P47" text:outline-level="3">Filter (Draw)</text:h>
      <table:table table:name="Table154" table:style-name="Table154">
        <table:table-column table:style-name="Table154.A"/>
        <table:table-column table:style-name="Table154.B"/>
        <table:table-column table:style-name="Table154.C"/>
        <table:table-row>
          <table:table-cell table:style-name="Table154.A1" office:value-type="string">
            <text:p text:style-name="WW-Table_20_Heading">Toolbar Name:</text:p>
          </table:table-cell>
          <table:table-cell table:style-name="Table154.A1" office:value-type="string">
            <text:p text:style-name="WW-Table_20_Heading">EN:</text:p>
          </table:table-cell>
          <table:table-cell table:style-name="Table154.C1" office:value-type="string">
            <text:p text:style-name="P65">Graphic Filter</text:p>
          </table:table-cell>
        </table:table-row>
        <table:table-row>
          <table:table-cell table:style-name="Table154.A2" office:value-type="string">
            <text:p text:style-name="WW-Table_20_Contents"/>
          </table:table-cell>
          <table:table-cell table:style-name="Table154.A2" office:value-type="string">
            <text:p text:style-name="P89">Ger:</text:p>
          </table:table-cell>
          <table:table-cell table:style-name="Table154.C2" office:value-type="string">
            <text:p text:style-name="P100">Grafikfilter</text:p>
          </table:table-cell>
        </table:table-row>
        <table:table-row>
          <table:table-cell table:style-name="Table154.A2" table:number-columns-spanned="2" office:value-type="string">
            <text:p text:style-name="WW-Table_20_Heading">Toolbar File Name:</text:p>
          </table:table-cell>
          <table:covered-table-cell/>
          <table:table-cell table:style-name="Table154.C2" office:value-type="string">
            <text:p text:style-name="P100">Graffilterbar.xml</text:p>
          </table:table-cell>
        </table:table-row>
        <table:table-row>
          <table:table-cell table:style-name="Table154.A2" table:number-columns-spanned="2" office:value-type="string">
            <text:p text:style-name="P89">Appears in:</text:p>
          </table:table-cell>
          <table:covered-table-cell/>
          <table:table-cell table:style-name="Table154.C2" office:value-type="string">
            <text:p text:style-name="P99">Draw</text:p>
          </table:table-cell>
        </table:table-row>
        <table:table-row>
          <table:table-cell table:style-name="Table154.A2" table:number-columns-spanned="2" office:value-type="string">
            <text:p text:style-name="P89">Shall always be visible</text:p>
          </table:table-cell>
          <table:covered-table-cell/>
          <table:table-cell table:style-name="Table154.C2" office:value-type="string">
            <text:p text:style-name="P99">No</text:p>
          </table:table-cell>
        </table:table-row>
        <table:table-row>
          <table:table-cell table:style-name="Table154.A2" table:number-columns-spanned="2" office:value-type="string">
            <text:p text:style-name="P89">List in View/Toolbars:</text:p>
          </table:table-cell>
          <table:covered-table-cell/>
          <table:table-cell table:style-name="Table154.C2" office:value-type="string">
            <text:p text:style-name="P99">No</text:p>
          </table:table-cell>
        </table:table-row>
        <table:table-row>
          <table:table-cell table:style-name="Table154.A2" table:number-columns-spanned="2" office:value-type="string">
            <text:p text:style-name="P89">Visible after first start</text:p>
          </table:table-cell>
          <table:covered-table-cell/>
          <table:table-cell table:style-name="Table154.C2" office:value-type="string">
            <text:p text:style-name="P99">No</text:p>
          </table:table-cell>
        </table:table-row>
        <table:table-row>
          <table:table-cell table:style-name="Table154.A2" table:number-columns-spanned="2" office:value-type="string">
            <text:p text:style-name="P89">Sub-Toolbar of:</text:p>
          </table:table-cell>
          <table:covered-table-cell/>
          <table:table-cell table:style-name="Table154.C2" office:value-type="string">
            <text:p text:style-name="P99">Picture</text:p>
          </table:table-cell>
        </table:table-row>
        <table:table-row>
          <table:table-cell table:style-name="Table154.A2" table:number-columns-spanned="2" office:value-type="string">
            <text:p text:style-name="P89">Display Tb if context is given</text:p>
          </table:table-cell>
          <table:covered-table-cell/>
          <table:table-cell table:style-name="Table154.C2" office:value-type="string">
            <text:p text:style-name="P99">No</text:p>
          </table:table-cell>
        </table:table-row>
        <table:table-row>
          <table:table-cell table:style-name="Table154.A2" table:number-columns-spanned="2" office:value-type="string">
            <text:p text:style-name="P89">Close Operation</text:p>
          </table:table-cell>
          <table:covered-table-cell/>
          <table:table-cell table:style-name="Table154.C2" office:value-type="string">
            <text:p text:style-name="P107">Permanently</text:p>
          </table:table-cell>
        </table:table-row>
        <table:table-row>
          <table:table-cell table:style-name="Table154.A2" table:number-columns-spanned="2" office:value-type="string">
            <text:p text:style-name="P89">Default Docking State</text:p>
          </table:table-cell>
          <table:covered-table-cell/>
          <table:table-cell table:style-name="Table154.C2" office:value-type="string">
            <text:p text:style-name="P104">Floated</text:p>
          </table:table-cell>
        </table:table-row>
        <table:table-row>
          <table:table-cell table:style-name="Table154.A2" table:number-columns-spanned="2" office:value-type="string">
            <text:p text:style-name="P89">Default Position</text:p>
          </table:table-cell>
          <table:covered-table-cell/>
          <table:table-cell table:style-name="Table154.C2" office:value-type="string">
            <text:p text:style-name="P104">N/A</text:p>
          </table:table-cell>
        </table:table-row>
        <table:table-row>
          <table:table-cell table:style-name="Table154.A2" table:number-columns-spanned="2" office:value-type="string">
            <text:p text:style-name="P89">Default Style</text:p>
          </table:table-cell>
          <table:covered-table-cell/>
          <table:table-cell table:style-name="Table154.C2" office:value-type="string">
            <text:p text:style-name="P104">Icon</text:p>
          </table:table-cell>
        </table:table-row>
        <table:table-row>
          <table:table-cell table:style-name="Table154.A2" table:number-columns-spanned="2" office:value-type="string">
            <text:p text:style-name="P89">Name in OpenOffice 1.1</text:p>
          </table:table-cell>
          <table:covered-table-cell/>
          <table:table-cell table:style-name="Table154.C2" office:value-type="string">
            <text:p text:style-name="P66">Filters</text:p>
          </table:table-cell>
        </table:table-row>
        <table:table-row>
          <table:table-cell table:style-name="Table154.A2" table:number-columns-spanned="2" office:value-type="string">
            <text:p text:style-name="P89">Name in Microsoft Office 2003</text:p>
          </table:table-cell>
          <table:covered-table-cell/>
          <table:table-cell table:style-name="Table154.C2" office:value-type="string">
            <text:p text:style-name="P66">N/A</text:p>
          </table:table-cell>
        </table:table-row>
        <table:table-row>
          <table:table-cell table:style-name="Table154.A2" table:number-columns-spanned="2" office:value-type="string">
            <text:p text:style-name="P89">Notes:</text:p>
          </table:table-cell>
          <table:covered-table-cell/>
          <table:table-cell table:style-name="Table154.C2" office:value-type="string">
            <text:p text:style-name="P69"/>
          </table:table-cell>
        </table:table-row>
        <table:table-row>
          <table:table-cell table:style-name="Table154.A2" table:number-columns-spanned="2" office:value-type="string">
            <text:p text:style-name="P89">Toolbar Content</text:p>
          </table:table-cell>
          <table:covered-table-cell/>
          <table:table-cell table:style-name="Table154.C2" office:value-type="string">
            <text:p text:style-name="P32">Invert</text:p>
            <text:p text:style-name="P32">Smooth</text:p>
            <text:p text:style-name="P32">Sharpen</text:p>
            <text:p text:style-name="P32">Remove Noise</text:p>
            <text:p text:style-name="P32">&lt;BR&gt;</text:p>
            <text:p text:style-name="P32">Solarization</text:p>
            <text:p text:style-name="P32">Aging</text:p>
            <text:p text:style-name="P32">Posterize</text:p>
            <text:p text:style-name="P32">Popart</text:p>
            <text:p text:style-name="P32">&lt;BR&gt;</text:p>
            <text:p text:style-name="P32">Charcoal Sketch</text:p>
            <text:p text:style-name="P32">Relief</text:p>
            <text:p text:style-name="P32">Mosaic</text:p>
          </table:table-cell>
        </table:table-row>
      </table:table>
      <text:h text:style-name="P47" text:outline-level="3">Color (Draw)</text:h>
      <table:table table:name="Table155" table:style-name="Table155">
        <table:table-column table:style-name="Table155.A"/>
        <table:table-column table:style-name="Table155.B"/>
        <table:table-column table:style-name="Table155.C"/>
        <table:table-row>
          <table:table-cell table:style-name="Table155.A1" office:value-type="string">
            <text:p text:style-name="WW-Table_20_Heading">Toolbar Name:</text:p>
          </table:table-cell>
          <table:table-cell table:style-name="Table155.A1" office:value-type="string">
            <text:p text:style-name="WW-Table_20_Heading">EN:</text:p>
          </table:table-cell>
          <table:table-cell table:style-name="Table155.C1" office:value-type="string">
            <text:p text:style-name="P65">Color</text:p>
          </table:table-cell>
        </table:table-row>
        <table:table-row>
          <table:table-cell table:style-name="Table155.A2" office:value-type="string">
            <text:p text:style-name="WW-Table_20_Contents"/>
          </table:table-cell>
          <table:table-cell table:style-name="Table155.A2" office:value-type="string">
            <text:p text:style-name="P89">GER:</text:p>
          </table:table-cell>
          <table:table-cell table:style-name="Table155.C2" office:value-type="string">
            <text:p text:style-name="P100">Farbe</text:p>
          </table:table-cell>
        </table:table-row>
        <table:table-row>
          <table:table-cell table:style-name="Table155.A2" table:number-columns-spanned="2" office:value-type="string">
            <text:p text:style-name="WW-Table_20_Heading">Toolbar File Name:</text:p>
          </table:table-cell>
          <table:covered-table-cell/>
          <table:table-cell table:style-name="Table155.C2" office:value-type="string">
            <text:p text:style-name="P100">Colorbar.xml</text:p>
          </table:table-cell>
        </table:table-row>
        <table:table-row>
          <table:table-cell table:style-name="Table155.A2" table:number-columns-spanned="2" office:value-type="string">
            <text:p text:style-name="P89">Appears in:</text:p>
          </table:table-cell>
          <table:covered-table-cell/>
          <table:table-cell table:style-name="Table155.C2" office:value-type="string">
            <text:p text:style-name="P99">Draw</text:p>
          </table:table-cell>
        </table:table-row>
        <table:table-row>
          <table:table-cell table:style-name="Table155.A2" table:number-columns-spanned="2" office:value-type="string">
            <text:p text:style-name="P89">Shall always be visible</text:p>
          </table:table-cell>
          <table:covered-table-cell/>
          <table:table-cell table:style-name="Table155.C2" office:value-type="string">
            <text:p text:style-name="P99">No</text:p>
          </table:table-cell>
        </table:table-row>
        <table:table-row>
          <table:table-cell table:style-name="Table155.A2" table:number-columns-spanned="2" office:value-type="string">
            <text:p text:style-name="P89">List in View/Toolbars:</text:p>
          </table:table-cell>
          <table:covered-table-cell/>
          <table:table-cell table:style-name="Table155.C2" office:value-type="string">
            <text:p text:style-name="P99">No</text:p>
          </table:table-cell>
        </table:table-row>
        <table:table-row>
          <table:table-cell table:style-name="Table155.A2" table:number-columns-spanned="2" office:value-type="string">
            <text:p text:style-name="P89">Visible after first start</text:p>
          </table:table-cell>
          <table:covered-table-cell/>
          <table:table-cell table:style-name="Table155.C2" office:value-type="string">
            <text:p text:style-name="P99">No</text:p>
          </table:table-cell>
        </table:table-row>
        <table:table-row>
          <table:table-cell table:style-name="Table155.A2" table:number-columns-spanned="2" office:value-type="string">
            <text:p text:style-name="P89">Sub-Toolbar of:</text:p>
          </table:table-cell>
          <table:covered-table-cell/>
          <table:table-cell table:style-name="Table155.C2" office:value-type="string">
            <text:p text:style-name="P99">Picture</text:p>
          </table:table-cell>
        </table:table-row>
        <table:table-row>
          <table:table-cell table:style-name="Table155.A2" table:number-columns-spanned="2" office:value-type="string">
            <text:p text:style-name="P89">Display Tb if context is given</text:p>
          </table:table-cell>
          <table:covered-table-cell/>
          <table:table-cell table:style-name="Table155.C2" office:value-type="string">
            <text:p text:style-name="P99">No</text:p>
          </table:table-cell>
        </table:table-row>
        <table:table-row>
          <table:table-cell table:style-name="Table155.A2" table:number-columns-spanned="2" office:value-type="string">
            <text:p text:style-name="P89">Close Operation</text:p>
          </table:table-cell>
          <table:covered-table-cell/>
          <table:table-cell table:style-name="Table155.C2" office:value-type="string">
            <text:p text:style-name="P107">Permanently</text:p>
          </table:table-cell>
        </table:table-row>
        <table:table-row>
          <table:table-cell table:style-name="Table155.A2" table:number-columns-spanned="2" office:value-type="string">
            <text:p text:style-name="P89">Default Docking State</text:p>
          </table:table-cell>
          <table:covered-table-cell/>
          <table:table-cell table:style-name="Table155.C2" office:value-type="string">
            <text:p text:style-name="P104">Floated</text:p>
          </table:table-cell>
        </table:table-row>
        <table:table-row>
          <table:table-cell table:style-name="Table155.A2" table:number-columns-spanned="2" office:value-type="string">
            <text:p text:style-name="P89">Default Position</text:p>
          </table:table-cell>
          <table:covered-table-cell/>
          <table:table-cell table:style-name="Table155.C2" office:value-type="string">
            <text:p text:style-name="P104">N/A</text:p>
          </table:table-cell>
        </table:table-row>
        <table:table-row>
          <table:table-cell table:style-name="Table155.A2" table:number-columns-spanned="2" office:value-type="string">
            <text:p text:style-name="P89">Default Style</text:p>
          </table:table-cell>
          <table:covered-table-cell/>
          <table:table-cell table:style-name="Table155.C2" office:value-type="string">
            <text:p text:style-name="P104">Icon</text:p>
          </table:table-cell>
        </table:table-row>
        <table:table-row>
          <table:table-cell table:style-name="Table155.A2" table:number-columns-spanned="2" office:value-type="string">
            <text:p text:style-name="P89">Name in OpenOffice 1.1</text:p>
          </table:table-cell>
          <table:covered-table-cell/>
          <table:table-cell table:style-name="Table155.C2" office:value-type="string">
            <text:p text:style-name="P66">N/A</text:p>
          </table:table-cell>
        </table:table-row>
        <table:table-row>
          <table:table-cell table:style-name="Table155.A2" table:number-columns-spanned="2" office:value-type="string">
            <text:p text:style-name="P89">Name in Microsoft Office 2003</text:p>
          </table:table-cell>
          <table:covered-table-cell/>
          <table:table-cell table:style-name="Table155.C2" office:value-type="string">
            <text:p text:style-name="P66">N/A</text:p>
          </table:table-cell>
        </table:table-row>
        <table:table-row>
          <table:table-cell table:style-name="Table155.A2" table:number-columns-spanned="2" office:value-type="string">
            <text:p text:style-name="P89">Notes:</text:p>
          </table:table-cell>
          <table:covered-table-cell/>
          <table:table-cell table:style-name="Table155.C2" office:value-type="string">
            <text:p text:style-name="P69"/>
          </table:table-cell>
        </table:table-row>
        <table:table-row>
          <table:table-cell table:style-name="Table155.A2" table:number-columns-spanned="2" office:value-type="string">
            <text:p text:style-name="P89">Toolbar Content</text:p>
          </table:table-cell>
          <table:covered-table-cell/>
          <table:table-cell table:style-name="Table155.C2" office:value-type="string">
            <text:p text:style-name="P19">Red</text:p>
            <text:p text:style-name="P18">&lt;BR&gt;</text:p>
            <text:p text:style-name="P2">Green</text:p>
            <text:p text:style-name="P25">&lt;BR&gt;</text:p>
            <text:p text:style-name="P2">Blue</text:p>
            <text:p text:style-name="P25">&lt;BR&gt;</text:p>
            <text:p text:style-name="P2">Brightness</text:p>
            <text:p text:style-name="P25">&lt;BR&gt;</text:p>
            <text:p text:style-name="P2">Contrast</text:p>
            <text:p text:style-name="P25">&lt;BR&gt;</text:p>
            <text:p text:style-name="P2">Gamma</text:p>
          </table:table-cell>
        </table:table-row>
      </table:table>
      <text:h text:style-name="P47" text:outline-level="3">Position (Draw)</text:h>
      <table:table table:name="Table156" table:style-name="Table156">
        <table:table-column table:style-name="Table156.A"/>
        <table:table-column table:style-name="Table156.B"/>
        <table:table-column table:style-name="Table156.C"/>
        <table:table-row>
          <table:table-cell table:style-name="Table156.A1" office:value-type="string">
            <text:p text:style-name="WW-Table_20_Heading">Toolbar Name:</text:p>
          </table:table-cell>
          <table:table-cell table:style-name="Table156.A1" office:value-type="string">
            <text:p text:style-name="WW-Table_20_Heading">EN:</text:p>
          </table:table-cell>
          <table:table-cell table:style-name="Table156.C1" office:value-type="string">
            <text:p text:style-name="P65">Position</text:p>
          </table:table-cell>
        </table:table-row>
        <table:table-row>
          <table:table-cell table:style-name="Table156.A2" office:value-type="string">
            <text:p text:style-name="WW-Table_20_Contents"/>
          </table:table-cell>
          <table:table-cell table:style-name="Table156.A2" office:value-type="string">
            <text:p text:style-name="P89">GER:</text:p>
          </table:table-cell>
          <table:table-cell table:style-name="Table156.C2" office:value-type="string">
            <text:p text:style-name="P100">Reihenfolge</text:p>
          </table:table-cell>
        </table:table-row>
        <table:table-row>
          <table:table-cell table:style-name="Table156.A2" table:number-columns-spanned="2" office:value-type="string">
            <text:p text:style-name="WW-Table_20_Heading">Toolbar File Name:</text:p>
          </table:table-cell>
          <table:covered-table-cell/>
          <table:table-cell table:style-name="Table156.C2" office:value-type="string">
            <text:p text:style-name="P100">positionbar.xml</text:p>
          </table:table-cell>
        </table:table-row>
        <table:table-row>
          <table:table-cell table:style-name="Table156.A2" table:number-columns-spanned="2" office:value-type="string">
            <text:p text:style-name="P89">Appears in:</text:p>
          </table:table-cell>
          <table:covered-table-cell/>
          <table:table-cell table:style-name="Table156.C2" office:value-type="string">
            <text:p text:style-name="P99">Draw</text:p>
          </table:table-cell>
        </table:table-row>
        <table:table-row>
          <table:table-cell table:style-name="Table156.A2" table:number-columns-spanned="2" office:value-type="string">
            <text:p text:style-name="P89">Shall always be visible</text:p>
          </table:table-cell>
          <table:covered-table-cell/>
          <table:table-cell table:style-name="Table156.C2" office:value-type="string">
            <text:p text:style-name="P99">No</text:p>
          </table:table-cell>
        </table:table-row>
        <table:table-row>
          <table:table-cell table:style-name="Table156.A2" table:number-columns-spanned="2" office:value-type="string">
            <text:p text:style-name="P89">List in View/Toolbars:</text:p>
          </table:table-cell>
          <table:covered-table-cell/>
          <table:table-cell table:style-name="Table156.C2" office:value-type="string">
            <text:p text:style-name="P99">No</text:p>
          </table:table-cell>
        </table:table-row>
        <table:table-row>
          <table:table-cell table:style-name="Table156.A2" table:number-columns-spanned="2" office:value-type="string">
            <text:p text:style-name="P89">Visible after first start</text:p>
          </table:table-cell>
          <table:covered-table-cell/>
          <table:table-cell table:style-name="Table156.C2" office:value-type="string">
            <text:p text:style-name="P99">No</text:p>
          </table:table-cell>
        </table:table-row>
        <table:table-row>
          <table:table-cell table:style-name="Table156.A2" table:number-columns-spanned="2" office:value-type="string">
            <text:p text:style-name="P89">Sub-Toolbar of:</text:p>
          </table:table-cell>
          <table:covered-table-cell/>
          <table:table-cell table:style-name="Table156.C2" office:value-type="string">
            <text:p text:style-name="P99">Drawing</text:p>
          </table:table-cell>
        </table:table-row>
        <table:table-row>
          <table:table-cell table:style-name="Table156.A2" table:number-columns-spanned="2" office:value-type="string">
            <text:p text:style-name="P89">Display Tb if context is given</text:p>
          </table:table-cell>
          <table:covered-table-cell/>
          <table:table-cell table:style-name="Table156.C2" office:value-type="string">
            <text:p text:style-name="P99">No</text:p>
          </table:table-cell>
        </table:table-row>
        <table:table-row>
          <table:table-cell table:style-name="Table156.A2" table:number-columns-spanned="2" office:value-type="string">
            <text:p text:style-name="P89">Close Operation</text:p>
          </table:table-cell>
          <table:covered-table-cell/>
          <table:table-cell table:style-name="Table156.C2" office:value-type="string">
            <text:p text:style-name="P107">Permanently</text:p>
          </table:table-cell>
        </table:table-row>
        <table:table-row>
          <table:table-cell table:style-name="Table156.A2" table:number-columns-spanned="2" office:value-type="string">
            <text:p text:style-name="P89">Default Docking State</text:p>
          </table:table-cell>
          <table:covered-table-cell/>
          <table:table-cell table:style-name="Table156.C2" office:value-type="string">
            <text:p text:style-name="P104">Floated</text:p>
          </table:table-cell>
        </table:table-row>
        <table:table-row>
          <table:table-cell table:style-name="Table156.A2" table:number-columns-spanned="2" office:value-type="string">
            <text:p text:style-name="P89">Default Position</text:p>
          </table:table-cell>
          <table:covered-table-cell/>
          <table:table-cell table:style-name="Table156.C2" office:value-type="string">
            <text:p text:style-name="P104">N/A</text:p>
          </table:table-cell>
        </table:table-row>
        <table:table-row>
          <table:table-cell table:style-name="Table156.A2" table:number-columns-spanned="2" office:value-type="string">
            <text:p text:style-name="P89">Default Style</text:p>
          </table:table-cell>
          <table:covered-table-cell/>
          <table:table-cell table:style-name="Table156.C2" office:value-type="string">
            <text:p text:style-name="P104">Icon</text:p>
          </table:table-cell>
        </table:table-row>
        <table:table-row>
          <table:table-cell table:style-name="Table156.A2" table:number-columns-spanned="2" office:value-type="string">
            <text:p text:style-name="P89">Name in OpenOffice 1.1</text:p>
          </table:table-cell>
          <table:covered-table-cell/>
          <table:table-cell table:style-name="Table156.C2" office:value-type="string">
            <text:p text:style-name="P66">Position</text:p>
          </table:table-cell>
        </table:table-row>
        <table:table-row>
          <table:table-cell table:style-name="Table156.A2" table:number-columns-spanned="2" office:value-type="string">
            <text:p text:style-name="P89">Name in Microsoft Office 2003</text:p>
          </table:table-cell>
          <table:covered-table-cell/>
          <table:table-cell table:style-name="Table156.C2" office:value-type="string">
            <text:p text:style-name="P66">Order</text:p>
          </table:table-cell>
        </table:table-row>
        <table:table-row>
          <table:table-cell table:style-name="Table156.A2" table:number-columns-spanned="2" office:value-type="string">
            <text:p text:style-name="P89">Notes:</text:p>
          </table:table-cell>
          <table:covered-table-cell/>
          <table:table-cell table:style-name="Table156.C2" office:value-type="string">
            <text:p text:style-name="P66"/>
          </table:table-cell>
        </table:table-row>
        <table:table-row>
          <table:table-cell table:style-name="Table156.A2" table:number-columns-spanned="2" office:value-type="string">
            <text:p text:style-name="P89">Toolbar Content</text:p>
          </table:table-cell>
          <table:covered-table-cell/>
          <table:table-cell table:style-name="Table156.C2" office:value-type="string">
            <text:p text:style-name="P12">Bring to Front</text:p>
            <text:p text:style-name="P12">Bring Forward</text:p>
            <text:p text:style-name="P12">Send Backward</text:p>
            <text:p text:style-name="P12">Send to Back</text:p>
            <text:p text:style-name="P12">---------------</text:p>
            <text:p text:style-name="P12">In Front of Object</text:p>
            <text:p text:style-name="P12">Behind Object</text:p>
            <text:p text:style-name="P12">---------------</text:p>
            <text:p text:style-name="P12">Reverse</text:p>
          </table:table-cell>
        </table:table-row>
      </table:table>
      <text:h text:style-name="P47" text:outline-level="3">Align (Draw)</text:h>
      <table:table table:name="Table157" table:style-name="Table157">
        <table:table-column table:style-name="Table157.A"/>
        <table:table-column table:style-name="Table157.B"/>
        <table:table-column table:style-name="Table157.C"/>
        <table:table-row>
          <table:table-cell table:style-name="Table157.A1" office:value-type="string">
            <text:p text:style-name="WW-Table_20_Heading">Toolbar Name:</text:p>
          </table:table-cell>
          <table:table-cell table:style-name="Table157.A1" office:value-type="string">
            <text:p text:style-name="WW-Table_20_Heading">EN:</text:p>
          </table:table-cell>
          <table:table-cell table:style-name="Table157.C1" office:value-type="string">
            <text:p text:style-name="P65">Align</text:p>
          </table:table-cell>
        </table:table-row>
        <table:table-row>
          <table:table-cell table:style-name="Table157.A2" office:value-type="string">
            <text:p text:style-name="WW-Table_20_Contents"/>
          </table:table-cell>
          <table:table-cell table:style-name="Table157.A2" office:value-type="string">
            <text:p text:style-name="P89">GER:</text:p>
          </table:table-cell>
          <table:table-cell table:style-name="Table157.C2" office:value-type="string">
            <text:p text:style-name="P100">Ausrichten</text:p>
          </table:table-cell>
        </table:table-row>
        <table:table-row>
          <table:table-cell table:style-name="Table157.A2" table:number-columns-spanned="2" office:value-type="string">
            <text:p text:style-name="WW-Table_20_Heading">Toolbar File Name:</text:p>
          </table:table-cell>
          <table:covered-table-cell/>
          <table:table-cell table:style-name="Table157.C2" office:value-type="string">
            <text:p text:style-name="P100">alignmentbar.xml</text:p>
          </table:table-cell>
        </table:table-row>
        <table:table-row>
          <table:table-cell table:style-name="Table157.A2" table:number-columns-spanned="2" office:value-type="string">
            <text:p text:style-name="P89">Appears in:</text:p>
          </table:table-cell>
          <table:covered-table-cell/>
          <table:table-cell table:style-name="Table157.C2" office:value-type="string">
            <text:p text:style-name="P99">Draw</text:p>
          </table:table-cell>
        </table:table-row>
        <table:table-row>
          <table:table-cell table:style-name="Table157.A2" table:number-columns-spanned="2" office:value-type="string">
            <text:p text:style-name="P89">Shall always be visible</text:p>
          </table:table-cell>
          <table:covered-table-cell/>
          <table:table-cell table:style-name="Table157.C2" office:value-type="string">
            <text:p text:style-name="P99">No</text:p>
          </table:table-cell>
        </table:table-row>
        <table:table-row>
          <table:table-cell table:style-name="Table157.A2" table:number-columns-spanned="2" office:value-type="string">
            <text:p text:style-name="P89">List in View/Toolbars:</text:p>
          </table:table-cell>
          <table:covered-table-cell/>
          <table:table-cell table:style-name="Table157.C2" office:value-type="string">
            <text:p text:style-name="P99">Yes</text:p>
          </table:table-cell>
        </table:table-row>
        <table:table-row>
          <table:table-cell table:style-name="Table157.A2" table:number-columns-spanned="2" office:value-type="string">
            <text:p text:style-name="P89">Visible after first start</text:p>
          </table:table-cell>
          <table:covered-table-cell/>
          <table:table-cell table:style-name="Table157.C2" office:value-type="string">
            <text:p text:style-name="P99">No</text:p>
          </table:table-cell>
        </table:table-row>
        <table:table-row>
          <table:table-cell table:style-name="Table157.A2" table:number-columns-spanned="2" office:value-type="string">
            <text:p text:style-name="P89">Sub-Toolbar of:</text:p>
          </table:table-cell>
          <table:covered-table-cell/>
          <table:table-cell table:style-name="Table157.C2" office:value-type="string">
            <text:p text:style-name="P99">Drawing</text:p>
          </table:table-cell>
        </table:table-row>
        <table:table-row>
          <table:table-cell table:style-name="Table157.A2" table:number-columns-spanned="2" office:value-type="string">
            <text:p text:style-name="P89">Display Tb if context is given</text:p>
          </table:table-cell>
          <table:covered-table-cell/>
          <table:table-cell table:style-name="Table157.C2" office:value-type="string">
            <text:p text:style-name="P99">No</text:p>
          </table:table-cell>
        </table:table-row>
        <table:table-row>
          <table:table-cell table:style-name="Table157.A2" table:number-columns-spanned="2" office:value-type="string">
            <text:p text:style-name="P89">Close Operation</text:p>
          </table:table-cell>
          <table:covered-table-cell/>
          <table:table-cell table:style-name="Table157.C2" office:value-type="string">
            <text:p text:style-name="P107">Permanently</text:p>
          </table:table-cell>
        </table:table-row>
        <table:table-row>
          <table:table-cell table:style-name="Table157.A2" table:number-columns-spanned="2" office:value-type="string">
            <text:p text:style-name="P89">Default Docking State</text:p>
          </table:table-cell>
          <table:covered-table-cell/>
          <table:table-cell table:style-name="Table157.C2" office:value-type="string">
            <text:p text:style-name="P104">Floated</text:p>
          </table:table-cell>
        </table:table-row>
        <table:table-row>
          <table:table-cell table:style-name="Table157.A2" table:number-columns-spanned="2" office:value-type="string">
            <text:p text:style-name="P89">Default Position</text:p>
          </table:table-cell>
          <table:covered-table-cell/>
          <table:table-cell table:style-name="Table157.C2" office:value-type="string">
            <text:p text:style-name="P104">N/A</text:p>
          </table:table-cell>
        </table:table-row>
        <table:table-row>
          <table:table-cell table:style-name="Table157.A2" table:number-columns-spanned="2" office:value-type="string">
            <text:p text:style-name="P89">Default Style</text:p>
          </table:table-cell>
          <table:covered-table-cell/>
          <table:table-cell table:style-name="Table157.C2" office:value-type="string">
            <text:p text:style-name="P104">Icon</text:p>
          </table:table-cell>
        </table:table-row>
        <table:table-row>
          <table:table-cell table:style-name="Table157.A2" table:number-columns-spanned="2" office:value-type="string">
            <text:p text:style-name="P89">Name in OpenOffice 1.1</text:p>
          </table:table-cell>
          <table:covered-table-cell/>
          <table:table-cell table:style-name="Table157.C2" office:value-type="string">
            <text:p text:style-name="P66">Align</text:p>
          </table:table-cell>
        </table:table-row>
        <table:table-row>
          <table:table-cell table:style-name="Table157.A2" table:number-columns-spanned="2" office:value-type="string">
            <text:p text:style-name="P89">Name in Microsoft Office 2003</text:p>
          </table:table-cell>
          <table:covered-table-cell/>
          <table:table-cell table:style-name="Table157.C2" office:value-type="string">
            <text:p text:style-name="P66">Align</text:p>
          </table:table-cell>
        </table:table-row>
        <table:table-row>
          <table:table-cell table:style-name="Table157.A2" table:number-columns-spanned="2" office:value-type="string">
            <text:p text:style-name="P89">Notes:</text:p>
          </table:table-cell>
          <table:covered-table-cell/>
          <table:table-cell table:style-name="Table157.C2" office:value-type="string">
            <text:p text:style-name="P66">OK</text:p>
          </table:table-cell>
        </table:table-row>
        <table:table-row>
          <table:table-cell table:style-name="Table157.A2" table:number-columns-spanned="2" office:value-type="string">
            <text:p text:style-name="P89">Toolbar Content</text:p>
          </table:table-cell>
          <table:covered-table-cell/>
          <table:table-cell table:style-name="Table157.C2" office:value-type="string">
            <text:p text:style-name="P12">Left</text:p>
            <text:p text:style-name="P32">Center</text:p>
            <text:p text:style-name="P32">Right</text:p>
            <text:p text:style-name="P32">---------</text:p>
            <text:p text:style-name="P32">Top</text:p>
            <text:p text:style-name="P32">Middle</text:p>
            <text:p text:style-name="P32">Bottom</text:p>
          </table:table-cell>
        </table:table-row>
      </table:table>
      <text:h text:style-name="P47" text:outline-level="3">3D-Settings (Draw)</text:h>
      <table:table table:name="Table158" table:style-name="Table158">
        <table:table-column table:style-name="Table158.A"/>
        <table:table-column table:style-name="Table158.B"/>
        <table:table-column table:style-name="Table158.C"/>
        <table:table-row>
          <table:table-cell table:style-name="Table158.A1" office:value-type="string">
            <text:p text:style-name="WW-Table_20_Heading">Toolbar Name:</text:p>
          </table:table-cell>
          <table:table-cell table:style-name="Table158.A1" office:value-type="string">
            <text:p text:style-name="WW-Table_20_Heading">EN:</text:p>
          </table:table-cell>
          <table:table-cell table:style-name="Table158.C1" office:value-type="string">
            <text:p text:style-name="P65">3D-Settings</text:p>
          </table:table-cell>
        </table:table-row>
        <table:table-row>
          <table:table-cell table:style-name="Table158.A2" office:value-type="string">
            <text:p text:style-name="WW-Table_20_Contents"/>
          </table:table-cell>
          <table:table-cell table:style-name="Table158.A2" office:value-type="string">
            <text:p text:style-name="P89">GER:</text:p>
          </table:table-cell>
          <table:table-cell table:style-name="Table158.C2" office:value-type="string">
            <text:p text:style-name="P100">3D-Einstellungen</text:p>
          </table:table-cell>
        </table:table-row>
        <table:table-row>
          <table:table-cell table:style-name="Table158.A2" table:number-columns-spanned="2" office:value-type="string">
            <text:p text:style-name="WW-Table_20_Heading">Toolbar File Name:</text:p>
          </table:table-cell>
          <table:covered-table-cell/>
          <table:table-cell table:style-name="Table158.C2" office:value-type="string">
            <text:p text:style-name="P100">Extrusionobjectbar.xml</text:p>
          </table:table-cell>
        </table:table-row>
        <table:table-row>
          <table:table-cell table:style-name="Table158.A2" table:number-columns-spanned="2" office:value-type="string">
            <text:p text:style-name="P89">Appears in:</text:p>
          </table:table-cell>
          <table:covered-table-cell/>
          <table:table-cell table:style-name="Table158.C2" office:value-type="string">
            <text:p text:style-name="P99">Draw</text:p>
          </table:table-cell>
        </table:table-row>
        <table:table-row>
          <table:table-cell table:style-name="Table158.A2" table:number-columns-spanned="2" office:value-type="string">
            <text:p text:style-name="P89">Shall always be visible</text:p>
          </table:table-cell>
          <table:covered-table-cell/>
          <table:table-cell table:style-name="Table158.C2" office:value-type="string">
            <text:p text:style-name="P99">No</text:p>
          </table:table-cell>
        </table:table-row>
        <table:table-row>
          <table:table-cell table:style-name="Table158.A2" table:number-columns-spanned="2" office:value-type="string">
            <text:p text:style-name="P89">List in View/Toolbars:</text:p>
          </table:table-cell>
          <table:covered-table-cell/>
          <table:table-cell table:style-name="Table158.C2" office:value-type="string">
            <text:p text:style-name="P99">No</text:p>
          </table:table-cell>
        </table:table-row>
        <table:table-row>
          <table:table-cell table:style-name="Table158.A2" table:number-columns-spanned="2" office:value-type="string">
            <text:p text:style-name="P89">Visible after first start</text:p>
          </table:table-cell>
          <table:covered-table-cell/>
          <table:table-cell table:style-name="Table158.C2" office:value-type="string">
            <text:p text:style-name="P99">No</text:p>
          </table:table-cell>
        </table:table-row>
        <table:table-row>
          <table:table-cell table:style-name="Table158.A2" table:number-columns-spanned="2" office:value-type="string">
            <text:p text:style-name="P89">Sub-Toolbar of:</text:p>
          </table:table-cell>
          <table:covered-table-cell/>
          <table:table-cell table:style-name="Table158.C2" office:value-type="string">
            <text:p text:style-name="P99">Drawing</text:p>
          </table:table-cell>
        </table:table-row>
        <table:table-row>
          <table:table-cell table:style-name="Table158.A2" table:number-columns-spanned="2" office:value-type="string">
            <text:p text:style-name="P89">Display Tb if context is given</text:p>
          </table:table-cell>
          <table:covered-table-cell/>
          <table:table-cell table:style-name="Table158.C2" office:value-type="string">
            <text:p text:style-name="P99">No</text:p>
          </table:table-cell>
        </table:table-row>
        <table:table-row>
          <table:table-cell table:style-name="Table158.A2" table:number-columns-spanned="2" office:value-type="string">
            <text:p text:style-name="P89">Close Operation</text:p>
          </table:table-cell>
          <table:covered-table-cell/>
          <table:table-cell table:style-name="Table158.C2" office:value-type="string">
            <text:p text:style-name="P107">Permanently</text:p>
          </table:table-cell>
        </table:table-row>
        <table:table-row>
          <table:table-cell table:style-name="Table158.A2" table:number-columns-spanned="2" office:value-type="string">
            <text:p text:style-name="P89">Default Docking State</text:p>
          </table:table-cell>
          <table:covered-table-cell/>
          <table:table-cell table:style-name="Table158.C2" office:value-type="string">
            <text:p text:style-name="P104">Floated</text:p>
          </table:table-cell>
        </table:table-row>
        <table:table-row>
          <table:table-cell table:style-name="Table158.A2" table:number-columns-spanned="2" office:value-type="string">
            <text:p text:style-name="P89">Default Position</text:p>
          </table:table-cell>
          <table:covered-table-cell/>
          <table:table-cell table:style-name="Table158.C2" office:value-type="string">
            <text:p text:style-name="P104">N/A</text:p>
          </table:table-cell>
        </table:table-row>
        <table:table-row>
          <table:table-cell table:style-name="Table158.A2" table:number-columns-spanned="2" office:value-type="string">
            <text:p text:style-name="P89">Default Style</text:p>
          </table:table-cell>
          <table:covered-table-cell/>
          <table:table-cell table:style-name="Table158.C2" office:value-type="string">
            <text:p text:style-name="P104">Icon</text:p>
          </table:table-cell>
        </table:table-row>
        <table:table-row>
          <table:table-cell table:style-name="Table158.A2" table:number-columns-spanned="2" office:value-type="string">
            <text:p text:style-name="P89">Name in OpenOffice 1.1</text:p>
          </table:table-cell>
          <table:covered-table-cell/>
          <table:table-cell table:style-name="Table158.C2" office:value-type="string">
            <text:p text:style-name="P66">N/A</text:p>
          </table:table-cell>
        </table:table-row>
        <table:table-row>
          <table:table-cell table:style-name="Table158.A2" table:number-columns-spanned="2" office:value-type="string">
            <text:p text:style-name="P89">Name in Microsoft Office 2003</text:p>
          </table:table-cell>
          <table:covered-table-cell/>
          <table:table-cell table:style-name="Table158.C2" office:value-type="string">
            <text:p text:style-name="P66">3D-Settings</text:p>
          </table:table-cell>
        </table:table-row>
        <table:table-row>
          <table:table-cell table:style-name="Table158.A2" table:number-columns-spanned="2" office:value-type="string">
            <text:p text:style-name="P89">Notes:</text:p>
          </table:table-cell>
          <table:covered-table-cell/>
          <table:table-cell table:style-name="Table158.C2" office:value-type="string">
            <text:p text:style-name="P124">THIS TOOLBAR SHALL APPEAR IF “Extrusion On/Off” BUTTON HAS BEEN CLICKED IN “Drawing” TOOLBAR!!!</text:p>
          </table:table-cell>
        </table:table-row>
        <table:table-row>
          <table:table-cell table:style-name="Table158.A2" table:number-columns-spanned="2" office:value-type="string">
            <text:p text:style-name="P89">Toolbar Content</text:p>
          </table:table-cell>
          <table:covered-table-cell/>
          <table:table-cell table:style-name="Table158.C2" office:value-type="string">
            <text:p text:style-name="P9">Extrusion On/Off</text:p>
            <text:p text:style-name="P32">----------------</text:p>
            <text:p text:style-name="P32">Tilt Down</text:p>
            <text:p text:style-name="P32">Tilt Up</text:p>
            <text:p text:style-name="P32">Tilt Left</text:p>
            <text:p text:style-name="P32">Tilt Right</text:p>
            <text:p text:style-name="P32">----------------</text:p>
            <text:p text:style-name="P37">Depth -&gt; Style:DropDownOnly</text:p>
            <text:p text:style-name="P37">Direction -&gt; Style:DropDownOnly</text:p>
            <text:p text:style-name="P37">Lightning -&gt; Style:DropDownOnly</text:p>
            <text:p text:style-name="P37">Surface -&gt; Style:DropDownOnly</text:p>
            <text:p text:style-name="P37">3D Color -&gt; Style:DropDownOnly</text:p>
          </table:table-cell>
        </table:table-row>
      </table:table>
      <text:h text:style-name="P47" text:outline-level="3">Insert (Draw)</text:h>
      <table:table table:name="Table159" table:style-name="Table159">
        <table:table-column table:style-name="Table159.A"/>
        <table:table-column table:style-name="Table159.B"/>
        <table:table-column table:style-name="Table159.C"/>
        <table:table-row>
          <table:table-cell table:style-name="Table159.A1" office:value-type="string">
            <text:p text:style-name="WW-Table_20_Heading">Toolbar Name:</text:p>
          </table:table-cell>
          <table:table-cell table:style-name="Table159.A1" office:value-type="string">
            <text:p text:style-name="WW-Table_20_Heading">EN:</text:p>
          </table:table-cell>
          <table:table-cell table:style-name="Table159.C1" office:value-type="string">
            <text:p text:style-name="P65">Insert</text:p>
          </table:table-cell>
        </table:table-row>
        <table:table-row>
          <table:table-cell table:style-name="Table159.A2" office:value-type="string">
            <text:p text:style-name="WW-Table_20_Contents"/>
          </table:table-cell>
          <table:table-cell table:style-name="Table159.A2" office:value-type="string">
            <text:p text:style-name="P89">GER:</text:p>
          </table:table-cell>
          <table:table-cell table:style-name="Table159.C2" office:value-type="string">
            <text:p text:style-name="P100">Einfügen</text:p>
          </table:table-cell>
        </table:table-row>
        <table:table-row>
          <table:table-cell table:style-name="Table159.A2" table:number-columns-spanned="2" office:value-type="string">
            <text:p text:style-name="WW-Table_20_Heading">Toolbar File Name:</text:p>
          </table:table-cell>
          <table:covered-table-cell/>
          <table:table-cell table:style-name="Table159.C2" office:value-type="string">
            <text:p text:style-name="P100">Insertbar.xml</text:p>
          </table:table-cell>
        </table:table-row>
        <table:table-row>
          <table:table-cell table:style-name="Table159.A2" table:number-columns-spanned="2" office:value-type="string">
            <text:p text:style-name="P89">Appears in:</text:p>
          </table:table-cell>
          <table:covered-table-cell/>
          <table:table-cell table:style-name="Table159.C2" office:value-type="string">
            <text:p text:style-name="P99">Draw</text:p>
          </table:table-cell>
        </table:table-row>
        <table:table-row>
          <table:table-cell table:style-name="Table159.A2" table:number-columns-spanned="2" office:value-type="string">
            <text:p text:style-name="P89">Shall always be visible</text:p>
          </table:table-cell>
          <table:covered-table-cell/>
          <table:table-cell table:style-name="Table159.C2" office:value-type="string">
            <text:p text:style-name="P99">No</text:p>
          </table:table-cell>
        </table:table-row>
        <table:table-row>
          <table:table-cell table:style-name="Table159.A2" table:number-columns-spanned="2" office:value-type="string">
            <text:p text:style-name="P89">List in View/Toolbars:</text:p>
          </table:table-cell>
          <table:covered-table-cell/>
          <table:table-cell table:style-name="Table159.C2" office:value-type="string">
            <text:p text:style-name="P99">Yes</text:p>
          </table:table-cell>
        </table:table-row>
        <table:table-row>
          <table:table-cell table:style-name="Table159.A2" table:number-columns-spanned="2" office:value-type="string">
            <text:p text:style-name="P89">Visible after first start</text:p>
          </table:table-cell>
          <table:covered-table-cell/>
          <table:table-cell table:style-name="Table159.C2" office:value-type="string">
            <text:p text:style-name="P99">No</text:p>
          </table:table-cell>
        </table:table-row>
        <table:table-row>
          <table:table-cell table:style-name="Table159.A2" table:number-columns-spanned="2" office:value-type="string">
            <text:p text:style-name="P89">Sub-Toolbar of:</text:p>
          </table:table-cell>
          <table:covered-table-cell/>
          <table:table-cell table:style-name="Table159.C2" office:value-type="string">
            <text:p text:style-name="P99">N/A</text:p>
          </table:table-cell>
        </table:table-row>
        <table:table-row>
          <table:table-cell table:style-name="Table159.A2" table:number-columns-spanned="2" office:value-type="string">
            <text:p text:style-name="P89">Display Tb if context is given</text:p>
          </table:table-cell>
          <table:covered-table-cell/>
          <table:table-cell table:style-name="Table159.C2" office:value-type="string">
            <text:p text:style-name="P99">No</text:p>
          </table:table-cell>
        </table:table-row>
        <table:table-row>
          <table:table-cell table:style-name="Table159.A2" table:number-columns-spanned="2" office:value-type="string">
            <text:p text:style-name="P89">Close Operation</text:p>
          </table:table-cell>
          <table:covered-table-cell/>
          <table:table-cell table:style-name="Table159.C2" office:value-type="string">
            <text:p text:style-name="P107">Permanently</text:p>
          </table:table-cell>
        </table:table-row>
        <table:table-row>
          <table:table-cell table:style-name="Table159.A2" table:number-columns-spanned="2" office:value-type="string">
            <text:p text:style-name="P89">Default Docking State</text:p>
          </table:table-cell>
          <table:covered-table-cell/>
          <table:table-cell table:style-name="Table159.C2" office:value-type="string">
            <text:p text:style-name="P104">Floated</text:p>
          </table:table-cell>
        </table:table-row>
        <table:table-row>
          <table:table-cell table:style-name="Table159.A2" table:number-columns-spanned="2" office:value-type="string">
            <text:p text:style-name="P89">Default Position</text:p>
          </table:table-cell>
          <table:covered-table-cell/>
          <table:table-cell table:style-name="Table159.C2" office:value-type="string">
            <text:p text:style-name="P104">N/A</text:p>
          </table:table-cell>
        </table:table-row>
        <table:table-row>
          <table:table-cell table:style-name="Table159.A2" table:number-columns-spanned="2" office:value-type="string">
            <text:p text:style-name="P89">Default Style</text:p>
          </table:table-cell>
          <table:covered-table-cell/>
          <table:table-cell table:style-name="Table159.C2" office:value-type="string">
            <text:p text:style-name="P104">Icon</text:p>
          </table:table-cell>
        </table:table-row>
        <table:table-row>
          <table:table-cell table:style-name="Table159.A2" table:number-columns-spanned="2" office:value-type="string">
            <text:p text:style-name="P89">Name in OpenOffice 1.1</text:p>
          </table:table-cell>
          <table:covered-table-cell/>
          <table:table-cell table:style-name="Table159.C2" office:value-type="string">
            <text:p text:style-name="P66">Insert</text:p>
          </table:table-cell>
        </table:table-row>
        <table:table-row>
          <table:table-cell table:style-name="Table159.A2" table:number-columns-spanned="2" office:value-type="string">
            <text:p text:style-name="P89">Name in Microsoft Office 2003</text:p>
          </table:table-cell>
          <table:covered-table-cell/>
          <table:table-cell table:style-name="Table159.C2" office:value-type="string">
            <text:p text:style-name="P66">N/A</text:p>
          </table:table-cell>
        </table:table-row>
        <table:table-row>
          <table:table-cell table:style-name="Table159.A2" table:number-columns-spanned="2" office:value-type="string">
            <text:p text:style-name="P89">Notes:</text:p>
          </table:table-cell>
          <table:covered-table-cell/>
          <table:table-cell table:style-name="Table159.C2" office:value-type="string">
            <text:p text:style-name="P66"/>
          </table:table-cell>
        </table:table-row>
        <table:table-row>
          <table:table-cell table:style-name="Table159.A2" table:number-columns-spanned="2" office:value-type="string">
            <text:p text:style-name="P89">Toolbar Content</text:p>
            <text:p text:style-name="P89"/>
          </table:table-cell>
          <table:covered-table-cell/>
          <table:table-cell table:style-name="Table159.C2" office:value-type="string">
            <text:p text:style-name="P12">Slide</text:p>
            <text:p text:style-name="P12">--------------</text:p>
            <text:p text:style-name="P12">Floating Frame [hidden by default]</text:p>
            <text:p text:style-name="P12">--------------</text:p>
            <text:p text:style-name="P12">File [hidden by default]</text:p>
            <text:p text:style-name="P12">Spreadsheet</text:p>
            <text:p text:style-name="P12">--------------</text:p>
            <text:p text:style-name="P12">From File</text:p>
            <text:p text:style-name="P12">Movie and Sound</text:p>
            <text:p text:style-name="P12">Sound [hidden by default]</text:p>
            <text:p text:style-name="P32">Video [hidden by default]</text:p>
            <text:p text:style-name="P12">Formula</text:p>
            <text:p text:style-name="P12">Chart</text:p>
            <text:p text:style-name="P12">OLE Object [hidden by default]</text:p>
            <text:p text:style-name="P12">Plug-In [hidden by default]</text:p>
            <text:p text:style-name="P12">Applet [hidden by default]</text:p>
          </table:table-cell>
        </table:table-row>
      </table:table>
      <text:h text:style-name="P47" text:outline-level="3">Form Navigation (Draw)</text:h>
      <table:table table:name="Table160" table:style-name="Table160">
        <table:table-column table:style-name="Table160.A"/>
        <table:table-column table:style-name="Table160.B"/>
        <table:table-column table:style-name="Table160.C"/>
        <table:table-row>
          <table:table-cell table:style-name="Table160.A1" office:value-type="string">
            <text:p text:style-name="WW-Table_20_Heading">Toolbar Name:</text:p>
          </table:table-cell>
          <table:table-cell table:style-name="Table160.A1" office:value-type="string">
            <text:p text:style-name="WW-Table_20_Heading">EN:</text:p>
          </table:table-cell>
          <table:table-cell table:style-name="Table160.C1" office:value-type="string">
            <text:p text:style-name="P65">Form Navigation</text:p>
          </table:table-cell>
        </table:table-row>
        <table:table-row>
          <table:table-cell table:style-name="Table160.A2" office:value-type="string">
            <text:p text:style-name="WW-Table_20_Contents"/>
          </table:table-cell>
          <table:table-cell table:style-name="Table160.A2" office:value-type="string">
            <text:p text:style-name="P89">GER:</text:p>
          </table:table-cell>
          <table:table-cell table:style-name="Table160.C2" office:value-type="string">
            <text:p text:style-name="P100">Formular-Navigation</text:p>
          </table:table-cell>
        </table:table-row>
        <table:table-row>
          <table:table-cell table:style-name="Table160.A2" table:number-columns-spanned="2" office:value-type="string">
            <text:p text:style-name="WW-Table_20_Heading">Toolbar File Name:</text:p>
          </table:table-cell>
          <table:covered-table-cell/>
          <table:table-cell table:style-name="Table160.C2" office:value-type="string">
            <text:p text:style-name="P100">Formsnavigationbar.xml</text:p>
          </table:table-cell>
        </table:table-row>
        <table:table-row>
          <table:table-cell table:style-name="Table160.A2" table:number-columns-spanned="2" office:value-type="string">
            <text:p text:style-name="P89">Appears in:</text:p>
          </table:table-cell>
          <table:covered-table-cell/>
          <table:table-cell table:style-name="Table160.C2" office:value-type="string">
            <text:p text:style-name="P99">Draw</text:p>
          </table:table-cell>
        </table:table-row>
        <table:table-row>
          <table:table-cell table:style-name="Table160.A2" table:number-columns-spanned="2" office:value-type="string">
            <text:p text:style-name="P89">Shall always be visible</text:p>
          </table:table-cell>
          <table:covered-table-cell/>
          <table:table-cell table:style-name="Table160.C2" office:value-type="string">
            <text:p text:style-name="P99">No</text:p>
          </table:table-cell>
        </table:table-row>
        <table:table-row>
          <table:table-cell table:style-name="Table160.A2" table:number-columns-spanned="2" office:value-type="string">
            <text:p text:style-name="P89">List in View/Toolbars:</text:p>
          </table:table-cell>
          <table:covered-table-cell/>
          <table:table-cell table:style-name="Table160.C2" office:value-type="string">
            <text:p text:style-name="P99">No</text:p>
          </table:table-cell>
        </table:table-row>
        <table:table-row>
          <table:table-cell table:style-name="Table160.A2" table:number-columns-spanned="2" office:value-type="string">
            <text:p text:style-name="P89">Visible after first start</text:p>
          </table:table-cell>
          <table:covered-table-cell/>
          <table:table-cell table:style-name="Table160.C2" office:value-type="string">
            <text:p text:style-name="P99">No</text:p>
          </table:table-cell>
        </table:table-row>
        <table:table-row>
          <table:table-cell table:style-name="Table160.A2" table:number-columns-spanned="2" office:value-type="string">
            <text:p text:style-name="P89">Sub-Toolbar of:</text:p>
          </table:table-cell>
          <table:covered-table-cell/>
          <table:table-cell table:style-name="Table160.C2" office:value-type="string">
            <text:p text:style-name="P99">N/A</text:p>
          </table:table-cell>
        </table:table-row>
        <table:table-row>
          <table:table-cell table:style-name="Table160.A2" table:number-columns-spanned="2" office:value-type="string">
            <text:p text:style-name="P89">Display Tb if context is given</text:p>
          </table:table-cell>
          <table:covered-table-cell/>
          <table:table-cell table:style-name="Table160.C2" office:value-type="string">
            <text:p text:style-name="P99">No</text:p>
          </table:table-cell>
        </table:table-row>
        <table:table-row>
          <table:table-cell table:style-name="Table160.A2" table:number-columns-spanned="2" office:value-type="string">
            <text:p text:style-name="P89">Close Operation</text:p>
          </table:table-cell>
          <table:covered-table-cell/>
          <table:table-cell table:style-name="Table160.C2" office:value-type="string">
            <text:p text:style-name="P107">Permanently</text:p>
          </table:table-cell>
        </table:table-row>
        <table:table-row>
          <table:table-cell table:style-name="Table160.A2" table:number-columns-spanned="2" office:value-type="string">
            <text:p text:style-name="P89">Default Docking State</text:p>
          </table:table-cell>
          <table:covered-table-cell/>
          <table:table-cell table:style-name="Table160.C2" office:value-type="string">
            <text:p text:style-name="P104">Docked</text:p>
          </table:table-cell>
        </table:table-row>
        <table:table-row>
          <table:table-cell table:style-name="Table160.A2" table:number-columns-spanned="2" office:value-type="string">
            <text:p text:style-name="P89">Default Position</text:p>
          </table:table-cell>
          <table:covered-table-cell/>
          <table:table-cell table:style-name="Table160.C2" office:value-type="string">
            <text:p text:style-name="P104">Bottom, Below Drawing</text:p>
          </table:table-cell>
        </table:table-row>
        <table:table-row>
          <table:table-cell table:style-name="Table160.A2" table:number-columns-spanned="2" office:value-type="string">
            <text:p text:style-name="P89">Default Style</text:p>
          </table:table-cell>
          <table:covered-table-cell/>
          <table:table-cell table:style-name="Table160.C2" office:value-type="string">
            <text:p text:style-name="P104">Icon</text:p>
          </table:table-cell>
        </table:table-row>
        <table:table-row>
          <table:table-cell table:style-name="Table160.A2" table:number-columns-spanned="2" office:value-type="string">
            <text:p text:style-name="P89">Name in OpenOffice 1.1</text:p>
          </table:table-cell>
          <table:covered-table-cell/>
          <table:table-cell table:style-name="Table160.C2" office:value-type="string">
            <text:p text:style-name="P66">N/A</text:p>
          </table:table-cell>
        </table:table-row>
        <table:table-row>
          <table:table-cell table:style-name="Table160.A2" table:number-columns-spanned="2" office:value-type="string">
            <text:p text:style-name="P89">Name in Microsoft Office 2003</text:p>
          </table:table-cell>
          <table:covered-table-cell/>
          <table:table-cell table:style-name="Table160.C2" office:value-type="string">
            <text:p text:style-name="P66">N/A</text:p>
          </table:table-cell>
        </table:table-row>
        <table:table-row>
          <table:table-cell table:style-name="Table160.A2" table:number-columns-spanned="2" office:value-type="string">
            <text:p text:style-name="P89">Notes:</text:p>
          </table:table-cell>
          <table:covered-table-cell/>
          <table:table-cell table:style-name="Table160.C2" office:value-type="string">
            <text:p text:style-name="P66"/>
          </table:table-cell>
        </table:table-row>
        <table:table-row>
          <table:table-cell table:style-name="Table160.A2" table:number-columns-spanned="2" office:value-type="string">
            <text:p text:style-name="P89">Toolbar Content</text:p>
          </table:table-cell>
          <table:covered-table-cell/>
          <table:table-cell table:style-name="Table160.C2" office:value-type="string">
            <text:p text:style-name="P12">Find Record...</text:p>
            <text:p text:style-name="P32">------------- </text:p>
            <text:p text:style-name="P32">Record<text:line-break/>Absolute Record</text:p>
            <text:p text:style-name="P32">Text -&gt; Record</text:p>
            <text:p text:style-name="P32">Total No. of Records</text:p>
            <text:p text:style-name="P32">First Record</text:p>
            <text:p text:style-name="P32">Previous Record</text:p>
            <text:p text:style-name="P32">Next Record</text:p>
            <text:p text:style-name="P32">Last Record</text:p>
            <text:p text:style-name="P32">New Record</text:p>
            <text:p text:style-name="P32">-------------</text:p>
            <text:p text:style-name="P32">Save Record</text:p>
            <text:p text:style-name="P32">Undo: Data Entry</text:p>
            <text:p text:style-name="P32">Delete Record</text:p>
            <text:p text:style-name="P32">------------</text:p>
            <text:p text:style-name="P32">Refresh -&gt;<text:span text:style-name="T31">Style: DropDownOnly</text:span></text:p>
            <text:p text:style-name="P32">-------------</text:p>
            <text:p text:style-name="P32">Sort...</text:p>
            <text:p text:style-name="P32">Sort Ascending</text:p>
            <text:p text:style-name="P32">Sort Descending</text:p>
            <text:p text:style-name="P32">------------- </text:p>
            <text:p text:style-name="P32">AutoFilter</text:p>
            <text:p text:style-name="P32">Apply Filter</text:p>
            <text:p text:style-name="P30"><text:span text:style-name="T18">Form Filters --&gt; </text:span><text:a xlink:type="simple" xlink:href="#6.1.29Form%20Filters%20(Writer)%7Coutline"><text:span text:style-name="Internet_20_link"><text:span text:style-name="T28">Form Filters</text:span></text:span></text:a></text:p>
            <text:p text:style-name="P32">Remove Filter/Sort</text:p>
            <text:p text:style-name="P32">--------------</text:p>
            <text:p text:style-name="P32">Data Source as Table</text:p>
          </table:table-cell>
        </table:table-row>
      </table:table>
      <text:h text:style-name="P47" text:outline-level="3">Form Filter (Draw)</text:h>
      <table:table table:name="Table161" table:style-name="Table161">
        <table:table-column table:style-name="Table161.A"/>
        <table:table-column table:style-name="Table161.B"/>
        <table:table-column table:style-name="Table161.C"/>
        <table:table-row>
          <table:table-cell table:style-name="Table161.A1" office:value-type="string">
            <text:p text:style-name="WW-Table_20_Heading">Toolbar Name:</text:p>
          </table:table-cell>
          <table:table-cell table:style-name="Table161.A1" office:value-type="string">
            <text:p text:style-name="WW-Table_20_Heading">EN:</text:p>
          </table:table-cell>
          <table:table-cell table:style-name="Table161.C1" office:value-type="string">
            <text:p text:style-name="P23">Form Filter</text:p>
          </table:table-cell>
        </table:table-row>
        <table:table-row>
          <table:table-cell table:style-name="Table161.A2" office:value-type="string">
            <text:p text:style-name="WW-Table_20_Contents"/>
          </table:table-cell>
          <table:table-cell table:style-name="Table161.A2" office:value-type="string">
            <text:p text:style-name="P89">GER:</text:p>
          </table:table-cell>
          <table:table-cell table:style-name="Table161.C2" office:value-type="string">
            <text:p text:style-name="P100">Formula-Filter</text:p>
          </table:table-cell>
        </table:table-row>
        <table:table-row>
          <table:table-cell table:style-name="Table161.A2" table:number-columns-spanned="2" office:value-type="string">
            <text:p text:style-name="WW-Table_20_Heading">Toolbar File Name:</text:p>
          </table:table-cell>
          <table:covered-table-cell/>
          <table:table-cell table:style-name="Table161.C2" office:value-type="string">
            <text:p text:style-name="P100">Formsfilterbar.xml</text:p>
          </table:table-cell>
        </table:table-row>
        <table:table-row>
          <table:table-cell table:style-name="Table161.A2" table:number-columns-spanned="2" office:value-type="string">
            <text:p text:style-name="P89">Appears in:</text:p>
          </table:table-cell>
          <table:covered-table-cell/>
          <table:table-cell table:style-name="Table161.C2" office:value-type="string">
            <text:p text:style-name="P99">Draw</text:p>
          </table:table-cell>
        </table:table-row>
        <table:table-row>
          <table:table-cell table:style-name="Table161.A2" table:number-columns-spanned="2" office:value-type="string">
            <text:p text:style-name="P89">Shall always be visible</text:p>
          </table:table-cell>
          <table:covered-table-cell/>
          <table:table-cell table:style-name="Table161.C2" office:value-type="string">
            <text:p text:style-name="P99">No</text:p>
          </table:table-cell>
        </table:table-row>
        <table:table-row>
          <table:table-cell table:style-name="Table161.A2" table:number-columns-spanned="2" office:value-type="string">
            <text:p text:style-name="P89">List in View/Toolbars:</text:p>
          </table:table-cell>
          <table:covered-table-cell/>
          <table:table-cell table:style-name="Table161.C2" office:value-type="string">
            <text:p text:style-name="P99">No</text:p>
          </table:table-cell>
        </table:table-row>
        <table:table-row>
          <table:table-cell table:style-name="Table161.A2" table:number-columns-spanned="2" office:value-type="string">
            <text:p text:style-name="P89">Visible after first start</text:p>
          </table:table-cell>
          <table:covered-table-cell/>
          <table:table-cell table:style-name="Table161.C2" office:value-type="string">
            <text:p text:style-name="P99">No</text:p>
          </table:table-cell>
        </table:table-row>
        <table:table-row>
          <table:table-cell table:style-name="Table161.A2" table:number-columns-spanned="2" office:value-type="string">
            <text:p text:style-name="P89">Sub-Toolbar of:</text:p>
          </table:table-cell>
          <table:covered-table-cell/>
          <table:table-cell table:style-name="Table161.C2" office:value-type="string">
            <text:p text:style-name="P99">Form Navigation</text:p>
          </table:table-cell>
        </table:table-row>
        <table:table-row>
          <table:table-cell table:style-name="Table161.A2" table:number-columns-spanned="2" office:value-type="string">
            <text:p text:style-name="P89">Display Tb if context is given</text:p>
          </table:table-cell>
          <table:covered-table-cell/>
          <table:table-cell table:style-name="Table161.C2" office:value-type="string">
            <text:p text:style-name="P99">No</text:p>
          </table:table-cell>
        </table:table-row>
        <table:table-row>
          <table:table-cell table:style-name="Table161.A2" table:number-columns-spanned="2" office:value-type="string">
            <text:p text:style-name="P89">Close Operation</text:p>
          </table:table-cell>
          <table:covered-table-cell/>
          <table:table-cell table:style-name="Table161.C2" office:value-type="string">
            <text:p text:style-name="P107">Permanently</text:p>
          </table:table-cell>
        </table:table-row>
        <table:table-row>
          <table:table-cell table:style-name="Table161.A2" table:number-columns-spanned="2" office:value-type="string">
            <text:p text:style-name="P89">Default Docking State</text:p>
          </table:table-cell>
          <table:covered-table-cell/>
          <table:table-cell table:style-name="Table161.C2" office:value-type="string">
            <text:p text:style-name="P104">Floated</text:p>
          </table:table-cell>
        </table:table-row>
        <table:table-row>
          <table:table-cell table:style-name="Table161.A2" table:number-columns-spanned="2" office:value-type="string">
            <text:p text:style-name="P89">Default Position</text:p>
          </table:table-cell>
          <table:covered-table-cell/>
          <table:table-cell table:style-name="Table161.C2" office:value-type="string">
            <text:p text:style-name="P104">N/A</text:p>
          </table:table-cell>
        </table:table-row>
        <table:table-row>
          <table:table-cell table:style-name="Table161.A2" table:number-columns-spanned="2" office:value-type="string">
            <text:p text:style-name="P89">Default Style</text:p>
          </table:table-cell>
          <table:covered-table-cell/>
          <table:table-cell table:style-name="Table161.C2" office:value-type="string">
            <text:p text:style-name="P104">Icon</text:p>
          </table:table-cell>
        </table:table-row>
        <table:table-row>
          <table:table-cell table:style-name="Table161.A2" table:number-columns-spanned="2" office:value-type="string">
            <text:p text:style-name="P89">Name in OpenOffice 1.1</text:p>
          </table:table-cell>
          <table:covered-table-cell/>
          <table:table-cell table:style-name="Table161.C2" office:value-type="string">
            <text:p text:style-name="P66">N/A</text:p>
          </table:table-cell>
        </table:table-row>
        <table:table-row>
          <table:table-cell table:style-name="Table161.A2" table:number-columns-spanned="2" office:value-type="string">
            <text:p text:style-name="P89">Name in Microsoft Office 2003</text:p>
          </table:table-cell>
          <table:covered-table-cell/>
          <table:table-cell table:style-name="Table161.C2" office:value-type="string">
            <text:p text:style-name="P66">N/A</text:p>
          </table:table-cell>
        </table:table-row>
        <table:table-row>
          <table:table-cell table:style-name="Table161.A2" table:number-columns-spanned="2" office:value-type="string">
            <text:p text:style-name="P89">Notes:</text:p>
          </table:table-cell>
          <table:covered-table-cell/>
          <table:table-cell table:style-name="Table161.C2" office:value-type="string">
            <text:p text:style-name="P66"/>
          </table:table-cell>
        </table:table-row>
        <table:table-row>
          <table:table-cell table:style-name="Table161.A2" table:number-columns-spanned="2" office:value-type="string">
            <text:p text:style-name="P89">Toolbar Content</text:p>
          </table:table-cell>
          <table:covered-table-cell/>
          <table:table-cell table:style-name="Table161.C2" office:value-type="string">
            <text:p text:style-name="P12">Filter Navigator</text:p>
            <text:p text:style-name="P12">Apply Form Based Filter</text:p>
            <text:p text:style-name="P12">------------------</text:p>
            <text:p text:style-name="P12">Close</text:p>
          </table:table-cell>
        </table:table-row>
      </table:table>
      <text:p text:style-name="Standard"/>
      <text:h text:style-name="P47" text:outline-level="3">Media Playback (Draw) ; </text:h>
      <table:table table:name="Table162" table:style-name="Table162">
        <table:table-column table:style-name="Table162.A"/>
        <table:table-column table:style-name="Table162.B"/>
        <table:table-column table:style-name="Table162.C"/>
        <table:table-row>
          <table:table-cell table:style-name="Table162.A1" office:value-type="string">
            <text:p text:style-name="WW-Table_20_Heading">Toolbar Name:</text:p>
          </table:table-cell>
          <table:table-cell table:style-name="Table162.A1" office:value-type="string">
            <text:p text:style-name="WW-Table_20_Heading">EN:</text:p>
          </table:table-cell>
          <table:table-cell table:style-name="Table162.C1" office:value-type="string">
            <text:p text:style-name="P65">Media Playback</text:p>
          </table:table-cell>
        </table:table-row>
        <table:table-row>
          <table:table-cell table:style-name="Table162.A2" office:value-type="string">
            <text:p text:style-name="WW-Table_20_Contents"/>
          </table:table-cell>
          <table:table-cell table:style-name="Table162.A2" office:value-type="string">
            <text:p text:style-name="P89">GER:</text:p>
          </table:table-cell>
          <table:table-cell table:style-name="Table162.C2" office:value-type="string">
            <text:p text:style-name="P100">Medienwiedergabe</text:p>
          </table:table-cell>
        </table:table-row>
        <table:table-row>
          <table:table-cell table:style-name="Table162.A2" table:number-columns-spanned="2" office:value-type="string">
            <text:p text:style-name="WW-Table_20_Heading">Toolbar File Name:</text:p>
          </table:table-cell>
          <table:covered-table-cell/>
          <table:table-cell table:style-name="Table162.C2" office:value-type="string">
            <text:p text:style-name="P100">Mediaobjectbar.xml</text:p>
          </table:table-cell>
        </table:table-row>
        <table:table-row>
          <table:table-cell table:style-name="Table162.A2" table:number-columns-spanned="2" office:value-type="string">
            <text:p text:style-name="P89">Appears in:</text:p>
          </table:table-cell>
          <table:covered-table-cell/>
          <table:table-cell table:style-name="Table162.C2" office:value-type="string">
            <text:p text:style-name="P99">Draw</text:p>
          </table:table-cell>
        </table:table-row>
        <table:table-row>
          <table:table-cell table:style-name="Table162.A2" table:number-columns-spanned="2" office:value-type="string">
            <text:p text:style-name="P89">Shall always be visible</text:p>
          </table:table-cell>
          <table:covered-table-cell/>
          <table:table-cell table:style-name="Table162.C2" office:value-type="string">
            <text:p text:style-name="P99">No</text:p>
          </table:table-cell>
        </table:table-row>
        <table:table-row>
          <table:table-cell table:style-name="Table162.A2" table:number-columns-spanned="2" office:value-type="string">
            <text:p text:style-name="P89">List in View/Toolbars:</text:p>
          </table:table-cell>
          <table:covered-table-cell/>
          <table:table-cell table:style-name="Table162.C2" office:value-type="string">
            <text:p text:style-name="P99">Yes</text:p>
          </table:table-cell>
        </table:table-row>
        <table:table-row>
          <table:table-cell table:style-name="Table162.A2" table:number-columns-spanned="2" office:value-type="string">
            <text:p text:style-name="P89">Visible after first start</text:p>
          </table:table-cell>
          <table:covered-table-cell/>
          <table:table-cell table:style-name="Table162.C2" office:value-type="string">
            <text:p text:style-name="P99">No</text:p>
          </table:table-cell>
        </table:table-row>
        <table:table-row>
          <table:table-cell table:style-name="Table162.A2" table:number-columns-spanned="2" office:value-type="string">
            <text:p text:style-name="P89">Sub-Toolbar of:</text:p>
          </table:table-cell>
          <table:covered-table-cell/>
          <table:table-cell table:style-name="Table162.C2" office:value-type="string">
            <text:p text:style-name="P99">N/A</text:p>
          </table:table-cell>
        </table:table-row>
        <table:table-row>
          <table:table-cell table:style-name="Table162.A2" table:number-columns-spanned="2" office:value-type="string">
            <text:p text:style-name="P89">Display Tb if context is given</text:p>
          </table:table-cell>
          <table:covered-table-cell/>
          <table:table-cell table:style-name="Table162.C2" office:value-type="string">
            <text:p text:style-name="P99">Yes</text:p>
          </table:table-cell>
        </table:table-row>
        <table:table-row>
          <table:table-cell table:style-name="Table162.A2" table:number-columns-spanned="2" office:value-type="string">
            <text:p text:style-name="P89">Close Operation</text:p>
          </table:table-cell>
          <table:covered-table-cell/>
          <table:table-cell table:style-name="Table162.C2" office:value-type="string">
            <text:p text:style-name="P107">Temporarily</text:p>
          </table:table-cell>
        </table:table-row>
        <table:table-row>
          <table:table-cell table:style-name="Table162.A2" table:number-columns-spanned="2" office:value-type="string">
            <text:p text:style-name="P89">Default Docking State</text:p>
          </table:table-cell>
          <table:covered-table-cell/>
          <table:table-cell table:style-name="Table162.C2" office:value-type="string">
            <text:p text:style-name="P104">Docked</text:p>
          </table:table-cell>
        </table:table-row>
        <table:table-row>
          <table:table-cell table:style-name="Table162.A2" table:number-columns-spanned="2" office:value-type="string">
            <text:p text:style-name="P89">Default Position</text:p>
          </table:table-cell>
          <table:covered-table-cell/>
          <table:table-cell table:style-name="Table162.C2" office:value-type="string">
            <text:p text:style-name="P104">Top</text:p>
          </table:table-cell>
        </table:table-row>
        <table:table-row>
          <table:table-cell table:style-name="Table162.A2" table:number-columns-spanned="2" office:value-type="string">
            <text:p text:style-name="P89">Default Style</text:p>
          </table:table-cell>
          <table:covered-table-cell/>
          <table:table-cell table:style-name="Table162.C2" office:value-type="string">
            <text:p text:style-name="P104">Icon</text:p>
          </table:table-cell>
        </table:table-row>
        <table:table-row>
          <table:table-cell table:style-name="Table162.A2" table:number-columns-spanned="2" office:value-type="string">
            <text:p text:style-name="P89">Name in OpenOffice 1.1</text:p>
          </table:table-cell>
          <table:covered-table-cell/>
          <table:table-cell table:style-name="Table162.C2" office:value-type="string">
            <text:p text:style-name="P66">N/A</text:p>
          </table:table-cell>
        </table:table-row>
        <table:table-row>
          <table:table-cell table:style-name="Table162.A2" table:number-columns-spanned="2" office:value-type="string">
            <text:p text:style-name="P89">Name in Microsoft Office 2003</text:p>
          </table:table-cell>
          <table:covered-table-cell/>
          <table:table-cell table:style-name="Table162.C2" office:value-type="string">
            <text:p text:style-name="P66">N/A</text:p>
          </table:table-cell>
        </table:table-row>
        <table:table-row>
          <table:table-cell table:style-name="Table162.A2" table:number-columns-spanned="2" office:value-type="string">
            <text:p text:style-name="P89">Notes:</text:p>
          </table:table-cell>
          <table:covered-table-cell/>
          <table:table-cell table:style-name="Table162.C2" office:value-type="string">
            <text:p text:style-name="P65"><text:span text:style-name="T29"><text:s/></text:span><text:span text:style-name="T45">THIS TOOLBAR SHALL NOT BE LISTED WITHIN CUSTOMIUZE TOOLBAR</text:span></text:p>
          </table:table-cell>
        </table:table-row>
        <table:table-row>
          <table:table-cell table:style-name="Table162.A2" table:number-columns-spanned="2" office:value-type="string">
            <text:p text:style-name="P89">Toolbar Content</text:p>
          </table:table-cell>
          <table:covered-table-cell/>
          <table:table-cell table:style-name="Table162.C2" office:value-type="string">
            <text:p text:style-name="P12">Insert Sound and Video</text:p>
            <text:p text:style-name="P12">------</text:p>
            <text:p text:style-name="P12">Play</text:p>
            <text:p text:style-name="P12">Pause</text:p>
            <text:p text:style-name="P12">Stop</text:p>
            <text:p text:style-name="P12">-----------</text:p>
            <text:p text:style-name="P12">Repeat</text:p>
            <text:p text:style-name="P12">Mute</text:p>
            <text:p text:style-name="P12">Volume</text:p>
            <text:p text:style-name="P12">View</text:p>
          </table:table-cell>
        </table:table-row>
      </table:table>
      <text:h text:style-name="P47" text:outline-level="3">Edit Points (Draw)</text:h>
      <table:table table:name="Table163" table:style-name="Table163">
        <table:table-column table:style-name="Table163.A"/>
        <table:table-column table:style-name="Table163.B"/>
        <table:table-column table:style-name="Table163.C"/>
        <table:table-row>
          <table:table-cell table:style-name="Table163.A1" office:value-type="string">
            <text:p text:style-name="WW-Table_20_Heading">Toolbar Name:</text:p>
          </table:table-cell>
          <table:table-cell table:style-name="Table163.A1" office:value-type="string">
            <text:p text:style-name="WW-Table_20_Heading">EN:</text:p>
          </table:table-cell>
          <table:table-cell table:style-name="Table163.C1" office:value-type="string">
            <text:p text:style-name="P23">Edit Points</text:p>
          </table:table-cell>
        </table:table-row>
        <table:table-row>
          <table:table-cell table:style-name="Table163.A2" office:value-type="string">
            <text:p text:style-name="WW-Table_20_Contents"/>
          </table:table-cell>
          <table:table-cell table:style-name="Table163.A2" office:value-type="string">
            <text:p text:style-name="P89">GER:</text:p>
          </table:table-cell>
          <table:table-cell table:style-name="Table163.C2" office:value-type="string">
            <text:p text:style-name="P100">Punkte bearbeiten</text:p>
          </table:table-cell>
        </table:table-row>
        <table:table-row>
          <table:table-cell table:style-name="Table163.A2" table:number-columns-spanned="2" office:value-type="string">
            <text:p text:style-name="WW-Table_20_Heading">Toolbar File Name:</text:p>
          </table:table-cell>
          <table:covered-table-cell/>
          <table:table-cell table:style-name="Table163.C2" office:value-type="string">
            <text:p text:style-name="P100">Bezierobjectbar.xml</text:p>
          </table:table-cell>
        </table:table-row>
        <table:table-row>
          <table:table-cell table:style-name="Table163.A2" table:number-columns-spanned="2" office:value-type="string">
            <text:p text:style-name="P89">Appears in:</text:p>
          </table:table-cell>
          <table:covered-table-cell/>
          <table:table-cell table:style-name="Table163.C2" office:value-type="string">
            <text:p text:style-name="P99">Draw</text:p>
          </table:table-cell>
        </table:table-row>
        <table:table-row>
          <table:table-cell table:style-name="Table163.A2" table:number-columns-spanned="2" office:value-type="string">
            <text:p text:style-name="P89">Shall always be visible</text:p>
          </table:table-cell>
          <table:covered-table-cell/>
          <table:table-cell table:style-name="Table163.C2" office:value-type="string">
            <text:p text:style-name="P99">No</text:p>
          </table:table-cell>
        </table:table-row>
        <table:table-row>
          <table:table-cell table:style-name="Table163.A2" table:number-columns-spanned="2" office:value-type="string">
            <text:p text:style-name="P89">List in View/Toolbars:</text:p>
          </table:table-cell>
          <table:covered-table-cell/>
          <table:table-cell table:style-name="Table163.C2" office:value-type="string">
            <text:p text:style-name="P99">No</text:p>
          </table:table-cell>
        </table:table-row>
        <table:table-row>
          <table:table-cell table:style-name="Table163.A2" table:number-columns-spanned="2" office:value-type="string">
            <text:p text:style-name="P89">Visible after first start</text:p>
          </table:table-cell>
          <table:covered-table-cell/>
          <table:table-cell table:style-name="Table163.C2" office:value-type="string">
            <text:p text:style-name="P99">No</text:p>
          </table:table-cell>
        </table:table-row>
        <table:table-row>
          <table:table-cell table:style-name="Table163.A2" table:number-columns-spanned="2" office:value-type="string">
            <text:p text:style-name="P89">Sub-Toolbar of:</text:p>
          </table:table-cell>
          <table:covered-table-cell/>
          <table:table-cell table:style-name="Table163.C2" office:value-type="string">
            <text:p text:style-name="P70">Drawing</text:p>
          </table:table-cell>
        </table:table-row>
        <table:table-row>
          <table:table-cell table:style-name="Table163.A2" table:number-columns-spanned="2" office:value-type="string">
            <text:p text:style-name="P89">Display Tb if context is given</text:p>
          </table:table-cell>
          <table:covered-table-cell/>
          <table:table-cell table:style-name="Table163.C2" office:value-type="string">
            <text:p text:style-name="P99">Yes, If object is in Point editing mode</text:p>
          </table:table-cell>
        </table:table-row>
        <table:table-row>
          <table:table-cell table:style-name="Table163.A2" table:number-columns-spanned="2" office:value-type="string">
            <text:p text:style-name="P89">Close Operation</text:p>
          </table:table-cell>
          <table:covered-table-cell/>
          <table:table-cell table:style-name="Table163.C2" office:value-type="string">
            <text:p text:style-name="P107">Temporarily</text:p>
          </table:table-cell>
        </table:table-row>
        <table:table-row>
          <table:table-cell table:style-name="Table163.A2" table:number-columns-spanned="2" office:value-type="string">
            <text:p text:style-name="P89">Default Docking State</text:p>
          </table:table-cell>
          <table:covered-table-cell/>
          <table:table-cell table:style-name="Table163.C2" office:value-type="string">
            <text:p text:style-name="P99">Floated</text:p>
          </table:table-cell>
        </table:table-row>
        <table:table-row>
          <table:table-cell table:style-name="Table163.A2" table:number-columns-spanned="2" office:value-type="string">
            <text:p text:style-name="P89">Default Position</text:p>
          </table:table-cell>
          <table:covered-table-cell/>
          <table:table-cell table:style-name="Table163.C2" office:value-type="string">
            <text:p text:style-name="P104">N/A</text:p>
          </table:table-cell>
        </table:table-row>
        <table:table-row>
          <table:table-cell table:style-name="Table163.A2" table:number-columns-spanned="2" office:value-type="string">
            <text:p text:style-name="P89">Default Style</text:p>
          </table:table-cell>
          <table:covered-table-cell/>
          <table:table-cell table:style-name="Table163.C2" office:value-type="string">
            <text:p text:style-name="P104">Icon</text:p>
          </table:table-cell>
        </table:table-row>
        <table:table-row>
          <table:table-cell table:style-name="Table163.A2" table:number-columns-spanned="2" office:value-type="string">
            <text:p text:style-name="P89">Name in OpenOffice 1.1</text:p>
          </table:table-cell>
          <table:covered-table-cell/>
          <table:table-cell table:style-name="Table163.C2" office:value-type="string">
            <text:p text:style-name="P66">Bézier Object Bar</text:p>
          </table:table-cell>
        </table:table-row>
        <table:table-row>
          <table:table-cell table:style-name="Table163.A2" table:number-columns-spanned="2" office:value-type="string">
            <text:p text:style-name="P89">Name in Microsoft Office 2003</text:p>
          </table:table-cell>
          <table:covered-table-cell/>
          <table:table-cell table:style-name="Table163.C2" office:value-type="string">
            <text:p text:style-name="P24">N/A</text:p>
          </table:table-cell>
        </table:table-row>
        <table:table-row>
          <table:table-cell table:style-name="Table163.A2" table:number-columns-spanned="2" office:value-type="string">
            <text:p text:style-name="P89">Notes:</text:p>
          </table:table-cell>
          <table:covered-table-cell/>
          <table:table-cell table:style-name="Table163.C2" office:value-type="string">
            <text:p text:style-name="P66"/>
          </table:table-cell>
        </table:table-row>
        <table:table-row>
          <table:table-cell table:style-name="Table163.A2" table:number-columns-spanned="2" office:value-type="string">
            <text:p text:style-name="P89">Toolbar Content:</text:p>
          </table:table-cell>
          <table:covered-table-cell/>
          <table:table-cell table:style-name="Table163.C2" office:value-type="string">
            <text:p text:style-name="P2">Points<text:line-break/>----------------</text:p>
            <text:p text:style-name="P2">Move Points</text:p>
            <text:p text:style-name="P2">Insert Points</text:p>
            <text:p text:style-name="P2">----------------</text:p>
            <text:p text:style-name="P2">Delete Points</text:p>
            <text:p text:style-name="P2">Split Curve</text:p>
            <text:p text:style-name="P2">Convert to Curve</text:p>
            <text:p text:style-name="P2">----------------</text:p>
            <text:p text:style-name="P2">Corner Points</text:p>
            <text:p text:style-name="P2">Smooth Transition</text:p>
            <text:p text:style-name="P2">Symmetric Transition</text:p>
            <text:p text:style-name="P2">----------------</text:p>
            <text:p text:style-name="P2">Close Bézier</text:p>
            <text:p text:style-name="P2">-----------------</text:p>
            <text:p text:style-name="P2">Eliminate Points</text:p>
          </table:table-cell>
        </table:table-row>
      </table:table>
      <text:p text:style-name="Standard"/>
      <text:h text:style-name="P47" text:outline-level="3">Mode (Draw)</text:h>
      <table:table table:name="Table164" table:style-name="Table164">
        <table:table-column table:style-name="Table164.A"/>
        <table:table-column table:style-name="Table164.B"/>
        <table:table-column table:style-name="Table164.C"/>
        <table:table-row>
          <table:table-cell table:style-name="Table164.A1" office:value-type="string">
            <text:p text:style-name="WW-Table_20_Heading">Toolbar Name:</text:p>
          </table:table-cell>
          <table:table-cell table:style-name="Table164.A1" office:value-type="string">
            <text:p text:style-name="WW-Table_20_Heading">EN:</text:p>
          </table:table-cell>
          <table:table-cell table:style-name="Table164.C1" office:value-type="string">
            <text:p text:style-name="P23">Mode</text:p>
          </table:table-cell>
        </table:table-row>
        <table:table-row>
          <table:table-cell table:style-name="Table164.A2" office:value-type="string">
            <text:p text:style-name="WW-Table_20_Contents"/>
          </table:table-cell>
          <table:table-cell table:style-name="Table164.A2" office:value-type="string">
            <text:p text:style-name="P89">GER:</text:p>
          </table:table-cell>
          <table:table-cell table:style-name="Table164.C2" office:value-type="string">
            <text:p text:style-name="P100">Modus</text:p>
          </table:table-cell>
        </table:table-row>
        <table:table-row>
          <table:table-cell table:style-name="Table164.A2" table:number-columns-spanned="2" office:value-type="string">
            <text:p text:style-name="WW-Table_20_Heading">Toolbar File Name:</text:p>
          </table:table-cell>
          <table:covered-table-cell/>
          <table:table-cell table:style-name="Table164.C2" office:value-type="string">
            <text:p text:style-name="P100">choosemode.xml</text:p>
          </table:table-cell>
        </table:table-row>
        <table:table-row>
          <table:table-cell table:style-name="Table164.A2" table:number-columns-spanned="2" office:value-type="string">
            <text:p text:style-name="P89">Appears in:</text:p>
          </table:table-cell>
          <table:covered-table-cell/>
          <table:table-cell table:style-name="Table164.C2" office:value-type="string">
            <text:p text:style-name="P99">Draw</text:p>
          </table:table-cell>
        </table:table-row>
        <table:table-row>
          <table:table-cell table:style-name="Table164.A2" table:number-columns-spanned="2" office:value-type="string">
            <text:p text:style-name="P89">Shall always be visible</text:p>
          </table:table-cell>
          <table:covered-table-cell/>
          <table:table-cell table:style-name="Table164.C2" office:value-type="string">
            <text:p text:style-name="P99">No</text:p>
          </table:table-cell>
        </table:table-row>
        <table:table-row>
          <table:table-cell table:style-name="Table164.A2" table:number-columns-spanned="2" office:value-type="string">
            <text:p text:style-name="P89">List in View/Toolbars:</text:p>
          </table:table-cell>
          <table:covered-table-cell/>
          <table:table-cell table:style-name="Table164.C2" office:value-type="string">
            <text:p text:style-name="P99">Yes</text:p>
          </table:table-cell>
        </table:table-row>
        <table:table-row>
          <table:table-cell table:style-name="Table164.A2" table:number-columns-spanned="2" office:value-type="string">
            <text:p text:style-name="P89">Visible after first start</text:p>
          </table:table-cell>
          <table:covered-table-cell/>
          <table:table-cell table:style-name="Table164.C2" office:value-type="string">
            <text:p text:style-name="P99">No</text:p>
          </table:table-cell>
        </table:table-row>
        <table:table-row>
          <table:table-cell table:style-name="Table164.A2" table:number-columns-spanned="2" office:value-type="string">
            <text:p text:style-name="P89">Sub-Toolbar of:</text:p>
          </table:table-cell>
          <table:covered-table-cell/>
          <table:table-cell table:style-name="Table164.C2" office:value-type="string">
            <text:p text:style-name="P70">N/A</text:p>
          </table:table-cell>
        </table:table-row>
        <table:table-row>
          <table:table-cell table:style-name="Table164.A2" table:number-columns-spanned="2" office:value-type="string">
            <text:p text:style-name="P89">Display Tb if context is given</text:p>
          </table:table-cell>
          <table:covered-table-cell/>
          <table:table-cell table:style-name="Table164.C2" office:value-type="string">
            <text:p text:style-name="P99">No</text:p>
          </table:table-cell>
        </table:table-row>
        <table:table-row>
          <table:table-cell table:style-name="Table164.A2" table:number-columns-spanned="2" office:value-type="string">
            <text:p text:style-name="P89">Close Operation</text:p>
          </table:table-cell>
          <table:covered-table-cell/>
          <table:table-cell table:style-name="Table164.C2" office:value-type="string">
            <text:p text:style-name="P107">Permanently</text:p>
          </table:table-cell>
        </table:table-row>
        <table:table-row>
          <table:table-cell table:style-name="Table164.A2" table:number-columns-spanned="2" office:value-type="string">
            <text:p text:style-name="P89">Default Docking State</text:p>
          </table:table-cell>
          <table:covered-table-cell/>
          <table:table-cell table:style-name="Table164.C2" office:value-type="string">
            <text:p text:style-name="P99">Floated</text:p>
          </table:table-cell>
        </table:table-row>
        <table:table-row>
          <table:table-cell table:style-name="Table164.A2" table:number-columns-spanned="2" office:value-type="string">
            <text:p text:style-name="P89">Default Position</text:p>
          </table:table-cell>
          <table:covered-table-cell/>
          <table:table-cell table:style-name="Table164.C2" office:value-type="string">
            <text:p text:style-name="P104">N/A</text:p>
          </table:table-cell>
        </table:table-row>
        <table:table-row>
          <table:table-cell table:style-name="Table164.A2" table:number-columns-spanned="2" office:value-type="string">
            <text:p text:style-name="P89">Default Style</text:p>
          </table:table-cell>
          <table:covered-table-cell/>
          <table:table-cell table:style-name="Table164.C2" office:value-type="string">
            <text:p text:style-name="P104">Icon</text:p>
          </table:table-cell>
        </table:table-row>
        <table:table-row>
          <table:table-cell table:style-name="Table164.A2" table:number-columns-spanned="2" office:value-type="string">
            <text:p text:style-name="P89">Name in OpenOffice 1.1</text:p>
          </table:table-cell>
          <table:covered-table-cell/>
          <table:table-cell table:style-name="Table164.C2" office:value-type="string">
            <text:p text:style-name="P66">Mode</text:p>
          </table:table-cell>
        </table:table-row>
        <table:table-row>
          <table:table-cell table:style-name="Table164.A2" table:number-columns-spanned="2" office:value-type="string">
            <text:p text:style-name="P89">Name in Microsoft Office 2003</text:p>
          </table:table-cell>
          <table:covered-table-cell/>
          <table:table-cell table:style-name="Table164.C2" office:value-type="string">
            <text:p text:style-name="P24">N/A</text:p>
          </table:table-cell>
        </table:table-row>
        <table:table-row>
          <table:table-cell table:style-name="Table164.A2" table:number-columns-spanned="2" office:value-type="string">
            <text:p text:style-name="P89">Notes:</text:p>
          </table:table-cell>
          <table:covered-table-cell/>
          <table:table-cell table:style-name="Table164.C2" office:value-type="string">
            <text:p text:style-name="P66"/>
          </table:table-cell>
        </table:table-row>
        <table:table-row>
          <table:table-cell table:style-name="Table164.A2" table:number-columns-spanned="2" office:value-type="string">
            <text:p text:style-name="P89">Toolbar Content:</text:p>
          </table:table-cell>
          <table:covered-table-cell/>
          <table:table-cell table:style-name="Table164.C2" office:value-type="string">
            <text:p text:style-name="P32">Rotate<text:line-break/>Flip<text:line-break/>In 3D Rotation Object<text:line-break/>Set In Circle (perspective)<text:line-break/>-------------------<text:line-break/>Set to Circle (Slant)<text:line-break/>Distort<text:line-break/>Transparency<text:line-break/>Gradient</text:p>
          </table:table-cell>
        </table:table-row>
      </table:table>
      <text:h text:style-name="P47" text:outline-level="3">3D-Objects (Draw)</text:h>
      <table:table table:name="Table165" table:style-name="Table165">
        <table:table-column table:style-name="Table165.A"/>
        <table:table-column table:style-name="Table165.B"/>
        <table:table-column table:style-name="Table165.C"/>
        <table:table-row>
          <table:table-cell table:style-name="Table165.A1" office:value-type="string">
            <text:p text:style-name="WW-Table_20_Heading">Toolbar Name:</text:p>
          </table:table-cell>
          <table:table-cell table:style-name="Table165.A1" office:value-type="string">
            <text:p text:style-name="WW-Table_20_Heading">EN:</text:p>
          </table:table-cell>
          <table:table-cell table:style-name="Table165.C1" office:value-type="string">
            <text:p text:style-name="P23">3D-Objects</text:p>
          </table:table-cell>
        </table:table-row>
        <table:table-row>
          <table:table-cell table:style-name="Table165.A2" office:value-type="string">
            <text:p text:style-name="WW-Table_20_Contents"/>
          </table:table-cell>
          <table:table-cell table:style-name="Table165.A2" office:value-type="string">
            <text:p text:style-name="P89">GER:</text:p>
          </table:table-cell>
          <table:table-cell table:style-name="Table165.C2" office:value-type="string">
            <text:p text:style-name="P100">3D-Objekte</text:p>
          </table:table-cell>
        </table:table-row>
        <table:table-row>
          <table:table-cell table:style-name="Table165.A2" table:number-columns-spanned="2" office:value-type="string">
            <text:p text:style-name="WW-Table_20_Heading">Toolbar File Name:</text:p>
          </table:table-cell>
          <table:covered-table-cell/>
          <table:table-cell table:style-name="Table165.C2" office:value-type="string">
            <text:p text:style-name="P100">3dobjectsbar.xml</text:p>
          </table:table-cell>
        </table:table-row>
        <table:table-row>
          <table:table-cell table:style-name="Table165.A2" table:number-columns-spanned="2" office:value-type="string">
            <text:p text:style-name="P89">Appears in:</text:p>
          </table:table-cell>
          <table:covered-table-cell/>
          <table:table-cell table:style-name="Table165.C2" office:value-type="string">
            <text:p text:style-name="P99">Draw</text:p>
          </table:table-cell>
        </table:table-row>
        <table:table-row>
          <table:table-cell table:style-name="Table165.A2" table:number-columns-spanned="2" office:value-type="string">
            <text:p text:style-name="P89">Shall always be visible</text:p>
          </table:table-cell>
          <table:covered-table-cell/>
          <table:table-cell table:style-name="Table165.C2" office:value-type="string">
            <text:p text:style-name="P99">No</text:p>
          </table:table-cell>
        </table:table-row>
        <table:table-row>
          <table:table-cell table:style-name="Table165.A2" table:number-columns-spanned="2" office:value-type="string">
            <text:p text:style-name="P89">List in View/Toolbars:</text:p>
          </table:table-cell>
          <table:covered-table-cell/>
          <table:table-cell table:style-name="Table165.C2" office:value-type="string">
            <text:p text:style-name="P99">No</text:p>
          </table:table-cell>
        </table:table-row>
        <table:table-row>
          <table:table-cell table:style-name="Table165.A2" table:number-columns-spanned="2" office:value-type="string">
            <text:p text:style-name="P89">Visible after first start</text:p>
          </table:table-cell>
          <table:covered-table-cell/>
          <table:table-cell table:style-name="Table165.C2" office:value-type="string">
            <text:p text:style-name="P99">No</text:p>
          </table:table-cell>
        </table:table-row>
        <table:table-row>
          <table:table-cell table:style-name="Table165.A2" table:number-columns-spanned="2" office:value-type="string">
            <text:p text:style-name="P89">Sub-Toolbar of:</text:p>
          </table:table-cell>
          <table:covered-table-cell/>
          <table:table-cell table:style-name="Table165.C2" office:value-type="string">
            <text:p text:style-name="P70">N/A</text:p>
          </table:table-cell>
        </table:table-row>
        <table:table-row>
          <table:table-cell table:style-name="Table165.A2" table:number-columns-spanned="2" office:value-type="string">
            <text:p text:style-name="P89">Display Tb if context is given</text:p>
          </table:table-cell>
          <table:covered-table-cell/>
          <table:table-cell table:style-name="Table165.C2" office:value-type="string">
            <text:p text:style-name="P99">No</text:p>
          </table:table-cell>
        </table:table-row>
        <table:table-row>
          <table:table-cell table:style-name="Table165.A2" table:number-columns-spanned="2" office:value-type="string">
            <text:p text:style-name="P89">Close Operation</text:p>
          </table:table-cell>
          <table:covered-table-cell/>
          <table:table-cell table:style-name="Table165.C2" office:value-type="string">
            <text:p text:style-name="P107">Permanently</text:p>
          </table:table-cell>
        </table:table-row>
        <table:table-row>
          <table:table-cell table:style-name="Table165.A2" table:number-columns-spanned="2" office:value-type="string">
            <text:p text:style-name="P89">Default Docking State</text:p>
          </table:table-cell>
          <table:covered-table-cell/>
          <table:table-cell table:style-name="Table165.C2" office:value-type="string">
            <text:p text:style-name="P99">Floated</text:p>
          </table:table-cell>
        </table:table-row>
        <table:table-row>
          <table:table-cell table:style-name="Table165.A2" table:number-columns-spanned="2" office:value-type="string">
            <text:p text:style-name="P89">Default Position</text:p>
          </table:table-cell>
          <table:covered-table-cell/>
          <table:table-cell table:style-name="Table165.C2" office:value-type="string">
            <text:p text:style-name="P104">N/A</text:p>
          </table:table-cell>
        </table:table-row>
        <table:table-row>
          <table:table-cell table:style-name="Table165.A2" table:number-columns-spanned="2" office:value-type="string">
            <text:p text:style-name="P89">Default Style</text:p>
          </table:table-cell>
          <table:covered-table-cell/>
          <table:table-cell table:style-name="Table165.C2" office:value-type="string">
            <text:p text:style-name="P104">Icon</text:p>
          </table:table-cell>
        </table:table-row>
        <table:table-row>
          <table:table-cell table:style-name="Table165.A2" table:number-columns-spanned="2" office:value-type="string">
            <text:p text:style-name="P89">Name in OpenOffice 1.1</text:p>
          </table:table-cell>
          <table:covered-table-cell/>
          <table:table-cell table:style-name="Table165.C2" office:value-type="string">
            <text:p text:style-name="P66">Mode</text:p>
          </table:table-cell>
        </table:table-row>
        <table:table-row>
          <table:table-cell table:style-name="Table165.A2" table:number-columns-spanned="2" office:value-type="string">
            <text:p text:style-name="P89">Name in Microsoft Office 2003</text:p>
          </table:table-cell>
          <table:covered-table-cell/>
          <table:table-cell table:style-name="Table165.C2" office:value-type="string">
            <text:p text:style-name="P24">N/A</text:p>
          </table:table-cell>
        </table:table-row>
        <table:table-row>
          <table:table-cell table:style-name="Table165.A2" table:number-columns-spanned="2" office:value-type="string">
            <text:p text:style-name="P89">Notes:</text:p>
          </table:table-cell>
          <table:covered-table-cell/>
          <table:table-cell table:style-name="Table165.C2" office:value-type="string">
            <text:p text:style-name="P66"/>
          </table:table-cell>
        </table:table-row>
        <table:table-row>
          <table:table-cell table:style-name="Table165.A2" table:number-columns-spanned="2" office:value-type="string">
            <text:p text:style-name="P89">Toolbar Content:</text:p>
          </table:table-cell>
          <table:covered-table-cell/>
          <table:table-cell table:style-name="Table165.C2" office:value-type="string">
            <text:p text:style-name="P32">Cube<text:line-break/>Sphere<text:line-break/>Cylinder<text:line-break/>Cone</text:p>
            <text:p text:style-name="P32">----------<text:line-break/>Pyramid<text:line-break/>Torus<text:line-break/>Shell</text:p>
            <text:p text:style-name="P32">Half-Sphere</text:p>
          </table:table-cell>
        </table:table-row>
      </table:table>
      <text:h text:style-name="P47" text:outline-level="3">Circles and Ovals (Draw)</text:h>
      <table:table table:name="Table166" table:style-name="Table166">
        <table:table-column table:style-name="Table166.A"/>
        <table:table-column table:style-name="Table166.B"/>
        <table:table-column table:style-name="Table166.C"/>
        <table:table-row>
          <table:table-cell table:style-name="Table166.A1" office:value-type="string">
            <text:p text:style-name="WW-Table_20_Heading">Toolbar Name:</text:p>
          </table:table-cell>
          <table:table-cell table:style-name="Table166.A1" office:value-type="string">
            <text:p text:style-name="WW-Table_20_Heading">EN:</text:p>
          </table:table-cell>
          <table:table-cell table:style-name="Table166.C1" office:value-type="string">
            <text:p text:style-name="P23">Circles and Ovals</text:p>
          </table:table-cell>
        </table:table-row>
        <table:table-row>
          <table:table-cell table:style-name="Table166.A2" office:value-type="string">
            <text:p text:style-name="WW-Table_20_Contents"/>
          </table:table-cell>
          <table:table-cell table:style-name="Table166.A2" office:value-type="string">
            <text:p text:style-name="P89">GER:</text:p>
          </table:table-cell>
          <table:table-cell table:style-name="Table166.C2" office:value-type="string">
            <text:p text:style-name="P100">Kreise und Ovale</text:p>
          </table:table-cell>
        </table:table-row>
        <table:table-row>
          <table:table-cell table:style-name="Table166.A2" table:number-columns-spanned="2" office:value-type="string">
            <text:p text:style-name="WW-Table_20_Heading">Toolbar File Name:</text:p>
          </table:table-cell>
          <table:covered-table-cell/>
          <table:table-cell table:style-name="Table166.C2" office:value-type="string">
            <text:p text:style-name="P100">ellipsesbar.xml</text:p>
          </table:table-cell>
        </table:table-row>
        <table:table-row>
          <table:table-cell table:style-name="Table166.A2" table:number-columns-spanned="2" office:value-type="string">
            <text:p text:style-name="P89">Appears in:</text:p>
          </table:table-cell>
          <table:covered-table-cell/>
          <table:table-cell table:style-name="Table166.C2" office:value-type="string">
            <text:p text:style-name="P99">Draw</text:p>
          </table:table-cell>
        </table:table-row>
        <table:table-row>
          <table:table-cell table:style-name="Table166.A2" table:number-columns-spanned="2" office:value-type="string">
            <text:p text:style-name="P89">Shall always be visible</text:p>
          </table:table-cell>
          <table:covered-table-cell/>
          <table:table-cell table:style-name="Table166.C2" office:value-type="string">
            <text:p text:style-name="P99">No</text:p>
          </table:table-cell>
        </table:table-row>
        <table:table-row>
          <table:table-cell table:style-name="Table166.A2" table:number-columns-spanned="2" office:value-type="string">
            <text:p text:style-name="P89">List in View/Toolbars:</text:p>
          </table:table-cell>
          <table:covered-table-cell/>
          <table:table-cell table:style-name="Table166.C2" office:value-type="string">
            <text:p text:style-name="P99">yes</text:p>
          </table:table-cell>
        </table:table-row>
        <table:table-row>
          <table:table-cell table:style-name="Table166.A2" table:number-columns-spanned="2" office:value-type="string">
            <text:p text:style-name="P89">Visible after first start</text:p>
          </table:table-cell>
          <table:covered-table-cell/>
          <table:table-cell table:style-name="Table166.C2" office:value-type="string">
            <text:p text:style-name="P99">No</text:p>
          </table:table-cell>
        </table:table-row>
        <table:table-row>
          <table:table-cell table:style-name="Table166.A2" table:number-columns-spanned="2" office:value-type="string">
            <text:p text:style-name="P89">Sub-Toolbar of:</text:p>
          </table:table-cell>
          <table:covered-table-cell/>
          <table:table-cell table:style-name="Table166.C2" office:value-type="string">
            <text:p text:style-name="P70">N/A</text:p>
          </table:table-cell>
        </table:table-row>
        <table:table-row>
          <table:table-cell table:style-name="Table166.A2" table:number-columns-spanned="2" office:value-type="string">
            <text:p text:style-name="P89">Display Tb if context is given</text:p>
          </table:table-cell>
          <table:covered-table-cell/>
          <table:table-cell table:style-name="Table166.C2" office:value-type="string">
            <text:p text:style-name="P99">No</text:p>
          </table:table-cell>
        </table:table-row>
        <table:table-row>
          <table:table-cell table:style-name="Table166.A2" table:number-columns-spanned="2" office:value-type="string">
            <text:p text:style-name="P89">Close Operation</text:p>
          </table:table-cell>
          <table:covered-table-cell/>
          <table:table-cell table:style-name="Table166.C2" office:value-type="string">
            <text:p text:style-name="P107">Permanently</text:p>
          </table:table-cell>
        </table:table-row>
        <table:table-row>
          <table:table-cell table:style-name="Table166.A2" table:number-columns-spanned="2" office:value-type="string">
            <text:p text:style-name="P89">Default Docking State</text:p>
          </table:table-cell>
          <table:covered-table-cell/>
          <table:table-cell table:style-name="Table166.C2" office:value-type="string">
            <text:p text:style-name="P99">Floated</text:p>
          </table:table-cell>
        </table:table-row>
        <table:table-row>
          <table:table-cell table:style-name="Table166.A2" table:number-columns-spanned="2" office:value-type="string">
            <text:p text:style-name="P89">Default Position</text:p>
          </table:table-cell>
          <table:covered-table-cell/>
          <table:table-cell table:style-name="Table166.C2" office:value-type="string">
            <text:p text:style-name="P104">N/A</text:p>
          </table:table-cell>
        </table:table-row>
        <table:table-row>
          <table:table-cell table:style-name="Table166.A2" table:number-columns-spanned="2" office:value-type="string">
            <text:p text:style-name="P89">Default Style</text:p>
          </table:table-cell>
          <table:covered-table-cell/>
          <table:table-cell table:style-name="Table166.C2" office:value-type="string">
            <text:p text:style-name="P104">Icon</text:p>
          </table:table-cell>
        </table:table-row>
        <table:table-row>
          <table:table-cell table:style-name="Table166.A2" table:number-columns-spanned="2" office:value-type="string">
            <text:p text:style-name="P89">Name in OpenOffice 1.1</text:p>
          </table:table-cell>
          <table:covered-table-cell/>
          <table:table-cell table:style-name="Table166.C2" office:value-type="string">
            <text:p text:style-name="P66">Mode</text:p>
          </table:table-cell>
        </table:table-row>
        <table:table-row>
          <table:table-cell table:style-name="Table166.A2" table:number-columns-spanned="2" office:value-type="string">
            <text:p text:style-name="P89">Name in Microsoft Office 2003</text:p>
          </table:table-cell>
          <table:covered-table-cell/>
          <table:table-cell table:style-name="Table166.C2" office:value-type="string">
            <text:p text:style-name="P24">N/A</text:p>
          </table:table-cell>
        </table:table-row>
        <table:table-row>
          <table:table-cell table:style-name="Table166.A2" table:number-columns-spanned="2" office:value-type="string">
            <text:p text:style-name="P89">Notes:</text:p>
          </table:table-cell>
          <table:covered-table-cell/>
          <table:table-cell table:style-name="Table166.C2" office:value-type="string">
            <text:p text:style-name="P66"/>
          </table:table-cell>
        </table:table-row>
        <table:table-row>
          <table:table-cell table:style-name="Table166.A2" table:number-columns-spanned="2" office:value-type="string">
            <text:p text:style-name="P89">Toolbar Content:</text:p>
          </table:table-cell>
          <table:covered-table-cell/>
          <table:table-cell table:style-name="Table166.C2" office:value-type="string">
            <text:p text:style-name="P32">Ellipse<text:line-break/>Circle<text:line-break/>Ellipse Pie<text:line-break/>Circle Pie<text:line-break/>Ellipse Segment<text:line-break/>Circle Segment</text:p>
            <text:p text:style-name="P32">-------------<text:line-break/>Ellipse, Unfilled<text:line-break/>Circle, Unfilled<text:line-break/>Ellipse Pie, Unfilled<text:line-break/>Circle Pie, Unfilled<text:line-break/>Ellipse Segment, Unfilled<text:line-break/>Circle Segment, Unfilled<text:line-break/>Arc<text:line-break/>Circle Arc</text:p>
          </table:table-cell>
        </table:table-row>
      </table:table>
      <text:h text:style-name="P47" text:outline-level="3">Glue Points (Draw)</text:h>
      <table:table table:name="Table167" table:style-name="Table167">
        <table:table-column table:style-name="Table167.A"/>
        <table:table-column table:style-name="Table167.B"/>
        <table:table-column table:style-name="Table167.C"/>
        <table:table-row>
          <table:table-cell table:style-name="Table167.A1" office:value-type="string">
            <text:p text:style-name="WW-Table_20_Heading">Toolbar Name:</text:p>
          </table:table-cell>
          <table:table-cell table:style-name="Table167.A1" office:value-type="string">
            <text:p text:style-name="WW-Table_20_Heading">EN:</text:p>
          </table:table-cell>
          <table:table-cell table:style-name="Table167.C1" office:value-type="string">
            <text:p text:style-name="P23">Glue Points</text:p>
          </table:table-cell>
        </table:table-row>
        <table:table-row>
          <table:table-cell table:style-name="Table167.A2" office:value-type="string">
            <text:p text:style-name="WW-Table_20_Contents"/>
          </table:table-cell>
          <table:table-cell table:style-name="Table167.A2" office:value-type="string">
            <text:p text:style-name="P89">GER:</text:p>
          </table:table-cell>
          <table:table-cell table:style-name="Table167.C2" office:value-type="string">
            <text:p text:style-name="P100">Klebepunkte</text:p>
          </table:table-cell>
        </table:table-row>
        <table:table-row>
          <table:table-cell table:style-name="Table167.A2" table:number-columns-spanned="2" office:value-type="string">
            <text:p text:style-name="WW-Table_20_Heading">Toolbar File Name:</text:p>
          </table:table-cell>
          <table:covered-table-cell/>
          <table:table-cell table:style-name="Table167.C2" office:value-type="string">
            <text:p text:style-name="P100">gluepointsobjectbar.xml</text:p>
          </table:table-cell>
        </table:table-row>
        <table:table-row>
          <table:table-cell table:style-name="Table167.A2" table:number-columns-spanned="2" office:value-type="string">
            <text:p text:style-name="P89">Appears in:</text:p>
          </table:table-cell>
          <table:covered-table-cell/>
          <table:table-cell table:style-name="Table167.C2" office:value-type="string">
            <text:p text:style-name="P99">Draw</text:p>
          </table:table-cell>
        </table:table-row>
        <table:table-row>
          <table:table-cell table:style-name="Table167.A2" table:number-columns-spanned="2" office:value-type="string">
            <text:p text:style-name="P89">Shall always be visible</text:p>
          </table:table-cell>
          <table:covered-table-cell/>
          <table:table-cell table:style-name="Table167.C2" office:value-type="string">
            <text:p text:style-name="P99">No</text:p>
          </table:table-cell>
        </table:table-row>
        <table:table-row>
          <table:table-cell table:style-name="Table167.A2" table:number-columns-spanned="2" office:value-type="string">
            <text:p text:style-name="P89">List in View/Toolbars:</text:p>
          </table:table-cell>
          <table:covered-table-cell/>
          <table:table-cell table:style-name="Table167.C2" office:value-type="string">
            <text:p text:style-name="P99">Yes</text:p>
          </table:table-cell>
        </table:table-row>
        <table:table-row>
          <table:table-cell table:style-name="Table167.A2" table:number-columns-spanned="2" office:value-type="string">
            <text:p text:style-name="P89">Visible after first start</text:p>
          </table:table-cell>
          <table:covered-table-cell/>
          <table:table-cell table:style-name="Table167.C2" office:value-type="string">
            <text:p text:style-name="P99">No</text:p>
          </table:table-cell>
        </table:table-row>
        <table:table-row>
          <table:table-cell table:style-name="Table167.A2" table:number-columns-spanned="2" office:value-type="string">
            <text:p text:style-name="P89">Sub-Toolbar of:</text:p>
          </table:table-cell>
          <table:covered-table-cell/>
          <table:table-cell table:style-name="Table167.C2" office:value-type="string">
            <text:p text:style-name="P70">N/A</text:p>
          </table:table-cell>
        </table:table-row>
        <table:table-row>
          <table:table-cell table:style-name="Table167.A2" table:number-columns-spanned="2" office:value-type="string">
            <text:p text:style-name="P89">Display Tb if context is given</text:p>
          </table:table-cell>
          <table:covered-table-cell/>
          <table:table-cell table:style-name="Table167.C2" office:value-type="string">
            <text:p text:style-name="P99">No</text:p>
          </table:table-cell>
        </table:table-row>
        <table:table-row>
          <table:table-cell table:style-name="Table167.A2" table:number-columns-spanned="2" office:value-type="string">
            <text:p text:style-name="P89">Close Operation</text:p>
          </table:table-cell>
          <table:covered-table-cell/>
          <table:table-cell table:style-name="Table167.C2" office:value-type="string">
            <text:p text:style-name="P107">Permanently</text:p>
          </table:table-cell>
        </table:table-row>
        <table:table-row>
          <table:table-cell table:style-name="Table167.A2" table:number-columns-spanned="2" office:value-type="string">
            <text:p text:style-name="P89">Default Docking State</text:p>
          </table:table-cell>
          <table:covered-table-cell/>
          <table:table-cell table:style-name="Table167.C2" office:value-type="string">
            <text:p text:style-name="P99">Floated</text:p>
          </table:table-cell>
        </table:table-row>
        <table:table-row>
          <table:table-cell table:style-name="Table167.A2" table:number-columns-spanned="2" office:value-type="string">
            <text:p text:style-name="P89">Default Position</text:p>
          </table:table-cell>
          <table:covered-table-cell/>
          <table:table-cell table:style-name="Table167.C2" office:value-type="string">
            <text:p text:style-name="P104">N/A</text:p>
          </table:table-cell>
        </table:table-row>
        <table:table-row>
          <table:table-cell table:style-name="Table167.A2" table:number-columns-spanned="2" office:value-type="string">
            <text:p text:style-name="P89">Default Style</text:p>
          </table:table-cell>
          <table:covered-table-cell/>
          <table:table-cell table:style-name="Table167.C2" office:value-type="string">
            <text:p text:style-name="P104">Icon</text:p>
          </table:table-cell>
        </table:table-row>
        <table:table-row>
          <table:table-cell table:style-name="Table167.A2" table:number-columns-spanned="2" office:value-type="string">
            <text:p text:style-name="P89">Name in OpenOffice 1.1</text:p>
          </table:table-cell>
          <table:covered-table-cell/>
          <table:table-cell table:style-name="Table167.C2" office:value-type="string">
            <text:p text:style-name="P66">Mode</text:p>
          </table:table-cell>
        </table:table-row>
        <table:table-row>
          <table:table-cell table:style-name="Table167.A2" table:number-columns-spanned="2" office:value-type="string">
            <text:p text:style-name="P89">Name in Microsoft Office 2003</text:p>
          </table:table-cell>
          <table:covered-table-cell/>
          <table:table-cell table:style-name="Table167.C2" office:value-type="string">
            <text:p text:style-name="P24">N/A</text:p>
          </table:table-cell>
        </table:table-row>
        <table:table-row>
          <table:table-cell table:style-name="Table167.A2" table:number-columns-spanned="2" office:value-type="string">
            <text:p text:style-name="P89">Notes:</text:p>
          </table:table-cell>
          <table:covered-table-cell/>
          <table:table-cell table:style-name="Table167.C2" office:value-type="string">
            <text:p text:style-name="P66"/>
          </table:table-cell>
        </table:table-row>
        <table:table-row>
          <table:table-cell table:style-name="Table167.A2" table:number-columns-spanned="2" office:value-type="string">
            <text:p text:style-name="P89">Toolbar Content:</text:p>
          </table:table-cell>
          <table:covered-table-cell/>
          <table:table-cell table:style-name="Table167.C2" office:value-type="string">
            <text:p text:style-name="P32">Exit Direction Left</text:p>
            <text:p text:style-name="P32">Exit Direction Top</text:p>
            <text:p text:style-name="P32">Exit Direction Right</text:p>
            <text:p text:style-name="P32">Exit Direction Bottom</text:p>
            <text:p text:style-name="P32">---------------<text:line-break/>Glue Point Relative</text:p>
            <text:p text:style-name="P32">--------------</text:p>
            <text:p text:style-name="P32">Glue Point Horizontal Left</text:p>
            <text:p text:style-name="P32">Glue Point Horizontal Centere</text:p>
            <text:p text:style-name="P32">Glue Point Horizontal Right</text:p>
            <text:p text:style-name="P32">--------------</text:p>
            <text:p text:style-name="P32">Glue Point Vertical Top<text:line-break/>Glue Point Vertical Center</text:p>
            <text:p text:style-name="P32">Glue Point Vertical Bottom</text:p>
          </table:table-cell>
        </table:table-row>
      </table:table>
      <text:h text:style-name="P47" text:outline-level="3">Options (Draw)</text:h>
      <table:table table:name="Table168" table:style-name="Table168">
        <table:table-column table:style-name="Table168.A"/>
        <table:table-column table:style-name="Table168.B"/>
        <table:table-column table:style-name="Table168.C"/>
        <table:table-row>
          <table:table-cell table:style-name="Table168.A1" office:value-type="string">
            <text:p text:style-name="WW-Table_20_Heading">Toolbar Name:</text:p>
          </table:table-cell>
          <table:table-cell table:style-name="Table168.A1" office:value-type="string">
            <text:p text:style-name="WW-Table_20_Heading">EN:</text:p>
          </table:table-cell>
          <table:table-cell table:style-name="Table168.C1" office:value-type="string">
            <text:p text:style-name="P23">Options</text:p>
          </table:table-cell>
        </table:table-row>
        <table:table-row>
          <table:table-cell table:style-name="Table168.A2" office:value-type="string">
            <text:p text:style-name="WW-Table_20_Contents"/>
          </table:table-cell>
          <table:table-cell table:style-name="Table168.A2" office:value-type="string">
            <text:p text:style-name="P89">GER:</text:p>
          </table:table-cell>
          <table:table-cell table:style-name="Table168.C2" office:value-type="string">
            <text:p text:style-name="P100">Optionen</text:p>
          </table:table-cell>
        </table:table-row>
        <table:table-row>
          <table:table-cell table:style-name="Table168.A2" table:number-columns-spanned="2" office:value-type="string">
            <text:p text:style-name="WW-Table_20_Heading">Toolbar File Name:</text:p>
          </table:table-cell>
          <table:covered-table-cell/>
          <table:table-cell table:style-name="Table168.C2" office:value-type="string">
            <text:p text:style-name="P100">optionsbar.xml</text:p>
          </table:table-cell>
        </table:table-row>
        <table:table-row>
          <table:table-cell table:style-name="Table168.A2" table:number-columns-spanned="2" office:value-type="string">
            <text:p text:style-name="P89">Appears in:</text:p>
          </table:table-cell>
          <table:covered-table-cell/>
          <table:table-cell table:style-name="Table168.C2" office:value-type="string">
            <text:p text:style-name="P99">Draw</text:p>
          </table:table-cell>
        </table:table-row>
        <table:table-row>
          <table:table-cell table:style-name="Table168.A2" table:number-columns-spanned="2" office:value-type="string">
            <text:p text:style-name="P89">Shall always be visible</text:p>
          </table:table-cell>
          <table:covered-table-cell/>
          <table:table-cell table:style-name="Table168.C2" office:value-type="string">
            <text:p text:style-name="P99">No</text:p>
          </table:table-cell>
        </table:table-row>
        <table:table-row>
          <table:table-cell table:style-name="Table168.A2" table:number-columns-spanned="2" office:value-type="string">
            <text:p text:style-name="P89">List in View/Toolbars:</text:p>
          </table:table-cell>
          <table:covered-table-cell/>
          <table:table-cell table:style-name="Table168.C2" office:value-type="string">
            <text:p text:style-name="P99">Yes</text:p>
          </table:table-cell>
        </table:table-row>
        <table:table-row>
          <table:table-cell table:style-name="Table168.A2" table:number-columns-spanned="2" office:value-type="string">
            <text:p text:style-name="P89">Visible after first start</text:p>
          </table:table-cell>
          <table:covered-table-cell/>
          <table:table-cell table:style-name="Table168.C2" office:value-type="string">
            <text:p text:style-name="P99">No</text:p>
          </table:table-cell>
        </table:table-row>
        <table:table-row>
          <table:table-cell table:style-name="Table168.A2" table:number-columns-spanned="2" office:value-type="string">
            <text:p text:style-name="P89">Sub-Toolbar of:</text:p>
          </table:table-cell>
          <table:covered-table-cell/>
          <table:table-cell table:style-name="Table168.C2" office:value-type="string">
            <text:p text:style-name="P70">N/A</text:p>
          </table:table-cell>
        </table:table-row>
        <table:table-row>
          <table:table-cell table:style-name="Table168.A2" table:number-columns-spanned="2" office:value-type="string">
            <text:p text:style-name="P89">Display Tb if context is given</text:p>
          </table:table-cell>
          <table:covered-table-cell/>
          <table:table-cell table:style-name="Table168.C2" office:value-type="string">
            <text:p text:style-name="P99">No</text:p>
          </table:table-cell>
        </table:table-row>
        <table:table-row>
          <table:table-cell table:style-name="Table168.A2" table:number-columns-spanned="2" office:value-type="string">
            <text:p text:style-name="P89">Close Operation</text:p>
          </table:table-cell>
          <table:covered-table-cell/>
          <table:table-cell table:style-name="Table168.C2" office:value-type="string">
            <text:p text:style-name="P107">Permanently</text:p>
          </table:table-cell>
        </table:table-row>
        <table:table-row>
          <table:table-cell table:style-name="Table168.A2" table:number-columns-spanned="2" office:value-type="string">
            <text:p text:style-name="P89">Default Docking State</text:p>
          </table:table-cell>
          <table:covered-table-cell/>
          <table:table-cell table:style-name="Table168.C2" office:value-type="string">
            <text:p text:style-name="P99">Floated</text:p>
          </table:table-cell>
        </table:table-row>
        <table:table-row>
          <table:table-cell table:style-name="Table168.A2" table:number-columns-spanned="2" office:value-type="string">
            <text:p text:style-name="P89">Default Position</text:p>
          </table:table-cell>
          <table:covered-table-cell/>
          <table:table-cell table:style-name="Table168.C2" office:value-type="string">
            <text:p text:style-name="P104">N/A</text:p>
          </table:table-cell>
        </table:table-row>
        <table:table-row>
          <table:table-cell table:style-name="Table168.A2" table:number-columns-spanned="2" office:value-type="string">
            <text:p text:style-name="P89">Default Style</text:p>
          </table:table-cell>
          <table:covered-table-cell/>
          <table:table-cell table:style-name="Table168.C2" office:value-type="string">
            <text:p text:style-name="P104">Icon</text:p>
          </table:table-cell>
        </table:table-row>
        <table:table-row>
          <table:table-cell table:style-name="Table168.A2" table:number-columns-spanned="2" office:value-type="string">
            <text:p text:style-name="P89">Name in OpenOffice 1.1</text:p>
          </table:table-cell>
          <table:covered-table-cell/>
          <table:table-cell table:style-name="Table168.C2" office:value-type="string">
            <text:p text:style-name="P66">Mode</text:p>
          </table:table-cell>
        </table:table-row>
        <table:table-row>
          <table:table-cell table:style-name="Table168.A2" table:number-columns-spanned="2" office:value-type="string">
            <text:p text:style-name="P89">Name in Microsoft Office 2003</text:p>
          </table:table-cell>
          <table:covered-table-cell/>
          <table:table-cell table:style-name="Table168.C2" office:value-type="string">
            <text:p text:style-name="P24">N/A</text:p>
          </table:table-cell>
        </table:table-row>
        <table:table-row>
          <table:table-cell table:style-name="Table168.A2" table:number-columns-spanned="2" office:value-type="string">
            <text:p text:style-name="P89">Notes:</text:p>
          </table:table-cell>
          <table:covered-table-cell/>
          <table:table-cell table:style-name="Table168.C2" office:value-type="string">
            <text:p text:style-name="P66"/>
          </table:table-cell>
        </table:table-row>
        <table:table-row>
          <table:table-cell table:style-name="Table168.A2" table:number-columns-spanned="2" office:value-type="string">
            <text:p text:style-name="P89">Toolbar Content:</text:p>
          </table:table-cell>
          <table:covered-table-cell/>
          <table:table-cell table:style-name="Table168.C2" office:value-type="string">
            <text:p text:style-name="P32">Rotation Mode after Clicking</text:p>
            <text:p text:style-name="P32">---------------</text:p>
            <text:p text:style-name="P32">Display Grid</text:p>
            <text:p text:style-name="P32">Display Guides</text:p>
            <text:p text:style-name="P32">Guides When Moving<text:line-break/>---------------</text:p>
            <text:p text:style-name="P32">Snap to Grid</text:p>
            <text:p text:style-name="P32">Snap to Guides<text:line-break/>Snap to Page Margins</text:p>
            <text:p text:style-name="P32">Snap to Object Border</text:p>
            <text:p text:style-name="P32">Snap to Object Points<text:line-break/>---------------</text:p>
            <text:p text:style-name="P32">Allow Quick Editing</text:p>
            <text:p text:style-name="P32">Selected Text Area Only</text:p>
            <text:p text:style-name="P32">Double-Click to edit Text</text:p>
            <text:p text:style-name="P32">---------------</text:p>
            <text:p text:style-name="P32">Simple Handles</text:p>
            <text:p text:style-name="P32">Large Handle</text:p>
            <text:p text:style-name="P32">Create Object with Attributes</text:p>
            <text:p text:style-name="P32">---------------</text:p>
            <text:p text:style-name="P32">Picture Placeholders</text:p>
            <text:p text:style-name="P32">Contour Mode</text:p>
            <text:p text:style-name="P32">Text Placeholders</text:p>
            <text:p text:style-name="P32">line Contour Only</text:p>
            <text:p text:style-name="P32">---------------</text:p>
            <text:p text:style-name="P32">Exit All Groups</text:p>
          </table:table-cell>
        </table:table-row>
      </table:table>
      <text:h text:style-name="P47" text:outline-level="3">Rectangles (Draw)</text:h>
      <table:table table:name="Table169" table:style-name="Table169">
        <table:table-column table:style-name="Table169.A"/>
        <table:table-column table:style-name="Table169.B"/>
        <table:table-column table:style-name="Table169.C"/>
        <table:table-row>
          <table:table-cell table:style-name="Table169.A1" office:value-type="string">
            <text:p text:style-name="WW-Table_20_Heading">Toolbar Name:</text:p>
          </table:table-cell>
          <table:table-cell table:style-name="Table169.A1" office:value-type="string">
            <text:p text:style-name="WW-Table_20_Heading">EN:</text:p>
          </table:table-cell>
          <table:table-cell table:style-name="Table169.C1" office:value-type="string">
            <text:p text:style-name="P23">Rectangles</text:p>
          </table:table-cell>
        </table:table-row>
        <table:table-row>
          <table:table-cell table:style-name="Table169.A2" office:value-type="string">
            <text:p text:style-name="WW-Table_20_Contents"/>
          </table:table-cell>
          <table:table-cell table:style-name="Table169.A2" office:value-type="string">
            <text:p text:style-name="P89">GER:</text:p>
          </table:table-cell>
          <table:table-cell table:style-name="Table169.C2" office:value-type="string">
            <text:p text:style-name="P100">Rechtecke</text:p>
          </table:table-cell>
        </table:table-row>
        <table:table-row>
          <table:table-cell table:style-name="Table169.A2" table:number-columns-spanned="2" office:value-type="string">
            <text:p text:style-name="WW-Table_20_Heading">Toolbar File Name:</text:p>
          </table:table-cell>
          <table:covered-table-cell/>
          <table:table-cell table:style-name="Table169.C2" office:value-type="string">
            <text:p text:style-name="P100">rectanglesbar.xml</text:p>
          </table:table-cell>
        </table:table-row>
        <table:table-row>
          <table:table-cell table:style-name="Table169.A2" table:number-columns-spanned="2" office:value-type="string">
            <text:p text:style-name="P89">Appears in:</text:p>
          </table:table-cell>
          <table:covered-table-cell/>
          <table:table-cell table:style-name="Table169.C2" office:value-type="string">
            <text:p text:style-name="P99">Draw</text:p>
          </table:table-cell>
        </table:table-row>
        <table:table-row>
          <table:table-cell table:style-name="Table169.A2" table:number-columns-spanned="2" office:value-type="string">
            <text:p text:style-name="P89">Shall always be visible</text:p>
          </table:table-cell>
          <table:covered-table-cell/>
          <table:table-cell table:style-name="Table169.C2" office:value-type="string">
            <text:p text:style-name="P99">No</text:p>
          </table:table-cell>
        </table:table-row>
        <table:table-row>
          <table:table-cell table:style-name="Table169.A2" table:number-columns-spanned="2" office:value-type="string">
            <text:p text:style-name="P89">List in View/Toolbars:</text:p>
          </table:table-cell>
          <table:covered-table-cell/>
          <table:table-cell table:style-name="Table169.C2" office:value-type="string">
            <text:p text:style-name="P99">No</text:p>
          </table:table-cell>
        </table:table-row>
        <table:table-row>
          <table:table-cell table:style-name="Table169.A2" table:number-columns-spanned="2" office:value-type="string">
            <text:p text:style-name="P89">Visible after first start</text:p>
          </table:table-cell>
          <table:covered-table-cell/>
          <table:table-cell table:style-name="Table169.C2" office:value-type="string">
            <text:p text:style-name="P99">No</text:p>
          </table:table-cell>
        </table:table-row>
        <table:table-row>
          <table:table-cell table:style-name="Table169.A2" table:number-columns-spanned="2" office:value-type="string">
            <text:p text:style-name="P89">Sub-Toolbar of:</text:p>
          </table:table-cell>
          <table:covered-table-cell/>
          <table:table-cell table:style-name="Table169.C2" office:value-type="string">
            <text:p text:style-name="P70">N/A</text:p>
          </table:table-cell>
        </table:table-row>
        <table:table-row>
          <table:table-cell table:style-name="Table169.A2" table:number-columns-spanned="2" office:value-type="string">
            <text:p text:style-name="P89">Display Tb if context is given</text:p>
          </table:table-cell>
          <table:covered-table-cell/>
          <table:table-cell table:style-name="Table169.C2" office:value-type="string">
            <text:p text:style-name="P99">No</text:p>
          </table:table-cell>
        </table:table-row>
        <table:table-row>
          <table:table-cell table:style-name="Table169.A2" table:number-columns-spanned="2" office:value-type="string">
            <text:p text:style-name="P89">Close Operation</text:p>
          </table:table-cell>
          <table:covered-table-cell/>
          <table:table-cell table:style-name="Table169.C2" office:value-type="string">
            <text:p text:style-name="P107">Permanently</text:p>
          </table:table-cell>
        </table:table-row>
        <table:table-row>
          <table:table-cell table:style-name="Table169.A2" table:number-columns-spanned="2" office:value-type="string">
            <text:p text:style-name="P89">Default Docking State</text:p>
          </table:table-cell>
          <table:covered-table-cell/>
          <table:table-cell table:style-name="Table169.C2" office:value-type="string">
            <text:p text:style-name="P99">Floated</text:p>
          </table:table-cell>
        </table:table-row>
        <table:table-row>
          <table:table-cell table:style-name="Table169.A2" table:number-columns-spanned="2" office:value-type="string">
            <text:p text:style-name="P89">Default Position</text:p>
          </table:table-cell>
          <table:covered-table-cell/>
          <table:table-cell table:style-name="Table169.C2" office:value-type="string">
            <text:p text:style-name="P104">N/A</text:p>
          </table:table-cell>
        </table:table-row>
        <table:table-row>
          <table:table-cell table:style-name="Table169.A2" table:number-columns-spanned="2" office:value-type="string">
            <text:p text:style-name="P89">Default Style</text:p>
          </table:table-cell>
          <table:covered-table-cell/>
          <table:table-cell table:style-name="Table169.C2" office:value-type="string">
            <text:p text:style-name="P104">Icon</text:p>
          </table:table-cell>
        </table:table-row>
        <table:table-row>
          <table:table-cell table:style-name="Table169.A2" table:number-columns-spanned="2" office:value-type="string">
            <text:p text:style-name="P89">Name in OpenOffice 1.1</text:p>
          </table:table-cell>
          <table:covered-table-cell/>
          <table:table-cell table:style-name="Table169.C2" office:value-type="string">
            <text:p text:style-name="P66">Mode</text:p>
          </table:table-cell>
        </table:table-row>
        <table:table-row>
          <table:table-cell table:style-name="Table169.A2" table:number-columns-spanned="2" office:value-type="string">
            <text:p text:style-name="P89">Name in Microsoft Office 2003</text:p>
          </table:table-cell>
          <table:covered-table-cell/>
          <table:table-cell table:style-name="Table169.C2" office:value-type="string">
            <text:p text:style-name="P24">N/A</text:p>
          </table:table-cell>
        </table:table-row>
        <table:table-row>
          <table:table-cell table:style-name="Table169.A2" table:number-columns-spanned="2" office:value-type="string">
            <text:p text:style-name="P89">Notes:</text:p>
          </table:table-cell>
          <table:covered-table-cell/>
          <table:table-cell table:style-name="Table169.C2" office:value-type="string">
            <text:p text:style-name="P66"/>
          </table:table-cell>
        </table:table-row>
        <table:table-row>
          <table:table-cell table:style-name="Table169.A2" table:number-columns-spanned="2" office:value-type="string">
            <text:p text:style-name="P89">Toolbar Content:</text:p>
          </table:table-cell>
          <table:covered-table-cell/>
          <table:table-cell table:style-name="Table169.C2" office:value-type="string">
            <text:p text:style-name="P32">Rectangle</text:p>
            <text:p text:style-name="P32">Square</text:p>
            <text:p text:style-name="P32">Rectangle, Rounded</text:p>
            <text:p text:style-name="P32">Rounded Square</text:p>
            <text:p text:style-name="P32">--------------</text:p>
            <text:p text:style-name="P32">Rectangle, Unfilled</text:p>
            <text:p text:style-name="P32">Square, Unfilled</text:p>
            <text:p text:style-name="P32">Rectangle Rounded, Unfilled</text:p>
            <text:p text:style-name="P32">Rounded Square, Unfilled</text:p>
          </table:table-cell>
        </table:table-row>
      </table:table>
      <text:h text:style-name="P47" text:outline-level="3">Full Screen</text:h>
      <table:table table:name="Table170" table:style-name="Table170">
        <table:table-column table:style-name="Table170.A"/>
        <table:table-column table:style-name="Table170.B"/>
        <table:table-column table:style-name="Table170.C"/>
        <table:table-row>
          <table:table-cell table:style-name="Table170.A1" office:value-type="string">
            <text:p text:style-name="WW-Table_20_Heading">Toolbar Name:</text:p>
          </table:table-cell>
          <table:table-cell table:style-name="Table170.A1" office:value-type="string">
            <text:p text:style-name="WW-Table_20_Heading">EN:</text:p>
          </table:table-cell>
          <table:table-cell table:style-name="Table170.C1" office:value-type="string">
            <text:p text:style-name="P65">Full Screen</text:p>
          </table:table-cell>
        </table:table-row>
        <table:table-row>
          <table:table-cell table:style-name="Table170.A2" office:value-type="string">
            <text:p text:style-name="WW-Table_20_Contents"/>
          </table:table-cell>
          <table:table-cell table:style-name="Table170.A2" office:value-type="string">
            <text:p text:style-name="P89">GER:</text:p>
          </table:table-cell>
          <table:table-cell table:style-name="Table170.C2" office:value-type="string">
            <text:p text:style-name="P133">Ganzer Bildschirm</text:p>
          </table:table-cell>
        </table:table-row>
        <table:table-row>
          <table:table-cell table:style-name="Table170.A2" table:number-columns-spanned="2" office:value-type="string">
            <text:p text:style-name="WW-Table_20_Heading">Toolbar File Name:</text:p>
          </table:table-cell>
          <table:covered-table-cell/>
          <table:table-cell table:style-name="Table170.C2" office:value-type="string">
            <text:p text:style-name="P133">Fullscreenbar.xml</text:p>
          </table:table-cell>
        </table:table-row>
        <table:table-row>
          <table:table-cell table:style-name="Table170.A2" table:number-columns-spanned="2" office:value-type="string">
            <text:p text:style-name="P89">Appears in:</text:p>
          </table:table-cell>
          <table:covered-table-cell/>
          <table:table-cell table:style-name="Table170.C2" office:value-type="string">
            <text:p text:style-name="P99">Draw</text:p>
          </table:table-cell>
        </table:table-row>
        <table:table-row>
          <table:table-cell table:style-name="Table170.A2" table:number-columns-spanned="2" office:value-type="string">
            <text:p text:style-name="P89">Shall always be visible</text:p>
          </table:table-cell>
          <table:covered-table-cell/>
          <table:table-cell table:style-name="Table170.C2" office:value-type="string">
            <text:p text:style-name="P99">NO</text:p>
          </table:table-cell>
        </table:table-row>
        <table:table-row>
          <table:table-cell table:style-name="Table170.A2" table:number-columns-spanned="2" office:value-type="string">
            <text:p text:style-name="P89">List in View/Toolbars:</text:p>
          </table:table-cell>
          <table:covered-table-cell/>
          <table:table-cell table:style-name="Table170.C2" office:value-type="string">
            <text:p text:style-name="P99">No</text:p>
          </table:table-cell>
        </table:table-row>
        <table:table-row>
          <table:table-cell table:style-name="Table170.A2" table:number-columns-spanned="2" office:value-type="string">
            <text:p text:style-name="P89">Visible after first start</text:p>
          </table:table-cell>
          <table:covered-table-cell/>
          <table:table-cell table:style-name="Table170.C2" office:value-type="string">
            <text:p text:style-name="P99">No</text:p>
          </table:table-cell>
        </table:table-row>
        <table:table-row>
          <table:table-cell table:style-name="Table170.A2" table:number-columns-spanned="2" office:value-type="string">
            <text:p text:style-name="P89">Sub-Toolbar of:</text:p>
          </table:table-cell>
          <table:covered-table-cell/>
          <table:table-cell table:style-name="Table170.C2" office:value-type="string">
            <text:p text:style-name="P99">None</text:p>
          </table:table-cell>
        </table:table-row>
        <table:table-row>
          <table:table-cell table:style-name="Table170.A2" table:number-columns-spanned="2" office:value-type="string">
            <text:p text:style-name="P89">Display Tb if context is given</text:p>
          </table:table-cell>
          <table:covered-table-cell/>
          <table:table-cell table:style-name="Table170.C2" office:value-type="string">
            <text:p text:style-name="P99">Yes</text:p>
          </table:table-cell>
        </table:table-row>
        <table:table-row>
          <table:table-cell table:style-name="Table170.A2" table:number-columns-spanned="2" office:value-type="string">
            <text:p text:style-name="P89">Close Operation</text:p>
          </table:table-cell>
          <table:covered-table-cell/>
          <table:table-cell table:style-name="Table170.C2" office:value-type="string">
            <text:p text:style-name="P107">N/A, has no closer</text:p>
          </table:table-cell>
        </table:table-row>
        <table:table-row>
          <table:table-cell table:style-name="Table170.A2" table:number-columns-spanned="2" office:value-type="string">
            <text:p text:style-name="P89">Default Docking State</text:p>
          </table:table-cell>
          <table:covered-table-cell/>
          <table:table-cell table:style-name="Table170.C2" office:value-type="string">
            <text:p text:style-name="P104">Floated</text:p>
          </table:table-cell>
        </table:table-row>
        <table:table-row>
          <table:table-cell table:style-name="Table170.A2" table:number-columns-spanned="2" office:value-type="string">
            <text:p text:style-name="P89">Default Position</text:p>
          </table:table-cell>
          <table:covered-table-cell/>
          <table:table-cell table:style-name="Table170.C2" office:value-type="string">
            <text:p text:style-name="P104">N/A</text:p>
          </table:table-cell>
        </table:table-row>
        <table:table-row>
          <table:table-cell table:style-name="Table170.A2" table:number-columns-spanned="2" office:value-type="string">
            <text:p text:style-name="P89">Default Style</text:p>
          </table:table-cell>
          <table:covered-table-cell/>
          <table:table-cell table:style-name="Table170.C2" office:value-type="string">
            <text:p text:style-name="P104">Icon</text:p>
          </table:table-cell>
        </table:table-row>
        <table:table-row>
          <table:table-cell table:style-name="Table170.A2" table:number-columns-spanned="2" office:value-type="string">
            <text:p text:style-name="P89">Name in OpenOffice 1.1</text:p>
          </table:table-cell>
          <table:covered-table-cell/>
          <table:table-cell table:style-name="Table170.C2" office:value-type="string">
            <text:p text:style-name="P66">N/A</text:p>
          </table:table-cell>
        </table:table-row>
        <table:table-row>
          <table:table-cell table:style-name="Table170.A2" table:number-columns-spanned="2" office:value-type="string">
            <text:p text:style-name="P89">Name in Microsoft Office 2003</text:p>
          </table:table-cell>
          <table:covered-table-cell/>
          <table:table-cell table:style-name="Table170.C2" office:value-type="string">
            <text:p text:style-name="P66">N/A</text:p>
          </table:table-cell>
        </table:table-row>
        <table:table-row>
          <table:table-cell table:style-name="Table170.A2" table:number-columns-spanned="2" office:value-type="string">
            <text:p text:style-name="P89">Notes:</text:p>
          </table:table-cell>
          <table:covered-table-cell/>
          <table:table-cell table:style-name="Table170.C2" office:value-type="string">
            <text:p text:style-name="P71"/>
          </table:table-cell>
        </table:table-row>
        <table:table-row>
          <table:table-cell table:style-name="Table170.A2" table:number-columns-spanned="2" office:value-type="string">
            <text:p text:style-name="P89">Toolbar Content</text:p>
          </table:table-cell>
          <table:covered-table-cell/>
          <table:table-cell table:style-name="Table170.C2" office:value-type="string">
            <text:p text:style-name="P55">Full Screen</text:p>
          </table:table-cell>
        </table:table-row>
      </table:table>
      <text:h text:style-name="P47" text:outline-level="3">Standard (Viewing Mode) (Draw)</text:h>
      <table:table table:name="Table172" table:style-name="Table172">
        <table:table-column table:style-name="Table172.A"/>
        <table:table-column table:style-name="Table172.B"/>
        <table:table-column table:style-name="Table172.C"/>
        <table:table-row>
          <table:table-cell table:style-name="Table172.A1" office:value-type="string">
            <text:p text:style-name="WW-Table_20_Heading">Toolbar Name:</text:p>
          </table:table-cell>
          <table:table-cell table:style-name="Table172.A1" office:value-type="string">
            <text:p text:style-name="WW-Table_20_Heading">EN:</text:p>
          </table:table-cell>
          <table:table-cell table:style-name="Table172.C1" office:value-type="string">
            <text:p text:style-name="P23">Standard (Viewing Mode)</text:p>
          </table:table-cell>
        </table:table-row>
        <table:table-row>
          <table:table-cell table:style-name="Table172.A2" office:value-type="string">
            <text:p text:style-name="WW-Table_20_Contents"/>
          </table:table-cell>
          <table:table-cell table:style-name="Table172.A2" office:value-type="string">
            <text:p text:style-name="P89">GER:</text:p>
          </table:table-cell>
          <table:table-cell table:style-name="Table172.C2" office:value-type="string">
            <text:p text:style-name="P100">Standard (Lesemodus)</text:p>
          </table:table-cell>
        </table:table-row>
        <table:table-row>
          <table:table-cell table:style-name="Table172.A2" table:number-columns-spanned="2" office:value-type="string">
            <text:p text:style-name="WW-Table_20_Heading">Toolbar File Name:</text:p>
          </table:table-cell>
          <table:covered-table-cell/>
          <table:table-cell table:style-name="Table172.C2" office:value-type="string">
            <text:p text:style-name="P100">Viewerbar.xml</text:p>
          </table:table-cell>
        </table:table-row>
        <table:table-row>
          <table:table-cell table:style-name="Table172.A2" table:number-columns-spanned="2" office:value-type="string">
            <text:p text:style-name="P89">Appears in:</text:p>
          </table:table-cell>
          <table:covered-table-cell/>
          <table:table-cell table:style-name="Table172.C2" office:value-type="string">
            <text:p text:style-name="P99">Draw</text:p>
          </table:table-cell>
        </table:table-row>
        <table:table-row>
          <table:table-cell table:style-name="Table172.A2" table:number-columns-spanned="2" office:value-type="string">
            <text:p text:style-name="P89">Shall always be visible</text:p>
          </table:table-cell>
          <table:covered-table-cell/>
          <table:table-cell table:style-name="Table172.C2" office:value-type="string">
            <text:p text:style-name="P99">No</text:p>
          </table:table-cell>
        </table:table-row>
        <table:table-row>
          <table:table-cell table:style-name="Table172.A2" table:number-columns-spanned="2" office:value-type="string">
            <text:p text:style-name="P89">List in View/Toolbars:</text:p>
          </table:table-cell>
          <table:covered-table-cell/>
          <table:table-cell table:style-name="Table172.C2" office:value-type="string">
            <text:p text:style-name="P99">No</text:p>
          </table:table-cell>
        </table:table-row>
        <table:table-row>
          <table:table-cell table:style-name="Table172.A2" table:number-columns-spanned="2" office:value-type="string">
            <text:p text:style-name="P89">Visible after first start</text:p>
          </table:table-cell>
          <table:covered-table-cell/>
          <table:table-cell table:style-name="Table172.C2" office:value-type="string">
            <text:p text:style-name="P99">No</text:p>
          </table:table-cell>
        </table:table-row>
        <table:table-row>
          <table:table-cell table:style-name="Table172.A2" table:number-columns-spanned="2" office:value-type="string">
            <text:p text:style-name="P89">Sub-Toolbar of:</text:p>
          </table:table-cell>
          <table:covered-table-cell/>
          <table:table-cell table:style-name="Table172.C2" office:value-type="string">
            <text:p text:style-name="P70">None</text:p>
          </table:table-cell>
        </table:table-row>
        <table:table-row>
          <table:table-cell table:style-name="Table172.A2" table:number-columns-spanned="2" office:value-type="string">
            <text:p text:style-name="P89">Display Tb if context is given</text:p>
          </table:table-cell>
          <table:covered-table-cell/>
          <table:table-cell table:style-name="Table172.C2" office:value-type="string">
            <text:p text:style-name="P99">Yes</text:p>
          </table:table-cell>
        </table:table-row>
        <table:table-row>
          <table:table-cell table:style-name="Table172.A2" table:number-columns-spanned="2" office:value-type="string">
            <text:p text:style-name="P89">Close Operation</text:p>
          </table:table-cell>
          <table:covered-table-cell/>
          <table:table-cell table:style-name="Table172.C2" office:value-type="string">
            <text:p text:style-name="P107">No, has no closer</text:p>
          </table:table-cell>
        </table:table-row>
        <table:table-row>
          <table:table-cell table:style-name="Table172.A2" table:number-columns-spanned="2" office:value-type="string">
            <text:p text:style-name="P89">Default Docking State</text:p>
          </table:table-cell>
          <table:covered-table-cell/>
          <table:table-cell table:style-name="Table172.C2" office:value-type="string">
            <text:p text:style-name="P99">Docked</text:p>
          </table:table-cell>
        </table:table-row>
        <table:table-row>
          <table:table-cell table:style-name="Table172.A2" table:number-columns-spanned="2" office:value-type="string">
            <text:p text:style-name="P89">Default Position</text:p>
          </table:table-cell>
          <table:covered-table-cell/>
          <table:table-cell table:style-name="Table172.C2" office:value-type="string">
            <text:p text:style-name="P104">Top</text:p>
          </table:table-cell>
        </table:table-row>
        <table:table-row>
          <table:table-cell table:style-name="Table172.A2" table:number-columns-spanned="2" office:value-type="string">
            <text:p text:style-name="P89">Default Style</text:p>
          </table:table-cell>
          <table:covered-table-cell/>
          <table:table-cell table:style-name="Table172.C2" office:value-type="string">
            <text:p text:style-name="P104">Icon</text:p>
          </table:table-cell>
        </table:table-row>
        <table:table-row>
          <table:table-cell table:style-name="Table172.A2" table:number-columns-spanned="2" office:value-type="string">
            <text:p text:style-name="P89">Name in OpenOffice 1.1</text:p>
          </table:table-cell>
          <table:covered-table-cell/>
          <table:table-cell table:style-name="Table172.C2" office:value-type="string">
            <text:p text:style-name="P23">Standard (Viewing Mode)</text:p>
          </table:table-cell>
        </table:table-row>
        <table:table-row>
          <table:table-cell table:style-name="Table172.A2" table:number-columns-spanned="2" office:value-type="string">
            <text:p text:style-name="P89">Name in Microsoft Office 2003</text:p>
          </table:table-cell>
          <table:covered-table-cell/>
          <table:table-cell table:style-name="Table172.C2" office:value-type="string">
            <text:p text:style-name="P24">N/A</text:p>
          </table:table-cell>
        </table:table-row>
        <table:table-row>
          <table:table-cell table:style-name="Table172.A2" table:number-columns-spanned="2" office:value-type="string">
            <text:p text:style-name="P89">Notes:</text:p>
          </table:table-cell>
          <table:covered-table-cell/>
          <table:table-cell table:style-name="Table172.C2" office:value-type="string">
            <text:p text:style-name="P66"/>
          </table:table-cell>
        </table:table-row>
        <table:table-row>
          <table:table-cell table:style-name="Table172.A2" table:number-columns-spanned="2" office:value-type="string">
            <text:p text:style-name="P89">Toolbar Content:</text:p>
          </table:table-cell>
          <table:covered-table-cell/>
          <table:table-cell table:style-name="Table172.C2" office:value-type="string">
            <text:p text:style-name="P32">Save As...</text:p>
            <text:p text:style-name="P32">-------------<text:line-break/>Edit File<text:line-break/>Document As E-Mail<text:line-break/>-------------<text:line-break/>Export Directly as PDF</text:p>
            <text:p text:style-name="P32">Print File Directly<text:line-break/>-------------</text:p>
            <text:p text:style-name="P32">Copy<text:line-break/>-------------<text:line-break/>Find &amp; Replace<text:line-break/>Navigator<text:line-break/>-----------</text:p>
            <text:p text:style-name="P32">Zoom...</text:p>
          </table:table-cell>
        </table:table-row>
      </table:table>
      <text:h text:style-name="P46" text:outline-level="2">OpenOffice.org Math</text:h>
      <text:h text:style-name="P47" text:outline-level="3">Standard (Math)</text:h>
      <table:table table:name="Table173" table:style-name="Table173">
        <table:table-column table:style-name="Table173.A"/>
        <table:table-column table:style-name="Table173.B"/>
        <table:table-column table:style-name="Table173.C"/>
        <table:table-row>
          <table:table-cell table:style-name="Table173.A1" office:value-type="string">
            <text:p text:style-name="WW-Table_20_Heading">Toolbar Name:</text:p>
          </table:table-cell>
          <table:table-cell table:style-name="Table173.A1" office:value-type="string">
            <text:p text:style-name="WW-Table_20_Heading">EN:</text:p>
          </table:table-cell>
          <table:table-cell table:style-name="Table173.C1" office:value-type="string">
            <text:p text:style-name="P65">Standard</text:p>
          </table:table-cell>
        </table:table-row>
        <table:table-row>
          <table:table-cell table:style-name="Table173.A2" office:value-type="string">
            <text:p text:style-name="WW-Table_20_Contents"/>
          </table:table-cell>
          <table:table-cell table:style-name="Table173.A2" office:value-type="string">
            <text:p text:style-name="P89">GER:</text:p>
          </table:table-cell>
          <table:table-cell table:style-name="Table173.C2" office:value-type="string">
            <text:p text:style-name="P100">Standard</text:p>
          </table:table-cell>
        </table:table-row>
        <table:table-row>
          <table:table-cell table:style-name="Table173.A2" table:number-columns-spanned="2" office:value-type="string">
            <text:p text:style-name="WW-Table_20_Heading">Toolbar File Name:</text:p>
          </table:table-cell>
          <table:covered-table-cell/>
          <table:table-cell table:style-name="Table173.C2" office:value-type="string">
            <text:p text:style-name="P100">Standardbar.xml</text:p>
          </table:table-cell>
        </table:table-row>
        <table:table-row>
          <table:table-cell table:style-name="Table173.A2" table:number-columns-spanned="2" office:value-type="string">
            <text:p text:style-name="P89">Appears in:</text:p>
          </table:table-cell>
          <table:covered-table-cell/>
          <table:table-cell table:style-name="Table173.C2" office:value-type="string">
            <text:p text:style-name="P99">Math</text:p>
          </table:table-cell>
        </table:table-row>
        <table:table-row>
          <table:table-cell table:style-name="Table173.A2" table:number-columns-spanned="2" office:value-type="string">
            <text:p text:style-name="P89">Shall always be visible</text:p>
          </table:table-cell>
          <table:covered-table-cell/>
          <table:table-cell table:style-name="Table173.C2" office:value-type="string">
            <text:p text:style-name="P99">Yes</text:p>
          </table:table-cell>
        </table:table-row>
        <table:table-row>
          <table:table-cell table:style-name="Table173.A2" table:number-columns-spanned="2" office:value-type="string">
            <text:p text:style-name="P89">List in View/Toolbars:</text:p>
          </table:table-cell>
          <table:covered-table-cell/>
          <table:table-cell table:style-name="Table173.C2" office:value-type="string">
            <text:p text:style-name="P99">Yes</text:p>
          </table:table-cell>
        </table:table-row>
        <table:table-row>
          <table:table-cell table:style-name="Table173.A2" table:number-columns-spanned="2" office:value-type="string">
            <text:p text:style-name="P89">Visible after first start</text:p>
          </table:table-cell>
          <table:covered-table-cell/>
          <table:table-cell table:style-name="Table173.C2" office:value-type="string">
            <text:p text:style-name="P99">Yes</text:p>
          </table:table-cell>
        </table:table-row>
        <table:table-row>
          <table:table-cell table:style-name="Table173.A2" table:number-columns-spanned="2" office:value-type="string">
            <text:p text:style-name="P89">Sub-Toolbar of:</text:p>
          </table:table-cell>
          <table:covered-table-cell/>
          <table:table-cell table:style-name="Table173.C2" office:value-type="string">
            <text:p text:style-name="P99">N/A</text:p>
          </table:table-cell>
        </table:table-row>
        <table:table-row>
          <table:table-cell table:style-name="Table173.A2" table:number-columns-spanned="2" office:value-type="string">
            <text:p text:style-name="P89">Display Tb if context is given</text:p>
          </table:table-cell>
          <table:covered-table-cell/>
          <table:table-cell table:style-name="Table173.C2" office:value-type="string">
            <text:p text:style-name="P99">No</text:p>
          </table:table-cell>
        </table:table-row>
        <table:table-row>
          <table:table-cell table:style-name="Table173.A2" table:number-columns-spanned="2" office:value-type="string">
            <text:p text:style-name="P89">Close Operation</text:p>
          </table:table-cell>
          <table:covered-table-cell/>
          <table:table-cell table:style-name="Table173.C2" office:value-type="string">
            <text:p text:style-name="P107">Permanently</text:p>
          </table:table-cell>
        </table:table-row>
        <table:table-row>
          <table:table-cell table:style-name="Table173.A2" table:number-columns-spanned="2" office:value-type="string">
            <text:p text:style-name="P89">Default Docking State</text:p>
          </table:table-cell>
          <table:covered-table-cell/>
          <table:table-cell table:style-name="Table173.C2" office:value-type="string">
            <text:p text:style-name="P104">Docked</text:p>
          </table:table-cell>
        </table:table-row>
        <table:table-row>
          <table:table-cell table:style-name="Table173.A2" table:number-columns-spanned="2" office:value-type="string">
            <text:p text:style-name="P89">Default Position</text:p>
          </table:table-cell>
          <table:covered-table-cell/>
          <table:table-cell table:style-name="Table173.C2" office:value-type="string">
            <text:p text:style-name="P104">Top</text:p>
          </table:table-cell>
        </table:table-row>
        <table:table-row>
          <table:table-cell table:style-name="Table173.A2" table:number-columns-spanned="2" office:value-type="string">
            <text:p text:style-name="P89">Default Style</text:p>
          </table:table-cell>
          <table:covered-table-cell/>
          <table:table-cell table:style-name="Table173.C2" office:value-type="string">
            <text:p text:style-name="P104">Icon</text:p>
          </table:table-cell>
        </table:table-row>
        <table:table-row>
          <table:table-cell table:style-name="Table173.A2" table:number-columns-spanned="2" office:value-type="string">
            <text:p text:style-name="P89">Name in OpenOffice 1.1</text:p>
          </table:table-cell>
          <table:covered-table-cell/>
          <table:table-cell table:style-name="Table173.C2" office:value-type="string">
            <text:p text:style-name="P66">Function Bar</text:p>
          </table:table-cell>
        </table:table-row>
        <table:table-row>
          <table:table-cell table:style-name="Table173.A2" table:number-columns-spanned="2" office:value-type="string">
            <text:p text:style-name="P89">Name in Microsoft Office 2003</text:p>
          </table:table-cell>
          <table:covered-table-cell/>
          <table:table-cell table:style-name="Table173.C2" office:value-type="string">
            <text:p text:style-name="P66">N/A</text:p>
          </table:table-cell>
        </table:table-row>
        <table:table-row>
          <table:table-cell table:style-name="Table173.A2" table:number-columns-spanned="2" office:value-type="string">
            <text:p text:style-name="P89">Notes:</text:p>
          </table:table-cell>
          <table:covered-table-cell/>
          <table:table-cell table:style-name="Table173.C2" office:value-type="string">
            <text:p text:style-name="P66"/>
          </table:table-cell>
        </table:table-row>
        <table:table-row>
          <table:table-cell table:style-name="Table173.A2" table:number-columns-spanned="2" office:value-type="string">
            <text:p text:style-name="P89">Toolbar Content</text:p>
          </table:table-cell>
          <table:covered-table-cell/>
          <table:table-cell table:style-name="Table173.C2" office:value-type="string">
            <text:p text:style-name="P12">Load URL [hidden by default]<text:line-break/>New<text:line-break/>Open...<text:line-break/>Save<text:line-break/>Save As.. [hidden by default]<text:line-break/>Document as E-Mail<text:line-break/>------------</text:p>
            <text:p text:style-name="P12">Export Directly as PDF<text:line-break/>Print File Directly<text:line-break/>Send Default Fax [hidden by default]<text:line-break/>---------------<text:line-break/>Undo<text:line-break/>Redo<text:line-break/>---------------<text:line-break/>OpenOffice.org Help<text:line-break/>Extended Help</text:p>
          </table:table-cell>
        </table:table-row>
      </table:table>
      <text:h text:style-name="P47" text:outline-level="3">Tools (Math)</text:h>
      <table:table table:name="Table174" table:style-name="Table174">
        <table:table-column table:style-name="Table174.A"/>
        <table:table-column table:style-name="Table174.B"/>
        <table:table-column table:style-name="Table174.C"/>
        <table:table-row>
          <table:table-cell table:style-name="Table174.A1" office:value-type="string">
            <text:p text:style-name="WW-Table_20_Heading">Toolbar Name:</text:p>
          </table:table-cell>
          <table:table-cell table:style-name="Table174.A1" office:value-type="string">
            <text:p text:style-name="WW-Table_20_Heading">EN:</text:p>
          </table:table-cell>
          <table:table-cell table:style-name="Table174.C1" office:value-type="string">
            <text:p text:style-name="P65">Tools</text:p>
          </table:table-cell>
        </table:table-row>
        <table:table-row>
          <table:table-cell table:style-name="Table174.A2" office:value-type="string">
            <text:p text:style-name="WW-Table_20_Contents"/>
          </table:table-cell>
          <table:table-cell table:style-name="Table174.A2" office:value-type="string">
            <text:p text:style-name="P89">GER:</text:p>
          </table:table-cell>
          <table:table-cell table:style-name="Table174.C2" office:value-type="string">
            <text:p text:style-name="P100">Werkzeuge</text:p>
          </table:table-cell>
        </table:table-row>
        <table:table-row>
          <table:table-cell table:style-name="Table174.A2" table:number-columns-spanned="2" office:value-type="string">
            <text:p text:style-name="WW-Table_20_Heading">Toolbar File Name:</text:p>
          </table:table-cell>
          <table:covered-table-cell/>
          <table:table-cell table:style-name="Table174.C2" office:value-type="string">
            <text:p text:style-name="P100">Toolbar.xml</text:p>
          </table:table-cell>
        </table:table-row>
        <table:table-row>
          <table:table-cell table:style-name="Table174.A2" table:number-columns-spanned="2" office:value-type="string">
            <text:p text:style-name="P89">Appears in:</text:p>
          </table:table-cell>
          <table:covered-table-cell/>
          <table:table-cell table:style-name="Table174.C2" office:value-type="string">
            <text:p text:style-name="P99">Math</text:p>
          </table:table-cell>
        </table:table-row>
        <table:table-row>
          <table:table-cell table:style-name="Table174.A2" table:number-columns-spanned="2" office:value-type="string">
            <text:p text:style-name="P89">Shall always be visible</text:p>
          </table:table-cell>
          <table:covered-table-cell/>
          <table:table-cell table:style-name="Table174.C2" office:value-type="string">
            <text:p text:style-name="P99">Yes</text:p>
          </table:table-cell>
        </table:table-row>
        <table:table-row>
          <table:table-cell table:style-name="Table174.A2" table:number-columns-spanned="2" office:value-type="string">
            <text:p text:style-name="P89">List in View/Toolbars:</text:p>
          </table:table-cell>
          <table:covered-table-cell/>
          <table:table-cell table:style-name="Table174.C2" office:value-type="string">
            <text:p text:style-name="P99">No</text:p>
          </table:table-cell>
        </table:table-row>
        <table:table-row>
          <table:table-cell table:style-name="Table174.A2" table:number-columns-spanned="2" office:value-type="string">
            <text:p text:style-name="P89">Visible after first start</text:p>
          </table:table-cell>
          <table:covered-table-cell/>
          <table:table-cell table:style-name="Table174.C2" office:value-type="string">
            <text:p text:style-name="P99">No</text:p>
          </table:table-cell>
        </table:table-row>
        <table:table-row>
          <table:table-cell table:style-name="Table174.A2" table:number-columns-spanned="2" office:value-type="string">
            <text:p text:style-name="P89">Sub-Toolbar of:</text:p>
          </table:table-cell>
          <table:covered-table-cell/>
          <table:table-cell table:style-name="Table174.C2" office:value-type="string">
            <text:p text:style-name="P99">N/A</text:p>
          </table:table-cell>
        </table:table-row>
        <table:table-row>
          <table:table-cell table:style-name="Table174.A2" table:number-columns-spanned="2" office:value-type="string">
            <text:p text:style-name="P89">Display Tb if context is given</text:p>
          </table:table-cell>
          <table:covered-table-cell/>
          <table:table-cell table:style-name="Table174.C2" office:value-type="string">
            <text:p text:style-name="P99">No</text:p>
          </table:table-cell>
        </table:table-row>
        <table:table-row>
          <table:table-cell table:style-name="Table174.A2" table:number-columns-spanned="2" office:value-type="string">
            <text:p text:style-name="P89">Close Operation</text:p>
          </table:table-cell>
          <table:covered-table-cell/>
          <table:table-cell table:style-name="Table174.C2" office:value-type="string">
            <text:p text:style-name="P107">Permanently</text:p>
          </table:table-cell>
        </table:table-row>
        <table:table-row>
          <table:table-cell table:style-name="Table174.A2" table:number-columns-spanned="2" office:value-type="string">
            <text:p text:style-name="P89">Default Docking State</text:p>
          </table:table-cell>
          <table:covered-table-cell/>
          <table:table-cell table:style-name="Table174.C2" office:value-type="string">
            <text:p text:style-name="P104">Floated</text:p>
          </table:table-cell>
        </table:table-row>
        <table:table-row>
          <table:table-cell table:style-name="Table174.A2" table:number-columns-spanned="2" office:value-type="string">
            <text:p text:style-name="P89">Default Position</text:p>
          </table:table-cell>
          <table:covered-table-cell/>
          <table:table-cell table:style-name="Table174.C2" office:value-type="string">
            <text:p text:style-name="P104">N/A</text:p>
          </table:table-cell>
        </table:table-row>
        <table:table-row>
          <table:table-cell table:style-name="Table174.A2" table:number-columns-spanned="2" office:value-type="string">
            <text:p text:style-name="P89">Default Style</text:p>
          </table:table-cell>
          <table:covered-table-cell/>
          <table:table-cell table:style-name="Table174.C2" office:value-type="string">
            <text:p text:style-name="P104">Icon</text:p>
          </table:table-cell>
        </table:table-row>
        <table:table-row>
          <table:table-cell table:style-name="Table174.A2" table:number-columns-spanned="2" office:value-type="string">
            <text:p text:style-name="P89">Name in OpenOffice 1.1</text:p>
          </table:table-cell>
          <table:covered-table-cell/>
          <table:table-cell table:style-name="Table174.C2" office:value-type="string">
            <text:p text:style-name="P66">N/A</text:p>
          </table:table-cell>
        </table:table-row>
        <table:table-row>
          <table:table-cell table:style-name="Table174.A2" table:number-columns-spanned="2" office:value-type="string">
            <text:p text:style-name="P89">Name in Microsoft Office 2003</text:p>
          </table:table-cell>
          <table:covered-table-cell/>
          <table:table-cell table:style-name="Table174.C2" office:value-type="string">
            <text:p text:style-name="P66">Full Screen</text:p>
          </table:table-cell>
        </table:table-row>
        <table:table-row>
          <table:table-cell table:style-name="Table174.A2" table:number-columns-spanned="2" office:value-type="string">
            <text:p text:style-name="P89">Notes:</text:p>
          </table:table-cell>
          <table:covered-table-cell/>
          <table:table-cell table:style-name="Table174.C2" office:value-type="string">
            <text:p text:style-name="P66"/>
          </table:table-cell>
        </table:table-row>
        <table:table-row>
          <table:table-cell table:style-name="Table174.A2" table:number-columns-spanned="2" office:value-type="string">
            <text:p text:style-name="P89">Toolbar Content</text:p>
          </table:table-cell>
          <table:covered-table-cell/>
          <table:table-cell table:style-name="Table174.C2" office:value-type="string">
            <text:p text:style-name="P12">Zoom In</text:p>
            <text:p text:style-name="P12">Zoom Out</text:p>
            <text:p text:style-name="P12">Zoom 100</text:p>
            <text:p text:style-name="P12">Show All<text:line-break/>-------------<text:line-break/>Update<text:line-break/>Formula Cursor<text:line-break/>Catalog</text:p>
          </table:table-cell>
        </table:table-row>
      </table:table>
      <text:h text:style-name="P47" text:outline-level="3">Full Screen (Math)</text:h>
      <table:table table:name="Table175" table:style-name="Table175">
        <table:table-column table:style-name="Table175.A"/>
        <table:table-column table:style-name="Table175.B"/>
        <table:table-column table:style-name="Table175.C"/>
        <table:table-row>
          <table:table-cell table:style-name="Table175.A1" office:value-type="string">
            <text:p text:style-name="WW-Table_20_Heading">Toolbar Name:</text:p>
          </table:table-cell>
          <table:table-cell table:style-name="Table175.A1" office:value-type="string">
            <text:p text:style-name="WW-Table_20_Heading">EN:</text:p>
          </table:table-cell>
          <table:table-cell table:style-name="Table175.C1" office:value-type="string">
            <text:p text:style-name="P65">Full Screen</text:p>
          </table:table-cell>
        </table:table-row>
        <table:table-row>
          <table:table-cell table:style-name="Table175.A2" office:value-type="string">
            <text:p text:style-name="WW-Table_20_Contents"/>
          </table:table-cell>
          <table:table-cell table:style-name="Table175.A2" office:value-type="string">
            <text:p text:style-name="P89">GER:</text:p>
          </table:table-cell>
          <table:table-cell table:style-name="Table175.C2" office:value-type="string">
            <text:p text:style-name="P100">Ganzer Bildschirm</text:p>
          </table:table-cell>
        </table:table-row>
        <table:table-row>
          <table:table-cell table:style-name="Table175.A2" table:number-columns-spanned="2" office:value-type="string">
            <text:p text:style-name="WW-Table_20_Heading">Toolbar File Name:</text:p>
          </table:table-cell>
          <table:covered-table-cell/>
          <table:table-cell table:style-name="Table175.C2" office:value-type="string">
            <text:p text:style-name="P100">Fullscreenbar.xml</text:p>
          </table:table-cell>
        </table:table-row>
        <table:table-row>
          <table:table-cell table:style-name="Table175.A2" table:number-columns-spanned="2" office:value-type="string">
            <text:p text:style-name="P89">Appears in:</text:p>
          </table:table-cell>
          <table:covered-table-cell/>
          <table:table-cell table:style-name="Table175.C2" office:value-type="string">
            <text:p text:style-name="P99">Math</text:p>
          </table:table-cell>
        </table:table-row>
        <table:table-row>
          <table:table-cell table:style-name="Table175.A2" table:number-columns-spanned="2" office:value-type="string">
            <text:p text:style-name="P89">Shall always be visible</text:p>
          </table:table-cell>
          <table:covered-table-cell/>
          <table:table-cell table:style-name="Table175.C2" office:value-type="string">
            <text:p text:style-name="P99">NO</text:p>
          </table:table-cell>
        </table:table-row>
        <table:table-row>
          <table:table-cell table:style-name="Table175.A2" table:number-columns-spanned="2" office:value-type="string">
            <text:p text:style-name="P89">List in View/Toolbars:</text:p>
          </table:table-cell>
          <table:covered-table-cell/>
          <table:table-cell table:style-name="Table175.C2" office:value-type="string">
            <text:p text:style-name="P99">No</text:p>
          </table:table-cell>
        </table:table-row>
        <table:table-row>
          <table:table-cell table:style-name="Table175.A2" table:number-columns-spanned="2" office:value-type="string">
            <text:p text:style-name="P89">Visible after first start</text:p>
          </table:table-cell>
          <table:covered-table-cell/>
          <table:table-cell table:style-name="Table175.C2" office:value-type="string">
            <text:p text:style-name="P99">No</text:p>
          </table:table-cell>
        </table:table-row>
        <table:table-row>
          <table:table-cell table:style-name="Table175.A2" table:number-columns-spanned="2" office:value-type="string">
            <text:p text:style-name="P89">Sub-Toolbar of:</text:p>
          </table:table-cell>
          <table:covered-table-cell/>
          <table:table-cell table:style-name="Table175.C2" office:value-type="string">
            <text:p text:style-name="P99">N/A</text:p>
          </table:table-cell>
        </table:table-row>
        <table:table-row>
          <table:table-cell table:style-name="Table175.A2" table:number-columns-spanned="2" office:value-type="string">
            <text:p text:style-name="P89">Display Tb if context is given</text:p>
          </table:table-cell>
          <table:covered-table-cell/>
          <table:table-cell table:style-name="Table175.C2" office:value-type="string">
            <text:p text:style-name="P99">No</text:p>
          </table:table-cell>
        </table:table-row>
        <table:table-row>
          <table:table-cell table:style-name="Table175.A2" table:number-columns-spanned="2" office:value-type="string">
            <text:p text:style-name="P89">Close Operation</text:p>
          </table:table-cell>
          <table:covered-table-cell/>
          <table:table-cell table:style-name="Table175.C2" office:value-type="string">
            <text:p text:style-name="P107">Permanently</text:p>
          </table:table-cell>
        </table:table-row>
        <table:table-row>
          <table:table-cell table:style-name="Table175.A2" table:number-columns-spanned="2" office:value-type="string">
            <text:p text:style-name="P89">Default Docking State</text:p>
          </table:table-cell>
          <table:covered-table-cell/>
          <table:table-cell table:style-name="Table175.C2" office:value-type="string">
            <text:p text:style-name="P104">Floated</text:p>
          </table:table-cell>
        </table:table-row>
        <table:table-row>
          <table:table-cell table:style-name="Table175.A2" table:number-columns-spanned="2" office:value-type="string">
            <text:p text:style-name="P89">Default Position</text:p>
          </table:table-cell>
          <table:covered-table-cell/>
          <table:table-cell table:style-name="Table175.C2" office:value-type="string">
            <text:p text:style-name="P104">N/A</text:p>
          </table:table-cell>
        </table:table-row>
        <table:table-row>
          <table:table-cell table:style-name="Table175.A2" table:number-columns-spanned="2" office:value-type="string">
            <text:p text:style-name="P89">Default Style</text:p>
          </table:table-cell>
          <table:covered-table-cell/>
          <table:table-cell table:style-name="Table175.C2" office:value-type="string">
            <text:p text:style-name="P104">Icon</text:p>
          </table:table-cell>
        </table:table-row>
        <table:table-row>
          <table:table-cell table:style-name="Table175.A2" table:number-columns-spanned="2" office:value-type="string">
            <text:p text:style-name="P89">Name in OpenOffice 1.1</text:p>
          </table:table-cell>
          <table:covered-table-cell/>
          <table:table-cell table:style-name="Table175.C2" office:value-type="string">
            <text:p text:style-name="P66">N/A</text:p>
          </table:table-cell>
        </table:table-row>
        <table:table-row>
          <table:table-cell table:style-name="Table175.A2" table:number-columns-spanned="2" office:value-type="string">
            <text:p text:style-name="P89">Name in Microsoft Office 2003</text:p>
          </table:table-cell>
          <table:covered-table-cell/>
          <table:table-cell table:style-name="Table175.C2" office:value-type="string">
            <text:p text:style-name="P66">Full Screen</text:p>
          </table:table-cell>
        </table:table-row>
        <table:table-row>
          <table:table-cell table:style-name="Table175.A2" table:number-columns-spanned="2" office:value-type="string">
            <text:p text:style-name="P89">Notes:</text:p>
          </table:table-cell>
          <table:covered-table-cell/>
          <table:table-cell table:style-name="Table175.C2" office:value-type="string">
            <text:p text:style-name="P66"/>
          </table:table-cell>
        </table:table-row>
        <table:table-row>
          <table:table-cell table:style-name="Table175.A2" table:number-columns-spanned="2" office:value-type="string">
            <text:p text:style-name="P89">Toolbar Content</text:p>
          </table:table-cell>
          <table:covered-table-cell/>
          <table:table-cell table:style-name="Table175.C2" office:value-type="string">
            <text:p text:style-name="P12">Full Screen On/Off</text:p>
          </table:table-cell>
        </table:table-row>
      </table:table>
      <text:h text:style-name="P46" text:outline-level="2">OpenOffice.org Chart</text:h>
      <text:p text:style-name="P136"><text:span text:style-name="T9">Note</text:span>: Chart2's toolbars are defined in <text:a xlink:type="simple" xlink:href="http://specs.openoffice.org/chart/Toolbars.odt">http://specs.openoffice.org/chart/Toolbars.odt</text:a> </text:p>
      <text:p text:style-name="Standard"/>
      <text:p text:style-name="Standard">Legend</text:p>
      <text:p text:style-name="P120"><text:span text:style-name="T12">[hidden by default] means that the i</text:span>tem shall be hidden by default.</text:p>
      <text:p text:style-name="Text_20_body"><text:span text:style-name="T13">&lt;BR</text:span><text:span text:style-name="T21">&gt;</text:span><text:span text:style-name="T12"> <text:s text:c="5"/>= Break</text:span></text:p>
      <text:p text:style-name="P120">------- <text:s text:c="2"/>= Separator </text:p>
      <text:p text:style-name="Text_20_body"><text:span text:style-name="T22">Bold <text:s text:c="5"/></text:span><text:span text:style-name="T23">= Opens a toolbar</text:span></text:p>
      <text:p text:style-name="Standard"><text:span text:style-name="T14">--&gt; </text:span><text:a xlink:type="simple" xlink:href="#6.2Table%20(Writer)%7Coutline"><text:span text:style-name="Internet_20_link"><text:span text:style-name="T27">Table</text:span></text:span></text:a><text:span text:style-name="T14"> = Link to toolbar content specification</text:span></text:p>
      <text:p text:style-name="Text_20_body"/>
      <text:h text:style-name="P47" text:outline-level="3">Standard (Chart)</text:h>
      <table:table table:name="Table176" table:style-name="Table176">
        <table:table-column table:style-name="Table176.A"/>
        <table:table-column table:style-name="Table176.B"/>
        <table:table-column table:style-name="Table176.C"/>
        <table:table-row>
          <table:table-cell table:style-name="Table176.A1" office:value-type="string">
            <text:p text:style-name="WW-Table_20_Heading">Toolbar Name:</text:p>
          </table:table-cell>
          <table:table-cell table:style-name="Table176.A1" office:value-type="string">
            <text:p text:style-name="WW-Table_20_Heading">EN:</text:p>
          </table:table-cell>
          <table:table-cell table:style-name="Table176.C1" office:value-type="string">
            <text:p text:style-name="P65">Standard</text:p>
          </table:table-cell>
        </table:table-row>
        <table:table-row>
          <table:table-cell table:style-name="Table176.A2" office:value-type="string">
            <text:p text:style-name="WW-Table_20_Contents"/>
          </table:table-cell>
          <table:table-cell table:style-name="Table176.A2" office:value-type="string">
            <text:p text:style-name="P89">GER:</text:p>
          </table:table-cell>
          <table:table-cell table:style-name="Table176.C2" office:value-type="string">
            <text:p text:style-name="P100">Standard</text:p>
          </table:table-cell>
        </table:table-row>
        <table:table-row>
          <table:table-cell table:style-name="Table176.A2" table:number-columns-spanned="2" office:value-type="string">
            <text:p text:style-name="WW-Table_20_Heading">Toolbar File Name:</text:p>
          </table:table-cell>
          <table:covered-table-cell/>
          <table:table-cell table:style-name="Table176.C2" office:value-type="string">
            <text:p text:style-name="P100">Standardbar.xml</text:p>
          </table:table-cell>
        </table:table-row>
        <table:table-row>
          <table:table-cell table:style-name="Table176.A2" table:number-columns-spanned="2" office:value-type="string">
            <text:p text:style-name="P89">Appears in:</text:p>
          </table:table-cell>
          <table:covered-table-cell/>
          <table:table-cell table:style-name="Table176.C2" office:value-type="string">
            <text:p text:style-name="P99">Chart</text:p>
          </table:table-cell>
        </table:table-row>
        <table:table-row>
          <table:table-cell table:style-name="Table176.A2" table:number-columns-spanned="2" office:value-type="string">
            <text:p text:style-name="P89">Shall always be visible</text:p>
          </table:table-cell>
          <table:covered-table-cell/>
          <table:table-cell table:style-name="Table176.C2" office:value-type="string">
            <text:p text:style-name="P99">Yes</text:p>
          </table:table-cell>
        </table:table-row>
        <table:table-row>
          <table:table-cell table:style-name="Table176.A2" table:number-columns-spanned="2" office:value-type="string">
            <text:p text:style-name="P89">List in View/Toolbars:</text:p>
          </table:table-cell>
          <table:covered-table-cell/>
          <table:table-cell table:style-name="Table176.C2" office:value-type="string">
            <text:p text:style-name="P99">Yes</text:p>
          </table:table-cell>
        </table:table-row>
        <table:table-row>
          <table:table-cell table:style-name="Table176.A2" table:number-columns-spanned="2" office:value-type="string">
            <text:p text:style-name="P89">Visible after first start</text:p>
          </table:table-cell>
          <table:covered-table-cell/>
          <table:table-cell table:style-name="Table176.C2" office:value-type="string">
            <text:p text:style-name="P99">Yes</text:p>
          </table:table-cell>
        </table:table-row>
        <table:table-row>
          <table:table-cell table:style-name="Table176.A2" table:number-columns-spanned="2" office:value-type="string">
            <text:p text:style-name="P89">Sub-Toolbar of:</text:p>
          </table:table-cell>
          <table:covered-table-cell/>
          <table:table-cell table:style-name="Table176.C2" office:value-type="string">
            <text:p text:style-name="P99">N/A</text:p>
          </table:table-cell>
        </table:table-row>
        <table:table-row>
          <table:table-cell table:style-name="Table176.A2" table:number-columns-spanned="2" office:value-type="string">
            <text:p text:style-name="P89">Display Tb if context is given</text:p>
          </table:table-cell>
          <table:covered-table-cell/>
          <table:table-cell table:style-name="Table176.C2" office:value-type="string">
            <text:p text:style-name="P99">No</text:p>
          </table:table-cell>
        </table:table-row>
        <table:table-row>
          <table:table-cell table:style-name="Table176.A2" table:number-columns-spanned="2" office:value-type="string">
            <text:p text:style-name="P89">Close Operation</text:p>
          </table:table-cell>
          <table:covered-table-cell/>
          <table:table-cell table:style-name="Table176.C2" office:value-type="string">
            <text:p text:style-name="P107">Permanently</text:p>
          </table:table-cell>
        </table:table-row>
        <table:table-row>
          <table:table-cell table:style-name="Table176.A2" table:number-columns-spanned="2" office:value-type="string">
            <text:p text:style-name="P89">Default Docking State</text:p>
          </table:table-cell>
          <table:covered-table-cell/>
          <table:table-cell table:style-name="Table176.C2" office:value-type="string">
            <text:p text:style-name="P104">Docked</text:p>
          </table:table-cell>
        </table:table-row>
        <table:table-row>
          <table:table-cell table:style-name="Table176.A2" table:number-columns-spanned="2" office:value-type="string">
            <text:p text:style-name="P89">Default Position</text:p>
          </table:table-cell>
          <table:covered-table-cell/>
          <table:table-cell table:style-name="Table176.C2" office:value-type="string">
            <text:p text:style-name="P104">Top</text:p>
          </table:table-cell>
        </table:table-row>
        <table:table-row>
          <table:table-cell table:style-name="Table176.A2" table:number-columns-spanned="2" office:value-type="string">
            <text:p text:style-name="P89">Default Style</text:p>
          </table:table-cell>
          <table:covered-table-cell/>
          <table:table-cell table:style-name="Table176.C2" office:value-type="string">
            <text:p text:style-name="P104">Icon</text:p>
          </table:table-cell>
        </table:table-row>
        <table:table-row>
          <table:table-cell table:style-name="Table176.A2" table:number-columns-spanned="2" office:value-type="string">
            <text:p text:style-name="P89">Name in OpenOffice 1.1</text:p>
          </table:table-cell>
          <table:covered-table-cell/>
          <table:table-cell table:style-name="Table176.C2" office:value-type="string">
            <text:p text:style-name="P66">Main Toolbar</text:p>
          </table:table-cell>
        </table:table-row>
        <table:table-row>
          <table:table-cell table:style-name="Table176.A2" table:number-columns-spanned="2" office:value-type="string">
            <text:p text:style-name="P89">Name in Microsoft Office 2003</text:p>
          </table:table-cell>
          <table:covered-table-cell/>
          <table:table-cell table:style-name="Table176.C2" office:value-type="string">
            <text:p text:style-name="P66">Standard</text:p>
          </table:table-cell>
        </table:table-row>
        <table:table-row>
          <table:table-cell table:style-name="Table176.A2" table:number-columns-spanned="2" office:value-type="string">
            <text:p text:style-name="P89">Notes:</text:p>
          </table:table-cell>
          <table:covered-table-cell/>
          <table:table-cell table:style-name="Table176.C2" office:value-type="string">
            <text:p text:style-name="P66"/>
          </table:table-cell>
        </table:table-row>
        <table:table-row>
          <table:table-cell table:style-name="Table176.A2" table:number-columns-spanned="2" office:value-type="string">
            <text:p text:style-name="P89">Toolbar Content</text:p>
          </table:table-cell>
          <table:covered-table-cell/>
          <table:table-cell table:style-name="Table176.C2" office:value-type="string">
            <text:p text:style-name="P62">New<text:line-break/>New form Template [hidden by default]<text:line-break/>Open<text:line-break/>Save<text:line-break/>Save As...<text:line-break/>Document as E-Mail<text:line-break/>------------<text:line-break/>Edit File<text:line-break/>------------<text:line-break/>Export Directly as PDF<text:line-break/>Print File Directly<text:line-break/>Send Default Fax [hidden by default]<text:line-break/>---------<text:line-break/>Cut<text:line-break/>Copy<text:line-break/>Paste<text:line-break/>----------<text:line-break/>Undo<text:line-break/>Redo</text:p>
          </table:table-cell>
        </table:table-row>
      </table:table>
      <text:h text:style-name="P47" text:outline-level="3">Formatting (Chart)</text:h>
      <table:table table:name="Table177" table:style-name="Table177">
        <table:table-column table:style-name="Table177.A"/>
        <table:table-column table:style-name="Table177.B"/>
        <table:table-column table:style-name="Table177.C"/>
        <table:table-row>
          <table:table-cell table:style-name="Table177.A1" office:value-type="string">
            <text:p text:style-name="WW-Table_20_Heading">Toolbar Name:</text:p>
          </table:table-cell>
          <table:table-cell table:style-name="Table177.A1" office:value-type="string">
            <text:p text:style-name="WW-Table_20_Heading">EN:</text:p>
          </table:table-cell>
          <table:table-cell table:style-name="Table177.C1" office:value-type="string">
            <text:p text:style-name="P65">Formatting</text:p>
          </table:table-cell>
        </table:table-row>
        <table:table-row>
          <table:table-cell table:style-name="Table177.A2" office:value-type="string">
            <text:p text:style-name="WW-Table_20_Contents"/>
          </table:table-cell>
          <table:table-cell table:style-name="Table177.A2" office:value-type="string">
            <text:p text:style-name="P89">GER:</text:p>
          </table:table-cell>
          <table:table-cell table:style-name="Table177.C2" office:value-type="string">
            <text:p text:style-name="P100">Format</text:p>
          </table:table-cell>
        </table:table-row>
        <table:table-row>
          <table:table-cell table:style-name="Table177.A2" table:number-columns-spanned="2" office:value-type="string">
            <text:p text:style-name="WW-Table_20_Heading">Toolbar File Name:</text:p>
          </table:table-cell>
          <table:covered-table-cell/>
          <table:table-cell table:style-name="Table177.C2" office:value-type="string">
            <text:p text:style-name="P100">Toolbar.xml</text:p>
          </table:table-cell>
        </table:table-row>
        <table:table-row>
          <table:table-cell table:style-name="Table177.A2" table:number-columns-spanned="2" office:value-type="string">
            <text:p text:style-name="P89">Appears in:</text:p>
          </table:table-cell>
          <table:covered-table-cell/>
          <table:table-cell table:style-name="Table177.C2" office:value-type="string">
            <text:p text:style-name="P99">Chart</text:p>
          </table:table-cell>
        </table:table-row>
        <table:table-row>
          <table:table-cell table:style-name="Table177.A2" table:number-columns-spanned="2" office:value-type="string">
            <text:p text:style-name="P89">Shall always be visible</text:p>
          </table:table-cell>
          <table:covered-table-cell/>
          <table:table-cell table:style-name="Table177.C2" office:value-type="string">
            <text:p text:style-name="P99">Yes</text:p>
          </table:table-cell>
        </table:table-row>
        <table:table-row>
          <table:table-cell table:style-name="Table177.A2" table:number-columns-spanned="2" office:value-type="string">
            <text:p text:style-name="P89">List in View/Toolbars:</text:p>
          </table:table-cell>
          <table:covered-table-cell/>
          <table:table-cell table:style-name="Table177.C2" office:value-type="string">
            <text:p text:style-name="P99">Yes</text:p>
          </table:table-cell>
        </table:table-row>
        <table:table-row>
          <table:table-cell table:style-name="Table177.A2" table:number-columns-spanned="2" office:value-type="string">
            <text:p text:style-name="P89">Visible after first start</text:p>
          </table:table-cell>
          <table:covered-table-cell/>
          <table:table-cell table:style-name="Table177.C2" office:value-type="string">
            <text:p text:style-name="P99">Yes</text:p>
          </table:table-cell>
        </table:table-row>
        <table:table-row>
          <table:table-cell table:style-name="Table177.A2" table:number-columns-spanned="2" office:value-type="string">
            <text:p text:style-name="P89">Sub-Toolbar of:</text:p>
          </table:table-cell>
          <table:covered-table-cell/>
          <table:table-cell table:style-name="Table177.C2" office:value-type="string">
            <text:p text:style-name="P99">N/A</text:p>
          </table:table-cell>
        </table:table-row>
        <table:table-row>
          <table:table-cell table:style-name="Table177.A2" table:number-columns-spanned="2" office:value-type="string">
            <text:p text:style-name="P89">Display Tb if context is given</text:p>
          </table:table-cell>
          <table:covered-table-cell/>
          <table:table-cell table:style-name="Table177.C2" office:value-type="string">
            <text:p text:style-name="P99">No</text:p>
          </table:table-cell>
        </table:table-row>
        <table:table-row>
          <table:table-cell table:style-name="Table177.A2" table:number-columns-spanned="2" office:value-type="string">
            <text:p text:style-name="P89">Close Operation</text:p>
          </table:table-cell>
          <table:covered-table-cell/>
          <table:table-cell table:style-name="Table177.C2" office:value-type="string">
            <text:p text:style-name="P107">Permanently</text:p>
          </table:table-cell>
        </table:table-row>
        <table:table-row>
          <table:table-cell table:style-name="Table177.A2" table:number-columns-spanned="2" office:value-type="string">
            <text:p text:style-name="P89">Default Docking State</text:p>
          </table:table-cell>
          <table:covered-table-cell/>
          <table:table-cell table:style-name="Table177.C2" office:value-type="string">
            <text:p text:style-name="P104">Docked</text:p>
          </table:table-cell>
        </table:table-row>
        <table:table-row>
          <table:table-cell table:style-name="Table177.A2" table:number-columns-spanned="2" office:value-type="string">
            <text:p text:style-name="P89">Default Position</text:p>
          </table:table-cell>
          <table:covered-table-cell/>
          <table:table-cell table:style-name="Table177.C2" office:value-type="string">
            <text:p text:style-name="P104">Top; Below Standard</text:p>
          </table:table-cell>
        </table:table-row>
        <table:table-row>
          <table:table-cell table:style-name="Table177.A2" table:number-columns-spanned="2" office:value-type="string">
            <text:p text:style-name="P89">Default Style</text:p>
          </table:table-cell>
          <table:covered-table-cell/>
          <table:table-cell table:style-name="Table177.C2" office:value-type="string">
            <text:p text:style-name="P104">Icon</text:p>
          </table:table-cell>
        </table:table-row>
        <table:table-row>
          <table:table-cell table:style-name="Table177.A2" table:number-columns-spanned="2" office:value-type="string">
            <text:p text:style-name="P89">Name in OpenOffice 1.1</text:p>
          </table:table-cell>
          <table:covered-table-cell/>
          <table:table-cell table:style-name="Table177.C2" office:value-type="string">
            <text:p text:style-name="P66">Main Toolbar</text:p>
          </table:table-cell>
        </table:table-row>
        <table:table-row>
          <table:table-cell table:style-name="Table177.A2" table:number-columns-spanned="2" office:value-type="string">
            <text:p text:style-name="P89">Name in Microsoft Office 2003</text:p>
          </table:table-cell>
          <table:covered-table-cell/>
          <table:table-cell table:style-name="Table177.C2" office:value-type="string">
            <text:p text:style-name="P66">Standard</text:p>
          </table:table-cell>
        </table:table-row>
        <table:table-row>
          <table:table-cell table:style-name="Table177.A2" table:number-columns-spanned="2" office:value-type="string">
            <text:p text:style-name="P89">Notes:</text:p>
          </table:table-cell>
          <table:covered-table-cell/>
          <table:table-cell table:style-name="Table177.C2" office:value-type="string">
            <text:p text:style-name="P66"/>
          </table:table-cell>
        </table:table-row>
        <table:table-row>
          <table:table-cell table:style-name="Table177.A2" table:number-columns-spanned="2" office:value-type="string">
            <text:p text:style-name="P111">Toolbar Content</text:p>
          </table:table-cell>
          <table:covered-table-cell/>
          <table:table-cell table:style-name="Table177.C2" office:value-type="string">
            <text:p text:style-name="P76">Title On/OFF<text:line-break/>Legend On/Off<text:line-break/>Axes Title On/Off<text:line-break/>Show/Hide Axis Descriptions<text:line-break/>Horizontal Grid On/Off<text:line-break/>Vertical Grid On/Off<text:line-break/>--------------<text:line-break/>Chart Type...<text:line-break/>AutoFormat....<text:line-break/>--------------<text:line-break/>Chart Data<text:line-break/>Data in Rows<text:line-break/>Data in Columns<text:line-break/>--------------<text:line-break/>Scale Text<text:line-break/>Reorganize Chart</text:p>
          </table:table-cell>
        </table:table-row>
      </table:table>
      <text:h text:style-name="P46" text:outline-level="2">OpenOffice.org Writer Web</text:h>
      <text:p text:style-name="Text_20_body"/>
      <text:p text:style-name="Standard"/>
      <text:p text:style-name="P119">Legend</text:p>
      <text:p text:style-name="P120"><text:span text:style-name="T12">[hidden by default] means that the i</text:span>tem shall be hidden by default.</text:p>
      <text:p text:style-name="Text_20_body"><text:span text:style-name="T13">&lt;BR</text:span><text:span text:style-name="T21">&gt;</text:span><text:span text:style-name="T12"> <text:s text:c="5"/>= Break</text:span></text:p>
      <text:p text:style-name="P120">------- <text:s text:c="2"/>= Separator </text:p>
      <text:p text:style-name="Text_20_body"><text:span text:style-name="T22">Bold <text:s text:c="5"/></text:span><text:span text:style-name="T23">= Opens a toolbar</text:span></text:p>
      <text:p text:style-name="Standard"><text:span text:style-name="T14">--&gt; </text:span><text:a xlink:type="simple" xlink:href="#6.2Table%20(Writer)%7Coutline"><text:span text:style-name="Internet_20_link"><text:span text:style-name="T27">Table</text:span></text:span></text:a><text:span text:style-name="T14"> = Link to toolbar content specification</text:span></text:p>
      <text:p text:style-name="P7"/>
      <text:h text:style-name="P47" text:outline-level="3">Standard (Writer Web)</text:h>
      <table:table table:name="Table178" table:style-name="Table178">
        <table:table-column table:style-name="Table178.A"/>
        <table:table-column table:style-name="Table178.B"/>
        <table:table-column table:style-name="Table178.C"/>
        <table:table-row>
          <table:table-cell table:style-name="Table178.A1" office:value-type="string">
            <text:p text:style-name="WW-Table_20_Heading">Toolbar Name:</text:p>
          </table:table-cell>
          <table:table-cell table:style-name="Table178.A1" office:value-type="string">
            <text:p text:style-name="WW-Table_20_Heading">EN:</text:p>
          </table:table-cell>
          <table:table-cell table:style-name="Table178.C1" office:value-type="string">
            <text:p text:style-name="P65">Standard</text:p>
          </table:table-cell>
        </table:table-row>
        <table:table-row>
          <table:table-cell table:style-name="Table178.A2" office:value-type="string">
            <text:p text:style-name="WW-Table_20_Contents"/>
          </table:table-cell>
          <table:table-cell table:style-name="Table178.A2" office:value-type="string">
            <text:p text:style-name="P89">GER:</text:p>
          </table:table-cell>
          <table:table-cell table:style-name="Table178.C2" office:value-type="string">
            <text:p text:style-name="P100">Standard</text:p>
          </table:table-cell>
        </table:table-row>
        <table:table-row>
          <table:table-cell table:style-name="Table178.A2" table:number-columns-spanned="2" office:value-type="string">
            <text:p text:style-name="WW-Table_20_Heading">Toolbar File Name:</text:p>
          </table:table-cell>
          <table:covered-table-cell/>
          <table:table-cell table:style-name="Table178.C2" office:value-type="string">
            <text:p text:style-name="P100">Standard.xml</text:p>
          </table:table-cell>
        </table:table-row>
        <table:table-row>
          <table:table-cell table:style-name="Table178.A2" table:number-columns-spanned="2" office:value-type="string">
            <text:p text:style-name="P89">Appears in:</text:p>
          </table:table-cell>
          <table:covered-table-cell/>
          <table:table-cell table:style-name="Table178.C2" office:value-type="string">
            <text:p text:style-name="P99">Writer Web</text:p>
          </table:table-cell>
        </table:table-row>
        <table:table-row>
          <table:table-cell table:style-name="Table178.A2" table:number-columns-spanned="2" office:value-type="string">
            <text:p text:style-name="P89">Shall always be visible</text:p>
          </table:table-cell>
          <table:covered-table-cell/>
          <table:table-cell table:style-name="Table178.C2" office:value-type="string">
            <text:p text:style-name="P99">Yes</text:p>
          </table:table-cell>
        </table:table-row>
        <table:table-row>
          <table:table-cell table:style-name="Table178.A2" table:number-columns-spanned="2" office:value-type="string">
            <text:p text:style-name="P89">List in View/Toolbars:</text:p>
          </table:table-cell>
          <table:covered-table-cell/>
          <table:table-cell table:style-name="Table178.C2" office:value-type="string">
            <text:p text:style-name="P99">Yes</text:p>
          </table:table-cell>
        </table:table-row>
        <table:table-row>
          <table:table-cell table:style-name="Table178.A2" table:number-columns-spanned="2" office:value-type="string">
            <text:p text:style-name="P89">Visible after first start</text:p>
          </table:table-cell>
          <table:covered-table-cell/>
          <table:table-cell table:style-name="Table178.C2" office:value-type="string">
            <text:p text:style-name="P99">Yes</text:p>
          </table:table-cell>
        </table:table-row>
        <table:table-row>
          <table:table-cell table:style-name="Table178.A2" table:number-columns-spanned="2" office:value-type="string">
            <text:p text:style-name="P89">Sub-Toolbar of:</text:p>
          </table:table-cell>
          <table:covered-table-cell/>
          <table:table-cell table:style-name="Table178.C2" office:value-type="string">
            <text:p text:style-name="P99">N/A</text:p>
          </table:table-cell>
        </table:table-row>
        <table:table-row>
          <table:table-cell table:style-name="Table178.A2" table:number-columns-spanned="2" office:value-type="string">
            <text:p text:style-name="P89">Display Tb if context is given</text:p>
          </table:table-cell>
          <table:covered-table-cell/>
          <table:table-cell table:style-name="Table178.C2" office:value-type="string">
            <text:p text:style-name="P99">No</text:p>
          </table:table-cell>
        </table:table-row>
        <table:table-row>
          <table:table-cell table:style-name="Table178.A2" table:number-columns-spanned="2" office:value-type="string">
            <text:p text:style-name="P89">Close Operation</text:p>
          </table:table-cell>
          <table:covered-table-cell/>
          <table:table-cell table:style-name="Table178.C2" office:value-type="string">
            <text:p text:style-name="P107">Permanently</text:p>
          </table:table-cell>
        </table:table-row>
        <table:table-row>
          <table:table-cell table:style-name="Table178.A2" table:number-columns-spanned="2" office:value-type="string">
            <text:p text:style-name="P89">Default Docking State</text:p>
          </table:table-cell>
          <table:covered-table-cell/>
          <table:table-cell table:style-name="Table178.C2" office:value-type="string">
            <text:p text:style-name="P104">Docked</text:p>
          </table:table-cell>
        </table:table-row>
        <table:table-row>
          <table:table-cell table:style-name="Table178.A2" table:number-columns-spanned="2" office:value-type="string">
            <text:p text:style-name="P89">Default Position</text:p>
          </table:table-cell>
          <table:covered-table-cell/>
          <table:table-cell table:style-name="Table178.C2" office:value-type="string">
            <text:p text:style-name="P104">Top</text:p>
          </table:table-cell>
        </table:table-row>
        <table:table-row>
          <table:table-cell table:style-name="Table178.A2" table:number-columns-spanned="2" office:value-type="string">
            <text:p text:style-name="P89">Default Style</text:p>
          </table:table-cell>
          <table:covered-table-cell/>
          <table:table-cell table:style-name="Table178.C2" office:value-type="string">
            <text:p text:style-name="P104">Icon</text:p>
          </table:table-cell>
        </table:table-row>
        <table:table-row>
          <table:table-cell table:style-name="Table178.A2" table:number-columns-spanned="2" office:value-type="string">
            <text:p text:style-name="P89">Name in OpenOffice 1.1</text:p>
          </table:table-cell>
          <table:covered-table-cell/>
          <table:table-cell table:style-name="Table178.C2" office:value-type="string">
            <text:p text:style-name="P66">Function Bar</text:p>
          </table:table-cell>
        </table:table-row>
        <table:table-row>
          <table:table-cell table:style-name="Table178.A2" table:number-columns-spanned="2" office:value-type="string">
            <text:p text:style-name="P89">Name in Microsoft Office 2003</text:p>
          </table:table-cell>
          <table:covered-table-cell/>
          <table:table-cell table:style-name="Table178.C2" office:value-type="string">
            <text:p text:style-name="P66">Standard</text:p>
          </table:table-cell>
        </table:table-row>
        <table:table-row>
          <table:table-cell table:style-name="Table178.A2" table:number-columns-spanned="2" office:value-type="string">
            <text:p text:style-name="P89">Notes:</text:p>
          </table:table-cell>
          <table:covered-table-cell/>
          <table:table-cell table:style-name="Table178.C2" office:value-type="string">
            <text:p text:style-name="P66"/>
          </table:table-cell>
        </table:table-row>
        <table:table-row>
          <table:table-cell table:style-name="Table178.A2" table:number-columns-spanned="2" office:value-type="string">
            <text:p text:style-name="P89">Toolbar Content:</text:p>
          </table:table-cell>
          <table:covered-table-cell/>
          <table:table-cell table:style-name="Table178.C2" office:value-type="string">
            <text:p text:style-name="P31">Load URL [hidden by default]</text:p>
            <text:p text:style-name="P31">New</text:p>
            <text:p text:style-name="P31">New (From template!!!)[hidden by default]</text:p>
            <text:p text:style-name="P31">Open</text:p>
            <text:p text:style-name="P31">Save<text:line-break/>Save As... [hidden by default]</text:p>
            <text:p text:style-name="P31">Send Document</text:p>
            <text:p text:style-name="P31">------------</text:p>
            <text:p text:style-name="P31">Edit File</text:p>
            <text:p text:style-name="P31">------------</text:p>
            <text:p text:style-name="P31">Export Directly as PDF</text:p>
            <text:p text:style-name="P31">Print File Directly</text:p>
            <text:p text:style-name="P31">Page Preview <text:span text:style-name="T47">(-&gt; only if Print Layout is ON (not default)</text:span></text:p>
            <text:p text:style-name="P31">------------</text:p>
            <text:p text:style-name="P31">Check...</text:p>
            <text:p text:style-name="P31">AutoSpellcheck On/OFF</text:p>
            <text:p text:style-name="P31">------------</text:p>
            <text:p text:style-name="P31">Cut</text:p>
            <text:p text:style-name="P31">Copy</text:p>
            <text:p text:style-name="P31">Paste</text:p>
            <text:p text:style-name="P31">Format Paintbrush</text:p>
            <text:p text:style-name="P31">------------</text:p>
            <text:p text:style-name="P31">Undo</text:p>
            <text:p text:style-name="P31">Redo</text:p>
            <text:p text:style-name="P31">------------</text:p>
            <text:p text:style-name="P31">Insert Hyperlink<text:line-break/>Table...</text:p>
            <text:p text:style-name="P31">Insert Graphics<text:line-break/>Controls --&gt; Controls<text:line-break/>------------</text:p>
            <text:p text:style-name="P31">Find &amp; Replace</text:p>
            <text:p text:style-name="P31">Navigator</text:p>
            <text:p text:style-name="P31">Gallery</text:p>
            <text:p text:style-name="P31">Data Sources</text:p>
            <text:p text:style-name="P31">Nonprinting Characters</text:p>
            <text:p text:style-name="P31">Zoom....</text:p>
            <text:p text:style-name="P31">-----------</text:p>
            <text:p text:style-name="P31">OpenOffice.org Writer Web Help</text:p>
            <text:p text:style-name="P31">What's this [hidden by default]</text:p>
          </table:table-cell>
        </table:table-row>
      </table:table>
      <text:h text:style-name="P47" text:outline-level="3">Formatting (Writer Web)</text:h>
      <table:table table:name="Table179" table:style-name="Table179">
        <table:table-column table:style-name="Table179.A"/>
        <table:table-column table:style-name="Table179.B"/>
        <table:table-column table:style-name="Table179.C"/>
        <table:table-row>
          <table:table-cell table:style-name="Table179.A1" office:value-type="string">
            <text:p text:style-name="WW-Table_20_Heading">Toolbar Name:</text:p>
          </table:table-cell>
          <table:table-cell table:style-name="Table179.A1" office:value-type="string">
            <text:p text:style-name="WW-Table_20_Heading">EN:</text:p>
          </table:table-cell>
          <table:table-cell table:style-name="Table179.C1" office:value-type="string">
            <text:p text:style-name="P65">Formatting</text:p>
          </table:table-cell>
        </table:table-row>
        <table:table-row>
          <table:table-cell table:style-name="Table179.A2" office:value-type="string">
            <text:p text:style-name="WW-Table_20_Contents"/>
          </table:table-cell>
          <table:table-cell table:style-name="Table179.A2" office:value-type="string">
            <text:p text:style-name="P89">GER:</text:p>
          </table:table-cell>
          <table:table-cell table:style-name="Table179.C2" office:value-type="string">
            <text:p text:style-name="P100">Format</text:p>
          </table:table-cell>
        </table:table-row>
        <table:table-row>
          <table:table-cell table:style-name="Table179.A2" table:number-columns-spanned="2" office:value-type="string">
            <text:p text:style-name="WW-Table_20_Heading">Toolbar File Name:</text:p>
          </table:table-cell>
          <table:covered-table-cell/>
          <table:table-cell table:style-name="Table179.C2" office:value-type="string">
            <text:p text:style-name="P100">Textobjectbar.xml</text:p>
          </table:table-cell>
        </table:table-row>
        <table:table-row>
          <table:table-cell table:style-name="Table179.A2" table:number-columns-spanned="2" office:value-type="string">
            <text:p text:style-name="P89">Appears in:</text:p>
          </table:table-cell>
          <table:covered-table-cell/>
          <table:table-cell table:style-name="Table179.C2" office:value-type="string">
            <text:p text:style-name="P99">Writer Web</text:p>
          </table:table-cell>
        </table:table-row>
        <table:table-row>
          <table:table-cell table:style-name="Table179.A2" table:number-columns-spanned="2" office:value-type="string">
            <text:p text:style-name="P89">Shall always be visible</text:p>
          </table:table-cell>
          <table:covered-table-cell/>
          <table:table-cell table:style-name="Table179.C2" office:value-type="string">
            <text:p text:style-name="P99">Yes</text:p>
          </table:table-cell>
        </table:table-row>
        <table:table-row>
          <table:table-cell table:style-name="Table179.A2" table:number-columns-spanned="2" office:value-type="string">
            <text:p text:style-name="P89">List in View/Toolbars:</text:p>
          </table:table-cell>
          <table:covered-table-cell/>
          <table:table-cell table:style-name="Table179.C2" office:value-type="string">
            <text:p text:style-name="P99">Yes</text:p>
          </table:table-cell>
        </table:table-row>
        <table:table-row>
          <table:table-cell table:style-name="Table179.A2" table:number-columns-spanned="2" office:value-type="string">
            <text:p text:style-name="P89">Visible after first start</text:p>
          </table:table-cell>
          <table:covered-table-cell/>
          <table:table-cell table:style-name="Table179.C2" office:value-type="string">
            <text:p text:style-name="P99">Yes</text:p>
          </table:table-cell>
        </table:table-row>
        <table:table-row>
          <table:table-cell table:style-name="Table179.A2" table:number-columns-spanned="2" office:value-type="string">
            <text:p text:style-name="P89">Sub-Toolbar of:</text:p>
          </table:table-cell>
          <table:covered-table-cell/>
          <table:table-cell table:style-name="Table179.C2" office:value-type="string">
            <text:p text:style-name="P99">N/A</text:p>
          </table:table-cell>
        </table:table-row>
        <table:table-row>
          <table:table-cell table:style-name="Table179.A2" table:number-columns-spanned="2" office:value-type="string">
            <text:p text:style-name="P89">Display Tb if context is given</text:p>
          </table:table-cell>
          <table:covered-table-cell/>
          <table:table-cell table:style-name="Table179.C2" office:value-type="string">
            <text:p text:style-name="P99">Yes</text:p>
          </table:table-cell>
        </table:table-row>
        <table:table-row>
          <table:table-cell table:style-name="Table179.A2" table:number-columns-spanned="2" office:value-type="string">
            <text:p text:style-name="P89">Close Operation</text:p>
          </table:table-cell>
          <table:covered-table-cell/>
          <table:table-cell table:style-name="Table179.C2" office:value-type="string">
            <text:p text:style-name="P107">Temporarily</text:p>
          </table:table-cell>
        </table:table-row>
        <table:table-row>
          <table:table-cell table:style-name="Table179.A2" table:number-columns-spanned="2" office:value-type="string">
            <text:p text:style-name="P89">Default Docking State</text:p>
          </table:table-cell>
          <table:covered-table-cell/>
          <table:table-cell table:style-name="Table179.C2" office:value-type="string">
            <text:p text:style-name="P104">Docked</text:p>
          </table:table-cell>
        </table:table-row>
        <table:table-row>
          <table:table-cell table:style-name="Table179.A2" table:number-columns-spanned="2" office:value-type="string">
            <text:p text:style-name="P89">Default Position</text:p>
          </table:table-cell>
          <table:covered-table-cell/>
          <table:table-cell table:style-name="Table179.C2" office:value-type="string">
            <text:p text:style-name="P104">Top; Below Standard</text:p>
          </table:table-cell>
        </table:table-row>
        <table:table-row>
          <table:table-cell table:style-name="Table179.A2" table:number-columns-spanned="2" office:value-type="string">
            <text:p text:style-name="P89">Default Style</text:p>
          </table:table-cell>
          <table:covered-table-cell/>
          <table:table-cell table:style-name="Table179.C2" office:value-type="string">
            <text:p text:style-name="P104">Icon</text:p>
          </table:table-cell>
        </table:table-row>
        <table:table-row>
          <table:table-cell table:style-name="Table179.A2" table:number-columns-spanned="2" office:value-type="string">
            <text:p text:style-name="P89">Name in OpenOffice 1.1</text:p>
          </table:table-cell>
          <table:covered-table-cell/>
          <table:table-cell table:style-name="Table179.C2" office:value-type="string">
            <text:p text:style-name="P66">Text Object Bar</text:p>
          </table:table-cell>
        </table:table-row>
        <table:table-row>
          <table:table-cell table:style-name="Table179.A2" table:number-columns-spanned="2" office:value-type="string">
            <text:p text:style-name="P89">Name in Microsoft Office 2003</text:p>
          </table:table-cell>
          <table:covered-table-cell/>
          <table:table-cell table:style-name="Table179.C2" office:value-type="string">
            <text:p text:style-name="P77">Format</text:p>
          </table:table-cell>
        </table:table-row>
        <table:table-row>
          <table:table-cell table:style-name="Table179.A2" table:number-columns-spanned="2" office:value-type="string">
            <text:p text:style-name="P89">Notes:</text:p>
          </table:table-cell>
          <table:covered-table-cell/>
          <table:table-cell table:style-name="Table179.C2" office:value-type="string">
            <text:p text:style-name="P60"/>
          </table:table-cell>
        </table:table-row>
        <table:table-row>
          <table:table-cell table:style-name="Table179.A2" table:number-columns-spanned="2" office:value-type="string">
            <text:p text:style-name="P89">Toolbar Content</text:p>
          </table:table-cell>
          <table:covered-table-cell/>
          <table:table-cell table:style-name="Table179.C2" office:value-type="string">
            <text:p text:style-name="P8">Styles and Formatting</text:p>
            <text:p text:style-name="P8">-----------<text:line-break/>Apply Style<text:line-break/>-----------</text:p>
            <text:p text:style-name="P8">Font Name</text:p>
            <text:p text:style-name="P8">-----------<text:line-break/>Font Size<text:line-break/>------------<text:line-break/>Bold<text:line-break/>Italic<text:line-break/>Underline<text:line-break/>Superscript [hidden by default]<text:line-break/>Subscript [hidden by default]<text:line-break/>------------<text:line-break/>Align Left<text:line-break/>Centered<text:line-break/>Align Right<text:line-break/>------------<text:line-break/>Left-To-Right[hidden by default]<text:line-break/>Right-To-Left[hidden by default]<text:line-break/>-------------</text:p>
            <text:p text:style-name="P8">Line Spacing: 1 [hidden by default]</text:p>
            <text:p text:style-name="P8">Line Spacing: 1.5 [hidden by default]</text:p>
            <text:p text:style-name="P8">Line Spacing: 2 [hidden by default]</text:p>
            <text:p text:style-name="P8">-------------<text:line-break/>Numbering On/Off<text:line-break/>Bullets On/Off<text:line-break/>Decrease Indent<text:line-break/>Increase Indent<text:line-break/>Increase Font[hidden by default]<text:line-break/>Reduce Font[hidden by default]<text:line-break/>--------------<text:line-break/>Font Color<text:line-break/>Highlighting<text:line-break/>Background Color<text:line-break/>---------------<text:line-break/>Select All [hidden by default]<text:line-break/>Font Attributes [hidden by default]<text:line-break/>Format: Paragraph [hidden by default]</text:p>
          </table:table-cell>
        </table:table-row>
      </table:table>
      <text:h text:style-name="P47" text:outline-level="3">Tools (Writer Web)</text:h>
      <table:table table:name="Table180" table:style-name="Table180">
        <table:table-column table:style-name="Table180.A"/>
        <table:table-column table:style-name="Table180.B"/>
        <table:table-column table:style-name="Table180.C"/>
        <table:table-row>
          <table:table-cell table:style-name="Table180.A1" office:value-type="string">
            <text:p text:style-name="WW-Table_20_Heading">Toolbar Name:</text:p>
          </table:table-cell>
          <table:table-cell table:style-name="Table180.A1" office:value-type="string">
            <text:p text:style-name="WW-Table_20_Heading">EN:</text:p>
          </table:table-cell>
          <table:table-cell table:style-name="Table180.C1" office:value-type="string">
            <text:p text:style-name="P65">Tools</text:p>
          </table:table-cell>
        </table:table-row>
        <table:table-row>
          <table:table-cell table:style-name="Table180.A2" office:value-type="string">
            <text:p text:style-name="WW-Table_20_Contents"/>
          </table:table-cell>
          <table:table-cell table:style-name="Table180.A2" office:value-type="string">
            <text:p text:style-name="P89">GER:</text:p>
          </table:table-cell>
          <table:table-cell table:style-name="Table180.C2" office:value-type="string">
            <text:p text:style-name="P100">Werkzeuge</text:p>
          </table:table-cell>
        </table:table-row>
        <table:table-row>
          <table:table-cell table:style-name="Table180.A2" table:number-columns-spanned="2" office:value-type="string">
            <text:p text:style-name="WW-Table_20_Heading">Toolbar File Name:</text:p>
          </table:table-cell>
          <table:covered-table-cell/>
          <table:table-cell table:style-name="Table180.C2" office:value-type="string">
            <text:p text:style-name="P100">Toolbar.xml</text:p>
          </table:table-cell>
        </table:table-row>
        <table:table-row>
          <table:table-cell table:style-name="Table180.A2" table:number-columns-spanned="2" office:value-type="string">
            <text:p text:style-name="P89">Appears in:</text:p>
          </table:table-cell>
          <table:covered-table-cell/>
          <table:table-cell table:style-name="Table180.C2" office:value-type="string">
            <text:p text:style-name="P99">Writer Web</text:p>
          </table:table-cell>
        </table:table-row>
        <table:table-row>
          <table:table-cell table:style-name="Table180.A2" table:number-columns-spanned="2" office:value-type="string">
            <text:p text:style-name="P89">Shall always be visible</text:p>
          </table:table-cell>
          <table:covered-table-cell/>
          <table:table-cell table:style-name="Table180.C2" office:value-type="string">
            <text:p text:style-name="P99">No</text:p>
          </table:table-cell>
        </table:table-row>
        <table:table-row>
          <table:table-cell table:style-name="Table180.A2" table:number-columns-spanned="2" office:value-type="string">
            <text:p text:style-name="P89">List in View/Toolbars:</text:p>
          </table:table-cell>
          <table:covered-table-cell/>
          <table:table-cell table:style-name="Table180.C2" office:value-type="string">
            <text:p text:style-name="P99">Yes</text:p>
          </table:table-cell>
        </table:table-row>
        <table:table-row>
          <table:table-cell table:style-name="Table180.A2" table:number-columns-spanned="2" office:value-type="string">
            <text:p text:style-name="P89">Visible after first start</text:p>
          </table:table-cell>
          <table:covered-table-cell/>
          <table:table-cell table:style-name="Table180.C2" office:value-type="string">
            <text:p text:style-name="P99">No</text:p>
          </table:table-cell>
        </table:table-row>
        <table:table-row>
          <table:table-cell table:style-name="Table180.A2" table:number-columns-spanned="2" office:value-type="string">
            <text:p text:style-name="P89">Sub-Toolbar of:</text:p>
          </table:table-cell>
          <table:covered-table-cell/>
          <table:table-cell table:style-name="Table180.C2" office:value-type="string">
            <text:p text:style-name="P99">N/A</text:p>
          </table:table-cell>
        </table:table-row>
        <table:table-row>
          <table:table-cell table:style-name="Table180.A2" table:number-columns-spanned="2" office:value-type="string">
            <text:p text:style-name="P89">Display Tb if context is given</text:p>
          </table:table-cell>
          <table:covered-table-cell/>
          <table:table-cell table:style-name="Table180.C2" office:value-type="string">
            <text:p text:style-name="P99">No</text:p>
          </table:table-cell>
        </table:table-row>
        <table:table-row>
          <table:table-cell table:style-name="Table180.A2" table:number-columns-spanned="2" office:value-type="string">
            <text:p text:style-name="P89">Close Operation</text:p>
          </table:table-cell>
          <table:covered-table-cell/>
          <table:table-cell table:style-name="Table180.C2" office:value-type="string">
            <text:p text:style-name="P107">Permanently</text:p>
          </table:table-cell>
        </table:table-row>
        <table:table-row>
          <table:table-cell table:style-name="Table180.A2" table:number-columns-spanned="2" office:value-type="string">
            <text:p text:style-name="P89">Default Docking State</text:p>
          </table:table-cell>
          <table:covered-table-cell/>
          <table:table-cell table:style-name="Table180.C2" office:value-type="string">
            <text:p text:style-name="P104">Floated</text:p>
          </table:table-cell>
        </table:table-row>
        <table:table-row>
          <table:table-cell table:style-name="Table180.A2" table:number-columns-spanned="2" office:value-type="string">
            <text:p text:style-name="P89">Default Position</text:p>
          </table:table-cell>
          <table:covered-table-cell/>
          <table:table-cell table:style-name="Table180.C2" office:value-type="string">
            <text:p text:style-name="P104">N/A</text:p>
          </table:table-cell>
        </table:table-row>
        <table:table-row>
          <table:table-cell table:style-name="Table180.A2" table:number-columns-spanned="2" office:value-type="string">
            <text:p text:style-name="P89">Default Style</text:p>
          </table:table-cell>
          <table:covered-table-cell/>
          <table:table-cell table:style-name="Table180.C2" office:value-type="string">
            <text:p text:style-name="P104">Icon</text:p>
          </table:table-cell>
        </table:table-row>
        <table:table-row>
          <table:table-cell table:style-name="Table180.A2" table:number-columns-spanned="2" office:value-type="string">
            <text:p text:style-name="P89">Name in OpenOffice 1.1</text:p>
          </table:table-cell>
          <table:covered-table-cell/>
          <table:table-cell table:style-name="Table180.C2" office:value-type="string">
            <text:p text:style-name="P66">N/A</text:p>
          </table:table-cell>
        </table:table-row>
        <table:table-row>
          <table:table-cell table:style-name="Table180.A2" table:number-columns-spanned="2" office:value-type="string">
            <text:p text:style-name="P89">Name in Microsoft Office 2003</text:p>
          </table:table-cell>
          <table:covered-table-cell/>
          <table:table-cell table:style-name="Table180.C2" office:value-type="string">
            <text:p text:style-name="P66">N/A</text:p>
          </table:table-cell>
        </table:table-row>
        <table:table-row>
          <table:table-cell table:style-name="Table180.A2" table:number-columns-spanned="2" office:value-type="string">
            <text:p text:style-name="P89">Notes:</text:p>
          </table:table-cell>
          <table:covered-table-cell/>
          <table:table-cell table:style-name="Table180.C2" office:value-type="string">
            <text:p text:style-name="P15"/>
          </table:table-cell>
        </table:table-row>
        <table:table-row>
          <table:table-cell table:style-name="Table180.A2" table:number-columns-spanned="2" office:value-type="string">
            <text:p text:style-name="P89">Toolbar Content</text:p>
          </table:table-cell>
          <table:covered-table-cell/>
          <table:table-cell table:style-name="Table180.C2" office:value-type="string">
            <text:p text:style-name="P9">Insert</text:p>
            <text:p text:style-name="P9">-----------</text:p>
            <text:p text:style-name="P9">Hyphenation...<text:line-break/>Thesaurus...</text:p>
            <text:p text:style-name="P9">----------<text:line-break/>Graphics On/Off<text:line-break/>Image Map Editor</text:p>
          </table:table-cell>
        </table:table-row>
      </table:table>
      <text:h text:style-name="P47" text:outline-level="3">Bullets and Numbering (Writer Web)</text:h>
      <table:table table:name="Table181" table:style-name="Table181">
        <table:table-column table:style-name="Table181.A"/>
        <table:table-column table:style-name="Table181.B"/>
        <table:table-column table:style-name="Table181.C"/>
        <table:table-row>
          <table:table-cell table:style-name="Table181.A1" office:value-type="string">
            <text:p text:style-name="WW-Table_20_Heading">Toolbar Name:</text:p>
          </table:table-cell>
          <table:table-cell table:style-name="Table181.A1" office:value-type="string">
            <text:p text:style-name="WW-Table_20_Heading">EN:</text:p>
          </table:table-cell>
          <table:table-cell table:style-name="Table181.C1" office:value-type="string">
            <text:p text:style-name="P65">Bullets and Numbering</text:p>
          </table:table-cell>
        </table:table-row>
        <table:table-row>
          <table:table-cell table:style-name="Table181.A2" office:value-type="string">
            <text:p text:style-name="WW-Table_20_Contents"/>
          </table:table-cell>
          <table:table-cell table:style-name="Table181.A2" office:value-type="string">
            <text:p text:style-name="P89">GER:</text:p>
          </table:table-cell>
          <table:table-cell table:style-name="Table181.C2" office:value-type="string">
            <text:p text:style-name="P100">Nummerierung und Aufzählungszeichen</text:p>
          </table:table-cell>
        </table:table-row>
        <table:table-row>
          <table:table-cell table:style-name="Table181.A2" table:number-columns-spanned="2" office:value-type="string">
            <text:p text:style-name="WW-Table_20_Heading">Toolbar File Name:</text:p>
          </table:table-cell>
          <table:covered-table-cell/>
          <table:table-cell table:style-name="Table181.C2" office:value-type="string">
            <text:p text:style-name="P100">Numobjectbar.xml</text:p>
          </table:table-cell>
        </table:table-row>
        <table:table-row>
          <table:table-cell table:style-name="Table181.A2" table:number-columns-spanned="2" office:value-type="string">
            <text:p text:style-name="P89">Appears in:</text:p>
          </table:table-cell>
          <table:covered-table-cell/>
          <table:table-cell table:style-name="Table181.C2" office:value-type="string">
            <text:p text:style-name="P99">Writer Web</text:p>
          </table:table-cell>
        </table:table-row>
        <table:table-row>
          <table:table-cell table:style-name="Table181.A2" table:number-columns-spanned="2" office:value-type="string">
            <text:p text:style-name="P89">Shall always be visible</text:p>
          </table:table-cell>
          <table:covered-table-cell/>
          <table:table-cell table:style-name="Table181.C2" office:value-type="string">
            <text:p text:style-name="P99">No</text:p>
          </table:table-cell>
        </table:table-row>
        <table:table-row>
          <table:table-cell table:style-name="Table181.A2" table:number-columns-spanned="2" office:value-type="string">
            <text:p text:style-name="P89">List in View/Toolbars:</text:p>
          </table:table-cell>
          <table:covered-table-cell/>
          <table:table-cell table:style-name="Table181.C2" office:value-type="string">
            <text:p text:style-name="P99">No</text:p>
          </table:table-cell>
        </table:table-row>
        <table:table-row>
          <table:table-cell table:style-name="Table181.A2" table:number-columns-spanned="2" office:value-type="string">
            <text:p text:style-name="P89">Visible after first start</text:p>
          </table:table-cell>
          <table:covered-table-cell/>
          <table:table-cell table:style-name="Table181.C2" office:value-type="string">
            <text:p text:style-name="P99">No</text:p>
          </table:table-cell>
        </table:table-row>
        <table:table-row>
          <table:table-cell table:style-name="Table181.A2" table:number-columns-spanned="2" office:value-type="string">
            <text:p text:style-name="P89">Sub-Toolbar of:</text:p>
          </table:table-cell>
          <table:covered-table-cell/>
          <table:table-cell table:style-name="Table181.C2" office:value-type="string">
            <text:p text:style-name="P99">Formatting</text:p>
          </table:table-cell>
        </table:table-row>
        <table:table-row>
          <table:table-cell table:style-name="Table181.A2" table:number-columns-spanned="2" office:value-type="string">
            <text:p text:style-name="P89">Display Tb if context is given</text:p>
          </table:table-cell>
          <table:covered-table-cell/>
          <table:table-cell table:style-name="Table181.C2" office:value-type="string">
            <text:p text:style-name="P99">Yes</text:p>
          </table:table-cell>
        </table:table-row>
        <table:table-row>
          <table:table-cell table:style-name="Table181.A2" table:number-columns-spanned="2" office:value-type="string">
            <text:p text:style-name="P89">Close Operation</text:p>
          </table:table-cell>
          <table:covered-table-cell/>
          <table:table-cell table:style-name="Table181.C2" office:value-type="string">
            <text:p text:style-name="P107">Temporarily</text:p>
          </table:table-cell>
        </table:table-row>
        <table:table-row>
          <table:table-cell table:style-name="Table181.A2" table:number-columns-spanned="2" office:value-type="string">
            <text:p text:style-name="P89">Default Docking State</text:p>
          </table:table-cell>
          <table:covered-table-cell/>
          <table:table-cell table:style-name="Table181.C2" office:value-type="string">
            <text:p text:style-name="P104">Floated</text:p>
          </table:table-cell>
        </table:table-row>
        <table:table-row>
          <table:table-cell table:style-name="Table181.A2" table:number-columns-spanned="2" office:value-type="string">
            <text:p text:style-name="P89">Default Position</text:p>
          </table:table-cell>
          <table:covered-table-cell/>
          <table:table-cell table:style-name="Table181.C2" office:value-type="string">
            <text:p text:style-name="P104">N/A</text:p>
          </table:table-cell>
        </table:table-row>
        <table:table-row>
          <table:table-cell table:style-name="Table181.A2" table:number-columns-spanned="2" office:value-type="string">
            <text:p text:style-name="P89">Default Style</text:p>
          </table:table-cell>
          <table:covered-table-cell/>
          <table:table-cell table:style-name="Table181.C2" office:value-type="string">
            <text:p text:style-name="P104">Icon</text:p>
          </table:table-cell>
        </table:table-row>
        <table:table-row>
          <table:table-cell table:style-name="Table181.A2" table:number-columns-spanned="2" office:value-type="string">
            <text:p text:style-name="P89">Name in OpenOffice 1.1</text:p>
          </table:table-cell>
          <table:covered-table-cell/>
          <table:table-cell table:style-name="Table181.C2" office:value-type="string">
            <text:p text:style-name="P105">Numbering Object Bar</text:p>
          </table:table-cell>
        </table:table-row>
        <table:table-row>
          <table:table-cell table:style-name="Table181.A2" table:number-columns-spanned="2" office:value-type="string">
            <text:p text:style-name="P89">Name in Microsoft Office 2003</text:p>
          </table:table-cell>
          <table:covered-table-cell/>
          <table:table-cell table:style-name="Table181.C2" office:value-type="string">
            <text:p text:style-name="P105">N/A</text:p>
          </table:table-cell>
        </table:table-row>
        <table:table-row>
          <table:table-cell table:style-name="Table181.A2" table:number-columns-spanned="2" office:value-type="string">
            <text:p text:style-name="P89">Notes:</text:p>
          </table:table-cell>
          <table:covered-table-cell/>
          <table:table-cell table:style-name="Table181.C2" office:value-type="string">
            <text:p text:style-name="P66"/>
          </table:table-cell>
        </table:table-row>
        <table:table-row>
          <table:table-cell table:style-name="Table181.A2" table:number-columns-spanned="2" office:value-type="string">
            <text:p text:style-name="P89">Toolbar Content</text:p>
          </table:table-cell>
          <table:covered-table-cell/>
          <table:table-cell table:style-name="Table181.C2" office:value-type="string">
            <text:p text:style-name="P64">Numbering On/Off<text:line-break/>Bullets On/Off<text:line-break/>---------------<text:line-break/>Bullets Off<text:line-break/>---------------<text:line-break/>Up One Level<text:line-break/>Down One Level<text:line-break/>Move Up with Subpoints<text:line-break/>Move Down with Subpoints<text:line-break/>---------------<text:line-break/>Insert Unnumbered Entry<text:line-break/>---------------<text:line-break/>Move Up<text:line-break/>Move Down<text:line-break/>Move Up with Subpoints<text:line-break/>Move Down with Subpoints<text:line-break/>----------------<text:line-break/>Restart Numbering<text:line-break/>Edit Numbering</text:p>
          </table:table-cell>
        </table:table-row>
      </table:table>
      <text:h text:style-name="P47" text:outline-level="3">Table (Writer Web)</text:h>
      <table:table table:name="Table182" table:style-name="Table182">
        <table:table-column table:style-name="Table182.A"/>
        <table:table-column table:style-name="Table182.B"/>
        <table:table-column table:style-name="Table182.C"/>
        <table:table-row>
          <table:table-cell table:style-name="Table182.A1" office:value-type="string">
            <text:p text:style-name="WW-Table_20_Heading">Toolbar Name:</text:p>
          </table:table-cell>
          <table:table-cell table:style-name="Table182.A1" office:value-type="string">
            <text:p text:style-name="WW-Table_20_Heading">EN:</text:p>
          </table:table-cell>
          <table:table-cell table:style-name="Table182.C1" office:value-type="string">
            <text:p text:style-name="P65">Table</text:p>
          </table:table-cell>
        </table:table-row>
        <table:table-row>
          <table:table-cell table:style-name="Table182.A2" office:value-type="string">
            <text:p text:style-name="WW-Table_20_Contents"/>
          </table:table-cell>
          <table:table-cell table:style-name="Table182.A2" office:value-type="string">
            <text:p text:style-name="P89">GER:</text:p>
          </table:table-cell>
          <table:table-cell table:style-name="Table182.C2" office:value-type="string">
            <text:p text:style-name="P100">Tabelle</text:p>
          </table:table-cell>
        </table:table-row>
        <table:table-row>
          <table:table-cell table:style-name="Table182.A2" table:number-columns-spanned="2" office:value-type="string">
            <text:p text:style-name="WW-Table_20_Heading">Toolbar File Name:</text:p>
          </table:table-cell>
          <table:covered-table-cell/>
          <table:table-cell table:style-name="Table182.C2" office:value-type="string">
            <text:p text:style-name="P100">tableobjectbar</text:p>
          </table:table-cell>
        </table:table-row>
        <table:table-row>
          <table:table-cell table:style-name="Table182.A2" table:number-columns-spanned="2" office:value-type="string">
            <text:p text:style-name="P89">Appears in:</text:p>
          </table:table-cell>
          <table:covered-table-cell/>
          <table:table-cell table:style-name="Table182.C2" office:value-type="string">
            <text:p text:style-name="P99">Writer Web</text:p>
          </table:table-cell>
        </table:table-row>
        <table:table-row>
          <table:table-cell table:style-name="Table182.A2" table:number-columns-spanned="2" office:value-type="string">
            <text:p text:style-name="P89">Shall always be visible</text:p>
          </table:table-cell>
          <table:covered-table-cell/>
          <table:table-cell table:style-name="Table182.C2" office:value-type="string">
            <text:p text:style-name="P99">No</text:p>
          </table:table-cell>
        </table:table-row>
        <table:table-row>
          <table:table-cell table:style-name="Table182.A2" table:number-columns-spanned="2" office:value-type="string">
            <text:p text:style-name="P89">List in View/Toolbars:</text:p>
          </table:table-cell>
          <table:covered-table-cell/>
          <table:table-cell table:style-name="Table182.C2" office:value-type="string">
            <text:p text:style-name="P99">Yes</text:p>
          </table:table-cell>
        </table:table-row>
        <table:table-row>
          <table:table-cell table:style-name="Table182.A2" table:number-columns-spanned="2" office:value-type="string">
            <text:p text:style-name="P89">Visible after first start</text:p>
          </table:table-cell>
          <table:covered-table-cell/>
          <table:table-cell table:style-name="Table182.C2" office:value-type="string">
            <text:p text:style-name="P99">No</text:p>
          </table:table-cell>
        </table:table-row>
        <table:table-row>
          <table:table-cell table:style-name="Table182.A2" table:number-columns-spanned="2" office:value-type="string">
            <text:p text:style-name="P89">Sub-Toolbar of:</text:p>
          </table:table-cell>
          <table:covered-table-cell/>
          <table:table-cell table:style-name="Table182.C2" office:value-type="string">
            <text:p text:style-name="P99">Standard</text:p>
          </table:table-cell>
        </table:table-row>
        <table:table-row>
          <table:table-cell table:style-name="Table182.A2" table:number-columns-spanned="2" office:value-type="string">
            <text:p text:style-name="P89">Display Tb if context is given</text:p>
          </table:table-cell>
          <table:covered-table-cell/>
          <table:table-cell table:style-name="Table182.C2" office:value-type="string">
            <text:p text:style-name="P99">Yes</text:p>
          </table:table-cell>
        </table:table-row>
        <table:table-row>
          <table:table-cell table:style-name="Table182.A2" table:number-columns-spanned="2" office:value-type="string">
            <text:p text:style-name="P89">Close Operation</text:p>
          </table:table-cell>
          <table:covered-table-cell/>
          <table:table-cell table:style-name="Table182.C2" office:value-type="string">
            <text:p text:style-name="P107">Temporarily</text:p>
          </table:table-cell>
        </table:table-row>
        <table:table-row>
          <table:table-cell table:style-name="Table182.A2" table:number-columns-spanned="2" office:value-type="string">
            <text:p text:style-name="P89">Default Docking State</text:p>
          </table:table-cell>
          <table:covered-table-cell/>
          <table:table-cell table:style-name="Table182.C2" office:value-type="string">
            <text:p text:style-name="P103">Floated</text:p>
          </table:table-cell>
        </table:table-row>
        <table:table-row>
          <table:table-cell table:style-name="Table182.A2" table:number-columns-spanned="2" office:value-type="string">
            <text:p text:style-name="P89">Default Position</text:p>
          </table:table-cell>
          <table:covered-table-cell/>
          <table:table-cell table:style-name="Table182.C2" office:value-type="string">
            <text:p text:style-name="P103">N/A</text:p>
          </table:table-cell>
        </table:table-row>
        <table:table-row>
          <table:table-cell table:style-name="Table182.A2" table:number-columns-spanned="2" office:value-type="string">
            <text:p text:style-name="P89">Default Style</text:p>
          </table:table-cell>
          <table:covered-table-cell/>
          <table:table-cell table:style-name="Table182.C2" office:value-type="string">
            <text:p text:style-name="P104">Icon</text:p>
          </table:table-cell>
        </table:table-row>
        <table:table-row>
          <table:table-cell table:style-name="Table182.A2" table:number-columns-spanned="2" office:value-type="string">
            <text:p text:style-name="P89">Name in OpenOffice 1.1</text:p>
          </table:table-cell>
          <table:covered-table-cell/>
          <table:table-cell table:style-name="Table182.C2" office:value-type="string">
            <text:p text:style-name="P66">Table Context Bar</text:p>
          </table:table-cell>
        </table:table-row>
        <table:table-row>
          <table:table-cell table:style-name="Table182.A2" table:number-columns-spanned="2" office:value-type="string">
            <text:p text:style-name="P89">Name in Microsoft Office 2003</text:p>
          </table:table-cell>
          <table:covered-table-cell/>
          <table:table-cell table:style-name="Table182.C2" office:value-type="string">
            <text:p text:style-name="P66">Tables and Borders</text:p>
          </table:table-cell>
        </table:table-row>
        <table:table-row>
          <table:table-cell table:style-name="Table182.A2" table:number-columns-spanned="2" office:value-type="string">
            <text:p text:style-name="P89">Notes:</text:p>
          </table:table-cell>
          <table:covered-table-cell/>
          <table:table-cell table:style-name="Table182.C2" office:value-type="string">
            <text:p text:style-name="P66"/>
          </table:table-cell>
        </table:table-row>
        <table:table-row>
          <table:table-cell table:style-name="Table182.A2" table:number-columns-spanned="2" office:value-type="string">
            <text:p text:style-name="P89">Toolbar Content</text:p>
          </table:table-cell>
          <table:covered-table-cell/>
          <table:table-cell table:style-name="Table182.C2" office:value-type="string">
            <text:p text:style-name="P94">Insert Table<text:line-break/>-------------</text:p>
            <text:p text:style-name="WW-Table_20_Contents"><text:span text:style-name="T12">Line Style</text:span><text:span text:style-name="T38"> -&gt; </text:span><text:span text:style-name="T34">Style: DropDownOnly</text:span><text:span text:style-name="T12"><text:line-break/>Line Color (of the border)</text:span><text:span text:style-name="T38"> -&gt; </text:span><text:span text:style-name="T34">Style: DropDownOnly</text:span><text:span text:style-name="T12"><text:line-break/>-------------<text:line-break/>Border</text:span><text:span text:style-name="T38"> </text:span><text:span text:style-name="T40"><text:s/>-&gt; Style:DropDownOnly</text:span><text:span text:style-name="T34">Style: DropDownOnly</text:span><text:span text:style-name="T12"><text:line-break/>Background Color</text:span><text:span text:style-name="T38"> </text:span><text:span text:style-name="T40"><text:s/>-&gt; Style:DropDownOnly</text:span><text:span text:style-name="T34">Style: DropDownOnly</text:span><text:span text:style-name="T12"><text:line-break/>-------------<text:line-break/>Merge Cells<text:line-break/>Split Cells<text:line-break/></text:span><text:span text:style-name="T22">Op</text:span><text:span text:style-name="T5">timize -&gt; Optimize</text:span><text:span text:style-name="T38"> -&gt; </text:span><text:span text:style-name="T34">Style: DropDownOnly</text:span><text:span text:style-name="T38"><text:line-break/></text:span><text:span text:style-name="T12">-------------<text:line-break/>Top<text:line-break/>Center<text:line-break/>Bottom<text:line-break/>-------------<text:line-break/>Insert Row<text:line-break/>Insert Column<text:line-break/>Delete Row<text:line-break/>Delete Column<text:line-break/>----------<text:line-break/>Select Table[hidden by default]<text:line-break/>Select Columns[hidden by default]<text:line-break/>Select Rows[hidden by default]<text:line-break/>----------<text:line-break/>AutoFormat<text:line-break/>Table Properties<text:line-break/>-------------<text:line-break/>Sort...<text:line-break/>-------------<text:line-break/>Sum</text:span></text:p>
          </table:table-cell>
        </table:table-row>
      </table:table>
      <text:h text:style-name="P47" text:outline-level="3">Page Preview (Writer Web)</text:h>
      <table:table table:name="Table184" table:style-name="Table184">
        <table:table-column table:style-name="Table184.A"/>
        <table:table-column table:style-name="Table184.B"/>
        <table:table-column table:style-name="Table184.C"/>
        <table:table-row>
          <table:table-cell table:style-name="Table184.A1" office:value-type="string">
            <text:p text:style-name="WW-Table_20_Heading">Toolbar Name:</text:p>
          </table:table-cell>
          <table:table-cell table:style-name="Table184.A1" office:value-type="string">
            <text:p text:style-name="WW-Table_20_Heading">EN:</text:p>
          </table:table-cell>
          <table:table-cell table:style-name="Table184.C1" office:value-type="string">
            <text:p text:style-name="P65">Page Preview</text:p>
          </table:table-cell>
        </table:table-row>
        <table:table-row>
          <table:table-cell table:style-name="Table184.A2" office:value-type="string">
            <text:p text:style-name="WW-Table_20_Contents"/>
          </table:table-cell>
          <table:table-cell table:style-name="Table184.A2" office:value-type="string">
            <text:p text:style-name="P89">GER:</text:p>
          </table:table-cell>
          <table:table-cell table:style-name="Table184.C2" office:value-type="string">
            <text:p text:style-name="P100">Seitenvorschau</text:p>
          </table:table-cell>
        </table:table-row>
        <table:table-row>
          <table:table-cell table:style-name="Table184.A2" table:number-columns-spanned="2" office:value-type="string">
            <text:p text:style-name="WW-Table_20_Heading">Toolbar File Name:</text:p>
          </table:table-cell>
          <table:covered-table-cell/>
          <table:table-cell table:style-name="Table184.C2" office:value-type="string">
            <text:p text:style-name="P100">Previewobjectbar.xml</text:p>
          </table:table-cell>
        </table:table-row>
        <table:table-row>
          <table:table-cell table:style-name="Table184.A2" table:number-columns-spanned="2" office:value-type="string">
            <text:p text:style-name="P89">Appears in:</text:p>
          </table:table-cell>
          <table:covered-table-cell/>
          <table:table-cell table:style-name="Table184.C2" office:value-type="string">
            <text:p text:style-name="P99">Writer Web </text:p>
          </table:table-cell>
        </table:table-row>
        <table:table-row>
          <table:table-cell table:style-name="Table184.A2" table:number-columns-spanned="2" office:value-type="string">
            <text:p text:style-name="P89">Shall always be visible</text:p>
          </table:table-cell>
          <table:covered-table-cell/>
          <table:table-cell table:style-name="Table184.C2" office:value-type="string">
            <text:p text:style-name="P99">NO</text:p>
          </table:table-cell>
        </table:table-row>
        <table:table-row>
          <table:table-cell table:style-name="Table184.A2" table:number-columns-spanned="2" office:value-type="string">
            <text:p text:style-name="P89">List in View/Toolbars:</text:p>
          </table:table-cell>
          <table:covered-table-cell/>
          <table:table-cell table:style-name="Table184.C2" office:value-type="string">
            <text:p text:style-name="P99">No</text:p>
          </table:table-cell>
        </table:table-row>
        <table:table-row>
          <table:table-cell table:style-name="Table184.A2" table:number-columns-spanned="2" office:value-type="string">
            <text:p text:style-name="P89">Visible after first start</text:p>
          </table:table-cell>
          <table:covered-table-cell/>
          <table:table-cell table:style-name="Table184.C2" office:value-type="string">
            <text:p text:style-name="P99">No</text:p>
          </table:table-cell>
        </table:table-row>
        <table:table-row>
          <table:table-cell table:style-name="Table184.A2" table:number-columns-spanned="2" office:value-type="string">
            <text:p text:style-name="P89">Sub-Toolbar of:</text:p>
          </table:table-cell>
          <table:covered-table-cell/>
          <table:table-cell table:style-name="Table184.C2" office:value-type="string">
            <text:p text:style-name="P99">N/A</text:p>
          </table:table-cell>
        </table:table-row>
        <table:table-row>
          <table:table-cell table:style-name="Table184.A2" table:number-columns-spanned="2" office:value-type="string">
            <text:p text:style-name="P89">Display Tb if context is given</text:p>
          </table:table-cell>
          <table:covered-table-cell/>
          <table:table-cell table:style-name="Table184.C2" office:value-type="string">
            <text:p text:style-name="P99">Yes</text:p>
          </table:table-cell>
        </table:table-row>
        <table:table-row>
          <table:table-cell table:style-name="Table184.A2" table:number-columns-spanned="2" office:value-type="string">
            <text:p text:style-name="P89">Close Operation</text:p>
          </table:table-cell>
          <table:covered-table-cell/>
          <table:table-cell table:style-name="Table184.C2" office:value-type="string">
            <text:p text:style-name="P107">N/A, has no closer</text:p>
          </table:table-cell>
        </table:table-row>
        <table:table-row>
          <table:table-cell table:style-name="Table184.A2" table:number-columns-spanned="2" office:value-type="string">
            <text:p text:style-name="P89">Default Docking State</text:p>
          </table:table-cell>
          <table:covered-table-cell/>
          <table:table-cell table:style-name="Table184.C2" office:value-type="string">
            <text:p text:style-name="P104">Docked</text:p>
          </table:table-cell>
        </table:table-row>
        <table:table-row>
          <table:table-cell table:style-name="Table184.A2" table:number-columns-spanned="2" office:value-type="string">
            <text:p text:style-name="P89">Default Position</text:p>
          </table:table-cell>
          <table:covered-table-cell/>
          <table:table-cell table:style-name="Table184.C2" office:value-type="string">
            <text:p text:style-name="P104">Top, Below Standard</text:p>
          </table:table-cell>
        </table:table-row>
        <table:table-row>
          <table:table-cell table:style-name="Table184.A2" table:number-columns-spanned="2" office:value-type="string">
            <text:p text:style-name="P89">Default Style</text:p>
          </table:table-cell>
          <table:covered-table-cell/>
          <table:table-cell table:style-name="Table184.C2" office:value-type="string">
            <text:p text:style-name="P104">Icon &amp; Pure Text for 'Close'</text:p>
          </table:table-cell>
        </table:table-row>
        <table:table-row>
          <table:table-cell table:style-name="Table184.A2" table:number-columns-spanned="2" office:value-type="string">
            <text:p text:style-name="P89">Name in OpenOffice 1.1</text:p>
          </table:table-cell>
          <table:covered-table-cell/>
          <table:table-cell table:style-name="Table184.C2" office:value-type="string">
            <text:p text:style-name="P66">Page Preview</text:p>
          </table:table-cell>
        </table:table-row>
        <table:table-row>
          <table:table-cell table:style-name="Table184.A2" table:number-columns-spanned="2" office:value-type="string">
            <text:p text:style-name="P89">Name in Microsoft Office 2003</text:p>
          </table:table-cell>
          <table:covered-table-cell/>
          <table:table-cell table:style-name="Table184.C2" office:value-type="string">
            <text:p text:style-name="P66">Print Preview</text:p>
          </table:table-cell>
        </table:table-row>
        <table:table-row>
          <table:table-cell table:style-name="Table184.A2" table:number-columns-spanned="2" office:value-type="string">
            <text:p text:style-name="P89">Notes:</text:p>
          </table:table-cell>
          <table:covered-table-cell/>
          <table:table-cell table:style-name="Table184.C2" office:value-type="string">
            <text:p text:style-name="P68">THERE IS NO PAGE PREVIEW IN WRITER/WEB UNLESS THE VIEW MODE IS SET TO “PRINT LAYOUT”</text:p>
          </table:table-cell>
        </table:table-row>
        <table:table-row>
          <table:table-cell table:style-name="Table184.A2" table:number-columns-spanned="2" office:value-type="string">
            <text:p text:style-name="P89">Toolbar Content</text:p>
          </table:table-cell>
          <table:covered-table-cell/>
          <table:table-cell table:style-name="Table184.C2" office:value-type="string">
            <text:p text:style-name="P19">Previous Page</text:p>
            <text:p text:style-name="P19">Next Page</text:p>
            <text:p text:style-name="P19">------------</text:p>
            <text:p text:style-name="P19">To Document Begin</text:p>
            <text:p text:style-name="P19">To Document End</text:p>
            <text:p text:style-name="P19">------------</text:p>
            <text:p text:style-name="P19">Page Preview: Two</text:p>
            <text:p text:style-name="P19">Page Preview: Multiple Pages</text:p>
            <text:p text:style-name="P19">------------</text:p>
            <text:p text:style-name="P19">Zoom In</text:p>
            <text:p text:style-name="P19">------------</text:p>
            <text:p text:style-name="P19">Preview Zoom</text:p>
            <text:p text:style-name="P19">------------</text:p>
            <text:p text:style-name="P19">Zoom Out</text:p>
            <text:p text:style-name="P19">------------</text:p>
            <text:p text:style-name="P19">Full Screen</text:p>
            <text:p text:style-name="P19">Print page view</text:p>
            <text:p text:style-name="P19">Print options page view</text:p>
            <text:p text:style-name="P19">------------</text:p>
            <text:p text:style-name="P19">Close Preview</text:p>
          </table:table-cell>
        </table:table-row>
      </table:table>
      <text:h text:style-name="P47" text:outline-level="3">Fontwork (Writer Web)</text:h>
      <table:table table:name="Table192" table:style-name="Table192">
        <table:table-column table:style-name="Table192.A"/>
        <table:table-column table:style-name="Table192.B"/>
        <table:table-column table:style-name="Table192.C"/>
        <table:table-row>
          <table:table-cell table:style-name="Table192.A1" office:value-type="string">
            <text:p text:style-name="WW-Table_20_Heading">Toolbar Name:</text:p>
          </table:table-cell>
          <table:table-cell table:style-name="Table192.A1" office:value-type="string">
            <text:p text:style-name="WW-Table_20_Heading">EN:</text:p>
          </table:table-cell>
          <table:table-cell table:style-name="Table192.C1" office:value-type="string">
            <text:p text:style-name="P65">Fontwork</text:p>
          </table:table-cell>
        </table:table-row>
        <table:table-row>
          <table:table-cell table:style-name="Table192.A2" office:value-type="string">
            <text:p text:style-name="WW-Table_20_Contents"/>
          </table:table-cell>
          <table:table-cell table:style-name="Table192.A2" office:value-type="string">
            <text:p text:style-name="P89">GER:</text:p>
          </table:table-cell>
          <table:table-cell table:style-name="Table192.C2" office:value-type="string">
            <text:p text:style-name="P100">Fontwork</text:p>
          </table:table-cell>
        </table:table-row>
        <table:table-row>
          <table:table-cell table:style-name="Table192.A2" table:number-columns-spanned="2" office:value-type="string">
            <text:p text:style-name="WW-Table_20_Heading">Toolbar File Name:</text:p>
          </table:table-cell>
          <table:covered-table-cell/>
          <table:table-cell table:style-name="Table192.C2" office:value-type="string">
            <text:p text:style-name="P100">Fontworkobjectbar.xml</text:p>
          </table:table-cell>
        </table:table-row>
        <table:table-row>
          <table:table-cell table:style-name="Table192.A2" table:number-columns-spanned="2" office:value-type="string">
            <text:p text:style-name="P89">Appears in:</text:p>
          </table:table-cell>
          <table:covered-table-cell/>
          <table:table-cell table:style-name="Table192.C2" office:value-type="string">
            <text:p text:style-name="P99">Writer Web</text:p>
          </table:table-cell>
        </table:table-row>
        <table:table-row>
          <table:table-cell table:style-name="Table192.A2" table:number-columns-spanned="2" office:value-type="string">
            <text:p text:style-name="P89">Shall always be visible</text:p>
          </table:table-cell>
          <table:covered-table-cell/>
          <table:table-cell table:style-name="Table192.C2" office:value-type="string">
            <text:p text:style-name="P99">No</text:p>
          </table:table-cell>
        </table:table-row>
        <table:table-row>
          <table:table-cell table:style-name="Table192.A2" table:number-columns-spanned="2" office:value-type="string">
            <text:p text:style-name="P89">List in View/Toolbars:</text:p>
          </table:table-cell>
          <table:covered-table-cell/>
          <table:table-cell table:style-name="Table192.C2" office:value-type="string">
            <text:p text:style-name="P99">No</text:p>
          </table:table-cell>
        </table:table-row>
        <table:table-row>
          <table:table-cell table:style-name="Table192.A2" table:number-columns-spanned="2" office:value-type="string">
            <text:p text:style-name="P89">Visible after first start</text:p>
          </table:table-cell>
          <table:covered-table-cell/>
          <table:table-cell table:style-name="Table192.C2" office:value-type="string">
            <text:p text:style-name="P99">No</text:p>
          </table:table-cell>
        </table:table-row>
        <table:table-row>
          <table:table-cell table:style-name="Table192.A2" table:number-columns-spanned="2" office:value-type="string">
            <text:p text:style-name="P89">Sub-Toolbar of:</text:p>
          </table:table-cell>
          <table:covered-table-cell/>
          <table:table-cell table:style-name="Table192.C2" office:value-type="string">
            <text:p text:style-name="P99">Drawing</text:p>
          </table:table-cell>
        </table:table-row>
        <table:table-row>
          <table:table-cell table:style-name="Table192.A2" table:number-columns-spanned="2" office:value-type="string">
            <text:p text:style-name="P89">Display Tb if context is given</text:p>
          </table:table-cell>
          <table:covered-table-cell/>
          <table:table-cell table:style-name="Table192.C2" office:value-type="string">
            <text:p text:style-name="P99">Yes</text:p>
          </table:table-cell>
        </table:table-row>
        <table:table-row>
          <table:table-cell table:style-name="Table192.A2" table:number-columns-spanned="2" office:value-type="string">
            <text:p text:style-name="P89">Close Operation</text:p>
          </table:table-cell>
          <table:covered-table-cell/>
          <table:table-cell table:style-name="Table192.C2" office:value-type="string">
            <text:p text:style-name="P107">Temporarily</text:p>
          </table:table-cell>
        </table:table-row>
        <table:table-row>
          <table:table-cell table:style-name="Table192.A2" table:number-columns-spanned="2" office:value-type="string">
            <text:p text:style-name="P89">Default Docking State</text:p>
          </table:table-cell>
          <table:covered-table-cell/>
          <table:table-cell table:style-name="Table192.C2" office:value-type="string">
            <text:p text:style-name="P104">Floated</text:p>
          </table:table-cell>
        </table:table-row>
        <table:table-row>
          <table:table-cell table:style-name="Table192.A2" table:number-columns-spanned="2" office:value-type="string">
            <text:p text:style-name="P89">Default Position</text:p>
          </table:table-cell>
          <table:covered-table-cell/>
          <table:table-cell table:style-name="Table192.C2" office:value-type="string">
            <text:p text:style-name="P104">N/A</text:p>
          </table:table-cell>
        </table:table-row>
        <table:table-row>
          <table:table-cell table:style-name="Table192.A2" table:number-columns-spanned="2" office:value-type="string">
            <text:p text:style-name="P89">Default Style</text:p>
          </table:table-cell>
          <table:covered-table-cell/>
          <table:table-cell table:style-name="Table192.C2" office:value-type="string">
            <text:p text:style-name="P104">Icon</text:p>
          </table:table-cell>
        </table:table-row>
        <table:table-row>
          <table:table-cell table:style-name="Table192.A2" table:number-columns-spanned="2" office:value-type="string">
            <text:p text:style-name="P89">Name in OpenOffice 1.1</text:p>
          </table:table-cell>
          <table:covered-table-cell/>
          <table:table-cell table:style-name="Table192.C2" office:value-type="string">
            <text:p text:style-name="P66">N/A</text:p>
          </table:table-cell>
        </table:table-row>
        <table:table-row>
          <table:table-cell table:style-name="Table192.A2" table:number-columns-spanned="2" office:value-type="string">
            <text:p text:style-name="P89">Name in Microsoft Office 2003</text:p>
          </table:table-cell>
          <table:covered-table-cell/>
          <table:table-cell table:style-name="Table192.C2" office:value-type="string">
            <text:p text:style-name="P66">WordArt</text:p>
          </table:table-cell>
        </table:table-row>
        <table:table-row>
          <table:table-cell table:style-name="Table192.A2" table:number-columns-spanned="2" office:value-type="string">
            <text:p text:style-name="P89">Notes:</text:p>
          </table:table-cell>
          <table:covered-table-cell/>
          <table:table-cell table:style-name="Table192.C2" office:value-type="string">
            <text:p text:style-name="P71">THIS TOOLBAR SHALL ONLY APPEAR IF AN FONTWORK OBJECT IS SELECTED, OR THE FONTWORK GALLERY IS VISIBLE</text:p>
          </table:table-cell>
        </table:table-row>
        <table:table-row>
          <table:table-cell table:style-name="Table192.A2" table:number-columns-spanned="2" office:value-type="string">
            <text:p text:style-name="P89">Toolbar Content</text:p>
          </table:table-cell>
          <table:covered-table-cell/>
          <table:table-cell table:style-name="Table192.C2" office:value-type="string">
            <text:p text:style-name="P9">Fontwork Gallery</text:p>
            <text:p text:style-name="P11">------------------</text:p>
            <text:p text:style-name="Standard"><text:span text:style-name="T18">Fontwork Shape</text:span><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ext:p text:style-name="P9">Fontwork Same Letter Heights</text:p>
            <text:p text:style-name="P9">------------------</text:p>
            <text:p text:style-name="Standard"><text:span text:style-name="T18">Fontwork Alignment</text:span><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ext:p text:style-name="P9">Fontwork Character Spacing<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able:table-cell>
        </table:table-row>
      </table:table>
      <text:h text:style-name="P47" text:outline-level="3">Fontwork Shape (Writer Web)</text:h>
      <table:table table:name="Table193" table:style-name="Table193">
        <table:table-column table:style-name="Table193.A"/>
        <table:table-column table:style-name="Table193.B"/>
        <table:table-column table:style-name="Table193.C"/>
        <table:table-row>
          <table:table-cell table:style-name="Table193.A1" office:value-type="string">
            <text:p text:style-name="WW-Table_20_Heading">Toolbar Name:</text:p>
          </table:table-cell>
          <table:table-cell table:style-name="Table193.A1" office:value-type="string">
            <text:p text:style-name="WW-Table_20_Heading">EN:</text:p>
          </table:table-cell>
          <table:table-cell table:style-name="Table193.C1" office:value-type="string">
            <text:p text:style-name="P65">Fontwork Shape</text:p>
          </table:table-cell>
        </table:table-row>
        <table:table-row>
          <table:table-cell table:style-name="Table193.A2" office:value-type="string">
            <text:p text:style-name="WW-Table_20_Contents"/>
          </table:table-cell>
          <table:table-cell table:style-name="Table193.A2" office:value-type="string">
            <text:p text:style-name="P89">GER:</text:p>
          </table:table-cell>
          <table:table-cell table:style-name="Table193.C2" office:value-type="string">
            <text:p text:style-name="P100">Fontwork-Form</text:p>
          </table:table-cell>
        </table:table-row>
        <table:table-row>
          <table:table-cell table:style-name="Table193.A2" table:number-columns-spanned="2" office:value-type="string">
            <text:p text:style-name="WW-Table_20_Heading">Toolbar File Name:</text:p>
          </table:table-cell>
          <table:covered-table-cell/>
          <table:table-cell table:style-name="Table193.C2" office:value-type="string">
            <text:p text:style-name="P100">Fontworkshapetypes.xml</text:p>
          </table:table-cell>
        </table:table-row>
        <table:table-row>
          <table:table-cell table:style-name="Table193.A2" table:number-columns-spanned="2" office:value-type="string">
            <text:p text:style-name="P89">Appears in:</text:p>
          </table:table-cell>
          <table:covered-table-cell/>
          <table:table-cell table:style-name="Table193.C2" office:value-type="string">
            <text:p text:style-name="P99">Writer Web</text:p>
          </table:table-cell>
        </table:table-row>
        <table:table-row>
          <table:table-cell table:style-name="Table193.A2" table:number-columns-spanned="2" office:value-type="string">
            <text:p text:style-name="P89">Shall always be visible</text:p>
          </table:table-cell>
          <table:covered-table-cell/>
          <table:table-cell table:style-name="Table193.C2" office:value-type="string">
            <text:p text:style-name="P99">No</text:p>
          </table:table-cell>
        </table:table-row>
        <table:table-row>
          <table:table-cell table:style-name="Table193.A2" table:number-columns-spanned="2" office:value-type="string">
            <text:p text:style-name="P89">List in View/Toolbars:</text:p>
          </table:table-cell>
          <table:covered-table-cell/>
          <table:table-cell table:style-name="Table193.C2" office:value-type="string">
            <text:p text:style-name="P99">No</text:p>
          </table:table-cell>
        </table:table-row>
        <table:table-row>
          <table:table-cell table:style-name="Table193.A2" table:number-columns-spanned="2" office:value-type="string">
            <text:p text:style-name="P89">Visible after first start</text:p>
          </table:table-cell>
          <table:covered-table-cell/>
          <table:table-cell table:style-name="Table193.C2" office:value-type="string">
            <text:p text:style-name="P99">No</text:p>
          </table:table-cell>
        </table:table-row>
        <table:table-row>
          <table:table-cell table:style-name="Table193.A2" table:number-columns-spanned="2" office:value-type="string">
            <text:p text:style-name="P89">Sub-Toolbar of:</text:p>
          </table:table-cell>
          <table:covered-table-cell/>
          <table:table-cell table:style-name="Table193.C2" office:value-type="string">
            <text:p text:style-name="P99">Fontwork</text:p>
          </table:table-cell>
        </table:table-row>
        <table:table-row>
          <table:table-cell table:style-name="Table193.A2" table:number-columns-spanned="2" office:value-type="string">
            <text:p text:style-name="P89">Display Tb if context is given</text:p>
          </table:table-cell>
          <table:covered-table-cell/>
          <table:table-cell table:style-name="Table193.C2" office:value-type="string">
            <text:p text:style-name="P99">No</text:p>
          </table:table-cell>
        </table:table-row>
        <table:table-row>
          <table:table-cell table:style-name="Table193.A2" table:number-columns-spanned="2" office:value-type="string">
            <text:p text:style-name="P89">Close Operation</text:p>
          </table:table-cell>
          <table:covered-table-cell/>
          <table:table-cell table:style-name="Table193.C2" office:value-type="string">
            <text:p text:style-name="P107">Permanently</text:p>
          </table:table-cell>
        </table:table-row>
        <table:table-row>
          <table:table-cell table:style-name="Table193.A2" table:number-columns-spanned="2" office:value-type="string">
            <text:p text:style-name="P89">Default Docking State</text:p>
          </table:table-cell>
          <table:covered-table-cell/>
          <table:table-cell table:style-name="Table193.C2" office:value-type="string">
            <text:p text:style-name="P104">Floated</text:p>
          </table:table-cell>
        </table:table-row>
        <table:table-row>
          <table:table-cell table:style-name="Table193.A2" table:number-columns-spanned="2" office:value-type="string">
            <text:p text:style-name="P89">Default Position</text:p>
          </table:table-cell>
          <table:covered-table-cell/>
          <table:table-cell table:style-name="Table193.C2" office:value-type="string">
            <text:p text:style-name="P104">N/A</text:p>
          </table:table-cell>
        </table:table-row>
        <table:table-row>
          <table:table-cell table:style-name="Table193.A2" table:number-columns-spanned="2" office:value-type="string">
            <text:p text:style-name="P89">Default Style</text:p>
          </table:table-cell>
          <table:covered-table-cell/>
          <table:table-cell table:style-name="Table193.C2" office:value-type="string">
            <text:p text:style-name="P104">Icon</text:p>
          </table:table-cell>
        </table:table-row>
        <table:table-row>
          <table:table-cell table:style-name="Table193.A2" table:number-columns-spanned="2" office:value-type="string">
            <text:p text:style-name="P89">Name in OpenOffice 1.1</text:p>
          </table:table-cell>
          <table:covered-table-cell/>
          <table:table-cell table:style-name="Table193.C2" office:value-type="string">
            <text:p text:style-name="P66">N/A</text:p>
          </table:table-cell>
        </table:table-row>
        <table:table-row>
          <table:table-cell table:style-name="Table193.A2" table:number-columns-spanned="2" office:value-type="string">
            <text:p text:style-name="P89">Name in Microsoft Office 2003</text:p>
          </table:table-cell>
          <table:covered-table-cell/>
          <table:table-cell table:style-name="Table193.C2" office:value-type="string">
            <text:p text:style-name="P66">WordArt Shape</text:p>
          </table:table-cell>
        </table:table-row>
        <table:table-row>
          <table:table-cell table:style-name="Table193.A2" table:number-columns-spanned="2" office:value-type="string">
            <text:p text:style-name="P89">Notes:</text:p>
          </table:table-cell>
          <table:covered-table-cell/>
          <table:table-cell table:style-name="Table193.C2" office:value-type="string">
            <text:p text:style-name="P66"/>
          </table:table-cell>
        </table:table-row>
        <table:table-row>
          <table:table-cell table:style-name="Table193.A2" table:number-columns-spanned="2" office:value-type="string">
            <text:p text:style-name="P89">Toolbar Content</text:p>
          </table:table-cell>
          <table:covered-table-cell/>
          <table:table-cell table:style-name="Table193.C2" office:value-type="string">
            <text:p text:style-name="P9">Plain Text</text:p>
            <text:p text:style-name="P9">Wave</text:p>
            <text:p text:style-name="P9">Inflate</text:p>
            <text:p text:style-name="P9">Stop</text:p>
            <text:p text:style-name="P9">Curve Up</text:p>
            <text:p text:style-name="P9">Curve Down</text:p>
            <text:p text:style-name="P10">&lt;BR&gt;</text:p>
            <text:p text:style-name="P9">Triangle Up</text:p>
            <text:p text:style-name="P9">Triangle Down</text:p>
            <text:p text:style-name="P9">Fade Right</text:p>
            <text:p text:style-name="P9">Fade Left</text:p>
            <text:p text:style-name="P9">Fade Up</text:p>
            <text:p text:style-name="P9">Fade Down</text:p>
            <text:p text:style-name="P10">&lt;BR&gt;</text:p>
            <text:p text:style-name="P9">Slant Up</text:p>
            <text:p text:style-name="P9">Slant Down</text:p>
            <text:p text:style-name="P9">Fade Up and Right</text:p>
            <text:p text:style-name="P9">Fade Up and Left</text:p>
            <text:p text:style-name="P9">Chevron Up</text:p>
            <text:p text:style-name="P9">Chevron Down</text:p>
            <text:p text:style-name="P10">&lt;BR&gt;</text:p>
            <text:p text:style-name="P9">Arch Up (Curve)</text:p>
            <text:p text:style-name="P9">Arch Down (Curve)</text:p>
            <text:p text:style-name="P9">Arch Left (Curve)</text:p>
            <text:p text:style-name="P9">Arch Right (Curve)</text:p>
            <text:p text:style-name="P9">Circle (Curve)</text:p>
            <text:p text:style-name="P9">Open Circle (Curve)</text:p>
            <text:p text:style-name="P10">&lt;BR&gt;</text:p>
            <text:p text:style-name="P9">Arch Up (Pour)</text:p>
            <text:p text:style-name="P9">Arch Down (Pour)</text:p>
            <text:p text:style-name="P9">Arch Left (Pour)</text:p>
            <text:p text:style-name="P9">Arch Right (Pour)</text:p>
            <text:p text:style-name="P9">Circle (Pour)</text:p>
            <text:p text:style-name="P9">Open Circle (Pour)</text:p>
          </table:table-cell>
        </table:table-row>
      </table:table>
      <text:h text:style-name="P47" text:outline-level="3">Picture (Writer Web)</text:h>
      <table:table table:name="Table194" table:style-name="Table194">
        <table:table-column table:style-name="Table194.A"/>
        <table:table-column table:style-name="Table194.B"/>
        <table:table-column table:style-name="Table194.C"/>
        <table:table-row>
          <table:table-cell table:style-name="Table194.A1" office:value-type="string">
            <text:p text:style-name="WW-Table_20_Heading">Toolbar Name:</text:p>
          </table:table-cell>
          <table:table-cell table:style-name="Table194.A1" office:value-type="string">
            <text:p text:style-name="WW-Table_20_Heading">EN:</text:p>
          </table:table-cell>
          <table:table-cell table:style-name="Table194.C1" office:value-type="string">
            <text:p text:style-name="P65">Picture</text:p>
          </table:table-cell>
        </table:table-row>
        <table:table-row>
          <table:table-cell table:style-name="Table194.A2" office:value-type="string">
            <text:p text:style-name="WW-Table_20_Contents"/>
          </table:table-cell>
          <table:table-cell table:style-name="Table194.A2" office:value-type="string">
            <text:p text:style-name="P89"/>
          </table:table-cell>
          <table:table-cell table:style-name="Table194.C2" office:value-type="string">
            <text:p text:style-name="P100">Bild</text:p>
          </table:table-cell>
        </table:table-row>
        <table:table-row>
          <table:table-cell table:style-name="Table194.A2" office:value-type="string">
            <text:p text:style-name="WW-Table_20_Heading">Toolbar File Name:</text:p>
          </table:table-cell>
          <table:table-cell table:style-name="Table194.A2" office:value-type="string">
            <text:p text:style-name="P89"/>
          </table:table-cell>
          <table:table-cell table:style-name="Table194.C2" office:value-type="string">
            <text:p text:style-name="P100">Graphicobjectbar.xml</text:p>
          </table:table-cell>
        </table:table-row>
        <table:table-row>
          <table:table-cell table:style-name="Table194.A2" table:number-columns-spanned="2" office:value-type="string">
            <text:p text:style-name="P89">Appears in:</text:p>
          </table:table-cell>
          <table:covered-table-cell/>
          <table:table-cell table:style-name="Table194.C2" office:value-type="string">
            <text:p text:style-name="P99">Writer Web</text:p>
          </table:table-cell>
        </table:table-row>
        <table:table-row>
          <table:table-cell table:style-name="Table194.A2" table:number-columns-spanned="2" office:value-type="string">
            <text:p text:style-name="P89">Shall always be visible</text:p>
          </table:table-cell>
          <table:covered-table-cell/>
          <table:table-cell table:style-name="Table194.C2" office:value-type="string">
            <text:p text:style-name="P99">No</text:p>
          </table:table-cell>
        </table:table-row>
        <table:table-row>
          <table:table-cell table:style-name="Table194.A2" table:number-columns-spanned="2" office:value-type="string">
            <text:p text:style-name="P89">List in View/Toolbars:</text:p>
          </table:table-cell>
          <table:covered-table-cell/>
          <table:table-cell table:style-name="Table194.C2" office:value-type="string">
            <text:p text:style-name="P99">Yes</text:p>
          </table:table-cell>
        </table:table-row>
        <table:table-row>
          <table:table-cell table:style-name="Table194.A2" table:number-columns-spanned="2" office:value-type="string">
            <text:p text:style-name="P89">Visible after first start</text:p>
          </table:table-cell>
          <table:covered-table-cell/>
          <table:table-cell table:style-name="Table194.C2" office:value-type="string">
            <text:p text:style-name="P99">No</text:p>
          </table:table-cell>
        </table:table-row>
        <table:table-row>
          <table:table-cell table:style-name="Table194.A2" table:number-columns-spanned="2" office:value-type="string">
            <text:p text:style-name="P89">Sub-Toolbar of:</text:p>
          </table:table-cell>
          <table:covered-table-cell/>
          <table:table-cell table:style-name="Table194.C2" office:value-type="string">
            <text:p text:style-name="P99">Drawing</text:p>
          </table:table-cell>
        </table:table-row>
        <table:table-row>
          <table:table-cell table:style-name="Table194.A2" table:number-columns-spanned="2" office:value-type="string">
            <text:p text:style-name="P89">Display Tb if context is given</text:p>
          </table:table-cell>
          <table:covered-table-cell/>
          <table:table-cell table:style-name="Table194.C2" office:value-type="string">
            <text:p text:style-name="P99">Yes</text:p>
          </table:table-cell>
        </table:table-row>
        <table:table-row>
          <table:table-cell table:style-name="Table194.A2" table:number-columns-spanned="2" office:value-type="string">
            <text:p text:style-name="P89">Close Operation</text:p>
          </table:table-cell>
          <table:covered-table-cell/>
          <table:table-cell table:style-name="Table194.C2" office:value-type="string">
            <text:p text:style-name="P107">Temporarily</text:p>
          </table:table-cell>
        </table:table-row>
        <table:table-row>
          <table:table-cell table:style-name="Table194.A2" table:number-columns-spanned="2" office:value-type="string">
            <text:p text:style-name="P89">Default Docking State</text:p>
          </table:table-cell>
          <table:covered-table-cell/>
          <table:table-cell table:style-name="Table194.C2" office:value-type="string">
            <text:p text:style-name="P104">Floated</text:p>
          </table:table-cell>
        </table:table-row>
        <table:table-row>
          <table:table-cell table:style-name="Table194.A2" table:number-columns-spanned="2" office:value-type="string">
            <text:p text:style-name="P89">Default Position</text:p>
          </table:table-cell>
          <table:covered-table-cell/>
          <table:table-cell table:style-name="Table194.C2" office:value-type="string">
            <text:p text:style-name="P104">N/A</text:p>
          </table:table-cell>
        </table:table-row>
        <table:table-row>
          <table:table-cell table:style-name="Table194.A2" table:number-columns-spanned="2" office:value-type="string">
            <text:p text:style-name="P89">Default Style</text:p>
          </table:table-cell>
          <table:covered-table-cell/>
          <table:table-cell table:style-name="Table194.C2" office:value-type="string">
            <text:p text:style-name="P104">Icon</text:p>
          </table:table-cell>
        </table:table-row>
        <table:table-row>
          <table:table-cell table:style-name="Table194.A2" table:number-columns-spanned="2" office:value-type="string">
            <text:p text:style-name="P89">Name in OpenOffice 1.1</text:p>
          </table:table-cell>
          <table:covered-table-cell/>
          <table:table-cell table:style-name="Table194.C2" office:value-type="string">
            <text:p text:style-name="P66">Graphics Object Bar</text:p>
          </table:table-cell>
        </table:table-row>
        <table:table-row>
          <table:table-cell table:style-name="Table194.A2" table:number-columns-spanned="2" office:value-type="string">
            <text:p text:style-name="P89">Name in Microsoft Office 2003</text:p>
          </table:table-cell>
          <table:covered-table-cell/>
          <table:table-cell table:style-name="Table194.C2" office:value-type="string">
            <text:p text:style-name="P66">Picture</text:p>
          </table:table-cell>
        </table:table-row>
        <table:table-row>
          <table:table-cell table:style-name="Table194.A2" table:number-columns-spanned="2" office:value-type="string">
            <text:p text:style-name="P89">Notes:</text:p>
          </table:table-cell>
          <table:covered-table-cell/>
          <table:table-cell table:style-name="Table194.C2" office:value-type="string">
            <text:p text:style-name="P66"/>
          </table:table-cell>
        </table:table-row>
        <table:table-row>
          <table:table-cell table:style-name="Table194.A2" table:number-columns-spanned="2" office:value-type="string">
            <text:p text:style-name="P89">Toolbar Content</text:p>
          </table:table-cell>
          <table:covered-table-cell/>
          <table:table-cell table:style-name="Table194.C2" office:value-type="string">
            <text:p text:style-name="P12">Wrap Office<text:line-break/>Wrap Left<text:line-break/>Wrap Right<text:line-break/>-------------</text:p>
            <text:p text:style-name="P12">Image Map<text:line-break/>------------</text:p>
            <text:p text:style-name="P12">Align Left</text:p>
            <text:p text:style-name="P12">Align Right<text:line-break/>------------</text:p>
            <text:p text:style-name="P12">Align Top</text:p>
            <text:p text:style-name="P12">Align Vertical Center<text:line-break/>Align Bottom<text:line-break/>------------</text:p>
            <text:p text:style-name="P12">Borders<text:line-break/>Line Style<text:line-break/>Line Color (of the Border)</text:p>
            <text:p text:style-name="P12">------------</text:p>
            <text:p text:style-name="P12">Frame properties</text:p>
            <text:p text:style-name="P12">------------</text:p>
            <text:p text:style-name="P12">Bring to Front</text:p>
            <text:p text:style-name="P12">Send to Back</text:p>
            <text:p text:style-name="P12">Change Anchor</text:p>
          </table:table-cell>
        </table:table-row>
      </table:table>
      <text:h text:style-name="P47" text:outline-level="3">Insert (Writer Web)</text:h>
      <table:table table:name="Table198" table:style-name="Table198">
        <table:table-column table:style-name="Table198.A"/>
        <table:table-column table:style-name="Table198.B"/>
        <table:table-column table:style-name="Table198.C"/>
        <table:table-row>
          <table:table-cell table:style-name="Table198.A1" office:value-type="string">
            <text:p text:style-name="WW-Table_20_Heading">Toolbar Name:</text:p>
          </table:table-cell>
          <table:table-cell table:style-name="Table198.A1" office:value-type="string">
            <text:p text:style-name="WW-Table_20_Heading">EN:</text:p>
          </table:table-cell>
          <table:table-cell table:style-name="Table198.C1" office:value-type="string">
            <text:p text:style-name="P65">Insert</text:p>
          </table:table-cell>
        </table:table-row>
        <table:table-row>
          <table:table-cell table:style-name="Table198.A2" office:value-type="string">
            <text:p text:style-name="WW-Table_20_Contents"/>
          </table:table-cell>
          <table:table-cell table:style-name="Table198.A2" office:value-type="string">
            <text:p text:style-name="P89">GER:</text:p>
          </table:table-cell>
          <table:table-cell table:style-name="Table198.C2" office:value-type="string">
            <text:p text:style-name="P100">Einfügen</text:p>
          </table:table-cell>
        </table:table-row>
        <table:table-row>
          <table:table-cell table:style-name="Table198.A2" table:number-columns-spanned="2" office:value-type="string">
            <text:p text:style-name="WW-Table_20_Heading">Toolbar File Name:</text:p>
          </table:table-cell>
          <table:covered-table-cell/>
          <table:table-cell table:style-name="Table198.C2" office:value-type="string">
            <text:p text:style-name="P100">Insertbar.xml</text:p>
          </table:table-cell>
        </table:table-row>
        <table:table-row>
          <table:table-cell table:style-name="Table198.A2" table:number-columns-spanned="2" office:value-type="string">
            <text:p text:style-name="P89">Appears in:</text:p>
          </table:table-cell>
          <table:covered-table-cell/>
          <table:table-cell table:style-name="Table198.C2" office:value-type="string">
            <text:p text:style-name="P99">Writer Web</text:p>
          </table:table-cell>
        </table:table-row>
        <table:table-row>
          <table:table-cell table:style-name="Table198.A2" table:number-columns-spanned="2" office:value-type="string">
            <text:p text:style-name="P89">Shall always be visible</text:p>
          </table:table-cell>
          <table:covered-table-cell/>
          <table:table-cell table:style-name="Table198.C2" office:value-type="string">
            <text:p text:style-name="P99">No</text:p>
          </table:table-cell>
        </table:table-row>
        <table:table-row>
          <table:table-cell table:style-name="Table198.A2" table:number-columns-spanned="2" office:value-type="string">
            <text:p text:style-name="P89">List in View/Toolbars:</text:p>
          </table:table-cell>
          <table:covered-table-cell/>
          <table:table-cell table:style-name="Table198.C2" office:value-type="string">
            <text:p text:style-name="P99">Yes</text:p>
          </table:table-cell>
        </table:table-row>
        <table:table-row>
          <table:table-cell table:style-name="Table198.A2" table:number-columns-spanned="2" office:value-type="string">
            <text:p text:style-name="P89">Visible after first start</text:p>
          </table:table-cell>
          <table:covered-table-cell/>
          <table:table-cell table:style-name="Table198.C2" office:value-type="string">
            <text:p text:style-name="P99">No</text:p>
          </table:table-cell>
        </table:table-row>
        <table:table-row>
          <table:table-cell table:style-name="Table198.A2" table:number-columns-spanned="2" office:value-type="string">
            <text:p text:style-name="P89">Sub-Toolbar of:</text:p>
          </table:table-cell>
          <table:covered-table-cell/>
          <table:table-cell table:style-name="Table198.C2" office:value-type="string">
            <text:p text:style-name="P99">N/A</text:p>
          </table:table-cell>
        </table:table-row>
        <table:table-row>
          <table:table-cell table:style-name="Table198.A2" table:number-columns-spanned="2" office:value-type="string">
            <text:p text:style-name="P89">Display Tb if context is given</text:p>
          </table:table-cell>
          <table:covered-table-cell/>
          <table:table-cell table:style-name="Table198.C2" office:value-type="string">
            <text:p text:style-name="P99">No</text:p>
          </table:table-cell>
        </table:table-row>
        <table:table-row>
          <table:table-cell table:style-name="Table198.A2" table:number-columns-spanned="2" office:value-type="string">
            <text:p text:style-name="P89">Close Operation</text:p>
          </table:table-cell>
          <table:covered-table-cell/>
          <table:table-cell table:style-name="Table198.C2" office:value-type="string">
            <text:p text:style-name="P107">Permanently</text:p>
          </table:table-cell>
        </table:table-row>
        <table:table-row>
          <table:table-cell table:style-name="Table198.A2" table:number-columns-spanned="2" office:value-type="string">
            <text:p text:style-name="P89">Default Docking State</text:p>
          </table:table-cell>
          <table:covered-table-cell/>
          <table:table-cell table:style-name="Table198.C2" office:value-type="string">
            <text:p text:style-name="P104">Floated</text:p>
          </table:table-cell>
        </table:table-row>
        <table:table-row>
          <table:table-cell table:style-name="Table198.A2" table:number-columns-spanned="2" office:value-type="string">
            <text:p text:style-name="P89">Default Position</text:p>
          </table:table-cell>
          <table:covered-table-cell/>
          <table:table-cell table:style-name="Table198.C2" office:value-type="string">
            <text:p text:style-name="P104">N/A</text:p>
          </table:table-cell>
        </table:table-row>
        <table:table-row>
          <table:table-cell table:style-name="Table198.A2" table:number-columns-spanned="2" office:value-type="string">
            <text:p text:style-name="P89">Default Style</text:p>
          </table:table-cell>
          <table:covered-table-cell/>
          <table:table-cell table:style-name="Table198.C2" office:value-type="string">
            <text:p text:style-name="P104">Icon</text:p>
          </table:table-cell>
        </table:table-row>
        <table:table-row>
          <table:table-cell table:style-name="Table198.A2" table:number-columns-spanned="2" office:value-type="string">
            <text:p text:style-name="P89">Name in OpenOffice 1.1</text:p>
          </table:table-cell>
          <table:covered-table-cell/>
          <table:table-cell table:style-name="Table198.C2" office:value-type="string">
            <text:p text:style-name="P66">Insert</text:p>
          </table:table-cell>
        </table:table-row>
        <table:table-row>
          <table:table-cell table:style-name="Table198.A2" table:number-columns-spanned="2" office:value-type="string">
            <text:p text:style-name="P89">Name in Microsoft Office 2003</text:p>
          </table:table-cell>
          <table:covered-table-cell/>
          <table:table-cell table:style-name="Table198.C2" office:value-type="string">
            <text:p text:style-name="P66">N/A</text:p>
          </table:table-cell>
        </table:table-row>
        <table:table-row>
          <table:table-cell table:style-name="Table198.A2" table:number-columns-spanned="2" office:value-type="string">
            <text:p text:style-name="P89">Notes:</text:p>
          </table:table-cell>
          <table:covered-table-cell/>
          <table:table-cell table:style-name="Table198.C2" office:value-type="string">
            <text:p text:style-name="P66"/>
          </table:table-cell>
        </table:table-row>
        <table:table-row>
          <table:table-cell table:style-name="Table198.A2" table:number-columns-spanned="2" office:value-type="string">
            <text:p text:style-name="P89">Toolbar Content</text:p>
          </table:table-cell>
          <table:covered-table-cell/>
          <table:table-cell table:style-name="Table198.C2" office:value-type="string">
            <text:p text:style-name="P137">Table</text:p>
            <text:p text:style-name="P32">Section</text:p>
            <text:p text:style-name="P32">---------------</text:p>
            <text:p text:style-name="P32">Insert Footnote Directly</text:p>
            <text:p text:style-name="P32">Insert Endnote Directly</text:p>
            <text:p text:style-name="P32">Note</text:p>
            <text:p text:style-name="P32">Bookmark</text:p>
            <text:p text:style-name="P32">---------------</text:p>
            <text:p text:style-name="P32">File [hidden by default]</text:p>
            <text:p text:style-name="P32">AutoText</text:p>
            <text:p text:style-name="P32">Special Character</text:p>
            <text:p text:style-name="P32">Insert Fields</text:p>
            <text:p text:style-name="P32">Controls <text:line-break/>---------------</text:p>
            <text:p text:style-name="P32">From File</text:p>
            <text:p text:style-name="P32">Movie and Sound</text:p>
            <text:p text:style-name="P32">Formula</text:p>
            <text:p text:style-name="P32">Chart... [hidden by default]</text:p>
            <text:p text:style-name="P32">---------------</text:p>
            <text:p text:style-name="P32">Indexes and Table</text:p>
            <text:p text:style-name="P32">Entry</text:p>
          </table:table-cell>
        </table:table-row>
      </table:table>
      <text:h text:style-name="P47" text:outline-level="3">Media Playback (Writer Web)</text:h>
      <table:table table:name="Table199" table:style-name="Table199">
        <table:table-column table:style-name="Table199.A"/>
        <table:table-column table:style-name="Table199.B"/>
        <table:table-column table:style-name="Table199.C"/>
        <table:table-row>
          <table:table-cell table:style-name="Table199.A1" office:value-type="string">
            <text:p text:style-name="WW-Table_20_Heading">Toolbar Name:</text:p>
          </table:table-cell>
          <table:table-cell table:style-name="Table199.A1" office:value-type="string">
            <text:p text:style-name="WW-Table_20_Heading">EN:</text:p>
          </table:table-cell>
          <table:table-cell table:style-name="Table199.C1" office:value-type="string">
            <text:p text:style-name="P65">Media Playback</text:p>
          </table:table-cell>
        </table:table-row>
        <table:table-row>
          <table:table-cell table:style-name="Table199.A2" office:value-type="string">
            <text:p text:style-name="WW-Table_20_Contents"/>
          </table:table-cell>
          <table:table-cell table:style-name="Table199.A2" office:value-type="string">
            <text:p text:style-name="P89">GER:</text:p>
          </table:table-cell>
          <table:table-cell table:style-name="Table199.C2" office:value-type="string">
            <text:p text:style-name="P100">Medienwiedergabe</text:p>
          </table:table-cell>
        </table:table-row>
        <table:table-row>
          <table:table-cell table:style-name="Table199.A2" table:number-columns-spanned="2" office:value-type="string">
            <text:p text:style-name="WW-Table_20_Heading">Toolbar File Name:</text:p>
          </table:table-cell>
          <table:covered-table-cell/>
          <table:table-cell table:style-name="Table199.C2" office:value-type="string">
            <text:p text:style-name="P100">Mediaobjectbar.xml</text:p>
          </table:table-cell>
        </table:table-row>
        <table:table-row>
          <table:table-cell table:style-name="Table199.A2" table:number-columns-spanned="2" office:value-type="string">
            <text:p text:style-name="P89">Appears in:</text:p>
          </table:table-cell>
          <table:covered-table-cell/>
          <table:table-cell table:style-name="Table199.C2" office:value-type="string">
            <text:p text:style-name="P99">Writer Web</text:p>
          </table:table-cell>
        </table:table-row>
        <table:table-row>
          <table:table-cell table:style-name="Table199.A2" table:number-columns-spanned="2" office:value-type="string">
            <text:p text:style-name="P89">Shall always be visible</text:p>
          </table:table-cell>
          <table:covered-table-cell/>
          <table:table-cell table:style-name="Table199.C2" office:value-type="string">
            <text:p text:style-name="P99">No</text:p>
          </table:table-cell>
        </table:table-row>
        <table:table-row>
          <table:table-cell table:style-name="Table199.A2" table:number-columns-spanned="2" office:value-type="string">
            <text:p text:style-name="P89">List in View/Toolbars:</text:p>
          </table:table-cell>
          <table:covered-table-cell/>
          <table:table-cell table:style-name="Table199.C2" office:value-type="string">
            <text:p text:style-name="P99">Yes</text:p>
          </table:table-cell>
        </table:table-row>
        <table:table-row>
          <table:table-cell table:style-name="Table199.A2" table:number-columns-spanned="2" office:value-type="string">
            <text:p text:style-name="P89">Visible after first start</text:p>
          </table:table-cell>
          <table:covered-table-cell/>
          <table:table-cell table:style-name="Table199.C2" office:value-type="string">
            <text:p text:style-name="P99">No</text:p>
          </table:table-cell>
        </table:table-row>
        <table:table-row>
          <table:table-cell table:style-name="Table199.A2" table:number-columns-spanned="2" office:value-type="string">
            <text:p text:style-name="P89">Sub-Toolbar of:</text:p>
          </table:table-cell>
          <table:covered-table-cell/>
          <table:table-cell table:style-name="Table199.C2" office:value-type="string">
            <text:p text:style-name="P99">N/A</text:p>
          </table:table-cell>
        </table:table-row>
        <table:table-row>
          <table:table-cell table:style-name="Table199.A2" table:number-columns-spanned="2" office:value-type="string">
            <text:p text:style-name="P89">Display Tb if context is given</text:p>
          </table:table-cell>
          <table:covered-table-cell/>
          <table:table-cell table:style-name="Table199.C2" office:value-type="string">
            <text:p text:style-name="P99">Yes</text:p>
          </table:table-cell>
        </table:table-row>
        <table:table-row>
          <table:table-cell table:style-name="Table199.A2" table:number-columns-spanned="2" office:value-type="string">
            <text:p text:style-name="P89">Close Operation</text:p>
          </table:table-cell>
          <table:covered-table-cell/>
          <table:table-cell table:style-name="Table199.C2" office:value-type="string">
            <text:p text:style-name="P107">Temporarily</text:p>
          </table:table-cell>
        </table:table-row>
        <table:table-row>
          <table:table-cell table:style-name="Table199.A2" table:number-columns-spanned="2" office:value-type="string">
            <text:p text:style-name="P89">Default Docking State</text:p>
          </table:table-cell>
          <table:covered-table-cell/>
          <table:table-cell table:style-name="Table199.C2" office:value-type="string">
            <text:p text:style-name="P104">Docked</text:p>
          </table:table-cell>
        </table:table-row>
        <table:table-row>
          <table:table-cell table:style-name="Table199.A2" table:number-columns-spanned="2" office:value-type="string">
            <text:p text:style-name="P89">Default Position</text:p>
          </table:table-cell>
          <table:covered-table-cell/>
          <table:table-cell table:style-name="Table199.C2" office:value-type="string">
            <text:p text:style-name="P104">Bottom</text:p>
          </table:table-cell>
        </table:table-row>
        <table:table-row>
          <table:table-cell table:style-name="Table199.A2" table:number-columns-spanned="2" office:value-type="string">
            <text:p text:style-name="P89">Default Style</text:p>
          </table:table-cell>
          <table:covered-table-cell/>
          <table:table-cell table:style-name="Table199.C2" office:value-type="string">
            <text:p text:style-name="P104">Icon</text:p>
          </table:table-cell>
        </table:table-row>
        <table:table-row>
          <table:table-cell table:style-name="Table199.A2" table:number-columns-spanned="2" office:value-type="string">
            <text:p text:style-name="P89">Name in OpenOffice 1.1</text:p>
          </table:table-cell>
          <table:covered-table-cell/>
          <table:table-cell table:style-name="Table199.C2" office:value-type="string">
            <text:p text:style-name="P66">N/A</text:p>
          </table:table-cell>
        </table:table-row>
        <table:table-row>
          <table:table-cell table:style-name="Table199.A2" table:number-columns-spanned="2" office:value-type="string">
            <text:p text:style-name="P89">Name in Microsoft Office 2003</text:p>
          </table:table-cell>
          <table:covered-table-cell/>
          <table:table-cell table:style-name="Table199.C2" office:value-type="string">
            <text:p text:style-name="P66">N/A</text:p>
          </table:table-cell>
        </table:table-row>
        <table:table-row>
          <table:table-cell table:style-name="Table199.A2" table:number-columns-spanned="2" office:value-type="string">
            <text:p text:style-name="P89">Notes:</text:p>
          </table:table-cell>
          <table:covered-table-cell/>
          <table:table-cell table:style-name="Table199.C2" office:value-type="string">
            <text:p text:style-name="P71">THIS TOOLBAR SHALL ***NOT*** APPEAR IN CUSTOMIZE TOOLBARS!!!!</text:p>
          </table:table-cell>
        </table:table-row>
        <table:table-row>
          <table:table-cell table:style-name="Table199.A2" table:number-columns-spanned="2" office:value-type="string">
            <text:p text:style-name="P89">Toolbar Content</text:p>
          </table:table-cell>
          <table:covered-table-cell/>
          <table:table-cell table:style-name="Table199.C2" office:value-type="string">
            <text:p text:style-name="P12">Play</text:p>
            <text:p text:style-name="P12">Pause</text:p>
            <text:p text:style-name="P12">Stop</text:p>
            <text:p text:style-name="P12">-----------</text:p>
            <text:p text:style-name="P12">Repeat</text:p>
            <text:p text:style-name="P12">Mute</text:p>
            <text:p text:style-name="P12">Volume</text:p>
            <text:p text:style-name="P12">View</text:p>
          </table:table-cell>
        </table:table-row>
      </table:table>
      <text:h text:style-name="P47" text:outline-level="3">Full Screen (Writer Web)</text:h>
      <table:table table:name="Table200" table:style-name="Table200">
        <table:table-column table:style-name="Table200.A"/>
        <table:table-column table:style-name="Table200.B"/>
        <table:table-column table:style-name="Table200.C"/>
        <table:table-row>
          <table:table-cell table:style-name="Table200.A1" office:value-type="string">
            <text:p text:style-name="WW-Table_20_Heading">Toolbar Name:</text:p>
          </table:table-cell>
          <table:table-cell table:style-name="Table200.A1" office:value-type="string">
            <text:p text:style-name="WW-Table_20_Heading">EN:</text:p>
          </table:table-cell>
          <table:table-cell table:style-name="Table200.C1" office:value-type="string">
            <text:p text:style-name="P65">Full Screen</text:p>
          </table:table-cell>
        </table:table-row>
        <table:table-row>
          <table:table-cell table:style-name="Table200.A2" office:value-type="string">
            <text:p text:style-name="WW-Table_20_Contents"/>
          </table:table-cell>
          <table:table-cell table:style-name="Table200.A2" office:value-type="string">
            <text:p text:style-name="P89">GER:</text:p>
          </table:table-cell>
          <table:table-cell table:style-name="Table200.C2" office:value-type="string">
            <text:p text:style-name="P100">Ganzer Bildschirm</text:p>
          </table:table-cell>
        </table:table-row>
        <table:table-row>
          <table:table-cell table:style-name="Table200.A2" table:number-columns-spanned="2" office:value-type="string">
            <text:p text:style-name="WW-Table_20_Heading">Toolbar File Name:</text:p>
          </table:table-cell>
          <table:covered-table-cell/>
          <table:table-cell table:style-name="Table200.C2" office:value-type="string">
            <text:p text:style-name="P100">Fullscreenbar.xml</text:p>
          </table:table-cell>
        </table:table-row>
        <table:table-row>
          <table:table-cell table:style-name="Table200.A2" table:number-columns-spanned="2" office:value-type="string">
            <text:p text:style-name="P89">Appears in:</text:p>
          </table:table-cell>
          <table:covered-table-cell/>
          <table:table-cell table:style-name="Table200.C2" office:value-type="string">
            <text:p text:style-name="P99">Writer Web</text:p>
          </table:table-cell>
        </table:table-row>
        <table:table-row>
          <table:table-cell table:style-name="Table200.A2" table:number-columns-spanned="2" office:value-type="string">
            <text:p text:style-name="P89">Shall always be visible</text:p>
          </table:table-cell>
          <table:covered-table-cell/>
          <table:table-cell table:style-name="Table200.C2" office:value-type="string">
            <text:p text:style-name="P99">No</text:p>
          </table:table-cell>
        </table:table-row>
        <table:table-row>
          <table:table-cell table:style-name="Table200.A2" table:number-columns-spanned="2" office:value-type="string">
            <text:p text:style-name="P89">List in View/Toolbars:</text:p>
          </table:table-cell>
          <table:covered-table-cell/>
          <table:table-cell table:style-name="Table200.C2" office:value-type="string">
            <text:p text:style-name="P99">No</text:p>
          </table:table-cell>
        </table:table-row>
        <table:table-row>
          <table:table-cell table:style-name="Table200.A2" table:number-columns-spanned="2" office:value-type="string">
            <text:p text:style-name="P89">Visible after first start</text:p>
          </table:table-cell>
          <table:covered-table-cell/>
          <table:table-cell table:style-name="Table200.C2" office:value-type="string">
            <text:p text:style-name="P99">No</text:p>
          </table:table-cell>
        </table:table-row>
        <table:table-row>
          <table:table-cell table:style-name="Table200.A2" table:number-columns-spanned="2" office:value-type="string">
            <text:p text:style-name="P89">Sub-Toolbar of:</text:p>
          </table:table-cell>
          <table:covered-table-cell/>
          <table:table-cell table:style-name="Table200.C2" office:value-type="string">
            <text:p text:style-name="P99">N/A</text:p>
          </table:table-cell>
        </table:table-row>
        <table:table-row>
          <table:table-cell table:style-name="Table200.A2" table:number-columns-spanned="2" office:value-type="string">
            <text:p text:style-name="P89">Display Tb if context is given</text:p>
          </table:table-cell>
          <table:covered-table-cell/>
          <table:table-cell table:style-name="Table200.C2" office:value-type="string">
            <text:p text:style-name="P99">No</text:p>
          </table:table-cell>
        </table:table-row>
        <table:table-row>
          <table:table-cell table:style-name="Table200.A2" table:number-columns-spanned="2" office:value-type="string">
            <text:p text:style-name="P89">Close Operation</text:p>
          </table:table-cell>
          <table:covered-table-cell/>
          <table:table-cell table:style-name="Table200.C2" office:value-type="string">
            <text:p text:style-name="P107">Permanently</text:p>
          </table:table-cell>
        </table:table-row>
        <table:table-row>
          <table:table-cell table:style-name="Table200.A2" table:number-columns-spanned="2" office:value-type="string">
            <text:p text:style-name="P89">Default Docking State</text:p>
          </table:table-cell>
          <table:covered-table-cell/>
          <table:table-cell table:style-name="Table200.C2" office:value-type="string">
            <text:p text:style-name="P104">Floated</text:p>
          </table:table-cell>
        </table:table-row>
        <table:table-row>
          <table:table-cell table:style-name="Table200.A2" table:number-columns-spanned="2" office:value-type="string">
            <text:p text:style-name="P89">Default Position</text:p>
          </table:table-cell>
          <table:covered-table-cell/>
          <table:table-cell table:style-name="Table200.C2" office:value-type="string">
            <text:p text:style-name="P104">N/A</text:p>
          </table:table-cell>
        </table:table-row>
        <table:table-row>
          <table:table-cell table:style-name="Table200.A2" table:number-columns-spanned="2" office:value-type="string">
            <text:p text:style-name="P89">Default Style</text:p>
          </table:table-cell>
          <table:covered-table-cell/>
          <table:table-cell table:style-name="Table200.C2" office:value-type="string">
            <text:p text:style-name="P104">Icon</text:p>
          </table:table-cell>
        </table:table-row>
        <table:table-row>
          <table:table-cell table:style-name="Table200.A2" table:number-columns-spanned="2" office:value-type="string">
            <text:p text:style-name="P89">Name in OpenOffice 1.1</text:p>
          </table:table-cell>
          <table:covered-table-cell/>
          <table:table-cell table:style-name="Table200.C2" office:value-type="string">
            <text:p text:style-name="P66">N/A</text:p>
          </table:table-cell>
        </table:table-row>
        <table:table-row>
          <table:table-cell table:style-name="Table200.A2" table:number-columns-spanned="2" office:value-type="string">
            <text:p text:style-name="P89">Name in Microsoft Office 2003</text:p>
          </table:table-cell>
          <table:covered-table-cell/>
          <table:table-cell table:style-name="Table200.C2" office:value-type="string">
            <text:p text:style-name="P66">Full Screen</text:p>
          </table:table-cell>
        </table:table-row>
        <table:table-row>
          <table:table-cell table:style-name="Table200.A2" table:number-columns-spanned="2" office:value-type="string">
            <text:p text:style-name="P89">Notes:</text:p>
          </table:table-cell>
          <table:covered-table-cell/>
          <table:table-cell table:style-name="Table200.C2" office:value-type="string">
            <text:p text:style-name="P66"/>
          </table:table-cell>
        </table:table-row>
        <table:table-row>
          <table:table-cell table:style-name="Table200.A2" table:number-columns-spanned="2" office:value-type="string">
            <text:p text:style-name="P89">Toolbar Content</text:p>
          </table:table-cell>
          <table:covered-table-cell/>
          <table:table-cell table:style-name="Table200.C2" office:value-type="string">
            <text:p text:style-name="P12">Full Screen On/Off</text:p>
          </table:table-cell>
        </table:table-row>
      </table:table>
      <text:h text:style-name="P47" text:outline-level="3">Form Navigation (Writer Web)</text:h>
      <table:table table:name="Table201" table:style-name="Table201">
        <table:table-column table:style-name="Table201.A"/>
        <table:table-column table:style-name="Table201.B"/>
        <table:table-column table:style-name="Table201.C"/>
        <table:table-row>
          <table:table-cell table:style-name="Table201.A1" office:value-type="string">
            <text:p text:style-name="WW-Table_20_Heading">Toolbar Name:</text:p>
          </table:table-cell>
          <table:table-cell table:style-name="Table201.A1" office:value-type="string">
            <text:p text:style-name="WW-Table_20_Heading">EN:</text:p>
          </table:table-cell>
          <table:table-cell table:style-name="Table201.C1" office:value-type="string">
            <text:p text:style-name="P65">Form Navigation</text:p>
          </table:table-cell>
        </table:table-row>
        <table:table-row>
          <table:table-cell table:style-name="Table201.A2" office:value-type="string">
            <text:p text:style-name="WW-Table_20_Contents"/>
          </table:table-cell>
          <table:table-cell table:style-name="Table201.A2" office:value-type="string">
            <text:p text:style-name="P89">GER:</text:p>
          </table:table-cell>
          <table:table-cell table:style-name="Table201.C2" office:value-type="string">
            <text:p text:style-name="P100">Formular-Navigation</text:p>
          </table:table-cell>
        </table:table-row>
        <table:table-row>
          <table:table-cell table:style-name="Table201.A2" table:number-columns-spanned="2" office:value-type="string">
            <text:p text:style-name="WW-Table_20_Heading">Toolbar File Name:</text:p>
          </table:table-cell>
          <table:covered-table-cell/>
          <table:table-cell table:style-name="Table201.C2" office:value-type="string">
            <text:p text:style-name="P100">Formsnavigationbar.xml</text:p>
          </table:table-cell>
        </table:table-row>
        <table:table-row>
          <table:table-cell table:style-name="Table201.A2" table:number-columns-spanned="2" office:value-type="string">
            <text:p text:style-name="P89">Appears in:</text:p>
          </table:table-cell>
          <table:covered-table-cell/>
          <table:table-cell table:style-name="Table201.C2" office:value-type="string">
            <text:p text:style-name="P99">Writer Web</text:p>
          </table:table-cell>
        </table:table-row>
        <table:table-row>
          <table:table-cell table:style-name="Table201.A2" table:number-columns-spanned="2" office:value-type="string">
            <text:p text:style-name="P89">Shall always be visible</text:p>
          </table:table-cell>
          <table:covered-table-cell/>
          <table:table-cell table:style-name="Table201.C2" office:value-type="string">
            <text:p text:style-name="P99">No</text:p>
          </table:table-cell>
        </table:table-row>
        <table:table-row>
          <table:table-cell table:style-name="Table201.A2" table:number-columns-spanned="2" office:value-type="string">
            <text:p text:style-name="P89">List in View/Toolbars:</text:p>
          </table:table-cell>
          <table:covered-table-cell/>
          <table:table-cell table:style-name="Table201.C2" office:value-type="string">
            <text:p text:style-name="P99">No,<text:span text:style-name="T12"> </text:span><text:span text:style-name="T43">for Beta yes</text:span></text:p>
          </table:table-cell>
        </table:table-row>
        <table:table-row>
          <table:table-cell table:style-name="Table201.A2" table:number-columns-spanned="2" office:value-type="string">
            <text:p text:style-name="P89">Visible after first start</text:p>
          </table:table-cell>
          <table:covered-table-cell/>
          <table:table-cell table:style-name="Table201.C2" office:value-type="string">
            <text:p text:style-name="P99">No</text:p>
          </table:table-cell>
        </table:table-row>
        <table:table-row>
          <table:table-cell table:style-name="Table201.A2" table:number-columns-spanned="2" office:value-type="string">
            <text:p text:style-name="P89">Sub-Toolbar of:</text:p>
          </table:table-cell>
          <table:covered-table-cell/>
          <table:table-cell table:style-name="Table201.C2" office:value-type="string">
            <text:p text:style-name="P99">N/A</text:p>
          </table:table-cell>
        </table:table-row>
        <table:table-row>
          <table:table-cell table:style-name="Table201.A2" table:number-columns-spanned="2" office:value-type="string">
            <text:p text:style-name="P89">Display Tb if context is given</text:p>
          </table:table-cell>
          <table:covered-table-cell/>
          <table:table-cell table:style-name="Table201.C2" office:value-type="string">
            <text:p text:style-name="P99">No</text:p>
          </table:table-cell>
        </table:table-row>
        <table:table-row>
          <table:table-cell table:style-name="Table201.A2" table:number-columns-spanned="2" office:value-type="string">
            <text:p text:style-name="P89">Close Operation</text:p>
          </table:table-cell>
          <table:covered-table-cell/>
          <table:table-cell table:style-name="Table201.C2" office:value-type="string">
            <text:p text:style-name="P107">Permanently</text:p>
          </table:table-cell>
        </table:table-row>
        <table:table-row>
          <table:table-cell table:style-name="Table201.A2" table:number-columns-spanned="2" office:value-type="string">
            <text:p text:style-name="P89">Default Docking State</text:p>
          </table:table-cell>
          <table:covered-table-cell/>
          <table:table-cell table:style-name="Table201.C2" office:value-type="string">
            <text:p text:style-name="P104">Docked</text:p>
          </table:table-cell>
        </table:table-row>
        <table:table-row>
          <table:table-cell table:style-name="Table201.A2" table:number-columns-spanned="2" office:value-type="string">
            <text:p text:style-name="P89">Default Position</text:p>
          </table:table-cell>
          <table:covered-table-cell/>
          <table:table-cell table:style-name="Table201.C2" office:value-type="string">
            <text:p text:style-name="P104">Bottom</text:p>
          </table:table-cell>
        </table:table-row>
        <table:table-row>
          <table:table-cell table:style-name="Table201.A2" table:number-columns-spanned="2" office:value-type="string">
            <text:p text:style-name="P89">Default Style</text:p>
          </table:table-cell>
          <table:covered-table-cell/>
          <table:table-cell table:style-name="Table201.C2" office:value-type="string">
            <text:p text:style-name="P104">Icon</text:p>
          </table:table-cell>
        </table:table-row>
        <table:table-row>
          <table:table-cell table:style-name="Table201.A2" table:number-columns-spanned="2" office:value-type="string">
            <text:p text:style-name="P89">Name in OpenOffice 1.1</text:p>
          </table:table-cell>
          <table:covered-table-cell/>
          <table:table-cell table:style-name="Table201.C2" office:value-type="string">
            <text:p text:style-name="P66">N/A</text:p>
          </table:table-cell>
        </table:table-row>
        <table:table-row>
          <table:table-cell table:style-name="Table201.A2" table:number-columns-spanned="2" office:value-type="string">
            <text:p text:style-name="P89">Name in Microsoft Office 2003</text:p>
          </table:table-cell>
          <table:covered-table-cell/>
          <table:table-cell table:style-name="Table201.C2" office:value-type="string">
            <text:p text:style-name="P66">N/A</text:p>
          </table:table-cell>
        </table:table-row>
        <table:table-row>
          <table:table-cell table:style-name="Table201.A2" table:number-columns-spanned="2" office:value-type="string">
            <text:p text:style-name="P89">Notes:</text:p>
          </table:table-cell>
          <table:covered-table-cell/>
          <table:table-cell table:style-name="Table201.C2" office:value-type="string">
            <text:p text:style-name="P66"/>
          </table:table-cell>
        </table:table-row>
        <table:table-row>
          <table:table-cell table:style-name="Table201.A2" table:number-columns-spanned="2" office:value-type="string">
            <text:p text:style-name="P89">Toolbar Content</text:p>
          </table:table-cell>
          <table:covered-table-cell/>
          <table:table-cell table:style-name="Table201.C2" office:value-type="string">
            <text:p text:style-name="P12">Find Record...</text:p>
            <text:p text:style-name="P32">------------- </text:p>
            <text:p text:style-name="P32">Record<text:line-break/>Absolute Record</text:p>
            <text:p text:style-name="P32">Text -&gt; Record</text:p>
            <text:p text:style-name="P32">Total No. of Records</text:p>
            <text:p text:style-name="P32">First Record</text:p>
            <text:p text:style-name="P32">Previous Record</text:p>
            <text:p text:style-name="P32">Next Record</text:p>
            <text:p text:style-name="P32">Last Record</text:p>
            <text:p text:style-name="P32">New Record</text:p>
            <text:p text:style-name="P32">-------------</text:p>
            <text:p text:style-name="P32">Save Record</text:p>
            <text:p text:style-name="P32">Undo: Data Entry</text:p>
            <text:p text:style-name="P32">Delete Record</text:p>
            <text:p text:style-name="P32">------------</text:p>
            <text:p text:style-name="P32">Refresh -&gt;<text:span text:style-name="T31">Style: DropDownOnly</text:span></text:p>
            <text:p text:style-name="P32">-------------</text:p>
            <text:p text:style-name="P32">Sort...</text:p>
            <text:p text:style-name="P32">Sort Ascending</text:p>
            <text:p text:style-name="P32">Sort Descending</text:p>
            <text:p text:style-name="P32">------------- </text:p>
            <text:p text:style-name="P32">AutoFilter</text:p>
            <text:p text:style-name="P32">Apply Filter</text:p>
            <text:p text:style-name="P30"><text:span text:style-name="T18">Form Filters --&gt; </text:span><text:a xlink:type="simple" xlink:href="#6.1.29Form%20Filters%20(Writer)%7Coutline"><text:span text:style-name="Internet_20_link"><text:span text:style-name="T28">Form Filters</text:span></text:span></text:a></text:p>
            <text:p text:style-name="P32">Remove Filter/Sort</text:p>
            <text:p text:style-name="P32">--------------</text:p>
            <text:p text:style-name="P32">Data Source as Table</text:p>
          </table:table-cell>
        </table:table-row>
      </table:table>
      <text:h text:style-name="P47" text:outline-level="3">Form Filter (Writer Web)</text:h>
      <table:table table:name="Table202" table:style-name="Table202">
        <table:table-column table:style-name="Table202.A"/>
        <table:table-column table:style-name="Table202.B"/>
        <table:table-column table:style-name="Table202.C"/>
        <table:table-row>
          <table:table-cell table:style-name="Table202.A1" office:value-type="string">
            <text:p text:style-name="WW-Table_20_Heading">Toolbar Name:</text:p>
          </table:table-cell>
          <table:table-cell table:style-name="Table202.A1" office:value-type="string">
            <text:p text:style-name="WW-Table_20_Heading">EN:</text:p>
          </table:table-cell>
          <table:table-cell table:style-name="Table202.C1" office:value-type="string">
            <text:p text:style-name="P23">Form Filter</text:p>
          </table:table-cell>
        </table:table-row>
        <table:table-row>
          <table:table-cell table:style-name="Table202.A2" office:value-type="string">
            <text:p text:style-name="WW-Table_20_Contents"/>
          </table:table-cell>
          <table:table-cell table:style-name="Table202.A2" office:value-type="string">
            <text:p text:style-name="P89">GER:</text:p>
          </table:table-cell>
          <table:table-cell table:style-name="Table202.C2" office:value-type="string">
            <text:p text:style-name="P100">Formula-Filter</text:p>
          </table:table-cell>
        </table:table-row>
        <table:table-row>
          <table:table-cell table:style-name="Table202.A2" table:number-columns-spanned="2" office:value-type="string">
            <text:p text:style-name="WW-Table_20_Heading">Toolbar File Name:</text:p>
          </table:table-cell>
          <table:covered-table-cell/>
          <table:table-cell table:style-name="Table202.C2" office:value-type="string">
            <text:p text:style-name="P100">Formsfilterbar.xml</text:p>
          </table:table-cell>
        </table:table-row>
        <table:table-row>
          <table:table-cell table:style-name="Table202.A2" table:number-columns-spanned="2" office:value-type="string">
            <text:p text:style-name="P89">Appears in:</text:p>
          </table:table-cell>
          <table:covered-table-cell/>
          <table:table-cell table:style-name="Table202.C2" office:value-type="string">
            <text:p text:style-name="P99">Writer Web</text:p>
          </table:table-cell>
        </table:table-row>
        <table:table-row>
          <table:table-cell table:style-name="Table202.A2" table:number-columns-spanned="2" office:value-type="string">
            <text:p text:style-name="P89">Shall always be visible</text:p>
          </table:table-cell>
          <table:covered-table-cell/>
          <table:table-cell table:style-name="Table202.C2" office:value-type="string">
            <text:p text:style-name="P99">No</text:p>
          </table:table-cell>
        </table:table-row>
        <table:table-row>
          <table:table-cell table:style-name="Table202.A2" table:number-columns-spanned="2" office:value-type="string">
            <text:p text:style-name="P89">List in View/Toolbars:</text:p>
          </table:table-cell>
          <table:covered-table-cell/>
          <table:table-cell table:style-name="Table202.C2" office:value-type="string">
            <text:p text:style-name="P99">No</text:p>
          </table:table-cell>
        </table:table-row>
        <table:table-row>
          <table:table-cell table:style-name="Table202.A2" table:number-columns-spanned="2" office:value-type="string">
            <text:p text:style-name="P89">Visible after first start</text:p>
          </table:table-cell>
          <table:covered-table-cell/>
          <table:table-cell table:style-name="Table202.C2" office:value-type="string">
            <text:p text:style-name="P99">No</text:p>
          </table:table-cell>
        </table:table-row>
        <table:table-row>
          <table:table-cell table:style-name="Table202.A2" table:number-columns-spanned="2" office:value-type="string">
            <text:p text:style-name="P89">Sub-Toolbar of:</text:p>
          </table:table-cell>
          <table:covered-table-cell/>
          <table:table-cell table:style-name="Table202.C2" office:value-type="string">
            <text:p text:style-name="P99">Form Navigation</text:p>
          </table:table-cell>
        </table:table-row>
        <table:table-row>
          <table:table-cell table:style-name="Table202.A2" table:number-columns-spanned="2" office:value-type="string">
            <text:p text:style-name="P89">Display Tb if context is given</text:p>
          </table:table-cell>
          <table:covered-table-cell/>
          <table:table-cell table:style-name="Table202.C2" office:value-type="string">
            <text:p text:style-name="P99">No</text:p>
          </table:table-cell>
        </table:table-row>
        <table:table-row>
          <table:table-cell table:style-name="Table202.A2" table:number-columns-spanned="2" office:value-type="string">
            <text:p text:style-name="P89">Close Operation</text:p>
          </table:table-cell>
          <table:covered-table-cell/>
          <table:table-cell table:style-name="Table202.C2" office:value-type="string">
            <text:p text:style-name="P107">Permanently</text:p>
          </table:table-cell>
        </table:table-row>
        <table:table-row>
          <table:table-cell table:style-name="Table202.A2" table:number-columns-spanned="2" office:value-type="string">
            <text:p text:style-name="P89">Default Docking State</text:p>
          </table:table-cell>
          <table:covered-table-cell/>
          <table:table-cell table:style-name="Table202.C2" office:value-type="string">
            <text:p text:style-name="P104">Floated</text:p>
          </table:table-cell>
        </table:table-row>
        <table:table-row>
          <table:table-cell table:style-name="Table202.A2" table:number-columns-spanned="2" office:value-type="string">
            <text:p text:style-name="P89">Default Position</text:p>
          </table:table-cell>
          <table:covered-table-cell/>
          <table:table-cell table:style-name="Table202.C2" office:value-type="string">
            <text:p text:style-name="P104">N/A</text:p>
          </table:table-cell>
        </table:table-row>
        <table:table-row>
          <table:table-cell table:style-name="Table202.A2" table:number-columns-spanned="2" office:value-type="string">
            <text:p text:style-name="P89">Default Style</text:p>
          </table:table-cell>
          <table:covered-table-cell/>
          <table:table-cell table:style-name="Table202.C2" office:value-type="string">
            <text:p text:style-name="P104">Icon</text:p>
          </table:table-cell>
        </table:table-row>
        <table:table-row>
          <table:table-cell table:style-name="Table202.A2" table:number-columns-spanned="2" office:value-type="string">
            <text:p text:style-name="P89">Name in OpenOffice 1.1</text:p>
          </table:table-cell>
          <table:covered-table-cell/>
          <table:table-cell table:style-name="Table202.C2" office:value-type="string">
            <text:p text:style-name="P66">N/A</text:p>
          </table:table-cell>
        </table:table-row>
        <table:table-row>
          <table:table-cell table:style-name="Table202.A2" table:number-columns-spanned="2" office:value-type="string">
            <text:p text:style-name="P89">Name in Microsoft Office 2003</text:p>
          </table:table-cell>
          <table:covered-table-cell/>
          <table:table-cell table:style-name="Table202.C2" office:value-type="string">
            <text:p text:style-name="P66">N/A</text:p>
          </table:table-cell>
        </table:table-row>
        <table:table-row>
          <table:table-cell table:style-name="Table202.A2" table:number-columns-spanned="2" office:value-type="string">
            <text:p text:style-name="P89">Notes:</text:p>
          </table:table-cell>
          <table:covered-table-cell/>
          <table:table-cell table:style-name="Table202.C2" office:value-type="string">
            <text:p text:style-name="P66"/>
          </table:table-cell>
        </table:table-row>
        <table:table-row>
          <table:table-cell table:style-name="Table202.A2" table:number-columns-spanned="2" office:value-type="string">
            <text:p text:style-name="P89">Toolbar Content</text:p>
          </table:table-cell>
          <table:covered-table-cell/>
          <table:table-cell table:style-name="Table202.C2" office:value-type="string">
            <text:p text:style-name="P12">Apply Form Based Filter</text:p>
            <text:p text:style-name="P12">Filter Navigator</text:p>
            <text:p text:style-name="P12">------------------</text:p>
            <text:p text:style-name="P12">Close</text:p>
          </table:table-cell>
        </table:table-row>
      </table:table>
      <text:h text:style-name="P47" text:outline-level="3">Form Controls (Writer Web)</text:h>
      <table:table table:name="Table203" table:style-name="Table203">
        <table:table-column table:style-name="Table203.A"/>
        <table:table-column table:style-name="Table203.B"/>
        <table:table-column table:style-name="Table203.C"/>
        <table:table-row>
          <table:table-cell table:style-name="Table203.A1" office:value-type="string">
            <text:p text:style-name="WW-Table_20_Heading">Toolbar Name:</text:p>
          </table:table-cell>
          <table:table-cell table:style-name="Table203.A1" office:value-type="string">
            <text:p text:style-name="WW-Table_20_Heading">EN:</text:p>
          </table:table-cell>
          <table:table-cell table:style-name="Table203.C1" office:value-type="string">
            <text:p text:style-name="P65">Form Controls</text:p>
          </table:table-cell>
        </table:table-row>
        <table:table-row>
          <table:table-cell table:style-name="Table203.A2" office:value-type="string">
            <text:p text:style-name="WW-Table_20_Contents"/>
          </table:table-cell>
          <table:table-cell table:style-name="Table203.A2" office:value-type="string">
            <text:p text:style-name="P89">GER:</text:p>
          </table:table-cell>
          <table:table-cell table:style-name="Table203.C2" office:value-type="string">
            <text:p text:style-name="P100">Formular-Steuerelemente</text:p>
          </table:table-cell>
        </table:table-row>
        <table:table-row>
          <table:table-cell table:style-name="Table203.A2" table:number-columns-spanned="2" office:value-type="string">
            <text:p text:style-name="WW-Table_20_Heading">Toolbar File Name:</text:p>
          </table:table-cell>
          <table:covered-table-cell/>
          <table:table-cell table:style-name="Table203.C2" office:value-type="string">
            <text:p text:style-name="P100">formcontrols.xml</text:p>
          </table:table-cell>
        </table:table-row>
        <table:table-row>
          <table:table-cell table:style-name="Table203.A2" table:number-columns-spanned="2" office:value-type="string">
            <text:p text:style-name="P89">Appears in:</text:p>
          </table:table-cell>
          <table:covered-table-cell/>
          <table:table-cell table:style-name="Table203.C2" office:value-type="string">
            <text:p text:style-name="P99">Writer Web</text:p>
          </table:table-cell>
        </table:table-row>
        <table:table-row>
          <table:table-cell table:style-name="Table203.A2" table:number-columns-spanned="2" office:value-type="string">
            <text:p text:style-name="P89">Shall always be visible</text:p>
          </table:table-cell>
          <table:covered-table-cell/>
          <table:table-cell table:style-name="Table203.C2" office:value-type="string">
            <text:p text:style-name="P99">No</text:p>
          </table:table-cell>
        </table:table-row>
        <table:table-row>
          <table:table-cell table:style-name="Table203.A2" table:number-columns-spanned="2" office:value-type="string">
            <text:p text:style-name="P89">List in View/Toolbars:</text:p>
          </table:table-cell>
          <table:covered-table-cell/>
          <table:table-cell table:style-name="Table203.C2" office:value-type="string">
            <text:p text:style-name="P99">Yes</text:p>
          </table:table-cell>
        </table:table-row>
        <table:table-row>
          <table:table-cell table:style-name="Table203.A2" table:number-columns-spanned="2" office:value-type="string">
            <text:p text:style-name="P89">Visible after first start</text:p>
          </table:table-cell>
          <table:covered-table-cell/>
          <table:table-cell table:style-name="Table203.C2" office:value-type="string">
            <text:p text:style-name="P99">No</text:p>
          </table:table-cell>
        </table:table-row>
        <table:table-row>
          <table:table-cell table:style-name="Table203.A2" table:number-columns-spanned="2" office:value-type="string">
            <text:p text:style-name="P89">Sub-Toolbar of:</text:p>
          </table:table-cell>
          <table:covered-table-cell/>
          <table:table-cell table:style-name="Table203.C2" office:value-type="string">
            <text:p text:style-name="P99">N/A</text:p>
          </table:table-cell>
        </table:table-row>
        <table:table-row>
          <table:table-cell table:style-name="Table203.A2" table:number-columns-spanned="2" office:value-type="string">
            <text:p text:style-name="P89">Display Tb if context is given</text:p>
          </table:table-cell>
          <table:covered-table-cell/>
          <table:table-cell table:style-name="Table203.C2" office:value-type="string">
            <text:p text:style-name="P99">No</text:p>
          </table:table-cell>
        </table:table-row>
        <table:table-row>
          <table:table-cell table:style-name="Table203.A2" table:number-columns-spanned="2" office:value-type="string">
            <text:p text:style-name="P89">Close Operation</text:p>
          </table:table-cell>
          <table:covered-table-cell/>
          <table:table-cell table:style-name="Table203.C2" office:value-type="string">
            <text:p text:style-name="P107">Permanently</text:p>
          </table:table-cell>
        </table:table-row>
        <table:table-row>
          <table:table-cell table:style-name="Table203.A2" table:number-columns-spanned="2" office:value-type="string">
            <text:p text:style-name="P89">Default Docking State</text:p>
          </table:table-cell>
          <table:covered-table-cell/>
          <table:table-cell table:style-name="Table203.C2" office:value-type="string">
            <text:p text:style-name="P104">Floated</text:p>
          </table:table-cell>
        </table:table-row>
        <table:table-row>
          <table:table-cell table:style-name="Table203.A2" table:number-columns-spanned="2" office:value-type="string">
            <text:p text:style-name="P89">Default Position</text:p>
          </table:table-cell>
          <table:covered-table-cell/>
          <table:table-cell table:style-name="Table203.C2" office:value-type="string">
            <text:p text:style-name="P104">N/A</text:p>
          </table:table-cell>
        </table:table-row>
        <table:table-row>
          <table:table-cell table:style-name="Table203.A2" table:number-columns-spanned="2" office:value-type="string">
            <text:p text:style-name="P89">Default Style</text:p>
          </table:table-cell>
          <table:covered-table-cell/>
          <table:table-cell table:style-name="Table203.C2" office:value-type="string">
            <text:p text:style-name="P104">Icon</text:p>
          </table:table-cell>
        </table:table-row>
        <table:table-row>
          <table:table-cell table:style-name="Table203.A2" table:number-columns-spanned="2" office:value-type="string">
            <text:p text:style-name="P89">Name in OpenOffice 1.1</text:p>
          </table:table-cell>
          <table:covered-table-cell/>
          <table:table-cell table:style-name="Table203.C2" office:value-type="string">
            <text:p text:style-name="P66">Form Functions</text:p>
          </table:table-cell>
        </table:table-row>
        <table:table-row>
          <table:table-cell table:style-name="Table203.A2" table:number-columns-spanned="2" office:value-type="string">
            <text:p text:style-name="P89">Name in Microsoft Office 2003</text:p>
          </table:table-cell>
          <table:covered-table-cell/>
          <table:table-cell table:style-name="Table203.C2" office:value-type="string">
            <text:p text:style-name="P66">Control Toolbox</text:p>
          </table:table-cell>
        </table:table-row>
        <table:table-row>
          <table:table-cell table:style-name="Table203.A2" table:number-columns-spanned="2" office:value-type="string">
            <text:p text:style-name="P89">Notes:</text:p>
          </table:table-cell>
          <table:covered-table-cell/>
          <table:table-cell table:style-name="Table203.C2" office:value-type="string">
            <text:p text:style-name="P69"/>
          </table:table-cell>
        </table:table-row>
        <table:table-row>
          <table:table-cell table:style-name="Table203.A2" table:number-columns-spanned="2" office:value-type="string">
            <text:p text:style-name="P89">Toolbar Content:</text:p>
          </table:table-cell>
          <table:covered-table-cell/>
          <table:table-cell table:style-name="Table203.C2" office:value-type="string">
            <text:p text:style-name="P2">Select</text:p>
            <text:p text:style-name="P2">Design Mode On/Off</text:p>
            <text:p text:style-name="P27">&lt;BR&gt;</text:p>
            <text:p text:style-name="P2">Control...</text:p>
            <text:p text:style-name="P2">Form...</text:p>
            <text:p text:style-name="P27">&lt;BR&gt;</text:p>
            <text:p text:style-name="P2">Check Box</text:p>
            <text:p text:style-name="P2">Text Box</text:p>
            <text:p text:style-name="P27">&lt;BR&gt;</text:p>
            <text:p text:style-name="P2">Formatted Field</text:p>
            <text:p text:style-name="P2">Push Button</text:p>
            <text:p text:style-name="P27">&lt;BR&gt;</text:p>
            <text:p text:style-name="P2">Option Button</text:p>
            <text:p text:style-name="P2">List Box</text:p>
            <text:p text:style-name="P27">&lt;BR&gt;</text:p>
            <text:p text:style-name="P2">Combo Box</text:p>
            <text:p text:style-name="P2">Label Field</text:p>
            <text:p text:style-name="P27">&lt;BR&gt;</text:p>
            <text:p text:style-name="P23">Form Design --&gt; Form Design Writer Web</text:p>
            <text:p text:style-name="P26">&lt;BR&gt;</text:p>
            <text:p text:style-name="P24">AutoPilots On/Off</text:p>
          </table:table-cell>
        </table:table-row>
      </table:table>
      <text:p text:style-name="Text_20_body"/>
      <text:h text:style-name="P47" text:outline-level="3">Form Design (Writer Web)</text:h>
      <table:table table:name="Table204" table:style-name="Table204">
        <table:table-column table:style-name="Table204.A"/>
        <table:table-column table:style-name="Table204.B"/>
        <table:table-column table:style-name="Table204.C"/>
        <table:table-row>
          <table:table-cell table:style-name="Table204.A1" office:value-type="string">
            <text:p text:style-name="WW-Table_20_Heading">Toolbar Name:</text:p>
          </table:table-cell>
          <table:table-cell table:style-name="Table204.A1" office:value-type="string">
            <text:p text:style-name="WW-Table_20_Heading">EN:</text:p>
          </table:table-cell>
          <table:table-cell table:style-name="Table204.C1" office:value-type="string">
            <text:p text:style-name="P23">Form Design</text:p>
          </table:table-cell>
        </table:table-row>
        <table:table-row>
          <table:table-cell table:style-name="Table204.A2" office:value-type="string">
            <text:p text:style-name="WW-Table_20_Contents"/>
          </table:table-cell>
          <table:table-cell table:style-name="Table204.A2" office:value-type="string">
            <text:p text:style-name="P89">GER:</text:p>
          </table:table-cell>
          <table:table-cell table:style-name="Table204.C2" office:value-type="string">
            <text:p text:style-name="P100">Formular-Entwurf</text:p>
          </table:table-cell>
        </table:table-row>
        <table:table-row>
          <table:table-cell table:style-name="Table204.A2" table:number-columns-spanned="2" office:value-type="string">
            <text:p text:style-name="WW-Table_20_Heading">Toolbar File Name:</text:p>
          </table:table-cell>
          <table:covered-table-cell/>
          <table:table-cell table:style-name="Table204.C2" office:value-type="string">
            <text:p text:style-name="P100">Formdesign.xml</text:p>
          </table:table-cell>
        </table:table-row>
        <table:table-row>
          <table:table-cell table:style-name="Table204.A2" table:number-columns-spanned="2" office:value-type="string">
            <text:p text:style-name="P89">Appears in:</text:p>
          </table:table-cell>
          <table:covered-table-cell/>
          <table:table-cell table:style-name="Table204.C2" office:value-type="string">
            <text:p text:style-name="P99">Writer Web</text:p>
          </table:table-cell>
        </table:table-row>
        <table:table-row>
          <table:table-cell table:style-name="Table204.A2" table:number-columns-spanned="2" office:value-type="string">
            <text:p text:style-name="P89">Shall always be visible</text:p>
          </table:table-cell>
          <table:covered-table-cell/>
          <table:table-cell table:style-name="Table204.C2" office:value-type="string">
            <text:p text:style-name="P99">No</text:p>
          </table:table-cell>
        </table:table-row>
        <table:table-row>
          <table:table-cell table:style-name="Table204.A2" table:number-columns-spanned="2" office:value-type="string">
            <text:p text:style-name="P89">List in View/Toolbars:</text:p>
          </table:table-cell>
          <table:covered-table-cell/>
          <table:table-cell table:style-name="Table204.C2" office:value-type="string">
            <text:p text:style-name="P99">Yes</text:p>
          </table:table-cell>
        </table:table-row>
        <table:table-row>
          <table:table-cell table:style-name="Table204.A2" table:number-columns-spanned="2" office:value-type="string">
            <text:p text:style-name="P89">Visible after first start</text:p>
          </table:table-cell>
          <table:covered-table-cell/>
          <table:table-cell table:style-name="Table204.C2" office:value-type="string">
            <text:p text:style-name="P99">No</text:p>
          </table:table-cell>
        </table:table-row>
        <table:table-row>
          <table:table-cell table:style-name="Table204.A2" table:number-columns-spanned="2" office:value-type="string">
            <text:p text:style-name="P89">Sub-Toolbar of:</text:p>
          </table:table-cell>
          <table:covered-table-cell/>
          <table:table-cell table:style-name="Table204.C2" office:value-type="string">
            <text:p text:style-name="P70">Controls</text:p>
          </table:table-cell>
        </table:table-row>
        <table:table-row>
          <table:table-cell table:style-name="Table204.A2" table:number-columns-spanned="2" office:value-type="string">
            <text:p text:style-name="P89">Display Tb if context is given</text:p>
          </table:table-cell>
          <table:covered-table-cell/>
          <table:table-cell table:style-name="Table204.C2" office:value-type="string">
            <text:p text:style-name="P99">No</text:p>
          </table:table-cell>
        </table:table-row>
        <table:table-row>
          <table:table-cell table:style-name="Table204.A2" table:number-columns-spanned="2" office:value-type="string">
            <text:p text:style-name="P89">Close Operation</text:p>
          </table:table-cell>
          <table:covered-table-cell/>
          <table:table-cell table:style-name="Table204.C2" office:value-type="string">
            <text:p text:style-name="P107">Permanently</text:p>
          </table:table-cell>
        </table:table-row>
        <table:table-row>
          <table:table-cell table:style-name="Table204.A2" table:number-columns-spanned="2" office:value-type="string">
            <text:p text:style-name="P89">Default Docking State</text:p>
          </table:table-cell>
          <table:covered-table-cell/>
          <table:table-cell table:style-name="Table204.C2" office:value-type="string">
            <text:p text:style-name="P99">Floated</text:p>
          </table:table-cell>
        </table:table-row>
        <table:table-row>
          <table:table-cell table:style-name="Table204.A2" table:number-columns-spanned="2" office:value-type="string">
            <text:p text:style-name="P89">Default Position</text:p>
          </table:table-cell>
          <table:covered-table-cell/>
          <table:table-cell table:style-name="Table204.C2" office:value-type="string">
            <text:p text:style-name="P99">Top</text:p>
          </table:table-cell>
        </table:table-row>
        <table:table-row>
          <table:table-cell table:style-name="Table204.A2" table:number-columns-spanned="2" office:value-type="string">
            <text:p text:style-name="P89">Default Style</text:p>
          </table:table-cell>
          <table:covered-table-cell/>
          <table:table-cell table:style-name="Table204.C2" office:value-type="string">
            <text:p text:style-name="P104">Icon</text:p>
          </table:table-cell>
        </table:table-row>
        <table:table-row>
          <table:table-cell table:style-name="Table204.A2" table:number-columns-spanned="2" office:value-type="string">
            <text:p text:style-name="P89">Name in OpenOffice 1.1</text:p>
          </table:table-cell>
          <table:covered-table-cell/>
          <table:table-cell table:style-name="Table204.C2" office:value-type="string">
            <text:p text:style-name="P66">Control Bar</text:p>
          </table:table-cell>
        </table:table-row>
        <table:table-row>
          <table:table-cell table:style-name="Table204.A2" table:number-columns-spanned="2" office:value-type="string">
            <text:p text:style-name="P89">Name in Microsoft Office 2003</text:p>
          </table:table-cell>
          <table:covered-table-cell/>
          <table:table-cell table:style-name="Table204.C2" office:value-type="string">
            <text:p text:style-name="P24">From Design</text:p>
          </table:table-cell>
        </table:table-row>
        <table:table-row>
          <table:table-cell table:style-name="Table204.A2" table:number-columns-spanned="2" office:value-type="string">
            <text:p text:style-name="P89">Notes:</text:p>
          </table:table-cell>
          <table:covered-table-cell/>
          <table:table-cell table:style-name="Table204.C2" office:value-type="string">
            <text:p text:style-name="P69"/>
          </table:table-cell>
        </table:table-row>
        <table:table-row>
          <table:table-cell table:style-name="Table204.A2" table:number-columns-spanned="2" office:value-type="string">
            <text:p text:style-name="P89">Toolbar Content:</text:p>
          </table:table-cell>
          <table:covered-table-cell/>
          <table:table-cell table:style-name="Table204.C2" office:value-type="string">
            <text:p text:style-name="P32">Select</text:p>
            <text:p text:style-name="P32">-------------</text:p>
            <text:p text:style-name="P32">Control...</text:p>
            <text:p text:style-name="P32">Form...</text:p>
            <text:p text:style-name="P32">Position and Size</text:p>
            <text:p text:style-name="P32">-------------</text:p>
            <text:p text:style-name="P32">Form Navigator...</text:p>
            <text:p text:style-name="P32">Activation Order...</text:p>
            <text:p text:style-name="P32">Add Field...</text:p>
            <text:p text:style-name="P32">Automatic Control Focus</text:p>
            <text:p text:style-name="P32">-------------</text:p>
            <text:p text:style-name="P37">Change Anchor -&gt; Anchor</text:p>
            <text:p text:style-name="P32">-------------</text:p>
            <text:p text:style-name="P32">Bring to Front [hidden by default]</text:p>
            <text:p text:style-name="P32">Send to Back [hidden by default]</text:p>
            <text:p text:style-name="P32">-------------</text:p>
            <text:p text:style-name="P32">Group [hidden by default]</text:p>
            <text:p text:style-name="P32">Ungroup [hidden by default]</text:p>
            <text:p text:style-name="P32">Edit Group [hidden by default]</text:p>
            <text:p text:style-name="P32">Exit Group [hidden by default]</text:p>
            <text:p text:style-name="P32">-------------</text:p>
            <text:p text:style-name="P30"><text:span text:style-name="T24">Align --&gt; </text:span><text:a xlink:type="simple" xlink:href="#6.1.21Align%20(Writer)%7Coutline"><text:span text:style-name="Internet_20_link"><text:span text:style-name="T28">Align</text:span></text:span></text:a></text:p>
            <text:p text:style-name="P32">-------------</text:p>
            <text:p text:style-name="P32">Open in Design Mode</text:p>
            <text:p text:style-name="P32">Visible Grid</text:p>
            <text:p text:style-name="P32">Snap to Grid -&gt; ON</text:p>
            <text:p text:style-name="P32">Guides when Moving</text:p>
          </table:table-cell>
        </table:table-row>
      </table:table>
      <text:h text:style-name="P50" text:outline-level="3">Text Box Formatting (Writer Web)</text:h>
      <table:table table:name="Tabelle5" table:style-name="Tabelle5">
        <table:table-column table:style-name="Tabelle5.A"/>
        <table:table-column table:style-name="Tabelle5.B"/>
        <table:table-column table:style-name="Tabelle5.C"/>
        <table:table-row>
          <table:table-cell table:style-name="Tabelle5.A1" office:value-type="string">
            <text:p text:style-name="WW-Table_20_Heading">Toolbar Name:</text:p>
          </table:table-cell>
          <table:table-cell table:style-name="Tabelle5.A1" office:value-type="string">
            <text:p text:style-name="WW-Table_20_Heading">EN:</text:p>
          </table:table-cell>
          <table:table-cell table:style-name="Tabelle5.C1" office:value-type="string">
            <text:p text:style-name="P23">Text Box Formatting</text:p>
          </table:table-cell>
        </table:table-row>
        <table:table-row>
          <table:table-cell table:style-name="Tabelle5.A2" office:value-type="string">
            <text:p text:style-name="WW-Table_20_Contents"/>
          </table:table-cell>
          <table:table-cell table:style-name="Tabelle5.A2" office:value-type="string">
            <text:p text:style-name="P89">GER:</text:p>
          </table:table-cell>
          <table:table-cell table:style-name="Tabelle5.C2" office:value-type="string">
            <text:p text:style-name="P100">Textfeld Formatierung</text:p>
          </table:table-cell>
        </table:table-row>
        <table:table-row>
          <table:table-cell table:style-name="Tabelle5.A2" table:number-columns-spanned="2" office:value-type="string">
            <text:p text:style-name="P89">Toolbar File Name:</text:p>
          </table:table-cell>
          <table:covered-table-cell/>
          <table:table-cell table:style-name="Tabelle5.C2" office:value-type="string">
            <text:p text:style-name="P100">formtextobjectbar.xml</text:p>
          </table:table-cell>
        </table:table-row>
        <table:table-row>
          <table:table-cell table:style-name="Tabelle5.A2" table:number-columns-spanned="2" office:value-type="string">
            <text:p text:style-name="P89">Appears in:</text:p>
          </table:table-cell>
          <table:covered-table-cell/>
          <table:table-cell table:style-name="Tabelle5.C2" office:value-type="string">
            <text:p text:style-name="P99">Writer Web</text:p>
          </table:table-cell>
        </table:table-row>
        <table:table-row>
          <table:table-cell table:style-name="Tabelle5.A2" table:number-columns-spanned="2" office:value-type="string">
            <text:p text:style-name="P89">Shall always be visible</text:p>
          </table:table-cell>
          <table:covered-table-cell/>
          <table:table-cell table:style-name="Tabelle5.C2" office:value-type="string">
            <text:p text:style-name="P99">No</text:p>
          </table:table-cell>
        </table:table-row>
        <table:table-row>
          <table:table-cell table:style-name="Tabelle5.A2" table:number-columns-spanned="2" office:value-type="string">
            <text:p text:style-name="P89">List in View/Toolbars:</text:p>
          </table:table-cell>
          <table:covered-table-cell/>
          <table:table-cell table:style-name="Tabelle5.C2" office:value-type="string">
            <text:p text:style-name="P99">No</text:p>
          </table:table-cell>
        </table:table-row>
        <table:table-row>
          <table:table-cell table:style-name="Tabelle5.A2" table:number-columns-spanned="2" office:value-type="string">
            <text:p text:style-name="P89">Visible after first start</text:p>
          </table:table-cell>
          <table:covered-table-cell/>
          <table:table-cell table:style-name="Tabelle5.C2" office:value-type="string">
            <text:p text:style-name="P99">No</text:p>
          </table:table-cell>
        </table:table-row>
        <table:table-row>
          <table:table-cell table:style-name="Tabelle5.A2" table:number-columns-spanned="2" office:value-type="string">
            <text:p text:style-name="P89">Sub-Toolbar of:</text:p>
          </table:table-cell>
          <table:covered-table-cell/>
          <table:table-cell table:style-name="Tabelle5.C2" office:value-type="string">
            <text:p text:style-name="P70">N/A</text:p>
          </table:table-cell>
        </table:table-row>
        <table:table-row>
          <table:table-cell table:style-name="Tabelle5.A2" table:number-columns-spanned="2" office:value-type="string">
            <text:p text:style-name="P89">Display Tb if context is given</text:p>
          </table:table-cell>
          <table:covered-table-cell/>
          <table:table-cell table:style-name="Tabelle5.C2" office:value-type="string">
            <text:p text:style-name="P99">Yes</text:p>
          </table:table-cell>
        </table:table-row>
        <table:table-row>
          <table:table-cell table:style-name="Tabelle5.A2" table:number-columns-spanned="2" office:value-type="string">
            <text:p text:style-name="P89">Close Operation</text:p>
          </table:table-cell>
          <table:covered-table-cell/>
          <table:table-cell table:style-name="Tabelle5.C2" office:value-type="string">
            <text:p text:style-name="P107">Temporarily</text:p>
          </table:table-cell>
        </table:table-row>
        <table:table-row>
          <table:table-cell table:style-name="Tabelle5.A2" table:number-columns-spanned="2" office:value-type="string">
            <text:p text:style-name="P89">Default Docking State</text:p>
          </table:table-cell>
          <table:covered-table-cell/>
          <table:table-cell table:style-name="Tabelle5.C2" office:value-type="string">
            <text:p text:style-name="P99">Floated</text:p>
          </table:table-cell>
        </table:table-row>
        <table:table-row>
          <table:table-cell table:style-name="Tabelle5.A2" table:number-columns-spanned="2" office:value-type="string">
            <text:p text:style-name="P89">Default Position</text:p>
          </table:table-cell>
          <table:covered-table-cell/>
          <table:table-cell table:style-name="Tabelle5.C2" office:value-type="string">
            <text:p text:style-name="P99">Top</text:p>
          </table:table-cell>
        </table:table-row>
        <table:table-row>
          <table:table-cell table:style-name="Tabelle5.A2" table:number-columns-spanned="2" office:value-type="string">
            <text:p text:style-name="P89">Default Style</text:p>
          </table:table-cell>
          <table:covered-table-cell/>
          <table:table-cell table:style-name="Tabelle5.C2" office:value-type="string">
            <text:p text:style-name="P104">Icon</text:p>
          </table:table-cell>
        </table:table-row>
        <table:table-row>
          <table:table-cell table:style-name="Tabelle5.A2" table:number-columns-spanned="2" office:value-type="string">
            <text:p text:style-name="P89">Name in OpenOffice 1.1</text:p>
          </table:table-cell>
          <table:covered-table-cell/>
          <table:table-cell table:style-name="Tabelle5.C2" office:value-type="string">
            <text:p text:style-name="P66">N/A</text:p>
          </table:table-cell>
        </table:table-row>
        <table:table-row>
          <table:table-cell table:style-name="Tabelle5.A2" table:number-columns-spanned="2" office:value-type="string">
            <text:p text:style-name="P89">Name in Microsoft Office 2003</text:p>
          </table:table-cell>
          <table:covered-table-cell/>
          <table:table-cell table:style-name="Tabelle5.C2" office:value-type="string">
            <text:p text:style-name="P24">N/A</text:p>
          </table:table-cell>
        </table:table-row>
        <table:table-row>
          <table:table-cell table:style-name="Tabelle5.A2" table:number-columns-spanned="2" office:value-type="string">
            <text:p text:style-name="P89">Notes:</text:p>
          </table:table-cell>
          <table:covered-table-cell/>
          <table:table-cell table:style-name="Tabelle5.C2" office:value-type="string">
            <text:p text:style-name="P66">This toolbar is visible whenever a text box form control (which is set up to contain text with formatting) is focused.</text:p>
          </table:table-cell>
        </table:table-row>
        <table:table-row>
          <table:table-cell table:style-name="Tabelle5.A2" table:number-columns-spanned="2" office:value-type="string">
            <text:p text:style-name="P89">Toolbar Content:</text:p>
          </table:table-cell>
          <table:covered-table-cell/>
          <table:table-cell table:style-name="Tabelle5.C2" office:value-type="string">
            <text:p text:style-name="P8">Font Name</text:p>
            <text:p text:style-name="P8">-----------<text:line-break/>Font Size<text:line-break/>------------<text:line-break/>Bold<text:line-break/>Italic<text:line-break/>Underline<text:line-break/>Superscript<text:line-break/>Subscript<text:line-break/>------------<text:line-break/>Align Left<text:line-break/>Centered<text:line-break/>Align Right</text:p>
            <text:p text:style-name="P8">Justified<text:line-break/>-------------</text:p>
            <text:p text:style-name="P9">Left-To-Right [hidden by default]</text:p>
            <text:p text:style-name="P32">Right-To-Left [hidden by default]</text:p>
            <text:p text:style-name="P8">-------------</text:p>
            <text:p text:style-name="P8">Line Spacing: 1</text:p>
            <text:p text:style-name="P8">Line Spacing: 1.5</text:p>
            <text:p text:style-name="P8">Line Spacing: 2</text:p>
            <text:p text:style-name="P36">---------------<text:line-break/>Font Attributes<text:line-break/>Format: Paragraph</text:p>
          </table:table-cell>
        </table:table-row>
      </table:table>
      <text:h text:style-name="P51" text:outline-level="3"><text:span text:style-name="T42">Drawing Object Properties </text:span><text:span text:style-name="T9">(Writer Web)</text:span></text:h>
      <table:table table:name="Table205" table:style-name="Table205">
        <table:table-column table:style-name="Table205.A"/>
        <table:table-column table:style-name="Table205.B"/>
        <table:table-column table:style-name="Table205.C"/>
        <table:table-row>
          <table:table-cell table:style-name="Table205.A1" office:value-type="string">
            <text:p text:style-name="WW-Table_20_Heading">Toolbar Name:</text:p>
          </table:table-cell>
          <table:table-cell table:style-name="Table205.A1" office:value-type="string">
            <text:p text:style-name="WW-Table_20_Heading">EN:</text:p>
          </table:table-cell>
          <table:table-cell table:style-name="Table205.C1" office:value-type="string">
            <text:p text:style-name="P23">Drawing Object Properties</text:p>
          </table:table-cell>
        </table:table-row>
        <table:table-row>
          <table:table-cell table:style-name="Table205.A2" office:value-type="string">
            <text:p text:style-name="WW-Table_20_Contents"/>
          </table:table-cell>
          <table:table-cell table:style-name="Table205.A2" office:value-type="string">
            <text:p text:style-name="P89">GER:</text:p>
          </table:table-cell>
          <table:table-cell table:style-name="Table205.C2" office:value-type="string">
            <text:p text:style-name="P101">Zeichnungsobjekt Eigenschaften</text:p>
          </table:table-cell>
        </table:table-row>
        <table:table-row>
          <table:table-cell table:style-name="Table205.A2" table:number-columns-spanned="2" office:value-type="string">
            <text:p text:style-name="WW-Table_20_Heading">Toolbar File Name:</text:p>
          </table:table-cell>
          <table:covered-table-cell/>
          <table:table-cell table:style-name="Table205.C2" office:value-type="string">
            <text:p text:style-name="P101">Drawingobjectbar.xml</text:p>
          </table:table-cell>
        </table:table-row>
        <table:table-row>
          <table:table-cell table:style-name="Table205.A2" table:number-columns-spanned="2" office:value-type="string">
            <text:p text:style-name="P89">Appears in:</text:p>
          </table:table-cell>
          <table:covered-table-cell/>
          <table:table-cell table:style-name="Table205.C2" office:value-type="string">
            <text:p text:style-name="P107">Writer Web</text:p>
          </table:table-cell>
        </table:table-row>
        <table:table-row>
          <table:table-cell table:style-name="Table205.A2" table:number-columns-spanned="2" office:value-type="string">
            <text:p text:style-name="P89">Shall always be visible</text:p>
          </table:table-cell>
          <table:covered-table-cell/>
          <table:table-cell table:style-name="Table205.C2" office:value-type="string">
            <text:p text:style-name="P107">No</text:p>
          </table:table-cell>
        </table:table-row>
        <table:table-row>
          <table:table-cell table:style-name="Table205.A2" table:number-columns-spanned="2" office:value-type="string">
            <text:p text:style-name="P89">List in View/Toolbars:</text:p>
          </table:table-cell>
          <table:covered-table-cell/>
          <table:table-cell table:style-name="Table205.C2" office:value-type="string">
            <text:p text:style-name="P107">No</text:p>
          </table:table-cell>
        </table:table-row>
        <table:table-row>
          <table:table-cell table:style-name="Table205.A2" table:number-columns-spanned="2" office:value-type="string">
            <text:p text:style-name="P89">Visible after first start</text:p>
          </table:table-cell>
          <table:covered-table-cell/>
          <table:table-cell table:style-name="Table205.C2" office:value-type="string">
            <text:p text:style-name="P107">No</text:p>
          </table:table-cell>
        </table:table-row>
        <table:table-row>
          <table:table-cell table:style-name="Table205.A2" table:number-columns-spanned="2" office:value-type="string">
            <text:p text:style-name="P89">Sub-Toolbar of:</text:p>
          </table:table-cell>
          <table:covered-table-cell/>
          <table:table-cell table:style-name="Table205.C2" office:value-type="string">
            <text:p text:style-name="P70">N/A</text:p>
          </table:table-cell>
        </table:table-row>
        <table:table-row>
          <table:table-cell table:style-name="Table205.A2" table:number-columns-spanned="2" office:value-type="string">
            <text:p text:style-name="P89">Display Tb if context is given</text:p>
          </table:table-cell>
          <table:covered-table-cell/>
          <table:table-cell table:style-name="Table205.C2" office:value-type="string">
            <text:p text:style-name="P107">Yes</text:p>
          </table:table-cell>
        </table:table-row>
        <table:table-row>
          <table:table-cell table:style-name="Table205.A2" table:number-columns-spanned="2" office:value-type="string">
            <text:p text:style-name="P89">Close Operation</text:p>
          </table:table-cell>
          <table:covered-table-cell/>
          <table:table-cell table:style-name="Table205.C2" office:value-type="string">
            <text:p text:style-name="P107">Temporarily</text:p>
          </table:table-cell>
        </table:table-row>
        <table:table-row>
          <table:table-cell table:style-name="Table205.A2" table:number-columns-spanned="2" office:value-type="string">
            <text:p text:style-name="P89">Default Docking State</text:p>
          </table:table-cell>
          <table:covered-table-cell/>
          <table:table-cell table:style-name="Table205.C2" office:value-type="string">
            <text:p text:style-name="P107">Floated</text:p>
          </table:table-cell>
        </table:table-row>
        <table:table-row>
          <table:table-cell table:style-name="Table205.A2" table:number-columns-spanned="2" office:value-type="string">
            <text:p text:style-name="P89">Default Position</text:p>
          </table:table-cell>
          <table:covered-table-cell/>
          <table:table-cell table:style-name="Table205.C2" office:value-type="string">
            <text:p text:style-name="P105">N/A</text:p>
          </table:table-cell>
        </table:table-row>
        <table:table-row>
          <table:table-cell table:style-name="Table205.A2" table:number-columns-spanned="2" office:value-type="string">
            <text:p text:style-name="P89">Default Style</text:p>
          </table:table-cell>
          <table:covered-table-cell/>
          <table:table-cell table:style-name="Table205.C2" office:value-type="string">
            <text:p text:style-name="P105">Icon</text:p>
          </table:table-cell>
        </table:table-row>
        <table:table-row>
          <table:table-cell table:style-name="Table205.A2" table:number-columns-spanned="2" office:value-type="string">
            <text:p text:style-name="P89">Name in OpenOffice 1.1</text:p>
          </table:table-cell>
          <table:covered-table-cell/>
          <table:table-cell table:style-name="Table205.C2" office:value-type="string">
            <text:p text:style-name="P66">Draw Object Bar</text:p>
          </table:table-cell>
        </table:table-row>
        <table:table-row>
          <table:table-cell table:style-name="Table205.A2" table:number-columns-spanned="2" office:value-type="string">
            <text:p text:style-name="P89">Name in Microsoft Office 2003</text:p>
          </table:table-cell>
          <table:covered-table-cell/>
          <table:table-cell table:style-name="Table205.C2" office:value-type="string">
            <text:p text:style-name="P24">N/A</text:p>
          </table:table-cell>
        </table:table-row>
        <table:table-row>
          <table:table-cell table:style-name="Table205.A2" table:number-columns-spanned="2" office:value-type="string">
            <text:p text:style-name="P89">Notes:</text:p>
          </table:table-cell>
          <table:covered-table-cell/>
          <table:table-cell table:style-name="Table205.C2" office:value-type="string">
            <text:p text:style-name="P77"/>
          </table:table-cell>
        </table:table-row>
        <table:table-row>
          <table:table-cell table:style-name="Table205.A2" table:number-columns-spanned="2" office:value-type="string">
            <text:p text:style-name="P89">Toolbar Content:</text:p>
          </table:table-cell>
          <table:covered-table-cell/>
          <table:table-cell table:style-name="Table205.C2" office:value-type="string">
            <text:p text:style-name="P32">Line...</text:p>
            <text:p text:style-name="P32">Arrow Style</text:p>
            <text:p text:style-name="P32">-----------------</text:p>
            <text:p text:style-name="P32">Line Width</text:p>
            <text:p text:style-name="P32">----------------</text:p>
            <text:p text:style-name="P32">Line Color</text:p>
            <text:p text:style-name="P32">----------------</text:p>
            <text:p text:style-name="P32">Area...<text:line-break/>----------------</text:p>
            <text:p text:style-name="P32">Area Style / Filling<text:line-break/>Rotate<text:line-break/>Change Anchor<text:line-break/>----------------<text:line-break/>Wrap Off [hidden by default]<text:line-break/>Page Wrap [hidden by default]<text:line-break/>Optimal Page Wrap [hidden by default]<text:line-break/>Wrap Left [hidden by default]<text:line-break/>Wrap Right [hidden by default]<text:line-break/>Wrap Through [hidden by default]<text:line-break/>----------------<text:line-break/>Contour [hidden by default]<text:line-break/>----------------<text:line-break/>To Foreground<text:line-break/>To Background<text:line-break/>Bring to Front<text:line-break/>Send to Back</text:p>
            <text:p text:style-name="P32">-----------------<text:line-break/>Display Grid [hidden by default]<text:line-break/>Snap to Grid [hidden by default]<text:line-break/>Guides When Moving [hidden by default]<text:line-break/>----------------</text:p>
            <text:p text:style-name="P37">Alignment --&gt; Alignment</text:p>
          </table:table-cell>
        </table:table-row>
      </table:table>
      <text:p text:style-name="Standard"/>
      <text:h text:style-name="P53" text:outline-level="3">OLE-Object</text:h>
      <table:table table:name="Table207" table:style-name="Table207">
        <table:table-column table:style-name="Table207.A"/>
        <table:table-column table:style-name="Table207.B"/>
        <table:table-column table:style-name="Table207.C"/>
        <table:table-row>
          <table:table-cell table:style-name="Table207.A1" office:value-type="string">
            <text:p text:style-name="WW-Table_20_Heading">Toolbar Name:</text:p>
          </table:table-cell>
          <table:table-cell table:style-name="Table207.A1" office:value-type="string">
            <text:p text:style-name="WW-Table_20_Heading">EN:</text:p>
          </table:table-cell>
          <table:table-cell table:style-name="Table207.C1" office:value-type="string">
            <text:p text:style-name="P23">OLE Object</text:p>
          </table:table-cell>
        </table:table-row>
        <table:table-row>
          <table:table-cell table:style-name="Table207.A2" office:value-type="string">
            <text:p text:style-name="WW-Table_20_Contents"/>
          </table:table-cell>
          <table:table-cell table:style-name="Table207.A2" office:value-type="string">
            <text:p text:style-name="P89">GER:</text:p>
          </table:table-cell>
          <table:table-cell table:style-name="Table207.C2" office:value-type="string">
            <text:p text:style-name="P100">OLE-Objekt</text:p>
          </table:table-cell>
        </table:table-row>
        <table:table-row>
          <table:table-cell table:style-name="Table207.A2" table:number-columns-spanned="2" office:value-type="string">
            <text:p text:style-name="WW-Table_20_Heading">Toolbar File Name:</text:p>
          </table:table-cell>
          <table:covered-table-cell/>
          <table:table-cell table:style-name="Table207.C2" office:value-type="string">
            <text:p text:style-name="P100">Oleobjectbar.xml</text:p>
          </table:table-cell>
        </table:table-row>
        <table:table-row>
          <table:table-cell table:style-name="Table207.A2" table:number-columns-spanned="2" office:value-type="string">
            <text:p text:style-name="P89">Appears in:</text:p>
          </table:table-cell>
          <table:covered-table-cell/>
          <table:table-cell table:style-name="Table207.C2" office:value-type="string">
            <text:p text:style-name="P99">Writer Web</text:p>
          </table:table-cell>
        </table:table-row>
        <table:table-row>
          <table:table-cell table:style-name="Table207.A2" table:number-columns-spanned="2" office:value-type="string">
            <text:p text:style-name="P89">Shall always be visible</text:p>
          </table:table-cell>
          <table:covered-table-cell/>
          <table:table-cell table:style-name="Table207.C2" office:value-type="string">
            <text:p text:style-name="P99">No</text:p>
          </table:table-cell>
        </table:table-row>
        <table:table-row>
          <table:table-cell table:style-name="Table207.A2" table:number-columns-spanned="2" office:value-type="string">
            <text:p text:style-name="P89">List in View/Toolbars:</text:p>
          </table:table-cell>
          <table:covered-table-cell/>
          <table:table-cell table:style-name="Table207.C2" office:value-type="string">
            <text:p text:style-name="P99">No,<text:span text:style-name="T12"> </text:span><text:span text:style-name="T43">for Beta yes</text:span></text:p>
          </table:table-cell>
        </table:table-row>
        <table:table-row>
          <table:table-cell table:style-name="Table207.A2" table:number-columns-spanned="2" office:value-type="string">
            <text:p text:style-name="P89">Visible after first start</text:p>
          </table:table-cell>
          <table:covered-table-cell/>
          <table:table-cell table:style-name="Table207.C2" office:value-type="string">
            <text:p text:style-name="P99">No</text:p>
          </table:table-cell>
        </table:table-row>
        <table:table-row>
          <table:table-cell table:style-name="Table207.A2" table:number-columns-spanned="2" office:value-type="string">
            <text:p text:style-name="P89">Sub-Toolbar of:</text:p>
          </table:table-cell>
          <table:covered-table-cell/>
          <table:table-cell table:style-name="Table207.C2" office:value-type="string">
            <text:p text:style-name="P70">None</text:p>
          </table:table-cell>
        </table:table-row>
        <table:table-row>
          <table:table-cell table:style-name="Table207.A2" table:number-columns-spanned="2" office:value-type="string">
            <text:p text:style-name="P89">Display Tb if context is given</text:p>
          </table:table-cell>
          <table:covered-table-cell/>
          <table:table-cell table:style-name="Table207.C2" office:value-type="string">
            <text:p text:style-name="P99">Yes</text:p>
          </table:table-cell>
        </table:table-row>
        <table:table-row>
          <table:table-cell table:style-name="Table207.A2" table:number-columns-spanned="2" office:value-type="string">
            <text:p text:style-name="P89">Close Operation</text:p>
          </table:table-cell>
          <table:covered-table-cell/>
          <table:table-cell table:style-name="Table207.C2" office:value-type="string">
            <text:p text:style-name="P107">Temporarily</text:p>
          </table:table-cell>
        </table:table-row>
        <table:table-row>
          <table:table-cell table:style-name="Table207.A2" table:number-columns-spanned="2" office:value-type="string">
            <text:p text:style-name="P89">Default Docking State</text:p>
          </table:table-cell>
          <table:covered-table-cell/>
          <table:table-cell table:style-name="Table207.C2" office:value-type="string">
            <text:p text:style-name="P99">Docked</text:p>
          </table:table-cell>
        </table:table-row>
        <table:table-row>
          <table:table-cell table:style-name="Table207.A2" table:number-columns-spanned="2" office:value-type="string">
            <text:p text:style-name="P89">Default Position</text:p>
          </table:table-cell>
          <table:covered-table-cell/>
          <table:table-cell table:style-name="Table207.C2" office:value-type="string">
            <text:p text:style-name="P104">Replace Formatting</text:p>
          </table:table-cell>
        </table:table-row>
        <table:table-row>
          <table:table-cell table:style-name="Table207.A2" table:number-columns-spanned="2" office:value-type="string">
            <text:p text:style-name="P89">Default Style</text:p>
          </table:table-cell>
          <table:covered-table-cell/>
          <table:table-cell table:style-name="Table207.C2" office:value-type="string">
            <text:p text:style-name="P104">Icon</text:p>
          </table:table-cell>
        </table:table-row>
        <table:table-row>
          <table:table-cell table:style-name="Table207.A2" table:number-columns-spanned="2" office:value-type="string">
            <text:p text:style-name="P89">Name in OpenOffice 1.1</text:p>
          </table:table-cell>
          <table:covered-table-cell/>
          <table:table-cell table:style-name="Table207.C2" office:value-type="string">
            <text:p text:style-name="P66">OLE-Object</text:p>
          </table:table-cell>
        </table:table-row>
        <table:table-row>
          <table:table-cell table:style-name="Table207.A2" table:number-columns-spanned="2" office:value-type="string">
            <text:p text:style-name="P89">Name in Microsoft Office 2003</text:p>
          </table:table-cell>
          <table:covered-table-cell/>
          <table:table-cell table:style-name="Table207.C2" office:value-type="string">
            <text:p text:style-name="P24">N/A</text:p>
          </table:table-cell>
        </table:table-row>
        <table:table-row>
          <table:table-cell table:style-name="Table207.A2" table:number-columns-spanned="2" office:value-type="string">
            <text:p text:style-name="P108">Notes:</text:p>
          </table:table-cell>
          <table:covered-table-cell/>
          <table:table-cell table:style-name="Table207.C2" office:value-type="string">
            <text:p text:style-name="P69"/>
          </table:table-cell>
        </table:table-row>
        <table:table-row>
          <table:table-cell table:style-name="Table207.A2" table:number-columns-spanned="2" office:value-type="string">
            <text:p text:style-name="P108">Toolbar Content:</text:p>
          </table:table-cell>
          <table:covered-table-cell/>
          <table:table-cell table:style-name="Table207.C2" office:value-type="string">
            <text:p text:style-name="P32">Apply Style</text:p>
            <text:p text:style-name="P32">-----------</text:p>
            <text:p text:style-name="P32">Align Left</text:p>
            <text:p text:style-name="P32">Center Horizontal</text:p>
            <text:p text:style-name="P32">Align Right</text:p>
            <text:p text:style-name="P32">-----------</text:p>
            <text:p text:style-name="P32">Align Top</text:p>
            <text:p text:style-name="P32">Align Vertical Center</text:p>
            <text:p text:style-name="P32">Align Bottom</text:p>
            <text:p text:style-name="P32">-----------</text:p>
            <text:p text:style-name="P32">Wrap Left [hidden by default]</text:p>
            <text:p text:style-name="P32">Wrap Right [hidden by default]</text:p>
            <text:p text:style-name="P32">Wrap Off</text:p>
            <text:p text:style-name="P32">Page Wrap</text:p>
            <text:p text:style-name="P32">Wrap Through</text:p>
            <text:p text:style-name="P32">Optimal Page Wrap [hidden by default]</text:p>
            <text:p text:style-name="P32">------------</text:p>
            <text:p text:style-name="P32">Frame...</text:p>
            <text:p text:style-name="P32">------------</text:p>
            <text:p text:style-name="P32">Bring to front</text:p>
            <text:p text:style-name="P32">Send to Back</text:p>
            <text:p text:style-name="P32">Change Anchor</text:p>
            <text:p text:style-name="P32">------------</text:p>
            <text:p text:style-name="P32">Borders</text:p>
            <text:p text:style-name="P32">Line Style</text:p>
            <text:p text:style-name="P32">Line Color (of the border)</text:p>
          </table:table-cell>
        </table:table-row>
      </table:table>
      <text:p text:style-name="Standard"/>
      <text:h text:style-name="P47" text:outline-level="3">Source View (Writer Web)</text:h>
      <table:table table:name="Table209" table:style-name="Table209">
        <table:table-column table:style-name="Table209.A"/>
        <table:table-column table:style-name="Table209.B"/>
        <table:table-column table:style-name="Table209.C"/>
        <table:table-row>
          <table:table-cell table:style-name="Table209.A1" office:value-type="string">
            <text:p text:style-name="WW-Table_20_Heading">Toolbar Name:</text:p>
          </table:table-cell>
          <table:table-cell table:style-name="Table209.A1" office:value-type="string">
            <text:p text:style-name="WW-Table_20_Heading">EN:</text:p>
          </table:table-cell>
          <table:table-cell table:style-name="Table209.C1" office:value-type="string">
            <text:p text:style-name="P23">HTML Source View</text:p>
          </table:table-cell>
        </table:table-row>
        <table:table-row>
          <table:table-cell table:style-name="Table209.A2" office:value-type="string">
            <text:p text:style-name="WW-Table_20_Contents"/>
          </table:table-cell>
          <table:table-cell table:style-name="Table209.A2" office:value-type="string">
            <text:p text:style-name="P89">GER:</text:p>
          </table:table-cell>
          <table:table-cell table:style-name="Table209.C2" office:value-type="string">
            <text:p text:style-name="P100">HTML Code Ansicht</text:p>
          </table:table-cell>
        </table:table-row>
        <table:table-row>
          <table:table-cell table:style-name="Table209.A2" table:number-columns-spanned="2" office:value-type="string">
            <text:p text:style-name="WW-Table_20_Heading">Toolbar File Name:</text:p>
          </table:table-cell>
          <table:covered-table-cell/>
          <table:table-cell table:style-name="Table209.C2" office:value-type="string">
            <text:p text:style-name="P100">sourceviewtoolbar.xml</text:p>
          </table:table-cell>
        </table:table-row>
        <table:table-row>
          <table:table-cell table:style-name="Table209.A2" table:number-columns-spanned="2" office:value-type="string">
            <text:p text:style-name="P89">Appears in:</text:p>
          </table:table-cell>
          <table:covered-table-cell/>
          <table:table-cell table:style-name="Table209.C2" office:value-type="string">
            <text:p text:style-name="P99">Writer Web</text:p>
          </table:table-cell>
        </table:table-row>
        <table:table-row>
          <table:table-cell table:style-name="Table209.A2" table:number-columns-spanned="2" office:value-type="string">
            <text:p text:style-name="P89">Shall always be visible</text:p>
          </table:table-cell>
          <table:covered-table-cell/>
          <table:table-cell table:style-name="Table209.C2" office:value-type="string">
            <text:p text:style-name="P99">No</text:p>
          </table:table-cell>
        </table:table-row>
        <table:table-row>
          <table:table-cell table:style-name="Table209.A2" table:number-columns-spanned="2" office:value-type="string">
            <text:p text:style-name="P89">List in View/Toolbars:</text:p>
          </table:table-cell>
          <table:covered-table-cell/>
          <table:table-cell table:style-name="Table209.C2" office:value-type="string">
            <text:p text:style-name="P99">No,<text:span text:style-name="T12"> </text:span><text:span text:style-name="T43">for Beta yes</text:span></text:p>
          </table:table-cell>
        </table:table-row>
        <table:table-row>
          <table:table-cell table:style-name="Table209.A2" table:number-columns-spanned="2" office:value-type="string">
            <text:p text:style-name="P89">Visible after first start</text:p>
          </table:table-cell>
          <table:covered-table-cell/>
          <table:table-cell table:style-name="Table209.C2" office:value-type="string">
            <text:p text:style-name="P99">No</text:p>
          </table:table-cell>
        </table:table-row>
        <table:table-row>
          <table:table-cell table:style-name="Table209.A2" table:number-columns-spanned="2" office:value-type="string">
            <text:p text:style-name="P89">Sub-Toolbar of:</text:p>
          </table:table-cell>
          <table:covered-table-cell/>
          <table:table-cell table:style-name="Table209.C2" office:value-type="string">
            <text:p text:style-name="P70">None</text:p>
          </table:table-cell>
        </table:table-row>
        <table:table-row>
          <table:table-cell table:style-name="Table209.A2" table:number-columns-spanned="2" office:value-type="string">
            <text:p text:style-name="P89">Display Tb if context is given</text:p>
          </table:table-cell>
          <table:covered-table-cell/>
          <table:table-cell table:style-name="Table209.C2" office:value-type="string">
            <text:p text:style-name="P99">Yes</text:p>
          </table:table-cell>
        </table:table-row>
        <table:table-row>
          <table:table-cell table:style-name="Table209.A2" table:number-columns-spanned="2" office:value-type="string">
            <text:p text:style-name="P89">Close Operation</text:p>
          </table:table-cell>
          <table:covered-table-cell/>
          <table:table-cell table:style-name="Table209.C2" office:value-type="string">
            <text:p text:style-name="P107">Temporarily</text:p>
          </table:table-cell>
        </table:table-row>
        <table:table-row>
          <table:table-cell table:style-name="Table209.A2" table:number-columns-spanned="2" office:value-type="string">
            <text:p text:style-name="P89">Default Docking State</text:p>
          </table:table-cell>
          <table:covered-table-cell/>
          <table:table-cell table:style-name="Table209.C2" office:value-type="string">
            <text:p text:style-name="P99">Docked</text:p>
          </table:table-cell>
        </table:table-row>
        <table:table-row>
          <table:table-cell table:style-name="Table209.A2" table:number-columns-spanned="2" office:value-type="string">
            <text:p text:style-name="P89">Default Position</text:p>
          </table:table-cell>
          <table:covered-table-cell/>
          <table:table-cell table:style-name="Table209.C2" office:value-type="string">
            <text:p text:style-name="P104">Replace Formatting</text:p>
          </table:table-cell>
        </table:table-row>
        <table:table-row>
          <table:table-cell table:style-name="Table209.A2" table:number-columns-spanned="2" office:value-type="string">
            <text:p text:style-name="P89">Default Style</text:p>
          </table:table-cell>
          <table:covered-table-cell/>
          <table:table-cell table:style-name="Table209.C2" office:value-type="string">
            <text:p text:style-name="P104">Icon</text:p>
          </table:table-cell>
        </table:table-row>
        <table:table-row>
          <table:table-cell table:style-name="Table209.A2" table:number-columns-spanned="2" office:value-type="string">
            <text:p text:style-name="P89">Name in OpenOffice 1.1</text:p>
          </table:table-cell>
          <table:covered-table-cell/>
          <table:table-cell table:style-name="Table209.C2" office:value-type="string">
            <text:p text:style-name="P66">Source View</text:p>
          </table:table-cell>
        </table:table-row>
        <table:table-row>
          <table:table-cell table:style-name="Table209.A2" table:number-columns-spanned="2" office:value-type="string">
            <text:p text:style-name="P89">Name in Microsoft Office 2003</text:p>
          </table:table-cell>
          <table:covered-table-cell/>
          <table:table-cell table:style-name="Table209.C2" office:value-type="string">
            <text:p text:style-name="P24">N/A</text:p>
          </table:table-cell>
        </table:table-row>
        <table:table-row>
          <table:table-cell table:style-name="Table209.A2" table:number-columns-spanned="2" office:value-type="string">
            <text:p text:style-name="P89">Notes:</text:p>
          </table:table-cell>
          <table:covered-table-cell/>
          <table:table-cell table:style-name="Table209.C2" office:value-type="string">
            <text:p text:style-name="P66"/>
          </table:table-cell>
        </table:table-row>
        <table:table-row>
          <table:table-cell table:style-name="Table209.A2" table:number-columns-spanned="2" office:value-type="string">
            <text:p text:style-name="P89">Toolbar Content:</text:p>
          </table:table-cell>
          <table:covered-table-cell/>
          <table:table-cell table:style-name="Table209.C2" office:value-type="string">
            <text:p text:style-name="P32">Insert -&gt; Insert<text:line-break/>Insert Fields<text:line-break/>-------------</text:p>
            <text:p text:style-name="P32">Text Animation -&gt;<text:line-break/>Controls -&gt; Controls</text:p>
            <text:p text:style-name="P32">-------------</text:p>
            <text:p text:style-name="P32">AutoText...<text:line-break/>Check<text:line-break/>Autospellcheck<text:line-break/>Hyphanation...<text:line-break/>Thesaurus...<text:line-break/>-------------<text:line-break/>Find &amp; Replace...<text:line-break/>-------------<text:line-break/>Zoom...<text:line-break/>Nonprinting Characters<text:line-break/>Graphics ON/OFF</text:p>
            <text:p text:style-name="P32">Print Layout<text:line-break/>HTML Source</text:p>
          </table:table-cell>
        </table:table-row>
      </table:table>
      <text:h text:style-name="P47" text:outline-level="3">Text Object (Writer Web)</text:h>
      <table:table table:name="Table210" table:style-name="Table210">
        <table:table-column table:style-name="Table210.A"/>
        <table:table-column table:style-name="Table210.B"/>
        <table:table-column table:style-name="Table210.C"/>
        <table:table-row>
          <table:table-cell table:style-name="Table210.A1" office:value-type="string">
            <text:p text:style-name="WW-Table_20_Heading">Toolbar Name:</text:p>
          </table:table-cell>
          <table:table-cell table:style-name="Table210.A1" office:value-type="string">
            <text:p text:style-name="WW-Table_20_Heading">EN:</text:p>
          </table:table-cell>
          <table:table-cell table:style-name="Table210.C1" office:value-type="string">
            <text:p text:style-name="P23">Format Text</text:p>
          </table:table-cell>
        </table:table-row>
        <table:table-row>
          <table:table-cell table:style-name="Table210.A2" office:value-type="string">
            <text:p text:style-name="WW-Table_20_Contents"/>
          </table:table-cell>
          <table:table-cell table:style-name="Table210.A2" office:value-type="string">
            <text:p text:style-name="P89">GER:</text:p>
          </table:table-cell>
          <table:table-cell table:style-name="Table210.C2" office:value-type="string">
            <text:p text:style-name="P100">Text Objekt</text:p>
          </table:table-cell>
        </table:table-row>
        <table:table-row>
          <table:table-cell table:style-name="Table210.A2" table:number-columns-spanned="2" office:value-type="string">
            <text:p text:style-name="WW-Table_20_Heading">Toolbar File Name:</text:p>
          </table:table-cell>
          <table:covered-table-cell/>
          <table:table-cell table:style-name="Table210.C2" office:value-type="string">
            <text:p text:style-name="P100">Drawtextobjectbar.xml</text:p>
          </table:table-cell>
        </table:table-row>
        <table:table-row>
          <table:table-cell table:style-name="Table210.A2" table:number-columns-spanned="2" office:value-type="string">
            <text:p text:style-name="P89">Appears in:</text:p>
          </table:table-cell>
          <table:covered-table-cell/>
          <table:table-cell table:style-name="Table210.C2" office:value-type="string">
            <text:p text:style-name="P99">Writer Web</text:p>
          </table:table-cell>
        </table:table-row>
        <table:table-row>
          <table:table-cell table:style-name="Table210.A2" table:number-columns-spanned="2" office:value-type="string">
            <text:p text:style-name="P89">Shall always be visible</text:p>
          </table:table-cell>
          <table:covered-table-cell/>
          <table:table-cell table:style-name="Table210.C2" office:value-type="string">
            <text:p text:style-name="P99">No</text:p>
          </table:table-cell>
        </table:table-row>
        <table:table-row>
          <table:table-cell table:style-name="Table210.A2" table:number-columns-spanned="2" office:value-type="string">
            <text:p text:style-name="P89">List in View/Toolbars:</text:p>
          </table:table-cell>
          <table:covered-table-cell/>
          <table:table-cell table:style-name="Table210.C2" office:value-type="string">
            <text:p text:style-name="P99">No,<text:span text:style-name="T12"> </text:span><text:span text:style-name="T43">for Beta yes</text:span></text:p>
          </table:table-cell>
        </table:table-row>
        <table:table-row>
          <table:table-cell table:style-name="Table210.A2" table:number-columns-spanned="2" office:value-type="string">
            <text:p text:style-name="P89">Visible after first start</text:p>
          </table:table-cell>
          <table:covered-table-cell/>
          <table:table-cell table:style-name="Table210.C2" office:value-type="string">
            <text:p text:style-name="P99">No</text:p>
          </table:table-cell>
        </table:table-row>
        <table:table-row>
          <table:table-cell table:style-name="Table210.A2" table:number-columns-spanned="2" office:value-type="string">
            <text:p text:style-name="P89">Sub-Toolbar of:</text:p>
          </table:table-cell>
          <table:covered-table-cell/>
          <table:table-cell table:style-name="Table210.C2" office:value-type="string">
            <text:p text:style-name="P70">None</text:p>
          </table:table-cell>
        </table:table-row>
        <table:table-row>
          <table:table-cell table:style-name="Table210.A2" table:number-columns-spanned="2" office:value-type="string">
            <text:p text:style-name="P89">Display Tb if context is given</text:p>
          </table:table-cell>
          <table:covered-table-cell/>
          <table:table-cell table:style-name="Table210.C2" office:value-type="string">
            <text:p text:style-name="P99">Yes</text:p>
          </table:table-cell>
        </table:table-row>
        <table:table-row>
          <table:table-cell table:style-name="Table210.A2" table:number-columns-spanned="2" office:value-type="string">
            <text:p text:style-name="P89">Close Operation</text:p>
          </table:table-cell>
          <table:covered-table-cell/>
          <table:table-cell table:style-name="Table210.C2" office:value-type="string">
            <text:p text:style-name="P107">Temporarily</text:p>
          </table:table-cell>
        </table:table-row>
        <table:table-row>
          <table:table-cell table:style-name="Table210.A2" table:number-columns-spanned="2" office:value-type="string">
            <text:p text:style-name="P89">Default Docking State</text:p>
          </table:table-cell>
          <table:covered-table-cell/>
          <table:table-cell table:style-name="Table210.C2" office:value-type="string">
            <text:p text:style-name="P99">Docked</text:p>
          </table:table-cell>
        </table:table-row>
        <table:table-row>
          <table:table-cell table:style-name="Table210.A2" table:number-columns-spanned="2" office:value-type="string">
            <text:p text:style-name="P89">Default Position</text:p>
          </table:table-cell>
          <table:covered-table-cell/>
          <table:table-cell table:style-name="Table210.C2" office:value-type="string">
            <text:p text:style-name="P104">Replace Formatting</text:p>
          </table:table-cell>
        </table:table-row>
        <table:table-row>
          <table:table-cell table:style-name="Table210.A2" table:number-columns-spanned="2" office:value-type="string">
            <text:p text:style-name="P89">Default Style</text:p>
          </table:table-cell>
          <table:covered-table-cell/>
          <table:table-cell table:style-name="Table210.C2" office:value-type="string">
            <text:p text:style-name="P104">Icon</text:p>
          </table:table-cell>
        </table:table-row>
        <table:table-row>
          <table:table-cell table:style-name="Table210.A2" table:number-columns-spanned="2" office:value-type="string">
            <text:p text:style-name="P89">Name in OpenOffice 1.1</text:p>
          </table:table-cell>
          <table:covered-table-cell/>
          <table:table-cell table:style-name="Table210.C2" office:value-type="string">
            <text:p text:style-name="P66">Textobjectbar/Graphics</text:p>
          </table:table-cell>
        </table:table-row>
        <table:table-row>
          <table:table-cell table:style-name="Table210.A2" table:number-columns-spanned="2" office:value-type="string">
            <text:p text:style-name="P89">Name in Microsoft Office 2003</text:p>
          </table:table-cell>
          <table:covered-table-cell/>
          <table:table-cell table:style-name="Table210.C2" office:value-type="string">
            <text:p text:style-name="P24">N/A</text:p>
          </table:table-cell>
        </table:table-row>
        <table:table-row>
          <table:table-cell table:style-name="Table210.A2" table:number-columns-spanned="2" office:value-type="string">
            <text:p text:style-name="P89">Notes:</text:p>
          </table:table-cell>
          <table:covered-table-cell/>
          <table:table-cell table:style-name="Table210.C2" office:value-type="string">
            <text:p text:style-name="P66"/>
          </table:table-cell>
        </table:table-row>
        <table:table-row>
          <table:table-cell table:style-name="Table210.A2" table:number-columns-spanned="2" office:value-type="string">
            <text:p text:style-name="P89">Toolbar Content:</text:p>
          </table:table-cell>
          <table:covered-table-cell/>
          <table:table-cell table:style-name="Table210.C2" office:value-type="string">
            <text:p text:style-name="P32">Apply Style</text:p>
            <text:p text:style-name="P32">-----------</text:p>
            <text:p text:style-name="P32">Align Left</text:p>
            <text:p text:style-name="P32">Center Horizontal</text:p>
            <text:p text:style-name="P32">Align Right</text:p>
            <text:p text:style-name="P32">-----------</text:p>
            <text:p text:style-name="P32">Align Top</text:p>
            <text:p text:style-name="P32">Align Vertical Center</text:p>
            <text:p text:style-name="P32">Align Bottom</text:p>
            <text:p text:style-name="P32">-----------</text:p>
            <text:p text:style-name="P32">Wrap Left [hidden by default]</text:p>
            <text:p text:style-name="P32">Wrap Right [hidden by default]</text:p>
            <text:p text:style-name="P32">Wrap Off</text:p>
            <text:p text:style-name="P32">Page Wrap</text:p>
            <text:p text:style-name="P32">Wrap Through</text:p>
            <text:p text:style-name="P32">Optimal Page Wrap [hidden by default]</text:p>
            <text:p text:style-name="P32">------------</text:p>
            <text:p text:style-name="P32">Frame...</text:p>
            <text:p text:style-name="P32">------------</text:p>
            <text:p text:style-name="P32">Bring to front</text:p>
            <text:p text:style-name="P32">Send to Back</text:p>
            <text:p text:style-name="P32">Change Anchor</text:p>
            <text:p text:style-name="P32">------------</text:p>
            <text:p text:style-name="P32">Borders</text:p>
            <text:p text:style-name="P32">Line Style</text:p>
            <text:p text:style-name="P32">Line Color (of the border)</text:p>
          </table:table-cell>
        </table:table-row>
      </table:table>
      <text:p text:style-name="Standard"/>
      <text:h text:style-name="P46" text:outline-level="2">OpenOffice.org Writer Global</text:h>
      <text:h text:style-name="P47" text:outline-level="3">Standard (Writer Global)</text:h>
      <table:table table:name="Table5" table:style-name="Table5">
        <table:table-column table:style-name="Table5.A"/>
        <table:table-column table:style-name="Table5.B"/>
        <table:table-column table:style-name="Table5.C"/>
        <table:table-row>
          <table:table-cell table:style-name="Table5.A1" office:value-type="string">
            <text:p text:style-name="WW-Table_20_Heading">Toolbar Name:</text:p>
          </table:table-cell>
          <table:table-cell table:style-name="Table5.A1" office:value-type="string">
            <text:p text:style-name="WW-Table_20_Heading">EN:</text:p>
          </table:table-cell>
          <table:table-cell table:style-name="Table5.C1" office:value-type="string">
            <text:p text:style-name="P61">Standard</text:p>
          </table:table-cell>
        </table:table-row>
        <table:table-row>
          <table:table-cell table:style-name="Table5.A2" office:value-type="string">
            <text:p text:style-name="WW-Table_20_Contents"/>
          </table:table-cell>
          <table:table-cell table:style-name="Table5.A2" office:value-type="string">
            <text:p text:style-name="P89">GER:</text:p>
          </table:table-cell>
          <table:table-cell table:style-name="Table5.C2" office:value-type="string">
            <text:p text:style-name="P95">Standard</text:p>
          </table:table-cell>
        </table:table-row>
        <table:table-row>
          <table:table-cell table:style-name="Table5.A2" table:number-columns-spanned="2" office:value-type="string">
            <text:p text:style-name="P89">Toolbar File Name:</text:p>
          </table:table-cell>
          <table:covered-table-cell/>
          <table:table-cell table:style-name="Table5.C2" office:value-type="string">
            <text:p text:style-name="P95">standardbar.xml</text:p>
          </table:table-cell>
        </table:table-row>
        <table:table-row>
          <table:table-cell table:style-name="Table5.A2" table:number-columns-spanned="2" office:value-type="string">
            <text:p text:style-name="P89">Appears in:</text:p>
          </table:table-cell>
          <table:covered-table-cell/>
          <table:table-cell table:style-name="Table5.C2" office:value-type="string">
            <text:p text:style-name="P94">Writer Global</text:p>
          </table:table-cell>
        </table:table-row>
        <table:table-row>
          <table:table-cell table:style-name="Table5.A2" table:number-columns-spanned="2" office:value-type="string">
            <text:p text:style-name="P89">Shall always be visible</text:p>
          </table:table-cell>
          <table:covered-table-cell/>
          <table:table-cell table:style-name="Table5.C2" office:value-type="string">
            <text:p text:style-name="P94">Yes</text:p>
          </table:table-cell>
        </table:table-row>
        <table:table-row>
          <table:table-cell table:style-name="Table5.A2" table:number-columns-spanned="2" office:value-type="string">
            <text:p text:style-name="P89">List in View/Toolbars:</text:p>
          </table:table-cell>
          <table:covered-table-cell/>
          <table:table-cell table:style-name="Table5.C2" office:value-type="string">
            <text:p text:style-name="P94">Yes</text:p>
          </table:table-cell>
        </table:table-row>
        <table:table-row>
          <table:table-cell table:style-name="Table5.A2" table:number-columns-spanned="2" office:value-type="string">
            <text:p text:style-name="P89">Visible after first start</text:p>
          </table:table-cell>
          <table:covered-table-cell/>
          <table:table-cell table:style-name="Table5.C2" office:value-type="string">
            <text:p text:style-name="P94">Yes</text:p>
          </table:table-cell>
        </table:table-row>
        <table:table-row>
          <table:table-cell table:style-name="Table5.A2" table:number-columns-spanned="2" office:value-type="string">
            <text:p text:style-name="P89">Sub-Toolbar of:</text:p>
          </table:table-cell>
          <table:covered-table-cell/>
          <table:table-cell table:style-name="Table5.C2" office:value-type="string">
            <text:p text:style-name="P94">N/A</text:p>
          </table:table-cell>
        </table:table-row>
        <table:table-row>
          <table:table-cell table:style-name="Table5.A2" table:number-columns-spanned="2" office:value-type="string">
            <text:p text:style-name="P89">Display Tb if context is given</text:p>
          </table:table-cell>
          <table:covered-table-cell/>
          <table:table-cell table:style-name="Table5.C2" office:value-type="string">
            <text:p text:style-name="P94">Yes</text:p>
          </table:table-cell>
        </table:table-row>
        <table:table-row>
          <table:table-cell table:style-name="Table5.A2" table:number-columns-spanned="2" office:value-type="string">
            <text:p text:style-name="P89">Close Operation</text:p>
          </table:table-cell>
          <table:covered-table-cell/>
          <table:table-cell table:style-name="Table5.C2" office:value-type="string">
            <text:p text:style-name="P107">Permanently</text:p>
          </table:table-cell>
        </table:table-row>
        <table:table-row>
          <table:table-cell table:style-name="Table5.A2" table:number-columns-spanned="2" office:value-type="string">
            <text:p text:style-name="P89">Default Docking State</text:p>
          </table:table-cell>
          <table:covered-table-cell/>
          <table:table-cell table:style-name="Table5.C2" office:value-type="string">
            <text:p text:style-name="P96">Docked</text:p>
          </table:table-cell>
        </table:table-row>
        <table:table-row>
          <table:table-cell table:style-name="Table5.A2" table:number-columns-spanned="2" office:value-type="string">
            <text:p text:style-name="P89">Default Position</text:p>
          </table:table-cell>
          <table:covered-table-cell/>
          <table:table-cell table:style-name="Table5.C2" office:value-type="string">
            <text:p text:style-name="P96">Top</text:p>
          </table:table-cell>
        </table:table-row>
        <table:table-row>
          <table:table-cell table:style-name="Table5.A2" table:number-columns-spanned="2" office:value-type="string">
            <text:p text:style-name="P89">Default Style</text:p>
          </table:table-cell>
          <table:covered-table-cell/>
          <table:table-cell table:style-name="Table5.C2" office:value-type="string">
            <text:p text:style-name="P96">Icon</text:p>
          </table:table-cell>
        </table:table-row>
        <table:table-row>
          <table:table-cell table:style-name="Table5.A2" table:number-columns-spanned="2" office:value-type="string">
            <text:p text:style-name="P89">Name in OpenOffice 1.1</text:p>
          </table:table-cell>
          <table:covered-table-cell/>
          <table:table-cell table:style-name="Table5.C2" office:value-type="string">
            <text:p text:style-name="P62">Function Bar</text:p>
          </table:table-cell>
        </table:table-row>
        <table:table-row>
          <table:table-cell table:style-name="Table5.A2" table:number-columns-spanned="2" office:value-type="string">
            <text:p text:style-name="P89">Name in Microsoft Office 2003</text:p>
          </table:table-cell>
          <table:covered-table-cell/>
          <table:table-cell table:style-name="Table5.C2" office:value-type="string">
            <text:p text:style-name="P62">Standard</text:p>
          </table:table-cell>
        </table:table-row>
        <table:table-row>
          <table:table-cell table:style-name="Table5.A2" table:number-columns-spanned="2" office:value-type="string">
            <text:p text:style-name="P89">Notes:</text:p>
          </table:table-cell>
          <table:covered-table-cell/>
          <table:table-cell table:style-name="Table5.C2" office:value-type="string">
            <text:p text:style-name="P62"/>
          </table:table-cell>
        </table:table-row>
        <table:table-row>
          <table:table-cell table:style-name="Table5.A2" table:number-columns-spanned="2" office:value-type="string">
            <text:p text:style-name="P89">Toolbar Content:</text:p>
          </table:table-cell>
          <table:covered-table-cell/>
          <table:table-cell table:style-name="Table5.C2" office:value-type="string">
            <text:p text:style-name="P31">Load URL [hidden by default]</text:p>
            <text:p text:style-name="P31">New</text:p>
            <text:p text:style-name="P31">New (From template!!!)[hidden by default]</text:p>
            <text:p text:style-name="P31">Open</text:p>
            <text:p text:style-name="P31">Save<text:line-break/>Save As... [hidden by default]</text:p>
            <text:p text:style-name="P31">Send Document</text:p>
            <text:p text:style-name="P31">------------</text:p>
            <text:p text:style-name="P31">Edit File</text:p>
            <text:p text:style-name="P31">------------</text:p>
            <text:p text:style-name="P31">Export Directly as PDF</text:p>
            <text:p text:style-name="P31">Print File Directly</text:p>
            <text:p text:style-name="P31">Page Preview</text:p>
            <text:p text:style-name="P31">------------</text:p>
            <text:p text:style-name="P31">Check...</text:p>
            <text:p text:style-name="P31">AutoSpellcheck On/OFF</text:p>
            <text:p text:style-name="P31">------------</text:p>
            <text:p text:style-name="P31">Cut</text:p>
            <text:p text:style-name="P31">Copy</text:p>
            <text:p text:style-name="P31">Paste</text:p>
            <text:p text:style-name="P31">Format Paintbrush</text:p>
            <text:p text:style-name="P31">------------</text:p>
            <text:p text:style-name="P31">Undo</text:p>
            <text:p text:style-name="P31">Redo</text:p>
            <text:p text:style-name="P31">------------</text:p>
            <text:p text:style-name="P31">Insert Hyperlink</text:p>
            <text:p text:style-name="P14">Insert Table --&gt; Table</text:p>
            <text:p text:style-name="P14">Insert Drawing --&gt; Drawing</text:p>
            <text:p text:style-name="P31">------------</text:p>
            <text:p text:style-name="P31">Find &amp; Replace</text:p>
            <text:p text:style-name="P31">Navigator</text:p>
            <text:p text:style-name="P31">Gallery</text:p>
            <text:p text:style-name="P31">Data Sources</text:p>
            <text:p text:style-name="P31">Nonprinting Characters</text:p>
            <text:p text:style-name="P31">Zoom...</text:p>
            <text:p text:style-name="P31">-----------</text:p>
            <text:p text:style-name="P31">OpenOffice.org Writer Global Help</text:p>
            <text:p text:style-name="P31">What's this [hidden by default]</text:p>
          </table:table-cell>
        </table:table-row>
      </table:table>
      <text:h text:style-name="P47" text:outline-level="3">Formatting (Writer Global)</text:h>
      <table:table table:name="Table58" table:style-name="Table58">
        <table:table-column table:style-name="Table58.A"/>
        <table:table-column table:style-name="Table58.B"/>
        <table:table-column table:style-name="Table58.C"/>
        <table:table-row>
          <table:table-cell table:style-name="Table58.A1" office:value-type="string">
            <text:p text:style-name="WW-Table_20_Heading">Toolbar Name:</text:p>
          </table:table-cell>
          <table:table-cell table:style-name="Table58.A1" office:value-type="string">
            <text:p text:style-name="WW-Table_20_Heading">EN:</text:p>
          </table:table-cell>
          <table:table-cell table:style-name="Table58.C1" office:value-type="string">
            <text:p text:style-name="P61">Formatting</text:p>
          </table:table-cell>
        </table:table-row>
        <table:table-row>
          <table:table-cell table:style-name="Table58.A2" office:value-type="string">
            <text:p text:style-name="WW-Table_20_Contents"/>
          </table:table-cell>
          <table:table-cell table:style-name="Table58.A2" office:value-type="string">
            <text:p text:style-name="P89">GER:</text:p>
          </table:table-cell>
          <table:table-cell table:style-name="Table58.C2" office:value-type="string">
            <text:p text:style-name="P95">Format</text:p>
          </table:table-cell>
        </table:table-row>
        <table:table-row>
          <table:table-cell table:style-name="Table58.A2" table:number-columns-spanned="2" office:value-type="string">
            <text:p text:style-name="P89">Toolbar File Name:</text:p>
          </table:table-cell>
          <table:covered-table-cell/>
          <table:table-cell table:style-name="Table58.C2" office:value-type="string">
            <text:p text:style-name="P95">Textobjectbar.xml</text:p>
          </table:table-cell>
        </table:table-row>
        <table:table-row>
          <table:table-cell table:style-name="Table58.A2" table:number-columns-spanned="2" office:value-type="string">
            <text:p text:style-name="P89">Appears in:</text:p>
          </table:table-cell>
          <table:covered-table-cell/>
          <table:table-cell table:style-name="Table58.C2" office:value-type="string">
            <text:p text:style-name="P94">Writer Global</text:p>
          </table:table-cell>
        </table:table-row>
        <table:table-row>
          <table:table-cell table:style-name="Table58.A2" table:number-columns-spanned="2" office:value-type="string">
            <text:p text:style-name="P89">Shall always be visible</text:p>
          </table:table-cell>
          <table:covered-table-cell/>
          <table:table-cell table:style-name="Table58.C2" office:value-type="string">
            <text:p text:style-name="P94">Yes</text:p>
          </table:table-cell>
        </table:table-row>
        <table:table-row>
          <table:table-cell table:style-name="Table58.A2" table:number-columns-spanned="2" office:value-type="string">
            <text:p text:style-name="P89">List in View/Toolbars:</text:p>
          </table:table-cell>
          <table:covered-table-cell/>
          <table:table-cell table:style-name="Table58.C2" office:value-type="string">
            <text:p text:style-name="P94">Yes</text:p>
          </table:table-cell>
        </table:table-row>
        <table:table-row>
          <table:table-cell table:style-name="Table58.A2" table:number-columns-spanned="2" office:value-type="string">
            <text:p text:style-name="P89">Visible after first start</text:p>
          </table:table-cell>
          <table:covered-table-cell/>
          <table:table-cell table:style-name="Table58.C2" office:value-type="string">
            <text:p text:style-name="P94">Yes</text:p>
          </table:table-cell>
        </table:table-row>
        <table:table-row>
          <table:table-cell table:style-name="Table58.A2" table:number-columns-spanned="2" office:value-type="string">
            <text:p text:style-name="P89">Sub-Toolbar of:</text:p>
          </table:table-cell>
          <table:covered-table-cell/>
          <table:table-cell table:style-name="Table58.C2" office:value-type="string">
            <text:p text:style-name="P94">N/A</text:p>
          </table:table-cell>
        </table:table-row>
        <table:table-row>
          <table:table-cell table:style-name="Table58.A2" table:number-columns-spanned="2" office:value-type="string">
            <text:p text:style-name="P89">Display Tb if context is given</text:p>
          </table:table-cell>
          <table:covered-table-cell/>
          <table:table-cell table:style-name="Table58.C2" office:value-type="string">
            <text:p text:style-name="P94">Yes</text:p>
          </table:table-cell>
        </table:table-row>
        <table:table-row>
          <table:table-cell table:style-name="Table58.A2" table:number-columns-spanned="2" office:value-type="string">
            <text:p text:style-name="P89">Close Operation</text:p>
          </table:table-cell>
          <table:covered-table-cell/>
          <table:table-cell table:style-name="Table58.C2" office:value-type="string">
            <text:p text:style-name="P107">Temporarily</text:p>
          </table:table-cell>
        </table:table-row>
        <table:table-row>
          <table:table-cell table:style-name="Table58.A2" table:number-columns-spanned="2" office:value-type="string">
            <text:p text:style-name="P89">Default Docking State</text:p>
          </table:table-cell>
          <table:covered-table-cell/>
          <table:table-cell table:style-name="Table58.C2" office:value-type="string">
            <text:p text:style-name="P96">Docked</text:p>
          </table:table-cell>
        </table:table-row>
        <table:table-row>
          <table:table-cell table:style-name="Table58.A2" table:number-columns-spanned="2" office:value-type="string">
            <text:p text:style-name="P89">Default Position</text:p>
          </table:table-cell>
          <table:covered-table-cell/>
          <table:table-cell table:style-name="Table58.C2" office:value-type="string">
            <text:p text:style-name="P96">Top; Below Standard</text:p>
          </table:table-cell>
        </table:table-row>
        <table:table-row>
          <table:table-cell table:style-name="Table58.A2" table:number-columns-spanned="2" office:value-type="string">
            <text:p text:style-name="P89">Default Style</text:p>
          </table:table-cell>
          <table:covered-table-cell/>
          <table:table-cell table:style-name="Table58.C2" office:value-type="string">
            <text:p text:style-name="P96">Icon</text:p>
          </table:table-cell>
        </table:table-row>
        <table:table-row>
          <table:table-cell table:style-name="Table58.A2" table:number-columns-spanned="2" office:value-type="string">
            <text:p text:style-name="P89">Name in OpenOffice 1.1</text:p>
          </table:table-cell>
          <table:covered-table-cell/>
          <table:table-cell table:style-name="Table58.C2" office:value-type="string">
            <text:p text:style-name="P62">Text Object Bar</text:p>
          </table:table-cell>
        </table:table-row>
        <table:table-row>
          <table:table-cell table:style-name="Table58.A2" table:number-columns-spanned="2" office:value-type="string">
            <text:p text:style-name="P89">Name in Microsoft Office 2003</text:p>
          </table:table-cell>
          <table:covered-table-cell/>
          <table:table-cell table:style-name="Table58.C2" office:value-type="string">
            <text:p text:style-name="P62">Format</text:p>
          </table:table-cell>
        </table:table-row>
        <table:table-row>
          <table:table-cell table:style-name="Table58.A2" table:number-columns-spanned="2" office:value-type="string">
            <text:p text:style-name="P89">Notes:</text:p>
          </table:table-cell>
          <table:covered-table-cell/>
          <table:table-cell table:style-name="Table58.C2" office:value-type="string">
            <text:p text:style-name="P60"/>
          </table:table-cell>
        </table:table-row>
        <table:table-row>
          <table:table-cell table:style-name="Table58.A2" table:number-columns-spanned="2" office:value-type="string">
            <text:p text:style-name="P89">Toolbar Content</text:p>
          </table:table-cell>
          <table:covered-table-cell/>
          <table:table-cell table:style-name="Table58.C2" office:value-type="string">
            <text:p text:style-name="P8">Styles and Formatting</text:p>
            <text:p text:style-name="P8">-----------<text:line-break/>Apply Style<text:line-break/>-----------</text:p>
            <text:p text:style-name="P8">Font Name</text:p>
            <text:p text:style-name="Standard"><text:span text:style-name="T15">-----------<text:line-break/>Font Size<text:line-break/>------------<text:line-break/>Bold<text:line-break/>Italic<text:line-break/>Underline<text:line-break/>Superscript [hidden by default]<text:line-break/>Subscript [hidden by default]<text:line-break/>------------<text:line-break/>Align Left<text:line-break/>Centered<text:line-break/>Align Right<text:line-break/>Justified</text:span><text:span text:style-name="T17"><text:line-break/></text:span><text:span text:style-name="T15">------------<text:line-break/>Left-To-Right[hidden by default]<text:line-break/>Right-To-Left[hidden by default]<text:line-break/>-------------</text:span></text:p>
            <text:p text:style-name="P8">Line Spacing: 1 [hidden by default]</text:p>
            <text:p text:style-name="P8">Line Spacing: 1.5 [hidden by default]</text:p>
            <text:p text:style-name="P8">Line Spacing: 2 [hidden by default]</text:p>
            <text:p text:style-name="P8">-------------<text:line-break/>Numbering On/Off<text:line-break/>Bullets On/Off<text:line-break/>Decrease Indent<text:line-break/>Increase Indent<text:line-break/>Increase Font[hidden by default]<text:line-break/>Reduce Font[hidden by default]<text:line-break/>--------------<text:line-break/>Font Color<text:line-break/>Highlighting<text:line-break/>Background Color<text:line-break/>---------------<text:line-break/>Select All [hidden by default]<text:line-break/>Font Attributes [hidden by default]<text:line-break/>Format: Paragraph [hidden by default]</text:p>
          </table:table-cell>
        </table:table-row>
      </table:table>
      <text:h text:style-name="P47" text:outline-level="3">Tools (Writer Global)</text:h>
      <table:table table:name="Table183" table:style-name="Table183">
        <table:table-column table:style-name="Table183.A"/>
        <table:table-column table:style-name="Table183.B"/>
        <table:table-column table:style-name="Table183.C"/>
        <table:table-row>
          <table:table-cell table:style-name="Table183.A1" office:value-type="string">
            <text:p text:style-name="WW-Table_20_Heading">Toolbar Name:</text:p>
          </table:table-cell>
          <table:table-cell table:style-name="Table183.A1" office:value-type="string">
            <text:p text:style-name="WW-Table_20_Heading">EN:</text:p>
          </table:table-cell>
          <table:table-cell table:style-name="Table183.C1" office:value-type="string">
            <text:p text:style-name="P61">Tools</text:p>
          </table:table-cell>
        </table:table-row>
        <table:table-row>
          <table:table-cell table:style-name="Table183.A2" office:value-type="string">
            <text:p text:style-name="WW-Table_20_Contents"/>
          </table:table-cell>
          <table:table-cell table:style-name="Table183.A2" office:value-type="string">
            <text:p text:style-name="P89">GER:</text:p>
          </table:table-cell>
          <table:table-cell table:style-name="Table183.C2" office:value-type="string">
            <text:p text:style-name="P95">Werkzeuge</text:p>
          </table:table-cell>
        </table:table-row>
        <table:table-row>
          <table:table-cell table:style-name="Table183.A2" table:number-columns-spanned="2" office:value-type="string">
            <text:p text:style-name="P89">Toolbar File Name:</text:p>
          </table:table-cell>
          <table:covered-table-cell/>
          <table:table-cell table:style-name="Table183.C2" office:value-type="string">
            <text:p text:style-name="P95">Toolbar.xml</text:p>
          </table:table-cell>
        </table:table-row>
        <table:table-row>
          <table:table-cell table:style-name="Table183.A2" table:number-columns-spanned="2" office:value-type="string">
            <text:p text:style-name="P89">Appears in:</text:p>
          </table:table-cell>
          <table:covered-table-cell/>
          <table:table-cell table:style-name="Table183.C2" office:value-type="string">
            <text:p text:style-name="P94">Writer Global</text:p>
          </table:table-cell>
        </table:table-row>
        <table:table-row>
          <table:table-cell table:style-name="Table183.A2" table:number-columns-spanned="2" office:value-type="string">
            <text:p text:style-name="P89">Shall always be visible</text:p>
          </table:table-cell>
          <table:covered-table-cell/>
          <table:table-cell table:style-name="Table183.C2" office:value-type="string">
            <text:p text:style-name="P94">No</text:p>
          </table:table-cell>
        </table:table-row>
        <table:table-row>
          <table:table-cell table:style-name="Table183.A2" table:number-columns-spanned="2" office:value-type="string">
            <text:p text:style-name="P89">List in View/Toolbars:</text:p>
          </table:table-cell>
          <table:covered-table-cell/>
          <table:table-cell table:style-name="Table183.C2" office:value-type="string">
            <text:p text:style-name="P94">Yes</text:p>
          </table:table-cell>
        </table:table-row>
        <table:table-row>
          <table:table-cell table:style-name="Table183.A2" table:number-columns-spanned="2" office:value-type="string">
            <text:p text:style-name="P89">Visible after first start</text:p>
          </table:table-cell>
          <table:covered-table-cell/>
          <table:table-cell table:style-name="Table183.C2" office:value-type="string">
            <text:p text:style-name="P94">No</text:p>
          </table:table-cell>
        </table:table-row>
        <table:table-row>
          <table:table-cell table:style-name="Table183.A2" table:number-columns-spanned="2" office:value-type="string">
            <text:p text:style-name="P89">Sub-Toolbar of:</text:p>
          </table:table-cell>
          <table:covered-table-cell/>
          <table:table-cell table:style-name="Table183.C2" office:value-type="string">
            <text:p text:style-name="P94">N/A</text:p>
          </table:table-cell>
        </table:table-row>
        <table:table-row>
          <table:table-cell table:style-name="Table183.A2" table:number-columns-spanned="2" office:value-type="string">
            <text:p text:style-name="P89">Display Tb if context is given</text:p>
          </table:table-cell>
          <table:covered-table-cell/>
          <table:table-cell table:style-name="Table183.C2" office:value-type="string">
            <text:p text:style-name="P94">No</text:p>
          </table:table-cell>
        </table:table-row>
        <table:table-row>
          <table:table-cell table:style-name="Table183.A2" table:number-columns-spanned="2" office:value-type="string">
            <text:p text:style-name="P89">Close Operation</text:p>
          </table:table-cell>
          <table:covered-table-cell/>
          <table:table-cell table:style-name="Table183.C2" office:value-type="string">
            <text:p text:style-name="P107">Permanently</text:p>
          </table:table-cell>
        </table:table-row>
        <table:table-row>
          <table:table-cell table:style-name="Table183.A2" table:number-columns-spanned="2" office:value-type="string">
            <text:p text:style-name="P89">Default Docking State</text:p>
          </table:table-cell>
          <table:covered-table-cell/>
          <table:table-cell table:style-name="Table183.C2" office:value-type="string">
            <text:p text:style-name="P96">Floated</text:p>
          </table:table-cell>
        </table:table-row>
        <table:table-row>
          <table:table-cell table:style-name="Table183.A2" table:number-columns-spanned="2" office:value-type="string">
            <text:p text:style-name="P89">Default Position</text:p>
          </table:table-cell>
          <table:covered-table-cell/>
          <table:table-cell table:style-name="Table183.C2" office:value-type="string">
            <text:p text:style-name="P96">N/A</text:p>
          </table:table-cell>
        </table:table-row>
        <table:table-row>
          <table:table-cell table:style-name="Table183.A2" table:number-columns-spanned="2" office:value-type="string">
            <text:p text:style-name="P89">Default Style</text:p>
          </table:table-cell>
          <table:covered-table-cell/>
          <table:table-cell table:style-name="Table183.C2" office:value-type="string">
            <text:p text:style-name="P96">Icon</text:p>
          </table:table-cell>
        </table:table-row>
        <table:table-row>
          <table:table-cell table:style-name="Table183.A2" table:number-columns-spanned="2" office:value-type="string">
            <text:p text:style-name="P89">Name in OpenOffice 1.1</text:p>
          </table:table-cell>
          <table:covered-table-cell/>
          <table:table-cell table:style-name="Table183.C2" office:value-type="string">
            <text:p text:style-name="P62">N/A</text:p>
          </table:table-cell>
        </table:table-row>
        <table:table-row>
          <table:table-cell table:style-name="Table183.A2" table:number-columns-spanned="2" office:value-type="string">
            <text:p text:style-name="P89">Name in Microsoft Office 2003</text:p>
          </table:table-cell>
          <table:covered-table-cell/>
          <table:table-cell table:style-name="Table183.C2" office:value-type="string">
            <text:p text:style-name="P62">N/A</text:p>
          </table:table-cell>
        </table:table-row>
        <table:table-row>
          <table:table-cell table:style-name="Table183.A2" table:number-columns-spanned="2" office:value-type="string">
            <text:p text:style-name="P89">Notes:</text:p>
          </table:table-cell>
          <table:covered-table-cell/>
          <table:table-cell table:style-name="Table183.C2" office:value-type="string">
            <text:p text:style-name="P11"/>
          </table:table-cell>
        </table:table-row>
        <table:table-row>
          <table:table-cell table:style-name="Table183.A2" table:number-columns-spanned="2" office:value-type="string">
            <text:p text:style-name="P89">Toolbar Content</text:p>
          </table:table-cell>
          <table:covered-table-cell/>
          <table:table-cell table:style-name="Table183.C2" office:value-type="string">
            <text:p text:style-name="P9">Insert</text:p>
            <text:p text:style-name="P9">-----------</text:p>
            <text:p text:style-name="P9">Direct Cursor On/Off</text:p>
            <text:p text:style-name="P9">-----------</text:p>
            <text:p text:style-name="P9">Hyphenation...<text:line-break/>Thesaurus...</text:p>
            <text:p text:style-name="P9">----------<text:line-break/>Graphics On/Off<text:line-break/>Web Layout</text:p>
          </table:table-cell>
        </table:table-row>
      </table:table>
      <text:h text:style-name="P47" text:outline-level="3">Bullets and Numbering (Writer Global)</text:h>
      <table:table table:name="Table185" table:style-name="Table185">
        <table:table-column table:style-name="Table185.A"/>
        <table:table-column table:style-name="Table185.B"/>
        <table:table-column table:style-name="Table185.C"/>
        <table:table-row>
          <table:table-cell table:style-name="Table185.A1" office:value-type="string">
            <text:p text:style-name="WW-Table_20_Heading">Toolbar Name:</text:p>
          </table:table-cell>
          <table:table-cell table:style-name="Table185.A1" office:value-type="string">
            <text:p text:style-name="WW-Table_20_Heading">EN:</text:p>
          </table:table-cell>
          <table:table-cell table:style-name="Table185.C1" office:value-type="string">
            <text:p text:style-name="P61">Bullets and Numbering</text:p>
          </table:table-cell>
        </table:table-row>
        <table:table-row>
          <table:table-cell table:style-name="Table185.A2" office:value-type="string">
            <text:p text:style-name="WW-Table_20_Contents"/>
          </table:table-cell>
          <table:table-cell table:style-name="Table185.A2" office:value-type="string">
            <text:p text:style-name="P89">GER:</text:p>
          </table:table-cell>
          <table:table-cell table:style-name="Table185.C2" office:value-type="string">
            <text:p text:style-name="P95">Nummerierung und Aufzählungszeichen</text:p>
          </table:table-cell>
        </table:table-row>
        <table:table-row>
          <table:table-cell table:style-name="Table185.A2" table:number-columns-spanned="2" office:value-type="string">
            <text:p text:style-name="P89">Toolbar File Name:</text:p>
          </table:table-cell>
          <table:covered-table-cell/>
          <table:table-cell table:style-name="Table185.C2" office:value-type="string">
            <text:p text:style-name="P95">Numobjectbar.xml</text:p>
          </table:table-cell>
        </table:table-row>
        <table:table-row>
          <table:table-cell table:style-name="Table185.A2" table:number-columns-spanned="2" office:value-type="string">
            <text:p text:style-name="P89">Appears in:</text:p>
          </table:table-cell>
          <table:covered-table-cell/>
          <table:table-cell table:style-name="Table185.C2" office:value-type="string">
            <text:p text:style-name="P94">Writer Global</text:p>
          </table:table-cell>
        </table:table-row>
        <table:table-row>
          <table:table-cell table:style-name="Table185.A2" table:number-columns-spanned="2" office:value-type="string">
            <text:p text:style-name="P89">Shall always be visible</text:p>
          </table:table-cell>
          <table:covered-table-cell/>
          <table:table-cell table:style-name="Table185.C2" office:value-type="string">
            <text:p text:style-name="P94">No</text:p>
          </table:table-cell>
        </table:table-row>
        <table:table-row>
          <table:table-cell table:style-name="Table185.A2" table:number-columns-spanned="2" office:value-type="string">
            <text:p text:style-name="P89">List in View/Toolbars:</text:p>
          </table:table-cell>
          <table:covered-table-cell/>
          <table:table-cell table:style-name="Table185.C2" office:value-type="string">
            <text:p text:style-name="P94">Yes</text:p>
          </table:table-cell>
        </table:table-row>
        <table:table-row>
          <table:table-cell table:style-name="Table185.A2" table:number-columns-spanned="2" office:value-type="string">
            <text:p text:style-name="P89">Visible after first start</text:p>
          </table:table-cell>
          <table:covered-table-cell/>
          <table:table-cell table:style-name="Table185.C2" office:value-type="string">
            <text:p text:style-name="P94">No</text:p>
          </table:table-cell>
        </table:table-row>
        <table:table-row>
          <table:table-cell table:style-name="Table185.A2" table:number-columns-spanned="2" office:value-type="string">
            <text:p text:style-name="P89">Sub-Toolbar of:</text:p>
          </table:table-cell>
          <table:covered-table-cell/>
          <table:table-cell table:style-name="Table185.C2" office:value-type="string">
            <text:p text:style-name="P94">Formatting</text:p>
          </table:table-cell>
        </table:table-row>
        <table:table-row>
          <table:table-cell table:style-name="Table185.A2" table:number-columns-spanned="2" office:value-type="string">
            <text:p text:style-name="P89">Display Tb if context is given</text:p>
          </table:table-cell>
          <table:covered-table-cell/>
          <table:table-cell table:style-name="Table185.C2" office:value-type="string">
            <text:p text:style-name="P94">Yes</text:p>
          </table:table-cell>
        </table:table-row>
        <table:table-row>
          <table:table-cell table:style-name="Table185.A2" table:number-columns-spanned="2" office:value-type="string">
            <text:p text:style-name="P89">Close Operation</text:p>
          </table:table-cell>
          <table:covered-table-cell/>
          <table:table-cell table:style-name="Table185.C2" office:value-type="string">
            <text:p text:style-name="P107">Temporarily</text:p>
          </table:table-cell>
        </table:table-row>
        <table:table-row>
          <table:table-cell table:style-name="Table185.A2" table:number-columns-spanned="2" office:value-type="string">
            <text:p text:style-name="P89">Default Docking State</text:p>
          </table:table-cell>
          <table:covered-table-cell/>
          <table:table-cell table:style-name="Table185.C2" office:value-type="string">
            <text:p text:style-name="P96">Floated</text:p>
          </table:table-cell>
        </table:table-row>
        <table:table-row>
          <table:table-cell table:style-name="Table185.A2" table:number-columns-spanned="2" office:value-type="string">
            <text:p text:style-name="P89">Default Position</text:p>
          </table:table-cell>
          <table:covered-table-cell/>
          <table:table-cell table:style-name="Table185.C2" office:value-type="string">
            <text:p text:style-name="P96">N/A</text:p>
          </table:table-cell>
        </table:table-row>
        <table:table-row>
          <table:table-cell table:style-name="Table185.A2" table:number-columns-spanned="2" office:value-type="string">
            <text:p text:style-name="P89">Default Style</text:p>
          </table:table-cell>
          <table:covered-table-cell/>
          <table:table-cell table:style-name="Table185.C2" office:value-type="string">
            <text:p text:style-name="P96">Icon</text:p>
          </table:table-cell>
        </table:table-row>
        <table:table-row>
          <table:table-cell table:style-name="Table185.A2" table:number-columns-spanned="2" office:value-type="string">
            <text:p text:style-name="P89">Name in OpenOffice 1.1</text:p>
          </table:table-cell>
          <table:covered-table-cell/>
          <table:table-cell table:style-name="Table185.C2" office:value-type="string">
            <text:p text:style-name="P97">Numbering Object Bar</text:p>
          </table:table-cell>
        </table:table-row>
        <table:table-row>
          <table:table-cell table:style-name="Table185.A2" table:number-columns-spanned="2" office:value-type="string">
            <text:p text:style-name="P89">Name in Microsoft Office 2003</text:p>
          </table:table-cell>
          <table:covered-table-cell/>
          <table:table-cell table:style-name="Table185.C2" office:value-type="string">
            <text:p text:style-name="P97">N/A</text:p>
          </table:table-cell>
        </table:table-row>
        <table:table-row>
          <table:table-cell table:style-name="Table185.A2" table:number-columns-spanned="2" office:value-type="string">
            <text:p text:style-name="P89">Notes:</text:p>
          </table:table-cell>
          <table:covered-table-cell/>
          <table:table-cell table:style-name="Table185.C2" office:value-type="string">
            <text:p text:style-name="P63"/>
          </table:table-cell>
        </table:table-row>
        <table:table-row>
          <table:table-cell table:style-name="Table185.A2" table:number-columns-spanned="2" office:value-type="string">
            <text:p text:style-name="P89">Toolbar Content</text:p>
          </table:table-cell>
          <table:covered-table-cell/>
          <table:table-cell table:style-name="Table185.C2" office:value-type="string">
            <text:p text:style-name="P64">Bullets On/Off<text:line-break/>Numbering On/Off<text:line-break/>---------------<text:line-break/>Bullets Off<text:line-break/>---------------<text:line-break/>Up One Level<text:line-break/>Down One Level<text:line-break/>Move Up with Subpoints<text:line-break/>Move Down with Subpoints<text:line-break/>---------------<text:line-break/>Insert Unnumbered Entry<text:line-break/>---------------<text:line-break/>Move Up<text:line-break/>Move Down<text:line-break/>Move Up with Subpoints<text:line-break/>Move Down with Subpoints<text:line-break/>----------------<text:line-break/>Restart Numbering<text:line-break/>Edit Numbering</text:p>
          </table:table-cell>
        </table:table-row>
      </table:table>
      <text:h text:style-name="P47" text:outline-level="3">Table (Writer Global)</text:h>
      <table:table table:name="Table186" table:style-name="Table186">
        <table:table-column table:style-name="Table186.A"/>
        <table:table-column table:style-name="Table186.B"/>
        <table:table-column table:style-name="Table186.C"/>
        <table:table-row>
          <table:table-cell table:style-name="Table186.A1" office:value-type="string">
            <text:p text:style-name="WW-Table_20_Heading">Toolbar Name:</text:p>
          </table:table-cell>
          <table:table-cell table:style-name="Table186.A1" office:value-type="string">
            <text:p text:style-name="WW-Table_20_Heading">EN:</text:p>
          </table:table-cell>
          <table:table-cell table:style-name="Table186.C1" office:value-type="string">
            <text:p text:style-name="P61">Table</text:p>
          </table:table-cell>
        </table:table-row>
        <table:table-row>
          <table:table-cell table:style-name="Table186.A2" office:value-type="string">
            <text:p text:style-name="WW-Table_20_Contents"/>
          </table:table-cell>
          <table:table-cell table:style-name="Table186.A2" office:value-type="string">
            <text:p text:style-name="P89">GER:</text:p>
          </table:table-cell>
          <table:table-cell table:style-name="Table186.C2" office:value-type="string">
            <text:p text:style-name="P95">Tabelle</text:p>
          </table:table-cell>
        </table:table-row>
        <table:table-row>
          <table:table-cell table:style-name="Table186.A2" table:number-columns-spanned="2" office:value-type="string">
            <text:p text:style-name="P89">Toolbar File Name</text:p>
          </table:table-cell>
          <table:covered-table-cell/>
          <table:table-cell table:style-name="Table186.C2" office:value-type="string">
            <text:p text:style-name="P95">tableobjectbar.xml</text:p>
          </table:table-cell>
        </table:table-row>
        <table:table-row>
          <table:table-cell table:style-name="Table186.A2" table:number-columns-spanned="2" office:value-type="string">
            <text:p text:style-name="P89">Appears in:</text:p>
          </table:table-cell>
          <table:covered-table-cell/>
          <table:table-cell table:style-name="Table186.C2" office:value-type="string">
            <text:p text:style-name="P94">Writer Global</text:p>
          </table:table-cell>
        </table:table-row>
        <table:table-row>
          <table:table-cell table:style-name="Table186.A2" table:number-columns-spanned="2" office:value-type="string">
            <text:p text:style-name="P89">Shall always be visible</text:p>
          </table:table-cell>
          <table:covered-table-cell/>
          <table:table-cell table:style-name="Table186.C2" office:value-type="string">
            <text:p text:style-name="P94">No</text:p>
          </table:table-cell>
        </table:table-row>
        <table:table-row>
          <table:table-cell table:style-name="Table186.A2" table:number-columns-spanned="2" office:value-type="string">
            <text:p text:style-name="P89">List in View/Toolbars:</text:p>
          </table:table-cell>
          <table:covered-table-cell/>
          <table:table-cell table:style-name="Table186.C2" office:value-type="string">
            <text:p text:style-name="P94">Yes</text:p>
          </table:table-cell>
        </table:table-row>
        <table:table-row>
          <table:table-cell table:style-name="Table186.A2" table:number-columns-spanned="2" office:value-type="string">
            <text:p text:style-name="P89">Visible after first start</text:p>
          </table:table-cell>
          <table:covered-table-cell/>
          <table:table-cell table:style-name="Table186.C2" office:value-type="string">
            <text:p text:style-name="P94">No</text:p>
          </table:table-cell>
        </table:table-row>
        <table:table-row>
          <table:table-cell table:style-name="Table186.A2" table:number-columns-spanned="2" office:value-type="string">
            <text:p text:style-name="P89">Sub-Toolbar of:</text:p>
          </table:table-cell>
          <table:covered-table-cell/>
          <table:table-cell table:style-name="Table186.C2" office:value-type="string">
            <text:p text:style-name="P94">Standard</text:p>
          </table:table-cell>
        </table:table-row>
        <table:table-row>
          <table:table-cell table:style-name="Table186.A2" table:number-columns-spanned="2" office:value-type="string">
            <text:p text:style-name="P89">Display Tb if context is given</text:p>
          </table:table-cell>
          <table:covered-table-cell/>
          <table:table-cell table:style-name="Table186.C2" office:value-type="string">
            <text:p text:style-name="P94">Yes</text:p>
          </table:table-cell>
        </table:table-row>
        <table:table-row>
          <table:table-cell table:style-name="Table186.A2" table:number-columns-spanned="2" office:value-type="string">
            <text:p text:style-name="P89">Close Operation</text:p>
          </table:table-cell>
          <table:covered-table-cell/>
          <table:table-cell table:style-name="Table186.C2" office:value-type="string">
            <text:p text:style-name="P107">Temporarily</text:p>
          </table:table-cell>
        </table:table-row>
        <table:table-row>
          <table:table-cell table:style-name="Table186.A2" table:number-columns-spanned="2" office:value-type="string">
            <text:p text:style-name="P89">Default Docking State</text:p>
          </table:table-cell>
          <table:covered-table-cell/>
          <table:table-cell table:style-name="Table186.C2" office:value-type="string">
            <text:p text:style-name="P98">Floated</text:p>
          </table:table-cell>
        </table:table-row>
        <table:table-row>
          <table:table-cell table:style-name="Table186.A2" table:number-columns-spanned="2" office:value-type="string">
            <text:p text:style-name="P89">Default Position</text:p>
          </table:table-cell>
          <table:covered-table-cell/>
          <table:table-cell table:style-name="Table186.C2" office:value-type="string">
            <text:p text:style-name="P98">N/A</text:p>
          </table:table-cell>
        </table:table-row>
        <table:table-row>
          <table:table-cell table:style-name="Table186.A2" table:number-columns-spanned="2" office:value-type="string">
            <text:p text:style-name="P89">Default Style</text:p>
          </table:table-cell>
          <table:covered-table-cell/>
          <table:table-cell table:style-name="Table186.C2" office:value-type="string">
            <text:p text:style-name="P96">Icon</text:p>
          </table:table-cell>
        </table:table-row>
        <table:table-row>
          <table:table-cell table:style-name="Table186.A2" table:number-columns-spanned="2" office:value-type="string">
            <text:p text:style-name="P89">Name in OpenOffice 1.1</text:p>
          </table:table-cell>
          <table:covered-table-cell/>
          <table:table-cell table:style-name="Table186.C2" office:value-type="string">
            <text:p text:style-name="P62">Table Context Bar</text:p>
          </table:table-cell>
        </table:table-row>
        <table:table-row>
          <table:table-cell table:style-name="Table186.A2" table:number-columns-spanned="2" office:value-type="string">
            <text:p text:style-name="P89">Name in Microsoft Office 2003</text:p>
          </table:table-cell>
          <table:covered-table-cell/>
          <table:table-cell table:style-name="Table186.C2" office:value-type="string">
            <text:p text:style-name="P62">Tables and Borders</text:p>
          </table:table-cell>
        </table:table-row>
        <table:table-row>
          <table:table-cell table:style-name="Table186.A2" table:number-columns-spanned="2" office:value-type="string">
            <text:p text:style-name="P89">Notes:</text:p>
          </table:table-cell>
          <table:covered-table-cell/>
          <table:table-cell table:style-name="Table186.C2" office:value-type="string">
            <text:p text:style-name="P62"/>
          </table:table-cell>
        </table:table-row>
        <table:table-row>
          <table:table-cell table:style-name="Table186.A2" table:number-columns-spanned="2" office:value-type="string">
            <text:p text:style-name="P89">Toolbar Content</text:p>
          </table:table-cell>
          <table:covered-table-cell/>
          <table:table-cell table:style-name="Table186.C2" office:value-type="string">
            <text:p text:style-name="WW-Table_20_Contents"><text:span text:style-name="T12">Insert Table<text:line-break/>-------------<text:line-break/>Line Style</text:span><text:span text:style-name="T38"> -&gt; </text:span><text:span text:style-name="T34">Style: DropDownOnly</text:span><text:span text:style-name="T12"><text:line-break/>Line Color (of the border)</text:span><text:span text:style-name="T38"> </text:span><text:span text:style-name="T34">Style: DropDownOnly</text:span><text:span text:style-name="T12"><text:line-break/>-------------<text:line-break/>Border</text:span><text:span text:style-name="T38"> </text:span><text:span text:style-name="T34">Style: DropDownOnly</text:span><text:span text:style-name="T12"><text:line-break/>Background Color</text:span><text:span text:style-name="T38"> </text:span><text:span text:style-name="T34">Style: DropDownOnly</text:span><text:span text:style-name="T12"><text:line-break/>-------------<text:line-break/>Merge Cells<text:line-break/>Split Cells<text:line-break/></text:span><text:span text:style-name="T22">Op</text:span><text:span text:style-name="T5">timize --&gt; Optimize</text:span><text:span text:style-name="T38"> </text:span><text:span text:style-name="T34">Style: DropDownOnly</text:span><text:span text:style-name="T38"><text:line-break/>-------------</text:span><text:span text:style-name="T12"><text:line-break/>Top<text:line-break/>Center<text:line-break/>Bottom<text:line-break/>-------------<text:line-break/>Insert Row<text:line-break/>Insert Column<text:line-break/>Delete Row<text:line-break/>Delete Column<text:line-break/>----------<text:line-break/>Select Table[hidden by default]<text:line-break/>Select Columns[hidden by default]<text:line-break/>Select Rows[hidden by default]<text:line-break/>----------<text:line-break/>AutoFormat<text:line-break/>Table Properties<text:line-break/>-------------<text:line-break/>Sort...<text:line-break/>-------------<text:line-break/>Sum</text:span></text:p>
          </table:table-cell>
        </table:table-row>
      </table:table>
      <text:h text:style-name="P47" text:outline-level="3">Optimize Table (Writer Global)</text:h>
      <table:table table:name="Table187" table:style-name="Table187">
        <table:table-column table:style-name="Table187.A"/>
        <table:table-column table:style-name="Table187.B"/>
        <table:table-column table:style-name="Table187.C"/>
        <table:table-row>
          <table:table-cell table:style-name="Table187.A1" office:value-type="string">
            <text:p text:style-name="WW-Table_20_Heading">Toolbar Name:</text:p>
          </table:table-cell>
          <table:table-cell table:style-name="Table187.A1" office:value-type="string">
            <text:p text:style-name="WW-Table_20_Heading">EN:</text:p>
          </table:table-cell>
          <table:table-cell table:style-name="Table187.C1" office:value-type="string">
            <text:p text:style-name="P65">Optimize Table</text:p>
          </table:table-cell>
        </table:table-row>
        <table:table-row>
          <table:table-cell table:style-name="Table187.A2" office:value-type="string">
            <text:p text:style-name="P94"/>
          </table:table-cell>
          <table:table-cell table:style-name="Table187.A2" office:value-type="string">
            <text:p text:style-name="P89">GER:</text:p>
          </table:table-cell>
          <table:table-cell table:style-name="Table187.C2" office:value-type="string">
            <text:p text:style-name="P100">Tabelle optimieren</text:p>
          </table:table-cell>
        </table:table-row>
        <table:table-row>
          <table:table-cell table:style-name="Table187.A2" table:number-columns-spanned="2" office:value-type="string">
            <text:p text:style-name="P83">Toolbar File Name:</text:p>
          </table:table-cell>
          <table:covered-table-cell/>
          <table:table-cell table:style-name="Table187.C2" office:value-type="string">
            <text:p text:style-name="P100">optimizetablebar.xml</text:p>
          </table:table-cell>
        </table:table-row>
        <table:table-row>
          <table:table-cell table:style-name="Table187.A2" table:number-columns-spanned="2" office:value-type="string">
            <text:p text:style-name="P89">Appears in:</text:p>
          </table:table-cell>
          <table:covered-table-cell/>
          <table:table-cell table:style-name="Table187.C2" office:value-type="string">
            <text:p text:style-name="P99">Writer Global</text:p>
          </table:table-cell>
        </table:table-row>
        <table:table-row>
          <table:table-cell table:style-name="Table187.A2" table:number-columns-spanned="2" office:value-type="string">
            <text:p text:style-name="P89">Shall always be visible</text:p>
          </table:table-cell>
          <table:covered-table-cell/>
          <table:table-cell table:style-name="Table187.C2" office:value-type="string">
            <text:p text:style-name="P99">No</text:p>
          </table:table-cell>
        </table:table-row>
        <table:table-row>
          <table:table-cell table:style-name="Table187.A2" table:number-columns-spanned="2" office:value-type="string">
            <text:p text:style-name="P89">List in View/Toolbars:</text:p>
          </table:table-cell>
          <table:covered-table-cell/>
          <table:table-cell table:style-name="Table187.C2" office:value-type="string">
            <text:p text:style-name="P99">No</text:p>
          </table:table-cell>
        </table:table-row>
        <table:table-row>
          <table:table-cell table:style-name="Table187.A2" table:number-columns-spanned="2" office:value-type="string">
            <text:p text:style-name="P89">Visible after first start</text:p>
          </table:table-cell>
          <table:covered-table-cell/>
          <table:table-cell table:style-name="Table187.C2" office:value-type="string">
            <text:p text:style-name="P99">No</text:p>
          </table:table-cell>
        </table:table-row>
        <table:table-row>
          <table:table-cell table:style-name="Table187.A2" table:number-columns-spanned="2" office:value-type="string">
            <text:p text:style-name="P89">Sub-Toolbar of:</text:p>
          </table:table-cell>
          <table:covered-table-cell/>
          <table:table-cell table:style-name="Table187.C2" office:value-type="string">
            <text:p text:style-name="P99">Table</text:p>
          </table:table-cell>
        </table:table-row>
        <table:table-row>
          <table:table-cell table:style-name="Table187.A2" table:number-columns-spanned="2" office:value-type="string">
            <text:p text:style-name="P89">Display Tb if context is given</text:p>
          </table:table-cell>
          <table:covered-table-cell/>
          <table:table-cell table:style-name="Table187.C2" office:value-type="string">
            <text:p text:style-name="P99">No</text:p>
          </table:table-cell>
        </table:table-row>
        <table:table-row>
          <table:table-cell table:style-name="Table187.A2" table:number-columns-spanned="2" office:value-type="string">
            <text:p text:style-name="P89">Close Operation</text:p>
          </table:table-cell>
          <table:covered-table-cell/>
          <table:table-cell table:style-name="Table187.C2" office:value-type="string">
            <text:p text:style-name="P107">Permanently</text:p>
          </table:table-cell>
        </table:table-row>
        <table:table-row>
          <table:table-cell table:style-name="Table187.A2" table:number-columns-spanned="2" office:value-type="string">
            <text:p text:style-name="P89">Default Docking State</text:p>
          </table:table-cell>
          <table:covered-table-cell/>
          <table:table-cell table:style-name="Table187.C2" office:value-type="string">
            <text:p text:style-name="P103">Floated</text:p>
          </table:table-cell>
        </table:table-row>
        <table:table-row>
          <table:table-cell table:style-name="Table187.A2" table:number-columns-spanned="2" office:value-type="string">
            <text:p text:style-name="P89">Default Position</text:p>
          </table:table-cell>
          <table:covered-table-cell/>
          <table:table-cell table:style-name="Table187.C2" office:value-type="string">
            <text:p text:style-name="P103">N/A</text:p>
          </table:table-cell>
        </table:table-row>
        <table:table-row>
          <table:table-cell table:style-name="Table187.A2" table:number-columns-spanned="2" office:value-type="string">
            <text:p text:style-name="P89">Default Style</text:p>
          </table:table-cell>
          <table:covered-table-cell/>
          <table:table-cell table:style-name="Table187.C2" office:value-type="string">
            <text:p text:style-name="P104">Icon</text:p>
          </table:table-cell>
        </table:table-row>
        <table:table-row>
          <table:table-cell table:style-name="Table187.A2" table:number-columns-spanned="2" office:value-type="string">
            <text:p text:style-name="P89">Name in OpenOffice 1.1</text:p>
          </table:table-cell>
          <table:covered-table-cell/>
          <table:table-cell table:style-name="Table187.C2" office:value-type="string">
            <text:p text:style-name="P66">N/A</text:p>
          </table:table-cell>
        </table:table-row>
        <table:table-row>
          <table:table-cell table:style-name="Table187.A2" table:number-columns-spanned="2" office:value-type="string">
            <text:p text:style-name="P89">Name in Microsoft Office 2003</text:p>
          </table:table-cell>
          <table:covered-table-cell/>
          <table:table-cell table:style-name="Table187.C2" office:value-type="string">
            <text:p text:style-name="P66">N/A</text:p>
          </table:table-cell>
        </table:table-row>
        <table:table-row>
          <table:table-cell table:style-name="Table187.A2" table:number-columns-spanned="2" office:value-type="string">
            <text:p text:style-name="P89">Notes:</text:p>
          </table:table-cell>
          <table:covered-table-cell/>
          <table:table-cell table:style-name="Table187.C2" office:value-type="string">
            <text:p text:style-name="P66"/>
          </table:table-cell>
        </table:table-row>
        <table:table-row>
          <table:table-cell table:style-name="Table187.A2" table:number-columns-spanned="2" office:value-type="string">
            <text:p text:style-name="P89">Toolbar Content</text:p>
          </table:table-cell>
          <table:covered-table-cell/>
          <table:table-cell table:style-name="Table187.C2" office:value-type="string">
            <text:p text:style-name="P12">Distribute Columns Evenly</text:p>
            <text:p text:style-name="P32">Distribute Rows Equally</text:p>
            <text:p text:style-name="P32">Optimal Row Height</text:p>
            <text:p text:style-name="P32">Optimal Row Width</text:p>
          </table:table-cell>
        </table:table-row>
      </table:table>
      <text:h text:style-name="P47" text:outline-level="3">Page Preview (Writer Global)</text:h>
      <table:table table:name="Table188" table:style-name="Table188">
        <table:table-column table:style-name="Table188.A"/>
        <table:table-column table:style-name="Table188.B"/>
        <table:table-column table:style-name="Table188.C"/>
        <table:table-row>
          <table:table-cell table:style-name="Table188.A1" office:value-type="string">
            <text:p text:style-name="WW-Table_20_Heading">Toolbar Name:</text:p>
          </table:table-cell>
          <table:table-cell table:style-name="Table188.A1" office:value-type="string">
            <text:p text:style-name="WW-Table_20_Heading">EN:</text:p>
          </table:table-cell>
          <table:table-cell table:style-name="Table188.C1" office:value-type="string">
            <text:p text:style-name="P61">Page Preview</text:p>
          </table:table-cell>
        </table:table-row>
        <table:table-row>
          <table:table-cell table:style-name="Table188.A2" office:value-type="string">
            <text:p text:style-name="WW-Table_20_Contents"/>
          </table:table-cell>
          <table:table-cell table:style-name="Table188.A2" office:value-type="string">
            <text:p text:style-name="P89">GER:</text:p>
          </table:table-cell>
          <table:table-cell table:style-name="Table188.C2" office:value-type="string">
            <text:p text:style-name="P95">Seitenvorschau</text:p>
          </table:table-cell>
        </table:table-row>
        <table:table-row>
          <table:table-cell table:style-name="Table188.A2" table:number-columns-spanned="2" office:value-type="string">
            <text:p text:style-name="P83">Toolbar File Name:</text:p>
          </table:table-cell>
          <table:covered-table-cell/>
          <table:table-cell table:style-name="Table188.C2" office:value-type="string">
            <text:p text:style-name="P95">previewobjectbar.xml</text:p>
          </table:table-cell>
        </table:table-row>
        <table:table-row>
          <table:table-cell table:style-name="Table188.A2" table:number-columns-spanned="2" office:value-type="string">
            <text:p text:style-name="P89">Appears in:</text:p>
          </table:table-cell>
          <table:covered-table-cell/>
          <table:table-cell table:style-name="Table188.C2" office:value-type="string">
            <text:p text:style-name="P94">Writer Global </text:p>
          </table:table-cell>
        </table:table-row>
        <table:table-row>
          <table:table-cell table:style-name="Table188.A2" table:number-columns-spanned="2" office:value-type="string">
            <text:p text:style-name="P89">Shall always be visible</text:p>
          </table:table-cell>
          <table:covered-table-cell/>
          <table:table-cell table:style-name="Table188.C2" office:value-type="string">
            <text:p text:style-name="P94">No</text:p>
          </table:table-cell>
        </table:table-row>
        <table:table-row>
          <table:table-cell table:style-name="Table188.A2" table:number-columns-spanned="2" office:value-type="string">
            <text:p text:style-name="P89">List in View/Toolbars:</text:p>
          </table:table-cell>
          <table:covered-table-cell/>
          <table:table-cell table:style-name="Table188.C2" office:value-type="string">
            <text:p text:style-name="P94">No</text:p>
          </table:table-cell>
        </table:table-row>
        <table:table-row>
          <table:table-cell table:style-name="Table188.A2" table:number-columns-spanned="2" office:value-type="string">
            <text:p text:style-name="P89">Visible after first start</text:p>
          </table:table-cell>
          <table:covered-table-cell/>
          <table:table-cell table:style-name="Table188.C2" office:value-type="string">
            <text:p text:style-name="P94">No</text:p>
          </table:table-cell>
        </table:table-row>
        <table:table-row>
          <table:table-cell table:style-name="Table188.A2" table:number-columns-spanned="2" office:value-type="string">
            <text:p text:style-name="P89">Sub-Toolbar of:</text:p>
          </table:table-cell>
          <table:covered-table-cell/>
          <table:table-cell table:style-name="Table188.C2" office:value-type="string">
            <text:p text:style-name="P94">N/A</text:p>
          </table:table-cell>
        </table:table-row>
        <table:table-row>
          <table:table-cell table:style-name="Table188.A2" table:number-columns-spanned="2" office:value-type="string">
            <text:p text:style-name="P89">Display Tb if context is given</text:p>
          </table:table-cell>
          <table:covered-table-cell/>
          <table:table-cell table:style-name="Table188.C2" office:value-type="string">
            <text:p text:style-name="P94">Yes</text:p>
          </table:table-cell>
        </table:table-row>
        <table:table-row>
          <table:table-cell table:style-name="Table188.A2" table:number-columns-spanned="2" office:value-type="string">
            <text:p text:style-name="P89">Close Operation</text:p>
          </table:table-cell>
          <table:covered-table-cell/>
          <table:table-cell table:style-name="Table188.C2" office:value-type="string">
            <text:p text:style-name="P107">N/A, has no closer</text:p>
          </table:table-cell>
        </table:table-row>
        <table:table-row>
          <table:table-cell table:style-name="Table188.A2" table:number-columns-spanned="2" office:value-type="string">
            <text:p text:style-name="P89">Default Docking State</text:p>
          </table:table-cell>
          <table:covered-table-cell/>
          <table:table-cell table:style-name="Table188.C2" office:value-type="string">
            <text:p text:style-name="P96">Docked</text:p>
          </table:table-cell>
        </table:table-row>
        <table:table-row>
          <table:table-cell table:style-name="Table188.A2" table:number-columns-spanned="2" office:value-type="string">
            <text:p text:style-name="P89">Default Position</text:p>
          </table:table-cell>
          <table:covered-table-cell/>
          <table:table-cell table:style-name="Table188.C2" office:value-type="string">
            <text:p text:style-name="P96">Top, Below Standard</text:p>
          </table:table-cell>
        </table:table-row>
        <table:table-row>
          <table:table-cell table:style-name="Table188.A2" table:number-columns-spanned="2" office:value-type="string">
            <text:p text:style-name="P89">Default Style</text:p>
          </table:table-cell>
          <table:covered-table-cell/>
          <table:table-cell table:style-name="Table188.C2" office:value-type="string">
            <text:p text:style-name="P96">Icon &amp; Pure Text for 'Close'</text:p>
          </table:table-cell>
        </table:table-row>
        <table:table-row>
          <table:table-cell table:style-name="Table188.A2" table:number-columns-spanned="2" office:value-type="string">
            <text:p text:style-name="P89">Name in OpenOffice 1.1</text:p>
          </table:table-cell>
          <table:covered-table-cell/>
          <table:table-cell table:style-name="Table188.C2" office:value-type="string">
            <text:p text:style-name="P62">Page Preview</text:p>
          </table:table-cell>
        </table:table-row>
        <table:table-row>
          <table:table-cell table:style-name="Table188.A2" table:number-columns-spanned="2" office:value-type="string">
            <text:p text:style-name="P89">Name in Microsoft Office 2003</text:p>
          </table:table-cell>
          <table:covered-table-cell/>
          <table:table-cell table:style-name="Table188.C2" office:value-type="string">
            <text:p text:style-name="P62">Print Preview</text:p>
          </table:table-cell>
        </table:table-row>
        <table:table-row>
          <table:table-cell table:style-name="Table188.A2" table:number-columns-spanned="2" office:value-type="string">
            <text:p text:style-name="P89">Notes:</text:p>
          </table:table-cell>
          <table:covered-table-cell/>
          <table:table-cell table:style-name="Table188.C2" office:value-type="string">
            <text:p text:style-name="P61"/>
          </table:table-cell>
        </table:table-row>
        <table:table-row>
          <table:table-cell table:style-name="Table188.A2" table:number-columns-spanned="2" office:value-type="string">
            <text:p text:style-name="P89">Toolbar Content</text:p>
          </table:table-cell>
          <table:covered-table-cell/>
          <table:table-cell table:style-name="Table188.C2" office:value-type="string">
            <text:p text:style-name="P12">Previous Page</text:p>
            <text:p text:style-name="P12">Next Page</text:p>
            <text:p text:style-name="P12">------------</text:p>
            <text:p text:style-name="P12">To Document Begin</text:p>
            <text:p text:style-name="P12">To Document End</text:p>
            <text:p text:style-name="P12">------------</text:p>
            <text:p text:style-name="P12">Page Preview: Two</text:p>
            <text:p text:style-name="P12">Page Preview: Multiple Pages</text:p>
            <text:p text:style-name="P12">------------</text:p>
            <text:p text:style-name="P12">Zoom In</text:p>
            <text:p text:style-name="P12">------------</text:p>
            <text:p text:style-name="P12">Preview Zoom</text:p>
            <text:p text:style-name="P12">------------</text:p>
            <text:p text:style-name="P12">Zoom Out</text:p>
            <text:p text:style-name="P12">------------</text:p>
            <text:p text:style-name="P12">Full Screen</text:p>
            <text:p text:style-name="P12">Print page view</text:p>
            <text:p text:style-name="P12">Print options page view</text:p>
            <text:p text:style-name="P12">------------</text:p>
            <text:p text:style-name="P12">Close Preview</text:p>
          </table:table-cell>
        </table:table-row>
      </table:table>
      <text:h text:style-name="P47" text:outline-level="3">Drawing (Writer Global)</text:h>
      <table:table table:name="Table189" table:style-name="Table189">
        <table:table-column table:style-name="Table189.A"/>
        <table:table-column table:style-name="Table189.B"/>
        <table:table-column table:style-name="Table189.C"/>
        <table:table-row>
          <table:table-cell table:style-name="Table189.A1" office:value-type="string">
            <text:p text:style-name="WW-Table_20_Heading">Toolbar Name:</text:p>
          </table:table-cell>
          <table:table-cell table:style-name="Table189.A1" office:value-type="string">
            <text:p text:style-name="WW-Table_20_Heading">EN:</text:p>
          </table:table-cell>
          <table:table-cell table:style-name="Table189.C1" office:value-type="string">
            <text:p text:style-name="P61">Drawing</text:p>
          </table:table-cell>
        </table:table-row>
        <table:table-row>
          <table:table-cell table:style-name="Table189.A2" office:value-type="string">
            <text:p text:style-name="WW-Table_20_Contents"/>
          </table:table-cell>
          <table:table-cell table:style-name="Table189.A2" office:value-type="string">
            <text:p text:style-name="P89">GER:</text:p>
          </table:table-cell>
          <table:table-cell table:style-name="Table189.C2" office:value-type="string">
            <text:p text:style-name="P95">Zeichnen</text:p>
          </table:table-cell>
        </table:table-row>
        <table:table-row>
          <table:table-cell table:style-name="Table189.A2" table:number-columns-spanned="2" office:value-type="string">
            <text:p text:style-name="P83">Toolbar File Name:</text:p>
          </table:table-cell>
          <table:covered-table-cell/>
          <table:table-cell table:style-name="Table189.C2" office:value-type="string">
            <text:p text:style-name="P95">Drawbar.xml</text:p>
          </table:table-cell>
        </table:table-row>
        <table:table-row>
          <table:table-cell table:style-name="Table189.A2" table:number-columns-spanned="2" office:value-type="string">
            <text:p text:style-name="P89">Appears in:</text:p>
          </table:table-cell>
          <table:covered-table-cell/>
          <table:table-cell table:style-name="Table189.C2" office:value-type="string">
            <text:p text:style-name="P94">Writer Global</text:p>
          </table:table-cell>
        </table:table-row>
        <table:table-row>
          <table:table-cell table:style-name="Table189.A2" table:number-columns-spanned="2" office:value-type="string">
            <text:p text:style-name="P89">Shall always be visible</text:p>
          </table:table-cell>
          <table:covered-table-cell/>
          <table:table-cell table:style-name="Table189.C2" office:value-type="string">
            <text:p text:style-name="P94">No</text:p>
          </table:table-cell>
        </table:table-row>
        <table:table-row>
          <table:table-cell table:style-name="Table189.A2" table:number-columns-spanned="2" office:value-type="string">
            <text:p text:style-name="P89">List in View/Toolbars:</text:p>
          </table:table-cell>
          <table:covered-table-cell/>
          <table:table-cell table:style-name="Table189.C2" office:value-type="string">
            <text:p text:style-name="P94">Yes</text:p>
          </table:table-cell>
        </table:table-row>
        <table:table-row>
          <table:table-cell table:style-name="Table189.A2" table:number-columns-spanned="2" office:value-type="string">
            <text:p text:style-name="P89">Visible after first start</text:p>
          </table:table-cell>
          <table:covered-table-cell/>
          <table:table-cell table:style-name="Table189.C2" office:value-type="string">
            <text:p text:style-name="P94">No</text:p>
          </table:table-cell>
        </table:table-row>
        <table:table-row>
          <table:table-cell table:style-name="Table189.A2" table:number-columns-spanned="2" office:value-type="string">
            <text:p text:style-name="P89">Sub-Toolbar of:</text:p>
          </table:table-cell>
          <table:covered-table-cell/>
          <table:table-cell table:style-name="Table189.C2" office:value-type="string">
            <text:p text:style-name="P94">Standard (Writer Global)</text:p>
          </table:table-cell>
        </table:table-row>
        <table:table-row>
          <table:table-cell table:style-name="Table189.A2" table:number-columns-spanned="2" office:value-type="string">
            <text:p text:style-name="P89">Display Tb if context is given</text:p>
          </table:table-cell>
          <table:covered-table-cell/>
          <table:table-cell table:style-name="Table189.C2" office:value-type="string">
            <text:p text:style-name="P94">No</text:p>
          </table:table-cell>
        </table:table-row>
        <table:table-row>
          <table:table-cell table:style-name="Table189.A2" table:number-columns-spanned="2" office:value-type="string">
            <text:p text:style-name="P89">Close Operation</text:p>
          </table:table-cell>
          <table:covered-table-cell/>
          <table:table-cell table:style-name="Table189.C2" office:value-type="string">
            <text:p text:style-name="P107">Permanently</text:p>
          </table:table-cell>
        </table:table-row>
        <table:table-row>
          <table:table-cell table:style-name="Table189.A2" table:number-columns-spanned="2" office:value-type="string">
            <text:p text:style-name="P89">Default Docking State</text:p>
          </table:table-cell>
          <table:covered-table-cell/>
          <table:table-cell table:style-name="Table189.C2" office:value-type="string">
            <text:p text:style-name="P96">Docked</text:p>
          </table:table-cell>
        </table:table-row>
        <table:table-row>
          <table:table-cell table:style-name="Table189.A2" table:number-columns-spanned="2" office:value-type="string">
            <text:p text:style-name="P89">Default Position</text:p>
          </table:table-cell>
          <table:covered-table-cell/>
          <table:table-cell table:style-name="Table189.C2" office:value-type="string">
            <text:p text:style-name="P96">Bottom</text:p>
          </table:table-cell>
        </table:table-row>
        <table:table-row>
          <table:table-cell table:style-name="Table189.A2" table:number-columns-spanned="2" office:value-type="string">
            <text:p text:style-name="P89">Default Style</text:p>
          </table:table-cell>
          <table:covered-table-cell/>
          <table:table-cell table:style-name="Table189.C2" office:value-type="string">
            <text:p text:style-name="P96">Icon</text:p>
          </table:table-cell>
        </table:table-row>
        <table:table-row>
          <table:table-cell table:style-name="Table189.A2" table:number-columns-spanned="2" office:value-type="string">
            <text:p text:style-name="P89">Name in OpenOffice 1.1</text:p>
          </table:table-cell>
          <table:covered-table-cell/>
          <table:table-cell table:style-name="Table189.C2" office:value-type="string">
            <text:p text:style-name="P62">Draw Functions</text:p>
          </table:table-cell>
        </table:table-row>
        <table:table-row>
          <table:table-cell table:style-name="Table189.A2" table:number-columns-spanned="2" office:value-type="string">
            <text:p text:style-name="P89">Name in Microsoft Office 2003</text:p>
          </table:table-cell>
          <table:covered-table-cell/>
          <table:table-cell table:style-name="Table189.C2" office:value-type="string">
            <text:p text:style-name="P62">Drawing</text:p>
          </table:table-cell>
        </table:table-row>
        <table:table-row>
          <table:table-cell table:style-name="Table189.A2" table:number-columns-spanned="2" office:value-type="string">
            <text:p text:style-name="P89">Notes:</text:p>
          </table:table-cell>
          <table:covered-table-cell/>
          <table:table-cell table:style-name="Table189.C2" office:value-type="string">
            <text:p text:style-name="P122">THIS TOOLBAR SHALL APPEAR IF “DRAWING” BUTTON HAS BEEN CLICKED IN “STANDARD” TOOLBAR!!!</text:p>
          </table:table-cell>
        </table:table-row>
        <table:table-row>
          <table:table-cell table:style-name="Table189.A2" table:number-columns-spanned="2" office:value-type="string">
            <text:p text:style-name="P89">Toolbar Content</text:p>
          </table:table-cell>
          <table:covered-table-cell/>
          <table:table-cell table:style-name="Table189.C2" office:value-type="string">
            <text:p text:style-name="P20">Select</text:p>
            <text:p text:style-name="P20">----------<text:line-break/>Lines</text:p>
            <text:p text:style-name="P20">Rectangle</text:p>
            <text:p text:style-name="P20">Ellipse</text:p>
            <text:p text:style-name="P20">Polygon [hidden by default]</text:p>
            <text:p text:style-name="P20">Curve [hidden by default]</text:p>
            <text:p text:style-name="P20">Freeform Line</text:p>
            <text:p text:style-name="P20">Arc [hidden by default]</text:p>
            <text:p text:style-name="P20">Ellipse Pie [hidden by default]</text:p>
            <text:p text:style-name="P20">Circle Segment [hidden by default]</text:p>
            <text:p text:style-name="P20">Text</text:p>
            <text:p text:style-name="P20">Vertical Text</text:p>
            <text:p text:style-name="P20">Text Animation [hidden by default]</text:p>
            <text:p text:style-name="P20">Callouts</text:p>
            <text:p text:style-name="P20">Vertical Callouts</text:p>
            <text:p text:style-name="P20">------------</text:p>
            <text:p text:style-name="P21">Basic Shapes -&gt; Basic Shapes</text:p>
            <text:p text:style-name="P21">Symbol Shapes -&gt; Symbol Shapes</text:p>
            <text:p text:style-name="P21">Block Arrows -&gt; Block Arrows</text:p>
            <text:p text:style-name="P21">Flowcharts -&gt; Flowcharts</text:p>
            <text:p text:style-name="P21">Callouts -&gt; Callouts</text:p>
            <text:p text:style-name="P21">Stars -&gt; Stars</text:p>
            <text:p text:style-name="P20">-------------</text:p>
            <text:p text:style-name="P20">Points -&gt; Points</text:p>
            <text:p text:style-name="P20">------------</text:p>
            <text:p text:style-name="P20">Fontwork Gallery</text:p>
            <text:p text:style-name="P20">Insert Graphics</text:p>
            <text:p text:style-name="P20">------------</text:p>
            <text:p text:style-name="P21">Extrusion ON/OFF -&gt; 3D-Settings</text:p>
          </table:table-cell>
        </table:table-row>
      </table:table>
      <text:h text:style-name="P47" text:outline-level="3">Basic Shapes (Writer Global)</text:h>
      <table:table table:name="Table190" table:style-name="Table190">
        <table:table-column table:style-name="Table190.A"/>
        <table:table-column table:style-name="Table190.B"/>
        <table:table-column table:style-name="Table190.C"/>
        <table:table-row>
          <table:table-cell table:style-name="Table190.A1" office:value-type="string">
            <text:p text:style-name="WW-Table_20_Heading">Toolbar Name:</text:p>
          </table:table-cell>
          <table:table-cell table:style-name="Table190.A1" office:value-type="string">
            <text:p text:style-name="WW-Table_20_Heading">EN:</text:p>
          </table:table-cell>
          <table:table-cell table:style-name="Table190.C1" office:value-type="string">
            <text:p text:style-name="P61">Basic Shapes</text:p>
          </table:table-cell>
        </table:table-row>
        <table:table-row>
          <table:table-cell table:style-name="Table190.A2" office:value-type="string">
            <text:p text:style-name="WW-Table_20_Contents"/>
          </table:table-cell>
          <table:table-cell table:style-name="Table190.A2" office:value-type="string">
            <text:p text:style-name="P89">GER:</text:p>
          </table:table-cell>
          <table:table-cell table:style-name="Table190.C2" office:value-type="string">
            <text:p text:style-name="P95">Standardformen</text:p>
          </table:table-cell>
        </table:table-row>
        <table:table-row>
          <table:table-cell table:style-name="Table190.A2" table:number-columns-spanned="2" office:value-type="string">
            <text:p text:style-name="P89">Toolbar File Name:</text:p>
          </table:table-cell>
          <table:covered-table-cell/>
          <table:table-cell table:style-name="Table190.C2" office:value-type="string">
            <text:p text:style-name="P95">basicshapes.xml</text:p>
          </table:table-cell>
        </table:table-row>
        <table:table-row>
          <table:table-cell table:style-name="Table190.A2" table:number-columns-spanned="2" office:value-type="string">
            <text:p text:style-name="P89">Appears in:</text:p>
          </table:table-cell>
          <table:covered-table-cell/>
          <table:table-cell table:style-name="Table190.C2" office:value-type="string">
            <text:p text:style-name="P94">Writer Global</text:p>
          </table:table-cell>
        </table:table-row>
        <table:table-row>
          <table:table-cell table:style-name="Table190.A2" table:number-columns-spanned="2" office:value-type="string">
            <text:p text:style-name="P89">Shall always be visible</text:p>
          </table:table-cell>
          <table:covered-table-cell/>
          <table:table-cell table:style-name="Table190.C2" office:value-type="string">
            <text:p text:style-name="P94">No</text:p>
          </table:table-cell>
        </table:table-row>
        <table:table-row>
          <table:table-cell table:style-name="Table190.A2" table:number-columns-spanned="2" office:value-type="string">
            <text:p text:style-name="P89">List in View/Toolbars:</text:p>
          </table:table-cell>
          <table:covered-table-cell/>
          <table:table-cell table:style-name="Table190.C2" office:value-type="string">
            <text:p text:style-name="P94">No</text:p>
          </table:table-cell>
        </table:table-row>
        <table:table-row>
          <table:table-cell table:style-name="Table190.A2" table:number-columns-spanned="2" office:value-type="string">
            <text:p text:style-name="P89">Visible after first start</text:p>
          </table:table-cell>
          <table:covered-table-cell/>
          <table:table-cell table:style-name="Table190.C2" office:value-type="string">
            <text:p text:style-name="P94">No</text:p>
          </table:table-cell>
        </table:table-row>
        <table:table-row>
          <table:table-cell table:style-name="Table190.A2" table:number-columns-spanned="2" office:value-type="string">
            <text:p text:style-name="P89">Sub-Toolbar of:</text:p>
          </table:table-cell>
          <table:covered-table-cell/>
          <table:table-cell table:style-name="Table190.C2" office:value-type="string">
            <text:p text:style-name="P94">Drawing</text:p>
          </table:table-cell>
        </table:table-row>
        <table:table-row>
          <table:table-cell table:style-name="Table190.A2" table:number-columns-spanned="2" office:value-type="string">
            <text:p text:style-name="P89">Display Tb if context is given</text:p>
          </table:table-cell>
          <table:covered-table-cell/>
          <table:table-cell table:style-name="Table190.C2" office:value-type="string">
            <text:p text:style-name="P94">No</text:p>
          </table:table-cell>
        </table:table-row>
        <table:table-row>
          <table:table-cell table:style-name="Table190.A2" table:number-columns-spanned="2" office:value-type="string">
            <text:p text:style-name="P89">Close Operation</text:p>
          </table:table-cell>
          <table:covered-table-cell/>
          <table:table-cell table:style-name="Table190.C2" office:value-type="string">
            <text:p text:style-name="P107">Permanently</text:p>
          </table:table-cell>
        </table:table-row>
        <table:table-row>
          <table:table-cell table:style-name="Table190.A2" table:number-columns-spanned="2" office:value-type="string">
            <text:p text:style-name="P89">Default Docking State</text:p>
          </table:table-cell>
          <table:covered-table-cell/>
          <table:table-cell table:style-name="Table190.C2" office:value-type="string">
            <text:p text:style-name="P98">Floated</text:p>
          </table:table-cell>
        </table:table-row>
        <table:table-row>
          <table:table-cell table:style-name="Table190.A2" table:number-columns-spanned="2" office:value-type="string">
            <text:p text:style-name="P89">Default Position</text:p>
          </table:table-cell>
          <table:covered-table-cell/>
          <table:table-cell table:style-name="Table190.C2" office:value-type="string">
            <text:p text:style-name="P98">N/A</text:p>
          </table:table-cell>
        </table:table-row>
        <table:table-row>
          <table:table-cell table:style-name="Table190.A2" table:number-columns-spanned="2" office:value-type="string">
            <text:p text:style-name="P89">Default Style</text:p>
          </table:table-cell>
          <table:covered-table-cell/>
          <table:table-cell table:style-name="Table190.C2" office:value-type="string">
            <text:p text:style-name="P96">Icon</text:p>
          </table:table-cell>
        </table:table-row>
        <table:table-row>
          <table:table-cell table:style-name="Table190.A2" table:number-columns-spanned="2" office:value-type="string">
            <text:p text:style-name="P89">Name in OpenOffice 1.1</text:p>
          </table:table-cell>
          <table:covered-table-cell/>
          <table:table-cell table:style-name="Table190.C2" office:value-type="string">
            <text:p text:style-name="P62">N/A</text:p>
          </table:table-cell>
        </table:table-row>
        <table:table-row>
          <table:table-cell table:style-name="Table190.A2" table:number-columns-spanned="2" office:value-type="string">
            <text:p text:style-name="P89">Name in Microsoft Office 2003</text:p>
          </table:table-cell>
          <table:covered-table-cell/>
          <table:table-cell table:style-name="Table190.C2" office:value-type="string">
            <text:p text:style-name="P62">Basic Shapes</text:p>
          </table:table-cell>
        </table:table-row>
        <table:table-row>
          <table:table-cell table:style-name="Table190.A2" table:number-columns-spanned="2" office:value-type="string">
            <text:p text:style-name="P89">Notes:</text:p>
          </table:table-cell>
          <table:covered-table-cell/>
          <table:table-cell table:style-name="Table190.C2" office:value-type="string">
            <text:p text:style-name="P63">, ok xcu</text:p>
          </table:table-cell>
        </table:table-row>
        <table:table-row>
          <table:table-cell table:style-name="Table190.A2" table:number-columns-spanned="2" office:value-type="string">
            <text:p text:style-name="P89">Toolbar Content</text:p>
          </table:table-cell>
          <table:covered-table-cell/>
          <table:table-cell table:style-name="Table190.C2" office:value-type="string">
            <text:p text:style-name="P12">Rectangle</text:p>
            <text:p text:style-name="P32">Rectangle, Rounded</text:p>
            <text:p text:style-name="P32">Square</text:p>
            <text:p text:style-name="P32">Square, Rounded</text:p>
            <text:p text:style-name="P32">Circle</text:p>
            <text:p text:style-name="P32">Ellipse</text:p>
            <text:p text:style-name="P32">--------------------</text:p>
            <text:p text:style-name="P32">Circle Pie</text:p>
            <text:p text:style-name="P32">Isosceles Triangle</text:p>
            <text:p text:style-name="P32">Right Triangle</text:p>
            <text:p text:style-name="P32">Trapezoid</text:p>
            <text:p text:style-name="P32">Diamond</text:p>
            <text:p text:style-name="P32">Parallelogram</text:p>
            <text:p text:style-name="P32">---------------------</text:p>
            <text:p text:style-name="P32">Regular Pentagon</text:p>
            <text:p text:style-name="P32">Hexagon</text:p>
            <text:p text:style-name="P32">Octagon</text:p>
            <text:p text:style-name="P32">Cross</text:p>
            <text:p text:style-name="P32">Ring</text:p>
            <text:p text:style-name="P32">Block Arc</text:p>
            <text:p text:style-name="P32">---------------------</text:p>
            <text:p text:style-name="P32">Cylinder</text:p>
            <text:p text:style-name="P32">Cube</text:p>
            <text:p text:style-name="P32">Folded Corner</text:p>
            <text:p text:style-name="P32">Frame</text:p>
          </table:table-cell>
        </table:table-row>
      </table:table>
      <text:h text:style-name="P47" text:outline-level="3">Block Arrows (Writer Global)</text:h>
      <table:table table:name="Table191" table:style-name="Table191">
        <table:table-column table:style-name="Table191.A"/>
        <table:table-column table:style-name="Table191.B"/>
        <table:table-column table:style-name="Table191.C"/>
        <table:table-row>
          <table:table-cell table:style-name="Table191.A1" office:value-type="string">
            <text:p text:style-name="WW-Table_20_Heading">Toolbar Name:</text:p>
          </table:table-cell>
          <table:table-cell table:style-name="Table191.A1" office:value-type="string">
            <text:p text:style-name="WW-Table_20_Heading">EN:</text:p>
          </table:table-cell>
          <table:table-cell table:style-name="Table191.C1" office:value-type="string">
            <text:p text:style-name="P65">Block Arrows</text:p>
          </table:table-cell>
        </table:table-row>
        <table:table-row>
          <table:table-cell table:style-name="Table191.A2" office:value-type="string">
            <text:p text:style-name="WW-Table_20_Contents"/>
          </table:table-cell>
          <table:table-cell table:style-name="Table191.A2" office:value-type="string">
            <text:p text:style-name="P89">GER:</text:p>
          </table:table-cell>
          <table:table-cell table:style-name="Table191.C2" office:value-type="string">
            <text:p text:style-name="P100">Blockpfeile</text:p>
          </table:table-cell>
        </table:table-row>
        <table:table-row>
          <table:table-cell table:style-name="Table191.A2" table:number-columns-spanned="2" office:value-type="string">
            <text:p text:style-name="P89">Toolbar File Name:</text:p>
          </table:table-cell>
          <table:covered-table-cell/>
          <table:table-cell table:style-name="Table191.C2" office:value-type="string">
            <text:p text:style-name="P100">arrowshapes.xml</text:p>
          </table:table-cell>
        </table:table-row>
        <table:table-row>
          <table:table-cell table:style-name="Table191.A2" table:number-columns-spanned="2" office:value-type="string">
            <text:p text:style-name="P89">Appears in:</text:p>
          </table:table-cell>
          <table:covered-table-cell/>
          <table:table-cell table:style-name="Table191.C2" office:value-type="string">
            <text:p text:style-name="P99">Writer Global</text:p>
          </table:table-cell>
        </table:table-row>
        <table:table-row>
          <table:table-cell table:style-name="Table191.A2" table:number-columns-spanned="2" office:value-type="string">
            <text:p text:style-name="P89">Shall always be visible</text:p>
          </table:table-cell>
          <table:covered-table-cell/>
          <table:table-cell table:style-name="Table191.C2" office:value-type="string">
            <text:p text:style-name="P99">No</text:p>
          </table:table-cell>
        </table:table-row>
        <table:table-row>
          <table:table-cell table:style-name="Table191.A2" table:number-columns-spanned="2" office:value-type="string">
            <text:p text:style-name="P89">List in View/Toolbars:</text:p>
          </table:table-cell>
          <table:covered-table-cell/>
          <table:table-cell table:style-name="Table191.C2" office:value-type="string">
            <text:p text:style-name="P99">No</text:p>
          </table:table-cell>
        </table:table-row>
        <table:table-row>
          <table:table-cell table:style-name="Table191.A2" table:number-columns-spanned="2" office:value-type="string">
            <text:p text:style-name="P89">Visible after first start</text:p>
          </table:table-cell>
          <table:covered-table-cell/>
          <table:table-cell table:style-name="Table191.C2" office:value-type="string">
            <text:p text:style-name="P99">No</text:p>
          </table:table-cell>
        </table:table-row>
        <table:table-row>
          <table:table-cell table:style-name="Table191.A2" table:number-columns-spanned="2" office:value-type="string">
            <text:p text:style-name="P89">Sub-Toolbar of:</text:p>
          </table:table-cell>
          <table:covered-table-cell/>
          <table:table-cell table:style-name="Table191.C2" office:value-type="string">
            <text:p text:style-name="P94">Drawing</text:p>
          </table:table-cell>
        </table:table-row>
        <table:table-row>
          <table:table-cell table:style-name="Table191.A2" table:number-columns-spanned="2" office:value-type="string">
            <text:p text:style-name="P89">Display Tb if context is given</text:p>
          </table:table-cell>
          <table:covered-table-cell/>
          <table:table-cell table:style-name="Table191.C2" office:value-type="string">
            <text:p text:style-name="P99">No</text:p>
          </table:table-cell>
        </table:table-row>
        <table:table-row>
          <table:table-cell table:style-name="Table191.A2" table:number-columns-spanned="2" office:value-type="string">
            <text:p text:style-name="P89">Close Operation</text:p>
          </table:table-cell>
          <table:covered-table-cell/>
          <table:table-cell table:style-name="Table191.C2" office:value-type="string">
            <text:p text:style-name="P107">Permanently</text:p>
          </table:table-cell>
        </table:table-row>
        <table:table-row>
          <table:table-cell table:style-name="Table191.A2" table:number-columns-spanned="2" office:value-type="string">
            <text:p text:style-name="P89">Default Docking State</text:p>
          </table:table-cell>
          <table:covered-table-cell/>
          <table:table-cell table:style-name="Table191.C2" office:value-type="string">
            <text:p text:style-name="P103">Floated</text:p>
          </table:table-cell>
        </table:table-row>
        <table:table-row>
          <table:table-cell table:style-name="Table191.A2" table:number-columns-spanned="2" office:value-type="string">
            <text:p text:style-name="P89">Default Position</text:p>
          </table:table-cell>
          <table:covered-table-cell/>
          <table:table-cell table:style-name="Table191.C2" office:value-type="string">
            <text:p text:style-name="P103">N/A</text:p>
          </table:table-cell>
        </table:table-row>
        <table:table-row>
          <table:table-cell table:style-name="Table191.A2" table:number-columns-spanned="2" office:value-type="string">
            <text:p text:style-name="P89">Default Style</text:p>
          </table:table-cell>
          <table:covered-table-cell/>
          <table:table-cell table:style-name="Table191.C2" office:value-type="string">
            <text:p text:style-name="P104">Icon</text:p>
          </table:table-cell>
        </table:table-row>
        <table:table-row>
          <table:table-cell table:style-name="Table191.A2" table:number-columns-spanned="2" office:value-type="string">
            <text:p text:style-name="P89">Name in OpenOffice 1.1</text:p>
          </table:table-cell>
          <table:covered-table-cell/>
          <table:table-cell table:style-name="Table191.C2" office:value-type="string">
            <text:p text:style-name="P66">N/A</text:p>
          </table:table-cell>
        </table:table-row>
        <table:table-row>
          <table:table-cell table:style-name="Table191.A2" table:number-columns-spanned="2" office:value-type="string">
            <text:p text:style-name="P89">Name in Microsoft Office 2003</text:p>
          </table:table-cell>
          <table:covered-table-cell/>
          <table:table-cell table:style-name="Table191.C2" office:value-type="string">
            <text:p text:style-name="P66">Block Arrows</text:p>
          </table:table-cell>
        </table:table-row>
        <table:table-row>
          <table:table-cell table:style-name="Table191.A2" table:number-columns-spanned="2" office:value-type="string">
            <text:p text:style-name="P89">Notes:</text:p>
          </table:table-cell>
          <table:covered-table-cell/>
          <table:table-cell table:style-name="Table191.C2" office:value-type="string">
            <text:p text:style-name="P69"/>
          </table:table-cell>
        </table:table-row>
        <table:table-row>
          <table:table-cell table:style-name="Table191.A2" table:number-columns-spanned="2" office:value-type="string">
            <text:p text:style-name="P89">Toolbar Content</text:p>
          </table:table-cell>
          <table:covered-table-cell/>
          <table:table-cell table:style-name="Table191.C2" office:value-type="string">
            <text:p text:style-name="P12">Left Arrow</text:p>
            <text:p text:style-name="P32">Right Arrow</text:p>
            <text:p text:style-name="P32">Up Arrow</text:p>
            <text:p text:style-name="P32">Down Arrow</text:p>
            <text:p text:style-name="P32">Left and Right Arrow</text:p>
            <text:p text:style-name="P32">Up and Down Arrow</text:p>
            <text:p text:style-name="P32">-------------------</text:p>
            <text:p text:style-name="P32">Up and Right Arrow</text:p>
            <text:p text:style-name="P32">Up, Right and Down Arrow</text:p>
            <text:p text:style-name="P32">4-way Arrow</text:p>
            <text:p text:style-name="P32">Corner Right Arrow</text:p>
            <text:p text:style-name="P32">Split Arrow</text:p>
            <text:p text:style-name="P32">Striped Right Arrow</text:p>
            <text:p text:style-name="P32">--------------------</text:p>
            <text:p text:style-name="P32">Notched Right Arrow</text:p>
            <text:p text:style-name="P32">Pentagon</text:p>
            <text:p text:style-name="P32">Chevron</text:p>
            <text:p text:style-name="P32">Right Arrow Callout</text:p>
            <text:p text:style-name="P32">Left Arrow Callout</text:p>
            <text:p text:style-name="P32">Up Arrow Callout</text:p>
            <text:p text:style-name="P32">-------------------</text:p>
            <text:p text:style-name="P32">Down Arrow Callout</text:p>
            <text:p text:style-name="P32">Left and Right Arrow Callout</text:p>
            <text:p text:style-name="P32">Up and Down Arrow Callout</text:p>
            <text:p text:style-name="P32">Up and Right Arrow Callout</text:p>
            <text:p text:style-name="P32">4-way Arrow Callout</text:p>
            <text:p text:style-name="P32">Circular Arrow</text:p>
            <text:p text:style-name="P32">-------------------</text:p>
            <text:p text:style-name="P32">Right or Left Arrow</text:p>
            <text:p text:style-name="P32">S-Shaped Arrow</text:p>
          </table:table-cell>
        </table:table-row>
      </table:table>
      <text:h text:style-name="P47" text:outline-level="3">Flow Charts (Writer Global)</text:h>
      <table:table table:name="Table195" table:style-name="Table195">
        <table:table-column table:style-name="Table195.A"/>
        <table:table-column table:style-name="Table195.B"/>
        <table:table-column table:style-name="Table195.C"/>
        <table:table-row>
          <table:table-cell table:style-name="Table195.A1" office:value-type="string">
            <text:p text:style-name="WW-Table_20_Heading">Toolbar Name:</text:p>
          </table:table-cell>
          <table:table-cell table:style-name="Table195.A1" office:value-type="string">
            <text:p text:style-name="WW-Table_20_Heading">EN:</text:p>
          </table:table-cell>
          <table:table-cell table:style-name="Table195.C1" office:value-type="string">
            <text:p text:style-name="P65">Flowchart</text:p>
          </table:table-cell>
        </table:table-row>
        <table:table-row>
          <table:table-cell table:style-name="Table195.A2" office:value-type="string">
            <text:p text:style-name="WW-Table_20_Contents"/>
          </table:table-cell>
          <table:table-cell table:style-name="Table195.A2" office:value-type="string">
            <text:p text:style-name="P89">GER:</text:p>
          </table:table-cell>
          <table:table-cell table:style-name="Table195.C2" office:value-type="string">
            <text:p text:style-name="P100">Flussdiagramm</text:p>
          </table:table-cell>
        </table:table-row>
        <table:table-row>
          <table:table-cell table:style-name="Table195.A2" table:number-columns-spanned="2" office:value-type="string">
            <text:p text:style-name="P89">Toolbar File Name:</text:p>
          </table:table-cell>
          <table:covered-table-cell/>
          <table:table-cell table:style-name="Table195.C2" office:value-type="string">
            <text:p text:style-name="P100">flowchartshapes.xml</text:p>
          </table:table-cell>
        </table:table-row>
        <table:table-row>
          <table:table-cell table:style-name="Table195.A2" table:number-columns-spanned="2" office:value-type="string">
            <text:p text:style-name="P89">Appears in:</text:p>
          </table:table-cell>
          <table:covered-table-cell/>
          <table:table-cell table:style-name="Table195.C2" office:value-type="string">
            <text:p text:style-name="P99">Writer Global</text:p>
          </table:table-cell>
        </table:table-row>
        <table:table-row>
          <table:table-cell table:style-name="Table195.A2" table:number-columns-spanned="2" office:value-type="string">
            <text:p text:style-name="P89">Shall always be visible</text:p>
          </table:table-cell>
          <table:covered-table-cell/>
          <table:table-cell table:style-name="Table195.C2" office:value-type="string">
            <text:p text:style-name="P99">No</text:p>
          </table:table-cell>
        </table:table-row>
        <table:table-row>
          <table:table-cell table:style-name="Table195.A2" table:number-columns-spanned="2" office:value-type="string">
            <text:p text:style-name="P89">List in View/Toolbars:</text:p>
          </table:table-cell>
          <table:covered-table-cell/>
          <table:table-cell table:style-name="Table195.C2" office:value-type="string">
            <text:p text:style-name="P99">No</text:p>
          </table:table-cell>
        </table:table-row>
        <table:table-row>
          <table:table-cell table:style-name="Table195.A2" table:number-columns-spanned="2" office:value-type="string">
            <text:p text:style-name="P89">Visible after first start</text:p>
          </table:table-cell>
          <table:covered-table-cell/>
          <table:table-cell table:style-name="Table195.C2" office:value-type="string">
            <text:p text:style-name="P99">No</text:p>
          </table:table-cell>
        </table:table-row>
        <table:table-row>
          <table:table-cell table:style-name="Table195.A2" table:number-columns-spanned="2" office:value-type="string">
            <text:p text:style-name="P89">Sub-Toolbar of:</text:p>
          </table:table-cell>
          <table:covered-table-cell/>
          <table:table-cell table:style-name="Table195.C2" office:value-type="string">
            <text:p text:style-name="P94">Drawing</text:p>
          </table:table-cell>
        </table:table-row>
        <table:table-row>
          <table:table-cell table:style-name="Table195.A2" table:number-columns-spanned="2" office:value-type="string">
            <text:p text:style-name="P89">Display Tb if context is given</text:p>
          </table:table-cell>
          <table:covered-table-cell/>
          <table:table-cell table:style-name="Table195.C2" office:value-type="string">
            <text:p text:style-name="P99">No</text:p>
          </table:table-cell>
        </table:table-row>
        <table:table-row>
          <table:table-cell table:style-name="Table195.A2" table:number-columns-spanned="2" office:value-type="string">
            <text:p text:style-name="P89">Close Operation</text:p>
          </table:table-cell>
          <table:covered-table-cell/>
          <table:table-cell table:style-name="Table195.C2" office:value-type="string">
            <text:p text:style-name="P107">Permanently</text:p>
          </table:table-cell>
        </table:table-row>
        <table:table-row>
          <table:table-cell table:style-name="Table195.A2" table:number-columns-spanned="2" office:value-type="string">
            <text:p text:style-name="P89">Default Docking State</text:p>
          </table:table-cell>
          <table:covered-table-cell/>
          <table:table-cell table:style-name="Table195.C2" office:value-type="string">
            <text:p text:style-name="P103">Floated</text:p>
          </table:table-cell>
        </table:table-row>
        <table:table-row>
          <table:table-cell table:style-name="Table195.A2" table:number-columns-spanned="2" office:value-type="string">
            <text:p text:style-name="P89">Default Position</text:p>
          </table:table-cell>
          <table:covered-table-cell/>
          <table:table-cell table:style-name="Table195.C2" office:value-type="string">
            <text:p text:style-name="P103">N/A</text:p>
          </table:table-cell>
        </table:table-row>
        <table:table-row>
          <table:table-cell table:style-name="Table195.A2" table:number-columns-spanned="2" office:value-type="string">
            <text:p text:style-name="P89">Default Style</text:p>
          </table:table-cell>
          <table:covered-table-cell/>
          <table:table-cell table:style-name="Table195.C2" office:value-type="string">
            <text:p text:style-name="P104">Icon</text:p>
          </table:table-cell>
        </table:table-row>
        <table:table-row>
          <table:table-cell table:style-name="Table195.A2" table:number-columns-spanned="2" office:value-type="string">
            <text:p text:style-name="P89">Name in OpenOffice 1.1</text:p>
          </table:table-cell>
          <table:covered-table-cell/>
          <table:table-cell table:style-name="Table195.C2" office:value-type="string">
            <text:p text:style-name="P66">N/A</text:p>
          </table:table-cell>
        </table:table-row>
        <table:table-row>
          <table:table-cell table:style-name="Table195.A2" table:number-columns-spanned="2" office:value-type="string">
            <text:p text:style-name="P89">Name in Microsoft Office 2003</text:p>
          </table:table-cell>
          <table:covered-table-cell/>
          <table:table-cell table:style-name="Table195.C2" office:value-type="string">
            <text:p text:style-name="P66">Flowchart</text:p>
          </table:table-cell>
        </table:table-row>
        <table:table-row>
          <table:table-cell table:style-name="Table195.A2" table:number-columns-spanned="2" office:value-type="string">
            <text:p text:style-name="P89">Notes:</text:p>
          </table:table-cell>
          <table:covered-table-cell/>
          <table:table-cell table:style-name="Table195.C2" office:value-type="string">
            <text:p text:style-name="P69"/>
          </table:table-cell>
        </table:table-row>
        <table:table-row>
          <table:table-cell table:style-name="Table195.A2" table:number-columns-spanned="2" office:value-type="string">
            <text:p text:style-name="P89">Toolbar Content</text:p>
          </table:table-cell>
          <table:covered-table-cell/>
          <table:table-cell table:style-name="Table195.C2" office:value-type="string">
            <text:p text:style-name="P12">Flowchart: Process</text:p>
            <text:p text:style-name="P32">Flowchart: Alternate Process</text:p>
            <text:p text:style-name="P32">Flowchart: Decision</text:p>
            <text:p text:style-name="P32">Flowchart: Data</text:p>
            <text:p text:style-name="P32">Flowchart: Predefined Process</text:p>
            <text:p text:style-name="P32">Flowchart: Internal Storage</text:p>
            <text:p text:style-name="P32">----------------------------</text:p>
            <text:p text:style-name="P32">Flowchart: Document</text:p>
            <text:p text:style-name="P32">Flowchart: Multidocument</text:p>
            <text:p text:style-name="P32">Flowchart: Terminator</text:p>
            <text:p text:style-name="P32">Flowchart: Preparation</text:p>
            <text:p text:style-name="P32">Flowchart: Manual Input</text:p>
            <text:p text:style-name="P32">Flowchart: Manual Operation</text:p>
            <text:p text:style-name="P32">-----------------------------</text:p>
            <text:p text:style-name="P32">Flowchart: Connector</text:p>
            <text:p text:style-name="P32">Flowchart: Off-page Connector</text:p>
            <text:p text:style-name="P32">Flowchart: Card</text:p>
            <text:p text:style-name="P32">Flowchart: Punched Tape</text:p>
            <text:p text:style-name="P32">Flowchart: Summing Junction</text:p>
            <text:p text:style-name="P32">Flowchart: Or</text:p>
            <text:p text:style-name="P32">-----------------------------</text:p>
            <text:p text:style-name="P32">Flowchart: Collate</text:p>
            <text:p text:style-name="P32">Flowchart: Sort</text:p>
            <text:p text:style-name="P32">Flowchart: Extract</text:p>
            <text:p text:style-name="P32">Flowchart: Merge</text:p>
            <text:p text:style-name="P32">Flowchart: Stored Data</text:p>
            <text:p text:style-name="P32">Flowchart: Delay</text:p>
            <text:p text:style-name="P32">-----------------------------</text:p>
            <text:p text:style-name="P32">Flowchart: Sequential Access</text:p>
            <text:p text:style-name="P32">Flowchart: Magnetic Disk</text:p>
            <text:p text:style-name="P32">Flowchart: Direct Access Storage</text:p>
            <text:p text:style-name="P32">Flowchart: Display</text:p>
          </table:table-cell>
        </table:table-row>
      </table:table>
      <text:h text:style-name="P47" text:outline-level="3">Stars and Banners (Writer Global)</text:h>
      <table:table table:name="Table196" table:style-name="Table196">
        <table:table-column table:style-name="Table196.A"/>
        <table:table-column table:style-name="Table196.B"/>
        <table:table-column table:style-name="Table196.C"/>
        <table:table-row>
          <table:table-cell table:style-name="Table196.A1" office:value-type="string">
            <text:p text:style-name="WW-Table_20_Heading">Toolbar Name:</text:p>
          </table:table-cell>
          <table:table-cell table:style-name="Table196.A1" office:value-type="string">
            <text:p text:style-name="WW-Table_20_Heading">EN:</text:p>
          </table:table-cell>
          <table:table-cell table:style-name="Table196.C1" office:value-type="string">
            <text:p text:style-name="P65">Stars and Banners</text:p>
          </table:table-cell>
        </table:table-row>
        <table:table-row>
          <table:table-cell table:style-name="Table196.A2" office:value-type="string">
            <text:p text:style-name="WW-Table_20_Contents"/>
          </table:table-cell>
          <table:table-cell table:style-name="Table196.A2" office:value-type="string">
            <text:p text:style-name="P89">GER:</text:p>
          </table:table-cell>
          <table:table-cell table:style-name="Table196.C2" office:value-type="string">
            <text:p text:style-name="P100">Sterne und Banner</text:p>
          </table:table-cell>
        </table:table-row>
        <table:table-row>
          <table:table-cell table:style-name="Table196.A2" table:number-columns-spanned="2" office:value-type="string">
            <text:p text:style-name="P89">Toolbar File Name:</text:p>
          </table:table-cell>
          <table:covered-table-cell/>
          <table:table-cell table:style-name="Table196.C2" office:value-type="string">
            <text:p text:style-name="P101">Starshapes.xml</text:p>
          </table:table-cell>
        </table:table-row>
        <table:table-row>
          <table:table-cell table:style-name="Table196.A2" table:number-columns-spanned="2" office:value-type="string">
            <text:p text:style-name="P89">Appears in:</text:p>
          </table:table-cell>
          <table:covered-table-cell/>
          <table:table-cell table:style-name="Table196.C2" office:value-type="string">
            <text:p text:style-name="P99">Writer Global</text:p>
          </table:table-cell>
        </table:table-row>
        <table:table-row>
          <table:table-cell table:style-name="Table196.A2" table:number-columns-spanned="2" office:value-type="string">
            <text:p text:style-name="P89">Shall always be visible</text:p>
          </table:table-cell>
          <table:covered-table-cell/>
          <table:table-cell table:style-name="Table196.C2" office:value-type="string">
            <text:p text:style-name="P99">No</text:p>
          </table:table-cell>
        </table:table-row>
        <table:table-row>
          <table:table-cell table:style-name="Table196.A2" table:number-columns-spanned="2" office:value-type="string">
            <text:p text:style-name="P89">List in View/Toolbars:</text:p>
          </table:table-cell>
          <table:covered-table-cell/>
          <table:table-cell table:style-name="Table196.C2" office:value-type="string">
            <text:p text:style-name="P99">No</text:p>
          </table:table-cell>
        </table:table-row>
        <table:table-row>
          <table:table-cell table:style-name="Table196.A2" table:number-columns-spanned="2" office:value-type="string">
            <text:p text:style-name="P89">Visible after first start</text:p>
          </table:table-cell>
          <table:covered-table-cell/>
          <table:table-cell table:style-name="Table196.C2" office:value-type="string">
            <text:p text:style-name="P99">No</text:p>
          </table:table-cell>
        </table:table-row>
        <table:table-row>
          <table:table-cell table:style-name="Table196.A2" table:number-columns-spanned="2" office:value-type="string">
            <text:p text:style-name="P89">Sub-Toolbar of:</text:p>
          </table:table-cell>
          <table:covered-table-cell/>
          <table:table-cell table:style-name="Table196.C2" office:value-type="string">
            <text:p text:style-name="P94">Drawing</text:p>
          </table:table-cell>
        </table:table-row>
        <table:table-row>
          <table:table-cell table:style-name="Table196.A2" table:number-columns-spanned="2" office:value-type="string">
            <text:p text:style-name="P89">Display Tb if context is given</text:p>
          </table:table-cell>
          <table:covered-table-cell/>
          <table:table-cell table:style-name="Table196.C2" office:value-type="string">
            <text:p text:style-name="P99">No</text:p>
          </table:table-cell>
        </table:table-row>
        <table:table-row>
          <table:table-cell table:style-name="Table196.A2" table:number-columns-spanned="2" office:value-type="string">
            <text:p text:style-name="P89">Close Operation</text:p>
          </table:table-cell>
          <table:covered-table-cell/>
          <table:table-cell table:style-name="Table196.C2" office:value-type="string">
            <text:p text:style-name="P107">Permanently</text:p>
          </table:table-cell>
        </table:table-row>
        <table:table-row>
          <table:table-cell table:style-name="Table196.A2" table:number-columns-spanned="2" office:value-type="string">
            <text:p text:style-name="P89">Default Docking State</text:p>
          </table:table-cell>
          <table:covered-table-cell/>
          <table:table-cell table:style-name="Table196.C2" office:value-type="string">
            <text:p text:style-name="P103">Floated</text:p>
          </table:table-cell>
        </table:table-row>
        <table:table-row>
          <table:table-cell table:style-name="Table196.A2" table:number-columns-spanned="2" office:value-type="string">
            <text:p text:style-name="P89">Default Position</text:p>
          </table:table-cell>
          <table:covered-table-cell/>
          <table:table-cell table:style-name="Table196.C2" office:value-type="string">
            <text:p text:style-name="P103">N/A</text:p>
          </table:table-cell>
        </table:table-row>
        <table:table-row>
          <table:table-cell table:style-name="Table196.A2" table:number-columns-spanned="2" office:value-type="string">
            <text:p text:style-name="P89">Default Style</text:p>
          </table:table-cell>
          <table:covered-table-cell/>
          <table:table-cell table:style-name="Table196.C2" office:value-type="string">
            <text:p text:style-name="P104">Icon</text:p>
          </table:table-cell>
        </table:table-row>
        <table:table-row>
          <table:table-cell table:style-name="Table196.A2" table:number-columns-spanned="2" office:value-type="string">
            <text:p text:style-name="P89">Name in OpenOffice 1.1</text:p>
          </table:table-cell>
          <table:covered-table-cell/>
          <table:table-cell table:style-name="Table196.C2" office:value-type="string">
            <text:p text:style-name="P66">N/A</text:p>
          </table:table-cell>
        </table:table-row>
        <table:table-row>
          <table:table-cell table:style-name="Table196.A2" table:number-columns-spanned="2" office:value-type="string">
            <text:p text:style-name="P89">Name in Microsoft Office 2003</text:p>
          </table:table-cell>
          <table:covered-table-cell/>
          <table:table-cell table:style-name="Table196.C2" office:value-type="string">
            <text:p text:style-name="P66">Flowchart</text:p>
          </table:table-cell>
        </table:table-row>
        <table:table-row>
          <table:table-cell table:style-name="Table196.A2" table:number-columns-spanned="2" office:value-type="string">
            <text:p text:style-name="P89">Notes:</text:p>
          </table:table-cell>
          <table:covered-table-cell/>
          <table:table-cell table:style-name="Table196.C2" office:value-type="string">
            <text:p text:style-name="P69"/>
          </table:table-cell>
        </table:table-row>
        <table:table-row>
          <table:table-cell table:style-name="Table196.A2" table:number-columns-spanned="2" office:value-type="string">
            <text:p text:style-name="P89">Toolbar Content</text:p>
          </table:table-cell>
          <table:covered-table-cell/>
          <table:table-cell table:style-name="Table196.C2" office:value-type="string">
            <text:p text:style-name="P12">Explosion</text:p>
            <text:p text:style-name="P32">4-Point Star</text:p>
            <text:p text:style-name="P32">5-Point Star</text:p>
            <text:p text:style-name="P32">6-Point Star</text:p>
            <text:p text:style-name="P32">8-Point Star</text:p>
            <text:p text:style-name="P32">12-Point Star</text:p>
            <text:p text:style-name="P32">-----------------------</text:p>
            <text:p text:style-name="P32">24-Point Star</text:p>
            <text:p text:style-name="P32">6-Point Star, concave</text:p>
            <text:p text:style-name="P32">Vertical Scroll</text:p>
            <text:p text:style-name="P32">Horizontal Scroll</text:p>
            <text:p text:style-name="P32">Signet</text:p>
            <text:p text:style-name="P32">Doorplate</text:p>
          </table:table-cell>
        </table:table-row>
      </table:table>
      <text:h text:style-name="P47" text:outline-level="3">Symbol Shapes (Writer Global)</text:h>
      <table:table table:name="Table197" table:style-name="Table197">
        <table:table-column table:style-name="Table197.A"/>
        <table:table-column table:style-name="Table197.B"/>
        <table:table-column table:style-name="Table197.C"/>
        <table:table-row>
          <table:table-cell table:style-name="Table197.A1" office:value-type="string">
            <text:p text:style-name="WW-Table_20_Heading">Toolbar Name:</text:p>
          </table:table-cell>
          <table:table-cell table:style-name="Table197.A1" office:value-type="string">
            <text:p text:style-name="WW-Table_20_Heading">EN:</text:p>
          </table:table-cell>
          <table:table-cell table:style-name="Table197.C1" office:value-type="string">
            <text:p text:style-name="P65">Symbol Shapes</text:p>
          </table:table-cell>
        </table:table-row>
        <table:table-row>
          <table:table-cell table:style-name="Table197.A2" office:value-type="string">
            <text:p text:style-name="WW-Table_20_Contents"/>
          </table:table-cell>
          <table:table-cell table:style-name="Table197.A2" office:value-type="string">
            <text:p text:style-name="P89">GER:</text:p>
          </table:table-cell>
          <table:table-cell table:style-name="Table197.C2" office:value-type="string">
            <text:p text:style-name="P100">Symbolformen</text:p>
          </table:table-cell>
        </table:table-row>
        <table:table-row>
          <table:table-cell table:style-name="Table197.A2" table:number-columns-spanned="2" office:value-type="string">
            <text:p text:style-name="P89">Toolbar File Name:</text:p>
          </table:table-cell>
          <table:covered-table-cell/>
          <table:table-cell table:style-name="Table197.C2" office:value-type="string">
            <text:p text:style-name="P101">Symbolshapes.xml</text:p>
          </table:table-cell>
        </table:table-row>
        <table:table-row>
          <table:table-cell table:style-name="Table197.A2" table:number-columns-spanned="2" office:value-type="string">
            <text:p text:style-name="P89">Appears in:</text:p>
          </table:table-cell>
          <table:covered-table-cell/>
          <table:table-cell table:style-name="Table197.C2" office:value-type="string">
            <text:p text:style-name="P99">Writer Global</text:p>
          </table:table-cell>
        </table:table-row>
        <table:table-row>
          <table:table-cell table:style-name="Table197.A2" table:number-columns-spanned="2" office:value-type="string">
            <text:p text:style-name="P89">Shall always be visible</text:p>
          </table:table-cell>
          <table:covered-table-cell/>
          <table:table-cell table:style-name="Table197.C2" office:value-type="string">
            <text:p text:style-name="P99">No</text:p>
          </table:table-cell>
        </table:table-row>
        <table:table-row>
          <table:table-cell table:style-name="Table197.A2" table:number-columns-spanned="2" office:value-type="string">
            <text:p text:style-name="P89">List in View/Toolbars:</text:p>
          </table:table-cell>
          <table:covered-table-cell/>
          <table:table-cell table:style-name="Table197.C2" office:value-type="string">
            <text:p text:style-name="P99">No</text:p>
          </table:table-cell>
        </table:table-row>
        <table:table-row>
          <table:table-cell table:style-name="Table197.A2" table:number-columns-spanned="2" office:value-type="string">
            <text:p text:style-name="P89">Visible after first start</text:p>
          </table:table-cell>
          <table:covered-table-cell/>
          <table:table-cell table:style-name="Table197.C2" office:value-type="string">
            <text:p text:style-name="P99">No</text:p>
          </table:table-cell>
        </table:table-row>
        <table:table-row>
          <table:table-cell table:style-name="Table197.A2" table:number-columns-spanned="2" office:value-type="string">
            <text:p text:style-name="P89">Sub-Toolbar of:</text:p>
          </table:table-cell>
          <table:covered-table-cell/>
          <table:table-cell table:style-name="Table197.C2" office:value-type="string">
            <text:p text:style-name="P94">Drawing</text:p>
          </table:table-cell>
        </table:table-row>
        <table:table-row>
          <table:table-cell table:style-name="Table197.A2" table:number-columns-spanned="2" office:value-type="string">
            <text:p text:style-name="P89">Display Tb if context is given</text:p>
          </table:table-cell>
          <table:covered-table-cell/>
          <table:table-cell table:style-name="Table197.C2" office:value-type="string">
            <text:p text:style-name="P99">No</text:p>
          </table:table-cell>
        </table:table-row>
        <table:table-row>
          <table:table-cell table:style-name="Table197.A2" table:number-columns-spanned="2" office:value-type="string">
            <text:p text:style-name="P89">Close Operation</text:p>
          </table:table-cell>
          <table:covered-table-cell/>
          <table:table-cell table:style-name="Table197.C2" office:value-type="string">
            <text:p text:style-name="P107">Permanently</text:p>
          </table:table-cell>
        </table:table-row>
        <table:table-row>
          <table:table-cell table:style-name="Table197.A2" table:number-columns-spanned="2" office:value-type="string">
            <text:p text:style-name="P89">Default Docking State</text:p>
          </table:table-cell>
          <table:covered-table-cell/>
          <table:table-cell table:style-name="Table197.C2" office:value-type="string">
            <text:p text:style-name="P103">Floated</text:p>
          </table:table-cell>
        </table:table-row>
        <table:table-row>
          <table:table-cell table:style-name="Table197.A2" table:number-columns-spanned="2" office:value-type="string">
            <text:p text:style-name="P89">Default Position</text:p>
          </table:table-cell>
          <table:covered-table-cell/>
          <table:table-cell table:style-name="Table197.C2" office:value-type="string">
            <text:p text:style-name="P103">N/A</text:p>
          </table:table-cell>
        </table:table-row>
        <table:table-row>
          <table:table-cell table:style-name="Table197.A2" table:number-columns-spanned="2" office:value-type="string">
            <text:p text:style-name="P89">Default Style</text:p>
          </table:table-cell>
          <table:covered-table-cell/>
          <table:table-cell table:style-name="Table197.C2" office:value-type="string">
            <text:p text:style-name="P104">Icon</text:p>
          </table:table-cell>
        </table:table-row>
        <table:table-row>
          <table:table-cell table:style-name="Table197.A2" table:number-columns-spanned="2" office:value-type="string">
            <text:p text:style-name="P89">Name in OpenOffice 1.1</text:p>
          </table:table-cell>
          <table:covered-table-cell/>
          <table:table-cell table:style-name="Table197.C2" office:value-type="string">
            <text:p text:style-name="P66">N/A</text:p>
          </table:table-cell>
        </table:table-row>
        <table:table-row>
          <table:table-cell table:style-name="Table197.A2" table:number-columns-spanned="2" office:value-type="string">
            <text:p text:style-name="P89">Name in Microsoft Office 2003</text:p>
          </table:table-cell>
          <table:covered-table-cell/>
          <table:table-cell table:style-name="Table197.C2" office:value-type="string">
            <text:p text:style-name="P66">Flowchart</text:p>
          </table:table-cell>
        </table:table-row>
        <table:table-row>
          <table:table-cell table:style-name="Table197.A2" table:number-columns-spanned="2" office:value-type="string">
            <text:p text:style-name="P89">Notes:</text:p>
          </table:table-cell>
          <table:covered-table-cell/>
          <table:table-cell table:style-name="Table197.C2" office:value-type="string">
            <text:p text:style-name="P69"/>
          </table:table-cell>
        </table:table-row>
        <table:table-row>
          <table:table-cell table:style-name="Table197.A2" table:number-columns-spanned="2" office:value-type="string">
            <text:p text:style-name="P89">Toolbar Content</text:p>
          </table:table-cell>
          <table:covered-table-cell/>
          <table:table-cell table:style-name="Table197.C2" office:value-type="string">
            <text:p text:style-name="P12">Smiley Face</text:p>
            <text:p text:style-name="P32">Sun</text:p>
            <text:p text:style-name="P32">Moon</text:p>
            <text:p text:style-name="P32">Lightning Bolt</text:p>
            <text:p text:style-name="P32">Heart</text:p>
            <text:p text:style-name="P32">Flower</text:p>
            <text:p text:style-name="P32">---------------------</text:p>
            <text:p text:style-name="P32">Cloud</text:p>
            <text:p text:style-name="P32">"Prohibited" Symbol</text:p>
            <text:p text:style-name="P32">Puzzle</text:p>
            <text:p text:style-name="P32">Double Bracket</text:p>
            <text:p text:style-name="P32">Left Bracket</text:p>
            <text:p text:style-name="P32">Right Bracket</text:p>
            <text:p text:style-name="P32">----------------------</text:p>
            <text:p text:style-name="P32">Double Brace</text:p>
            <text:p text:style-name="P32">Left Brace</text:p>
            <text:p text:style-name="P32">Right Brace</text:p>
            <text:p text:style-name="P32">Square Bevel</text:p>
            <text:p text:style-name="P32">Octagon Bevel</text:p>
            <text:p text:style-name="P32">Diamond Bevel</text:p>
          </table:table-cell>
        </table:table-row>
      </table:table>
      <text:h text:style-name="P47" text:outline-level="3">Callouts (Writer Global)</text:h>
      <table:table table:name="Table206" table:style-name="Table206">
        <table:table-column table:style-name="Table206.A"/>
        <table:table-column table:style-name="Table206.B"/>
        <table:table-column table:style-name="Table206.C"/>
        <table:table-row>
          <table:table-cell table:style-name="Table206.A1" office:value-type="string">
            <text:p text:style-name="WW-Table_20_Heading">Toolbar Name:</text:p>
          </table:table-cell>
          <table:table-cell table:style-name="Table206.A1" office:value-type="string">
            <text:p text:style-name="WW-Table_20_Heading">EN:</text:p>
          </table:table-cell>
          <table:table-cell table:style-name="Table206.C1" office:value-type="string">
            <text:p text:style-name="P65">Callouts</text:p>
          </table:table-cell>
        </table:table-row>
        <table:table-row>
          <table:table-cell table:style-name="Table206.A2" office:value-type="string">
            <text:p text:style-name="WW-Table_20_Contents"/>
          </table:table-cell>
          <table:table-cell table:style-name="Table206.A2" office:value-type="string">
            <text:p text:style-name="P89">GER:</text:p>
          </table:table-cell>
          <table:table-cell table:style-name="Table206.C2" office:value-type="string">
            <text:p text:style-name="P100">Legenden</text:p>
          </table:table-cell>
        </table:table-row>
        <table:table-row>
          <table:table-cell table:style-name="Table206.A2" table:number-columns-spanned="2" office:value-type="string">
            <text:p text:style-name="P89">Toolbar File Name:</text:p>
          </table:table-cell>
          <table:covered-table-cell/>
          <table:table-cell table:style-name="Table206.C2" office:value-type="string">
            <text:p text:style-name="P101">Calloutshapes.xml</text:p>
          </table:table-cell>
        </table:table-row>
        <table:table-row>
          <table:table-cell table:style-name="Table206.A2" table:number-columns-spanned="2" office:value-type="string">
            <text:p text:style-name="P89">Appears in:</text:p>
          </table:table-cell>
          <table:covered-table-cell/>
          <table:table-cell table:style-name="Table206.C2" office:value-type="string">
            <text:p text:style-name="P99">Writer Global</text:p>
          </table:table-cell>
        </table:table-row>
        <table:table-row>
          <table:table-cell table:style-name="Table206.A2" table:number-columns-spanned="2" office:value-type="string">
            <text:p text:style-name="P89">Shall always be visible</text:p>
          </table:table-cell>
          <table:covered-table-cell/>
          <table:table-cell table:style-name="Table206.C2" office:value-type="string">
            <text:p text:style-name="P99">No</text:p>
          </table:table-cell>
        </table:table-row>
        <table:table-row>
          <table:table-cell table:style-name="Table206.A2" table:number-columns-spanned="2" office:value-type="string">
            <text:p text:style-name="P89">List in View/Toolbars:</text:p>
          </table:table-cell>
          <table:covered-table-cell/>
          <table:table-cell table:style-name="Table206.C2" office:value-type="string">
            <text:p text:style-name="P99">No</text:p>
          </table:table-cell>
        </table:table-row>
        <table:table-row>
          <table:table-cell table:style-name="Table206.A2" table:number-columns-spanned="2" office:value-type="string">
            <text:p text:style-name="P89">Visible after first start</text:p>
          </table:table-cell>
          <table:covered-table-cell/>
          <table:table-cell table:style-name="Table206.C2" office:value-type="string">
            <text:p text:style-name="P99">No</text:p>
          </table:table-cell>
        </table:table-row>
        <table:table-row>
          <table:table-cell table:style-name="Table206.A2" table:number-columns-spanned="2" office:value-type="string">
            <text:p text:style-name="P89">Sub-Toolbar of:</text:p>
          </table:table-cell>
          <table:covered-table-cell/>
          <table:table-cell table:style-name="Table206.C2" office:value-type="string">
            <text:p text:style-name="P94">Drawing</text:p>
          </table:table-cell>
        </table:table-row>
        <table:table-row>
          <table:table-cell table:style-name="Table206.A2" table:number-columns-spanned="2" office:value-type="string">
            <text:p text:style-name="P89">Display Tb if context is given</text:p>
          </table:table-cell>
          <table:covered-table-cell/>
          <table:table-cell table:style-name="Table206.C2" office:value-type="string">
            <text:p text:style-name="P99">No</text:p>
          </table:table-cell>
        </table:table-row>
        <table:table-row>
          <table:table-cell table:style-name="Table206.A2" table:number-columns-spanned="2" office:value-type="string">
            <text:p text:style-name="P89">Close Operation</text:p>
          </table:table-cell>
          <table:covered-table-cell/>
          <table:table-cell table:style-name="Table206.C2" office:value-type="string">
            <text:p text:style-name="P107">Permanently</text:p>
          </table:table-cell>
        </table:table-row>
        <table:table-row>
          <table:table-cell table:style-name="Table206.A2" table:number-columns-spanned="2" office:value-type="string">
            <text:p text:style-name="P89">Default Docking State</text:p>
          </table:table-cell>
          <table:covered-table-cell/>
          <table:table-cell table:style-name="Table206.C2" office:value-type="string">
            <text:p text:style-name="P103">Floated</text:p>
          </table:table-cell>
        </table:table-row>
        <table:table-row>
          <table:table-cell table:style-name="Table206.A2" table:number-columns-spanned="2" office:value-type="string">
            <text:p text:style-name="P89">Default Position</text:p>
          </table:table-cell>
          <table:covered-table-cell/>
          <table:table-cell table:style-name="Table206.C2" office:value-type="string">
            <text:p text:style-name="P103">N/A</text:p>
          </table:table-cell>
        </table:table-row>
        <table:table-row>
          <table:table-cell table:style-name="Table206.A2" table:number-columns-spanned="2" office:value-type="string">
            <text:p text:style-name="P89">Default Style</text:p>
          </table:table-cell>
          <table:covered-table-cell/>
          <table:table-cell table:style-name="Table206.C2" office:value-type="string">
            <text:p text:style-name="P104">Icon</text:p>
          </table:table-cell>
        </table:table-row>
        <table:table-row>
          <table:table-cell table:style-name="Table206.A2" table:number-columns-spanned="2" office:value-type="string">
            <text:p text:style-name="P89">Name in OpenOffice 1.1</text:p>
          </table:table-cell>
          <table:covered-table-cell/>
          <table:table-cell table:style-name="Table206.C2" office:value-type="string">
            <text:p text:style-name="P66">N/A</text:p>
          </table:table-cell>
        </table:table-row>
        <table:table-row>
          <table:table-cell table:style-name="Table206.A2" table:number-columns-spanned="2" office:value-type="string">
            <text:p text:style-name="P89">Name in Microsoft Office 2003</text:p>
          </table:table-cell>
          <table:covered-table-cell/>
          <table:table-cell table:style-name="Table206.C2" office:value-type="string">
            <text:p text:style-name="P66">Flowchart</text:p>
          </table:table-cell>
        </table:table-row>
        <table:table-row>
          <table:table-cell table:style-name="Table206.A2" table:number-columns-spanned="2" office:value-type="string">
            <text:p text:style-name="P89">Notes:</text:p>
          </table:table-cell>
          <table:covered-table-cell/>
          <table:table-cell table:style-name="Table206.C2" office:value-type="string">
            <text:p text:style-name="P69"/>
          </table:table-cell>
        </table:table-row>
        <table:table-row>
          <table:table-cell table:style-name="Table206.A2" table:number-columns-spanned="2" office:value-type="string">
            <text:p text:style-name="P89">Toolbar Content</text:p>
          </table:table-cell>
          <table:covered-table-cell/>
          <table:table-cell table:style-name="Table206.C2" office:value-type="string">
            <text:p text:style-name="P12">Rectangular Callout</text:p>
            <text:p text:style-name="P32">Rounded Rectangular Callout</text:p>
            <text:p text:style-name="P32">Round Callout</text:p>
            <text:p text:style-name="P32">Cloud</text:p>
            <text:p text:style-name="P32">Line Callout 1</text:p>
            <text:p text:style-name="P32">Line Callout 2</text:p>
            <text:p text:style-name="P32">Line Callout 3</text:p>
          </table:table-cell>
        </table:table-row>
      </table:table>
      <text:p text:style-name="Standard"/>
      <text:h text:style-name="P47" text:outline-level="3">Fontwork (Writer Global)</text:h>
      <table:table table:name="Table208" table:style-name="Table208">
        <table:table-column table:style-name="Table208.A"/>
        <table:table-column table:style-name="Table208.B"/>
        <table:table-column table:style-name="Table208.C"/>
        <table:table-row>
          <table:table-cell table:style-name="Table208.A1" office:value-type="string">
            <text:p text:style-name="WW-Table_20_Heading">Toolbar Name:</text:p>
          </table:table-cell>
          <table:table-cell table:style-name="Table208.A1" office:value-type="string">
            <text:p text:style-name="WW-Table_20_Heading">EN:</text:p>
          </table:table-cell>
          <table:table-cell table:style-name="Table208.C1" office:value-type="string">
            <text:p text:style-name="P65">Fontwork</text:p>
          </table:table-cell>
        </table:table-row>
        <table:table-row>
          <table:table-cell table:style-name="Table208.A2" office:value-type="string">
            <text:p text:style-name="WW-Table_20_Contents"/>
          </table:table-cell>
          <table:table-cell table:style-name="Table208.A2" office:value-type="string">
            <text:p text:style-name="P89">GER:</text:p>
          </table:table-cell>
          <table:table-cell table:style-name="Table208.C2" office:value-type="string">
            <text:p text:style-name="P100">Fontwork</text:p>
          </table:table-cell>
        </table:table-row>
        <table:table-row>
          <table:table-cell table:style-name="Table208.A2" table:number-columns-spanned="2" office:value-type="string">
            <text:p text:style-name="P89">Toolbar File Name:</text:p>
          </table:table-cell>
          <table:covered-table-cell/>
          <table:table-cell table:style-name="Table208.C2" office:value-type="string">
            <text:p text:style-name="P102">fontworkobjectbar.xml</text:p>
          </table:table-cell>
        </table:table-row>
        <table:table-row>
          <table:table-cell table:style-name="Table208.A2" table:number-columns-spanned="2" office:value-type="string">
            <text:p text:style-name="P89">Appears in:</text:p>
          </table:table-cell>
          <table:covered-table-cell/>
          <table:table-cell table:style-name="Table208.C2" office:value-type="string">
            <text:p text:style-name="P99">Writer Global</text:p>
          </table:table-cell>
        </table:table-row>
        <table:table-row>
          <table:table-cell table:style-name="Table208.A2" table:number-columns-spanned="2" office:value-type="string">
            <text:p text:style-name="P89">Shall always be visible</text:p>
          </table:table-cell>
          <table:covered-table-cell/>
          <table:table-cell table:style-name="Table208.C2" office:value-type="string">
            <text:p text:style-name="P99">No</text:p>
          </table:table-cell>
        </table:table-row>
        <table:table-row>
          <table:table-cell table:style-name="Table208.A2" table:number-columns-spanned="2" office:value-type="string">
            <text:p text:style-name="P89">List in View/Toolbars:</text:p>
          </table:table-cell>
          <table:covered-table-cell/>
          <table:table-cell table:style-name="Table208.C2" office:value-type="string">
            <text:p text:style-name="P99">No</text:p>
          </table:table-cell>
        </table:table-row>
        <table:table-row>
          <table:table-cell table:style-name="Table208.A2" table:number-columns-spanned="2" office:value-type="string">
            <text:p text:style-name="P89">Visible after first start</text:p>
          </table:table-cell>
          <table:covered-table-cell/>
          <table:table-cell table:style-name="Table208.C2" office:value-type="string">
            <text:p text:style-name="P99">No</text:p>
          </table:table-cell>
        </table:table-row>
        <table:table-row>
          <table:table-cell table:style-name="Table208.A2" table:number-columns-spanned="2" office:value-type="string">
            <text:p text:style-name="P89">Sub-Toolbar of:</text:p>
          </table:table-cell>
          <table:covered-table-cell/>
          <table:table-cell table:style-name="Table208.C2" office:value-type="string">
            <text:p text:style-name="P99">Drawing</text:p>
          </table:table-cell>
        </table:table-row>
        <table:table-row>
          <table:table-cell table:style-name="Table208.A2" table:number-columns-spanned="2" office:value-type="string">
            <text:p text:style-name="P89">Display Tb if context is given</text:p>
          </table:table-cell>
          <table:covered-table-cell/>
          <table:table-cell table:style-name="Table208.C2" office:value-type="string">
            <text:p text:style-name="P99">Yes</text:p>
          </table:table-cell>
        </table:table-row>
        <table:table-row>
          <table:table-cell table:style-name="Table208.A2" table:number-columns-spanned="2" office:value-type="string">
            <text:p text:style-name="P89">Close Operation</text:p>
          </table:table-cell>
          <table:covered-table-cell/>
          <table:table-cell table:style-name="Table208.C2" office:value-type="string">
            <text:p text:style-name="P107">Temporarily</text:p>
          </table:table-cell>
        </table:table-row>
        <table:table-row>
          <table:table-cell table:style-name="Table208.A2" table:number-columns-spanned="2" office:value-type="string">
            <text:p text:style-name="P89">Default Docking State</text:p>
          </table:table-cell>
          <table:covered-table-cell/>
          <table:table-cell table:style-name="Table208.C2" office:value-type="string">
            <text:p text:style-name="P104">Floated</text:p>
          </table:table-cell>
        </table:table-row>
        <table:table-row>
          <table:table-cell table:style-name="Table208.A2" table:number-columns-spanned="2" office:value-type="string">
            <text:p text:style-name="P89">Default Position</text:p>
          </table:table-cell>
          <table:covered-table-cell/>
          <table:table-cell table:style-name="Table208.C2" office:value-type="string">
            <text:p text:style-name="P104">N/A</text:p>
          </table:table-cell>
        </table:table-row>
        <table:table-row>
          <table:table-cell table:style-name="Table208.A2" table:number-columns-spanned="2" office:value-type="string">
            <text:p text:style-name="P89">Default Style</text:p>
          </table:table-cell>
          <table:covered-table-cell/>
          <table:table-cell table:style-name="Table208.C2" office:value-type="string">
            <text:p text:style-name="P104">Icon</text:p>
          </table:table-cell>
        </table:table-row>
        <table:table-row>
          <table:table-cell table:style-name="Table208.A2" table:number-columns-spanned="2" office:value-type="string">
            <text:p text:style-name="P89">Name in OpenOffice 1.1</text:p>
          </table:table-cell>
          <table:covered-table-cell/>
          <table:table-cell table:style-name="Table208.C2" office:value-type="string">
            <text:p text:style-name="P66">N/A</text:p>
          </table:table-cell>
        </table:table-row>
        <table:table-row>
          <table:table-cell table:style-name="Table208.A2" table:number-columns-spanned="2" office:value-type="string">
            <text:p text:style-name="P89">Name in Microsoft Office 2003</text:p>
          </table:table-cell>
          <table:covered-table-cell/>
          <table:table-cell table:style-name="Table208.C2" office:value-type="string">
            <text:p text:style-name="P66">WordArt</text:p>
          </table:table-cell>
        </table:table-row>
        <table:table-row>
          <table:table-cell table:style-name="Table208.A2" table:number-columns-spanned="2" office:value-type="string">
            <text:p text:style-name="P89">Notes:</text:p>
          </table:table-cell>
          <table:covered-table-cell/>
          <table:table-cell table:style-name="Table208.C2" office:value-type="string">
            <text:p text:style-name="P71">THIS TOOLBAR SHALL ONLY APPEAR IF AN FONTWORK OBJECT IS SELECTED, OR THE FONTWORK GALLERY IS VISIBLE</text:p>
          </table:table-cell>
        </table:table-row>
        <table:table-row>
          <table:table-cell table:style-name="Table208.A2" table:number-columns-spanned="2" office:value-type="string">
            <text:p text:style-name="P89">Toolbar Content</text:p>
          </table:table-cell>
          <table:covered-table-cell/>
          <table:table-cell table:style-name="Table208.C2" office:value-type="string">
            <text:p text:style-name="P9">Fontwork Gallery</text:p>
            <text:p text:style-name="P11">------------------</text:p>
            <text:p text:style-name="Standard"><text:span text:style-name="T18">Fontwork Shape</text:span><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ext:p text:style-name="P9">Fontwork Same Letter Heights</text:p>
            <text:p text:style-name="P9">------------------</text:p>
            <text:p text:style-name="Standard"><text:span text:style-name="T18">Fontwork Alignment</text:span><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ext:p text:style-name="P9">Fontwork Character Spacing<text:a xlink:type="simple" xlink:href="#6.1.14Fontwork%20Alignment%20(Writer)%7Coutline"><text:span text:style-name="Internet_20_link"><text:span text:style-name="T28"> -&gt; </text:span></text:span></text:a><text:a xlink:type="simple" xlink:href="#6.1.14Fontwork%20Alignment%20(Writer)%7Coutline"><text:span text:style-name="Internet_20_link"><text:span text:style-name="T36">Style: DropDownOnly</text:span></text:span></text:a></text:p>
          </table:table-cell>
        </table:table-row>
      </table:table>
      <text:h text:style-name="P47" text:outline-level="3">Fontwork Shape (Writer Global)</text:h>
      <table:table table:name="Table211" table:style-name="Table211">
        <table:table-column table:style-name="Table211.A"/>
        <table:table-column table:style-name="Table211.B"/>
        <table:table-column table:style-name="Table211.C"/>
        <table:table-row>
          <table:table-cell table:style-name="Table211.A1" office:value-type="string">
            <text:p text:style-name="WW-Table_20_Heading">Toolbar Name:</text:p>
          </table:table-cell>
          <table:table-cell table:style-name="Table211.A1" office:value-type="string">
            <text:p text:style-name="WW-Table_20_Heading">EN:</text:p>
          </table:table-cell>
          <table:table-cell table:style-name="Table211.C1" office:value-type="string">
            <text:p text:style-name="P65">Fontwork Shape</text:p>
          </table:table-cell>
        </table:table-row>
        <table:table-row>
          <table:table-cell table:style-name="Table211.A2" office:value-type="string">
            <text:p text:style-name="WW-Table_20_Contents"/>
          </table:table-cell>
          <table:table-cell table:style-name="Table211.A2" office:value-type="string">
            <text:p text:style-name="P89">GER:</text:p>
          </table:table-cell>
          <table:table-cell table:style-name="Table211.C2" office:value-type="string">
            <text:p text:style-name="P100">Fontwork-Form</text:p>
          </table:table-cell>
        </table:table-row>
        <table:table-row>
          <table:table-cell table:style-name="Table211.A2" table:number-columns-spanned="2" office:value-type="string">
            <text:p text:style-name="P89">Toolbar File Name:</text:p>
          </table:table-cell>
          <table:covered-table-cell/>
          <table:table-cell table:style-name="Table211.C2" office:value-type="string">
            <text:p text:style-name="P102">Fontworkshapes.xml</text:p>
          </table:table-cell>
        </table:table-row>
        <table:table-row>
          <table:table-cell table:style-name="Table211.A2" table:number-columns-spanned="2" office:value-type="string">
            <text:p text:style-name="P89">Appears in:</text:p>
          </table:table-cell>
          <table:covered-table-cell/>
          <table:table-cell table:style-name="Table211.C2" office:value-type="string">
            <text:p text:style-name="P99">Writer Global</text:p>
          </table:table-cell>
        </table:table-row>
        <table:table-row>
          <table:table-cell table:style-name="Table211.A2" table:number-columns-spanned="2" office:value-type="string">
            <text:p text:style-name="P89">Shall always be visible</text:p>
          </table:table-cell>
          <table:covered-table-cell/>
          <table:table-cell table:style-name="Table211.C2" office:value-type="string">
            <text:p text:style-name="P99">No</text:p>
          </table:table-cell>
        </table:table-row>
        <table:table-row>
          <table:table-cell table:style-name="Table211.A2" table:number-columns-spanned="2" office:value-type="string">
            <text:p text:style-name="P89">List in View/Toolbars:</text:p>
          </table:table-cell>
          <table:covered-table-cell/>
          <table:table-cell table:style-name="Table211.C2" office:value-type="string">
            <text:p text:style-name="P99">No</text:p>
          </table:table-cell>
        </table:table-row>
        <table:table-row>
          <table:table-cell table:style-name="Table211.A2" table:number-columns-spanned="2" office:value-type="string">
            <text:p text:style-name="P89">Visible after first start</text:p>
          </table:table-cell>
          <table:covered-table-cell/>
          <table:table-cell table:style-name="Table211.C2" office:value-type="string">
            <text:p text:style-name="P99">No</text:p>
          </table:table-cell>
        </table:table-row>
        <table:table-row>
          <table:table-cell table:style-name="Table211.A2" table:number-columns-spanned="2" office:value-type="string">
            <text:p text:style-name="P89">Sub-Toolbar of:</text:p>
          </table:table-cell>
          <table:covered-table-cell/>
          <table:table-cell table:style-name="Table211.C2" office:value-type="string">
            <text:p text:style-name="P99">Fontwork</text:p>
          </table:table-cell>
        </table:table-row>
        <table:table-row>
          <table:table-cell table:style-name="Table211.A2" table:number-columns-spanned="2" office:value-type="string">
            <text:p text:style-name="P89">Display Tb if context is given</text:p>
          </table:table-cell>
          <table:covered-table-cell/>
          <table:table-cell table:style-name="Table211.C2" office:value-type="string">
            <text:p text:style-name="P99">No</text:p>
          </table:table-cell>
        </table:table-row>
        <table:table-row>
          <table:table-cell table:style-name="Table211.A2" table:number-columns-spanned="2" office:value-type="string">
            <text:p text:style-name="P89">Close Operation</text:p>
          </table:table-cell>
          <table:covered-table-cell/>
          <table:table-cell table:style-name="Table211.C2" office:value-type="string">
            <text:p text:style-name="P107">Permanently</text:p>
          </table:table-cell>
        </table:table-row>
        <table:table-row>
          <table:table-cell table:style-name="Table211.A2" table:number-columns-spanned="2" office:value-type="string">
            <text:p text:style-name="P89">Default Docking State</text:p>
          </table:table-cell>
          <table:covered-table-cell/>
          <table:table-cell table:style-name="Table211.C2" office:value-type="string">
            <text:p text:style-name="P104">Floated</text:p>
          </table:table-cell>
        </table:table-row>
        <table:table-row>
          <table:table-cell table:style-name="Table211.A2" table:number-columns-spanned="2" office:value-type="string">
            <text:p text:style-name="P89">Default Position</text:p>
          </table:table-cell>
          <table:covered-table-cell/>
          <table:table-cell table:style-name="Table211.C2" office:value-type="string">
            <text:p text:style-name="P104">N/A</text:p>
          </table:table-cell>
        </table:table-row>
        <table:table-row>
          <table:table-cell table:style-name="Table211.A2" table:number-columns-spanned="2" office:value-type="string">
            <text:p text:style-name="P89">Default Style</text:p>
          </table:table-cell>
          <table:covered-table-cell/>
          <table:table-cell table:style-name="Table211.C2" office:value-type="string">
            <text:p text:style-name="P104">Icon</text:p>
          </table:table-cell>
        </table:table-row>
        <table:table-row>
          <table:table-cell table:style-name="Table211.A2" table:number-columns-spanned="2" office:value-type="string">
            <text:p text:style-name="P89">Name in OpenOffice 1.1</text:p>
          </table:table-cell>
          <table:covered-table-cell/>
          <table:table-cell table:style-name="Table211.C2" office:value-type="string">
            <text:p text:style-name="P66">N/A</text:p>
          </table:table-cell>
        </table:table-row>
        <table:table-row>
          <table:table-cell table:style-name="Table211.A2" table:number-columns-spanned="2" office:value-type="string">
            <text:p text:style-name="P89">Name in Microsoft Office 2003</text:p>
          </table:table-cell>
          <table:covered-table-cell/>
          <table:table-cell table:style-name="Table211.C2" office:value-type="string">
            <text:p text:style-name="P66">WordArt Shape</text:p>
          </table:table-cell>
        </table:table-row>
        <table:table-row>
          <table:table-cell table:style-name="Table211.A2" table:number-columns-spanned="2" office:value-type="string">
            <text:p text:style-name="P89">Notes:</text:p>
          </table:table-cell>
          <table:covered-table-cell/>
          <table:table-cell table:style-name="Table211.C2" office:value-type="string">
            <text:p text:style-name="P66">, ok xcu</text:p>
          </table:table-cell>
        </table:table-row>
        <table:table-row>
          <table:table-cell table:style-name="Table211.A2" table:number-columns-spanned="2" office:value-type="string">
            <text:p text:style-name="P89">Toolbar Content</text:p>
          </table:table-cell>
          <table:covered-table-cell/>
          <table:table-cell table:style-name="Table211.C2" office:value-type="string">
            <text:p text:style-name="P9">Plain Text</text:p>
            <text:p text:style-name="P9">Wave</text:p>
            <text:p text:style-name="P9">Inflate</text:p>
            <text:p text:style-name="P9">Stop</text:p>
            <text:p text:style-name="P9">Curve Up</text:p>
            <text:p text:style-name="P9">Curve Down</text:p>
            <text:p text:style-name="P10">&lt;BR&gt;</text:p>
            <text:p text:style-name="P9">Triangle Up</text:p>
            <text:p text:style-name="P9">Triangle Down</text:p>
            <text:p text:style-name="P9">Fade Right</text:p>
            <text:p text:style-name="P9">Fade Left</text:p>
            <text:p text:style-name="P9">Fade Up</text:p>
            <text:p text:style-name="P9">Fade Down</text:p>
            <text:p text:style-name="P10">&lt;BR&gt;</text:p>
            <text:p text:style-name="P9">Slant Up</text:p>
            <text:p text:style-name="P9">Slant Down</text:p>
            <text:p text:style-name="P9">Fade Up and Right</text:p>
            <text:p text:style-name="P9">Fade Up and Left</text:p>
            <text:p text:style-name="P9">Chevron Up</text:p>
            <text:p text:style-name="P9">Chevron Down</text:p>
            <text:p text:style-name="P10">&lt;BR&gt;</text:p>
            <text:p text:style-name="P9">Arch Up (Curve)</text:p>
            <text:p text:style-name="P9">Arch Down (Curve)</text:p>
            <text:p text:style-name="P9">Arch Left (Curve)</text:p>
            <text:p text:style-name="P9">Arch Right (Curve)</text:p>
            <text:p text:style-name="P9">Circle (Curve)</text:p>
            <text:p text:style-name="P9">Open Circle (Curve)</text:p>
            <text:p text:style-name="P10">&lt;BR&gt;</text:p>
            <text:p text:style-name="P9">Arch Up (Pour)</text:p>
            <text:p text:style-name="P9">Arch Down (Pour)</text:p>
            <text:p text:style-name="P9">Arch Left (Pour)</text:p>
            <text:p text:style-name="P9">Arch Right (Pour)</text:p>
            <text:p text:style-name="P9">Circle (Pour)</text:p>
            <text:p text:style-name="P9">Open Circle (Pour)</text:p>
          </table:table-cell>
        </table:table-row>
      </table:table>
      <text:h text:style-name="P47" text:outline-level="3">Picture (Writer Global)</text:h>
      <table:table table:name="Table212" table:style-name="Table212">
        <table:table-column table:style-name="Table212.A"/>
        <table:table-column table:style-name="Table212.B"/>
        <table:table-column table:style-name="Table212.C"/>
        <table:table-row>
          <table:table-cell table:style-name="Table212.A1" office:value-type="string">
            <text:p text:style-name="WW-Table_20_Heading">Toolbar Name:</text:p>
          </table:table-cell>
          <table:table-cell table:style-name="Table212.A1" office:value-type="string">
            <text:p text:style-name="WW-Table_20_Heading">EN:</text:p>
          </table:table-cell>
          <table:table-cell table:style-name="Table212.C1" office:value-type="string">
            <text:p text:style-name="P65">Picture</text:p>
          </table:table-cell>
        </table:table-row>
        <table:table-row>
          <table:table-cell table:style-name="Table212.A2" office:value-type="string">
            <text:p text:style-name="WW-Table_20_Contents"/>
          </table:table-cell>
          <table:table-cell table:style-name="Table212.A2" office:value-type="string">
            <text:p text:style-name="P89">GER:</text:p>
          </table:table-cell>
          <table:table-cell table:style-name="Table212.C2" office:value-type="string">
            <text:p text:style-name="P100">Bild</text:p>
          </table:table-cell>
        </table:table-row>
        <table:table-row>
          <table:table-cell table:style-name="Table212.A2" table:number-columns-spanned="2" office:value-type="string">
            <text:p text:style-name="P89">Toolbar File Name:</text:p>
          </table:table-cell>
          <table:covered-table-cell/>
          <table:table-cell table:style-name="Table212.C2" office:value-type="string">
            <text:p text:style-name="P102">Graphicobjectbar.xml</text:p>
          </table:table-cell>
        </table:table-row>
        <table:table-row>
          <table:table-cell table:style-name="Table212.A2" table:number-columns-spanned="2" office:value-type="string">
            <text:p text:style-name="P89">Appears in:</text:p>
          </table:table-cell>
          <table:covered-table-cell/>
          <table:table-cell table:style-name="Table212.C2" office:value-type="string">
            <text:p text:style-name="P99">Writer Global</text:p>
          </table:table-cell>
        </table:table-row>
        <table:table-row>
          <table:table-cell table:style-name="Table212.A2" table:number-columns-spanned="2" office:value-type="string">
            <text:p text:style-name="P89">Shall always be visible</text:p>
          </table:table-cell>
          <table:covered-table-cell/>
          <table:table-cell table:style-name="Table212.C2" office:value-type="string">
            <text:p text:style-name="P99">No</text:p>
          </table:table-cell>
        </table:table-row>
        <table:table-row>
          <table:table-cell table:style-name="Table212.A2" table:number-columns-spanned="2" office:value-type="string">
            <text:p text:style-name="P89">List in View/Toolbars:</text:p>
          </table:table-cell>
          <table:covered-table-cell/>
          <table:table-cell table:style-name="Table212.C2" office:value-type="string">
            <text:p text:style-name="P99">Yes</text:p>
          </table:table-cell>
        </table:table-row>
        <table:table-row>
          <table:table-cell table:style-name="Table212.A2" table:number-columns-spanned="2" office:value-type="string">
            <text:p text:style-name="P89">Visible after first start</text:p>
          </table:table-cell>
          <table:covered-table-cell/>
          <table:table-cell table:style-name="Table212.C2" office:value-type="string">
            <text:p text:style-name="P99">No</text:p>
          </table:table-cell>
        </table:table-row>
        <table:table-row>
          <table:table-cell table:style-name="Table212.A2" table:number-columns-spanned="2" office:value-type="string">
            <text:p text:style-name="P89">Sub-Toolbar of:</text:p>
          </table:table-cell>
          <table:covered-table-cell/>
          <table:table-cell table:style-name="Table212.C2" office:value-type="string">
            <text:p text:style-name="P99">None</text:p>
          </table:table-cell>
        </table:table-row>
        <table:table-row>
          <table:table-cell table:style-name="Table212.A2" table:number-columns-spanned="2" office:value-type="string">
            <text:p text:style-name="P89">Display Tb if context is given</text:p>
          </table:table-cell>
          <table:covered-table-cell/>
          <table:table-cell table:style-name="Table212.C2" office:value-type="string">
            <text:p text:style-name="P99">Yes</text:p>
          </table:table-cell>
        </table:table-row>
        <table:table-row>
          <table:table-cell table:style-name="Table212.A2" table:number-columns-spanned="2" office:value-type="string">
            <text:p text:style-name="P89">Close Operation</text:p>
          </table:table-cell>
          <table:covered-table-cell/>
          <table:table-cell table:style-name="Table212.C2" office:value-type="string">
            <text:p text:style-name="P107">Temporarily</text:p>
          </table:table-cell>
        </table:table-row>
        <table:table-row>
          <table:table-cell table:style-name="Table212.A2" table:number-columns-spanned="2" office:value-type="string">
            <text:p text:style-name="P89">Default Docking State</text:p>
          </table:table-cell>
          <table:covered-table-cell/>
          <table:table-cell table:style-name="Table212.C2" office:value-type="string">
            <text:p text:style-name="P104">Floated</text:p>
          </table:table-cell>
        </table:table-row>
        <table:table-row>
          <table:table-cell table:style-name="Table212.A2" table:number-columns-spanned="2" office:value-type="string">
            <text:p text:style-name="P89">Default Position</text:p>
          </table:table-cell>
          <table:covered-table-cell/>
          <table:table-cell table:style-name="Table212.C2" office:value-type="string">
            <text:p text:style-name="P104">N/A</text:p>
          </table:table-cell>
        </table:table-row>
        <table:table-row>
          <table:table-cell table:style-name="Table212.A2" table:number-columns-spanned="2" office:value-type="string">
            <text:p text:style-name="P89">Default Style</text:p>
          </table:table-cell>
          <table:covered-table-cell/>
          <table:table-cell table:style-name="Table212.C2" office:value-type="string">
            <text:p text:style-name="P104">Icon</text:p>
          </table:table-cell>
        </table:table-row>
        <table:table-row>
          <table:table-cell table:style-name="Table212.A2" table:number-columns-spanned="2" office:value-type="string">
            <text:p text:style-name="P89">Name in OpenOffice 1.1</text:p>
          </table:table-cell>
          <table:covered-table-cell/>
          <table:table-cell table:style-name="Table212.C2" office:value-type="string">
            <text:p text:style-name="P66">Graphics Object Bar</text:p>
          </table:table-cell>
        </table:table-row>
        <table:table-row>
          <table:table-cell table:style-name="Table212.A2" table:number-columns-spanned="2" office:value-type="string">
            <text:p text:style-name="P89">Name in Microsoft Office 2003</text:p>
          </table:table-cell>
          <table:covered-table-cell/>
          <table:table-cell table:style-name="Table212.C2" office:value-type="string">
            <text:p text:style-name="P66">Picture</text:p>
          </table:table-cell>
        </table:table-row>
        <table:table-row>
          <table:table-cell table:style-name="Table212.A2" table:number-columns-spanned="2" office:value-type="string">
            <text:p text:style-name="P89">Notes:</text:p>
          </table:table-cell>
          <table:covered-table-cell/>
          <table:table-cell table:style-name="Table212.C2" office:value-type="string">
            <text:p text:style-name="P66">; ok xcu</text:p>
          </table:table-cell>
        </table:table-row>
        <table:table-row>
          <table:table-cell table:style-name="Table212.A2" table:number-columns-spanned="2" office:value-type="string">
            <text:p text:style-name="P89">Toolbar Content</text:p>
          </table:table-cell>
          <table:covered-table-cell/>
          <table:table-cell table:style-name="Table212.C2" office:value-type="string">
            <text:p text:style-name="Standard"><text:span text:style-name="T41">I</text:span><text:span text:style-name="T16">nsert Picture</text:span></text:p>
            <text:p text:style-name="P32">--------------</text:p>
            <text:p text:style-name="P30"><text:span text:style-name="T24">Filter</text:span><text:span text:style-name="T18"> --&gt; </text:span><text:a xlink:type="simple" xlink:href="#6.1.16Filter%7Coutline"><text:span text:style-name="Internet_20_link"><text:span text:style-name="T28">Filter</text:span></text:span></text:a><text:a xlink:type="simple" xlink:href="#6.1.16Filter%7Coutline"><text:span text:style-name="Internet_20_link"><text:span text:style-name="T39"> </text:span></text:span></text:a><text:a xlink:type="simple" xlink:href="#6.1.16Filter%7Coutline"><text:span text:style-name="Internet_20_link"><text:span text:style-name="T34">Style: DropDownOnly</text:span></text:span></text:a></text:p>
            <text:p text:style-name="P32">-------------- </text:p>
            <text:p text:style-name="P40">Graphics Mode</text:p>
            <text:p text:style-name="P32">-------------- </text:p>
            <text:p text:style-name="P30"><text:span text:style-name="T24">Color</text:span><text:span text:style-name="T18"> --&gt; </text:span><text:a xlink:type="simple" xlink:href="#6.1.18Color%7Coutline"><text:span text:style-name="Internet_20_link"><text:span text:style-name="T28">Color</text:span></text:span></text:a></text:p>
            <text:p text:style-name="P32">-----------------</text:p>
            <text:p text:style-name="P32">Transparency</text:p>
            <text:p text:style-name="P32">---------------</text:p>
            <text:p text:style-name="P32">Flip Horizontally</text:p>
            <text:p text:style-name="P32">Flip Vertically</text:p>
            <text:p text:style-name="P32">------------------</text:p>
            <text:p text:style-name="P32">Frame...</text:p>
          </table:table-cell>
        </table:table-row>
      </table:table>
      <text:h text:style-name="P47" text:outline-level="3">Graphic Filter (Writer Global)</text:h>
      <table:table table:name="Table213" table:style-name="Table213">
        <table:table-column table:style-name="Table213.A"/>
        <table:table-column table:style-name="Table213.B"/>
        <table:table-column table:style-name="Table213.C"/>
        <table:table-row>
          <table:table-cell table:style-name="Table213.A1" office:value-type="string">
            <text:p text:style-name="WW-Table_20_Heading">Toolbar Name:</text:p>
          </table:table-cell>
          <table:table-cell table:style-name="Table213.A1" office:value-type="string">
            <text:p text:style-name="WW-Table_20_Heading">EN:</text:p>
          </table:table-cell>
          <table:table-cell table:style-name="Table213.C1" office:value-type="string">
            <text:p text:style-name="P65">Graphic Filter</text:p>
          </table:table-cell>
        </table:table-row>
        <table:table-row>
          <table:table-cell table:style-name="Table213.A2" office:value-type="string">
            <text:p text:style-name="WW-Table_20_Contents"/>
          </table:table-cell>
          <table:table-cell table:style-name="Table213.A2" office:value-type="string">
            <text:p text:style-name="P89">GER:</text:p>
          </table:table-cell>
          <table:table-cell table:style-name="Table213.C2" office:value-type="string">
            <text:p text:style-name="P100">Grafik Filter</text:p>
          </table:table-cell>
        </table:table-row>
        <table:table-row>
          <table:table-cell table:style-name="Table213.A2" table:number-columns-spanned="2" office:value-type="string">
            <text:p text:style-name="P89">Toolbar File Name:</text:p>
          </table:table-cell>
          <table:covered-table-cell/>
          <table:table-cell table:style-name="Table213.C2" office:value-type="string">
            <text:p text:style-name="P100">Grafikfilterbar.xml</text:p>
          </table:table-cell>
        </table:table-row>
        <table:table-row>
          <table:table-cell table:style-name="Table213.A2" table:number-columns-spanned="2" office:value-type="string">
            <text:p text:style-name="P89">Appears in:</text:p>
          </table:table-cell>
          <table:covered-table-cell/>
          <table:table-cell table:style-name="Table213.C2" office:value-type="string">
            <text:p text:style-name="P99">Writer Global</text:p>
          </table:table-cell>
        </table:table-row>
        <table:table-row>
          <table:table-cell table:style-name="Table213.A2" table:number-columns-spanned="2" office:value-type="string">
            <text:p text:style-name="P89">Shall always be visible</text:p>
          </table:table-cell>
          <table:covered-table-cell/>
          <table:table-cell table:style-name="Table213.C2" office:value-type="string">
            <text:p text:style-name="P99">No</text:p>
          </table:table-cell>
        </table:table-row>
        <table:table-row>
          <table:table-cell table:style-name="Table213.A2" table:number-columns-spanned="2" office:value-type="string">
            <text:p text:style-name="P89">List in View/Toolbars:</text:p>
          </table:table-cell>
          <table:covered-table-cell/>
          <table:table-cell table:style-name="Table213.C2" office:value-type="string">
            <text:p text:style-name="P99">No</text:p>
          </table:table-cell>
        </table:table-row>
        <table:table-row>
          <table:table-cell table:style-name="Table213.A2" table:number-columns-spanned="2" office:value-type="string">
            <text:p text:style-name="P89">Visible after first start</text:p>
          </table:table-cell>
          <table:covered-table-cell/>
          <table:table-cell table:style-name="Table213.C2" office:value-type="string">
            <text:p text:style-name="P99">No</text:p>
          </table:table-cell>
        </table:table-row>
        <table:table-row>
          <table:table-cell table:style-name="Table213.A2" table:number-columns-spanned="2" office:value-type="string">
            <text:p text:style-name="P89">Sub-Toolbar of:</text:p>
          </table:table-cell>
          <table:covered-table-cell/>
          <table:table-cell table:style-name="Table213.C2" office:value-type="string">
            <text:p text:style-name="P99">Picture</text:p>
          </table:table-cell>
        </table:table-row>
        <table:table-row>
          <table:table-cell table:style-name="Table213.A2" table:number-columns-spanned="2" office:value-type="string">
            <text:p text:style-name="P89">Display Tb if context is given</text:p>
          </table:table-cell>
          <table:covered-table-cell/>
          <table:table-cell table:style-name="Table213.C2" office:value-type="string">
            <text:p text:style-name="P99">No</text:p>
          </table:table-cell>
        </table:table-row>
        <table:table-row>
          <table:table-cell table:style-name="Table213.A2" table:number-columns-spanned="2" office:value-type="string">
            <text:p text:style-name="P89">Close Operation</text:p>
          </table:table-cell>
          <table:covered-table-cell/>
          <table:table-cell table:style-name="Table213.C2" office:value-type="string">
            <text:p text:style-name="P107">Permanently</text:p>
          </table:table-cell>
        </table:table-row>
        <table:table-row>
          <table:table-cell table:style-name="Table213.A2" table:number-columns-spanned="2" office:value-type="string">
            <text:p text:style-name="P89">Default Docking State</text:p>
          </table:table-cell>
          <table:covered-table-cell/>
          <table:table-cell table:style-name="Table213.C2" office:value-type="string">
            <text:p text:style-name="P104">Floated</text:p>
          </table:table-cell>
        </table:table-row>
        <table:table-row>
          <table:table-cell table:style-name="Table213.A2" table:number-columns-spanned="2" office:value-type="string">
            <text:p text:style-name="P89">Default Position</text:p>
          </table:table-cell>
          <table:covered-table-cell/>
          <table:table-cell table:style-name="Table213.C2" office:value-type="string">
            <text:p text:style-name="P104">N/A</text:p>
          </table:table-cell>
        </table:table-row>
        <table:table-row>
          <table:table-cell table:style-name="Table213.A2" table:number-columns-spanned="2" office:value-type="string">
            <text:p text:style-name="P89">Default Style</text:p>
          </table:table-cell>
          <table:covered-table-cell/>
          <table:table-cell table:style-name="Table213.C2" office:value-type="string">
            <text:p text:style-name="P104">Icon</text:p>
          </table:table-cell>
        </table:table-row>
        <table:table-row>
          <table:table-cell table:style-name="Table213.A2" table:number-columns-spanned="2" office:value-type="string">
            <text:p text:style-name="P89">Name in OpenOffice 1.1</text:p>
          </table:table-cell>
          <table:covered-table-cell/>
          <table:table-cell table:style-name="Table213.C2" office:value-type="string">
            <text:p text:style-name="P66">Filters</text:p>
          </table:table-cell>
        </table:table-row>
        <table:table-row>
          <table:table-cell table:style-name="Table213.A2" table:number-columns-spanned="2" office:value-type="string">
            <text:p text:style-name="P89">Name in Microsoft Office 2003</text:p>
          </table:table-cell>
          <table:covered-table-cell/>
          <table:table-cell table:style-name="Table213.C2" office:value-type="string">
            <text:p text:style-name="P66">N/A</text:p>
          </table:table-cell>
        </table:table-row>
        <table:table-row>
          <table:table-cell table:style-name="Table213.A2" table:number-columns-spanned="2" office:value-type="string">
            <text:p text:style-name="P89">Notes:</text:p>
          </table:table-cell>
          <table:covered-table-cell/>
          <table:table-cell table:style-name="Table213.C2" office:value-type="string">
            <text:p text:style-name="P66"/>
          </table:table-cell>
        </table:table-row>
        <table:table-row>
          <table:table-cell table:style-name="Table213.A2" table:number-columns-spanned="2" office:value-type="string">
            <text:p text:style-name="P89">Toolbar Content</text:p>
          </table:table-cell>
          <table:covered-table-cell/>
          <table:table-cell table:style-name="Table213.C2" office:value-type="string">
            <text:p text:style-name="P12">Invert</text:p>
            <text:p text:style-name="P32">Smooth</text:p>
            <text:p text:style-name="P32">Sharpen</text:p>
            <text:p text:style-name="P32">Remove Noise</text:p>
            <text:p text:style-name="P34">&lt;BR&gt;</text:p>
            <text:p text:style-name="P32">Solarization</text:p>
            <text:p text:style-name="P32">Aging</text:p>
            <text:p text:style-name="P32">Posterize</text:p>
            <text:p text:style-name="P32">Popart</text:p>
            <text:p text:style-name="P34">&lt;BR&gt;</text:p>
            <text:p text:style-name="P32">Charcoal Sketch</text:p>
            <text:p text:style-name="P32">Relief</text:p>
            <text:p text:style-name="P32">Mosaic</text:p>
          </table:table-cell>
        </table:table-row>
      </table:table>
      <text:h text:style-name="P47" text:outline-level="3">Color (Writer Global)</text:h>
      <table:table table:name="Table214" table:style-name="Table214">
        <table:table-column table:style-name="Table214.A"/>
        <table:table-column table:style-name="Table214.B"/>
        <table:table-column table:style-name="Table214.C"/>
        <table:table-row>
          <table:table-cell table:style-name="Table214.A1" office:value-type="string">
            <text:p text:style-name="WW-Table_20_Heading">Toolbar Name:</text:p>
          </table:table-cell>
          <table:table-cell table:style-name="Table214.A1" office:value-type="string">
            <text:p text:style-name="WW-Table_20_Heading">EN:</text:p>
          </table:table-cell>
          <table:table-cell table:style-name="Table214.C1" office:value-type="string">
            <text:p text:style-name="P65">Color</text:p>
          </table:table-cell>
        </table:table-row>
        <table:table-row>
          <table:table-cell table:style-name="Table214.A2" office:value-type="string">
            <text:p text:style-name="WW-Table_20_Contents"/>
          </table:table-cell>
          <table:table-cell table:style-name="Table214.A2" office:value-type="string">
            <text:p text:style-name="P89">GER:</text:p>
          </table:table-cell>
          <table:table-cell table:style-name="Table214.C2" office:value-type="string">
            <text:p text:style-name="P100">Farbe</text:p>
          </table:table-cell>
        </table:table-row>
        <table:table-row>
          <table:table-cell table:style-name="Table214.A2" table:number-columns-spanned="2" office:value-type="string">
            <text:p text:style-name="P89">Toolbar File Name:</text:p>
          </table:table-cell>
          <table:covered-table-cell/>
          <table:table-cell table:style-name="Table214.C2" office:value-type="string">
            <text:p text:style-name="P101">Colorbar.xml</text:p>
          </table:table-cell>
        </table:table-row>
        <table:table-row>
          <table:table-cell table:style-name="Table214.A2" table:number-columns-spanned="2" office:value-type="string">
            <text:p text:style-name="P89">Appears in:</text:p>
          </table:table-cell>
          <table:covered-table-cell/>
          <table:table-cell table:style-name="Table214.C2" office:value-type="string">
            <text:p text:style-name="P99">Writer Global</text:p>
          </table:table-cell>
        </table:table-row>
        <table:table-row>
          <table:table-cell table:style-name="Table214.A2" table:number-columns-spanned="2" office:value-type="string">
            <text:p text:style-name="P89">Shall always be visible</text:p>
          </table:table-cell>
          <table:covered-table-cell/>
          <table:table-cell table:style-name="Table214.C2" office:value-type="string">
            <text:p text:style-name="P99">No</text:p>
          </table:table-cell>
        </table:table-row>
        <table:table-row>
          <table:table-cell table:style-name="Table214.A2" table:number-columns-spanned="2" office:value-type="string">
            <text:p text:style-name="P89">List in View/Toolbars:</text:p>
          </table:table-cell>
          <table:covered-table-cell/>
          <table:table-cell table:style-name="Table214.C2" office:value-type="string">
            <text:p text:style-name="P99">No</text:p>
          </table:table-cell>
        </table:table-row>
        <table:table-row>
          <table:table-cell table:style-name="Table214.A2" table:number-columns-spanned="2" office:value-type="string">
            <text:p text:style-name="P89">Visible after first start</text:p>
          </table:table-cell>
          <table:covered-table-cell/>
          <table:table-cell table:style-name="Table214.C2" office:value-type="string">
            <text:p text:style-name="P99">No</text:p>
          </table:table-cell>
        </table:table-row>
        <table:table-row>
          <table:table-cell table:style-name="Table214.A2" table:number-columns-spanned="2" office:value-type="string">
            <text:p text:style-name="P89">Sub-Toolbar of:</text:p>
          </table:table-cell>
          <table:covered-table-cell/>
          <table:table-cell table:style-name="Table214.C2" office:value-type="string">
            <text:p text:style-name="P99">Picture</text:p>
          </table:table-cell>
        </table:table-row>
        <table:table-row>
          <table:table-cell table:style-name="Table214.A2" table:number-columns-spanned="2" office:value-type="string">
            <text:p text:style-name="P89">Display Tb if context is given</text:p>
          </table:table-cell>
          <table:covered-table-cell/>
          <table:table-cell table:style-name="Table214.C2" office:value-type="string">
            <text:p text:style-name="P99">No</text:p>
          </table:table-cell>
        </table:table-row>
        <table:table-row>
          <table:table-cell table:style-name="Table214.A2" table:number-columns-spanned="2" office:value-type="string">
            <text:p text:style-name="P89">Close Operation</text:p>
          </table:table-cell>
          <table:covered-table-cell/>
          <table:table-cell table:style-name="Table214.C2" office:value-type="string">
            <text:p text:style-name="P107">Permanently</text:p>
          </table:table-cell>
        </table:table-row>
        <table:table-row>
          <table:table-cell table:style-name="Table214.A2" table:number-columns-spanned="2" office:value-type="string">
            <text:p text:style-name="P89">Default Docking State</text:p>
          </table:table-cell>
          <table:covered-table-cell/>
          <table:table-cell table:style-name="Table214.C2" office:value-type="string">
            <text:p text:style-name="P104">Floated</text:p>
          </table:table-cell>
        </table:table-row>
        <table:table-row>
          <table:table-cell table:style-name="Table214.A2" table:number-columns-spanned="2" office:value-type="string">
            <text:p text:style-name="P89">Default Position</text:p>
          </table:table-cell>
          <table:covered-table-cell/>
          <table:table-cell table:style-name="Table214.C2" office:value-type="string">
            <text:p text:style-name="P104">N/A</text:p>
          </table:table-cell>
        </table:table-row>
        <table:table-row>
          <table:table-cell table:style-name="Table214.A2" table:number-columns-spanned="2" office:value-type="string">
            <text:p text:style-name="P89">Default Style</text:p>
          </table:table-cell>
          <table:covered-table-cell/>
          <table:table-cell table:style-name="Table214.C2" office:value-type="string">
            <text:p text:style-name="P104">Icon</text:p>
          </table:table-cell>
        </table:table-row>
        <table:table-row>
          <table:table-cell table:style-name="Table214.A2" table:number-columns-spanned="2" office:value-type="string">
            <text:p text:style-name="P89">Name in OpenOffice 1.1</text:p>
          </table:table-cell>
          <table:covered-table-cell/>
          <table:table-cell table:style-name="Table214.C2" office:value-type="string">
            <text:p text:style-name="P66">N/A</text:p>
          </table:table-cell>
        </table:table-row>
        <table:table-row>
          <table:table-cell table:style-name="Table214.A2" table:number-columns-spanned="2" office:value-type="string">
            <text:p text:style-name="P89">Name in Microsoft Office 2003</text:p>
          </table:table-cell>
          <table:covered-table-cell/>
          <table:table-cell table:style-name="Table214.C2" office:value-type="string">
            <text:p text:style-name="P66">N/A</text:p>
          </table:table-cell>
        </table:table-row>
        <table:table-row>
          <table:table-cell table:style-name="Table214.A2" table:number-columns-spanned="2" office:value-type="string">
            <text:p text:style-name="P89">Notes:</text:p>
          </table:table-cell>
          <table:covered-table-cell/>
          <table:table-cell table:style-name="Table214.C2" office:value-type="string">
            <text:p text:style-name="P66">, ok xcu</text:p>
          </table:table-cell>
        </table:table-row>
        <table:table-row>
          <table:table-cell table:style-name="Table214.A2" table:number-columns-spanned="2" office:value-type="string">
            <text:p text:style-name="P89">Toolbar Content</text:p>
          </table:table-cell>
          <table:covered-table-cell/>
          <table:table-cell table:style-name="Table214.C2" office:value-type="string">
            <text:p text:style-name="P12">Red</text:p>
            <text:p text:style-name="P10">&lt;BR&gt;</text:p>
            <text:p text:style-name="P32">Green</text:p>
            <text:p text:style-name="P35">&lt;BR&gt;</text:p>
            <text:p text:style-name="P32">Blue</text:p>
            <text:p text:style-name="P35">&lt;BR&gt;</text:p>
            <text:p text:style-name="P32">Brightness</text:p>
            <text:p text:style-name="P35">&lt;BR&gt;</text:p>
            <text:p text:style-name="P32">Contrast</text:p>
            <text:p text:style-name="P35">&lt;BR&gt;</text:p>
            <text:p text:style-name="P32">Gamma</text:p>
          </table:table-cell>
        </table:table-row>
      </table:table>
      <text:h text:style-name="P47" text:outline-level="3">Align (Writer Global)</text:h>
      <table:table table:name="Table215" table:style-name="Table215">
        <table:table-column table:style-name="Table215.A"/>
        <table:table-column table:style-name="Table215.B"/>
        <table:table-column table:style-name="Table215.C"/>
        <table:table-row>
          <table:table-cell table:style-name="Table215.A1" office:value-type="string">
            <text:p text:style-name="WW-Table_20_Heading">Toolbar Name:</text:p>
          </table:table-cell>
          <table:table-cell table:style-name="Table215.A1" office:value-type="string">
            <text:p text:style-name="WW-Table_20_Heading">EN:</text:p>
          </table:table-cell>
          <table:table-cell table:style-name="Table215.C1" office:value-type="string">
            <text:p text:style-name="P65">Align</text:p>
          </table:table-cell>
        </table:table-row>
        <table:table-row>
          <table:table-cell table:style-name="Table215.A2" office:value-type="string">
            <text:p text:style-name="WW-Table_20_Contents"/>
          </table:table-cell>
          <table:table-cell table:style-name="Table215.A2" office:value-type="string">
            <text:p text:style-name="P89">GER:</text:p>
          </table:table-cell>
          <table:table-cell table:style-name="Table215.C2" office:value-type="string">
            <text:p text:style-name="P100">Ausrichten</text:p>
          </table:table-cell>
        </table:table-row>
        <table:table-row>
          <table:table-cell table:style-name="Table215.A2" table:number-columns-spanned="2" office:value-type="string">
            <text:p text:style-name="P89">Toolbar File Name:</text:p>
          </table:table-cell>
          <table:covered-table-cell/>
          <table:table-cell table:style-name="Table215.C2" office:value-type="string">
            <text:p text:style-name="P100">alignmentbar.xml</text:p>
          </table:table-cell>
        </table:table-row>
        <table:table-row>
          <table:table-cell table:style-name="Table215.A2" table:number-columns-spanned="2" office:value-type="string">
            <text:p text:style-name="P89">Appears in:</text:p>
          </table:table-cell>
          <table:covered-table-cell/>
          <table:table-cell table:style-name="Table215.C2" office:value-type="string">
            <text:p text:style-name="P99">Writer Global</text:p>
          </table:table-cell>
        </table:table-row>
        <table:table-row>
          <table:table-cell table:style-name="Table215.A2" table:number-columns-spanned="2" office:value-type="string">
            <text:p text:style-name="P89">Shall always be visible</text:p>
          </table:table-cell>
          <table:covered-table-cell/>
          <table:table-cell table:style-name="Table215.C2" office:value-type="string">
            <text:p text:style-name="P99">No</text:p>
          </table:table-cell>
        </table:table-row>
        <table:table-row>
          <table:table-cell table:style-name="Table215.A2" table:number-columns-spanned="2" office:value-type="string">
            <text:p text:style-name="P89">List in View/Toolbars:</text:p>
          </table:table-cell>
          <table:covered-table-cell/>
          <table:table-cell table:style-name="Table215.C2" office:value-type="string">
            <text:p text:style-name="P99">Yes</text:p>
          </table:table-cell>
        </table:table-row>
        <table:table-row>
          <table:table-cell table:style-name="Table215.A2" table:number-columns-spanned="2" office:value-type="string">
            <text:p text:style-name="P89">Visible after first start</text:p>
          </table:table-cell>
          <table:covered-table-cell/>
          <table:table-cell table:style-name="Table215.C2" office:value-type="string">
            <text:p text:style-name="P99">No</text:p>
          </table:table-cell>
        </table:table-row>
        <table:table-row>
          <table:table-cell table:style-name="Table215.A2" table:number-columns-spanned="2" office:value-type="string">
            <text:p text:style-name="P89">Sub-Toolbar of:</text:p>
          </table:table-cell>
          <table:covered-table-cell/>
          <table:table-cell table:style-name="Table215.C2" office:value-type="string">
            <text:p text:style-name="P99">Drawing</text:p>
          </table:table-cell>
        </table:table-row>
        <table:table-row>
          <table:table-cell table:style-name="Table215.A2" table:number-columns-spanned="2" office:value-type="string">
            <text:p text:style-name="P89">Display Tb if context is given</text:p>
          </table:table-cell>
          <table:covered-table-cell/>
          <table:table-cell table:style-name="Table215.C2" office:value-type="string">
            <text:p text:style-name="P99">No</text:p>
          </table:table-cell>
        </table:table-row>
        <table:table-row>
          <table:table-cell table:style-name="Table215.A2" table:number-columns-spanned="2" office:value-type="string">
            <text:p text:style-name="P89">Close Operation</text:p>
          </table:table-cell>
          <table:covered-table-cell/>
          <table:table-cell table:style-name="Table215.C2" office:value-type="string">
            <text:p text:style-name="P107">Permanently</text:p>
          </table:table-cell>
        </table:table-row>
        <table:table-row>
          <table:table-cell table:style-name="Table215.A2" table:number-columns-spanned="2" office:value-type="string">
            <text:p text:style-name="P89">Default Docking State</text:p>
          </table:table-cell>
          <table:covered-table-cell/>
          <table:table-cell table:style-name="Table215.C2" office:value-type="string">
            <text:p text:style-name="P104">Floated</text:p>
          </table:table-cell>
        </table:table-row>
        <table:table-row>
          <table:table-cell table:style-name="Table215.A2" table:number-columns-spanned="2" office:value-type="string">
            <text:p text:style-name="P89">Default Position</text:p>
          </table:table-cell>
          <table:covered-table-cell/>
          <table:table-cell table:style-name="Table215.C2" office:value-type="string">
            <text:p text:style-name="P104">N/A</text:p>
          </table:table-cell>
        </table:table-row>
        <table:table-row>
          <table:table-cell table:style-name="Table215.A2" table:number-columns-spanned="2" office:value-type="string">
            <text:p text:style-name="P89">Default Style</text:p>
          </table:table-cell>
          <table:covered-table-cell/>
          <table:table-cell table:style-name="Table215.C2" office:value-type="string">
            <text:p text:style-name="P104">Icon</text:p>
          </table:table-cell>
        </table:table-row>
        <table:table-row>
          <table:table-cell table:style-name="Table215.A2" table:number-columns-spanned="2" office:value-type="string">
            <text:p text:style-name="P89">Name in OpenOffice 1.1</text:p>
          </table:table-cell>
          <table:covered-table-cell/>
          <table:table-cell table:style-name="Table215.C2" office:value-type="string">
            <text:p text:style-name="P66">Align</text:p>
          </table:table-cell>
        </table:table-row>
        <table:table-row>
          <table:table-cell table:style-name="Table215.A2" table:number-columns-spanned="2" office:value-type="string">
            <text:p text:style-name="P89">Name in Microsoft Office 2003</text:p>
          </table:table-cell>
          <table:covered-table-cell/>
          <table:table-cell table:style-name="Table215.C2" office:value-type="string">
            <text:p text:style-name="P66">Align</text:p>
          </table:table-cell>
        </table:table-row>
        <table:table-row>
          <table:table-cell table:style-name="Table215.A2" table:number-columns-spanned="2" office:value-type="string">
            <text:p text:style-name="P89">Notes:</text:p>
          </table:table-cell>
          <table:covered-table-cell/>
          <table:table-cell table:style-name="Table215.C2" office:value-type="string">
            <text:p text:style-name="P66">; OK XCU</text:p>
          </table:table-cell>
        </table:table-row>
        <table:table-row>
          <table:table-cell table:style-name="Table215.A2" table:number-columns-spanned="2" office:value-type="string">
            <text:p text:style-name="P89">Toolbar Content</text:p>
          </table:table-cell>
          <table:covered-table-cell/>
          <table:table-cell table:style-name="Table215.C2" office:value-type="string">
            <text:p text:style-name="P9">Left</text:p>
            <text:p text:style-name="P32">Center</text:p>
            <text:p text:style-name="P32">Right</text:p>
            <text:p text:style-name="P32">Top</text:p>
            <text:p text:style-name="P32">Middle</text:p>
            <text:p text:style-name="P32">Bottom</text:p>
          </table:table-cell>
        </table:table-row>
      </table:table>
      <text:h text:style-name="P47" text:outline-level="3">3D-Settings (Writer Global); </text:h>
      <table:table table:name="Table216" table:style-name="Table216">
        <table:table-column table:style-name="Table216.A"/>
        <table:table-column table:style-name="Table216.B"/>
        <table:table-column table:style-name="Table216.C"/>
        <table:table-row>
          <table:table-cell table:style-name="Table216.A1" office:value-type="string">
            <text:p text:style-name="WW-Table_20_Heading">Toolbar Name:</text:p>
          </table:table-cell>
          <table:table-cell table:style-name="Table216.A1" office:value-type="string">
            <text:p text:style-name="WW-Table_20_Heading">EN:</text:p>
          </table:table-cell>
          <table:table-cell table:style-name="Table216.C1" office:value-type="string">
            <text:p text:style-name="P65">3D-Settings</text:p>
          </table:table-cell>
        </table:table-row>
        <table:table-row>
          <table:table-cell table:style-name="Table216.A2" office:value-type="string">
            <text:p text:style-name="WW-Table_20_Contents"/>
          </table:table-cell>
          <table:table-cell table:style-name="Table216.A2" office:value-type="string">
            <text:p text:style-name="P89">GER:</text:p>
          </table:table-cell>
          <table:table-cell table:style-name="Table216.C2" office:value-type="string">
            <text:p text:style-name="P100">3D-Einstellungen</text:p>
          </table:table-cell>
        </table:table-row>
        <table:table-row>
          <table:table-cell table:style-name="Table216.A2" table:number-columns-spanned="2" office:value-type="string">
            <text:p text:style-name="P89">Toolbar File Name:</text:p>
          </table:table-cell>
          <table:covered-table-cell/>
          <table:table-cell table:style-name="Table216.C2" office:value-type="string">
            <text:p text:style-name="P100">extrusionbar.xml</text:p>
          </table:table-cell>
        </table:table-row>
        <table:table-row>
          <table:table-cell table:style-name="Table216.A2" table:number-columns-spanned="2" office:value-type="string">
            <text:p text:style-name="P89">Appears in:</text:p>
          </table:table-cell>
          <table:covered-table-cell/>
          <table:table-cell table:style-name="Table216.C2" office:value-type="string">
            <text:p text:style-name="P99">Writer Global</text:p>
          </table:table-cell>
        </table:table-row>
        <table:table-row>
          <table:table-cell table:style-name="Table216.A2" table:number-columns-spanned="2" office:value-type="string">
            <text:p text:style-name="P89">Shall always be visible</text:p>
          </table:table-cell>
          <table:covered-table-cell/>
          <table:table-cell table:style-name="Table216.C2" office:value-type="string">
            <text:p text:style-name="P99">No</text:p>
          </table:table-cell>
        </table:table-row>
        <table:table-row>
          <table:table-cell table:style-name="Table216.A2" table:number-columns-spanned="2" office:value-type="string">
            <text:p text:style-name="P89">List in View/Toolbars:</text:p>
          </table:table-cell>
          <table:covered-table-cell/>
          <table:table-cell table:style-name="Table216.C2" office:value-type="string">
            <text:p text:style-name="P99">No,<text:span text:style-name="T12"> </text:span><text:span text:style-name="T43">for Beta yes</text:span></text:p>
          </table:table-cell>
        </table:table-row>
        <table:table-row>
          <table:table-cell table:style-name="Table216.A2" table:number-columns-spanned="2" office:value-type="string">
            <text:p text:style-name="P89">Visible after first start</text:p>
          </table:table-cell>
          <table:covered-table-cell/>
          <table:table-cell table:style-name="Table216.C2" office:value-type="string">
            <text:p text:style-name="P99">No</text:p>
          </table:table-cell>
        </table:table-row>
        <table:table-row>
          <table:table-cell table:style-name="Table216.A2" table:number-columns-spanned="2" office:value-type="string">
            <text:p text:style-name="P89">Sub-Toolbar of:</text:p>
          </table:table-cell>
          <table:covered-table-cell/>
          <table:table-cell table:style-name="Table216.C2" office:value-type="string">
            <text:p text:style-name="P99">Drawing</text:p>
          </table:table-cell>
        </table:table-row>
        <table:table-row>
          <table:table-cell table:style-name="Table216.A2" table:number-columns-spanned="2" office:value-type="string">
            <text:p text:style-name="P89">Display Tb if context is given</text:p>
          </table:table-cell>
          <table:covered-table-cell/>
          <table:table-cell table:style-name="Table216.C2" office:value-type="string">
            <text:p text:style-name="P99">No</text:p>
          </table:table-cell>
        </table:table-row>
        <table:table-row>
          <table:table-cell table:style-name="Table216.A2" table:number-columns-spanned="2" office:value-type="string">
            <text:p text:style-name="P89">Close Operation</text:p>
          </table:table-cell>
          <table:covered-table-cell/>
          <table:table-cell table:style-name="Table216.C2" office:value-type="string">
            <text:p text:style-name="P107">Permanently</text:p>
          </table:table-cell>
        </table:table-row>
        <table:table-row>
          <table:table-cell table:style-name="Table216.A2" table:number-columns-spanned="2" office:value-type="string">
            <text:p text:style-name="P89">Default Docking State</text:p>
          </table:table-cell>
          <table:covered-table-cell/>
          <table:table-cell table:style-name="Table216.C2" office:value-type="string">
            <text:p text:style-name="P104">Floated</text:p>
          </table:table-cell>
        </table:table-row>
        <table:table-row>
          <table:table-cell table:style-name="Table216.A2" table:number-columns-spanned="2" office:value-type="string">
            <text:p text:style-name="P89">Default Position</text:p>
          </table:table-cell>
          <table:covered-table-cell/>
          <table:table-cell table:style-name="Table216.C2" office:value-type="string">
            <text:p text:style-name="P104">N/A</text:p>
          </table:table-cell>
        </table:table-row>
        <table:table-row>
          <table:table-cell table:style-name="Table216.A2" table:number-columns-spanned="2" office:value-type="string">
            <text:p text:style-name="P89">Default Style</text:p>
          </table:table-cell>
          <table:covered-table-cell/>
          <table:table-cell table:style-name="Table216.C2" office:value-type="string">
            <text:p text:style-name="P104">Icon</text:p>
          </table:table-cell>
        </table:table-row>
        <table:table-row>
          <table:table-cell table:style-name="Table216.A2" table:number-columns-spanned="2" office:value-type="string">
            <text:p text:style-name="P89">Name in OpenOffice 1.1</text:p>
          </table:table-cell>
          <table:covered-table-cell/>
          <table:table-cell table:style-name="Table216.C2" office:value-type="string">
            <text:p text:style-name="P66">N/A</text:p>
          </table:table-cell>
        </table:table-row>
        <table:table-row>
          <table:table-cell table:style-name="Table216.A2" table:number-columns-spanned="2" office:value-type="string">
            <text:p text:style-name="P89">Name in Microsoft Office 2003</text:p>
          </table:table-cell>
          <table:covered-table-cell/>
          <table:table-cell table:style-name="Table216.C2" office:value-type="string">
            <text:p text:style-name="P66">3D-Settings</text:p>
          </table:table-cell>
        </table:table-row>
        <table:table-row>
          <table:table-cell table:style-name="Table216.A2" table:number-columns-spanned="2" office:value-type="string">
            <text:p text:style-name="P89">Notes:</text:p>
          </table:table-cell>
          <table:covered-table-cell/>
          <table:table-cell table:style-name="Table216.C2" office:value-type="string">
            <text:p text:style-name="P123">THIS TOOLBAR SHALL APPEAR IF “Extrusion On/Off” BUTTON HAS BEEN CLICKED IN “Drawing” TOOLBAR!!!</text:p>
          </table:table-cell>
        </table:table-row>
        <table:table-row>
          <table:table-cell table:style-name="Table216.A2" table:number-columns-spanned="2" office:value-type="string">
            <text:p text:style-name="P89">Toolbar Content</text:p>
          </table:table-cell>
          <table:covered-table-cell/>
          <table:table-cell table:style-name="Table216.C2" office:value-type="string">
            <text:p text:style-name="P9">Extrusion On/Off</text:p>
            <text:p text:style-name="P32">----------------</text:p>
            <text:p text:style-name="P32">Tilt Down</text:p>
            <text:p text:style-name="P32">Tilt Up</text:p>
            <text:p text:style-name="P32">Tilt Left</text:p>
            <text:p text:style-name="P32">Tilt Right</text:p>
            <text:p text:style-name="P32">----------------</text:p>
            <text:p text:style-name="P37">Depth -&gt; Style:DropDownOnly</text:p>
            <text:p text:style-name="P37">Direction -&gt; Style:DropDownOnly</text:p>
            <text:p text:style-name="P37">Lightning -&gt; Style:DropDownOnly</text:p>
            <text:p text:style-name="P37">Surface -&gt; Style:DropDownOnly</text:p>
            <text:p text:style-name="P37">3D Color -&gt; Style:DropDownOnly</text:p>
          </table:table-cell>
        </table:table-row>
      </table:table>
      <text:h text:style-name="P47" text:outline-level="3">Frame (Writer Global)</text:h>
      <table:table table:name="Table217" table:style-name="Table217">
        <table:table-column table:style-name="Table217.A"/>
        <table:table-column table:style-name="Table217.B"/>
        <table:table-column table:style-name="Table217.C"/>
        <table:table-row>
          <table:table-cell table:style-name="Table217.A1" office:value-type="string">
            <text:p text:style-name="WW-Table_20_Heading">Toolbar Name:</text:p>
          </table:table-cell>
          <table:table-cell table:style-name="Table217.A1" office:value-type="string">
            <text:p text:style-name="WW-Table_20_Heading">EN:</text:p>
          </table:table-cell>
          <table:table-cell table:style-name="Table217.C1" office:value-type="string">
            <text:p text:style-name="P65">Frame</text:p>
          </table:table-cell>
        </table:table-row>
        <table:table-row>
          <table:table-cell table:style-name="Table217.A2" office:value-type="string">
            <text:p text:style-name="WW-Table_20_Contents"/>
          </table:table-cell>
          <table:table-cell table:style-name="Table217.A2" office:value-type="string">
            <text:p text:style-name="P89">GER:</text:p>
          </table:table-cell>
          <table:table-cell table:style-name="Table217.C2" office:value-type="string">
            <text:p text:style-name="P100">Rahmen</text:p>
          </table:table-cell>
        </table:table-row>
        <table:table-row>
          <table:table-cell table:style-name="Table217.A2" table:number-columns-spanned="2" office:value-type="string">
            <text:p text:style-name="P89">Toolbar File Name:</text:p>
          </table:table-cell>
          <table:covered-table-cell/>
          <table:table-cell table:style-name="Table217.C2" office:value-type="string">
            <text:p text:style-name="P100">frameobjectbar.xml</text:p>
          </table:table-cell>
        </table:table-row>
        <table:table-row>
          <table:table-cell table:style-name="Table217.A2" table:number-columns-spanned="2" office:value-type="string">
            <text:p text:style-name="P89">Appears in:</text:p>
          </table:table-cell>
          <table:covered-table-cell/>
          <table:table-cell table:style-name="Table217.C2" office:value-type="string">
            <text:p text:style-name="P99">Writer Global</text:p>
          </table:table-cell>
        </table:table-row>
        <table:table-row>
          <table:table-cell table:style-name="Table217.A2" table:number-columns-spanned="2" office:value-type="string">
            <text:p text:style-name="P89">Shall always be visible</text:p>
          </table:table-cell>
          <table:covered-table-cell/>
          <table:table-cell table:style-name="Table217.C2" office:value-type="string">
            <text:p text:style-name="P99">No</text:p>
          </table:table-cell>
        </table:table-row>
        <table:table-row>
          <table:table-cell table:style-name="Table217.A2" table:number-columns-spanned="2" office:value-type="string">
            <text:p text:style-name="P89">List in View/Toolbars:</text:p>
          </table:table-cell>
          <table:covered-table-cell/>
          <table:table-cell table:style-name="Table217.C2" office:value-type="string">
            <text:p text:style-name="P99">Yes</text:p>
          </table:table-cell>
        </table:table-row>
        <table:table-row>
          <table:table-cell table:style-name="Table217.A2" table:number-columns-spanned="2" office:value-type="string">
            <text:p text:style-name="P89">Visible after first start</text:p>
          </table:table-cell>
          <table:covered-table-cell/>
          <table:table-cell table:style-name="Table217.C2" office:value-type="string">
            <text:p text:style-name="P99">No</text:p>
          </table:table-cell>
        </table:table-row>
        <table:table-row>
          <table:table-cell table:style-name="Table217.A2" table:number-columns-spanned="2" office:value-type="string">
            <text:p text:style-name="P89">Sub-Toolbar of:</text:p>
          </table:table-cell>
          <table:covered-table-cell/>
          <table:table-cell table:style-name="Table217.C2" office:value-type="string">
            <text:p text:style-name="P99">N/A</text:p>
          </table:table-cell>
        </table:table-row>
        <table:table-row>
          <table:table-cell table:style-name="Table217.A2" table:number-columns-spanned="2" office:value-type="string">
            <text:p text:style-name="P89">Display Tb if context is given</text:p>
          </table:table-cell>
          <table:covered-table-cell/>
          <table:table-cell table:style-name="Table217.C2" office:value-type="string">
            <text:p text:style-name="P99">Yes</text:p>
          </table:table-cell>
        </table:table-row>
        <table:table-row>
          <table:table-cell table:style-name="Table217.A2" table:number-columns-spanned="2" office:value-type="string">
            <text:p text:style-name="P89">Close Operation</text:p>
          </table:table-cell>
          <table:covered-table-cell/>
          <table:table-cell table:style-name="Table217.C2" office:value-type="string">
            <text:p text:style-name="P107">Temporarily</text:p>
          </table:table-cell>
        </table:table-row>
        <table:table-row>
          <table:table-cell table:style-name="Table217.A2" table:number-columns-spanned="2" office:value-type="string">
            <text:p text:style-name="P89">Default Docking State</text:p>
          </table:table-cell>
          <table:covered-table-cell/>
          <table:table-cell table:style-name="Table217.C2" office:value-type="string">
            <text:p text:style-name="P104">Docked</text:p>
          </table:table-cell>
        </table:table-row>
        <table:table-row>
          <table:table-cell table:style-name="Table217.A2" table:number-columns-spanned="2" office:value-type="string">
            <text:p text:style-name="P89">Default Position</text:p>
          </table:table-cell>
          <table:covered-table-cell/>
          <table:table-cell table:style-name="Table217.C2" office:value-type="string">
            <text:p text:style-name="P104">Top, under Standard</text:p>
          </table:table-cell>
        </table:table-row>
        <table:table-row>
          <table:table-cell table:style-name="Table217.A2" table:number-columns-spanned="2" office:value-type="string">
            <text:p text:style-name="P89">Default Style</text:p>
          </table:table-cell>
          <table:covered-table-cell/>
          <table:table-cell table:style-name="Table217.C2" office:value-type="string">
            <text:p text:style-name="P104">Icon</text:p>
          </table:table-cell>
        </table:table-row>
        <table:table-row>
          <table:table-cell table:style-name="Table217.A2" table:number-columns-spanned="2" office:value-type="string">
            <text:p text:style-name="P89">Name in OpenOffice 1.1</text:p>
          </table:table-cell>
          <table:covered-table-cell/>
          <table:table-cell table:style-name="Table217.C2" office:value-type="string">
            <text:p text:style-name="P66">Frame Object Bar</text:p>
          </table:table-cell>
        </table:table-row>
        <table:table-row>
          <table:table-cell table:style-name="Table217.A2" table:number-columns-spanned="2" office:value-type="string">
            <text:p text:style-name="P89">Name in Microsoft Office 2003</text:p>
          </table:table-cell>
          <table:covered-table-cell/>
          <table:table-cell table:style-name="Table217.C2" office:value-type="string">
            <text:p text:style-name="P66">N/A</text:p>
          </table:table-cell>
        </table:table-row>
        <table:table-row>
          <table:table-cell table:style-name="Table217.A2" table:number-columns-spanned="2" office:value-type="string">
            <text:p text:style-name="P89">Notes:</text:p>
          </table:table-cell>
          <table:covered-table-cell/>
          <table:table-cell table:style-name="Table217.C2" office:value-type="string">
            <text:p text:style-name="P66"/>
          </table:table-cell>
        </table:table-row>
        <table:table-row>
          <table:table-cell table:style-name="Table217.A2" table:number-columns-spanned="2" office:value-type="string">
            <text:p text:style-name="P89">Toolbar Content</text:p>
          </table:table-cell>
          <table:covered-table-cell/>
          <table:table-cell table:style-name="Table217.C2" office:value-type="string">
            <text:p text:style-name="P16">Apply Style<text:line-break/>---------------<text:line-break/>Wrap Off</text:p>
            <text:p text:style-name="P16">Page Wrap<text:line-break/>Optimal Page Wrap [hidden by default]<text:line-break/>Wrap Left [hidden by default]<text:line-break/>Wrap Right [hidden by default]<text:line-break/>Wrap Through<text:line-break/>----------------</text:p>
            <text:p text:style-name="P16">Align Left<text:line-break/>Center<text:line-break/>Align Right</text:p>
            <text:p text:style-name="P16">----------------</text:p>
            <text:p text:style-name="P16">Align Top<text:line-break/>Align Vertical Center<text:line-break/>Align Bottom<text:line-break/>----------------<text:line-break/>Borders<text:line-break/>Line Style<text:line-break/>Line Color<text:line-break/>Background Color<text:line-break/>-----------------<text:line-break/>Frame...<text:line-break/>----------------<text:line-break/>Bring to Front<text:line-break/>Send to Back<text:line-break/>Change Anchor</text:p>
            <text:p text:style-name="P16">----------------</text:p>
            <text:p text:style-name="P16">Link Frames<text:line-break/>Unlink Frames</text:p>
          </table:table-cell>
        </table:table-row>
      </table:table>
      <text:h text:style-name="P47" text:outline-level="3">Insert (Writer Global)</text:h>
      <table:table table:name="Table218" table:style-name="Table218">
        <table:table-column table:style-name="Table218.A"/>
        <table:table-column table:style-name="Table218.B"/>
        <table:table-column table:style-name="Table218.C"/>
        <table:table-row>
          <table:table-cell table:style-name="Table218.A1" office:value-type="string">
            <text:p text:style-name="WW-Table_20_Heading">Toolbar Name:</text:p>
          </table:table-cell>
          <table:table-cell table:style-name="Table218.A1" office:value-type="string">
            <text:p text:style-name="WW-Table_20_Heading">EN:</text:p>
          </table:table-cell>
          <table:table-cell table:style-name="Table218.C1" office:value-type="string">
            <text:p text:style-name="P65">Insert</text:p>
          </table:table-cell>
        </table:table-row>
        <table:table-row>
          <table:table-cell table:style-name="Table218.A2" office:value-type="string">
            <text:p text:style-name="WW-Table_20_Contents"/>
          </table:table-cell>
          <table:table-cell table:style-name="Table218.A2" office:value-type="string">
            <text:p text:style-name="P89">GER:</text:p>
          </table:table-cell>
          <table:table-cell table:style-name="Table218.C2" office:value-type="string">
            <text:p text:style-name="P100">Einfügen</text:p>
          </table:table-cell>
        </table:table-row>
        <table:table-row>
          <table:table-cell table:style-name="Table218.A2" table:number-columns-spanned="2" office:value-type="string">
            <text:p text:style-name="P89">Toolbar File Name:</text:p>
          </table:table-cell>
          <table:covered-table-cell/>
          <table:table-cell table:style-name="Table218.C2" office:value-type="string">
            <text:p text:style-name="P100">insertbar.xml</text:p>
          </table:table-cell>
        </table:table-row>
        <table:table-row>
          <table:table-cell table:style-name="Table218.A2" table:number-columns-spanned="2" office:value-type="string">
            <text:p text:style-name="P89">Appears in:</text:p>
          </table:table-cell>
          <table:covered-table-cell/>
          <table:table-cell table:style-name="Table218.C2" office:value-type="string">
            <text:p text:style-name="P99">Writer Global</text:p>
          </table:table-cell>
        </table:table-row>
        <table:table-row>
          <table:table-cell table:style-name="Table218.A2" table:number-columns-spanned="2" office:value-type="string">
            <text:p text:style-name="P89">Shall always be visible</text:p>
          </table:table-cell>
          <table:covered-table-cell/>
          <table:table-cell table:style-name="Table218.C2" office:value-type="string">
            <text:p text:style-name="P99">No</text:p>
          </table:table-cell>
        </table:table-row>
        <table:table-row>
          <table:table-cell table:style-name="Table218.A2" table:number-columns-spanned="2" office:value-type="string">
            <text:p text:style-name="P89">List in View/Toolbars:</text:p>
          </table:table-cell>
          <table:covered-table-cell/>
          <table:table-cell table:style-name="Table218.C2" office:value-type="string">
            <text:p text:style-name="P99">Yes</text:p>
          </table:table-cell>
        </table:table-row>
        <table:table-row>
          <table:table-cell table:style-name="Table218.A2" table:number-columns-spanned="2" office:value-type="string">
            <text:p text:style-name="P89">Visible after first start</text:p>
          </table:table-cell>
          <table:covered-table-cell/>
          <table:table-cell table:style-name="Table218.C2" office:value-type="string">
            <text:p text:style-name="P99">No</text:p>
          </table:table-cell>
        </table:table-row>
        <table:table-row>
          <table:table-cell table:style-name="Table218.A2" table:number-columns-spanned="2" office:value-type="string">
            <text:p text:style-name="P89">Sub-Toolbar of:</text:p>
          </table:table-cell>
          <table:covered-table-cell/>
          <table:table-cell table:style-name="Table218.C2" office:value-type="string">
            <text:p text:style-name="P99">N/A</text:p>
          </table:table-cell>
        </table:table-row>
        <table:table-row>
          <table:table-cell table:style-name="Table218.A2" table:number-columns-spanned="2" office:value-type="string">
            <text:p text:style-name="P89">Display Tb if context is given</text:p>
          </table:table-cell>
          <table:covered-table-cell/>
          <table:table-cell table:style-name="Table218.C2" office:value-type="string">
            <text:p text:style-name="P99">No</text:p>
          </table:table-cell>
        </table:table-row>
        <table:table-row>
          <table:table-cell table:style-name="Table218.A2" table:number-columns-spanned="2" office:value-type="string">
            <text:p text:style-name="P89">Close Operation</text:p>
          </table:table-cell>
          <table:covered-table-cell/>
          <table:table-cell table:style-name="Table218.C2" office:value-type="string">
            <text:p text:style-name="P107">Permanently</text:p>
          </table:table-cell>
        </table:table-row>
        <table:table-row>
          <table:table-cell table:style-name="Table218.A2" table:number-columns-spanned="2" office:value-type="string">
            <text:p text:style-name="P89">Default Docking State</text:p>
          </table:table-cell>
          <table:covered-table-cell/>
          <table:table-cell table:style-name="Table218.C2" office:value-type="string">
            <text:p text:style-name="P104">Floated</text:p>
          </table:table-cell>
        </table:table-row>
        <table:table-row>
          <table:table-cell table:style-name="Table218.A2" table:number-columns-spanned="2" office:value-type="string">
            <text:p text:style-name="P89">Default Position</text:p>
          </table:table-cell>
          <table:covered-table-cell/>
          <table:table-cell table:style-name="Table218.C2" office:value-type="string">
            <text:p text:style-name="P104">N/A</text:p>
          </table:table-cell>
        </table:table-row>
        <table:table-row>
          <table:table-cell table:style-name="Table218.A2" table:number-columns-spanned="2" office:value-type="string">
            <text:p text:style-name="P89">Default Style</text:p>
          </table:table-cell>
          <table:covered-table-cell/>
          <table:table-cell table:style-name="Table218.C2" office:value-type="string">
            <text:p text:style-name="P104">Icon</text:p>
          </table:table-cell>
        </table:table-row>
        <table:table-row>
          <table:table-cell table:style-name="Table218.A2" table:number-columns-spanned="2" office:value-type="string">
            <text:p text:style-name="P89">Name in OpenOffice 1.1</text:p>
          </table:table-cell>
          <table:covered-table-cell/>
          <table:table-cell table:style-name="Table218.C2" office:value-type="string">
            <text:p text:style-name="P66">Insert</text:p>
          </table:table-cell>
        </table:table-row>
        <table:table-row>
          <table:table-cell table:style-name="Table218.A2" table:number-columns-spanned="2" office:value-type="string">
            <text:p text:style-name="P89">Name in Microsoft Office 2003</text:p>
          </table:table-cell>
          <table:covered-table-cell/>
          <table:table-cell table:style-name="Table218.C2" office:value-type="string">
            <text:p text:style-name="P66">N/A</text:p>
          </table:table-cell>
        </table:table-row>
        <table:table-row>
          <table:table-cell table:style-name="Table218.A2" table:number-columns-spanned="2" office:value-type="string">
            <text:p text:style-name="P89">Notes:</text:p>
          </table:table-cell>
          <table:covered-table-cell/>
          <table:table-cell table:style-name="Table218.C2" office:value-type="string">
            <text:p text:style-name="P66">, ok xcu</text:p>
          </table:table-cell>
        </table:table-row>
        <table:table-row>
          <table:table-cell table:style-name="Table218.A2" table:number-columns-spanned="2" office:value-type="string">
            <text:p text:style-name="P89">Toolbar Content</text:p>
          </table:table-cell>
          <table:covered-table-cell/>
          <table:table-cell table:style-name="Table218.C2" office:value-type="string">
            <text:p text:style-name="P137">Table</text:p>
            <text:p text:style-name="P32">Section</text:p>
            <text:p text:style-name="P32">Insert Frame Manually</text:p>
            <text:p text:style-name="P12">Floating Frame[hidden by default]</text:p>
            <text:p text:style-name="P32">---------------</text:p>
            <text:p text:style-name="P32">Insert Footnote Directly</text:p>
            <text:p text:style-name="P32">Insert Endnote Directly</text:p>
            <text:p text:style-name="P32">Note</text:p>
            <text:p text:style-name="P32">Bookmark</text:p>
            <text:p text:style-name="P32">Cross Reference [hidden by default]</text:p>
            <text:p text:style-name="P32">---------------</text:p>
            <text:p text:style-name="P32">File</text:p>
            <text:p text:style-name="P32">AutoText</text:p>
            <text:p text:style-name="P32">Special Character</text:p>
            <text:p text:style-name="P32">Insert Fields</text:p>
            <text:p text:style-name="P32">Controls [hidden by default]<text:line-break/>---------------</text:p>
            <text:p text:style-name="P32">From File</text:p>
            <text:p text:style-name="P32">Movie and Sound</text:p>
            <text:p text:style-name="P32">Formula</text:p>
            <text:p text:style-name="P32">Chart</text:p>
            <text:p text:style-name="P12">OLE Object [hidden by default]</text:p>
            <text:p text:style-name="P12">Plug-in [hidden by default]</text:p>
            <text:p text:style-name="P32">Applet [hidden by default]</text:p>
            <text:p text:style-name="P32">---------------</text:p>
            <text:p text:style-name="P32">Indexes and Table</text:p>
            <text:p text:style-name="P32">Entry</text:p>
          </table:table-cell>
        </table:table-row>
      </table:table>
      <text:h text:style-name="P47" text:outline-level="3">Insert Object (Writer Global)</text:h>
      <text:p text:style-name="P49">MMP 4-Jan-2007: This toolbar is no longer needed.</text:p>
      <table:table table:name="Table219" table:style-name="Table219">
        <table:table-column table:style-name="Table219.A"/>
        <table:table-column table:style-name="Table219.B"/>
        <table:table-column table:style-name="Table219.C"/>
        <table:table-row>
          <table:table-cell table:style-name="Table219.A1" office:value-type="string">
            <text:p text:style-name="P73">Toolbar Name:</text:p>
          </table:table-cell>
          <table:table-cell table:style-name="Table219.A1" office:value-type="string">
            <text:p text:style-name="P73">EN:</text:p>
          </table:table-cell>
          <table:table-cell table:style-name="Table219.C1" office:value-type="string">
            <text:p text:style-name="P74">Insert Object</text:p>
          </table:table-cell>
        </table:table-row>
        <table:table-row>
          <table:table-cell table:style-name="Table219.A2" office:value-type="string">
            <text:p text:style-name="P110"/>
          </table:table-cell>
          <table:table-cell table:style-name="Table219.A2" office:value-type="string">
            <text:p text:style-name="P111">GER:</text:p>
          </table:table-cell>
          <table:table-cell table:style-name="Table219.C2" office:value-type="string">
            <text:p text:style-name="P113">Objekt einfügen</text:p>
          </table:table-cell>
        </table:table-row>
        <table:table-row>
          <table:table-cell table:style-name="Table219.A2" table:number-columns-spanned="2" office:value-type="string">
            <text:p text:style-name="P111">Toolbar File Name:</text:p>
          </table:table-cell>
          <table:covered-table-cell/>
          <table:table-cell table:style-name="Table219.C2" office:value-type="string">
            <text:p text:style-name="P113">insertobjectbar.xml</text:p>
          </table:table-cell>
        </table:table-row>
        <table:table-row>
          <table:table-cell table:style-name="Table219.A2" table:number-columns-spanned="2" office:value-type="string">
            <text:p text:style-name="P111">Appears in:</text:p>
          </table:table-cell>
          <table:covered-table-cell/>
          <table:table-cell table:style-name="Table219.C2" office:value-type="string">
            <text:p text:style-name="P112">Writer Global</text:p>
          </table:table-cell>
        </table:table-row>
        <table:table-row>
          <table:table-cell table:style-name="Table219.A2" table:number-columns-spanned="2" office:value-type="string">
            <text:p text:style-name="P111">Shall always be visible</text:p>
          </table:table-cell>
          <table:covered-table-cell/>
          <table:table-cell table:style-name="Table219.C2" office:value-type="string">
            <text:p text:style-name="P112">No</text:p>
          </table:table-cell>
        </table:table-row>
        <table:table-row>
          <table:table-cell table:style-name="Table219.A2" table:number-columns-spanned="2" office:value-type="string">
            <text:p text:style-name="P111">List in View/Toolbars:</text:p>
          </table:table-cell>
          <table:covered-table-cell/>
          <table:table-cell table:style-name="Table219.C2" office:value-type="string">
            <text:p text:style-name="P112">no</text:p>
          </table:table-cell>
        </table:table-row>
        <table:table-row>
          <table:table-cell table:style-name="Table219.A2" table:number-columns-spanned="2" office:value-type="string">
            <text:p text:style-name="P111">Visible after first start</text:p>
          </table:table-cell>
          <table:covered-table-cell/>
          <table:table-cell table:style-name="Table219.C2" office:value-type="string">
            <text:p text:style-name="P112">No</text:p>
          </table:table-cell>
        </table:table-row>
        <table:table-row>
          <table:table-cell table:style-name="Table219.A2" table:number-columns-spanned="2" office:value-type="string">
            <text:p text:style-name="P111">Sub-Toolbar of:</text:p>
          </table:table-cell>
          <table:covered-table-cell/>
          <table:table-cell table:style-name="Table219.C2" office:value-type="string">
            <text:p text:style-name="P112">Insert</text:p>
          </table:table-cell>
        </table:table-row>
        <table:table-row>
          <table:table-cell table:style-name="Table219.A2" table:number-columns-spanned="2" office:value-type="string">
            <text:p text:style-name="P111">Display Tb if context is given</text:p>
          </table:table-cell>
          <table:covered-table-cell/>
          <table:table-cell table:style-name="Table219.C2" office:value-type="string">
            <text:p text:style-name="P112">No</text:p>
          </table:table-cell>
        </table:table-row>
        <table:table-row>
          <table:table-cell table:style-name="Table219.A2" table:number-columns-spanned="2" office:value-type="string">
            <text:p text:style-name="P111">Close Operation</text:p>
          </table:table-cell>
          <table:covered-table-cell/>
          <table:table-cell table:style-name="Table219.C2" office:value-type="string">
            <text:p text:style-name="P115">Permanently</text:p>
          </table:table-cell>
        </table:table-row>
        <table:table-row>
          <table:table-cell table:style-name="Table219.A2" table:number-columns-spanned="2" office:value-type="string">
            <text:p text:style-name="P111">Default Docking State</text:p>
          </table:table-cell>
          <table:covered-table-cell/>
          <table:table-cell table:style-name="Table219.C2" office:value-type="string">
            <text:p text:style-name="P114">Floated</text:p>
          </table:table-cell>
        </table:table-row>
        <table:table-row>
          <table:table-cell table:style-name="Table219.A2" table:number-columns-spanned="2" office:value-type="string">
            <text:p text:style-name="P111">Default Position</text:p>
          </table:table-cell>
          <table:covered-table-cell/>
          <table:table-cell table:style-name="Table219.C2" office:value-type="string">
            <text:p text:style-name="P114">N/A</text:p>
          </table:table-cell>
        </table:table-row>
        <table:table-row>
          <table:table-cell table:style-name="Table219.A2" table:number-columns-spanned="2" office:value-type="string">
            <text:p text:style-name="P111">Default Style</text:p>
          </table:table-cell>
          <table:covered-table-cell/>
          <table:table-cell table:style-name="Table219.C2" office:value-type="string">
            <text:p text:style-name="P114">Icon</text:p>
          </table:table-cell>
        </table:table-row>
        <table:table-row>
          <table:table-cell table:style-name="Table219.A2" table:number-columns-spanned="2" office:value-type="string">
            <text:p text:style-name="P111">Name in OpenOffice 1.1</text:p>
          </table:table-cell>
          <table:covered-table-cell/>
          <table:table-cell table:style-name="Table219.C2" office:value-type="string">
            <text:p text:style-name="P75">Insert Object</text:p>
          </table:table-cell>
        </table:table-row>
        <table:table-row>
          <table:table-cell table:style-name="Table219.A2" table:number-columns-spanned="2" office:value-type="string">
            <text:p text:style-name="P111">Name in Microsoft Office 2003</text:p>
          </table:table-cell>
          <table:covered-table-cell/>
          <table:table-cell table:style-name="Table219.C2" office:value-type="string">
            <text:p text:style-name="P75">N/A</text:p>
          </table:table-cell>
        </table:table-row>
        <table:table-row>
          <table:table-cell table:style-name="Table219.A2" table:number-columns-spanned="2" office:value-type="string">
            <text:p text:style-name="P111">Notes:</text:p>
          </table:table-cell>
          <table:covered-table-cell/>
          <table:table-cell table:style-name="Table219.C2" office:value-type="string">
            <text:p text:style-name="P75"/>
          </table:table-cell>
        </table:table-row>
        <table:table-row>
          <table:table-cell table:style-name="Table219.A2" table:number-columns-spanned="2" office:value-type="string">
            <text:p text:style-name="P111">Toolbar Content</text:p>
          </table:table-cell>
          <table:covered-table-cell/>
          <table:table-cell table:style-name="Table219.C2" office:value-type="string">
            <text:p text:style-name="P1">Floating Frame</text:p>
            <text:p text:style-name="P1">Ole Object</text:p>
            <text:p text:style-name="P1">Plug-in</text:p>
            <text:p text:style-name="P1">Applet</text:p>
          </table:table-cell>
        </table:table-row>
      </table:table>
      <text:h text:style-name="P47" text:outline-level="3">Media Playback (Writer Global)</text:h>
      <table:table table:name="Table220" table:style-name="Table220">
        <table:table-column table:style-name="Table220.A"/>
        <table:table-column table:style-name="Table220.B"/>
        <table:table-column table:style-name="Table220.C"/>
        <table:table-row>
          <table:table-cell table:style-name="Table220.A1" office:value-type="string">
            <text:p text:style-name="WW-Table_20_Heading">Toolbar Name:</text:p>
          </table:table-cell>
          <table:table-cell table:style-name="Table220.A1" office:value-type="string">
            <text:p text:style-name="WW-Table_20_Heading">EN:</text:p>
          </table:table-cell>
          <table:table-cell table:style-name="Table220.C1" office:value-type="string">
            <text:p text:style-name="P65">Media Playback</text:p>
          </table:table-cell>
        </table:table-row>
        <table:table-row>
          <table:table-cell table:style-name="Table220.A2" office:value-type="string">
            <text:p text:style-name="WW-Table_20_Contents"/>
          </table:table-cell>
          <table:table-cell table:style-name="Table220.A2" office:value-type="string">
            <text:p text:style-name="P89">GER:</text:p>
          </table:table-cell>
          <table:table-cell table:style-name="Table220.C2" office:value-type="string">
            <text:p text:style-name="P100">Medienwiedergabe</text:p>
          </table:table-cell>
        </table:table-row>
        <table:table-row>
          <table:table-cell table:style-name="Table220.A2" table:number-columns-spanned="2" office:value-type="string">
            <text:p text:style-name="P89">Toolbar File Name:</text:p>
          </table:table-cell>
          <table:covered-table-cell/>
          <table:table-cell table:style-name="Table220.C2" office:value-type="string">
            <text:p text:style-name="P100">mediaobjectbar.xml</text:p>
          </table:table-cell>
        </table:table-row>
        <table:table-row>
          <table:table-cell table:style-name="Table220.A2" table:number-columns-spanned="2" office:value-type="string">
            <text:p text:style-name="P89">Appears in:</text:p>
          </table:table-cell>
          <table:covered-table-cell/>
          <table:table-cell table:style-name="Table220.C2" office:value-type="string">
            <text:p text:style-name="P99">Writer Global</text:p>
          </table:table-cell>
        </table:table-row>
        <table:table-row>
          <table:table-cell table:style-name="Table220.A2" table:number-columns-spanned="2" office:value-type="string">
            <text:p text:style-name="P89">Shall always be visible</text:p>
          </table:table-cell>
          <table:covered-table-cell/>
          <table:table-cell table:style-name="Table220.C2" office:value-type="string">
            <text:p text:style-name="P99">No</text:p>
          </table:table-cell>
        </table:table-row>
        <table:table-row>
          <table:table-cell table:style-name="Table220.A2" table:number-columns-spanned="2" office:value-type="string">
            <text:p text:style-name="P89">List in View/Toolbars:</text:p>
          </table:table-cell>
          <table:covered-table-cell/>
          <table:table-cell table:style-name="Table220.C2" office:value-type="string">
            <text:p text:style-name="P99">Yes</text:p>
          </table:table-cell>
        </table:table-row>
        <table:table-row>
          <table:table-cell table:style-name="Table220.A2" table:number-columns-spanned="2" office:value-type="string">
            <text:p text:style-name="P89">Visible after first start</text:p>
          </table:table-cell>
          <table:covered-table-cell/>
          <table:table-cell table:style-name="Table220.C2" office:value-type="string">
            <text:p text:style-name="P99">No</text:p>
          </table:table-cell>
        </table:table-row>
        <table:table-row>
          <table:table-cell table:style-name="Table220.A2" table:number-columns-spanned="2" office:value-type="string">
            <text:p text:style-name="P89">Sub-Toolbar of:</text:p>
          </table:table-cell>
          <table:covered-table-cell/>
          <table:table-cell table:style-name="Table220.C2" office:value-type="string">
            <text:p text:style-name="P99">N/A</text:p>
          </table:table-cell>
        </table:table-row>
        <table:table-row>
          <table:table-cell table:style-name="Table220.A2" table:number-columns-spanned="2" office:value-type="string">
            <text:p text:style-name="P89">Display Tb if context is given</text:p>
          </table:table-cell>
          <table:covered-table-cell/>
          <table:table-cell table:style-name="Table220.C2" office:value-type="string">
            <text:p text:style-name="P99">Yes</text:p>
          </table:table-cell>
        </table:table-row>
        <table:table-row>
          <table:table-cell table:style-name="Table220.A2" table:number-columns-spanned="2" office:value-type="string">
            <text:p text:style-name="P89">Close Operation</text:p>
          </table:table-cell>
          <table:covered-table-cell/>
          <table:table-cell table:style-name="Table220.C2" office:value-type="string">
            <text:p text:style-name="P107">Temporarily</text:p>
          </table:table-cell>
        </table:table-row>
        <table:table-row>
          <table:table-cell table:style-name="Table220.A2" table:number-columns-spanned="2" office:value-type="string">
            <text:p text:style-name="P89">Default Docking State</text:p>
          </table:table-cell>
          <table:covered-table-cell/>
          <table:table-cell table:style-name="Table220.C2" office:value-type="string">
            <text:p text:style-name="P104">Docked</text:p>
          </table:table-cell>
        </table:table-row>
        <table:table-row>
          <table:table-cell table:style-name="Table220.A2" table:number-columns-spanned="2" office:value-type="string">
            <text:p text:style-name="P89">Default Position</text:p>
          </table:table-cell>
          <table:covered-table-cell/>
          <table:table-cell table:style-name="Table220.C2" office:value-type="string">
            <text:p text:style-name="P104">Bottom</text:p>
          </table:table-cell>
        </table:table-row>
        <table:table-row>
          <table:table-cell table:style-name="Table220.A2" table:number-columns-spanned="2" office:value-type="string">
            <text:p text:style-name="P89">Default Style</text:p>
          </table:table-cell>
          <table:covered-table-cell/>
          <table:table-cell table:style-name="Table220.C2" office:value-type="string">
            <text:p text:style-name="P104">Icon</text:p>
          </table:table-cell>
        </table:table-row>
        <table:table-row>
          <table:table-cell table:style-name="Table220.A2" table:number-columns-spanned="2" office:value-type="string">
            <text:p text:style-name="P89">Name in OpenOffice 1.1</text:p>
          </table:table-cell>
          <table:covered-table-cell/>
          <table:table-cell table:style-name="Table220.C2" office:value-type="string">
            <text:p text:style-name="P66">N/A</text:p>
          </table:table-cell>
        </table:table-row>
        <table:table-row>
          <table:table-cell table:style-name="Table220.A2" table:number-columns-spanned="2" office:value-type="string">
            <text:p text:style-name="P89">Name in Microsoft Office 2003</text:p>
          </table:table-cell>
          <table:covered-table-cell/>
          <table:table-cell table:style-name="Table220.C2" office:value-type="string">
            <text:p text:style-name="P66">N/A</text:p>
          </table:table-cell>
        </table:table-row>
        <table:table-row>
          <table:table-cell table:style-name="Table220.A2" table:number-columns-spanned="2" office:value-type="string">
            <text:p text:style-name="P89">Notes:</text:p>
          </table:table-cell>
          <table:covered-table-cell/>
          <table:table-cell table:style-name="Table220.C2" office:value-type="string">
            <text:p text:style-name="P71">THIS TOOLBAR SHALL ***NOT*** APPEAR IN CUSTOMIZE TOOLBARS!!!!</text:p>
          </table:table-cell>
        </table:table-row>
        <table:table-row>
          <table:table-cell table:style-name="Table220.A2" table:number-columns-spanned="2" office:value-type="string">
            <text:p text:style-name="P89">Toolbar Content</text:p>
          </table:table-cell>
          <table:covered-table-cell/>
          <table:table-cell table:style-name="Table220.C2" office:value-type="string">
            <text:p text:style-name="P12">Insert Movie and Sound</text:p>
            <text:p text:style-name="P12">-----------</text:p>
            <text:p text:style-name="P12">Play</text:p>
            <text:p text:style-name="P12">Pause</text:p>
            <text:p text:style-name="P12">Stop</text:p>
            <text:p text:style-name="P12">-----------</text:p>
            <text:p text:style-name="P12">Repeat</text:p>
            <text:p text:style-name="P12">Mute</text:p>
            <text:p text:style-name="P12">Volume</text:p>
            <text:p text:style-name="P12">View</text:p>
          </table:table-cell>
        </table:table-row>
      </table:table>
      <text:h text:style-name="P47" text:outline-level="3">Full Screen (Writer Global); </text:h>
      <table:table table:name="Table221" table:style-name="Table221">
        <table:table-column table:style-name="Table221.A"/>
        <table:table-column table:style-name="Table221.B"/>
        <table:table-column table:style-name="Table221.C"/>
        <table:table-row>
          <table:table-cell table:style-name="Table221.A1" office:value-type="string">
            <text:p text:style-name="WW-Table_20_Heading">Toolbar Name:</text:p>
          </table:table-cell>
          <table:table-cell table:style-name="Table221.A1" office:value-type="string">
            <text:p text:style-name="WW-Table_20_Heading">EN:</text:p>
          </table:table-cell>
          <table:table-cell table:style-name="Table221.C1" office:value-type="string">
            <text:p text:style-name="P65">Full Screen</text:p>
          </table:table-cell>
        </table:table-row>
        <table:table-row>
          <table:table-cell table:style-name="Table221.A2" office:value-type="string">
            <text:p text:style-name="WW-Table_20_Contents"/>
          </table:table-cell>
          <table:table-cell table:style-name="Table221.A2" office:value-type="string">
            <text:p text:style-name="P89">GER:</text:p>
          </table:table-cell>
          <table:table-cell table:style-name="Table221.C2" office:value-type="string">
            <text:p text:style-name="P100">Ganzer Bildschirm</text:p>
          </table:table-cell>
        </table:table-row>
        <table:table-row>
          <table:table-cell table:style-name="Table221.A2" table:number-columns-spanned="2" office:value-type="string">
            <text:p text:style-name="P89">Toolbar File Name:</text:p>
          </table:table-cell>
          <table:covered-table-cell/>
          <table:table-cell table:style-name="Table221.C2" office:value-type="string">
            <text:p text:style-name="P100">fullscreenbar.xml</text:p>
          </table:table-cell>
        </table:table-row>
        <table:table-row>
          <table:table-cell table:style-name="Table221.A2" table:number-columns-spanned="2" office:value-type="string">
            <text:p text:style-name="P89">Appears in:</text:p>
          </table:table-cell>
          <table:covered-table-cell/>
          <table:table-cell table:style-name="Table221.C2" office:value-type="string">
            <text:p text:style-name="P99">Writer Global</text:p>
          </table:table-cell>
        </table:table-row>
        <table:table-row>
          <table:table-cell table:style-name="Table221.A2" table:number-columns-spanned="2" office:value-type="string">
            <text:p text:style-name="P89">Shall always be visible</text:p>
          </table:table-cell>
          <table:covered-table-cell/>
          <table:table-cell table:style-name="Table221.C2" office:value-type="string">
            <text:p text:style-name="P99">No</text:p>
          </table:table-cell>
        </table:table-row>
        <table:table-row>
          <table:table-cell table:style-name="Table221.A2" table:number-columns-spanned="2" office:value-type="string">
            <text:p text:style-name="P89">List in View/Toolbars:</text:p>
          </table:table-cell>
          <table:covered-table-cell/>
          <table:table-cell table:style-name="Table221.C2" office:value-type="string">
            <text:p text:style-name="P99">No</text:p>
          </table:table-cell>
        </table:table-row>
        <table:table-row>
          <table:table-cell table:style-name="Table221.A2" table:number-columns-spanned="2" office:value-type="string">
            <text:p text:style-name="P89">Visible after first start</text:p>
          </table:table-cell>
          <table:covered-table-cell/>
          <table:table-cell table:style-name="Table221.C2" office:value-type="string">
            <text:p text:style-name="P99">No</text:p>
          </table:table-cell>
        </table:table-row>
        <table:table-row>
          <table:table-cell table:style-name="Table221.A2" table:number-columns-spanned="2" office:value-type="string">
            <text:p text:style-name="P89">Sub-Toolbar of:</text:p>
          </table:table-cell>
          <table:covered-table-cell/>
          <table:table-cell table:style-name="Table221.C2" office:value-type="string">
            <text:p text:style-name="P99">N/A</text:p>
          </table:table-cell>
        </table:table-row>
        <table:table-row>
          <table:table-cell table:style-name="Table221.A2" table:number-columns-spanned="2" office:value-type="string">
            <text:p text:style-name="P89">Display Tb if context is given</text:p>
          </table:table-cell>
          <table:covered-table-cell/>
          <table:table-cell table:style-name="Table221.C2" office:value-type="string">
            <text:p text:style-name="P99">No</text:p>
          </table:table-cell>
        </table:table-row>
        <table:table-row>
          <table:table-cell table:style-name="Table221.A2" table:number-columns-spanned="2" office:value-type="string">
            <text:p text:style-name="P89">Close Operation</text:p>
          </table:table-cell>
          <table:covered-table-cell/>
          <table:table-cell table:style-name="Table221.C2" office:value-type="string">
            <text:p text:style-name="P107">Permanently</text:p>
          </table:table-cell>
        </table:table-row>
        <table:table-row>
          <table:table-cell table:style-name="Table221.A2" table:number-columns-spanned="2" office:value-type="string">
            <text:p text:style-name="P89">Default Docking State</text:p>
          </table:table-cell>
          <table:covered-table-cell/>
          <table:table-cell table:style-name="Table221.C2" office:value-type="string">
            <text:p text:style-name="P104">Floated</text:p>
          </table:table-cell>
        </table:table-row>
        <table:table-row>
          <table:table-cell table:style-name="Table221.A2" table:number-columns-spanned="2" office:value-type="string">
            <text:p text:style-name="P89">Default Position</text:p>
          </table:table-cell>
          <table:covered-table-cell/>
          <table:table-cell table:style-name="Table221.C2" office:value-type="string">
            <text:p text:style-name="P104">N/A</text:p>
          </table:table-cell>
        </table:table-row>
        <table:table-row>
          <table:table-cell table:style-name="Table221.A2" table:number-columns-spanned="2" office:value-type="string">
            <text:p text:style-name="P89">Default Style</text:p>
          </table:table-cell>
          <table:covered-table-cell/>
          <table:table-cell table:style-name="Table221.C2" office:value-type="string">
            <text:p text:style-name="P104">Icon+Text</text:p>
          </table:table-cell>
        </table:table-row>
        <table:table-row>
          <table:table-cell table:style-name="Table221.A2" table:number-columns-spanned="2" office:value-type="string">
            <text:p text:style-name="P89">Name in OpenOffice 1.1</text:p>
          </table:table-cell>
          <table:covered-table-cell/>
          <table:table-cell table:style-name="Table221.C2" office:value-type="string">
            <text:p text:style-name="P66">N/A</text:p>
          </table:table-cell>
        </table:table-row>
        <table:table-row>
          <table:table-cell table:style-name="Table221.A2" table:number-columns-spanned="2" office:value-type="string">
            <text:p text:style-name="P89">Name in Microsoft Office 2003</text:p>
          </table:table-cell>
          <table:covered-table-cell/>
          <table:table-cell table:style-name="Table221.C2" office:value-type="string">
            <text:p text:style-name="P66">Full Screen</text:p>
          </table:table-cell>
        </table:table-row>
        <table:table-row>
          <table:table-cell table:style-name="Table221.A2" table:number-columns-spanned="2" office:value-type="string">
            <text:p text:style-name="P89">Notes:</text:p>
          </table:table-cell>
          <table:covered-table-cell/>
          <table:table-cell table:style-name="Table221.C2" office:value-type="string">
            <text:p text:style-name="P66"/>
          </table:table-cell>
        </table:table-row>
        <table:table-row>
          <table:table-cell table:style-name="Table221.A2" table:number-columns-spanned="2" office:value-type="string">
            <text:p text:style-name="P89">Toolbar Content</text:p>
          </table:table-cell>
          <table:covered-table-cell/>
          <table:table-cell table:style-name="Table221.C2" office:value-type="string">
            <text:p text:style-name="P12">Full Screen On/Off</text:p>
          </table:table-cell>
        </table:table-row>
      </table:table>
      <text:h text:style-name="P47" text:outline-level="3">Form Navigation (Writer Global)</text:h>
      <table:table table:name="Table222" table:style-name="Table222">
        <table:table-column table:style-name="Table222.A"/>
        <table:table-column table:style-name="Table222.B"/>
        <table:table-column table:style-name="Table222.C"/>
        <table:table-row>
          <table:table-cell table:style-name="Table222.A1" office:value-type="string">
            <text:p text:style-name="WW-Table_20_Heading">Toolbar Name:</text:p>
          </table:table-cell>
          <table:table-cell table:style-name="Table222.A1" office:value-type="string">
            <text:p text:style-name="WW-Table_20_Heading">EN:</text:p>
          </table:table-cell>
          <table:table-cell table:style-name="Table222.C1" office:value-type="string">
            <text:p text:style-name="P65">Form Navigation</text:p>
          </table:table-cell>
        </table:table-row>
        <table:table-row>
          <table:table-cell table:style-name="Table222.A2" office:value-type="string">
            <text:p text:style-name="WW-Table_20_Contents"/>
          </table:table-cell>
          <table:table-cell table:style-name="Table222.A2" office:value-type="string">
            <text:p text:style-name="P89">GER:</text:p>
          </table:table-cell>
          <table:table-cell table:style-name="Table222.C2" office:value-type="string">
            <text:p text:style-name="P100">Formular-Navigation</text:p>
          </table:table-cell>
        </table:table-row>
        <table:table-row>
          <table:table-cell table:style-name="Table222.A2" table:number-columns-spanned="2" office:value-type="string">
            <text:p text:style-name="P89">Toolbar File Name:</text:p>
          </table:table-cell>
          <table:covered-table-cell/>
          <table:table-cell table:style-name="Table222.C2" office:value-type="string">
            <text:p text:style-name="P100">formnavigationbar.xml</text:p>
          </table:table-cell>
        </table:table-row>
        <table:table-row>
          <table:table-cell table:style-name="Table222.A2" table:number-columns-spanned="2" office:value-type="string">
            <text:p text:style-name="P89">Appears in:</text:p>
          </table:table-cell>
          <table:covered-table-cell/>
          <table:table-cell table:style-name="Table222.C2" office:value-type="string">
            <text:p text:style-name="P99">Writer Global</text:p>
          </table:table-cell>
        </table:table-row>
        <table:table-row>
          <table:table-cell table:style-name="Table222.A2" table:number-columns-spanned="2" office:value-type="string">
            <text:p text:style-name="P89">Shall always be visible</text:p>
          </table:table-cell>
          <table:covered-table-cell/>
          <table:table-cell table:style-name="Table222.C2" office:value-type="string">
            <text:p text:style-name="P99">No</text:p>
          </table:table-cell>
        </table:table-row>
        <table:table-row>
          <table:table-cell table:style-name="Table222.A2" table:number-columns-spanned="2" office:value-type="string">
            <text:p text:style-name="P89">List in View/Toolbars:</text:p>
          </table:table-cell>
          <table:covered-table-cell/>
          <table:table-cell table:style-name="Table222.C2" office:value-type="string">
            <text:p text:style-name="P99">No,<text:span text:style-name="T12"> </text:span><text:span text:style-name="T43">for Beta yes</text:span></text:p>
          </table:table-cell>
        </table:table-row>
        <table:table-row>
          <table:table-cell table:style-name="Table222.A2" table:number-columns-spanned="2" office:value-type="string">
            <text:p text:style-name="P89">Visible after first start</text:p>
          </table:table-cell>
          <table:covered-table-cell/>
          <table:table-cell table:style-name="Table222.C2" office:value-type="string">
            <text:p text:style-name="P99">No</text:p>
          </table:table-cell>
        </table:table-row>
        <table:table-row>
          <table:table-cell table:style-name="Table222.A2" table:number-columns-spanned="2" office:value-type="string">
            <text:p text:style-name="P89">Sub-Toolbar of:</text:p>
          </table:table-cell>
          <table:covered-table-cell/>
          <table:table-cell table:style-name="Table222.C2" office:value-type="string">
            <text:p text:style-name="P99">N/A</text:p>
          </table:table-cell>
        </table:table-row>
        <table:table-row>
          <table:table-cell table:style-name="Table222.A2" table:number-columns-spanned="2" office:value-type="string">
            <text:p text:style-name="P89">Display Tb if context is given</text:p>
          </table:table-cell>
          <table:covered-table-cell/>
          <table:table-cell table:style-name="Table222.C2" office:value-type="string">
            <text:p text:style-name="P99">No</text:p>
          </table:table-cell>
        </table:table-row>
        <table:table-row>
          <table:table-cell table:style-name="Table222.A2" table:number-columns-spanned="2" office:value-type="string">
            <text:p text:style-name="P89">Close Operation</text:p>
          </table:table-cell>
          <table:covered-table-cell/>
          <table:table-cell table:style-name="Table222.C2" office:value-type="string">
            <text:p text:style-name="P107">Permanently</text:p>
          </table:table-cell>
        </table:table-row>
        <table:table-row>
          <table:table-cell table:style-name="Table222.A2" table:number-columns-spanned="2" office:value-type="string">
            <text:p text:style-name="P89">Default Docking State</text:p>
          </table:table-cell>
          <table:covered-table-cell/>
          <table:table-cell table:style-name="Table222.C2" office:value-type="string">
            <text:p text:style-name="P104">Docked</text:p>
          </table:table-cell>
        </table:table-row>
        <table:table-row>
          <table:table-cell table:style-name="Table222.A2" table:number-columns-spanned="2" office:value-type="string">
            <text:p text:style-name="P89">Default Position</text:p>
          </table:table-cell>
          <table:covered-table-cell/>
          <table:table-cell table:style-name="Table222.C2" office:value-type="string">
            <text:p text:style-name="P104">Bottom</text:p>
          </table:table-cell>
        </table:table-row>
        <table:table-row>
          <table:table-cell table:style-name="Table222.A2" table:number-columns-spanned="2" office:value-type="string">
            <text:p text:style-name="P89">Default Style</text:p>
          </table:table-cell>
          <table:covered-table-cell/>
          <table:table-cell table:style-name="Table222.C2" office:value-type="string">
            <text:p text:style-name="P104">Icon</text:p>
          </table:table-cell>
        </table:table-row>
        <table:table-row>
          <table:table-cell table:style-name="Table222.A2" table:number-columns-spanned="2" office:value-type="string">
            <text:p text:style-name="P89">Name in OpenOffice 1.1</text:p>
          </table:table-cell>
          <table:covered-table-cell/>
          <table:table-cell table:style-name="Table222.C2" office:value-type="string">
            <text:p text:style-name="P66">N/A</text:p>
          </table:table-cell>
        </table:table-row>
        <table:table-row>
          <table:table-cell table:style-name="Table222.A2" table:number-columns-spanned="2" office:value-type="string">
            <text:p text:style-name="P89">Name in Microsoft Office 2003</text:p>
          </table:table-cell>
          <table:covered-table-cell/>
          <table:table-cell table:style-name="Table222.C2" office:value-type="string">
            <text:p text:style-name="P66">N/A</text:p>
          </table:table-cell>
        </table:table-row>
        <table:table-row>
          <table:table-cell table:style-name="Table222.A2" table:number-columns-spanned="2" office:value-type="string">
            <text:p text:style-name="P89">Notes:</text:p>
          </table:table-cell>
          <table:covered-table-cell/>
          <table:table-cell table:style-name="Table222.C2" office:value-type="string">
            <text:p text:style-name="P66"/>
          </table:table-cell>
        </table:table-row>
        <table:table-row>
          <table:table-cell table:style-name="Table222.A2" table:number-columns-spanned="2" office:value-type="string">
            <text:p text:style-name="P89">Toolbar Content</text:p>
          </table:table-cell>
          <table:covered-table-cell/>
          <table:table-cell table:style-name="Table222.C2" office:value-type="string">
            <text:p text:style-name="P12">Find Record...</text:p>
            <text:p text:style-name="P32">------------- </text:p>
            <text:p text:style-name="P32">Record<text:line-break/>Absolute Record</text:p>
            <text:p text:style-name="P32">Text -&gt; Record</text:p>
            <text:p text:style-name="P32">Total No. of Records</text:p>
            <text:p text:style-name="P32">First Record</text:p>
            <text:p text:style-name="P32">Previous Record</text:p>
            <text:p text:style-name="P32">Next Record</text:p>
            <text:p text:style-name="P32">Last Record</text:p>
            <text:p text:style-name="P32">New Record</text:p>
            <text:p text:style-name="P32">-------------</text:p>
            <text:p text:style-name="P32">Save Record</text:p>
            <text:p text:style-name="P32">Undo: Data Entry</text:p>
            <text:p text:style-name="P32">Delete Record</text:p>
            <text:p text:style-name="P32">------------</text:p>
            <text:p text:style-name="P32">Refresh -&gt;<text:span text:style-name="T31">Style: DropDownOnly</text:span></text:p>
            <text:p text:style-name="P32">-------------</text:p>
            <text:p text:style-name="P32">Sort...</text:p>
            <text:p text:style-name="P32">Sort Ascending</text:p>
            <text:p text:style-name="P32">Sort Descending</text:p>
            <text:p text:style-name="P32">------------- </text:p>
            <text:p text:style-name="P32">AutoFilter</text:p>
            <text:p text:style-name="P32">Apply Filter</text:p>
            <text:p text:style-name="P30"><text:span text:style-name="T18">Form Filters --&gt; </text:span><text:a xlink:type="simple" xlink:href="#6.1.29Form%20Filters%20(Writer)%7Coutline"><text:span text:style-name="Internet_20_link"><text:span text:style-name="T28">Form Filters</text:span></text:span></text:a></text:p>
            <text:p text:style-name="P32">Remove Filter/Sort</text:p>
            <text:p text:style-name="P32">--------------</text:p>
            <text:p text:style-name="P32">Data Source as Table</text:p>
          </table:table-cell>
        </table:table-row>
      </table:table>
      <text:h text:style-name="P47" text:outline-level="3">Form Filters (Writer Global)</text:h>
      <table:table table:name="Table223" table:style-name="Table223">
        <table:table-column table:style-name="Table223.A"/>
        <table:table-column table:style-name="Table223.B"/>
        <table:table-column table:style-name="Table223.C"/>
        <table:table-row>
          <table:table-cell table:style-name="Table223.A1" office:value-type="string">
            <text:p text:style-name="WW-Table_20_Heading">Toolbar Name:</text:p>
          </table:table-cell>
          <table:table-cell table:style-name="Table223.A1" office:value-type="string">
            <text:p text:style-name="WW-Table_20_Heading">EN:</text:p>
          </table:table-cell>
          <table:table-cell table:style-name="Table223.C1" office:value-type="string">
            <text:p text:style-name="P23">Form Filters</text:p>
          </table:table-cell>
        </table:table-row>
        <table:table-row>
          <table:table-cell table:style-name="Table223.A2" office:value-type="string">
            <text:p text:style-name="WW-Table_20_Contents"/>
          </table:table-cell>
          <table:table-cell table:style-name="Table223.A2" office:value-type="string">
            <text:p text:style-name="P89">GER:</text:p>
          </table:table-cell>
          <table:table-cell table:style-name="Table223.C2" office:value-type="string">
            <text:p text:style-name="P100">Formular-Filter</text:p>
          </table:table-cell>
        </table:table-row>
        <table:table-row>
          <table:table-cell table:style-name="Table223.A2" table:number-columns-spanned="2" office:value-type="string">
            <text:p text:style-name="P89">Toolbar File Name:</text:p>
          </table:table-cell>
          <table:covered-table-cell/>
          <table:table-cell table:style-name="Table223.C2" office:value-type="string">
            <text:p text:style-name="P100">formsfilterbar.xml</text:p>
          </table:table-cell>
        </table:table-row>
        <table:table-row>
          <table:table-cell table:style-name="Table223.A2" table:number-columns-spanned="2" office:value-type="string">
            <text:p text:style-name="P89">Appears in:</text:p>
          </table:table-cell>
          <table:covered-table-cell/>
          <table:table-cell table:style-name="Table223.C2" office:value-type="string">
            <text:p text:style-name="P99">Writer Global</text:p>
          </table:table-cell>
        </table:table-row>
        <table:table-row>
          <table:table-cell table:style-name="Table223.A2" table:number-columns-spanned="2" office:value-type="string">
            <text:p text:style-name="P89">Shall always be visible</text:p>
          </table:table-cell>
          <table:covered-table-cell/>
          <table:table-cell table:style-name="Table223.C2" office:value-type="string">
            <text:p text:style-name="P99">No</text:p>
          </table:table-cell>
        </table:table-row>
        <table:table-row>
          <table:table-cell table:style-name="Table223.A2" table:number-columns-spanned="2" office:value-type="string">
            <text:p text:style-name="P89">List in View/Toolbars:</text:p>
          </table:table-cell>
          <table:covered-table-cell/>
          <table:table-cell table:style-name="Table223.C2" office:value-type="string">
            <text:p text:style-name="P99">No</text:p>
          </table:table-cell>
        </table:table-row>
        <table:table-row>
          <table:table-cell table:style-name="Table223.A2" table:number-columns-spanned="2" office:value-type="string">
            <text:p text:style-name="P89">Visible after first start</text:p>
          </table:table-cell>
          <table:covered-table-cell/>
          <table:table-cell table:style-name="Table223.C2" office:value-type="string">
            <text:p text:style-name="P99">No</text:p>
          </table:table-cell>
        </table:table-row>
        <table:table-row>
          <table:table-cell table:style-name="Table223.A2" table:number-columns-spanned="2" office:value-type="string">
            <text:p text:style-name="P89">Sub-Toolbar of:</text:p>
          </table:table-cell>
          <table:covered-table-cell/>
          <table:table-cell table:style-name="Table223.C2" office:value-type="string">
            <text:p text:style-name="P99">Form Navigation</text:p>
          </table:table-cell>
        </table:table-row>
        <table:table-row>
          <table:table-cell table:style-name="Table223.A2" table:number-columns-spanned="2" office:value-type="string">
            <text:p text:style-name="P89">Display Tb if context is given</text:p>
          </table:table-cell>
          <table:covered-table-cell/>
          <table:table-cell table:style-name="Table223.C2" office:value-type="string">
            <text:p text:style-name="P99">No</text:p>
          </table:table-cell>
        </table:table-row>
        <table:table-row>
          <table:table-cell table:style-name="Table223.A2" table:number-columns-spanned="2" office:value-type="string">
            <text:p text:style-name="P89">Close Operation</text:p>
          </table:table-cell>
          <table:covered-table-cell/>
          <table:table-cell table:style-name="Table223.C2" office:value-type="string">
            <text:p text:style-name="P107">Permanently</text:p>
          </table:table-cell>
        </table:table-row>
        <table:table-row>
          <table:table-cell table:style-name="Table223.A2" table:number-columns-spanned="2" office:value-type="string">
            <text:p text:style-name="P89">Default Docking State</text:p>
          </table:table-cell>
          <table:covered-table-cell/>
          <table:table-cell table:style-name="Table223.C2" office:value-type="string">
            <text:p text:style-name="P104">Floated</text:p>
          </table:table-cell>
        </table:table-row>
        <table:table-row>
          <table:table-cell table:style-name="Table223.A2" table:number-columns-spanned="2" office:value-type="string">
            <text:p text:style-name="P89">Default Position</text:p>
          </table:table-cell>
          <table:covered-table-cell/>
          <table:table-cell table:style-name="Table223.C2" office:value-type="string">
            <text:p text:style-name="P104">N/A</text:p>
          </table:table-cell>
        </table:table-row>
        <table:table-row>
          <table:table-cell table:style-name="Table223.A2" table:number-columns-spanned="2" office:value-type="string">
            <text:p text:style-name="P89">Default Style</text:p>
          </table:table-cell>
          <table:covered-table-cell/>
          <table:table-cell table:style-name="Table223.C2" office:value-type="string">
            <text:p text:style-name="P104">Icon</text:p>
          </table:table-cell>
        </table:table-row>
        <table:table-row>
          <table:table-cell table:style-name="Table223.A2" table:number-columns-spanned="2" office:value-type="string">
            <text:p text:style-name="P89">Name in OpenOffice 1.1</text:p>
          </table:table-cell>
          <table:covered-table-cell/>
          <table:table-cell table:style-name="Table223.C2" office:value-type="string">
            <text:p text:style-name="P66">N/A</text:p>
          </table:table-cell>
        </table:table-row>
        <table:table-row>
          <table:table-cell table:style-name="Table223.A2" table:number-columns-spanned="2" office:value-type="string">
            <text:p text:style-name="P89">Name in Microsoft Office 2003</text:p>
          </table:table-cell>
          <table:covered-table-cell/>
          <table:table-cell table:style-name="Table223.C2" office:value-type="string">
            <text:p text:style-name="P66">N/A</text:p>
          </table:table-cell>
        </table:table-row>
        <table:table-row>
          <table:table-cell table:style-name="Table223.A2" table:number-columns-spanned="2" office:value-type="string">
            <text:p text:style-name="P89">Notes:</text:p>
          </table:table-cell>
          <table:covered-table-cell/>
          <table:table-cell table:style-name="Table223.C2" office:value-type="string">
            <text:p text:style-name="P66"/>
          </table:table-cell>
        </table:table-row>
        <table:table-row>
          <table:table-cell table:style-name="Table223.A2" table:number-columns-spanned="2" office:value-type="string">
            <text:p text:style-name="P89">Toolbar Content</text:p>
          </table:table-cell>
          <table:covered-table-cell/>
          <table:table-cell table:style-name="Table223.C2" office:value-type="string">
            <text:p text:style-name="P12">Apply Form Based Filter</text:p>
            <text:p text:style-name="P12">Filter Navigator</text:p>
            <text:p text:style-name="P12">------------------</text:p>
            <text:p text:style-name="P12">Close</text:p>
          </table:table-cell>
        </table:table-row>
      </table:table>
      <text:h text:style-name="P47" text:outline-level="3">Form Controls (Writer Global)</text:h>
      <table:table table:name="Table224" table:style-name="Table224">
        <table:table-column table:style-name="Table224.A"/>
        <table:table-column table:style-name="Table224.B"/>
        <table:table-column table:style-name="Table224.C"/>
        <table:table-row>
          <table:table-cell table:style-name="Table224.A1" office:value-type="string">
            <text:p text:style-name="WW-Table_20_Heading">Toolbar Name:</text:p>
          </table:table-cell>
          <table:table-cell table:style-name="Table224.A1" office:value-type="string">
            <text:p text:style-name="WW-Table_20_Heading">EN:</text:p>
          </table:table-cell>
          <table:table-cell table:style-name="Table224.C1" office:value-type="string">
            <text:p text:style-name="P65">Form Controls</text:p>
          </table:table-cell>
        </table:table-row>
        <table:table-row>
          <table:table-cell table:style-name="Table224.A2" office:value-type="string">
            <text:p text:style-name="WW-Table_20_Contents"/>
          </table:table-cell>
          <table:table-cell table:style-name="Table224.A2" office:value-type="string">
            <text:p text:style-name="P89">GER:</text:p>
          </table:table-cell>
          <table:table-cell table:style-name="Table224.C2" office:value-type="string">
            <text:p text:style-name="P100">Formular-Steuerelemente</text:p>
          </table:table-cell>
        </table:table-row>
        <table:table-row>
          <table:table-cell table:style-name="Table224.A2" table:number-columns-spanned="2" office:value-type="string">
            <text:p text:style-name="P89">Toolbar File Name:</text:p>
          </table:table-cell>
          <table:covered-table-cell/>
          <table:table-cell table:style-name="Table224.C2" office:value-type="string">
            <text:p text:style-name="P100">formcontrols.xml</text:p>
          </table:table-cell>
        </table:table-row>
        <table:table-row>
          <table:table-cell table:style-name="Table224.A2" table:number-columns-spanned="2" office:value-type="string">
            <text:p text:style-name="P89">Appears in:</text:p>
          </table:table-cell>
          <table:covered-table-cell/>
          <table:table-cell table:style-name="Table224.C2" office:value-type="string">
            <text:p text:style-name="P99">Writer Global</text:p>
          </table:table-cell>
        </table:table-row>
        <table:table-row>
          <table:table-cell table:style-name="Table224.A2" table:number-columns-spanned="2" office:value-type="string">
            <text:p text:style-name="P89">Shall always be visible</text:p>
          </table:table-cell>
          <table:covered-table-cell/>
          <table:table-cell table:style-name="Table224.C2" office:value-type="string">
            <text:p text:style-name="P99">No</text:p>
          </table:table-cell>
        </table:table-row>
        <table:table-row>
          <table:table-cell table:style-name="Table224.A2" table:number-columns-spanned="2" office:value-type="string">
            <text:p text:style-name="P89">List in View/Toolbars:</text:p>
          </table:table-cell>
          <table:covered-table-cell/>
          <table:table-cell table:style-name="Table224.C2" office:value-type="string">
            <text:p text:style-name="P99">Yes</text:p>
          </table:table-cell>
        </table:table-row>
        <table:table-row>
          <table:table-cell table:style-name="Table224.A2" table:number-columns-spanned="2" office:value-type="string">
            <text:p text:style-name="P89">Visible after first start</text:p>
          </table:table-cell>
          <table:covered-table-cell/>
          <table:table-cell table:style-name="Table224.C2" office:value-type="string">
            <text:p text:style-name="P99">No</text:p>
          </table:table-cell>
        </table:table-row>
        <table:table-row>
          <table:table-cell table:style-name="Table224.A2" table:number-columns-spanned="2" office:value-type="string">
            <text:p text:style-name="P89">Sub-Toolbar of:</text:p>
          </table:table-cell>
          <table:covered-table-cell/>
          <table:table-cell table:style-name="Table224.C2" office:value-type="string">
            <text:p text:style-name="P99">N/A</text:p>
          </table:table-cell>
        </table:table-row>
        <table:table-row>
          <table:table-cell table:style-name="Table224.A2" table:number-columns-spanned="2" office:value-type="string">
            <text:p text:style-name="P89">Display Tb if context is given</text:p>
          </table:table-cell>
          <table:covered-table-cell/>
          <table:table-cell table:style-name="Table224.C2" office:value-type="string">
            <text:p text:style-name="P99">N/A</text:p>
          </table:table-cell>
        </table:table-row>
        <table:table-row>
          <table:table-cell table:style-name="Table224.A2" table:number-columns-spanned="2" office:value-type="string">
            <text:p text:style-name="P89">Close Operation</text:p>
          </table:table-cell>
          <table:covered-table-cell/>
          <table:table-cell table:style-name="Table224.C2" office:value-type="string">
            <text:p text:style-name="P107">Permanently</text:p>
          </table:table-cell>
        </table:table-row>
        <table:table-row>
          <table:table-cell table:style-name="Table224.A2" table:number-columns-spanned="2" office:value-type="string">
            <text:p text:style-name="P89">Default Docking State</text:p>
          </table:table-cell>
          <table:covered-table-cell/>
          <table:table-cell table:style-name="Table224.C2" office:value-type="string">
            <text:p text:style-name="P104">Floated</text:p>
          </table:table-cell>
        </table:table-row>
        <table:table-row>
          <table:table-cell table:style-name="Table224.A2" table:number-columns-spanned="2" office:value-type="string">
            <text:p text:style-name="P89">Default Position</text:p>
          </table:table-cell>
          <table:covered-table-cell/>
          <table:table-cell table:style-name="Table224.C2" office:value-type="string">
            <text:p text:style-name="P104">N/A</text:p>
          </table:table-cell>
        </table:table-row>
        <table:table-row>
          <table:table-cell table:style-name="Table224.A2" table:number-columns-spanned="2" office:value-type="string">
            <text:p text:style-name="P89">Default Style</text:p>
          </table:table-cell>
          <table:covered-table-cell/>
          <table:table-cell table:style-name="Table224.C2" office:value-type="string">
            <text:p text:style-name="P104">Icon</text:p>
          </table:table-cell>
        </table:table-row>
        <table:table-row>
          <table:table-cell table:style-name="Table224.A2" table:number-columns-spanned="2" office:value-type="string">
            <text:p text:style-name="P89">Name in OpenOffice 1.1</text:p>
          </table:table-cell>
          <table:covered-table-cell/>
          <table:table-cell table:style-name="Table224.C2" office:value-type="string">
            <text:p text:style-name="P66">Form Functions</text:p>
          </table:table-cell>
        </table:table-row>
        <table:table-row>
          <table:table-cell table:style-name="Table224.A2" table:number-columns-spanned="2" office:value-type="string">
            <text:p text:style-name="P89">Name in Microsoft Office 2003</text:p>
          </table:table-cell>
          <table:covered-table-cell/>
          <table:table-cell table:style-name="Table224.C2" office:value-type="string">
            <text:p text:style-name="P66">Control Toolbox</text:p>
          </table:table-cell>
        </table:table-row>
        <table:table-row>
          <table:table-cell table:style-name="Table224.A2" table:number-columns-spanned="2" office:value-type="string">
            <text:p text:style-name="P89">Notes:</text:p>
          </table:table-cell>
          <table:covered-table-cell/>
          <table:table-cell table:style-name="Table224.C2" office:value-type="string">
            <text:p text:style-name="P66"/>
          </table:table-cell>
        </table:table-row>
        <table:table-row>
          <table:table-cell table:style-name="Table224.A2" table:number-columns-spanned="2" office:value-type="string">
            <text:p text:style-name="P89">Toolbar Content:</text:p>
          </table:table-cell>
          <table:covered-table-cell/>
          <table:table-cell table:style-name="Table224.C2" office:value-type="string">
            <text:p text:style-name="P32">Select</text:p>
            <text:p text:style-name="P32">Design Mode On/Off</text:p>
            <text:p text:style-name="P38">&lt;BR&gt;</text:p>
            <text:p text:style-name="P32">Control...</text:p>
            <text:p text:style-name="P32">Form...</text:p>
            <text:p text:style-name="P38">&lt;BR&gt;</text:p>
            <text:p text:style-name="P32">Check Box</text:p>
            <text:p text:style-name="P32">Text Box</text:p>
            <text:p text:style-name="P38">&lt;BR&gt;</text:p>
            <text:p text:style-name="P32">Formatted Field</text:p>
            <text:p text:style-name="P32">Push Button</text:p>
            <text:p text:style-name="P38">&lt;BR&gt;</text:p>
            <text:p text:style-name="P32">Option Button</text:p>
            <text:p text:style-name="P32">List Box</text:p>
            <text:p text:style-name="P38">&lt;BR&gt;</text:p>
            <text:p text:style-name="P32">Combo Box</text:p>
            <text:p text:style-name="P32">Label Field</text:p>
            <text:p text:style-name="P38">&lt;BR&gt;</text:p>
            <text:p text:style-name="P30"><text:span text:style-name="T18">Form Design --&gt; Form Design Writer Global<text:line-break/>More Controls --&gt; </text:span><text:a xlink:type="simple" xlink:href="#6.1.31More%20Controls%20(Writer)%7Coutline"><text:span text:style-name="Internet_20_link"><text:span text:style-name="T28">More Controls Writer Global</text:span></text:span></text:a></text:p>
            <text:p text:style-name="P39">&lt;BR&gt;</text:p>
            <text:p text:style-name="P36">AutoPilots On/Off</text:p>
          </table:table-cell>
        </table:table-row>
      </table:table>
      <text:p text:style-name="Text_20_body"/>
      <text:h text:style-name="P47" text:outline-level="3">More Controls (Writer Global)</text:h>
      <table:table table:name="Table225" table:style-name="Table225">
        <table:table-column table:style-name="Table225.A"/>
        <table:table-column table:style-name="Table225.B"/>
        <table:table-column table:style-name="Table225.C"/>
        <table:table-row>
          <table:table-cell table:style-name="Table225.A1" office:value-type="string">
            <text:p text:style-name="WW-Table_20_Heading">Toolbar Name:</text:p>
          </table:table-cell>
          <table:table-cell table:style-name="Table225.A1" office:value-type="string">
            <text:p text:style-name="WW-Table_20_Heading">EN:</text:p>
          </table:table-cell>
          <table:table-cell table:style-name="Table225.C1" office:value-type="string">
            <text:p text:style-name="P23">More Controls</text:p>
          </table:table-cell>
        </table:table-row>
        <table:table-row>
          <table:table-cell table:style-name="Table225.A2" office:value-type="string">
            <text:p text:style-name="WW-Table_20_Contents"/>
          </table:table-cell>
          <table:table-cell table:style-name="Table225.A2" office:value-type="string">
            <text:p text:style-name="P89">GER:</text:p>
          </table:table-cell>
          <table:table-cell table:style-name="Table225.C2" office:value-type="string">
            <text:p text:style-name="P100">Weitere Steuerelemente</text:p>
          </table:table-cell>
        </table:table-row>
        <table:table-row>
          <table:table-cell table:style-name="Table225.A2" table:number-columns-spanned="2" office:value-type="string">
            <text:p text:style-name="P89">Toolbar File Name:</text:p>
          </table:table-cell>
          <table:covered-table-cell/>
          <table:table-cell table:style-name="Table225.C2" office:value-type="string">
            <text:p text:style-name="P100">moreformcontrols.xml</text:p>
          </table:table-cell>
        </table:table-row>
        <table:table-row>
          <table:table-cell table:style-name="Table225.A2" table:number-columns-spanned="2" office:value-type="string">
            <text:p text:style-name="P89">Appears in:</text:p>
          </table:table-cell>
          <table:covered-table-cell/>
          <table:table-cell table:style-name="Table225.C2" office:value-type="string">
            <text:p text:style-name="P99">Writer Global</text:p>
          </table:table-cell>
        </table:table-row>
        <table:table-row>
          <table:table-cell table:style-name="Table225.A2" table:number-columns-spanned="2" office:value-type="string">
            <text:p text:style-name="P89">Shall always be visible</text:p>
          </table:table-cell>
          <table:covered-table-cell/>
          <table:table-cell table:style-name="Table225.C2" office:value-type="string">
            <text:p text:style-name="P99">No</text:p>
          </table:table-cell>
        </table:table-row>
        <table:table-row>
          <table:table-cell table:style-name="Table225.A2" table:number-columns-spanned="2" office:value-type="string">
            <text:p text:style-name="P89">List in View/Toolbars:</text:p>
          </table:table-cell>
          <table:covered-table-cell/>
          <table:table-cell table:style-name="Table225.C2" office:value-type="string">
            <text:p text:style-name="P99">No</text:p>
          </table:table-cell>
        </table:table-row>
        <table:table-row>
          <table:table-cell table:style-name="Table225.A2" table:number-columns-spanned="2" office:value-type="string">
            <text:p text:style-name="P89">Visible after first start</text:p>
          </table:table-cell>
          <table:covered-table-cell/>
          <table:table-cell table:style-name="Table225.C2" office:value-type="string">
            <text:p text:style-name="P99">No</text:p>
          </table:table-cell>
        </table:table-row>
        <table:table-row>
          <table:table-cell table:style-name="Table225.A2" table:number-columns-spanned="2" office:value-type="string">
            <text:p text:style-name="P89">Sub-Toolbar of:</text:p>
          </table:table-cell>
          <table:covered-table-cell/>
          <table:table-cell table:style-name="Table225.C2" office:value-type="string">
            <text:p text:style-name="P70">Controls</text:p>
          </table:table-cell>
        </table:table-row>
        <table:table-row>
          <table:table-cell table:style-name="Table225.A2" table:number-columns-spanned="2" office:value-type="string">
            <text:p text:style-name="P89">Display Tb if context is given</text:p>
          </table:table-cell>
          <table:covered-table-cell/>
          <table:table-cell table:style-name="Table225.C2" office:value-type="string">
            <text:p text:style-name="P99">No</text:p>
          </table:table-cell>
        </table:table-row>
        <table:table-row>
          <table:table-cell table:style-name="Table225.A2" table:number-columns-spanned="2" office:value-type="string">
            <text:p text:style-name="P89">Close Operation</text:p>
          </table:table-cell>
          <table:covered-table-cell/>
          <table:table-cell table:style-name="Table225.C2" office:value-type="string">
            <text:p text:style-name="P107">Permanently</text:p>
          </table:table-cell>
        </table:table-row>
        <table:table-row>
          <table:table-cell table:style-name="Table225.A2" table:number-columns-spanned="2" office:value-type="string">
            <text:p text:style-name="P89">Default Docking State</text:p>
          </table:table-cell>
          <table:covered-table-cell/>
          <table:table-cell table:style-name="Table225.C2" office:value-type="string">
            <text:p text:style-name="P104">Floated</text:p>
          </table:table-cell>
        </table:table-row>
        <table:table-row>
          <table:table-cell table:style-name="Table225.A2" table:number-columns-spanned="2" office:value-type="string">
            <text:p text:style-name="P89">Default Position</text:p>
          </table:table-cell>
          <table:covered-table-cell/>
          <table:table-cell table:style-name="Table225.C2" office:value-type="string">
            <text:p text:style-name="P104">N/A</text:p>
          </table:table-cell>
        </table:table-row>
        <table:table-row>
          <table:table-cell table:style-name="Table225.A2" table:number-columns-spanned="2" office:value-type="string">
            <text:p text:style-name="P89">Default Style</text:p>
          </table:table-cell>
          <table:covered-table-cell/>
          <table:table-cell table:style-name="Table225.C2" office:value-type="string">
            <text:p text:style-name="P104">Icon</text:p>
          </table:table-cell>
        </table:table-row>
        <table:table-row>
          <table:table-cell table:style-name="Table225.A2" table:number-columns-spanned="2" office:value-type="string">
            <text:p text:style-name="P89">Name in OpenOffice 1.1</text:p>
          </table:table-cell>
          <table:covered-table-cell/>
          <table:table-cell table:style-name="Table225.C2" office:value-type="string">
            <text:p text:style-name="P66">N/A</text:p>
          </table:table-cell>
        </table:table-row>
        <table:table-row>
          <table:table-cell table:style-name="Table225.A2" table:number-columns-spanned="2" office:value-type="string">
            <text:p text:style-name="P89">Name in Microsoft Office 2003</text:p>
          </table:table-cell>
          <table:covered-table-cell/>
          <table:table-cell table:style-name="Table225.C2" office:value-type="string">
            <text:p text:style-name="P66">N/A</text:p>
          </table:table-cell>
        </table:table-row>
        <table:table-row>
          <table:table-cell table:style-name="Table225.A2" table:number-columns-spanned="2" office:value-type="string">
            <text:p text:style-name="P89">Notes:</text:p>
          </table:table-cell>
          <table:covered-table-cell/>
          <table:table-cell table:style-name="Table225.C2" office:value-type="string">
            <text:p text:style-name="P66"/>
          </table:table-cell>
        </table:table-row>
        <table:table-row>
          <table:table-cell table:style-name="Table225.A2" table:number-columns-spanned="2" office:value-type="string">
            <text:p text:style-name="P89">Toolbar Content:</text:p>
          </table:table-cell>
          <table:covered-table-cell/>
          <table:table-cell table:style-name="Table225.C2" office:value-type="string">
            <text:p text:style-name="P32">Spin Button</text:p>
            <text:p text:style-name="P32">Scrollbar</text:p>
            <text:p text:style-name="P39">&lt;BR&gt;</text:p>
            <text:p text:style-name="P32">Image Button</text:p>
            <text:p text:style-name="P32">Image Control</text:p>
            <text:p text:style-name="P38">&lt;BR&gt;</text:p>
            <text:p text:style-name="P32">File Selection</text:p>
            <text:p text:style-name="P32">Date Field</text:p>
            <text:p text:style-name="P38">&lt;BR&gt;</text:p>
            <text:p text:style-name="P32">Time Field</text:p>
            <text:p text:style-name="P32">Numerical Field</text:p>
            <text:p text:style-name="P38">&lt;BR&gt;</text:p>
            <text:p text:style-name="P32">Currency Field</text:p>
            <text:p text:style-name="P32">Pattern Field</text:p>
            <text:p text:style-name="P38">&lt;BR&gt;</text:p>
            <text:p text:style-name="P32">Group Box</text:p>
            <text:p text:style-name="P32">Table Control</text:p>
            <text:p text:style-name="P38">&lt;BR&gt;</text:p>
            <text:p text:style-name="P32">Navigation Button</text:p>
          </table:table-cell>
        </table:table-row>
      </table:table>
      <text:p text:style-name="Standard"/>
      <text:h text:style-name="P47" text:outline-level="3">Form Design (Writer Global)</text:h>
      <table:table table:name="Table226" table:style-name="Table226">
        <table:table-column table:style-name="Table226.A"/>
        <table:table-column table:style-name="Table226.B"/>
        <table:table-column table:style-name="Table226.C"/>
        <table:table-row>
          <table:table-cell table:style-name="Table226.A1" office:value-type="string">
            <text:p text:style-name="WW-Table_20_Heading">Toolbar Name:</text:p>
          </table:table-cell>
          <table:table-cell table:style-name="Table226.A1" office:value-type="string">
            <text:p text:style-name="WW-Table_20_Heading">EN:</text:p>
          </table:table-cell>
          <table:table-cell table:style-name="Table226.C1" office:value-type="string">
            <text:p text:style-name="P23">Form Design</text:p>
          </table:table-cell>
        </table:table-row>
        <table:table-row>
          <table:table-cell table:style-name="Table226.A2" office:value-type="string">
            <text:p text:style-name="WW-Table_20_Contents"/>
          </table:table-cell>
          <table:table-cell table:style-name="Table226.A2" office:value-type="string">
            <text:p text:style-name="P89">GER:</text:p>
          </table:table-cell>
          <table:table-cell table:style-name="Table226.C2" office:value-type="string">
            <text:p text:style-name="P100">Formular-Entwurf</text:p>
          </table:table-cell>
        </table:table-row>
        <table:table-row>
          <table:table-cell table:style-name="Table226.A2" table:number-columns-spanned="2" office:value-type="string">
            <text:p text:style-name="P89">Toolbar File Name:</text:p>
          </table:table-cell>
          <table:covered-table-cell/>
          <table:table-cell table:style-name="Table226.C2" office:value-type="string">
            <text:p text:style-name="P100">formdesign.xml</text:p>
          </table:table-cell>
        </table:table-row>
        <table:table-row>
          <table:table-cell table:style-name="Table226.A2" table:number-columns-spanned="2" office:value-type="string">
            <text:p text:style-name="P89">Appears in:</text:p>
          </table:table-cell>
          <table:covered-table-cell/>
          <table:table-cell table:style-name="Table226.C2" office:value-type="string">
            <text:p text:style-name="P99">Writer Global</text:p>
          </table:table-cell>
        </table:table-row>
        <table:table-row>
          <table:table-cell table:style-name="Table226.A2" table:number-columns-spanned="2" office:value-type="string">
            <text:p text:style-name="P89">Shall always be visible</text:p>
          </table:table-cell>
          <table:covered-table-cell/>
          <table:table-cell table:style-name="Table226.C2" office:value-type="string">
            <text:p text:style-name="P99">No</text:p>
          </table:table-cell>
        </table:table-row>
        <table:table-row>
          <table:table-cell table:style-name="Table226.A2" table:number-columns-spanned="2" office:value-type="string">
            <text:p text:style-name="P89">List in View/Toolbars:</text:p>
          </table:table-cell>
          <table:covered-table-cell/>
          <table:table-cell table:style-name="Table226.C2" office:value-type="string">
            <text:p text:style-name="P99">Yes</text:p>
          </table:table-cell>
        </table:table-row>
        <table:table-row>
          <table:table-cell table:style-name="Table226.A2" table:number-columns-spanned="2" office:value-type="string">
            <text:p text:style-name="P89">Visible after first start</text:p>
          </table:table-cell>
          <table:covered-table-cell/>
          <table:table-cell table:style-name="Table226.C2" office:value-type="string">
            <text:p text:style-name="P99">No</text:p>
          </table:table-cell>
        </table:table-row>
        <table:table-row>
          <table:table-cell table:style-name="Table226.A2" table:number-columns-spanned="2" office:value-type="string">
            <text:p text:style-name="P89">Sub-Toolbar of:</text:p>
          </table:table-cell>
          <table:covered-table-cell/>
          <table:table-cell table:style-name="Table226.C2" office:value-type="string">
            <text:p text:style-name="P70">Controls</text:p>
          </table:table-cell>
        </table:table-row>
        <table:table-row>
          <table:table-cell table:style-name="Table226.A2" table:number-columns-spanned="2" office:value-type="string">
            <text:p text:style-name="P89">Display Tb if context is given</text:p>
          </table:table-cell>
          <table:covered-table-cell/>
          <table:table-cell table:style-name="Table226.C2" office:value-type="string">
            <text:p text:style-name="P99">No</text:p>
          </table:table-cell>
        </table:table-row>
        <table:table-row>
          <table:table-cell table:style-name="Table226.A2" table:number-columns-spanned="2" office:value-type="string">
            <text:p text:style-name="P89">Close Operation</text:p>
          </table:table-cell>
          <table:covered-table-cell/>
          <table:table-cell table:style-name="Table226.C2" office:value-type="string">
            <text:p text:style-name="P107">Permanently</text:p>
          </table:table-cell>
        </table:table-row>
        <table:table-row>
          <table:table-cell table:style-name="Table226.A2" table:number-columns-spanned="2" office:value-type="string">
            <text:p text:style-name="P89">Default Docking State</text:p>
          </table:table-cell>
          <table:covered-table-cell/>
          <table:table-cell table:style-name="Table226.C2" office:value-type="string">
            <text:p text:style-name="P99">Floated</text:p>
          </table:table-cell>
        </table:table-row>
        <table:table-row>
          <table:table-cell table:style-name="Table226.A2" table:number-columns-spanned="2" office:value-type="string">
            <text:p text:style-name="P89">Default Position</text:p>
          </table:table-cell>
          <table:covered-table-cell/>
          <table:table-cell table:style-name="Table226.C2" office:value-type="string">
            <text:p text:style-name="P99">Top</text:p>
          </table:table-cell>
        </table:table-row>
        <table:table-row>
          <table:table-cell table:style-name="Table226.A2" table:number-columns-spanned="2" office:value-type="string">
            <text:p text:style-name="P89">Default Style</text:p>
          </table:table-cell>
          <table:covered-table-cell/>
          <table:table-cell table:style-name="Table226.C2" office:value-type="string">
            <text:p text:style-name="P104">Icon</text:p>
          </table:table-cell>
        </table:table-row>
        <table:table-row>
          <table:table-cell table:style-name="Table226.A2" table:number-columns-spanned="2" office:value-type="string">
            <text:p text:style-name="P89">Name in OpenOffice 1.1</text:p>
          </table:table-cell>
          <table:covered-table-cell/>
          <table:table-cell table:style-name="Table226.C2" office:value-type="string">
            <text:p text:style-name="P66">Control Bar</text:p>
          </table:table-cell>
        </table:table-row>
        <table:table-row>
          <table:table-cell table:style-name="Table226.A2" table:number-columns-spanned="2" office:value-type="string">
            <text:p text:style-name="P89">Name in Microsoft Office 2003</text:p>
          </table:table-cell>
          <table:covered-table-cell/>
          <table:table-cell table:style-name="Table226.C2" office:value-type="string">
            <text:p text:style-name="P24">From Design</text:p>
          </table:table-cell>
        </table:table-row>
        <table:table-row>
          <table:table-cell table:style-name="Table226.A2" table:number-columns-spanned="2" office:value-type="string">
            <text:p text:style-name="P89">Notes:</text:p>
          </table:table-cell>
          <table:covered-table-cell/>
          <table:table-cell table:style-name="Table226.C2" office:value-type="string">
            <text:p text:style-name="P69"/>
          </table:table-cell>
        </table:table-row>
        <table:table-row>
          <table:table-cell table:style-name="Table226.A2" table:number-columns-spanned="2" office:value-type="string">
            <text:p text:style-name="P89">Toolbar Content:</text:p>
          </table:table-cell>
          <table:covered-table-cell/>
          <table:table-cell table:style-name="Table226.C2" office:value-type="string">
            <text:p text:style-name="P32">Select</text:p>
            <text:p text:style-name="P32">-------------</text:p>
            <text:p text:style-name="P32">Control...</text:p>
            <text:p text:style-name="P32">Form...</text:p>
            <text:p text:style-name="P32">Position and Size</text:p>
            <text:p text:style-name="P32">-------------</text:p>
            <text:p text:style-name="P32">Form Navigator...</text:p>
            <text:p text:style-name="P32">Activation Order...</text:p>
            <text:p text:style-name="P32">Add Field...</text:p>
            <text:p text:style-name="P32">Automatic Control Focus</text:p>
            <text:p text:style-name="P32">-------------</text:p>
            <text:p text:style-name="P37">Change Anchor -&gt; Anchor</text:p>
            <text:p text:style-name="P32">-------------</text:p>
            <text:p text:style-name="P32">Bring to Front [hidden by default]</text:p>
            <text:p text:style-name="P32">Send to Back [hidden by default]</text:p>
            <text:p text:style-name="P32">-------------</text:p>
            <text:p text:style-name="P32">Group [hidden by default]</text:p>
            <text:p text:style-name="P32">Ungroup [hidden by default]</text:p>
            <text:p text:style-name="P32">Edit Group [hidden by default]</text:p>
            <text:p text:style-name="P32">Exit Group [hidden by default]</text:p>
            <text:p text:style-name="P32">-------------</text:p>
            <text:p text:style-name="P30"><text:span text:style-name="T24">Align --&gt; </text:span><text:a xlink:type="simple" xlink:href="#6.1.21Align%20(Writer)%7Coutline"><text:span text:style-name="Internet_20_link"><text:span text:style-name="T28">Align</text:span></text:span></text:a></text:p>
            <text:p text:style-name="P32">-------------</text:p>
            <text:p text:style-name="P32">Open in Design Mode</text:p>
            <text:p text:style-name="P32">Visible Grid</text:p>
            <text:p text:style-name="P32">Snap to Grid -&gt; ON</text:p>
            <text:p text:style-name="P32">Guides when Moving</text:p>
          </table:table-cell>
        </table:table-row>
      </table:table>
      <text:h text:style-name="P50" text:outline-level="3">Text Box Formatting (Writer Global)</text:h>
      <table:table table:name="Tabelle6" table:style-name="Tabelle6">
        <table:table-column table:style-name="Tabelle6.A"/>
        <table:table-column table:style-name="Tabelle6.B"/>
        <table:table-column table:style-name="Tabelle6.C"/>
        <table:table-row>
          <table:table-cell table:style-name="Tabelle6.A1" office:value-type="string">
            <text:p text:style-name="WW-Table_20_Heading">Toolbar Name:</text:p>
          </table:table-cell>
          <table:table-cell table:style-name="Tabelle6.A1" office:value-type="string">
            <text:p text:style-name="WW-Table_20_Heading">EN:</text:p>
          </table:table-cell>
          <table:table-cell table:style-name="Tabelle6.C1" office:value-type="string">
            <text:p text:style-name="P23">Text Box Formatting</text:p>
          </table:table-cell>
        </table:table-row>
        <table:table-row>
          <table:table-cell table:style-name="Tabelle6.A2" office:value-type="string">
            <text:p text:style-name="WW-Table_20_Contents"/>
          </table:table-cell>
          <table:table-cell table:style-name="Tabelle6.A2" office:value-type="string">
            <text:p text:style-name="P89">GER:</text:p>
          </table:table-cell>
          <table:table-cell table:style-name="Tabelle6.C2" office:value-type="string">
            <text:p text:style-name="P100">Textfeld Formatierung</text:p>
          </table:table-cell>
        </table:table-row>
        <table:table-row>
          <table:table-cell table:style-name="Tabelle6.A2" table:number-columns-spanned="2" office:value-type="string">
            <text:p text:style-name="P89">Toolbar File Name:</text:p>
          </table:table-cell>
          <table:covered-table-cell/>
          <table:table-cell table:style-name="Tabelle6.C2" office:value-type="string">
            <text:p text:style-name="P100">formtextobjectbar.xml</text:p>
          </table:table-cell>
        </table:table-row>
        <table:table-row>
          <table:table-cell table:style-name="Tabelle6.A2" table:number-columns-spanned="2" office:value-type="string">
            <text:p text:style-name="P89">Appears in:</text:p>
          </table:table-cell>
          <table:covered-table-cell/>
          <table:table-cell table:style-name="Tabelle6.C2" office:value-type="string">
            <text:p text:style-name="P99">Writer Global</text:p>
          </table:table-cell>
        </table:table-row>
        <table:table-row>
          <table:table-cell table:style-name="Tabelle6.A2" table:number-columns-spanned="2" office:value-type="string">
            <text:p text:style-name="P89">Shall always be visible</text:p>
          </table:table-cell>
          <table:covered-table-cell/>
          <table:table-cell table:style-name="Tabelle6.C2" office:value-type="string">
            <text:p text:style-name="P99">No</text:p>
          </table:table-cell>
        </table:table-row>
        <table:table-row>
          <table:table-cell table:style-name="Tabelle6.A2" table:number-columns-spanned="2" office:value-type="string">
            <text:p text:style-name="P89">List in View/Toolbars:</text:p>
          </table:table-cell>
          <table:covered-table-cell/>
          <table:table-cell table:style-name="Tabelle6.C2" office:value-type="string">
            <text:p text:style-name="P99">No</text:p>
          </table:table-cell>
        </table:table-row>
        <table:table-row>
          <table:table-cell table:style-name="Tabelle6.A2" table:number-columns-spanned="2" office:value-type="string">
            <text:p text:style-name="P89">Visible after first start</text:p>
          </table:table-cell>
          <table:covered-table-cell/>
          <table:table-cell table:style-name="Tabelle6.C2" office:value-type="string">
            <text:p text:style-name="P99">No</text:p>
          </table:table-cell>
        </table:table-row>
        <table:table-row>
          <table:table-cell table:style-name="Tabelle6.A2" table:number-columns-spanned="2" office:value-type="string">
            <text:p text:style-name="P89">Sub-Toolbar of:</text:p>
          </table:table-cell>
          <table:covered-table-cell/>
          <table:table-cell table:style-name="Tabelle6.C2" office:value-type="string">
            <text:p text:style-name="P70">N/A</text:p>
          </table:table-cell>
        </table:table-row>
        <table:table-row>
          <table:table-cell table:style-name="Tabelle6.A2" table:number-columns-spanned="2" office:value-type="string">
            <text:p text:style-name="P89">Display Tb if context is given</text:p>
          </table:table-cell>
          <table:covered-table-cell/>
          <table:table-cell table:style-name="Tabelle6.C2" office:value-type="string">
            <text:p text:style-name="P99">Yes</text:p>
          </table:table-cell>
        </table:table-row>
        <table:table-row>
          <table:table-cell table:style-name="Tabelle6.A2" table:number-columns-spanned="2" office:value-type="string">
            <text:p text:style-name="P89">Close Operation</text:p>
          </table:table-cell>
          <table:covered-table-cell/>
          <table:table-cell table:style-name="Tabelle6.C2" office:value-type="string">
            <text:p text:style-name="P107">Temporarily</text:p>
          </table:table-cell>
        </table:table-row>
        <table:table-row>
          <table:table-cell table:style-name="Tabelle6.A2" table:number-columns-spanned="2" office:value-type="string">
            <text:p text:style-name="P89">Default Docking State</text:p>
          </table:table-cell>
          <table:covered-table-cell/>
          <table:table-cell table:style-name="Tabelle6.C2" office:value-type="string">
            <text:p text:style-name="P99">Floated</text:p>
          </table:table-cell>
        </table:table-row>
        <table:table-row>
          <table:table-cell table:style-name="Tabelle6.A2" table:number-columns-spanned="2" office:value-type="string">
            <text:p text:style-name="P89">Default Position</text:p>
          </table:table-cell>
          <table:covered-table-cell/>
          <table:table-cell table:style-name="Tabelle6.C2" office:value-type="string">
            <text:p text:style-name="P99">Top</text:p>
          </table:table-cell>
        </table:table-row>
        <table:table-row>
          <table:table-cell table:style-name="Tabelle6.A2" table:number-columns-spanned="2" office:value-type="string">
            <text:p text:style-name="P89">Default Style</text:p>
          </table:table-cell>
          <table:covered-table-cell/>
          <table:table-cell table:style-name="Tabelle6.C2" office:value-type="string">
            <text:p text:style-name="P104">Icon</text:p>
          </table:table-cell>
        </table:table-row>
        <table:table-row>
          <table:table-cell table:style-name="Tabelle6.A2" table:number-columns-spanned="2" office:value-type="string">
            <text:p text:style-name="P89">Name in OpenOffice 1.1</text:p>
          </table:table-cell>
          <table:covered-table-cell/>
          <table:table-cell table:style-name="Tabelle6.C2" office:value-type="string">
            <text:p text:style-name="P66">N/A</text:p>
          </table:table-cell>
        </table:table-row>
        <table:table-row>
          <table:table-cell table:style-name="Tabelle6.A2" table:number-columns-spanned="2" office:value-type="string">
            <text:p text:style-name="P89">Name in Microsoft Office 2003</text:p>
          </table:table-cell>
          <table:covered-table-cell/>
          <table:table-cell table:style-name="Tabelle6.C2" office:value-type="string">
            <text:p text:style-name="P24">N/A</text:p>
          </table:table-cell>
        </table:table-row>
        <table:table-row>
          <table:table-cell table:style-name="Tabelle6.A2" table:number-columns-spanned="2" office:value-type="string">
            <text:p text:style-name="P89">Notes:</text:p>
          </table:table-cell>
          <table:covered-table-cell/>
          <table:table-cell table:style-name="Tabelle6.C2" office:value-type="string">
            <text:p text:style-name="P66">This toolbar is visible whenever a text box form control (which is set up to contain text with formatting) is focused.</text:p>
          </table:table-cell>
        </table:table-row>
        <table:table-row>
          <table:table-cell table:style-name="Tabelle6.A2" table:number-columns-spanned="2" office:value-type="string">
            <text:p text:style-name="P89">Toolbar Content:</text:p>
          </table:table-cell>
          <table:covered-table-cell/>
          <table:table-cell table:style-name="Tabelle6.C2" office:value-type="string">
            <text:p text:style-name="P8">Font Name</text:p>
            <text:p text:style-name="P8">-----------<text:line-break/>Font Size<text:line-break/>------------<text:line-break/>Bold<text:line-break/>Italic<text:line-break/>Underline<text:line-break/>Superscript<text:line-break/>Subscript<text:line-break/>------------<text:line-break/>Align Left<text:line-break/>Centered<text:line-break/>Align Right</text:p>
            <text:p text:style-name="P8">Justified<text:line-break/>-------------</text:p>
            <text:p text:style-name="P9">Left-To-Right [hidden by default]</text:p>
            <text:p text:style-name="P32">Right-To-Left [hidden by default]</text:p>
            <text:p text:style-name="P8">-------------</text:p>
            <text:p text:style-name="P8">Line Spacing: 1</text:p>
            <text:p text:style-name="P8">Line Spacing: 1.5</text:p>
            <text:p text:style-name="P8">Line Spacing: 2</text:p>
            <text:p text:style-name="P36">---------------<text:line-break/>Font Attributes<text:line-break/>Format: Paragraph</text:p>
          </table:table-cell>
        </table:table-row>
      </table:table>
      <text:h text:style-name="P51" text:outline-level="3"><text:span text:style-name="T42">Drawing Object Properties </text:span><text:span text:style-name="T9">(Writer Global)</text:span></text:h>
      <table:table table:name="Table233" table:style-name="Table233">
        <table:table-column table:style-name="Table233.A"/>
        <table:table-column table:style-name="Table233.B"/>
        <table:table-column table:style-name="Table233.C"/>
        <table:table-row>
          <table:table-cell table:style-name="Table233.A1" office:value-type="string">
            <text:p text:style-name="WW-Table_20_Heading">Toolbar Name:</text:p>
          </table:table-cell>
          <table:table-cell table:style-name="Table233.A1" office:value-type="string">
            <text:p text:style-name="WW-Table_20_Heading">EN:</text:p>
          </table:table-cell>
          <table:table-cell table:style-name="Table233.C1" office:value-type="string">
            <text:p text:style-name="P23">Drawing Object Properties</text:p>
          </table:table-cell>
        </table:table-row>
        <table:table-row>
          <table:table-cell table:style-name="Table233.A2" office:value-type="string">
            <text:p text:style-name="WW-Table_20_Contents"/>
          </table:table-cell>
          <table:table-cell table:style-name="Table233.A2" office:value-type="string">
            <text:p text:style-name="P89">GER:</text:p>
          </table:table-cell>
          <table:table-cell table:style-name="Table233.C2" office:value-type="string">
            <text:p text:style-name="P100">Zeichnungsobjekt-Eigenschaften</text:p>
          </table:table-cell>
        </table:table-row>
        <table:table-row>
          <table:table-cell table:style-name="Table233.A2" table:number-columns-spanned="2" office:value-type="string">
            <text:p text:style-name="P89">Toolbar File Name:</text:p>
          </table:table-cell>
          <table:covered-table-cell/>
          <table:table-cell table:style-name="Table233.C2" office:value-type="string">
            <text:p text:style-name="P100">drawingobjectbar.xml</text:p>
          </table:table-cell>
        </table:table-row>
        <table:table-row>
          <table:table-cell table:style-name="Table233.A2" table:number-columns-spanned="2" office:value-type="string">
            <text:p text:style-name="P89">Appears in:</text:p>
          </table:table-cell>
          <table:covered-table-cell/>
          <table:table-cell table:style-name="Table233.C2" office:value-type="string">
            <text:p text:style-name="P99">Writer Global</text:p>
          </table:table-cell>
        </table:table-row>
        <table:table-row>
          <table:table-cell table:style-name="Table233.A2" table:number-columns-spanned="2" office:value-type="string">
            <text:p text:style-name="P89">Shall always be visible</text:p>
          </table:table-cell>
          <table:covered-table-cell/>
          <table:table-cell table:style-name="Table233.C2" office:value-type="string">
            <text:p text:style-name="P99">No</text:p>
          </table:table-cell>
        </table:table-row>
        <table:table-row>
          <table:table-cell table:style-name="Table233.A2" table:number-columns-spanned="2" office:value-type="string">
            <text:p text:style-name="P89">List in View/Toolbars:</text:p>
          </table:table-cell>
          <table:covered-table-cell/>
          <table:table-cell table:style-name="Table233.C2" office:value-type="string">
            <text:p text:style-name="P99">No</text:p>
          </table:table-cell>
        </table:table-row>
        <table:table-row>
          <table:table-cell table:style-name="Table233.A2" table:number-columns-spanned="2" office:value-type="string">
            <text:p text:style-name="P89">Visible after first start</text:p>
          </table:table-cell>
          <table:covered-table-cell/>
          <table:table-cell table:style-name="Table233.C2" office:value-type="string">
            <text:p text:style-name="P99">No</text:p>
          </table:table-cell>
        </table:table-row>
        <table:table-row>
          <table:table-cell table:style-name="Table233.A2" table:number-columns-spanned="2" office:value-type="string">
            <text:p text:style-name="P89">Sub-Toolbar of:</text:p>
          </table:table-cell>
          <table:covered-table-cell/>
          <table:table-cell table:style-name="Table233.C2" office:value-type="string">
            <text:p text:style-name="P70">N/A</text:p>
          </table:table-cell>
        </table:table-row>
        <table:table-row>
          <table:table-cell table:style-name="Table233.A2" table:number-columns-spanned="2" office:value-type="string">
            <text:p text:style-name="P89">Display Tb if context is given</text:p>
          </table:table-cell>
          <table:covered-table-cell/>
          <table:table-cell table:style-name="Table233.C2" office:value-type="string">
            <text:p text:style-name="P99">Yes</text:p>
          </table:table-cell>
        </table:table-row>
        <table:table-row>
          <table:table-cell table:style-name="Table233.A2" table:number-columns-spanned="2" office:value-type="string">
            <text:p text:style-name="P89">Close Operation</text:p>
          </table:table-cell>
          <table:covered-table-cell/>
          <table:table-cell table:style-name="Table233.C2" office:value-type="string">
            <text:p text:style-name="P107">Temporarily</text:p>
          </table:table-cell>
        </table:table-row>
        <table:table-row>
          <table:table-cell table:style-name="Table233.A2" table:number-columns-spanned="2" office:value-type="string">
            <text:p text:style-name="P89">Default Docking State</text:p>
          </table:table-cell>
          <table:covered-table-cell/>
          <table:table-cell table:style-name="Table233.C2" office:value-type="string">
            <text:p text:style-name="P99">Docked</text:p>
          </table:table-cell>
        </table:table-row>
        <table:table-row>
          <table:table-cell table:style-name="Table233.A2" table:number-columns-spanned="2" office:value-type="string">
            <text:p text:style-name="P89">Default Position</text:p>
          </table:table-cell>
          <table:covered-table-cell/>
          <table:table-cell table:style-name="Table233.C2" office:value-type="string">
            <text:p text:style-name="P104">Docked under Standard</text:p>
          </table:table-cell>
        </table:table-row>
        <table:table-row>
          <table:table-cell table:style-name="Table233.A2" table:number-columns-spanned="2" office:value-type="string">
            <text:p text:style-name="P89">Default Style</text:p>
          </table:table-cell>
          <table:covered-table-cell/>
          <table:table-cell table:style-name="Table233.C2" office:value-type="string">
            <text:p text:style-name="P104">Icon</text:p>
          </table:table-cell>
        </table:table-row>
        <table:table-row>
          <table:table-cell table:style-name="Table233.A2" table:number-columns-spanned="2" office:value-type="string">
            <text:p text:style-name="P89">Name in OpenOffice 1.1</text:p>
          </table:table-cell>
          <table:covered-table-cell/>
          <table:table-cell table:style-name="Table233.C2" office:value-type="string">
            <text:p text:style-name="P66">Draw Object Bar</text:p>
          </table:table-cell>
        </table:table-row>
        <table:table-row>
          <table:table-cell table:style-name="Table233.A2" table:number-columns-spanned="2" office:value-type="string">
            <text:p text:style-name="P89">Name in Microsoft Office 2003</text:p>
          </table:table-cell>
          <table:covered-table-cell/>
          <table:table-cell table:style-name="Table233.C2" office:value-type="string">
            <text:p text:style-name="P24">N/A</text:p>
          </table:table-cell>
        </table:table-row>
        <table:table-row>
          <table:table-cell table:style-name="Table233.A2" table:number-columns-spanned="2" office:value-type="string">
            <text:p text:style-name="P89">Notes:</text:p>
          </table:table-cell>
          <table:covered-table-cell/>
          <table:table-cell table:style-name="Table233.C2" office:value-type="string">
            <text:p text:style-name="P52"/>
          </table:table-cell>
        </table:table-row>
        <table:table-row>
          <table:table-cell table:style-name="Table233.A2" table:number-columns-spanned="2" office:value-type="string">
            <text:p text:style-name="P89">Toolbar Content:</text:p>
          </table:table-cell>
          <table:covered-table-cell/>
          <table:table-cell table:style-name="Table233.C2" office:value-type="string">
            <text:p text:style-name="P32">Line...</text:p>
            <text:p text:style-name="P32">Arrow Style</text:p>
            <text:p text:style-name="P32">Line Style</text:p>
            <text:p text:style-name="P32">-----------------</text:p>
            <text:p text:style-name="P32">Line Width</text:p>
            <text:p text:style-name="P32">----------------</text:p>
            <text:p text:style-name="P32">Line Color</text:p>
            <text:p text:style-name="P32">----------------</text:p>
            <text:p text:style-name="P32">Area...<text:line-break/>----------------</text:p>
            <text:p text:style-name="P32">Area Style / Filling<text:line-break/>----------------<text:line-break/>Object Rotation Mode<text:line-break/>Display Grid [hidden by default]<text:line-break/>Snap to Grid [hidden by default]<text:line-break/>Guides When Moving [hidden by default]<text:line-break/>----------------</text:p>
            <text:p text:style-name="P32">Wrap Off [hidden by default]</text:p>
            <text:p text:style-name="P32">Page Wrap [hidden by default]</text:p>
            <text:p text:style-name="P32">Optimal Page Wrap [hidden by default]</text:p>
            <text:p text:style-name="P32">Wrap Left [hidden by default]</text:p>
            <text:p text:style-name="P32">Wrap Right [hidden by default]</text:p>
            <text:p text:style-name="P32">Wrap Through [hidden by default]</text:p>
            <text:p text:style-name="P32">Wrap Contour on [hidden by default]</text:p>
            <text:p text:style-name="P32">----------------</text:p>
            <text:p text:style-name="P32">To Foreground</text:p>
            <text:p text:style-name="P32">To Background</text:p>
            <text:p text:style-name="P32">Bring to Front</text:p>
            <text:p text:style-name="P32">Bring to Back</text:p>
            <text:p text:style-name="P32">Alignment</text:p>
            <text:p text:style-name="P32">----------------</text:p>
            <text:p text:style-name="P32">Change Anchor</text:p>
            <text:p text:style-name="P32">----------------</text:p>
            <text:p text:style-name="P32">Ungroup</text:p>
            <text:p text:style-name="P32">Group</text:p>
          </table:table-cell>
        </table:table-row>
      </table:table>
      <text:p text:style-name="Standard"/>
      <text:h text:style-name="P47" text:outline-level="3">Edit Points (Writer Global)</text:h>
      <table:table table:name="Table234" table:style-name="Table234">
        <table:table-column table:style-name="Table234.A"/>
        <table:table-column table:style-name="Table234.B"/>
        <table:table-column table:style-name="Table234.C"/>
        <table:table-row>
          <table:table-cell table:style-name="Table234.A1" office:value-type="string">
            <text:p text:style-name="WW-Table_20_Heading">Toolbar Name:</text:p>
          </table:table-cell>
          <table:table-cell table:style-name="Table234.A1" office:value-type="string">
            <text:p text:style-name="WW-Table_20_Heading">EN:</text:p>
          </table:table-cell>
          <table:table-cell table:style-name="Table234.C1" office:value-type="string">
            <text:p text:style-name="P23">Edit Points</text:p>
          </table:table-cell>
        </table:table-row>
        <table:table-row>
          <table:table-cell table:style-name="Table234.A2" office:value-type="string">
            <text:p text:style-name="WW-Table_20_Contents"/>
          </table:table-cell>
          <table:table-cell table:style-name="Table234.A2" office:value-type="string">
            <text:p text:style-name="P89">GER:</text:p>
          </table:table-cell>
          <table:table-cell table:style-name="Table234.C2" office:value-type="string">
            <text:p text:style-name="P100">Punkte bearbeiten</text:p>
          </table:table-cell>
        </table:table-row>
        <table:table-row>
          <table:table-cell table:style-name="Table234.A2" table:number-columns-spanned="2" office:value-type="string">
            <text:p text:style-name="WW-Table_20_Heading">Toolbar File Name:</text:p>
          </table:table-cell>
          <table:covered-table-cell/>
          <table:table-cell table:style-name="Table234.C2" office:value-type="string">
            <text:p text:style-name="P100">bezierobjectbar.xml</text:p>
          </table:table-cell>
        </table:table-row>
        <table:table-row>
          <table:table-cell table:style-name="Table234.A2" table:number-columns-spanned="2" office:value-type="string">
            <text:p text:style-name="P89">Appears in:</text:p>
          </table:table-cell>
          <table:covered-table-cell/>
          <table:table-cell table:style-name="Table234.C2" office:value-type="string">
            <text:p text:style-name="P99">Writer Global</text:p>
          </table:table-cell>
        </table:table-row>
        <table:table-row>
          <table:table-cell table:style-name="Table234.A2" table:number-columns-spanned="2" office:value-type="string">
            <text:p text:style-name="P89">Shall always be visible</text:p>
          </table:table-cell>
          <table:covered-table-cell/>
          <table:table-cell table:style-name="Table234.C2" office:value-type="string">
            <text:p text:style-name="P99">No</text:p>
          </table:table-cell>
        </table:table-row>
        <table:table-row>
          <table:table-cell table:style-name="Table234.A2" table:number-columns-spanned="2" office:value-type="string">
            <text:p text:style-name="P89">List in View/Toolbars:</text:p>
          </table:table-cell>
          <table:covered-table-cell/>
          <table:table-cell table:style-name="Table234.C2" office:value-type="string">
            <text:p text:style-name="P99">No</text:p>
          </table:table-cell>
        </table:table-row>
        <table:table-row>
          <table:table-cell table:style-name="Table234.A2" table:number-columns-spanned="2" office:value-type="string">
            <text:p text:style-name="P89">Visible after first start</text:p>
          </table:table-cell>
          <table:covered-table-cell/>
          <table:table-cell table:style-name="Table234.C2" office:value-type="string">
            <text:p text:style-name="P99">No</text:p>
          </table:table-cell>
        </table:table-row>
        <table:table-row>
          <table:table-cell table:style-name="Table234.A2" table:number-columns-spanned="2" office:value-type="string">
            <text:p text:style-name="P89">Sub-Toolbar of:</text:p>
          </table:table-cell>
          <table:covered-table-cell/>
          <table:table-cell table:style-name="Table234.C2" office:value-type="string">
            <text:p text:style-name="P70">Drawing</text:p>
          </table:table-cell>
        </table:table-row>
        <table:table-row>
          <table:table-cell table:style-name="Table234.A2" table:number-columns-spanned="2" office:value-type="string">
            <text:p text:style-name="P89">Display Tb if context is given</text:p>
          </table:table-cell>
          <table:covered-table-cell/>
          <table:table-cell table:style-name="Table234.C2" office:value-type="string">
            <text:p text:style-name="P99">Yes, If object is in Point editing mode</text:p>
          </table:table-cell>
        </table:table-row>
        <table:table-row>
          <table:table-cell table:style-name="Table234.A2" table:number-columns-spanned="2" office:value-type="string">
            <text:p text:style-name="P89">Close Operation</text:p>
          </table:table-cell>
          <table:covered-table-cell/>
          <table:table-cell table:style-name="Table234.C2" office:value-type="string">
            <text:p text:style-name="P107">Temporarily</text:p>
          </table:table-cell>
        </table:table-row>
        <table:table-row>
          <table:table-cell table:style-name="Table234.A2" table:number-columns-spanned="2" office:value-type="string">
            <text:p text:style-name="P89">Default Docking State</text:p>
          </table:table-cell>
          <table:covered-table-cell/>
          <table:table-cell table:style-name="Table234.C2" office:value-type="string">
            <text:p text:style-name="P99">Floated</text:p>
          </table:table-cell>
        </table:table-row>
        <table:table-row>
          <table:table-cell table:style-name="Table234.A2" table:number-columns-spanned="2" office:value-type="string">
            <text:p text:style-name="P89">Default Position</text:p>
          </table:table-cell>
          <table:covered-table-cell/>
          <table:table-cell table:style-name="Table234.C2" office:value-type="string">
            <text:p text:style-name="P104">N/A</text:p>
          </table:table-cell>
        </table:table-row>
        <table:table-row>
          <table:table-cell table:style-name="Table234.A2" table:number-columns-spanned="2" office:value-type="string">
            <text:p text:style-name="P89">Default Style</text:p>
          </table:table-cell>
          <table:covered-table-cell/>
          <table:table-cell table:style-name="Table234.C2" office:value-type="string">
            <text:p text:style-name="P104">Icon</text:p>
          </table:table-cell>
        </table:table-row>
        <table:table-row>
          <table:table-cell table:style-name="Table234.A2" table:number-columns-spanned="2" office:value-type="string">
            <text:p text:style-name="P89">Name in OpenOffice 1.1</text:p>
          </table:table-cell>
          <table:covered-table-cell/>
          <table:table-cell table:style-name="Table234.C2" office:value-type="string">
            <text:p text:style-name="P66">Bézier Object Bar</text:p>
          </table:table-cell>
        </table:table-row>
        <table:table-row>
          <table:table-cell table:style-name="Table234.A2" table:number-columns-spanned="2" office:value-type="string">
            <text:p text:style-name="P89">Name in Microsoft Office 2003</text:p>
          </table:table-cell>
          <table:covered-table-cell/>
          <table:table-cell table:style-name="Table234.C2" office:value-type="string">
            <text:p text:style-name="P24">N/A</text:p>
          </table:table-cell>
        </table:table-row>
        <table:table-row>
          <table:table-cell table:style-name="Table234.A2" table:number-columns-spanned="2" office:value-type="string">
            <text:p text:style-name="P89">Notes:</text:p>
          </table:table-cell>
          <table:covered-table-cell/>
          <table:table-cell table:style-name="Table234.C2" office:value-type="string">
            <text:p text:style-name="P66"/>
          </table:table-cell>
        </table:table-row>
        <table:table-row>
          <table:table-cell table:style-name="Table234.A2" table:number-columns-spanned="2" office:value-type="string">
            <text:p text:style-name="P89">Toolbar Content:</text:p>
          </table:table-cell>
          <table:covered-table-cell/>
          <table:table-cell table:style-name="Table234.C2" office:value-type="string">
            <text:p text:style-name="P32">Points<text:line-break/>----------------</text:p>
            <text:p text:style-name="P32">Move Points</text:p>
            <text:p text:style-name="P32">Insert Points</text:p>
            <text:p text:style-name="P32">----------------</text:p>
            <text:p text:style-name="P32">Delete Points</text:p>
            <text:p text:style-name="P32">Split Curve</text:p>
            <text:p text:style-name="P32">Convert to Curve</text:p>
            <text:p text:style-name="P32">----------------</text:p>
            <text:p text:style-name="P32">Corner Points</text:p>
            <text:p text:style-name="P32">Smooth Transition</text:p>
            <text:p text:style-name="P32">Symmetric Transition</text:p>
            <text:p text:style-name="P32">----------------</text:p>
            <text:p text:style-name="P32">Close Bézier</text:p>
            <text:p text:style-name="P32">-----------------</text:p>
            <text:p text:style-name="P32">Eliminate Points</text:p>
          </table:table-cell>
        </table:table-row>
      </table:table>
      <text:h text:style-name="P53" text:outline-level="3">Text Object (Writer Global)</text:h>
      <table:table table:name="Table235" table:style-name="Table235">
        <table:table-column table:style-name="Table235.A"/>
        <table:table-column table:style-name="Table235.B"/>
        <table:table-column table:style-name="Table235.C"/>
        <table:table-row>
          <table:table-cell table:style-name="Table235.A1" office:value-type="string">
            <text:p text:style-name="WW-Table_20_Heading">Toolbar Name:</text:p>
          </table:table-cell>
          <table:table-cell table:style-name="Table235.A1" office:value-type="string">
            <text:p text:style-name="WW-Table_20_Heading">EN:</text:p>
          </table:table-cell>
          <table:table-cell table:style-name="Table235.C1" office:value-type="string">
            <text:p text:style-name="P23">Text Object</text:p>
          </table:table-cell>
        </table:table-row>
        <table:table-row>
          <table:table-cell table:style-name="Table235.A2" office:value-type="string">
            <text:p text:style-name="WW-Table_20_Contents"/>
          </table:table-cell>
          <table:table-cell table:style-name="Table235.A2" office:value-type="string">
            <text:p text:style-name="P89">GER:</text:p>
          </table:table-cell>
          <table:table-cell table:style-name="Table235.C2" office:value-type="string">
            <text:p text:style-name="P100">Textobjekt</text:p>
          </table:table-cell>
        </table:table-row>
        <table:table-row>
          <table:table-cell table:style-name="Table235.A2" table:number-columns-spanned="2" office:value-type="string">
            <text:p text:style-name="WW-Table_20_Heading">Toolbar File Name:</text:p>
          </table:table-cell>
          <table:covered-table-cell/>
          <table:table-cell table:style-name="Table235.C2" office:value-type="string">
            <text:p text:style-name="P100">drawtextobject.xml</text:p>
          </table:table-cell>
        </table:table-row>
        <table:table-row>
          <table:table-cell table:style-name="Table235.A2" table:number-columns-spanned="2" office:value-type="string">
            <text:p text:style-name="P89">Appears in:</text:p>
          </table:table-cell>
          <table:covered-table-cell/>
          <table:table-cell table:style-name="Table235.C2" office:value-type="string">
            <text:p text:style-name="P99">Writer Global</text:p>
          </table:table-cell>
        </table:table-row>
        <table:table-row>
          <table:table-cell table:style-name="Table235.A2" table:number-columns-spanned="2" office:value-type="string">
            <text:p text:style-name="P89">Shall always be visible</text:p>
          </table:table-cell>
          <table:covered-table-cell/>
          <table:table-cell table:style-name="Table235.C2" office:value-type="string">
            <text:p text:style-name="P99">No</text:p>
          </table:table-cell>
        </table:table-row>
        <table:table-row>
          <table:table-cell table:style-name="Table235.A2" table:number-columns-spanned="2" office:value-type="string">
            <text:p text:style-name="P89">List in View/Toolbars:</text:p>
          </table:table-cell>
          <table:covered-table-cell/>
          <table:table-cell table:style-name="Table235.C2" office:value-type="string">
            <text:p text:style-name="P99">No</text:p>
          </table:table-cell>
        </table:table-row>
        <table:table-row>
          <table:table-cell table:style-name="Table235.A2" table:number-columns-spanned="2" office:value-type="string">
            <text:p text:style-name="P89">Visible after first start</text:p>
          </table:table-cell>
          <table:covered-table-cell/>
          <table:table-cell table:style-name="Table235.C2" office:value-type="string">
            <text:p text:style-name="P99">No</text:p>
          </table:table-cell>
        </table:table-row>
        <table:table-row>
          <table:table-cell table:style-name="Table235.A2" table:number-columns-spanned="2" office:value-type="string">
            <text:p text:style-name="P89">Sub-Toolbar of:</text:p>
          </table:table-cell>
          <table:covered-table-cell/>
          <table:table-cell table:style-name="Table235.C2" office:value-type="string">
            <text:p text:style-name="P70">None</text:p>
          </table:table-cell>
        </table:table-row>
        <table:table-row>
          <table:table-cell table:style-name="Table235.A2" table:number-columns-spanned="2" office:value-type="string">
            <text:p text:style-name="P89">Display Tb if context is given</text:p>
          </table:table-cell>
          <table:covered-table-cell/>
          <table:table-cell table:style-name="Table235.C2" office:value-type="string">
            <text:p text:style-name="P99">Yes</text:p>
          </table:table-cell>
        </table:table-row>
        <table:table-row>
          <table:table-cell table:style-name="Table235.A2" table:number-columns-spanned="2" office:value-type="string">
            <text:p text:style-name="P89">Close Operation</text:p>
          </table:table-cell>
          <table:covered-table-cell/>
          <table:table-cell table:style-name="Table235.C2" office:value-type="string">
            <text:p text:style-name="P107">Temporarily</text:p>
          </table:table-cell>
        </table:table-row>
        <table:table-row>
          <table:table-cell table:style-name="Table235.A2" table:number-columns-spanned="2" office:value-type="string">
            <text:p text:style-name="P89">Default Docking State</text:p>
          </table:table-cell>
          <table:covered-table-cell/>
          <table:table-cell table:style-name="Table235.C2" office:value-type="string">
            <text:p text:style-name="P99">Docked</text:p>
          </table:table-cell>
        </table:table-row>
        <table:table-row>
          <table:table-cell table:style-name="Table235.A2" table:number-columns-spanned="2" office:value-type="string">
            <text:p text:style-name="P89">Default Position</text:p>
          </table:table-cell>
          <table:covered-table-cell/>
          <table:table-cell table:style-name="Table235.C2" office:value-type="string">
            <text:p text:style-name="P104">Replaces Formatting</text:p>
          </table:table-cell>
        </table:table-row>
        <table:table-row>
          <table:table-cell table:style-name="Table235.A2" table:number-columns-spanned="2" office:value-type="string">
            <text:p text:style-name="P89">Default Style</text:p>
          </table:table-cell>
          <table:covered-table-cell/>
          <table:table-cell table:style-name="Table235.C2" office:value-type="string">
            <text:p text:style-name="P104">Icon</text:p>
          </table:table-cell>
        </table:table-row>
        <table:table-row>
          <table:table-cell table:style-name="Table235.A2" table:number-columns-spanned="2" office:value-type="string">
            <text:p text:style-name="P89">Name in OpenOffice 1.1</text:p>
          </table:table-cell>
          <table:covered-table-cell/>
          <table:table-cell table:style-name="Table235.C2" office:value-type="string">
            <text:p text:style-name="P66">OLE-Object</text:p>
          </table:table-cell>
        </table:table-row>
        <table:table-row>
          <table:table-cell table:style-name="Table235.A2" table:number-columns-spanned="2" office:value-type="string">
            <text:p text:style-name="P89">Name in Microsoft Office 2003</text:p>
          </table:table-cell>
          <table:covered-table-cell/>
          <table:table-cell table:style-name="Table235.C2" office:value-type="string">
            <text:p text:style-name="P24">N/A</text:p>
          </table:table-cell>
        </table:table-row>
        <table:table-row>
          <table:table-cell table:style-name="Table235.A2" table:number-columns-spanned="2" office:value-type="string">
            <text:p text:style-name="P89">Notes:</text:p>
          </table:table-cell>
          <table:covered-table-cell/>
          <table:table-cell table:style-name="Table235.C2" office:value-type="string">
            <text:p text:style-name="P69"/>
          </table:table-cell>
        </table:table-row>
        <table:table-row>
          <table:table-cell table:style-name="Table235.A2" table:number-columns-spanned="2" office:value-type="string">
            <text:p text:style-name="P89">Toolbar Content:</text:p>
          </table:table-cell>
          <table:covered-table-cell/>
          <table:table-cell table:style-name="Table235.C2" office:value-type="string">
            <text:p text:style-name="P32">Font Name</text:p>
            <text:p text:style-name="P32">-----------</text:p>
            <text:p text:style-name="P32">Font Size<text:line-break/>-----------</text:p>
            <text:p text:style-name="P32">Bold</text:p>
            <text:p text:style-name="P32">Italic</text:p>
            <text:p text:style-name="P32">Underline</text:p>
            <text:p text:style-name="P32">Superscript</text:p>
            <text:p text:style-name="P32">Subscript</text:p>
            <text:p text:style-name="P32">-----------</text:p>
            <text:p text:style-name="P32">Align Left</text:p>
            <text:p text:style-name="P32">Centered</text:p>
            <text:p text:style-name="P32">Align Right</text:p>
            <text:p text:style-name="P32">Justified</text:p>
            <text:p text:style-name="P32">-----------</text:p>
            <text:p text:style-name="P32">Line Spacing: 1 [hidden by default]</text:p>
            <text:p text:style-name="P32">Line Spacing: 1.5 [hidden by default]</text:p>
            <text:p text:style-name="P32">Line Spacing: 2 [hidden by default]</text:p>
            <text:p text:style-name="P32">-----------</text:p>
            <text:p text:style-name="P32">Font Color</text:p>
            <text:p text:style-name="P32">-----------</text:p>
            <text:p text:style-name="P32">Left-To-Right [hidden by default]<text:line-break/>Right – to left [hidden by default]<text:line-break/>-----------<text:line-break/>Text direction from left to right</text:p>
            <text:p text:style-name="P32">Text direction from top to bottom</text:p>
            <text:p text:style-name="P32">-------------<text:line-break/>Select All<text:line-break/>Character...<text:line-break/>Paragraph...</text:p>
          </table:table-cell>
        </table:table-row>
      </table:table>
      <text:p text:style-name="Standard"/>
      <text:h text:style-name="P47" text:outline-level="3">Standard (Viewing Mode)</text:h>
      <table:table table:name="Table236" table:style-name="Table236">
        <table:table-column table:style-name="Table236.A"/>
        <table:table-column table:style-name="Table236.B"/>
        <table:table-column table:style-name="Table236.C"/>
        <table:table-row>
          <table:table-cell table:style-name="Table236.A1" office:value-type="string">
            <text:p text:style-name="WW-Table_20_Heading">Toolbar Name:</text:p>
          </table:table-cell>
          <table:table-cell table:style-name="Table236.A1" office:value-type="string">
            <text:p text:style-name="WW-Table_20_Heading">EN:</text:p>
          </table:table-cell>
          <table:table-cell table:style-name="Table236.C1" office:value-type="string">
            <text:p text:style-name="P23">Standard (Viewing Mode)</text:p>
          </table:table-cell>
        </table:table-row>
        <table:table-row>
          <table:table-cell table:style-name="Table236.A2" office:value-type="string">
            <text:p text:style-name="WW-Table_20_Contents"/>
          </table:table-cell>
          <table:table-cell table:style-name="Table236.A2" office:value-type="string">
            <text:p text:style-name="P89">GER:</text:p>
          </table:table-cell>
          <table:table-cell table:style-name="Table236.C2" office:value-type="string">
            <text:p text:style-name="P100">Standard (Lesemodus)</text:p>
          </table:table-cell>
        </table:table-row>
        <table:table-row>
          <table:table-cell table:style-name="Table236.A2" table:number-columns-spanned="2" office:value-type="string">
            <text:p text:style-name="WW-Table_20_Heading">Toolbar File Name:</text:p>
          </table:table-cell>
          <table:covered-table-cell/>
          <table:table-cell table:style-name="Table236.C2" office:value-type="string">
            <text:p text:style-name="P100">viewerbar.xml</text:p>
          </table:table-cell>
        </table:table-row>
        <table:table-row>
          <table:table-cell table:style-name="Table236.A2" table:number-columns-spanned="2" office:value-type="string">
            <text:p text:style-name="P89">Appears in:</text:p>
          </table:table-cell>
          <table:covered-table-cell/>
          <table:table-cell table:style-name="Table236.C2" office:value-type="string">
            <text:p text:style-name="P99">Writer Global</text:p>
          </table:table-cell>
        </table:table-row>
        <table:table-row>
          <table:table-cell table:style-name="Table236.A2" table:number-columns-spanned="2" office:value-type="string">
            <text:p text:style-name="P89">Shall always be visible</text:p>
          </table:table-cell>
          <table:covered-table-cell/>
          <table:table-cell table:style-name="Table236.C2" office:value-type="string">
            <text:p text:style-name="P99">No</text:p>
          </table:table-cell>
        </table:table-row>
        <table:table-row>
          <table:table-cell table:style-name="Table236.A2" table:number-columns-spanned="2" office:value-type="string">
            <text:p text:style-name="P89">List in View/Toolbars:</text:p>
          </table:table-cell>
          <table:covered-table-cell/>
          <table:table-cell table:style-name="Table236.C2" office:value-type="string">
            <text:p text:style-name="P99">No</text:p>
          </table:table-cell>
        </table:table-row>
        <table:table-row>
          <table:table-cell table:style-name="Table236.A2" table:number-columns-spanned="2" office:value-type="string">
            <text:p text:style-name="P89">Visible after first start</text:p>
          </table:table-cell>
          <table:covered-table-cell/>
          <table:table-cell table:style-name="Table236.C2" office:value-type="string">
            <text:p text:style-name="P99">No</text:p>
          </table:table-cell>
        </table:table-row>
        <table:table-row>
          <table:table-cell table:style-name="Table236.A2" table:number-columns-spanned="2" office:value-type="string">
            <text:p text:style-name="P89">Sub-Toolbar of:</text:p>
          </table:table-cell>
          <table:covered-table-cell/>
          <table:table-cell table:style-name="Table236.C2" office:value-type="string">
            <text:p text:style-name="P70">None</text:p>
          </table:table-cell>
        </table:table-row>
        <table:table-row>
          <table:table-cell table:style-name="Table236.A2" table:number-columns-spanned="2" office:value-type="string">
            <text:p text:style-name="P89">Display Tb if context is given</text:p>
          </table:table-cell>
          <table:covered-table-cell/>
          <table:table-cell table:style-name="Table236.C2" office:value-type="string">
            <text:p text:style-name="P99">Yes</text:p>
          </table:table-cell>
        </table:table-row>
        <table:table-row>
          <table:table-cell table:style-name="Table236.A2" table:number-columns-spanned="2" office:value-type="string">
            <text:p text:style-name="P89">Close Operation</text:p>
          </table:table-cell>
          <table:covered-table-cell/>
          <table:table-cell table:style-name="Table236.C2" office:value-type="string">
            <text:p text:style-name="P107">N/A, has no closer</text:p>
          </table:table-cell>
        </table:table-row>
        <table:table-row>
          <table:table-cell table:style-name="Table236.A2" table:number-columns-spanned="2" office:value-type="string">
            <text:p text:style-name="P89">Default Docking State</text:p>
          </table:table-cell>
          <table:covered-table-cell/>
          <table:table-cell table:style-name="Table236.C2" office:value-type="string">
            <text:p text:style-name="P99">Docked</text:p>
          </table:table-cell>
        </table:table-row>
        <table:table-row>
          <table:table-cell table:style-name="Table236.A2" table:number-columns-spanned="2" office:value-type="string">
            <text:p text:style-name="P89">Default Position</text:p>
          </table:table-cell>
          <table:covered-table-cell/>
          <table:table-cell table:style-name="Table236.C2" office:value-type="string">
            <text:p text:style-name="P104">Top</text:p>
          </table:table-cell>
        </table:table-row>
        <table:table-row>
          <table:table-cell table:style-name="Table236.A2" table:number-columns-spanned="2" office:value-type="string">
            <text:p text:style-name="P89">Default Style</text:p>
          </table:table-cell>
          <table:covered-table-cell/>
          <table:table-cell table:style-name="Table236.C2" office:value-type="string">
            <text:p text:style-name="P104">Icon</text:p>
          </table:table-cell>
        </table:table-row>
        <table:table-row>
          <table:table-cell table:style-name="Table236.A2" table:number-columns-spanned="2" office:value-type="string">
            <text:p text:style-name="P89">Name in OpenOffice 1.1</text:p>
          </table:table-cell>
          <table:covered-table-cell/>
          <table:table-cell table:style-name="Table236.C2" office:value-type="string">
            <text:p text:style-name="P66">Function Bar</text:p>
          </table:table-cell>
        </table:table-row>
        <table:table-row>
          <table:table-cell table:style-name="Table236.A2" table:number-columns-spanned="2" office:value-type="string">
            <text:p text:style-name="P89">Name in Microsoft Office 2003</text:p>
          </table:table-cell>
          <table:covered-table-cell/>
          <table:table-cell table:style-name="Table236.C2" office:value-type="string">
            <text:p text:style-name="P24">N/A</text:p>
          </table:table-cell>
        </table:table-row>
        <table:table-row>
          <table:table-cell table:style-name="Table236.A2" table:number-columns-spanned="2" office:value-type="string">
            <text:p text:style-name="P89">Notes:</text:p>
          </table:table-cell>
          <table:covered-table-cell/>
          <table:table-cell table:style-name="Table236.C2" office:value-type="string">
            <text:p text:style-name="P66">DISABLED ICONS. Writer Global UI IN A READ-ONLY DOCUMENT IS STRICTLY THE “STANDARD” TB WITH SOME <text:s/>THE TB DISPLAYED IN THE NORMALSER ACTIVE-X PLUGIN!!!THIS TB IS ONLY VISIBLE IN THE BROWSER</text:p>
          </table:table-cell>
        </table:table-row>
        <table:table-row>
          <table:table-cell table:style-name="Table236.A2" table:number-columns-spanned="2" office:value-type="string">
            <text:p text:style-name="P89">Toolbar Content:</text:p>
          </table:table-cell>
          <table:covered-table-cell/>
          <table:table-cell table:style-name="Table236.C2" office:value-type="string">
            <text:p text:style-name="P32">Save As...</text:p>
            <text:p text:style-name="P32">-------------<text:line-break/>Edit File<text:line-break/>Document As E-Mail<text:line-break/>-------------<text:line-break/>Export Directly as PDF</text:p>
            <text:p text:style-name="P32">Print File Directly<text:line-break/>-------------</text:p>
            <text:p text:style-name="P32">Copy<text:line-break/>-------------<text:line-break/>Find &amp; Replace<text:line-break/>Navigator<text:line-break/>-----------</text:p>
            <text:p text:style-name="P32">Zoom...</text:p>
          </table:table-cell>
        </table:table-row>
      </table:table>
      <text:h text:style-name="P47" text:outline-level="3">OLE Object (Writer Global)</text:h>
      <table:table table:name="Table237" table:style-name="Table237">
        <table:table-column table:style-name="Table237.A"/>
        <table:table-column table:style-name="Table237.B"/>
        <table:table-column table:style-name="Table237.C"/>
        <table:table-row>
          <table:table-cell table:style-name="Table237.A1" office:value-type="string">
            <text:p text:style-name="WW-Table_20_Heading">Toolbar Name:</text:p>
          </table:table-cell>
          <table:table-cell table:style-name="Table237.A1" office:value-type="string">
            <text:p text:style-name="WW-Table_20_Heading">EN:</text:p>
          </table:table-cell>
          <table:table-cell table:style-name="Table237.C1" office:value-type="string">
            <text:p text:style-name="P23">OLE Object</text:p>
          </table:table-cell>
        </table:table-row>
        <table:table-row>
          <table:table-cell table:style-name="Table237.A2" office:value-type="string">
            <text:p text:style-name="WW-Table_20_Contents"/>
          </table:table-cell>
          <table:table-cell table:style-name="Table237.A2" office:value-type="string">
            <text:p text:style-name="P89">GER:</text:p>
          </table:table-cell>
          <table:table-cell table:style-name="Table237.C2" office:value-type="string">
            <text:p text:style-name="P100">OLE Objekt</text:p>
          </table:table-cell>
        </table:table-row>
        <table:table-row>
          <table:table-cell table:style-name="Table237.A2" table:number-columns-spanned="2" office:value-type="string">
            <text:p text:style-name="WW-Table_20_Heading">Toolbar File Name:</text:p>
          </table:table-cell>
          <table:covered-table-cell/>
          <table:table-cell table:style-name="Table237.C2" office:value-type="string">
            <text:p text:style-name="P100">oleobjectbar.xml</text:p>
          </table:table-cell>
        </table:table-row>
        <table:table-row>
          <table:table-cell table:style-name="Table237.A2" table:number-columns-spanned="2" office:value-type="string">
            <text:p text:style-name="P89">Appears in:</text:p>
          </table:table-cell>
          <table:covered-table-cell/>
          <table:table-cell table:style-name="Table237.C2" office:value-type="string">
            <text:p text:style-name="P99">Writer Global</text:p>
          </table:table-cell>
        </table:table-row>
        <table:table-row>
          <table:table-cell table:style-name="Table237.A2" table:number-columns-spanned="2" office:value-type="string">
            <text:p text:style-name="P89">Shall always be visible</text:p>
          </table:table-cell>
          <table:covered-table-cell/>
          <table:table-cell table:style-name="Table237.C2" office:value-type="string">
            <text:p text:style-name="P99">No</text:p>
          </table:table-cell>
        </table:table-row>
        <table:table-row>
          <table:table-cell table:style-name="Table237.A2" table:number-columns-spanned="2" office:value-type="string">
            <text:p text:style-name="P89">List in View/Toolbars:</text:p>
          </table:table-cell>
          <table:covered-table-cell/>
          <table:table-cell table:style-name="Table237.C2" office:value-type="string">
            <text:p text:style-name="P99">No</text:p>
          </table:table-cell>
        </table:table-row>
        <table:table-row>
          <table:table-cell table:style-name="Table237.A2" table:number-columns-spanned="2" office:value-type="string">
            <text:p text:style-name="P89">Visible after first start</text:p>
          </table:table-cell>
          <table:covered-table-cell/>
          <table:table-cell table:style-name="Table237.C2" office:value-type="string">
            <text:p text:style-name="P99">No</text:p>
          </table:table-cell>
        </table:table-row>
        <table:table-row>
          <table:table-cell table:style-name="Table237.A2" table:number-columns-spanned="2" office:value-type="string">
            <text:p text:style-name="P89">Sub-Toolbar of:</text:p>
          </table:table-cell>
          <table:covered-table-cell/>
          <table:table-cell table:style-name="Table237.C2" office:value-type="string">
            <text:p text:style-name="P70">None</text:p>
          </table:table-cell>
        </table:table-row>
        <table:table-row>
          <table:table-cell table:style-name="Table237.A2" table:number-columns-spanned="2" office:value-type="string">
            <text:p text:style-name="P89">Display Tb if context is given</text:p>
          </table:table-cell>
          <table:covered-table-cell/>
          <table:table-cell table:style-name="Table237.C2" office:value-type="string">
            <text:p text:style-name="P99">Yes</text:p>
          </table:table-cell>
        </table:table-row>
        <table:table-row>
          <table:table-cell table:style-name="Table237.A2" table:number-columns-spanned="2" office:value-type="string">
            <text:p text:style-name="P89">Close Operation</text:p>
          </table:table-cell>
          <table:covered-table-cell/>
          <table:table-cell table:style-name="Table237.C2" office:value-type="string">
            <text:p text:style-name="P107">Temporarily</text:p>
          </table:table-cell>
        </table:table-row>
        <table:table-row>
          <table:table-cell table:style-name="Table237.A2" table:number-columns-spanned="2" office:value-type="string">
            <text:p text:style-name="P89">Default Docking State</text:p>
          </table:table-cell>
          <table:covered-table-cell/>
          <table:table-cell table:style-name="Table237.C2" office:value-type="string">
            <text:p text:style-name="P99">Docked</text:p>
          </table:table-cell>
        </table:table-row>
        <table:table-row>
          <table:table-cell table:style-name="Table237.A2" table:number-columns-spanned="2" office:value-type="string">
            <text:p text:style-name="P89">Default Position</text:p>
          </table:table-cell>
          <table:covered-table-cell/>
          <table:table-cell table:style-name="Table237.C2" office:value-type="string">
            <text:p text:style-name="P104">Replace Formatting</text:p>
          </table:table-cell>
        </table:table-row>
        <table:table-row>
          <table:table-cell table:style-name="Table237.A2" table:number-columns-spanned="2" office:value-type="string">
            <text:p text:style-name="P89">Default Style</text:p>
          </table:table-cell>
          <table:covered-table-cell/>
          <table:table-cell table:style-name="Table237.C2" office:value-type="string">
            <text:p text:style-name="P104">Icon</text:p>
          </table:table-cell>
        </table:table-row>
        <table:table-row>
          <table:table-cell table:style-name="Table237.A2" table:number-columns-spanned="2" office:value-type="string">
            <text:p text:style-name="P89">Name in OpenOffice 1.1</text:p>
          </table:table-cell>
          <table:covered-table-cell/>
          <table:table-cell table:style-name="Table237.C2" office:value-type="string">
            <text:p text:style-name="P66">OLE-Object</text:p>
          </table:table-cell>
        </table:table-row>
        <table:table-row>
          <table:table-cell table:style-name="Table237.A2" table:number-columns-spanned="2" office:value-type="string">
            <text:p text:style-name="P89">Name in Microsoft Office 2003</text:p>
          </table:table-cell>
          <table:covered-table-cell/>
          <table:table-cell table:style-name="Table237.C2" office:value-type="string">
            <text:p text:style-name="P24">N/A</text:p>
          </table:table-cell>
        </table:table-row>
        <table:table-row>
          <table:table-cell table:style-name="Table237.A2" table:number-columns-spanned="2" office:value-type="string">
            <text:p text:style-name="P89">Notes:</text:p>
          </table:table-cell>
          <table:covered-table-cell/>
          <table:table-cell table:style-name="Table237.C2" office:value-type="string">
            <text:p text:style-name="P77">, ok xcu</text:p>
          </table:table-cell>
        </table:table-row>
        <table:table-row>
          <table:table-cell table:style-name="Table237.A2" table:number-columns-spanned="2" office:value-type="string">
            <text:p text:style-name="P89">Toolbar Content:</text:p>
          </table:table-cell>
          <table:covered-table-cell/>
          <table:table-cell table:style-name="Table237.C2" office:value-type="string">
            <text:p text:style-name="P32">Apply Style</text:p>
            <text:p text:style-name="P32">-----------</text:p>
            <text:p text:style-name="P32">Align Left</text:p>
            <text:p text:style-name="P32">Center Horizontal</text:p>
            <text:p text:style-name="P32">Align Right</text:p>
            <text:p text:style-name="P32">-----------</text:p>
            <text:p text:style-name="P32">Align Top</text:p>
            <text:p text:style-name="P32">Align Vertical Center</text:p>
            <text:p text:style-name="P32">Align Bottom</text:p>
            <text:p text:style-name="P32">-----------</text:p>
            <text:p text:style-name="P32">Wrap Left [hidden by default]</text:p>
            <text:p text:style-name="P32">Wrap Right [hidden by default]</text:p>
            <text:p text:style-name="P32">Wrap Off</text:p>
            <text:p text:style-name="P32">Page Wrap</text:p>
            <text:p text:style-name="P32">Wrap Through</text:p>
            <text:p text:style-name="P32">Optimal Page Wrap [hidden by default]</text:p>
            <text:p text:style-name="P32">------------</text:p>
            <text:p text:style-name="P32">Frame...</text:p>
            <text:p text:style-name="P32">------------</text:p>
            <text:p text:style-name="P32">Bring to front</text:p>
            <text:p text:style-name="P32">Send to Back</text:p>
            <text:p text:style-name="P32">Change Anchor</text:p>
            <text:p text:style-name="P32">------------</text:p>
            <text:p text:style-name="P32">Borders</text:p>
            <text:p text:style-name="P32">Line Style</text:p>
            <text:p text:style-name="P32">Line Color (of the border)</text:p>
          </table:table-cell>
        </table:table-row>
      </table:table>
      <text:h text:style-name="P46" text:outline-level="2">OpenOffice.org Basic IDE</text:h>
      <text:p text:style-name="P119">Legend</text:p>
      <text:p text:style-name="P120"><text:span text:style-name="T12">[hidden by default] means that the i</text:span>tem shall be hidden by default.</text:p>
      <text:p text:style-name="Text_20_body"><text:span text:style-name="T13">&lt;BR</text:span><text:span text:style-name="T21">&gt;</text:span><text:span text:style-name="T12"> <text:s text:c="5"/>= Break</text:span></text:p>
      <text:p text:style-name="P120">------- <text:s text:c="2"/>= Separator </text:p>
      <text:p text:style-name="Text_20_body"><text:span text:style-name="T22">Bold <text:s text:c="5"/></text:span><text:span text:style-name="T23">= Opens a toolbar</text:span></text:p>
      <text:p text:style-name="P121">-&gt; <text:s text:c="7"/>= State ON/OFF</text:p>
      <text:p text:style-name="Text_20_body"><text:span text:style-name="T14">--&gt; </text:span><text:a xlink:type="simple" xlink:href="#6.2Table%20(Writer)%7Coutline"><text:span text:style-name="Internet_20_link"><text:span text:style-name="T27">Table</text:span></text:span></text:a><text:span text:style-name="T14"> = Link to toolbar content specification</text:span></text:p>
      <text:h text:style-name="P47" text:outline-level="3">Standard (Basic IDE)</text:h>
      <table:table table:name="Table252" table:style-name="Table252">
        <table:table-column table:style-name="Table252.A"/>
        <table:table-column table:style-name="Table252.B"/>
        <table:table-column table:style-name="Table252.C"/>
        <table:table-row>
          <table:table-cell table:style-name="Table252.A1" office:value-type="string">
            <text:p text:style-name="WW-Table_20_Heading">Toolbar Name:</text:p>
          </table:table-cell>
          <table:table-cell table:style-name="Table252.A1" office:value-type="string">
            <text:p text:style-name="WW-Table_20_Heading">EN:</text:p>
          </table:table-cell>
          <table:table-cell table:style-name="Table252.C1" office:value-type="string">
            <text:p text:style-name="P65">Standard</text:p>
          </table:table-cell>
        </table:table-row>
        <table:table-row>
          <table:table-cell table:style-name="Table252.A2" office:value-type="string">
            <text:p text:style-name="WW-Table_20_Contents"/>
          </table:table-cell>
          <table:table-cell table:style-name="Table252.A2" office:value-type="string">
            <text:p text:style-name="P89">GER:</text:p>
          </table:table-cell>
          <table:table-cell table:style-name="Table252.C2" office:value-type="string">
            <text:p text:style-name="P100">Standard</text:p>
          </table:table-cell>
        </table:table-row>
        <table:table-row>
          <table:table-cell table:style-name="Table252.A2" table:number-columns-spanned="2" office:value-type="string">
            <text:p text:style-name="WW-Table_20_Heading">Toolbar File Name:</text:p>
          </table:table-cell>
          <table:covered-table-cell/>
          <table:table-cell table:style-name="Table252.C2" office:value-type="string">
            <text:p text:style-name="P100">Standardbar.xml</text:p>
          </table:table-cell>
        </table:table-row>
        <table:table-row>
          <table:table-cell table:style-name="Table252.A2" table:number-columns-spanned="2" office:value-type="string">
            <text:p text:style-name="P89">Appears in:</text:p>
          </table:table-cell>
          <table:covered-table-cell/>
          <table:table-cell table:style-name="Table252.C2" office:value-type="string">
            <text:p text:style-name="P99">OpenOffice Basic IDE</text:p>
          </table:table-cell>
        </table:table-row>
        <table:table-row>
          <table:table-cell table:style-name="Table252.A2" table:number-columns-spanned="2" office:value-type="string">
            <text:p text:style-name="P89">Shall always be visible</text:p>
          </table:table-cell>
          <table:covered-table-cell/>
          <table:table-cell table:style-name="Table252.C2" office:value-type="string">
            <text:p text:style-name="P99">Yes</text:p>
          </table:table-cell>
        </table:table-row>
        <table:table-row>
          <table:table-cell table:style-name="Table252.A2" table:number-columns-spanned="2" office:value-type="string">
            <text:p text:style-name="P89">List in View/Toolbars:</text:p>
          </table:table-cell>
          <table:covered-table-cell/>
          <table:table-cell table:style-name="Table252.C2" office:value-type="string">
            <text:p text:style-name="P99">Yes</text:p>
          </table:table-cell>
        </table:table-row>
        <table:table-row>
          <table:table-cell table:style-name="Table252.A2" table:number-columns-spanned="2" office:value-type="string">
            <text:p text:style-name="P89">Visible after first start</text:p>
          </table:table-cell>
          <table:covered-table-cell/>
          <table:table-cell table:style-name="Table252.C2" office:value-type="string">
            <text:p text:style-name="P99">Yes</text:p>
          </table:table-cell>
        </table:table-row>
        <table:table-row>
          <table:table-cell table:style-name="Table252.A2" table:number-columns-spanned="2" office:value-type="string">
            <text:p text:style-name="P89">Sub-Toolbar of:</text:p>
          </table:table-cell>
          <table:covered-table-cell/>
          <table:table-cell table:style-name="Table252.C2" office:value-type="string">
            <text:p text:style-name="P99">None</text:p>
          </table:table-cell>
        </table:table-row>
        <table:table-row>
          <table:table-cell table:style-name="Table252.A2" table:number-columns-spanned="2" office:value-type="string">
            <text:p text:style-name="P89">Display Tb if context is given</text:p>
          </table:table-cell>
          <table:covered-table-cell/>
          <table:table-cell table:style-name="Table252.C2" office:value-type="string">
            <text:p text:style-name="P99">No</text:p>
          </table:table-cell>
        </table:table-row>
        <table:table-row>
          <table:table-cell table:style-name="Table252.A2" table:number-columns-spanned="2" office:value-type="string">
            <text:p text:style-name="P89">Close Operation</text:p>
          </table:table-cell>
          <table:covered-table-cell/>
          <table:table-cell table:style-name="Table252.C2" office:value-type="string">
            <text:p text:style-name="P107">Permanently</text:p>
          </table:table-cell>
        </table:table-row>
        <table:table-row>
          <table:table-cell table:style-name="Table252.A2" table:number-columns-spanned="2" office:value-type="string">
            <text:p text:style-name="P89">Default Docking State</text:p>
          </table:table-cell>
          <table:covered-table-cell/>
          <table:table-cell table:style-name="Table252.C2" office:value-type="string">
            <text:p text:style-name="P103">Docked</text:p>
          </table:table-cell>
        </table:table-row>
        <table:table-row>
          <table:table-cell table:style-name="Table252.A2" table:number-columns-spanned="2" office:value-type="string">
            <text:p text:style-name="P89">Default Position</text:p>
          </table:table-cell>
          <table:covered-table-cell/>
          <table:table-cell table:style-name="Table252.C2" office:value-type="string">
            <text:p text:style-name="P103">Top</text:p>
          </table:table-cell>
        </table:table-row>
        <table:table-row>
          <table:table-cell table:style-name="Table252.A2" table:number-columns-spanned="2" office:value-type="string">
            <text:p text:style-name="P89">Default Style</text:p>
          </table:table-cell>
          <table:covered-table-cell/>
          <table:table-cell table:style-name="Table252.C2" office:value-type="string">
            <text:p text:style-name="P104">Icon</text:p>
          </table:table-cell>
        </table:table-row>
        <table:table-row>
          <table:table-cell table:style-name="Table252.A2" table:number-columns-spanned="2" office:value-type="string">
            <text:p text:style-name="P89">Name in OpenOffice 1.1</text:p>
          </table:table-cell>
          <table:covered-table-cell/>
          <table:table-cell table:style-name="Table252.C2" office:value-type="string">
            <text:p text:style-name="P66">Functionbar</text:p>
          </table:table-cell>
        </table:table-row>
        <table:table-row>
          <table:table-cell table:style-name="Table252.A2" table:number-columns-spanned="2" office:value-type="string">
            <text:p text:style-name="P89">Name in Microsoft Office 2003</text:p>
          </table:table-cell>
          <table:covered-table-cell/>
          <table:table-cell table:style-name="Table252.C2" office:value-type="string">
            <text:p text:style-name="P66">Standard</text:p>
          </table:table-cell>
        </table:table-row>
        <table:table-row>
          <table:table-cell table:style-name="Table252.A2" table:number-columns-spanned="2" office:value-type="string">
            <text:p text:style-name="P89">Notes:</text:p>
          </table:table-cell>
          <table:covered-table-cell/>
          <table:table-cell table:style-name="Table252.C2" office:value-type="string">
            <text:p text:style-name="P67"/>
          </table:table-cell>
        </table:table-row>
        <table:table-row>
          <table:table-cell table:style-name="Table252.A2" table:number-columns-spanned="2" office:value-type="string">
            <text:p text:style-name="P89">Toolbar Content</text:p>
          </table:table-cell>
          <table:covered-table-cell/>
          <table:table-cell table:style-name="Table252.C2" office:value-type="string">
            <text:p text:style-name="P94">Load URL [hidden by default]<text:line-break/>New<text:line-break/>Open<text:line-break/>Save<text:line-break/>Save As [hidden by default]<text:line-break/>---------<text:line-break/>Print File Directly<text:line-break/>---------<text:line-break/>Cut<text:line-break/>Copy<text:line-break/>Past<text:line-break/>----------<text:line-break/>Undo<text:line-break/>Redo<text:line-break/>----------<text:line-break/>Object Catalog<text:line-break/>Select Macro<text:line-break/>Select Module<text:line-break/>-----------<text:line-break/>OpenOffice.org Help<text:line-break/>What's This? [hidden by default]</text:p>
          </table:table-cell>
        </table:table-row>
      </table:table>
      <text:h text:style-name="P47" text:outline-level="3">Macro (Basic IDE)</text:h>
      <table:table table:name="Table253" table:style-name="Table253">
        <table:table-column table:style-name="Table253.A"/>
        <table:table-column table:style-name="Table253.B"/>
        <table:table-column table:style-name="Table253.C"/>
        <table:table-row>
          <table:table-cell table:style-name="Table253.A1" office:value-type="string">
            <text:p text:style-name="WW-Table_20_Heading">Toolbar Name:</text:p>
          </table:table-cell>
          <table:table-cell table:style-name="Table253.A1" office:value-type="string">
            <text:p text:style-name="WW-Table_20_Heading">EN:</text:p>
          </table:table-cell>
          <table:table-cell table:style-name="Table253.C1" office:value-type="string">
            <text:p text:style-name="P65">Macro</text:p>
          </table:table-cell>
        </table:table-row>
        <table:table-row>
          <table:table-cell table:style-name="Table253.A2" office:value-type="string">
            <text:p text:style-name="WW-Table_20_Contents"/>
          </table:table-cell>
          <table:table-cell table:style-name="Table253.A2" office:value-type="string">
            <text:p text:style-name="P89">GER:</text:p>
          </table:table-cell>
          <table:table-cell table:style-name="Table253.C2" office:value-type="string">
            <text:p text:style-name="P100">Makro</text:p>
          </table:table-cell>
        </table:table-row>
        <table:table-row>
          <table:table-cell table:style-name="Table253.A2" table:number-columns-spanned="2" office:value-type="string">
            <text:p text:style-name="WW-Table_20_Heading">Toolbar File Name:</text:p>
          </table:table-cell>
          <table:covered-table-cell/>
          <table:table-cell table:style-name="Table253.C2" office:value-type="string">
            <text:p text:style-name="P100">Macrobar.xml</text:p>
          </table:table-cell>
        </table:table-row>
        <table:table-row>
          <table:table-cell table:style-name="Table253.A2" table:number-columns-spanned="2" office:value-type="string">
            <text:p text:style-name="P89">Appears in:</text:p>
          </table:table-cell>
          <table:covered-table-cell/>
          <table:table-cell table:style-name="Table253.C2" office:value-type="string">
            <text:p text:style-name="P99">OpenOffice Basic IDE</text:p>
          </table:table-cell>
        </table:table-row>
        <table:table-row>
          <table:table-cell table:style-name="Table253.A2" table:number-columns-spanned="2" office:value-type="string">
            <text:p text:style-name="P89">Shall always be visible</text:p>
          </table:table-cell>
          <table:covered-table-cell/>
          <table:table-cell table:style-name="Table253.C2" office:value-type="string">
            <text:p text:style-name="P108">Yes</text:p>
          </table:table-cell>
        </table:table-row>
        <table:table-row>
          <table:table-cell table:style-name="Table253.A2" table:number-columns-spanned="2" office:value-type="string">
            <text:p text:style-name="P89">List in View/Toolbars:</text:p>
          </table:table-cell>
          <table:covered-table-cell/>
          <table:table-cell table:style-name="Table253.C2" office:value-type="string">
            <text:p text:style-name="P99">Yes</text:p>
          </table:table-cell>
        </table:table-row>
        <table:table-row>
          <table:table-cell table:style-name="Table253.A2" table:number-columns-spanned="2" office:value-type="string">
            <text:p text:style-name="P89">Visible after first start</text:p>
          </table:table-cell>
          <table:covered-table-cell/>
          <table:table-cell table:style-name="Table253.C2" office:value-type="string">
            <text:p text:style-name="P99">Yes</text:p>
          </table:table-cell>
        </table:table-row>
        <table:table-row>
          <table:table-cell table:style-name="Table253.A2" table:number-columns-spanned="2" office:value-type="string">
            <text:p text:style-name="P89">Sub-Toolbar of:</text:p>
          </table:table-cell>
          <table:covered-table-cell/>
          <table:table-cell table:style-name="Table253.C2" office:value-type="string">
            <text:p text:style-name="P99">None</text:p>
          </table:table-cell>
        </table:table-row>
        <table:table-row>
          <table:table-cell table:style-name="Table253.A2" table:number-columns-spanned="2" office:value-type="string">
            <text:p text:style-name="P89">Display Tb if context is given</text:p>
          </table:table-cell>
          <table:covered-table-cell/>
          <table:table-cell table:style-name="Table253.C2" office:value-type="string">
            <text:p text:style-name="P99">No</text:p>
          </table:table-cell>
        </table:table-row>
        <table:table-row>
          <table:table-cell table:style-name="Table253.A2" table:number-columns-spanned="2" office:value-type="string">
            <text:p text:style-name="P89">Close Operation</text:p>
          </table:table-cell>
          <table:covered-table-cell/>
          <table:table-cell table:style-name="Table253.C2" office:value-type="string">
            <text:p text:style-name="P107">Permanently</text:p>
          </table:table-cell>
        </table:table-row>
        <table:table-row>
          <table:table-cell table:style-name="Table253.A2" table:number-columns-spanned="2" office:value-type="string">
            <text:p text:style-name="P89">Default Docking State</text:p>
          </table:table-cell>
          <table:covered-table-cell/>
          <table:table-cell table:style-name="Table253.C2" office:value-type="string">
            <text:p text:style-name="P103">Docked</text:p>
          </table:table-cell>
        </table:table-row>
        <table:table-row>
          <table:table-cell table:style-name="Table253.A2" table:number-columns-spanned="2" office:value-type="string">
            <text:p text:style-name="P89">Default Position</text:p>
          </table:table-cell>
          <table:covered-table-cell/>
          <table:table-cell table:style-name="Table253.C2" office:value-type="string">
            <text:p text:style-name="P103">Below Standard</text:p>
          </table:table-cell>
        </table:table-row>
        <table:table-row>
          <table:table-cell table:style-name="Table253.A2" table:number-columns-spanned="2" office:value-type="string">
            <text:p text:style-name="P89">Default Style</text:p>
          </table:table-cell>
          <table:covered-table-cell/>
          <table:table-cell table:style-name="Table253.C2" office:value-type="string">
            <text:p text:style-name="P104">Icon</text:p>
          </table:table-cell>
        </table:table-row>
        <table:table-row>
          <table:table-cell table:style-name="Table253.A2" table:number-columns-spanned="2" office:value-type="string">
            <text:p text:style-name="P89">Name in OpenOffice 1.1</text:p>
          </table:table-cell>
          <table:covered-table-cell/>
          <table:table-cell table:style-name="Table253.C2" office:value-type="string">
            <text:p text:style-name="P66">Macro</text:p>
          </table:table-cell>
        </table:table-row>
        <table:table-row>
          <table:table-cell table:style-name="Table253.A2" table:number-columns-spanned="2" office:value-type="string">
            <text:p text:style-name="P89">Name in Microsoft Office 2003</text:p>
          </table:table-cell>
          <table:covered-table-cell/>
          <table:table-cell table:style-name="Table253.C2" office:value-type="string">
            <text:p text:style-name="P66">N/A</text:p>
          </table:table-cell>
        </table:table-row>
        <table:table-row>
          <table:table-cell table:style-name="Table253.A2" table:number-columns-spanned="2" office:value-type="string">
            <text:p text:style-name="P89">Notes:</text:p>
          </table:table-cell>
          <table:covered-table-cell/>
          <table:table-cell table:style-name="Table253.C2" office:value-type="string">
            <text:p text:style-name="P67"/>
          </table:table-cell>
        </table:table-row>
        <table:table-row>
          <table:table-cell table:style-name="Table253.A2" table:number-columns-spanned="2" office:value-type="string">
            <text:p text:style-name="P89">Toolbar Content</text:p>
          </table:table-cell>
          <table:covered-table-cell/>
          <table:table-cell table:style-name="Table253.C2" office:value-type="string">
            <text:p text:style-name="P94">Current Library<text:line-break/>---------------<text:line-break/>Compile<text:line-break/>Run BASIC<text:line-break/>Stop Macro<text:line-break/>---------------<text:line-break/>Step Over<text:line-break/>Step Into<text:line-break/>Step Out<text:line-break/>Breakpoint On/Off<text:line-break/>Manage Breakpoints<text:line-break/>Enable Watch<text:line-break/>---------------<text:line-break/>Find Parenthesis<text:line-break/>Insert Controls<text:line-break/>---------------<text:line-break/>Insert BASIC Source<text:line-break/>Save BASIC</text:p>
          </table:table-cell>
        </table:table-row>
      </table:table>
      <text:h text:style-name="P47" text:outline-level="3">Toolbox (Basic IDE)</text:h>
      <table:table table:name="Table254" table:style-name="Table254">
        <table:table-column table:style-name="Table254.A"/>
        <table:table-column table:style-name="Table254.B"/>
        <table:table-column table:style-name="Table254.C"/>
        <table:table-row>
          <table:table-cell table:style-name="Table254.A1" office:value-type="string">
            <text:p text:style-name="WW-Table_20_Heading">Toolbar Name:</text:p>
          </table:table-cell>
          <table:table-cell table:style-name="Table254.A1" office:value-type="string">
            <text:p text:style-name="WW-Table_20_Heading">EN:</text:p>
          </table:table-cell>
          <table:table-cell table:style-name="Table254.C1" office:value-type="string">
            <text:p text:style-name="P65">Toolbox</text:p>
          </table:table-cell>
        </table:table-row>
        <table:table-row>
          <table:table-cell table:style-name="Table254.A2" office:value-type="string">
            <text:p text:style-name="WW-Table_20_Contents"/>
          </table:table-cell>
          <table:table-cell table:style-name="Table254.A2" office:value-type="string">
            <text:p text:style-name="P89">GER:</text:p>
          </table:table-cell>
          <table:table-cell table:style-name="Table254.C2" office:value-type="string">
            <text:p text:style-name="P100">Werkzeugsammlung</text:p>
          </table:table-cell>
        </table:table-row>
        <table:table-row>
          <table:table-cell table:style-name="Table254.A2" table:number-columns-spanned="2" office:value-type="string">
            <text:p text:style-name="WW-Table_20_Heading">Toolbar File Name:</text:p>
          </table:table-cell>
          <table:covered-table-cell/>
          <table:table-cell table:style-name="Table254.C2" office:value-type="string">
            <text:p text:style-name="P100">Insertcontrolsbar.xml</text:p>
          </table:table-cell>
        </table:table-row>
        <table:table-row>
          <table:table-cell table:style-name="Table254.A2" table:number-columns-spanned="2" office:value-type="string">
            <text:p text:style-name="P89">Appears in:</text:p>
          </table:table-cell>
          <table:covered-table-cell/>
          <table:table-cell table:style-name="Table254.C2" office:value-type="string">
            <text:p text:style-name="P99">OpenOffice Basic IDE</text:p>
          </table:table-cell>
        </table:table-row>
        <table:table-row>
          <table:table-cell table:style-name="Table254.A2" table:number-columns-spanned="2" office:value-type="string">
            <text:p text:style-name="P89">Shall always be visible</text:p>
          </table:table-cell>
          <table:covered-table-cell/>
          <table:table-cell table:style-name="Table254.C2" office:value-type="string">
            <text:p text:style-name="P99">No</text:p>
          </table:table-cell>
        </table:table-row>
        <table:table-row>
          <table:table-cell table:style-name="Table254.A2" table:number-columns-spanned="2" office:value-type="string">
            <text:p text:style-name="P89">List in View/Toolbars:</text:p>
          </table:table-cell>
          <table:covered-table-cell/>
          <table:table-cell table:style-name="Table254.C2" office:value-type="string">
            <text:p text:style-name="P99">Yes</text:p>
          </table:table-cell>
        </table:table-row>
        <table:table-row>
          <table:table-cell table:style-name="Table254.A2" table:number-columns-spanned="2" office:value-type="string">
            <text:p text:style-name="P89">Visible after first start</text:p>
          </table:table-cell>
          <table:covered-table-cell/>
          <table:table-cell table:style-name="Table254.C2" office:value-type="string">
            <text:p text:style-name="P99">Yes</text:p>
          </table:table-cell>
        </table:table-row>
        <table:table-row>
          <table:table-cell table:style-name="Table254.A2" table:number-columns-spanned="2" office:value-type="string">
            <text:p text:style-name="P89">Sub-Toolbar of:</text:p>
          </table:table-cell>
          <table:covered-table-cell/>
          <table:table-cell table:style-name="Table254.C2" office:value-type="string">
            <text:p text:style-name="P99">None</text:p>
          </table:table-cell>
        </table:table-row>
        <table:table-row>
          <table:table-cell table:style-name="Table254.A2" table:number-columns-spanned="2" office:value-type="string">
            <text:p text:style-name="P89">Display Tb if context is given</text:p>
          </table:table-cell>
          <table:covered-table-cell/>
          <table:table-cell table:style-name="Table254.C2" office:value-type="string">
            <text:p text:style-name="P99">No</text:p>
          </table:table-cell>
        </table:table-row>
        <table:table-row>
          <table:table-cell table:style-name="Table254.A2" table:number-columns-spanned="2" office:value-type="string">
            <text:p text:style-name="P89">Close Operation</text:p>
          </table:table-cell>
          <table:covered-table-cell/>
          <table:table-cell table:style-name="Table254.C2" office:value-type="string">
            <text:p text:style-name="P107">Permanently</text:p>
          </table:table-cell>
        </table:table-row>
        <table:table-row>
          <table:table-cell table:style-name="Table254.A2" table:number-columns-spanned="2" office:value-type="string">
            <text:p text:style-name="P89">Default Docking State</text:p>
          </table:table-cell>
          <table:covered-table-cell/>
          <table:table-cell table:style-name="Table254.C2" office:value-type="string">
            <text:p text:style-name="P103">Docked</text:p>
          </table:table-cell>
        </table:table-row>
        <table:table-row>
          <table:table-cell table:style-name="Table254.A2" table:number-columns-spanned="2" office:value-type="string">
            <text:p text:style-name="P89">Default Position</text:p>
          </table:table-cell>
          <table:covered-table-cell/>
          <table:table-cell table:style-name="Table254.C2" office:value-type="string">
            <text:p text:style-name="P103">Top</text:p>
          </table:table-cell>
        </table:table-row>
        <table:table-row>
          <table:table-cell table:style-name="Table254.A2" table:number-columns-spanned="2" office:value-type="string">
            <text:p text:style-name="P89">Default Style</text:p>
          </table:table-cell>
          <table:covered-table-cell/>
          <table:table-cell table:style-name="Table254.C2" office:value-type="string">
            <text:p text:style-name="P104">Icon</text:p>
          </table:table-cell>
        </table:table-row>
        <table:table-row>
          <table:table-cell table:style-name="Table254.A2" table:number-columns-spanned="2" office:value-type="string">
            <text:p text:style-name="P89">Name in OpenOffice 1.1</text:p>
          </table:table-cell>
          <table:covered-table-cell/>
          <table:table-cell table:style-name="Table254.C2" office:value-type="string">
            <text:p text:style-name="P69">None</text:p>
          </table:table-cell>
        </table:table-row>
        <table:table-row>
          <table:table-cell table:style-name="Table254.A2" table:number-columns-spanned="2" office:value-type="string">
            <text:p text:style-name="P89">Name in Microsoft Office 2003</text:p>
          </table:table-cell>
          <table:covered-table-cell/>
          <table:table-cell table:style-name="Table254.C2" office:value-type="string">
            <text:p text:style-name="P66">Toolbox</text:p>
          </table:table-cell>
        </table:table-row>
        <table:table-row>
          <table:table-cell table:style-name="Table254.A2" table:number-columns-spanned="2" office:value-type="string">
            <text:p text:style-name="P89">Notes:</text:p>
          </table:table-cell>
          <table:covered-table-cell/>
          <table:table-cell table:style-name="Table254.C2" office:value-type="string">
            <text:p text:style-name="P67"/>
          </table:table-cell>
        </table:table-row>
        <table:table-row>
          <table:table-cell table:style-name="Table254.A2" table:number-columns-spanned="2" office:value-type="string">
            <text:p text:style-name="P89">Toolbar Content</text:p>
          </table:table-cell>
          <table:covered-table-cell/>
          <table:table-cell table:style-name="Table254.C2" office:value-type="string">
            <text:p text:style-name="WW-Table_20_Contents"><text:span text:style-name="T12">Select<text:line-break/></text:span><text:span text:style-name="T21">&lt;BR&gt;<text:line-break/></text:span><text:span text:style-name="T25">Test Mode On/Off<text:line-break/>Properties</text:span><text:span text:style-name="T12"><text:line-break/></text:span><text:span text:style-name="T21">&lt;BR&gt;</text:span><text:span text:style-name="T12"><text:line-break/>Button<text:line-break/>Image Control<text:line-break/></text:span><text:span text:style-name="T21">&lt;BR&gt;</text:span><text:span text:style-name="T12"><text:line-break/>Check Box<text:line-break/>Option Button<text:line-break/></text:span><text:span text:style-name="T21">&lt;BR&gt;</text:span><text:span text:style-name="T12"><text:line-break/>Label Field<text:line-break/>Text Box<text:line-break/></text:span><text:span text:style-name="T21">&lt;BR&gt;</text:span><text:span text:style-name="T12"><text:line-break/>List Box<text:line-break/>Combo Box<text:line-break/></text:span><text:span text:style-name="T21">&lt;BR&gt;</text:span><text:span text:style-name="T12"><text:line-break/>Horizontal Scrollbar<text:line-break/>Vertical Scrollbar<text:line-break/></text:span><text:span text:style-name="T21">&lt;BR&gt;</text:span><text:span text:style-name="T12"><text:line-break/>Group Box<text:line-break/>Progress Bar<text:line-break/></text:span><text:span text:style-name="T21">&lt;BR&gt;</text:span><text:span text:style-name="T12"><text:line-break/>Horizontal Line<text:line-break/>Vertical Line<text:line-break/></text:span><text:span text:style-name="T21">&lt;BR&gt;</text:span><text:span text:style-name="T12"><text:line-break/>Date Field<text:line-break/>Time Field<text:line-break/></text:span><text:span text:style-name="T21">&lt;BR&gt;</text:span><text:span text:style-name="T12"><text:line-break/>Numeric Field<text:line-break/>Currency field<text:line-break/></text:span><text:span text:style-name="T21">&lt;BR&gt;<text:line-break/></text:span><text:span text:style-name="T26">Formatted Field<text:line-break/>Pattern Field<text:line-break/></text:span><text:span text:style-name="T21">&lt;BR&gt;</text:span><text:span text:style-name="T12"><text:line-break/>File Selection</text:span></text:p>
          </table:table-cell>
        </table:table-row>
      </table:table>
      <text:h text:style-name="P47" text:outline-level="3">Full Screen (Basic IDE)</text:h>
      <table:table table:name="Table255" table:style-name="Table255">
        <table:table-column table:style-name="Table255.A"/>
        <table:table-column table:style-name="Table255.B"/>
        <table:table-column table:style-name="Table255.C"/>
        <table:table-row>
          <table:table-cell table:style-name="Table255.A1" office:value-type="string">
            <text:p text:style-name="WW-Table_20_Heading">Toolbar Name:</text:p>
          </table:table-cell>
          <table:table-cell table:style-name="Table255.A1" office:value-type="string">
            <text:p text:style-name="WW-Table_20_Heading">EN:</text:p>
          </table:table-cell>
          <table:table-cell table:style-name="Table255.C1" office:value-type="string">
            <text:p text:style-name="P65">Full Screen</text:p>
          </table:table-cell>
        </table:table-row>
        <table:table-row>
          <table:table-cell table:style-name="Table255.A2" office:value-type="string">
            <text:p text:style-name="WW-Table_20_Contents"/>
          </table:table-cell>
          <table:table-cell table:style-name="Table255.A2" office:value-type="string">
            <text:p text:style-name="P89">GER:</text:p>
          </table:table-cell>
          <table:table-cell table:style-name="Table255.C2" office:value-type="string">
            <text:p text:style-name="P100">Ganzer Bildschirm</text:p>
          </table:table-cell>
        </table:table-row>
        <table:table-row>
          <table:table-cell table:style-name="Table255.A2" table:number-columns-spanned="2" office:value-type="string">
            <text:p text:style-name="WW-Table_20_Heading">Toolbar File Name:</text:p>
          </table:table-cell>
          <table:covered-table-cell/>
          <table:table-cell table:style-name="Table255.C2" office:value-type="string">
            <text:p text:style-name="P100"/>
          </table:table-cell>
        </table:table-row>
        <table:table-row>
          <table:table-cell table:style-name="Table255.A2" table:number-columns-spanned="2" office:value-type="string">
            <text:p text:style-name="P89">Appears in:</text:p>
          </table:table-cell>
          <table:covered-table-cell/>
          <table:table-cell table:style-name="Table255.C2" office:value-type="string">
            <text:p text:style-name="P99">Basic IDE</text:p>
          </table:table-cell>
        </table:table-row>
        <table:table-row>
          <table:table-cell table:style-name="Table255.A2" table:number-columns-spanned="2" office:value-type="string">
            <text:p text:style-name="P89">Shall always be visible</text:p>
          </table:table-cell>
          <table:covered-table-cell/>
          <table:table-cell table:style-name="Table255.C2" office:value-type="string">
            <text:p text:style-name="P99">No</text:p>
          </table:table-cell>
        </table:table-row>
        <table:table-row>
          <table:table-cell table:style-name="Table255.A2" table:number-columns-spanned="2" office:value-type="string">
            <text:p text:style-name="P89">List in View/Toolbars:</text:p>
          </table:table-cell>
          <table:covered-table-cell/>
          <table:table-cell table:style-name="Table255.C2" office:value-type="string">
            <text:p text:style-name="P99">No</text:p>
          </table:table-cell>
        </table:table-row>
        <table:table-row>
          <table:table-cell table:style-name="Table255.A2" table:number-columns-spanned="2" office:value-type="string">
            <text:p text:style-name="P89">Visible after first start</text:p>
          </table:table-cell>
          <table:covered-table-cell/>
          <table:table-cell table:style-name="Table255.C2" office:value-type="string">
            <text:p text:style-name="P99">No</text:p>
          </table:table-cell>
        </table:table-row>
        <table:table-row>
          <table:table-cell table:style-name="Table255.A2" table:number-columns-spanned="2" office:value-type="string">
            <text:p text:style-name="P89">Sub-Toolbar of:</text:p>
          </table:table-cell>
          <table:covered-table-cell/>
          <table:table-cell table:style-name="Table255.C2" office:value-type="string">
            <text:p text:style-name="P99">N/A</text:p>
          </table:table-cell>
        </table:table-row>
        <table:table-row>
          <table:table-cell table:style-name="Table255.A2" table:number-columns-spanned="2" office:value-type="string">
            <text:p text:style-name="P89">Display Tb if context is given</text:p>
          </table:table-cell>
          <table:covered-table-cell/>
          <table:table-cell table:style-name="Table255.C2" office:value-type="string">
            <text:p text:style-name="P99">No</text:p>
          </table:table-cell>
        </table:table-row>
        <table:table-row>
          <table:table-cell table:style-name="Table255.A2" table:number-columns-spanned="2" office:value-type="string">
            <text:p text:style-name="P89">Close Operation</text:p>
          </table:table-cell>
          <table:covered-table-cell/>
          <table:table-cell table:style-name="Table255.C2" office:value-type="string">
            <text:p text:style-name="P107">Permanently</text:p>
          </table:table-cell>
        </table:table-row>
        <table:table-row>
          <table:table-cell table:style-name="Table255.A2" table:number-columns-spanned="2" office:value-type="string">
            <text:p text:style-name="P89">Default Docking State</text:p>
          </table:table-cell>
          <table:covered-table-cell/>
          <table:table-cell table:style-name="Table255.C2" office:value-type="string">
            <text:p text:style-name="P104">Floated</text:p>
          </table:table-cell>
        </table:table-row>
        <table:table-row>
          <table:table-cell table:style-name="Table255.A2" table:number-columns-spanned="2" office:value-type="string">
            <text:p text:style-name="P89">Default Position</text:p>
          </table:table-cell>
          <table:covered-table-cell/>
          <table:table-cell table:style-name="Table255.C2" office:value-type="string">
            <text:p text:style-name="P104">N/A</text:p>
          </table:table-cell>
        </table:table-row>
        <table:table-row>
          <table:table-cell table:style-name="Table255.A2" table:number-columns-spanned="2" office:value-type="string">
            <text:p text:style-name="P89">Default Style</text:p>
          </table:table-cell>
          <table:covered-table-cell/>
          <table:table-cell table:style-name="Table255.C2" office:value-type="string">
            <text:p text:style-name="P104">Icon</text:p>
          </table:table-cell>
        </table:table-row>
        <table:table-row>
          <table:table-cell table:style-name="Table255.A2" table:number-columns-spanned="2" office:value-type="string">
            <text:p text:style-name="P89">Name in OpenOffice 1.1</text:p>
          </table:table-cell>
          <table:covered-table-cell/>
          <table:table-cell table:style-name="Table255.C2" office:value-type="string">
            <text:p text:style-name="P66">N/A</text:p>
          </table:table-cell>
        </table:table-row>
        <table:table-row>
          <table:table-cell table:style-name="Table255.A2" table:number-columns-spanned="2" office:value-type="string">
            <text:p text:style-name="P89">Name in Microsoft Office 2003</text:p>
          </table:table-cell>
          <table:covered-table-cell/>
          <table:table-cell table:style-name="Table255.C2" office:value-type="string">
            <text:p text:style-name="P66">Full Screen</text:p>
          </table:table-cell>
        </table:table-row>
        <table:table-row>
          <table:table-cell table:style-name="Table255.A2" table:number-columns-spanned="2" office:value-type="string">
            <text:p text:style-name="P89">Notes:</text:p>
          </table:table-cell>
          <table:covered-table-cell/>
          <table:table-cell table:style-name="Table255.C2" office:value-type="string">
            <text:p text:style-name="P67"/>
          </table:table-cell>
        </table:table-row>
        <table:table-row>
          <table:table-cell table:style-name="Table255.A2" table:number-columns-spanned="2" office:value-type="string">
            <text:p text:style-name="P89">Toolbar Content</text:p>
          </table:table-cell>
          <table:covered-table-cell/>
          <table:table-cell table:style-name="Table255.C2" office:value-type="string">
            <text:p text:style-name="P19">Full Screen On/Off</text:p>
          </table:table-cell>
        </table:table-row>
      </table:table>
      <text:h text:style-name="P46" text:outline-level="2">Start Module</text:h>
      <text:h text:style-name="P48" text:outline-level="3">Standard (Start Module)</text:h>
      <table:table table:name="Table256" table:style-name="Table256">
        <table:table-column table:style-name="Table256.A"/>
        <table:table-column table:style-name="Table256.B"/>
        <table:table-column table:style-name="Table256.C"/>
        <table:table-row>
          <table:table-cell table:style-name="Table256.A1" office:value-type="string">
            <text:p text:style-name="P79">Toolbar Name:</text:p>
          </table:table-cell>
          <table:table-cell table:style-name="Table256.A1" office:value-type="string">
            <text:p text:style-name="P79">EN:</text:p>
          </table:table-cell>
          <table:table-cell table:style-name="Table256.C1" office:value-type="string">
            <text:p text:style-name="P65">Standard</text:p>
          </table:table-cell>
        </table:table-row>
        <table:table-row>
          <table:table-cell table:style-name="Table256.A2" office:value-type="string">
            <text:p text:style-name="P90"/>
          </table:table-cell>
          <table:table-cell table:style-name="Table256.A2" office:value-type="string">
            <text:p text:style-name="P93">GER:</text:p>
          </table:table-cell>
          <table:table-cell table:style-name="Table256.C2" office:value-type="string">
            <text:p text:style-name="P100">Standard</text:p>
          </table:table-cell>
        </table:table-row>
        <table:table-row>
          <table:table-cell table:style-name="Table256.A2" table:number-columns-spanned="2" office:value-type="string">
            <text:p text:style-name="P79">Toolbar File Name:</text:p>
          </table:table-cell>
          <table:covered-table-cell/>
          <table:table-cell table:style-name="Table256.C2" office:value-type="string">
            <text:p text:style-name="P100">Standard.xml</text:p>
          </table:table-cell>
        </table:table-row>
        <table:table-row>
          <table:table-cell table:style-name="Table256.A2" table:number-columns-spanned="2" office:value-type="string">
            <text:p text:style-name="P93">Appears in:</text:p>
          </table:table-cell>
          <table:covered-table-cell/>
          <table:table-cell table:style-name="Table256.C2" office:value-type="string">
            <text:p text:style-name="P99">Start Module</text:p>
          </table:table-cell>
        </table:table-row>
        <table:table-row>
          <table:table-cell table:style-name="Table256.A2" table:number-columns-spanned="2" office:value-type="string">
            <text:p text:style-name="P93">Shall always be visible</text:p>
          </table:table-cell>
          <table:covered-table-cell/>
          <table:table-cell table:style-name="Table256.C2" office:value-type="string">
            <text:p text:style-name="P99">No</text:p>
          </table:table-cell>
        </table:table-row>
        <table:table-row>
          <table:table-cell table:style-name="Table256.A2" table:number-columns-spanned="2" office:value-type="string">
            <text:p text:style-name="P93">List in View/Toolbars:</text:p>
          </table:table-cell>
          <table:covered-table-cell/>
          <table:table-cell table:style-name="Table256.C2" office:value-type="string">
            <text:p text:style-name="P99">No</text:p>
          </table:table-cell>
        </table:table-row>
        <table:table-row>
          <table:table-cell table:style-name="Table256.A2" table:number-columns-spanned="2" office:value-type="string">
            <text:p text:style-name="P93">Visible after first start</text:p>
          </table:table-cell>
          <table:covered-table-cell/>
          <table:table-cell table:style-name="Table256.C2" office:value-type="string">
            <text:p text:style-name="P99">No</text:p>
          </table:table-cell>
        </table:table-row>
        <table:table-row>
          <table:table-cell table:style-name="Table256.A2" table:number-columns-spanned="2" office:value-type="string">
            <text:p text:style-name="P93">Sub-Toolbar of:</text:p>
          </table:table-cell>
          <table:covered-table-cell/>
          <table:table-cell table:style-name="Table256.C2" office:value-type="string">
            <text:p text:style-name="P99">N/A</text:p>
          </table:table-cell>
        </table:table-row>
        <table:table-row>
          <table:table-cell table:style-name="Table256.A2" table:number-columns-spanned="2" office:value-type="string">
            <text:p text:style-name="P93">Display Tb if context is given</text:p>
          </table:table-cell>
          <table:covered-table-cell/>
          <table:table-cell table:style-name="Table256.C2" office:value-type="string">
            <text:p text:style-name="P99">No</text:p>
          </table:table-cell>
        </table:table-row>
        <table:table-row>
          <table:table-cell table:style-name="Table256.A2" table:number-columns-spanned="2" office:value-type="string">
            <text:p text:style-name="P89">Close Operation</text:p>
          </table:table-cell>
          <table:covered-table-cell/>
          <table:table-cell table:style-name="Table256.C2" office:value-type="string">
            <text:p text:style-name="P107">Permanently</text:p>
          </table:table-cell>
        </table:table-row>
        <table:table-row>
          <table:table-cell table:style-name="Table256.A2" table:number-columns-spanned="2" office:value-type="string">
            <text:p text:style-name="P93">Default Docking State</text:p>
          </table:table-cell>
          <table:covered-table-cell/>
          <table:table-cell table:style-name="Table256.C2" office:value-type="string">
            <text:p text:style-name="P104">Floated</text:p>
          </table:table-cell>
        </table:table-row>
        <table:table-row>
          <table:table-cell table:style-name="Table256.A2" table:number-columns-spanned="2" office:value-type="string">
            <text:p text:style-name="P93">Default Position</text:p>
          </table:table-cell>
          <table:covered-table-cell/>
          <table:table-cell table:style-name="Table256.C2" office:value-type="string">
            <text:p text:style-name="P104">N/A</text:p>
          </table:table-cell>
        </table:table-row>
        <table:table-row>
          <table:table-cell table:style-name="Table256.A2" table:number-columns-spanned="2" office:value-type="string">
            <text:p text:style-name="P93">Default Style</text:p>
          </table:table-cell>
          <table:covered-table-cell/>
          <table:table-cell table:style-name="Table256.C2" office:value-type="string">
            <text:p text:style-name="P104">Icon</text:p>
          </table:table-cell>
        </table:table-row>
        <table:table-row>
          <table:table-cell table:style-name="Table256.A2" table:number-columns-spanned="2" office:value-type="string">
            <text:p text:style-name="P93">Name in OpenOffice 1.1</text:p>
          </table:table-cell>
          <table:covered-table-cell/>
          <table:table-cell table:style-name="Table256.C2" office:value-type="string">
            <text:p text:style-name="P66">N/A</text:p>
          </table:table-cell>
        </table:table-row>
        <table:table-row>
          <table:table-cell table:style-name="Table256.A2" table:number-columns-spanned="2" office:value-type="string">
            <text:p text:style-name="P93">Name in Microsoft Office 2003</text:p>
          </table:table-cell>
          <table:covered-table-cell/>
          <table:table-cell table:style-name="Table256.C2" office:value-type="string">
            <text:p text:style-name="P66">Full Screen</text:p>
          </table:table-cell>
        </table:table-row>
        <table:table-row>
          <table:table-cell table:style-name="Table256.A2" table:number-columns-spanned="2" office:value-type="string">
            <text:p text:style-name="P93">Notes:</text:p>
          </table:table-cell>
          <table:covered-table-cell/>
          <table:table-cell table:style-name="Table256.C2" office:value-type="string">
            <text:p text:style-name="P67"/>
          </table:table-cell>
        </table:table-row>
        <table:table-row>
          <table:table-cell table:style-name="Table256.A2" table:number-columns-spanned="2" office:value-type="string">
            <text:p text:style-name="P93">Toolbar Content</text:p>
          </table:table-cell>
          <table:covered-table-cell/>
          <table:table-cell table:style-name="Table256.C2" office:value-type="string">
            <text:p text:style-name="P19">Load URL [hidden by default]</text:p>
            <text:p text:style-name="P19">New<text:line-break/>New from Template[hidden by default]<text:line-break/>Open<text:line-break/>------------------<text:line-break/>StarOffice Help<text:line-break/><text:span text:style-name="T12">What's this [hidden by default]</text:span></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Symbol" svg:font-family="Symbol" style:font-charset="x-symbol"/>
    <style:font-face style:name="Tahoma1" svg:font-family="Tahoma"/>
    <style:font-face style:name="Courier" svg:font-family="Courier" style:font-family-generic="modern"/>
    <style:font-face style:name="Courier New" svg:font-family="'Courier New'" style:font-family-generic="modern"/>
    <style:font-face style:name="Cumberland1" svg:font-family="Cumberland, 'Courier New'" style:font-family-generic="modern"/>
    <style:font-face style:name="Arial1" svg:font-family="Arial" style:font-family-generic="swiss"/>
    <style:font-face style:name="Courier New1" svg:font-family="'Courier New'" style:font-family-generic="modern" style:font-pitch="fixed"/>
    <style:font-face style:name="Cumberland" svg:font-family="Cumberland" style:font-family-generic="modern" style:font-pitch="fixed"/>
    <style:font-face style:name="Andale Sans UI" svg:font-family="'Andale Sans UI'" style:font-pitch="variable"/>
    <style:font-face style:name="Andale Sans UI1" svg:font-family="'Andale Sans UI', 'Arial Unicode MS'" style:font-pitch="variable"/>
    <style:font-face style:name="MS Mincho" svg:font-family="'MS Mincho'" style:font-pitch="variable"/>
    <style:font-face style:name="Tahoma" svg:font-family="Tahoma" style:font-pitch="variable"/>
    <style:font-face style:name="Thorndale" svg:font-family="Thorndale" style:font-family-generic="roman" style:font-pitch="variable"/>
    <style:font-face style:name="Thorndale1" svg:font-family="Thorndale, 'Times New Roman'" style:font-family-generic="roman" style:font-pitch="variable"/>
    <style:font-face style:name="Timmons" svg:font-family="Timmons, 'Times New Roman'" style:font-family-generic="roman" style:font-pitch="variable"/>
    <style:font-face style:name="Albany1" svg:font-family="Albany" style:font-family-generic="swiss" style:font-pitch="variable"/>
    <style:font-face style:name="Albany" svg:font-family="Albany, Arial" style:font-family-generic="swiss"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de" fo:country="D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text-autospace="ideograph-alpha" style:punctuation-wrap="hanging" style:line-break="strict" style:writing-mode="lr-tb">
        <style:tab-stops/>
      </style:paragraph-properties>
      <style:text-properties style:use-window-font-color="true" style:font-name="Thorndale1" fo:font-size="12pt" fo:language="en" fo:country="US" style:font-name-asian="Andale Sans UI1" style:font-size-asian="12pt" style:language-asian="en" style:country-asian="US" style:font-name-complex="Tahoma" style:font-size-complex="12pt" style:language-complex="en" style:country-complex="U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 fo:font-size="10pt" style:font-size-asian="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1" fo:font-size="14pt" style:font-name-asian="MS Mincho" style:font-size-asian="14pt" style:font-name-complex="Tahoma" style:font-size-complex="14pt"/>
    </style:style>
    <style:style style:name="Heading_20_1" style:display-name="Heading 1" style:family="paragraph" style:parent-style-name="WW-Heading" style:next-style-name="Text_20_body" style:class="text" style:default-outline-level="1">
      <style:paragraph-properties fo:margin-left="0cm" fo:margin-right="0cm" fo:margin-top="1.3cm" fo:margin-bottom="0.199cm" fo:text-indent="0cm" style:auto-text-indent="false"/>
      <style:text-properties fo:font-size="14pt" fo:font-weight="bold" style:font-size-asian="14pt" style:font-weight-asian="bold" style:font-size-complex="16pt" style:font-weight-complex="bold"/>
    </style:style>
    <style:style style:name="Heading_20_2" style:display-name="Heading 2" style:family="paragraph" style:parent-style-name="WW-Heading" style:next-style-name="Text_20_body" style:class="text" style:default-outline-level="2">
      <style:paragraph-properties fo:margin-left="0cm" fo:margin-right="0cm" fo:margin-top="0.499cm" fo:margin-bottom="0.199cm" fo:text-indent="0cm" style:auto-text-indent="false"/>
      <style:text-properties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WW-Heading" style:next-style-name="Text_20_body" style:class="text" style:default-outline-level="3">
      <style:paragraph-properties fo:margin-left="0cm" fo:margin-right="0cm" fo:margin-top="0.4cm" fo:margin-bottom="0.101cm" fo:text-indent="0cm" style:auto-text-indent="false" fo:background-color="transparent">
        <style:tab-stops/>
        <style:background-image/>
      </style:paragraph-properties>
      <style:text-properties fo:font-size="10pt" fo:font-weight="bold" style:font-size-asian="10pt" style:font-weight-asian="bold" style:font-size-complex="14pt" style:font-weight-complex="bold"/>
    </style:style>
    <style:style style:name="Heading_20_4" style:display-name="Heading 4" style:family="paragraph" style:parent-style-name="WW-Heading" style:next-style-name="Text_20_body" style:class="text" style:default-outline-level="4">
      <style:paragraph-properties fo:margin-left="1.05cm" fo:margin-right="0cm" fo:text-indent="0cm" style:auto-text-indent="false"/>
      <style:text-properties fo:font-size="14pt" fo:font-style="normal" fo:font-weight="bold" style:font-size-asian="14pt" style:font-style-asian="normal" style:font-weight-asian="bold" style:font-size-complex="12pt" style:font-style-complex="italic" style:font-weight-complex="bold"/>
    </style:style>
    <style:style style:name="Heading_20_5" style:display-name="Heading 5" style:family="paragraph" style:parent-style-name="WW-Heading" style:next-style-name="Text_20_body" style:class="text" style:default-outline-level="5">
      <style:paragraph-properties fo:margin-left="1cm" fo:margin-right="0cm" fo:text-indent="-1cm" style:auto-text-indent="false"/>
      <style:text-properties fo:font-size="12pt" fo:font-weight="bold" style:font-size-asian="12pt" style:font-weight-asian="bold" style:font-size-complex="12pt" style:font-weight-complex="bold"/>
    </style:style>
    <style:style style:name="Heading_20_6" style:display-name="Heading 6" style:family="paragraph" style:parent-style-name="WW-Heading" style:next-style-name="Text_20_body" style:class="text" style:default-outline-level="6">
      <style:paragraph-properties fo:margin-left="1cm" fo:margin-right="0cm" fo:text-indent="-1cm" style:auto-text-indent="false"/>
      <style:text-properties fo:font-size="10.5pt" fo:font-weight="bold" style:font-size-asian="10.5pt" style:font-weight-asian="bold" style:font-size-complex="10.5pt" style:font-weight-complex="bold"/>
    </style:style>
    <style:style style:name="Heading_20_7" style:display-name="Heading 7" style:family="paragraph" style:parent-style-name="WW-Heading" style:next-style-name="Text_20_body" style:class="text" style:default-outline-level="7">
      <style:paragraph-properties fo:margin-left="1cm" fo:margin-right="0cm" fo:text-indent="-1cm" style:auto-text-indent="false"/>
      <style:text-properties fo:font-size="10.5pt" fo:font-weight="bold" style:font-size-asian="10.5pt" style:font-weight-asian="bold" style:font-size-complex="10.5pt" style:font-weight-complex="bold"/>
    </style:style>
    <style:style style:name="Heading_20_8" style:display-name="Heading 8" style:family="paragraph" style:parent-style-name="WW-Heading" style:next-style-name="Text_20_body" style:class="text" style:default-outline-level="8">
      <style:paragraph-properties fo:margin-left="1cm" fo:margin-right="0cm" fo:text-indent="-1cm" style:auto-text-indent="false"/>
      <style:text-properties fo:font-size="10.5pt" fo:font-weight="bold" style:font-size-asian="10.5pt" style:font-weight-asian="bold" style:font-size-complex="10.5pt" style:font-weight-complex="bold"/>
    </style:style>
    <style:style style:name="Heading_20_9" style:display-name="Heading 9" style:family="paragraph" style:parent-style-name="WW-Heading" style:next-style-name="Text_20_body" style:class="text" style:default-outline-level="9">
      <style:paragraph-properties fo:margin-left="1cm" fo:margin-right="0cm" fo:text-indent="-1cm" style:auto-text-indent="false"/>
      <style:text-properties fo:font-size="10.5pt" fo:font-weight="bold" style:font-size-asian="10.5pt" style:font-weight-asian="bold" style:font-size-complex="10.5pt"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left="0cm" fo:padding-right="0cm" fo:padding-top="0cm" fo:padding-bottom="0.035cm" fo:border-left="none" fo:border-right="none" fo:border-top="none" fo:border-bottom="0.002cm solid #808080" text:number-lines="false" text:line-number="0">
        <style:tab-stops>
          <style:tab-stop style:position="8.25cm" style:type="center"/>
          <style:tab-stop style:position="16.501cm" style:type="right"/>
        </style:tab-stops>
        <style:background-image/>
      </style:paragraph-properties>
      <style:text-properties style:font-name="Albany" fo:font-size="10pt" style:font-size-asian="10pt"/>
    </style:style>
    <style:style style:name="Footer" style:family="paragraph" style:parent-style-name="Standard" style:class="extra">
      <style:paragraph-properties fo:padding-left="0cm" fo:padding-right="0cm" fo:padding-top="0.035cm" fo:padding-bottom="0cm" fo:border-left="none" fo:border-right="none" fo:border-top="0.002cm solid #800080" fo:border-bottom="none" text:number-lines="false" text:line-number="0">
        <style:tab-stops>
          <style:tab-stop style:position="8.269cm" style:type="center"/>
          <style:tab-stop style:position="16.538cm" style:type="right"/>
        </style:tab-stops>
      </style:paragraph-properties>
      <style:text-properties style:font-name="Albany"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font-size-asian="10pt" style:font-weight-asian="bold"/>
    </style:style>
    <style:style style:name="Contents_20_2" style:display-name="Contents 2" style:family="paragraph" style:parent-style-name="WW-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 fo:font-size="10pt" fo:font-weight="bold" style:font-size-asian="10pt" style:font-weight-asian="bold"/>
    </style:style>
    <style:style style:name="Contents_20_3" style:display-name="Contents 3" style:family="paragraph" style:parent-style-name="WW-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 fo:font-size="10pt" fo:font-weight="normal" style:font-size-asian="10pt" style:font-weight-asian="normal"/>
    </style:style>
    <style:style style:name="Contents_20_4" style:display-name="Contents 4" style:family="paragraph" style:parent-style-name="WW-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font-size-asian="10pt"/>
    </style:style>
    <style:style style:name="Title" style:family="paragraph" style:parent-style-name="WW-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WW-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WW-Heading" style:family="paragraph" style:parent-style-name="Standard" style:next-style-name="Text_20_body">
      <style:paragraph-properties fo:margin-top="0.423cm" fo:margin-bottom="0.212cm" fo:keep-with-next="always"/>
      <style:text-properties style:font-name="Albany" fo:font-size="14pt" style:font-name-asian="MS Mincho" style:font-size-asian="14pt" style:font-name-complex="Tahoma" style:font-size-complex="14pt"/>
    </style:style>
    <style:style style:name="WW-List_20_Indent" style:display-name="WW-List Indent" style:family="paragraph" style:parent-style-name="Text_20_body">
      <style:paragraph-properties fo:margin-left="5.001cm" fo:margin-right="0cm" fo:text-indent="-4.5cm" style:auto-text-indent="false">
        <style:tab-stops>
          <style:tab-stop style:position="0cm"/>
        </style:tab-stops>
      </style:paragraph-properties>
    </style:style>
    <style:style style:name="WW-Marginalia" style:family="paragraph" style:parent-style-name="Text_20_body">
      <style:paragraph-properties fo:margin-left="4.001cm" fo:margin-right="0cm" fo:text-indent="0cm" style:auto-text-indent="false"/>
    </style:style>
    <style:style style:name="WW-Heading_20_10" style:display-name="WW-Heading 10" style:family="paragraph" style:parent-style-name="WW-Heading" style:next-style-name="Text_20_body">
      <style:paragraph-properties fo:margin-left="1cm" fo:margin-right="0cm" fo:text-indent="-1cm" style:auto-text-indent="false"/>
      <style:text-properties fo:font-size="10.5pt" fo:font-weight="bold" style:font-size-asian="10.5pt" style:font-weight-asian="bold" style:font-size-complex="10.5pt" style:font-weight-complex="bold"/>
    </style:style>
    <style:style style:name="WW-Footer_20_right" style:display-name="WW-Footer right" style:family="paragraph" style:parent-style-name="Standard">
      <style:paragraph-properties text:number-lines="false" text:line-number="0">
        <style:tab-stops>
          <style:tab-stop style:position="8.25cm" style:type="center"/>
          <style:tab-stop style:position="16.501cm" style:type="right"/>
        </style:tab-stops>
      </style:paragraph-properties>
    </style:style>
    <style:style style:name="WW-Table_20_Contents" style:display-name="WW-Table Contents" style:family="paragraph" style:parent-style-name="Text_20_body">
      <style:paragraph-properties fo:margin-left="0cm" fo:margin-right="0cm" fo:text-align="start" style:justify-single-word="false" fo:text-indent="0cm" style:auto-text-indent="false" text:number-lines="false" text:line-number="0"/>
    </style:style>
    <style:style style:name="WW-Table_20_Heading" style:display-name="WW-Table Heading" style:family="paragraph" style:parent-style-name="WW-Table_20_Contents">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normal" style:font-weight-asian="bold" style:font-style-complex="italic" style:font-weight-complex="bold"/>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WW-Table" style:family="paragraph" style:parent-style-name="WW-Caption">
      <style:paragraph-properties fo:margin-left="1.05cm" fo:margin-right="0cm" fo:text-indent="0cm" style:auto-text-indent="false"/>
    </style:style>
    <style:style style:name="WW-Frame_20_contents" style:display-name="WW-Frame contents" style:family="paragraph" style:parent-style-name="Text_20_body"/>
    <style:style style:name="WW-Index" style:family="paragraph" style:parent-style-name="Standard">
      <style:paragraph-properties text:number-lines="false" text:line-number="0"/>
      <style:text-properties style:font-name-complex="Tahoma1"/>
    </style:style>
    <style:style style:name="WW-Contents_20_Heading" style:display-name="WW-Contents Heading" style:family="paragraph" style:parent-style-name="WW-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Preformatted_20_Text" style:display-name="WW-Preformatted Text" style:family="paragraph" style:parent-style-name="Standard">
      <style:paragraph-properties fo:margin-top="0cm" fo:margin-bottom="0cm"/>
      <style:text-properties style:font-name="Cumberland1" fo:font-size="10pt" style:font-name-asian="Cumberland1" style:font-size-asian="10pt" style:font-name-complex="Cumberland1" style:font-size-complex="10pt"/>
    </style:style>
    <style:style style:name="Figure" style:family="paragraph" style:parent-style-name="WW-Caption"/>
    <style:style style:name="Untitled1" style:family="paragraph" style:parent-style-name="WW-Table_20_Contents">
      <style:paragraph-properties fo:text-align="start" style:justify-single-word="false"/>
    </style:style>
    <style:style style:name="Footnote_20_Symbol" style:display-name="Footnote Symbol" style:family="text">
      <style:text-properties style:text-position="0% 100%" style:font-name="Albany"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text-properties style:text-position="super 58%"/>
    </style:style>
    <style:style style:name="Line_20_numbering" style:display-name="Line numbering" style:family="text">
      <style:text-properties fo:color="#999999" style:font-name="Arial" fo:font-size="9pt" style:font-size-asian="9pt"/>
    </style:style>
    <style:style style:name="Footnote_20_anchor" style:display-name="Footnote anchor" style:family="text">
      <style:text-properties style:text-position="super 58%"/>
    </style:style>
    <style:style style:name="WW8Num2z0" style:family="text">
      <style:text-properties style:font-name="Symbol" fo:font-size="9pt" style:font-size-asian="9pt" style:font-name-complex="StarSymbol1" style:font-size-complex="9pt"/>
    </style:style>
    <style:style style:name="WW-Absatz-Standardschriftart" style:family="text"/>
    <style:style style:name="WW-Footnote_20_Characters" style:display-name="WW-Footnote Characters" style:family="text"/>
    <style:style style:name="WW-Numbering_20_Symbols" style:display-name="WW-Numbering Symbols" style:family="text"/>
    <style:style style:name="WW-Bullets" style:family="text">
      <style:text-properties style:font-name="StarSymbol1" fo:font-size="9pt" style:font-name-asian="StarSymbol1" style:font-size-asian="9pt" style:font-name-complex="StarSymbol1" style:font-size-complex="9pt"/>
    </style:style>
    <style:style style:name="WW-Placeholder" style:family="text">
      <style:text-properties fo:font-variant="normal" fo:text-transform="none" fo:color="#000080" style:font-name="Albany" fo:font-size="10pt" style:text-underline-style="none" fo:background-color="transparent" style:font-size-asian="10pt"/>
    </style:style>
    <style:style style:name="WW-Index_20_Link" style:display-name="WW-Index Link" style:family="text">
      <style:text-properties style:font-name="Timmons"/>
    </style:style>
    <style:style style:name="WW-Endnote_20_Characters" style:display-name="WW-Endnote Characters" style:family="text"/>
    <style:style style:name="PLaceholder_20_Titel" style:display-name="PLaceholder Titel" style:family="text">
      <style:text-properties fo:color="#666699" fo:font-size="20pt" style:font-size-asian="20pt"/>
    </style:style>
    <style:style style:name="Contents_20_Links" style:display-name="Contents Links" style:family="text" style:parent-style-name="WW-Index_20_Link">
      <style:text-properties fo:color="#000000" style:font-name="Albany"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3cm"/>
      </text:outline-level-style>
      <text:outline-level-style text:level="2" style:num-format="1" text:display-levels="2">
        <style:list-level-properties text:min-label-width="1.3cm"/>
      </text:outline-level-style>
      <text:outline-level-style text:level="3" style:num-format="1" text:display-levels="3">
        <style:list-level-properties text:min-label-width="1.3cm"/>
      </text:outline-level-style>
      <text:outline-level-style text:level="4" style:num-format="">
        <style:list-level-properties text:min-label-width="1.3cm"/>
      </text:outline-level-style>
      <text:outline-level-style text:level="5" style:num-format="">
        <style:list-level-properties text:min-label-width="1.3cm"/>
      </text:outline-level-style>
      <text:outline-level-style text:level="6" style:num-format="">
        <style:list-level-properties text:min-label-width="1.3cm"/>
      </text:outline-level-style>
      <text:outline-level-style text:level="7" style:num-format="">
        <style:list-level-properties text:min-label-width="1.3cm"/>
      </text:outline-level-style>
      <text:outline-level-style text:level="8" style:num-format="">
        <style:list-level-properties text:min-label-width="1.3cm"/>
      </text:outline-level-style>
      <text:outline-level-style text:level="9" style:num-format="">
        <style:list-level-properties text:min-label-width="1.3cm"/>
      </text:outline-level-style>
      <text:outline-level-style text:level="10" style:num-format=""/>
    </text:outline-style>
    <text:list-style style:name="WW8Num1">
      <text:list-level-style-number text:level="1" style:num-format="1">
        <style:list-level-properties text:min-label-width="1.3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3cm"/>
      </text:list-level-style-number>
      <text:list-level-style-number text:level="4" style:num-format="">
        <style:list-level-properties text:min-label-width="1.3cm"/>
      </text:list-level-style-number>
      <text:list-level-style-number text:level="5" style:num-format="">
        <style:list-level-properties text:min-label-width="1.3cm"/>
      </text:list-level-style-number>
      <text:list-level-style-number text:level="6" style:num-format="">
        <style:list-level-properties text:min-label-width="1.3cm"/>
      </text:list-level-style-number>
      <text:list-level-style-number text:level="7" style:num-format="">
        <style:list-level-properties text:min-label-width="1.3cm"/>
      </text:list-level-style-number>
      <text:list-level-style-number text:level="8" style:num-format="">
        <style:list-level-properties text:min-label-width="1.3cm"/>
      </text:list-level-style-number>
      <text:list-level-style-number text:level="9" style:num-format="">
        <style:list-level-properties text:min-label-width="1.3cm"/>
      </text:list-level-style-number>
      <text:list-level-style-number text:level="10" style:num-suffix="." style:num-format="1">
        <style:list-level-properties text:space-before="4.502cm" text:min-label-width="0.499cm"/>
      </text:list-level-style-number>
    </text:list-style>
    <text:list-style style:name="WW8Num2">
      <text:list-level-style-bullet text:level="1" text:style-name="WW8Num2z0" style:num-suffix="." text:bullet-char="">
        <style:list-level-properties text:min-label-width="0.499cm"/>
        <style:text-properties style:font-name="Symbol"/>
      </text:list-level-style-bullet>
      <text:list-level-style-bullet text:level="2" text:style-name="WW8Num2z0" style:num-suffix="." text:bullet-char="">
        <style:list-level-properties text:space-before="0.501cm" text:min-label-width="0.499cm"/>
        <style:text-properties style:font-name="Symbol"/>
      </text:list-level-style-bullet>
      <text:list-level-style-bullet text:level="3" text:style-name="WW8Num2z0" style:num-suffix="." text:bullet-char="">
        <style:list-level-properties text:space-before="1cm" text:min-label-width="0.499cm"/>
        <style:text-properties style:font-name="Symbol"/>
      </text:list-level-style-bullet>
      <text:list-level-style-bullet text:level="4" text:style-name="WW8Num2z0" style:num-suffix="." text:bullet-char="">
        <style:list-level-properties text:space-before="1.501cm" text:min-label-width="0.499cm"/>
        <style:text-properties style:font-name="Symbol"/>
      </text:list-level-style-bullet>
      <text:list-level-style-bullet text:level="5" text:style-name="WW8Num2z0" style:num-suffix="." text:bullet-char="">
        <style:list-level-properties text:space-before="2cm" text:min-label-width="0.499cm"/>
        <style:text-properties style:font-name="Symbol"/>
      </text:list-level-style-bullet>
      <text:list-level-style-bullet text:level="6" text:style-name="WW8Num2z0" style:num-suffix="." text:bullet-char="">
        <style:list-level-properties text:space-before="2.501cm" text:min-label-width="0.499cm"/>
        <style:text-properties style:font-name="Symbol"/>
      </text:list-level-style-bullet>
      <text:list-level-style-bullet text:level="7" text:style-name="WW8Num2z0" style:num-suffix="." text:bullet-char="">
        <style:list-level-properties text:space-before="3.001cm" text:min-label-width="0.499cm"/>
        <style:text-properties style:font-name="Symbol"/>
      </text:list-level-style-bullet>
      <text:list-level-style-bullet text:level="8" text:style-name="WW8Num2z0" style:num-suffix="." text:bullet-char="">
        <style:list-level-properties text:space-before="3.502cm" text:min-label-width="0.499cm"/>
        <style:text-properties style:font-name="Symbol"/>
      </text:list-level-style-bullet>
      <text:list-level-style-bullet text:level="9" text:style-name="WW8Num2z0" style:num-suffix="." text:bullet-char="">
        <style:list-level-properties text:space-before="4.001cm" text:min-label-width="0.499cm"/>
        <style:text-properties style:font-name="Symbol"/>
      </text:list-level-style-bullet>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1.3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3cm"/>
      </text:list-level-style-number>
      <text:list-level-style-number text:level="4" style:num-format="">
        <style:list-level-properties text:min-label-width="1.3cm"/>
      </text:list-level-style-number>
      <text:list-level-style-number text:level="5" style:num-format="">
        <style:list-level-properties text:min-label-width="1.3cm"/>
      </text:list-level-style-number>
      <text:list-level-style-number text:level="6" style:num-format="">
        <style:list-level-properties text:min-label-width="1.3cm"/>
      </text:list-level-style-number>
      <text:list-level-style-number text:level="7" style:num-format="">
        <style:list-level-properties text:min-label-width="1.3cm"/>
      </text:list-level-style-number>
      <text:list-level-style-number text:level="8" style:num-format="">
        <style:list-level-properties text:min-label-width="1.3cm"/>
      </text:list-level-style-number>
      <text:list-level-style-number text:level="9" style:num-format="">
        <style:list-level-properties text:min-label-width="1.3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restart-on-page="true" text:offset="0.801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0.999cm" fo:page-height="29.699cm" style:num-format="1" style:print-orientation="portrait" fo:margin-top="2cm" fo:margin-bottom="3cm" fo:margin-left="2.499cm" fo:margin-right="2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4cm" fo:margin-left="0cm" fo:margin-right="0cm" fo:margin-top="0.441cm" style:dynamic-spacing="tru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499cm" fo:margin-right="2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94cm" fo:margin-left="0cm" fo:margin-right="0cm" fo:margin-bottom="0.441cm" style:dynamic-spacing="true"/>
      </style:header-style>
      <style:footer-style>
        <style:header-footer-properties fo:min-height="0.94cm" fo:margin-left="0cm" fo:margin-right="0cm" fo:margin-top="0.441cm" style:dynamic-spacing="true"/>
      </style:footer-style>
    </style:page-layout>
  </office:automatic-styles>
  <office:master-styles>
    <style:master-page style:name="Standard" style:page-layout-name="pm1">
      <style:footer>
        <text:p text:style-name="Footer">http://specs.openoffice.org/appwide/toolbars/Toolbar_content_spec.odt</text:p>
      </style:footer>
    </style:master-page>
    <style:master-page style:name="Endnote" style:page-layout-name="pm2"/>
    <style:master-page style:name="Convert_20_1" style:display-name="Convert 1" style:page-layout-name="pm3">
      <style:header>
        <text:p text:style-name="Header">Toolbar Content Specification</text:p>
      </style:header>
      <style:footer>
        <text:p text:style-name="P1"><text:page-number style:num-format="1" text:select-page="current">19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212$Build-9156</meta:generator>
    <meta:creation-date>2004-08-23T11:56:01</meta:creation-date>
    <dc:creator>Matthias Müller-Prove</dc:creator>
    <dc:date>2007-07-02T16:09:46</dc:date>
    <dc:language>de-DE</dc:language>
    <meta:editing-cycles>229</meta:editing-cycles>
    <meta:editing-duration>P9DT11H45M56S</meta:editing-duration>
    <meta:user-defined meta:name="Info 1"/>
    <meta:user-defined meta:name="Info 2"/>
    <meta:user-defined meta:name="Info 3"/>
    <meta:user-defined meta:name="Info 4"/>
    <meta:document-statistic meta:table-count="235" meta:image-count="0" meta:object-count="0" meta:page-count="198" meta:paragraph-count="11604" meta:word-count="28474" meta:character-count="181992"/>
  </office:meta>
</office:document-meta>
</file>